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Sheet1">
        <table:table-row>
          <table:table-cell table:style-name="pd1" office:value-type="string" office:string-value="id">
            <text:p>id</text:p>
          </table:table-cell>
          <table:table-cell table:style-name="pd1" office:value-type="string" office:string-value="numer">
            <text:p>numer</text:p>
          </table:table-cell>
          <table:table-cell table:style-name="pd1" office:value-type="string" office:string-value="tytul">
            <text:p>tytul</text:p>
          </table:table-cell>
          <table:table-cell table:style-name="pd1" office:value-type="string" office:string-value="status">
            <text:p>status</text:p>
          </table:table-cell>
          <table:table-cell table:style-name="pd1" office:value-type="string" office:string-value="data_rozpoczecia_uslugi">
            <text:p>data_rozpoczecia_uslugi</text:p>
          </table:table-cell>
          <table:table-cell table:style-name="pd1" office:value-type="string" office:string-value="data_zakonczenia_uslugi">
            <text:p>data_zakonczenia_uslugi</text:p>
          </table:table-cell>
          <table:table-cell table:style-name="pd1" office:value-type="string" office:string-value="data_zakonczenia_rekrutacji">
            <text:p>data_zakonczenia_rekrutacji</text:p>
          </table:table-cell>
          <table:table-cell table:style-name="pd1" office:value-type="string" office:string-value="id_kategorii_uslugi">
            <text:p>id_kategorii_uslugi</text:p>
          </table:table-cell>
          <table:table-cell table:style-name="pd1" office:value-type="string" office:string-value="id_podkategorii_uslugi">
            <text:p>id_podkategorii_uslugi</text:p>
          </table:table-cell>
          <table:table-cell table:style-name="pd1" office:value-type="string" office:string-value="id_rodzaju_uslugi">
            <text:p>id_rodzaju_uslugi</text:p>
          </table:table-cell>
          <table:table-cell table:style-name="pd1" office:value-type="string" office:string-value="id_podrodzaju_uslugi">
            <text:p>id_podrodzaju_uslugi</text:p>
          </table:table-cell>
          <table:table-cell table:style-name="pd1" office:value-type="string" office:string-value="id_formy_swiadczenia">
            <text:p>id_formy_swiadczenia</text:p>
          </table:table-cell>
          <table:table-cell table:style-name="pd1" office:value-type="string" office:string-value="id_kwalifikacji_kkz">
            <text:p>id_kwalifikacji_kkz</text:p>
          </table:table-cell>
          <table:table-cell table:style-name="pd1" office:value-type="string" office:string-value="id_kwalifikacji_zrk">
            <text:p>id_kwalifikacji_zrk</text:p>
          </table:table-cell>
          <table:table-cell table:style-name="pd1" office:value-type="string" office:string-value="cel_biznesowy">
            <text:p>cel_biznesowy</text:p>
          </table:table-cell>
          <table:table-cell table:style-name="pd1" office:value-type="string" office:string-value="cel_edukacyjny">
            <text:p>cel_edukacyjny</text:p>
          </table:table-cell>
          <table:table-cell table:style-name="pd1" office:value-type="string" office:string-value="efekt_uslugi">
            <text:p>efekt_uslugi</text:p>
          </table:table-cell>
          <table:table-cell table:style-name="pd1" office:value-type="string" office:string-value="efekty_uczenia_sie">
            <text:p>efekty_uczenia_sie</text:p>
          </table:table-cell>
          <table:table-cell table:style-name="pd1" office:value-type="string" office:string-value="program_uslugi">
            <text:p>program_uslugi</text:p>
          </table:table-cell>
          <table:table-cell table:style-name="pd1" office:value-type="string" office:string-value="grupa_docelowa">
            <text:p>grupa_docelowa</text:p>
          </table:table-cell>
          <table:table-cell table:style-name="pd1" office:value-type="string" office:string-value="warunki_uczestnictwa">
            <text:p>warunki_uczestnictwa</text:p>
          </table:table-cell>
          <table:table-cell table:style-name="pd1" office:value-type="string" office:string-value="warunki_techniczne">
            <text:p>warunki_techniczne</text:p>
          </table:table-cell>
          <table:table-cell table:style-name="pd1" office:value-type="string" office:string-value="informacje_dodatkowe">
            <text:p>informacje_dodatkowe</text:p>
          </table:table-cell>
          <table:table-cell table:style-name="pd1" office:value-type="string" office:string-value="cena_brutto_za_usluge">
            <text:p>cena_brutto_za_usluge</text:p>
          </table:table-cell>
          <table:table-cell table:style-name="pd1" office:value-type="string" office:string-value="cena_netto_za_usluge">
            <text:p>cena_netto_za_usluge</text:p>
          </table:table-cell>
          <table:table-cell table:style-name="pd1" office:value-type="string" office:string-value="cena_brutto_za_uczestnika">
            <text:p>cena_brutto_za_uczestnika</text:p>
          </table:table-cell>
          <table:table-cell table:style-name="pd1" office:value-type="string" office:string-value="cena_netto_za_uczestnika">
            <text:p>cena_netto_za_uczestnika</text:p>
          </table:table-cell>
          <table:table-cell table:style-name="pd1" office:value-type="string" office:string-value="cena_brutto_za_godzine">
            <text:p>cena_brutto_za_godzine</text:p>
          </table:table-cell>
          <table:table-cell table:style-name="pd1" office:value-type="string" office:string-value="cena_netto_za_godzine">
            <text:p>cena_netto_za_godzine</text:p>
          </table:table-cell>
          <table:table-cell table:style-name="pd1" office:value-type="string" office:string-value="czy_cena_dotyczy_calej_uslugi">
            <text:p>czy_cena_dotyczy_calej_uslugi</text:p>
          </table:table-cell>
          <table:table-cell table:style-name="pd1" office:value-type="string" office:string-value="liczba_godzin">
            <text:p>liczba_godzin</text:p>
          </table:table-cell>
          <table:table-cell table:style-name="pd1" office:value-type="string" office:string-value="minimalna_liczba_uczestnikow">
            <text:p>minimalna_liczba_uczestnikow</text:p>
          </table:table-cell>
          <table:table-cell table:style-name="pd1" office:value-type="string" office:string-value="maksymalna_liczba_uczestnikow">
            <text:p>maksymalna_liczba_uczestnikow</text:p>
          </table:table-cell>
          <table:table-cell table:style-name="pd1" office:value-type="string" office:string-value="adres">
            <text:p>adres</text:p>
          </table:table-cell>
          <table:table-cell table:style-name="pd1" office:value-type="string" office:string-value="dostawca_uslug">
            <text:p>dostawca_uslug</text:p>
          </table:table-cell>
          <table:table-cell table:style-name="pd1" office:value-type="string" office:string-value="osoba_kontaktowa">
            <text:p>osoba_kontaktowa</text:p>
          </table:table-cell>
          <table:table-cell table:style-name="pd1" office:value-type="string" office:string-value="ocena">
            <text:p>ocena</text:p>
          </table:table-cell>
          <table:table-cell table:style-name="pd1" office:value-type="string" office:string-value="lista_projektow">
            <text:p>lista_projektow</text:p>
          </table:table-cell>
          <table:table-cell table:style-name="pd1" office:value-type="string" office:string-value="warunki_logistyczne">
            <text:p>warunki_logistyczne</text:p>
          </table:table-cell>
          <table:table-cell table:style-name="pd1" office:value-type="string" office:string-value="formy_dofinansowania">
            <text:p>formy_dofinansowania</text:p>
          </table:table-cell>
          <table:table-cell table:style-name="pd1" office:value-type="string" office:string-value="kwalifikacje_kuz">
            <text:p>kwalifikacje_kuz</text:p>
          </table:table-cell>
          <table:table-cell table:style-name="pd1" office:value-type="string" office:string-value="inne_kwalifikacje">
            <text:p>inne_kwalifikacje</text:p>
          </table:table-cell>
          <table:table-cell table:style-name="pd1" office:value-type="string" office:string-value="raw_data">
            <text:p>raw_data</text:p>
          </table:table-cell>
          <table:table-cell table:style-name="pd1" office:value-type="string" office:string-value="scraped_at">
            <text:p>scraped_at</text:p>
          </table:table-cell>
          <table:table-cell table:style-name="pd1" office:value-type="string" office:string-value="updated_at">
            <text:p>updated_at</text:p>
          </table:table-cell>
        </table:table-row>
        <table:table-row>
          <table:table-cell office:value-type="float" office:value="22634">
            <text:p>22634</text:p>
          </table:table-cell>
          <table:table-cell office:value-type="string" office:string-value="2016/11/02/9332/22634">
            <text:p>2016/11/02/9332/22634</text:p>
          </table:table-cell>
          <table:table-cell office:value-type="string" office:string-value="Controlling personalny">
            <text:p>Controlling personalny</text:p>
          </table:table-cell>
          <table:table-cell office:value-type="string" office:string-value="ZREALIZOWANA">
            <text:p>ZREALIZOWANA</text:p>
          </table:table-cell>
          <table:table-cell office:value-type="string" office:string-value="2017-01-23 00:00:00">
            <text:p>2017-01-23 00:00:00</text:p>
          </table:table-cell>
          <table:table-cell office:value-type="string" office:string-value="2017-01-24 00:00:00">
            <text:p>2017-01-24 00:00:00</text:p>
          </table:table-cell>
          <table:table-cell office:value-type="string" office:string-value="2017-01-16 00:00:00">
            <text:p>2017-01-16 00:00:00</text:p>
          </table:table-cell>
          <table:table-cell office:value-type="float" office:value="469">
            <text:p>469</text:p>
          </table:table-cell>
          <table:table-cell office:value-type="float" office:value="471">
            <text:p>471</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ma na celu dostarczenie wiedzy oraz praktycznych umiejętności dotyczących wdrażania strategii personalnej oraz monitorowania procesów efektywnego Zarządzania Zasobami Ludzkimi.&#10;&#10;Rozwój wiedzy&#10;• Strategia firmy, kultura organizacyjna firmy a strategia personalna,.&#10;• BSC (Strategiczna Karta Wyników).&#10;• Model kompetencyjny.&#10;• Wskaźniki kapitału ludzkiego.&#10;Doskonalenie praktycznych umiejętności&#10;• Umiejętność dostosowania strategii personalnej do strategii firmy.&#10;• Tworzenie modeli kompetencyjnych zgodnych ze strategią i specyfiką firmy.&#10;• Tworzenie procesów HR zgodnych ze strategią personalną.&#10;• Dobór wskaźników do mierzenia i monitorowania procesów ZZL.&#10;• Tworzenie arkuszy oceny pracowniczej.&#10;Rozwój świadomości i budowanie postaw&#10;• Rola działań HR a realizacja strategii firmy.&#10;• Wartość kapitału ludzkiego dla organizacji.">
            <text:p>Szkolenie ma na celu dostarczenie wiedzy oraz praktycznych umiejętności dotyczących wdrażania strategii personalnej oraz monitorowania procesów efektywnego Zarządzania Zasobami Ludzkimi.

Rozwój wiedzy
•	Strategia firmy, kultura organizacyjna firmy a strategia personalna,.
•	BSC (Strategiczna Karta Wyników).
•	Model kompetencyjny.
•	Wskaźniki kapitału ludzkiego.
Doskonalenie praktycznych umiejętności
•	Umiejętność dostosowania strategii personalnej do strategii firmy.
•	Tworzenie modeli kompetencyjnych zgodnych ze strategią i specyfiką firmy.
•	Tworzenie procesów HR zgodnych ze strategią personalną.
•	Dobór wskaźników do mierzenia i monitorowania procesów ZZL.
•	Tworzenie arkuszy oceny pracowniczej.
Rozwój świadomości i budowanie postaw
•	Rola działań HR a realizacja strategii firmy.
•	Wartość kapitału ludzkiego dla organizacji.</text:p>
          </table:table-cell>
          <table:table-cell office:value-type="string" office:string-value="">
            <text:p/>
          </table:table-cell>
          <table:table-cell office:value-type="string" office:string-value="">
            <text:p/>
          </table:table-cell>
          <table:table-cell office:value-type="string" office:string-value="&lt;table style=&quot;width:636px;&quot;&gt;&lt;tbody&gt;&lt;tr&gt;&lt;td style=&quot;width:244px;&quot;&gt;&#10;   &lt;p&gt;&lt;strong&gt;Rozpoczęcie szkolenia.&lt;/strong&gt;&lt;/p&gt;&#10;&#10;   &lt;p&gt; &lt;/p&gt;&#10;   &lt;/td&gt;&#10;   &lt;td style=&quot;width:392px;&quot;&gt;&#10;   &lt;p&gt;Przedstawienie się trenera i uczestników.&lt;/p&gt;&#10;&#10;   &lt;p&gt;Przedstawienie celów i agendy szkolenia.&lt;/p&gt;&#10;&#10;   &lt;p&gt;Przyjęcie zasad aktywnego uczestnictwa w szkoleniu.&lt;/p&gt;&#10;   &lt;/td&gt;&#10;  &lt;/tr&gt;&lt;tr&gt;&lt;td style=&quot;width:244px;&quot;&gt;&#10;   &lt;p&gt;&lt;strong&gt;Strategia firmy, badanie kultury organizacyjnej.&lt;/strong&gt;&lt;/p&gt;&#10;   &lt;/td&gt;&#10;   &lt;td style=&quot;width:392px;&quot;&gt;&#10;   &lt;p&gt;Czym jest strategia firmy, jak wpływa na codzienne funkcjonowanie i pracę? Ćwiczenie – badanie kultury organizacyjnej – uczestnicy wybierają, które wartości i zasady są najważniejsze dla ich firmy pod kątem realizacji strategii.&lt;/p&gt;&#10;   &lt;/td&gt;&#10;  &lt;/tr&gt;&lt;tr&gt;&lt;td style=&quot;width:244px;&quot;&gt;&#10;   &lt;p&gt;&lt;strong&gt;Rola kapitału ludzkiego w realizacji strategii.&lt;/strong&gt;&lt;/p&gt;&#10;   &lt;/td&gt;&#10;   &lt;td style=&quot;width:392px;&quot;&gt;&#10;   &lt;p&gt;Jaka jest rola kapitału ludzkiego w realizacji strategii firmy? Czego będziemy oczekiwać od pracowników? Ćwiczenie - jakie kompetencje będą spójne ze strategią i kulturą organizacyjną firmy?&lt;/p&gt;&#10;   &lt;/td&gt;&#10;  &lt;/tr&gt;&lt;tr&gt;&lt;td style=&quot;width:244px;&quot;&gt;&#10;   &lt;p&gt;&lt;strong&gt;Model kompetencyjny w firmie.&lt;/strong&gt;&lt;/p&gt;&#10;   &lt;/td&gt;&#10;   &lt;td style=&quot;width:392px;&quot;&gt;&#10;   &lt;p&gt;Jakie korzyści daje stworzenie modelu kompetencji? Rodzaje kompetencji:&lt;/p&gt;&#10;&#10;   &lt;p&gt;- ogólnofirmowe&lt;/p&gt;&#10;&#10;   &lt;p&gt;- menedżerskie&lt;/p&gt;&#10;&#10;   &lt;p&gt;- stanowiskowe&lt;/p&gt;&#10;&#10;   &lt;p&gt;Jak oceniać kompetencje? Jak je rozwijać?&lt;/p&gt;&#10;   &lt;/td&gt;&#10;  &lt;/tr&gt;&lt;tr&gt;&lt;td style=&quot;width:244px;&quot;&gt;&#10;   &lt;p&gt;&lt;strong&gt;Jak tworzyć strategię personalną firmy? Koncepcja BSC.&lt;/strong&gt;&lt;/p&gt;&#10;   &lt;/td&gt;&#10;   &lt;td style=&quot;width:392px;&quot;&gt;&#10;   &lt;p&gt;Czym jest strategia personalna? Jak tworzyć polityką personalną zgodną ze strategią BSC – Zrównoważoną Kartą Wyników? Rola działań HR a strategia personalna. Wskaźniki efektywności działań HR w firmie.&lt;/p&gt;&#10;   &lt;/td&gt;&#10;  &lt;/tr&gt;&lt;tr&gt;&lt;td style=&quot;width:244px;&quot;&gt;&#10;   &lt;p&gt;&lt;strong&gt;Mapa strategii wg BSC w mojej firmie – ćwiczenie.&lt;/strong&gt;&lt;/p&gt;&#10;   &lt;/td&gt;&#10;   &lt;td style=&quot;width:392px;&quot;&gt;&#10;   &lt;p&gt;Uczestnicy na podstawie zdobytej wiedzy ustalają mapę strategii zgodną ze Zrównoważoną Kartą Wyników dla swojej firmy.&lt;/p&gt;&#10;   &lt;/td&gt;&#10;  &lt;/tr&gt;&lt;tr&gt;&lt;td style=&quot;width:244px;&quot;&gt;&#10;   &lt;p&gt;&lt;strong&gt;Jak monitorować procesy ZZL? Wybrane wskaźniki.&lt;/strong&gt;&lt;/p&gt;&#10;   &lt;/td&gt;&#10;   &lt;td style=&quot;width:392px;&quot;&gt;&#10;   &lt;p&gt;Rola wskaźników w monitorowaniu procesów ZZL. Omówienie wybranych wskaźników, m.in:&lt;/p&gt;&#10;&#10;   &lt;p&gt;- Stopa zwrotu z inwestycji w kapitał ludzki HCROI&lt;/p&gt;&#10;&#10;   &lt;p&gt;- Wskaźniki rekrutacji i selekcji&lt;/p&gt;&#10;&#10;   &lt;p&gt;- Wskaźniki szkolenia i rozwoju&lt;/p&gt;&#10;&#10;   &lt;p&gt;- Wskaźniki motywacji&lt;/p&gt;&#10;&#10;   &lt;p&gt;- Wskaźniki popytu i podaży pracowników&lt;/p&gt;&#10;&#10;   &lt;p&gt; Ćwiczenie – jak wskaźniki przekładają się na strategię firmy.&lt;/p&gt;&#10;   &lt;/td&gt;&#10;  &lt;/tr&gt;&lt;tr&gt;&lt;td style=&quot;width:244px;&quot;&gt;&#10;   &lt;p&gt;&lt;strong&gt;System ocen pracowniczych.&lt;/strong&gt;&lt;/p&gt;&#10;   &lt;/td&gt;&#10;   &lt;td style=&quot;width:392px;&quot;&gt;&#10;   &lt;p&gt;Jaki jest cel wprowadzania systemu ocen pracowniczych. Proces oceny pracowniczej – rola pracownika i menedżera. Jak dostosować system ocen do specyfiki firmy. Co mogą dać nam wyniki systemu ocen?&lt;/p&gt;&#10;   &lt;/td&gt;&#10;  &lt;/tr&gt;&lt;tr&gt;&lt;td style=&quot;width:244px;&quot;&gt;&#10;   &lt;p&gt;&lt;strong&gt;Jak badać opinię pracowniczą?&lt;/strong&gt;&lt;/p&gt;&#10;   &lt;/td&gt;&#10;   &lt;td style=&quot;width:392px;&quot;&gt;&#10;   &lt;p&gt;Cel i zasady opinii pracowniczej. Jakie pytania moglibyśmy zadać naszym pracownikom?&lt;/p&gt;&#10;   &lt;/td&gt;&#10;  &lt;/tr&gt;&lt;tr&gt;&lt;td style=&quot;width:244px;&quot;&gt;&#10;   &lt;p&gt;&lt;strong&gt;Zakończenie szkolenia.&lt;/strong&gt;&lt;/p&gt;&#10;   &lt;/td&gt;&#10;   &lt;td style=&quot;width:392px;&quot;&gt;&#10;   &lt;p&gt;Podsumowanie szkolenia.&lt;/p&gt;&#10;&#10;   &lt;p&gt;Wytyczenie obszarów do pracy po szkoleniu.&lt;/p&gt;&#10;&#10;   &lt;p&gt;Informacje zwrotne od uczestników oraz ankieta oceniająca szkolenie.&lt;/p&gt;&#10;&#10;   &lt;p&gt;Rozdanie certyfikatów dla uczestników.&lt;/p&gt;&#10;   &lt;/td&gt;&#10;  &lt;/tr&gt;&lt;/tbody&gt;&lt;/table&gt;">
            <text:p>&lt;table style="width:636px;"&gt;&lt;tbody&gt;&lt;tr&gt;&lt;td style="width:244px;"&gt;
			&lt;p&gt;&lt;strong&gt;Rozpoczęcie szkolenia.&lt;/strong&gt;&lt;/p&gt;

			&lt;p&gt; &lt;/p&gt;
			&lt;/td&gt;
			&lt;td style="width:392px;"&gt;
			&lt;p&gt;Przedstawienie się trenera i uczestników.&lt;/p&gt;

			&lt;p&gt;Przedstawienie celów i agendy szkolenia.&lt;/p&gt;

			&lt;p&gt;Przyjęcie zasad aktywnego uczestnictwa w szkoleniu.&lt;/p&gt;
			&lt;/td&gt;
		&lt;/tr&gt;&lt;tr&gt;&lt;td style="width:244px;"&gt;
			&lt;p&gt;&lt;strong&gt;Strategia firmy, badanie kultury organizacyjnej.&lt;/strong&gt;&lt;/p&gt;
			&lt;/td&gt;
			&lt;td style="width:392px;"&gt;
			&lt;p&gt;Czym jest strategia firmy, jak wpływa na codzienne funkcjonowanie i pracę? Ćwiczenie – badanie kultury organizacyjnej – uczestnicy wybierają, które wartości i zasady są najważniejsze dla ich firmy pod kątem realizacji strategii.&lt;/p&gt;
			&lt;/td&gt;
		&lt;/tr&gt;&lt;tr&gt;&lt;td style="width:244px;"&gt;
			&lt;p&gt;&lt;strong&gt;Rola kapitału ludzkiego w realizacji strategii.&lt;/strong&gt;&lt;/p&gt;
			&lt;/td&gt;
			&lt;td style="width:392px;"&gt;
			&lt;p&gt;Jaka jest rola kapitału ludzkiego w realizacji strategii firmy? Czego będziemy oczekiwać od pracowników? Ćwiczenie - jakie kompetencje będą spójne ze strategią i kulturą organizacyjną firmy?&lt;/p&gt;
			&lt;/td&gt;
		&lt;/tr&gt;&lt;tr&gt;&lt;td style="width:244px;"&gt;
			&lt;p&gt;&lt;strong&gt;Model kompetencyjny w firmie.&lt;/strong&gt;&lt;/p&gt;
			&lt;/td&gt;
			&lt;td style="width:392px;"&gt;
			&lt;p&gt;Jakie korzyści daje stworzenie modelu kompetencji? Rodzaje kompetencji:&lt;/p&gt;

			&lt;p&gt;- ogólnofirmowe&lt;/p&gt;

			&lt;p&gt;- menedżerskie&lt;/p&gt;

			&lt;p&gt;- stanowiskowe&lt;/p&gt;

			&lt;p&gt;Jak oceniać kompetencje? Jak je rozwijać?&lt;/p&gt;
			&lt;/td&gt;
		&lt;/tr&gt;&lt;tr&gt;&lt;td style="width:244px;"&gt;
			&lt;p&gt;&lt;strong&gt;Jak tworzyć strategię personalną firmy? Koncepcja BSC.&lt;/strong&gt;&lt;/p&gt;
			&lt;/td&gt;
			&lt;td style="width:392px;"&gt;
			&lt;p&gt;Czym jest strategia personalna? Jak tworzyć polityką personalną zgodną ze strategią BSC – Zrównoważoną Kartą Wyników? Rola działań HR a strategia personalna. Wskaźniki efektywności działań HR w firmie.&lt;/p&gt;
			&lt;/td&gt;
		&lt;/tr&gt;&lt;tr&gt;&lt;td style="width:244px;"&gt;
			&lt;p&gt;&lt;strong&gt;Mapa strategii wg BSC w mojej firmie – ćwiczenie.&lt;/strong&gt;&lt;/p&gt;
			&lt;/td&gt;
			&lt;td style="width:392px;"&gt;
			&lt;p&gt;Uczestnicy na podstawie zdobytej wiedzy ustalają mapę strategii zgodną ze Zrównoważoną Kartą Wyników dla swojej firmy.&lt;/p&gt;
			&lt;/td&gt;
		&lt;/tr&gt;&lt;tr&gt;&lt;td style="width:244px;"&gt;
			&lt;p&gt;&lt;strong&gt;Jak monitorować procesy ZZL? Wybrane wskaźniki.&lt;/strong&gt;&lt;/p&gt;
			&lt;/td&gt;
			&lt;td style="width:392px;"&gt;
			&lt;p&gt;Rola wskaźników w monitorowaniu procesów ZZL. Omówienie wybranych wskaźników, m.in:&lt;/p&gt;

			&lt;p&gt;- Stopa zwrotu z inwestycji w kapitał ludzki HCROI&lt;/p&gt;

			&lt;p&gt;- Wskaźniki rekrutacji i selekcji&lt;/p&gt;

			&lt;p&gt;- Wskaźniki szkolenia i rozwoju&lt;/p&gt;

			&lt;p&gt;- Wskaźniki motywacji&lt;/p&gt;

			&lt;p&gt;- Wskaźniki popytu i podaży pracowników&lt;/p&gt;

			&lt;p&gt; Ćwiczenie – jak wskaźniki przekładają się na strategię firmy.&lt;/p&gt;
			&lt;/td&gt;
		&lt;/tr&gt;&lt;tr&gt;&lt;td style="width:244px;"&gt;
			&lt;p&gt;&lt;strong&gt;System ocen pracowniczych.&lt;/strong&gt;&lt;/p&gt;
			&lt;/td&gt;
			&lt;td style="width:392px;"&gt;
			&lt;p&gt;Jaki jest cel wprowadzania systemu ocen pracowniczych. Proces oceny pracowniczej – rola pracownika i menedżera. Jak dostosować system ocen do specyfiki firmy. Co mogą dać nam wyniki systemu ocen?&lt;/p&gt;
			&lt;/td&gt;
		&lt;/tr&gt;&lt;tr&gt;&lt;td style="width:244px;"&gt;
			&lt;p&gt;&lt;strong&gt;Jak badać opinię pracowniczą?&lt;/strong&gt;&lt;/p&gt;
			&lt;/td&gt;
			&lt;td style="width:392px;"&gt;
			&lt;p&gt;Cel i zasady opinii pracowniczej. Jakie pytania moglibyśmy zadać naszym pracownikom?&lt;/p&gt;
			&lt;/td&gt;
		&lt;/tr&gt;&lt;tr&gt;&lt;td style="width:244px;"&gt;
			&lt;p&gt;&lt;strong&gt;Zakończenie szkolenia.&lt;/strong&gt;&lt;/p&gt;
			&lt;/td&gt;
			&lt;td style="width:392px;"&gt;
			&lt;p&gt;Podsumowanie szkolenia.&lt;/p&gt;

			&lt;p&gt;Wytyczenie obszarów do pracy po szkoleniu.&lt;/p&gt;

			&lt;p&gt;Informacje zwrotne od uczestników oraz ankieta oceniająca szkolenie.&lt;/p&gt;

			&lt;p&gt;Rozdanie certyfikatów dla uczestników.&lt;/p&gt;
			&lt;/td&gt;
		&lt;/tr&gt;&lt;/tbody&gt;&lt;/table&gt;</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Certyfikat ukończenia szkolenia">
            <text:p>Certyfikat ukończenia szkolenia</text:p>
          </table:table-cell>
          <table:table-cell office:value-type="string" office:string-value="">
            <text:p/>
          </table:table-cell>
          <table:table-cell office:value-type="string" office:string-value="">
            <text:p/>
          </table:table-cell>
          <table:table-cell office:value-type="float" office:value="204600.0">
            <text:p>204600.0</text:p>
          </table:table-cell>
          <table:table-cell office:value-type="float" office:value="200000.0">
            <text:p>200000.0</text:p>
          </table:table-cell>
          <table:table-cell office:value-type="float" office:value="12787">
            <text:p>12787</text:p>
          </table:table-cell>
          <table:table-cell office:value-type="float" office:value="12500">
            <text:p>12500</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5.0">
            <text:p>15.0</text:p>
          </table:table-cell>
          <table:table-cell office:value-type="string" office:string-value="{&quot;idKraju&quot;: 209, &quot;idUlicy&quot;: null, &quot;telefon&quot;: null, &quot;nazwaKraju&quot;: &quot;Polska&quot;, &quot;nazwaUlicy&quot;: null, &quot;kodPocztowy&quot;: null, &quot;numerLokalu&quot;: null, &quot;numerBudynku&quot;: null, &quot;idWojewodztwa&quot;: 5, &quot;idMiejscowosci&quot;: 43510, &quot;nazwaWojewodztwa&quot;: &quot;łódzkie&quot;, &quot;nazwaMiejscowosci&quot;: &quot;Łódź&quot;, &quot;dlugoscGeograficzna&quot;: null, &quot;szerokoscGeograficzna&quot;: null}">
            <text:p>{"idKraju": 209, "idUlicy": null, "telefon": null, "nazwaKraju": "Polska", "nazwaUlicy": null, "kodPocztowy": null, "numerLokalu": null, "numerBudynku": null, "idWojewodztwa": 5, "idMiejscowosci": 43510, "nazwaWojewodztwa": "łódzkie", "nazwaMiejscowosci": "Łódź", "dlugoscGeograficzna": null, "szerokoscGeograficzna": null}</text:p>
          </table:table-cell>
          <table:table-cell office:value-type="string" office:string-value="{&quot;id&quot;: 9332, &quot;logo&quot;: {&quot;url&quot;: &quot;https://uslugirozwojowe.parp.gov.pl/api/file/preview?token=%242a%2406%24wCgDHldGtXDRn6ulKbbvA.&quot;, &quot;nazwa&quot;: &quot;spectrum_RGBnet.jpg&quot;, &quot;rozszerzenie&quot;: null}, &quot;nazwa&quot;: &quot;Spectrum Consulting Anna Dytko&quot;}">
            <text:p>{"id": 9332, "logo": {"url": "https://uslugirozwojowe.parp.gov.pl/api/file/preview?token=%242a%2406%24wCgDHldGtXDRn6ulKbbvA.", "nazwa": "spectrum_RGBnet.jpg", "rozszerzenie": null}, "nazwa": "Spectrum Consulting Anna Dytko"}</text:p>
          </table:table-cell>
          <table:table-cell office:value-type="string" office:string-value="{&quot;email&quot;: &quot;m.bakonyi@spectrumc.com.pl&quot;, &quot;telefon&quot;: &quot;+48 533752988&quot;, &quot;zdjecie&quot;: null, &quot;imieNazwisko&quot;: &quot;Maciej Bakonyi&quot;}">
            <text:p>{"email": "m.bakonyi@spectrumc.com.pl", "telefon": "+48 533752988", "zdjecie": null, "imieNazwisko": "Maciej Bakonyi"}</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34, &quot;adres&quot;: {&quot;idKraju&quot;: 209, &quot;idUlicy&quot;: null, &quot;telefon&quot;: null, &quot;nazwaKraju&quot;: &quot;Polska&quot;, &quot;nazwaUlicy&quot;: null, &quot;kodPocztowy&quot;: null, &quot;numerLokalu&quot;: null, &quot;numerBudynku&quot;: null, &quot;idWojewodztwa&quot;: 5, &quot;idMiejscowosci&quot;: 43510, &quot;nazwaWojewodztwa&quot;: &quot;łódzkie&quot;, &quot;nazwaMiejscowosci&quot;: &quot;Łódź&quot;, &quot;dlugoscGeograficzna&quot;: null, &quot;szerokoscGeograficzna&quot;: null}, &quot;numer&quot;: &quot;2016/11/02/9332/22634&quot;, &quot;ocena&quot;: {&quot;liczbaOcen&quot;: 0, &quot;sredniaZOcen&quot;: 0.0}, &quot;tytul&quot;: &quot;Controlling personalny&quot;, &quot;status&quot;: &quot;ZREALIZOWANA&quot;, &quot;efektUslugi&quot;: null, &quot;celBiznesowy&quot;: null, &quot;liczbaGodzin&quot;: 16, &quot;celEdukacyjny&quot;: &quot;Szkolenie ma na celu dostarczenie wiedzy oraz praktycznych umiejętności dotyczących wdrażania strategii personalnej oraz monitorowania procesów efektywnego Zarządzania Zasobami Ludzkimi.\n\nRozwój wiedzy\n•\tStrategia firmy, kultura organizacyjna firmy a strategia personalna,.\n•\tBSC (Strategiczna Karta Wyników).\n•\tModel kompetencyjny.\n•\tWskaźniki kapitału ludzkiego.\nDoskonalenie praktycznych umiejętności\n•\tUmiejętność dostosowania strategii personalnej do strategii firmy.\n•\tTworzenie modeli kompetencyjnych zgodnych ze strategią i specyfiką firmy.\n•\tTworzenie procesów HR zgodnych ze strategią personalną.\n•\tDobór wskaźników do mierzenia i monitorowania procesów ZZL.\n•\tTworzenie arkuszy oceny pracowniczej.\nRozwój świadomości i budowanie postaw\n•\tRola działań HR a realizacja strategii firmy.\n•\tWartość kapitału ludzkiego dla organizacji.&quot;, &quot;dostawcaUslug&quot;: {&quot;id&quot;: 9332, &quot;logo&quot;: {&quot;url&quot;: &quot;https://uslugirozwojowe.parp.gov.pl/api/file/preview?token=%242a%2406%24wCgDHldGtXDRn6ulKbbvA.&quot;, &quot;nazwa&quot;: &quot;spectrum_RGBnet.jpg&quot;, &quot;rozszerzenie&quot;: null}, &quot;nazwa&quot;: &quot;Spectrum Consulting Anna Dytko&quot;}, &quot;grupaDocelowa&quot;: null, &quot;kodyDostepowe&quot;: null, &quot;programUslugi&quot;: &quot;&lt;table style=\&quot;width:636px;\&quot;&gt;&lt;tbody&gt;&lt;tr&gt;&lt;td style=\&quot;width:244px;\&quot;&gt;\n\t\t\t&lt;p&gt;&lt;strong&gt;Rozpoczęcie szkolenia.&lt;/strong&gt;&lt;/p&gt;\n\n\t\t\t&lt;p&gt; &lt;/p&gt;\n\t\t\t&lt;/td&gt;\n\t\t\t&lt;td style=\&quot;width:392px;\&quot;&gt;\n\t\t\t&lt;p&gt;Przedstawienie się trenera i uczestników.&lt;/p&gt;\n\n\t\t\t&lt;p&gt;Przedstawienie celów i agendy szkolenia.&lt;/p&gt;\n\n\t\t\t&lt;p&gt;Przyjęcie zasad aktywnego uczestnictwa w szkoleniu.&lt;/p&gt;\n\t\t\t&lt;/td&gt;\n\t\t&lt;/tr&gt;&lt;tr&gt;&lt;td style=\&quot;width:244px;\&quot;&gt;\n\t\t\t&lt;p&gt;&lt;strong&gt;Strategia firmy, badanie kultury organizacyjnej.&lt;/strong&gt;&lt;/p&gt;\n\t\t\t&lt;/td&gt;\n\t\t\t&lt;td style=\&quot;width:392px;\&quot;&gt;\n\t\t\t&lt;p&gt;Czym jest strategia firmy, jak wpływa na codzienne funkcjonowanie i pracę? Ćwiczenie – badanie kultury organizacyjnej – uczestnicy wybierają, które wartości i zasady są najważniejsze dla ich firmy pod kątem realizacji strategii.&lt;/p&gt;\n\t\t\t&lt;/td&gt;\n\t\t&lt;/tr&gt;&lt;tr&gt;&lt;td style=\&quot;width:244px;\&quot;&gt;\n\t\t\t&lt;p&gt;&lt;strong&gt;Rola kapitału ludzkiego w realizacji strategii.&lt;/strong&gt;&lt;/p&gt;\n\t\t\t&lt;/td&gt;\n\t\t\t&lt;td style=\&quot;width:392px;\&quot;&gt;\n\t\t\t&lt;p&gt;Jaka jest rola kapitału ludzkiego w realizacji strategii firmy? Czego będziemy oczekiwać od pracowników? Ćwiczenie - jakie kompetencje będą spójne ze strategią i kulturą organizacyjną firmy?&lt;/p&gt;\n\t\t\t&lt;/td&gt;\n\t\t&lt;/tr&gt;&lt;tr&gt;&lt;td style=\&quot;width:244px;\&quot;&gt;\n\t\t\t&lt;p&gt;&lt;strong&gt;Model kompetencyjny w firmie.&lt;/strong&gt;&lt;/p&gt;\n\t\t\t&lt;/td&gt;\n\t\t\t&lt;td style=\&quot;width:392px;\&quot;&gt;\n\t\t\t&lt;p&gt;Jakie korzyści daje stworzenie modelu kompetencji? Rodzaje kompetencji:&lt;/p&gt;\n\n\t\t\t&lt;p&gt;- ogólnofirmowe&lt;/p&gt;\n\n\t\t\t&lt;p&gt;- menedżerskie&lt;/p&gt;\n\n\t\t\t&lt;p&gt;- stanowiskowe&lt;/p&gt;\n\n\t\t\t&lt;p&gt;Jak oceniać kompetencje? Jak je rozwijać?&lt;/p&gt;\n\t\t\t&lt;/td&gt;\n\t\t&lt;/tr&gt;&lt;tr&gt;&lt;td style=\&quot;width:244px;\&quot;&gt;\n\t\t\t&lt;p&gt;&lt;strong&gt;Jak tworzyć strategię personalną firmy? Koncepcja BSC.&lt;/strong&gt;&lt;/p&gt;\n\t\t\t&lt;/td&gt;\n\t\t\t&lt;td style=\&quot;width:392px;\&quot;&gt;\n\t\t\t&lt;p&gt;Czym jest strategia personalna? Jak tworzyć polityką personalną zgodną ze strategią BSC – Zrównoważoną Kartą Wyników? Rola działań HR a strategia personalna. Wskaźniki efektywności działań HR w firmie.&lt;/p&gt;\n\t\t\t&lt;/td&gt;\n\t\t&lt;/tr&gt;&lt;tr&gt;&lt;td style=\&quot;width:244px;\&quot;&gt;\n\t\t\t&lt;p&gt;&lt;strong&gt;Mapa strategii wg BSC w mojej firmie – ćwiczenie.&lt;/strong&gt;&lt;/p&gt;\n\t\t\t&lt;/td&gt;\n\t\t\t&lt;td style=\&quot;width:392px;\&quot;&gt;\n\t\t\t&lt;p&gt;Uczestnicy na podstawie zdobytej wiedzy ustalają mapę strategii zgodną ze Zrównoważoną Kartą Wyników dla swojej firmy.&lt;/p&gt;\n\t\t\t&lt;/td&gt;\n\t\t&lt;/tr&gt;&lt;tr&gt;&lt;td style=\&quot;width:244px;\&quot;&gt;\n\t\t\t&lt;p&gt;&lt;strong&gt;Jak monitorować procesy ZZL? Wybrane wskaźniki.&lt;/strong&gt;&lt;/p&gt;\n\t\t\t&lt;/td&gt;\n\t\t\t&lt;td style=\&quot;width:392px;\&quot;&gt;\n\t\t\t&lt;p&gt;Rola wskaźników w monitorowaniu procesów ZZL. Omówienie wybranych wskaźników, m.in:&lt;/p&gt;\n\n\t\t\t&lt;p&gt;- Stopa zwrotu z inwestycji w kapitał ludzki HCROI&lt;/p&gt;\n\n\t\t\t&lt;p&gt;- Wskaźniki rekrutacji i selekcji&lt;/p&gt;\n\n\t\t\t&lt;p&gt;- Wskaźniki szkolenia i rozwoju&lt;/p&gt;\n\n\t\t\t&lt;p&gt;- Wskaźniki motywacji&lt;/p&gt;\n\n\t\t\t&lt;p&gt;- Wskaźniki popytu i podaży pracowników&lt;/p&gt;\n\n\t\t\t&lt;p&gt; Ćwiczenie – jak wskaźniki przekładają się na strategię firmy.&lt;/p&gt;\n\t\t\t&lt;/td&gt;\n\t\t&lt;/tr&gt;&lt;tr&gt;&lt;td style=\&quot;width:244px;\&quot;&gt;\n\t\t\t&lt;p&gt;&lt;strong&gt;System ocen pracowniczych.&lt;/strong&gt;&lt;/p&gt;\n\t\t\t&lt;/td&gt;\n\t\t\t&lt;td style=\&quot;width:392px;\&quot;&gt;\n\t\t\t&lt;p&gt;Jaki jest cel wprowadzania systemu ocen pracowniczych. Proces oceny pracowniczej – rola pracownika i menedżera. Jak dostosować system ocen do specyfiki firmy. Co mogą dać nam wyniki systemu ocen?&lt;/p&gt;\n\t\t\t&lt;/td&gt;\n\t\t&lt;/tr&gt;&lt;tr&gt;&lt;td style=\&quot;width:244px;\&quot;&gt;\n\t\t\t&lt;p&gt;&lt;strong&gt;Jak badać opinię pracowniczą?&lt;/strong&gt;&lt;/p&gt;\n\t\t\t&lt;/td&gt;\n\t\t\t&lt;td style=\&quot;width:392px;\&quot;&gt;\n\t\t\t&lt;p&gt;Cel i zasady opinii pracowniczej. Jakie pytania moglibyśmy zadać naszym pracownikom?&lt;/p&gt;\n\t\t\t&lt;/td&gt;\n\t\t&lt;/tr&gt;&lt;tr&gt;&lt;td style=\&quot;width:244px;\&quot;&gt;\n\t\t\t&lt;p&gt;&lt;strong&gt;Zakończenie szkolenia.&lt;/strong&gt;&lt;/p&gt;\n\t\t\t&lt;/td&gt;\n\t\t\t&lt;td style=\&quot;width:392px;\&quot;&gt;\n\t\t\t&lt;p&gt;Podsumowanie szkolenia.&lt;/p&gt;\n\n\t\t\t&lt;p&gt;Wytyczenie obszarów do pracy po szkoleniu.&lt;/p&gt;\n\n\t\t\t&lt;p&gt;Informacje zwrotne od uczestników oraz ankieta oceniająca szkolenie.&lt;/p&gt;\n\n\t\t\t&lt;p&gt;Rozdanie certyfikatów dla uczestników.&lt;/p&gt;\n\t\t\t&lt;/td&gt;\n\t\t&lt;/tr&gt;&lt;/tbody&gt;&lt;/table&gt;&quot;, &quot;listaProjektow&quot;: [], &quot;idRodzajuUslugi&quot;: 144, &quot;kwalifikacjeKuz&quot;: [], &quot;osobaKontaktowa&quot;: {&quot;email&quot;: &quot;m.bakonyi@spectrumc.com.pl&quot;, &quot;telefon&quot;: &quot;+48 533752988&quot;, &quot;zdjecie&quot;: null, &quot;imieNazwisko&quot;: &quot;Maciej Bakonyi&quot;}, &quot;zakresUprawnien&quot;: null, &quot;efektyUczeniaSie&quot;: null, &quot;inneKwalifikacje&quot;: [], &quot;cenaNettoZaUsluge&quot;: null, &quot;idKategoriiUslugi&quot;: 469, &quot;idKwalifikacjiKkz&quot;: null, &quot;idKwalifikacjiZrk&quot;: null, &quot;warunkiTechniczne&quot;: null, &quot;cenaBruttoZaUsluge&quot;: null, &quot;cenaNettoZaGodzine&quot;: 12500, &quot;idFormySwiadczenia&quot;: 1, &quot;idPodrodzajuUslugi&quot;: 145, &quot;warunkiLogistyczne&quot;: [], &quot;cenaBruttoZaGodzine&quot;: 12787, &quot;formyDofinansowania&quot;: [], &quot;informacjeDodatkowe&quot;: &quot;Certyfikat ukończenia szkolenia&quot;, &quot;kosztWalidacjiNetto&quot;: null, &quot;warunkiUczestnictwa&quot;: null, &quot;idPodkategoriiUslugi&quot;: 471, &quot;kosztWalidacjiBrutto&quot;: null, &quot;cenaNettoZaUczestnika&quot;: 200000, &quot;dataRozpoczeciaUslugi&quot;: &quot;2017-01-23T00:00:00+01:00&quot;, &quot;dataZakonczeniaUslugi&quot;: &quot;2017-01-24T00:00:00+01:00&quot;, &quot;cenaBruttoZaUczestnika&quot;: 204600, &quot;czyUslugaDofinansowana&quot;: true, &quot;materialyDlaUczestnikow&quot;: null, &quot;kosztCertyfikowaniaNetto&quot;: null, &quot;czyCenaDotyczyCalejUslugi&quot;: false, &quot;dataZakonczeniaRekrutacji&quot;: &quot;2017-01-16T00:00:00+01:00&quot;, &quot;kosztCertyfikowaniaBrutto&quot;: null, &quot;minimalnaLiczbaUczestnikow&quot;: 1, &quot;szczegolyMiejscaRealizacji&quot;: null, &quot;maksymalnaLiczbaUczestnikow&quot;: 15,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34, "adres": {"idKraju": 209, "idUlicy": null, "telefon": null, "nazwaKraju": "Polska", "nazwaUlicy": null, "kodPocztowy": null, "numerLokalu": null, "numerBudynku": null, "idWojewodztwa": 5, "idMiejscowosci": 43510, "nazwaWojewodztwa": "łódzkie", "nazwaMiejscowosci": "Łódź", "dlugoscGeograficzna": null, "szerokoscGeograficzna": null}, "numer": "2016/11/02/9332/22634", "ocena": {"liczbaOcen": 0, "sredniaZOcen": 0.0}, "tytul": "Controlling personalny", "status": "ZREALIZOWANA", "efektUslugi": null, "celBiznesowy": null, "liczbaGodzin": 16, "celEdukacyjny": "Szkolenie ma na celu dostarczenie wiedzy oraz praktycznych umiejętności dotyczących wdrażania strategii personalnej oraz monitorowania procesów efektywnego Zarządzania Zasobami Ludzkimi.\n\nRozwój wiedzy\n•\tStrategia firmy, kultura organizacyjna firmy a strategia personalna,.\n•\tBSC (Strategiczna Karta Wyników).\n•\tModel kompetencyjny.\n•\tWskaźniki kapitału ludzkiego.\nDoskonalenie praktycznych umiejętności\n•\tUmiejętność dostosowania strategii personalnej do strategii firmy.\n•\tTworzenie modeli kompetencyjnych zgodnych ze strategią i specyfiką firmy.\n•\tTworzenie procesów HR zgodnych ze strategią personalną.\n•\tDobór wskaźników do mierzenia i monitorowania procesów ZZL.\n•\tTworzenie arkuszy oceny pracowniczej.\nRozwój świadomości i budowanie postaw\n•\tRola działań HR a realizacja strategii firmy.\n•\tWartość kapitału ludzkiego dla organizacji.", "dostawcaUslug": {"id": 9332, "logo": {"url": "https://uslugirozwojowe.parp.gov.pl/api/file/preview?token=%242a%2406%24wCgDHldGtXDRn6ulKbbvA.", "nazwa": "spectrum_RGBnet.jpg", "rozszerzenie": null}, "nazwa": "Spectrum Consulting Anna Dytko"}, "grupaDocelowa": null, "kodyDostepowe": null, "programUslugi": "&lt;table style=\"width:636px;\"&gt;&lt;tbody&gt;&lt;tr&gt;&lt;td style=\"width:244px;\"&gt;\n\t\t\t&lt;p&gt;&lt;strong&gt;Rozpoczęcie szkolenia.&lt;/strong&gt;&lt;/p&gt;\n\n\t\t\t&lt;p&gt; &lt;/p&gt;\n\t\t\t&lt;/td&gt;\n\t\t\t&lt;td style=\"width:392px;\"&gt;\n\t\t\t&lt;p&gt;Przedstawienie się trenera i uczestników.&lt;/p&gt;\n\n\t\t\t&lt;p&gt;Przedstawienie celów i agendy szkolenia.&lt;/p&gt;\n\n\t\t\t&lt;p&gt;Przyjęcie zasad aktywnego uczestnictwa w szkoleniu.&lt;/p&gt;\n\t\t\t&lt;/td&gt;\n\t\t&lt;/tr&gt;&lt;tr&gt;&lt;td style=\"width:244px;\"&gt;\n\t\t\t&lt;p&gt;&lt;strong&gt;Strategia firmy, badanie kultury organizacyjnej.&lt;/strong&gt;&lt;/p&gt;\n\t\t\t&lt;/td&gt;\n\t\t\t&lt;td style=\"width:392px;\"&gt;\n\t\t\t&lt;p&gt;Czym jest strategia firmy, jak wpływa na codzienne funkcjonowanie i pracę? Ćwiczenie – badanie kultury organizacyjnej – uczestnicy wybierają, które wartości i zasady są najważniejsze dla ich firmy pod kątem realizacji strategii.&lt;/p&gt;\n\t\t\t&lt;/td&gt;\n\t\t&lt;/tr&gt;&lt;tr&gt;&lt;td style=\"width:244px;\"&gt;\n\t\t\t&lt;p&gt;&lt;strong&gt;Rola kapitału ludzkiego w realizacji strategii.&lt;/strong&gt;&lt;/p&gt;\n\t\t\t&lt;/td&gt;\n\t\t\t&lt;td style=\"width:392px;\"&gt;\n\t\t\t&lt;p&gt;Jaka jest rola kapitału ludzkiego w realizacji strategii firmy? Czego będziemy oczekiwać od pracowników? Ćwiczenie - jakie kompetencje będą spójne ze strategią i kulturą organizacyjną firmy?&lt;/p&gt;\n\t\t\t&lt;/td&gt;\n\t\t&lt;/tr&gt;&lt;tr&gt;&lt;td style=\"width:244px;\"&gt;\n\t\t\t&lt;p&gt;&lt;strong&gt;Model kompetencyjny w firmie.&lt;/strong&gt;&lt;/p&gt;\n\t\t\t&lt;/td&gt;\n\t\t\t&lt;td style=\"width:392px;\"&gt;\n\t\t\t&lt;p&gt;Jakie korzyści daje stworzenie modelu kompetencji? Rodzaje kompetencji:&lt;/p&gt;\n\n\t\t\t&lt;p&gt;- ogólnofirmowe&lt;/p&gt;\n\n\t\t\t&lt;p&gt;- menedżerskie&lt;/p&gt;\n\n\t\t\t&lt;p&gt;- stanowiskowe&lt;/p&gt;\n\n\t\t\t&lt;p&gt;Jak oceniać kompetencje? Jak je rozwijać?&lt;/p&gt;\n\t\t\t&lt;/td&gt;\n\t\t&lt;/tr&gt;&lt;tr&gt;&lt;td style=\"width:244px;\"&gt;\n\t\t\t&lt;p&gt;&lt;strong&gt;Jak tworzyć strategię personalną firmy? Koncepcja BSC.&lt;/strong&gt;&lt;/p&gt;\n\t\t\t&lt;/td&gt;\n\t\t\t&lt;td style=\"width:392px;\"&gt;\n\t\t\t&lt;p&gt;Czym jest strategia personalna? Jak tworzyć polityką personalną zgodną ze strategią BSC – Zrównoważoną Kartą Wyników? Rola działań HR a strategia personalna. Wskaźniki efektywności działań HR w firmie.&lt;/p&gt;\n\t\t\t&lt;/td&gt;\n\t\t&lt;/tr&gt;&lt;tr&gt;&lt;td style=\"width:244px;\"&gt;\n\t\t\t&lt;p&gt;&lt;strong&gt;Mapa strategii wg BSC w mojej firmie – ćwiczenie.&lt;/strong&gt;&lt;/p&gt;\n\t\t\t&lt;/td&gt;\n\t\t\t&lt;td style=\"width:392px;\"&gt;\n\t\t\t&lt;p&gt;Uczestnicy na podstawie zdobytej wiedzy ustalają mapę strategii zgodną ze Zrównoważoną Kartą Wyników dla swojej firmy.&lt;/p&gt;\n\t\t\t&lt;/td&gt;\n\t\t&lt;/tr&gt;&lt;tr&gt;&lt;td style=\"width:244px;\"&gt;\n\t\t\t&lt;p&gt;&lt;strong&gt;Jak monitorować procesy ZZL? Wybrane wskaźniki.&lt;/strong&gt;&lt;/p&gt;\n\t\t\t&lt;/td&gt;\n\t\t\t&lt;td style=\"width:392px;\"&gt;\n\t\t\t&lt;p&gt;Rola wskaźników w monitorowaniu procesów ZZL. Omówienie wybranych wskaźników, m.in:&lt;/p&gt;\n\n\t\t\t&lt;p&gt;- Stopa zwrotu z inwestycji w kapitał ludzki HCROI&lt;/p&gt;\n\n\t\t\t&lt;p&gt;- Wskaźniki rekrutacji i selekcji&lt;/p&gt;\n\n\t\t\t&lt;p&gt;- Wskaźniki szkolenia i rozwoju&lt;/p&gt;\n\n\t\t\t&lt;p&gt;- Wskaźniki motywacji&lt;/p&gt;\n\n\t\t\t&lt;p&gt;- Wskaźniki popytu i podaży pracowników&lt;/p&gt;\n\n\t\t\t&lt;p&gt; Ćwiczenie – jak wskaźniki przekładają się na strategię firmy.&lt;/p&gt;\n\t\t\t&lt;/td&gt;\n\t\t&lt;/tr&gt;&lt;tr&gt;&lt;td style=\"width:244px;\"&gt;\n\t\t\t&lt;p&gt;&lt;strong&gt;System ocen pracowniczych.&lt;/strong&gt;&lt;/p&gt;\n\t\t\t&lt;/td&gt;\n\t\t\t&lt;td style=\"width:392px;\"&gt;\n\t\t\t&lt;p&gt;Jaki jest cel wprowadzania systemu ocen pracowniczych. Proces oceny pracowniczej – rola pracownika i menedżera. Jak dostosować system ocen do specyfiki firmy. Co mogą dać nam wyniki systemu ocen?&lt;/p&gt;\n\t\t\t&lt;/td&gt;\n\t\t&lt;/tr&gt;&lt;tr&gt;&lt;td style=\"width:244px;\"&gt;\n\t\t\t&lt;p&gt;&lt;strong&gt;Jak badać opinię pracowniczą?&lt;/strong&gt;&lt;/p&gt;\n\t\t\t&lt;/td&gt;\n\t\t\t&lt;td style=\"width:392px;\"&gt;\n\t\t\t&lt;p&gt;Cel i zasady opinii pracowniczej. Jakie pytania moglibyśmy zadać naszym pracownikom?&lt;/p&gt;\n\t\t\t&lt;/td&gt;\n\t\t&lt;/tr&gt;&lt;tr&gt;&lt;td style=\"width:244px;\"&gt;\n\t\t\t&lt;p&gt;&lt;strong&gt;Zakończenie szkolenia.&lt;/strong&gt;&lt;/p&gt;\n\t\t\t&lt;/td&gt;\n\t\t\t&lt;td style=\"width:392px;\"&gt;\n\t\t\t&lt;p&gt;Podsumowanie szkolenia.&lt;/p&gt;\n\n\t\t\t&lt;p&gt;Wytyczenie obszarów do pracy po szkoleniu.&lt;/p&gt;\n\n\t\t\t&lt;p&gt;Informacje zwrotne od uczestników oraz ankieta oceniająca szkolenie.&lt;/p&gt;\n\n\t\t\t&lt;p&gt;Rozdanie certyfikatów dla uczestników.&lt;/p&gt;\n\t\t\t&lt;/td&gt;\n\t\t&lt;/tr&gt;&lt;/tbody&gt;&lt;/table&gt;", "listaProjektow": [], "idRodzajuUslugi": 144, "kwalifikacjeKuz": [], "osobaKontaktowa": {"email": "m.bakonyi@spectrumc.com.pl", "telefon": "+48 533752988", "zdjecie": null, "imieNazwisko": "Maciej Bakonyi"}, "zakresUprawnien": null, "efektyUczeniaSie": null, "inneKwalifikacje": [], "cenaNettoZaUsluge": null, "idKategoriiUslugi": 469, "idKwalifikacjiKkz": null, "idKwalifikacjiZrk": null, "warunkiTechniczne": null, "cenaBruttoZaUsluge": null, "cenaNettoZaGodzine": 12500, "idFormySwiadczenia": 1, "idPodrodzajuUslugi": 145, "warunkiLogistyczne": [], "cenaBruttoZaGodzine": 12787, "formyDofinansowania": [], "informacjeDodatkowe": "Certyfikat ukończenia szkolenia", "kosztWalidacjiNetto": null, "warunkiUczestnictwa": null, "idPodkategoriiUslugi": 471, "kosztWalidacjiBrutto": null, "cenaNettoZaUczestnika": 200000, "dataRozpoczeciaUslugi": "2017-01-23T00:00:00+01:00", "dataZakonczeniaUslugi": "2017-01-24T00:00:00+01:00", "cenaBruttoZaUczestnika": 204600, "czyUslugaDofinansowana": true, "materialyDlaUczestnikow": null, "kosztCertyfikowaniaNetto": null, "czyCenaDotyczyCalejUslugi": false, "dataZakonczeniaRekrutacji": "2017-01-16T00:00:00+01:00", "kosztCertyfikowaniaBrutto": null, "minimalnaLiczbaUczestnikow": 1, "szczegolyMiejscaRealizacji": null, "maksymalnaLiczbaUczestnikow": 15,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804238">
            <text:p>2025-12-16 15:54:06.804238</text:p>
          </table:table-cell>
          <table:table-cell office:value-type="string" office:string-value="2025-12-16 15:54:06.804238">
            <text:p>2025-12-16 15:54:06.804238</text:p>
          </table:table-cell>
        </table:table-row>
        <table:table-row>
          <table:table-cell office:value-type="float" office:value="22617">
            <text:p>22617</text:p>
          </table:table-cell>
          <table:table-cell office:value-type="string" office:string-value="2016/11/02/7409/22617">
            <text:p>2016/11/02/7409/22617</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7 00:00:00">
            <text:p>2017-02-27 00:00:00</text:p>
          </table:table-cell>
          <table:table-cell office:value-type="string" office:string-value="2017-02-27 00:00:00">
            <text:p>2017-02-27 00:00:00</text:p>
          </table:table-cell>
          <table:table-cell office:value-type="string" office:string-value="2017-02-22 00:00:00">
            <text:p>2017-02-22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Henryka Sienkiewicza&quot;, &quot;kodPocztowy&quot;: null, &quot;numerLokalu&quot;: &quot;-&quot;, &quot;numerBudynku&quot;: null, &quot;idWojewodztwa&quot;: 5, &quot;idMiejscowosci&quot;: null, &quot;nazwaWojewodztwa&quot;: &quot;łódzkie&quot;, &quot;nazwaMiejscowosci&quot;: &quot;Łódź&quot;, &quot;dlugoscGeograficzna&quot;: null, &quot;szerokoscGeograficzna&quot;: null}">
            <text:p>{"idKraju": null, "idUlicy": null, "telefon": null, "nazwaKraju": null, "nazwaUlicy": "Henryka Sienkiewicza", "kodPocztowy": null, "numerLokalu": "-", "numerBudynku": null, "idWojewodztwa": 5, "idMiejscowosci": null, "nazwaWojewodztwa": "łódzkie", "nazwaMiejscowosci": "Łódź",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17, &quot;adres&quot;: {&quot;idKraju&quot;: null, &quot;idUlicy&quot;: null, &quot;telefon&quot;: null, &quot;nazwaKraju&quot;: null, &quot;nazwaUlicy&quot;: &quot;Henryka Sienkiewicza&quot;, &quot;kodPocztowy&quot;: null, &quot;numerLokalu&quot;: &quot;-&quot;, &quot;numerBudynku&quot;: null, &quot;idWojewodztwa&quot;: 5, &quot;idMiejscowosci&quot;: null, &quot;nazwaWojewodztwa&quot;: &quot;łódzkie&quot;, &quot;nazwaMiejscowosci&quot;: &quot;Łódź&quot;, &quot;dlugoscGeograficzna&quot;: null, &quot;szerokoscGeograficzna&quot;: null}, &quot;numer&quot;: &quot;2016/11/02/7409/22617&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7T00:00:00+01:00&quot;, &quot;dataZakonczeniaUslugi&quot;: &quot;2017-02-27T00:00:00+01:00&quot;, &quot;cenaBruttoZaUczestnika&quot;: 49500, &quot;czyUslugaDofinansowana&quot;: false, &quot;materialyDlaUczestnikow&quot;: null, &quot;kosztCertyfikowaniaNetto&quot;: null, &quot;czyCenaDotyczyCalejUslugi&quot;: false, &quot;dataZakonczeniaRekrutacji&quot;: &quot;2017-02-22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17, "adres": {"idKraju": null, "idUlicy": null, "telefon": null, "nazwaKraju": null, "nazwaUlicy": "Henryka Sienkiewicza", "kodPocztowy": null, "numerLokalu": "-", "numerBudynku": null, "idWojewodztwa": 5, "idMiejscowosci": null, "nazwaWojewodztwa": "łódzkie", "nazwaMiejscowosci": "Łódź", "dlugoscGeograficzna": null, "szerokoscGeograficzna": null}, "numer": "2016/11/02/7409/22617",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7T00:00:00+01:00", "dataZakonczeniaUslugi": "2017-02-27T00:00:00+01:00", "cenaBruttoZaUczestnika": 49500, "czyUslugaDofinansowana": false, "materialyDlaUczestnikow": null, "kosztCertyfikowaniaNetto": null, "czyCenaDotyczyCalejUslugi": false, "dataZakonczeniaRekrutacji": "2017-02-22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762177">
            <text:p>2025-12-16 15:54:06.762177</text:p>
          </table:table-cell>
          <table:table-cell office:value-type="string" office:string-value="2025-12-16 15:54:06.762177">
            <text:p>2025-12-16 15:54:06.762177</text:p>
          </table:table-cell>
        </table:table-row>
        <table:table-row>
          <table:table-cell office:value-type="float" office:value="22616">
            <text:p>22616</text:p>
          </table:table-cell>
          <table:table-cell office:value-type="string" office:string-value="2016/11/02/7409/22616">
            <text:p>2016/11/02/7409/22616</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7 00:00:00">
            <text:p>2017-02-27 00:00:00</text:p>
          </table:table-cell>
          <table:table-cell office:value-type="string" office:string-value="2017-02-27 00:00:00">
            <text:p>2017-02-27 00:00:00</text:p>
          </table:table-cell>
          <table:table-cell office:value-type="string" office:string-value="2017-02-23 00:00:00">
            <text:p>2017-02-23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Henryka Sienkiewicza&quot;, &quot;kodPocztowy&quot;: null, &quot;numerLokalu&quot;: &quot;-&quot;, &quot;numerBudynku&quot;: null, &quot;idWojewodztwa&quot;: 5, &quot;idMiejscowosci&quot;: null, &quot;nazwaWojewodztwa&quot;: &quot;łódzkie&quot;, &quot;nazwaMiejscowosci&quot;: &quot;Łódź&quot;, &quot;dlugoscGeograficzna&quot;: null, &quot;szerokoscGeograficzna&quot;: null}">
            <text:p>{"idKraju": null, "idUlicy": null, "telefon": null, "nazwaKraju": null, "nazwaUlicy": "Henryka Sienkiewicza", "kodPocztowy": null, "numerLokalu": "-", "numerBudynku": null, "idWojewodztwa": 5, "idMiejscowosci": null, "nazwaWojewodztwa": "łódzkie", "nazwaMiejscowosci": "Łódź",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16, &quot;adres&quot;: {&quot;idKraju&quot;: null, &quot;idUlicy&quot;: null, &quot;telefon&quot;: null, &quot;nazwaKraju&quot;: null, &quot;nazwaUlicy&quot;: &quot;Henryka Sienkiewicza&quot;, &quot;kodPocztowy&quot;: null, &quot;numerLokalu&quot;: &quot;-&quot;, &quot;numerBudynku&quot;: null, &quot;idWojewodztwa&quot;: 5, &quot;idMiejscowosci&quot;: null, &quot;nazwaWojewodztwa&quot;: &quot;łódzkie&quot;, &quot;nazwaMiejscowosci&quot;: &quot;Łódź&quot;, &quot;dlugoscGeograficzna&quot;: null, &quot;szerokoscGeograficzna&quot;: null}, &quot;numer&quot;: &quot;2016/11/02/7409/22616&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7T00:00:00+01:00&quot;, &quot;dataZakonczeniaUslugi&quot;: &quot;2017-02-27T00:00:00+01:00&quot;, &quot;cenaBruttoZaUczestnika&quot;: 49500, &quot;czyUslugaDofinansowana&quot;: false, &quot;materialyDlaUczestnikow&quot;: null, &quot;kosztCertyfikowaniaNetto&quot;: null, &quot;czyCenaDotyczyCalejUslugi&quot;: false, &quot;dataZakonczeniaRekrutacji&quot;: &quot;2017-02-23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16, "adres": {"idKraju": null, "idUlicy": null, "telefon": null, "nazwaKraju": null, "nazwaUlicy": "Henryka Sienkiewicza", "kodPocztowy": null, "numerLokalu": "-", "numerBudynku": null, "idWojewodztwa": 5, "idMiejscowosci": null, "nazwaWojewodztwa": "łódzkie", "nazwaMiejscowosci": "Łódź", "dlugoscGeograficzna": null, "szerokoscGeograficzna": null}, "numer": "2016/11/02/7409/22616",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7T00:00:00+01:00", "dataZakonczeniaUslugi": "2017-02-27T00:00:00+01:00", "cenaBruttoZaUczestnika": 49500, "czyUslugaDofinansowana": false, "materialyDlaUczestnikow": null, "kosztCertyfikowaniaNetto": null, "czyCenaDotyczyCalejUslugi": false, "dataZakonczeniaRekrutacji": "2017-02-23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617163">
            <text:p>2025-12-16 15:53:55.617163</text:p>
          </table:table-cell>
          <table:table-cell office:value-type="string" office:string-value="2025-12-16 15:53:55.617163">
            <text:p>2025-12-16 15:53:55.617163</text:p>
          </table:table-cell>
        </table:table-row>
        <table:table-row>
          <table:table-cell office:value-type="float" office:value="22615">
            <text:p>22615</text:p>
          </table:table-cell>
          <table:table-cell office:value-type="string" office:string-value="2016/11/02/7409/22615">
            <text:p>2016/11/02/7409/22615</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7 00:00:00">
            <text:p>2017-02-27 00:00:00</text:p>
          </table:table-cell>
          <table:table-cell office:value-type="string" office:string-value="2017-02-27 00:00:00">
            <text:p>2017-02-27 00:00:00</text:p>
          </table:table-cell>
          <table:table-cell office:value-type="string" office:string-value="2017-02-23 00:00:00">
            <text:p>2017-02-23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Henryka Sienkiewicza&quot;, &quot;kodPocztowy&quot;: null, &quot;numerLokalu&quot;: &quot;-&quot;, &quot;numerBudynku&quot;: null, &quot;idWojewodztwa&quot;: 5, &quot;idMiejscowosci&quot;: null, &quot;nazwaWojewodztwa&quot;: &quot;łódzkie&quot;, &quot;nazwaMiejscowosci&quot;: &quot;Łódź&quot;, &quot;dlugoscGeograficzna&quot;: null, &quot;szerokoscGeograficzna&quot;: null}">
            <text:p>{"idKraju": null, "idUlicy": null, "telefon": null, "nazwaKraju": null, "nazwaUlicy": "Henryka Sienkiewicza", "kodPocztowy": null, "numerLokalu": "-", "numerBudynku": null, "idWojewodztwa": 5, "idMiejscowosci": null, "nazwaWojewodztwa": "łódzkie", "nazwaMiejscowosci": "Łódź",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15, &quot;adres&quot;: {&quot;idKraju&quot;: null, &quot;idUlicy&quot;: null, &quot;telefon&quot;: null, &quot;nazwaKraju&quot;: null, &quot;nazwaUlicy&quot;: &quot;Henryka Sienkiewicza&quot;, &quot;kodPocztowy&quot;: null, &quot;numerLokalu&quot;: &quot;-&quot;, &quot;numerBudynku&quot;: null, &quot;idWojewodztwa&quot;: 5, &quot;idMiejscowosci&quot;: null, &quot;nazwaWojewodztwa&quot;: &quot;łódzkie&quot;, &quot;nazwaMiejscowosci&quot;: &quot;Łódź&quot;, &quot;dlugoscGeograficzna&quot;: null, &quot;szerokoscGeograficzna&quot;: null}, &quot;numer&quot;: &quot;2016/11/02/7409/22615&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7T00:00:00+01:00&quot;, &quot;dataZakonczeniaUslugi&quot;: &quot;2017-02-27T00:00:00+01:00&quot;, &quot;cenaBruttoZaUczestnika&quot;: 49500, &quot;czyUslugaDofinansowana&quot;: false, &quot;materialyDlaUczestnikow&quot;: null, &quot;kosztCertyfikowaniaNetto&quot;: null, &quot;czyCenaDotyczyCalejUslugi&quot;: false, &quot;dataZakonczeniaRekrutacji&quot;: &quot;2017-02-23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15, "adres": {"idKraju": null, "idUlicy": null, "telefon": null, "nazwaKraju": null, "nazwaUlicy": "Henryka Sienkiewicza", "kodPocztowy": null, "numerLokalu": "-", "numerBudynku": null, "idWojewodztwa": 5, "idMiejscowosci": null, "nazwaWojewodztwa": "łódzkie", "nazwaMiejscowosci": "Łódź", "dlugoscGeograficzna": null, "szerokoscGeograficzna": null}, "numer": "2016/11/02/7409/22615",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7T00:00:00+01:00", "dataZakonczeniaUslugi": "2017-02-27T00:00:00+01:00", "cenaBruttoZaUczestnika": 49500, "czyUslugaDofinansowana": false, "materialyDlaUczestnikow": null, "kosztCertyfikowaniaNetto": null, "czyCenaDotyczyCalejUslugi": false, "dataZakonczeniaRekrutacji": "2017-02-23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616191">
            <text:p>2025-12-16 15:53:55.616191</text:p>
          </table:table-cell>
          <table:table-cell office:value-type="string" office:string-value="2025-12-16 15:53:55.616191">
            <text:p>2025-12-16 15:53:55.616191</text:p>
          </table:table-cell>
        </table:table-row>
        <table:table-row>
          <table:table-cell office:value-type="float" office:value="22614">
            <text:p>22614</text:p>
          </table:table-cell>
          <table:table-cell office:value-type="string" office:string-value="2016/11/02/7409/22614">
            <text:p>2016/11/02/7409/22614</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7 00:00:00">
            <text:p>2017-02-27 00:00:00</text:p>
          </table:table-cell>
          <table:table-cell office:value-type="string" office:string-value="2017-02-27 00:00:00">
            <text:p>2017-02-27 00:00:00</text:p>
          </table:table-cell>
          <table:table-cell office:value-type="string" office:string-value="2017-02-21 00:00:00">
            <text:p>2017-02-21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Henryka Sienkiewicza&quot;, &quot;kodPocztowy&quot;: null, &quot;numerLokalu&quot;: &quot;-&quot;, &quot;numerBudynku&quot;: null, &quot;idWojewodztwa&quot;: 5, &quot;idMiejscowosci&quot;: null, &quot;nazwaWojewodztwa&quot;: &quot;łódzkie&quot;, &quot;nazwaMiejscowosci&quot;: &quot;Łódź&quot;, &quot;dlugoscGeograficzna&quot;: null, &quot;szerokoscGeograficzna&quot;: null}">
            <text:p>{"idKraju": null, "idUlicy": null, "telefon": null, "nazwaKraju": null, "nazwaUlicy": "Henryka Sienkiewicza", "kodPocztowy": null, "numerLokalu": "-", "numerBudynku": null, "idWojewodztwa": 5, "idMiejscowosci": null, "nazwaWojewodztwa": "łódzkie", "nazwaMiejscowosci": "Łódź",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14, &quot;adres&quot;: {&quot;idKraju&quot;: null, &quot;idUlicy&quot;: null, &quot;telefon&quot;: null, &quot;nazwaKraju&quot;: null, &quot;nazwaUlicy&quot;: &quot;Henryka Sienkiewicza&quot;, &quot;kodPocztowy&quot;: null, &quot;numerLokalu&quot;: &quot;-&quot;, &quot;numerBudynku&quot;: null, &quot;idWojewodztwa&quot;: 5, &quot;idMiejscowosci&quot;: null, &quot;nazwaWojewodztwa&quot;: &quot;łódzkie&quot;, &quot;nazwaMiejscowosci&quot;: &quot;Łódź&quot;, &quot;dlugoscGeograficzna&quot;: null, &quot;szerokoscGeograficzna&quot;: null}, &quot;numer&quot;: &quot;2016/11/02/7409/22614&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7T00:00:00+01:00&quot;, &quot;dataZakonczeniaUslugi&quot;: &quot;2017-02-27T00:00:00+01:00&quot;, &quot;cenaBruttoZaUczestnika&quot;: 49500, &quot;czyUslugaDofinansowana&quot;: false, &quot;materialyDlaUczestnikow&quot;: null, &quot;kosztCertyfikowaniaNetto&quot;: null, &quot;czyCenaDotyczyCalejUslugi&quot;: false, &quot;dataZakonczeniaRekrutacji&quot;: &quot;2017-02-21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14, "adres": {"idKraju": null, "idUlicy": null, "telefon": null, "nazwaKraju": null, "nazwaUlicy": "Henryka Sienkiewicza", "kodPocztowy": null, "numerLokalu": "-", "numerBudynku": null, "idWojewodztwa": 5, "idMiejscowosci": null, "nazwaWojewodztwa": "łódzkie", "nazwaMiejscowosci": "Łódź", "dlugoscGeograficzna": null, "szerokoscGeograficzna": null}, "numer": "2016/11/02/7409/22614",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7T00:00:00+01:00", "dataZakonczeniaUslugi": "2017-02-27T00:00:00+01:00", "cenaBruttoZaUczestnika": 49500, "czyUslugaDofinansowana": false, "materialyDlaUczestnikow": null, "kosztCertyfikowaniaNetto": null, "czyCenaDotyczyCalejUslugi": false, "dataZakonczeniaRekrutacji": "2017-02-21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614792">
            <text:p>2025-12-16 15:53:55.614792</text:p>
          </table:table-cell>
          <table:table-cell office:value-type="string" office:string-value="2025-12-16 15:53:55.614792">
            <text:p>2025-12-16 15:53:55.614792</text:p>
          </table:table-cell>
        </table:table-row>
        <table:table-row>
          <table:table-cell office:value-type="float" office:value="22613">
            <text:p>22613</text:p>
          </table:table-cell>
          <table:table-cell office:value-type="string" office:string-value="2016/11/02/7409/22613">
            <text:p>2016/11/02/7409/22613</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7 00:00:00">
            <text:p>2017-02-27 00:00:00</text:p>
          </table:table-cell>
          <table:table-cell office:value-type="string" office:string-value="2017-02-27 00:00:00">
            <text:p>2017-02-27 00:00:00</text:p>
          </table:table-cell>
          <table:table-cell office:value-type="string" office:string-value="2017-02-23 00:00:00">
            <text:p>2017-02-23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Henryka Sienkiewicza&quot;, &quot;kodPocztowy&quot;: null, &quot;numerLokalu&quot;: &quot;-&quot;, &quot;numerBudynku&quot;: null, &quot;idWojewodztwa&quot;: 5, &quot;idMiejscowosci&quot;: null, &quot;nazwaWojewodztwa&quot;: &quot;łódzkie&quot;, &quot;nazwaMiejscowosci&quot;: &quot;Łódź&quot;, &quot;dlugoscGeograficzna&quot;: null, &quot;szerokoscGeograficzna&quot;: null}">
            <text:p>{"idKraju": null, "idUlicy": null, "telefon": null, "nazwaKraju": null, "nazwaUlicy": "Henryka Sienkiewicza", "kodPocztowy": null, "numerLokalu": "-", "numerBudynku": null, "idWojewodztwa": 5, "idMiejscowosci": null, "nazwaWojewodztwa": "łódzkie", "nazwaMiejscowosci": "Łódź",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13, &quot;adres&quot;: {&quot;idKraju&quot;: null, &quot;idUlicy&quot;: null, &quot;telefon&quot;: null, &quot;nazwaKraju&quot;: null, &quot;nazwaUlicy&quot;: &quot;Henryka Sienkiewicza&quot;, &quot;kodPocztowy&quot;: null, &quot;numerLokalu&quot;: &quot;-&quot;, &quot;numerBudynku&quot;: null, &quot;idWojewodztwa&quot;: 5, &quot;idMiejscowosci&quot;: null, &quot;nazwaWojewodztwa&quot;: &quot;łódzkie&quot;, &quot;nazwaMiejscowosci&quot;: &quot;Łódź&quot;, &quot;dlugoscGeograficzna&quot;: null, &quot;szerokoscGeograficzna&quot;: null}, &quot;numer&quot;: &quot;2016/11/02/7409/22613&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7T00:00:00+01:00&quot;, &quot;dataZakonczeniaUslugi&quot;: &quot;2017-02-27T00:00:00+01:00&quot;, &quot;cenaBruttoZaUczestnika&quot;: 49500, &quot;czyUslugaDofinansowana&quot;: false, &quot;materialyDlaUczestnikow&quot;: null, &quot;kosztCertyfikowaniaNetto&quot;: null, &quot;czyCenaDotyczyCalejUslugi&quot;: false, &quot;dataZakonczeniaRekrutacji&quot;: &quot;2017-02-23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13, "adres": {"idKraju": null, "idUlicy": null, "telefon": null, "nazwaKraju": null, "nazwaUlicy": "Henryka Sienkiewicza", "kodPocztowy": null, "numerLokalu": "-", "numerBudynku": null, "idWojewodztwa": 5, "idMiejscowosci": null, "nazwaWojewodztwa": "łódzkie", "nazwaMiejscowosci": "Łódź", "dlugoscGeograficzna": null, "szerokoscGeograficzna": null}, "numer": "2016/11/02/7409/22613",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7T00:00:00+01:00", "dataZakonczeniaUslugi": "2017-02-27T00:00:00+01:00", "cenaBruttoZaUczestnika": 49500, "czyUslugaDofinansowana": false, "materialyDlaUczestnikow": null, "kosztCertyfikowaniaNetto": null, "czyCenaDotyczyCalejUslugi": false, "dataZakonczeniaRekrutacji": "2017-02-23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612983">
            <text:p>2025-12-16 15:53:55.612983</text:p>
          </table:table-cell>
          <table:table-cell office:value-type="string" office:string-value="2025-12-16 15:53:55.612983">
            <text:p>2025-12-16 15:53:55.612983</text:p>
          </table:table-cell>
        </table:table-row>
        <table:table-row>
          <table:table-cell office:value-type="float" office:value="22612">
            <text:p>22612</text:p>
          </table:table-cell>
          <table:table-cell office:value-type="string" office:string-value="2016/11/02/7409/22612">
            <text:p>2016/11/02/7409/22612</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7 00:00:00">
            <text:p>2017-02-27 00:00:00</text:p>
          </table:table-cell>
          <table:table-cell office:value-type="string" office:string-value="2017-02-27 00:00:00">
            <text:p>2017-02-27 00:00:00</text:p>
          </table:table-cell>
          <table:table-cell office:value-type="string" office:string-value="2017-02-23 00:00:00">
            <text:p>2017-02-23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Henryka Sienkiewicza&quot;, &quot;kodPocztowy&quot;: null, &quot;numerLokalu&quot;: &quot;-&quot;, &quot;numerBudynku&quot;: null, &quot;idWojewodztwa&quot;: 5, &quot;idMiejscowosci&quot;: null, &quot;nazwaWojewodztwa&quot;: &quot;łódzkie&quot;, &quot;nazwaMiejscowosci&quot;: &quot;Łódź&quot;, &quot;dlugoscGeograficzna&quot;: null, &quot;szerokoscGeograficzna&quot;: null}">
            <text:p>{"idKraju": null, "idUlicy": null, "telefon": null, "nazwaKraju": null, "nazwaUlicy": "Henryka Sienkiewicza", "kodPocztowy": null, "numerLokalu": "-", "numerBudynku": null, "idWojewodztwa": 5, "idMiejscowosci": null, "nazwaWojewodztwa": "łódzkie", "nazwaMiejscowosci": "Łódź",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12, &quot;adres&quot;: {&quot;idKraju&quot;: null, &quot;idUlicy&quot;: null, &quot;telefon&quot;: null, &quot;nazwaKraju&quot;: null, &quot;nazwaUlicy&quot;: &quot;Henryka Sienkiewicza&quot;, &quot;kodPocztowy&quot;: null, &quot;numerLokalu&quot;: &quot;-&quot;, &quot;numerBudynku&quot;: null, &quot;idWojewodztwa&quot;: 5, &quot;idMiejscowosci&quot;: null, &quot;nazwaWojewodztwa&quot;: &quot;łódzkie&quot;, &quot;nazwaMiejscowosci&quot;: &quot;Łódź&quot;, &quot;dlugoscGeograficzna&quot;: null, &quot;szerokoscGeograficzna&quot;: null}, &quot;numer&quot;: &quot;2016/11/02/7409/22612&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7T00:00:00+01:00&quot;, &quot;dataZakonczeniaUslugi&quot;: &quot;2017-02-27T00:00:00+01:00&quot;, &quot;cenaBruttoZaUczestnika&quot;: 49500, &quot;czyUslugaDofinansowana&quot;: false, &quot;materialyDlaUczestnikow&quot;: null, &quot;kosztCertyfikowaniaNetto&quot;: null, &quot;czyCenaDotyczyCalejUslugi&quot;: false, &quot;dataZakonczeniaRekrutacji&quot;: &quot;2017-02-23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12, "adres": {"idKraju": null, "idUlicy": null, "telefon": null, "nazwaKraju": null, "nazwaUlicy": "Henryka Sienkiewicza", "kodPocztowy": null, "numerLokalu": "-", "numerBudynku": null, "idWojewodztwa": 5, "idMiejscowosci": null, "nazwaWojewodztwa": "łódzkie", "nazwaMiejscowosci": "Łódź", "dlugoscGeograficzna": null, "szerokoscGeograficzna": null}, "numer": "2016/11/02/7409/22612",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7T00:00:00+01:00", "dataZakonczeniaUslugi": "2017-02-27T00:00:00+01:00", "cenaBruttoZaUczestnika": 49500, "czyUslugaDofinansowana": false, "materialyDlaUczestnikow": null, "kosztCertyfikowaniaNetto": null, "czyCenaDotyczyCalejUslugi": false, "dataZakonczeniaRekrutacji": "2017-02-23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611769">
            <text:p>2025-12-16 15:53:55.611769</text:p>
          </table:table-cell>
          <table:table-cell office:value-type="string" office:string-value="2025-12-16 15:53:55.611769">
            <text:p>2025-12-16 15:53:55.611769</text:p>
          </table:table-cell>
        </table:table-row>
        <table:table-row>
          <table:table-cell office:value-type="float" office:value="22611">
            <text:p>22611</text:p>
          </table:table-cell>
          <table:table-cell office:value-type="string" office:string-value="2016/11/02/7409/22611">
            <text:p>2016/11/02/7409/22611</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7 00:00:00">
            <text:p>2017-02-27 00:00:00</text:p>
          </table:table-cell>
          <table:table-cell office:value-type="string" office:string-value="2017-02-27 00:00:00">
            <text:p>2017-02-27 00:00:00</text:p>
          </table:table-cell>
          <table:table-cell office:value-type="string" office:string-value="2017-02-23 00:00:00">
            <text:p>2017-02-23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Henryka Sienkiewicza&quot;, &quot;kodPocztowy&quot;: null, &quot;numerLokalu&quot;: &quot;-&quot;, &quot;numerBudynku&quot;: null, &quot;idWojewodztwa&quot;: 5, &quot;idMiejscowosci&quot;: null, &quot;nazwaWojewodztwa&quot;: &quot;łódzkie&quot;, &quot;nazwaMiejscowosci&quot;: &quot;Łódź&quot;, &quot;dlugoscGeograficzna&quot;: null, &quot;szerokoscGeograficzna&quot;: null}">
            <text:p>{"idKraju": null, "idUlicy": null, "telefon": null, "nazwaKraju": null, "nazwaUlicy": "Henryka Sienkiewicza", "kodPocztowy": null, "numerLokalu": "-", "numerBudynku": null, "idWojewodztwa": 5, "idMiejscowosci": null, "nazwaWojewodztwa": "łódzkie", "nazwaMiejscowosci": "Łódź",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11, &quot;adres&quot;: {&quot;idKraju&quot;: null, &quot;idUlicy&quot;: null, &quot;telefon&quot;: null, &quot;nazwaKraju&quot;: null, &quot;nazwaUlicy&quot;: &quot;Henryka Sienkiewicza&quot;, &quot;kodPocztowy&quot;: null, &quot;numerLokalu&quot;: &quot;-&quot;, &quot;numerBudynku&quot;: null, &quot;idWojewodztwa&quot;: 5, &quot;idMiejscowosci&quot;: null, &quot;nazwaWojewodztwa&quot;: &quot;łódzkie&quot;, &quot;nazwaMiejscowosci&quot;: &quot;Łódź&quot;, &quot;dlugoscGeograficzna&quot;: null, &quot;szerokoscGeograficzna&quot;: null}, &quot;numer&quot;: &quot;2016/11/02/7409/22611&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7T00:00:00+01:00&quot;, &quot;dataZakonczeniaUslugi&quot;: &quot;2017-02-27T00:00:00+01:00&quot;, &quot;cenaBruttoZaUczestnika&quot;: 49500, &quot;czyUslugaDofinansowana&quot;: false, &quot;materialyDlaUczestnikow&quot;: null, &quot;kosztCertyfikowaniaNetto&quot;: null, &quot;czyCenaDotyczyCalejUslugi&quot;: false, &quot;dataZakonczeniaRekrutacji&quot;: &quot;2017-02-23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11, "adres": {"idKraju": null, "idUlicy": null, "telefon": null, "nazwaKraju": null, "nazwaUlicy": "Henryka Sienkiewicza", "kodPocztowy": null, "numerLokalu": "-", "numerBudynku": null, "idWojewodztwa": 5, "idMiejscowosci": null, "nazwaWojewodztwa": "łódzkie", "nazwaMiejscowosci": "Łódź", "dlugoscGeograficzna": null, "szerokoscGeograficzna": null}, "numer": "2016/11/02/7409/22611",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7T00:00:00+01:00", "dataZakonczeniaUslugi": "2017-02-27T00:00:00+01:00", "cenaBruttoZaUczestnika": 49500, "czyUslugaDofinansowana": false, "materialyDlaUczestnikow": null, "kosztCertyfikowaniaNetto": null, "czyCenaDotyczyCalejUslugi": false, "dataZakonczeniaRekrutacji": "2017-02-23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610595">
            <text:p>2025-12-16 15:53:55.610595</text:p>
          </table:table-cell>
          <table:table-cell office:value-type="string" office:string-value="2025-12-16 15:53:55.610595">
            <text:p>2025-12-16 15:53:55.610595</text:p>
          </table:table-cell>
        </table:table-row>
        <table:table-row>
          <table:table-cell office:value-type="float" office:value="22610">
            <text:p>22610</text:p>
          </table:table-cell>
          <table:table-cell office:value-type="string" office:string-value="2016/11/02/7409/22610">
            <text:p>2016/11/02/7409/22610</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4 00:00:00">
            <text:p>2017-02-24 00:00:00</text:p>
          </table:table-cell>
          <table:table-cell office:value-type="string" office:string-value="2017-02-24 00:00:00">
            <text:p>2017-02-24 00:00:00</text:p>
          </table:table-cell>
          <table:table-cell office:value-type="string" office:string-value="2017-02-21 00:00:00">
            <text:p>2017-02-21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Św. Siostry Faustyny&quot;, &quot;kodPocztowy&quot;: null, &quot;numerLokalu&quot;: &quot;-&quot;, &quot;numerBudynku&quot;: null, &quot;idWojewodztwa&quot;: 6, &quot;idMiejscowosci&quot;: null, &quot;nazwaWojewodztwa&quot;: &quot;małopolskie&quot;, &quot;nazwaMiejscowosci&quot;: &quot;Kraków&quot;, &quot;dlugoscGeograficzna&quot;: null, &quot;szerokoscGeograficzna&quot;: null}">
            <text:p>{"idKraju": null, "idUlicy": null, "telefon": null, "nazwaKraju": null, "nazwaUlicy": "Św. Siostry Faustyny", "kodPocztowy": null, "numerLokalu": "-", "numerBudynku": null, "idWojewodztwa": 6, "idMiejscowosci": null, "nazwaWojewodztwa": "małopolskie", "nazwaMiejscowosci": "Kraków",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10, &quot;adres&quot;: {&quot;idKraju&quot;: null, &quot;idUlicy&quot;: null, &quot;telefon&quot;: null, &quot;nazwaKraju&quot;: null, &quot;nazwaUlicy&quot;: &quot;Św. Siostry Faustyny&quot;, &quot;kodPocztowy&quot;: null, &quot;numerLokalu&quot;: &quot;-&quot;, &quot;numerBudynku&quot;: null, &quot;idWojewodztwa&quot;: 6, &quot;idMiejscowosci&quot;: null, &quot;nazwaWojewodztwa&quot;: &quot;małopolskie&quot;, &quot;nazwaMiejscowosci&quot;: &quot;Kraków&quot;, &quot;dlugoscGeograficzna&quot;: null, &quot;szerokoscGeograficzna&quot;: null}, &quot;numer&quot;: &quot;2016/11/02/7409/22610&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4T00:00:00+01:00&quot;, &quot;dataZakonczeniaUslugi&quot;: &quot;2017-02-24T00:00:00+01:00&quot;, &quot;cenaBruttoZaUczestnika&quot;: 49500, &quot;czyUslugaDofinansowana&quot;: false, &quot;materialyDlaUczestnikow&quot;: null, &quot;kosztCertyfikowaniaNetto&quot;: null, &quot;czyCenaDotyczyCalejUslugi&quot;: false, &quot;dataZakonczeniaRekrutacji&quot;: &quot;2017-02-21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10, "adres": {"idKraju": null, "idUlicy": null, "telefon": null, "nazwaKraju": null, "nazwaUlicy": "Św. Siostry Faustyny", "kodPocztowy": null, "numerLokalu": "-", "numerBudynku": null, "idWojewodztwa": 6, "idMiejscowosci": null, "nazwaWojewodztwa": "małopolskie", "nazwaMiejscowosci": "Kraków", "dlugoscGeograficzna": null, "szerokoscGeograficzna": null}, "numer": "2016/11/02/7409/22610",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4T00:00:00+01:00", "dataZakonczeniaUslugi": "2017-02-24T00:00:00+01:00", "cenaBruttoZaUczestnika": 49500, "czyUslugaDofinansowana": false, "materialyDlaUczestnikow": null, "kosztCertyfikowaniaNetto": null, "czyCenaDotyczyCalejUslugi": false, "dataZakonczeniaRekrutacji": "2017-02-21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598076">
            <text:p>2025-12-16 15:53:55.598076</text:p>
          </table:table-cell>
          <table:table-cell office:value-type="string" office:string-value="2025-12-16 15:53:55.598076">
            <text:p>2025-12-16 15:53:55.598076</text:p>
          </table:table-cell>
        </table:table-row>
        <table:table-row>
          <table:table-cell office:value-type="float" office:value="22608">
            <text:p>22608</text:p>
          </table:table-cell>
          <table:table-cell office:value-type="string" office:string-value="2016/11/02/7409/22608">
            <text:p>2016/11/02/7409/22608</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4 00:00:00">
            <text:p>2017-02-24 00:00:00</text:p>
          </table:table-cell>
          <table:table-cell office:value-type="string" office:string-value="2017-02-24 00:00:00">
            <text:p>2017-02-24 00:00:00</text:p>
          </table:table-cell>
          <table:table-cell office:value-type="string" office:string-value="2017-02-21 00:00:00">
            <text:p>2017-02-21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Św. Siostry Faustyny&quot;, &quot;kodPocztowy&quot;: null, &quot;numerLokalu&quot;: &quot;-&quot;, &quot;numerBudynku&quot;: null, &quot;idWojewodztwa&quot;: 6, &quot;idMiejscowosci&quot;: null, &quot;nazwaWojewodztwa&quot;: &quot;małopolskie&quot;, &quot;nazwaMiejscowosci&quot;: &quot;Kraków&quot;, &quot;dlugoscGeograficzna&quot;: null, &quot;szerokoscGeograficzna&quot;: null}">
            <text:p>{"idKraju": null, "idUlicy": null, "telefon": null, "nazwaKraju": null, "nazwaUlicy": "Św. Siostry Faustyny", "kodPocztowy": null, "numerLokalu": "-", "numerBudynku": null, "idWojewodztwa": 6, "idMiejscowosci": null, "nazwaWojewodztwa": "małopolskie", "nazwaMiejscowosci": "Kraków",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08, &quot;adres&quot;: {&quot;idKraju&quot;: null, &quot;idUlicy&quot;: null, &quot;telefon&quot;: null, &quot;nazwaKraju&quot;: null, &quot;nazwaUlicy&quot;: &quot;Św. Siostry Faustyny&quot;, &quot;kodPocztowy&quot;: null, &quot;numerLokalu&quot;: &quot;-&quot;, &quot;numerBudynku&quot;: null, &quot;idWojewodztwa&quot;: 6, &quot;idMiejscowosci&quot;: null, &quot;nazwaWojewodztwa&quot;: &quot;małopolskie&quot;, &quot;nazwaMiejscowosci&quot;: &quot;Kraków&quot;, &quot;dlugoscGeograficzna&quot;: null, &quot;szerokoscGeograficzna&quot;: null}, &quot;numer&quot;: &quot;2016/11/02/7409/22608&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4T00:00:00+01:00&quot;, &quot;dataZakonczeniaUslugi&quot;: &quot;2017-02-24T00:00:00+01:00&quot;, &quot;cenaBruttoZaUczestnika&quot;: 49500, &quot;czyUslugaDofinansowana&quot;: false, &quot;materialyDlaUczestnikow&quot;: null, &quot;kosztCertyfikowaniaNetto&quot;: null, &quot;czyCenaDotyczyCalejUslugi&quot;: false, &quot;dataZakonczeniaRekrutacji&quot;: &quot;2017-02-21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08, "adres": {"idKraju": null, "idUlicy": null, "telefon": null, "nazwaKraju": null, "nazwaUlicy": "Św. Siostry Faustyny", "kodPocztowy": null, "numerLokalu": "-", "numerBudynku": null, "idWojewodztwa": 6, "idMiejscowosci": null, "nazwaWojewodztwa": "małopolskie", "nazwaMiejscowosci": "Kraków", "dlugoscGeograficzna": null, "szerokoscGeograficzna": null}, "numer": "2016/11/02/7409/22608",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4T00:00:00+01:00", "dataZakonczeniaUslugi": "2017-02-24T00:00:00+01:00", "cenaBruttoZaUczestnika": 49500, "czyUslugaDofinansowana": false, "materialyDlaUczestnikow": null, "kosztCertyfikowaniaNetto": null, "czyCenaDotyczyCalejUslugi": false, "dataZakonczeniaRekrutacji": "2017-02-21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597401">
            <text:p>2025-12-16 15:53:55.597401</text:p>
          </table:table-cell>
          <table:table-cell office:value-type="string" office:string-value="2025-12-16 15:53:55.597401">
            <text:p>2025-12-16 15:53:55.597401</text:p>
          </table:table-cell>
        </table:table-row>
        <table:table-row>
          <table:table-cell office:value-type="float" office:value="22607">
            <text:p>22607</text:p>
          </table:table-cell>
          <table:table-cell office:value-type="string" office:string-value="2016/11/02/7409/22607">
            <text:p>2016/11/02/7409/22607</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4 00:00:00">
            <text:p>2017-02-24 00:00:00</text:p>
          </table:table-cell>
          <table:table-cell office:value-type="string" office:string-value="2017-02-24 00:00:00">
            <text:p>2017-02-24 00:00:00</text:p>
          </table:table-cell>
          <table:table-cell office:value-type="string" office:string-value="2017-02-21 00:00:00">
            <text:p>2017-02-21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Św. Siostry Faustyny&quot;, &quot;kodPocztowy&quot;: null, &quot;numerLokalu&quot;: &quot;-&quot;, &quot;numerBudynku&quot;: null, &quot;idWojewodztwa&quot;: 6, &quot;idMiejscowosci&quot;: null, &quot;nazwaWojewodztwa&quot;: &quot;małopolskie&quot;, &quot;nazwaMiejscowosci&quot;: &quot;Kraków&quot;, &quot;dlugoscGeograficzna&quot;: null, &quot;szerokoscGeograficzna&quot;: null}">
            <text:p>{"idKraju": null, "idUlicy": null, "telefon": null, "nazwaKraju": null, "nazwaUlicy": "Św. Siostry Faustyny", "kodPocztowy": null, "numerLokalu": "-", "numerBudynku": null, "idWojewodztwa": 6, "idMiejscowosci": null, "nazwaWojewodztwa": "małopolskie", "nazwaMiejscowosci": "Kraków",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07, &quot;adres&quot;: {&quot;idKraju&quot;: null, &quot;idUlicy&quot;: null, &quot;telefon&quot;: null, &quot;nazwaKraju&quot;: null, &quot;nazwaUlicy&quot;: &quot;Św. Siostry Faustyny&quot;, &quot;kodPocztowy&quot;: null, &quot;numerLokalu&quot;: &quot;-&quot;, &quot;numerBudynku&quot;: null, &quot;idWojewodztwa&quot;: 6, &quot;idMiejscowosci&quot;: null, &quot;nazwaWojewodztwa&quot;: &quot;małopolskie&quot;, &quot;nazwaMiejscowosci&quot;: &quot;Kraków&quot;, &quot;dlugoscGeograficzna&quot;: null, &quot;szerokoscGeograficzna&quot;: null}, &quot;numer&quot;: &quot;2016/11/02/7409/22607&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4T00:00:00+01:00&quot;, &quot;dataZakonczeniaUslugi&quot;: &quot;2017-02-24T00:00:00+01:00&quot;, &quot;cenaBruttoZaUczestnika&quot;: 49500, &quot;czyUslugaDofinansowana&quot;: false, &quot;materialyDlaUczestnikow&quot;: null, &quot;kosztCertyfikowaniaNetto&quot;: null, &quot;czyCenaDotyczyCalejUslugi&quot;: false, &quot;dataZakonczeniaRekrutacji&quot;: &quot;2017-02-21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07, "adres": {"idKraju": null, "idUlicy": null, "telefon": null, "nazwaKraju": null, "nazwaUlicy": "Św. Siostry Faustyny", "kodPocztowy": null, "numerLokalu": "-", "numerBudynku": null, "idWojewodztwa": 6, "idMiejscowosci": null, "nazwaWojewodztwa": "małopolskie", "nazwaMiejscowosci": "Kraków", "dlugoscGeograficzna": null, "szerokoscGeograficzna": null}, "numer": "2016/11/02/7409/22607",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4T00:00:00+01:00", "dataZakonczeniaUslugi": "2017-02-24T00:00:00+01:00", "cenaBruttoZaUczestnika": 49500, "czyUslugaDofinansowana": false, "materialyDlaUczestnikow": null, "kosztCertyfikowaniaNetto": null, "czyCenaDotyczyCalejUslugi": false, "dataZakonczeniaRekrutacji": "2017-02-21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596433">
            <text:p>2025-12-16 15:53:55.596433</text:p>
          </table:table-cell>
          <table:table-cell office:value-type="string" office:string-value="2025-12-16 15:53:55.596433">
            <text:p>2025-12-16 15:53:55.596433</text:p>
          </table:table-cell>
        </table:table-row>
        <table:table-row>
          <table:table-cell office:value-type="float" office:value="22606">
            <text:p>22606</text:p>
          </table:table-cell>
          <table:table-cell office:value-type="string" office:string-value="2016/11/02/7409/22606">
            <text:p>2016/11/02/7409/22606</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4 00:00:00">
            <text:p>2017-02-24 00:00:00</text:p>
          </table:table-cell>
          <table:table-cell office:value-type="string" office:string-value="2017-02-24 00:00:00">
            <text:p>2017-02-24 00:00:00</text:p>
          </table:table-cell>
          <table:table-cell office:value-type="string" office:string-value="2017-02-21 00:00:00">
            <text:p>2017-02-21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Św. Siostry Faustyny&quot;, &quot;kodPocztowy&quot;: null, &quot;numerLokalu&quot;: &quot;-&quot;, &quot;numerBudynku&quot;: null, &quot;idWojewodztwa&quot;: 6, &quot;idMiejscowosci&quot;: null, &quot;nazwaWojewodztwa&quot;: &quot;małopolskie&quot;, &quot;nazwaMiejscowosci&quot;: &quot;Kraków&quot;, &quot;dlugoscGeograficzna&quot;: null, &quot;szerokoscGeograficzna&quot;: null}">
            <text:p>{"idKraju": null, "idUlicy": null, "telefon": null, "nazwaKraju": null, "nazwaUlicy": "Św. Siostry Faustyny", "kodPocztowy": null, "numerLokalu": "-", "numerBudynku": null, "idWojewodztwa": 6, "idMiejscowosci": null, "nazwaWojewodztwa": "małopolskie", "nazwaMiejscowosci": "Kraków",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06, &quot;adres&quot;: {&quot;idKraju&quot;: null, &quot;idUlicy&quot;: null, &quot;telefon&quot;: null, &quot;nazwaKraju&quot;: null, &quot;nazwaUlicy&quot;: &quot;Św. Siostry Faustyny&quot;, &quot;kodPocztowy&quot;: null, &quot;numerLokalu&quot;: &quot;-&quot;, &quot;numerBudynku&quot;: null, &quot;idWojewodztwa&quot;: 6, &quot;idMiejscowosci&quot;: null, &quot;nazwaWojewodztwa&quot;: &quot;małopolskie&quot;, &quot;nazwaMiejscowosci&quot;: &quot;Kraków&quot;, &quot;dlugoscGeograficzna&quot;: null, &quot;szerokoscGeograficzna&quot;: null}, &quot;numer&quot;: &quot;2016/11/02/7409/22606&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4T00:00:00+01:00&quot;, &quot;dataZakonczeniaUslugi&quot;: &quot;2017-02-24T00:00:00+01:00&quot;, &quot;cenaBruttoZaUczestnika&quot;: 49500, &quot;czyUslugaDofinansowana&quot;: false, &quot;materialyDlaUczestnikow&quot;: null, &quot;kosztCertyfikowaniaNetto&quot;: null, &quot;czyCenaDotyczyCalejUslugi&quot;: false, &quot;dataZakonczeniaRekrutacji&quot;: &quot;2017-02-21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06, "adres": {"idKraju": null, "idUlicy": null, "telefon": null, "nazwaKraju": null, "nazwaUlicy": "Św. Siostry Faustyny", "kodPocztowy": null, "numerLokalu": "-", "numerBudynku": null, "idWojewodztwa": 6, "idMiejscowosci": null, "nazwaWojewodztwa": "małopolskie", "nazwaMiejscowosci": "Kraków", "dlugoscGeograficzna": null, "szerokoscGeograficzna": null}, "numer": "2016/11/02/7409/22606",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4T00:00:00+01:00", "dataZakonczeniaUslugi": "2017-02-24T00:00:00+01:00", "cenaBruttoZaUczestnika": 49500, "czyUslugaDofinansowana": false, "materialyDlaUczestnikow": null, "kosztCertyfikowaniaNetto": null, "czyCenaDotyczyCalejUslugi": false, "dataZakonczeniaRekrutacji": "2017-02-21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595317">
            <text:p>2025-12-16 15:53:55.595317</text:p>
          </table:table-cell>
          <table:table-cell office:value-type="string" office:string-value="2025-12-16 15:53:55.595317">
            <text:p>2025-12-16 15:53:55.595317</text:p>
          </table:table-cell>
        </table:table-row>
        <table:table-row>
          <table:table-cell office:value-type="float" office:value="22605">
            <text:p>22605</text:p>
          </table:table-cell>
          <table:table-cell office:value-type="string" office:string-value="2016/11/02/7409/22605">
            <text:p>2016/11/02/7409/22605</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4 00:00:00">
            <text:p>2017-02-24 00:00:00</text:p>
          </table:table-cell>
          <table:table-cell office:value-type="string" office:string-value="2017-02-24 00:00:00">
            <text:p>2017-02-24 00:00:00</text:p>
          </table:table-cell>
          <table:table-cell office:value-type="string" office:string-value="2017-02-21 00:00:00">
            <text:p>2017-02-21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Św. Siostry Faustyny&quot;, &quot;kodPocztowy&quot;: null, &quot;numerLokalu&quot;: &quot;-&quot;, &quot;numerBudynku&quot;: null, &quot;idWojewodztwa&quot;: 6, &quot;idMiejscowosci&quot;: null, &quot;nazwaWojewodztwa&quot;: &quot;małopolskie&quot;, &quot;nazwaMiejscowosci&quot;: &quot;Kraków&quot;, &quot;dlugoscGeograficzna&quot;: null, &quot;szerokoscGeograficzna&quot;: null}">
            <text:p>{"idKraju": null, "idUlicy": null, "telefon": null, "nazwaKraju": null, "nazwaUlicy": "Św. Siostry Faustyny", "kodPocztowy": null, "numerLokalu": "-", "numerBudynku": null, "idWojewodztwa": 6, "idMiejscowosci": null, "nazwaWojewodztwa": "małopolskie", "nazwaMiejscowosci": "Kraków",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05, &quot;adres&quot;: {&quot;idKraju&quot;: null, &quot;idUlicy&quot;: null, &quot;telefon&quot;: null, &quot;nazwaKraju&quot;: null, &quot;nazwaUlicy&quot;: &quot;Św. Siostry Faustyny&quot;, &quot;kodPocztowy&quot;: null, &quot;numerLokalu&quot;: &quot;-&quot;, &quot;numerBudynku&quot;: null, &quot;idWojewodztwa&quot;: 6, &quot;idMiejscowosci&quot;: null, &quot;nazwaWojewodztwa&quot;: &quot;małopolskie&quot;, &quot;nazwaMiejscowosci&quot;: &quot;Kraków&quot;, &quot;dlugoscGeograficzna&quot;: null, &quot;szerokoscGeograficzna&quot;: null}, &quot;numer&quot;: &quot;2016/11/02/7409/22605&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4T00:00:00+01:00&quot;, &quot;dataZakonczeniaUslugi&quot;: &quot;2017-02-24T00:00:00+01:00&quot;, &quot;cenaBruttoZaUczestnika&quot;: 49500, &quot;czyUslugaDofinansowana&quot;: false, &quot;materialyDlaUczestnikow&quot;: null, &quot;kosztCertyfikowaniaNetto&quot;: null, &quot;czyCenaDotyczyCalejUslugi&quot;: false, &quot;dataZakonczeniaRekrutacji&quot;: &quot;2017-02-21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05, "adres": {"idKraju": null, "idUlicy": null, "telefon": null, "nazwaKraju": null, "nazwaUlicy": "Św. Siostry Faustyny", "kodPocztowy": null, "numerLokalu": "-", "numerBudynku": null, "idWojewodztwa": 6, "idMiejscowosci": null, "nazwaWojewodztwa": "małopolskie", "nazwaMiejscowosci": "Kraków", "dlugoscGeograficzna": null, "szerokoscGeograficzna": null}, "numer": "2016/11/02/7409/22605",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4T00:00:00+01:00", "dataZakonczeniaUslugi": "2017-02-24T00:00:00+01:00", "cenaBruttoZaUczestnika": 49500, "czyUslugaDofinansowana": false, "materialyDlaUczestnikow": null, "kosztCertyfikowaniaNetto": null, "czyCenaDotyczyCalejUslugi": false, "dataZakonczeniaRekrutacji": "2017-02-21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593641">
            <text:p>2025-12-16 15:53:55.593641</text:p>
          </table:table-cell>
          <table:table-cell office:value-type="string" office:string-value="2025-12-16 15:53:55.593641">
            <text:p>2025-12-16 15:53:55.593641</text:p>
          </table:table-cell>
        </table:table-row>
        <table:table-row>
          <table:table-cell office:value-type="float" office:value="22604">
            <text:p>22604</text:p>
          </table:table-cell>
          <table:table-cell office:value-type="string" office:string-value="2016/11/02/7409/22604">
            <text:p>2016/11/02/7409/22604</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4 00:00:00">
            <text:p>2017-02-24 00:00:00</text:p>
          </table:table-cell>
          <table:table-cell office:value-type="string" office:string-value="2017-02-24 00:00:00">
            <text:p>2017-02-24 00:00:00</text:p>
          </table:table-cell>
          <table:table-cell office:value-type="string" office:string-value="2017-02-21 00:00:00">
            <text:p>2017-02-21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Św. Siostry Faustyny&quot;, &quot;kodPocztowy&quot;: null, &quot;numerLokalu&quot;: &quot;-&quot;, &quot;numerBudynku&quot;: null, &quot;idWojewodztwa&quot;: 6, &quot;idMiejscowosci&quot;: null, &quot;nazwaWojewodztwa&quot;: &quot;małopolskie&quot;, &quot;nazwaMiejscowosci&quot;: &quot;Kraków&quot;, &quot;dlugoscGeograficzna&quot;: null, &quot;szerokoscGeograficzna&quot;: null}">
            <text:p>{"idKraju": null, "idUlicy": null, "telefon": null, "nazwaKraju": null, "nazwaUlicy": "Św. Siostry Faustyny", "kodPocztowy": null, "numerLokalu": "-", "numerBudynku": null, "idWojewodztwa": 6, "idMiejscowosci": null, "nazwaWojewodztwa": "małopolskie", "nazwaMiejscowosci": "Kraków",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04, &quot;adres&quot;: {&quot;idKraju&quot;: null, &quot;idUlicy&quot;: null, &quot;telefon&quot;: null, &quot;nazwaKraju&quot;: null, &quot;nazwaUlicy&quot;: &quot;Św. Siostry Faustyny&quot;, &quot;kodPocztowy&quot;: null, &quot;numerLokalu&quot;: &quot;-&quot;, &quot;numerBudynku&quot;: null, &quot;idWojewodztwa&quot;: 6, &quot;idMiejscowosci&quot;: null, &quot;nazwaWojewodztwa&quot;: &quot;małopolskie&quot;, &quot;nazwaMiejscowosci&quot;: &quot;Kraków&quot;, &quot;dlugoscGeograficzna&quot;: null, &quot;szerokoscGeograficzna&quot;: null}, &quot;numer&quot;: &quot;2016/11/02/7409/22604&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4T00:00:00+01:00&quot;, &quot;dataZakonczeniaUslugi&quot;: &quot;2017-02-24T00:00:00+01:00&quot;, &quot;cenaBruttoZaUczestnika&quot;: 49500, &quot;czyUslugaDofinansowana&quot;: false, &quot;materialyDlaUczestnikow&quot;: null, &quot;kosztCertyfikowaniaNetto&quot;: null, &quot;czyCenaDotyczyCalejUslugi&quot;: false, &quot;dataZakonczeniaRekrutacji&quot;: &quot;2017-02-21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04, "adres": {"idKraju": null, "idUlicy": null, "telefon": null, "nazwaKraju": null, "nazwaUlicy": "Św. Siostry Faustyny", "kodPocztowy": null, "numerLokalu": "-", "numerBudynku": null, "idWojewodztwa": 6, "idMiejscowosci": null, "nazwaWojewodztwa": "małopolskie", "nazwaMiejscowosci": "Kraków", "dlugoscGeograficzna": null, "szerokoscGeograficzna": null}, "numer": "2016/11/02/7409/22604",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4T00:00:00+01:00", "dataZakonczeniaUslugi": "2017-02-24T00:00:00+01:00", "cenaBruttoZaUczestnika": 49500, "czyUslugaDofinansowana": false, "materialyDlaUczestnikow": null, "kosztCertyfikowaniaNetto": null, "czyCenaDotyczyCalejUslugi": false, "dataZakonczeniaRekrutacji": "2017-02-21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592609">
            <text:p>2025-12-16 15:53:55.592609</text:p>
          </table:table-cell>
          <table:table-cell office:value-type="string" office:string-value="2025-12-16 15:53:55.592609">
            <text:p>2025-12-16 15:53:55.592609</text:p>
          </table:table-cell>
        </table:table-row>
        <table:table-row>
          <table:table-cell office:value-type="float" office:value="22603">
            <text:p>22603</text:p>
          </table:table-cell>
          <table:table-cell office:value-type="string" office:string-value="2016/11/02/7409/22603">
            <text:p>2016/11/02/7409/22603</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4 00:00:00">
            <text:p>2017-02-24 00:00:00</text:p>
          </table:table-cell>
          <table:table-cell office:value-type="string" office:string-value="2017-02-24 00:00:00">
            <text:p>2017-02-24 00:00:00</text:p>
          </table:table-cell>
          <table:table-cell office:value-type="string" office:string-value="2017-02-21 00:00:00">
            <text:p>2017-02-21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Św. Siostry Faustyny&quot;, &quot;kodPocztowy&quot;: null, &quot;numerLokalu&quot;: &quot;-&quot;, &quot;numerBudynku&quot;: null, &quot;idWojewodztwa&quot;: 6, &quot;idMiejscowosci&quot;: null, &quot;nazwaWojewodztwa&quot;: &quot;małopolskie&quot;, &quot;nazwaMiejscowosci&quot;: &quot;Kraków&quot;, &quot;dlugoscGeograficzna&quot;: null, &quot;szerokoscGeograficzna&quot;: null}">
            <text:p>{"idKraju": null, "idUlicy": null, "telefon": null, "nazwaKraju": null, "nazwaUlicy": "Św. Siostry Faustyny", "kodPocztowy": null, "numerLokalu": "-", "numerBudynku": null, "idWojewodztwa": 6, "idMiejscowosci": null, "nazwaWojewodztwa": "małopolskie", "nazwaMiejscowosci": "Kraków",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03, &quot;adres&quot;: {&quot;idKraju&quot;: null, &quot;idUlicy&quot;: null, &quot;telefon&quot;: null, &quot;nazwaKraju&quot;: null, &quot;nazwaUlicy&quot;: &quot;Św. Siostry Faustyny&quot;, &quot;kodPocztowy&quot;: null, &quot;numerLokalu&quot;: &quot;-&quot;, &quot;numerBudynku&quot;: null, &quot;idWojewodztwa&quot;: 6, &quot;idMiejscowosci&quot;: null, &quot;nazwaWojewodztwa&quot;: &quot;małopolskie&quot;, &quot;nazwaMiejscowosci&quot;: &quot;Kraków&quot;, &quot;dlugoscGeograficzna&quot;: null, &quot;szerokoscGeograficzna&quot;: null}, &quot;numer&quot;: &quot;2016/11/02/7409/22603&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4T00:00:00+01:00&quot;, &quot;dataZakonczeniaUslugi&quot;: &quot;2017-02-24T00:00:00+01:00&quot;, &quot;cenaBruttoZaUczestnika&quot;: 49500, &quot;czyUslugaDofinansowana&quot;: false, &quot;materialyDlaUczestnikow&quot;: null, &quot;kosztCertyfikowaniaNetto&quot;: null, &quot;czyCenaDotyczyCalejUslugi&quot;: false, &quot;dataZakonczeniaRekrutacji&quot;: &quot;2017-02-21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03, "adres": {"idKraju": null, "idUlicy": null, "telefon": null, "nazwaKraju": null, "nazwaUlicy": "Św. Siostry Faustyny", "kodPocztowy": null, "numerLokalu": "-", "numerBudynku": null, "idWojewodztwa": 6, "idMiejscowosci": null, "nazwaWojewodztwa": "małopolskie", "nazwaMiejscowosci": "Kraków", "dlugoscGeograficzna": null, "szerokoscGeograficzna": null}, "numer": "2016/11/02/7409/22603",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4T00:00:00+01:00", "dataZakonczeniaUslugi": "2017-02-24T00:00:00+01:00", "cenaBruttoZaUczestnika": 49500, "czyUslugaDofinansowana": false, "materialyDlaUczestnikow": null, "kosztCertyfikowaniaNetto": null, "czyCenaDotyczyCalejUslugi": false, "dataZakonczeniaRekrutacji": "2017-02-21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591936">
            <text:p>2025-12-16 15:53:55.591936</text:p>
          </table:table-cell>
          <table:table-cell office:value-type="string" office:string-value="2025-12-16 15:53:55.591936">
            <text:p>2025-12-16 15:53:55.591936</text:p>
          </table:table-cell>
        </table:table-row>
        <table:table-row>
          <table:table-cell office:value-type="float" office:value="22602">
            <text:p>22602</text:p>
          </table:table-cell>
          <table:table-cell office:value-type="string" office:string-value="2016/11/02/7409/22602">
            <text:p>2016/11/02/7409/22602</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2 00:00:00">
            <text:p>2017-02-22 00:00:00</text:p>
          </table:table-cell>
          <table:table-cell office:value-type="string" office:string-value="2017-02-22 00:00:00">
            <text:p>2017-02-22 00:00:00</text:p>
          </table:table-cell>
          <table:table-cell office:value-type="string" office:string-value="2017-02-20 00:00:00">
            <text:p>2017-02-20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209, &quot;idUlicy&quot;: 249124, &quot;telefon&quot;: null, &quot;nazwaKraju&quot;: &quot;Polska&quot;, &quot;nazwaUlicy&quot;: &quot;ul. Henryka Jordana&quot;, &quot;kodPocztowy&quot;: null, &quot;numerLokalu&quot;: &quot;-&quot;, &quot;numerBudynku&quot;: null, &quot;idWojewodztwa&quot;: 12, &quot;idMiejscowosci&quot;: 41631, &quot;nazwaWojewodztwa&quot;: &quot;śląskie&quot;, &quot;nazwaMiejscowosci&quot;: &quot;Katowice&quot;, &quot;dlugoscGeograficzna&quot;: null, &quot;szerokoscGeograficzna&quot;: null}">
            <text:p>{"idKraju": 209, "idUlicy": 249124, "telefon": null, "nazwaKraju": "Polska", "nazwaUlicy": "ul. Henryka Jordana", "kodPocztowy": null, "numerLokalu": "-", "numerBudynku": null, "idWojewodztwa": 12, "idMiejscowosci": 41631, "nazwaWojewodztwa": "śląskie", "nazwaMiejscowosci": "Katowice",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02, &quot;adres&quot;: {&quot;idKraju&quot;: 209, &quot;idUlicy&quot;: 249124, &quot;telefon&quot;: null, &quot;nazwaKraju&quot;: &quot;Polska&quot;, &quot;nazwaUlicy&quot;: &quot;ul. Henryka Jordana&quot;, &quot;kodPocztowy&quot;: null, &quot;numerLokalu&quot;: &quot;-&quot;, &quot;numerBudynku&quot;: null, &quot;idWojewodztwa&quot;: 12, &quot;idMiejscowosci&quot;: 41631, &quot;nazwaWojewodztwa&quot;: &quot;śląskie&quot;, &quot;nazwaMiejscowosci&quot;: &quot;Katowice&quot;, &quot;dlugoscGeograficzna&quot;: null, &quot;szerokoscGeograficzna&quot;: null}, &quot;numer&quot;: &quot;2016/11/02/7409/22602&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2T00:00:00+01:00&quot;, &quot;dataZakonczeniaUslugi&quot;: &quot;2017-02-22T00:00:00+01:00&quot;, &quot;cenaBruttoZaUczestnika&quot;: 49500, &quot;czyUslugaDofinansowana&quot;: false, &quot;materialyDlaUczestnikow&quot;: null, &quot;kosztCertyfikowaniaNetto&quot;: null, &quot;czyCenaDotyczyCalejUslugi&quot;: false, &quot;dataZakonczeniaRekrutacji&quot;: &quot;2017-02-20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02, "adres": {"idKraju": 209, "idUlicy": 249124, "telefon": null, "nazwaKraju": "Polska", "nazwaUlicy": "ul. Henryka Jordana", "kodPocztowy": null, "numerLokalu": "-", "numerBudynku": null, "idWojewodztwa": 12, "idMiejscowosci": 41631, "nazwaWojewodztwa": "śląskie", "nazwaMiejscowosci": "Katowice", "dlugoscGeograficzna": null, "szerokoscGeograficzna": null}, "numer": "2016/11/02/7409/22602",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2T00:00:00+01:00", "dataZakonczeniaUslugi": "2017-02-22T00:00:00+01:00", "cenaBruttoZaUczestnika": 49500, "czyUslugaDofinansowana": false, "materialyDlaUczestnikow": null, "kosztCertyfikowaniaNetto": null, "czyCenaDotyczyCalejUslugi": false, "dataZakonczeniaRekrutacji": "2017-02-20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590683">
            <text:p>2025-12-16 15:53:55.590683</text:p>
          </table:table-cell>
          <table:table-cell office:value-type="string" office:string-value="2025-12-16 15:53:55.590683">
            <text:p>2025-12-16 15:53:55.590683</text:p>
          </table:table-cell>
        </table:table-row>
        <table:table-row>
          <table:table-cell office:value-type="float" office:value="22601">
            <text:p>22601</text:p>
          </table:table-cell>
          <table:table-cell office:value-type="string" office:string-value="2016/11/02/7409/22601">
            <text:p>2016/11/02/7409/22601</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2 00:00:00">
            <text:p>2017-02-22 00:00:00</text:p>
          </table:table-cell>
          <table:table-cell office:value-type="string" office:string-value="2017-02-22 00:00:00">
            <text:p>2017-02-22 00:00:00</text:p>
          </table:table-cell>
          <table:table-cell office:value-type="string" office:string-value="2017-02-20 00:00:00">
            <text:p>2017-02-20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209, &quot;idUlicy&quot;: 249124, &quot;telefon&quot;: null, &quot;nazwaKraju&quot;: &quot;Polska&quot;, &quot;nazwaUlicy&quot;: &quot;ul. Henryka Jordana&quot;, &quot;kodPocztowy&quot;: null, &quot;numerLokalu&quot;: &quot;-&quot;, &quot;numerBudynku&quot;: null, &quot;idWojewodztwa&quot;: 12, &quot;idMiejscowosci&quot;: 41631, &quot;nazwaWojewodztwa&quot;: &quot;śląskie&quot;, &quot;nazwaMiejscowosci&quot;: &quot;Katowice&quot;, &quot;dlugoscGeograficzna&quot;: null, &quot;szerokoscGeograficzna&quot;: null}">
            <text:p>{"idKraju": 209, "idUlicy": 249124, "telefon": null, "nazwaKraju": "Polska", "nazwaUlicy": "ul. Henryka Jordana", "kodPocztowy": null, "numerLokalu": "-", "numerBudynku": null, "idWojewodztwa": 12, "idMiejscowosci": 41631, "nazwaWojewodztwa": "śląskie", "nazwaMiejscowosci": "Katowice",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01, &quot;adres&quot;: {&quot;idKraju&quot;: 209, &quot;idUlicy&quot;: 249124, &quot;telefon&quot;: null, &quot;nazwaKraju&quot;: &quot;Polska&quot;, &quot;nazwaUlicy&quot;: &quot;ul. Henryka Jordana&quot;, &quot;kodPocztowy&quot;: null, &quot;numerLokalu&quot;: &quot;-&quot;, &quot;numerBudynku&quot;: null, &quot;idWojewodztwa&quot;: 12, &quot;idMiejscowosci&quot;: 41631, &quot;nazwaWojewodztwa&quot;: &quot;śląskie&quot;, &quot;nazwaMiejscowosci&quot;: &quot;Katowice&quot;, &quot;dlugoscGeograficzna&quot;: null, &quot;szerokoscGeograficzna&quot;: null}, &quot;numer&quot;: &quot;2016/11/02/7409/22601&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2T00:00:00+01:00&quot;, &quot;dataZakonczeniaUslugi&quot;: &quot;2017-02-22T00:00:00+01:00&quot;, &quot;cenaBruttoZaUczestnika&quot;: 49500, &quot;czyUslugaDofinansowana&quot;: false, &quot;materialyDlaUczestnikow&quot;: null, &quot;kosztCertyfikowaniaNetto&quot;: null, &quot;czyCenaDotyczyCalejUslugi&quot;: false, &quot;dataZakonczeniaRekrutacji&quot;: &quot;2017-02-20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01, "adres": {"idKraju": 209, "idUlicy": 249124, "telefon": null, "nazwaKraju": "Polska", "nazwaUlicy": "ul. Henryka Jordana", "kodPocztowy": null, "numerLokalu": "-", "numerBudynku": null, "idWojewodztwa": 12, "idMiejscowosci": 41631, "nazwaWojewodztwa": "śląskie", "nazwaMiejscowosci": "Katowice", "dlugoscGeograficzna": null, "szerokoscGeograficzna": null}, "numer": "2016/11/02/7409/22601",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2T00:00:00+01:00", "dataZakonczeniaUslugi": "2017-02-22T00:00:00+01:00", "cenaBruttoZaUczestnika": 49500, "czyUslugaDofinansowana": false, "materialyDlaUczestnikow": null, "kosztCertyfikowaniaNetto": null, "czyCenaDotyczyCalejUslugi": false, "dataZakonczeniaRekrutacji": "2017-02-20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589836">
            <text:p>2025-12-16 15:53:55.589836</text:p>
          </table:table-cell>
          <table:table-cell office:value-type="string" office:string-value="2025-12-16 15:53:55.589836">
            <text:p>2025-12-16 15:53:55.589836</text:p>
          </table:table-cell>
        </table:table-row>
        <table:table-row>
          <table:table-cell office:value-type="float" office:value="22600">
            <text:p>22600</text:p>
          </table:table-cell>
          <table:table-cell office:value-type="string" office:string-value="2016/11/02/7409/22600">
            <text:p>2016/11/02/7409/22600</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2 00:00:00">
            <text:p>2017-02-22 00:00:00</text:p>
          </table:table-cell>
          <table:table-cell office:value-type="string" office:string-value="2017-02-22 00:00:00">
            <text:p>2017-02-22 00:00:00</text:p>
          </table:table-cell>
          <table:table-cell office:value-type="string" office:string-value="2017-02-20 00:00:00">
            <text:p>2017-02-20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209, &quot;idUlicy&quot;: 249124, &quot;telefon&quot;: null, &quot;nazwaKraju&quot;: &quot;Polska&quot;, &quot;nazwaUlicy&quot;: &quot;ul. Henryka Jordana&quot;, &quot;kodPocztowy&quot;: null, &quot;numerLokalu&quot;: &quot;-&quot;, &quot;numerBudynku&quot;: null, &quot;idWojewodztwa&quot;: 12, &quot;idMiejscowosci&quot;: 41631, &quot;nazwaWojewodztwa&quot;: &quot;śląskie&quot;, &quot;nazwaMiejscowosci&quot;: &quot;Katowice&quot;, &quot;dlugoscGeograficzna&quot;: null, &quot;szerokoscGeograficzna&quot;: null}">
            <text:p>{"idKraju": 209, "idUlicy": 249124, "telefon": null, "nazwaKraju": "Polska", "nazwaUlicy": "ul. Henryka Jordana", "kodPocztowy": null, "numerLokalu": "-", "numerBudynku": null, "idWojewodztwa": 12, "idMiejscowosci": 41631, "nazwaWojewodztwa": "śląskie", "nazwaMiejscowosci": "Katowice",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00, &quot;adres&quot;: {&quot;idKraju&quot;: 209, &quot;idUlicy&quot;: 249124, &quot;telefon&quot;: null, &quot;nazwaKraju&quot;: &quot;Polska&quot;, &quot;nazwaUlicy&quot;: &quot;ul. Henryka Jordana&quot;, &quot;kodPocztowy&quot;: null, &quot;numerLokalu&quot;: &quot;-&quot;, &quot;numerBudynku&quot;: null, &quot;idWojewodztwa&quot;: 12, &quot;idMiejscowosci&quot;: 41631, &quot;nazwaWojewodztwa&quot;: &quot;śląskie&quot;, &quot;nazwaMiejscowosci&quot;: &quot;Katowice&quot;, &quot;dlugoscGeograficzna&quot;: null, &quot;szerokoscGeograficzna&quot;: null}, &quot;numer&quot;: &quot;2016/11/02/7409/22600&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2T00:00:00+01:00&quot;, &quot;dataZakonczeniaUslugi&quot;: &quot;2017-02-22T00:00:00+01:00&quot;, &quot;cenaBruttoZaUczestnika&quot;: 49500, &quot;czyUslugaDofinansowana&quot;: false, &quot;materialyDlaUczestnikow&quot;: null, &quot;kosztCertyfikowaniaNetto&quot;: null, &quot;czyCenaDotyczyCalejUslugi&quot;: false, &quot;dataZakonczeniaRekrutacji&quot;: &quot;2017-02-20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00, "adres": {"idKraju": 209, "idUlicy": 249124, "telefon": null, "nazwaKraju": "Polska", "nazwaUlicy": "ul. Henryka Jordana", "kodPocztowy": null, "numerLokalu": "-", "numerBudynku": null, "idWojewodztwa": 12, "idMiejscowosci": 41631, "nazwaWojewodztwa": "śląskie", "nazwaMiejscowosci": "Katowice", "dlugoscGeograficzna": null, "szerokoscGeograficzna": null}, "numer": "2016/11/02/7409/22600",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2T00:00:00+01:00", "dataZakonczeniaUslugi": "2017-02-22T00:00:00+01:00", "cenaBruttoZaUczestnika": 49500, "czyUslugaDofinansowana": false, "materialyDlaUczestnikow": null, "kosztCertyfikowaniaNetto": null, "czyCenaDotyczyCalejUslugi": false, "dataZakonczeniaRekrutacji": "2017-02-20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587585">
            <text:p>2025-12-16 15:53:55.587585</text:p>
          </table:table-cell>
          <table:table-cell office:value-type="string" office:string-value="2025-12-16 15:53:55.587585">
            <text:p>2025-12-16 15:53:55.587585</text:p>
          </table:table-cell>
        </table:table-row>
        <table:table-row>
          <table:table-cell office:value-type="float" office:value="22599">
            <text:p>22599</text:p>
          </table:table-cell>
          <table:table-cell office:value-type="string" office:string-value="2016/11/02/7409/22599">
            <text:p>2016/11/02/7409/22599</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2 00:00:00">
            <text:p>2017-02-22 00:00:00</text:p>
          </table:table-cell>
          <table:table-cell office:value-type="string" office:string-value="2017-02-22 00:00:00">
            <text:p>2017-02-22 00:00:00</text:p>
          </table:table-cell>
          <table:table-cell office:value-type="string" office:string-value="2017-02-20 00:00:00">
            <text:p>2017-02-20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209, &quot;idUlicy&quot;: 249124, &quot;telefon&quot;: null, &quot;nazwaKraju&quot;: &quot;Polska&quot;, &quot;nazwaUlicy&quot;: &quot;ul. Henryka Jordana&quot;, &quot;kodPocztowy&quot;: null, &quot;numerLokalu&quot;: &quot;-&quot;, &quot;numerBudynku&quot;: null, &quot;idWojewodztwa&quot;: 12, &quot;idMiejscowosci&quot;: 41631, &quot;nazwaWojewodztwa&quot;: &quot;śląskie&quot;, &quot;nazwaMiejscowosci&quot;: &quot;Katowice&quot;, &quot;dlugoscGeograficzna&quot;: null, &quot;szerokoscGeograficzna&quot;: null}">
            <text:p>{"idKraju": 209, "idUlicy": 249124, "telefon": null, "nazwaKraju": "Polska", "nazwaUlicy": "ul. Henryka Jordana", "kodPocztowy": null, "numerLokalu": "-", "numerBudynku": null, "idWojewodztwa": 12, "idMiejscowosci": 41631, "nazwaWojewodztwa": "śląskie", "nazwaMiejscowosci": "Katowice",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99, &quot;adres&quot;: {&quot;idKraju&quot;: 209, &quot;idUlicy&quot;: 249124, &quot;telefon&quot;: null, &quot;nazwaKraju&quot;: &quot;Polska&quot;, &quot;nazwaUlicy&quot;: &quot;ul. Henryka Jordana&quot;, &quot;kodPocztowy&quot;: null, &quot;numerLokalu&quot;: &quot;-&quot;, &quot;numerBudynku&quot;: null, &quot;idWojewodztwa&quot;: 12, &quot;idMiejscowosci&quot;: 41631, &quot;nazwaWojewodztwa&quot;: &quot;śląskie&quot;, &quot;nazwaMiejscowosci&quot;: &quot;Katowice&quot;, &quot;dlugoscGeograficzna&quot;: null, &quot;szerokoscGeograficzna&quot;: null}, &quot;numer&quot;: &quot;2016/11/02/7409/22599&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2T00:00:00+01:00&quot;, &quot;dataZakonczeniaUslugi&quot;: &quot;2017-02-22T00:00:00+01:00&quot;, &quot;cenaBruttoZaUczestnika&quot;: 49500, &quot;czyUslugaDofinansowana&quot;: false, &quot;materialyDlaUczestnikow&quot;: null, &quot;kosztCertyfikowaniaNetto&quot;: null, &quot;czyCenaDotyczyCalejUslugi&quot;: false, &quot;dataZakonczeniaRekrutacji&quot;: &quot;2017-02-20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99, "adres": {"idKraju": 209, "idUlicy": 249124, "telefon": null, "nazwaKraju": "Polska", "nazwaUlicy": "ul. Henryka Jordana", "kodPocztowy": null, "numerLokalu": "-", "numerBudynku": null, "idWojewodztwa": 12, "idMiejscowosci": 41631, "nazwaWojewodztwa": "śląskie", "nazwaMiejscowosci": "Katowice", "dlugoscGeograficzna": null, "szerokoscGeograficzna": null}, "numer": "2016/11/02/7409/22599",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2T00:00:00+01:00", "dataZakonczeniaUslugi": "2017-02-22T00:00:00+01:00", "cenaBruttoZaUczestnika": 49500, "czyUslugaDofinansowana": false, "materialyDlaUczestnikow": null, "kosztCertyfikowaniaNetto": null, "czyCenaDotyczyCalejUslugi": false, "dataZakonczeniaRekrutacji": "2017-02-20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586285">
            <text:p>2025-12-16 15:53:55.586285</text:p>
          </table:table-cell>
          <table:table-cell office:value-type="string" office:string-value="2025-12-16 15:53:55.586285">
            <text:p>2025-12-16 15:53:55.586285</text:p>
          </table:table-cell>
        </table:table-row>
        <table:table-row>
          <table:table-cell office:value-type="float" office:value="22594">
            <text:p>22594</text:p>
          </table:table-cell>
          <table:table-cell office:value-type="string" office:string-value="2016/11/02/7409/22594">
            <text:p>2016/11/02/7409/22594</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2 00:00:00">
            <text:p>2017-02-22 00:00:00</text:p>
          </table:table-cell>
          <table:table-cell office:value-type="string" office:string-value="2017-02-22 00:00:00">
            <text:p>2017-02-22 00:00:00</text:p>
          </table:table-cell>
          <table:table-cell office:value-type="string" office:string-value="2017-02-20 00:00:00">
            <text:p>2017-02-20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209, &quot;idUlicy&quot;: 249124, &quot;telefon&quot;: null, &quot;nazwaKraju&quot;: &quot;Polska&quot;, &quot;nazwaUlicy&quot;: &quot;ul. Henryka Jordana&quot;, &quot;kodPocztowy&quot;: null, &quot;numerLokalu&quot;: &quot;-&quot;, &quot;numerBudynku&quot;: null, &quot;idWojewodztwa&quot;: 12, &quot;idMiejscowosci&quot;: 41631, &quot;nazwaWojewodztwa&quot;: &quot;śląskie&quot;, &quot;nazwaMiejscowosci&quot;: &quot;Katowice&quot;, &quot;dlugoscGeograficzna&quot;: null, &quot;szerokoscGeograficzna&quot;: null}">
            <text:p>{"idKraju": 209, "idUlicy": 249124, "telefon": null, "nazwaKraju": "Polska", "nazwaUlicy": "ul. Henryka Jordana", "kodPocztowy": null, "numerLokalu": "-", "numerBudynku": null, "idWojewodztwa": 12, "idMiejscowosci": 41631, "nazwaWojewodztwa": "śląskie", "nazwaMiejscowosci": "Katowice",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94, &quot;adres&quot;: {&quot;idKraju&quot;: 209, &quot;idUlicy&quot;: 249124, &quot;telefon&quot;: null, &quot;nazwaKraju&quot;: &quot;Polska&quot;, &quot;nazwaUlicy&quot;: &quot;ul. Henryka Jordana&quot;, &quot;kodPocztowy&quot;: null, &quot;numerLokalu&quot;: &quot;-&quot;, &quot;numerBudynku&quot;: null, &quot;idWojewodztwa&quot;: 12, &quot;idMiejscowosci&quot;: 41631, &quot;nazwaWojewodztwa&quot;: &quot;śląskie&quot;, &quot;nazwaMiejscowosci&quot;: &quot;Katowice&quot;, &quot;dlugoscGeograficzna&quot;: null, &quot;szerokoscGeograficzna&quot;: null}, &quot;numer&quot;: &quot;2016/11/02/7409/22594&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2T00:00:00+01:00&quot;, &quot;dataZakonczeniaUslugi&quot;: &quot;2017-02-22T00:00:00+01:00&quot;, &quot;cenaBruttoZaUczestnika&quot;: 49500, &quot;czyUslugaDofinansowana&quot;: false, &quot;materialyDlaUczestnikow&quot;: null, &quot;kosztCertyfikowaniaNetto&quot;: null, &quot;czyCenaDotyczyCalejUslugi&quot;: false, &quot;dataZakonczeniaRekrutacji&quot;: &quot;2017-02-20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94, "adres": {"idKraju": 209, "idUlicy": 249124, "telefon": null, "nazwaKraju": "Polska", "nazwaUlicy": "ul. Henryka Jordana", "kodPocztowy": null, "numerLokalu": "-", "numerBudynku": null, "idWojewodztwa": 12, "idMiejscowosci": 41631, "nazwaWojewodztwa": "śląskie", "nazwaMiejscowosci": "Katowice", "dlugoscGeograficzna": null, "szerokoscGeograficzna": null}, "numer": "2016/11/02/7409/22594",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2T00:00:00+01:00", "dataZakonczeniaUslugi": "2017-02-22T00:00:00+01:00", "cenaBruttoZaUczestnika": 49500, "czyUslugaDofinansowana": false, "materialyDlaUczestnikow": null, "kosztCertyfikowaniaNetto": null, "czyCenaDotyczyCalejUslugi": false, "dataZakonczeniaRekrutacji": "2017-02-20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575627">
            <text:p>2025-12-16 15:53:55.575627</text:p>
          </table:table-cell>
          <table:table-cell office:value-type="string" office:string-value="2025-12-16 15:53:55.575627">
            <text:p>2025-12-16 15:53:55.575627</text:p>
          </table:table-cell>
        </table:table-row>
        <table:table-row>
          <table:table-cell office:value-type="float" office:value="22593">
            <text:p>22593</text:p>
          </table:table-cell>
          <table:table-cell office:value-type="string" office:string-value="2016/11/02/7409/22593">
            <text:p>2016/11/02/7409/22593</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2 00:00:00">
            <text:p>2017-02-22 00:00:00</text:p>
          </table:table-cell>
          <table:table-cell office:value-type="string" office:string-value="2017-02-22 00:00:00">
            <text:p>2017-02-22 00:00:00</text:p>
          </table:table-cell>
          <table:table-cell office:value-type="string" office:string-value="2017-02-20 00:00:00">
            <text:p>2017-02-20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209, &quot;idUlicy&quot;: 249124, &quot;telefon&quot;: null, &quot;nazwaKraju&quot;: &quot;Polska&quot;, &quot;nazwaUlicy&quot;: &quot;ul. Henryka Jordana&quot;, &quot;kodPocztowy&quot;: null, &quot;numerLokalu&quot;: &quot;-&quot;, &quot;numerBudynku&quot;: null, &quot;idWojewodztwa&quot;: 12, &quot;idMiejscowosci&quot;: 41631, &quot;nazwaWojewodztwa&quot;: &quot;śląskie&quot;, &quot;nazwaMiejscowosci&quot;: &quot;Katowice&quot;, &quot;dlugoscGeograficzna&quot;: null, &quot;szerokoscGeograficzna&quot;: null}">
            <text:p>{"idKraju": 209, "idUlicy": 249124, "telefon": null, "nazwaKraju": "Polska", "nazwaUlicy": "ul. Henryka Jordana", "kodPocztowy": null, "numerLokalu": "-", "numerBudynku": null, "idWojewodztwa": 12, "idMiejscowosci": 41631, "nazwaWojewodztwa": "śląskie", "nazwaMiejscowosci": "Katowice",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93, &quot;adres&quot;: {&quot;idKraju&quot;: 209, &quot;idUlicy&quot;: 249124, &quot;telefon&quot;: null, &quot;nazwaKraju&quot;: &quot;Polska&quot;, &quot;nazwaUlicy&quot;: &quot;ul. Henryka Jordana&quot;, &quot;kodPocztowy&quot;: null, &quot;numerLokalu&quot;: &quot;-&quot;, &quot;numerBudynku&quot;: null, &quot;idWojewodztwa&quot;: 12, &quot;idMiejscowosci&quot;: 41631, &quot;nazwaWojewodztwa&quot;: &quot;śląskie&quot;, &quot;nazwaMiejscowosci&quot;: &quot;Katowice&quot;, &quot;dlugoscGeograficzna&quot;: null, &quot;szerokoscGeograficzna&quot;: null}, &quot;numer&quot;: &quot;2016/11/02/7409/22593&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2T00:00:00+01:00&quot;, &quot;dataZakonczeniaUslugi&quot;: &quot;2017-02-22T00:00:00+01:00&quot;, &quot;cenaBruttoZaUczestnika&quot;: 49500, &quot;czyUslugaDofinansowana&quot;: false, &quot;materialyDlaUczestnikow&quot;: null, &quot;kosztCertyfikowaniaNetto&quot;: null, &quot;czyCenaDotyczyCalejUslugi&quot;: false, &quot;dataZakonczeniaRekrutacji&quot;: &quot;2017-02-20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93, "adres": {"idKraju": 209, "idUlicy": 249124, "telefon": null, "nazwaKraju": "Polska", "nazwaUlicy": "ul. Henryka Jordana", "kodPocztowy": null, "numerLokalu": "-", "numerBudynku": null, "idWojewodztwa": 12, "idMiejscowosci": 41631, "nazwaWojewodztwa": "śląskie", "nazwaMiejscowosci": "Katowice", "dlugoscGeograficzna": null, "szerokoscGeograficzna": null}, "numer": "2016/11/02/7409/22593",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2T00:00:00+01:00", "dataZakonczeniaUslugi": "2017-02-22T00:00:00+01:00", "cenaBruttoZaUczestnika": 49500, "czyUslugaDofinansowana": false, "materialyDlaUczestnikow": null, "kosztCertyfikowaniaNetto": null, "czyCenaDotyczyCalejUslugi": false, "dataZakonczeniaRekrutacji": "2017-02-20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57331">
            <text:p>2025-12-16 15:53:55.57331</text:p>
          </table:table-cell>
          <table:table-cell office:value-type="string" office:string-value="2025-12-16 15:53:55.57331">
            <text:p>2025-12-16 15:53:55.57331</text:p>
          </table:table-cell>
        </table:table-row>
        <table:table-row>
          <table:table-cell office:value-type="float" office:value="22592">
            <text:p>22592</text:p>
          </table:table-cell>
          <table:table-cell office:value-type="string" office:string-value="2016/11/02/7409/22592">
            <text:p>2016/11/02/7409/22592</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22 00:00:00">
            <text:p>2017-02-22 00:00:00</text:p>
          </table:table-cell>
          <table:table-cell office:value-type="string" office:string-value="2017-02-22 00:00:00">
            <text:p>2017-02-22 00:00:00</text:p>
          </table:table-cell>
          <table:table-cell office:value-type="string" office:string-value="2017-02-20 00:00:00">
            <text:p>2017-02-20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209, &quot;idUlicy&quot;: 249124, &quot;telefon&quot;: null, &quot;nazwaKraju&quot;: &quot;Polska&quot;, &quot;nazwaUlicy&quot;: &quot;ul. Henryka Jordana&quot;, &quot;kodPocztowy&quot;: null, &quot;numerLokalu&quot;: &quot;-&quot;, &quot;numerBudynku&quot;: null, &quot;idWojewodztwa&quot;: 12, &quot;idMiejscowosci&quot;: 41631, &quot;nazwaWojewodztwa&quot;: &quot;śląskie&quot;, &quot;nazwaMiejscowosci&quot;: &quot;Katowice&quot;, &quot;dlugoscGeograficzna&quot;: null, &quot;szerokoscGeograficzna&quot;: null}">
            <text:p>{"idKraju": 209, "idUlicy": 249124, "telefon": null, "nazwaKraju": "Polska", "nazwaUlicy": "ul. Henryka Jordana", "kodPocztowy": null, "numerLokalu": "-", "numerBudynku": null, "idWojewodztwa": 12, "idMiejscowosci": 41631, "nazwaWojewodztwa": "śląskie", "nazwaMiejscowosci": "Katowice",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92, &quot;adres&quot;: {&quot;idKraju&quot;: 209, &quot;idUlicy&quot;: 249124, &quot;telefon&quot;: null, &quot;nazwaKraju&quot;: &quot;Polska&quot;, &quot;nazwaUlicy&quot;: &quot;ul. Henryka Jordana&quot;, &quot;kodPocztowy&quot;: null, &quot;numerLokalu&quot;: &quot;-&quot;, &quot;numerBudynku&quot;: null, &quot;idWojewodztwa&quot;: 12, &quot;idMiejscowosci&quot;: 41631, &quot;nazwaWojewodztwa&quot;: &quot;śląskie&quot;, &quot;nazwaMiejscowosci&quot;: &quot;Katowice&quot;, &quot;dlugoscGeograficzna&quot;: null, &quot;szerokoscGeograficzna&quot;: null}, &quot;numer&quot;: &quot;2016/11/02/7409/22592&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22T00:00:00+01:00&quot;, &quot;dataZakonczeniaUslugi&quot;: &quot;2017-02-22T00:00:00+01:00&quot;, &quot;cenaBruttoZaUczestnika&quot;: 49500, &quot;czyUslugaDofinansowana&quot;: false, &quot;materialyDlaUczestnikow&quot;: null, &quot;kosztCertyfikowaniaNetto&quot;: null, &quot;czyCenaDotyczyCalejUslugi&quot;: false, &quot;dataZakonczeniaRekrutacji&quot;: &quot;2017-02-20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92, "adres": {"idKraju": 209, "idUlicy": 249124, "telefon": null, "nazwaKraju": "Polska", "nazwaUlicy": "ul. Henryka Jordana", "kodPocztowy": null, "numerLokalu": "-", "numerBudynku": null, "idWojewodztwa": 12, "idMiejscowosci": 41631, "nazwaWojewodztwa": "śląskie", "nazwaMiejscowosci": "Katowice", "dlugoscGeograficzna": null, "szerokoscGeograficzna": null}, "numer": "2016/11/02/7409/22592",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22T00:00:00+01:00", "dataZakonczeniaUslugi": "2017-02-22T00:00:00+01:00", "cenaBruttoZaUczestnika": 49500, "czyUslugaDofinansowana": false, "materialyDlaUczestnikow": null, "kosztCertyfikowaniaNetto": null, "czyCenaDotyczyCalejUslugi": false, "dataZakonczeniaRekrutacji": "2017-02-20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571408">
            <text:p>2025-12-16 15:53:55.571408</text:p>
          </table:table-cell>
          <table:table-cell office:value-type="string" office:string-value="2025-12-16 15:53:55.571408">
            <text:p>2025-12-16 15:53:55.571408</text:p>
          </table:table-cell>
        </table:table-row>
        <table:table-row>
          <table:table-cell office:value-type="float" office:value="22591">
            <text:p>22591</text:p>
          </table:table-cell>
          <table:table-cell office:value-type="string" office:string-value="2016/11/02/7409/22591">
            <text:p>2016/11/02/7409/22591</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17 00:00:00">
            <text:p>2017-02-17 00:00:00</text:p>
          </table:table-cell>
          <table:table-cell office:value-type="string" office:string-value="2017-02-17 00:00:00">
            <text:p>2017-02-17 00:00:00</text:p>
          </table:table-cell>
          <table:table-cell office:value-type="string" office:string-value="2017-02-15 00:00:00">
            <text:p>2017-02-15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Jana Henryka Dąbrowskiego&quot;, &quot;kodPocztowy&quot;: null, &quot;numerLokalu&quot;: &quot;-&quot;, &quot;numerBudynku&quot;: null, &quot;idWojewodztwa&quot;: 15, &quot;idMiejscowosci&quot;: null, &quot;nazwaWojewodztwa&quot;: &quot;wielkopolskie&quot;, &quot;nazwaMiejscowosci&quot;: &quot;Poznań&quot;, &quot;dlugoscGeograficzna&quot;: null, &quot;szerokoscGeograficzna&quot;: null}">
            <text:p>{"idKraju": null, "idUlicy": null, "telefon": null, "nazwaKraju": null, "nazwaUlicy": "Jana Henryka Dąbrowskiego", "kodPocztowy": null, "numerLokalu": "-", "numerBudynku": null, "idWojewodztwa": 15, "idMiejscowosci": null, "nazwaWojewodztwa": "wielkopolskie", "nazwaMiejscowosci": "Poznań",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91, &quot;adres&quot;: {&quot;idKraju&quot;: null, &quot;idUlicy&quot;: null, &quot;telefon&quot;: null, &quot;nazwaKraju&quot;: null, &quot;nazwaUlicy&quot;: &quot;Jana Henryka Dąbrowskiego&quot;, &quot;kodPocztowy&quot;: null, &quot;numerLokalu&quot;: &quot;-&quot;, &quot;numerBudynku&quot;: null, &quot;idWojewodztwa&quot;: 15, &quot;idMiejscowosci&quot;: null, &quot;nazwaWojewodztwa&quot;: &quot;wielkopolskie&quot;, &quot;nazwaMiejscowosci&quot;: &quot;Poznań&quot;, &quot;dlugoscGeograficzna&quot;: null, &quot;szerokoscGeograficzna&quot;: null}, &quot;numer&quot;: &quot;2016/11/02/7409/22591&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17T00:00:00+01:00&quot;, &quot;dataZakonczeniaUslugi&quot;: &quot;2017-02-17T00:00:00+01:00&quot;, &quot;cenaBruttoZaUczestnika&quot;: 49500, &quot;czyUslugaDofinansowana&quot;: false, &quot;materialyDlaUczestnikow&quot;: null, &quot;kosztCertyfikowaniaNetto&quot;: null, &quot;czyCenaDotyczyCalejUslugi&quot;: false, &quot;dataZakonczeniaRekrutacji&quot;: &quot;2017-02-15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91, "adres": {"idKraju": null, "idUlicy": null, "telefon": null, "nazwaKraju": null, "nazwaUlicy": "Jana Henryka Dąbrowskiego", "kodPocztowy": null, "numerLokalu": "-", "numerBudynku": null, "idWojewodztwa": 15, "idMiejscowosci": null, "nazwaWojewodztwa": "wielkopolskie", "nazwaMiejscowosci": "Poznań", "dlugoscGeograficzna": null, "szerokoscGeograficzna": null}, "numer": "2016/11/02/7409/22591",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17T00:00:00+01:00", "dataZakonczeniaUslugi": "2017-02-17T00:00:00+01:00", "cenaBruttoZaUczestnika": 49500, "czyUslugaDofinansowana": false, "materialyDlaUczestnikow": null, "kosztCertyfikowaniaNetto": null, "czyCenaDotyczyCalejUslugi": false, "dataZakonczeniaRekrutacji": "2017-02-15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567001">
            <text:p>2025-12-16 15:53:55.567001</text:p>
          </table:table-cell>
          <table:table-cell office:value-type="string" office:string-value="2025-12-16 15:53:55.567001">
            <text:p>2025-12-16 15:53:55.567001</text:p>
          </table:table-cell>
        </table:table-row>
        <table:table-row>
          <table:table-cell office:value-type="float" office:value="22590">
            <text:p>22590</text:p>
          </table:table-cell>
          <table:table-cell office:value-type="string" office:string-value="2016/11/02/7409/22590">
            <text:p>2016/11/02/7409/22590</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17 00:00:00">
            <text:p>2017-02-17 00:00:00</text:p>
          </table:table-cell>
          <table:table-cell office:value-type="string" office:string-value="2017-02-17 00:00:00">
            <text:p>2017-02-17 00:00:00</text:p>
          </table:table-cell>
          <table:table-cell office:value-type="string" office:string-value="2017-02-15 00:00:00">
            <text:p>2017-02-15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Jana Henryka Dąbrowskiego&quot;, &quot;kodPocztowy&quot;: null, &quot;numerLokalu&quot;: &quot;-&quot;, &quot;numerBudynku&quot;: null, &quot;idWojewodztwa&quot;: 15, &quot;idMiejscowosci&quot;: null, &quot;nazwaWojewodztwa&quot;: &quot;wielkopolskie&quot;, &quot;nazwaMiejscowosci&quot;: &quot;Poznań&quot;, &quot;dlugoscGeograficzna&quot;: null, &quot;szerokoscGeograficzna&quot;: null}">
            <text:p>{"idKraju": null, "idUlicy": null, "telefon": null, "nazwaKraju": null, "nazwaUlicy": "Jana Henryka Dąbrowskiego", "kodPocztowy": null, "numerLokalu": "-", "numerBudynku": null, "idWojewodztwa": 15, "idMiejscowosci": null, "nazwaWojewodztwa": "wielkopolskie", "nazwaMiejscowosci": "Poznań",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90, &quot;adres&quot;: {&quot;idKraju&quot;: null, &quot;idUlicy&quot;: null, &quot;telefon&quot;: null, &quot;nazwaKraju&quot;: null, &quot;nazwaUlicy&quot;: &quot;Jana Henryka Dąbrowskiego&quot;, &quot;kodPocztowy&quot;: null, &quot;numerLokalu&quot;: &quot;-&quot;, &quot;numerBudynku&quot;: null, &quot;idWojewodztwa&quot;: 15, &quot;idMiejscowosci&quot;: null, &quot;nazwaWojewodztwa&quot;: &quot;wielkopolskie&quot;, &quot;nazwaMiejscowosci&quot;: &quot;Poznań&quot;, &quot;dlugoscGeograficzna&quot;: null, &quot;szerokoscGeograficzna&quot;: null}, &quot;numer&quot;: &quot;2016/11/02/7409/22590&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17T00:00:00+01:00&quot;, &quot;dataZakonczeniaUslugi&quot;: &quot;2017-02-17T00:00:00+01:00&quot;, &quot;cenaBruttoZaUczestnika&quot;: 49500, &quot;czyUslugaDofinansowana&quot;: false, &quot;materialyDlaUczestnikow&quot;: null, &quot;kosztCertyfikowaniaNetto&quot;: null, &quot;czyCenaDotyczyCalejUslugi&quot;: false, &quot;dataZakonczeniaRekrutacji&quot;: &quot;2017-02-15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90, "adres": {"idKraju": null, "idUlicy": null, "telefon": null, "nazwaKraju": null, "nazwaUlicy": "Jana Henryka Dąbrowskiego", "kodPocztowy": null, "numerLokalu": "-", "numerBudynku": null, "idWojewodztwa": 15, "idMiejscowosci": null, "nazwaWojewodztwa": "wielkopolskie", "nazwaMiejscowosci": "Poznań", "dlugoscGeograficzna": null, "szerokoscGeograficzna": null}, "numer": "2016/11/02/7409/22590",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17T00:00:00+01:00", "dataZakonczeniaUslugi": "2017-02-17T00:00:00+01:00", "cenaBruttoZaUczestnika": 49500, "czyUslugaDofinansowana": false, "materialyDlaUczestnikow": null, "kosztCertyfikowaniaNetto": null, "czyCenaDotyczyCalejUslugi": false, "dataZakonczeniaRekrutacji": "2017-02-15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842981">
            <text:p>2025-12-16 15:53:44.842981</text:p>
          </table:table-cell>
          <table:table-cell office:value-type="string" office:string-value="2025-12-16 15:53:44.842981">
            <text:p>2025-12-16 15:53:44.842981</text:p>
          </table:table-cell>
        </table:table-row>
        <table:table-row>
          <table:table-cell office:value-type="float" office:value="22589">
            <text:p>22589</text:p>
          </table:table-cell>
          <table:table-cell office:value-type="string" office:string-value="2016/11/02/7409/22589">
            <text:p>2016/11/02/7409/22589</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17 00:00:00">
            <text:p>2017-02-17 00:00:00</text:p>
          </table:table-cell>
          <table:table-cell office:value-type="string" office:string-value="2017-02-17 00:00:00">
            <text:p>2017-02-17 00:00:00</text:p>
          </table:table-cell>
          <table:table-cell office:value-type="string" office:string-value="2017-02-15 00:00:00">
            <text:p>2017-02-15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Jana Henryka Dąbrowskiego&quot;, &quot;kodPocztowy&quot;: null, &quot;numerLokalu&quot;: &quot;-&quot;, &quot;numerBudynku&quot;: null, &quot;idWojewodztwa&quot;: 15, &quot;idMiejscowosci&quot;: null, &quot;nazwaWojewodztwa&quot;: &quot;wielkopolskie&quot;, &quot;nazwaMiejscowosci&quot;: &quot;Poznań&quot;, &quot;dlugoscGeograficzna&quot;: null, &quot;szerokoscGeograficzna&quot;: null}">
            <text:p>{"idKraju": null, "idUlicy": null, "telefon": null, "nazwaKraju": null, "nazwaUlicy": "Jana Henryka Dąbrowskiego", "kodPocztowy": null, "numerLokalu": "-", "numerBudynku": null, "idWojewodztwa": 15, "idMiejscowosci": null, "nazwaWojewodztwa": "wielkopolskie", "nazwaMiejscowosci": "Poznań",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89, &quot;adres&quot;: {&quot;idKraju&quot;: null, &quot;idUlicy&quot;: null, &quot;telefon&quot;: null, &quot;nazwaKraju&quot;: null, &quot;nazwaUlicy&quot;: &quot;Jana Henryka Dąbrowskiego&quot;, &quot;kodPocztowy&quot;: null, &quot;numerLokalu&quot;: &quot;-&quot;, &quot;numerBudynku&quot;: null, &quot;idWojewodztwa&quot;: 15, &quot;idMiejscowosci&quot;: null, &quot;nazwaWojewodztwa&quot;: &quot;wielkopolskie&quot;, &quot;nazwaMiejscowosci&quot;: &quot;Poznań&quot;, &quot;dlugoscGeograficzna&quot;: null, &quot;szerokoscGeograficzna&quot;: null}, &quot;numer&quot;: &quot;2016/11/02/7409/22589&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17T00:00:00+01:00&quot;, &quot;dataZakonczeniaUslugi&quot;: &quot;2017-02-17T00:00:00+01:00&quot;, &quot;cenaBruttoZaUczestnika&quot;: 49500, &quot;czyUslugaDofinansowana&quot;: false, &quot;materialyDlaUczestnikow&quot;: null, &quot;kosztCertyfikowaniaNetto&quot;: null, &quot;czyCenaDotyczyCalejUslugi&quot;: false, &quot;dataZakonczeniaRekrutacji&quot;: &quot;2017-02-15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89, "adres": {"idKraju": null, "idUlicy": null, "telefon": null, "nazwaKraju": null, "nazwaUlicy": "Jana Henryka Dąbrowskiego", "kodPocztowy": null, "numerLokalu": "-", "numerBudynku": null, "idWojewodztwa": 15, "idMiejscowosci": null, "nazwaWojewodztwa": "wielkopolskie", "nazwaMiejscowosci": "Poznań", "dlugoscGeograficzna": null, "szerokoscGeograficzna": null}, "numer": "2016/11/02/7409/22589",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17T00:00:00+01:00", "dataZakonczeniaUslugi": "2017-02-17T00:00:00+01:00", "cenaBruttoZaUczestnika": 49500, "czyUslugaDofinansowana": false, "materialyDlaUczestnikow": null, "kosztCertyfikowaniaNetto": null, "czyCenaDotyczyCalejUslugi": false, "dataZakonczeniaRekrutacji": "2017-02-15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841766">
            <text:p>2025-12-16 15:53:44.841766</text:p>
          </table:table-cell>
          <table:table-cell office:value-type="string" office:string-value="2025-12-16 15:53:44.841766">
            <text:p>2025-12-16 15:53:44.841766</text:p>
          </table:table-cell>
        </table:table-row>
        <table:table-row>
          <table:table-cell office:value-type="float" office:value="22588">
            <text:p>22588</text:p>
          </table:table-cell>
          <table:table-cell office:value-type="string" office:string-value="2016/11/02/7409/22588">
            <text:p>2016/11/02/7409/22588</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17 00:00:00">
            <text:p>2017-02-17 00:00:00</text:p>
          </table:table-cell>
          <table:table-cell office:value-type="string" office:string-value="2017-02-17 00:00:00">
            <text:p>2017-02-17 00:00:00</text:p>
          </table:table-cell>
          <table:table-cell office:value-type="string" office:string-value="2017-02-15 00:00:00">
            <text:p>2017-02-15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Jana Henryka Dąbrowskiego&quot;, &quot;kodPocztowy&quot;: null, &quot;numerLokalu&quot;: &quot;-&quot;, &quot;numerBudynku&quot;: null, &quot;idWojewodztwa&quot;: 15, &quot;idMiejscowosci&quot;: null, &quot;nazwaWojewodztwa&quot;: &quot;wielkopolskie&quot;, &quot;nazwaMiejscowosci&quot;: &quot;Poznań&quot;, &quot;dlugoscGeograficzna&quot;: null, &quot;szerokoscGeograficzna&quot;: null}">
            <text:p>{"idKraju": null, "idUlicy": null, "telefon": null, "nazwaKraju": null, "nazwaUlicy": "Jana Henryka Dąbrowskiego", "kodPocztowy": null, "numerLokalu": "-", "numerBudynku": null, "idWojewodztwa": 15, "idMiejscowosci": null, "nazwaWojewodztwa": "wielkopolskie", "nazwaMiejscowosci": "Poznań",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88, &quot;adres&quot;: {&quot;idKraju&quot;: null, &quot;idUlicy&quot;: null, &quot;telefon&quot;: null, &quot;nazwaKraju&quot;: null, &quot;nazwaUlicy&quot;: &quot;Jana Henryka Dąbrowskiego&quot;, &quot;kodPocztowy&quot;: null, &quot;numerLokalu&quot;: &quot;-&quot;, &quot;numerBudynku&quot;: null, &quot;idWojewodztwa&quot;: 15, &quot;idMiejscowosci&quot;: null, &quot;nazwaWojewodztwa&quot;: &quot;wielkopolskie&quot;, &quot;nazwaMiejscowosci&quot;: &quot;Poznań&quot;, &quot;dlugoscGeograficzna&quot;: null, &quot;szerokoscGeograficzna&quot;: null}, &quot;numer&quot;: &quot;2016/11/02/7409/22588&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17T00:00:00+01:00&quot;, &quot;dataZakonczeniaUslugi&quot;: &quot;2017-02-17T00:00:00+01:00&quot;, &quot;cenaBruttoZaUczestnika&quot;: 49500, &quot;czyUslugaDofinansowana&quot;: false, &quot;materialyDlaUczestnikow&quot;: null, &quot;kosztCertyfikowaniaNetto&quot;: null, &quot;czyCenaDotyczyCalejUslugi&quot;: false, &quot;dataZakonczeniaRekrutacji&quot;: &quot;2017-02-15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88, "adres": {"idKraju": null, "idUlicy": null, "telefon": null, "nazwaKraju": null, "nazwaUlicy": "Jana Henryka Dąbrowskiego", "kodPocztowy": null, "numerLokalu": "-", "numerBudynku": null, "idWojewodztwa": 15, "idMiejscowosci": null, "nazwaWojewodztwa": "wielkopolskie", "nazwaMiejscowosci": "Poznań", "dlugoscGeograficzna": null, "szerokoscGeograficzna": null}, "numer": "2016/11/02/7409/22588",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17T00:00:00+01:00", "dataZakonczeniaUslugi": "2017-02-17T00:00:00+01:00", "cenaBruttoZaUczestnika": 49500, "czyUslugaDofinansowana": false, "materialyDlaUczestnikow": null, "kosztCertyfikowaniaNetto": null, "czyCenaDotyczyCalejUslugi": false, "dataZakonczeniaRekrutacji": "2017-02-15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84003">
            <text:p>2025-12-16 15:53:44.84003</text:p>
          </table:table-cell>
          <table:table-cell office:value-type="string" office:string-value="2025-12-16 15:53:44.84003">
            <text:p>2025-12-16 15:53:44.84003</text:p>
          </table:table-cell>
        </table:table-row>
        <table:table-row>
          <table:table-cell office:value-type="float" office:value="22587">
            <text:p>22587</text:p>
          </table:table-cell>
          <table:table-cell office:value-type="string" office:string-value="2016/11/02/7409/22587">
            <text:p>2016/11/02/7409/22587</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17 00:00:00">
            <text:p>2017-02-17 00:00:00</text:p>
          </table:table-cell>
          <table:table-cell office:value-type="string" office:string-value="2017-02-17 00:00:00">
            <text:p>2017-02-17 00:00:00</text:p>
          </table:table-cell>
          <table:table-cell office:value-type="string" office:string-value="2017-02-15 00:00:00">
            <text:p>2017-02-15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Jana Henryka Dąbrowskiego&quot;, &quot;kodPocztowy&quot;: null, &quot;numerLokalu&quot;: &quot;-&quot;, &quot;numerBudynku&quot;: null, &quot;idWojewodztwa&quot;: 15, &quot;idMiejscowosci&quot;: null, &quot;nazwaWojewodztwa&quot;: &quot;wielkopolskie&quot;, &quot;nazwaMiejscowosci&quot;: &quot;Poznań&quot;, &quot;dlugoscGeograficzna&quot;: null, &quot;szerokoscGeograficzna&quot;: null}">
            <text:p>{"idKraju": null, "idUlicy": null, "telefon": null, "nazwaKraju": null, "nazwaUlicy": "Jana Henryka Dąbrowskiego", "kodPocztowy": null, "numerLokalu": "-", "numerBudynku": null, "idWojewodztwa": 15, "idMiejscowosci": null, "nazwaWojewodztwa": "wielkopolskie", "nazwaMiejscowosci": "Poznań",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87, &quot;adres&quot;: {&quot;idKraju&quot;: null, &quot;idUlicy&quot;: null, &quot;telefon&quot;: null, &quot;nazwaKraju&quot;: null, &quot;nazwaUlicy&quot;: &quot;Jana Henryka Dąbrowskiego&quot;, &quot;kodPocztowy&quot;: null, &quot;numerLokalu&quot;: &quot;-&quot;, &quot;numerBudynku&quot;: null, &quot;idWojewodztwa&quot;: 15, &quot;idMiejscowosci&quot;: null, &quot;nazwaWojewodztwa&quot;: &quot;wielkopolskie&quot;, &quot;nazwaMiejscowosci&quot;: &quot;Poznań&quot;, &quot;dlugoscGeograficzna&quot;: null, &quot;szerokoscGeograficzna&quot;: null}, &quot;numer&quot;: &quot;2016/11/02/7409/22587&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17T00:00:00+01:00&quot;, &quot;dataZakonczeniaUslugi&quot;: &quot;2017-02-17T00:00:00+01:00&quot;, &quot;cenaBruttoZaUczestnika&quot;: 49500, &quot;czyUslugaDofinansowana&quot;: false, &quot;materialyDlaUczestnikow&quot;: null, &quot;kosztCertyfikowaniaNetto&quot;: null, &quot;czyCenaDotyczyCalejUslugi&quot;: false, &quot;dataZakonczeniaRekrutacji&quot;: &quot;2017-02-15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87, "adres": {"idKraju": null, "idUlicy": null, "telefon": null, "nazwaKraju": null, "nazwaUlicy": "Jana Henryka Dąbrowskiego", "kodPocztowy": null, "numerLokalu": "-", "numerBudynku": null, "idWojewodztwa": 15, "idMiejscowosci": null, "nazwaWojewodztwa": "wielkopolskie", "nazwaMiejscowosci": "Poznań", "dlugoscGeograficzna": null, "szerokoscGeograficzna": null}, "numer": "2016/11/02/7409/22587",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17T00:00:00+01:00", "dataZakonczeniaUslugi": "2017-02-17T00:00:00+01:00", "cenaBruttoZaUczestnika": 49500, "czyUslugaDofinansowana": false, "materialyDlaUczestnikow": null, "kosztCertyfikowaniaNetto": null, "czyCenaDotyczyCalejUslugi": false, "dataZakonczeniaRekrutacji": "2017-02-15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838552">
            <text:p>2025-12-16 15:53:44.838552</text:p>
          </table:table-cell>
          <table:table-cell office:value-type="string" office:string-value="2025-12-16 15:53:44.838552">
            <text:p>2025-12-16 15:53:44.838552</text:p>
          </table:table-cell>
        </table:table-row>
        <table:table-row>
          <table:table-cell office:value-type="float" office:value="22586">
            <text:p>22586</text:p>
          </table:table-cell>
          <table:table-cell office:value-type="string" office:string-value="2016/11/02/7409/22586">
            <text:p>2016/11/02/7409/22586</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17 00:00:00">
            <text:p>2017-02-17 00:00:00</text:p>
          </table:table-cell>
          <table:table-cell office:value-type="string" office:string-value="2017-02-17 00:00:00">
            <text:p>2017-02-17 00:00:00</text:p>
          </table:table-cell>
          <table:table-cell office:value-type="string" office:string-value="2017-02-15 00:00:00">
            <text:p>2017-02-15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Jana Henryka Dąbrowskiego&quot;, &quot;kodPocztowy&quot;: null, &quot;numerLokalu&quot;: &quot;-&quot;, &quot;numerBudynku&quot;: null, &quot;idWojewodztwa&quot;: 15, &quot;idMiejscowosci&quot;: null, &quot;nazwaWojewodztwa&quot;: &quot;wielkopolskie&quot;, &quot;nazwaMiejscowosci&quot;: &quot;Poznań&quot;, &quot;dlugoscGeograficzna&quot;: null, &quot;szerokoscGeograficzna&quot;: null}">
            <text:p>{"idKraju": null, "idUlicy": null, "telefon": null, "nazwaKraju": null, "nazwaUlicy": "Jana Henryka Dąbrowskiego", "kodPocztowy": null, "numerLokalu": "-", "numerBudynku": null, "idWojewodztwa": 15, "idMiejscowosci": null, "nazwaWojewodztwa": "wielkopolskie", "nazwaMiejscowosci": "Poznań",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86, &quot;adres&quot;: {&quot;idKraju&quot;: null, &quot;idUlicy&quot;: null, &quot;telefon&quot;: null, &quot;nazwaKraju&quot;: null, &quot;nazwaUlicy&quot;: &quot;Jana Henryka Dąbrowskiego&quot;, &quot;kodPocztowy&quot;: null, &quot;numerLokalu&quot;: &quot;-&quot;, &quot;numerBudynku&quot;: null, &quot;idWojewodztwa&quot;: 15, &quot;idMiejscowosci&quot;: null, &quot;nazwaWojewodztwa&quot;: &quot;wielkopolskie&quot;, &quot;nazwaMiejscowosci&quot;: &quot;Poznań&quot;, &quot;dlugoscGeograficzna&quot;: null, &quot;szerokoscGeograficzna&quot;: null}, &quot;numer&quot;: &quot;2016/11/02/7409/22586&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17T00:00:00+01:00&quot;, &quot;dataZakonczeniaUslugi&quot;: &quot;2017-02-17T00:00:00+01:00&quot;, &quot;cenaBruttoZaUczestnika&quot;: 49500, &quot;czyUslugaDofinansowana&quot;: false, &quot;materialyDlaUczestnikow&quot;: null, &quot;kosztCertyfikowaniaNetto&quot;: null, &quot;czyCenaDotyczyCalejUslugi&quot;: false, &quot;dataZakonczeniaRekrutacji&quot;: &quot;2017-02-15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86, "adres": {"idKraju": null, "idUlicy": null, "telefon": null, "nazwaKraju": null, "nazwaUlicy": "Jana Henryka Dąbrowskiego", "kodPocztowy": null, "numerLokalu": "-", "numerBudynku": null, "idWojewodztwa": 15, "idMiejscowosci": null, "nazwaWojewodztwa": "wielkopolskie", "nazwaMiejscowosci": "Poznań", "dlugoscGeograficzna": null, "szerokoscGeograficzna": null}, "numer": "2016/11/02/7409/22586",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17T00:00:00+01:00", "dataZakonczeniaUslugi": "2017-02-17T00:00:00+01:00", "cenaBruttoZaUczestnika": 49500, "czyUslugaDofinansowana": false, "materialyDlaUczestnikow": null, "kosztCertyfikowaniaNetto": null, "czyCenaDotyczyCalejUslugi": false, "dataZakonczeniaRekrutacji": "2017-02-15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837007">
            <text:p>2025-12-16 15:53:44.837007</text:p>
          </table:table-cell>
          <table:table-cell office:value-type="string" office:string-value="2025-12-16 15:53:44.837007">
            <text:p>2025-12-16 15:53:44.837007</text:p>
          </table:table-cell>
        </table:table-row>
        <table:table-row>
          <table:table-cell office:value-type="float" office:value="22585">
            <text:p>22585</text:p>
          </table:table-cell>
          <table:table-cell office:value-type="string" office:string-value="2016/11/02/7409/22585">
            <text:p>2016/11/02/7409/22585</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17 00:00:00">
            <text:p>2017-02-17 00:00:00</text:p>
          </table:table-cell>
          <table:table-cell office:value-type="string" office:string-value="2017-02-17 00:00:00">
            <text:p>2017-02-17 00:00:00</text:p>
          </table:table-cell>
          <table:table-cell office:value-type="string" office:string-value="2017-02-15 00:00:00">
            <text:p>2017-02-15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Jana Henryka Dąbrowskiego&quot;, &quot;kodPocztowy&quot;: null, &quot;numerLokalu&quot;: &quot;-&quot;, &quot;numerBudynku&quot;: null, &quot;idWojewodztwa&quot;: 15, &quot;idMiejscowosci&quot;: null, &quot;nazwaWojewodztwa&quot;: &quot;wielkopolskie&quot;, &quot;nazwaMiejscowosci&quot;: &quot;Poznań&quot;, &quot;dlugoscGeograficzna&quot;: null, &quot;szerokoscGeograficzna&quot;: null}">
            <text:p>{"idKraju": null, "idUlicy": null, "telefon": null, "nazwaKraju": null, "nazwaUlicy": "Jana Henryka Dąbrowskiego", "kodPocztowy": null, "numerLokalu": "-", "numerBudynku": null, "idWojewodztwa": 15, "idMiejscowosci": null, "nazwaWojewodztwa": "wielkopolskie", "nazwaMiejscowosci": "Poznań",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85, &quot;adres&quot;: {&quot;idKraju&quot;: null, &quot;idUlicy&quot;: null, &quot;telefon&quot;: null, &quot;nazwaKraju&quot;: null, &quot;nazwaUlicy&quot;: &quot;Jana Henryka Dąbrowskiego&quot;, &quot;kodPocztowy&quot;: null, &quot;numerLokalu&quot;: &quot;-&quot;, &quot;numerBudynku&quot;: null, &quot;idWojewodztwa&quot;: 15, &quot;idMiejscowosci&quot;: null, &quot;nazwaWojewodztwa&quot;: &quot;wielkopolskie&quot;, &quot;nazwaMiejscowosci&quot;: &quot;Poznań&quot;, &quot;dlugoscGeograficzna&quot;: null, &quot;szerokoscGeograficzna&quot;: null}, &quot;numer&quot;: &quot;2016/11/02/7409/22585&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17T00:00:00+01:00&quot;, &quot;dataZakonczeniaUslugi&quot;: &quot;2017-02-17T00:00:00+01:00&quot;, &quot;cenaBruttoZaUczestnika&quot;: 49500, &quot;czyUslugaDofinansowana&quot;: false, &quot;materialyDlaUczestnikow&quot;: null, &quot;kosztCertyfikowaniaNetto&quot;: null, &quot;czyCenaDotyczyCalejUslugi&quot;: false, &quot;dataZakonczeniaRekrutacji&quot;: &quot;2017-02-15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85, "adres": {"idKraju": null, "idUlicy": null, "telefon": null, "nazwaKraju": null, "nazwaUlicy": "Jana Henryka Dąbrowskiego", "kodPocztowy": null, "numerLokalu": "-", "numerBudynku": null, "idWojewodztwa": 15, "idMiejscowosci": null, "nazwaWojewodztwa": "wielkopolskie", "nazwaMiejscowosci": "Poznań", "dlugoscGeograficzna": null, "szerokoscGeograficzna": null}, "numer": "2016/11/02/7409/22585",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17T00:00:00+01:00", "dataZakonczeniaUslugi": "2017-02-17T00:00:00+01:00", "cenaBruttoZaUczestnika": 49500, "czyUslugaDofinansowana": false, "materialyDlaUczestnikow": null, "kosztCertyfikowaniaNetto": null, "czyCenaDotyczyCalejUslugi": false, "dataZakonczeniaRekrutacji": "2017-02-15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835786">
            <text:p>2025-12-16 15:53:44.835786</text:p>
          </table:table-cell>
          <table:table-cell office:value-type="string" office:string-value="2025-12-16 15:53:44.835786">
            <text:p>2025-12-16 15:53:44.835786</text:p>
          </table:table-cell>
        </table:table-row>
        <table:table-row>
          <table:table-cell office:value-type="float" office:value="22584">
            <text:p>22584</text:p>
          </table:table-cell>
          <table:table-cell office:value-type="string" office:string-value="2016/11/02/7409/22584">
            <text:p>2016/11/02/7409/22584</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10 00:00:00">
            <text:p>2017-02-10 00:00:00</text:p>
          </table:table-cell>
          <table:table-cell office:value-type="string" office:string-value="2017-02-10 00:00:00">
            <text:p>2017-02-10 00:00:00</text:p>
          </table:table-cell>
          <table:table-cell office:value-type="string" office:string-value="2017-02-08 00:00:00">
            <text:p>2017-02-08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209, &quot;idUlicy&quot;: 216902, &quot;telefon&quot;: null, &quot;nazwaKraju&quot;: &quot;Polska&quot;, &quot;nazwaUlicy&quot;: &quot;ul. Podwale Grodzkie&quot;, &quot;kodPocztowy&quot;: null, &quot;numerLokalu&quot;: &quot;-&quot;, &quot;numerBudynku&quot;: null, &quot;idWojewodztwa&quot;: 11, &quot;idMiejscowosci&quot;: 32519, &quot;nazwaWojewodztwa&quot;: &quot;pomorskie&quot;, &quot;nazwaMiejscowosci&quot;: &quot;Gdańsk&quot;, &quot;dlugoscGeograficzna&quot;: null, &quot;szerokoscGeograficzna&quot;: null}">
            <text:p>{"idKraju": 209, "idUlicy": 216902, "telefon": null, "nazwaKraju": "Polska", "nazwaUlicy": "ul. Podwale Grodzkie", "kodPocztowy": null, "numerLokalu": "-", "numerBudynku": null, "idWojewodztwa": 11, "idMiejscowosci": 32519, "nazwaWojewodztwa": "pomorskie", "nazwaMiejscowosci": "Gdańsk",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84, &quot;adres&quot;: {&quot;idKraju&quot;: 209, &quot;idUlicy&quot;: 216902, &quot;telefon&quot;: null, &quot;nazwaKraju&quot;: &quot;Polska&quot;, &quot;nazwaUlicy&quot;: &quot;ul. Podwale Grodzkie&quot;, &quot;kodPocztowy&quot;: null, &quot;numerLokalu&quot;: &quot;-&quot;, &quot;numerBudynku&quot;: null, &quot;idWojewodztwa&quot;: 11, &quot;idMiejscowosci&quot;: 32519, &quot;nazwaWojewodztwa&quot;: &quot;pomorskie&quot;, &quot;nazwaMiejscowosci&quot;: &quot;Gdańsk&quot;, &quot;dlugoscGeograficzna&quot;: null, &quot;szerokoscGeograficzna&quot;: null}, &quot;numer&quot;: &quot;2016/11/02/7409/22584&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10T00:00:00+01:00&quot;, &quot;dataZakonczeniaUslugi&quot;: &quot;2017-02-10T00:00:00+01:00&quot;, &quot;cenaBruttoZaUczestnika&quot;: 49500, &quot;czyUslugaDofinansowana&quot;: false, &quot;materialyDlaUczestnikow&quot;: null, &quot;kosztCertyfikowaniaNetto&quot;: null, &quot;czyCenaDotyczyCalejUslugi&quot;: false, &quot;dataZakonczeniaRekrutacji&quot;: &quot;2017-02-08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84, "adres": {"idKraju": 209, "idUlicy": 216902, "telefon": null, "nazwaKraju": "Polska", "nazwaUlicy": "ul. Podwale Grodzkie", "kodPocztowy": null, "numerLokalu": "-", "numerBudynku": null, "idWojewodztwa": 11, "idMiejscowosci": 32519, "nazwaWojewodztwa": "pomorskie", "nazwaMiejscowosci": "Gdańsk", "dlugoscGeograficzna": null, "szerokoscGeograficzna": null}, "numer": "2016/11/02/7409/22584",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10T00:00:00+01:00", "dataZakonczeniaUslugi": "2017-02-10T00:00:00+01:00", "cenaBruttoZaUczestnika": 49500, "czyUslugaDofinansowana": false, "materialyDlaUczestnikow": null, "kosztCertyfikowaniaNetto": null, "czyCenaDotyczyCalejUslugi": false, "dataZakonczeniaRekrutacji": "2017-02-08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834496">
            <text:p>2025-12-16 15:53:44.834496</text:p>
          </table:table-cell>
          <table:table-cell office:value-type="string" office:string-value="2025-12-16 15:53:44.834496">
            <text:p>2025-12-16 15:53:44.834496</text:p>
          </table:table-cell>
        </table:table-row>
        <table:table-row>
          <table:table-cell office:value-type="float" office:value="22583">
            <text:p>22583</text:p>
          </table:table-cell>
          <table:table-cell office:value-type="string" office:string-value="2016/11/02/7409/22583">
            <text:p>2016/11/02/7409/22583</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10 00:00:00">
            <text:p>2017-02-10 00:00:00</text:p>
          </table:table-cell>
          <table:table-cell office:value-type="string" office:string-value="2017-02-10 00:00:00">
            <text:p>2017-02-10 00:00:00</text:p>
          </table:table-cell>
          <table:table-cell office:value-type="string" office:string-value="2017-02-08 00:00:00">
            <text:p>2017-02-08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209, &quot;idUlicy&quot;: 216902, &quot;telefon&quot;: null, &quot;nazwaKraju&quot;: &quot;Polska&quot;, &quot;nazwaUlicy&quot;: &quot;ul. Podwale Grodzkie&quot;, &quot;kodPocztowy&quot;: null, &quot;numerLokalu&quot;: &quot;-&quot;, &quot;numerBudynku&quot;: null, &quot;idWojewodztwa&quot;: 11, &quot;idMiejscowosci&quot;: 32519, &quot;nazwaWojewodztwa&quot;: &quot;pomorskie&quot;, &quot;nazwaMiejscowosci&quot;: &quot;Gdańsk&quot;, &quot;dlugoscGeograficzna&quot;: null, &quot;szerokoscGeograficzna&quot;: null}">
            <text:p>{"idKraju": 209, "idUlicy": 216902, "telefon": null, "nazwaKraju": "Polska", "nazwaUlicy": "ul. Podwale Grodzkie", "kodPocztowy": null, "numerLokalu": "-", "numerBudynku": null, "idWojewodztwa": 11, "idMiejscowosci": 32519, "nazwaWojewodztwa": "pomorskie", "nazwaMiejscowosci": "Gdańsk",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83, &quot;adres&quot;: {&quot;idKraju&quot;: 209, &quot;idUlicy&quot;: 216902, &quot;telefon&quot;: null, &quot;nazwaKraju&quot;: &quot;Polska&quot;, &quot;nazwaUlicy&quot;: &quot;ul. Podwale Grodzkie&quot;, &quot;kodPocztowy&quot;: null, &quot;numerLokalu&quot;: &quot;-&quot;, &quot;numerBudynku&quot;: null, &quot;idWojewodztwa&quot;: 11, &quot;idMiejscowosci&quot;: 32519, &quot;nazwaWojewodztwa&quot;: &quot;pomorskie&quot;, &quot;nazwaMiejscowosci&quot;: &quot;Gdańsk&quot;, &quot;dlugoscGeograficzna&quot;: null, &quot;szerokoscGeograficzna&quot;: null}, &quot;numer&quot;: &quot;2016/11/02/7409/22583&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10T00:00:00+01:00&quot;, &quot;dataZakonczeniaUslugi&quot;: &quot;2017-02-10T00:00:00+01:00&quot;, &quot;cenaBruttoZaUczestnika&quot;: 49500, &quot;czyUslugaDofinansowana&quot;: false, &quot;materialyDlaUczestnikow&quot;: null, &quot;kosztCertyfikowaniaNetto&quot;: null, &quot;czyCenaDotyczyCalejUslugi&quot;: false, &quot;dataZakonczeniaRekrutacji&quot;: &quot;2017-02-08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83, "adres": {"idKraju": 209, "idUlicy": 216902, "telefon": null, "nazwaKraju": "Polska", "nazwaUlicy": "ul. Podwale Grodzkie", "kodPocztowy": null, "numerLokalu": "-", "numerBudynku": null, "idWojewodztwa": 11, "idMiejscowosci": 32519, "nazwaWojewodztwa": "pomorskie", "nazwaMiejscowosci": "Gdańsk", "dlugoscGeograficzna": null, "szerokoscGeograficzna": null}, "numer": "2016/11/02/7409/22583",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10T00:00:00+01:00", "dataZakonczeniaUslugi": "2017-02-10T00:00:00+01:00", "cenaBruttoZaUczestnika": 49500, "czyUslugaDofinansowana": false, "materialyDlaUczestnikow": null, "kosztCertyfikowaniaNetto": null, "czyCenaDotyczyCalejUslugi": false, "dataZakonczeniaRekrutacji": "2017-02-08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833649">
            <text:p>2025-12-16 15:53:44.833649</text:p>
          </table:table-cell>
          <table:table-cell office:value-type="string" office:string-value="2025-12-16 15:53:44.833649">
            <text:p>2025-12-16 15:53:44.833649</text:p>
          </table:table-cell>
        </table:table-row>
        <table:table-row>
          <table:table-cell office:value-type="float" office:value="22582">
            <text:p>22582</text:p>
          </table:table-cell>
          <table:table-cell office:value-type="string" office:string-value="2016/11/02/7409/22582">
            <text:p>2016/11/02/7409/22582</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10 00:00:00">
            <text:p>2017-02-10 00:00:00</text:p>
          </table:table-cell>
          <table:table-cell office:value-type="string" office:string-value="2017-02-10 00:00:00">
            <text:p>2017-02-10 00:00:00</text:p>
          </table:table-cell>
          <table:table-cell office:value-type="string" office:string-value="2017-02-08 00:00:00">
            <text:p>2017-02-08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209, &quot;idUlicy&quot;: 216902, &quot;telefon&quot;: null, &quot;nazwaKraju&quot;: &quot;Polska&quot;, &quot;nazwaUlicy&quot;: &quot;ul. Podwale Grodzkie&quot;, &quot;kodPocztowy&quot;: null, &quot;numerLokalu&quot;: &quot;-&quot;, &quot;numerBudynku&quot;: null, &quot;idWojewodztwa&quot;: 11, &quot;idMiejscowosci&quot;: 32519, &quot;nazwaWojewodztwa&quot;: &quot;pomorskie&quot;, &quot;nazwaMiejscowosci&quot;: &quot;Gdańsk&quot;, &quot;dlugoscGeograficzna&quot;: null, &quot;szerokoscGeograficzna&quot;: null}">
            <text:p>{"idKraju": 209, "idUlicy": 216902, "telefon": null, "nazwaKraju": "Polska", "nazwaUlicy": "ul. Podwale Grodzkie", "kodPocztowy": null, "numerLokalu": "-", "numerBudynku": null, "idWojewodztwa": 11, "idMiejscowosci": 32519, "nazwaWojewodztwa": "pomorskie", "nazwaMiejscowosci": "Gdańsk",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82, &quot;adres&quot;: {&quot;idKraju&quot;: 209, &quot;idUlicy&quot;: 216902, &quot;telefon&quot;: null, &quot;nazwaKraju&quot;: &quot;Polska&quot;, &quot;nazwaUlicy&quot;: &quot;ul. Podwale Grodzkie&quot;, &quot;kodPocztowy&quot;: null, &quot;numerLokalu&quot;: &quot;-&quot;, &quot;numerBudynku&quot;: null, &quot;idWojewodztwa&quot;: 11, &quot;idMiejscowosci&quot;: 32519, &quot;nazwaWojewodztwa&quot;: &quot;pomorskie&quot;, &quot;nazwaMiejscowosci&quot;: &quot;Gdańsk&quot;, &quot;dlugoscGeograficzna&quot;: null, &quot;szerokoscGeograficzna&quot;: null}, &quot;numer&quot;: &quot;2016/11/02/7409/22582&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10T00:00:00+01:00&quot;, &quot;dataZakonczeniaUslugi&quot;: &quot;2017-02-10T00:00:00+01:00&quot;, &quot;cenaBruttoZaUczestnika&quot;: 49500, &quot;czyUslugaDofinansowana&quot;: false, &quot;materialyDlaUczestnikow&quot;: null, &quot;kosztCertyfikowaniaNetto&quot;: null, &quot;czyCenaDotyczyCalejUslugi&quot;: false, &quot;dataZakonczeniaRekrutacji&quot;: &quot;2017-02-08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82, "adres": {"idKraju": 209, "idUlicy": 216902, "telefon": null, "nazwaKraju": "Polska", "nazwaUlicy": "ul. Podwale Grodzkie", "kodPocztowy": null, "numerLokalu": "-", "numerBudynku": null, "idWojewodztwa": 11, "idMiejscowosci": 32519, "nazwaWojewodztwa": "pomorskie", "nazwaMiejscowosci": "Gdańsk", "dlugoscGeograficzna": null, "szerokoscGeograficzna": null}, "numer": "2016/11/02/7409/22582",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10T00:00:00+01:00", "dataZakonczeniaUslugi": "2017-02-10T00:00:00+01:00", "cenaBruttoZaUczestnika": 49500, "czyUslugaDofinansowana": false, "materialyDlaUczestnikow": null, "kosztCertyfikowaniaNetto": null, "czyCenaDotyczyCalejUslugi": false, "dataZakonczeniaRekrutacji": "2017-02-08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83199">
            <text:p>2025-12-16 15:53:44.83199</text:p>
          </table:table-cell>
          <table:table-cell office:value-type="string" office:string-value="2025-12-16 15:53:44.83199">
            <text:p>2025-12-16 15:53:44.83199</text:p>
          </table:table-cell>
        </table:table-row>
        <table:table-row>
          <table:table-cell office:value-type="float" office:value="22581">
            <text:p>22581</text:p>
          </table:table-cell>
          <table:table-cell office:value-type="string" office:string-value="2016/11/02/7409/22581">
            <text:p>2016/11/02/7409/22581</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10 00:00:00">
            <text:p>2017-02-10 00:00:00</text:p>
          </table:table-cell>
          <table:table-cell office:value-type="string" office:string-value="2017-02-10 00:00:00">
            <text:p>2017-02-10 00:00:00</text:p>
          </table:table-cell>
          <table:table-cell office:value-type="string" office:string-value="2017-02-08 00:00:00">
            <text:p>2017-02-08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209, &quot;idUlicy&quot;: 216902, &quot;telefon&quot;: null, &quot;nazwaKraju&quot;: &quot;Polska&quot;, &quot;nazwaUlicy&quot;: &quot;ul. Podwale Grodzkie&quot;, &quot;kodPocztowy&quot;: null, &quot;numerLokalu&quot;: &quot;-&quot;, &quot;numerBudynku&quot;: null, &quot;idWojewodztwa&quot;: 11, &quot;idMiejscowosci&quot;: 32519, &quot;nazwaWojewodztwa&quot;: &quot;pomorskie&quot;, &quot;nazwaMiejscowosci&quot;: &quot;Gdańsk&quot;, &quot;dlugoscGeograficzna&quot;: null, &quot;szerokoscGeograficzna&quot;: null}">
            <text:p>{"idKraju": 209, "idUlicy": 216902, "telefon": null, "nazwaKraju": "Polska", "nazwaUlicy": "ul. Podwale Grodzkie", "kodPocztowy": null, "numerLokalu": "-", "numerBudynku": null, "idWojewodztwa": 11, "idMiejscowosci": 32519, "nazwaWojewodztwa": "pomorskie", "nazwaMiejscowosci": "Gdańsk",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81, &quot;adres&quot;: {&quot;idKraju&quot;: 209, &quot;idUlicy&quot;: 216902, &quot;telefon&quot;: null, &quot;nazwaKraju&quot;: &quot;Polska&quot;, &quot;nazwaUlicy&quot;: &quot;ul. Podwale Grodzkie&quot;, &quot;kodPocztowy&quot;: null, &quot;numerLokalu&quot;: &quot;-&quot;, &quot;numerBudynku&quot;: null, &quot;idWojewodztwa&quot;: 11, &quot;idMiejscowosci&quot;: 32519, &quot;nazwaWojewodztwa&quot;: &quot;pomorskie&quot;, &quot;nazwaMiejscowosci&quot;: &quot;Gdańsk&quot;, &quot;dlugoscGeograficzna&quot;: null, &quot;szerokoscGeograficzna&quot;: null}, &quot;numer&quot;: &quot;2016/11/02/7409/22581&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10T00:00:00+01:00&quot;, &quot;dataZakonczeniaUslugi&quot;: &quot;2017-02-10T00:00:00+01:00&quot;, &quot;cenaBruttoZaUczestnika&quot;: 49500, &quot;czyUslugaDofinansowana&quot;: false, &quot;materialyDlaUczestnikow&quot;: null, &quot;kosztCertyfikowaniaNetto&quot;: null, &quot;czyCenaDotyczyCalejUslugi&quot;: false, &quot;dataZakonczeniaRekrutacji&quot;: &quot;2017-02-08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81, "adres": {"idKraju": 209, "idUlicy": 216902, "telefon": null, "nazwaKraju": "Polska", "nazwaUlicy": "ul. Podwale Grodzkie", "kodPocztowy": null, "numerLokalu": "-", "numerBudynku": null, "idWojewodztwa": 11, "idMiejscowosci": 32519, "nazwaWojewodztwa": "pomorskie", "nazwaMiejscowosci": "Gdańsk", "dlugoscGeograficzna": null, "szerokoscGeograficzna": null}, "numer": "2016/11/02/7409/22581",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10T00:00:00+01:00", "dataZakonczeniaUslugi": "2017-02-10T00:00:00+01:00", "cenaBruttoZaUczestnika": 49500, "czyUslugaDofinansowana": false, "materialyDlaUczestnikow": null, "kosztCertyfikowaniaNetto": null, "czyCenaDotyczyCalejUslugi": false, "dataZakonczeniaRekrutacji": "2017-02-08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830759">
            <text:p>2025-12-16 15:53:44.830759</text:p>
          </table:table-cell>
          <table:table-cell office:value-type="string" office:string-value="2025-12-16 15:53:44.830759">
            <text:p>2025-12-16 15:53:44.830759</text:p>
          </table:table-cell>
        </table:table-row>
        <table:table-row>
          <table:table-cell office:value-type="float" office:value="22580">
            <text:p>22580</text:p>
          </table:table-cell>
          <table:table-cell office:value-type="string" office:string-value="2016/11/02/7409/22580">
            <text:p>2016/11/02/7409/22580</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10 00:00:00">
            <text:p>2017-02-10 00:00:00</text:p>
          </table:table-cell>
          <table:table-cell office:value-type="string" office:string-value="2017-02-10 00:00:00">
            <text:p>2017-02-10 00:00:00</text:p>
          </table:table-cell>
          <table:table-cell office:value-type="string" office:string-value="2017-02-08 00:00:00">
            <text:p>2017-02-08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209, &quot;idUlicy&quot;: 216902, &quot;telefon&quot;: null, &quot;nazwaKraju&quot;: &quot;Polska&quot;, &quot;nazwaUlicy&quot;: &quot;ul. Podwale Grodzkie&quot;, &quot;kodPocztowy&quot;: null, &quot;numerLokalu&quot;: &quot;-&quot;, &quot;numerBudynku&quot;: null, &quot;idWojewodztwa&quot;: 11, &quot;idMiejscowosci&quot;: 32519, &quot;nazwaWojewodztwa&quot;: &quot;pomorskie&quot;, &quot;nazwaMiejscowosci&quot;: &quot;Gdańsk&quot;, &quot;dlugoscGeograficzna&quot;: null, &quot;szerokoscGeograficzna&quot;: null}">
            <text:p>{"idKraju": 209, "idUlicy": 216902, "telefon": null, "nazwaKraju": "Polska", "nazwaUlicy": "ul. Podwale Grodzkie", "kodPocztowy": null, "numerLokalu": "-", "numerBudynku": null, "idWojewodztwa": 11, "idMiejscowosci": 32519, "nazwaWojewodztwa": "pomorskie", "nazwaMiejscowosci": "Gdańsk",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80, &quot;adres&quot;: {&quot;idKraju&quot;: 209, &quot;idUlicy&quot;: 216902, &quot;telefon&quot;: null, &quot;nazwaKraju&quot;: &quot;Polska&quot;, &quot;nazwaUlicy&quot;: &quot;ul. Podwale Grodzkie&quot;, &quot;kodPocztowy&quot;: null, &quot;numerLokalu&quot;: &quot;-&quot;, &quot;numerBudynku&quot;: null, &quot;idWojewodztwa&quot;: 11, &quot;idMiejscowosci&quot;: 32519, &quot;nazwaWojewodztwa&quot;: &quot;pomorskie&quot;, &quot;nazwaMiejscowosci&quot;: &quot;Gdańsk&quot;, &quot;dlugoscGeograficzna&quot;: null, &quot;szerokoscGeograficzna&quot;: null}, &quot;numer&quot;: &quot;2016/11/02/7409/22580&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10T00:00:00+01:00&quot;, &quot;dataZakonczeniaUslugi&quot;: &quot;2017-02-10T00:00:00+01:00&quot;, &quot;cenaBruttoZaUczestnika&quot;: 49500, &quot;czyUslugaDofinansowana&quot;: false, &quot;materialyDlaUczestnikow&quot;: null, &quot;kosztCertyfikowaniaNetto&quot;: null, &quot;czyCenaDotyczyCalejUslugi&quot;: false, &quot;dataZakonczeniaRekrutacji&quot;: &quot;2017-02-08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80, "adres": {"idKraju": 209, "idUlicy": 216902, "telefon": null, "nazwaKraju": "Polska", "nazwaUlicy": "ul. Podwale Grodzkie", "kodPocztowy": null, "numerLokalu": "-", "numerBudynku": null, "idWojewodztwa": 11, "idMiejscowosci": 32519, "nazwaWojewodztwa": "pomorskie", "nazwaMiejscowosci": "Gdańsk", "dlugoscGeograficzna": null, "szerokoscGeograficzna": null}, "numer": "2016/11/02/7409/22580",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10T00:00:00+01:00", "dataZakonczeniaUslugi": "2017-02-10T00:00:00+01:00", "cenaBruttoZaUczestnika": 49500, "czyUslugaDofinansowana": false, "materialyDlaUczestnikow": null, "kosztCertyfikowaniaNetto": null, "czyCenaDotyczyCalejUslugi": false, "dataZakonczeniaRekrutacji": "2017-02-08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826485">
            <text:p>2025-12-16 15:53:44.826485</text:p>
          </table:table-cell>
          <table:table-cell office:value-type="string" office:string-value="2025-12-16 15:53:44.826485">
            <text:p>2025-12-16 15:53:44.826485</text:p>
          </table:table-cell>
        </table:table-row>
        <table:table-row>
          <table:table-cell office:value-type="float" office:value="22579">
            <text:p>22579</text:p>
          </table:table-cell>
          <table:table-cell office:value-type="string" office:string-value="2016/11/02/7409/22579">
            <text:p>2016/11/02/7409/22579</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10 00:00:00">
            <text:p>2017-02-10 00:00:00</text:p>
          </table:table-cell>
          <table:table-cell office:value-type="string" office:string-value="2017-02-10 00:00:00">
            <text:p>2017-02-10 00:00:00</text:p>
          </table:table-cell>
          <table:table-cell office:value-type="string" office:string-value="2017-02-08 00:00:00">
            <text:p>2017-02-08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209, &quot;idUlicy&quot;: 216902, &quot;telefon&quot;: null, &quot;nazwaKraju&quot;: &quot;Polska&quot;, &quot;nazwaUlicy&quot;: &quot;ul. Podwale Grodzkie&quot;, &quot;kodPocztowy&quot;: null, &quot;numerLokalu&quot;: &quot;-&quot;, &quot;numerBudynku&quot;: null, &quot;idWojewodztwa&quot;: 11, &quot;idMiejscowosci&quot;: 32519, &quot;nazwaWojewodztwa&quot;: &quot;pomorskie&quot;, &quot;nazwaMiejscowosci&quot;: &quot;Gdańsk&quot;, &quot;dlugoscGeograficzna&quot;: null, &quot;szerokoscGeograficzna&quot;: null}">
            <text:p>{"idKraju": 209, "idUlicy": 216902, "telefon": null, "nazwaKraju": "Polska", "nazwaUlicy": "ul. Podwale Grodzkie", "kodPocztowy": null, "numerLokalu": "-", "numerBudynku": null, "idWojewodztwa": 11, "idMiejscowosci": 32519, "nazwaWojewodztwa": "pomorskie", "nazwaMiejscowosci": "Gdańsk",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79, &quot;adres&quot;: {&quot;idKraju&quot;: 209, &quot;idUlicy&quot;: 216902, &quot;telefon&quot;: null, &quot;nazwaKraju&quot;: &quot;Polska&quot;, &quot;nazwaUlicy&quot;: &quot;ul. Podwale Grodzkie&quot;, &quot;kodPocztowy&quot;: null, &quot;numerLokalu&quot;: &quot;-&quot;, &quot;numerBudynku&quot;: null, &quot;idWojewodztwa&quot;: 11, &quot;idMiejscowosci&quot;: 32519, &quot;nazwaWojewodztwa&quot;: &quot;pomorskie&quot;, &quot;nazwaMiejscowosci&quot;: &quot;Gdańsk&quot;, &quot;dlugoscGeograficzna&quot;: null, &quot;szerokoscGeograficzna&quot;: null}, &quot;numer&quot;: &quot;2016/11/02/7409/22579&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10T00:00:00+01:00&quot;, &quot;dataZakonczeniaUslugi&quot;: &quot;2017-02-10T00:00:00+01:00&quot;, &quot;cenaBruttoZaUczestnika&quot;: 49500, &quot;czyUslugaDofinansowana&quot;: false, &quot;materialyDlaUczestnikow&quot;: null, &quot;kosztCertyfikowaniaNetto&quot;: null, &quot;czyCenaDotyczyCalejUslugi&quot;: false, &quot;dataZakonczeniaRekrutacji&quot;: &quot;2017-02-08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79, "adres": {"idKraju": 209, "idUlicy": 216902, "telefon": null, "nazwaKraju": "Polska", "nazwaUlicy": "ul. Podwale Grodzkie", "kodPocztowy": null, "numerLokalu": "-", "numerBudynku": null, "idWojewodztwa": 11, "idMiejscowosci": 32519, "nazwaWojewodztwa": "pomorskie", "nazwaMiejscowosci": "Gdańsk", "dlugoscGeograficzna": null, "szerokoscGeograficzna": null}, "numer": "2016/11/02/7409/22579",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10T00:00:00+01:00", "dataZakonczeniaUslugi": "2017-02-10T00:00:00+01:00", "cenaBruttoZaUczestnika": 49500, "czyUslugaDofinansowana": false, "materialyDlaUczestnikow": null, "kosztCertyfikowaniaNetto": null, "czyCenaDotyczyCalejUslugi": false, "dataZakonczeniaRekrutacji": "2017-02-08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824605">
            <text:p>2025-12-16 15:53:44.824605</text:p>
          </table:table-cell>
          <table:table-cell office:value-type="string" office:string-value="2025-12-16 15:53:44.824605">
            <text:p>2025-12-16 15:53:44.824605</text:p>
          </table:table-cell>
        </table:table-row>
        <table:table-row>
          <table:table-cell office:value-type="float" office:value="22578">
            <text:p>22578</text:p>
          </table:table-cell>
          <table:table-cell office:value-type="string" office:string-value="2016/11/02/7409/22578">
            <text:p>2016/11/02/7409/22578</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10 00:00:00">
            <text:p>2017-02-10 00:00:00</text:p>
          </table:table-cell>
          <table:table-cell office:value-type="string" office:string-value="2017-02-10 00:00:00">
            <text:p>2017-02-10 00:00:00</text:p>
          </table:table-cell>
          <table:table-cell office:value-type="string" office:string-value="2017-02-08 00:00:00">
            <text:p>2017-02-08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209, &quot;idUlicy&quot;: 216902, &quot;telefon&quot;: null, &quot;nazwaKraju&quot;: &quot;Polska&quot;, &quot;nazwaUlicy&quot;: &quot;ul. Podwale Grodzkie&quot;, &quot;kodPocztowy&quot;: null, &quot;numerLokalu&quot;: &quot;-&quot;, &quot;numerBudynku&quot;: null, &quot;idWojewodztwa&quot;: 11, &quot;idMiejscowosci&quot;: 32519, &quot;nazwaWojewodztwa&quot;: &quot;pomorskie&quot;, &quot;nazwaMiejscowosci&quot;: &quot;Gdańsk&quot;, &quot;dlugoscGeograficzna&quot;: null, &quot;szerokoscGeograficzna&quot;: null}">
            <text:p>{"idKraju": 209, "idUlicy": 216902, "telefon": null, "nazwaKraju": "Polska", "nazwaUlicy": "ul. Podwale Grodzkie", "kodPocztowy": null, "numerLokalu": "-", "numerBudynku": null, "idWojewodztwa": 11, "idMiejscowosci": 32519, "nazwaWojewodztwa": "pomorskie", "nazwaMiejscowosci": "Gdańsk",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78, &quot;adres&quot;: {&quot;idKraju&quot;: 209, &quot;idUlicy&quot;: 216902, &quot;telefon&quot;: null, &quot;nazwaKraju&quot;: &quot;Polska&quot;, &quot;nazwaUlicy&quot;: &quot;ul. Podwale Grodzkie&quot;, &quot;kodPocztowy&quot;: null, &quot;numerLokalu&quot;: &quot;-&quot;, &quot;numerBudynku&quot;: null, &quot;idWojewodztwa&quot;: 11, &quot;idMiejscowosci&quot;: 32519, &quot;nazwaWojewodztwa&quot;: &quot;pomorskie&quot;, &quot;nazwaMiejscowosci&quot;: &quot;Gdańsk&quot;, &quot;dlugoscGeograficzna&quot;: null, &quot;szerokoscGeograficzna&quot;: null}, &quot;numer&quot;: &quot;2016/11/02/7409/22578&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10T00:00:00+01:00&quot;, &quot;dataZakonczeniaUslugi&quot;: &quot;2017-02-10T00:00:00+01:00&quot;, &quot;cenaBruttoZaUczestnika&quot;: 49500, &quot;czyUslugaDofinansowana&quot;: false, &quot;materialyDlaUczestnikow&quot;: null, &quot;kosztCertyfikowaniaNetto&quot;: null, &quot;czyCenaDotyczyCalejUslugi&quot;: false, &quot;dataZakonczeniaRekrutacji&quot;: &quot;2017-02-08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78, "adres": {"idKraju": 209, "idUlicy": 216902, "telefon": null, "nazwaKraju": "Polska", "nazwaUlicy": "ul. Podwale Grodzkie", "kodPocztowy": null, "numerLokalu": "-", "numerBudynku": null, "idWojewodztwa": 11, "idMiejscowosci": 32519, "nazwaWojewodztwa": "pomorskie", "nazwaMiejscowosci": "Gdańsk", "dlugoscGeograficzna": null, "szerokoscGeograficzna": null}, "numer": "2016/11/02/7409/22578",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10T00:00:00+01:00", "dataZakonczeniaUslugi": "2017-02-10T00:00:00+01:00", "cenaBruttoZaUczestnika": 49500, "czyUslugaDofinansowana": false, "materialyDlaUczestnikow": null, "kosztCertyfikowaniaNetto": null, "czyCenaDotyczyCalejUslugi": false, "dataZakonczeniaRekrutacji": "2017-02-08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821181">
            <text:p>2025-12-16 15:53:44.821181</text:p>
          </table:table-cell>
          <table:table-cell office:value-type="string" office:string-value="2025-12-16 15:53:44.821181">
            <text:p>2025-12-16 15:53:44.821181</text:p>
          </table:table-cell>
        </table:table-row>
        <table:table-row>
          <table:table-cell office:value-type="float" office:value="22577">
            <text:p>22577</text:p>
          </table:table-cell>
          <table:table-cell office:value-type="string" office:string-value="2016/11/02/7409/22577">
            <text:p>2016/11/02/7409/22577</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03 00:00:00">
            <text:p>2017-02-03 00:00:00</text:p>
          </table:table-cell>
          <table:table-cell office:value-type="string" office:string-value="2017-02-03 00:00:00">
            <text:p>2017-02-03 00:00:00</text:p>
          </table:table-cell>
          <table:table-cell office:value-type="string" office:string-value="2017-02-01 00:00:00">
            <text:p>2017-02-01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Irysowa&quot;, &quot;kodPocztowy&quot;: null, &quot;numerLokalu&quot;: &quot;-&quot;, &quot;numerBudynku&quot;: null, &quot;idWojewodztwa&quot;: 1, &quot;idMiejscowosci&quot;: null, &quot;nazwaWojewodztwa&quot;: &quot;dolnośląskie&quot;, &quot;nazwaMiejscowosci&quot;: &quot;Wrocław&quot;, &quot;dlugoscGeograficzna&quot;: null, &quot;szerokoscGeograficzna&quot;: null}">
            <text:p>{"idKraju": null, "idUlicy": null, "telefon": null, "nazwaKraju": null, "nazwaUlicy": "Irysowa", "kodPocztowy": null, "numerLokalu": "-", "numerBudynku": null, "idWojewodztwa": 1, "idMiejscowosci": null, "nazwaWojewodztwa": "dolnośląskie", "nazwaMiejscowosci": "Wrocław",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77, &quot;adres&quot;: {&quot;idKraju&quot;: null, &quot;idUlicy&quot;: null, &quot;telefon&quot;: null, &quot;nazwaKraju&quot;: null, &quot;nazwaUlicy&quot;: &quot;Irysowa&quot;, &quot;kodPocztowy&quot;: null, &quot;numerLokalu&quot;: &quot;-&quot;, &quot;numerBudynku&quot;: null, &quot;idWojewodztwa&quot;: 1, &quot;idMiejscowosci&quot;: null, &quot;nazwaWojewodztwa&quot;: &quot;dolnośląskie&quot;, &quot;nazwaMiejscowosci&quot;: &quot;Wrocław&quot;, &quot;dlugoscGeograficzna&quot;: null, &quot;szerokoscGeograficzna&quot;: null}, &quot;numer&quot;: &quot;2016/11/02/7409/22577&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03T00:00:00+01:00&quot;, &quot;dataZakonczeniaUslugi&quot;: &quot;2017-02-03T00:00:00+01:00&quot;, &quot;cenaBruttoZaUczestnika&quot;: 49500, &quot;czyUslugaDofinansowana&quot;: false, &quot;materialyDlaUczestnikow&quot;: null, &quot;kosztCertyfikowaniaNetto&quot;: null, &quot;czyCenaDotyczyCalejUslugi&quot;: false, &quot;dataZakonczeniaRekrutacji&quot;: &quot;2017-02-01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77, "adres": {"idKraju": null, "idUlicy": null, "telefon": null, "nazwaKraju": null, "nazwaUlicy": "Irysowa", "kodPocztowy": null, "numerLokalu": "-", "numerBudynku": null, "idWojewodztwa": 1, "idMiejscowosci": null, "nazwaWojewodztwa": "dolnośląskie", "nazwaMiejscowosci": "Wrocław", "dlugoscGeograficzna": null, "szerokoscGeograficzna": null}, "numer": "2016/11/02/7409/22577",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03T00:00:00+01:00", "dataZakonczeniaUslugi": "2017-02-03T00:00:00+01:00", "cenaBruttoZaUczestnika": 49500, "czyUslugaDofinansowana": false, "materialyDlaUczestnikow": null, "kosztCertyfikowaniaNetto": null, "czyCenaDotyczyCalejUslugi": false, "dataZakonczeniaRekrutacji": "2017-02-01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818365">
            <text:p>2025-12-16 15:53:44.818365</text:p>
          </table:table-cell>
          <table:table-cell office:value-type="string" office:string-value="2025-12-16 15:53:44.818365">
            <text:p>2025-12-16 15:53:44.818365</text:p>
          </table:table-cell>
        </table:table-row>
        <table:table-row>
          <table:table-cell office:value-type="float" office:value="22576">
            <text:p>22576</text:p>
          </table:table-cell>
          <table:table-cell office:value-type="string" office:string-value="2016/11/02/7409/22576">
            <text:p>2016/11/02/7409/22576</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03 00:00:00">
            <text:p>2017-02-03 00:00:00</text:p>
          </table:table-cell>
          <table:table-cell office:value-type="string" office:string-value="2017-02-03 00:00:00">
            <text:p>2017-02-03 00:00:00</text:p>
          </table:table-cell>
          <table:table-cell office:value-type="string" office:string-value="2017-02-01 00:00:00">
            <text:p>2017-02-01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Irysowa&quot;, &quot;kodPocztowy&quot;: null, &quot;numerLokalu&quot;: &quot;-&quot;, &quot;numerBudynku&quot;: null, &quot;idWojewodztwa&quot;: 1, &quot;idMiejscowosci&quot;: null, &quot;nazwaWojewodztwa&quot;: &quot;dolnośląskie&quot;, &quot;nazwaMiejscowosci&quot;: &quot;Wrocław&quot;, &quot;dlugoscGeograficzna&quot;: null, &quot;szerokoscGeograficzna&quot;: null}">
            <text:p>{"idKraju": null, "idUlicy": null, "telefon": null, "nazwaKraju": null, "nazwaUlicy": "Irysowa", "kodPocztowy": null, "numerLokalu": "-", "numerBudynku": null, "idWojewodztwa": 1, "idMiejscowosci": null, "nazwaWojewodztwa": "dolnośląskie", "nazwaMiejscowosci": "Wrocław",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76, &quot;adres&quot;: {&quot;idKraju&quot;: null, &quot;idUlicy&quot;: null, &quot;telefon&quot;: null, &quot;nazwaKraju&quot;: null, &quot;nazwaUlicy&quot;: &quot;Irysowa&quot;, &quot;kodPocztowy&quot;: null, &quot;numerLokalu&quot;: &quot;-&quot;, &quot;numerBudynku&quot;: null, &quot;idWojewodztwa&quot;: 1, &quot;idMiejscowosci&quot;: null, &quot;nazwaWojewodztwa&quot;: &quot;dolnośląskie&quot;, &quot;nazwaMiejscowosci&quot;: &quot;Wrocław&quot;, &quot;dlugoscGeograficzna&quot;: null, &quot;szerokoscGeograficzna&quot;: null}, &quot;numer&quot;: &quot;2016/11/02/7409/22576&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03T00:00:00+01:00&quot;, &quot;dataZakonczeniaUslugi&quot;: &quot;2017-02-03T00:00:00+01:00&quot;, &quot;cenaBruttoZaUczestnika&quot;: 49500, &quot;czyUslugaDofinansowana&quot;: false, &quot;materialyDlaUczestnikow&quot;: null, &quot;kosztCertyfikowaniaNetto&quot;: null, &quot;czyCenaDotyczyCalejUslugi&quot;: false, &quot;dataZakonczeniaRekrutacji&quot;: &quot;2017-02-01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76, "adres": {"idKraju": null, "idUlicy": null, "telefon": null, "nazwaKraju": null, "nazwaUlicy": "Irysowa", "kodPocztowy": null, "numerLokalu": "-", "numerBudynku": null, "idWojewodztwa": 1, "idMiejscowosci": null, "nazwaWojewodztwa": "dolnośląskie", "nazwaMiejscowosci": "Wrocław", "dlugoscGeograficzna": null, "szerokoscGeograficzna": null}, "numer": "2016/11/02/7409/22576",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03T00:00:00+01:00", "dataZakonczeniaUslugi": "2017-02-03T00:00:00+01:00", "cenaBruttoZaUczestnika": 49500, "czyUslugaDofinansowana": false, "materialyDlaUczestnikow": null, "kosztCertyfikowaniaNetto": null, "czyCenaDotyczyCalejUslugi": false, "dataZakonczeniaRekrutacji": "2017-02-01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816643">
            <text:p>2025-12-16 15:53:44.816643</text:p>
          </table:table-cell>
          <table:table-cell office:value-type="string" office:string-value="2025-12-16 15:53:44.816643">
            <text:p>2025-12-16 15:53:44.816643</text:p>
          </table:table-cell>
        </table:table-row>
        <table:table-row>
          <table:table-cell office:value-type="float" office:value="22575">
            <text:p>22575</text:p>
          </table:table-cell>
          <table:table-cell office:value-type="string" office:string-value="2016/11/02/7409/22575">
            <text:p>2016/11/02/7409/22575</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03 00:00:00">
            <text:p>2017-02-03 00:00:00</text:p>
          </table:table-cell>
          <table:table-cell office:value-type="string" office:string-value="2017-02-03 00:00:00">
            <text:p>2017-02-03 00:00:00</text:p>
          </table:table-cell>
          <table:table-cell office:value-type="string" office:string-value="2017-02-01 00:00:00">
            <text:p>2017-02-01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Irysowa&quot;, &quot;kodPocztowy&quot;: null, &quot;numerLokalu&quot;: &quot;-&quot;, &quot;numerBudynku&quot;: null, &quot;idWojewodztwa&quot;: 1, &quot;idMiejscowosci&quot;: null, &quot;nazwaWojewodztwa&quot;: &quot;dolnośląskie&quot;, &quot;nazwaMiejscowosci&quot;: &quot;Wrocław&quot;, &quot;dlugoscGeograficzna&quot;: null, &quot;szerokoscGeograficzna&quot;: null}">
            <text:p>{"idKraju": null, "idUlicy": null, "telefon": null, "nazwaKraju": null, "nazwaUlicy": "Irysowa", "kodPocztowy": null, "numerLokalu": "-", "numerBudynku": null, "idWojewodztwa": 1, "idMiejscowosci": null, "nazwaWojewodztwa": "dolnośląskie", "nazwaMiejscowosci": "Wrocław",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75, &quot;adres&quot;: {&quot;idKraju&quot;: null, &quot;idUlicy&quot;: null, &quot;telefon&quot;: null, &quot;nazwaKraju&quot;: null, &quot;nazwaUlicy&quot;: &quot;Irysowa&quot;, &quot;kodPocztowy&quot;: null, &quot;numerLokalu&quot;: &quot;-&quot;, &quot;numerBudynku&quot;: null, &quot;idWojewodztwa&quot;: 1, &quot;idMiejscowosci&quot;: null, &quot;nazwaWojewodztwa&quot;: &quot;dolnośląskie&quot;, &quot;nazwaMiejscowosci&quot;: &quot;Wrocław&quot;, &quot;dlugoscGeograficzna&quot;: null, &quot;szerokoscGeograficzna&quot;: null}, &quot;numer&quot;: &quot;2016/11/02/7409/22575&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03T00:00:00+01:00&quot;, &quot;dataZakonczeniaUslugi&quot;: &quot;2017-02-03T00:00:00+01:00&quot;, &quot;cenaBruttoZaUczestnika&quot;: 49500, &quot;czyUslugaDofinansowana&quot;: false, &quot;materialyDlaUczestnikow&quot;: null, &quot;kosztCertyfikowaniaNetto&quot;: null, &quot;czyCenaDotyczyCalejUslugi&quot;: false, &quot;dataZakonczeniaRekrutacji&quot;: &quot;2017-02-01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75, "adres": {"idKraju": null, "idUlicy": null, "telefon": null, "nazwaKraju": null, "nazwaUlicy": "Irysowa", "kodPocztowy": null, "numerLokalu": "-", "numerBudynku": null, "idWojewodztwa": 1, "idMiejscowosci": null, "nazwaWojewodztwa": "dolnośląskie", "nazwaMiejscowosci": "Wrocław", "dlugoscGeograficzna": null, "szerokoscGeograficzna": null}, "numer": "2016/11/02/7409/22575",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03T00:00:00+01:00", "dataZakonczeniaUslugi": "2017-02-03T00:00:00+01:00", "cenaBruttoZaUczestnika": 49500, "czyUslugaDofinansowana": false, "materialyDlaUczestnikow": null, "kosztCertyfikowaniaNetto": null, "czyCenaDotyczyCalejUslugi": false, "dataZakonczeniaRekrutacji": "2017-02-01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815085">
            <text:p>2025-12-16 15:53:44.815085</text:p>
          </table:table-cell>
          <table:table-cell office:value-type="string" office:string-value="2025-12-16 15:53:44.815085">
            <text:p>2025-12-16 15:53:44.815085</text:p>
          </table:table-cell>
        </table:table-row>
        <table:table-row>
          <table:table-cell office:value-type="float" office:value="22574">
            <text:p>22574</text:p>
          </table:table-cell>
          <table:table-cell office:value-type="string" office:string-value="2016/11/02/7409/22574">
            <text:p>2016/11/02/7409/22574</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03 00:00:00">
            <text:p>2017-02-03 00:00:00</text:p>
          </table:table-cell>
          <table:table-cell office:value-type="string" office:string-value="2017-02-03 00:00:00">
            <text:p>2017-02-03 00:00:00</text:p>
          </table:table-cell>
          <table:table-cell office:value-type="string" office:string-value="2017-02-01 00:00:00">
            <text:p>2017-02-01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Irysowa&quot;, &quot;kodPocztowy&quot;: null, &quot;numerLokalu&quot;: &quot;-&quot;, &quot;numerBudynku&quot;: null, &quot;idWojewodztwa&quot;: 1, &quot;idMiejscowosci&quot;: null, &quot;nazwaWojewodztwa&quot;: &quot;dolnośląskie&quot;, &quot;nazwaMiejscowosci&quot;: &quot;Wrocław&quot;, &quot;dlugoscGeograficzna&quot;: null, &quot;szerokoscGeograficzna&quot;: null}">
            <text:p>{"idKraju": null, "idUlicy": null, "telefon": null, "nazwaKraju": null, "nazwaUlicy": "Irysowa", "kodPocztowy": null, "numerLokalu": "-", "numerBudynku": null, "idWojewodztwa": 1, "idMiejscowosci": null, "nazwaWojewodztwa": "dolnośląskie", "nazwaMiejscowosci": "Wrocław",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74, &quot;adres&quot;: {&quot;idKraju&quot;: null, &quot;idUlicy&quot;: null, &quot;telefon&quot;: null, &quot;nazwaKraju&quot;: null, &quot;nazwaUlicy&quot;: &quot;Irysowa&quot;, &quot;kodPocztowy&quot;: null, &quot;numerLokalu&quot;: &quot;-&quot;, &quot;numerBudynku&quot;: null, &quot;idWojewodztwa&quot;: 1, &quot;idMiejscowosci&quot;: null, &quot;nazwaWojewodztwa&quot;: &quot;dolnośląskie&quot;, &quot;nazwaMiejscowosci&quot;: &quot;Wrocław&quot;, &quot;dlugoscGeograficzna&quot;: null, &quot;szerokoscGeograficzna&quot;: null}, &quot;numer&quot;: &quot;2016/11/02/7409/22574&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03T00:00:00+01:00&quot;, &quot;dataZakonczeniaUslugi&quot;: &quot;2017-02-03T00:00:00+01:00&quot;, &quot;cenaBruttoZaUczestnika&quot;: 49500, &quot;czyUslugaDofinansowana&quot;: false, &quot;materialyDlaUczestnikow&quot;: null, &quot;kosztCertyfikowaniaNetto&quot;: null, &quot;czyCenaDotyczyCalejUslugi&quot;: false, &quot;dataZakonczeniaRekrutacji&quot;: &quot;2017-02-01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74, "adres": {"idKraju": null, "idUlicy": null, "telefon": null, "nazwaKraju": null, "nazwaUlicy": "Irysowa", "kodPocztowy": null, "numerLokalu": "-", "numerBudynku": null, "idWojewodztwa": 1, "idMiejscowosci": null, "nazwaWojewodztwa": "dolnośląskie", "nazwaMiejscowosci": "Wrocław", "dlugoscGeograficzna": null, "szerokoscGeograficzna": null}, "numer": "2016/11/02/7409/22574",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03T00:00:00+01:00", "dataZakonczeniaUslugi": "2017-02-03T00:00:00+01:00", "cenaBruttoZaUczestnika": 49500, "czyUslugaDofinansowana": false, "materialyDlaUczestnikow": null, "kosztCertyfikowaniaNetto": null, "czyCenaDotyczyCalejUslugi": false, "dataZakonczeniaRekrutacji": "2017-02-01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813566">
            <text:p>2025-12-16 15:53:44.813566</text:p>
          </table:table-cell>
          <table:table-cell office:value-type="string" office:string-value="2025-12-16 15:53:44.813566">
            <text:p>2025-12-16 15:53:44.813566</text:p>
          </table:table-cell>
        </table:table-row>
        <table:table-row>
          <table:table-cell office:value-type="float" office:value="22661">
            <text:p>22661</text:p>
          </table:table-cell>
          <table:table-cell office:value-type="string" office:string-value="2016/11/02/7370/22661">
            <text:p>2016/11/02/7370/22661</text:p>
          </table:table-cell>
          <table:table-cell office:value-type="string" office:string-value="[OSEC] Programowanie w języku Groovy - Warszawa">
            <text:p>[OSEC] Programowanie w języku Groovy - Warszawa</text:p>
          </table:table-cell>
          <table:table-cell office:value-type="string" office:string-value="ZREALIZOWANA">
            <text:p>ZREALIZOWANA</text:p>
          </table:table-cell>
          <table:table-cell office:value-type="string" office:string-value="2017-01-23 00:00:00">
            <text:p>2017-01-23 00:00:00</text:p>
          </table:table-cell>
          <table:table-cell office:value-type="string" office:string-value="2017-01-25 00:00:00">
            <text:p>2017-01-25 00:00:00</text:p>
          </table:table-cell>
          <table:table-cell office:value-type="string" office:string-value="2017-01-20 00:00:00">
            <text:p>2017-01-20 00:00:00</text:p>
          </table:table-cell>
          <table:table-cell office:value-type="float" office:value="479">
            <text:p>479</text:p>
          </table:table-cell>
          <table:table-cell office:value-type="float" office:value="485">
            <text:p>485</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Pozyskanie dla organizacji kompetencji w zakresie Programowania w języku Groovy">
            <text:p>Pozyskanie dla organizacji kompetencji w zakresie Programowania w języku Groovy</text:p>
          </table:table-cell>
          <table:table-cell office:value-type="string" office:string-value="Umiejętności zdobywane podczas kursu:&#10;&#10;programowanie w języku Groovy&#10;szybsze scalanie kodu złożonej aplikacji z użyciem języka skryptowego&#10;ułatwienie integracji istniejących komponentów&#10;integrowanie elementów aplikacji">
            <text:p>Umiejętności zdobywane podczas kursu:

programowanie w języku Groovy
szybsze scalanie kodu złożonej aplikacji z użyciem języka skryptowego
ułatwienie integracji istniejących komponentów
integrowanie elementów aplikacji</text:p>
          </table:table-cell>
          <table:table-cell office:value-type="string" office:string-value="">
            <text:p/>
          </table:table-cell>
          <table:table-cell office:value-type="string" office:string-value="">
            <text:p/>
          </table:table-cell>
          <table:table-cell office:value-type="string" office:string-value="&lt;ol&gt;&lt;li&gt;Programowanie w języku Groovy - wstęp&#10; &lt;ol&gt;&lt;li&gt;zakres zastosowań Groovy&lt;/li&gt;&#10;  &lt;li&gt;instalacja Groovy&lt;/li&gt;&#10;  &lt;li&gt;integracja z wybranym IDE&lt;/li&gt;&#10; &lt;/ol&gt;&lt;/li&gt;&#10; &lt;li&gt;Wyrażenia i typy danych&#10; &lt;ol&gt;&lt;li&gt;podstawowe operatory i wyrażenia języka&lt;/li&gt;&#10;  &lt;li&gt;listy, mapy i zakresy&lt;/li&gt;&#10;  &lt;li&gt;ciągi znaków i wyrażenia regularne&lt;/li&gt;&#10;  &lt;li&gt;dane numeryczne&lt;/li&gt;&#10; &lt;/ol&gt;&lt;/li&gt;&#10; &lt;li&gt;Obsługa wejścia/wyjścia&#10; &lt;ol&gt;&lt;li&gt;proste wejście/wyjście&lt;/li&gt;&#10;  &lt;li&gt;formatowane wejście/wyjście&lt;/li&gt;&#10;  &lt;li&gt;klasa Console&lt;/li&gt;&#10; &lt;/ol&gt;&lt;/li&gt;&#10; &lt;li&gt;Metody&#10; &lt;ol&gt;&lt;li&gt;przekazywanie parametrów z i do metod&lt;/li&gt;&#10;  &lt;li&gt;domyślne parametry&lt;/li&gt;&#10;  &lt;li&gt;zakresy&lt;/li&gt;&#10;  &lt;li&gt;domknięcia&lt;/li&gt;&#10; &lt;/ol&gt;&lt;/li&gt;&#10; &lt;li&gt;Sterowanie przepływem programu&#10; &lt;ol&gt;&lt;li&gt;instrukcje decyzyjne&lt;/li&gt;&#10;  &lt;li&gt;pętle&lt;/li&gt;&#10;  &lt;li&gt;instrukcje strukturalne&lt;/li&gt;&#10; &lt;/ol&gt;&lt;/li&gt;&#10; &lt;li&gt;Pliki i ich obsługa&#10; &lt;ol&gt;&lt;li&gt;klasa File&lt;/li&gt;&#10;  &lt;li&gt;przekazywanie argumentów w linii poleceń&lt;/li&gt;&#10; &lt;/ol&gt;&lt;/li&gt;&#10; &lt;li&gt;Programowanie obiektowe&#10; &lt;ol&gt;&lt;li&gt;hierarchia klas&lt;/li&gt;&#10;  &lt;li&gt;dziedziczenie i kompozycja&lt;/li&gt;&#10;  &lt;li&gt;polimorfizm&lt;/li&gt;&#10;  &lt;li&gt;klasy abstrakcyjne i interfejsy&lt;/li&gt;&#10; &lt;/ol&gt;&lt;/li&gt;&#10; &lt;li&gt;Testy jednostkowe&#10; &lt;ol&gt;&lt;li&gt;GroovyTestCase i JUnit&lt;/li&gt;&#10;  &lt;li&gt;GroovyTestSuite i JUnit&lt;/li&gt;&#10;  &lt;li&gt;rola testowania w codziennej pracy z językiem Groovy&lt;/li&gt;&#10; &lt;/ol&gt;&lt;/li&gt;&#10; &lt;li&gt;Przechowywanie danych i stanu&#10; &lt;ol&gt;&lt;li&gt;zapytania i proste relacje&lt;/li&gt;&#10;  &lt;li&gt;zmiany w bazie danych&lt;/li&gt;&#10;  &lt;li&gt;mapowanie ORM&lt;/li&gt;&#10;  &lt;li&gt;dziedziczenie w ramach ORM&lt;/li&gt;&#10;  &lt;li&gt;współpraca z frameworkiem Spring&lt;/li&gt;&#10; &lt;/ol&gt;&lt;/li&gt;&#10; &lt;li&gt;XML&#10; &lt;ol&gt;&lt;li&gt;parsowanie XML&lt;/li&gt;&#10;  &lt;li&gt;walidacja XML&lt;/li&gt;&#10;  &lt;li&gt;Groovy Markup&lt;/li&gt;&#10;  &lt;li&gt;MarkupBuilder&lt;/li&gt;&#10; &lt;/ol&gt;&lt;/li&gt;&#10; &lt;li&gt;Programowanie GUI&#10; &lt;ol&gt;&lt;li&gt;SwingBuilder&lt;/li&gt;&#10;  &lt;li&gt;tabele i listy&lt;/li&gt;&#10;  &lt;li&gt;klasy Box i BoxLayout&lt;/li&gt;&#10; &lt;/ol&gt;&lt;/li&gt;&#10; &lt;li&gt;Programowanie po stronie serwera&#10; &lt;ol&gt;&lt;li&gt;implementowanie servletów w Groovy&lt;/li&gt;&#10;  &lt;li&gt;implementowanie groovletów&lt;/li&gt;&#10;  &lt;li&gt;strony GSP&lt;/li&gt;&#10; &lt;/ol&gt;&lt;/li&gt;&#10;&lt;/ol&gt;">
            <text:p>&lt;ol&gt;&lt;li&gt;Programowanie w języku Groovy - wstęp
	&lt;ol&gt;&lt;li&gt;zakres zastosowań Groovy&lt;/li&gt;
		&lt;li&gt;instalacja Groovy&lt;/li&gt;
		&lt;li&gt;integracja z wybranym IDE&lt;/li&gt;
	&lt;/ol&gt;&lt;/li&gt;
	&lt;li&gt;Wyrażenia i typy danych
	&lt;ol&gt;&lt;li&gt;podstawowe operatory i wyrażenia języka&lt;/li&gt;
		&lt;li&gt;listy, mapy i zakresy&lt;/li&gt;
		&lt;li&gt;ciągi znaków i wyrażenia regularne&lt;/li&gt;
		&lt;li&gt;dane numeryczne&lt;/li&gt;
	&lt;/ol&gt;&lt;/li&gt;
	&lt;li&gt;Obsługa wejścia/wyjścia
	&lt;ol&gt;&lt;li&gt;proste wejście/wyjście&lt;/li&gt;
		&lt;li&gt;formatowane wejście/wyjście&lt;/li&gt;
		&lt;li&gt;klasa Console&lt;/li&gt;
	&lt;/ol&gt;&lt;/li&gt;
	&lt;li&gt;Metody
	&lt;ol&gt;&lt;li&gt;przekazywanie parametrów z i do metod&lt;/li&gt;
		&lt;li&gt;domyślne parametry&lt;/li&gt;
		&lt;li&gt;zakresy&lt;/li&gt;
		&lt;li&gt;domknięcia&lt;/li&gt;
	&lt;/ol&gt;&lt;/li&gt;
	&lt;li&gt;Sterowanie przepływem programu
	&lt;ol&gt;&lt;li&gt;instrukcje decyzyjne&lt;/li&gt;
		&lt;li&gt;pętle&lt;/li&gt;
		&lt;li&gt;instrukcje strukturalne&lt;/li&gt;
	&lt;/ol&gt;&lt;/li&gt;
	&lt;li&gt;Pliki i ich obsługa
	&lt;ol&gt;&lt;li&gt;klasa File&lt;/li&gt;
		&lt;li&gt;przekazywanie argumentów w linii poleceń&lt;/li&gt;
	&lt;/ol&gt;&lt;/li&gt;
	&lt;li&gt;Programowanie obiektowe
	&lt;ol&gt;&lt;li&gt;hierarchia klas&lt;/li&gt;
		&lt;li&gt;dziedziczenie i kompozycja&lt;/li&gt;
		&lt;li&gt;polimorfizm&lt;/li&gt;
		&lt;li&gt;klasy abstrakcyjne i interfejsy&lt;/li&gt;
	&lt;/ol&gt;&lt;/li&gt;
	&lt;li&gt;Testy jednostkowe
	&lt;ol&gt;&lt;li&gt;GroovyTestCase i JUnit&lt;/li&gt;
		&lt;li&gt;GroovyTestSuite i JUnit&lt;/li&gt;
		&lt;li&gt;rola testowania w codziennej pracy z językiem Groovy&lt;/li&gt;
	&lt;/ol&gt;&lt;/li&gt;
	&lt;li&gt;Przechowywanie danych i stanu
	&lt;ol&gt;&lt;li&gt;zapytania i proste relacje&lt;/li&gt;
		&lt;li&gt;zmiany w bazie danych&lt;/li&gt;
		&lt;li&gt;mapowanie ORM&lt;/li&gt;
		&lt;li&gt;dziedziczenie w ramach ORM&lt;/li&gt;
		&lt;li&gt;współpraca z frameworkiem Spring&lt;/li&gt;
	&lt;/ol&gt;&lt;/li&gt;
	&lt;li&gt;XML
	&lt;ol&gt;&lt;li&gt;parsowanie XML&lt;/li&gt;
		&lt;li&gt;walidacja XML&lt;/li&gt;
		&lt;li&gt;Groovy Markup&lt;/li&gt;
		&lt;li&gt;MarkupBuilder&lt;/li&gt;
	&lt;/ol&gt;&lt;/li&gt;
	&lt;li&gt;Programowanie GUI
	&lt;ol&gt;&lt;li&gt;SwingBuilder&lt;/li&gt;
		&lt;li&gt;tabele i listy&lt;/li&gt;
		&lt;li&gt;klasy Box i BoxLayout&lt;/li&gt;
	&lt;/ol&gt;&lt;/li&gt;
	&lt;li&gt;Programowanie po stronie serwera
	&lt;ol&gt;&lt;li&gt;implementowanie servletów w Groovy&lt;/li&gt;
		&lt;li&gt;implementowanie groovletów&lt;/li&gt;
		&lt;li&gt;strony GSP&lt;/li&gt;
	&lt;/ol&gt;&lt;/li&gt;
&lt;/ol&gt;</text:p>
          </table:table-cell>
          <table:table-cell office:value-type="string" office:string-value="&lt;p&gt;Szkolenie przygotowuje do pracy z językiem Groovy programistów znających technologię Java i poszukujących języka skryptowego który będzie pełnił rolę &quot;lepiszcza&quot; istniejących rozwiązań. Poprzez procedurę zainicjowaną w JSR-241, Groovy stanie się drugim po języku Java oficjalnie zaakceptowanym językiem pracującym na platformie JVM&lt;/p&gt;">
            <text:p>&lt;p&gt;Szkolenie przygotowuje do pracy z językiem Groovy programistów znających technologię Java i poszukujących języka skryptowego który będzie pełnił rolę "lepiszcza" istniejących rozwiązań. Poprzez procedurę zainicjowaną w JSR-241, Groovy stanie się drugim po języku Java oficjalnie zaakceptowanym językiem pracującym na platformie JVM&lt;/p&gt;</text:p>
          </table:table-cell>
          <table:table-cell office:value-type="string" office:string-value="&lt;ul&gt;&lt;li&gt;znajomość technologii JVM&lt;/li&gt;&#10; &lt;li&gt;umiejętność programowania proceduralnego i obiektowego&lt;/li&gt;&#10; &lt;li&gt;co najmniej roczne doświadczenie programistyczne i udział w projektach informatycznych&lt;/li&gt;&#10; &lt;li&gt;znajomość technologii związanych z językiem Java&lt;/li&gt;&#10;&lt;/ul&gt;">
            <text:p>&lt;ul&gt;&lt;li&gt;znajomość technologii JVM&lt;/li&gt;
	&lt;li&gt;umiejętność programowania proceduralnego i obiektowego&lt;/li&gt;
	&lt;li&gt;co najmniej roczne doświadczenie programistyczne i udział w projektach informatycznych&lt;/li&gt;
	&lt;li&gt;znajomość technologii związanych z językiem Java&lt;/li&gt;
&lt;/ul&gt;</text:p>
          </table:table-cell>
          <table:table-cell office:value-type="string" office:string-value="">
            <text:p/>
          </table:table-cell>
          <table:table-cell office:value-type="string" office:string-value="Certyfikat uczestnictwa w szkoleniu&#10;&lt;p&gt;Autorskie materiały szkoleniowe OSEC&lt;/p&gt;">
            <text:p>Certyfikat uczestnictwa w szkoleniu
&lt;p&gt;Autorskie materiały szkoleniowe OSEC&lt;/p&gt;</text:p>
          </table:table-cell>
          <table:table-cell office:value-type="string" office:string-value="">
            <text:p/>
          </table:table-cell>
          <table:table-cell office:value-type="string" office:string-value="">
            <text:p/>
          </table:table-cell>
          <table:table-cell office:value-type="float" office:value="295200.0">
            <text:p>295200.0</text:p>
          </table:table-cell>
          <table:table-cell office:value-type="float" office:value="240000.0">
            <text:p>240000.0</text:p>
          </table:table-cell>
          <table:table-cell office:value-type="float" office:value="12835">
            <text:p>12835</text:p>
          </table:table-cell>
          <table:table-cell office:value-type="float" office:value="10434">
            <text:p>10434</text:p>
          </table:table-cell>
          <table:table-cell office:value-type="boolean" office:boolean-value="false">
            <text:p>FALSE</text:p>
          </table:table-cell>
          <table:table-cell office:value-type="float" office:value="23">
            <text:p>23</text:p>
          </table:table-cell>
          <table:table-cell office:value-type="float" office:value="1">
            <text:p>1</text:p>
          </table:table-cell>
          <table:table-cell office:value-type="float" office:value="8.0">
            <text:p>8.0</text:p>
          </table:table-cell>
          <table:table-cell office:value-type="string" office:string-value="{&quot;idKraju&quot;: null, &quot;idUlicy&quot;: null, &quot;telefon&quot;: null, &quot;nazwaKraju&quot;: null, &quot;nazwaUlicy&quot;: &quot;Zeusa&quot;, &quot;kodPocztowy&quot;: null, &quot;numerLokalu&quot;: null, &quot;numerBudynku&quot;: &quot;41&quot;, &quot;idWojewodztwa&quot;: 7, &quot;idMiejscowosci&quot;: null, &quot;nazwaWojewodztwa&quot;: &quot;mazowieckie&quot;, &quot;nazwaMiejscowosci&quot;: &quot;Warszawa&quot;, &quot;dlugoscGeograficzna&quot;: null, &quot;szerokoscGeograficzna&quot;: null}">
            <text:p>{"idKraju": null, "idUlicy": null, "telefon": null, "nazwaKraju": null, "nazwaUlicy": "Zeusa", "kodPocztowy": null, "numerLokalu": null, "numerBudynku": "41", "idWojewodztwa": 7, "idMiejscowosci": null, "nazwaWojewodztwa": "mazowieckie", "nazwaMiejscowosci": "Warszawa", "dlugoscGeograficzna": null, "szerokoscGeograficzna": null}</text:p>
          </table:table-cell>
          <table:table-cell office:value-type="string" office:string-value="{&quot;id&quot;: 7370, &quot;logo&quot;: {&quot;url&quot;: &quot;https://uslugirozwojowe.parp.gov.pl/api/file/preview?token=%242a%2406%24XUTNW%2FIPbr3HHQiY3QIYcO&quot;, &quot;nazwa&quot;: &quot;OSEC_Logo.png&quot;, &quot;rozszerzenie&quot;: null}, &quot;nazwa&quot;: &quot;OSEC Spółka z ograniczoną odpowiedzialnością&quot;}">
            <text:p>{"id": 7370, "logo": {"url": "https://uslugirozwojowe.parp.gov.pl/api/file/preview?token=%242a%2406%24XUTNW%2FIPbr3HHQiY3QIYcO", "nazwa": "OSEC_Logo.png", "rozszerzenie": null}, "nazwa": "OSEC Spółka z ograniczoną odpowiedzialnością"}</text:p>
          </table:table-cell>
          <table:table-cell office:value-type="string" office:string-value="{&quot;email&quot;: &quot;info@osec.pl&quot;, &quot;telefon&quot;: &quot;+48 22 861 96 04&quot;, &quot;zdjecie&quot;: null, &quot;imieNazwisko&quot;: &quot;Dział handlowy&quot;}">
            <text:p>{"email": "info@osec.pl", "telefon": "+48 22 861 96 04", "zdjecie": null, "imieNazwisko": "Dział handlowy"}</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61, &quot;adres&quot;: {&quot;idKraju&quot;: null, &quot;idUlicy&quot;: null, &quot;telefon&quot;: null, &quot;nazwaKraju&quot;: null, &quot;nazwaUlicy&quot;: &quot;Zeusa&quot;, &quot;kodPocztowy&quot;: null, &quot;numerLokalu&quot;: null, &quot;numerBudynku&quot;: &quot;41&quot;, &quot;idWojewodztwa&quot;: 7, &quot;idMiejscowosci&quot;: null, &quot;nazwaWojewodztwa&quot;: &quot;mazowieckie&quot;, &quot;nazwaMiejscowosci&quot;: &quot;Warszawa&quot;, &quot;dlugoscGeograficzna&quot;: null, &quot;szerokoscGeograficzna&quot;: null}, &quot;numer&quot;: &quot;2016/11/02/7370/22661&quot;, &quot;ocena&quot;: {&quot;liczbaOcen&quot;: 0, &quot;sredniaZOcen&quot;: 0.0}, &quot;tytul&quot;: &quot;[OSEC] Programowanie w języku Groovy - Warszawa&quot;, &quot;status&quot;: &quot;ZREALIZOWANA&quot;, &quot;efektUslugi&quot;: null, &quot;celBiznesowy&quot;: &quot;Pozyskanie dla organizacji kompetencji w zakresie Programowania w języku Groovy&quot;, &quot;liczbaGodzin&quot;: 23, &quot;celEdukacyjny&quot;: &quot;Umiejętności zdobywane podczas kursu:\n\nprogramowanie w języku Groovy\nszybsze scalanie kodu złożonej aplikacji z użyciem języka skryptowego\nułatwienie integracji istniejących komponentów\nintegrowanie elementów aplikacji&quot;, &quot;dostawcaUslug&quot;: {&quot;id&quot;: 7370, &quot;logo&quot;: {&quot;url&quot;: &quot;https://uslugirozwojowe.parp.gov.pl/api/file/preview?token=%242a%2406%24XUTNW%2FIPbr3HHQiY3QIYcO&quot;, &quot;nazwa&quot;: &quot;OSEC_Logo.png&quot;, &quot;rozszerzenie&quot;: null}, &quot;nazwa&quot;: &quot;OSEC Spółka z ograniczoną odpowiedzialnością&quot;}, &quot;grupaDocelowa&quot;: &quot;&lt;p&gt;Szkolenie przygotowuje do pracy z językiem Groovy programistów znających technologię Java i poszukujących języka skryptowego który będzie pełnił rolę \&quot;lepiszcza\&quot; istniejących rozwiązań. Poprzez procedurę zainicjowaną w JSR-241, Groovy stanie się drugim po języku Java oficjalnie zaakceptowanym językiem pracującym na platformie JVM&lt;/p&gt;&quot;, &quot;kodyDostepowe&quot;: null, &quot;programUslugi&quot;: &quot;&lt;ol&gt;&lt;li&gt;Programowanie w języku Groovy - wstęp\n\t&lt;ol&gt;&lt;li&gt;zakres zastosowań Groovy&lt;/li&gt;\n\t\t&lt;li&gt;instalacja Groovy&lt;/li&gt;\n\t\t&lt;li&gt;integracja z wybranym IDE&lt;/li&gt;\n\t&lt;/ol&gt;&lt;/li&gt;\n\t&lt;li&gt;Wyrażenia i typy danych\n\t&lt;ol&gt;&lt;li&gt;podstawowe operatory i wyrażenia języka&lt;/li&gt;\n\t\t&lt;li&gt;listy, mapy i zakresy&lt;/li&gt;\n\t\t&lt;li&gt;ciągi znaków i wyrażenia regularne&lt;/li&gt;\n\t\t&lt;li&gt;dane numeryczne&lt;/li&gt;\n\t&lt;/ol&gt;&lt;/li&gt;\n\t&lt;li&gt;Obsługa wejścia/wyjścia\n\t&lt;ol&gt;&lt;li&gt;proste wejście/wyjście&lt;/li&gt;\n\t\t&lt;li&gt;formatowane wejście/wyjście&lt;/li&gt;\n\t\t&lt;li&gt;klasa Console&lt;/li&gt;\n\t&lt;/ol&gt;&lt;/li&gt;\n\t&lt;li&gt;Metody\n\t&lt;ol&gt;&lt;li&gt;przekazywanie parametrów z i do metod&lt;/li&gt;\n\t\t&lt;li&gt;domyślne parametry&lt;/li&gt;\n\t\t&lt;li&gt;zakresy&lt;/li&gt;\n\t\t&lt;li&gt;domknięcia&lt;/li&gt;\n\t&lt;/ol&gt;&lt;/li&gt;\n\t&lt;li&gt;Sterowanie przepływem programu\n\t&lt;ol&gt;&lt;li&gt;instrukcje decyzyjne&lt;/li&gt;\n\t\t&lt;li&gt;pętle&lt;/li&gt;\n\t\t&lt;li&gt;instrukcje strukturalne&lt;/li&gt;\n\t&lt;/ol&gt;&lt;/li&gt;\n\t&lt;li&gt;Pliki i ich obsługa\n\t&lt;ol&gt;&lt;li&gt;klasa File&lt;/li&gt;\n\t\t&lt;li&gt;przekazywanie argumentów w linii poleceń&lt;/li&gt;\n\t&lt;/ol&gt;&lt;/li&gt;\n\t&lt;li&gt;Programowanie obiektowe\n\t&lt;ol&gt;&lt;li&gt;hierarchia klas&lt;/li&gt;\n\t\t&lt;li&gt;dziedziczenie i kompozycja&lt;/li&gt;\n\t\t&lt;li&gt;polimorfizm&lt;/li&gt;\n\t\t&lt;li&gt;klasy abstrakcyjne i interfejsy&lt;/li&gt;\n\t&lt;/ol&gt;&lt;/li&gt;\n\t&lt;li&gt;Testy jednostkowe\n\t&lt;ol&gt;&lt;li&gt;GroovyTestCase i JUnit&lt;/li&gt;\n\t\t&lt;li&gt;GroovyTestSuite i JUnit&lt;/li&gt;\n\t\t&lt;li&gt;rola testowania w codziennej pracy z językiem Groovy&lt;/li&gt;\n\t&lt;/ol&gt;&lt;/li&gt;\n\t&lt;li&gt;Przechowywanie danych i stanu\n\t&lt;ol&gt;&lt;li&gt;zapytania i proste relacje&lt;/li&gt;\n\t\t&lt;li&gt;zmiany w bazie danych&lt;/li&gt;\n\t\t&lt;li&gt;mapowanie ORM&lt;/li&gt;\n\t\t&lt;li&gt;dziedziczenie w ramach ORM&lt;/li&gt;\n\t\t&lt;li&gt;współpraca z frameworkiem Spring&lt;/li&gt;\n\t&lt;/ol&gt;&lt;/li&gt;\n\t&lt;li&gt;XML\n\t&lt;ol&gt;&lt;li&gt;parsowanie XML&lt;/li&gt;\n\t\t&lt;li&gt;walidacja XML&lt;/li&gt;\n\t\t&lt;li&gt;Groovy Markup&lt;/li&gt;\n\t\t&lt;li&gt;MarkupBuilder&lt;/li&gt;\n\t&lt;/ol&gt;&lt;/li&gt;\n\t&lt;li&gt;Programowanie GUI\n\t&lt;ol&gt;&lt;li&gt;SwingBuilder&lt;/li&gt;\n\t\t&lt;li&gt;tabele i listy&lt;/li&gt;\n\t\t&lt;li&gt;klasy Box i BoxLayout&lt;/li&gt;\n\t&lt;/ol&gt;&lt;/li&gt;\n\t&lt;li&gt;Programowanie po stronie serwera\n\t&lt;ol&gt;&lt;li&gt;implementowanie servletów w Groovy&lt;/li&gt;\n\t\t&lt;li&gt;implementowanie groovletów&lt;/li&gt;\n\t\t&lt;li&gt;strony GSP&lt;/li&gt;\n\t&lt;/ol&gt;&lt;/li&gt;\n&lt;/ol&gt;&quot;, &quot;listaProjektow&quot;: [], &quot;idRodzajuUslugi&quot;: 144, &quot;kwalifikacjeKuz&quot;: [], &quot;osobaKontaktowa&quot;: {&quot;email&quot;: &quot;info@osec.pl&quot;, &quot;telefon&quot;: &quot;+48 22 861 96 04&quot;, &quot;zdjecie&quot;: null, &quot;imieNazwisko&quot;: &quot;Dział handlowy&quot;}, &quot;zakresUprawnien&quot;: null, &quot;efektyUczeniaSie&quot;: null, &quot;inneKwalifikacje&quot;: [], &quot;cenaNettoZaUsluge&quot;: null, &quot;idKategoriiUslugi&quot;: 479, &quot;idKwalifikacjiKkz&quot;: null, &quot;idKwalifikacjiZrk&quot;: null, &quot;warunkiTechniczne&quot;: null, &quot;cenaBruttoZaUsluge&quot;: null, &quot;cenaNettoZaGodzine&quot;: 10434, &quot;idFormySwiadczenia&quot;: 1, &quot;idPodrodzajuUslugi&quot;: 145, &quot;warunkiLogistyczne&quot;: [], &quot;cenaBruttoZaGodzine&quot;: 12835, &quot;formyDofinansowania&quot;: [], &quot;informacjeDodatkowe&quot;: &quot;Certyfikat uczestnictwa w szkoleniu\n&lt;p&gt;Autorskie materiały szkoleniowe OSEC&lt;/p&gt;&quot;, &quot;kosztWalidacjiNetto&quot;: null, &quot;warunkiUczestnictwa&quot;: &quot;&lt;ul&gt;&lt;li&gt;znajomość technologii JVM&lt;/li&gt;\n\t&lt;li&gt;umiejętność programowania proceduralnego i obiektowego&lt;/li&gt;\n\t&lt;li&gt;co najmniej roczne doświadczenie programistyczne i udział w projektach informatycznych&lt;/li&gt;\n\t&lt;li&gt;znajomość technologii związanych z językiem Java&lt;/li&gt;\n&lt;/ul&gt;&quot;, &quot;idPodkategoriiUslugi&quot;: 485, &quot;kosztWalidacjiBrutto&quot;: null, &quot;cenaNettoZaUczestnika&quot;: 240000, &quot;dataRozpoczeciaUslugi&quot;: &quot;2017-01-23T00:00:00+01:00&quot;, &quot;dataZakonczeniaUslugi&quot;: &quot;2017-01-25T00:00:00+01:00&quot;, &quot;cenaBruttoZaUczestnika&quot;: 295200, &quot;czyUslugaDofinansowana&quot;: true, &quot;materialyDlaUczestnikow&quot;: null, &quot;kosztCertyfikowaniaNetto&quot;: null, &quot;czyCenaDotyczyCalejUslugi&quot;: false, &quot;dataZakonczeniaRekrutacji&quot;: &quot;2017-01-20T00:00:00+01:00&quot;, &quot;kosztCertyfikowaniaBrutto&quot;: null, &quot;minimalnaLiczbaUczestnikow&quot;: 1, &quot;szczegolyMiejscaRealizacji&quot;: &quot;OSEC Warszawa&quot;, &quot;maksymalnaLiczbaUczestnikow&quot;: 8,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61, "adres": {"idKraju": null, "idUlicy": null, "telefon": null, "nazwaKraju": null, "nazwaUlicy": "Zeusa", "kodPocztowy": null, "numerLokalu": null, "numerBudynku": "41", "idWojewodztwa": 7, "idMiejscowosci": null, "nazwaWojewodztwa": "mazowieckie", "nazwaMiejscowosci": "Warszawa", "dlugoscGeograficzna": null, "szerokoscGeograficzna": null}, "numer": "2016/11/02/7370/22661", "ocena": {"liczbaOcen": 0, "sredniaZOcen": 0.0}, "tytul": "[OSEC] Programowanie w języku Groovy - Warszawa", "status": "ZREALIZOWANA", "efektUslugi": null, "celBiznesowy": "Pozyskanie dla organizacji kompetencji w zakresie Programowania w języku Groovy", "liczbaGodzin": 23, "celEdukacyjny": "Umiejętności zdobywane podczas kursu:\n\nprogramowanie w języku Groovy\nszybsze scalanie kodu złożonej aplikacji z użyciem języka skryptowego\nułatwienie integracji istniejących komponentów\nintegrowanie elementów aplikacji", "dostawcaUslug": {"id": 7370, "logo": {"url": "https://uslugirozwojowe.parp.gov.pl/api/file/preview?token=%242a%2406%24XUTNW%2FIPbr3HHQiY3QIYcO", "nazwa": "OSEC_Logo.png", "rozszerzenie": null}, "nazwa": "OSEC Spółka z ograniczoną odpowiedzialnością"}, "grupaDocelowa": "&lt;p&gt;Szkolenie przygotowuje do pracy z językiem Groovy programistów znających technologię Java i poszukujących języka skryptowego który będzie pełnił rolę \"lepiszcza\" istniejących rozwiązań. Poprzez procedurę zainicjowaną w JSR-241, Groovy stanie się drugim po języku Java oficjalnie zaakceptowanym językiem pracującym na platformie JVM&lt;/p&gt;", "kodyDostepowe": null, "programUslugi": "&lt;ol&gt;&lt;li&gt;Programowanie w języku Groovy - wstęp\n\t&lt;ol&gt;&lt;li&gt;zakres zastosowań Groovy&lt;/li&gt;\n\t\t&lt;li&gt;instalacja Groovy&lt;/li&gt;\n\t\t&lt;li&gt;integracja z wybranym IDE&lt;/li&gt;\n\t&lt;/ol&gt;&lt;/li&gt;\n\t&lt;li&gt;Wyrażenia i typy danych\n\t&lt;ol&gt;&lt;li&gt;podstawowe operatory i wyrażenia języka&lt;/li&gt;\n\t\t&lt;li&gt;listy, mapy i zakresy&lt;/li&gt;\n\t\t&lt;li&gt;ciągi znaków i wyrażenia regularne&lt;/li&gt;\n\t\t&lt;li&gt;dane numeryczne&lt;/li&gt;\n\t&lt;/ol&gt;&lt;/li&gt;\n\t&lt;li&gt;Obsługa wejścia/wyjścia\n\t&lt;ol&gt;&lt;li&gt;proste wejście/wyjście&lt;/li&gt;\n\t\t&lt;li&gt;formatowane wejście/wyjście&lt;/li&gt;\n\t\t&lt;li&gt;klasa Console&lt;/li&gt;\n\t&lt;/ol&gt;&lt;/li&gt;\n\t&lt;li&gt;Metody\n\t&lt;ol&gt;&lt;li&gt;przekazywanie parametrów z i do metod&lt;/li&gt;\n\t\t&lt;li&gt;domyślne parametry&lt;/li&gt;\n\t\t&lt;li&gt;zakresy&lt;/li&gt;\n\t\t&lt;li&gt;domknięcia&lt;/li&gt;\n\t&lt;/ol&gt;&lt;/li&gt;\n\t&lt;li&gt;Sterowanie przepływem programu\n\t&lt;ol&gt;&lt;li&gt;instrukcje decyzyjne&lt;/li&gt;\n\t\t&lt;li&gt;pętle&lt;/li&gt;\n\t\t&lt;li&gt;instrukcje strukturalne&lt;/li&gt;\n\t&lt;/ol&gt;&lt;/li&gt;\n\t&lt;li&gt;Pliki i ich obsługa\n\t&lt;ol&gt;&lt;li&gt;klasa File&lt;/li&gt;\n\t\t&lt;li&gt;przekazywanie argumentów w linii poleceń&lt;/li&gt;\n\t&lt;/ol&gt;&lt;/li&gt;\n\t&lt;li&gt;Programowanie obiektowe\n\t&lt;ol&gt;&lt;li&gt;hierarchia klas&lt;/li&gt;\n\t\t&lt;li&gt;dziedziczenie i kompozycja&lt;/li&gt;\n\t\t&lt;li&gt;polimorfizm&lt;/li&gt;\n\t\t&lt;li&gt;klasy abstrakcyjne i interfejsy&lt;/li&gt;\n\t&lt;/ol&gt;&lt;/li&gt;\n\t&lt;li&gt;Testy jednostkowe\n\t&lt;ol&gt;&lt;li&gt;GroovyTestCase i JUnit&lt;/li&gt;\n\t\t&lt;li&gt;GroovyTestSuite i JUnit&lt;/li&gt;\n\t\t&lt;li&gt;rola testowania w codziennej pracy z językiem Groovy&lt;/li&gt;\n\t&lt;/ol&gt;&lt;/li&gt;\n\t&lt;li&gt;Przechowywanie danych i stanu\n\t&lt;ol&gt;&lt;li&gt;zapytania i proste relacje&lt;/li&gt;\n\t\t&lt;li&gt;zmiany w bazie danych&lt;/li&gt;\n\t\t&lt;li&gt;mapowanie ORM&lt;/li&gt;\n\t\t&lt;li&gt;dziedziczenie w ramach ORM&lt;/li&gt;\n\t\t&lt;li&gt;współpraca z frameworkiem Spring&lt;/li&gt;\n\t&lt;/ol&gt;&lt;/li&gt;\n\t&lt;li&gt;XML\n\t&lt;ol&gt;&lt;li&gt;parsowanie XML&lt;/li&gt;\n\t\t&lt;li&gt;walidacja XML&lt;/li&gt;\n\t\t&lt;li&gt;Groovy Markup&lt;/li&gt;\n\t\t&lt;li&gt;MarkupBuilder&lt;/li&gt;\n\t&lt;/ol&gt;&lt;/li&gt;\n\t&lt;li&gt;Programowanie GUI\n\t&lt;ol&gt;&lt;li&gt;SwingBuilder&lt;/li&gt;\n\t\t&lt;li&gt;tabele i listy&lt;/li&gt;\n\t\t&lt;li&gt;klasy Box i BoxLayout&lt;/li&gt;\n\t&lt;/ol&gt;&lt;/li&gt;\n\t&lt;li&gt;Programowanie po stronie serwera\n\t&lt;ol&gt;&lt;li&gt;implementowanie servletów w Groovy&lt;/li&gt;\n\t\t&lt;li&gt;implementowanie groovletów&lt;/li&gt;\n\t\t&lt;li&gt;strony GSP&lt;/li&gt;\n\t&lt;/ol&gt;&lt;/li&gt;\n&lt;/ol&gt;", "listaProjektow": [], "idRodzajuUslugi": 144, "kwalifikacjeKuz": [], "osobaKontaktowa": {"email": "info@osec.pl", "telefon": "+48 22 861 96 04", "zdjecie": null, "imieNazwisko": "Dział handlowy"}, "zakresUprawnien": null, "efektyUczeniaSie": null, "inneKwalifikacje": [], "cenaNettoZaUsluge": null, "idKategoriiUslugi": 479, "idKwalifikacjiKkz": null, "idKwalifikacjiZrk": null, "warunkiTechniczne": null, "cenaBruttoZaUsluge": null, "cenaNettoZaGodzine": 10434, "idFormySwiadczenia": 1, "idPodrodzajuUslugi": 145, "warunkiLogistyczne": [], "cenaBruttoZaGodzine": 12835, "formyDofinansowania": [], "informacjeDodatkowe": "Certyfikat uczestnictwa w szkoleniu\n&lt;p&gt;Autorskie materiały szkoleniowe OSEC&lt;/p&gt;", "kosztWalidacjiNetto": null, "warunkiUczestnictwa": "&lt;ul&gt;&lt;li&gt;znajomość technologii JVM&lt;/li&gt;\n\t&lt;li&gt;umiejętność programowania proceduralnego i obiektowego&lt;/li&gt;\n\t&lt;li&gt;co najmniej roczne doświadczenie programistyczne i udział w projektach informatycznych&lt;/li&gt;\n\t&lt;li&gt;znajomość technologii związanych z językiem Java&lt;/li&gt;\n&lt;/ul&gt;", "idPodkategoriiUslugi": 485, "kosztWalidacjiBrutto": null, "cenaNettoZaUczestnika": 240000, "dataRozpoczeciaUslugi": "2017-01-23T00:00:00+01:00", "dataZakonczeniaUslugi": "2017-01-25T00:00:00+01:00", "cenaBruttoZaUczestnika": 295200, "czyUslugaDofinansowana": true, "materialyDlaUczestnikow": null, "kosztCertyfikowaniaNetto": null, "czyCenaDotyczyCalejUslugi": false, "dataZakonczeniaRekrutacji": "2017-01-20T00:00:00+01:00", "kosztCertyfikowaniaBrutto": null, "minimalnaLiczbaUczestnikow": 1, "szczegolyMiejscaRealizacji": "OSEC Warszawa", "maksymalnaLiczbaUczestnikow": 8,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908313">
            <text:p>2025-12-16 15:54:17.908313</text:p>
          </table:table-cell>
          <table:table-cell office:value-type="string" office:string-value="2025-12-16 15:54:17.908313">
            <text:p>2025-12-16 15:54:17.908313</text:p>
          </table:table-cell>
        </table:table-row>
        <table:table-row>
          <table:table-cell office:value-type="float" office:value="22656">
            <text:p>22656</text:p>
          </table:table-cell>
          <table:table-cell office:value-type="string" office:string-value="2016/11/02/7370/22656">
            <text:p>2016/11/02/7370/22656</text:p>
          </table:table-cell>
          <table:table-cell office:value-type="string" office:string-value="[OSEC] RH342 Red Hat Enterprise Linux Diagnostics and Troubleshooting - Wrocław">
            <text:p>[OSEC] RH342 Red Hat Enterprise Linux Diagnostics and Troubleshooting - Wrocław</text:p>
          </table:table-cell>
          <table:table-cell office:value-type="string" office:string-value="ZREALIZOWANA">
            <text:p>ZREALIZOWANA</text:p>
          </table:table-cell>
          <table:table-cell office:value-type="string" office:string-value="2016-12-12 00:00:00">
            <text:p>2016-12-12 00:00:00</text:p>
          </table:table-cell>
          <table:table-cell office:value-type="string" office:string-value="2016-12-15 00:00:00">
            <text:p>2016-12-15 00:00:00</text:p>
          </table:table-cell>
          <table:table-cell office:value-type="string" office:string-value="2016-12-09 00:00:00">
            <text:p>2016-12-09 00:00:00</text:p>
          </table:table-cell>
          <table:table-cell office:value-type="float" office:value="479">
            <text:p>479</text:p>
          </table:table-cell>
          <table:table-cell office:value-type="float" office:value="542">
            <text:p>54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Pozyskanie specjalisty z zakresu: Diagnozowanie problemów, zbieranie informacji i rozwiązywanie typowych problemów z Red Hat Enterprise Linux">
            <text:p>Pozyskanie specjalisty z zakresu: Diagnozowanie problemów, zbieranie informacji i rozwiązywanie typowych problemów z Red Hat Enterprise Linux</text:p>
          </table:table-cell>
          <table:table-cell office:value-type="string" office:string-value="Diagnozowanie problemów, zbieranie informacji i rozwiązywanie typowych problemów z Red Hat Enterprise Linux">
            <text:p>Diagnozowanie problemów, zbieranie informacji i rozwiązywanie typowych problemów z Red Hat Enterprise Linux</text:p>
          </table:table-cell>
          <table:table-cell office:value-type="string" office:string-value="">
            <text:p/>
          </table:table-cell>
          <table:table-cell office:value-type="string" office:string-value="">
            <text:p/>
          </table:table-cell>
          <table:table-cell office:value-type="string" office:string-value="&lt;p&gt;Introduction to troubleshooting&lt;/p&gt;&#10;&#10;&lt;ul&gt;&lt;li&gt;Describe a generalized strategy for troubleshooting.&lt;/li&gt;&#10;&lt;/ul&gt;&lt;p&gt;Take proactive steps to prevent small issues&lt;/p&gt;&#10;&#10;&lt;ul&gt;&lt;li&gt;Prevent small issues from becoming large problems by employing proactive system administration techniques.&lt;/li&gt;&#10;&lt;/ul&gt;&lt;p&gt;Troubleshoot boot issues&lt;/p&gt;&#10;&#10;&lt;ul&gt;&lt;li&gt;Identify and resolve issues that can affect a system's ability to boot.&lt;/li&gt;&#10;&lt;/ul&gt;&lt;p&gt;Identify hardware issues&lt;/p&gt;&#10;&#10;&lt;ul&gt;&lt;li&gt;Identify hardware problems that can affect a system’s ability to operate.&lt;/li&gt;&#10;&lt;/ul&gt;&lt;p&gt;Troubleshoot storage issues&lt;/p&gt;&#10;&#10;&lt;ul&gt;&lt;li&gt;Identify and fix issues related to storage.&lt;/li&gt;&#10;&lt;/ul&gt;&lt;p&gt;Troubleshoot RPM issues&lt;/p&gt;&#10;&#10;&lt;ul&gt;&lt;li&gt;Identify and fix problems in, and using, the package management subsystem.&lt;/li&gt;&#10;&lt;/ul&gt;&lt;p&gt;Troubleshoot network issues&lt;/p&gt;&#10;&#10;&lt;ul&gt;&lt;li&gt;Identify and resolve network connectivity issues.&lt;/li&gt;&#10;&lt;/ul&gt;&lt;p&gt;Troubleshoot application issues&lt;/p&gt;&#10;&#10;&lt;ul&gt;&lt;li&gt;Debug application issues.&lt;/li&gt;&#10;&lt;/ul&gt;&lt;p&gt;Deal with security issues&lt;/p&gt;&#10;&#10;&lt;ul&gt;&lt;li&gt;Identify and fix issues related to security subsystems.&lt;/li&gt;&#10;&lt;/ul&gt;&lt;p&gt;Troubleshoot kernel issues&lt;/p&gt;&#10;&#10;&lt;ul&gt;&lt;li&gt;Identify kernel issues and assist Red Hat Support in resolving kernel issues.&lt;/li&gt;&#10;&lt;/ul&gt;&lt;p&gt;Red Hat Enterprise Linux Diagnostics and Troubleshooting comprehensive review&lt;/p&gt;&#10;&#10;&lt;ul&gt;&lt;li&gt;Practice and demonstrate knowledge and skills learned in Red Hat Enterprise Linux Diagnostics and Troubleshooting.&lt;/li&gt;&#10;&lt;/ul&gt;">
            <text:p>&lt;p&gt;Introduction to troubleshooting&lt;/p&gt;

&lt;ul&gt;&lt;li&gt;Describe a generalized strategy for troubleshooting.&lt;/li&gt;
&lt;/ul&gt;&lt;p&gt;Take proactive steps to prevent small issues&lt;/p&gt;

&lt;ul&gt;&lt;li&gt;Prevent small issues from becoming large problems by employing proactive system administration techniques.&lt;/li&gt;
&lt;/ul&gt;&lt;p&gt;Troubleshoot boot issues&lt;/p&gt;

&lt;ul&gt;&lt;li&gt;Identify and resolve issues that can affect a system's ability to boot.&lt;/li&gt;
&lt;/ul&gt;&lt;p&gt;Identify hardware issues&lt;/p&gt;

&lt;ul&gt;&lt;li&gt;Identify hardware problems that can affect a system’s ability to operate.&lt;/li&gt;
&lt;/ul&gt;&lt;p&gt;Troubleshoot storage issues&lt;/p&gt;

&lt;ul&gt;&lt;li&gt;Identify and fix issues related to storage.&lt;/li&gt;
&lt;/ul&gt;&lt;p&gt;Troubleshoot RPM issues&lt;/p&gt;

&lt;ul&gt;&lt;li&gt;Identify and fix problems in, and using, the package management subsystem.&lt;/li&gt;
&lt;/ul&gt;&lt;p&gt;Troubleshoot network issues&lt;/p&gt;

&lt;ul&gt;&lt;li&gt;Identify and resolve network connectivity issues.&lt;/li&gt;
&lt;/ul&gt;&lt;p&gt;Troubleshoot application issues&lt;/p&gt;

&lt;ul&gt;&lt;li&gt;Debug application issues.&lt;/li&gt;
&lt;/ul&gt;&lt;p&gt;Deal with security issues&lt;/p&gt;

&lt;ul&gt;&lt;li&gt;Identify and fix issues related to security subsystems.&lt;/li&gt;
&lt;/ul&gt;&lt;p&gt;Troubleshoot kernel issues&lt;/p&gt;

&lt;ul&gt;&lt;li&gt;Identify kernel issues and assist Red Hat Support in resolving kernel issues.&lt;/li&gt;
&lt;/ul&gt;&lt;p&gt;Red Hat Enterprise Linux Diagnostics and Troubleshooting comprehensive review&lt;/p&gt;

&lt;ul&gt;&lt;li&gt;Practice and demonstrate knowledge and skills learned in Red Hat Enterprise Linux Diagnostics and Troubleshooting.&lt;/li&gt;
&lt;/ul&gt;</text:p>
          </table:table-cell>
          <table:table-cell office:value-type="string" office:string-value="&lt;ul&gt;&lt;li&gt;&#10; &lt;p&gt;Doświadczeni administratorzy systemów, którzy chcą dowiedzieć się więcej na temat rozwiązywania problemów.&lt;/p&gt;&#10; &lt;/li&gt;&#10;&lt;/ul&gt;">
            <text:p>&lt;ul&gt;&lt;li&gt;
	&lt;p&gt;Doświadczeni administratorzy systemów, którzy chcą dowiedzieć się więcej na temat rozwiązywania problemów.&lt;/p&gt;
	&lt;/li&gt;
&lt;/ul&gt;</text:p>
          </table:table-cell>
          <table:table-cell office:value-type="string" office:string-value="&lt;ul&gt;&lt;li&gt;&#10; &lt;p&gt;Wymagane posiadanie tytułu Red Hat Certified System Administrator (RHCSA)&lt;br /&gt;&#10; Zalecane posiadanie tytułu Red Hat Certified Engineer (RHCE)&lt;/p&gt;&#10; &lt;/li&gt;&#10;&lt;/ul&gt;">
            <text:p>&lt;ul&gt;&lt;li&gt;
	&lt;p&gt;Wymagane posiadanie tytułu Red Hat Certified System Administrator (RHCSA)&lt;br /&gt;
	Zalecane posiadanie tytułu Red Hat Certified Engineer (RHCE)&lt;/p&gt;
	&lt;/li&gt;
&lt;/ul&gt;</text:p>
          </table:table-cell>
          <table:table-cell office:value-type="string" office:string-value="">
            <text:p/>
          </table:table-cell>
          <table:table-cell office:value-type="string" office:string-value="Pozwala na zdobycie kwalifikacji, wiedzy i umiejętności potwierdzonych uzyskaniem certyfikatu&#10;&lt;p&gt;Autoryzowane materiały szkoleniowe i piśmiennicze Red Hat&lt;/p&gt;">
            <text:p>Pozwala na zdobycie kwalifikacji, wiedzy i umiejętności potwierdzonych uzyskaniem certyfikatu
&lt;p&gt;Autoryzowane materiały szkoleniowe i piśmiennicze Red Hat&lt;/p&gt;</text:p>
          </table:table-cell>
          <table:table-cell office:value-type="string" office:string-value="">
            <text:p/>
          </table:table-cell>
          <table:table-cell office:value-type="string" office:string-value="">
            <text:p/>
          </table:table-cell>
          <table:table-cell office:value-type="float" office:value="1482765.0">
            <text:p>1482765.0</text:p>
          </table:table-cell>
          <table:table-cell office:value-type="float" office:value="1205500.0">
            <text:p>1205500.0</text:p>
          </table:table-cell>
          <table:table-cell office:value-type="float" office:value="47830">
            <text:p>47830</text:p>
          </table:table-cell>
          <table:table-cell office:value-type="float" office:value="38886">
            <text:p>38886</text:p>
          </table:table-cell>
          <table:table-cell office:value-type="boolean" office:boolean-value="false">
            <text:p>FALSE</text:p>
          </table:table-cell>
          <table:table-cell office:value-type="float" office:value="31">
            <text:p>31</text:p>
          </table:table-cell>
          <table:table-cell office:value-type="float" office:value="1">
            <text:p>1</text:p>
          </table:table-cell>
          <table:table-cell office:value-type="float" office:value="8.0">
            <text:p>8.0</text:p>
          </table:table-cell>
          <table:table-cell office:value-type="string" office:string-value="{&quot;idKraju&quot;: null, &quot;idUlicy&quot;: null, &quot;telefon&quot;: null, &quot;nazwaKraju&quot;: null, &quot;nazwaUlicy&quot;: &quot;Świętego Józefa&quot;, &quot;kodPocztowy&quot;: null, &quot;numerLokalu&quot;: null, &quot;numerBudynku&quot;: &quot;1-3&quot;, &quot;idWojewodztwa&quot;: 1, &quot;idMiejscowosci&quot;: null, &quot;nazwaWojewodztwa&quot;: &quot;dolnośląskie&quot;, &quot;nazwaMiejscowosci&quot;: &quot;Wrocław&quot;, &quot;dlugoscGeograficzna&quot;: null, &quot;szerokoscGeograficzna&quot;: null}">
            <text:p>{"idKraju": null, "idUlicy": null, "telefon": null, "nazwaKraju": null, "nazwaUlicy": "Świętego Józefa", "kodPocztowy": null, "numerLokalu": null, "numerBudynku": "1-3", "idWojewodztwa": 1, "idMiejscowosci": null, "nazwaWojewodztwa": "dolnośląskie", "nazwaMiejscowosci": "Wrocław", "dlugoscGeograficzna": null, "szerokoscGeograficzna": null}</text:p>
          </table:table-cell>
          <table:table-cell office:value-type="string" office:string-value="{&quot;id&quot;: 7370, &quot;logo&quot;: {&quot;url&quot;: &quot;https://uslugirozwojowe.parp.gov.pl/api/file/preview?token=%242a%2406%24XUTNW%2FIPbr3HHQiY3QIYcO&quot;, &quot;nazwa&quot;: &quot;OSEC_Logo.png&quot;, &quot;rozszerzenie&quot;: null}, &quot;nazwa&quot;: &quot;OSEC Spółka z ograniczoną odpowiedzialnością&quot;}">
            <text:p>{"id": 7370, "logo": {"url": "https://uslugirozwojowe.parp.gov.pl/api/file/preview?token=%242a%2406%24XUTNW%2FIPbr3HHQiY3QIYcO", "nazwa": "OSEC_Logo.png", "rozszerzenie": null}, "nazwa": "OSEC Spółka z ograniczoną odpowiedzialnością"}</text:p>
          </table:table-cell>
          <table:table-cell office:value-type="string" office:string-value="{&quot;email&quot;: &quot;info@osec.pl&quot;, &quot;telefon&quot;: &quot;+48 22 861 96 04&quot;, &quot;zdjecie&quot;: null, &quot;imieNazwisko&quot;: &quot;Dział handlowy&quot;}">
            <text:p>{"email": "info@osec.pl", "telefon": "+48 22 861 96 04", "zdjecie": null, "imieNazwisko": "Dział handlowy"}</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56, &quot;adres&quot;: {&quot;idKraju&quot;: null, &quot;idUlicy&quot;: null, &quot;telefon&quot;: null, &quot;nazwaKraju&quot;: null, &quot;nazwaUlicy&quot;: &quot;Świętego Józefa&quot;, &quot;kodPocztowy&quot;: null, &quot;numerLokalu&quot;: null, &quot;numerBudynku&quot;: &quot;1-3&quot;, &quot;idWojewodztwa&quot;: 1, &quot;idMiejscowosci&quot;: null, &quot;nazwaWojewodztwa&quot;: &quot;dolnośląskie&quot;, &quot;nazwaMiejscowosci&quot;: &quot;Wrocław&quot;, &quot;dlugoscGeograficzna&quot;: null, &quot;szerokoscGeograficzna&quot;: null}, &quot;numer&quot;: &quot;2016/11/02/7370/22656&quot;, &quot;ocena&quot;: {&quot;liczbaOcen&quot;: 0, &quot;sredniaZOcen&quot;: 0.0}, &quot;tytul&quot;: &quot;[OSEC] RH342 Red Hat Enterprise Linux Diagnostics and Troubleshooting - Wrocław&quot;, &quot;status&quot;: &quot;ZREALIZOWANA&quot;, &quot;efektUslugi&quot;: null, &quot;celBiznesowy&quot;: &quot;Pozyskanie specjalisty z zakresu: Diagnozowanie problemów, zbieranie informacji i rozwiązywanie typowych problemów z Red Hat Enterprise Linux&quot;, &quot;liczbaGodzin&quot;: 31, &quot;celEdukacyjny&quot;: &quot;Diagnozowanie problemów, zbieranie informacji i rozwiązywanie typowych problemów z Red Hat Enterprise Linux&quot;, &quot;dostawcaUslug&quot;: {&quot;id&quot;: 7370, &quot;logo&quot;: {&quot;url&quot;: &quot;https://uslugirozwojowe.parp.gov.pl/api/file/preview?token=%242a%2406%24XUTNW%2FIPbr3HHQiY3QIYcO&quot;, &quot;nazwa&quot;: &quot;OSEC_Logo.png&quot;, &quot;rozszerzenie&quot;: null}, &quot;nazwa&quot;: &quot;OSEC Spółka z ograniczoną odpowiedzialnością&quot;}, &quot;grupaDocelowa&quot;: &quot;&lt;ul&gt;&lt;li&gt;\n\t&lt;p&gt;Doświadczeni administratorzy systemów, którzy chcą dowiedzieć się więcej na temat rozwiązywania problemów.&lt;/p&gt;\n\t&lt;/li&gt;\n&lt;/ul&gt;&quot;, &quot;kodyDostepowe&quot;: null, &quot;programUslugi&quot;: &quot;&lt;p&gt;Introduction to troubleshooting&lt;/p&gt;\n\n&lt;ul&gt;&lt;li&gt;Describe a generalized strategy for troubleshooting.&lt;/li&gt;\n&lt;/ul&gt;&lt;p&gt;Take proactive steps to prevent small issues&lt;/p&gt;\n\n&lt;ul&gt;&lt;li&gt;Prevent small issues from becoming large problems by employing proactive system administration techniques.&lt;/li&gt;\n&lt;/ul&gt;&lt;p&gt;Troubleshoot boot issues&lt;/p&gt;\n\n&lt;ul&gt;&lt;li&gt;Identify and resolve issues that can affect a system's ability to boot.&lt;/li&gt;\n&lt;/ul&gt;&lt;p&gt;Identify hardware issues&lt;/p&gt;\n\n&lt;ul&gt;&lt;li&gt;Identify hardware problems that can affect a system’s ability to operate.&lt;/li&gt;\n&lt;/ul&gt;&lt;p&gt;Troubleshoot storage issues&lt;/p&gt;\n\n&lt;ul&gt;&lt;li&gt;Identify and fix issues related to storage.&lt;/li&gt;\n&lt;/ul&gt;&lt;p&gt;Troubleshoot RPM issues&lt;/p&gt;\n\n&lt;ul&gt;&lt;li&gt;Identify and fix problems in, and using, the package management subsystem.&lt;/li&gt;\n&lt;/ul&gt;&lt;p&gt;Troubleshoot network issues&lt;/p&gt;\n\n&lt;ul&gt;&lt;li&gt;Identify and resolve network connectivity issues.&lt;/li&gt;\n&lt;/ul&gt;&lt;p&gt;Troubleshoot application issues&lt;/p&gt;\n\n&lt;ul&gt;&lt;li&gt;Debug application issues.&lt;/li&gt;\n&lt;/ul&gt;&lt;p&gt;Deal with security issues&lt;/p&gt;\n\n&lt;ul&gt;&lt;li&gt;Identify and fix issues related to security subsystems.&lt;/li&gt;\n&lt;/ul&gt;&lt;p&gt;Troubleshoot kernel issues&lt;/p&gt;\n\n&lt;ul&gt;&lt;li&gt;Identify kernel issues and assist Red Hat Support in resolving kernel issues.&lt;/li&gt;\n&lt;/ul&gt;&lt;p&gt;Red Hat Enterprise Linux Diagnostics and Troubleshooting comprehensive review&lt;/p&gt;\n\n&lt;ul&gt;&lt;li&gt;Practice and demonstrate knowledge and skills learned in Red Hat Enterprise Linux Diagnostics and Troubleshooting.&lt;/li&gt;\n&lt;/ul&gt;&quot;, &quot;listaProjektow&quot;: [], &quot;idRodzajuUslugi&quot;: 144, &quot;kwalifikacjeKuz&quot;: [], &quot;osobaKontaktowa&quot;: {&quot;email&quot;: &quot;info@osec.pl&quot;, &quot;telefon&quot;: &quot;+48 22 861 96 04&quot;, &quot;zdjecie&quot;: null, &quot;imieNazwisko&quot;: &quot;Dział handlowy&quot;}, &quot;zakresUprawnien&quot;: null, &quot;efektyUczeniaSie&quot;: null, &quot;inneKwalifikacje&quot;: [], &quot;cenaNettoZaUsluge&quot;: null, &quot;idKategoriiUslugi&quot;: 479, &quot;idKwalifikacjiKkz&quot;: null, &quot;idKwalifikacjiZrk&quot;: null, &quot;warunkiTechniczne&quot;: null, &quot;cenaBruttoZaUsluge&quot;: null, &quot;cenaNettoZaGodzine&quot;: 38886, &quot;idFormySwiadczenia&quot;: 1, &quot;idPodrodzajuUslugi&quot;: 145, &quot;warunkiLogistyczne&quot;: [], &quot;cenaBruttoZaGodzine&quot;: 47830, &quot;formyDofinansowania&quot;: [], &quot;informacjeDodatkowe&quot;: &quot;Pozwala na zdobycie kwalifikacji, wiedzy i umiejętności potwierdzonych uzyskaniem certyfikatu\n&lt;p&gt;Autoryzowane materiały szkoleniowe i piśmiennicze Red Hat&lt;/p&gt;&quot;, &quot;kosztWalidacjiNetto&quot;: null, &quot;warunkiUczestnictwa&quot;: &quot;&lt;ul&gt;&lt;li&gt;\n\t&lt;p&gt;Wymagane posiadanie tytułu Red Hat Certified System Administrator (RHCSA)&lt;br /&gt;\n\tZalecane posiadanie tytułu Red Hat Certified Engineer (RHCE)&lt;/p&gt;\n\t&lt;/li&gt;\n&lt;/ul&gt;&quot;, &quot;idPodkategoriiUslugi&quot;: 542, &quot;kosztWalidacjiBrutto&quot;: null, &quot;cenaNettoZaUczestnika&quot;: 1205500, &quot;dataRozpoczeciaUslugi&quot;: &quot;2016-12-12T00:00:00+01:00&quot;, &quot;dataZakonczeniaUslugi&quot;: &quot;2016-12-15T00:00:00+01:00&quot;, &quot;cenaBruttoZaUczestnika&quot;: 1482765, &quot;czyUslugaDofinansowana&quot;: true, &quot;materialyDlaUczestnikow&quot;: null, &quot;kosztCertyfikowaniaNetto&quot;: null, &quot;czyCenaDotyczyCalejUslugi&quot;: false, &quot;dataZakonczeniaRekrutacji&quot;: &quot;2016-12-09T00:00:00+01:00&quot;, &quot;kosztCertyfikowaniaBrutto&quot;: null, &quot;minimalnaLiczbaUczestnikow&quot;: 1, &quot;szczegolyMiejscaRealizacji&quot;: &quot;OSEC Wrocław&quot;, &quot;maksymalnaLiczbaUczestnikow&quot;: 8,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56, "adres": {"idKraju": null, "idUlicy": null, "telefon": null, "nazwaKraju": null, "nazwaUlicy": "Świętego Józefa", "kodPocztowy": null, "numerLokalu": null, "numerBudynku": "1-3", "idWojewodztwa": 1, "idMiejscowosci": null, "nazwaWojewodztwa": "dolnośląskie", "nazwaMiejscowosci": "Wrocław", "dlugoscGeograficzna": null, "szerokoscGeograficzna": null}, "numer": "2016/11/02/7370/22656", "ocena": {"liczbaOcen": 0, "sredniaZOcen": 0.0}, "tytul": "[OSEC] RH342 Red Hat Enterprise Linux Diagnostics and Troubleshooting - Wrocław", "status": "ZREALIZOWANA", "efektUslugi": null, "celBiznesowy": "Pozyskanie specjalisty z zakresu: Diagnozowanie problemów, zbieranie informacji i rozwiązywanie typowych problemów z Red Hat Enterprise Linux", "liczbaGodzin": 31, "celEdukacyjny": "Diagnozowanie problemów, zbieranie informacji i rozwiązywanie typowych problemów z Red Hat Enterprise Linux", "dostawcaUslug": {"id": 7370, "logo": {"url": "https://uslugirozwojowe.parp.gov.pl/api/file/preview?token=%242a%2406%24XUTNW%2FIPbr3HHQiY3QIYcO", "nazwa": "OSEC_Logo.png", "rozszerzenie": null}, "nazwa": "OSEC Spółka z ograniczoną odpowiedzialnością"}, "grupaDocelowa": "&lt;ul&gt;&lt;li&gt;\n\t&lt;p&gt;Doświadczeni administratorzy systemów, którzy chcą dowiedzieć się więcej na temat rozwiązywania problemów.&lt;/p&gt;\n\t&lt;/li&gt;\n&lt;/ul&gt;", "kodyDostepowe": null, "programUslugi": "&lt;p&gt;Introduction to troubleshooting&lt;/p&gt;\n\n&lt;ul&gt;&lt;li&gt;Describe a generalized strategy for troubleshooting.&lt;/li&gt;\n&lt;/ul&gt;&lt;p&gt;Take proactive steps to prevent small issues&lt;/p&gt;\n\n&lt;ul&gt;&lt;li&gt;Prevent small issues from becoming large problems by employing proactive system administration techniques.&lt;/li&gt;\n&lt;/ul&gt;&lt;p&gt;Troubleshoot boot issues&lt;/p&gt;\n\n&lt;ul&gt;&lt;li&gt;Identify and resolve issues that can affect a system's ability to boot.&lt;/li&gt;\n&lt;/ul&gt;&lt;p&gt;Identify hardware issues&lt;/p&gt;\n\n&lt;ul&gt;&lt;li&gt;Identify hardware problems that can affect a system’s ability to operate.&lt;/li&gt;\n&lt;/ul&gt;&lt;p&gt;Troubleshoot storage issues&lt;/p&gt;\n\n&lt;ul&gt;&lt;li&gt;Identify and fix issues related to storage.&lt;/li&gt;\n&lt;/ul&gt;&lt;p&gt;Troubleshoot RPM issues&lt;/p&gt;\n\n&lt;ul&gt;&lt;li&gt;Identify and fix problems in, and using, the package management subsystem.&lt;/li&gt;\n&lt;/ul&gt;&lt;p&gt;Troubleshoot network issues&lt;/p&gt;\n\n&lt;ul&gt;&lt;li&gt;Identify and resolve network connectivity issues.&lt;/li&gt;\n&lt;/ul&gt;&lt;p&gt;Troubleshoot application issues&lt;/p&gt;\n\n&lt;ul&gt;&lt;li&gt;Debug application issues.&lt;/li&gt;\n&lt;/ul&gt;&lt;p&gt;Deal with security issues&lt;/p&gt;\n\n&lt;ul&gt;&lt;li&gt;Identify and fix issues related to security subsystems.&lt;/li&gt;\n&lt;/ul&gt;&lt;p&gt;Troubleshoot kernel issues&lt;/p&gt;\n\n&lt;ul&gt;&lt;li&gt;Identify kernel issues and assist Red Hat Support in resolving kernel issues.&lt;/li&gt;\n&lt;/ul&gt;&lt;p&gt;Red Hat Enterprise Linux Diagnostics and Troubleshooting comprehensive review&lt;/p&gt;\n\n&lt;ul&gt;&lt;li&gt;Practice and demonstrate knowledge and skills learned in Red Hat Enterprise Linux Diagnostics and Troubleshooting.&lt;/li&gt;\n&lt;/ul&gt;", "listaProjektow": [], "idRodzajuUslugi": 144, "kwalifikacjeKuz": [], "osobaKontaktowa": {"email": "info@osec.pl", "telefon": "+48 22 861 96 04", "zdjecie": null, "imieNazwisko": "Dział handlowy"}, "zakresUprawnien": null, "efektyUczeniaSie": null, "inneKwalifikacje": [], "cenaNettoZaUsluge": null, "idKategoriiUslugi": 479, "idKwalifikacjiKkz": null, "idKwalifikacjiZrk": null, "warunkiTechniczne": null, "cenaBruttoZaUsluge": null, "cenaNettoZaGodzine": 38886, "idFormySwiadczenia": 1, "idPodrodzajuUslugi": 145, "warunkiLogistyczne": [], "cenaBruttoZaGodzine": 47830, "formyDofinansowania": [], "informacjeDodatkowe": "Pozwala na zdobycie kwalifikacji, wiedzy i umiejętności potwierdzonych uzyskaniem certyfikatu\n&lt;p&gt;Autoryzowane materiały szkoleniowe i piśmiennicze Red Hat&lt;/p&gt;", "kosztWalidacjiNetto": null, "warunkiUczestnictwa": "&lt;ul&gt;&lt;li&gt;\n\t&lt;p&gt;Wymagane posiadanie tytułu Red Hat Certified System Administrator (RHCSA)&lt;br /&gt;\n\tZalecane posiadanie tytułu Red Hat Certified Engineer (RHCE)&lt;/p&gt;\n\t&lt;/li&gt;\n&lt;/ul&gt;", "idPodkategoriiUslugi": 542, "kosztWalidacjiBrutto": null, "cenaNettoZaUczestnika": 1205500, "dataRozpoczeciaUslugi": "2016-12-12T00:00:00+01:00", "dataZakonczeniaUslugi": "2016-12-15T00:00:00+01:00", "cenaBruttoZaUczestnika": 1482765, "czyUslugaDofinansowana": true, "materialyDlaUczestnikow": null, "kosztCertyfikowaniaNetto": null, "czyCenaDotyczyCalejUslugi": false, "dataZakonczeniaRekrutacji": "2016-12-09T00:00:00+01:00", "kosztCertyfikowaniaBrutto": null, "minimalnaLiczbaUczestnikow": 1, "szczegolyMiejscaRealizacji": "OSEC Wrocław", "maksymalnaLiczbaUczestnikow": 8,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900007">
            <text:p>2025-12-16 15:54:17.900007</text:p>
          </table:table-cell>
          <table:table-cell office:value-type="string" office:string-value="2025-12-16 15:54:17.900007">
            <text:p>2025-12-16 15:54:17.900007</text:p>
          </table:table-cell>
        </table:table-row>
        <table:table-row>
          <table:table-cell office:value-type="float" office:value="22631">
            <text:p>22631</text:p>
          </table:table-cell>
          <table:table-cell office:value-type="string" office:string-value="2016/11/02/7370/22631">
            <text:p>2016/11/02/7370/22631</text:p>
          </table:table-cell>
          <table:table-cell office:value-type="string" office:string-value="[OSEC] EX413 Red Hat Certificate of Expertise in Server Hardening Exam - Wrocław">
            <text:p>[OSEC] EX413 Red Hat Certificate of Expertise in Server Hardening Exam - Wrocław</text:p>
          </table:table-cell>
          <table:table-cell office:value-type="string" office:string-value="ZREALIZOWANA">
            <text:p>ZREALIZOWANA</text:p>
          </table:table-cell>
          <table:table-cell office:value-type="string" office:string-value="2016-11-24 00:00:00">
            <text:p>2016-11-24 00:00:00</text:p>
          </table:table-cell>
          <table:table-cell office:value-type="string" office:string-value="2016-11-24 00:00:00">
            <text:p>2016-11-24 00:00:00</text:p>
          </table:table-cell>
          <table:table-cell office:value-type="string" office:string-value="2016-11-22 00:00:00">
            <text:p>2016-11-22 00:00:00</text:p>
          </table:table-cell>
          <table:table-cell office:value-type="float" office:value="479">
            <text:p>479</text:p>
          </table:table-cell>
          <table:table-cell office:value-type="float" office:value="542">
            <text:p>54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Pozyskanie dla organizacji potwierdzenia - przez samego producenta technologii - kompetencji w zakresie administracji systemami Red Hat - &quot;Expertise in Server Hardening&quot;">
            <text:p>Pozyskanie dla organizacji potwierdzenia - przez samego producenta technologii - kompetencji w zakresie administracji systemami Red Hat - "Expertise in Server Hardening"</text:p>
          </table:table-cell>
          <table:table-cell office:value-type="string" office:string-value="Uzyskanie potwierdzenia umiejętności oraz prawa do posługiwania się tytułem &quot;Red Hat Certified System Administrator&quot;">
            <text:p>Uzyskanie potwierdzenia umiejętności oraz prawa do posługiwania się tytułem "Red Hat Certified System Administrator"</text:p>
          </table:table-cell>
          <table:table-cell office:value-type="string" office:string-value="">
            <text:p/>
          </table:table-cell>
          <table:table-cell office:value-type="string" office:string-value="">
            <text:p/>
          </table:table-cell>
          <table:table-cell office:value-type="string" office:string-value="&lt;ul&gt;&lt;li&gt;Identify Red Hat Common Vulnerabilities and Exposures (CVEs) and Red Hat Security Advisories (RHSAs) and selectively update systems based on this information.&lt;/li&gt;&#10; &lt;li&gt;Verify package security and validity.&lt;/li&gt;&#10; &lt;li&gt;Identify and employ standards-based practices for configuring file system security, create and use encrypted file systems, tune file system features, and use specific mount options to restrict access to file system volumes.&lt;/li&gt;&#10; &lt;li&gt;Configure default permissions for users and use special file permissions, attributes, and access control lists (ACLs) to control access to files.&lt;/li&gt;&#10; &lt;li&gt;Install and use intrusion detection capabilities in Red Hat Enterprise Linux to monitor critical system files.&lt;/li&gt;&#10; &lt;li&gt;Manage user account security and user password security.&lt;/li&gt;&#10; &lt;li&gt;Manage system login security using pluggable authentication modules (PAM).&lt;/li&gt;&#10; &lt;li&gt;Configure console security by disabling features that allow systems to be rebooted or powered off using bootloader passwords.&lt;/li&gt;&#10; &lt;li&gt;Configure system-wide acceptable use notifications.&lt;/li&gt;&#10; &lt;li&gt;Install, configure, and manage identity management services and configure identity management clients.&lt;/li&gt;&#10; &lt;li&gt;Configure remote system logging services, configure system logging, and manage system log files using mechanisms such as log rotation and compression.&lt;/li&gt;&#10; &lt;li&gt;Configure system auditing services and review audit reports.&lt;/li&gt;&#10; &lt;li&gt;Use network scanning tools to identify open network service ports and configure and troubleshoot system firewalling.&lt;/li&gt;&#10;&lt;/ul&gt;">
            <text:p>&lt;ul&gt;&lt;li&gt;Identify Red Hat Common Vulnerabilities and Exposures (CVEs) and Red Hat Security Advisories (RHSAs) and selectively update systems based on this information.&lt;/li&gt;
	&lt;li&gt;Verify package security and validity.&lt;/li&gt;
	&lt;li&gt;Identify and employ standards-based practices for configuring file system security, create and use encrypted file systems, tune file system features, and use specific mount options to restrict access to file system volumes.&lt;/li&gt;
	&lt;li&gt;Configure default permissions for users and use special file permissions, attributes, and access control lists (ACLs) to control access to files.&lt;/li&gt;
	&lt;li&gt;Install and use intrusion detection capabilities in Red Hat Enterprise Linux to monitor critical system files.&lt;/li&gt;
	&lt;li&gt;Manage user account security and user password security.&lt;/li&gt;
	&lt;li&gt;Manage system login security using pluggable authentication modules (PAM).&lt;/li&gt;
	&lt;li&gt;Configure console security by disabling features that allow systems to be rebooted or powered off using bootloader passwords.&lt;/li&gt;
	&lt;li&gt;Configure system-wide acceptable use notifications.&lt;/li&gt;
	&lt;li&gt;Install, configure, and manage identity management services and configure identity management clients.&lt;/li&gt;
	&lt;li&gt;Configure remote system logging services, configure system logging, and manage system log files using mechanisms such as log rotation and compression.&lt;/li&gt;
	&lt;li&gt;Configure system auditing services and review audit reports.&lt;/li&gt;
	&lt;li&gt;Use network scanning tools to identify open network service ports and configure and troubleshoot system firewalling.&lt;/li&gt;
&lt;/ul&gt;</text:p>
          </table:table-cell>
          <table:table-cell office:value-type="string" office:string-value="&lt;ul&gt;&lt;li&gt;&#10; &lt;p&gt;Specjaliści IT, zarządzający autoryzacją, autentykacją oraz bezpieczeństwem systemów RHEL. Osoby odpowiedzialne za wprowadzanie polityki bezpieczeństwa oraz zgodności systemów z wytycznymi ITSEC&lt;/p&gt;&#10; &lt;/li&gt;&#10;&lt;/ul&gt;">
            <text:p>&lt;ul&gt;&lt;li&gt;
	&lt;p&gt;Specjaliści IT, zarządzający autoryzacją, autentykacją oraz bezpieczeństwem systemów RHEL. Osoby odpowiedzialne za wprowadzanie polityki bezpieczeństwa oraz zgodności systemów z wytycznymi ITSEC&lt;/p&gt;
	&lt;/li&gt;
&lt;/ul&gt;</text:p>
          </table:table-cell>
          <table:table-cell office:value-type="string" office:string-value="&lt;p&gt;Red Hat zaleca kandydatom posiadanie certyfikatu Red Hat Certified System Administrator (RHCSA) lub Red Hat Certified Engineer (RHCE) przed przystąpieniem do tego egzaminu, ale nie jest to wymagane.&lt;/p&gt;">
            <text:p>&lt;p&gt;Red Hat zaleca kandydatom posiadanie certyfikatu Red Hat Certified System Administrator (RHCSA) lub Red Hat Certified Engineer (RHCE) przed przystąpieniem do tego egzaminu, ale nie jest to wymagane.&lt;/p&gt;</text:p>
          </table:table-cell>
          <table:table-cell office:value-type="string" office:string-value="">
            <text:p/>
          </table:table-cell>
          <table:table-cell office:value-type="string" office:string-value="&lt;p&gt;Egzamin trwa 4 godziny podczas, których nie można korzystać z telefonów komórkowych. Prosimy uprzedzić przed egzaminem o niedostępności swoich współpracowników.&lt;/p&gt;&#10;&#10;&lt;p&gt;Telefony &lt;strong&gt;nie mogą&lt;/strong&gt; być wyciszone, wibrujące ani &lt;em&gt;&quot;tylko na chwilkę&quot;&lt;/em&gt;. Telefony zostają wyłączone i tak zostaje do końca egzaminu.&lt;br /&gt;&#10;Jest to odgórnie narzucona polityka firmy Red Hat i prosimy ją uszanować.&lt;/p&gt;&#10;&#10;&lt;p&gt;Egzaminator nigdy nie podaje wyników egzamin. Firma OSEC, ani żadnej z jej pracowników nie podają wyników egzaminu.&lt;br /&gt;&#10;Jedynym uprawnionym do komunikowania wyników kandydatowi jest Red Hat Certification Team.&lt;br /&gt;&#10;Proszę po egzaminie cierpliwie czekać na wiadomość email z wynikami.&lt;/p&gt;&#10;&#10;&lt;p&gt;W przypadku braku wiadomości email w wynikami w przeciągu tygodnia prosimy kontakt. Postaramy się wyjaśnić powód opóźnienia.&lt;/p&gt;&#10;Uzyskanie certyfikatu &quot;Red Hat Certified System Administrator&quot;">
            <text:p>&lt;p&gt;Egzamin trwa 4 godziny podczas, których nie można korzystać z telefonów komórkowych. Prosimy uprzedzić przed egzaminem o niedostępności swoich współpracowników.&lt;/p&gt;

&lt;p&gt;Telefony &lt;strong&gt;nie mogą&lt;/strong&gt; być wyciszone, wibrujące ani &lt;em&gt;"tylko na chwilkę"&lt;/em&gt;. Telefony zostają wyłączone i tak zostaje do końca egzaminu.&lt;br /&gt;
Jest to odgórnie narzucona polityka firmy Red Hat i prosimy ją uszanować.&lt;/p&gt;

&lt;p&gt;Egzaminator nigdy nie podaje wyników egzamin. Firma OSEC, ani żadnej z jej pracowników nie podają wyników egzaminu.&lt;br /&gt;
Jedynym uprawnionym do komunikowania wyników kandydatowi jest Red Hat Certification Team.&lt;br /&gt;
Proszę po egzaminie cierpliwie czekać na wiadomość email z wynikami.&lt;/p&gt;

&lt;p&gt;W przypadku braku wiadomości email w wynikami w przeciągu tygodnia prosimy kontakt. Postaramy się wyjaśnić powód opóźnienia.&lt;/p&gt;
Uzyskanie certyfikatu "Red Hat Certified System Administrator"</text:p>
          </table:table-cell>
          <table:table-cell office:value-type="string" office:string-value="">
            <text:p/>
          </table:table-cell>
          <table:table-cell office:value-type="string" office:string-value="">
            <text:p/>
          </table:table-cell>
          <table:table-cell office:value-type="float" office:value="367523.0">
            <text:p>367523.0</text:p>
          </table:table-cell>
          <table:table-cell office:value-type="float" office:value="298800.0">
            <text:p>298800.0</text:p>
          </table:table-cell>
          <table:table-cell office:value-type="float" office:value="91880">
            <text:p>91880</text:p>
          </table:table-cell>
          <table:table-cell office:value-type="float" office:value="74700">
            <text:p>74700</text:p>
          </table:table-cell>
          <table:table-cell office:value-type="boolean" office:boolean-value="false">
            <text:p>FALSE</text:p>
          </table:table-cell>
          <table:table-cell office:value-type="float" office:value="4">
            <text:p>4</text:p>
          </table:table-cell>
          <table:table-cell office:value-type="float" office:value="1">
            <text:p>1</text:p>
          </table:table-cell>
          <table:table-cell office:value-type="float" office:value="10.0">
            <text:p>10.0</text:p>
          </table:table-cell>
          <table:table-cell office:value-type="string" office:string-value="{&quot;idKraju&quot;: null, &quot;idUlicy&quot;: null, &quot;telefon&quot;: null, &quot;nazwaKraju&quot;: null, &quot;nazwaUlicy&quot;: &quot;Świętego Józefa&quot;, &quot;kodPocztowy&quot;: null, &quot;numerLokalu&quot;: null, &quot;numerBudynku&quot;: &quot;1-3&quot;, &quot;idWojewodztwa&quot;: 1, &quot;idMiejscowosci&quot;: null, &quot;nazwaWojewodztwa&quot;: &quot;dolnośląskie&quot;, &quot;nazwaMiejscowosci&quot;: &quot;Wrocław&quot;, &quot;dlugoscGeograficzna&quot;: null, &quot;szerokoscGeograficzna&quot;: null}">
            <text:p>{"idKraju": null, "idUlicy": null, "telefon": null, "nazwaKraju": null, "nazwaUlicy": "Świętego Józefa", "kodPocztowy": null, "numerLokalu": null, "numerBudynku": "1-3", "idWojewodztwa": 1, "idMiejscowosci": null, "nazwaWojewodztwa": "dolnośląskie", "nazwaMiejscowosci": "Wrocław", "dlugoscGeograficzna": null, "szerokoscGeograficzna": null}</text:p>
          </table:table-cell>
          <table:table-cell office:value-type="string" office:string-value="{&quot;id&quot;: 7370, &quot;logo&quot;: {&quot;url&quot;: &quot;https://uslugirozwojowe.parp.gov.pl/api/file/preview?token=%242a%2406%24XUTNW%2FIPbr3HHQiY3QIYcO&quot;, &quot;nazwa&quot;: &quot;OSEC_Logo.png&quot;, &quot;rozszerzenie&quot;: null}, &quot;nazwa&quot;: &quot;OSEC Spółka z ograniczoną odpowiedzialnością&quot;}">
            <text:p>{"id": 7370, "logo": {"url": "https://uslugirozwojowe.parp.gov.pl/api/file/preview?token=%242a%2406%24XUTNW%2FIPbr3HHQiY3QIYcO", "nazwa": "OSEC_Logo.png", "rozszerzenie": null}, "nazwa": "OSEC Spółka z ograniczoną odpowiedzialnością"}</text:p>
          </table:table-cell>
          <table:table-cell office:value-type="string" office:string-value="{&quot;email&quot;: &quot;info@osec.pl&quot;, &quot;telefon&quot;: &quot;+48 22 861 96 04&quot;, &quot;zdjecie&quot;: null, &quot;imieNazwisko&quot;: &quot;Dział handlowy&quot;}">
            <text:p>{"email": "info@osec.pl", "telefon": "+48 22 861 96 04", "zdjecie": null, "imieNazwisko": "Dział handlowy"}</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31, &quot;adres&quot;: {&quot;idKraju&quot;: null, &quot;idUlicy&quot;: null, &quot;telefon&quot;: null, &quot;nazwaKraju&quot;: null, &quot;nazwaUlicy&quot;: &quot;Świętego Józefa&quot;, &quot;kodPocztowy&quot;: null, &quot;numerLokalu&quot;: null, &quot;numerBudynku&quot;: &quot;1-3&quot;, &quot;idWojewodztwa&quot;: 1, &quot;idMiejscowosci&quot;: null, &quot;nazwaWojewodztwa&quot;: &quot;dolnośląskie&quot;, &quot;nazwaMiejscowosci&quot;: &quot;Wrocław&quot;, &quot;dlugoscGeograficzna&quot;: null, &quot;szerokoscGeograficzna&quot;: null}, &quot;numer&quot;: &quot;2016/11/02/7370/22631&quot;, &quot;ocena&quot;: {&quot;liczbaOcen&quot;: 0, &quot;sredniaZOcen&quot;: 0.0}, &quot;tytul&quot;: &quot;[OSEC] EX413 Red Hat Certificate of Expertise in Server Hardening Exam - Wrocław&quot;, &quot;status&quot;: &quot;ZREALIZOWANA&quot;, &quot;efektUslugi&quot;: null, &quot;celBiznesowy&quot;: &quot;Pozyskanie dla organizacji potwierdzenia - przez samego producenta technologii - kompetencji w zakresie administracji systemami Red Hat - \&quot;Expertise in Server Hardening\&quot;&quot;, &quot;liczbaGodzin&quot;: 4, &quot;celEdukacyjny&quot;: &quot;Uzyskanie potwierdzenia umiejętności oraz prawa do posługiwania się tytułem \&quot;Red Hat Certified System Administrator\&quot;&quot;, &quot;dostawcaUslug&quot;: {&quot;id&quot;: 7370, &quot;logo&quot;: {&quot;url&quot;: &quot;https://uslugirozwojowe.parp.gov.pl/api/file/preview?token=%242a%2406%24XUTNW%2FIPbr3HHQiY3QIYcO&quot;, &quot;nazwa&quot;: &quot;OSEC_Logo.png&quot;, &quot;rozszerzenie&quot;: null}, &quot;nazwa&quot;: &quot;OSEC Spółka z ograniczoną odpowiedzialnością&quot;}, &quot;grupaDocelowa&quot;: &quot;&lt;ul&gt;&lt;li&gt;\n\t&lt;p&gt;Specjaliści IT, zarządzający autoryzacją, autentykacją oraz bezpieczeństwem systemów RHEL. Osoby odpowiedzialne za wprowadzanie polityki bezpieczeństwa oraz zgodności systemów z wytycznymi ITSEC&lt;/p&gt;\n\t&lt;/li&gt;\n&lt;/ul&gt;&quot;, &quot;kodyDostepowe&quot;: null, &quot;programUslugi&quot;: &quot;&lt;ul&gt;&lt;li&gt;Identify Red Hat Common Vulnerabilities and Exposures (CVEs) and Red Hat Security Advisories (RHSAs) and selectively update systems based on this information.&lt;/li&gt;\n\t&lt;li&gt;Verify package security and validity.&lt;/li&gt;\n\t&lt;li&gt;Identify and employ standards-based practices for configuring file system security, create and use encrypted file systems, tune file system features, and use specific mount options to restrict access to file system volumes.&lt;/li&gt;\n\t&lt;li&gt;Configure default permissions for users and use special file permissions, attributes, and access control lists (ACLs) to control access to files.&lt;/li&gt;\n\t&lt;li&gt;Install and use intrusion detection capabilities in Red Hat Enterprise Linux to monitor critical system files.&lt;/li&gt;\n\t&lt;li&gt;Manage user account security and user password security.&lt;/li&gt;\n\t&lt;li&gt;Manage system login security using pluggable authentication modules (PAM).&lt;/li&gt;\n\t&lt;li&gt;Configure console security by disabling features that allow systems to be rebooted or powered off using bootloader passwords.&lt;/li&gt;\n\t&lt;li&gt;Configure system-wide acceptable use notifications.&lt;/li&gt;\n\t&lt;li&gt;Install, configure, and manage identity management services and configure identity management clients.&lt;/li&gt;\n\t&lt;li&gt;Configure remote system logging services, configure system logging, and manage system log files using mechanisms such as log rotation and compression.&lt;/li&gt;\n\t&lt;li&gt;Configure system auditing services and review audit reports.&lt;/li&gt;\n\t&lt;li&gt;Use network scanning tools to identify open network service ports and configure and troubleshoot system firewalling.&lt;/li&gt;\n&lt;/ul&gt;&quot;, &quot;listaProjektow&quot;: [], &quot;idRodzajuUslugi&quot;: 144, &quot;kwalifikacjeKuz&quot;: [], &quot;osobaKontaktowa&quot;: {&quot;email&quot;: &quot;info@osec.pl&quot;, &quot;telefon&quot;: &quot;+48 22 861 96 04&quot;, &quot;zdjecie&quot;: null, &quot;imieNazwisko&quot;: &quot;Dział handlowy&quot;}, &quot;zakresUprawnien&quot;: null, &quot;efektyUczeniaSie&quot;: null, &quot;inneKwalifikacje&quot;: [], &quot;cenaNettoZaUsluge&quot;: null, &quot;idKategoriiUslugi&quot;: 479, &quot;idKwalifikacjiKkz&quot;: null, &quot;idKwalifikacjiZrk&quot;: null, &quot;warunkiTechniczne&quot;: null, &quot;cenaBruttoZaUsluge&quot;: null, &quot;cenaNettoZaGodzine&quot;: 74700, &quot;idFormySwiadczenia&quot;: 1, &quot;idPodrodzajuUslugi&quot;: 145, &quot;warunkiLogistyczne&quot;: [], &quot;cenaBruttoZaGodzine&quot;: 91880, &quot;formyDofinansowania&quot;: [], &quot;informacjeDodatkowe&quot;: &quot;&lt;p&gt;Egzamin trwa 4 godziny podczas, których nie można korzystać z telefonów komórkowych. Prosimy uprzedzić przed egzaminem o niedostępności swoich współpracowników.&lt;/p&gt;\n\n&lt;p&gt;Telefony &lt;strong&gt;nie mogą&lt;/strong&gt; być wyciszone, wibrujące ani &lt;em&gt;\&quot;tylko na chwilkę\&quot;&lt;/em&gt;. Telefony zostają wyłączone i tak zostaje do końca egzaminu.&lt;br /&gt;\nJest to odgórnie narzucona polityka firmy Red Hat i prosimy ją uszanować.&lt;/p&gt;\n\n&lt;p&gt;Egzaminator nigdy nie podaje wyników egzamin. Firma OSEC, ani żadnej z jej pracowników nie podają wyników egzaminu.&lt;br /&gt;\nJedynym uprawnionym do komunikowania wyników kandydatowi jest Red Hat Certification Team.&lt;br /&gt;\nProszę po egzaminie cierpliwie czekać na wiadomość email z wynikami.&lt;/p&gt;\n\n&lt;p&gt;W przypadku braku wiadomości email w wynikami w przeciągu tygodnia prosimy kontakt. Postaramy się wyjaśnić powód opóźnienia.&lt;/p&gt;\nUzyskanie certyfikatu \&quot;Red Hat Certified System Administrator\&quot;&quot;, &quot;kosztWalidacjiNetto&quot;: null, &quot;warunkiUczestnictwa&quot;: &quot;&lt;p&gt;Red Hat zaleca kandydatom posiadanie certyfikatu Red Hat Certified System Administrator (RHCSA) lub Red Hat Certified Engineer (RHCE) przed przystąpieniem do tego egzaminu, ale nie jest to wymagane.&lt;/p&gt;&quot;, &quot;idPodkategoriiUslugi&quot;: 542, &quot;kosztWalidacjiBrutto&quot;: null, &quot;cenaNettoZaUczestnika&quot;: 298800, &quot;dataRozpoczeciaUslugi&quot;: &quot;2016-11-24T00:00:00+01:00&quot;, &quot;dataZakonczeniaUslugi&quot;: &quot;2016-11-24T00:00:00+01:00&quot;, &quot;cenaBruttoZaUczestnika&quot;: 367523, &quot;czyUslugaDofinansowana&quot;: true, &quot;materialyDlaUczestnikow&quot;: null, &quot;kosztCertyfikowaniaNetto&quot;: null, &quot;czyCenaDotyczyCalejUslugi&quot;: false, &quot;dataZakonczeniaRekrutacji&quot;: &quot;2016-11-22T00:00:00+01:00&quot;, &quot;kosztCertyfikowaniaBrutto&quot;: null, &quot;minimalnaLiczbaUczestnikow&quot;: 1, &quot;szczegolyMiejscaRealizacji&quot;: &quot;OSEC Wrocław&quot;, &quot;maksymalnaLiczbaUczestnikow&quot;: 10,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31, "adres": {"idKraju": null, "idUlicy": null, "telefon": null, "nazwaKraju": null, "nazwaUlicy": "Świętego Józefa", "kodPocztowy": null, "numerLokalu": null, "numerBudynku": "1-3", "idWojewodztwa": 1, "idMiejscowosci": null, "nazwaWojewodztwa": "dolnośląskie", "nazwaMiejscowosci": "Wrocław", "dlugoscGeograficzna": null, "szerokoscGeograficzna": null}, "numer": "2016/11/02/7370/22631", "ocena": {"liczbaOcen": 0, "sredniaZOcen": 0.0}, "tytul": "[OSEC] EX413 Red Hat Certificate of Expertise in Server Hardening Exam - Wrocław", "status": "ZREALIZOWANA", "efektUslugi": null, "celBiznesowy": "Pozyskanie dla organizacji potwierdzenia - przez samego producenta technologii - kompetencji w zakresie administracji systemami Red Hat - \"Expertise in Server Hardening\"", "liczbaGodzin": 4, "celEdukacyjny": "Uzyskanie potwierdzenia umiejętności oraz prawa do posługiwania się tytułem \"Red Hat Certified System Administrator\"", "dostawcaUslug": {"id": 7370, "logo": {"url": "https://uslugirozwojowe.parp.gov.pl/api/file/preview?token=%242a%2406%24XUTNW%2FIPbr3HHQiY3QIYcO", "nazwa": "OSEC_Logo.png", "rozszerzenie": null}, "nazwa": "OSEC Spółka z ograniczoną odpowiedzialnością"}, "grupaDocelowa": "&lt;ul&gt;&lt;li&gt;\n\t&lt;p&gt;Specjaliści IT, zarządzający autoryzacją, autentykacją oraz bezpieczeństwem systemów RHEL. Osoby odpowiedzialne za wprowadzanie polityki bezpieczeństwa oraz zgodności systemów z wytycznymi ITSEC&lt;/p&gt;\n\t&lt;/li&gt;\n&lt;/ul&gt;", "kodyDostepowe": null, "programUslugi": "&lt;ul&gt;&lt;li&gt;Identify Red Hat Common Vulnerabilities and Exposures (CVEs) and Red Hat Security Advisories (RHSAs) and selectively update systems based on this information.&lt;/li&gt;\n\t&lt;li&gt;Verify package security and validity.&lt;/li&gt;\n\t&lt;li&gt;Identify and employ standards-based practices for configuring file system security, create and use encrypted file systems, tune file system features, and use specific mount options to restrict access to file system volumes.&lt;/li&gt;\n\t&lt;li&gt;Configure default permissions for users and use special file permissions, attributes, and access control lists (ACLs) to control access to files.&lt;/li&gt;\n\t&lt;li&gt;Install and use intrusion detection capabilities in Red Hat Enterprise Linux to monitor critical system files.&lt;/li&gt;\n\t&lt;li&gt;Manage user account security and user password security.&lt;/li&gt;\n\t&lt;li&gt;Manage system login security using pluggable authentication modules (PAM).&lt;/li&gt;\n\t&lt;li&gt;Configure console security by disabling features that allow systems to be rebooted or powered off using bootloader passwords.&lt;/li&gt;\n\t&lt;li&gt;Configure system-wide acceptable use notifications.&lt;/li&gt;\n\t&lt;li&gt;Install, configure, and manage identity management services and configure identity management clients.&lt;/li&gt;\n\t&lt;li&gt;Configure remote system logging services, configure system logging, and manage system log files using mechanisms such as log rotation and compression.&lt;/li&gt;\n\t&lt;li&gt;Configure system auditing services and review audit reports.&lt;/li&gt;\n\t&lt;li&gt;Use network scanning tools to identify open network service ports and configure and troubleshoot system firewalling.&lt;/li&gt;\n&lt;/ul&gt;", "listaProjektow": [], "idRodzajuUslugi": 144, "kwalifikacjeKuz": [], "osobaKontaktowa": {"email": "info@osec.pl", "telefon": "+48 22 861 96 04", "zdjecie": null, "imieNazwisko": "Dział handlowy"}, "zakresUprawnien": null, "efektyUczeniaSie": null, "inneKwalifikacje": [], "cenaNettoZaUsluge": null, "idKategoriiUslugi": 479, "idKwalifikacjiKkz": null, "idKwalifikacjiZrk": null, "warunkiTechniczne": null, "cenaBruttoZaUsluge": null, "cenaNettoZaGodzine": 74700, "idFormySwiadczenia": 1, "idPodrodzajuUslugi": 145, "warunkiLogistyczne": [], "cenaBruttoZaGodzine": 91880, "formyDofinansowania": [], "informacjeDodatkowe": "&lt;p&gt;Egzamin trwa 4 godziny podczas, których nie można korzystać z telefonów komórkowych. Prosimy uprzedzić przed egzaminem o niedostępności swoich współpracowników.&lt;/p&gt;\n\n&lt;p&gt;Telefony &lt;strong&gt;nie mogą&lt;/strong&gt; być wyciszone, wibrujące ani &lt;em&gt;\"tylko na chwilkę\"&lt;/em&gt;. Telefony zostają wyłączone i tak zostaje do końca egzaminu.&lt;br /&gt;\nJest to odgórnie narzucona polityka firmy Red Hat i prosimy ją uszanować.&lt;/p&gt;\n\n&lt;p&gt;Egzaminator nigdy nie podaje wyników egzamin. Firma OSEC, ani żadnej z jej pracowników nie podają wyników egzaminu.&lt;br /&gt;\nJedynym uprawnionym do komunikowania wyników kandydatowi jest Red Hat Certification Team.&lt;br /&gt;\nProszę po egzaminie cierpliwie czekać na wiadomość email z wynikami.&lt;/p&gt;\n\n&lt;p&gt;W przypadku braku wiadomości email w wynikami w przeciągu tygodnia prosimy kontakt. Postaramy się wyjaśnić powód opóźnienia.&lt;/p&gt;\nUzyskanie certyfikatu \"Red Hat Certified System Administrator\"", "kosztWalidacjiNetto": null, "warunkiUczestnictwa": "&lt;p&gt;Red Hat zaleca kandydatom posiadanie certyfikatu Red Hat Certified System Administrator (RHCSA) lub Red Hat Certified Engineer (RHCE) przed przystąpieniem do tego egzaminu, ale nie jest to wymagane.&lt;/p&gt;", "idPodkategoriiUslugi": 542, "kosztWalidacjiBrutto": null, "cenaNettoZaUczestnika": 298800, "dataRozpoczeciaUslugi": "2016-11-24T00:00:00+01:00", "dataZakonczeniaUslugi": "2016-11-24T00:00:00+01:00", "cenaBruttoZaUczestnika": 367523, "czyUslugaDofinansowana": true, "materialyDlaUczestnikow": null, "kosztCertyfikowaniaNetto": null, "czyCenaDotyczyCalejUslugi": false, "dataZakonczeniaRekrutacji": "2016-11-22T00:00:00+01:00", "kosztCertyfikowaniaBrutto": null, "minimalnaLiczbaUczestnikow": 1, "szczegolyMiejscaRealizacji": "OSEC Wrocław", "maksymalnaLiczbaUczestnikow": 10,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800512">
            <text:p>2025-12-16 15:54:06.800512</text:p>
          </table:table-cell>
          <table:table-cell office:value-type="string" office:string-value="2025-12-16 15:54:06.800512">
            <text:p>2025-12-16 15:54:06.800512</text:p>
          </table:table-cell>
        </table:table-row>
        <table:table-row>
          <table:table-cell office:value-type="float" office:value="22629">
            <text:p>22629</text:p>
          </table:table-cell>
          <table:table-cell office:value-type="string" office:string-value="2016/11/02/7370/22629">
            <text:p>2016/11/02/7370/22629</text:p>
          </table:table-cell>
          <table:table-cell office:value-type="string" office:string-value="[OSEC] RHCSA certification exam (EX200) na RHEL7 - Wrocław">
            <text:p>[OSEC] RHCSA certification exam (EX200) na RHEL7 - Wrocław</text:p>
          </table:table-cell>
          <table:table-cell office:value-type="string" office:string-value="ZREALIZOWANA">
            <text:p>ZREALIZOWANA</text:p>
          </table:table-cell>
          <table:table-cell office:value-type="string" office:string-value="2016-11-24 00:00:00">
            <text:p>2016-11-24 00:00:00</text:p>
          </table:table-cell>
          <table:table-cell office:value-type="string" office:string-value="2016-11-24 00:00:00">
            <text:p>2016-11-24 00:00:00</text:p>
          </table:table-cell>
          <table:table-cell office:value-type="string" office:string-value="2016-11-22 00:00:00">
            <text:p>2016-11-22 00:00:00</text:p>
          </table:table-cell>
          <table:table-cell office:value-type="float" office:value="479">
            <text:p>479</text:p>
          </table:table-cell>
          <table:table-cell office:value-type="float" office:value="542">
            <text:p>54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Pozyskanie dla organizacji potwierdzenia - przez samego producenta technologii - kompetencji w zakresie administracji systemami Red Hat - &quot;Red Hat Certified System Administrator&quot;">
            <text:p>Pozyskanie dla organizacji potwierdzenia - przez samego producenta technologii - kompetencji w zakresie administracji systemami Red Hat - "Red Hat Certified System Administrator"</text:p>
          </table:table-cell>
          <table:table-cell office:value-type="string" office:string-value="Uzyskanie potwierdzenia umiejętności RHCSA oraz prawa do posługiwania się tytułem &quot;Red Hat Certified System Administrator&quot;">
            <text:p>Uzyskanie potwierdzenia umiejętności RHCSA oraz prawa do posługiwania się tytułem "Red Hat Certified System Administrator"</text:p>
          </table:table-cell>
          <table:table-cell office:value-type="string" office:string-value="">
            <text:p/>
          </table:table-cell>
          <table:table-cell office:value-type="string" office:string-value="">
            <text:p/>
          </table:table-cell>
          <table:table-cell office:value-type="string" office:string-value="&lt;p&gt;Poniższe czynności kandydat powinien wykonać bez pomocy zewnętrznej (treści nie tłumaczymy na język polski z obawy o zatracenie oryginalnego znaczenia przetłumaczonej wersji):&lt;/p&gt;&#10;&#10;&lt;p&gt; &lt;/p&gt;&#10;&#10;&lt;p&gt;UNDERSTAND AND USE ESSENTIAL TOOLS&lt;/p&gt;&#10;&#10;&lt;ul&gt;&lt;li&gt;Access a shell prompt and issue commands with correct syntax.&lt;/li&gt;&#10; &lt;li&gt;Use input-output redirection (&amp;gt;, &amp;gt;&amp;gt;, |, 2&amp;gt;, etc.).&lt;/li&gt;&#10; &lt;li&gt;Use grep and regular expressions to analyze text.&lt;/li&gt;&#10; &lt;li&gt;Access remote systems using ssh and VNC.&lt;/li&gt;&#10; &lt;li&gt;Log in and switch users in multiuser runlevels.&lt;/li&gt;&#10; &lt;li&gt;Archive, compress, unpack, and uncompress files using tar, star, gzip, and bzip2.&lt;/li&gt;&#10; &lt;li&gt;Create and edit text files.&lt;/li&gt;&#10; &lt;li&gt;Create, delete, copy, and move files and directories.&lt;/li&gt;&#10; &lt;li&gt;Create hard and soft links.&lt;/li&gt;&#10; &lt;li&gt;List, set, and change standard ugo/rwx permissions.&lt;/li&gt;&#10; &lt;li&gt;Locate, read, and use system documentation including man, info, and files in /usr/share/doc.&lt;/li&gt;&#10;&lt;/ul&gt;&lt;p&gt;Note: Red Hat may use applications during the exam that are not included in Red Hat Enterprise Linux for the purpose of evaluating candidate’s abilities to meet this objective.&lt;/p&gt;&#10;&#10;&lt;p&gt; &lt;/p&gt;&#10;&#10;&lt;p&gt;&lt;strong&gt;Operate running systems&lt;/strong&gt;&lt;/p&gt;&#10;&#10;&lt;ul&gt;&lt;li&gt;Boot, reboot, and shut down a system normally.&lt;/li&gt;&#10; &lt;li&gt;Boot systems into different runlevels manually.&lt;/li&gt;&#10; &lt;li&gt;Use single-user mode to gain access to a system.&lt;/li&gt;&#10; &lt;li&gt;Identify CPU/memory intensive processes, adjust process priority with renice, and kill processes.&lt;/li&gt;&#10; &lt;li&gt;Locate and interpret system log files.&lt;/li&gt;&#10; &lt;li&gt;Access a virtual machine’s console.&lt;/li&gt;&#10; &lt;li&gt;Start and stop virtual machines.&lt;/li&gt;&#10; &lt;li&gt;Start, stop, and check the status of network services.&lt;/li&gt;&#10;&lt;/ul&gt;&lt;p&gt; &lt;/p&gt;&#10;&#10;&lt;p&gt;&lt;strong&gt;Configure local storage&lt;/strong&gt;&lt;/p&gt;&#10;&#10;&lt;ul&gt;&lt;li&gt;List, create, delete, and set partition type for primary, extended, and logical partitions.&lt;/li&gt;&#10; &lt;li&gt;Create and remove physical volumes, assign physical volumes to volume groups, and create and delete logical Volumes.&lt;/li&gt;&#10; &lt;li&gt;Create and configure LUKS-encrypted partitions and logical volumes to prompt for password and mount a decrypted file system at boot.&lt;/li&gt;&#10; &lt;li&gt;Configure systems to mount file systems at boot by Universally Unique ID (UUID) or label.&lt;/li&gt;&#10; &lt;li&gt;Add new partitions and logical volumes, and swap to a system non-destructively.&lt;/li&gt;&#10;&lt;/ul&gt;&lt;p&gt;&lt;strong&gt;Create and configure file systems&lt;/strong&gt;&lt;/p&gt;&#10;&#10;&lt;ul&gt;&lt;li&gt;Create, mount, unmount, and use ext2, ext3, and ext4 file systems.&lt;/li&gt;&#10; &lt;li&gt;Mount, unmount, and use LUKS-encrypted file systems.&lt;/li&gt;&#10; &lt;li&gt;Mount and unmount CIFS and NFS network file systems.&lt;/li&gt;&#10; &lt;li&gt;Configure systems to mount ext4, LUKS-encrypted, and network file systems automatically.&lt;/li&gt;&#10; &lt;li&gt;Extend existing unencrypted ext4-formatted logical volumes.&lt;/li&gt;&#10; &lt;li&gt;Create and configure set-GID directories for collaboration.&lt;/li&gt;&#10; &lt;li&gt;Create and manage Access Control Lists (ACLs).&lt;/li&gt;&#10; &lt;li&gt;Diagnose and correct file permission problems.&lt;/li&gt;&#10;&lt;/ul&gt;&lt;p&gt; &lt;/p&gt;&#10;&#10;&lt;p&gt;&lt;strong&gt;Deploy, configure, and maintain systems&lt;/strong&gt;&lt;/p&gt;&#10;&#10;&lt;ul&gt;&lt;li&gt;Configure networking and hostname resolution statically or dynamically.&lt;/li&gt;&#10; &lt;li&gt;Schedule tasks using cron.&lt;/li&gt;&#10; &lt;li&gt;Configure systems to boot into a specific runlevel automatically.&lt;/li&gt;&#10; &lt;li&gt;Install Red Hat Enterprise Linux automatically using Kickstart.&lt;/li&gt;&#10; &lt;li&gt;Configure a physical machine to host virtual guests.&lt;/li&gt;&#10; &lt;li&gt;Install Red Hat Enterprise Linux systems as virtual guests.&lt;/li&gt;&#10; &lt;li&gt;Configure systems to launch virtual machines at boot.&lt;/li&gt;&#10; &lt;li&gt;Configure network services to start automatically at boot.&lt;/li&gt;&#10; &lt;li&gt;Configure a system to run a default configuration HTTP server.&lt;/li&gt;&#10; &lt;li&gt;Configure a system to run a default configuration FTP server.&lt;/li&gt;&#10; &lt;li&gt;Configure a system to use time services.&lt;/li&gt;&#10; &lt;li&gt;Install and update software packages from Red Hat Network, a remote repository, or from the local file system.&lt;/li&gt;&#10; &lt;li&gt;Update the kernel package appropriately to ensure a bootable system.&lt;/li&gt;&#10; &lt;li&gt;Modify the system bootloader.&lt;/li&gt;&#10;&lt;/ul&gt;&lt;p&gt; &lt;/p&gt;&#10;&#10;&lt;p&gt;&lt;strong&gt;Manage users and groups&lt;/strong&gt;&lt;/p&gt;&#10;&#10;&lt;ul&gt;&lt;li&gt;Create, delete, and modify local user accounts.&lt;/li&gt;&#10; &lt;li&gt;Change passwords and adjust password aging for local user accounts.&lt;/li&gt;&#10; &lt;li&gt;Create, delete, and modify local groups and group memberships.&lt;/li&gt;&#10; &lt;li&gt;Configure a system to use an existing LDAP directory service for user and group information.&lt;/li&gt;&#10;&lt;/ul&gt;&lt;p&gt; &lt;/p&gt;&#10;&#10;&lt;p&gt;&lt;strong&gt;Manage security&lt;/strong&gt;&lt;/p&gt;&#10;&#10;&lt;ul&gt;&lt;li&gt;Configure firewall settings using system-config-firewall or iptables.&lt;/li&gt;&#10; &lt;li&gt;Set enforcing and permissive modes for SELinux.&lt;/li&gt;&#10; &lt;li&gt;List and identify SELinux file and process context.&lt;/li&gt;&#10; &lt;li&gt;Restore default file contexts.&lt;/li&gt;&#10; &lt;li&gt;Use boolean settings to modify system SELinux settings.&lt;/li&gt;&#10; &lt;li&gt;Diagnose and address routine SELinux policy violations&lt;/li&gt;&#10;&lt;/ul&gt;">
            <text:p>&lt;p&gt;Poniższe czynności kandydat powinien wykonać bez pomocy zewnętrznej (treści nie tłumaczymy na język polski z obawy o zatracenie oryginalnego znaczenia przetłumaczonej wersji):&lt;/p&gt;

&lt;p&gt; &lt;/p&gt;

&lt;p&gt;UNDERSTAND AND USE ESSENTIAL TOOLS&lt;/p&gt;

&lt;ul&gt;&lt;li&gt;Access a shell prompt and issue commands with correct syntax.&lt;/li&gt;
	&lt;li&gt;Use input-output redirection (&amp;gt;, &amp;gt;&amp;gt;, |, 2&amp;gt;, etc.).&lt;/li&gt;
	&lt;li&gt;Use grep and regular expressions to analyze text.&lt;/li&gt;
	&lt;li&gt;Access remote systems using ssh and VNC.&lt;/li&gt;
	&lt;li&gt;Log in and switch users in multiuser runlevels.&lt;/li&gt;
	&lt;li&gt;Archive, compress, unpack, and uncompress files using tar, star, gzip, and bzip2.&lt;/li&gt;
	&lt;li&gt;Create and edit text files.&lt;/li&gt;
	&lt;li&gt;Create, delete, copy, and move files and directories.&lt;/li&gt;
	&lt;li&gt;Create hard and soft links.&lt;/li&gt;
	&lt;li&gt;List, set, and change standard ugo/rwx permissions.&lt;/li&gt;
	&lt;li&gt;Locate, read, and use system documentation including man, info, and files in /usr/share/doc.&lt;/li&gt;
&lt;/ul&gt;&lt;p&gt;Note: Red Hat may use applications during the exam that are not included in Red Hat Enterprise Linux for the purpose of evaluating candidate’s abilities to meet this objective.&lt;/p&gt;

&lt;p&gt; &lt;/p&gt;

&lt;p&gt;&lt;strong&gt;Operate running systems&lt;/strong&gt;&lt;/p&gt;

&lt;ul&gt;&lt;li&gt;Boot, reboot, and shut down a system normally.&lt;/li&gt;
	&lt;li&gt;Boot systems into different runlevels manually.&lt;/li&gt;
	&lt;li&gt;Use single-user mode to gain access to a system.&lt;/li&gt;
	&lt;li&gt;Identify CPU/memory intensive processes, adjust process priority with renice, and kill processes.&lt;/li&gt;
	&lt;li&gt;Locate and interpret system log files.&lt;/li&gt;
	&lt;li&gt;Access a virtual machine’s console.&lt;/li&gt;
	&lt;li&gt;Start and stop virtual machines.&lt;/li&gt;
	&lt;li&gt;Start, stop, and check the status of network services.&lt;/li&gt;
&lt;/ul&gt;&lt;p&gt; &lt;/p&gt;

&lt;p&gt;&lt;strong&gt;Configure local storage&lt;/strong&gt;&lt;/p&gt;

&lt;ul&gt;&lt;li&gt;List, create, delete, and set partition type for primary, extended, and logical partitions.&lt;/li&gt;
	&lt;li&gt;Create and remove physical volumes, assign physical volumes to volume groups, and create and delete logical Volumes.&lt;/li&gt;
	&lt;li&gt;Create and configure LUKS-encrypted partitions and logical volumes to prompt for password and mount a decrypted file system at boot.&lt;/li&gt;
	&lt;li&gt;Configure systems to mount file systems at boot by Universally Unique ID (UUID) or label.&lt;/li&gt;
	&lt;li&gt;Add new partitions and logical volumes, and swap to a system non-destructively.&lt;/li&gt;
&lt;/ul&gt;&lt;p&gt;&lt;strong&gt;Create and configure file systems&lt;/strong&gt;&lt;/p&gt;

&lt;ul&gt;&lt;li&gt;Create, mount, unmount, and use ext2, ext3, and ext4 file systems.&lt;/li&gt;
	&lt;li&gt;Mount, unmount, and use LUKS-encrypted file systems.&lt;/li&gt;
	&lt;li&gt;Mount and unmount CIFS and NFS network file systems.&lt;/li&gt;
	&lt;li&gt;Configure systems to mount ext4, LUKS-encrypted, and network file systems automatically.&lt;/li&gt;
	&lt;li&gt;Extend existing unencrypted ext4-formatted logical volumes.&lt;/li&gt;
	&lt;li&gt;Create and configure set-GID directories for collaboration.&lt;/li&gt;
	&lt;li&gt;Create and manage Access Control Lists (ACLs).&lt;/li&gt;
	&lt;li&gt;Diagnose and correct file permission problems.&lt;/li&gt;
&lt;/ul&gt;&lt;p&gt; &lt;/p&gt;

&lt;p&gt;&lt;strong&gt;Deploy, configure, and maintain systems&lt;/strong&gt;&lt;/p&gt;

&lt;ul&gt;&lt;li&gt;Configure networking and hostname resolution statically or dynamically.&lt;/li&gt;
	&lt;li&gt;Schedule tasks using cron.&lt;/li&gt;
	&lt;li&gt;Configure systems to boot into a specific runlevel automatically.&lt;/li&gt;
	&lt;li&gt;Install Red Hat Enterprise Linux automatically using Kickstart.&lt;/li&gt;
	&lt;li&gt;Configure a physical machine to host virtual guests.&lt;/li&gt;
	&lt;li&gt;Install Red Hat Enterprise Linux systems as virtual guests.&lt;/li&gt;
	&lt;li&gt;Configure systems to launch virtual machines at boot.&lt;/li&gt;
	&lt;li&gt;Configure network services to start automatically at boot.&lt;/li&gt;
	&lt;li&gt;Configure a system to run a default configuration HTTP server.&lt;/li&gt;
	&lt;li&gt;Configure a system to run a default configuration FTP server.&lt;/li&gt;
	&lt;li&gt;Configure a system to use time services.&lt;/li&gt;
	&lt;li&gt;Install and update software packages from Red Hat Network, a remote repository, or from the local file system.&lt;/li&gt;
	&lt;li&gt;Update the kernel package appropriately to ensure a bootable system.&lt;/li&gt;
	&lt;li&gt;Modify the system bootloader.&lt;/li&gt;
&lt;/ul&gt;&lt;p&gt; &lt;/p&gt;

&lt;p&gt;&lt;strong&gt;Manage users and groups&lt;/strong&gt;&lt;/p&gt;

&lt;ul&gt;&lt;li&gt;Create, delete, and modify local user accounts.&lt;/li&gt;
	&lt;li&gt;Change passwords and adjust password aging for local user accounts.&lt;/li&gt;
	&lt;li&gt;Create, delete, and modify local groups and group memberships.&lt;/li&gt;
	&lt;li&gt;Configure a system to use an existing LDAP directory service for user and group information.&lt;/li&gt;
&lt;/ul&gt;&lt;p&gt; &lt;/p&gt;

&lt;p&gt;&lt;strong&gt;Manage security&lt;/strong&gt;&lt;/p&gt;

&lt;ul&gt;&lt;li&gt;Configure firewall settings using system-config-firewall or iptables.&lt;/li&gt;
	&lt;li&gt;Set enforcing and permissive modes for SELinux.&lt;/li&gt;
	&lt;li&gt;List and identify SELinux file and process context.&lt;/li&gt;
	&lt;li&gt;Restore default file contexts.&lt;/li&gt;
	&lt;li&gt;Use boolean settings to modify system SELinux settings.&lt;/li&gt;
	&lt;li&gt;Diagnose and address routine SELinux policy violations&lt;/li&gt;
&lt;/ul&gt;</text:p>
          </table:table-cell>
          <table:table-cell office:value-type="string" office:string-value="&lt;ul&gt;&lt;li&gt;Administratorzy systemu Red Hat Enterprise Linux pragnący potwierdzić swoje kompetencje Administratora systemu&lt;/li&gt;&#10; &lt;li&gt;Doświadczeni administratorzy systemu Red Hat Enterprise Linux pragnący sprawdzić/potwierdzić swoje umiejętności, zdobyć certyfikat RHCSA.&lt;/li&gt;&#10; &lt;li&gt;Słuchacze szkoleń Red Hat System Administration I oraz II i chcący zdobyć certyfikat RHCSA.&lt;/li&gt;&#10; &lt;li&gt;Specjaliści IT przygotowujący się do zdobycia certyfikatu RHCE.&lt;/li&gt;&#10; &lt;li&gt;Certyfikowani inżynierowie (RHCE), którzy chcą recertyfikować się jako RHCE.&lt;/li&gt;&#10;&lt;/ul&gt;">
            <text:p>&lt;ul&gt;&lt;li&gt;Administratorzy systemu Red Hat Enterprise Linux pragnący potwierdzić swoje kompetencje Administratora systemu&lt;/li&gt;
	&lt;li&gt;Doświadczeni administratorzy systemu Red Hat Enterprise Linux pragnący sprawdzić/potwierdzić swoje umiejętności, zdobyć certyfikat RHCSA.&lt;/li&gt;
	&lt;li&gt;Słuchacze szkoleń Red Hat System Administration I oraz II i chcący zdobyć certyfikat RHCSA.&lt;/li&gt;
	&lt;li&gt;Specjaliści IT przygotowujący się do zdobycia certyfikatu RHCE.&lt;/li&gt;
	&lt;li&gt;Certyfikowani inżynierowie (RHCE), którzy chcą recertyfikować się jako RHCE.&lt;/li&gt;
&lt;/ul&gt;</text:p>
          </table:table-cell>
          <table:table-cell office:value-type="string" office:string-value="&lt;p&gt;Formalnie egzamin nie stawia przed kandydatem żadnych wymagań.&lt;/p&gt;&#10;&#10;&lt;p&gt;Kandydat powinien wykazać się wiedzą i doświadczeniem, jak po ukończeniu szkoleń:&lt;/p&gt;&#10;&#10;&lt;ul&gt;&lt;li&gt;Red Hat System Administration I (RH124) oraz Red Hat System Administration II (RH134) lub równoważnym,&lt;/li&gt;&#10; &lt;li&gt;RHCSA Rapid Track Course (RH199) lub równoważnym.&lt;/li&gt;&#10;&lt;/ul&gt;&lt;p&gt; &lt;/p&gt;&#10;&#10;&lt;p&gt;Na egzamin należy przynieść dokument tożsamości ze zdjęciem (dowód osobisty, paszport, prawo jazdy). Brak dokumentu tożsamości skutkuje niedopuszczenem do egzaminu.&lt;/p&gt;&#10;&#10;&lt;p&gt;Jeżeli kandydat zdał już wcześniej egzamin RHCE na tej samej wersji systemu powinien posiadać ze sobą nadany mu numer certyfikatu.&lt;/p&gt;">
            <text:p>&lt;p&gt;Formalnie egzamin nie stawia przed kandydatem żadnych wymagań.&lt;/p&gt;

&lt;p&gt;Kandydat powinien wykazać się wiedzą i doświadczeniem, jak po ukończeniu szkoleń:&lt;/p&gt;

&lt;ul&gt;&lt;li&gt;Red Hat System Administration I (RH124) oraz Red Hat System Administration II (RH134) lub równoważnym,&lt;/li&gt;
	&lt;li&gt;RHCSA Rapid Track Course (RH199) lub równoważnym.&lt;/li&gt;
&lt;/ul&gt;&lt;p&gt; &lt;/p&gt;

&lt;p&gt;Na egzamin należy przynieść dokument tożsamości ze zdjęciem (dowód osobisty, paszport, prawo jazdy). Brak dokumentu tożsamości skutkuje niedopuszczenem do egzaminu.&lt;/p&gt;

&lt;p&gt;Jeżeli kandydat zdał już wcześniej egzamin RHCE na tej samej wersji systemu powinien posiadać ze sobą nadany mu numer certyfikatu.&lt;/p&gt;</text:p>
          </table:table-cell>
          <table:table-cell office:value-type="string" office:string-value="">
            <text:p/>
          </table:table-cell>
          <table:table-cell office:value-type="string" office:string-value="&lt;p&gt;Egzamin trwa 2,5 godziny podczas, których nie można korzystać z telefonów komórkowych. Prosimy uprzedzić przed egzaminem o niedostępności swoich współpracowników.&lt;/p&gt;&#10;&#10;&lt;p&gt;Telefony &lt;strong&gt;nie mogą&lt;/strong&gt; być wyciszone, wibrujące ani &lt;em&gt;&quot;tylko na chwilkę&quot;&lt;/em&gt;. Telefony zostają wyłączone i tak zostaje do końca egzaminu.&lt;br /&gt;&#10;Jest to odgórnie narzucona polityka firmy Red Hat i prosimy ją uszanować.&lt;/p&gt;&#10;&#10;&lt;p&gt;Egzaminator nigdy nie podaje wyników egzamin. Firma OSEC, ani żadnej z jej pracowników nie podają wyników egzaminu.&lt;br /&gt;&#10;Jedynym uprawnionym do komunikowania wyników kandydatowi jest Red Hat Certification Team.&lt;br /&gt;&#10;Proszę po egzaminie cierpliwie czekać na wiadomość email z wynikami.&lt;/p&gt;&#10;&#10;&lt;p&gt;W przypadku braku wiadomości email w wynikami w przeciągu tygodnia prosimy kontakt. Postaramy się wyjaśnić powód opóźnienia.&lt;/p&gt;&#10;Uzyskanie certyfikatu &quot;Red Hat Certified System Administrator&quot;">
            <text:p>&lt;p&gt;Egzamin trwa 2,5 godziny podczas, których nie można korzystać z telefonów komórkowych. Prosimy uprzedzić przed egzaminem o niedostępności swoich współpracowników.&lt;/p&gt;

&lt;p&gt;Telefony &lt;strong&gt;nie mogą&lt;/strong&gt; być wyciszone, wibrujące ani &lt;em&gt;"tylko na chwilkę"&lt;/em&gt;. Telefony zostają wyłączone i tak zostaje do końca egzaminu.&lt;br /&gt;
Jest to odgórnie narzucona polityka firmy Red Hat i prosimy ją uszanować.&lt;/p&gt;

&lt;p&gt;Egzaminator nigdy nie podaje wyników egzamin. Firma OSEC, ani żadnej z jej pracowników nie podają wyników egzaminu.&lt;br /&gt;
Jedynym uprawnionym do komunikowania wyników kandydatowi jest Red Hat Certification Team.&lt;br /&gt;
Proszę po egzaminie cierpliwie czekać na wiadomość email z wynikami.&lt;/p&gt;

&lt;p&gt;W przypadku braku wiadomości email w wynikami w przeciągu tygodnia prosimy kontakt. Postaramy się wyjaśnić powód opóźnienia.&lt;/p&gt;
Uzyskanie certyfikatu "Red Hat Certified System Administrator"</text:p>
          </table:table-cell>
          <table:table-cell office:value-type="string" office:string-value="">
            <text:p/>
          </table:table-cell>
          <table:table-cell office:value-type="string" office:string-value="">
            <text:p/>
          </table:table-cell>
          <table:table-cell office:value-type="float" office:value="110700.0">
            <text:p>110700.0</text:p>
          </table:table-cell>
          <table:table-cell office:value-type="float" office:value="90000.0">
            <text:p>90000.0</text:p>
          </table:table-cell>
          <table:table-cell office:value-type="float" office:value="36900">
            <text:p>36900</text:p>
          </table:table-cell>
          <table:table-cell office:value-type="float" office:value="30000">
            <text:p>30000</text:p>
          </table:table-cell>
          <table:table-cell office:value-type="boolean" office:boolean-value="false">
            <text:p>FALSE</text:p>
          </table:table-cell>
          <table:table-cell office:value-type="float" office:value="2">
            <text:p>2</text:p>
          </table:table-cell>
          <table:table-cell office:value-type="float" office:value="1">
            <text:p>1</text:p>
          </table:table-cell>
          <table:table-cell office:value-type="float" office:value="10.0">
            <text:p>10.0</text:p>
          </table:table-cell>
          <table:table-cell office:value-type="string" office:string-value="{&quot;idKraju&quot;: null, &quot;idUlicy&quot;: null, &quot;telefon&quot;: null, &quot;nazwaKraju&quot;: null, &quot;nazwaUlicy&quot;: &quot;Świętego Józefa&quot;, &quot;kodPocztowy&quot;: null, &quot;numerLokalu&quot;: null, &quot;numerBudynku&quot;: &quot;1-3&quot;, &quot;idWojewodztwa&quot;: 1, &quot;idMiejscowosci&quot;: null, &quot;nazwaWojewodztwa&quot;: &quot;dolnośląskie&quot;, &quot;nazwaMiejscowosci&quot;: &quot;Wrocław&quot;, &quot;dlugoscGeograficzna&quot;: null, &quot;szerokoscGeograficzna&quot;: null}">
            <text:p>{"idKraju": null, "idUlicy": null, "telefon": null, "nazwaKraju": null, "nazwaUlicy": "Świętego Józefa", "kodPocztowy": null, "numerLokalu": null, "numerBudynku": "1-3", "idWojewodztwa": 1, "idMiejscowosci": null, "nazwaWojewodztwa": "dolnośląskie", "nazwaMiejscowosci": "Wrocław", "dlugoscGeograficzna": null, "szerokoscGeograficzna": null}</text:p>
          </table:table-cell>
          <table:table-cell office:value-type="string" office:string-value="{&quot;id&quot;: 7370, &quot;logo&quot;: {&quot;url&quot;: &quot;https://uslugirozwojowe.parp.gov.pl/api/file/preview?token=%242a%2406%24XUTNW%2FIPbr3HHQiY3QIYcO&quot;, &quot;nazwa&quot;: &quot;OSEC_Logo.png&quot;, &quot;rozszerzenie&quot;: null}, &quot;nazwa&quot;: &quot;OSEC Spółka z ograniczoną odpowiedzialnością&quot;}">
            <text:p>{"id": 7370, "logo": {"url": "https://uslugirozwojowe.parp.gov.pl/api/file/preview?token=%242a%2406%24XUTNW%2FIPbr3HHQiY3QIYcO", "nazwa": "OSEC_Logo.png", "rozszerzenie": null}, "nazwa": "OSEC Spółka z ograniczoną odpowiedzialnością"}</text:p>
          </table:table-cell>
          <table:table-cell office:value-type="string" office:string-value="{&quot;email&quot;: &quot;info@osec.pl&quot;, &quot;telefon&quot;: &quot;+48 22 861 96 04&quot;, &quot;zdjecie&quot;: null, &quot;imieNazwisko&quot;: &quot;Dział handlowy&quot;}">
            <text:p>{"email": "info@osec.pl", "telefon": "+48 22 861 96 04", "zdjecie": null, "imieNazwisko": "Dział handlowy"}</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29, &quot;adres&quot;: {&quot;idKraju&quot;: null, &quot;idUlicy&quot;: null, &quot;telefon&quot;: null, &quot;nazwaKraju&quot;: null, &quot;nazwaUlicy&quot;: &quot;Świętego Józefa&quot;, &quot;kodPocztowy&quot;: null, &quot;numerLokalu&quot;: null, &quot;numerBudynku&quot;: &quot;1-3&quot;, &quot;idWojewodztwa&quot;: 1, &quot;idMiejscowosci&quot;: null, &quot;nazwaWojewodztwa&quot;: &quot;dolnośląskie&quot;, &quot;nazwaMiejscowosci&quot;: &quot;Wrocław&quot;, &quot;dlugoscGeograficzna&quot;: null, &quot;szerokoscGeograficzna&quot;: null}, &quot;numer&quot;: &quot;2016/11/02/7370/22629&quot;, &quot;ocena&quot;: {&quot;liczbaOcen&quot;: 0, &quot;sredniaZOcen&quot;: 0.0}, &quot;tytul&quot;: &quot;[OSEC] RHCSA certification exam (EX200) na RHEL7 - Wrocław&quot;, &quot;status&quot;: &quot;ZREALIZOWANA&quot;, &quot;efektUslugi&quot;: null, &quot;celBiznesowy&quot;: &quot;Pozyskanie dla organizacji potwierdzenia - przez samego producenta technologii - kompetencji w zakresie administracji systemami Red Hat - \&quot;Red Hat Certified System Administrator\&quot;&quot;, &quot;liczbaGodzin&quot;: 2, &quot;celEdukacyjny&quot;: &quot;Uzyskanie potwierdzenia umiejętności RHCSA oraz prawa do posługiwania się tytułem \&quot;Red Hat Certified System Administrator\&quot;&quot;, &quot;dostawcaUslug&quot;: {&quot;id&quot;: 7370, &quot;logo&quot;: {&quot;url&quot;: &quot;https://uslugirozwojowe.parp.gov.pl/api/file/preview?token=%242a%2406%24XUTNW%2FIPbr3HHQiY3QIYcO&quot;, &quot;nazwa&quot;: &quot;OSEC_Logo.png&quot;, &quot;rozszerzenie&quot;: null}, &quot;nazwa&quot;: &quot;OSEC Spółka z ograniczoną odpowiedzialnością&quot;}, &quot;grupaDocelowa&quot;: &quot;&lt;ul&gt;&lt;li&gt;Administratorzy systemu Red Hat Enterprise Linux pragnący potwierdzić swoje kompetencje Administratora systemu&lt;/li&gt;\n\t&lt;li&gt;Doświadczeni administratorzy systemu Red Hat Enterprise Linux pragnący sprawdzić/potwierdzić swoje umiejętności, zdobyć certyfikat RHCSA.&lt;/li&gt;\n\t&lt;li&gt;Słuchacze szkoleń Red Hat System Administration I oraz II i chcący zdobyć certyfikat RHCSA.&lt;/li&gt;\n\t&lt;li&gt;Specjaliści IT przygotowujący się do zdobycia certyfikatu RHCE.&lt;/li&gt;\n\t&lt;li&gt;Certyfikowani inżynierowie (RHCE), którzy chcą recertyfikować się jako RHCE.&lt;/li&gt;\n&lt;/ul&gt;&quot;, &quot;kodyDostepowe&quot;: null, &quot;programUslugi&quot;: &quot;&lt;p&gt;Poniższe czynności kandydat powinien wykonać bez pomocy zewnętrznej (treści nie tłumaczymy na język polski z obawy o zatracenie oryginalnego znaczenia przetłumaczonej wersji):&lt;/p&gt;\n\n&lt;p&gt; &lt;/p&gt;\n\n&lt;p&gt;UNDERSTAND AND USE ESSENTIAL TOOLS&lt;/p&gt;\n\n&lt;ul&gt;&lt;li&gt;Access a shell prompt and issue commands with correct syntax.&lt;/li&gt;\n\t&lt;li&gt;Use input-output redirection (&amp;gt;, &amp;gt;&amp;gt;, |, 2&amp;gt;, etc.).&lt;/li&gt;\n\t&lt;li&gt;Use grep and regular expressions to analyze text.&lt;/li&gt;\n\t&lt;li&gt;Access remote systems using ssh and VNC.&lt;/li&gt;\n\t&lt;li&gt;Log in and switch users in multiuser runlevels.&lt;/li&gt;\n\t&lt;li&gt;Archive, compress, unpack, and uncompress files using tar, star, gzip, and bzip2.&lt;/li&gt;\n\t&lt;li&gt;Create and edit text files.&lt;/li&gt;\n\t&lt;li&gt;Create, delete, copy, and move files and directories.&lt;/li&gt;\n\t&lt;li&gt;Create hard and soft links.&lt;/li&gt;\n\t&lt;li&gt;List, set, and change standard ugo/rwx permissions.&lt;/li&gt;\n\t&lt;li&gt;Locate, read, and use system documentation including man, info, and files in /usr/share/doc.&lt;/li&gt;\n&lt;/ul&gt;&lt;p&gt;Note: Red Hat may use applications during the exam that are not included in Red Hat Enterprise Linux for the purpose of evaluating candidate’s abilities to meet this objective.&lt;/p&gt;\n\n&lt;p&gt; &lt;/p&gt;\n\n&lt;p&gt;&lt;strong&gt;Operate running systems&lt;/strong&gt;&lt;/p&gt;\n\n&lt;ul&gt;&lt;li&gt;Boot, reboot, and shut down a system normally.&lt;/li&gt;\n\t&lt;li&gt;Boot systems into different runlevels manually.&lt;/li&gt;\n\t&lt;li&gt;Use single-user mode to gain access to a system.&lt;/li&gt;\n\t&lt;li&gt;Identify CPU/memory intensive processes, adjust process priority with renice, and kill processes.&lt;/li&gt;\n\t&lt;li&gt;Locate and interpret system log files.&lt;/li&gt;\n\t&lt;li&gt;Access a virtual machine’s console.&lt;/li&gt;\n\t&lt;li&gt;Start and stop virtual machines.&lt;/li&gt;\n\t&lt;li&gt;Start, stop, and check the status of network services.&lt;/li&gt;\n&lt;/ul&gt;&lt;p&gt; &lt;/p&gt;\n\n&lt;p&gt;&lt;strong&gt;Configure local storage&lt;/strong&gt;&lt;/p&gt;\n\n&lt;ul&gt;&lt;li&gt;List, create, delete, and set partition type for primary, extended, and logical partitions.&lt;/li&gt;\n\t&lt;li&gt;Create and remove physical volumes, assign physical volumes to volume groups, and create and delete logical Volumes.&lt;/li&gt;\n\t&lt;li&gt;Create and configure LUKS-encrypted partitions and logical volumes to prompt for password and mount a decrypted file system at boot.&lt;/li&gt;\n\t&lt;li&gt;Configure systems to mount file systems at boot by Universally Unique ID (UUID) or label.&lt;/li&gt;\n\t&lt;li&gt;Add new partitions and logical volumes, and swap to a system non-destructively.&lt;/li&gt;\n&lt;/ul&gt;&lt;p&gt;&lt;strong&gt;Create and configure file systems&lt;/strong&gt;&lt;/p&gt;\n\n&lt;ul&gt;&lt;li&gt;Create, mount, unmount, and use ext2, ext3, and ext4 file systems.&lt;/li&gt;\n\t&lt;li&gt;Mount, unmount, and use LUKS-encrypted file systems.&lt;/li&gt;\n\t&lt;li&gt;Mount and unmount CIFS and NFS network file systems.&lt;/li&gt;\n\t&lt;li&gt;Configure systems to mount ext4, LUKS-encrypted, and network file systems automatically.&lt;/li&gt;\n\t&lt;li&gt;Extend existing unencrypted ext4-formatted logical volumes.&lt;/li&gt;\n\t&lt;li&gt;Create and configure set-GID directories for collaboration.&lt;/li&gt;\n\t&lt;li&gt;Create and manage Access Control Lists (ACLs).&lt;/li&gt;\n\t&lt;li&gt;Diagnose and correct file permission problems.&lt;/li&gt;\n&lt;/ul&gt;&lt;p&gt; &lt;/p&gt;\n\n&lt;p&gt;&lt;strong&gt;Deploy, configure, and maintain systems&lt;/strong&gt;&lt;/p&gt;\n\n&lt;ul&gt;&lt;li&gt;Configure networking and hostname resolution statically or dynamically.&lt;/li&gt;\n\t&lt;li&gt;Schedule tasks using cron.&lt;/li&gt;\n\t&lt;li&gt;Configure systems to boot into a specific runlevel automatically.&lt;/li&gt;\n\t&lt;li&gt;Install Red Hat Enterprise Linux automatically using Kickstart.&lt;/li&gt;\n\t&lt;li&gt;Configure a physical machine to host virtual guests.&lt;/li&gt;\n\t&lt;li&gt;Install Red Hat Enterprise Linux systems as virtual guests.&lt;/li&gt;\n\t&lt;li&gt;Configure systems to launch virtual machines at boot.&lt;/li&gt;\n\t&lt;li&gt;Configure network services to start automatically at boot.&lt;/li&gt;\n\t&lt;li&gt;Configure a system to run a default configuration HTTP server.&lt;/li&gt;\n\t&lt;li&gt;Configure a system to run a default configuration FTP server.&lt;/li&gt;\n\t&lt;li&gt;Configure a system to use time services.&lt;/li&gt;\n\t&lt;li&gt;Install and update software packages from Red Hat Network, a remote repository, or from the local file system.&lt;/li&gt;\n\t&lt;li&gt;Update the kernel package appropriately to ensure a bootable system.&lt;/li&gt;\n\t&lt;li&gt;Modify the system bootloader.&lt;/li&gt;\n&lt;/ul&gt;&lt;p&gt; &lt;/p&gt;\n\n&lt;p&gt;&lt;strong&gt;Manage users and groups&lt;/strong&gt;&lt;/p&gt;\n\n&lt;ul&gt;&lt;li&gt;Create, delete, and modify local user accounts.&lt;/li&gt;\n\t&lt;li&gt;Change passwords and adjust password aging for local user accounts.&lt;/li&gt;\n\t&lt;li&gt;Create, delete, and modify local groups and group memberships.&lt;/li&gt;\n\t&lt;li&gt;Configure a system to use an existing LDAP directory service for user and group information.&lt;/li&gt;\n&lt;/ul&gt;&lt;p&gt; &lt;/p&gt;\n\n&lt;p&gt;&lt;strong&gt;Manage security&lt;/strong&gt;&lt;/p&gt;\n\n&lt;ul&gt;&lt;li&gt;Configure firewall settings using system-config-firewall or iptables.&lt;/li&gt;\n\t&lt;li&gt;Set enforcing and permissive modes for SELinux.&lt;/li&gt;\n\t&lt;li&gt;List and identify SELinux file and process context.&lt;/li&gt;\n\t&lt;li&gt;Restore default file contexts.&lt;/li&gt;\n\t&lt;li&gt;Use boolean settings to modify system SELinux settings.&lt;/li&gt;\n\t&lt;li&gt;Diagnose and address routine SELinux policy violations&lt;/li&gt;\n&lt;/ul&gt;&quot;, &quot;listaProjektow&quot;: [], &quot;idRodzajuUslugi&quot;: 144, &quot;kwalifikacjeKuz&quot;: [], &quot;osobaKontaktowa&quot;: {&quot;email&quot;: &quot;info@osec.pl&quot;, &quot;telefon&quot;: &quot;+48 22 861 96 04&quot;, &quot;zdjecie&quot;: null, &quot;imieNazwisko&quot;: &quot;Dział handlowy&quot;}, &quot;zakresUprawnien&quot;: null, &quot;efektyUczeniaSie&quot;: null, &quot;inneKwalifikacje&quot;: [], &quot;cenaNettoZaUsluge&quot;: null, &quot;idKategoriiUslugi&quot;: 479, &quot;idKwalifikacjiKkz&quot;: null, &quot;idKwalifikacjiZrk&quot;: null, &quot;warunkiTechniczne&quot;: null, &quot;cenaBruttoZaUsluge&quot;: null, &quot;cenaNettoZaGodzine&quot;: 30000, &quot;idFormySwiadczenia&quot;: 1, &quot;idPodrodzajuUslugi&quot;: 145, &quot;warunkiLogistyczne&quot;: [], &quot;cenaBruttoZaGodzine&quot;: 36900, &quot;formyDofinansowania&quot;: [], &quot;informacjeDodatkowe&quot;: &quot;&lt;p&gt;Egzamin trwa 2,5 godziny podczas, których nie można korzystać z telefonów komórkowych. Prosimy uprzedzić przed egzaminem o niedostępności swoich współpracowników.&lt;/p&gt;\n\n&lt;p&gt;Telefony &lt;strong&gt;nie mogą&lt;/strong&gt; być wyciszone, wibrujące ani &lt;em&gt;\&quot;tylko na chwilkę\&quot;&lt;/em&gt;. Telefony zostają wyłączone i tak zostaje do końca egzaminu.&lt;br /&gt;\nJest to odgórnie narzucona polityka firmy Red Hat i prosimy ją uszanować.&lt;/p&gt;\n\n&lt;p&gt;Egzaminator nigdy nie podaje wyników egzamin. Firma OSEC, ani żadnej z jej pracowników nie podają wyników egzaminu.&lt;br /&gt;\nJedynym uprawnionym do komunikowania wyników kandydatowi jest Red Hat Certification Team.&lt;br /&gt;\nProszę po egzaminie cierpliwie czekać na wiadomość email z wynikami.&lt;/p&gt;\n\n&lt;p&gt;W przypadku braku wiadomości email w wynikami w przeciągu tygodnia prosimy kontakt. Postaramy się wyjaśnić powód opóźnienia.&lt;/p&gt;\nUzyskanie certyfikatu \&quot;Red Hat Certified System Administrator\&quot;&quot;, &quot;kosztWalidacjiNetto&quot;: null, &quot;warunkiUczestnictwa&quot;: &quot;&lt;p&gt;Formalnie egzamin nie stawia przed kandydatem żadnych wymagań.&lt;/p&gt;\n\n&lt;p&gt;Kandydat powinien wykazać się wiedzą i doświadczeniem, jak po ukończeniu szkoleń:&lt;/p&gt;\n\n&lt;ul&gt;&lt;li&gt;Red Hat System Administration I (RH124) oraz Red Hat System Administration II (RH134) lub równoważnym,&lt;/li&gt;\n\t&lt;li&gt;RHCSA Rapid Track Course (RH199) lub równoważnym.&lt;/li&gt;\n&lt;/ul&gt;&lt;p&gt; &lt;/p&gt;\n\n&lt;p&gt;Na egzamin należy przynieść dokument tożsamości ze zdjęciem (dowód osobisty, paszport, prawo jazdy). Brak dokumentu tożsamości skutkuje niedopuszczenem do egzaminu.&lt;/p&gt;\n\n&lt;p&gt;Jeżeli kandydat zdał już wcześniej egzamin RHCE na tej samej wersji systemu powinien posiadać ze sobą nadany mu numer certyfikatu.&lt;/p&gt;&quot;, &quot;idPodkategoriiUslugi&quot;: 542, &quot;kosztWalidacjiBrutto&quot;: null, &quot;cenaNettoZaUczestnika&quot;: 90000, &quot;dataRozpoczeciaUslugi&quot;: &quot;2016-11-24T00:00:00+01:00&quot;, &quot;dataZakonczeniaUslugi&quot;: &quot;2016-11-24T00:00:00+01:00&quot;, &quot;cenaBruttoZaUczestnika&quot;: 110700, &quot;czyUslugaDofinansowana&quot;: true, &quot;materialyDlaUczestnikow&quot;: null, &quot;kosztCertyfikowaniaNetto&quot;: null, &quot;czyCenaDotyczyCalejUslugi&quot;: false, &quot;dataZakonczeniaRekrutacji&quot;: &quot;2016-11-22T00:00:00+01:00&quot;, &quot;kosztCertyfikowaniaBrutto&quot;: null, &quot;minimalnaLiczbaUczestnikow&quot;: 1, &quot;szczegolyMiejscaRealizacji&quot;: &quot;OSEC Wrocław&quot;, &quot;maksymalnaLiczbaUczestnikow&quot;: 10,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29, "adres": {"idKraju": null, "idUlicy": null, "telefon": null, "nazwaKraju": null, "nazwaUlicy": "Świętego Józefa", "kodPocztowy": null, "numerLokalu": null, "numerBudynku": "1-3", "idWojewodztwa": 1, "idMiejscowosci": null, "nazwaWojewodztwa": "dolnośląskie", "nazwaMiejscowosci": "Wrocław", "dlugoscGeograficzna": null, "szerokoscGeograficzna": null}, "numer": "2016/11/02/7370/22629", "ocena": {"liczbaOcen": 0, "sredniaZOcen": 0.0}, "tytul": "[OSEC] RHCSA certification exam (EX200) na RHEL7 - Wrocław", "status": "ZREALIZOWANA", "efektUslugi": null, "celBiznesowy": "Pozyskanie dla organizacji potwierdzenia - przez samego producenta technologii - kompetencji w zakresie administracji systemami Red Hat - \"Red Hat Certified System Administrator\"", "liczbaGodzin": 2, "celEdukacyjny": "Uzyskanie potwierdzenia umiejętności RHCSA oraz prawa do posługiwania się tytułem \"Red Hat Certified System Administrator\"", "dostawcaUslug": {"id": 7370, "logo": {"url": "https://uslugirozwojowe.parp.gov.pl/api/file/preview?token=%242a%2406%24XUTNW%2FIPbr3HHQiY3QIYcO", "nazwa": "OSEC_Logo.png", "rozszerzenie": null}, "nazwa": "OSEC Spółka z ograniczoną odpowiedzialnością"}, "grupaDocelowa": "&lt;ul&gt;&lt;li&gt;Administratorzy systemu Red Hat Enterprise Linux pragnący potwierdzić swoje kompetencje Administratora systemu&lt;/li&gt;\n\t&lt;li&gt;Doświadczeni administratorzy systemu Red Hat Enterprise Linux pragnący sprawdzić/potwierdzić swoje umiejętności, zdobyć certyfikat RHCSA.&lt;/li&gt;\n\t&lt;li&gt;Słuchacze szkoleń Red Hat System Administration I oraz II i chcący zdobyć certyfikat RHCSA.&lt;/li&gt;\n\t&lt;li&gt;Specjaliści IT przygotowujący się do zdobycia certyfikatu RHCE.&lt;/li&gt;\n\t&lt;li&gt;Certyfikowani inżynierowie (RHCE), którzy chcą recertyfikować się jako RHCE.&lt;/li&gt;\n&lt;/ul&gt;", "kodyDostepowe": null, "programUslugi": "&lt;p&gt;Poniższe czynności kandydat powinien wykonać bez pomocy zewnętrznej (treści nie tłumaczymy na język polski z obawy o zatracenie oryginalnego znaczenia przetłumaczonej wersji):&lt;/p&gt;\n\n&lt;p&gt; &lt;/p&gt;\n\n&lt;p&gt;UNDERSTAND AND USE ESSENTIAL TOOLS&lt;/p&gt;\n\n&lt;ul&gt;&lt;li&gt;Access a shell prompt and issue commands with correct syntax.&lt;/li&gt;\n\t&lt;li&gt;Use input-output redirection (&amp;gt;, &amp;gt;&amp;gt;, |, 2&amp;gt;, etc.).&lt;/li&gt;\n\t&lt;li&gt;Use grep and regular expressions to analyze text.&lt;/li&gt;\n\t&lt;li&gt;Access remote systems using ssh and VNC.&lt;/li&gt;\n\t&lt;li&gt;Log in and switch users in multiuser runlevels.&lt;/li&gt;\n\t&lt;li&gt;Archive, compress, unpack, and uncompress files using tar, star, gzip, and bzip2.&lt;/li&gt;\n\t&lt;li&gt;Create and edit text files.&lt;/li&gt;\n\t&lt;li&gt;Create, delete, copy, and move files and directories.&lt;/li&gt;\n\t&lt;li&gt;Create hard and soft links.&lt;/li&gt;\n\t&lt;li&gt;List, set, and change standard ugo/rwx permissions.&lt;/li&gt;\n\t&lt;li&gt;Locate, read, and use system documentation including man, info, and files in /usr/share/doc.&lt;/li&gt;\n&lt;/ul&gt;&lt;p&gt;Note: Red Hat may use applications during the exam that are not included in Red Hat Enterprise Linux for the purpose of evaluating candidate’s abilities to meet this objective.&lt;/p&gt;\n\n&lt;p&gt; &lt;/p&gt;\n\n&lt;p&gt;&lt;strong&gt;Operate running systems&lt;/strong&gt;&lt;/p&gt;\n\n&lt;ul&gt;&lt;li&gt;Boot, reboot, and shut down a system normally.&lt;/li&gt;\n\t&lt;li&gt;Boot systems into different runlevels manually.&lt;/li&gt;\n\t&lt;li&gt;Use single-user mode to gain access to a system.&lt;/li&gt;\n\t&lt;li&gt;Identify CPU/memory intensive processes, adjust process priority with renice, and kill processes.&lt;/li&gt;\n\t&lt;li&gt;Locate and interpret system log files.&lt;/li&gt;\n\t&lt;li&gt;Access a virtual machine’s console.&lt;/li&gt;\n\t&lt;li&gt;Start and stop virtual machines.&lt;/li&gt;\n\t&lt;li&gt;Start, stop, and check the status of network services.&lt;/li&gt;\n&lt;/ul&gt;&lt;p&gt; &lt;/p&gt;\n\n&lt;p&gt;&lt;strong&gt;Configure local storage&lt;/strong&gt;&lt;/p&gt;\n\n&lt;ul&gt;&lt;li&gt;List, create, delete, and set partition type for primary, extended, and logical partitions.&lt;/li&gt;\n\t&lt;li&gt;Create and remove physical volumes, assign physical volumes to volume groups, and create and delete logical Volumes.&lt;/li&gt;\n\t&lt;li&gt;Create and configure LUKS-encrypted partitions and logical volumes to prompt for password and mount a decrypted file system at boot.&lt;/li&gt;\n\t&lt;li&gt;Configure systems to mount file systems at boot by Universally Unique ID (UUID) or label.&lt;/li&gt;\n\t&lt;li&gt;Add new partitions and logical volumes, and swap to a system non-destructively.&lt;/li&gt;\n&lt;/ul&gt;&lt;p&gt;&lt;strong&gt;Create and configure file systems&lt;/strong&gt;&lt;/p&gt;\n\n&lt;ul&gt;&lt;li&gt;Create, mount, unmount, and use ext2, ext3, and ext4 file systems.&lt;/li&gt;\n\t&lt;li&gt;Mount, unmount, and use LUKS-encrypted file systems.&lt;/li&gt;\n\t&lt;li&gt;Mount and unmount CIFS and NFS network file systems.&lt;/li&gt;\n\t&lt;li&gt;Configure systems to mount ext4, LUKS-encrypted, and network file systems automatically.&lt;/li&gt;\n\t&lt;li&gt;Extend existing unencrypted ext4-formatted logical volumes.&lt;/li&gt;\n\t&lt;li&gt;Create and configure set-GID directories for collaboration.&lt;/li&gt;\n\t&lt;li&gt;Create and manage Access Control Lists (ACLs).&lt;/li&gt;\n\t&lt;li&gt;Diagnose and correct file permission problems.&lt;/li&gt;\n&lt;/ul&gt;&lt;p&gt; &lt;/p&gt;\n\n&lt;p&gt;&lt;strong&gt;Deploy, configure, and maintain systems&lt;/strong&gt;&lt;/p&gt;\n\n&lt;ul&gt;&lt;li&gt;Configure networking and hostname resolution statically or dynamically.&lt;/li&gt;\n\t&lt;li&gt;Schedule tasks using cron.&lt;/li&gt;\n\t&lt;li&gt;Configure systems to boot into a specific runlevel automatically.&lt;/li&gt;\n\t&lt;li&gt;Install Red Hat Enterprise Linux automatically using Kickstart.&lt;/li&gt;\n\t&lt;li&gt;Configure a physical machine to host virtual guests.&lt;/li&gt;\n\t&lt;li&gt;Install Red Hat Enterprise Linux systems as virtual guests.&lt;/li&gt;\n\t&lt;li&gt;Configure systems to launch virtual machines at boot.&lt;/li&gt;\n\t&lt;li&gt;Configure network services to start automatically at boot.&lt;/li&gt;\n\t&lt;li&gt;Configure a system to run a default configuration HTTP server.&lt;/li&gt;\n\t&lt;li&gt;Configure a system to run a default configuration FTP server.&lt;/li&gt;\n\t&lt;li&gt;Configure a system to use time services.&lt;/li&gt;\n\t&lt;li&gt;Install and update software packages from Red Hat Network, a remote repository, or from the local file system.&lt;/li&gt;\n\t&lt;li&gt;Update the kernel package appropriately to ensure a bootable system.&lt;/li&gt;\n\t&lt;li&gt;Modify the system bootloader.&lt;/li&gt;\n&lt;/ul&gt;&lt;p&gt; &lt;/p&gt;\n\n&lt;p&gt;&lt;strong&gt;Manage users and groups&lt;/strong&gt;&lt;/p&gt;\n\n&lt;ul&gt;&lt;li&gt;Create, delete, and modify local user accounts.&lt;/li&gt;\n\t&lt;li&gt;Change passwords and adjust password aging for local user accounts.&lt;/li&gt;\n\t&lt;li&gt;Create, delete, and modify local groups and group memberships.&lt;/li&gt;\n\t&lt;li&gt;Configure a system to use an existing LDAP directory service for user and group information.&lt;/li&gt;\n&lt;/ul&gt;&lt;p&gt; &lt;/p&gt;\n\n&lt;p&gt;&lt;strong&gt;Manage security&lt;/strong&gt;&lt;/p&gt;\n\n&lt;ul&gt;&lt;li&gt;Configure firewall settings using system-config-firewall or iptables.&lt;/li&gt;\n\t&lt;li&gt;Set enforcing and permissive modes for SELinux.&lt;/li&gt;\n\t&lt;li&gt;List and identify SELinux file and process context.&lt;/li&gt;\n\t&lt;li&gt;Restore default file contexts.&lt;/li&gt;\n\t&lt;li&gt;Use boolean settings to modify system SELinux settings.&lt;/li&gt;\n\t&lt;li&gt;Diagnose and address routine SELinux policy violations&lt;/li&gt;\n&lt;/ul&gt;", "listaProjektow": [], "idRodzajuUslugi": 144, "kwalifikacjeKuz": [], "osobaKontaktowa": {"email": "info@osec.pl", "telefon": "+48 22 861 96 04", "zdjecie": null, "imieNazwisko": "Dział handlowy"}, "zakresUprawnien": null, "efektyUczeniaSie": null, "inneKwalifikacje": [], "cenaNettoZaUsluge": null, "idKategoriiUslugi": 479, "idKwalifikacjiKkz": null, "idKwalifikacjiZrk": null, "warunkiTechniczne": null, "cenaBruttoZaUsluge": null, "cenaNettoZaGodzine": 30000, "idFormySwiadczenia": 1, "idPodrodzajuUslugi": 145, "warunkiLogistyczne": [], "cenaBruttoZaGodzine": 36900, "formyDofinansowania": [], "informacjeDodatkowe": "&lt;p&gt;Egzamin trwa 2,5 godziny podczas, których nie można korzystać z telefonów komórkowych. Prosimy uprzedzić przed egzaminem o niedostępności swoich współpracowników.&lt;/p&gt;\n\n&lt;p&gt;Telefony &lt;strong&gt;nie mogą&lt;/strong&gt; być wyciszone, wibrujące ani &lt;em&gt;\"tylko na chwilkę\"&lt;/em&gt;. Telefony zostają wyłączone i tak zostaje do końca egzaminu.&lt;br /&gt;\nJest to odgórnie narzucona polityka firmy Red Hat i prosimy ją uszanować.&lt;/p&gt;\n\n&lt;p&gt;Egzaminator nigdy nie podaje wyników egzamin. Firma OSEC, ani żadnej z jej pracowników nie podają wyników egzaminu.&lt;br /&gt;\nJedynym uprawnionym do komunikowania wyników kandydatowi jest Red Hat Certification Team.&lt;br /&gt;\nProszę po egzaminie cierpliwie czekać na wiadomość email z wynikami.&lt;/p&gt;\n\n&lt;p&gt;W przypadku braku wiadomości email w wynikami w przeciągu tygodnia prosimy kontakt. Postaramy się wyjaśnić powód opóźnienia.&lt;/p&gt;\nUzyskanie certyfikatu \"Red Hat Certified System Administrator\"", "kosztWalidacjiNetto": null, "warunkiUczestnictwa": "&lt;p&gt;Formalnie egzamin nie stawia przed kandydatem żadnych wymagań.&lt;/p&gt;\n\n&lt;p&gt;Kandydat powinien wykazać się wiedzą i doświadczeniem, jak po ukończeniu szkoleń:&lt;/p&gt;\n\n&lt;ul&gt;&lt;li&gt;Red Hat System Administration I (RH124) oraz Red Hat System Administration II (RH134) lub równoważnym,&lt;/li&gt;\n\t&lt;li&gt;RHCSA Rapid Track Course (RH199) lub równoważnym.&lt;/li&gt;\n&lt;/ul&gt;&lt;p&gt; &lt;/p&gt;\n\n&lt;p&gt;Na egzamin należy przynieść dokument tożsamości ze zdjęciem (dowód osobisty, paszport, prawo jazdy). Brak dokumentu tożsamości skutkuje niedopuszczenem do egzaminu.&lt;/p&gt;\n\n&lt;p&gt;Jeżeli kandydat zdał już wcześniej egzamin RHCE na tej samej wersji systemu powinien posiadać ze sobą nadany mu numer certyfikatu.&lt;/p&gt;", "idPodkategoriiUslugi": 542, "kosztWalidacjiBrutto": null, "cenaNettoZaUczestnika": 90000, "dataRozpoczeciaUslugi": "2016-11-24T00:00:00+01:00", "dataZakonczeniaUslugi": "2016-11-24T00:00:00+01:00", "cenaBruttoZaUczestnika": 110700, "czyUslugaDofinansowana": true, "materialyDlaUczestnikow": null, "kosztCertyfikowaniaNetto": null, "czyCenaDotyczyCalejUslugi": false, "dataZakonczeniaRekrutacji": "2016-11-22T00:00:00+01:00", "kosztCertyfikowaniaBrutto": null, "minimalnaLiczbaUczestnikow": 1, "szczegolyMiejscaRealizacji": "OSEC Wrocław", "maksymalnaLiczbaUczestnikow": 10,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797523">
            <text:p>2025-12-16 15:54:06.797523</text:p>
          </table:table-cell>
          <table:table-cell office:value-type="string" office:string-value="2025-12-16 15:54:06.797523">
            <text:p>2025-12-16 15:54:06.797523</text:p>
          </table:table-cell>
        </table:table-row>
        <table:table-row>
          <table:table-cell office:value-type="float" office:value="22598">
            <text:p>22598</text:p>
          </table:table-cell>
          <table:table-cell office:value-type="string" office:string-value="2016/11/02/7370/22598">
            <text:p>2016/11/02/7370/22598</text:p>
          </table:table-cell>
          <table:table-cell office:value-type="string" office:string-value="[OSEC] RHCE certification exam (EX300) na RHEL7 - Wrocław">
            <text:p>[OSEC] RHCE certification exam (EX300) na RHEL7 - Wrocław</text:p>
          </table:table-cell>
          <table:table-cell office:value-type="string" office:string-value="ZREALIZOWANA">
            <text:p>ZREALIZOWANA</text:p>
          </table:table-cell>
          <table:table-cell office:value-type="string" office:string-value="2016-12-09 00:00:00">
            <text:p>2016-12-09 00:00:00</text:p>
          </table:table-cell>
          <table:table-cell office:value-type="string" office:string-value="2016-12-09 00:00:00">
            <text:p>2016-12-09 00:00:00</text:p>
          </table:table-cell>
          <table:table-cell office:value-type="string" office:string-value="2016-12-08 00:00:00">
            <text:p>2016-12-08 00:00:00</text:p>
          </table:table-cell>
          <table:table-cell office:value-type="float" office:value="479">
            <text:p>479</text:p>
          </table:table-cell>
          <table:table-cell office:value-type="float" office:value="542">
            <text:p>54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Pozyskanie dla organizacji kompetencji, wiedzy, umiejętności kandydata odpowiadających wymaganiom starszego administratora systemu odpowiedzialnego za systemy Red Hat Enterprise Linux® (RHEL). Kompetencje potwierdzone zostają przez samego producenta technologii - Red Hat nadaje Certyfikat &quot;Red Hat Certified Engineer&quot;">
            <text:p>Pozyskanie dla organizacji kompetencji, wiedzy, umiejętności kandydata odpowiadających wymaganiom starszego administratora systemu odpowiedzialnego za systemy Red Hat Enterprise Linux® (RHEL). Kompetencje potwierdzone zostają przez samego producenta technologii - Red Hat nadaje Certyfikat "Red Hat Certified Engineer"</text:p>
          </table:table-cell>
          <table:table-cell office:value-type="string" office:string-value="Praktyczny test wiedzy, umiejętności i zdolności kandydata - uzyskanie potwierdzenia kompetencji odpowiadających wymaganiom starszego administratora systemu odpowiedzialnego za systemy Red Hat Enterprise Linux® (RHEL).">
            <text:p>Praktyczny test wiedzy, umiejętności i zdolności kandydata - uzyskanie potwierdzenia kompetencji odpowiadających wymaganiom starszego administratora systemu odpowiedzialnego za systemy Red Hat Enterprise Linux® (RHEL).</text:p>
          </table:table-cell>
          <table:table-cell office:value-type="string" office:string-value="">
            <text:p/>
          </table:table-cell>
          <table:table-cell office:value-type="string" office:string-value="">
            <text:p/>
          </table:table-cell>
          <table:table-cell office:value-type="string" office:string-value="&lt;p&gt;Poniższe czynności kandydat powinien wykonać bez pomocy zewnętrznej: (treści nie tłumaczymy na język polski z obawy przed zatraceniez oryginalnego znaczenia przetłumaczonej wersji)&lt;/p&gt;&#10;&#10;&lt;p&gt;System configuration and management&lt;/p&gt;&#10;&#10;&lt;ul&gt;&lt;li&gt;Use network teaming or bonding to configure aggregated network links between two Red Hat Enterprise Linux systems.&lt;/li&gt;&#10; &lt;li&gt;Configure IPv6 addresses and perform basic IPv6 troubleshooting.&lt;/li&gt;&#10; &lt;li&gt;Route IP traffic and create static routes.&lt;/li&gt;&#10; &lt;li&gt;Use FirewallD, including Rich Rules, Zones and custom rules, to implement packet filtering and configure network address translation (NAT).&lt;/li&gt;&#10; &lt;li&gt;Use /proc/sys and sysctl to modify and set kernel runtime parameters.&lt;/li&gt;&#10; &lt;li&gt;Configure a system to authenticate using Kerberos.&lt;/li&gt;&#10; &lt;li&gt;Configure a systems as either an iSCSI target or initiator that persistently mounts an iSCSI target.&lt;/li&gt;&#10; &lt;li&gt;Produce and deliver reports on system utilization (processor, memory, disk, and network).&lt;/li&gt;&#10; &lt;li&gt;Use shell scripting to automate system maintenance tasks.&lt;/li&gt;&#10; &lt;li&gt;Configure a system to log to a remote system.&lt;/li&gt;&#10; &lt;li&gt;Configure a system to accept logging from a remote system.&lt;/li&gt;&#10;&lt;/ul&gt;&lt;p&gt;Network services&lt;/p&gt;&#10;&#10;&lt;p&gt;Network services are an important subset of the exam objectives. RHCE candidates should be capable of meeting the following objectives for each of the network services listed below:&lt;/p&gt;&#10;&#10;&lt;ul&gt;&lt;li&gt;Install the packages needed to provide the service.&lt;/li&gt;&#10; &lt;li&gt;Configure SELinux to support the service.&lt;/li&gt;&#10; &lt;li&gt;Use SELinux port labelling to allow services to use non-standard ports.&lt;/li&gt;&#10; &lt;li&gt;Configure the service to start when the system is booted.&lt;/li&gt;&#10; &lt;li&gt;Configure the service for basic operation.&lt;/li&gt;&#10; &lt;li&gt;Configure host-based and user-based security for the service.&lt;/li&gt;&#10;&lt;/ul&gt;&lt;p&gt;HTTP/HTTPS&lt;/p&gt;&#10;&#10;&lt;ul&gt;&lt;li&gt;Configure a virtual host.&lt;/li&gt;&#10; &lt;li&gt;Configure private directories.&lt;/li&gt;&#10; &lt;li&gt;Deploy a basic CGI application.&lt;/li&gt;&#10; &lt;li&gt;Configure group-managed content.&lt;/li&gt;&#10; &lt;li&gt;Configure TLS security&lt;/li&gt;&#10;&lt;/ul&gt;&lt;p&gt;DNS&lt;/p&gt;&#10;&#10;&lt;ul&gt;&lt;li&gt;Configure a caching-only name server.&lt;/li&gt;&#10; &lt;li&gt;Troubleshoot DNS client issues.&lt;/li&gt;&#10;&lt;/ul&gt;&lt;p&gt;NFS&lt;/p&gt;&#10;&#10;&lt;ul&gt;&lt;li&gt;Provide network shares to specific clients.&lt;/li&gt;&#10; &lt;li&gt;Provide network shares suitable for group collaboration.&lt;/li&gt;&#10; &lt;li&gt;Use Kerberos to control access to NFS network shares.&lt;/li&gt;&#10;&lt;/ul&gt;&lt;p&gt;&lt;strong&gt;SMB&lt;/strong&gt;&lt;/p&gt;&#10;&#10;&lt;ul&gt;&lt;li&gt;Provide network shares to specific clients.&lt;/li&gt;&#10; &lt;li&gt;Provide network shares suitable for group collaboration.&lt;/li&gt;&#10;&lt;/ul&gt;&lt;p&gt;&lt;strong&gt;SMTP&lt;/strong&gt;&lt;/p&gt;&#10;&#10;&lt;ul&gt;&lt;li&gt;Configure a system to forward all email to a central mail server.&lt;/li&gt;&#10;&lt;/ul&gt;&lt;p&gt;&lt;strong&gt;SSH&lt;/strong&gt;&lt;/p&gt;&#10;&#10;&lt;ul&gt;&lt;li&gt;Configure key-based authentication.&lt;/li&gt;&#10; &lt;li&gt;Configure additional options described in documentation.&lt;/li&gt;&#10;&lt;/ul&gt;&lt;p&gt;&lt;strong&gt;NTP&lt;/strong&gt;&lt;/p&gt;&#10;&#10;&lt;ul&gt;&lt;li&gt;Synchronize time using other NTP peers.&lt;/li&gt;&#10;&lt;/ul&gt;&lt;p&gt;&lt;strong&gt;Database Services&lt;/strong&gt;&lt;/p&gt;&#10;&#10;&lt;ul&gt;&lt;li&gt;Install and configure MariaDB.&lt;/li&gt;&#10; &lt;li&gt;Backup and restore a database.&lt;/li&gt;&#10; &lt;li&gt;Create a simple database schema.&lt;/li&gt;&#10; &lt;li&gt;Perform simple SQL queries against a database.&lt;/li&gt;&#10;&lt;/ul&gt;">
            <text:p>&lt;p&gt;Poniższe czynności kandydat powinien wykonać bez pomocy zewnętrznej: (treści nie tłumaczymy na język polski z obawy przed zatraceniez oryginalnego znaczenia przetłumaczonej wersji)&lt;/p&gt;

&lt;p&gt;System configuration and management&lt;/p&gt;

&lt;ul&gt;&lt;li&gt;Use network teaming or bonding to configure aggregated network links between two Red Hat Enterprise Linux systems.&lt;/li&gt;
	&lt;li&gt;Configure IPv6 addresses and perform basic IPv6 troubleshooting.&lt;/li&gt;
	&lt;li&gt;Route IP traffic and create static routes.&lt;/li&gt;
	&lt;li&gt;Use FirewallD, including Rich Rules, Zones and custom rules, to implement packet filtering and configure network address translation (NAT).&lt;/li&gt;
	&lt;li&gt;Use /proc/sys and sysctl to modify and set kernel runtime parameters.&lt;/li&gt;
	&lt;li&gt;Configure a system to authenticate using Kerberos.&lt;/li&gt;
	&lt;li&gt;Configure a systems as either an iSCSI target or initiator that persistently mounts an iSCSI target.&lt;/li&gt;
	&lt;li&gt;Produce and deliver reports on system utilization (processor, memory, disk, and network).&lt;/li&gt;
	&lt;li&gt;Use shell scripting to automate system maintenance tasks.&lt;/li&gt;
	&lt;li&gt;Configure a system to log to a remote system.&lt;/li&gt;
	&lt;li&gt;Configure a system to accept logging from a remote system.&lt;/li&gt;
&lt;/ul&gt;&lt;p&gt;Network services&lt;/p&gt;

&lt;p&gt;Network services are an important subset of the exam objectives. RHCE candidates should be capable of meeting the following objectives for each of the network services listed below:&lt;/p&gt;

&lt;ul&gt;&lt;li&gt;Install the packages needed to provide the service.&lt;/li&gt;
	&lt;li&gt;Configure SELinux to support the service.&lt;/li&gt;
	&lt;li&gt;Use SELinux port labelling to allow services to use non-standard ports.&lt;/li&gt;
	&lt;li&gt;Configure the service to start when the system is booted.&lt;/li&gt;
	&lt;li&gt;Configure the service for basic operation.&lt;/li&gt;
	&lt;li&gt;Configure host-based and user-based security for the service.&lt;/li&gt;
&lt;/ul&gt;&lt;p&gt;HTTP/HTTPS&lt;/p&gt;

&lt;ul&gt;&lt;li&gt;Configure a virtual host.&lt;/li&gt;
	&lt;li&gt;Configure private directories.&lt;/li&gt;
	&lt;li&gt;Deploy a basic CGI application.&lt;/li&gt;
	&lt;li&gt;Configure group-managed content.&lt;/li&gt;
	&lt;li&gt;Configure TLS security&lt;/li&gt;
&lt;/ul&gt;&lt;p&gt;DNS&lt;/p&gt;

&lt;ul&gt;&lt;li&gt;Configure a caching-only name server.&lt;/li&gt;
	&lt;li&gt;Troubleshoot DNS client issues.&lt;/li&gt;
&lt;/ul&gt;&lt;p&gt;NFS&lt;/p&gt;

&lt;ul&gt;&lt;li&gt;Provide network shares to specific clients.&lt;/li&gt;
	&lt;li&gt;Provide network shares suitable for group collaboration.&lt;/li&gt;
	&lt;li&gt;Use Kerberos to control access to NFS network shares.&lt;/li&gt;
&lt;/ul&gt;&lt;p&gt;&lt;strong&gt;SMB&lt;/strong&gt;&lt;/p&gt;

&lt;ul&gt;&lt;li&gt;Provide network shares to specific clients.&lt;/li&gt;
	&lt;li&gt;Provide network shares suitable for group collaboration.&lt;/li&gt;
&lt;/ul&gt;&lt;p&gt;&lt;strong&gt;SMTP&lt;/strong&gt;&lt;/p&gt;

&lt;ul&gt;&lt;li&gt;Configure a system to forward all email to a central mail server.&lt;/li&gt;
&lt;/ul&gt;&lt;p&gt;&lt;strong&gt;SSH&lt;/strong&gt;&lt;/p&gt;

&lt;ul&gt;&lt;li&gt;Configure key-based authentication.&lt;/li&gt;
	&lt;li&gt;Configure additional options described in documentation.&lt;/li&gt;
&lt;/ul&gt;&lt;p&gt;&lt;strong&gt;NTP&lt;/strong&gt;&lt;/p&gt;

&lt;ul&gt;&lt;li&gt;Synchronize time using other NTP peers.&lt;/li&gt;
&lt;/ul&gt;&lt;p&gt;&lt;strong&gt;Database Services&lt;/strong&gt;&lt;/p&gt;

&lt;ul&gt;&lt;li&gt;Install and configure MariaDB.&lt;/li&gt;
	&lt;li&gt;Backup and restore a database.&lt;/li&gt;
	&lt;li&gt;Create a simple database schema.&lt;/li&gt;
	&lt;li&gt;Perform simple SQL queries against a database.&lt;/li&gt;
&lt;/ul&gt;</text:p>
          </table:table-cell>
          <table:table-cell office:value-type="string" office:string-value="&lt;ul&gt;&lt;li&gt;Doświadczeni Administratorzy systemu Red Hat Enterprise Linux pragnący potwierdzić swoje kompetencje Inżyniera systemu - certyfikat RHCE.&lt;/li&gt;&#10; &lt;li&gt;RHCSAs, którzy chcą zdobyć certyfikat wyższego szczebla.&lt;/li&gt;&#10; &lt;li&gt;Uczestnicy szkoleń RH System Administration I, II i III, lub którzy ukończyli RHCE Certification Lab (RH299)&lt;/li&gt;&#10; &lt;li&gt;Doświadczeni specjaliści Linux IT, posiadający certyfikat RHCSA i zainteresowani zdobyciem certyfikatu &lt;strong&gt;RHCE&lt;/strong&gt;.&lt;/li&gt;&#10; &lt;li&gt;Nieaktywni &lt;strong&gt;RHCE&lt;/strong&gt;, którzy zdali już egzamin RHCSA.&lt;/li&gt;&#10;&lt;/ul&gt;">
            <text:p>&lt;ul&gt;&lt;li&gt;Doświadczeni Administratorzy systemu Red Hat Enterprise Linux pragnący potwierdzić swoje kompetencje Inżyniera systemu - certyfikat RHCE.&lt;/li&gt;
	&lt;li&gt;RHCSAs, którzy chcą zdobyć certyfikat wyższego szczebla.&lt;/li&gt;
	&lt;li&gt;Uczestnicy szkoleń RH System Administration I, II i III, lub którzy ukończyli RHCE Certification Lab (RH299)&lt;/li&gt;
	&lt;li&gt;Doświadczeni specjaliści Linux IT, posiadający certyfikat RHCSA i zainteresowani zdobyciem certyfikatu &lt;strong&gt;RHCE&lt;/strong&gt;.&lt;/li&gt;
	&lt;li&gt;Nieaktywni &lt;strong&gt;RHCE&lt;/strong&gt;, którzy zdali już egzamin RHCSA.&lt;/li&gt;
&lt;/ul&gt;</text:p>
          </table:table-cell>
          <table:table-cell office:value-type="string" office:string-value="&lt;p&gt;Formalnie egzamin nie stawia przed kandydatem żadnych wymagań.&lt;/p&gt;&#10;&#10;&lt;p&gt;Na egzamin należy przynieść dokument tożsamości ze zdjęciem (dowód osobisty, paszport, prawo jazdy).&lt;br /&gt;&#10;Brak dokumentu tożsamości skutkuje niedopuszczeniem do egzaminu.&lt;/p&gt;&#10;&#10;&lt;p&gt;Jeżeli kandydat zdał już wcześniej egzamin RHCSA na tej samej wersji systemu powinien posiadać ze sobą nadany mu numer certyfikatu.&lt;/p&gt;">
            <text:p>&lt;p&gt;Formalnie egzamin nie stawia przed kandydatem żadnych wymagań.&lt;/p&gt;

&lt;p&gt;Na egzamin należy przynieść dokument tożsamości ze zdjęciem (dowód osobisty, paszport, prawo jazdy).&lt;br /&gt;
Brak dokumentu tożsamości skutkuje niedopuszczeniem do egzaminu.&lt;/p&gt;

&lt;p&gt;Jeżeli kandydat zdał już wcześniej egzamin RHCSA na tej samej wersji systemu powinien posiadać ze sobą nadany mu numer certyfikatu.&lt;/p&gt;</text:p>
          </table:table-cell>
          <table:table-cell office:value-type="string" office:string-value="">
            <text:p/>
          </table:table-cell>
          <table:table-cell office:value-type="string" office:string-value="&lt;p&gt;Egzamin trwa 3,5 godziny podczas, których nie można korzystać z telefonów komórkowych. Prosimy uprzedzić przed egzaminem o niedostępności swoich współpracowników.&lt;/p&gt;&#10;&#10;&lt;p&gt;Telefony &lt;strong&gt;nie mogą&lt;/strong&gt; być wyciszone, wibrujące ani &lt;em&gt;&quot;tylko na chwilkę&quot;&lt;/em&gt;. Telefony zostają wyłączone i tak zostaje do końca egzaminu.&lt;br /&gt;&#10;Jest to odgórnie narzucona polityka firmy Red Hat i prosimy ją uszanować i się podporządkować.&lt;/p&gt;&#10;&#10;&lt;p&gt;Egzaminator nigdy nie podaje wyników egzaminu. Firma OSEC, ani żaden z jej pracowników nie podają wyników egzaminu. Jedynym uprawnionym do komunikowania wyników kandydatowi jest Red Hat Certification Team. Proszę po egzaminie cierpliwie czekać na wiadomość email z wynikami.&lt;/p&gt;&#10;&#10;&lt;p&gt;W przypadku braku wiadomości email w wynikami w przeciągu tygodnia prosimy o kontakt. Postaramy się wyjaśnić powód opóźnienia.&lt;/p&gt;&#10;Uzyskanie certyfikatu &quot;Red Hat Certified Engineer&quot;">
            <text:p>&lt;p&gt;Egzamin trwa 3,5 godziny podczas, których nie można korzystać z telefonów komórkowych. Prosimy uprzedzić przed egzaminem o niedostępności swoich współpracowników.&lt;/p&gt;

&lt;p&gt;Telefony &lt;strong&gt;nie mogą&lt;/strong&gt; być wyciszone, wibrujące ani &lt;em&gt;"tylko na chwilkę"&lt;/em&gt;. Telefony zostają wyłączone i tak zostaje do końca egzaminu.&lt;br /&gt;
Jest to odgórnie narzucona polityka firmy Red Hat i prosimy ją uszanować i się podporządkować.&lt;/p&gt;

&lt;p&gt;Egzaminator nigdy nie podaje wyników egzaminu. Firma OSEC, ani żaden z jej pracowników nie podają wyników egzaminu. Jedynym uprawnionym do komunikowania wyników kandydatowi jest Red Hat Certification Team. Proszę po egzaminie cierpliwie czekać na wiadomość email z wynikami.&lt;/p&gt;

&lt;p&gt;W przypadku braku wiadomości email w wynikami w przeciągu tygodnia prosimy o kontakt. Postaramy się wyjaśnić powód opóźnienia.&lt;/p&gt;
Uzyskanie certyfikatu "Red Hat Certified Engineer"</text:p>
          </table:table-cell>
          <table:table-cell office:value-type="string" office:string-value="">
            <text:p/>
          </table:table-cell>
          <table:table-cell office:value-type="string" office:string-value="">
            <text:p/>
          </table:table-cell>
          <table:table-cell office:value-type="float" office:value="184500.0">
            <text:p>184500.0</text:p>
          </table:table-cell>
          <table:table-cell office:value-type="float" office:value="150000.0">
            <text:p>150000.0</text:p>
          </table:table-cell>
          <table:table-cell office:value-type="float" office:value="46125">
            <text:p>46125</text:p>
          </table:table-cell>
          <table:table-cell office:value-type="float" office:value="37500">
            <text:p>37500</text:p>
          </table:table-cell>
          <table:table-cell office:value-type="boolean" office:boolean-value="false">
            <text:p>FALSE</text:p>
          </table:table-cell>
          <table:table-cell office:value-type="float" office:value="3">
            <text:p>3</text:p>
          </table:table-cell>
          <table:table-cell office:value-type="float" office:value="1">
            <text:p>1</text:p>
          </table:table-cell>
          <table:table-cell office:value-type="float" office:value="10.0">
            <text:p>10.0</text:p>
          </table:table-cell>
          <table:table-cell office:value-type="string" office:string-value="{&quot;idKraju&quot;: null, &quot;idUlicy&quot;: null, &quot;telefon&quot;: null, &quot;nazwaKraju&quot;: null, &quot;nazwaUlicy&quot;: &quot;Św. Józefa&quot;, &quot;kodPocztowy&quot;: null, &quot;numerLokalu&quot;: null, &quot;numerBudynku&quot;: &quot;1-3&quot;, &quot;idWojewodztwa&quot;: 1, &quot;idMiejscowosci&quot;: null, &quot;nazwaWojewodztwa&quot;: &quot;dolnośląskie&quot;, &quot;nazwaMiejscowosci&quot;: &quot;Wrocław&quot;, &quot;dlugoscGeograficzna&quot;: null, &quot;szerokoscGeograficzna&quot;: null}">
            <text:p>{"idKraju": null, "idUlicy": null, "telefon": null, "nazwaKraju": null, "nazwaUlicy": "Św. Józefa", "kodPocztowy": null, "numerLokalu": null, "numerBudynku": "1-3", "idWojewodztwa": 1, "idMiejscowosci": null, "nazwaWojewodztwa": "dolnośląskie", "nazwaMiejscowosci": "Wrocław", "dlugoscGeograficzna": null, "szerokoscGeograficzna": null}</text:p>
          </table:table-cell>
          <table:table-cell office:value-type="string" office:string-value="{&quot;id&quot;: 7370, &quot;logo&quot;: {&quot;url&quot;: &quot;https://uslugirozwojowe.parp.gov.pl/api/file/preview?token=%242a%2406%24XUTNW%2FIPbr3HHQiY3QIYcO&quot;, &quot;nazwa&quot;: &quot;OSEC_Logo.png&quot;, &quot;rozszerzenie&quot;: null}, &quot;nazwa&quot;: &quot;OSEC Spółka z ograniczoną odpowiedzialnością&quot;}">
            <text:p>{"id": 7370, "logo": {"url": "https://uslugirozwojowe.parp.gov.pl/api/file/preview?token=%242a%2406%24XUTNW%2FIPbr3HHQiY3QIYcO", "nazwa": "OSEC_Logo.png", "rozszerzenie": null}, "nazwa": "OSEC Spółka z ograniczoną odpowiedzialnością"}</text:p>
          </table:table-cell>
          <table:table-cell office:value-type="string" office:string-value="{&quot;email&quot;: &quot;info@osec.pl&quot;, &quot;telefon&quot;: &quot;+48 22 861 96 04&quot;, &quot;zdjecie&quot;: null, &quot;imieNazwisko&quot;: &quot;Dział handlowy&quot;}">
            <text:p>{"email": "info@osec.pl", "telefon": "+48 22 861 96 04", "zdjecie": null, "imieNazwisko": "Dział handlowy"}</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98, &quot;adres&quot;: {&quot;idKraju&quot;: null, &quot;idUlicy&quot;: null, &quot;telefon&quot;: null, &quot;nazwaKraju&quot;: null, &quot;nazwaUlicy&quot;: &quot;Św. Józefa&quot;, &quot;kodPocztowy&quot;: null, &quot;numerLokalu&quot;: null, &quot;numerBudynku&quot;: &quot;1-3&quot;, &quot;idWojewodztwa&quot;: 1, &quot;idMiejscowosci&quot;: null, &quot;nazwaWojewodztwa&quot;: &quot;dolnośląskie&quot;, &quot;nazwaMiejscowosci&quot;: &quot;Wrocław&quot;, &quot;dlugoscGeograficzna&quot;: null, &quot;szerokoscGeograficzna&quot;: null}, &quot;numer&quot;: &quot;2016/11/02/7370/22598&quot;, &quot;ocena&quot;: {&quot;liczbaOcen&quot;: 0, &quot;sredniaZOcen&quot;: 0.0}, &quot;tytul&quot;: &quot;[OSEC] RHCE certification exam (EX300) na RHEL7 - Wrocław&quot;, &quot;status&quot;: &quot;ZREALIZOWANA&quot;, &quot;efektUslugi&quot;: null, &quot;celBiznesowy&quot;: &quot;Pozyskanie dla organizacji kompetencji, wiedzy, umiejętności kandydata odpowiadających wymaganiom starszego administratora systemu odpowiedzialnego za systemy Red Hat Enterprise Linux® (RHEL). Kompetencje potwierdzone zostają przez samego producenta technologii - Red Hat nadaje Certyfikat \&quot;Red Hat Certified Engineer\&quot;&quot;, &quot;liczbaGodzin&quot;: 3, &quot;celEdukacyjny&quot;: &quot;Praktyczny test wiedzy, umiejętności i zdolności kandydata - uzyskanie potwierdzenia kompetencji odpowiadających wymaganiom starszego administratora systemu odpowiedzialnego za systemy Red Hat Enterprise Linux® (RHEL).&quot;, &quot;dostawcaUslug&quot;: {&quot;id&quot;: 7370, &quot;logo&quot;: {&quot;url&quot;: &quot;https://uslugirozwojowe.parp.gov.pl/api/file/preview?token=%242a%2406%24XUTNW%2FIPbr3HHQiY3QIYcO&quot;, &quot;nazwa&quot;: &quot;OSEC_Logo.png&quot;, &quot;rozszerzenie&quot;: null}, &quot;nazwa&quot;: &quot;OSEC Spółka z ograniczoną odpowiedzialnością&quot;}, &quot;grupaDocelowa&quot;: &quot;&lt;ul&gt;&lt;li&gt;Doświadczeni Administratorzy systemu Red Hat Enterprise Linux pragnący potwierdzić swoje kompetencje Inżyniera systemu - certyfikat RHCE.&lt;/li&gt;\n\t&lt;li&gt;RHCSAs, którzy chcą zdobyć certyfikat wyższego szczebla.&lt;/li&gt;\n\t&lt;li&gt;Uczestnicy szkoleń RH System Administration I, II i III, lub którzy ukończyli RHCE Certification Lab (RH299)&lt;/li&gt;\n\t&lt;li&gt;Doświadczeni specjaliści Linux IT, posiadający certyfikat RHCSA i zainteresowani zdobyciem certyfikatu &lt;strong&gt;RHCE&lt;/strong&gt;.&lt;/li&gt;\n\t&lt;li&gt;Nieaktywni &lt;strong&gt;RHCE&lt;/strong&gt;, którzy zdali już egzamin RHCSA.&lt;/li&gt;\n&lt;/ul&gt;&quot;, &quot;kodyDostepowe&quot;: null, &quot;programUslugi&quot;: &quot;&lt;p&gt;Poniższe czynności kandydat powinien wykonać bez pomocy zewnętrznej: (treści nie tłumaczymy na język polski z obawy przed zatraceniez oryginalnego znaczenia przetłumaczonej wersji)&lt;/p&gt;\n\n&lt;p&gt;System configuration and management&lt;/p&gt;\n\n&lt;ul&gt;&lt;li&gt;Use network teaming or bonding to configure aggregated network links between two Red Hat Enterprise Linux systems.&lt;/li&gt;\n\t&lt;li&gt;Configure IPv6 addresses and perform basic IPv6 troubleshooting.&lt;/li&gt;\n\t&lt;li&gt;Route IP traffic and create static routes.&lt;/li&gt;\n\t&lt;li&gt;Use FirewallD, including Rich Rules, Zones and custom rules, to implement packet filtering and configure network address translation (NAT).&lt;/li&gt;\n\t&lt;li&gt;Use /proc/sys and sysctl to modify and set kernel runtime parameters.&lt;/li&gt;\n\t&lt;li&gt;Configure a system to authenticate using Kerberos.&lt;/li&gt;\n\t&lt;li&gt;Configure a systems as either an iSCSI target or initiator that persistently mounts an iSCSI target.&lt;/li&gt;\n\t&lt;li&gt;Produce and deliver reports on system utilization (processor, memory, disk, and network).&lt;/li&gt;\n\t&lt;li&gt;Use shell scripting to automate system maintenance tasks.&lt;/li&gt;\n\t&lt;li&gt;Configure a system to log to a remote system.&lt;/li&gt;\n\t&lt;li&gt;Configure a system to accept logging from a remote system.&lt;/li&gt;\n&lt;/ul&gt;&lt;p&gt;Network services&lt;/p&gt;\n\n&lt;p&gt;Network services are an important subset of the exam objectives. RHCE candidates should be capable of meeting the following objectives for each of the network services listed below:&lt;/p&gt;\n\n&lt;ul&gt;&lt;li&gt;Install the packages needed to provide the service.&lt;/li&gt;\n\t&lt;li&gt;Configure SELinux to support the service.&lt;/li&gt;\n\t&lt;li&gt;Use SELinux port labelling to allow services to use non-standard ports.&lt;/li&gt;\n\t&lt;li&gt;Configure the service to start when the system is booted.&lt;/li&gt;\n\t&lt;li&gt;Configure the service for basic operation.&lt;/li&gt;\n\t&lt;li&gt;Configure host-based and user-based security for the service.&lt;/li&gt;\n&lt;/ul&gt;&lt;p&gt;HTTP/HTTPS&lt;/p&gt;\n\n&lt;ul&gt;&lt;li&gt;Configure a virtual host.&lt;/li&gt;\n\t&lt;li&gt;Configure private directories.&lt;/li&gt;\n\t&lt;li&gt;Deploy a basic CGI application.&lt;/li&gt;\n\t&lt;li&gt;Configure group-managed content.&lt;/li&gt;\n\t&lt;li&gt;Configure TLS security&lt;/li&gt;\n&lt;/ul&gt;&lt;p&gt;DNS&lt;/p&gt;\n\n&lt;ul&gt;&lt;li&gt;Configure a caching-only name server.&lt;/li&gt;\n\t&lt;li&gt;Troubleshoot DNS client issues.&lt;/li&gt;\n&lt;/ul&gt;&lt;p&gt;NFS&lt;/p&gt;\n\n&lt;ul&gt;&lt;li&gt;Provide network shares to specific clients.&lt;/li&gt;\n\t&lt;li&gt;Provide network shares suitable for group collaboration.&lt;/li&gt;\n\t&lt;li&gt;Use Kerberos to control access to NFS network shares.&lt;/li&gt;\n&lt;/ul&gt;&lt;p&gt;&lt;strong&gt;SMB&lt;/strong&gt;&lt;/p&gt;\n\n&lt;ul&gt;&lt;li&gt;Provide network shares to specific clients.&lt;/li&gt;\n\t&lt;li&gt;Provide network shares suitable for group collaboration.&lt;/li&gt;\n&lt;/ul&gt;&lt;p&gt;&lt;strong&gt;SMTP&lt;/strong&gt;&lt;/p&gt;\n\n&lt;ul&gt;&lt;li&gt;Configure a system to forward all email to a central mail server.&lt;/li&gt;\n&lt;/ul&gt;&lt;p&gt;&lt;strong&gt;SSH&lt;/strong&gt;&lt;/p&gt;\n\n&lt;ul&gt;&lt;li&gt;Configure key-based authentication.&lt;/li&gt;\n\t&lt;li&gt;Configure additional options described in documentation.&lt;/li&gt;\n&lt;/ul&gt;&lt;p&gt;&lt;strong&gt;NTP&lt;/strong&gt;&lt;/p&gt;\n\n&lt;ul&gt;&lt;li&gt;Synchronize time using other NTP peers.&lt;/li&gt;\n&lt;/ul&gt;&lt;p&gt;&lt;strong&gt;Database Services&lt;/strong&gt;&lt;/p&gt;\n\n&lt;ul&gt;&lt;li&gt;Install and configure MariaDB.&lt;/li&gt;\n\t&lt;li&gt;Backup and restore a database.&lt;/li&gt;\n\t&lt;li&gt;Create a simple database schema.&lt;/li&gt;\n\t&lt;li&gt;Perform simple SQL queries against a database.&lt;/li&gt;\n&lt;/ul&gt;&quot;, &quot;listaProjektow&quot;: [], &quot;idRodzajuUslugi&quot;: 144, &quot;kwalifikacjeKuz&quot;: [], &quot;osobaKontaktowa&quot;: {&quot;email&quot;: &quot;info@osec.pl&quot;, &quot;telefon&quot;: &quot;+48 22 861 96 04&quot;, &quot;zdjecie&quot;: null, &quot;imieNazwisko&quot;: &quot;Dział handlowy&quot;}, &quot;zakresUprawnien&quot;: null, &quot;efektyUczeniaSie&quot;: null, &quot;inneKwalifikacje&quot;: [], &quot;cenaNettoZaUsluge&quot;: null, &quot;idKategoriiUslugi&quot;: 479, &quot;idKwalifikacjiKkz&quot;: null, &quot;idKwalifikacjiZrk&quot;: null, &quot;warunkiTechniczne&quot;: null, &quot;cenaBruttoZaUsluge&quot;: null, &quot;cenaNettoZaGodzine&quot;: 37500, &quot;idFormySwiadczenia&quot;: 1, &quot;idPodrodzajuUslugi&quot;: 145, &quot;warunkiLogistyczne&quot;: [], &quot;cenaBruttoZaGodzine&quot;: 46125, &quot;formyDofinansowania&quot;: [], &quot;informacjeDodatkowe&quot;: &quot;&lt;p&gt;Egzamin trwa 3,5 godziny podczas, których nie można korzystać z telefonów komórkowych. Prosimy uprzedzić przed egzaminem o niedostępności swoich współpracowników.&lt;/p&gt;\n\n&lt;p&gt;Telefony &lt;strong&gt;nie mogą&lt;/strong&gt; być wyciszone, wibrujące ani &lt;em&gt;\&quot;tylko na chwilkę\&quot;&lt;/em&gt;. Telefony zostają wyłączone i tak zostaje do końca egzaminu.&lt;br /&gt;\nJest to odgórnie narzucona polityka firmy Red Hat i prosimy ją uszanować i się podporządkować.&lt;/p&gt;\n\n&lt;p&gt;Egzaminator nigdy nie podaje wyników egzaminu. Firma OSEC, ani żaden z jej pracowników nie podają wyników egzaminu. Jedynym uprawnionym do komunikowania wyników kandydatowi jest Red Hat Certification Team. Proszę po egzaminie cierpliwie czekać na wiadomość email z wynikami.&lt;/p&gt;\n\n&lt;p&gt;W przypadku braku wiadomości email w wynikami w przeciągu tygodnia prosimy o kontakt. Postaramy się wyjaśnić powód opóźnienia.&lt;/p&gt;\nUzyskanie certyfikatu \&quot;Red Hat Certified Engineer\&quot;&quot;, &quot;kosztWalidacjiNetto&quot;: null, &quot;warunkiUczestnictwa&quot;: &quot;&lt;p&gt;Formalnie egzamin nie stawia przed kandydatem żadnych wymagań.&lt;/p&gt;\n\n&lt;p&gt;Na egzamin należy przynieść dokument tożsamości ze zdjęciem (dowód osobisty, paszport, prawo jazdy).&lt;br /&gt;\nBrak dokumentu tożsamości skutkuje niedopuszczeniem do egzaminu.&lt;/p&gt;\n\n&lt;p&gt;Jeżeli kandydat zdał już wcześniej egzamin RHCSA na tej samej wersji systemu powinien posiadać ze sobą nadany mu numer certyfikatu.&lt;/p&gt;&quot;, &quot;idPodkategoriiUslugi&quot;: 542, &quot;kosztWalidacjiBrutto&quot;: null, &quot;cenaNettoZaUczestnika&quot;: 150000, &quot;dataRozpoczeciaUslugi&quot;: &quot;2016-12-09T00:00:00+01:00&quot;, &quot;dataZakonczeniaUslugi&quot;: &quot;2016-12-09T00:00:00+01:00&quot;, &quot;cenaBruttoZaUczestnika&quot;: 184500, &quot;czyUslugaDofinansowana&quot;: true, &quot;materialyDlaUczestnikow&quot;: null, &quot;kosztCertyfikowaniaNetto&quot;: null, &quot;czyCenaDotyczyCalejUslugi&quot;: false, &quot;dataZakonczeniaRekrutacji&quot;: &quot;2016-12-08T00:00:00+01:00&quot;, &quot;kosztCertyfikowaniaBrutto&quot;: null, &quot;minimalnaLiczbaUczestnikow&quot;: 1, &quot;szczegolyMiejscaRealizacji&quot;: &quot;OSEC Warszawa&quot;, &quot;maksymalnaLiczbaUczestnikow&quot;: 10,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98, "adres": {"idKraju": null, "idUlicy": null, "telefon": null, "nazwaKraju": null, "nazwaUlicy": "Św. Józefa", "kodPocztowy": null, "numerLokalu": null, "numerBudynku": "1-3", "idWojewodztwa": 1, "idMiejscowosci": null, "nazwaWojewodztwa": "dolnośląskie", "nazwaMiejscowosci": "Wrocław", "dlugoscGeograficzna": null, "szerokoscGeograficzna": null}, "numer": "2016/11/02/7370/22598", "ocena": {"liczbaOcen": 0, "sredniaZOcen": 0.0}, "tytul": "[OSEC] RHCE certification exam (EX300) na RHEL7 - Wrocław", "status": "ZREALIZOWANA", "efektUslugi": null, "celBiznesowy": "Pozyskanie dla organizacji kompetencji, wiedzy, umiejętności kandydata odpowiadających wymaganiom starszego administratora systemu odpowiedzialnego za systemy Red Hat Enterprise Linux® (RHEL). Kompetencje potwierdzone zostają przez samego producenta technologii - Red Hat nadaje Certyfikat \"Red Hat Certified Engineer\"", "liczbaGodzin": 3, "celEdukacyjny": "Praktyczny test wiedzy, umiejętności i zdolności kandydata - uzyskanie potwierdzenia kompetencji odpowiadających wymaganiom starszego administratora systemu odpowiedzialnego za systemy Red Hat Enterprise Linux® (RHEL).", "dostawcaUslug": {"id": 7370, "logo": {"url": "https://uslugirozwojowe.parp.gov.pl/api/file/preview?token=%242a%2406%24XUTNW%2FIPbr3HHQiY3QIYcO", "nazwa": "OSEC_Logo.png", "rozszerzenie": null}, "nazwa": "OSEC Spółka z ograniczoną odpowiedzialnością"}, "grupaDocelowa": "&lt;ul&gt;&lt;li&gt;Doświadczeni Administratorzy systemu Red Hat Enterprise Linux pragnący potwierdzić swoje kompetencje Inżyniera systemu - certyfikat RHCE.&lt;/li&gt;\n\t&lt;li&gt;RHCSAs, którzy chcą zdobyć certyfikat wyższego szczebla.&lt;/li&gt;\n\t&lt;li&gt;Uczestnicy szkoleń RH System Administration I, II i III, lub którzy ukończyli RHCE Certification Lab (RH299)&lt;/li&gt;\n\t&lt;li&gt;Doświadczeni specjaliści Linux IT, posiadający certyfikat RHCSA i zainteresowani zdobyciem certyfikatu &lt;strong&gt;RHCE&lt;/strong&gt;.&lt;/li&gt;\n\t&lt;li&gt;Nieaktywni &lt;strong&gt;RHCE&lt;/strong&gt;, którzy zdali już egzamin RHCSA.&lt;/li&gt;\n&lt;/ul&gt;", "kodyDostepowe": null, "programUslugi": "&lt;p&gt;Poniższe czynności kandydat powinien wykonać bez pomocy zewnętrznej: (treści nie tłumaczymy na język polski z obawy przed zatraceniez oryginalnego znaczenia przetłumaczonej wersji)&lt;/p&gt;\n\n&lt;p&gt;System configuration and management&lt;/p&gt;\n\n&lt;ul&gt;&lt;li&gt;Use network teaming or bonding to configure aggregated network links between two Red Hat Enterprise Linux systems.&lt;/li&gt;\n\t&lt;li&gt;Configure IPv6 addresses and perform basic IPv6 troubleshooting.&lt;/li&gt;\n\t&lt;li&gt;Route IP traffic and create static routes.&lt;/li&gt;\n\t&lt;li&gt;Use FirewallD, including Rich Rules, Zones and custom rules, to implement packet filtering and configure network address translation (NAT).&lt;/li&gt;\n\t&lt;li&gt;Use /proc/sys and sysctl to modify and set kernel runtime parameters.&lt;/li&gt;\n\t&lt;li&gt;Configure a system to authenticate using Kerberos.&lt;/li&gt;\n\t&lt;li&gt;Configure a systems as either an iSCSI target or initiator that persistently mounts an iSCSI target.&lt;/li&gt;\n\t&lt;li&gt;Produce and deliver reports on system utilization (processor, memory, disk, and network).&lt;/li&gt;\n\t&lt;li&gt;Use shell scripting to automate system maintenance tasks.&lt;/li&gt;\n\t&lt;li&gt;Configure a system to log to a remote system.&lt;/li&gt;\n\t&lt;li&gt;Configure a system to accept logging from a remote system.&lt;/li&gt;\n&lt;/ul&gt;&lt;p&gt;Network services&lt;/p&gt;\n\n&lt;p&gt;Network services are an important subset of the exam objectives. RHCE candidates should be capable of meeting the following objectives for each of the network services listed below:&lt;/p&gt;\n\n&lt;ul&gt;&lt;li&gt;Install the packages needed to provide the service.&lt;/li&gt;\n\t&lt;li&gt;Configure SELinux to support the service.&lt;/li&gt;\n\t&lt;li&gt;Use SELinux port labelling to allow services to use non-standard ports.&lt;/li&gt;\n\t&lt;li&gt;Configure the service to start when the system is booted.&lt;/li&gt;\n\t&lt;li&gt;Configure the service for basic operation.&lt;/li&gt;\n\t&lt;li&gt;Configure host-based and user-based security for the service.&lt;/li&gt;\n&lt;/ul&gt;&lt;p&gt;HTTP/HTTPS&lt;/p&gt;\n\n&lt;ul&gt;&lt;li&gt;Configure a virtual host.&lt;/li&gt;\n\t&lt;li&gt;Configure private directories.&lt;/li&gt;\n\t&lt;li&gt;Deploy a basic CGI application.&lt;/li&gt;\n\t&lt;li&gt;Configure group-managed content.&lt;/li&gt;\n\t&lt;li&gt;Configure TLS security&lt;/li&gt;\n&lt;/ul&gt;&lt;p&gt;DNS&lt;/p&gt;\n\n&lt;ul&gt;&lt;li&gt;Configure a caching-only name server.&lt;/li&gt;\n\t&lt;li&gt;Troubleshoot DNS client issues.&lt;/li&gt;\n&lt;/ul&gt;&lt;p&gt;NFS&lt;/p&gt;\n\n&lt;ul&gt;&lt;li&gt;Provide network shares to specific clients.&lt;/li&gt;\n\t&lt;li&gt;Provide network shares suitable for group collaboration.&lt;/li&gt;\n\t&lt;li&gt;Use Kerberos to control access to NFS network shares.&lt;/li&gt;\n&lt;/ul&gt;&lt;p&gt;&lt;strong&gt;SMB&lt;/strong&gt;&lt;/p&gt;\n\n&lt;ul&gt;&lt;li&gt;Provide network shares to specific clients.&lt;/li&gt;\n\t&lt;li&gt;Provide network shares suitable for group collaboration.&lt;/li&gt;\n&lt;/ul&gt;&lt;p&gt;&lt;strong&gt;SMTP&lt;/strong&gt;&lt;/p&gt;\n\n&lt;ul&gt;&lt;li&gt;Configure a system to forward all email to a central mail server.&lt;/li&gt;\n&lt;/ul&gt;&lt;p&gt;&lt;strong&gt;SSH&lt;/strong&gt;&lt;/p&gt;\n\n&lt;ul&gt;&lt;li&gt;Configure key-based authentication.&lt;/li&gt;\n\t&lt;li&gt;Configure additional options described in documentation.&lt;/li&gt;\n&lt;/ul&gt;&lt;p&gt;&lt;strong&gt;NTP&lt;/strong&gt;&lt;/p&gt;\n\n&lt;ul&gt;&lt;li&gt;Synchronize time using other NTP peers.&lt;/li&gt;\n&lt;/ul&gt;&lt;p&gt;&lt;strong&gt;Database Services&lt;/strong&gt;&lt;/p&gt;\n\n&lt;ul&gt;&lt;li&gt;Install and configure MariaDB.&lt;/li&gt;\n\t&lt;li&gt;Backup and restore a database.&lt;/li&gt;\n\t&lt;li&gt;Create a simple database schema.&lt;/li&gt;\n\t&lt;li&gt;Perform simple SQL queries against a database.&lt;/li&gt;\n&lt;/ul&gt;", "listaProjektow": [], "idRodzajuUslugi": 144, "kwalifikacjeKuz": [], "osobaKontaktowa": {"email": "info@osec.pl", "telefon": "+48 22 861 96 04", "zdjecie": null, "imieNazwisko": "Dział handlowy"}, "zakresUprawnien": null, "efektyUczeniaSie": null, "inneKwalifikacje": [], "cenaNettoZaUsluge": null, "idKategoriiUslugi": 479, "idKwalifikacjiKkz": null, "idKwalifikacjiZrk": null, "warunkiTechniczne": null, "cenaBruttoZaUsluge": null, "cenaNettoZaGodzine": 37500, "idFormySwiadczenia": 1, "idPodrodzajuUslugi": 145, "warunkiLogistyczne": [], "cenaBruttoZaGodzine": 46125, "formyDofinansowania": [], "informacjeDodatkowe": "&lt;p&gt;Egzamin trwa 3,5 godziny podczas, których nie można korzystać z telefonów komórkowych. Prosimy uprzedzić przed egzaminem o niedostępności swoich współpracowników.&lt;/p&gt;\n\n&lt;p&gt;Telefony &lt;strong&gt;nie mogą&lt;/strong&gt; być wyciszone, wibrujące ani &lt;em&gt;\"tylko na chwilkę\"&lt;/em&gt;. Telefony zostają wyłączone i tak zostaje do końca egzaminu.&lt;br /&gt;\nJest to odgórnie narzucona polityka firmy Red Hat i prosimy ją uszanować i się podporządkować.&lt;/p&gt;\n\n&lt;p&gt;Egzaminator nigdy nie podaje wyników egzaminu. Firma OSEC, ani żaden z jej pracowników nie podają wyników egzaminu. Jedynym uprawnionym do komunikowania wyników kandydatowi jest Red Hat Certification Team. Proszę po egzaminie cierpliwie czekać na wiadomość email z wynikami.&lt;/p&gt;\n\n&lt;p&gt;W przypadku braku wiadomości email w wynikami w przeciągu tygodnia prosimy o kontakt. Postaramy się wyjaśnić powód opóźnienia.&lt;/p&gt;\nUzyskanie certyfikatu \"Red Hat Certified Engineer\"", "kosztWalidacjiNetto": null, "warunkiUczestnictwa": "&lt;p&gt;Formalnie egzamin nie stawia przed kandydatem żadnych wymagań.&lt;/p&gt;\n\n&lt;p&gt;Na egzamin należy przynieść dokument tożsamości ze zdjęciem (dowód osobisty, paszport, prawo jazdy).&lt;br /&gt;\nBrak dokumentu tożsamości skutkuje niedopuszczeniem do egzaminu.&lt;/p&gt;\n\n&lt;p&gt;Jeżeli kandydat zdał już wcześniej egzamin RHCSA na tej samej wersji systemu powinien posiadać ze sobą nadany mu numer certyfikatu.&lt;/p&gt;", "idPodkategoriiUslugi": 542, "kosztWalidacjiBrutto": null, "cenaNettoZaUczestnika": 150000, "dataRozpoczeciaUslugi": "2016-12-09T00:00:00+01:00", "dataZakonczeniaUslugi": "2016-12-09T00:00:00+01:00", "cenaBruttoZaUczestnika": 184500, "czyUslugaDofinansowana": true, "materialyDlaUczestnikow": null, "kosztCertyfikowaniaNetto": null, "czyCenaDotyczyCalejUslugi": false, "dataZakonczeniaRekrutacji": "2016-12-08T00:00:00+01:00", "kosztCertyfikowaniaBrutto": null, "minimalnaLiczbaUczestnikow": 1, "szczegolyMiejscaRealizacji": "OSEC Warszawa", "maksymalnaLiczbaUczestnikow": 10,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58416">
            <text:p>2025-12-16 15:53:55.58416</text:p>
          </table:table-cell>
          <table:table-cell office:value-type="string" office:string-value="2025-12-16 15:53:55.58416">
            <text:p>2025-12-16 15:53:55.58416</text:p>
          </table:table-cell>
        </table:table-row>
        <table:table-row>
          <table:table-cell office:value-type="float" office:value="22597">
            <text:p>22597</text:p>
          </table:table-cell>
          <table:table-cell office:value-type="string" office:string-value="2016/11/02/7370/22597">
            <text:p>2016/11/02/7370/22597</text:p>
          </table:table-cell>
          <table:table-cell office:value-type="string" office:string-value="[OSEC] RHCSA certification exam (EX200) na RHEL7 - Wrocław">
            <text:p>[OSEC] RHCSA certification exam (EX200) na RHEL7 - Wrocław</text:p>
          </table:table-cell>
          <table:table-cell office:value-type="string" office:string-value="ZREALIZOWANA">
            <text:p>ZREALIZOWANA</text:p>
          </table:table-cell>
          <table:table-cell office:value-type="string" office:string-value="2016-12-09 00:00:00">
            <text:p>2016-12-09 00:00:00</text:p>
          </table:table-cell>
          <table:table-cell office:value-type="string" office:string-value="2016-12-09 00:00:00">
            <text:p>2016-12-09 00:00:00</text:p>
          </table:table-cell>
          <table:table-cell office:value-type="string" office:string-value="2016-12-08 00:00:00">
            <text:p>2016-12-08 00:00:00</text:p>
          </table:table-cell>
          <table:table-cell office:value-type="float" office:value="479">
            <text:p>479</text:p>
          </table:table-cell>
          <table:table-cell office:value-type="float" office:value="542">
            <text:p>54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Pozyskanie dla organizacji potwierdzenia - przez samego producenta technologii - kompetencji w zakresie administracji systemami Red Hat - &quot;Red Hat Certified System Administrator&quot;">
            <text:p>Pozyskanie dla organizacji potwierdzenia - przez samego producenta technologii - kompetencji w zakresie administracji systemami Red Hat - "Red Hat Certified System Administrator"</text:p>
          </table:table-cell>
          <table:table-cell office:value-type="string" office:string-value="Uzyskanie potwierdzenia umiejętności RHCSA oraz prawa do posługiwania się tytułem &quot;Red Hat Certified System Administrator&quot;">
            <text:p>Uzyskanie potwierdzenia umiejętności RHCSA oraz prawa do posługiwania się tytułem "Red Hat Certified System Administrator"</text:p>
          </table:table-cell>
          <table:table-cell office:value-type="string" office:string-value="">
            <text:p/>
          </table:table-cell>
          <table:table-cell office:value-type="string" office:string-value="">
            <text:p/>
          </table:table-cell>
          <table:table-cell office:value-type="string" office:string-value="&lt;p&gt;Poniższe czynności kandydat powinien wykonać bez pomocy zewnętrznej (treści nie tłumaczymy na język polski z obawy o zatracenie oryginalnego znaczenia przetłumaczonej wersji):&lt;/p&gt;&#10;&#10;&lt;p&gt; &lt;/p&gt;&#10;&#10;&lt;p&gt;UNDERSTAND AND USE ESSENTIAL TOOLS&lt;/p&gt;&#10;&#10;&lt;ul&gt;&lt;li&gt;Access a shell prompt and issue commands with correct syntax.&lt;/li&gt;&#10; &lt;li&gt;Use input-output redirection (&amp;gt;, &amp;gt;&amp;gt;, |, 2&amp;gt;, etc.).&lt;/li&gt;&#10; &lt;li&gt;Use grep and regular expressions to analyze text.&lt;/li&gt;&#10; &lt;li&gt;Access remote systems using ssh and VNC.&lt;/li&gt;&#10; &lt;li&gt;Log in and switch users in multiuser runlevels.&lt;/li&gt;&#10; &lt;li&gt;Archive, compress, unpack, and uncompress files using tar, star, gzip, and bzip2.&lt;/li&gt;&#10; &lt;li&gt;Create and edit text files.&lt;/li&gt;&#10; &lt;li&gt;Create, delete, copy, and move files and directories.&lt;/li&gt;&#10; &lt;li&gt;Create hard and soft links.&lt;/li&gt;&#10; &lt;li&gt;List, set, and change standard ugo/rwx permissions.&lt;/li&gt;&#10; &lt;li&gt;Locate, read, and use system documentation including man, info, and files in /usr/share/doc.&lt;/li&gt;&#10;&lt;/ul&gt;&lt;p&gt;Note: Red Hat may use applications during the exam that are not included in Red Hat Enterprise Linux for the purpose of evaluating candidate’s abilities to meet this objective.&lt;/p&gt;&#10;&#10;&lt;p&gt; &lt;/p&gt;&#10;&#10;&lt;p&gt;&lt;strong&gt;Operate running systems&lt;/strong&gt;&lt;/p&gt;&#10;&#10;&lt;ul&gt;&lt;li&gt;Boot, reboot, and shut down a system normally.&lt;/li&gt;&#10; &lt;li&gt;Boot systems into different runlevels manually.&lt;/li&gt;&#10; &lt;li&gt;Use single-user mode to gain access to a system.&lt;/li&gt;&#10; &lt;li&gt;Identify CPU/memory intensive processes, adjust process priority with renice, and kill processes.&lt;/li&gt;&#10; &lt;li&gt;Locate and interpret system log files.&lt;/li&gt;&#10; &lt;li&gt;Access a virtual machine’s console.&lt;/li&gt;&#10; &lt;li&gt;Start and stop virtual machines.&lt;/li&gt;&#10; &lt;li&gt;Start, stop, and check the status of network services.&lt;/li&gt;&#10;&lt;/ul&gt;&lt;p&gt; &lt;/p&gt;&#10;&#10;&lt;p&gt;&lt;strong&gt;Configure local storage&lt;/strong&gt;&lt;/p&gt;&#10;&#10;&lt;ul&gt;&lt;li&gt;List, create, delete, and set partition type for primary, extended, and logical partitions.&lt;/li&gt;&#10; &lt;li&gt;Create and remove physical volumes, assign physical volumes to volume groups, and create and delete logical Volumes.&lt;/li&gt;&#10; &lt;li&gt;Create and configure LUKS-encrypted partitions and logical volumes to prompt for password and mount a decrypted file system at boot.&lt;/li&gt;&#10; &lt;li&gt;Configure systems to mount file systems at boot by Universally Unique ID (UUID) or label.&lt;/li&gt;&#10; &lt;li&gt;Add new partitions and logical volumes, and swap to a system non-destructively.&lt;/li&gt;&#10;&lt;/ul&gt;&lt;p&gt;&lt;strong&gt;Create and configure file systems&lt;/strong&gt;&lt;/p&gt;&#10;&#10;&lt;ul&gt;&lt;li&gt;Create, mount, unmount, and use ext2, ext3, and ext4 file systems.&lt;/li&gt;&#10; &lt;li&gt;Mount, unmount, and use LUKS-encrypted file systems.&lt;/li&gt;&#10; &lt;li&gt;Mount and unmount CIFS and NFS network file systems.&lt;/li&gt;&#10; &lt;li&gt;Configure systems to mount ext4, LUKS-encrypted, and network file systems automatically.&lt;/li&gt;&#10; &lt;li&gt;Extend existing unencrypted ext4-formatted logical volumes.&lt;/li&gt;&#10; &lt;li&gt;Create and configure set-GID directories for collaboration.&lt;/li&gt;&#10; &lt;li&gt;Create and manage Access Control Lists (ACLs).&lt;/li&gt;&#10; &lt;li&gt;Diagnose and correct file permission problems.&lt;/li&gt;&#10;&lt;/ul&gt;&lt;p&gt; &lt;/p&gt;&#10;&#10;&lt;p&gt;&lt;strong&gt;Deploy, configure, and maintain systems&lt;/strong&gt;&lt;/p&gt;&#10;&#10;&lt;ul&gt;&lt;li&gt;Configure networking and hostname resolution statically or dynamically.&lt;/li&gt;&#10; &lt;li&gt;Schedule tasks using cron.&lt;/li&gt;&#10; &lt;li&gt;Configure systems to boot into a specific runlevel automatically.&lt;/li&gt;&#10; &lt;li&gt;Install Red Hat Enterprise Linux automatically using Kickstart.&lt;/li&gt;&#10; &lt;li&gt;Configure a physical machine to host virtual guests.&lt;/li&gt;&#10; &lt;li&gt;Install Red Hat Enterprise Linux systems as virtual guests.&lt;/li&gt;&#10; &lt;li&gt;Configure systems to launch virtual machines at boot.&lt;/li&gt;&#10; &lt;li&gt;Configure network services to start automatically at boot.&lt;/li&gt;&#10; &lt;li&gt;Configure a system to run a default configuration HTTP server.&lt;/li&gt;&#10; &lt;li&gt;Configure a system to run a default configuration FTP server.&lt;/li&gt;&#10; &lt;li&gt;Configure a system to use time services.&lt;/li&gt;&#10; &lt;li&gt;Install and update software packages from Red Hat Network, a remote repository, or from the local file system.&lt;/li&gt;&#10; &lt;li&gt;Update the kernel package appropriately to ensure a bootable system.&lt;/li&gt;&#10; &lt;li&gt;Modify the system bootloader.&lt;/li&gt;&#10;&lt;/ul&gt;&lt;p&gt; &lt;/p&gt;&#10;&#10;&lt;p&gt;&lt;strong&gt;Manage users and groups&lt;/strong&gt;&lt;/p&gt;&#10;&#10;&lt;ul&gt;&lt;li&gt;Create, delete, and modify local user accounts.&lt;/li&gt;&#10; &lt;li&gt;Change passwords and adjust password aging for local user accounts.&lt;/li&gt;&#10; &lt;li&gt;Create, delete, and modify local groups and group memberships.&lt;/li&gt;&#10; &lt;li&gt;Configure a system to use an existing LDAP directory service for user and group information.&lt;/li&gt;&#10;&lt;/ul&gt;&lt;p&gt; &lt;/p&gt;&#10;&#10;&lt;p&gt;&lt;strong&gt;Manage security&lt;/strong&gt;&lt;/p&gt;&#10;&#10;&lt;ul&gt;&lt;li&gt;Configure firewall settings using system-config-firewall or iptables.&lt;/li&gt;&#10; &lt;li&gt;Set enforcing and permissive modes for SELinux.&lt;/li&gt;&#10; &lt;li&gt;List and identify SELinux file and process context.&lt;/li&gt;&#10; &lt;li&gt;Restore default file contexts.&lt;/li&gt;&#10; &lt;li&gt;Use boolean settings to modify system SELinux settings.&lt;/li&gt;&#10; &lt;li&gt;Diagnose and address routine SELinux policy violations&lt;/li&gt;&#10;&lt;/ul&gt;">
            <text:p>&lt;p&gt;Poniższe czynności kandydat powinien wykonać bez pomocy zewnętrznej (treści nie tłumaczymy na język polski z obawy o zatracenie oryginalnego znaczenia przetłumaczonej wersji):&lt;/p&gt;

&lt;p&gt; &lt;/p&gt;

&lt;p&gt;UNDERSTAND AND USE ESSENTIAL TOOLS&lt;/p&gt;

&lt;ul&gt;&lt;li&gt;Access a shell prompt and issue commands with correct syntax.&lt;/li&gt;
	&lt;li&gt;Use input-output redirection (&amp;gt;, &amp;gt;&amp;gt;, |, 2&amp;gt;, etc.).&lt;/li&gt;
	&lt;li&gt;Use grep and regular expressions to analyze text.&lt;/li&gt;
	&lt;li&gt;Access remote systems using ssh and VNC.&lt;/li&gt;
	&lt;li&gt;Log in and switch users in multiuser runlevels.&lt;/li&gt;
	&lt;li&gt;Archive, compress, unpack, and uncompress files using tar, star, gzip, and bzip2.&lt;/li&gt;
	&lt;li&gt;Create and edit text files.&lt;/li&gt;
	&lt;li&gt;Create, delete, copy, and move files and directories.&lt;/li&gt;
	&lt;li&gt;Create hard and soft links.&lt;/li&gt;
	&lt;li&gt;List, set, and change standard ugo/rwx permissions.&lt;/li&gt;
	&lt;li&gt;Locate, read, and use system documentation including man, info, and files in /usr/share/doc.&lt;/li&gt;
&lt;/ul&gt;&lt;p&gt;Note: Red Hat may use applications during the exam that are not included in Red Hat Enterprise Linux for the purpose of evaluating candidate’s abilities to meet this objective.&lt;/p&gt;

&lt;p&gt; &lt;/p&gt;

&lt;p&gt;&lt;strong&gt;Operate running systems&lt;/strong&gt;&lt;/p&gt;

&lt;ul&gt;&lt;li&gt;Boot, reboot, and shut down a system normally.&lt;/li&gt;
	&lt;li&gt;Boot systems into different runlevels manually.&lt;/li&gt;
	&lt;li&gt;Use single-user mode to gain access to a system.&lt;/li&gt;
	&lt;li&gt;Identify CPU/memory intensive processes, adjust process priority with renice, and kill processes.&lt;/li&gt;
	&lt;li&gt;Locate and interpret system log files.&lt;/li&gt;
	&lt;li&gt;Access a virtual machine’s console.&lt;/li&gt;
	&lt;li&gt;Start and stop virtual machines.&lt;/li&gt;
	&lt;li&gt;Start, stop, and check the status of network services.&lt;/li&gt;
&lt;/ul&gt;&lt;p&gt; &lt;/p&gt;

&lt;p&gt;&lt;strong&gt;Configure local storage&lt;/strong&gt;&lt;/p&gt;

&lt;ul&gt;&lt;li&gt;List, create, delete, and set partition type for primary, extended, and logical partitions.&lt;/li&gt;
	&lt;li&gt;Create and remove physical volumes, assign physical volumes to volume groups, and create and delete logical Volumes.&lt;/li&gt;
	&lt;li&gt;Create and configure LUKS-encrypted partitions and logical volumes to prompt for password and mount a decrypted file system at boot.&lt;/li&gt;
	&lt;li&gt;Configure systems to mount file systems at boot by Universally Unique ID (UUID) or label.&lt;/li&gt;
	&lt;li&gt;Add new partitions and logical volumes, and swap to a system non-destructively.&lt;/li&gt;
&lt;/ul&gt;&lt;p&gt;&lt;strong&gt;Create and configure file systems&lt;/strong&gt;&lt;/p&gt;

&lt;ul&gt;&lt;li&gt;Create, mount, unmount, and use ext2, ext3, and ext4 file systems.&lt;/li&gt;
	&lt;li&gt;Mount, unmount, and use LUKS-encrypted file systems.&lt;/li&gt;
	&lt;li&gt;Mount and unmount CIFS and NFS network file systems.&lt;/li&gt;
	&lt;li&gt;Configure systems to mount ext4, LUKS-encrypted, and network file systems automatically.&lt;/li&gt;
	&lt;li&gt;Extend existing unencrypted ext4-formatted logical volumes.&lt;/li&gt;
	&lt;li&gt;Create and configure set-GID directories for collaboration.&lt;/li&gt;
	&lt;li&gt;Create and manage Access Control Lists (ACLs).&lt;/li&gt;
	&lt;li&gt;Diagnose and correct file permission problems.&lt;/li&gt;
&lt;/ul&gt;&lt;p&gt; &lt;/p&gt;

&lt;p&gt;&lt;strong&gt;Deploy, configure, and maintain systems&lt;/strong&gt;&lt;/p&gt;

&lt;ul&gt;&lt;li&gt;Configure networking and hostname resolution statically or dynamically.&lt;/li&gt;
	&lt;li&gt;Schedule tasks using cron.&lt;/li&gt;
	&lt;li&gt;Configure systems to boot into a specific runlevel automatically.&lt;/li&gt;
	&lt;li&gt;Install Red Hat Enterprise Linux automatically using Kickstart.&lt;/li&gt;
	&lt;li&gt;Configure a physical machine to host virtual guests.&lt;/li&gt;
	&lt;li&gt;Install Red Hat Enterprise Linux systems as virtual guests.&lt;/li&gt;
	&lt;li&gt;Configure systems to launch virtual machines at boot.&lt;/li&gt;
	&lt;li&gt;Configure network services to start automatically at boot.&lt;/li&gt;
	&lt;li&gt;Configure a system to run a default configuration HTTP server.&lt;/li&gt;
	&lt;li&gt;Configure a system to run a default configuration FTP server.&lt;/li&gt;
	&lt;li&gt;Configure a system to use time services.&lt;/li&gt;
	&lt;li&gt;Install and update software packages from Red Hat Network, a remote repository, or from the local file system.&lt;/li&gt;
	&lt;li&gt;Update the kernel package appropriately to ensure a bootable system.&lt;/li&gt;
	&lt;li&gt;Modify the system bootloader.&lt;/li&gt;
&lt;/ul&gt;&lt;p&gt; &lt;/p&gt;

&lt;p&gt;&lt;strong&gt;Manage users and groups&lt;/strong&gt;&lt;/p&gt;

&lt;ul&gt;&lt;li&gt;Create, delete, and modify local user accounts.&lt;/li&gt;
	&lt;li&gt;Change passwords and adjust password aging for local user accounts.&lt;/li&gt;
	&lt;li&gt;Create, delete, and modify local groups and group memberships.&lt;/li&gt;
	&lt;li&gt;Configure a system to use an existing LDAP directory service for user and group information.&lt;/li&gt;
&lt;/ul&gt;&lt;p&gt; &lt;/p&gt;

&lt;p&gt;&lt;strong&gt;Manage security&lt;/strong&gt;&lt;/p&gt;

&lt;ul&gt;&lt;li&gt;Configure firewall settings using system-config-firewall or iptables.&lt;/li&gt;
	&lt;li&gt;Set enforcing and permissive modes for SELinux.&lt;/li&gt;
	&lt;li&gt;List and identify SELinux file and process context.&lt;/li&gt;
	&lt;li&gt;Restore default file contexts.&lt;/li&gt;
	&lt;li&gt;Use boolean settings to modify system SELinux settings.&lt;/li&gt;
	&lt;li&gt;Diagnose and address routine SELinux policy violations&lt;/li&gt;
&lt;/ul&gt;</text:p>
          </table:table-cell>
          <table:table-cell office:value-type="string" office:string-value="&lt;ul&gt;&lt;li&gt;Administratorzy systemu Red Hat Enterprise Linux pragnący potwierdzić swoje kompetencje Administratora systemu&lt;/li&gt;&#10; &lt;li&gt;Doświadczeni administratorzy systemu Red Hat Enterprise Linux pragnący sprawdzić/potwierdzić swoje umiejętności, zdobyć certyfikat RHCSA.&lt;/li&gt;&#10; &lt;li&gt;Słuchacze szkoleń Red Hat System Administration I oraz II i chcący zdobyć certyfikat RHCSA.&lt;/li&gt;&#10; &lt;li&gt;Specjaliści IT przygotowujący się do zdobycia certyfikatu RHCE.&lt;/li&gt;&#10; &lt;li&gt;Certyfikowani inżynierowie (RHCE), którzy chcą recertyfikować się jako RHCE.&lt;/li&gt;&#10;&lt;/ul&gt;">
            <text:p>&lt;ul&gt;&lt;li&gt;Administratorzy systemu Red Hat Enterprise Linux pragnący potwierdzić swoje kompetencje Administratora systemu&lt;/li&gt;
	&lt;li&gt;Doświadczeni administratorzy systemu Red Hat Enterprise Linux pragnący sprawdzić/potwierdzić swoje umiejętności, zdobyć certyfikat RHCSA.&lt;/li&gt;
	&lt;li&gt;Słuchacze szkoleń Red Hat System Administration I oraz II i chcący zdobyć certyfikat RHCSA.&lt;/li&gt;
	&lt;li&gt;Specjaliści IT przygotowujący się do zdobycia certyfikatu RHCE.&lt;/li&gt;
	&lt;li&gt;Certyfikowani inżynierowie (RHCE), którzy chcą recertyfikować się jako RHCE.&lt;/li&gt;
&lt;/ul&gt;</text:p>
          </table:table-cell>
          <table:table-cell office:value-type="string" office:string-value="&lt;p&gt;Formalnie egzamin nie stawia przed kandydatem żadnych wymagań.&lt;/p&gt;&#10;&#10;&lt;p&gt;Kandydat powinien wykazać się wiedzą i doświadczeniem, jak po ukończeniu szkoleń:&lt;/p&gt;&#10;&#10;&lt;ul&gt;&lt;li&gt;Red Hat System Administration I (RH124) oraz Red Hat System Administration II (RH134) lub równoważnym,&lt;/li&gt;&#10; &lt;li&gt;RHCSA Rapid Track Course (RH199) lub równoważnym.&lt;/li&gt;&#10;&lt;/ul&gt;&lt;p&gt; &lt;/p&gt;&#10;&#10;&lt;p&gt;Na egzamin należy przynieść dokument tożsamości ze zdjęciem (dowód osobisty, paszport, prawo jazdy). Brak dokumentu tożsamości skutkuje niedopuszczenem do egzaminu.&lt;/p&gt;&#10;&#10;&lt;p&gt;Jeżeli kandydat zdał już wcześniej egzamin RHCE na tej samej wersji systemu powinien posiadać ze sobą nadany mu numer certyfikatu.&lt;/p&gt;">
            <text:p>&lt;p&gt;Formalnie egzamin nie stawia przed kandydatem żadnych wymagań.&lt;/p&gt;

&lt;p&gt;Kandydat powinien wykazać się wiedzą i doświadczeniem, jak po ukończeniu szkoleń:&lt;/p&gt;

&lt;ul&gt;&lt;li&gt;Red Hat System Administration I (RH124) oraz Red Hat System Administration II (RH134) lub równoważnym,&lt;/li&gt;
	&lt;li&gt;RHCSA Rapid Track Course (RH199) lub równoważnym.&lt;/li&gt;
&lt;/ul&gt;&lt;p&gt; &lt;/p&gt;

&lt;p&gt;Na egzamin należy przynieść dokument tożsamości ze zdjęciem (dowód osobisty, paszport, prawo jazdy). Brak dokumentu tożsamości skutkuje niedopuszczenem do egzaminu.&lt;/p&gt;

&lt;p&gt;Jeżeli kandydat zdał już wcześniej egzamin RHCE na tej samej wersji systemu powinien posiadać ze sobą nadany mu numer certyfikatu.&lt;/p&gt;</text:p>
          </table:table-cell>
          <table:table-cell office:value-type="string" office:string-value="">
            <text:p/>
          </table:table-cell>
          <table:table-cell office:value-type="string" office:string-value="&lt;p&gt;Egzamin trwa 2,5 godziny podczas, których nie można korzystać z telefonów komórkowych. Prosimy uprzedzić przed egzaminem o niedostępności swoich współpracowników.&lt;/p&gt;&#10;&#10;&lt;p&gt;Telefony &lt;strong&gt;nie mogą&lt;/strong&gt; być wyciszone, wibrujące ani &lt;em&gt;&quot;tylko na chwilkę&quot;&lt;/em&gt;. Telefony zostają wyłączone i tak zostaje do końca egzaminu.&lt;br /&gt;&#10;Jest to odgórnie narzucona polityka firmy Red Hat i prosimy ją uszanować.&lt;/p&gt;&#10;&#10;&lt;p&gt;Egzaminator nigdy nie podaje wyników egzamin. Firma OSEC, ani żadnej z jej pracowników nie podają wyników egzaminu.&lt;br /&gt;&#10;Jedynym uprawnionym do komunikowania wyników kandydatowi jest Red Hat Certification Team.&lt;br /&gt;&#10;Proszę po egzaminie cierpliwie czekać na wiadomość email z wynikami.&lt;/p&gt;&#10;&#10;&lt;p&gt;W przypadku braku wiadomości email w wynikami w przeciągu tygodnia prosimy kontakt. Postaramy się wyjaśnić powód opóźnienia.&lt;/p&gt;&#10;Uzyskanie certyfikatu &quot;Red Hat Certified System Administrator&quot;">
            <text:p>&lt;p&gt;Egzamin trwa 2,5 godziny podczas, których nie można korzystać z telefonów komórkowych. Prosimy uprzedzić przed egzaminem o niedostępności swoich współpracowników.&lt;/p&gt;

&lt;p&gt;Telefony &lt;strong&gt;nie mogą&lt;/strong&gt; być wyciszone, wibrujące ani &lt;em&gt;"tylko na chwilkę"&lt;/em&gt;. Telefony zostają wyłączone i tak zostaje do końca egzaminu.&lt;br /&gt;
Jest to odgórnie narzucona polityka firmy Red Hat i prosimy ją uszanować.&lt;/p&gt;

&lt;p&gt;Egzaminator nigdy nie podaje wyników egzamin. Firma OSEC, ani żadnej z jej pracowników nie podają wyników egzaminu.&lt;br /&gt;
Jedynym uprawnionym do komunikowania wyników kandydatowi jest Red Hat Certification Team.&lt;br /&gt;
Proszę po egzaminie cierpliwie czekać na wiadomość email z wynikami.&lt;/p&gt;

&lt;p&gt;W przypadku braku wiadomości email w wynikami w przeciągu tygodnia prosimy kontakt. Postaramy się wyjaśnić powód opóźnienia.&lt;/p&gt;
Uzyskanie certyfikatu "Red Hat Certified System Administrator"</text:p>
          </table:table-cell>
          <table:table-cell office:value-type="string" office:string-value="">
            <text:p/>
          </table:table-cell>
          <table:table-cell office:value-type="string" office:string-value="">
            <text:p/>
          </table:table-cell>
          <table:table-cell office:value-type="float" office:value="110700.0">
            <text:p>110700.0</text:p>
          </table:table-cell>
          <table:table-cell office:value-type="float" office:value="90000.0">
            <text:p>90000.0</text:p>
          </table:table-cell>
          <table:table-cell office:value-type="float" office:value="36900">
            <text:p>36900</text:p>
          </table:table-cell>
          <table:table-cell office:value-type="float" office:value="30000">
            <text:p>30000</text:p>
          </table:table-cell>
          <table:table-cell office:value-type="boolean" office:boolean-value="false">
            <text:p>FALSE</text:p>
          </table:table-cell>
          <table:table-cell office:value-type="float" office:value="2">
            <text:p>2</text:p>
          </table:table-cell>
          <table:table-cell office:value-type="float" office:value="1">
            <text:p>1</text:p>
          </table:table-cell>
          <table:table-cell office:value-type="float" office:value="10.0">
            <text:p>10.0</text:p>
          </table:table-cell>
          <table:table-cell office:value-type="string" office:string-value="{&quot;idKraju&quot;: null, &quot;idUlicy&quot;: null, &quot;telefon&quot;: null, &quot;nazwaKraju&quot;: null, &quot;nazwaUlicy&quot;: &quot;Świętego Józefa&quot;, &quot;kodPocztowy&quot;: null, &quot;numerLokalu&quot;: null, &quot;numerBudynku&quot;: &quot;1-3&quot;, &quot;idWojewodztwa&quot;: 1, &quot;idMiejscowosci&quot;: null, &quot;nazwaWojewodztwa&quot;: &quot;dolnośląskie&quot;, &quot;nazwaMiejscowosci&quot;: &quot;Wrocław&quot;, &quot;dlugoscGeograficzna&quot;: null, &quot;szerokoscGeograficzna&quot;: null}">
            <text:p>{"idKraju": null, "idUlicy": null, "telefon": null, "nazwaKraju": null, "nazwaUlicy": "Świętego Józefa", "kodPocztowy": null, "numerLokalu": null, "numerBudynku": "1-3", "idWojewodztwa": 1, "idMiejscowosci": null, "nazwaWojewodztwa": "dolnośląskie", "nazwaMiejscowosci": "Wrocław", "dlugoscGeograficzna": null, "szerokoscGeograficzna": null}</text:p>
          </table:table-cell>
          <table:table-cell office:value-type="string" office:string-value="{&quot;id&quot;: 7370, &quot;logo&quot;: {&quot;url&quot;: &quot;https://uslugirozwojowe.parp.gov.pl/api/file/preview?token=%242a%2406%24XUTNW%2FIPbr3HHQiY3QIYcO&quot;, &quot;nazwa&quot;: &quot;OSEC_Logo.png&quot;, &quot;rozszerzenie&quot;: null}, &quot;nazwa&quot;: &quot;OSEC Spółka z ograniczoną odpowiedzialnością&quot;}">
            <text:p>{"id": 7370, "logo": {"url": "https://uslugirozwojowe.parp.gov.pl/api/file/preview?token=%242a%2406%24XUTNW%2FIPbr3HHQiY3QIYcO", "nazwa": "OSEC_Logo.png", "rozszerzenie": null}, "nazwa": "OSEC Spółka z ograniczoną odpowiedzialnością"}</text:p>
          </table:table-cell>
          <table:table-cell office:value-type="string" office:string-value="{&quot;email&quot;: &quot;info@osec.pl&quot;, &quot;telefon&quot;: &quot;+48 22 861 96 04&quot;, &quot;zdjecie&quot;: null, &quot;imieNazwisko&quot;: &quot;Dział handlowy&quot;}">
            <text:p>{"email": "info@osec.pl", "telefon": "+48 22 861 96 04", "zdjecie": null, "imieNazwisko": "Dział handlowy"}</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97, &quot;adres&quot;: {&quot;idKraju&quot;: null, &quot;idUlicy&quot;: null, &quot;telefon&quot;: null, &quot;nazwaKraju&quot;: null, &quot;nazwaUlicy&quot;: &quot;Świętego Józefa&quot;, &quot;kodPocztowy&quot;: null, &quot;numerLokalu&quot;: null, &quot;numerBudynku&quot;: &quot;1-3&quot;, &quot;idWojewodztwa&quot;: 1, &quot;idMiejscowosci&quot;: null, &quot;nazwaWojewodztwa&quot;: &quot;dolnośląskie&quot;, &quot;nazwaMiejscowosci&quot;: &quot;Wrocław&quot;, &quot;dlugoscGeograficzna&quot;: null, &quot;szerokoscGeograficzna&quot;: null}, &quot;numer&quot;: &quot;2016/11/02/7370/22597&quot;, &quot;ocena&quot;: {&quot;liczbaOcen&quot;: 0, &quot;sredniaZOcen&quot;: 0.0}, &quot;tytul&quot;: &quot;[OSEC] RHCSA certification exam (EX200) na RHEL7 - Wrocław&quot;, &quot;status&quot;: &quot;ZREALIZOWANA&quot;, &quot;efektUslugi&quot;: null, &quot;celBiznesowy&quot;: &quot;Pozyskanie dla organizacji potwierdzenia - przez samego producenta technologii - kompetencji w zakresie administracji systemami Red Hat - \&quot;Red Hat Certified System Administrator\&quot;&quot;, &quot;liczbaGodzin&quot;: 2, &quot;celEdukacyjny&quot;: &quot;Uzyskanie potwierdzenia umiejętności RHCSA oraz prawa do posługiwania się tytułem \&quot;Red Hat Certified System Administrator\&quot;&quot;, &quot;dostawcaUslug&quot;: {&quot;id&quot;: 7370, &quot;logo&quot;: {&quot;url&quot;: &quot;https://uslugirozwojowe.parp.gov.pl/api/file/preview?token=%242a%2406%24XUTNW%2FIPbr3HHQiY3QIYcO&quot;, &quot;nazwa&quot;: &quot;OSEC_Logo.png&quot;, &quot;rozszerzenie&quot;: null}, &quot;nazwa&quot;: &quot;OSEC Spółka z ograniczoną odpowiedzialnością&quot;}, &quot;grupaDocelowa&quot;: &quot;&lt;ul&gt;&lt;li&gt;Administratorzy systemu Red Hat Enterprise Linux pragnący potwierdzić swoje kompetencje Administratora systemu&lt;/li&gt;\n\t&lt;li&gt;Doświadczeni administratorzy systemu Red Hat Enterprise Linux pragnący sprawdzić/potwierdzić swoje umiejętności, zdobyć certyfikat RHCSA.&lt;/li&gt;\n\t&lt;li&gt;Słuchacze szkoleń Red Hat System Administration I oraz II i chcący zdobyć certyfikat RHCSA.&lt;/li&gt;\n\t&lt;li&gt;Specjaliści IT przygotowujący się do zdobycia certyfikatu RHCE.&lt;/li&gt;\n\t&lt;li&gt;Certyfikowani inżynierowie (RHCE), którzy chcą recertyfikować się jako RHCE.&lt;/li&gt;\n&lt;/ul&gt;&quot;, &quot;kodyDostepowe&quot;: null, &quot;programUslugi&quot;: &quot;&lt;p&gt;Poniższe czynności kandydat powinien wykonać bez pomocy zewnętrznej (treści nie tłumaczymy na język polski z obawy o zatracenie oryginalnego znaczenia przetłumaczonej wersji):&lt;/p&gt;\n\n&lt;p&gt; &lt;/p&gt;\n\n&lt;p&gt;UNDERSTAND AND USE ESSENTIAL TOOLS&lt;/p&gt;\n\n&lt;ul&gt;&lt;li&gt;Access a shell prompt and issue commands with correct syntax.&lt;/li&gt;\n\t&lt;li&gt;Use input-output redirection (&amp;gt;, &amp;gt;&amp;gt;, |, 2&amp;gt;, etc.).&lt;/li&gt;\n\t&lt;li&gt;Use grep and regular expressions to analyze text.&lt;/li&gt;\n\t&lt;li&gt;Access remote systems using ssh and VNC.&lt;/li&gt;\n\t&lt;li&gt;Log in and switch users in multiuser runlevels.&lt;/li&gt;\n\t&lt;li&gt;Archive, compress, unpack, and uncompress files using tar, star, gzip, and bzip2.&lt;/li&gt;\n\t&lt;li&gt;Create and edit text files.&lt;/li&gt;\n\t&lt;li&gt;Create, delete, copy, and move files and directories.&lt;/li&gt;\n\t&lt;li&gt;Create hard and soft links.&lt;/li&gt;\n\t&lt;li&gt;List, set, and change standard ugo/rwx permissions.&lt;/li&gt;\n\t&lt;li&gt;Locate, read, and use system documentation including man, info, and files in /usr/share/doc.&lt;/li&gt;\n&lt;/ul&gt;&lt;p&gt;Note: Red Hat may use applications during the exam that are not included in Red Hat Enterprise Linux for the purpose of evaluating candidate’s abilities to meet this objective.&lt;/p&gt;\n\n&lt;p&gt; &lt;/p&gt;\n\n&lt;p&gt;&lt;strong&gt;Operate running systems&lt;/strong&gt;&lt;/p&gt;\n\n&lt;ul&gt;&lt;li&gt;Boot, reboot, and shut down a system normally.&lt;/li&gt;\n\t&lt;li&gt;Boot systems into different runlevels manually.&lt;/li&gt;\n\t&lt;li&gt;Use single-user mode to gain access to a system.&lt;/li&gt;\n\t&lt;li&gt;Identify CPU/memory intensive processes, adjust process priority with renice, and kill processes.&lt;/li&gt;\n\t&lt;li&gt;Locate and interpret system log files.&lt;/li&gt;\n\t&lt;li&gt;Access a virtual machine’s console.&lt;/li&gt;\n\t&lt;li&gt;Start and stop virtual machines.&lt;/li&gt;\n\t&lt;li&gt;Start, stop, and check the status of network services.&lt;/li&gt;\n&lt;/ul&gt;&lt;p&gt; &lt;/p&gt;\n\n&lt;p&gt;&lt;strong&gt;Configure local storage&lt;/strong&gt;&lt;/p&gt;\n\n&lt;ul&gt;&lt;li&gt;List, create, delete, and set partition type for primary, extended, and logical partitions.&lt;/li&gt;\n\t&lt;li&gt;Create and remove physical volumes, assign physical volumes to volume groups, and create and delete logical Volumes.&lt;/li&gt;\n\t&lt;li&gt;Create and configure LUKS-encrypted partitions and logical volumes to prompt for password and mount a decrypted file system at boot.&lt;/li&gt;\n\t&lt;li&gt;Configure systems to mount file systems at boot by Universally Unique ID (UUID) or label.&lt;/li&gt;\n\t&lt;li&gt;Add new partitions and logical volumes, and swap to a system non-destructively.&lt;/li&gt;\n&lt;/ul&gt;&lt;p&gt;&lt;strong&gt;Create and configure file systems&lt;/strong&gt;&lt;/p&gt;\n\n&lt;ul&gt;&lt;li&gt;Create, mount, unmount, and use ext2, ext3, and ext4 file systems.&lt;/li&gt;\n\t&lt;li&gt;Mount, unmount, and use LUKS-encrypted file systems.&lt;/li&gt;\n\t&lt;li&gt;Mount and unmount CIFS and NFS network file systems.&lt;/li&gt;\n\t&lt;li&gt;Configure systems to mount ext4, LUKS-encrypted, and network file systems automatically.&lt;/li&gt;\n\t&lt;li&gt;Extend existing unencrypted ext4-formatted logical volumes.&lt;/li&gt;\n\t&lt;li&gt;Create and configure set-GID directories for collaboration.&lt;/li&gt;\n\t&lt;li&gt;Create and manage Access Control Lists (ACLs).&lt;/li&gt;\n\t&lt;li&gt;Diagnose and correct file permission problems.&lt;/li&gt;\n&lt;/ul&gt;&lt;p&gt; &lt;/p&gt;\n\n&lt;p&gt;&lt;strong&gt;Deploy, configure, and maintain systems&lt;/strong&gt;&lt;/p&gt;\n\n&lt;ul&gt;&lt;li&gt;Configure networking and hostname resolution statically or dynamically.&lt;/li&gt;\n\t&lt;li&gt;Schedule tasks using cron.&lt;/li&gt;\n\t&lt;li&gt;Configure systems to boot into a specific runlevel automatically.&lt;/li&gt;\n\t&lt;li&gt;Install Red Hat Enterprise Linux automatically using Kickstart.&lt;/li&gt;\n\t&lt;li&gt;Configure a physical machine to host virtual guests.&lt;/li&gt;\n\t&lt;li&gt;Install Red Hat Enterprise Linux systems as virtual guests.&lt;/li&gt;\n\t&lt;li&gt;Configure systems to launch virtual machines at boot.&lt;/li&gt;\n\t&lt;li&gt;Configure network services to start automatically at boot.&lt;/li&gt;\n\t&lt;li&gt;Configure a system to run a default configuration HTTP server.&lt;/li&gt;\n\t&lt;li&gt;Configure a system to run a default configuration FTP server.&lt;/li&gt;\n\t&lt;li&gt;Configure a system to use time services.&lt;/li&gt;\n\t&lt;li&gt;Install and update software packages from Red Hat Network, a remote repository, or from the local file system.&lt;/li&gt;\n\t&lt;li&gt;Update the kernel package appropriately to ensure a bootable system.&lt;/li&gt;\n\t&lt;li&gt;Modify the system bootloader.&lt;/li&gt;\n&lt;/ul&gt;&lt;p&gt; &lt;/p&gt;\n\n&lt;p&gt;&lt;strong&gt;Manage users and groups&lt;/strong&gt;&lt;/p&gt;\n\n&lt;ul&gt;&lt;li&gt;Create, delete, and modify local user accounts.&lt;/li&gt;\n\t&lt;li&gt;Change passwords and adjust password aging for local user accounts.&lt;/li&gt;\n\t&lt;li&gt;Create, delete, and modify local groups and group memberships.&lt;/li&gt;\n\t&lt;li&gt;Configure a system to use an existing LDAP directory service for user and group information.&lt;/li&gt;\n&lt;/ul&gt;&lt;p&gt; &lt;/p&gt;\n\n&lt;p&gt;&lt;strong&gt;Manage security&lt;/strong&gt;&lt;/p&gt;\n\n&lt;ul&gt;&lt;li&gt;Configure firewall settings using system-config-firewall or iptables.&lt;/li&gt;\n\t&lt;li&gt;Set enforcing and permissive modes for SELinux.&lt;/li&gt;\n\t&lt;li&gt;List and identify SELinux file and process context.&lt;/li&gt;\n\t&lt;li&gt;Restore default file contexts.&lt;/li&gt;\n\t&lt;li&gt;Use boolean settings to modify system SELinux settings.&lt;/li&gt;\n\t&lt;li&gt;Diagnose and address routine SELinux policy violations&lt;/li&gt;\n&lt;/ul&gt;&quot;, &quot;listaProjektow&quot;: [], &quot;idRodzajuUslugi&quot;: 144, &quot;kwalifikacjeKuz&quot;: [], &quot;osobaKontaktowa&quot;: {&quot;email&quot;: &quot;info@osec.pl&quot;, &quot;telefon&quot;: &quot;+48 22 861 96 04&quot;, &quot;zdjecie&quot;: null, &quot;imieNazwisko&quot;: &quot;Dział handlowy&quot;}, &quot;zakresUprawnien&quot;: null, &quot;efektyUczeniaSie&quot;: null, &quot;inneKwalifikacje&quot;: [], &quot;cenaNettoZaUsluge&quot;: null, &quot;idKategoriiUslugi&quot;: 479, &quot;idKwalifikacjiKkz&quot;: null, &quot;idKwalifikacjiZrk&quot;: null, &quot;warunkiTechniczne&quot;: null, &quot;cenaBruttoZaUsluge&quot;: null, &quot;cenaNettoZaGodzine&quot;: 30000, &quot;idFormySwiadczenia&quot;: 1, &quot;idPodrodzajuUslugi&quot;: 145, &quot;warunkiLogistyczne&quot;: [], &quot;cenaBruttoZaGodzine&quot;: 36900, &quot;formyDofinansowania&quot;: [], &quot;informacjeDodatkowe&quot;: &quot;&lt;p&gt;Egzamin trwa 2,5 godziny podczas, których nie można korzystać z telefonów komórkowych. Prosimy uprzedzić przed egzaminem o niedostępności swoich współpracowników.&lt;/p&gt;\n\n&lt;p&gt;Telefony &lt;strong&gt;nie mogą&lt;/strong&gt; być wyciszone, wibrujące ani &lt;em&gt;\&quot;tylko na chwilkę\&quot;&lt;/em&gt;. Telefony zostają wyłączone i tak zostaje do końca egzaminu.&lt;br /&gt;\nJest to odgórnie narzucona polityka firmy Red Hat i prosimy ją uszanować.&lt;/p&gt;\n\n&lt;p&gt;Egzaminator nigdy nie podaje wyników egzamin. Firma OSEC, ani żadnej z jej pracowników nie podają wyników egzaminu.&lt;br /&gt;\nJedynym uprawnionym do komunikowania wyników kandydatowi jest Red Hat Certification Team.&lt;br /&gt;\nProszę po egzaminie cierpliwie czekać na wiadomość email z wynikami.&lt;/p&gt;\n\n&lt;p&gt;W przypadku braku wiadomości email w wynikami w przeciągu tygodnia prosimy kontakt. Postaramy się wyjaśnić powód opóźnienia.&lt;/p&gt;\nUzyskanie certyfikatu \&quot;Red Hat Certified System Administrator\&quot;&quot;, &quot;kosztWalidacjiNetto&quot;: null, &quot;warunkiUczestnictwa&quot;: &quot;&lt;p&gt;Formalnie egzamin nie stawia przed kandydatem żadnych wymagań.&lt;/p&gt;\n\n&lt;p&gt;Kandydat powinien wykazać się wiedzą i doświadczeniem, jak po ukończeniu szkoleń:&lt;/p&gt;\n\n&lt;ul&gt;&lt;li&gt;Red Hat System Administration I (RH124) oraz Red Hat System Administration II (RH134) lub równoważnym,&lt;/li&gt;\n\t&lt;li&gt;RHCSA Rapid Track Course (RH199) lub równoważnym.&lt;/li&gt;\n&lt;/ul&gt;&lt;p&gt; &lt;/p&gt;\n\n&lt;p&gt;Na egzamin należy przynieść dokument tożsamości ze zdjęciem (dowód osobisty, paszport, prawo jazdy). Brak dokumentu tożsamości skutkuje niedopuszczenem do egzaminu.&lt;/p&gt;\n\n&lt;p&gt;Jeżeli kandydat zdał już wcześniej egzamin RHCE na tej samej wersji systemu powinien posiadać ze sobą nadany mu numer certyfikatu.&lt;/p&gt;&quot;, &quot;idPodkategoriiUslugi&quot;: 542, &quot;kosztWalidacjiBrutto&quot;: null, &quot;cenaNettoZaUczestnika&quot;: 90000, &quot;dataRozpoczeciaUslugi&quot;: &quot;2016-12-09T00:00:00+01:00&quot;, &quot;dataZakonczeniaUslugi&quot;: &quot;2016-12-09T00:00:00+01:00&quot;, &quot;cenaBruttoZaUczestnika&quot;: 110700, &quot;czyUslugaDofinansowana&quot;: true, &quot;materialyDlaUczestnikow&quot;: null, &quot;kosztCertyfikowaniaNetto&quot;: null, &quot;czyCenaDotyczyCalejUslugi&quot;: false, &quot;dataZakonczeniaRekrutacji&quot;: &quot;2016-12-08T00:00:00+01:00&quot;, &quot;kosztCertyfikowaniaBrutto&quot;: null, &quot;minimalnaLiczbaUczestnikow&quot;: 1, &quot;szczegolyMiejscaRealizacji&quot;: &quot;OSEC Wrocław&quot;, &quot;maksymalnaLiczbaUczestnikow&quot;: 10,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97, "adres": {"idKraju": null, "idUlicy": null, "telefon": null, "nazwaKraju": null, "nazwaUlicy": "Świętego Józefa", "kodPocztowy": null, "numerLokalu": null, "numerBudynku": "1-3", "idWojewodztwa": 1, "idMiejscowosci": null, "nazwaWojewodztwa": "dolnośląskie", "nazwaMiejscowosci": "Wrocław", "dlugoscGeograficzna": null, "szerokoscGeograficzna": null}, "numer": "2016/11/02/7370/22597", "ocena": {"liczbaOcen": 0, "sredniaZOcen": 0.0}, "tytul": "[OSEC] RHCSA certification exam (EX200) na RHEL7 - Wrocław", "status": "ZREALIZOWANA", "efektUslugi": null, "celBiznesowy": "Pozyskanie dla organizacji potwierdzenia - przez samego producenta technologii - kompetencji w zakresie administracji systemami Red Hat - \"Red Hat Certified System Administrator\"", "liczbaGodzin": 2, "celEdukacyjny": "Uzyskanie potwierdzenia umiejętności RHCSA oraz prawa do posługiwania się tytułem \"Red Hat Certified System Administrator\"", "dostawcaUslug": {"id": 7370, "logo": {"url": "https://uslugirozwojowe.parp.gov.pl/api/file/preview?token=%242a%2406%24XUTNW%2FIPbr3HHQiY3QIYcO", "nazwa": "OSEC_Logo.png", "rozszerzenie": null}, "nazwa": "OSEC Spółka z ograniczoną odpowiedzialnością"}, "grupaDocelowa": "&lt;ul&gt;&lt;li&gt;Administratorzy systemu Red Hat Enterprise Linux pragnący potwierdzić swoje kompetencje Administratora systemu&lt;/li&gt;\n\t&lt;li&gt;Doświadczeni administratorzy systemu Red Hat Enterprise Linux pragnący sprawdzić/potwierdzić swoje umiejętności, zdobyć certyfikat RHCSA.&lt;/li&gt;\n\t&lt;li&gt;Słuchacze szkoleń Red Hat System Administration I oraz II i chcący zdobyć certyfikat RHCSA.&lt;/li&gt;\n\t&lt;li&gt;Specjaliści IT przygotowujący się do zdobycia certyfikatu RHCE.&lt;/li&gt;\n\t&lt;li&gt;Certyfikowani inżynierowie (RHCE), którzy chcą recertyfikować się jako RHCE.&lt;/li&gt;\n&lt;/ul&gt;", "kodyDostepowe": null, "programUslugi": "&lt;p&gt;Poniższe czynności kandydat powinien wykonać bez pomocy zewnętrznej (treści nie tłumaczymy na język polski z obawy o zatracenie oryginalnego znaczenia przetłumaczonej wersji):&lt;/p&gt;\n\n&lt;p&gt; &lt;/p&gt;\n\n&lt;p&gt;UNDERSTAND AND USE ESSENTIAL TOOLS&lt;/p&gt;\n\n&lt;ul&gt;&lt;li&gt;Access a shell prompt and issue commands with correct syntax.&lt;/li&gt;\n\t&lt;li&gt;Use input-output redirection (&amp;gt;, &amp;gt;&amp;gt;, |, 2&amp;gt;, etc.).&lt;/li&gt;\n\t&lt;li&gt;Use grep and regular expressions to analyze text.&lt;/li&gt;\n\t&lt;li&gt;Access remote systems using ssh and VNC.&lt;/li&gt;\n\t&lt;li&gt;Log in and switch users in multiuser runlevels.&lt;/li&gt;\n\t&lt;li&gt;Archive, compress, unpack, and uncompress files using tar, star, gzip, and bzip2.&lt;/li&gt;\n\t&lt;li&gt;Create and edit text files.&lt;/li&gt;\n\t&lt;li&gt;Create, delete, copy, and move files and directories.&lt;/li&gt;\n\t&lt;li&gt;Create hard and soft links.&lt;/li&gt;\n\t&lt;li&gt;List, set, and change standard ugo/rwx permissions.&lt;/li&gt;\n\t&lt;li&gt;Locate, read, and use system documentation including man, info, and files in /usr/share/doc.&lt;/li&gt;\n&lt;/ul&gt;&lt;p&gt;Note: Red Hat may use applications during the exam that are not included in Red Hat Enterprise Linux for the purpose of evaluating candidate’s abilities to meet this objective.&lt;/p&gt;\n\n&lt;p&gt; &lt;/p&gt;\n\n&lt;p&gt;&lt;strong&gt;Operate running systems&lt;/strong&gt;&lt;/p&gt;\n\n&lt;ul&gt;&lt;li&gt;Boot, reboot, and shut down a system normally.&lt;/li&gt;\n\t&lt;li&gt;Boot systems into different runlevels manually.&lt;/li&gt;\n\t&lt;li&gt;Use single-user mode to gain access to a system.&lt;/li&gt;\n\t&lt;li&gt;Identify CPU/memory intensive processes, adjust process priority with renice, and kill processes.&lt;/li&gt;\n\t&lt;li&gt;Locate and interpret system log files.&lt;/li&gt;\n\t&lt;li&gt;Access a virtual machine’s console.&lt;/li&gt;\n\t&lt;li&gt;Start and stop virtual machines.&lt;/li&gt;\n\t&lt;li&gt;Start, stop, and check the status of network services.&lt;/li&gt;\n&lt;/ul&gt;&lt;p&gt; &lt;/p&gt;\n\n&lt;p&gt;&lt;strong&gt;Configure local storage&lt;/strong&gt;&lt;/p&gt;\n\n&lt;ul&gt;&lt;li&gt;List, create, delete, and set partition type for primary, extended, and logical partitions.&lt;/li&gt;\n\t&lt;li&gt;Create and remove physical volumes, assign physical volumes to volume groups, and create and delete logical Volumes.&lt;/li&gt;\n\t&lt;li&gt;Create and configure LUKS-encrypted partitions and logical volumes to prompt for password and mount a decrypted file system at boot.&lt;/li&gt;\n\t&lt;li&gt;Configure systems to mount file systems at boot by Universally Unique ID (UUID) or label.&lt;/li&gt;\n\t&lt;li&gt;Add new partitions and logical volumes, and swap to a system non-destructively.&lt;/li&gt;\n&lt;/ul&gt;&lt;p&gt;&lt;strong&gt;Create and configure file systems&lt;/strong&gt;&lt;/p&gt;\n\n&lt;ul&gt;&lt;li&gt;Create, mount, unmount, and use ext2, ext3, and ext4 file systems.&lt;/li&gt;\n\t&lt;li&gt;Mount, unmount, and use LUKS-encrypted file systems.&lt;/li&gt;\n\t&lt;li&gt;Mount and unmount CIFS and NFS network file systems.&lt;/li&gt;\n\t&lt;li&gt;Configure systems to mount ext4, LUKS-encrypted, and network file systems automatically.&lt;/li&gt;\n\t&lt;li&gt;Extend existing unencrypted ext4-formatted logical volumes.&lt;/li&gt;\n\t&lt;li&gt;Create and configure set-GID directories for collaboration.&lt;/li&gt;\n\t&lt;li&gt;Create and manage Access Control Lists (ACLs).&lt;/li&gt;\n\t&lt;li&gt;Diagnose and correct file permission problems.&lt;/li&gt;\n&lt;/ul&gt;&lt;p&gt; &lt;/p&gt;\n\n&lt;p&gt;&lt;strong&gt;Deploy, configure, and maintain systems&lt;/strong&gt;&lt;/p&gt;\n\n&lt;ul&gt;&lt;li&gt;Configure networking and hostname resolution statically or dynamically.&lt;/li&gt;\n\t&lt;li&gt;Schedule tasks using cron.&lt;/li&gt;\n\t&lt;li&gt;Configure systems to boot into a specific runlevel automatically.&lt;/li&gt;\n\t&lt;li&gt;Install Red Hat Enterprise Linux automatically using Kickstart.&lt;/li&gt;\n\t&lt;li&gt;Configure a physical machine to host virtual guests.&lt;/li&gt;\n\t&lt;li&gt;Install Red Hat Enterprise Linux systems as virtual guests.&lt;/li&gt;\n\t&lt;li&gt;Configure systems to launch virtual machines at boot.&lt;/li&gt;\n\t&lt;li&gt;Configure network services to start automatically at boot.&lt;/li&gt;\n\t&lt;li&gt;Configure a system to run a default configuration HTTP server.&lt;/li&gt;\n\t&lt;li&gt;Configure a system to run a default configuration FTP server.&lt;/li&gt;\n\t&lt;li&gt;Configure a system to use time services.&lt;/li&gt;\n\t&lt;li&gt;Install and update software packages from Red Hat Network, a remote repository, or from the local file system.&lt;/li&gt;\n\t&lt;li&gt;Update the kernel package appropriately to ensure a bootable system.&lt;/li&gt;\n\t&lt;li&gt;Modify the system bootloader.&lt;/li&gt;\n&lt;/ul&gt;&lt;p&gt; &lt;/p&gt;\n\n&lt;p&gt;&lt;strong&gt;Manage users and groups&lt;/strong&gt;&lt;/p&gt;\n\n&lt;ul&gt;&lt;li&gt;Create, delete, and modify local user accounts.&lt;/li&gt;\n\t&lt;li&gt;Change passwords and adjust password aging for local user accounts.&lt;/li&gt;\n\t&lt;li&gt;Create, delete, and modify local groups and group memberships.&lt;/li&gt;\n\t&lt;li&gt;Configure a system to use an existing LDAP directory service for user and group information.&lt;/li&gt;\n&lt;/ul&gt;&lt;p&gt; &lt;/p&gt;\n\n&lt;p&gt;&lt;strong&gt;Manage security&lt;/strong&gt;&lt;/p&gt;\n\n&lt;ul&gt;&lt;li&gt;Configure firewall settings using system-config-firewall or iptables.&lt;/li&gt;\n\t&lt;li&gt;Set enforcing and permissive modes for SELinux.&lt;/li&gt;\n\t&lt;li&gt;List and identify SELinux file and process context.&lt;/li&gt;\n\t&lt;li&gt;Restore default file contexts.&lt;/li&gt;\n\t&lt;li&gt;Use boolean settings to modify system SELinux settings.&lt;/li&gt;\n\t&lt;li&gt;Diagnose and address routine SELinux policy violations&lt;/li&gt;\n&lt;/ul&gt;", "listaProjektow": [], "idRodzajuUslugi": 144, "kwalifikacjeKuz": [], "osobaKontaktowa": {"email": "info@osec.pl", "telefon": "+48 22 861 96 04", "zdjecie": null, "imieNazwisko": "Dział handlowy"}, "zakresUprawnien": null, "efektyUczeniaSie": null, "inneKwalifikacje": [], "cenaNettoZaUsluge": null, "idKategoriiUslugi": 479, "idKwalifikacjiKkz": null, "idKwalifikacjiZrk": null, "warunkiTechniczne": null, "cenaBruttoZaUsluge": null, "cenaNettoZaGodzine": 30000, "idFormySwiadczenia": 1, "idPodrodzajuUslugi": 145, "warunkiLogistyczne": [], "cenaBruttoZaGodzine": 36900, "formyDofinansowania": [], "informacjeDodatkowe": "&lt;p&gt;Egzamin trwa 2,5 godziny podczas, których nie można korzystać z telefonów komórkowych. Prosimy uprzedzić przed egzaminem o niedostępności swoich współpracowników.&lt;/p&gt;\n\n&lt;p&gt;Telefony &lt;strong&gt;nie mogą&lt;/strong&gt; być wyciszone, wibrujące ani &lt;em&gt;\"tylko na chwilkę\"&lt;/em&gt;. Telefony zostają wyłączone i tak zostaje do końca egzaminu.&lt;br /&gt;\nJest to odgórnie narzucona polityka firmy Red Hat i prosimy ją uszanować.&lt;/p&gt;\n\n&lt;p&gt;Egzaminator nigdy nie podaje wyników egzamin. Firma OSEC, ani żadnej z jej pracowników nie podają wyników egzaminu.&lt;br /&gt;\nJedynym uprawnionym do komunikowania wyników kandydatowi jest Red Hat Certification Team.&lt;br /&gt;\nProszę po egzaminie cierpliwie czekać na wiadomość email z wynikami.&lt;/p&gt;\n\n&lt;p&gt;W przypadku braku wiadomości email w wynikami w przeciągu tygodnia prosimy kontakt. Postaramy się wyjaśnić powód opóźnienia.&lt;/p&gt;\nUzyskanie certyfikatu \"Red Hat Certified System Administrator\"", "kosztWalidacjiNetto": null, "warunkiUczestnictwa": "&lt;p&gt;Formalnie egzamin nie stawia przed kandydatem żadnych wymagań.&lt;/p&gt;\n\n&lt;p&gt;Kandydat powinien wykazać się wiedzą i doświadczeniem, jak po ukończeniu szkoleń:&lt;/p&gt;\n\n&lt;ul&gt;&lt;li&gt;Red Hat System Administration I (RH124) oraz Red Hat System Administration II (RH134) lub równoważnym,&lt;/li&gt;\n\t&lt;li&gt;RHCSA Rapid Track Course (RH199) lub równoważnym.&lt;/li&gt;\n&lt;/ul&gt;&lt;p&gt; &lt;/p&gt;\n\n&lt;p&gt;Na egzamin należy przynieść dokument tożsamości ze zdjęciem (dowód osobisty, paszport, prawo jazdy). Brak dokumentu tożsamości skutkuje niedopuszczenem do egzaminu.&lt;/p&gt;\n\n&lt;p&gt;Jeżeli kandydat zdał już wcześniej egzamin RHCE na tej samej wersji systemu powinien posiadać ze sobą nadany mu numer certyfikatu.&lt;/p&gt;", "idPodkategoriiUslugi": 542, "kosztWalidacjiBrutto": null, "cenaNettoZaUczestnika": 90000, "dataRozpoczeciaUslugi": "2016-12-09T00:00:00+01:00", "dataZakonczeniaUslugi": "2016-12-09T00:00:00+01:00", "cenaBruttoZaUczestnika": 110700, "czyUslugaDofinansowana": true, "materialyDlaUczestnikow": null, "kosztCertyfikowaniaNetto": null, "czyCenaDotyczyCalejUslugi": false, "dataZakonczeniaRekrutacji": "2016-12-08T00:00:00+01:00", "kosztCertyfikowaniaBrutto": null, "minimalnaLiczbaUczestnikow": 1, "szczegolyMiejscaRealizacji": "OSEC Wrocław", "maksymalnaLiczbaUczestnikow": 10,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580713">
            <text:p>2025-12-16 15:53:55.580713</text:p>
          </table:table-cell>
          <table:table-cell office:value-type="string" office:string-value="2025-12-16 15:53:55.580713">
            <text:p>2025-12-16 15:53:55.580713</text:p>
          </table:table-cell>
        </table:table-row>
        <table:table-row>
          <table:table-cell office:value-type="float" office:value="22596">
            <text:p>22596</text:p>
          </table:table-cell>
          <table:table-cell office:value-type="string" office:string-value="2016/11/02/7370/22596">
            <text:p>2016/11/02/7370/22596</text:p>
          </table:table-cell>
          <table:table-cell office:value-type="string" office:string-value="[OSEC] RH299 RHCE Certification Lab na RHEL7 - Wrocław">
            <text:p>[OSEC] RH299 RHCE Certification Lab na RHEL7 - Wrocław</text:p>
          </table:table-cell>
          <table:table-cell office:value-type="string" office:string-value="ZREALIZOWANA">
            <text:p>ZREALIZOWANA</text:p>
          </table:table-cell>
          <table:table-cell office:value-type="string" office:string-value="2016-12-05 00:00:00">
            <text:p>2016-12-05 00:00:00</text:p>
          </table:table-cell>
          <table:table-cell office:value-type="string" office:string-value="2016-12-08 00:00:00">
            <text:p>2016-12-08 00:00:00</text:p>
          </table:table-cell>
          <table:table-cell office:value-type="string" office:string-value="2016-12-02 00:00:00">
            <text:p>2016-12-02 00:00:00</text:p>
          </table:table-cell>
          <table:table-cell office:value-type="float" office:value="479">
            <text:p>479</text:p>
          </table:table-cell>
          <table:table-cell office:value-type="float" office:value="542">
            <text:p>54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Pozyskanie specjalisty z kompetencjami pod uzyskanie certyfikatów Red Hat Certified System Administrator (RHCSA) oraz Red Hat Certified Engineer (RHCE) w bardzo szybkim tempie. W trakcie 4-dni zajęć organizacja pozyskuje kompetencje dwóch kursów: RHCSA [Red Hat Certified System Administrator] Rapid Track (RH199) i Red Hat System Administration III (RH254). Ważny jest odpowiedni poziom wiedzy początkowej i doświadczenia słuchacza.">
            <text:p>Pozyskanie specjalisty z kompetencjami pod uzyskanie certyfikatów Red Hat Certified System Administrator (RHCSA) oraz Red Hat Certified Engineer (RHCE) w bardzo szybkim tempie. W trakcie 4-dni zajęć organizacja pozyskuje kompetencje dwóch kursów: RHCSA [Red Hat Certified System Administrator] Rapid Track (RH199) i Red Hat System Administration III (RH254). Ważny jest odpowiedni poziom wiedzy początkowej i doświadczenia słuchacza.</text:p>
          </table:table-cell>
          <table:table-cell office:value-type="string" office:string-value="Pozyskanie umiejętności niezbędnych do starania się o tytuł Red Hat Certified Engineer (RHCE). Przygotowanie do zdawania egzaminów EX200 (do certyfikatu RHCSA) oraz EX300 (do certyfikatu RHCE).">
            <text:p>Pozyskanie umiejętności niezbędnych do starania się o tytuł Red Hat Certified Engineer (RHCE). Przygotowanie do zdawania egzaminów EX200 (do certyfikatu RHCSA) oraz EX300 (do certyfikatu RHCE).</text:p>
          </table:table-cell>
          <table:table-cell office:value-type="string" office:string-value="">
            <text:p/>
          </table:table-cell>
          <table:table-cell office:value-type="string" office:string-value="">
            <text:p/>
          </table:table-cell>
          <table:table-cell office:value-type="string" office:string-value="&lt;p&gt;Local and remote logins&lt;/p&gt;&#10;&#10;&lt;ul&gt;&lt;li&gt;Review methods for accessing the system and engaging Red Hat Support.&lt;/li&gt;&#10;&lt;/ul&gt;&lt;p&gt;File system navigation&lt;/p&gt;&#10;&#10;&lt;ul&gt;&lt;li&gt;Copy, move, create, delete, link, and organize files while working from the Bash shell prompt.&lt;/li&gt;&#10;&lt;/ul&gt;&lt;p&gt;Users and groups&lt;/p&gt;&#10;&#10;&lt;ul&gt;&lt;li&gt;Manage Linux users and groups and administer local password policies.&lt;/li&gt;&#10;&lt;/ul&gt;&lt;p&gt;File permissions&lt;/p&gt;&#10;&#10;&lt;ul&gt;&lt;li&gt;Control access to files and directories using permissions and access control lists (ACLs).&lt;/li&gt;&#10;&lt;/ul&gt;&lt;p&gt;SELinux permissions&lt;/p&gt;&#10;&#10;&lt;ul&gt;&lt;li&gt;Manage the SELinux behavior of a system to keep it secure in case of a network service compromise.&lt;/li&gt;&#10;&lt;/ul&gt;&lt;p&gt;Process management&lt;/p&gt;&#10;&#10;&lt;ul&gt;&lt;li&gt;Evaluate and control processes running on a Red Hat Enterprise Linux system.&lt;/li&gt;&#10;&lt;/ul&gt;&lt;p&gt;Updating software packages&lt;/p&gt;&#10;&#10;&lt;ul&gt;&lt;li&gt;Download, install, update, and manage software packages from Red Hat and yum package repositories.&lt;/li&gt;&#10;&lt;/ul&gt;&lt;p&gt;Creating and mounting file systems&lt;/p&gt;&#10;&#10;&lt;ul&gt;&lt;li&gt;Create and manage disks, partitions, and filesystems from the command line.&lt;/li&gt;&#10;&lt;/ul&gt;&lt;p&gt;Service management and boot troubleshooting&lt;/p&gt;&#10;&#10;&lt;ul&gt;&lt;li&gt;Control and monitor system daemons and troubleshoot the Red Hat Enterprise Linux boot process.&lt;/li&gt;&#10;&lt;/ul&gt;&lt;p&gt;Network configuration&lt;/p&gt;&#10;&#10;&lt;ul&gt;&lt;li&gt;Configure basic IPv4 networking on Red Hat Enterprise Linux systems.&lt;/li&gt;&#10;&lt;/ul&gt;&lt;p&gt;System logging and ntp&lt;/p&gt;&#10;&#10;&lt;ul&gt;&lt;li&gt;Locate and accurately interpret relevant system log files for troubleshooting purposes.&lt;/li&gt;&#10;&lt;/ul&gt;&lt;p&gt;Logical volume management&lt;/p&gt;&#10;&#10;&lt;ul&gt;&lt;li&gt;Create and manage logical volumes from the command line.&lt;/li&gt;&#10;&lt;/ul&gt;&lt;p&gt;Scheduled processes&lt;/p&gt;&#10;&#10;&lt;ul&gt;&lt;li&gt;Schedule tasks to automatically execute in the future.&lt;/li&gt;&#10;&lt;/ul&gt;&lt;p&gt;Mounting network file systems&lt;/p&gt;&#10;&#10;&lt;ul&gt;&lt;li&gt;Use autofs and the command line to mount and unmount network storage with NFS and SMB.&lt;/li&gt;&#10;&lt;/ul&gt;&lt;p&gt;Firewall configuration&lt;/p&gt;&#10;&#10;&lt;ul&gt;&lt;li&gt;Configure a basic firewall.&lt;/li&gt;&#10;&lt;/ul&gt;&lt;p&gt;Virtualization and kickstart&lt;/p&gt;&#10;&#10;&lt;ul&gt;&lt;li&gt;Automate the installation of Red Hat Enterprise Linux on virtual machines with Kernel-based Virtual Machine (KVM) and libvirt.&lt;/li&gt;&#10;&lt;/ul&gt;&lt;p&gt;Managing IPv6 networking&lt;/p&gt;&#10;&#10;&lt;ul&gt;&lt;li&gt;Configure and troubleshoot basic IPv6 networking on Red Hat Enterprise Linux systems.&lt;/li&gt;&#10;&lt;/ul&gt;&lt;p&gt;Configuring link aggregation and bridging&lt;/p&gt;&#10;&#10;&lt;ul&gt;&lt;li&gt;Configure and troubleshoot advanced network interface functionality including bonding, teaming, and local software bridges.&lt;/li&gt;&#10;&lt;/ul&gt;&lt;p&gt;Controlling network port security&lt;/p&gt;&#10;&#10;&lt;ul&gt;&lt;li&gt;Permit and reject access to network services using advanced SELinux and firewalld filtering techniques.&lt;/li&gt;&#10;&lt;/ul&gt;&lt;p&gt;Managing DNS for Servers&lt;/p&gt;&#10;&#10;&lt;ul&gt;&lt;li&gt;Set and verify correct DNS records for systems and configure secure-caching DNS.&lt;/li&gt;&#10;&lt;/ul&gt;&lt;p&gt;Configuring E-mail Delivery&lt;/p&gt;&#10;&#10;&lt;ul&gt;&lt;li&gt;Relay all e-mail sent by the system to a SMTP gateway for central delivery.&lt;/li&gt;&#10;&lt;/ul&gt;&lt;p&gt;Providing block-based storage&lt;/p&gt;&#10;&#10;&lt;ul&gt;&lt;li&gt;Provide and use networked iSCSI block devices as remote disks.&lt;/li&gt;&#10;&lt;/ul&gt;&lt;p&gt;Providing file-based storage&lt;/p&gt;&#10;&#10;&lt;ul&gt;&lt;li&gt;Provide NFS exports and SMB file shares to specific systems and users.&lt;/li&gt;&#10;&lt;/ul&gt;&lt;p&gt;Configuring MariaDB databases&lt;/p&gt;&#10;&#10;&lt;ul&gt;&lt;li&gt;Provide a MariaDB SQL database for use by programs and database administrators.&lt;/li&gt;&#10;&lt;/ul&gt;&lt;p&gt;Providing Apache HTTPD Web Service&lt;/p&gt;&#10;&#10;&lt;ul&gt;&lt;li&gt;Configure Apache HTTPD to provide Transport Layer Security (TLS)-enabled websites and virtual hosts.&lt;/li&gt;&#10;&lt;/ul&gt;&lt;p&gt;Writing Bash scripts&lt;/p&gt;&#10;&#10;&lt;ul&gt;&lt;li&gt;Write simple shell scripts using Bash.&lt;/li&gt;&#10;&lt;/ul&gt;&lt;p&gt;Bash conditionals and control structures&lt;/p&gt;&#10;&#10;&lt;ul&gt;&lt;li&gt;Use Bash conditionals and other control structures to write more sophisticated shell commands and scripts.&lt;/li&gt;&#10;&lt;/ul&gt;&lt;p&gt;Configuring the shell environment&lt;/p&gt;&#10;&#10;&lt;ul&gt;&lt;li&gt;Customize Bash startup and use environment variables, Bash aliases, and Bash functions.&lt;/li&gt;&#10;&lt;/ul&gt;">
            <text:p>&lt;p&gt;Local and remote logins&lt;/p&gt;

&lt;ul&gt;&lt;li&gt;Review methods for accessing the system and engaging Red Hat Support.&lt;/li&gt;
&lt;/ul&gt;&lt;p&gt;File system navigation&lt;/p&gt;

&lt;ul&gt;&lt;li&gt;Copy, move, create, delete, link, and organize files while working from the Bash shell prompt.&lt;/li&gt;
&lt;/ul&gt;&lt;p&gt;Users and groups&lt;/p&gt;

&lt;ul&gt;&lt;li&gt;Manage Linux users and groups and administer local password policies.&lt;/li&gt;
&lt;/ul&gt;&lt;p&gt;File permissions&lt;/p&gt;

&lt;ul&gt;&lt;li&gt;Control access to files and directories using permissions and access control lists (ACLs).&lt;/li&gt;
&lt;/ul&gt;&lt;p&gt;SELinux permissions&lt;/p&gt;

&lt;ul&gt;&lt;li&gt;Manage the SELinux behavior of a system to keep it secure in case of a network service compromise.&lt;/li&gt;
&lt;/ul&gt;&lt;p&gt;Process management&lt;/p&gt;

&lt;ul&gt;&lt;li&gt;Evaluate and control processes running on a Red Hat Enterprise Linux system.&lt;/li&gt;
&lt;/ul&gt;&lt;p&gt;Updating software packages&lt;/p&gt;

&lt;ul&gt;&lt;li&gt;Download, install, update, and manage software packages from Red Hat and yum package repositories.&lt;/li&gt;
&lt;/ul&gt;&lt;p&gt;Creating and mounting file systems&lt;/p&gt;

&lt;ul&gt;&lt;li&gt;Create and manage disks, partitions, and filesystems from the command line.&lt;/li&gt;
&lt;/ul&gt;&lt;p&gt;Service management and boot troubleshooting&lt;/p&gt;

&lt;ul&gt;&lt;li&gt;Control and monitor system daemons and troubleshoot the Red Hat Enterprise Linux boot process.&lt;/li&gt;
&lt;/ul&gt;&lt;p&gt;Network configuration&lt;/p&gt;

&lt;ul&gt;&lt;li&gt;Configure basic IPv4 networking on Red Hat Enterprise Linux systems.&lt;/li&gt;
&lt;/ul&gt;&lt;p&gt;System logging and ntp&lt;/p&gt;

&lt;ul&gt;&lt;li&gt;Locate and accurately interpret relevant system log files for troubleshooting purposes.&lt;/li&gt;
&lt;/ul&gt;&lt;p&gt;Logical volume management&lt;/p&gt;

&lt;ul&gt;&lt;li&gt;Create and manage logical volumes from the command line.&lt;/li&gt;
&lt;/ul&gt;&lt;p&gt;Scheduled processes&lt;/p&gt;

&lt;ul&gt;&lt;li&gt;Schedule tasks to automatically execute in the future.&lt;/li&gt;
&lt;/ul&gt;&lt;p&gt;Mounting network file systems&lt;/p&gt;

&lt;ul&gt;&lt;li&gt;Use autofs and the command line to mount and unmount network storage with NFS and SMB.&lt;/li&gt;
&lt;/ul&gt;&lt;p&gt;Firewall configuration&lt;/p&gt;

&lt;ul&gt;&lt;li&gt;Configure a basic firewall.&lt;/li&gt;
&lt;/ul&gt;&lt;p&gt;Virtualization and kickstart&lt;/p&gt;

&lt;ul&gt;&lt;li&gt;Automate the installation of Red Hat Enterprise Linux on virtual machines with Kernel-based Virtual Machine (KVM) and libvirt.&lt;/li&gt;
&lt;/ul&gt;&lt;p&gt;Managing IPv6 networking&lt;/p&gt;

&lt;ul&gt;&lt;li&gt;Configure and troubleshoot basic IPv6 networking on Red Hat Enterprise Linux systems.&lt;/li&gt;
&lt;/ul&gt;&lt;p&gt;Configuring link aggregation and bridging&lt;/p&gt;

&lt;ul&gt;&lt;li&gt;Configure and troubleshoot advanced network interface functionality including bonding, teaming, and local software bridges.&lt;/li&gt;
&lt;/ul&gt;&lt;p&gt;Controlling network port security&lt;/p&gt;

&lt;ul&gt;&lt;li&gt;Permit and reject access to network services using advanced SELinux and firewalld filtering techniques.&lt;/li&gt;
&lt;/ul&gt;&lt;p&gt;Managing DNS for Servers&lt;/p&gt;

&lt;ul&gt;&lt;li&gt;Set and verify correct DNS records for systems and configure secure-caching DNS.&lt;/li&gt;
&lt;/ul&gt;&lt;p&gt;Configuring E-mail Delivery&lt;/p&gt;

&lt;ul&gt;&lt;li&gt;Relay all e-mail sent by the system to a SMTP gateway for central delivery.&lt;/li&gt;
&lt;/ul&gt;&lt;p&gt;Providing block-based storage&lt;/p&gt;

&lt;ul&gt;&lt;li&gt;Provide and use networked iSCSI block devices as remote disks.&lt;/li&gt;
&lt;/ul&gt;&lt;p&gt;Providing file-based storage&lt;/p&gt;

&lt;ul&gt;&lt;li&gt;Provide NFS exports and SMB file shares to specific systems and users.&lt;/li&gt;
&lt;/ul&gt;&lt;p&gt;Configuring MariaDB databases&lt;/p&gt;

&lt;ul&gt;&lt;li&gt;Provide a MariaDB SQL database for use by programs and database administrators.&lt;/li&gt;
&lt;/ul&gt;&lt;p&gt;Providing Apache HTTPD Web Service&lt;/p&gt;

&lt;ul&gt;&lt;li&gt;Configure Apache HTTPD to provide Transport Layer Security (TLS)-enabled websites and virtual hosts.&lt;/li&gt;
&lt;/ul&gt;&lt;p&gt;Writing Bash scripts&lt;/p&gt;

&lt;ul&gt;&lt;li&gt;Write simple shell scripts using Bash.&lt;/li&gt;
&lt;/ul&gt;&lt;p&gt;Bash conditionals and control structures&lt;/p&gt;

&lt;ul&gt;&lt;li&gt;Use Bash conditionals and other control structures to write more sophisticated shell commands and scripts.&lt;/li&gt;
&lt;/ul&gt;&lt;p&gt;Configuring the shell environment&lt;/p&gt;

&lt;ul&gt;&lt;li&gt;Customize Bash startup and use environment variables, Bash aliases, and Bash functions.&lt;/li&gt;
&lt;/ul&gt;</text:p>
          </table:table-cell>
          <table:table-cell office:value-type="string" office:string-value="&lt;ul&gt;&lt;li&gt;&#10; &lt;p&gt;RHCE na RHEL6 lub wcześniejszych wersjach, którzy chcą recertyfikować się na &lt;strong&gt;RHEL7 (RHCSA i RHCE)&lt;/strong&gt;&lt;/p&gt;&#10;&#10; &lt;p&gt;Słuchacze, którzy wcześniej próbowali zdawać egzamin RHCE bez sukcesu i chcą ponownie przygotować się/przystąpić do egzaminu, odświeżając też certyfikat RHCSA na RHEL7. Słuchacze po kursach ze ścieżek RHCE (Red Hat System Administration I, II, i III lub ich odpowiedniki) chcący dodatkowo praktycznie poćwiczyć przed przystąpieniem do egzaminów RHCSA i RHCE.&lt;/p&gt;&#10; &lt;/li&gt;&#10;&lt;/ul&gt;">
            <text:p>&lt;ul&gt;&lt;li&gt;
	&lt;p&gt;RHCE na RHEL6 lub wcześniejszych wersjach, którzy chcą recertyfikować się na &lt;strong&gt;RHEL7 (RHCSA i RHCE)&lt;/strong&gt;&lt;/p&gt;

	&lt;p&gt;Słuchacze, którzy wcześniej próbowali zdawać egzamin RHCE bez sukcesu i chcą ponownie przygotować się/przystąpić do egzaminu, odświeżając też certyfikat RHCSA na RHEL7. Słuchacze po kursach ze ścieżek RHCE (Red Hat System Administration I, II, i III lub ich odpowiedniki) chcący dodatkowo praktycznie poćwiczyć przed przystąpieniem do egzaminów RHCSA i RHCE.&lt;/p&gt;
	&lt;/li&gt;
&lt;/ul&gt;</text:p>
          </table:table-cell>
          <table:table-cell office:value-type="string" office:string-value="&lt;ul&gt;&lt;li&gt;Uczestnicy &lt;strong&gt;powinni &lt;/strong&gt;mieć ukończone szkolenia z &lt;strong&gt;Red Hat System Administration I, II, i III&lt;/strong&gt; lub posiadać wiedzę równoważną.&lt;/li&gt;&#10; &lt;li&gt;Uczestnicy muszą posiadać kompetencje poziomu RHCT/RHCSA, bogate doświadczenie administracji UNIX'ami samo w sobie dla większości słuchaczy nie jest wystarczające&lt;/li&gt;&#10; &lt;li&gt;Przed uczestnictwem w kursie zalecane jest wypełnienie ankiety kwalifikacyjnej Red Hat&lt;/li&gt;&#10;&lt;/ul&gt;">
            <text:p>&lt;ul&gt;&lt;li&gt;Uczestnicy &lt;strong&gt;powinni &lt;/strong&gt;mieć ukończone szkolenia z &lt;strong&gt;Red Hat System Administration I, II, i III&lt;/strong&gt; lub posiadać wiedzę równoważną.&lt;/li&gt;
	&lt;li&gt;Uczestnicy muszą posiadać kompetencje poziomu RHCT/RHCSA, bogate doświadczenie administracji UNIX'ami samo w sobie dla większości słuchaczy nie jest wystarczające&lt;/li&gt;
	&lt;li&gt;Przed uczestnictwem w kursie zalecane jest wypełnienie ankiety kwalifikacyjnej Red Hat&lt;/li&gt;
&lt;/ul&gt;</text:p>
          </table:table-cell>
          <table:table-cell office:value-type="string" office:string-value="">
            <text:p/>
          </table:table-cell>
          <table:table-cell office:value-type="string" office:string-value="&lt;p&gt;Termin gwarantowany&lt;/p&gt;&#10;Pozwala na zdobycie kwalifikacji, wiedzy i umiejętności potwierdzonych uzyskaniem certyfikatów RHCSA (Red Hat Certified System Administrator) oraz RHCE (Red Hat Certified Engineer).&#10;&lt;p&gt;Autoryzowane materiały szkoleniowe i piśmiennicze Red Hat&lt;/p&gt;">
            <text:p>&lt;p&gt;Termin gwarantowany&lt;/p&gt;
Pozwala na zdobycie kwalifikacji, wiedzy i umiejętności potwierdzonych uzyskaniem certyfikatów RHCSA (Red Hat Certified System Administrator) oraz RHCE (Red Hat Certified Engineer).
&lt;p&gt;Autoryzowane materiały szkoleniowe i piśmiennicze Red Hat&lt;/p&gt;</text:p>
          </table:table-cell>
          <table:table-cell office:value-type="string" office:string-value="">
            <text:p/>
          </table:table-cell>
          <table:table-cell office:value-type="string" office:string-value="">
            <text:p/>
          </table:table-cell>
          <table:table-cell office:value-type="float" office:value="590400.0">
            <text:p>590400.0</text:p>
          </table:table-cell>
          <table:table-cell office:value-type="float" office:value="480000.0">
            <text:p>480000.0</text:p>
          </table:table-cell>
          <table:table-cell office:value-type="float" office:value="19044">
            <text:p>19044</text:p>
          </table:table-cell>
          <table:table-cell office:value-type="float" office:value="15483">
            <text:p>15483</text:p>
          </table:table-cell>
          <table:table-cell office:value-type="boolean" office:boolean-value="false">
            <text:p>FALSE</text:p>
          </table:table-cell>
          <table:table-cell office:value-type="float" office:value="31">
            <text:p>31</text:p>
          </table:table-cell>
          <table:table-cell office:value-type="float" office:value="1">
            <text:p>1</text:p>
          </table:table-cell>
          <table:table-cell office:value-type="float" office:value="8.0">
            <text:p>8.0</text:p>
          </table:table-cell>
          <table:table-cell office:value-type="string" office:string-value="{&quot;idKraju&quot;: null, &quot;idUlicy&quot;: null, &quot;telefon&quot;: null, &quot;nazwaKraju&quot;: null, &quot;nazwaUlicy&quot;: &quot;Świętego Józefa&quot;, &quot;kodPocztowy&quot;: null, &quot;numerLokalu&quot;: null, &quot;numerBudynku&quot;: &quot;1-3&quot;, &quot;idWojewodztwa&quot;: 1, &quot;idMiejscowosci&quot;: null, &quot;nazwaWojewodztwa&quot;: &quot;dolnośląskie&quot;, &quot;nazwaMiejscowosci&quot;: &quot;Wrocław&quot;, &quot;dlugoscGeograficzna&quot;: null, &quot;szerokoscGeograficzna&quot;: null}">
            <text:p>{"idKraju": null, "idUlicy": null, "telefon": null, "nazwaKraju": null, "nazwaUlicy": "Świętego Józefa", "kodPocztowy": null, "numerLokalu": null, "numerBudynku": "1-3", "idWojewodztwa": 1, "idMiejscowosci": null, "nazwaWojewodztwa": "dolnośląskie", "nazwaMiejscowosci": "Wrocław", "dlugoscGeograficzna": null, "szerokoscGeograficzna": null}</text:p>
          </table:table-cell>
          <table:table-cell office:value-type="string" office:string-value="{&quot;id&quot;: 7370, &quot;logo&quot;: {&quot;url&quot;: &quot;https://uslugirozwojowe.parp.gov.pl/api/file/preview?token=%242a%2406%24XUTNW%2FIPbr3HHQiY3QIYcO&quot;, &quot;nazwa&quot;: &quot;OSEC_Logo.png&quot;, &quot;rozszerzenie&quot;: null}, &quot;nazwa&quot;: &quot;OSEC Spółka z ograniczoną odpowiedzialnością&quot;}">
            <text:p>{"id": 7370, "logo": {"url": "https://uslugirozwojowe.parp.gov.pl/api/file/preview?token=%242a%2406%24XUTNW%2FIPbr3HHQiY3QIYcO", "nazwa": "OSEC_Logo.png", "rozszerzenie": null}, "nazwa": "OSEC Spółka z ograniczoną odpowiedzialnością"}</text:p>
          </table:table-cell>
          <table:table-cell office:value-type="string" office:string-value="{&quot;email&quot;: &quot;info@osec.pl&quot;, &quot;telefon&quot;: &quot;+48 22 861 96 04&quot;, &quot;zdjecie&quot;: null, &quot;imieNazwisko&quot;: &quot;Dział handlowy&quot;}">
            <text:p>{"email": "info@osec.pl", "telefon": "+48 22 861 96 04", "zdjecie": null, "imieNazwisko": "Dział handlowy"}</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96, &quot;adres&quot;: {&quot;idKraju&quot;: null, &quot;idUlicy&quot;: null, &quot;telefon&quot;: null, &quot;nazwaKraju&quot;: null, &quot;nazwaUlicy&quot;: &quot;Świętego Józefa&quot;, &quot;kodPocztowy&quot;: null, &quot;numerLokalu&quot;: null, &quot;numerBudynku&quot;: &quot;1-3&quot;, &quot;idWojewodztwa&quot;: 1, &quot;idMiejscowosci&quot;: null, &quot;nazwaWojewodztwa&quot;: &quot;dolnośląskie&quot;, &quot;nazwaMiejscowosci&quot;: &quot;Wrocław&quot;, &quot;dlugoscGeograficzna&quot;: null, &quot;szerokoscGeograficzna&quot;: null}, &quot;numer&quot;: &quot;2016/11/02/7370/22596&quot;, &quot;ocena&quot;: {&quot;liczbaOcen&quot;: 0, &quot;sredniaZOcen&quot;: 0.0}, &quot;tytul&quot;: &quot;[OSEC] RH299 RHCE Certification Lab na RHEL7 - Wrocław&quot;, &quot;status&quot;: &quot;ZREALIZOWANA&quot;, &quot;efektUslugi&quot;: null, &quot;celBiznesowy&quot;: &quot;Pozyskanie specjalisty z kompetencjami pod uzyskanie certyfikatów Red Hat Certified System Administrator (RHCSA) oraz Red Hat Certified Engineer (RHCE) w bardzo szybkim tempie. W trakcie 4-dni zajęć organizacja pozyskuje kompetencje dwóch kursów: RHCSA [Red Hat Certified System Administrator] Rapid Track (RH199) i Red Hat System Administration III (RH254). Ważny jest odpowiedni poziom wiedzy początkowej i doświadczenia słuchacza.&quot;, &quot;liczbaGodzin&quot;: 31, &quot;celEdukacyjny&quot;: &quot;Pozyskanie umiejętności niezbędnych do starania się o tytuł Red Hat Certified Engineer (RHCE). Przygotowanie do zdawania egzaminów EX200 (do certyfikatu RHCSA) oraz EX300 (do certyfikatu RHCE).&quot;, &quot;dostawcaUslug&quot;: {&quot;id&quot;: 7370, &quot;logo&quot;: {&quot;url&quot;: &quot;https://uslugirozwojowe.parp.gov.pl/api/file/preview?token=%242a%2406%24XUTNW%2FIPbr3HHQiY3QIYcO&quot;, &quot;nazwa&quot;: &quot;OSEC_Logo.png&quot;, &quot;rozszerzenie&quot;: null}, &quot;nazwa&quot;: &quot;OSEC Spółka z ograniczoną odpowiedzialnością&quot;}, &quot;grupaDocelowa&quot;: &quot;&lt;ul&gt;&lt;li&gt;\n\t&lt;p&gt;RHCE na RHEL6 lub wcześniejszych wersjach, którzy chcą recertyfikować się na &lt;strong&gt;RHEL7 (RHCSA i RHCE)&lt;/strong&gt;&lt;/p&gt;\n\n\t&lt;p&gt;Słuchacze, którzy wcześniej próbowali zdawać egzamin RHCE bez sukcesu i chcą ponownie przygotować się/przystąpić do egzaminu, odświeżając też certyfikat RHCSA na RHEL7. Słuchacze po kursach ze ścieżek RHCE (Red Hat System Administration I, II, i III lub ich odpowiedniki) chcący dodatkowo praktycznie poćwiczyć przed przystąpieniem do egzaminów RHCSA i RHCE.&lt;/p&gt;\n\t&lt;/li&gt;\n&lt;/ul&gt;&quot;, &quot;kodyDostepowe&quot;: null, &quot;programUslugi&quot;: &quot;&lt;p&gt;Local and remote logins&lt;/p&gt;\n\n&lt;ul&gt;&lt;li&gt;Review methods for accessing the system and engaging Red Hat Support.&lt;/li&gt;\n&lt;/ul&gt;&lt;p&gt;File system navigation&lt;/p&gt;\n\n&lt;ul&gt;&lt;li&gt;Copy, move, create, delete, link, and organize files while working from the Bash shell prompt.&lt;/li&gt;\n&lt;/ul&gt;&lt;p&gt;Users and groups&lt;/p&gt;\n\n&lt;ul&gt;&lt;li&gt;Manage Linux users and groups and administer local password policies.&lt;/li&gt;\n&lt;/ul&gt;&lt;p&gt;File permissions&lt;/p&gt;\n\n&lt;ul&gt;&lt;li&gt;Control access to files and directories using permissions and access control lists (ACLs).&lt;/li&gt;\n&lt;/ul&gt;&lt;p&gt;SELinux permissions&lt;/p&gt;\n\n&lt;ul&gt;&lt;li&gt;Manage the SELinux behavior of a system to keep it secure in case of a network service compromise.&lt;/li&gt;\n&lt;/ul&gt;&lt;p&gt;Process management&lt;/p&gt;\n\n&lt;ul&gt;&lt;li&gt;Evaluate and control processes running on a Red Hat Enterprise Linux system.&lt;/li&gt;\n&lt;/ul&gt;&lt;p&gt;Updating software packages&lt;/p&gt;\n\n&lt;ul&gt;&lt;li&gt;Download, install, update, and manage software packages from Red Hat and yum package repositories.&lt;/li&gt;\n&lt;/ul&gt;&lt;p&gt;Creating and mounting file systems&lt;/p&gt;\n\n&lt;ul&gt;&lt;li&gt;Create and manage disks, partitions, and filesystems from the command line.&lt;/li&gt;\n&lt;/ul&gt;&lt;p&gt;Service management and boot troubleshooting&lt;/p&gt;\n\n&lt;ul&gt;&lt;li&gt;Control and monitor system daemons and troubleshoot the Red Hat Enterprise Linux boot process.&lt;/li&gt;\n&lt;/ul&gt;&lt;p&gt;Network configuration&lt;/p&gt;\n\n&lt;ul&gt;&lt;li&gt;Configure basic IPv4 networking on Red Hat Enterprise Linux systems.&lt;/li&gt;\n&lt;/ul&gt;&lt;p&gt;System logging and ntp&lt;/p&gt;\n\n&lt;ul&gt;&lt;li&gt;Locate and accurately interpret relevant system log files for troubleshooting purposes.&lt;/li&gt;\n&lt;/ul&gt;&lt;p&gt;Logical volume management&lt;/p&gt;\n\n&lt;ul&gt;&lt;li&gt;Create and manage logical volumes from the command line.&lt;/li&gt;\n&lt;/ul&gt;&lt;p&gt;Scheduled processes&lt;/p&gt;\n\n&lt;ul&gt;&lt;li&gt;Schedule tasks to automatically execute in the future.&lt;/li&gt;\n&lt;/ul&gt;&lt;p&gt;Mounting network file systems&lt;/p&gt;\n\n&lt;ul&gt;&lt;li&gt;Use autofs and the command line to mount and unmount network storage with NFS and SMB.&lt;/li&gt;\n&lt;/ul&gt;&lt;p&gt;Firewall configuration&lt;/p&gt;\n\n&lt;ul&gt;&lt;li&gt;Configure a basic firewall.&lt;/li&gt;\n&lt;/ul&gt;&lt;p&gt;Virtualization and kickstart&lt;/p&gt;\n\n&lt;ul&gt;&lt;li&gt;Automate the installation of Red Hat Enterprise Linux on virtual machines with Kernel-based Virtual Machine (KVM) and libvirt.&lt;/li&gt;\n&lt;/ul&gt;&lt;p&gt;Managing IPv6 networking&lt;/p&gt;\n\n&lt;ul&gt;&lt;li&gt;Configure and troubleshoot basic IPv6 networking on Red Hat Enterprise Linux systems.&lt;/li&gt;\n&lt;/ul&gt;&lt;p&gt;Configuring link aggregation and bridging&lt;/p&gt;\n\n&lt;ul&gt;&lt;li&gt;Configure and troubleshoot advanced network interface functionality including bonding, teaming, and local software bridges.&lt;/li&gt;\n&lt;/ul&gt;&lt;p&gt;Controlling network port security&lt;/p&gt;\n\n&lt;ul&gt;&lt;li&gt;Permit and reject access to network services using advanced SELinux and firewalld filtering techniques.&lt;/li&gt;\n&lt;/ul&gt;&lt;p&gt;Managing DNS for Servers&lt;/p&gt;\n\n&lt;ul&gt;&lt;li&gt;Set and verify correct DNS records for systems and configure secure-caching DNS.&lt;/li&gt;\n&lt;/ul&gt;&lt;p&gt;Configuring E-mail Delivery&lt;/p&gt;\n\n&lt;ul&gt;&lt;li&gt;Relay all e-mail sent by the system to a SMTP gateway for central delivery.&lt;/li&gt;\n&lt;/ul&gt;&lt;p&gt;Providing block-based storage&lt;/p&gt;\n\n&lt;ul&gt;&lt;li&gt;Provide and use networked iSCSI block devices as remote disks.&lt;/li&gt;\n&lt;/ul&gt;&lt;p&gt;Providing file-based storage&lt;/p&gt;\n\n&lt;ul&gt;&lt;li&gt;Provide NFS exports and SMB file shares to specific systems and users.&lt;/li&gt;\n&lt;/ul&gt;&lt;p&gt;Configuring MariaDB databases&lt;/p&gt;\n\n&lt;ul&gt;&lt;li&gt;Provide a MariaDB SQL database for use by programs and database administrators.&lt;/li&gt;\n&lt;/ul&gt;&lt;p&gt;Providing Apache HTTPD Web Service&lt;/p&gt;\n\n&lt;ul&gt;&lt;li&gt;Configure Apache HTTPD to provide Transport Layer Security (TLS)-enabled websites and virtual hosts.&lt;/li&gt;\n&lt;/ul&gt;&lt;p&gt;Writing Bash scripts&lt;/p&gt;\n\n&lt;ul&gt;&lt;li&gt;Write simple shell scripts using Bash.&lt;/li&gt;\n&lt;/ul&gt;&lt;p&gt;Bash conditionals and control structures&lt;/p&gt;\n\n&lt;ul&gt;&lt;li&gt;Use Bash conditionals and other control structures to write more sophisticated shell commands and scripts.&lt;/li&gt;\n&lt;/ul&gt;&lt;p&gt;Configuring the shell environment&lt;/p&gt;\n\n&lt;ul&gt;&lt;li&gt;Customize Bash startup and use environment variables, Bash aliases, and Bash functions.&lt;/li&gt;\n&lt;/ul&gt;&quot;, &quot;listaProjektow&quot;: [], &quot;idRodzajuUslugi&quot;: 144, &quot;kwalifikacjeKuz&quot;: [], &quot;osobaKontaktowa&quot;: {&quot;email&quot;: &quot;info@osec.pl&quot;, &quot;telefon&quot;: &quot;+48 22 861 96 04&quot;, &quot;zdjecie&quot;: null, &quot;imieNazwisko&quot;: &quot;Dział handlowy&quot;}, &quot;zakresUprawnien&quot;: null, &quot;efektyUczeniaSie&quot;: null, &quot;inneKwalifikacje&quot;: [], &quot;cenaNettoZaUsluge&quot;: null, &quot;idKategoriiUslugi&quot;: 479, &quot;idKwalifikacjiKkz&quot;: null, &quot;idKwalifikacjiZrk&quot;: null, &quot;warunkiTechniczne&quot;: null, &quot;cenaBruttoZaUsluge&quot;: null, &quot;cenaNettoZaGodzine&quot;: 15483, &quot;idFormySwiadczenia&quot;: 1, &quot;idPodrodzajuUslugi&quot;: 145, &quot;warunkiLogistyczne&quot;: [], &quot;cenaBruttoZaGodzine&quot;: 19044, &quot;formyDofinansowania&quot;: [], &quot;informacjeDodatkowe&quot;: &quot;&lt;p&gt;Termin gwarantowany&lt;/p&gt;\nPozwala na zdobycie kwalifikacji, wiedzy i umiejętności potwierdzonych uzyskaniem certyfikatów RHCSA (Red Hat Certified System Administrator) oraz RHCE (Red Hat Certified Engineer).\n&lt;p&gt;Autoryzowane materiały szkoleniowe i piśmiennicze Red Hat&lt;/p&gt;&quot;, &quot;kosztWalidacjiNetto&quot;: null, &quot;warunkiUczestnictwa&quot;: &quot;&lt;ul&gt;&lt;li&gt;Uczestnicy &lt;strong&gt;powinni &lt;/strong&gt;mieć ukończone szkolenia z &lt;strong&gt;Red Hat System Administration I, II, i III&lt;/strong&gt; lub posiadać wiedzę równoważną.&lt;/li&gt;\n\t&lt;li&gt;Uczestnicy muszą posiadać kompetencje poziomu RHCT/RHCSA, bogate doświadczenie administracji UNIX'ami samo w sobie dla większości słuchaczy nie jest wystarczające&lt;/li&gt;\n\t&lt;li&gt;Przed uczestnictwem w kursie zalecane jest wypełnienie ankiety kwalifikacyjnej Red Hat&lt;/li&gt;\n&lt;/ul&gt;&quot;, &quot;idPodkategoriiUslugi&quot;: 542, &quot;kosztWalidacjiBrutto&quot;: null, &quot;cenaNettoZaUczestnika&quot;: 480000, &quot;dataRozpoczeciaUslugi&quot;: &quot;2016-12-05T00:00:00+01:00&quot;, &quot;dataZakonczeniaUslugi&quot;: &quot;2016-12-08T00:00:00+01:00&quot;, &quot;cenaBruttoZaUczestnika&quot;: 590400, &quot;czyUslugaDofinansowana&quot;: true, &quot;materialyDlaUczestnikow&quot;: null, &quot;kosztCertyfikowaniaNetto&quot;: null, &quot;czyCenaDotyczyCalejUslugi&quot;: false, &quot;dataZakonczeniaRekrutacji&quot;: &quot;2016-12-02T00:00:00+01:00&quot;, &quot;kosztCertyfikowaniaBrutto&quot;: null, &quot;minimalnaLiczbaUczestnikow&quot;: 1, &quot;szczegolyMiejscaRealizacji&quot;: &quot;OSEC Wrocław w WenderEdu Business Center&quot;, &quot;maksymalnaLiczbaUczestnikow&quot;: 8,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96, "adres": {"idKraju": null, "idUlicy": null, "telefon": null, "nazwaKraju": null, "nazwaUlicy": "Świętego Józefa", "kodPocztowy": null, "numerLokalu": null, "numerBudynku": "1-3", "idWojewodztwa": 1, "idMiejscowosci": null, "nazwaWojewodztwa": "dolnośląskie", "nazwaMiejscowosci": "Wrocław", "dlugoscGeograficzna": null, "szerokoscGeograficzna": null}, "numer": "2016/11/02/7370/22596", "ocena": {"liczbaOcen": 0, "sredniaZOcen": 0.0}, "tytul": "[OSEC] RH299 RHCE Certification Lab na RHEL7 - Wrocław", "status": "ZREALIZOWANA", "efektUslugi": null, "celBiznesowy": "Pozyskanie specjalisty z kompetencjami pod uzyskanie certyfikatów Red Hat Certified System Administrator (RHCSA) oraz Red Hat Certified Engineer (RHCE) w bardzo szybkim tempie. W trakcie 4-dni zajęć organizacja pozyskuje kompetencje dwóch kursów: RHCSA [Red Hat Certified System Administrator] Rapid Track (RH199) i Red Hat System Administration III (RH254). Ważny jest odpowiedni poziom wiedzy początkowej i doświadczenia słuchacza.", "liczbaGodzin": 31, "celEdukacyjny": "Pozyskanie umiejętności niezbędnych do starania się o tytuł Red Hat Certified Engineer (RHCE). Przygotowanie do zdawania egzaminów EX200 (do certyfikatu RHCSA) oraz EX300 (do certyfikatu RHCE).", "dostawcaUslug": {"id": 7370, "logo": {"url": "https://uslugirozwojowe.parp.gov.pl/api/file/preview?token=%242a%2406%24XUTNW%2FIPbr3HHQiY3QIYcO", "nazwa": "OSEC_Logo.png", "rozszerzenie": null}, "nazwa": "OSEC Spółka z ograniczoną odpowiedzialnością"}, "grupaDocelowa": "&lt;ul&gt;&lt;li&gt;\n\t&lt;p&gt;RHCE na RHEL6 lub wcześniejszych wersjach, którzy chcą recertyfikować się na &lt;strong&gt;RHEL7 (RHCSA i RHCE)&lt;/strong&gt;&lt;/p&gt;\n\n\t&lt;p&gt;Słuchacze, którzy wcześniej próbowali zdawać egzamin RHCE bez sukcesu i chcą ponownie przygotować się/przystąpić do egzaminu, odświeżając też certyfikat RHCSA na RHEL7. Słuchacze po kursach ze ścieżek RHCE (Red Hat System Administration I, II, i III lub ich odpowiedniki) chcący dodatkowo praktycznie poćwiczyć przed przystąpieniem do egzaminów RHCSA i RHCE.&lt;/p&gt;\n\t&lt;/li&gt;\n&lt;/ul&gt;", "kodyDostepowe": null, "programUslugi": "&lt;p&gt;Local and remote logins&lt;/p&gt;\n\n&lt;ul&gt;&lt;li&gt;Review methods for accessing the system and engaging Red Hat Support.&lt;/li&gt;\n&lt;/ul&gt;&lt;p&gt;File system navigation&lt;/p&gt;\n\n&lt;ul&gt;&lt;li&gt;Copy, move, create, delete, link, and organize files while working from the Bash shell prompt.&lt;/li&gt;\n&lt;/ul&gt;&lt;p&gt;Users and groups&lt;/p&gt;\n\n&lt;ul&gt;&lt;li&gt;Manage Linux users and groups and administer local password policies.&lt;/li&gt;\n&lt;/ul&gt;&lt;p&gt;File permissions&lt;/p&gt;\n\n&lt;ul&gt;&lt;li&gt;Control access to files and directories using permissions and access control lists (ACLs).&lt;/li&gt;\n&lt;/ul&gt;&lt;p&gt;SELinux permissions&lt;/p&gt;\n\n&lt;ul&gt;&lt;li&gt;Manage the SELinux behavior of a system to keep it secure in case of a network service compromise.&lt;/li&gt;\n&lt;/ul&gt;&lt;p&gt;Process management&lt;/p&gt;\n\n&lt;ul&gt;&lt;li&gt;Evaluate and control processes running on a Red Hat Enterprise Linux system.&lt;/li&gt;\n&lt;/ul&gt;&lt;p&gt;Updating software packages&lt;/p&gt;\n\n&lt;ul&gt;&lt;li&gt;Download, install, update, and manage software packages from Red Hat and yum package repositories.&lt;/li&gt;\n&lt;/ul&gt;&lt;p&gt;Creating and mounting file systems&lt;/p&gt;\n\n&lt;ul&gt;&lt;li&gt;Create and manage disks, partitions, and filesystems from the command line.&lt;/li&gt;\n&lt;/ul&gt;&lt;p&gt;Service management and boot troubleshooting&lt;/p&gt;\n\n&lt;ul&gt;&lt;li&gt;Control and monitor system daemons and troubleshoot the Red Hat Enterprise Linux boot process.&lt;/li&gt;\n&lt;/ul&gt;&lt;p&gt;Network configuration&lt;/p&gt;\n\n&lt;ul&gt;&lt;li&gt;Configure basic IPv4 networking on Red Hat Enterprise Linux systems.&lt;/li&gt;\n&lt;/ul&gt;&lt;p&gt;System logging and ntp&lt;/p&gt;\n\n&lt;ul&gt;&lt;li&gt;Locate and accurately interpret relevant system log files for troubleshooting purposes.&lt;/li&gt;\n&lt;/ul&gt;&lt;p&gt;Logical volume management&lt;/p&gt;\n\n&lt;ul&gt;&lt;li&gt;Create and manage logical volumes from the command line.&lt;/li&gt;\n&lt;/ul&gt;&lt;p&gt;Scheduled processes&lt;/p&gt;\n\n&lt;ul&gt;&lt;li&gt;Schedule tasks to automatically execute in the future.&lt;/li&gt;\n&lt;/ul&gt;&lt;p&gt;Mounting network file systems&lt;/p&gt;\n\n&lt;ul&gt;&lt;li&gt;Use autofs and the command line to mount and unmount network storage with NFS and SMB.&lt;/li&gt;\n&lt;/ul&gt;&lt;p&gt;Firewall configuration&lt;/p&gt;\n\n&lt;ul&gt;&lt;li&gt;Configure a basic firewall.&lt;/li&gt;\n&lt;/ul&gt;&lt;p&gt;Virtualization and kickstart&lt;/p&gt;\n\n&lt;ul&gt;&lt;li&gt;Automate the installation of Red Hat Enterprise Linux on virtual machines with Kernel-based Virtual Machine (KVM) and libvirt.&lt;/li&gt;\n&lt;/ul&gt;&lt;p&gt;Managing IPv6 networking&lt;/p&gt;\n\n&lt;ul&gt;&lt;li&gt;Configure and troubleshoot basic IPv6 networking on Red Hat Enterprise Linux systems.&lt;/li&gt;\n&lt;/ul&gt;&lt;p&gt;Configuring link aggregation and bridging&lt;/p&gt;\n\n&lt;ul&gt;&lt;li&gt;Configure and troubleshoot advanced network interface functionality including bonding, teaming, and local software bridges.&lt;/li&gt;\n&lt;/ul&gt;&lt;p&gt;Controlling network port security&lt;/p&gt;\n\n&lt;ul&gt;&lt;li&gt;Permit and reject access to network services using advanced SELinux and firewalld filtering techniques.&lt;/li&gt;\n&lt;/ul&gt;&lt;p&gt;Managing DNS for Servers&lt;/p&gt;\n\n&lt;ul&gt;&lt;li&gt;Set and verify correct DNS records for systems and configure secure-caching DNS.&lt;/li&gt;\n&lt;/ul&gt;&lt;p&gt;Configuring E-mail Delivery&lt;/p&gt;\n\n&lt;ul&gt;&lt;li&gt;Relay all e-mail sent by the system to a SMTP gateway for central delivery.&lt;/li&gt;\n&lt;/ul&gt;&lt;p&gt;Providing block-based storage&lt;/p&gt;\n\n&lt;ul&gt;&lt;li&gt;Provide and use networked iSCSI block devices as remote disks.&lt;/li&gt;\n&lt;/ul&gt;&lt;p&gt;Providing file-based storage&lt;/p&gt;\n\n&lt;ul&gt;&lt;li&gt;Provide NFS exports and SMB file shares to specific systems and users.&lt;/li&gt;\n&lt;/ul&gt;&lt;p&gt;Configuring MariaDB databases&lt;/p&gt;\n\n&lt;ul&gt;&lt;li&gt;Provide a MariaDB SQL database for use by programs and database administrators.&lt;/li&gt;\n&lt;/ul&gt;&lt;p&gt;Providing Apache HTTPD Web Service&lt;/p&gt;\n\n&lt;ul&gt;&lt;li&gt;Configure Apache HTTPD to provide Transport Layer Security (TLS)-enabled websites and virtual hosts.&lt;/li&gt;\n&lt;/ul&gt;&lt;p&gt;Writing Bash scripts&lt;/p&gt;\n\n&lt;ul&gt;&lt;li&gt;Write simple shell scripts using Bash.&lt;/li&gt;\n&lt;/ul&gt;&lt;p&gt;Bash conditionals and control structures&lt;/p&gt;\n\n&lt;ul&gt;&lt;li&gt;Use Bash conditionals and other control structures to write more sophisticated shell commands and scripts.&lt;/li&gt;\n&lt;/ul&gt;&lt;p&gt;Configuring the shell environment&lt;/p&gt;\n\n&lt;ul&gt;&lt;li&gt;Customize Bash startup and use environment variables, Bash aliases, and Bash functions.&lt;/li&gt;\n&lt;/ul&gt;", "listaProjektow": [], "idRodzajuUslugi": 144, "kwalifikacjeKuz": [], "osobaKontaktowa": {"email": "info@osec.pl", "telefon": "+48 22 861 96 04", "zdjecie": null, "imieNazwisko": "Dział handlowy"}, "zakresUprawnien": null, "efektyUczeniaSie": null, "inneKwalifikacje": [], "cenaNettoZaUsluge": null, "idKategoriiUslugi": 479, "idKwalifikacjiKkz": null, "idKwalifikacjiZrk": null, "warunkiTechniczne": null, "cenaBruttoZaUsluge": null, "cenaNettoZaGodzine": 15483, "idFormySwiadczenia": 1, "idPodrodzajuUslugi": 145, "warunkiLogistyczne": [], "cenaBruttoZaGodzine": 19044, "formyDofinansowania": [], "informacjeDodatkowe": "&lt;p&gt;Termin gwarantowany&lt;/p&gt;\nPozwala na zdobycie kwalifikacji, wiedzy i umiejętności potwierdzonych uzyskaniem certyfikatów RHCSA (Red Hat Certified System Administrator) oraz RHCE (Red Hat Certified Engineer).\n&lt;p&gt;Autoryzowane materiały szkoleniowe i piśmiennicze Red Hat&lt;/p&gt;", "kosztWalidacjiNetto": null, "warunkiUczestnictwa": "&lt;ul&gt;&lt;li&gt;Uczestnicy &lt;strong&gt;powinni &lt;/strong&gt;mieć ukończone szkolenia z &lt;strong&gt;Red Hat System Administration I, II, i III&lt;/strong&gt; lub posiadać wiedzę równoważną.&lt;/li&gt;\n\t&lt;li&gt;Uczestnicy muszą posiadać kompetencje poziomu RHCT/RHCSA, bogate doświadczenie administracji UNIX'ami samo w sobie dla większości słuchaczy nie jest wystarczające&lt;/li&gt;\n\t&lt;li&gt;Przed uczestnictwem w kursie zalecane jest wypełnienie ankiety kwalifikacyjnej Red Hat&lt;/li&gt;\n&lt;/ul&gt;", "idPodkategoriiUslugi": 542, "kosztWalidacjiBrutto": null, "cenaNettoZaUczestnika": 480000, "dataRozpoczeciaUslugi": "2016-12-05T00:00:00+01:00", "dataZakonczeniaUslugi": "2016-12-08T00:00:00+01:00", "cenaBruttoZaUczestnika": 590400, "czyUslugaDofinansowana": true, "materialyDlaUczestnikow": null, "kosztCertyfikowaniaNetto": null, "czyCenaDotyczyCalejUslugi": false, "dataZakonczeniaRekrutacji": "2016-12-02T00:00:00+01:00", "kosztCertyfikowaniaBrutto": null, "minimalnaLiczbaUczestnikow": 1, "szczegolyMiejscaRealizacji": "OSEC Wrocław w WenderEdu Business Center", "maksymalnaLiczbaUczestnikow": 8,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57944">
            <text:p>2025-12-16 15:53:55.57944</text:p>
          </table:table-cell>
          <table:table-cell office:value-type="string" office:string-value="2025-12-16 15:53:55.57944">
            <text:p>2025-12-16 15:53:55.57944</text:p>
          </table:table-cell>
        </table:table-row>
        <table:table-row>
          <table:table-cell office:value-type="float" office:value="22595">
            <text:p>22595</text:p>
          </table:table-cell>
          <table:table-cell office:value-type="string" office:string-value="2016/11/02/7370/22595">
            <text:p>2016/11/02/7370/22595</text:p>
          </table:table-cell>
          <table:table-cell office:value-type="string" office:string-value="[OSEC] RH300 RHCE Certification Lab with RHCSA and RHCE Exams na RHEL7 - Wrocław">
            <text:p>[OSEC] RH300 RHCE Certification Lab with RHCSA and RHCE Exams na RHEL7 - Wrocław</text:p>
          </table:table-cell>
          <table:table-cell office:value-type="string" office:string-value="ZREALIZOWANA">
            <text:p>ZREALIZOWANA</text:p>
          </table:table-cell>
          <table:table-cell office:value-type="string" office:string-value="2016-12-05 00:00:00">
            <text:p>2016-12-05 00:00:00</text:p>
          </table:table-cell>
          <table:table-cell office:value-type="string" office:string-value="2016-12-09 00:00:00">
            <text:p>2016-12-09 00:00:00</text:p>
          </table:table-cell>
          <table:table-cell office:value-type="string" office:string-value="2016-12-02 00:00:00">
            <text:p>2016-12-02 00:00:00</text:p>
          </table:table-cell>
          <table:table-cell office:value-type="float" office:value="479">
            <text:p>479</text:p>
          </table:table-cell>
          <table:table-cell office:value-type="float" office:value="542">
            <text:p>54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Pozyskanie specjalisty z kompetencjami pod uzyskanie certyfikatów Red Hat Certified System Administrator (RHCSA) oraz Red Hat Certified Engineer (RHCE) w bardzo szybkim tempie. W trakcie 4-dni zajęć organizacja pozyskuje kompetencje dwóch kursów: RHCSA [Red Hat Certified System Administrator] Rapid Track (RH199) i Red Hat System Administration III (RH254). Ważny jest odpowiedni poziom wiedzy początkowej i doświadczenia słuchacza.">
            <text:p>Pozyskanie specjalisty z kompetencjami pod uzyskanie certyfikatów Red Hat Certified System Administrator (RHCSA) oraz Red Hat Certified Engineer (RHCE) w bardzo szybkim tempie. W trakcie 4-dni zajęć organizacja pozyskuje kompetencje dwóch kursów: RHCSA [Red Hat Certified System Administrator] Rapid Track (RH199) i Red Hat System Administration III (RH254). Ważny jest odpowiedni poziom wiedzy początkowej i doświadczenia słuchacza.</text:p>
          </table:table-cell>
          <table:table-cell office:value-type="string" office:string-value="Pozyskanie umiejętności niezbędnych do starania się o tytuł Red Hat Certified Engineer (RHCE). Przygotowanie do zdawania egzaminów EX200 (do certyfikatu RHCSA) oraz EX300 (do certyfikatu RHCE).">
            <text:p>Pozyskanie umiejętności niezbędnych do starania się o tytuł Red Hat Certified Engineer (RHCE). Przygotowanie do zdawania egzaminów EX200 (do certyfikatu RHCSA) oraz EX300 (do certyfikatu RHCE).</text:p>
          </table:table-cell>
          <table:table-cell office:value-type="string" office:string-value="">
            <text:p/>
          </table:table-cell>
          <table:table-cell office:value-type="string" office:string-value="">
            <text:p/>
          </table:table-cell>
          <table:table-cell office:value-type="string" office:string-value="&lt;p&gt;Local and remote logins&lt;/p&gt;&#10;&#10;&lt;ul&gt;&lt;li&gt;Review methods for accessing the system and engaging Red Hat Support.&lt;/li&gt;&#10;&lt;/ul&gt;&lt;p&gt;File system navigation&lt;/p&gt;&#10;&#10;&lt;ul&gt;&lt;li&gt;Copy, move, create, delete, link, and organize files while working from the Bash shell prompt.&lt;/li&gt;&#10;&lt;/ul&gt;&lt;p&gt;Users and groups&lt;/p&gt;&#10;&#10;&lt;ul&gt;&lt;li&gt;Manage Linux users and groups and administer local password policies.&lt;/li&gt;&#10;&lt;/ul&gt;&lt;p&gt;File permissions&lt;/p&gt;&#10;&#10;&lt;ul&gt;&lt;li&gt;Control access to files and directories using permissions and access control lists (ACLs).&lt;/li&gt;&#10;&lt;/ul&gt;&lt;p&gt;SELinux permissions&lt;/p&gt;&#10;&#10;&lt;ul&gt;&lt;li&gt;Manage the SELinux behavior of a system to keep it secure in case of a network service compromise.&lt;/li&gt;&#10;&lt;/ul&gt;&lt;p&gt;Process management&lt;/p&gt;&#10;&#10;&lt;ul&gt;&lt;li&gt;Evaluate and control processes running on a Red Hat Enterprise Linux system.&lt;/li&gt;&#10;&lt;/ul&gt;&lt;p&gt;Updating software packages&lt;/p&gt;&#10;&#10;&lt;ul&gt;&lt;li&gt;Download, install, update, and manage software packages from Red Hat and yum package repositories.&lt;/li&gt;&#10;&lt;/ul&gt;&lt;p&gt;Creating and mounting file systems&lt;/p&gt;&#10;&#10;&lt;ul&gt;&lt;li&gt;Create and manage disks, partitions, and filesystems from the command line.&lt;/li&gt;&#10;&lt;/ul&gt;&lt;p&gt;Service management and boot troubleshooting&lt;/p&gt;&#10;&#10;&lt;ul&gt;&lt;li&gt;Control and monitor system daemons and troubleshoot the Red Hat Enterprise Linux boot process.&lt;/li&gt;&#10;&lt;/ul&gt;&lt;p&gt;Network configuration&lt;/p&gt;&#10;&#10;&lt;ul&gt;&lt;li&gt;Configure basic IPv4 networking on Red Hat Enterprise Linux systems.&lt;/li&gt;&#10;&lt;/ul&gt;&lt;p&gt;System logging and ntp&lt;/p&gt;&#10;&#10;&lt;ul&gt;&lt;li&gt;Locate and accurately interpret relevant system log files for troubleshooting purposes.&lt;/li&gt;&#10;&lt;/ul&gt;&lt;p&gt;Logical volume management&lt;/p&gt;&#10;&#10;&lt;ul&gt;&lt;li&gt;Create and manage logical volumes from the command line.&lt;/li&gt;&#10;&lt;/ul&gt;&lt;p&gt;Scheduled processes&lt;/p&gt;&#10;&#10;&lt;ul&gt;&lt;li&gt;Schedule tasks to automatically execute in the future.&lt;/li&gt;&#10;&lt;/ul&gt;&lt;p&gt;Mounting network file systems&lt;/p&gt;&#10;&#10;&lt;ul&gt;&lt;li&gt;Use autofs and the command line to mount and unmount network storage with NFS and SMB.&lt;/li&gt;&#10;&lt;/ul&gt;&lt;p&gt;Firewall configuration&lt;/p&gt;&#10;&#10;&lt;ul&gt;&lt;li&gt;Configure a basic firewall.&lt;/li&gt;&#10;&lt;/ul&gt;&lt;p&gt;Virtualization and kickstart&lt;/p&gt;&#10;&#10;&lt;ul&gt;&lt;li&gt;Automate the installation of Red Hat Enterprise Linux on virtual machines with Kernel-based Virtual Machine (KVM) and libvirt.&lt;/li&gt;&#10;&lt;/ul&gt;&lt;p&gt;Managing IPv6 networking&lt;/p&gt;&#10;&#10;&lt;ul&gt;&lt;li&gt;Configure and troubleshoot basic IPv6 networking on Red Hat Enterprise Linux systems.&lt;/li&gt;&#10;&lt;/ul&gt;&lt;p&gt;Configuring link aggregation and bridging&lt;/p&gt;&#10;&#10;&lt;ul&gt;&lt;li&gt;Configure and troubleshoot advanced network interface functionality including bonding, teaming, and local software bridges.&lt;/li&gt;&#10;&lt;/ul&gt;&lt;p&gt;Controlling network port security&lt;/p&gt;&#10;&#10;&lt;ul&gt;&lt;li&gt;Permit and reject access to network services using advanced SELinux and firewalld filtering techniques.&lt;/li&gt;&#10;&lt;/ul&gt;&lt;p&gt;Managing DNS for Servers&lt;/p&gt;&#10;&#10;&lt;ul&gt;&lt;li&gt;Set and verify correct DNS records for systems and configure secure-caching DNS.&lt;/li&gt;&#10;&lt;/ul&gt;&lt;p&gt;Configuring E-mail Delivery&lt;/p&gt;&#10;&#10;&lt;ul&gt;&lt;li&gt;Relay all e-mail sent by the system to a SMTP gateway for central delivery.&lt;/li&gt;&#10;&lt;/ul&gt;&lt;p&gt;Providing block-based storage&lt;/p&gt;&#10;&#10;&lt;ul&gt;&lt;li&gt;Provide and use networked iSCSI block devices as remote disks.&lt;/li&gt;&#10;&lt;/ul&gt;&lt;p&gt;Providing file-based storage&lt;/p&gt;&#10;&#10;&lt;ul&gt;&lt;li&gt;Provide NFS exports and SMB file shares to specific systems and users.&lt;/li&gt;&#10;&lt;/ul&gt;&lt;p&gt;Configuring MariaDB databases&lt;/p&gt;&#10;&#10;&lt;ul&gt;&lt;li&gt;Provide a MariaDB SQL database for use by programs and database administrators.&lt;/li&gt;&#10;&lt;/ul&gt;&lt;p&gt;Providing Apache HTTPD Web Service&lt;/p&gt;&#10;&#10;&lt;ul&gt;&lt;li&gt;Configure Apache HTTPD to provide Transport Layer Security (TLS)-enabled websites and virtual hosts.&lt;/li&gt;&#10;&lt;/ul&gt;&lt;p&gt;Writing Bash scripts&lt;/p&gt;&#10;&#10;&lt;ul&gt;&lt;li&gt;Write simple shell scripts using Bash.&lt;/li&gt;&#10;&lt;/ul&gt;&lt;p&gt;Bash conditionals and control structures&lt;/p&gt;&#10;&#10;&lt;ul&gt;&lt;li&gt;Use Bash conditionals and other control structures to write more sophisticated shell commands and scripts.&lt;/li&gt;&#10;&lt;/ul&gt;&lt;p&gt;Configuring the shell environment&lt;/p&gt;&#10;&#10;&lt;ul&gt;&lt;li&gt;Customize Bash startup and use environment variables, Bash aliases, and Bash functions.&lt;/li&gt;&#10;&lt;/ul&gt;&lt;p&gt;Practical EXAM EX200&lt;/p&gt;&#10;&#10;&lt;p&gt;Practical EXAM EX300&lt;/p&gt;">
            <text:p>&lt;p&gt;Local and remote logins&lt;/p&gt;

&lt;ul&gt;&lt;li&gt;Review methods for accessing the system and engaging Red Hat Support.&lt;/li&gt;
&lt;/ul&gt;&lt;p&gt;File system navigation&lt;/p&gt;

&lt;ul&gt;&lt;li&gt;Copy, move, create, delete, link, and organize files while working from the Bash shell prompt.&lt;/li&gt;
&lt;/ul&gt;&lt;p&gt;Users and groups&lt;/p&gt;

&lt;ul&gt;&lt;li&gt;Manage Linux users and groups and administer local password policies.&lt;/li&gt;
&lt;/ul&gt;&lt;p&gt;File permissions&lt;/p&gt;

&lt;ul&gt;&lt;li&gt;Control access to files and directories using permissions and access control lists (ACLs).&lt;/li&gt;
&lt;/ul&gt;&lt;p&gt;SELinux permissions&lt;/p&gt;

&lt;ul&gt;&lt;li&gt;Manage the SELinux behavior of a system to keep it secure in case of a network service compromise.&lt;/li&gt;
&lt;/ul&gt;&lt;p&gt;Process management&lt;/p&gt;

&lt;ul&gt;&lt;li&gt;Evaluate and control processes running on a Red Hat Enterprise Linux system.&lt;/li&gt;
&lt;/ul&gt;&lt;p&gt;Updating software packages&lt;/p&gt;

&lt;ul&gt;&lt;li&gt;Download, install, update, and manage software packages from Red Hat and yum package repositories.&lt;/li&gt;
&lt;/ul&gt;&lt;p&gt;Creating and mounting file systems&lt;/p&gt;

&lt;ul&gt;&lt;li&gt;Create and manage disks, partitions, and filesystems from the command line.&lt;/li&gt;
&lt;/ul&gt;&lt;p&gt;Service management and boot troubleshooting&lt;/p&gt;

&lt;ul&gt;&lt;li&gt;Control and monitor system daemons and troubleshoot the Red Hat Enterprise Linux boot process.&lt;/li&gt;
&lt;/ul&gt;&lt;p&gt;Network configuration&lt;/p&gt;

&lt;ul&gt;&lt;li&gt;Configure basic IPv4 networking on Red Hat Enterprise Linux systems.&lt;/li&gt;
&lt;/ul&gt;&lt;p&gt;System logging and ntp&lt;/p&gt;

&lt;ul&gt;&lt;li&gt;Locate and accurately interpret relevant system log files for troubleshooting purposes.&lt;/li&gt;
&lt;/ul&gt;&lt;p&gt;Logical volume management&lt;/p&gt;

&lt;ul&gt;&lt;li&gt;Create and manage logical volumes from the command line.&lt;/li&gt;
&lt;/ul&gt;&lt;p&gt;Scheduled processes&lt;/p&gt;

&lt;ul&gt;&lt;li&gt;Schedule tasks to automatically execute in the future.&lt;/li&gt;
&lt;/ul&gt;&lt;p&gt;Mounting network file systems&lt;/p&gt;

&lt;ul&gt;&lt;li&gt;Use autofs and the command line to mount and unmount network storage with NFS and SMB.&lt;/li&gt;
&lt;/ul&gt;&lt;p&gt;Firewall configuration&lt;/p&gt;

&lt;ul&gt;&lt;li&gt;Configure a basic firewall.&lt;/li&gt;
&lt;/ul&gt;&lt;p&gt;Virtualization and kickstart&lt;/p&gt;

&lt;ul&gt;&lt;li&gt;Automate the installation of Red Hat Enterprise Linux on virtual machines with Kernel-based Virtual Machine (KVM) and libvirt.&lt;/li&gt;
&lt;/ul&gt;&lt;p&gt;Managing IPv6 networking&lt;/p&gt;

&lt;ul&gt;&lt;li&gt;Configure and troubleshoot basic IPv6 networking on Red Hat Enterprise Linux systems.&lt;/li&gt;
&lt;/ul&gt;&lt;p&gt;Configuring link aggregation and bridging&lt;/p&gt;

&lt;ul&gt;&lt;li&gt;Configure and troubleshoot advanced network interface functionality including bonding, teaming, and local software bridges.&lt;/li&gt;
&lt;/ul&gt;&lt;p&gt;Controlling network port security&lt;/p&gt;

&lt;ul&gt;&lt;li&gt;Permit and reject access to network services using advanced SELinux and firewalld filtering techniques.&lt;/li&gt;
&lt;/ul&gt;&lt;p&gt;Managing DNS for Servers&lt;/p&gt;

&lt;ul&gt;&lt;li&gt;Set and verify correct DNS records for systems and configure secure-caching DNS.&lt;/li&gt;
&lt;/ul&gt;&lt;p&gt;Configuring E-mail Delivery&lt;/p&gt;

&lt;ul&gt;&lt;li&gt;Relay all e-mail sent by the system to a SMTP gateway for central delivery.&lt;/li&gt;
&lt;/ul&gt;&lt;p&gt;Providing block-based storage&lt;/p&gt;

&lt;ul&gt;&lt;li&gt;Provide and use networked iSCSI block devices as remote disks.&lt;/li&gt;
&lt;/ul&gt;&lt;p&gt;Providing file-based storage&lt;/p&gt;

&lt;ul&gt;&lt;li&gt;Provide NFS exports and SMB file shares to specific systems and users.&lt;/li&gt;
&lt;/ul&gt;&lt;p&gt;Configuring MariaDB databases&lt;/p&gt;

&lt;ul&gt;&lt;li&gt;Provide a MariaDB SQL database for use by programs and database administrators.&lt;/li&gt;
&lt;/ul&gt;&lt;p&gt;Providing Apache HTTPD Web Service&lt;/p&gt;

&lt;ul&gt;&lt;li&gt;Configure Apache HTTPD to provide Transport Layer Security (TLS)-enabled websites and virtual hosts.&lt;/li&gt;
&lt;/ul&gt;&lt;p&gt;Writing Bash scripts&lt;/p&gt;

&lt;ul&gt;&lt;li&gt;Write simple shell scripts using Bash.&lt;/li&gt;
&lt;/ul&gt;&lt;p&gt;Bash conditionals and control structures&lt;/p&gt;

&lt;ul&gt;&lt;li&gt;Use Bash conditionals and other control structures to write more sophisticated shell commands and scripts.&lt;/li&gt;
&lt;/ul&gt;&lt;p&gt;Configuring the shell environment&lt;/p&gt;

&lt;ul&gt;&lt;li&gt;Customize Bash startup and use environment variables, Bash aliases, and Bash functions.&lt;/li&gt;
&lt;/ul&gt;&lt;p&gt;Practical EXAM EX200&lt;/p&gt;

&lt;p&gt;Practical EXAM EX300&lt;/p&gt;</text:p>
          </table:table-cell>
          <table:table-cell office:value-type="string" office:string-value="&lt;ul&gt;&lt;li&gt;&#10; &lt;p&gt;RHCE na RHEL6 lub wcześniejszych wersjach, którzy chcą recertyfikować się na &lt;strong&gt;RHEL7 (RHCSA i RHCE)&lt;/strong&gt;&lt;/p&gt;&#10;&#10; &lt;p&gt;Słuchacze, którzy wcześniej próbowali zdawać egzamin RHCE bez sukcesu i chcą ponownie przygotować się/przystąpić do egzaminu, odświeżając też certyfikat RHCSA na RHEL7. Słuchacze po kursach ze ścieżek RHCE (Red Hat System Administration I, II, i III lub ich odpowiedniki) chcący dodatkowo praktycznie poćwiczyć przed przystąpieniem do egzaminów RHCSA i RHCE.&lt;/p&gt;&#10; &lt;/li&gt;&#10;&lt;/ul&gt;">
            <text:p>&lt;ul&gt;&lt;li&gt;
	&lt;p&gt;RHCE na RHEL6 lub wcześniejszych wersjach, którzy chcą recertyfikować się na &lt;strong&gt;RHEL7 (RHCSA i RHCE)&lt;/strong&gt;&lt;/p&gt;

	&lt;p&gt;Słuchacze, którzy wcześniej próbowali zdawać egzamin RHCE bez sukcesu i chcą ponownie przygotować się/przystąpić do egzaminu, odświeżając też certyfikat RHCSA na RHEL7. Słuchacze po kursach ze ścieżek RHCE (Red Hat System Administration I, II, i III lub ich odpowiedniki) chcący dodatkowo praktycznie poćwiczyć przed przystąpieniem do egzaminów RHCSA i RHCE.&lt;/p&gt;
	&lt;/li&gt;
&lt;/ul&gt;</text:p>
          </table:table-cell>
          <table:table-cell office:value-type="string" office:string-value="&lt;ul&gt;&lt;li&gt;Uczestnicy &lt;strong&gt;powinni &lt;/strong&gt;mieć ukończone szkolenia z &lt;strong&gt;Red Hat System Administration I, II, i III&lt;/strong&gt; lub posiadać wiedzę równoważną.&lt;/li&gt;&#10; &lt;li&gt;Uczestnicy muszą posiadać kompetencje poziomu RHCT/RHCSA, bogate doświadczenie administracji UNIX'ami samo w sobie dla większości słuchaczy nie jest wystarczające&lt;/li&gt;&#10; &lt;li&gt;Przed uczestnictwem w kursie zalecane jest wypełnienie ankiety kwalifikacyjnej Red Hat&lt;/li&gt;&#10;&lt;/ul&gt;">
            <text:p>&lt;ul&gt;&lt;li&gt;Uczestnicy &lt;strong&gt;powinni &lt;/strong&gt;mieć ukończone szkolenia z &lt;strong&gt;Red Hat System Administration I, II, i III&lt;/strong&gt; lub posiadać wiedzę równoważną.&lt;/li&gt;
	&lt;li&gt;Uczestnicy muszą posiadać kompetencje poziomu RHCT/RHCSA, bogate doświadczenie administracji UNIX'ami samo w sobie dla większości słuchaczy nie jest wystarczające&lt;/li&gt;
	&lt;li&gt;Przed uczestnictwem w kursie zalecane jest wypełnienie ankiety kwalifikacyjnej Red Hat&lt;/li&gt;
&lt;/ul&gt;</text:p>
          </table:table-cell>
          <table:table-cell office:value-type="string" office:string-value="">
            <text:p/>
          </table:table-cell>
          <table:table-cell office:value-type="string" office:string-value="&lt;p&gt;Termin gwarantowany&lt;/p&gt;&#10;Pozwala na zdobycie kwalifikacji, wiedzy i umiejętności potwierdzonych uzyskaniem certyfikatów RHCSA (Red Hat Certified System Administrator) oraz RHCE (Red Hat Certified Engineer).&#10;&lt;p&gt;Autoryzowane materiały szkoleniowe i piśmiennicze Red Hat&lt;/p&gt;">
            <text:p>&lt;p&gt;Termin gwarantowany&lt;/p&gt;
Pozwala na zdobycie kwalifikacji, wiedzy i umiejętności potwierdzonych uzyskaniem certyfikatów RHCSA (Red Hat Certified System Administrator) oraz RHCE (Red Hat Certified Engineer).
&lt;p&gt;Autoryzowane materiały szkoleniowe i piśmiennicze Red Hat&lt;/p&gt;</text:p>
          </table:table-cell>
          <table:table-cell office:value-type="string" office:string-value="">
            <text:p/>
          </table:table-cell>
          <table:table-cell office:value-type="string" office:string-value="">
            <text:p/>
          </table:table-cell>
          <table:table-cell office:value-type="float" office:value="713400.0">
            <text:p>713400.0</text:p>
          </table:table-cell>
          <table:table-cell office:value-type="float" office:value="580000.0">
            <text:p>580000.0</text:p>
          </table:table-cell>
          <table:table-cell office:value-type="float" office:value="19280">
            <text:p>19280</text:p>
          </table:table-cell>
          <table:table-cell office:value-type="float" office:value="15675">
            <text:p>15675</text:p>
          </table:table-cell>
          <table:table-cell office:value-type="boolean" office:boolean-value="false">
            <text:p>FALSE</text:p>
          </table:table-cell>
          <table:table-cell office:value-type="float" office:value="37">
            <text:p>37</text:p>
          </table:table-cell>
          <table:table-cell office:value-type="float" office:value="1">
            <text:p>1</text:p>
          </table:table-cell>
          <table:table-cell office:value-type="float" office:value="8.0">
            <text:p>8.0</text:p>
          </table:table-cell>
          <table:table-cell office:value-type="string" office:string-value="{&quot;idKraju&quot;: null, &quot;idUlicy&quot;: null, &quot;telefon&quot;: null, &quot;nazwaKraju&quot;: null, &quot;nazwaUlicy&quot;: &quot;Świętego Józefa&quot;, &quot;kodPocztowy&quot;: null, &quot;numerLokalu&quot;: null, &quot;numerBudynku&quot;: &quot;1-3&quot;, &quot;idWojewodztwa&quot;: 1, &quot;idMiejscowosci&quot;: null, &quot;nazwaWojewodztwa&quot;: &quot;dolnośląskie&quot;, &quot;nazwaMiejscowosci&quot;: &quot;Wrocław&quot;, &quot;dlugoscGeograficzna&quot;: null, &quot;szerokoscGeograficzna&quot;: null}">
            <text:p>{"idKraju": null, "idUlicy": null, "telefon": null, "nazwaKraju": null, "nazwaUlicy": "Świętego Józefa", "kodPocztowy": null, "numerLokalu": null, "numerBudynku": "1-3", "idWojewodztwa": 1, "idMiejscowosci": null, "nazwaWojewodztwa": "dolnośląskie", "nazwaMiejscowosci": "Wrocław", "dlugoscGeograficzna": null, "szerokoscGeograficzna": null}</text:p>
          </table:table-cell>
          <table:table-cell office:value-type="string" office:string-value="{&quot;id&quot;: 7370, &quot;logo&quot;: {&quot;url&quot;: &quot;https://uslugirozwojowe.parp.gov.pl/api/file/preview?token=%242a%2406%24XUTNW%2FIPbr3HHQiY3QIYcO&quot;, &quot;nazwa&quot;: &quot;OSEC_Logo.png&quot;, &quot;rozszerzenie&quot;: null}, &quot;nazwa&quot;: &quot;OSEC Spółka z ograniczoną odpowiedzialnością&quot;}">
            <text:p>{"id": 7370, "logo": {"url": "https://uslugirozwojowe.parp.gov.pl/api/file/preview?token=%242a%2406%24XUTNW%2FIPbr3HHQiY3QIYcO", "nazwa": "OSEC_Logo.png", "rozszerzenie": null}, "nazwa": "OSEC Spółka z ograniczoną odpowiedzialnością"}</text:p>
          </table:table-cell>
          <table:table-cell office:value-type="string" office:string-value="{&quot;email&quot;: &quot;info@osec.pl&quot;, &quot;telefon&quot;: &quot;+48 22 861 96 04&quot;, &quot;zdjecie&quot;: null, &quot;imieNazwisko&quot;: &quot;Dział handlowy&quot;}">
            <text:p>{"email": "info@osec.pl", "telefon": "+48 22 861 96 04", "zdjecie": null, "imieNazwisko": "Dział handlowy"}</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95, &quot;adres&quot;: {&quot;idKraju&quot;: null, &quot;idUlicy&quot;: null, &quot;telefon&quot;: null, &quot;nazwaKraju&quot;: null, &quot;nazwaUlicy&quot;: &quot;Świętego Józefa&quot;, &quot;kodPocztowy&quot;: null, &quot;numerLokalu&quot;: null, &quot;numerBudynku&quot;: &quot;1-3&quot;, &quot;idWojewodztwa&quot;: 1, &quot;idMiejscowosci&quot;: null, &quot;nazwaWojewodztwa&quot;: &quot;dolnośląskie&quot;, &quot;nazwaMiejscowosci&quot;: &quot;Wrocław&quot;, &quot;dlugoscGeograficzna&quot;: null, &quot;szerokoscGeograficzna&quot;: null}, &quot;numer&quot;: &quot;2016/11/02/7370/22595&quot;, &quot;ocena&quot;: {&quot;liczbaOcen&quot;: 0, &quot;sredniaZOcen&quot;: 0.0}, &quot;tytul&quot;: &quot;[OSEC] RH300 RHCE Certification Lab with RHCSA and RHCE Exams na RHEL7 - Wrocław&quot;, &quot;status&quot;: &quot;ZREALIZOWANA&quot;, &quot;efektUslugi&quot;: null, &quot;celBiznesowy&quot;: &quot;Pozyskanie specjalisty z kompetencjami pod uzyskanie certyfikatów Red Hat Certified System Administrator (RHCSA) oraz Red Hat Certified Engineer (RHCE) w bardzo szybkim tempie. W trakcie 4-dni zajęć organizacja pozyskuje kompetencje dwóch kursów: RHCSA [Red Hat Certified System Administrator] Rapid Track (RH199) i Red Hat System Administration III (RH254). Ważny jest odpowiedni poziom wiedzy początkowej i doświadczenia słuchacza.&quot;, &quot;liczbaGodzin&quot;: 37, &quot;celEdukacyjny&quot;: &quot;Pozyskanie umiejętności niezbędnych do starania się o tytuł Red Hat Certified Engineer (RHCE). Przygotowanie do zdawania egzaminów EX200 (do certyfikatu RHCSA) oraz EX300 (do certyfikatu RHCE).&quot;, &quot;dostawcaUslug&quot;: {&quot;id&quot;: 7370, &quot;logo&quot;: {&quot;url&quot;: &quot;https://uslugirozwojowe.parp.gov.pl/api/file/preview?token=%242a%2406%24XUTNW%2FIPbr3HHQiY3QIYcO&quot;, &quot;nazwa&quot;: &quot;OSEC_Logo.png&quot;, &quot;rozszerzenie&quot;: null}, &quot;nazwa&quot;: &quot;OSEC Spółka z ograniczoną odpowiedzialnością&quot;}, &quot;grupaDocelowa&quot;: &quot;&lt;ul&gt;&lt;li&gt;\n\t&lt;p&gt;RHCE na RHEL6 lub wcześniejszych wersjach, którzy chcą recertyfikować się na &lt;strong&gt;RHEL7 (RHCSA i RHCE)&lt;/strong&gt;&lt;/p&gt;\n\n\t&lt;p&gt;Słuchacze, którzy wcześniej próbowali zdawać egzamin RHCE bez sukcesu i chcą ponownie przygotować się/przystąpić do egzaminu, odświeżając też certyfikat RHCSA na RHEL7. Słuchacze po kursach ze ścieżek RHCE (Red Hat System Administration I, II, i III lub ich odpowiedniki) chcący dodatkowo praktycznie poćwiczyć przed przystąpieniem do egzaminów RHCSA i RHCE.&lt;/p&gt;\n\t&lt;/li&gt;\n&lt;/ul&gt;&quot;, &quot;kodyDostepowe&quot;: null, &quot;programUslugi&quot;: &quot;&lt;p&gt;Local and remote logins&lt;/p&gt;\n\n&lt;ul&gt;&lt;li&gt;Review methods for accessing the system and engaging Red Hat Support.&lt;/li&gt;\n&lt;/ul&gt;&lt;p&gt;File system navigation&lt;/p&gt;\n\n&lt;ul&gt;&lt;li&gt;Copy, move, create, delete, link, and organize files while working from the Bash shell prompt.&lt;/li&gt;\n&lt;/ul&gt;&lt;p&gt;Users and groups&lt;/p&gt;\n\n&lt;ul&gt;&lt;li&gt;Manage Linux users and groups and administer local password policies.&lt;/li&gt;\n&lt;/ul&gt;&lt;p&gt;File permissions&lt;/p&gt;\n\n&lt;ul&gt;&lt;li&gt;Control access to files and directories using permissions and access control lists (ACLs).&lt;/li&gt;\n&lt;/ul&gt;&lt;p&gt;SELinux permissions&lt;/p&gt;\n\n&lt;ul&gt;&lt;li&gt;Manage the SELinux behavior of a system to keep it secure in case of a network service compromise.&lt;/li&gt;\n&lt;/ul&gt;&lt;p&gt;Process management&lt;/p&gt;\n\n&lt;ul&gt;&lt;li&gt;Evaluate and control processes running on a Red Hat Enterprise Linux system.&lt;/li&gt;\n&lt;/ul&gt;&lt;p&gt;Updating software packages&lt;/p&gt;\n\n&lt;ul&gt;&lt;li&gt;Download, install, update, and manage software packages from Red Hat and yum package repositories.&lt;/li&gt;\n&lt;/ul&gt;&lt;p&gt;Creating and mounting file systems&lt;/p&gt;\n\n&lt;ul&gt;&lt;li&gt;Create and manage disks, partitions, and filesystems from the command line.&lt;/li&gt;\n&lt;/ul&gt;&lt;p&gt;Service management and boot troubleshooting&lt;/p&gt;\n\n&lt;ul&gt;&lt;li&gt;Control and monitor system daemons and troubleshoot the Red Hat Enterprise Linux boot process.&lt;/li&gt;\n&lt;/ul&gt;&lt;p&gt;Network configuration&lt;/p&gt;\n\n&lt;ul&gt;&lt;li&gt;Configure basic IPv4 networking on Red Hat Enterprise Linux systems.&lt;/li&gt;\n&lt;/ul&gt;&lt;p&gt;System logging and ntp&lt;/p&gt;\n\n&lt;ul&gt;&lt;li&gt;Locate and accurately interpret relevant system log files for troubleshooting purposes.&lt;/li&gt;\n&lt;/ul&gt;&lt;p&gt;Logical volume management&lt;/p&gt;\n\n&lt;ul&gt;&lt;li&gt;Create and manage logical volumes from the command line.&lt;/li&gt;\n&lt;/ul&gt;&lt;p&gt;Scheduled processes&lt;/p&gt;\n\n&lt;ul&gt;&lt;li&gt;Schedule tasks to automatically execute in the future.&lt;/li&gt;\n&lt;/ul&gt;&lt;p&gt;Mounting network file systems&lt;/p&gt;\n\n&lt;ul&gt;&lt;li&gt;Use autofs and the command line to mount and unmount network storage with NFS and SMB.&lt;/li&gt;\n&lt;/ul&gt;&lt;p&gt;Firewall configuration&lt;/p&gt;\n\n&lt;ul&gt;&lt;li&gt;Configure a basic firewall.&lt;/li&gt;\n&lt;/ul&gt;&lt;p&gt;Virtualization and kickstart&lt;/p&gt;\n\n&lt;ul&gt;&lt;li&gt;Automate the installation of Red Hat Enterprise Linux on virtual machines with Kernel-based Virtual Machine (KVM) and libvirt.&lt;/li&gt;\n&lt;/ul&gt;&lt;p&gt;Managing IPv6 networking&lt;/p&gt;\n\n&lt;ul&gt;&lt;li&gt;Configure and troubleshoot basic IPv6 networking on Red Hat Enterprise Linux systems.&lt;/li&gt;\n&lt;/ul&gt;&lt;p&gt;Configuring link aggregation and bridging&lt;/p&gt;\n\n&lt;ul&gt;&lt;li&gt;Configure and troubleshoot advanced network interface functionality including bonding, teaming, and local software bridges.&lt;/li&gt;\n&lt;/ul&gt;&lt;p&gt;Controlling network port security&lt;/p&gt;\n\n&lt;ul&gt;&lt;li&gt;Permit and reject access to network services using advanced SELinux and firewalld filtering techniques.&lt;/li&gt;\n&lt;/ul&gt;&lt;p&gt;Managing DNS for Servers&lt;/p&gt;\n\n&lt;ul&gt;&lt;li&gt;Set and verify correct DNS records for systems and configure secure-caching DNS.&lt;/li&gt;\n&lt;/ul&gt;&lt;p&gt;Configuring E-mail Delivery&lt;/p&gt;\n\n&lt;ul&gt;&lt;li&gt;Relay all e-mail sent by the system to a SMTP gateway for central delivery.&lt;/li&gt;\n&lt;/ul&gt;&lt;p&gt;Providing block-based storage&lt;/p&gt;\n\n&lt;ul&gt;&lt;li&gt;Provide and use networked iSCSI block devices as remote disks.&lt;/li&gt;\n&lt;/ul&gt;&lt;p&gt;Providing file-based storage&lt;/p&gt;\n\n&lt;ul&gt;&lt;li&gt;Provide NFS exports and SMB file shares to specific systems and users.&lt;/li&gt;\n&lt;/ul&gt;&lt;p&gt;Configuring MariaDB databases&lt;/p&gt;\n\n&lt;ul&gt;&lt;li&gt;Provide a MariaDB SQL database for use by programs and database administrators.&lt;/li&gt;\n&lt;/ul&gt;&lt;p&gt;Providing Apache HTTPD Web Service&lt;/p&gt;\n\n&lt;ul&gt;&lt;li&gt;Configure Apache HTTPD to provide Transport Layer Security (TLS)-enabled websites and virtual hosts.&lt;/li&gt;\n&lt;/ul&gt;&lt;p&gt;Writing Bash scripts&lt;/p&gt;\n\n&lt;ul&gt;&lt;li&gt;Write simple shell scripts using Bash.&lt;/li&gt;\n&lt;/ul&gt;&lt;p&gt;Bash conditionals and control structures&lt;/p&gt;\n\n&lt;ul&gt;&lt;li&gt;Use Bash conditionals and other control structures to write more sophisticated shell commands and scripts.&lt;/li&gt;\n&lt;/ul&gt;&lt;p&gt;Configuring the shell environment&lt;/p&gt;\n\n&lt;ul&gt;&lt;li&gt;Customize Bash startup and use environment variables, Bash aliases, and Bash functions.&lt;/li&gt;\n&lt;/ul&gt;&lt;p&gt;Practical EXAM EX200&lt;/p&gt;\n\n&lt;p&gt;Practical EXAM EX300&lt;/p&gt;&quot;, &quot;listaProjektow&quot;: [], &quot;idRodzajuUslugi&quot;: 144, &quot;kwalifikacjeKuz&quot;: [], &quot;osobaKontaktowa&quot;: {&quot;email&quot;: &quot;info@osec.pl&quot;, &quot;telefon&quot;: &quot;+48 22 861 96 04&quot;, &quot;zdjecie&quot;: null, &quot;imieNazwisko&quot;: &quot;Dział handlowy&quot;}, &quot;zakresUprawnien&quot;: null, &quot;efektyUczeniaSie&quot;: null, &quot;inneKwalifikacje&quot;: [], &quot;cenaNettoZaUsluge&quot;: null, &quot;idKategoriiUslugi&quot;: 479, &quot;idKwalifikacjiKkz&quot;: null, &quot;idKwalifikacjiZrk&quot;: null, &quot;warunkiTechniczne&quot;: null, &quot;cenaBruttoZaUsluge&quot;: null, &quot;cenaNettoZaGodzine&quot;: 15675, &quot;idFormySwiadczenia&quot;: 1, &quot;idPodrodzajuUslugi&quot;: 145, &quot;warunkiLogistyczne&quot;: [], &quot;cenaBruttoZaGodzine&quot;: 19280, &quot;formyDofinansowania&quot;: [], &quot;informacjeDodatkowe&quot;: &quot;&lt;p&gt;Termin gwarantowany&lt;/p&gt;\nPozwala na zdobycie kwalifikacji, wiedzy i umiejętności potwierdzonych uzyskaniem certyfikatów RHCSA (Red Hat Certified System Administrator) oraz RHCE (Red Hat Certified Engineer).\n&lt;p&gt;Autoryzowane materiały szkoleniowe i piśmiennicze Red Hat&lt;/p&gt;&quot;, &quot;kosztWalidacjiNetto&quot;: null, &quot;warunkiUczestnictwa&quot;: &quot;&lt;ul&gt;&lt;li&gt;Uczestnicy &lt;strong&gt;powinni &lt;/strong&gt;mieć ukończone szkolenia z &lt;strong&gt;Red Hat System Administration I, II, i III&lt;/strong&gt; lub posiadać wiedzę równoważną.&lt;/li&gt;\n\t&lt;li&gt;Uczestnicy muszą posiadać kompetencje poziomu RHCT/RHCSA, bogate doświadczenie administracji UNIX'ami samo w sobie dla większości słuchaczy nie jest wystarczające&lt;/li&gt;\n\t&lt;li&gt;Przed uczestnictwem w kursie zalecane jest wypełnienie ankiety kwalifikacyjnej Red Hat&lt;/li&gt;\n&lt;/ul&gt;&quot;, &quot;idPodkategoriiUslugi&quot;: 542, &quot;kosztWalidacjiBrutto&quot;: null, &quot;cenaNettoZaUczestnika&quot;: 580000, &quot;dataRozpoczeciaUslugi&quot;: &quot;2016-12-05T00:00:00+01:00&quot;, &quot;dataZakonczeniaUslugi&quot;: &quot;2016-12-09T00:00:00+01:00&quot;, &quot;cenaBruttoZaUczestnika&quot;: 713400, &quot;czyUslugaDofinansowana&quot;: true, &quot;materialyDlaUczestnikow&quot;: null, &quot;kosztCertyfikowaniaNetto&quot;: null, &quot;czyCenaDotyczyCalejUslugi&quot;: false, &quot;dataZakonczeniaRekrutacji&quot;: &quot;2016-12-02T00:00:00+01:00&quot;, &quot;kosztCertyfikowaniaBrutto&quot;: null, &quot;minimalnaLiczbaUczestnikow&quot;: 1, &quot;szczegolyMiejscaRealizacji&quot;: &quot;OSEC Wrocław w WenderEdu Business Center&quot;, &quot;maksymalnaLiczbaUczestnikow&quot;: 8,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95, "adres": {"idKraju": null, "idUlicy": null, "telefon": null, "nazwaKraju": null, "nazwaUlicy": "Świętego Józefa", "kodPocztowy": null, "numerLokalu": null, "numerBudynku": "1-3", "idWojewodztwa": 1, "idMiejscowosci": null, "nazwaWojewodztwa": "dolnośląskie", "nazwaMiejscowosci": "Wrocław", "dlugoscGeograficzna": null, "szerokoscGeograficzna": null}, "numer": "2016/11/02/7370/22595", "ocena": {"liczbaOcen": 0, "sredniaZOcen": 0.0}, "tytul": "[OSEC] RH300 RHCE Certification Lab with RHCSA and RHCE Exams na RHEL7 - Wrocław", "status": "ZREALIZOWANA", "efektUslugi": null, "celBiznesowy": "Pozyskanie specjalisty z kompetencjami pod uzyskanie certyfikatów Red Hat Certified System Administrator (RHCSA) oraz Red Hat Certified Engineer (RHCE) w bardzo szybkim tempie. W trakcie 4-dni zajęć organizacja pozyskuje kompetencje dwóch kursów: RHCSA [Red Hat Certified System Administrator] Rapid Track (RH199) i Red Hat System Administration III (RH254). Ważny jest odpowiedni poziom wiedzy początkowej i doświadczenia słuchacza.", "liczbaGodzin": 37, "celEdukacyjny": "Pozyskanie umiejętności niezbędnych do starania się o tytuł Red Hat Certified Engineer (RHCE). Przygotowanie do zdawania egzaminów EX200 (do certyfikatu RHCSA) oraz EX300 (do certyfikatu RHCE).", "dostawcaUslug": {"id": 7370, "logo": {"url": "https://uslugirozwojowe.parp.gov.pl/api/file/preview?token=%242a%2406%24XUTNW%2FIPbr3HHQiY3QIYcO", "nazwa": "OSEC_Logo.png", "rozszerzenie": null}, "nazwa": "OSEC Spółka z ograniczoną odpowiedzialnością"}, "grupaDocelowa": "&lt;ul&gt;&lt;li&gt;\n\t&lt;p&gt;RHCE na RHEL6 lub wcześniejszych wersjach, którzy chcą recertyfikować się na &lt;strong&gt;RHEL7 (RHCSA i RHCE)&lt;/strong&gt;&lt;/p&gt;\n\n\t&lt;p&gt;Słuchacze, którzy wcześniej próbowali zdawać egzamin RHCE bez sukcesu i chcą ponownie przygotować się/przystąpić do egzaminu, odświeżając też certyfikat RHCSA na RHEL7. Słuchacze po kursach ze ścieżek RHCE (Red Hat System Administration I, II, i III lub ich odpowiedniki) chcący dodatkowo praktycznie poćwiczyć przed przystąpieniem do egzaminów RHCSA i RHCE.&lt;/p&gt;\n\t&lt;/li&gt;\n&lt;/ul&gt;", "kodyDostepowe": null, "programUslugi": "&lt;p&gt;Local and remote logins&lt;/p&gt;\n\n&lt;ul&gt;&lt;li&gt;Review methods for accessing the system and engaging Red Hat Support.&lt;/li&gt;\n&lt;/ul&gt;&lt;p&gt;File system navigation&lt;/p&gt;\n\n&lt;ul&gt;&lt;li&gt;Copy, move, create, delete, link, and organize files while working from the Bash shell prompt.&lt;/li&gt;\n&lt;/ul&gt;&lt;p&gt;Users and groups&lt;/p&gt;\n\n&lt;ul&gt;&lt;li&gt;Manage Linux users and groups and administer local password policies.&lt;/li&gt;\n&lt;/ul&gt;&lt;p&gt;File permissions&lt;/p&gt;\n\n&lt;ul&gt;&lt;li&gt;Control access to files and directories using permissions and access control lists (ACLs).&lt;/li&gt;\n&lt;/ul&gt;&lt;p&gt;SELinux permissions&lt;/p&gt;\n\n&lt;ul&gt;&lt;li&gt;Manage the SELinux behavior of a system to keep it secure in case of a network service compromise.&lt;/li&gt;\n&lt;/ul&gt;&lt;p&gt;Process management&lt;/p&gt;\n\n&lt;ul&gt;&lt;li&gt;Evaluate and control processes running on a Red Hat Enterprise Linux system.&lt;/li&gt;\n&lt;/ul&gt;&lt;p&gt;Updating software packages&lt;/p&gt;\n\n&lt;ul&gt;&lt;li&gt;Download, install, update, and manage software packages from Red Hat and yum package repositories.&lt;/li&gt;\n&lt;/ul&gt;&lt;p&gt;Creating and mounting file systems&lt;/p&gt;\n\n&lt;ul&gt;&lt;li&gt;Create and manage disks, partitions, and filesystems from the command line.&lt;/li&gt;\n&lt;/ul&gt;&lt;p&gt;Service management and boot troubleshooting&lt;/p&gt;\n\n&lt;ul&gt;&lt;li&gt;Control and monitor system daemons and troubleshoot the Red Hat Enterprise Linux boot process.&lt;/li&gt;\n&lt;/ul&gt;&lt;p&gt;Network configuration&lt;/p&gt;\n\n&lt;ul&gt;&lt;li&gt;Configure basic IPv4 networking on Red Hat Enterprise Linux systems.&lt;/li&gt;\n&lt;/ul&gt;&lt;p&gt;System logging and ntp&lt;/p&gt;\n\n&lt;ul&gt;&lt;li&gt;Locate and accurately interpret relevant system log files for troubleshooting purposes.&lt;/li&gt;\n&lt;/ul&gt;&lt;p&gt;Logical volume management&lt;/p&gt;\n\n&lt;ul&gt;&lt;li&gt;Create and manage logical volumes from the command line.&lt;/li&gt;\n&lt;/ul&gt;&lt;p&gt;Scheduled processes&lt;/p&gt;\n\n&lt;ul&gt;&lt;li&gt;Schedule tasks to automatically execute in the future.&lt;/li&gt;\n&lt;/ul&gt;&lt;p&gt;Mounting network file systems&lt;/p&gt;\n\n&lt;ul&gt;&lt;li&gt;Use autofs and the command line to mount and unmount network storage with NFS and SMB.&lt;/li&gt;\n&lt;/ul&gt;&lt;p&gt;Firewall configuration&lt;/p&gt;\n\n&lt;ul&gt;&lt;li&gt;Configure a basic firewall.&lt;/li&gt;\n&lt;/ul&gt;&lt;p&gt;Virtualization and kickstart&lt;/p&gt;\n\n&lt;ul&gt;&lt;li&gt;Automate the installation of Red Hat Enterprise Linux on virtual machines with Kernel-based Virtual Machine (KVM) and libvirt.&lt;/li&gt;\n&lt;/ul&gt;&lt;p&gt;Managing IPv6 networking&lt;/p&gt;\n\n&lt;ul&gt;&lt;li&gt;Configure and troubleshoot basic IPv6 networking on Red Hat Enterprise Linux systems.&lt;/li&gt;\n&lt;/ul&gt;&lt;p&gt;Configuring link aggregation and bridging&lt;/p&gt;\n\n&lt;ul&gt;&lt;li&gt;Configure and troubleshoot advanced network interface functionality including bonding, teaming, and local software bridges.&lt;/li&gt;\n&lt;/ul&gt;&lt;p&gt;Controlling network port security&lt;/p&gt;\n\n&lt;ul&gt;&lt;li&gt;Permit and reject access to network services using advanced SELinux and firewalld filtering techniques.&lt;/li&gt;\n&lt;/ul&gt;&lt;p&gt;Managing DNS for Servers&lt;/p&gt;\n\n&lt;ul&gt;&lt;li&gt;Set and verify correct DNS records for systems and configure secure-caching DNS.&lt;/li&gt;\n&lt;/ul&gt;&lt;p&gt;Configuring E-mail Delivery&lt;/p&gt;\n\n&lt;ul&gt;&lt;li&gt;Relay all e-mail sent by the system to a SMTP gateway for central delivery.&lt;/li&gt;\n&lt;/ul&gt;&lt;p&gt;Providing block-based storage&lt;/p&gt;\n\n&lt;ul&gt;&lt;li&gt;Provide and use networked iSCSI block devices as remote disks.&lt;/li&gt;\n&lt;/ul&gt;&lt;p&gt;Providing file-based storage&lt;/p&gt;\n\n&lt;ul&gt;&lt;li&gt;Provide NFS exports and SMB file shares to specific systems and users.&lt;/li&gt;\n&lt;/ul&gt;&lt;p&gt;Configuring MariaDB databases&lt;/p&gt;\n\n&lt;ul&gt;&lt;li&gt;Provide a MariaDB SQL database for use by programs and database administrators.&lt;/li&gt;\n&lt;/ul&gt;&lt;p&gt;Providing Apache HTTPD Web Service&lt;/p&gt;\n\n&lt;ul&gt;&lt;li&gt;Configure Apache HTTPD to provide Transport Layer Security (TLS)-enabled websites and virtual hosts.&lt;/li&gt;\n&lt;/ul&gt;&lt;p&gt;Writing Bash scripts&lt;/p&gt;\n\n&lt;ul&gt;&lt;li&gt;Write simple shell scripts using Bash.&lt;/li&gt;\n&lt;/ul&gt;&lt;p&gt;Bash conditionals and control structures&lt;/p&gt;\n\n&lt;ul&gt;&lt;li&gt;Use Bash conditionals and other control structures to write more sophisticated shell commands and scripts.&lt;/li&gt;\n&lt;/ul&gt;&lt;p&gt;Configuring the shell environment&lt;/p&gt;\n\n&lt;ul&gt;&lt;li&gt;Customize Bash startup and use environment variables, Bash aliases, and Bash functions.&lt;/li&gt;\n&lt;/ul&gt;&lt;p&gt;Practical EXAM EX200&lt;/p&gt;\n\n&lt;p&gt;Practical EXAM EX300&lt;/p&gt;", "listaProjektow": [], "idRodzajuUslugi": 144, "kwalifikacjeKuz": [], "osobaKontaktowa": {"email": "info@osec.pl", "telefon": "+48 22 861 96 04", "zdjecie": null, "imieNazwisko": "Dział handlowy"}, "zakresUprawnien": null, "efektyUczeniaSie": null, "inneKwalifikacje": [], "cenaNettoZaUsluge": null, "idKategoriiUslugi": 479, "idKwalifikacjiKkz": null, "idKwalifikacjiZrk": null, "warunkiTechniczne": null, "cenaBruttoZaUsluge": null, "cenaNettoZaGodzine": 15675, "idFormySwiadczenia": 1, "idPodrodzajuUslugi": 145, "warunkiLogistyczne": [], "cenaBruttoZaGodzine": 19280, "formyDofinansowania": [], "informacjeDodatkowe": "&lt;p&gt;Termin gwarantowany&lt;/p&gt;\nPozwala na zdobycie kwalifikacji, wiedzy i umiejętności potwierdzonych uzyskaniem certyfikatów RHCSA (Red Hat Certified System Administrator) oraz RHCE (Red Hat Certified Engineer).\n&lt;p&gt;Autoryzowane materiały szkoleniowe i piśmiennicze Red Hat&lt;/p&gt;", "kosztWalidacjiNetto": null, "warunkiUczestnictwa": "&lt;ul&gt;&lt;li&gt;Uczestnicy &lt;strong&gt;powinni &lt;/strong&gt;mieć ukończone szkolenia z &lt;strong&gt;Red Hat System Administration I, II, i III&lt;/strong&gt; lub posiadać wiedzę równoważną.&lt;/li&gt;\n\t&lt;li&gt;Uczestnicy muszą posiadać kompetencje poziomu RHCT/RHCSA, bogate doświadczenie administracji UNIX'ami samo w sobie dla większości słuchaczy nie jest wystarczające&lt;/li&gt;\n\t&lt;li&gt;Przed uczestnictwem w kursie zalecane jest wypełnienie ankiety kwalifikacyjnej Red Hat&lt;/li&gt;\n&lt;/ul&gt;", "idPodkategoriiUslugi": 542, "kosztWalidacjiBrutto": null, "cenaNettoZaUczestnika": 580000, "dataRozpoczeciaUslugi": "2016-12-05T00:00:00+01:00", "dataZakonczeniaUslugi": "2016-12-09T00:00:00+01:00", "cenaBruttoZaUczestnika": 713400, "czyUslugaDofinansowana": true, "materialyDlaUczestnikow": null, "kosztCertyfikowaniaNetto": null, "czyCenaDotyczyCalejUslugi": false, "dataZakonczeniaRekrutacji": "2016-12-02T00:00:00+01:00", "kosztCertyfikowaniaBrutto": null, "minimalnaLiczbaUczestnikow": 1, "szczegolyMiejscaRealizacji": "OSEC Wrocław w WenderEdu Business Center", "maksymalnaLiczbaUczestnikow": 8,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55.576794">
            <text:p>2025-12-16 15:53:55.576794</text:p>
          </table:table-cell>
          <table:table-cell office:value-type="string" office:string-value="2025-12-16 15:53:55.576794">
            <text:p>2025-12-16 15:53:55.576794</text:p>
          </table:table-cell>
        </table:table-row>
        <table:table-row>
          <table:table-cell office:value-type="float" office:value="22628">
            <text:p>22628</text:p>
          </table:table-cell>
          <table:table-cell office:value-type="string" office:string-value="2016/11/02/7356/22628">
            <text:p>2016/11/02/7356/22628</text:p>
          </table:table-cell>
          <table:table-cell office:value-type="string" office:string-value="Obsługa i konserwacja suwnic">
            <text:p>Obsługa i konserwacja suwnic</text:p>
          </table:table-cell>
          <table:table-cell office:value-type="string" office:string-value="ZREALIZOWANA">
            <text:p>ZREALIZOWANA</text:p>
          </table:table-cell>
          <table:table-cell office:value-type="string" office:string-value="2016-11-04 00:00:00">
            <text:p>2016-11-04 00:00:00</text:p>
          </table:table-cell>
          <table:table-cell office:value-type="string" office:string-value="2016-11-24 00:00:00">
            <text:p>2016-11-24 00:00:00</text:p>
          </table:table-cell>
          <table:table-cell office:value-type="string" office:string-value="2016-11-04 00:00:00">
            <text:p>2016-11-04 00:00:00</text:p>
          </table:table-cell>
          <table:table-cell office:value-type="float" office:value="454">
            <text:p>454</text:p>
          </table:table-cell>
          <table:table-cell office:value-type="float" office:value="466">
            <text:p>466</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Przyuczenie do zawodu osób ubiegających się o zaświadczenie kwalifikacyjne do obsługi i konserwacji suwnic oraz przygotowanie do egzaminu kwalifikacyjnego.">
            <text:p>Przyuczenie do zawodu osób ubiegających się o zaświadczenie kwalifikacyjne do obsługi i konserwacji suwnic oraz przygotowanie do egzaminu kwalifikacyjnego.</text:p>
          </table:table-cell>
          <table:table-cell office:value-type="string" office:string-value="">
            <text:p/>
          </table:table-cell>
          <table:table-cell office:value-type="string" office:string-value="">
            <text:p/>
          </table:table-cell>
          <table:table-cell office:value-type="string" office:string-value="&lt;p&gt; &lt;/p&gt;&#10;&#10;&lt;p&gt;1.Bezpieczeństwo i higiena pracy&lt;/p&gt;&#10;&#10;&lt;p&gt;2.Ogólne wiadomości o dźwignicach&lt;/p&gt;&#10;&#10;&lt;p&gt;3.Maszynoznawstwo specjalistyczne&lt;/p&gt;&#10;&#10;&lt;p&gt;4.Eksploatacja suwnic&lt;/p&gt;&#10;&#10;&lt;p&gt;5.Wiadomości o dozorze technicznym&lt;/p&gt;&#10;&#10;&lt;p&gt;6.Obowiązki konserwatora suwnic&lt;/p&gt;&#10;&#10;&lt;p&gt;7.Obsługa suwnic&lt;/p&gt;&#10;&#10;&lt;p&gt;8.Konserwacja suwnic- zajęcia praktyczne&lt;/p&gt;&#10;&#10;&lt;p&gt;9.Zajęcia praktyczne –obsługa suwnic&lt;/p&gt;&#10;&#10;&lt;p&gt;Egzamin: 28.11.2016&lt;/p&gt;&#10;&#10;&lt;p&gt; &lt;/p&gt;">
            <text:p>&lt;p&gt; &lt;/p&gt;

&lt;p&gt;1.Bezpieczeństwo i higiena pracy&lt;/p&gt;

&lt;p&gt;2.Ogólne wiadomości o dźwignicach&lt;/p&gt;

&lt;p&gt;3.Maszynoznawstwo specjalistyczne&lt;/p&gt;

&lt;p&gt;4.Eksploatacja suwnic&lt;/p&gt;

&lt;p&gt;5.Wiadomości o dozorze technicznym&lt;/p&gt;

&lt;p&gt;6.Obowiązki konserwatora suwnic&lt;/p&gt;

&lt;p&gt;7.Obsługa suwnic&lt;/p&gt;

&lt;p&gt;8.Konserwacja suwnic- zajęcia praktyczne&lt;/p&gt;

&lt;p&gt;9.Zajęcia praktyczne –obsługa suwnic&lt;/p&gt;

&lt;p&gt;Egzamin: 28.11.2016&lt;/p&gt;

&lt;p&gt; &lt;/p&gt;</text:p>
          </table:table-cell>
          <table:table-cell office:value-type="string" office:string-value="&lt;p&gt;Kurs przeznaczony dla wszystkich osób zatrudnionych na stanowiskach pracy realizujących operacje transportu pionowego z wykorzystaniem suwnic, wciągników i wciągarek.&lt;/p&gt;">
            <text:p>&lt;p&gt;Kurs przeznaczony dla wszystkich osób zatrudnionych na stanowiskach pracy realizujących operacje transportu pionowego z wykorzystaniem suwnic, wciągników i wciągarek.&lt;/p&gt;</text:p>
          </table:table-cell>
          <table:table-cell office:value-type="string" office:string-value="&lt;p&gt;- wykształcenie zawodowe&lt;/p&gt;&#10;&#10;&lt;p&gt;- ukończone 18 lat&lt;/p&gt;&#10;&#10;&lt;p&gt;- zaświadczenie lekarskie o braku przeciwwskazań zdrowotnych do podjęcia nauki zawodu&lt;/p&gt;">
            <text:p>&lt;p&gt;- wykształcenie zawodowe&lt;/p&gt;

&lt;p&gt;- ukończone 18 lat&lt;/p&gt;

&lt;p&gt;- zaświadczenie lekarskie o braku przeciwwskazań zdrowotnych do podjęcia nauki zawodu&lt;/p&gt;</text:p>
          </table:table-cell>
          <table:table-cell office:value-type="string" office:string-value="">
            <text:p/>
          </table:table-cell>
          <table:table-cell office:value-type="string" office:string-value="&lt;p&gt;Szkolenie zakończone jest egzaminem wewnętrznym przed Komisją ZDZ oraz zewnętrznym przed Komisją Urzędu Dozoru Technicznego.&lt;/p&gt;&#10;-zaświadczenie: zgodnie z Rozporządzeniem Ministra Edukacji i Nauki  z dnia 11 stycznia  2012r w sprawie kształcenia ustawicznego w formach pozaszkolnych (jt. Dz. U z 2014r. poz. 622) +suplement &#10;- zaświadczenie kwalifikacyjne wydane przez Urząd Dozoru Technicznego uprawniające do obsługi i konserwacji suwnic&#10;&lt;p&gt;Każdy z uczestników szkolenia otrzymuje materiały piśmiennicze.&lt;/p&gt;">
            <text:p>&lt;p&gt;Szkolenie zakończone jest egzaminem wewnętrznym przed Komisją ZDZ oraz zewnętrznym przed Komisją Urzędu Dozoru Technicznego.&lt;/p&gt;
-zaświadczenie: zgodnie z Rozporządzeniem Ministra Edukacji i Nauki  z dnia 11 stycznia  2012r w sprawie kształcenia ustawicznego w formach pozaszkolnych (jt. Dz. U z 2014r. poz. 622) +suplement 
- zaświadczenie kwalifikacyjne wydane przez Urząd Dozoru Technicznego uprawniające do obsługi i konserwacji suwnic
&lt;p&gt;Każdy z uczestników szkolenia otrzymuje materiały piśmiennicze.&lt;/p&gt;</text:p>
          </table:table-cell>
          <table:table-cell office:value-type="string" office:string-value="">
            <text:p/>
          </table:table-cell>
          <table:table-cell office:value-type="string" office:string-value="">
            <text:p/>
          </table:table-cell>
          <table:table-cell office:value-type="float" office:value="150400.0">
            <text:p>150400.0</text:p>
          </table:table-cell>
          <table:table-cell office:value-type="float" office:value="150400.0">
            <text:p>150400.0</text:p>
          </table:table-cell>
          <table:table-cell office:value-type="float" office:value="3132">
            <text:p>3132</text:p>
          </table:table-cell>
          <table:table-cell office:value-type="float" office:value="3132">
            <text:p>3132</text:p>
          </table:table-cell>
          <table:table-cell office:value-type="boolean" office:boolean-value="false">
            <text:p>FALSE</text:p>
          </table:table-cell>
          <table:table-cell office:value-type="float" office:value="48">
            <text:p>48</text:p>
          </table:table-cell>
          <table:table-cell office:value-type="float" office:value="1">
            <text:p>1</text:p>
          </table:table-cell>
          <table:table-cell office:value-type="string" office:string-value="">
            <text:p/>
          </table:table-cell>
          <table:table-cell office:value-type="string" office:string-value="{&quot;idKraju&quot;: 209, &quot;idUlicy&quot;: 176561, &quot;telefon&quot;: null, &quot;nazwaKraju&quot;: &quot;Polska&quot;, &quot;nazwaUlicy&quot;: &quot;wyb. Wybrzeże Prezydenta W. Wilsona&quot;, &quot;kodPocztowy&quot;: null, &quot;numerLokalu&quot;: null, &quot;numerBudynku&quot;: &quot;12&quot;, &quot;idWojewodztwa&quot;: 9, &quot;idMiejscowosci&quot;: 37439, &quot;nazwaWojewodztwa&quot;: &quot;podkarpackie&quot;, &quot;nazwaMiejscowosci&quot;: &quot;Przemyśl&quot;, &quot;dlugoscGeograficzna&quot;: null, &quot;szerokoscGeograficzna&quot;: null}">
            <text:p>{"idKraju": 209, "idUlicy": 176561, "telefon": null, "nazwaKraju": "Polska", "nazwaUlicy": "wyb. Wybrzeże Prezydenta W. Wilsona", "kodPocztowy": null, "numerLokalu": null, "numerBudynku": "12", "idWojewodztwa": 9, "idMiejscowosci": 37439, "nazwaWojewodztwa": "podkarpackie", "nazwaMiejscowosci": "Przemyśl", "dlugoscGeograficzna": null, "szerokoscGeograficzna": null}</text:p>
          </table:table-cell>
          <table:table-cell office:value-type="string" office:string-value="{&quot;id&quot;: 7356, &quot;logo&quot;: {&quot;url&quot;: &quot;https://uslugirozwojowe.parp.gov.pl/api/file/preview?token=%242a%2406%24CGPP9BZJYOs2MHnbhUlEz.&quot;, &quot;nazwa&quot;: &quot;Logotyp ZDZ w Przemyślu.JPG&quot;, &quot;rozszerzenie&quot;: null}, &quot;nazwa&quot;: &quot;Zakład Doskonalenia Zawodowego w Przemyślu&quot;}">
            <text:p>{"id": 7356, "logo": {"url": "https://uslugirozwojowe.parp.gov.pl/api/file/preview?token=%242a%2406%24CGPP9BZJYOs2MHnbhUlEz.", "nazwa": "Logotyp ZDZ w Przemyślu.JPG", "rozszerzenie": null}, "nazwa": "Zakład Doskonalenia Zawodowego w Przemyślu"}</text:p>
          </table:table-cell>
          <table:table-cell office:value-type="string" office:string-value="{&quot;email&quot;: &quot;biuro@zdz-przemysl.com&quot;, &quot;telefon&quot;: &quot;+48 16 678-24-04&quot;, &quot;zdjecie&quot;: null, &quot;imieNazwisko&quot;: &quot;Łukasz Lewicki&quot;}">
            <text:p>{"email": "biuro@zdz-przemysl.com", "telefon": "+48 16 678-24-04", "zdjecie": null, "imieNazwisko": "Łukasz Lewicki"}</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28, &quot;adres&quot;: {&quot;idKraju&quot;: 209, &quot;idUlicy&quot;: 176561, &quot;telefon&quot;: null, &quot;nazwaKraju&quot;: &quot;Polska&quot;, &quot;nazwaUlicy&quot;: &quot;wyb. Wybrzeże Prezydenta W. Wilsona&quot;, &quot;kodPocztowy&quot;: null, &quot;numerLokalu&quot;: null, &quot;numerBudynku&quot;: &quot;12&quot;, &quot;idWojewodztwa&quot;: 9, &quot;idMiejscowosci&quot;: 37439, &quot;nazwaWojewodztwa&quot;: &quot;podkarpackie&quot;, &quot;nazwaMiejscowosci&quot;: &quot;Przemyśl&quot;, &quot;dlugoscGeograficzna&quot;: null, &quot;szerokoscGeograficzna&quot;: null}, &quot;numer&quot;: &quot;2016/11/02/7356/22628&quot;, &quot;ocena&quot;: {&quot;liczbaOcen&quot;: 0, &quot;sredniaZOcen&quot;: 0.0}, &quot;tytul&quot;: &quot;Obsługa i konserwacja suwnic&quot;, &quot;status&quot;: &quot;ZREALIZOWANA&quot;, &quot;efektUslugi&quot;: null, &quot;celBiznesowy&quot;: null, &quot;liczbaGodzin&quot;: 48, &quot;celEdukacyjny&quot;: &quot;Przyuczenie do zawodu osób ubiegających się o zaświadczenie kwalifikacyjne do obsługi i konserwacji suwnic oraz przygotowanie do egzaminu kwalifikacyjnego.&quot;, &quot;dostawcaUslug&quot;: {&quot;id&quot;: 7356, &quot;logo&quot;: {&quot;url&quot;: &quot;https://uslugirozwojowe.parp.gov.pl/api/file/preview?token=%242a%2406%24CGPP9BZJYOs2MHnbhUlEz.&quot;, &quot;nazwa&quot;: &quot;Logotyp ZDZ w Przemyślu.JPG&quot;, &quot;rozszerzenie&quot;: null}, &quot;nazwa&quot;: &quot;Zakład Doskonalenia Zawodowego w Przemyślu&quot;}, &quot;grupaDocelowa&quot;: &quot;&lt;p&gt;Kurs przeznaczony dla wszystkich osób zatrudnionych na stanowiskach pracy realizujących operacje transportu pionowego z wykorzystaniem suwnic, wciągników i wciągarek.&lt;/p&gt;&quot;, &quot;kodyDostepowe&quot;: null, &quot;programUslugi&quot;: &quot;&lt;p&gt; &lt;/p&gt;\n\n&lt;p&gt;1.Bezpieczeństwo i higiena pracy&lt;/p&gt;\n\n&lt;p&gt;2.Ogólne wiadomości o dźwignicach&lt;/p&gt;\n\n&lt;p&gt;3.Maszynoznawstwo specjalistyczne&lt;/p&gt;\n\n&lt;p&gt;4.Eksploatacja suwnic&lt;/p&gt;\n\n&lt;p&gt;5.Wiadomości o dozorze technicznym&lt;/p&gt;\n\n&lt;p&gt;6.Obowiązki konserwatora suwnic&lt;/p&gt;\n\n&lt;p&gt;7.Obsługa suwnic&lt;/p&gt;\n\n&lt;p&gt;8.Konserwacja suwnic- zajęcia praktyczne&lt;/p&gt;\n\n&lt;p&gt;9.Zajęcia praktyczne –obsługa suwnic&lt;/p&gt;\n\n&lt;p&gt;Egzamin: 28.11.2016&lt;/p&gt;\n\n&lt;p&gt; &lt;/p&gt;&quot;, &quot;listaProjektow&quot;: [], &quot;idRodzajuUslugi&quot;: 144, &quot;kwalifikacjeKuz&quot;: [], &quot;osobaKontaktowa&quot;: {&quot;email&quot;: &quot;biuro@zdz-przemysl.com&quot;, &quot;telefon&quot;: &quot;+48 16 678-24-04&quot;, &quot;zdjecie&quot;: null, &quot;imieNazwisko&quot;: &quot;Łukasz Lewicki&quot;}, &quot;zakresUprawnien&quot;: null, &quot;efektyUczeniaSie&quot;: null, &quot;inneKwalifikacje&quot;: [], &quot;cenaNettoZaUsluge&quot;: null, &quot;idKategoriiUslugi&quot;: 454, &quot;idKwalifikacjiKkz&quot;: null, &quot;idKwalifikacjiZrk&quot;: null, &quot;warunkiTechniczne&quot;: null, &quot;cenaBruttoZaUsluge&quot;: null, &quot;cenaNettoZaGodzine&quot;: 3132, &quot;idFormySwiadczenia&quot;: 1, &quot;idPodrodzajuUslugi&quot;: 145, &quot;warunkiLogistyczne&quot;: [], &quot;cenaBruttoZaGodzine&quot;: 3132, &quot;formyDofinansowania&quot;: [], &quot;informacjeDodatkowe&quot;: &quot;&lt;p&gt;Szkolenie zakończone jest egzaminem wewnętrznym przed Komisją ZDZ oraz zewnętrznym przed Komisją Urzędu Dozoru Technicznego.&lt;/p&gt;\n-zaświadczenie: zgodnie z Rozporządzeniem Ministra Edukacji i Nauki  z dnia 11 stycznia  2012r w sprawie kształcenia ustawicznego w formach pozaszkolnych (jt. Dz. U z 2014r. poz. 622) +suplement \n- zaświadczenie kwalifikacyjne wydane przez Urząd Dozoru Technicznego uprawniające do obsługi i konserwacji suwnic\n&lt;p&gt;Każdy z uczestników szkolenia otrzymuje materiały piśmiennicze.&lt;/p&gt;&quot;, &quot;kosztWalidacjiNetto&quot;: null, &quot;warunkiUczestnictwa&quot;: &quot;&lt;p&gt;- wykształcenie zawodowe&lt;/p&gt;\n\n&lt;p&gt;- ukończone 18 lat&lt;/p&gt;\n\n&lt;p&gt;- zaświadczenie lekarskie o braku przeciwwskazań zdrowotnych do podjęcia nauki zawodu&lt;/p&gt;&quot;, &quot;idPodkategoriiUslugi&quot;: 466, &quot;kosztWalidacjiBrutto&quot;: null, &quot;cenaNettoZaUczestnika&quot;: 150400, &quot;dataRozpoczeciaUslugi&quot;: &quot;2016-11-04T00:00:00+01:00&quot;, &quot;dataZakonczeniaUslugi&quot;: &quot;2016-11-24T00:00:00+01:00&quot;, &quot;cenaBruttoZaUczestnika&quot;: 150400, &quot;czyUslugaDofinansowana&quot;: true, &quot;materialyDlaUczestnikow&quot;: null, &quot;kosztCertyfikowaniaNetto&quot;: null, &quot;czyCenaDotyczyCalejUslugi&quot;: false, &quot;dataZakonczeniaRekrutacji&quot;: &quot;2016-11-04T00:00:00+01:00&quot;, &quot;kosztCertyfikowaniaBrutto&quot;: null, &quot;minimalnaLiczbaUczestnikow&quot;: 1, &quot;szczegolyMiejscaRealizacji&quot;: null, &quot;maksymalnaLiczbaUczestnikow&quot;: null,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28, "adres": {"idKraju": 209, "idUlicy": 176561, "telefon": null, "nazwaKraju": "Polska", "nazwaUlicy": "wyb. Wybrzeże Prezydenta W. Wilsona", "kodPocztowy": null, "numerLokalu": null, "numerBudynku": "12", "idWojewodztwa": 9, "idMiejscowosci": 37439, "nazwaWojewodztwa": "podkarpackie", "nazwaMiejscowosci": "Przemyśl", "dlugoscGeograficzna": null, "szerokoscGeograficzna": null}, "numer": "2016/11/02/7356/22628", "ocena": {"liczbaOcen": 0, "sredniaZOcen": 0.0}, "tytul": "Obsługa i konserwacja suwnic", "status": "ZREALIZOWANA", "efektUslugi": null, "celBiznesowy": null, "liczbaGodzin": 48, "celEdukacyjny": "Przyuczenie do zawodu osób ubiegających się o zaświadczenie kwalifikacyjne do obsługi i konserwacji suwnic oraz przygotowanie do egzaminu kwalifikacyjnego.", "dostawcaUslug": {"id": 7356, "logo": {"url": "https://uslugirozwojowe.parp.gov.pl/api/file/preview?token=%242a%2406%24CGPP9BZJYOs2MHnbhUlEz.", "nazwa": "Logotyp ZDZ w Przemyślu.JPG", "rozszerzenie": null}, "nazwa": "Zakład Doskonalenia Zawodowego w Przemyślu"}, "grupaDocelowa": "&lt;p&gt;Kurs przeznaczony dla wszystkich osób zatrudnionych na stanowiskach pracy realizujących operacje transportu pionowego z wykorzystaniem suwnic, wciągników i wciągarek.&lt;/p&gt;", "kodyDostepowe": null, "programUslugi": "&lt;p&gt; &lt;/p&gt;\n\n&lt;p&gt;1.Bezpieczeństwo i higiena pracy&lt;/p&gt;\n\n&lt;p&gt;2.Ogólne wiadomości o dźwignicach&lt;/p&gt;\n\n&lt;p&gt;3.Maszynoznawstwo specjalistyczne&lt;/p&gt;\n\n&lt;p&gt;4.Eksploatacja suwnic&lt;/p&gt;\n\n&lt;p&gt;5.Wiadomości o dozorze technicznym&lt;/p&gt;\n\n&lt;p&gt;6.Obowiązki konserwatora suwnic&lt;/p&gt;\n\n&lt;p&gt;7.Obsługa suwnic&lt;/p&gt;\n\n&lt;p&gt;8.Konserwacja suwnic- zajęcia praktyczne&lt;/p&gt;\n\n&lt;p&gt;9.Zajęcia praktyczne –obsługa suwnic&lt;/p&gt;\n\n&lt;p&gt;Egzamin: 28.11.2016&lt;/p&gt;\n\n&lt;p&gt; &lt;/p&gt;", "listaProjektow": [], "idRodzajuUslugi": 144, "kwalifikacjeKuz": [], "osobaKontaktowa": {"email": "biuro@zdz-przemysl.com", "telefon": "+48 16 678-24-04", "zdjecie": null, "imieNazwisko": "Łukasz Lewicki"}, "zakresUprawnien": null, "efektyUczeniaSie": null, "inneKwalifikacje": [], "cenaNettoZaUsluge": null, "idKategoriiUslugi": 454, "idKwalifikacjiKkz": null, "idKwalifikacjiZrk": null, "warunkiTechniczne": null, "cenaBruttoZaUsluge": null, "cenaNettoZaGodzine": 3132, "idFormySwiadczenia": 1, "idPodrodzajuUslugi": 145, "warunkiLogistyczne": [], "cenaBruttoZaGodzine": 3132, "formyDofinansowania": [], "informacjeDodatkowe": "&lt;p&gt;Szkolenie zakończone jest egzaminem wewnętrznym przed Komisją ZDZ oraz zewnętrznym przed Komisją Urzędu Dozoru Technicznego.&lt;/p&gt;\n-zaświadczenie: zgodnie z Rozporządzeniem Ministra Edukacji i Nauki  z dnia 11 stycznia  2012r w sprawie kształcenia ustawicznego w formach pozaszkolnych (jt. Dz. U z 2014r. poz. 622) +suplement \n- zaświadczenie kwalifikacyjne wydane przez Urząd Dozoru Technicznego uprawniające do obsługi i konserwacji suwnic\n&lt;p&gt;Każdy z uczestników szkolenia otrzymuje materiały piśmiennicze.&lt;/p&gt;", "kosztWalidacjiNetto": null, "warunkiUczestnictwa": "&lt;p&gt;- wykształcenie zawodowe&lt;/p&gt;\n\n&lt;p&gt;- ukończone 18 lat&lt;/p&gt;\n\n&lt;p&gt;- zaświadczenie lekarskie o braku przeciwwskazań zdrowotnych do podjęcia nauki zawodu&lt;/p&gt;", "idPodkategoriiUslugi": 466, "kosztWalidacjiBrutto": null, "cenaNettoZaUczestnika": 150400, "dataRozpoczeciaUslugi": "2016-11-04T00:00:00+01:00", "dataZakonczeniaUslugi": "2016-11-24T00:00:00+01:00", "cenaBruttoZaUczestnika": 150400, "czyUslugaDofinansowana": true, "materialyDlaUczestnikow": null, "kosztCertyfikowaniaNetto": null, "czyCenaDotyczyCalejUslugi": false, "dataZakonczeniaRekrutacji": "2016-11-04T00:00:00+01:00", "kosztCertyfikowaniaBrutto": null, "minimalnaLiczbaUczestnikow": 1, "szczegolyMiejscaRealizacji": null, "maksymalnaLiczbaUczestnikow": null,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795333">
            <text:p>2025-12-16 15:54:06.795333</text:p>
          </table:table-cell>
          <table:table-cell office:value-type="string" office:string-value="2025-12-16 15:54:06.795333">
            <text:p>2025-12-16 15:54:06.795333</text:p>
          </table:table-cell>
        </table:table-row>
        <table:table-row>
          <table:table-cell office:value-type="float" office:value="22623">
            <text:p>22623</text:p>
          </table:table-cell>
          <table:table-cell office:value-type="string" office:string-value="2016/11/02/7356/22623">
            <text:p>2016/11/02/7356/22623</text:p>
          </table:table-cell>
          <table:table-cell office:value-type="string" office:string-value="Palacz kotłów centralnego ogrzewania">
            <text:p>Palacz kotłów centralnego ogrzewania</text:p>
          </table:table-cell>
          <table:table-cell office:value-type="string" office:string-value="ZREALIZOWANA">
            <text:p>ZREALIZOWANA</text:p>
          </table:table-cell>
          <table:table-cell office:value-type="string" office:string-value="2016-11-04 00:00:00">
            <text:p>2016-11-04 00:00:00</text:p>
          </table:table-cell>
          <table:table-cell office:value-type="string" office:string-value="2016-11-18 00:00:00">
            <text:p>2016-11-18 00:00:00</text:p>
          </table:table-cell>
          <table:table-cell office:value-type="string" office:string-value="2016-11-18 00:00:00">
            <text:p>2016-11-18 00:00:00</text:p>
          </table:table-cell>
          <table:table-cell office:value-type="float" office:value="454">
            <text:p>454</text:p>
          </table:table-cell>
          <table:table-cell office:value-type="float" office:value="574">
            <text:p>574</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Teoretyczne i praktyczne przygotowanie słuchaczy do obsługi kotłów c.o. oraz przygotowanie do egzaminu na uzyskanie świadectwa kwalifikacyjnego w zakresie obsługi kotłów zgodnie z ustawą z dnia 10 kwietnia 1997 r. – Prawo energetyczne (Dz. U. Nr 54, poz.348 z późn. zm.).">
            <text:p>Teoretyczne i praktyczne przygotowanie słuchaczy do obsługi kotłów c.o. oraz przygotowanie do egzaminu na uzyskanie świadectwa kwalifikacyjnego w zakresie obsługi kotłów zgodnie z ustawą z dnia 10 kwietnia 1997 r. – Prawo energetyczne (Dz. U. Nr 54, poz.348 z późn. zm.).</text:p>
          </table:table-cell>
          <table:table-cell office:value-type="string" office:string-value="">
            <text:p/>
          </table:table-cell>
          <table:table-cell office:value-type="string" office:string-value="">
            <text:p/>
          </table:table-cell>
          <table:table-cell office:value-type="string" office:string-value="&lt;ol&gt;&lt;li&gt;Ogólne przepisy BHP i p-poż&lt;/li&gt;&#10; &lt;li&gt;Ogólne przepisy o gospodarce energetycznej i Dozorze Technicznym&lt;/li&gt;&#10; &lt;li&gt;Czytanie dokumentacji technicznej&lt;/li&gt;&#10; &lt;li&gt;Obsługa kotła C.O. do 100°C opalanego paliwem gazowym&lt;/li&gt;&#10; &lt;li&gt;Obsługa aparatury kontrlno-pomiarowej i regulacyjnej kotła c.o, instalacji c.o i c.w.u&lt;/li&gt;&#10; &lt;li&gt;Obsługa aparatury sterującej kotła c.o. i instalacji c.o i c.w.u&lt;/li&gt;&#10;&lt;/ol&gt;">
            <text:p>&lt;ol&gt;&lt;li&gt;Ogólne przepisy BHP i p-poż&lt;/li&gt;
	&lt;li&gt;Ogólne przepisy o gospodarce energetycznej i Dozorze Technicznym&lt;/li&gt;
	&lt;li&gt;Czytanie dokumentacji technicznej&lt;/li&gt;
	&lt;li&gt;Obsługa kotła C.O. do 100°C opalanego paliwem gazowym&lt;/li&gt;
	&lt;li&gt;Obsługa aparatury kontrlno-pomiarowej i regulacyjnej kotła c.o, instalacji c.o i c.w.u&lt;/li&gt;
	&lt;li&gt;Obsługa aparatury sterującej kotła c.o. i instalacji c.o i c.w.u&lt;/li&gt;
&lt;/ol&gt;</text:p>
          </table:table-cell>
          <table:table-cell office:value-type="string" office:string-value="&lt;p&gt;Szkolenie skierowane jest do osób zamierzających zajmować się wykonywaniem prac z zakresu eksploatacji określonych rodzajów kotłów centralnego ogrzewania oraz uzyskać uprawnienia energetyczne w grupie II.&lt;br /&gt;&#10; &lt;/p&gt;">
            <text:p>&lt;p&gt;Szkolenie skierowane jest do osób zamierzających zajmować się wykonywaniem prac z zakresu eksploatacji określonych rodzajów kotłów centralnego ogrzewania oraz uzyskać uprawnienia energetyczne w grupie II.&lt;br /&gt;
 &lt;/p&gt;</text:p>
          </table:table-cell>
          <table:table-cell office:value-type="string" office:string-value="&lt;p&gt;1. Ukończone 18 lat.&lt;br /&gt;&#10; &lt;/p&gt;">
            <text:p>&lt;p&gt;1. Ukończone 18 lat.&lt;br /&gt;
 &lt;/p&gt;</text:p>
          </table:table-cell>
          <table:table-cell office:value-type="string" office:string-value="">
            <text:p/>
          </table:table-cell>
          <table:table-cell office:value-type="string" office:string-value="&lt;p&gt;Szkolenie zakończone będzie egzaminem przeprowadzonym przez zespół egzaminacyjny działający w ramach komisji kwalifikacyjnej powołanej przez Prezesa Urzędu Regulacji Energetyki, zgodnie z zasadami określonymi w Rozporządzeniu Ministra Gospodarki, Pracy i Polityki Społecznej z dnia 28 kwietnia 2003 r. w sprawie szczegółowych zasad stwierdzania posiadania kwalifikacji przez osoby zajmujące się eksploatacją urządzeń, instalacji i sieci (Dz. U. Nr 89, poz.828). &lt;br /&gt;&#10; &lt;/p&gt;&#10;- Zaświadczenie o ukończeniu szkolenia wydane na podstawie § 18 ust. 2 rozporządzenia Ministra Edukacji Narodowej z dnia 11 stycznia 2012 r. w sprawie kształcenia ustawicznego w formach pozaszkolnych (Dz. U z 2014r. poz. 622). Do wydanego w tej formie  zaświadczenia zostanie  wydane  oddzielne zestawienie tematów i wymiaru godzin zajęć edukacyjnych kursu –suplement&#10;- świadectwo kwalifikacyjne uprawniające do zajmowania się eksploatacją urządzeń, instalacji i sieci na stanowisku eksploatacji– grupa II&#10;&lt;p&gt;W ramach szkolenia uczestnicy otrzymują materiały piśmiennicze.&lt;/p&gt;">
            <text:p>&lt;p&gt;Szkolenie zakończone będzie egzaminem przeprowadzonym przez zespół egzaminacyjny działający w ramach komisji kwalifikacyjnej powołanej przez Prezesa Urzędu Regulacji Energetyki, zgodnie z zasadami określonymi w Rozporządzeniu Ministra Gospodarki, Pracy i Polityki Społecznej z dnia 28 kwietnia 2003 r. w sprawie szczegółowych zasad stwierdzania posiadania kwalifikacji przez osoby zajmujące się eksploatacją urządzeń, instalacji i sieci (Dz. U. Nr 89, poz.828). &lt;br /&gt;
 &lt;/p&gt;
- Zaświadczenie o ukończeniu szkolenia wydane na podstawie § 18 ust. 2 rozporządzenia Ministra Edukacji Narodowej z dnia 11 stycznia 2012 r. w sprawie kształcenia ustawicznego w formach pozaszkolnych (Dz. U z 2014r. poz. 622). Do wydanego w tej formie  zaświadczenia zostanie  wydane  oddzielne zestawienie tematów i wymiaru godzin zajęć edukacyjnych kursu –suplement
- świadectwo kwalifikacyjne uprawniające do zajmowania się eksploatacją urządzeń, instalacji i sieci na stanowisku eksploatacji– grupa II
&lt;p&gt;W ramach szkolenia uczestnicy otrzymują materiały piśmiennicze.&lt;/p&gt;</text:p>
          </table:table-cell>
          <table:table-cell office:value-type="string" office:string-value="">
            <text:p/>
          </table:table-cell>
          <table:table-cell office:value-type="string" office:string-value="">
            <text:p/>
          </table:table-cell>
          <table:table-cell office:value-type="float" office:value="71000.0">
            <text:p>71000.0</text:p>
          </table:table-cell>
          <table:table-cell office:value-type="float" office:value="71000.0">
            <text:p>71000.0</text:p>
          </table:table-cell>
          <table:table-cell office:value-type="float" office:value="1014">
            <text:p>1014</text:p>
          </table:table-cell>
          <table:table-cell office:value-type="float" office:value="1014">
            <text:p>1014</text:p>
          </table:table-cell>
          <table:table-cell office:value-type="boolean" office:boolean-value="false">
            <text:p>FALSE</text:p>
          </table:table-cell>
          <table:table-cell office:value-type="float" office:value="70">
            <text:p>70</text:p>
          </table:table-cell>
          <table:table-cell office:value-type="float" office:value="1">
            <text:p>1</text:p>
          </table:table-cell>
          <table:table-cell office:value-type="string" office:string-value="">
            <text:p/>
          </table:table-cell>
          <table:table-cell office:value-type="string" office:string-value="{&quot;idKraju&quot;: 209, &quot;idUlicy&quot;: 176561, &quot;telefon&quot;: null, &quot;nazwaKraju&quot;: &quot;Polska&quot;, &quot;nazwaUlicy&quot;: &quot;wyb. Wybrzeże Prezydenta W. Wilsona&quot;, &quot;kodPocztowy&quot;: null, &quot;numerLokalu&quot;: null, &quot;numerBudynku&quot;: &quot;12&quot;, &quot;idWojewodztwa&quot;: 9, &quot;idMiejscowosci&quot;: 37439, &quot;nazwaWojewodztwa&quot;: &quot;podkarpackie&quot;, &quot;nazwaMiejscowosci&quot;: &quot;Przemyśl&quot;, &quot;dlugoscGeograficzna&quot;: null, &quot;szerokoscGeograficzna&quot;: null}">
            <text:p>{"idKraju": 209, "idUlicy": 176561, "telefon": null, "nazwaKraju": "Polska", "nazwaUlicy": "wyb. Wybrzeże Prezydenta W. Wilsona", "kodPocztowy": null, "numerLokalu": null, "numerBudynku": "12", "idWojewodztwa": 9, "idMiejscowosci": 37439, "nazwaWojewodztwa": "podkarpackie", "nazwaMiejscowosci": "Przemyśl", "dlugoscGeograficzna": null, "szerokoscGeograficzna": null}</text:p>
          </table:table-cell>
          <table:table-cell office:value-type="string" office:string-value="{&quot;id&quot;: 7356, &quot;logo&quot;: {&quot;url&quot;: &quot;https://uslugirozwojowe.parp.gov.pl/api/file/preview?token=%242a%2406%24CGPP9BZJYOs2MHnbhUlEz.&quot;, &quot;nazwa&quot;: &quot;Logotyp ZDZ w Przemyślu.JPG&quot;, &quot;rozszerzenie&quot;: null}, &quot;nazwa&quot;: &quot;Zakład Doskonalenia Zawodowego w Przemyślu&quot;}">
            <text:p>{"id": 7356, "logo": {"url": "https://uslugirozwojowe.parp.gov.pl/api/file/preview?token=%242a%2406%24CGPP9BZJYOs2MHnbhUlEz.", "nazwa": "Logotyp ZDZ w Przemyślu.JPG", "rozszerzenie": null}, "nazwa": "Zakład Doskonalenia Zawodowego w Przemyślu"}</text:p>
          </table:table-cell>
          <table:table-cell office:value-type="string" office:string-value="{&quot;email&quot;: &quot;biuro@zdz-przemysl.com&quot;, &quot;telefon&quot;: &quot;16 678-24-04&quot;, &quot;zdjecie&quot;: null, &quot;imieNazwisko&quot;: &quot;Łukasz Lewicki&quot;}">
            <text:p>{"email": "biuro@zdz-przemysl.com", "telefon": "16 678-24-04", "zdjecie": null, "imieNazwisko": "Łukasz Lewicki"}</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23, &quot;adres&quot;: {&quot;idKraju&quot;: 209, &quot;idUlicy&quot;: 176561, &quot;telefon&quot;: null, &quot;nazwaKraju&quot;: &quot;Polska&quot;, &quot;nazwaUlicy&quot;: &quot;wyb. Wybrzeże Prezydenta W. Wilsona&quot;, &quot;kodPocztowy&quot;: null, &quot;numerLokalu&quot;: null, &quot;numerBudynku&quot;: &quot;12&quot;, &quot;idWojewodztwa&quot;: 9, &quot;idMiejscowosci&quot;: 37439, &quot;nazwaWojewodztwa&quot;: &quot;podkarpackie&quot;, &quot;nazwaMiejscowosci&quot;: &quot;Przemyśl&quot;, &quot;dlugoscGeograficzna&quot;: null, &quot;szerokoscGeograficzna&quot;: null}, &quot;numer&quot;: &quot;2016/11/02/7356/22623&quot;, &quot;ocena&quot;: {&quot;liczbaOcen&quot;: 0, &quot;sredniaZOcen&quot;: 0.0}, &quot;tytul&quot;: &quot;Palacz kotłów centralnego ogrzewania&quot;, &quot;status&quot;: &quot;ZREALIZOWANA&quot;, &quot;efektUslugi&quot;: null, &quot;celBiznesowy&quot;: null, &quot;liczbaGodzin&quot;: 70, &quot;celEdukacyjny&quot;: &quot;Teoretyczne i praktyczne przygotowanie słuchaczy do obsługi kotłów c.o. oraz przygotowanie do egzaminu na uzyskanie świadectwa kwalifikacyjnego w zakresie obsługi kotłów zgodnie z ustawą z dnia 10 kwietnia 1997 r. – Prawo energetyczne (Dz. U. Nr 54, poz.348 z późn. zm.).&quot;, &quot;dostawcaUslug&quot;: {&quot;id&quot;: 7356, &quot;logo&quot;: {&quot;url&quot;: &quot;https://uslugirozwojowe.parp.gov.pl/api/file/preview?token=%242a%2406%24CGPP9BZJYOs2MHnbhUlEz.&quot;, &quot;nazwa&quot;: &quot;Logotyp ZDZ w Przemyślu.JPG&quot;, &quot;rozszerzenie&quot;: null}, &quot;nazwa&quot;: &quot;Zakład Doskonalenia Zawodowego w Przemyślu&quot;}, &quot;grupaDocelowa&quot;: &quot;&lt;p&gt;Szkolenie skierowane jest do osób zamierzających zajmować się wykonywaniem prac z zakresu eksploatacji określonych rodzajów kotłów centralnego ogrzewania oraz uzyskać uprawnienia energetyczne w grupie II.&lt;br /&gt;\n &lt;/p&gt;&quot;, &quot;kodyDostepowe&quot;: null, &quot;programUslugi&quot;: &quot;&lt;ol&gt;&lt;li&gt;Ogólne przepisy BHP i p-poż&lt;/li&gt;\n\t&lt;li&gt;Ogólne przepisy o gospodarce energetycznej i Dozorze Technicznym&lt;/li&gt;\n\t&lt;li&gt;Czytanie dokumentacji technicznej&lt;/li&gt;\n\t&lt;li&gt;Obsługa kotła C.O. do 100°C opalanego paliwem gazowym&lt;/li&gt;\n\t&lt;li&gt;Obsługa aparatury kontrlno-pomiarowej i regulacyjnej kotła c.o, instalacji c.o i c.w.u&lt;/li&gt;\n\t&lt;li&gt;Obsługa aparatury sterującej kotła c.o. i instalacji c.o i c.w.u&lt;/li&gt;\n&lt;/ol&gt;&quot;, &quot;listaProjektow&quot;: [], &quot;idRodzajuUslugi&quot;: 144, &quot;kwalifikacjeKuz&quot;: [], &quot;osobaKontaktowa&quot;: {&quot;email&quot;: &quot;biuro@zdz-przemysl.com&quot;, &quot;telefon&quot;: &quot;16 678-24-04&quot;, &quot;zdjecie&quot;: null, &quot;imieNazwisko&quot;: &quot;Łukasz Lewicki&quot;}, &quot;zakresUprawnien&quot;: null, &quot;efektyUczeniaSie&quot;: null, &quot;inneKwalifikacje&quot;: [], &quot;cenaNettoZaUsluge&quot;: null, &quot;idKategoriiUslugi&quot;: 454, &quot;idKwalifikacjiKkz&quot;: null, &quot;idKwalifikacjiZrk&quot;: null, &quot;warunkiTechniczne&quot;: null, &quot;cenaBruttoZaUsluge&quot;: null, &quot;cenaNettoZaGodzine&quot;: 1014, &quot;idFormySwiadczenia&quot;: 1, &quot;idPodrodzajuUslugi&quot;: 145, &quot;warunkiLogistyczne&quot;: [], &quot;cenaBruttoZaGodzine&quot;: 1014, &quot;formyDofinansowania&quot;: [], &quot;informacjeDodatkowe&quot;: &quot;&lt;p&gt;Szkolenie zakończone będzie egzaminem przeprowadzonym przez zespół egzaminacyjny działający w ramach komisji kwalifikacyjnej powołanej przez Prezesa Urzędu Regulacji Energetyki, zgodnie z zasadami określonymi w Rozporządzeniu Ministra Gospodarki, Pracy i Polityki Społecznej z dnia 28 kwietnia 2003 r. w sprawie szczegółowych zasad stwierdzania posiadania kwalifikacji przez osoby zajmujące się eksploatacją urządzeń, instalacji i sieci (Dz. U. Nr 89, poz.828). &lt;br /&gt;\n &lt;/p&gt;\n- Zaświadczenie o ukończeniu szkolenia wydane na podstawie § 18 ust. 2 rozporządzenia Ministra Edukacji Narodowej z dnia 11 stycznia 2012 r. w sprawie kształcenia ustawicznego w formach pozaszkolnych (Dz. U z 2014r. poz. 622). Do wydanego w tej formie  zaświadczenia zostanie  wydane  oddzielne zestawienie tematów i wymiaru godzin zajęć edukacyjnych kursu –suplement\n- świadectwo kwalifikacyjne uprawniające do zajmowania się eksploatacją urządzeń, instalacji i sieci na stanowisku eksploatacji– grupa II\n&lt;p&gt;W ramach szkolenia uczestnicy otrzymują materiały piśmiennicze.&lt;/p&gt;&quot;, &quot;kosztWalidacjiNetto&quot;: null, &quot;warunkiUczestnictwa&quot;: &quot;&lt;p&gt;1. Ukończone 18 lat.&lt;br /&gt;\n &lt;/p&gt;&quot;, &quot;idPodkategoriiUslugi&quot;: 574, &quot;kosztWalidacjiBrutto&quot;: null, &quot;cenaNettoZaUczestnika&quot;: 71000, &quot;dataRozpoczeciaUslugi&quot;: &quot;2016-11-04T00:00:00+01:00&quot;, &quot;dataZakonczeniaUslugi&quot;: &quot;2016-11-18T00:00:00+01:00&quot;, &quot;cenaBruttoZaUczestnika&quot;: 71000, &quot;czyUslugaDofinansowana&quot;: true, &quot;materialyDlaUczestnikow&quot;: null, &quot;kosztCertyfikowaniaNetto&quot;: null, &quot;czyCenaDotyczyCalejUslugi&quot;: false, &quot;dataZakonczeniaRekrutacji&quot;: &quot;2016-11-18T00:00:00+01:00&quot;, &quot;kosztCertyfikowaniaBrutto&quot;: null, &quot;minimalnaLiczbaUczestnikow&quot;: 1, &quot;szczegolyMiejscaRealizacji&quot;: &quot;Dogodna lokalizacja. Centrum miasta. Placówka ZDZ znajduje się kilkaset metrów do stacji PKS i PKP. Dogodny dojazd środkami komunikacji publicznej MZK (przystanek autobusowy w odległości 100 m oraz największa w mieście Galeria handlowa ). Ponadto dostęp do bezpłatnych parkingów w okolicy. Dojazd\ndo obwodnicy miasta bez korków.&quot;, &quot;maksymalnaLiczbaUczestnikow&quot;: null,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23, "adres": {"idKraju": 209, "idUlicy": 176561, "telefon": null, "nazwaKraju": "Polska", "nazwaUlicy": "wyb. Wybrzeże Prezydenta W. Wilsona", "kodPocztowy": null, "numerLokalu": null, "numerBudynku": "12", "idWojewodztwa": 9, "idMiejscowosci": 37439, "nazwaWojewodztwa": "podkarpackie", "nazwaMiejscowosci": "Przemyśl", "dlugoscGeograficzna": null, "szerokoscGeograficzna": null}, "numer": "2016/11/02/7356/22623", "ocena": {"liczbaOcen": 0, "sredniaZOcen": 0.0}, "tytul": "Palacz kotłów centralnego ogrzewania", "status": "ZREALIZOWANA", "efektUslugi": null, "celBiznesowy": null, "liczbaGodzin": 70, "celEdukacyjny": "Teoretyczne i praktyczne przygotowanie słuchaczy do obsługi kotłów c.o. oraz przygotowanie do egzaminu na uzyskanie świadectwa kwalifikacyjnego w zakresie obsługi kotłów zgodnie z ustawą z dnia 10 kwietnia 1997 r. – Prawo energetyczne (Dz. U. Nr 54, poz.348 z późn. zm.).", "dostawcaUslug": {"id": 7356, "logo": {"url": "https://uslugirozwojowe.parp.gov.pl/api/file/preview?token=%242a%2406%24CGPP9BZJYOs2MHnbhUlEz.", "nazwa": "Logotyp ZDZ w Przemyślu.JPG", "rozszerzenie": null}, "nazwa": "Zakład Doskonalenia Zawodowego w Przemyślu"}, "grupaDocelowa": "&lt;p&gt;Szkolenie skierowane jest do osób zamierzających zajmować się wykonywaniem prac z zakresu eksploatacji określonych rodzajów kotłów centralnego ogrzewania oraz uzyskać uprawnienia energetyczne w grupie II.&lt;br /&gt;\n &lt;/p&gt;", "kodyDostepowe": null, "programUslugi": "&lt;ol&gt;&lt;li&gt;Ogólne przepisy BHP i p-poż&lt;/li&gt;\n\t&lt;li&gt;Ogólne przepisy o gospodarce energetycznej i Dozorze Technicznym&lt;/li&gt;\n\t&lt;li&gt;Czytanie dokumentacji technicznej&lt;/li&gt;\n\t&lt;li&gt;Obsługa kotła C.O. do 100°C opalanego paliwem gazowym&lt;/li&gt;\n\t&lt;li&gt;Obsługa aparatury kontrlno-pomiarowej i regulacyjnej kotła c.o, instalacji c.o i c.w.u&lt;/li&gt;\n\t&lt;li&gt;Obsługa aparatury sterującej kotła c.o. i instalacji c.o i c.w.u&lt;/li&gt;\n&lt;/ol&gt;", "listaProjektow": [], "idRodzajuUslugi": 144, "kwalifikacjeKuz": [], "osobaKontaktowa": {"email": "biuro@zdz-przemysl.com", "telefon": "16 678-24-04", "zdjecie": null, "imieNazwisko": "Łukasz Lewicki"}, "zakresUprawnien": null, "efektyUczeniaSie": null, "inneKwalifikacje": [], "cenaNettoZaUsluge": null, "idKategoriiUslugi": 454, "idKwalifikacjiKkz": null, "idKwalifikacjiZrk": null, "warunkiTechniczne": null, "cenaBruttoZaUsluge": null, "cenaNettoZaGodzine": 1014, "idFormySwiadczenia": 1, "idPodrodzajuUslugi": 145, "warunkiLogistyczne": [], "cenaBruttoZaGodzine": 1014, "formyDofinansowania": [], "informacjeDodatkowe": "&lt;p&gt;Szkolenie zakończone będzie egzaminem przeprowadzonym przez zespół egzaminacyjny działający w ramach komisji kwalifikacyjnej powołanej przez Prezesa Urzędu Regulacji Energetyki, zgodnie z zasadami określonymi w Rozporządzeniu Ministra Gospodarki, Pracy i Polityki Społecznej z dnia 28 kwietnia 2003 r. w sprawie szczegółowych zasad stwierdzania posiadania kwalifikacji przez osoby zajmujące się eksploatacją urządzeń, instalacji i sieci (Dz. U. Nr 89, poz.828). &lt;br /&gt;\n &lt;/p&gt;\n- Zaświadczenie o ukończeniu szkolenia wydane na podstawie § 18 ust. 2 rozporządzenia Ministra Edukacji Narodowej z dnia 11 stycznia 2012 r. w sprawie kształcenia ustawicznego w formach pozaszkolnych (Dz. U z 2014r. poz. 622). Do wydanego w tej formie  zaświadczenia zostanie  wydane  oddzielne zestawienie tematów i wymiaru godzin zajęć edukacyjnych kursu –suplement\n- świadectwo kwalifikacyjne uprawniające do zajmowania się eksploatacją urządzeń, instalacji i sieci na stanowisku eksploatacji– grupa II\n&lt;p&gt;W ramach szkolenia uczestnicy otrzymują materiały piśmiennicze.&lt;/p&gt;", "kosztWalidacjiNetto": null, "warunkiUczestnictwa": "&lt;p&gt;1. Ukończone 18 lat.&lt;br /&gt;\n &lt;/p&gt;", "idPodkategoriiUslugi": 574, "kosztWalidacjiBrutto": null, "cenaNettoZaUczestnika": 71000, "dataRozpoczeciaUslugi": "2016-11-04T00:00:00+01:00", "dataZakonczeniaUslugi": "2016-11-18T00:00:00+01:00", "cenaBruttoZaUczestnika": 71000, "czyUslugaDofinansowana": true, "materialyDlaUczestnikow": null, "kosztCertyfikowaniaNetto": null, "czyCenaDotyczyCalejUslugi": false, "dataZakonczeniaRekrutacji": "2016-11-18T00:00:00+01:00", "kosztCertyfikowaniaBrutto": null, "minimalnaLiczbaUczestnikow": 1, "szczegolyMiejscaRealizacji": "Dogodna lokalizacja. Centrum miasta. Placówka ZDZ znajduje się kilkaset metrów do stacji PKS i PKP. Dogodny dojazd środkami komunikacji publicznej MZK (przystanek autobusowy w odległości 100 m oraz największa w mieście Galeria handlowa ). Ponadto dostęp do bezpłatnych parkingów w okolicy. Dojazd\ndo obwodnicy miasta bez korków.", "maksymalnaLiczbaUczestnikow": null,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779398">
            <text:p>2025-12-16 15:54:06.779398</text:p>
          </table:table-cell>
          <table:table-cell office:value-type="string" office:string-value="2025-12-16 15:54:06.779398">
            <text:p>2025-12-16 15:54:06.779398</text:p>
          </table:table-cell>
        </table:table-row>
        <table:table-row>
          <table:table-cell office:value-type="float" office:value="22662">
            <text:p>22662</text:p>
          </table:table-cell>
          <table:table-cell office:value-type="string" office:string-value="2016/11/02/7223/22662">
            <text:p>2016/11/02/7223/22662</text:p>
          </table:table-cell>
          <table:table-cell office:value-type="string" office:string-value="Badanie satysfakcji klientów w ramach systemów zarządzania jakością">
            <text:p>Badanie satysfakcji klientów w ramach systemów zarządzania jakością</text:p>
          </table:table-cell>
          <table:table-cell office:value-type="string" office:string-value="ZREALIZOWANA">
            <text:p>ZREALIZOWANA</text:p>
          </table:table-cell>
          <table:table-cell office:value-type="string" office:string-value="2016-12-12 00:00:00">
            <text:p>2016-12-12 00:00:00</text:p>
          </table:table-cell>
          <table:table-cell office:value-type="string" office:string-value="2016-12-13 00:00:00">
            <text:p>2016-12-13 00:00:00</text:p>
          </table:table-cell>
          <table:table-cell office:value-type="string" office:string-value="2016-12-09 00:00:00">
            <text:p>2016-12-09 00:00:00</text:p>
          </table:table-cell>
          <table:table-cell office:value-type="float" office:value="559">
            <text:p>559</text:p>
          </table:table-cell>
          <table:table-cell office:value-type="float" office:value="560">
            <text:p>560</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Cele szkolenia&#10;• dostarczenie kompleksowej wiedzy na temat metod, technik, sposobów badania zadowolenia klientów,&#10;• analizowanie wyników, oczekiwań klientów i osiągania przewagi nad konkurencją.&#10;&#10;Korzyści dla uczestników&#10;• poznanie metod i technik zbierania oraz przetwarzania informacji o kształtowaniu się satysfakcji klientów,&#10;• zdobycie umiejętności z zakresu badań satysfakcji klienta.">
            <text:p>Cele szkolenia
•	dostarczenie kompleksowej wiedzy na temat metod, technik, sposobów badania zadowolenia klientów,
•	analizowanie wyników, oczekiwań klientów i osiągania przewagi nad konkurencją.

Korzyści dla uczestników
•	poznanie metod i technik zbierania oraz przetwarzania informacji o kształtowaniu się satysfakcji klientów,
•	zdobycie umiejętności z zakresu badań satysfakcji klienta.</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lt;p&gt;1.    Wstęp:&lt;br /&gt;&#10;•    przedstawienie się prowadzących oraz uczestników,&lt;br /&gt;&#10;•    sprawy organizacyjne, przedstawienie programu i zasad wspólnej współpracy.&lt;br /&gt;&#10;2.    Satysfakcja klienta jako jeden z wyznaczników powodzenia przedsiębiorstwa na rynku.&lt;br /&gt;&#10;3.    Podstawowe pytania marketingu 3.0 w zarządzaniu jakością, technika mind mapping'u.&lt;br /&gt;&#10;4.    Wymagania ISO 9001:2008 w odniesieniu do analizowania zadowolenia klienta.&lt;br /&gt;&#10;5.    Metody zbierania informacji o kształtowaniu się satysfakcji klienta:&lt;br /&gt;&#10;•    SMART - budowanie celów badania satysfakcji,&lt;br /&gt;&#10;•    metoda Kano,&lt;br /&gt;&#10;•    metoda QFD - pierwszy dom jakości, badanie korelacji wymagań klienta z możliwościami firmy, tłumaczenie języka klienta na język firmy,&lt;br /&gt;&#10;•    ABCD Suzuki przy wyborze istotności kryteriów badań,&lt;br /&gt;&#10;•    diagram Ishikawy, w tym burza mózgów i 5WHY, czyli szukanie przyczyn i określanie działań korygujących w kryteriach określonych przez klienta jako niedostateczne.&lt;br /&gt;&#10;6.    Budowanie i wykorzystywanie formularzy:&lt;br /&gt;&#10;•    podstawowe zasady formułowania pytań,&lt;br /&gt;&#10;•    rodzaje pytań,&lt;br /&gt;&#10;•    skale pomiarowe - dobór w konkretnych badaniach.&lt;br /&gt;&#10;7.    Metody &quot;twarde&quot; badania satysfakcji klienta: CSI, SERVQUAL, SERVPERV, NPS:&lt;br /&gt;&#10;•    esencja metodologii,&lt;br /&gt;&#10;•    przygotowanie formularzy i danych,&lt;br /&gt;&#10;•    obliczanie wskaźników, wyznaczanie trendów,&lt;br /&gt;&#10;•    kryteria wyboru metod,&lt;br /&gt;&#10;•    analiza wyników, wyciąganie wniosków i działania korygujące zgodnie z PDCA,&lt;br /&gt;&#10;•    przećwiczenie każdej z metod.&lt;br /&gt;&#10;8.    Metody &quot;miękkie&quot;: IP, SWOT, CIT, MS (Mystery Shopping): &lt;br /&gt;&#10;•    esencja metodologii,&lt;br /&gt;&#10;•    przygotowanie formularzy i danych,&lt;br /&gt;&#10;•    wyznaczanie trendów, zachowań, korelacji,&lt;br /&gt;&#10;•    kryteria wyboru metod,&lt;br /&gt;&#10;•    analiza wyników, wyciąganie wniosków i działania korygujące zgodnie z PDCA,&lt;br /&gt;&#10;•    przećwiczenie każdej z metod.&lt;br /&gt;&#10; &lt;/p&gt;">
            <text:p>&lt;p&gt;1.    Wstęp:&lt;br /&gt;
•    przedstawienie się prowadzących oraz uczestników,&lt;br /&gt;
•    sprawy organizacyjne, przedstawienie programu i zasad wspólnej współpracy.&lt;br /&gt;
2.    Satysfakcja klienta jako jeden z wyznaczników powodzenia przedsiębiorstwa na rynku.&lt;br /&gt;
3.    Podstawowe pytania marketingu 3.0 w zarządzaniu jakością, technika mind mapping'u.&lt;br /&gt;
4.    Wymagania ISO 9001:2008 w odniesieniu do analizowania zadowolenia klienta.&lt;br /&gt;
5.    Metody zbierania informacji o kształtowaniu się satysfakcji klienta:&lt;br /&gt;
•    SMART - budowanie celów badania satysfakcji,&lt;br /&gt;
•    metoda Kano,&lt;br /&gt;
•    metoda QFD - pierwszy dom jakości, badanie korelacji wymagań klienta z możliwościami firmy, tłumaczenie języka klienta na język firmy,&lt;br /&gt;
•    ABCD Suzuki przy wyborze istotności kryteriów badań,&lt;br /&gt;
•    diagram Ishikawy, w tym burza mózgów i 5WHY, czyli szukanie przyczyn i określanie działań korygujących w kryteriach określonych przez klienta jako niedostateczne.&lt;br /&gt;
6.    Budowanie i wykorzystywanie formularzy:&lt;br /&gt;
•    podstawowe zasady formułowania pytań,&lt;br /&gt;
•    rodzaje pytań,&lt;br /&gt;
•    skale pomiarowe - dobór w konkretnych badaniach.&lt;br /&gt;
7.    Metody "twarde" badania satysfakcji klienta: CSI, SERVQUAL, SERVPERV, NPS:&lt;br /&gt;
•    esencja metodologii,&lt;br /&gt;
•    przygotowanie formularzy i danych,&lt;br /&gt;
•    obliczanie wskaźników, wyznaczanie trendów,&lt;br /&gt;
•    kryteria wyboru metod,&lt;br /&gt;
•    analiza wyników, wyciąganie wniosków i działania korygujące zgodnie z PDCA,&lt;br /&gt;
•    przećwiczenie każdej z metod.&lt;br /&gt;
8.    Metody "miękkie": IP, SWOT, CIT, MS (Mystery Shopping): &lt;br /&gt;
•    esencja metodologii,&lt;br /&gt;
•    przygotowanie formularzy i danych,&lt;br /&gt;
•    wyznaczanie trendów, zachowań, korelacji,&lt;br /&gt;
•    kryteria wyboru metod,&lt;br /&gt;
•    analiza wyników, wyciąganie wniosków i działania korygujące zgodnie z PDCA,&lt;br /&gt;
•    przećwiczenie każdej z metod.&lt;br /&gt;
 &lt;/p&gt;</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Uczestnik otrzymuje imienny certyfikat ukończenia szkolenia&#10;&lt;p&gt;Segregator, skrypt szkoleniowy, notatnik, długopis. &lt;/p&gt;">
            <text:p>Uczestnik otrzymuje imienny certyfikat ukończenia szkolenia
&lt;p&gt;Segregator, skrypt szkoleniowy, notatnik, długopis. &lt;/p&gt;</text:p>
          </table:table-cell>
          <table:table-cell office:value-type="string" office:string-value="">
            <text:p/>
          </table:table-cell>
          <table:table-cell office:value-type="string" office:string-value="">
            <text:p/>
          </table:table-cell>
          <table:table-cell office:value-type="float" office:value="158669.0">
            <text:p>158669.0</text:p>
          </table:table-cell>
          <table:table-cell office:value-type="float" office:value="129000.0">
            <text:p>129000.0</text:p>
          </table:table-cell>
          <table:table-cell office:value-type="float" office:value="0">
            <text:p/>
          </table:table-cell>
          <table:table-cell office:value-type="float" office:value="0">
            <text:p/>
          </table:table-cell>
          <table:table-cell office:value-type="boolean" office:boolean-value="false">
            <text:p>FALSE</text:p>
          </table:table-cell>
          <table:table-cell office:value-type="float" office:value="14">
            <text:p>14</text:p>
          </table:table-cell>
          <table:table-cell office:value-type="float" office:value="1">
            <text:p>1</text:p>
          </table:table-cell>
          <table:table-cell office:value-type="float" office:value="12.0">
            <text:p>12.0</text:p>
          </table:table-cell>
          <table:table-cell office:value-type="string" office:string-value="{&quot;idKraju&quot;: null, &quot;idUlicy&quot;: null, &quot;telefon&quot;: null, &quot;nazwaKraju&quot;: null, &quot;nazwaUlicy&quot;: &quot;Światowa&quot;, &quot;kodPocztowy&quot;: null, &quot;numerLokalu&quot;: null, &quot;numerBudynku&quot;: &quot;22&quot;, &quot;idWojewodztwa&quot;: 7, &quot;idMiejscowosci&quot;: null, &quot;nazwaWojewodztwa&quot;: &quot;mazowieckie&quot;, &quot;nazwaMiejscowosci&quot;: &quot;Warszawa&quot;, &quot;dlugoscGeograficzna&quot;: null, &quot;szerokoscGeograficzna&quot;: null}">
            <text:p>{"idKraju": null, "idUlicy": null, "telefon": null, "nazwaKraju": null, "nazwaUlicy": "Światowa", "kodPocztowy": null, "numerLokalu": null, "numerBudynku": "22", "idWojewodztwa": 7, "idMiejscowosci": null, "nazwaWojewodztwa": "mazowieckie", "nazwaMiejscowosci": "Warszawa", "dlugoscGeograficzna": null, "szerokoscGeograficzna": null}</text:p>
          </table:table-cell>
          <table:table-cell office:value-type="string" office:string-value="{&quot;id&quot;: 7223, &quot;logo&quot;: {&quot;url&quot;: &quot;https://uslugirozwojowe.parp.gov.pl/api/file/preview?token=%242a%2406%24aiqID%2FwUgDPnCaZ9zjUn.e&quot;, &quot;nazwa&quot;: &quot;logo_PP_www.jpg&quot;, &quot;rozszerzenie&quot;: null}, &quot;nazwa&quot;: &quot;Progress Project Sp. z o.o.&quot;}">
            <text:p>{"id": 7223, "logo": {"url": "https://uslugirozwojowe.parp.gov.pl/api/file/preview?token=%242a%2406%24aiqID%2FwUgDPnCaZ9zjUn.e", "nazwa": "logo_PP_www.jpg", "rozszerzenie": null}, "nazwa": "Progress Project Sp. z o.o."}</text:p>
          </table:table-cell>
          <table:table-cell office:value-type="string" office:string-value="{&quot;email&quot;: &quot;joanna.jaworska@progressproject.pl&quot;, &quot;telefon&quot;: &quot;570003200&quot;, &quot;zdjecie&quot;: null, &quot;imieNazwisko&quot;: &quot;Joanna Jaworska&quot;}">
            <text:p>{"email": "joanna.jaworska@progressproject.pl", "telefon": "570003200", "zdjecie": null, "imieNazwisko": "Joanna Jawo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62, &quot;adres&quot;: {&quot;idKraju&quot;: null, &quot;idUlicy&quot;: null, &quot;telefon&quot;: null, &quot;nazwaKraju&quot;: null, &quot;nazwaUlicy&quot;: &quot;Światowa&quot;, &quot;kodPocztowy&quot;: null, &quot;numerLokalu&quot;: null, &quot;numerBudynku&quot;: &quot;22&quot;, &quot;idWojewodztwa&quot;: 7, &quot;idMiejscowosci&quot;: null, &quot;nazwaWojewodztwa&quot;: &quot;mazowieckie&quot;, &quot;nazwaMiejscowosci&quot;: &quot;Warszawa&quot;, &quot;dlugoscGeograficzna&quot;: null, &quot;szerokoscGeograficzna&quot;: null}, &quot;numer&quot;: &quot;2016/11/02/7223/22662&quot;, &quot;ocena&quot;: {&quot;liczbaOcen&quot;: 0, &quot;sredniaZOcen&quot;: 0.0}, &quot;tytul&quot;: &quot;Badanie satysfakcji klientów w ramach systemów zarządzania jakością&quot;, &quot;status&quot;: &quot;ZREALIZOWANA&quot;, &quot;efektUslugi&quot;: null, &quot;celBiznesowy&quot;: &quot;Cele szkolenia\n•\tdostarczenie kompleksowej wiedzy na temat metod, technik, sposobów badania zadowolenia klientów,\n•\tanalizowanie wyników, oczekiwań klientów i osiągania przewagi nad konkurencją.\n\nKorzyści dla uczestników\n•\tpoznanie metod i technik zbierania oraz przetwarzania informacji o kształtowaniu się satysfakcji klientów,\n•\tzdobycie umiejętności z zakresu badań satysfakcji klienta.&quot;, &quot;liczbaGodzin&quot;: 14, &quot;celEdukacyjny&quot;: null, &quot;dostawcaUslug&quot;: {&quot;id&quot;: 7223, &quot;logo&quot;: {&quot;url&quot;: &quot;https://uslugirozwojowe.parp.gov.pl/api/file/preview?token=%242a%2406%24aiqID%2FwUgDPnCaZ9zjUn.e&quot;, &quot;nazwa&quot;: &quot;logo_PP_www.jpg&quot;, &quot;rozszerzenie&quot;: null}, &quot;nazwa&quot;: &quot;Progress Project Sp. z o.o.&quot;}, &quot;grupaDocelowa&quot;: null, &quot;kodyDostepowe&quot;: null, &quot;programUslugi&quot;: &quot;&lt;p&gt;1.    Wstęp:&lt;br /&gt;\n•    przedstawienie się prowadzących oraz uczestników,&lt;br /&gt;\n•    sprawy organizacyjne, przedstawienie programu i zasad wspólnej współpracy.&lt;br /&gt;\n2.    Satysfakcja klienta jako jeden z wyznaczników powodzenia przedsiębiorstwa na rynku.&lt;br /&gt;\n3.    Podstawowe pytania marketingu 3.0 w zarządzaniu jakością, technika mind mapping'u.&lt;br /&gt;\n4.    Wymagania ISO 9001:2008 w odniesieniu do analizowania zadowolenia klienta.&lt;br /&gt;\n5.    Metody zbierania informacji o kształtowaniu się satysfakcji klienta:&lt;br /&gt;\n•    SMART - budowanie celów badania satysfakcji,&lt;br /&gt;\n•    metoda Kano,&lt;br /&gt;\n•    metoda QFD - pierwszy dom jakości, badanie korelacji wymagań klienta z możliwościami firmy, tłumaczenie języka klienta na język firmy,&lt;br /&gt;\n•    ABCD Suzuki przy wyborze istotności kryteriów badań,&lt;br /&gt;\n•    diagram Ishikawy, w tym burza mózgów i 5WHY, czyli szukanie przyczyn i określanie działań korygujących w kryteriach określonych przez klienta jako niedostateczne.&lt;br /&gt;\n6.    Budowanie i wykorzystywanie formularzy:&lt;br /&gt;\n•    podstawowe zasady formułowania pytań,&lt;br /&gt;\n•    rodzaje pytań,&lt;br /&gt;\n•    skale pomiarowe - dobór w konkretnych badaniach.&lt;br /&gt;\n7.    Metody \&quot;twarde\&quot; badania satysfakcji klienta: CSI, SERVQUAL, SERVPERV, NPS:&lt;br /&gt;\n•    esencja metodologii,&lt;br /&gt;\n•    przygotowanie formularzy i danych,&lt;br /&gt;\n•    obliczanie wskaźników, wyznaczanie trendów,&lt;br /&gt;\n•    kryteria wyboru metod,&lt;br /&gt;\n•    analiza wyników, wyciąganie wniosków i działania korygujące zgodnie z PDCA,&lt;br /&gt;\n•    przećwiczenie każdej z metod.&lt;br /&gt;\n8.    Metody \&quot;miękkie\&quot;: IP, SWOT, CIT, MS (Mystery Shopping): &lt;br /&gt;\n•    esencja metodologii,&lt;br /&gt;\n•    przygotowanie formularzy i danych,&lt;br /&gt;\n•    wyznaczanie trendów, zachowań, korelacji,&lt;br /&gt;\n•    kryteria wyboru metod,&lt;br /&gt;\n•    analiza wyników, wyciąganie wniosków i działania korygujące zgodnie z PDCA,&lt;br /&gt;\n•    przećwiczenie każdej z metod.&lt;br /&gt;\n &lt;/p&gt;&quot;, &quot;listaProjektow&quot;: [], &quot;idRodzajuUslugi&quot;: 144, &quot;kwalifikacjeKuz&quot;: [], &quot;osobaKontaktowa&quot;: {&quot;email&quot;: &quot;joanna.jaworska@progressproject.pl&quot;, &quot;telefon&quot;: &quot;570003200&quot;, &quot;zdjecie&quot;: null, &quot;imieNazwisko&quot;: &quot;Joanna Jawo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0, &quot;idFormySwiadczenia&quot;: 1, &quot;idPodrodzajuUslugi&quot;: 145, &quot;warunkiLogistyczne&quot;: [], &quot;cenaBruttoZaGodzine&quot;: 0, &quot;formyDofinansowania&quot;: [], &quot;informacjeDodatkowe&quot;: &quot;Uczestnik otrzymuje imienny certyfikat ukończenia szkolenia\n&lt;p&gt;Segregator, skrypt szkoleniowy, notatnik, długopis. &lt;/p&gt;&quot;, &quot;kosztWalidacjiNetto&quot;: null, &quot;warunkiUczestnictwa&quot;: null, &quot;idPodkategoriiUslugi&quot;: 560, &quot;kosztWalidacjiBrutto&quot;: null, &quot;cenaNettoZaUczestnika&quot;: 129000, &quot;dataRozpoczeciaUslugi&quot;: &quot;2016-12-12T00:00:00+01:00&quot;, &quot;dataZakonczeniaUslugi&quot;: &quot;2016-12-13T00:00:00+01:00&quot;, &quot;cenaBruttoZaUczestnika&quot;: 158669, &quot;czyUslugaDofinansowana&quot;: true, &quot;materialyDlaUczestnikow&quot;: null, &quot;kosztCertyfikowaniaNetto&quot;: null, &quot;czyCenaDotyczyCalejUslugi&quot;: false, &quot;dataZakonczeniaRekrutacji&quot;: &quot;2016-12-09T00:00:00+01:00&quot;, &quot;kosztCertyfikowaniaBrutto&quot;: null, &quot;minimalnaLiczbaUczestnikow&quot;: 1, &quot;szczegolyMiejscaRealizacji&quot;: &quot;Centrum Szkoleniowe - Progress Project&quot;, &quot;maksymalnaLiczbaUczestnikow&quot;: 12,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62, "adres": {"idKraju": null, "idUlicy": null, "telefon": null, "nazwaKraju": null, "nazwaUlicy": "Światowa", "kodPocztowy": null, "numerLokalu": null, "numerBudynku": "22", "idWojewodztwa": 7, "idMiejscowosci": null, "nazwaWojewodztwa": "mazowieckie", "nazwaMiejscowosci": "Warszawa", "dlugoscGeograficzna": null, "szerokoscGeograficzna": null}, "numer": "2016/11/02/7223/22662", "ocena": {"liczbaOcen": 0, "sredniaZOcen": 0.0}, "tytul": "Badanie satysfakcji klientów w ramach systemów zarządzania jakością", "status": "ZREALIZOWANA", "efektUslugi": null, "celBiznesowy": "Cele szkolenia\n•\tdostarczenie kompleksowej wiedzy na temat metod, technik, sposobów badania zadowolenia klientów,\n•\tanalizowanie wyników, oczekiwań klientów i osiągania przewagi nad konkurencją.\n\nKorzyści dla uczestników\n•\tpoznanie metod i technik zbierania oraz przetwarzania informacji o kształtowaniu się satysfakcji klientów,\n•\tzdobycie umiejętności z zakresu badań satysfakcji klienta.", "liczbaGodzin": 14, "celEdukacyjny": null, "dostawcaUslug": {"id": 7223, "logo": {"url": "https://uslugirozwojowe.parp.gov.pl/api/file/preview?token=%242a%2406%24aiqID%2FwUgDPnCaZ9zjUn.e", "nazwa": "logo_PP_www.jpg", "rozszerzenie": null}, "nazwa": "Progress Project Sp. z o.o."}, "grupaDocelowa": null, "kodyDostepowe": null, "programUslugi": "&lt;p&gt;1.    Wstęp:&lt;br /&gt;\n•    przedstawienie się prowadzących oraz uczestników,&lt;br /&gt;\n•    sprawy organizacyjne, przedstawienie programu i zasad wspólnej współpracy.&lt;br /&gt;\n2.    Satysfakcja klienta jako jeden z wyznaczników powodzenia przedsiębiorstwa na rynku.&lt;br /&gt;\n3.    Podstawowe pytania marketingu 3.0 w zarządzaniu jakością, technika mind mapping'u.&lt;br /&gt;\n4.    Wymagania ISO 9001:2008 w odniesieniu do analizowania zadowolenia klienta.&lt;br /&gt;\n5.    Metody zbierania informacji o kształtowaniu się satysfakcji klienta:&lt;br /&gt;\n•    SMART - budowanie celów badania satysfakcji,&lt;br /&gt;\n•    metoda Kano,&lt;br /&gt;\n•    metoda QFD - pierwszy dom jakości, badanie korelacji wymagań klienta z możliwościami firmy, tłumaczenie języka klienta na język firmy,&lt;br /&gt;\n•    ABCD Suzuki przy wyborze istotności kryteriów badań,&lt;br /&gt;\n•    diagram Ishikawy, w tym burza mózgów i 5WHY, czyli szukanie przyczyn i określanie działań korygujących w kryteriach określonych przez klienta jako niedostateczne.&lt;br /&gt;\n6.    Budowanie i wykorzystywanie formularzy:&lt;br /&gt;\n•    podstawowe zasady formułowania pytań,&lt;br /&gt;\n•    rodzaje pytań,&lt;br /&gt;\n•    skale pomiarowe - dobór w konkretnych badaniach.&lt;br /&gt;\n7.    Metody \"twarde\" badania satysfakcji klienta: CSI, SERVQUAL, SERVPERV, NPS:&lt;br /&gt;\n•    esencja metodologii,&lt;br /&gt;\n•    przygotowanie formularzy i danych,&lt;br /&gt;\n•    obliczanie wskaźników, wyznaczanie trendów,&lt;br /&gt;\n•    kryteria wyboru metod,&lt;br /&gt;\n•    analiza wyników, wyciąganie wniosków i działania korygujące zgodnie z PDCA,&lt;br /&gt;\n•    przećwiczenie każdej z metod.&lt;br /&gt;\n8.    Metody \"miękkie\": IP, SWOT, CIT, MS (Mystery Shopping): &lt;br /&gt;\n•    esencja metodologii,&lt;br /&gt;\n•    przygotowanie formularzy i danych,&lt;br /&gt;\n•    wyznaczanie trendów, zachowań, korelacji,&lt;br /&gt;\n•    kryteria wyboru metod,&lt;br /&gt;\n•    analiza wyników, wyciąganie wniosków i działania korygujące zgodnie z PDCA,&lt;br /&gt;\n•    przećwiczenie każdej z metod.&lt;br /&gt;\n &lt;/p&gt;", "listaProjektow": [], "idRodzajuUslugi": 144, "kwalifikacjeKuz": [], "osobaKontaktowa": {"email": "joanna.jaworska@progressproject.pl", "telefon": "570003200", "zdjecie": null, "imieNazwisko": "Joanna Jaworska"}, "zakresUprawnien": null, "efektyUczeniaSie": null, "inneKwalifikacje": [], "cenaNettoZaUsluge": null, "idKategoriiUslugi": 559, "idKwalifikacjiKkz": null, "idKwalifikacjiZrk": null, "warunkiTechniczne": null, "cenaBruttoZaUsluge": null, "cenaNettoZaGodzine": 0, "idFormySwiadczenia": 1, "idPodrodzajuUslugi": 145, "warunkiLogistyczne": [], "cenaBruttoZaGodzine": 0, "formyDofinansowania": [], "informacjeDodatkowe": "Uczestnik otrzymuje imienny certyfikat ukończenia szkolenia\n&lt;p&gt;Segregator, skrypt szkoleniowy, notatnik, długopis. &lt;/p&gt;", "kosztWalidacjiNetto": null, "warunkiUczestnictwa": null, "idPodkategoriiUslugi": 560, "kosztWalidacjiBrutto": null, "cenaNettoZaUczestnika": 129000, "dataRozpoczeciaUslugi": "2016-12-12T00:00:00+01:00", "dataZakonczeniaUslugi": "2016-12-13T00:00:00+01:00", "cenaBruttoZaUczestnika": 158669, "czyUslugaDofinansowana": true, "materialyDlaUczestnikow": null, "kosztCertyfikowaniaNetto": null, "czyCenaDotyczyCalejUslugi": false, "dataZakonczeniaRekrutacji": "2016-12-09T00:00:00+01:00", "kosztCertyfikowaniaBrutto": null, "minimalnaLiczbaUczestnikow": 1, "szczegolyMiejscaRealizacji": "Centrum Szkoleniowe - Progress Project", "maksymalnaLiczbaUczestnikow": 12,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909226">
            <text:p>2025-12-16 15:54:17.909226</text:p>
          </table:table-cell>
          <table:table-cell office:value-type="string" office:string-value="2025-12-16 15:54:17.909226">
            <text:p>2025-12-16 15:54:17.909226</text:p>
          </table:table-cell>
        </table:table-row>
        <table:table-row>
          <table:table-cell office:value-type="float" office:value="22622">
            <text:p>22622</text:p>
          </table:table-cell>
          <table:table-cell office:value-type="string" office:string-value="2016/11/02/7223/22622">
            <text:p>2016/11/02/7223/22622</text:p>
          </table:table-cell>
          <table:table-cell office:value-type="string" office:string-value="Coaching menedżerski. Jak wykorzystywać podejście coachingowe w zarządzaniu?">
            <text:p>Coaching menedżerski. Jak wykorzystywać podejście coachingowe w zarządzaniu?</text:p>
          </table:table-cell>
          <table:table-cell office:value-type="string" office:string-value="ZREALIZOWANA">
            <text:p>ZREALIZOWANA</text:p>
          </table:table-cell>
          <table:table-cell office:value-type="string" office:string-value="2016-12-14 00:00:00">
            <text:p>2016-12-14 00:00:00</text:p>
          </table:table-cell>
          <table:table-cell office:value-type="string" office:string-value="2016-12-15 00:00:00">
            <text:p>2016-12-15 00:00:00</text:p>
          </table:table-cell>
          <table:table-cell office:value-type="string" office:string-value="2016-12-13 00:00:00">
            <text:p>2016-12-13 00:00:00</text:p>
          </table:table-cell>
          <table:table-cell office:value-type="float" office:value="559">
            <text:p>559</text:p>
          </table:table-cell>
          <table:table-cell office:value-type="float" office:value="564">
            <text:p>564</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Na wstępie można zaryzykować twierdzenie, że nie każdy menedżer może być coachem. Nawet nie każdy powinien. Ale z drugiej strony można powiedzieć, każdy menedżer może w stosunku do swoich pracowników przyjmować podejście coachingowe, wspierając w ten sposób efektywność i rozwój swojej kadry.  Dlaczego? Dlatego, że podejście coachingowe to podejście zakładające wzmacnianie i wykorzystanie potencjału pracowników, przy jednoczesnym uczeniu ich samodzielności i odpowiedzialności za siebie i swoją pracę, a także stymulowaniu do stawiania i realizowania celów. A prawdopodobnie każdemu menedżerowi na tym zależy?  &#10;&#10;Celem szkolenia będzie więc charakterystyka podejścia coachingowego do pracowników, jako stylu zarządzania opartego na:&#10;• zaufaniu do pracownika, &#10;• budowaniu bezpieczeństwa, &#10;• refleksji nad pracą, działaniem, rozwojem,&#10;• wzmacnianiu jego mocnych stron, &#10;• motywowaniu do rozwoju, &#10;• zadawaniu pytań i słuchaniu,&#10;• stawianiu celów i wyzwań, &#10;• wypracowywaniu rozwiązań wychodzących poza ramy, schematy, standardy. &#10;• monitorowaniu i egzekwowaniu postępów i celów. &#10;&#10;Udział w szkoleniu daje szansę uczestnikom na:&#10;• zrozumieniu na czym polega podejście coachingowe w zarządzaniu i czym różni się od coachingu, mentoringu czy inny metod rozwojowych, &#10;• poznanie korzyści z coachingowego podejścia do pracowników, &#10;• trening umiejętności niezbędnych do tego, by w codziennej pracy stosować coachingowi styl zarządzania,  &#10;• pracę z własnymi na przekonaniami na temat zarządzania, rozwoju, budowaniu relacji i współpracy z pracownikami, &#10;• wypracowani swojego stylu, podejścia do coachingowego zarządzania pracownikami.">
            <text:p>Na wstępie można zaryzykować twierdzenie, że nie każdy menedżer może być coachem. Nawet nie każdy powinien. Ale z drugiej strony można powiedzieć, każdy menedżer może w stosunku do swoich pracowników przyjmować podejście coachingowe, wspierając w ten sposób efektywność i rozwój swojej kadry.  Dlaczego? Dlatego, że podejście coachingowe to podejście zakładające wzmacnianie i wykorzystanie potencjału pracowników, przy jednoczesnym uczeniu ich samodzielności i odpowiedzialności za siebie i swoją pracę, a także stymulowaniu do stawiania i realizowania celów. A prawdopodobnie każdemu menedżerowi na tym zależy?  

Celem szkolenia będzie więc charakterystyka podejścia coachingowego do pracowników, jako stylu zarządzania opartego na:
•	zaufaniu do pracownika, 
•	budowaniu bezpieczeństwa, 
•	refleksji nad pracą, działaniem, rozwojem,
•	wzmacnianiu jego mocnych stron, 
•	motywowaniu do rozwoju, 
•	zadawaniu pytań i słuchaniu,
•	stawianiu celów i wyzwań, 
•	wypracowywaniu rozwiązań wychodzących poza ramy, schematy, standardy. 
•	monitorowaniu i egzekwowaniu postępów i celów. 

Udział w szkoleniu daje szansę uczestnikom na:
•	zrozumieniu na czym polega podejście coachingowe w zarządzaniu i czym różni się od coachingu, mentoringu czy inny metod rozwojowych, 
•	poznanie korzyści z coachingowego podejścia do pracowników, 
•	trening umiejętności niezbędnych do tego, by w codziennej pracy stosować coachingowi styl zarządzania,  
•	pracę z własnymi na przekonaniami na temat zarządzania, rozwoju, budowaniu relacji i współpracy z pracownikami, 
•	wypracowani swojego stylu, podejścia do coachingowego zarządzania pracownikami.</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lt;p&gt;1.    Coachingowe podejście, a rola menedżera:&lt;br /&gt;&#10;•    coaching, coachingowy styl zarządzania, mentoring, informacja zwrotna a szkolenie – definicje. Podobieństwa i różnice różnych metod rozwojowych,&lt;br /&gt;&#10;•    profil coacha – menedżera. Jakich kompetencji oczekujemy od menedżera stosującego coachingowy styl zarządzania?&lt;br /&gt;&#10;•    miejsce coachingu w zarządzaniu - sytuacyjny model przywództwa wg Hersey’a i Blanchard’a. Kiedy podejście coachingowe jest po prostu potrzebne i najbardziej wartościowe? &lt;br /&gt;&#10;•    podejście coachingowe a autorytet menedżera? &lt;br /&gt;&#10;•    zasady budowania relacji coachingowych z pracownikami, w oparciu kodeks coacha ICF - International Coach Federation.&lt;/p&gt;&#10;&#10;&lt;p&gt;2.    Co o rozwoju osób dorosłych powinien wiedzieć menadżer, by wspierać efektywnie rozwój pracowników?   &lt;br /&gt;&#10;•    motywacja i postawy wobec rozwoju. Czy pracowników można rozwijać „na siłę”? &lt;br /&gt;&#10;•    czego potrzebują osoby dorosłe do efektywnego rozwoju, ale i do efektywnej pracy? &lt;br /&gt;&#10;•    dla kogo coachingowy styl zarządzania, a dla kogo nie? &lt;/p&gt;&#10;&#10;&lt;p&gt;3.    Narzędzia pracy coachingowej w pracy menedżera:&lt;br /&gt;&#10;•    model GROW  w pracy coach’a,&lt;br /&gt;&#10;•    elementy procesu coachingowego (zawieranie kontraktu, harmonogram, schemat spotkań itp.),&lt;br /&gt;&#10;•    pytania sięgające sedna. Co to?  &lt;br /&gt;&#10;•    narzędzia pracy coachingowej – koło życia, skalowanie, praca z metaforą, zmiana perspektyw, wartości – omówienie, trening,&lt;br /&gt;&#10;•    radzenie sobie z trudnymi sytuacjami w relacjach coachingowych.&lt;/p&gt;&#10;&#10;&lt;p&gt;4.    Trening wybranych, umiejętności  będących podstawą coachingowego stylu zarządzania: &lt;br /&gt;&#10;•    aktywne słuchanie,&lt;br /&gt;&#10;•    określanie problemów i stawianie konkretnych celów,&lt;br /&gt;&#10;•    umiejętność analizowanie sytuacji problemowych z różnych perspektyw, &lt;br /&gt;&#10;•    udzielanie konstruktywnej informacji zwrotnej,&lt;br /&gt;&#10;•    jasne wyrażanie myśli.&lt;/p&gt;&#10;&#10;&lt;p&gt;5.    Podsumowanie:&lt;br /&gt;&#10;•    w ramach podsumowania każdy uczestnik opracuje swój własny  „Kodeks coachingowego podejścia do pracowników”.&lt;/p&gt;">
            <text:p>&lt;p&gt;1.    Coachingowe podejście, a rola menedżera:&lt;br /&gt;
•    coaching, coachingowy styl zarządzania, mentoring, informacja zwrotna a szkolenie – definicje. Podobieństwa i różnice różnych metod rozwojowych,&lt;br /&gt;
•    profil coacha – menedżera. Jakich kompetencji oczekujemy od menedżera stosującego coachingowy styl zarządzania?&lt;br /&gt;
•    miejsce coachingu w zarządzaniu - sytuacyjny model przywództwa wg Hersey’a i Blanchard’a. Kiedy podejście coachingowe jest po prostu potrzebne i najbardziej wartościowe? &lt;br /&gt;
•    podejście coachingowe a autorytet menedżera? &lt;br /&gt;
•    zasady budowania relacji coachingowych z pracownikami, w oparciu kodeks coacha ICF - International Coach Federation.&lt;/p&gt;

&lt;p&gt;2.    Co o rozwoju osób dorosłych powinien wiedzieć menadżer, by wspierać efektywnie rozwój pracowników?   &lt;br /&gt;
•    motywacja i postawy wobec rozwoju. Czy pracowników można rozwijać „na siłę”? &lt;br /&gt;
•    czego potrzebują osoby dorosłe do efektywnego rozwoju, ale i do efektywnej pracy? &lt;br /&gt;
•    dla kogo coachingowy styl zarządzania, a dla kogo nie? &lt;/p&gt;

&lt;p&gt;3.    Narzędzia pracy coachingowej w pracy menedżera:&lt;br /&gt;
•    model GROW  w pracy coach’a,&lt;br /&gt;
•    elementy procesu coachingowego (zawieranie kontraktu, harmonogram, schemat spotkań itp.),&lt;br /&gt;
•    pytania sięgające sedna. Co to?  &lt;br /&gt;
•    narzędzia pracy coachingowej – koło życia, skalowanie, praca z metaforą, zmiana perspektyw, wartości – omówienie, trening,&lt;br /&gt;
•    radzenie sobie z trudnymi sytuacjami w relacjach coachingowych.&lt;/p&gt;

&lt;p&gt;4.    Trening wybranych, umiejętności  będących podstawą coachingowego stylu zarządzania: &lt;br /&gt;
•    aktywne słuchanie,&lt;br /&gt;
•    określanie problemów i stawianie konkretnych celów,&lt;br /&gt;
•    umiejętność analizowanie sytuacji problemowych z różnych perspektyw, &lt;br /&gt;
•    udzielanie konstruktywnej informacji zwrotnej,&lt;br /&gt;
•    jasne wyrażanie myśli.&lt;/p&gt;

&lt;p&gt;5.    Podsumowanie:&lt;br /&gt;
•    w ramach podsumowania każdy uczestnik opracuje swój własny  „Kodeks coachingowego podejścia do pracowników”.&lt;/p&gt;</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Uczestnik otrzymuje imienny certyfikat ukończenia szkolenia&#10;&lt;p&gt;Segregator, skrypt szkoleniowy, notatnik, długopis. &lt;/p&gt;">
            <text:p>Uczestnik otrzymuje imienny certyfikat ukończenia szkolenia
&lt;p&gt;Segregator, skrypt szkoleniowy, notatnik, długopis. &lt;/p&gt;</text:p>
          </table:table-cell>
          <table:table-cell office:value-type="string" office:string-value="">
            <text:p/>
          </table:table-cell>
          <table:table-cell office:value-type="string" office:string-value="">
            <text:p/>
          </table:table-cell>
          <table:table-cell office:value-type="float" office:value="164819.0">
            <text:p>164819.0</text:p>
          </table:table-cell>
          <table:table-cell office:value-type="float" office:value="134000.0">
            <text:p>134000.0</text:p>
          </table:table-cell>
          <table:table-cell office:value-type="float" office:value="0">
            <text:p/>
          </table:table-cell>
          <table:table-cell office:value-type="float" office:value="0">
            <text:p/>
          </table:table-cell>
          <table:table-cell office:value-type="boolean" office:boolean-value="false">
            <text:p>FALSE</text:p>
          </table:table-cell>
          <table:table-cell office:value-type="float" office:value="14">
            <text:p>14</text:p>
          </table:table-cell>
          <table:table-cell office:value-type="float" office:value="1">
            <text:p>1</text:p>
          </table:table-cell>
          <table:table-cell office:value-type="float" office:value="15.0">
            <text:p>15.0</text:p>
          </table:table-cell>
          <table:table-cell office:value-type="string" office:string-value="{&quot;idKraju&quot;: 209, &quot;idUlicy&quot;: 166286, &quot;telefon&quot;: null, &quot;nazwaKraju&quot;: &quot;Polska&quot;, &quot;nazwaUlicy&quot;: &quot;ul. Cyrhla&quot;, &quot;kodPocztowy&quot;: null, &quot;numerLokalu&quot;: null, &quot;numerBudynku&quot;: &quot;34&quot;, &quot;idWojewodztwa&quot;: 6, &quot;idMiejscowosci&quot;: 98596, &quot;nazwaWojewodztwa&quot;: &quot;małopolskie&quot;, &quot;nazwaMiejscowosci&quot;: &quot;Zakopane&quot;, &quot;dlugoscGeograficzna&quot;: null, &quot;szerokoscGeograficzna&quot;: null}">
            <text:p>{"idKraju": 209, "idUlicy": 166286, "telefon": null, "nazwaKraju": "Polska", "nazwaUlicy": "ul. Cyrhla", "kodPocztowy": null, "numerLokalu": null, "numerBudynku": "34", "idWojewodztwa": 6, "idMiejscowosci": 98596, "nazwaWojewodztwa": "małopolskie", "nazwaMiejscowosci": "Zakopane", "dlugoscGeograficzna": null, "szerokoscGeograficzna": null}</text:p>
          </table:table-cell>
          <table:table-cell office:value-type="string" office:string-value="{&quot;id&quot;: 7223, &quot;logo&quot;: {&quot;url&quot;: &quot;https://uslugirozwojowe.parp.gov.pl/api/file/preview?token=%242a%2406%24aiqID%2FwUgDPnCaZ9zjUn.e&quot;, &quot;nazwa&quot;: &quot;logo_PP_www.jpg&quot;, &quot;rozszerzenie&quot;: null}, &quot;nazwa&quot;: &quot;Progress Project Sp. z o.o.&quot;}">
            <text:p>{"id": 7223, "logo": {"url": "https://uslugirozwojowe.parp.gov.pl/api/file/preview?token=%242a%2406%24aiqID%2FwUgDPnCaZ9zjUn.e", "nazwa": "logo_PP_www.jpg", "rozszerzenie": null}, "nazwa": "Progress Project Sp. z o.o."}</text:p>
          </table:table-cell>
          <table:table-cell office:value-type="string" office:string-value="{&quot;email&quot;: &quot;joanna.jaworska@progressproject.pl&quot;, &quot;telefon&quot;: &quot;570003200&quot;, &quot;zdjecie&quot;: null, &quot;imieNazwisko&quot;: &quot;Joanna Jaworska&quot;}">
            <text:p>{"email": "joanna.jaworska@progressproject.pl", "telefon": "570003200", "zdjecie": null, "imieNazwisko": "Joanna Jawo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22, &quot;adres&quot;: {&quot;idKraju&quot;: 209, &quot;idUlicy&quot;: 166286, &quot;telefon&quot;: null, &quot;nazwaKraju&quot;: &quot;Polska&quot;, &quot;nazwaUlicy&quot;: &quot;ul. Cyrhla&quot;, &quot;kodPocztowy&quot;: null, &quot;numerLokalu&quot;: null, &quot;numerBudynku&quot;: &quot;34&quot;, &quot;idWojewodztwa&quot;: 6, &quot;idMiejscowosci&quot;: 98596, &quot;nazwaWojewodztwa&quot;: &quot;małopolskie&quot;, &quot;nazwaMiejscowosci&quot;: &quot;Zakopane&quot;, &quot;dlugoscGeograficzna&quot;: null, &quot;szerokoscGeograficzna&quot;: null}, &quot;numer&quot;: &quot;2016/11/02/7223/22622&quot;, &quot;ocena&quot;: {&quot;liczbaOcen&quot;: 0, &quot;sredniaZOcen&quot;: 0.0}, &quot;tytul&quot;: &quot;Coaching menedżerski. Jak wykorzystywać podejście coachingowe w zarządzaniu?&quot;, &quot;status&quot;: &quot;ZREALIZOWANA&quot;, &quot;efektUslugi&quot;: null, &quot;celBiznesowy&quot;: &quot;Na wstępie można zaryzykować twierdzenie, że nie każdy menedżer może być coachem. Nawet nie każdy powinien. Ale z drugiej strony można powiedzieć, każdy menedżer może w stosunku do swoich pracowników przyjmować podejście coachingowe, wspierając w ten sposób efektywność i rozwój swojej kadry.  Dlaczego? Dlatego, że podejście coachingowe to podejście zakładające wzmacnianie i wykorzystanie potencjału pracowników, przy jednoczesnym uczeniu ich samodzielności i odpowiedzialności za siebie i swoją pracę, a także stymulowaniu do stawiania i realizowania celów. A prawdopodobnie każdemu menedżerowi na tym zależy?  \n\nCelem szkolenia będzie więc charakterystyka podejścia coachingowego do pracowników, jako stylu zarządzania opartego na:\n•\tzaufaniu do pracownika, \n•\tbudowaniu bezpieczeństwa, \n•\trefleksji nad pracą, działaniem, rozwojem,\n•\twzmacnianiu jego mocnych stron, \n•\tmotywowaniu do rozwoju, \n•\tzadawaniu pytań i słuchaniu,\n•\tstawianiu celów i wyzwań, \n•\twypracowywaniu rozwiązań wychodzących poza ramy, schematy, standardy. \n•\tmonitorowaniu i egzekwowaniu postępów i celów. \n\nUdział w szkoleniu daje szansę uczestnikom na:\n•\tzrozumieniu na czym polega podejście coachingowe w zarządzaniu i czym różni się od coachingu, mentoringu czy inny metod rozwojowych, \n•\tpoznanie korzyści z coachingowego podejścia do pracowników, \n•\ttrening umiejętności niezbędnych do tego, by w codziennej pracy stosować coachingowi styl zarządzania,  \n•\tpracę z własnymi na przekonaniami na temat zarządzania, rozwoju, budowaniu relacji i współpracy z pracownikami, \n•\twypracowani swojego stylu, podejścia do coachingowego zarządzania pracownikami.&quot;, &quot;liczbaGodzin&quot;: 14, &quot;celEdukacyjny&quot;: null, &quot;dostawcaUslug&quot;: {&quot;id&quot;: 7223, &quot;logo&quot;: {&quot;url&quot;: &quot;https://uslugirozwojowe.parp.gov.pl/api/file/preview?token=%242a%2406%24aiqID%2FwUgDPnCaZ9zjUn.e&quot;, &quot;nazwa&quot;: &quot;logo_PP_www.jpg&quot;, &quot;rozszerzenie&quot;: null}, &quot;nazwa&quot;: &quot;Progress Project Sp. z o.o.&quot;}, &quot;grupaDocelowa&quot;: null, &quot;kodyDostepowe&quot;: null, &quot;programUslugi&quot;: &quot;&lt;p&gt;1.    Coachingowe podejście, a rola menedżera:&lt;br /&gt;\n•    coaching, coachingowy styl zarządzania, mentoring, informacja zwrotna a szkolenie – definicje. Podobieństwa i różnice różnych metod rozwojowych,&lt;br /&gt;\n•    profil coacha – menedżera. Jakich kompetencji oczekujemy od menedżera stosującego coachingowy styl zarządzania?&lt;br /&gt;\n•    miejsce coachingu w zarządzaniu - sytuacyjny model przywództwa wg Hersey’a i Blanchard’a. Kiedy podejście coachingowe jest po prostu potrzebne i najbardziej wartościowe? &lt;br /&gt;\n•    podejście coachingowe a autorytet menedżera? &lt;br /&gt;\n•    zasady budowania relacji coachingowych z pracownikami, w oparciu kodeks coacha ICF - International Coach Federation.&lt;/p&gt;\n\n&lt;p&gt;2.    Co o rozwoju osób dorosłych powinien wiedzieć menadżer, by wspierać efektywnie rozwój pracowników?   &lt;br /&gt;\n•    motywacja i postawy wobec rozwoju. Czy pracowników można rozwijać „na siłę”? &lt;br /&gt;\n•    czego potrzebują osoby dorosłe do efektywnego rozwoju, ale i do efektywnej pracy? &lt;br /&gt;\n•    dla kogo coachingowy styl zarządzania, a dla kogo nie? &lt;/p&gt;\n\n&lt;p&gt;3.    Narzędzia pracy coachingowej w pracy menedżera:&lt;br /&gt;\n•    model GROW  w pracy coach’a,&lt;br /&gt;\n•    elementy procesu coachingowego (zawieranie kontraktu, harmonogram, schemat spotkań itp.),&lt;br /&gt;\n•    pytania sięgające sedna. Co to?  &lt;br /&gt;\n•    narzędzia pracy coachingowej – koło życia, skalowanie, praca z metaforą, zmiana perspektyw, wartości – omówienie, trening,&lt;br /&gt;\n•    radzenie sobie z trudnymi sytuacjami w relacjach coachingowych.&lt;/p&gt;\n\n&lt;p&gt;4.    Trening wybranych, umiejętności  będących podstawą coachingowego stylu zarządzania: &lt;br /&gt;\n•    aktywne słuchanie,&lt;br /&gt;\n•    określanie problemów i stawianie konkretnych celów,&lt;br /&gt;\n•    umiejętność analizowanie sytuacji problemowych z różnych perspektyw, &lt;br /&gt;\n•    udzielanie konstruktywnej informacji zwrotnej,&lt;br /&gt;\n•    jasne wyrażanie myśli.&lt;/p&gt;\n\n&lt;p&gt;5.    Podsumowanie:&lt;br /&gt;\n•    w ramach podsumowania każdy uczestnik opracuje swój własny  „Kodeks coachingowego podejścia do pracowników”.&lt;/p&gt;&quot;, &quot;listaProjektow&quot;: [], &quot;idRodzajuUslugi&quot;: 144, &quot;kwalifikacjeKuz&quot;: [], &quot;osobaKontaktowa&quot;: {&quot;email&quot;: &quot;joanna.jaworska@progressproject.pl&quot;, &quot;telefon&quot;: &quot;570003200&quot;, &quot;zdjecie&quot;: null, &quot;imieNazwisko&quot;: &quot;Joanna Jawo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0, &quot;idFormySwiadczenia&quot;: 1, &quot;idPodrodzajuUslugi&quot;: 145, &quot;warunkiLogistyczne&quot;: [], &quot;cenaBruttoZaGodzine&quot;: 0, &quot;formyDofinansowania&quot;: [], &quot;informacjeDodatkowe&quot;: &quot;Uczestnik otrzymuje imienny certyfikat ukończenia szkolenia\n&lt;p&gt;Segregator, skrypt szkoleniowy, notatnik, długopis. &lt;/p&gt;&quot;, &quot;kosztWalidacjiNetto&quot;: null, &quot;warunkiUczestnictwa&quot;: null, &quot;idPodkategoriiUslugi&quot;: 564, &quot;kosztWalidacjiBrutto&quot;: null, &quot;cenaNettoZaUczestnika&quot;: 134000, &quot;dataRozpoczeciaUslugi&quot;: &quot;2016-12-14T00:00:00+01:00&quot;, &quot;dataZakonczeniaUslugi&quot;: &quot;2016-12-15T00:00:00+01:00&quot;, &quot;cenaBruttoZaUczestnika&quot;: 164819, &quot;czyUslugaDofinansowana&quot;: true, &quot;materialyDlaUczestnikow&quot;: null, &quot;kosztCertyfikowaniaNetto&quot;: null, &quot;czyCenaDotyczyCalejUslugi&quot;: false, &quot;dataZakonczeniaRekrutacji&quot;: &quot;2016-12-13T00:00:00+01:00&quot;, &quot;kosztCertyfikowaniaBrutto&quot;: null, &quot;minimalnaLiczbaUczestnikow&quot;: 1, &quot;szczegolyMiejscaRealizacji&quot;: &quot;Hotel Tatra***&quot;, &quot;maksymalnaLiczbaUczestnikow&quot;: 15,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22, "adres": {"idKraju": 209, "idUlicy": 166286, "telefon": null, "nazwaKraju": "Polska", "nazwaUlicy": "ul. Cyrhla", "kodPocztowy": null, "numerLokalu": null, "numerBudynku": "34", "idWojewodztwa": 6, "idMiejscowosci": 98596, "nazwaWojewodztwa": "małopolskie", "nazwaMiejscowosci": "Zakopane", "dlugoscGeograficzna": null, "szerokoscGeograficzna": null}, "numer": "2016/11/02/7223/22622", "ocena": {"liczbaOcen": 0, "sredniaZOcen": 0.0}, "tytul": "Coaching menedżerski. Jak wykorzystywać podejście coachingowe w zarządzaniu?", "status": "ZREALIZOWANA", "efektUslugi": null, "celBiznesowy": "Na wstępie można zaryzykować twierdzenie, że nie każdy menedżer może być coachem. Nawet nie każdy powinien. Ale z drugiej strony można powiedzieć, każdy menedżer może w stosunku do swoich pracowników przyjmować podejście coachingowe, wspierając w ten sposób efektywność i rozwój swojej kadry.  Dlaczego? Dlatego, że podejście coachingowe to podejście zakładające wzmacnianie i wykorzystanie potencjału pracowników, przy jednoczesnym uczeniu ich samodzielności i odpowiedzialności za siebie i swoją pracę, a także stymulowaniu do stawiania i realizowania celów. A prawdopodobnie każdemu menedżerowi na tym zależy?  \n\nCelem szkolenia będzie więc charakterystyka podejścia coachingowego do pracowników, jako stylu zarządzania opartego na:\n•\tzaufaniu do pracownika, \n•\tbudowaniu bezpieczeństwa, \n•\trefleksji nad pracą, działaniem, rozwojem,\n•\twzmacnianiu jego mocnych stron, \n•\tmotywowaniu do rozwoju, \n•\tzadawaniu pytań i słuchaniu,\n•\tstawianiu celów i wyzwań, \n•\twypracowywaniu rozwiązań wychodzących poza ramy, schematy, standardy. \n•\tmonitorowaniu i egzekwowaniu postępów i celów. \n\nUdział w szkoleniu daje szansę uczestnikom na:\n•\tzrozumieniu na czym polega podejście coachingowe w zarządzaniu i czym różni się od coachingu, mentoringu czy inny metod rozwojowych, \n•\tpoznanie korzyści z coachingowego podejścia do pracowników, \n•\ttrening umiejętności niezbędnych do tego, by w codziennej pracy stosować coachingowi styl zarządzania,  \n•\tpracę z własnymi na przekonaniami na temat zarządzania, rozwoju, budowaniu relacji i współpracy z pracownikami, \n•\twypracowani swojego stylu, podejścia do coachingowego zarządzania pracownikami.", "liczbaGodzin": 14, "celEdukacyjny": null, "dostawcaUslug": {"id": 7223, "logo": {"url": "https://uslugirozwojowe.parp.gov.pl/api/file/preview?token=%242a%2406%24aiqID%2FwUgDPnCaZ9zjUn.e", "nazwa": "logo_PP_www.jpg", "rozszerzenie": null}, "nazwa": "Progress Project Sp. z o.o."}, "grupaDocelowa": null, "kodyDostepowe": null, "programUslugi": "&lt;p&gt;1.    Coachingowe podejście, a rola menedżera:&lt;br /&gt;\n•    coaching, coachingowy styl zarządzania, mentoring, informacja zwrotna a szkolenie – definicje. Podobieństwa i różnice różnych metod rozwojowych,&lt;br /&gt;\n•    profil coacha – menedżera. Jakich kompetencji oczekujemy od menedżera stosującego coachingowy styl zarządzania?&lt;br /&gt;\n•    miejsce coachingu w zarządzaniu - sytuacyjny model przywództwa wg Hersey’a i Blanchard’a. Kiedy podejście coachingowe jest po prostu potrzebne i najbardziej wartościowe? &lt;br /&gt;\n•    podejście coachingowe a autorytet menedżera? &lt;br /&gt;\n•    zasady budowania relacji coachingowych z pracownikami, w oparciu kodeks coacha ICF - International Coach Federation.&lt;/p&gt;\n\n&lt;p&gt;2.    Co o rozwoju osób dorosłych powinien wiedzieć menadżer, by wspierać efektywnie rozwój pracowników?   &lt;br /&gt;\n•    motywacja i postawy wobec rozwoju. Czy pracowników można rozwijać „na siłę”? &lt;br /&gt;\n•    czego potrzebują osoby dorosłe do efektywnego rozwoju, ale i do efektywnej pracy? &lt;br /&gt;\n•    dla kogo coachingowy styl zarządzania, a dla kogo nie? &lt;/p&gt;\n\n&lt;p&gt;3.    Narzędzia pracy coachingowej w pracy menedżera:&lt;br /&gt;\n•    model GROW  w pracy coach’a,&lt;br /&gt;\n•    elementy procesu coachingowego (zawieranie kontraktu, harmonogram, schemat spotkań itp.),&lt;br /&gt;\n•    pytania sięgające sedna. Co to?  &lt;br /&gt;\n•    narzędzia pracy coachingowej – koło życia, skalowanie, praca z metaforą, zmiana perspektyw, wartości – omówienie, trening,&lt;br /&gt;\n•    radzenie sobie z trudnymi sytuacjami w relacjach coachingowych.&lt;/p&gt;\n\n&lt;p&gt;4.    Trening wybranych, umiejętności  będących podstawą coachingowego stylu zarządzania: &lt;br /&gt;\n•    aktywne słuchanie,&lt;br /&gt;\n•    określanie problemów i stawianie konkretnych celów,&lt;br /&gt;\n•    umiejętność analizowanie sytuacji problemowych z różnych perspektyw, &lt;br /&gt;\n•    udzielanie konstruktywnej informacji zwrotnej,&lt;br /&gt;\n•    jasne wyrażanie myśli.&lt;/p&gt;\n\n&lt;p&gt;5.    Podsumowanie:&lt;br /&gt;\n•    w ramach podsumowania każdy uczestnik opracuje swój własny  „Kodeks coachingowego podejścia do pracowników”.&lt;/p&gt;", "listaProjektow": [], "idRodzajuUslugi": 144, "kwalifikacjeKuz": [], "osobaKontaktowa": {"email": "joanna.jaworska@progressproject.pl", "telefon": "570003200", "zdjecie": null, "imieNazwisko": "Joanna Jaworska"}, "zakresUprawnien": null, "efektyUczeniaSie": null, "inneKwalifikacje": [], "cenaNettoZaUsluge": null, "idKategoriiUslugi": 559, "idKwalifikacjiKkz": null, "idKwalifikacjiZrk": null, "warunkiTechniczne": null, "cenaBruttoZaUsluge": null, "cenaNettoZaGodzine": 0, "idFormySwiadczenia": 1, "idPodrodzajuUslugi": 145, "warunkiLogistyczne": [], "cenaBruttoZaGodzine": 0, "formyDofinansowania": [], "informacjeDodatkowe": "Uczestnik otrzymuje imienny certyfikat ukończenia szkolenia\n&lt;p&gt;Segregator, skrypt szkoleniowy, notatnik, długopis. &lt;/p&gt;", "kosztWalidacjiNetto": null, "warunkiUczestnictwa": null, "idPodkategoriiUslugi": 564, "kosztWalidacjiBrutto": null, "cenaNettoZaUczestnika": 134000, "dataRozpoczeciaUslugi": "2016-12-14T00:00:00+01:00", "dataZakonczeniaUslugi": "2016-12-15T00:00:00+01:00", "cenaBruttoZaUczestnika": 164819, "czyUslugaDofinansowana": true, "materialyDlaUczestnikow": null, "kosztCertyfikowaniaNetto": null, "czyCenaDotyczyCalejUslugi": false, "dataZakonczeniaRekrutacji": "2016-12-13T00:00:00+01:00", "kosztCertyfikowaniaBrutto": null, "minimalnaLiczbaUczestnikow": 1, "szczegolyMiejscaRealizacji": "Hotel Tatra***", "maksymalnaLiczbaUczestnikow": 15,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77729">
            <text:p>2025-12-16 15:54:06.77729</text:p>
          </table:table-cell>
          <table:table-cell office:value-type="string" office:string-value="2025-12-16 15:54:06.77729">
            <text:p>2025-12-16 15:54:06.77729</text:p>
          </table:table-cell>
        </table:table-row>
        <table:table-row>
          <table:table-cell office:value-type="float" office:value="22665">
            <text:p>22665</text:p>
          </table:table-cell>
          <table:table-cell office:value-type="string" office:string-value="2016/11/02/7077/22665">
            <text:p>2016/11/02/7077/22665</text:p>
          </table:table-cell>
          <table:table-cell office:value-type="string" office:string-value="Badania rynku w bankowości">
            <text:p>Badania rynku w bankowości</text:p>
          </table:table-cell>
          <table:table-cell office:value-type="string" office:string-value="ZREALIZOWANA">
            <text:p>ZREALIZOWANA</text:p>
          </table:table-cell>
          <table:table-cell office:value-type="string" office:string-value="2018-01-18 00:00:00">
            <text:p>2018-01-18 00:00:00</text:p>
          </table:table-cell>
          <table:table-cell office:value-type="string" office:string-value="2018-06-30 00:00:00">
            <text:p>2018-06-30 00:00:00</text:p>
          </table:table-cell>
          <table:table-cell office:value-type="string" office:string-value="2018-03-31 00:00:00">
            <text:p>2018-03-31 00:00:00</text:p>
          </table:table-cell>
          <table:table-cell office:value-type="float" office:value="469">
            <text:p>469</text:p>
          </table:table-cell>
          <table:table-cell office:value-type="float" office:value="472">
            <text:p>47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ma na celu zapoznać Słuchaczy z efektywnymi technikami prowadzenia badań rynku w sektorze bankowym, przygotowując ich do planowych i świadomych działań na nowych rynkach.">
            <text:p>Szkolenie ma na celu zapoznać Słuchaczy z efektywnymi technikami prowadzenia badań rynku w sektorze bankowym, przygotowując ich do planowych i świadomych działań na nowych rynkach.</text:p>
          </table:table-cell>
          <table:table-cell office:value-type="string" office:string-value="">
            <text:p/>
          </table:table-cell>
          <table:table-cell office:value-type="string" office:string-value="&lt;p&gt;Uzyskanie wiedzy i praktycznych umiejętności efektywnego prowadzenia działań w obszarze analiz marketingowych w badaniu rynku w sektorze bankowości.&lt;/p&gt;">
            <text:p>&lt;p&gt;Uzyskanie wiedzy i praktycznych umiejętności efektywnego prowadzenia działań w obszarze analiz marketingowych w badaniu rynku w sektorze bankowości.&lt;/p&gt;</text:p>
          </table:table-cell>
          <table:table-cell office:value-type="string" office:string-value="&lt;p&gt;Program dla pełnego kursu zaawansowanego (w szkoleniu wstępnym 16-godzinnym omawiane będą wybrane zagadnienia zgodnie z potrzebami uczestników):&lt;/p&gt;&#10;&#10;&lt;p&gt;1.Czym jest badanie rynku&lt;/p&gt;&#10;&#10;&lt;p&gt;2.Decydowanie a badania rynkowe&lt;/p&gt;&#10;&#10;&lt;p&gt;3.Dokumentacja i prezentacja wyników badań&lt;/p&gt;&#10;&#10;&lt;p&gt;4.Gromadzenie danych pierwotnych i wtórnych&lt;/p&gt;&#10;&#10;&lt;p&gt;5.Informacja marketingowa w badaniu rynku&lt;/p&gt;&#10;&#10;&lt;p&gt;6.Kontrola badań rynku&lt;/p&gt;&#10;&#10;&lt;p&gt;7.Metody badania rynku&lt;/p&gt;&#10;&#10;&lt;p&gt;8.Metody ilościowe badania rynku&lt;/p&gt;&#10;&#10;&lt;p&gt;9.Metody jakościowe badania rynku&lt;/p&gt;&#10;&#10;&lt;p&gt;10.Sporządzenie planu badań oraz wybór właściwej grupy docelowej&lt;/p&gt;&#10;&#10;&lt;p&gt;11.Techniki analizy danych&lt;/p&gt;&#10;&#10;&lt;p&gt;12.Techniki formułowania problemów badawczych&lt;/p&gt;&#10;&#10;&lt;p&gt;13.Warsztaty praktyczne&lt;/p&gt;">
            <text:p>&lt;p&gt;Program dla pełnego kursu zaawansowanego (w szkoleniu wstępnym 16-godzinnym omawiane będą wybrane zagadnienia zgodnie z potrzebami uczestników):&lt;/p&gt;

&lt;p&gt;1.Czym jest badanie rynku&lt;/p&gt;

&lt;p&gt;2.Decydowanie a badania rynkowe&lt;/p&gt;

&lt;p&gt;3.Dokumentacja i prezentacja wyników badań&lt;/p&gt;

&lt;p&gt;4.Gromadzenie danych pierwotnych i wtórnych&lt;/p&gt;

&lt;p&gt;5.Informacja marketingowa w badaniu rynku&lt;/p&gt;

&lt;p&gt;6.Kontrola badań rynku&lt;/p&gt;

&lt;p&gt;7.Metody badania rynku&lt;/p&gt;

&lt;p&gt;8.Metody ilościowe badania rynku&lt;/p&gt;

&lt;p&gt;9.Metody jakościowe badania rynku&lt;/p&gt;

&lt;p&gt;10.Sporządzenie planu badań oraz wybór właściwej grupy docelowej&lt;/p&gt;

&lt;p&gt;11.Techniki analizy danych&lt;/p&gt;

&lt;p&gt;12.Techniki formułowania problemów badawczych&lt;/p&gt;

&lt;p&gt;13.Warsztaty praktyczne&lt;/p&gt;</text:p>
          </table:table-cell>
          <table:table-cell office:value-type="string" office:string-value="&lt;p&gt;Dyrektorzy, menedżerowie, kierownicy zespołów, team leaderzy, specjaliści sektora bankowego zainteresowani rozwojem umiejętności w zakresie badań rynku.&lt;/p&gt;">
            <text:p>&lt;p&gt;Dyrektorzy, menedżerowie, kierownicy zespołów, team leaderzy, specjaliści sektora bankowego zainteresowani rozwojem umiejętności w zakresie badań rynku.&lt;/p&gt;</text:p>
          </table:table-cell>
          <table:table-cell office:value-type="string" office:string-value="">
            <text:p/>
          </table:table-cell>
          <table:table-cell office:value-type="string" office:string-value="">
            <text:p/>
          </table:table-cell>
          <table:table-cell office:value-type="string" office:string-value="&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10;&#10;&lt;p&gt;Informacje o pozostałych szkoleniach w C.E.T.CENTAUREA - http://www.edukacja.centaurea.com.pl/oferta-edukacyjna/wykaz-szkolen&lt;/p&gt;">
            <text:p>&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

&lt;p&gt;Informacje o pozostałych szkoleniach w C.E.T.CENTAUREA - http://www.edukacja.centaurea.com.pl/oferta-edukacyjna/wykaz-szkolen&lt;/p&gt;</text:p>
          </table:table-cell>
          <table:table-cell office:value-type="string" office:string-value="">
            <text:p/>
          </table:table-cell>
          <table:table-cell office:value-type="string" office:string-value="">
            <text:p/>
          </table:table-cell>
          <table:table-cell office:value-type="float" office:value="65000.0">
            <text:p>65000.0</text:p>
          </table:table-cell>
          <table:table-cell office:value-type="float" office:value="65000.0">
            <text:p>65000.0</text:p>
          </table:table-cell>
          <table:table-cell office:value-type="float" office:value="4063">
            <text:p>4063</text:p>
          </table:table-cell>
          <table:table-cell office:value-type="float" office:value="4063">
            <text:p>4063</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2.0">
            <text:p>12.0</text:p>
          </table:table-cell>
          <table:table-cell office:value-type="string" office:string-value="{&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text:p>{"idKraju": null, "idUlicy": null, "telefon": null, "nazwaKraju": null, "nazwaUlicy": "Julianowska", "kodPocztowy": "91-473", "numerLokalu": null, "numerBudynku": "7a", "idWojewodztwa": 5, "idMiejscowosci": null, "nazwaWojewodztwa": "łódzkie", "nazwaMiejscowosci": "Łódź", "dlugoscGeograficzna": null, "szerokoscGeograficzna": null}</text:p>
          </table:table-cell>
          <table:table-cell office:value-type="string" office:string-value="{&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text:p>{"id": 7077, "logo": {"url": "https://uslugirozwojowe.parp.gov.pl/api/file/preview?token=%242a%2406%24WLXC5ct9IDLoilKsFuSQW.", "nazwa": "logotyp odświeżony.png", "rozszerzenie": null}, "nazwa": "Centrum Edukacyjno-Turystyczne \"CENTAUREA\" Wojciech Frycz"}</text:p>
          </table:table-cell>
          <table:table-cell office:value-type="string" office:string-value="{&quot;email&quot;: &quot;wf@centaurea.com.pl&quot;, &quot;telefon&quot;: &quot;+48 667 087 715&quot;, &quot;zdjecie&quot;: null, &quot;imieNazwisko&quot;: &quot;Wojciech Frycz&quot;}">
            <text:p>{"email": "wf@centaurea.com.pl", "telefon": "+48 667 087 715", "zdjecie": null, "imieNazwisko": "Wojciech Fry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1143]">
            <text:p>[1143]</text:p>
          </table:table-cell>
          <table:table-cell office:value-type="string" office:string-value="[]">
            <text:p>[]</text:p>
          </table:table-cell>
          <table:table-cell office:value-type="string" office:string-value="[]">
            <text:p>[]</text:p>
          </table:table-cell>
          <table:table-cell office:value-type="string" office:string-value="{&quot;id&quot;: 22665, &quot;adres&quot;: {&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quot;numer&quot;: &quot;2016/11/02/7077/22665&quot;, &quot;ocena&quot;: {&quot;liczbaOcen&quot;: 0, &quot;sredniaZOcen&quot;: 0.0}, &quot;tytul&quot;: &quot;Badania rynku w bankowości&quot;, &quot;status&quot;: &quot;ZREALIZOWANA&quot;, &quot;efektUslugi&quot;: null, &quot;celBiznesowy&quot;: null, &quot;liczbaGodzin&quot;: 16, &quot;celEdukacyjny&quot;: &quot;Szkolenie ma na celu zapoznać Słuchaczy z efektywnymi technikami prowadzenia badań rynku w sektorze bankowym, przygotowując ich do planowych i świadomych działań na nowych rynkach.&quot;, &quot;dostawcaUslug&quot;: {&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quot;grupaDocelowa&quot;: &quot;&lt;p&gt;Dyrektorzy, menedżerowie, kierownicy zespołów, team leaderzy, specjaliści sektora bankowego zainteresowani rozwojem umiejętności w zakresie badań rynku.&lt;/p&gt;&quot;, &quot;kodyDostepowe&quot;: null, &quot;programUslugi&quot;: &quot;&lt;p&gt;Program dla pełnego kursu zaawansowanego (w szkoleniu wstępnym 16-godzinnym omawiane będą wybrane zagadnienia zgodnie z potrzebami uczestników):&lt;/p&gt;\n\n&lt;p&gt;1.Czym jest badanie rynku&lt;/p&gt;\n\n&lt;p&gt;2.Decydowanie a badania rynkowe&lt;/p&gt;\n\n&lt;p&gt;3.Dokumentacja i prezentacja wyników badań&lt;/p&gt;\n\n&lt;p&gt;4.Gromadzenie danych pierwotnych i wtórnych&lt;/p&gt;\n\n&lt;p&gt;5.Informacja marketingowa w badaniu rynku&lt;/p&gt;\n\n&lt;p&gt;6.Kontrola badań rynku&lt;/p&gt;\n\n&lt;p&gt;7.Metody badania rynku&lt;/p&gt;\n\n&lt;p&gt;8.Metody ilościowe badania rynku&lt;/p&gt;\n\n&lt;p&gt;9.Metody jakościowe badania rynku&lt;/p&gt;\n\n&lt;p&gt;10.Sporządzenie planu badań oraz wybór właściwej grupy docelowej&lt;/p&gt;\n\n&lt;p&gt;11.Techniki analizy danych&lt;/p&gt;\n\n&lt;p&gt;12.Techniki formułowania problemów badawczych&lt;/p&gt;\n\n&lt;p&gt;13.Warsztaty praktyczne&lt;/p&gt;&quot;, &quot;listaProjektow&quot;: [], &quot;idRodzajuUslugi&quot;: 144, &quot;kwalifikacjeKuz&quot;: [], &quot;osobaKontaktowa&quot;: {&quot;email&quot;: &quot;wf@centaurea.com.pl&quot;, &quot;telefon&quot;: &quot;+48 667 087 715&quot;, &quot;zdjecie&quot;: null, &quot;imieNazwisko&quot;: &quot;Wojciech Frycz&quot;}, &quot;zakresUprawnien&quot;: null, &quot;efektyUczeniaSie&quot;: &quot;&lt;p&gt;Uzyskanie wiedzy i praktycznych umiejętności efektywnego prowadzenia działań w obszarze analiz marketingowych w badaniu rynku w sektorze bankowości.&lt;/p&gt;&quot;, &quot;inneKwalifikacje&quot;: [], &quot;cenaNettoZaUsluge&quot;: null, &quot;idKategoriiUslugi&quot;: 469, &quot;idKwalifikacjiKkz&quot;: null, &quot;idKwalifikacjiZrk&quot;: null, &quot;warunkiTechniczne&quot;: null, &quot;cenaBruttoZaUsluge&quot;: null, &quot;cenaNettoZaGodzine&quot;: 4063, &quot;idFormySwiadczenia&quot;: 1, &quot;idPodrodzajuUslugi&quot;: 145, &quot;warunkiLogistyczne&quot;: [], &quot;cenaBruttoZaGodzine&quot;: 4063, &quot;formyDofinansowania&quot;: [1143], &quot;informacjeDodatkowe&quot;: &quot;&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quot;, &quot;kosztWalidacjiNetto&quot;: null, &quot;warunkiUczestnictwa&quot;: null, &quot;idPodkategoriiUslugi&quot;: 472, &quot;kosztWalidacjiBrutto&quot;: null, &quot;cenaNettoZaUczestnika&quot;: 65000, &quot;dataRozpoczeciaUslugi&quot;: &quot;2018-01-18T00:00:00+01:00&quot;, &quot;dataZakonczeniaUslugi&quot;: &quot;2018-06-30T00:00:00+02:00&quot;, &quot;cenaBruttoZaUczestnika&quot;: 65000, &quot;czyUslugaDofinansowana&quot;: true, &quot;materialyDlaUczestnikow&quot;: null, &quot;kosztCertyfikowaniaNetto&quot;: null, &quot;czyCenaDotyczyCalejUslugi&quot;: false, &quot;dataZakonczeniaRekrutacji&quot;: &quot;2018-03-31T00:00:00+02:00&quot;, &quot;kosztCertyfikowaniaBrutto&quot;: null, &quot;minimalnaLiczbaUczestnikow&quot;: 1, &quot;szczegolyMiejscaRealizacji&quot;: null, &quot;maksymalnaLiczbaUczestnikow&quot;: 12, &quot;idPodstawyPrawnejDlaPodmiotu&quot;: null, &quot;metodaOsiagnieciaEfektUslugi&quot;: null, &quot;nazwaPodmiotuCertyfikujacego&quot;: null, &quot;czyProwadziDoNabyciaKompetencji&quot;: true, &quot;zrkNazwaPodmiotuCertyfikujacego&quot;: null, &quot;podstawaUzyskaniaWpisuCertyfikat&quot;: &quot;Certyfikat VCC Akademia Edukacyjna&quot;,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65, "adres": {"idKraju": null, "idUlicy": null, "telefon": null, "nazwaKraju": null, "nazwaUlicy": "Julianowska", "kodPocztowy": "91-473", "numerLokalu": null, "numerBudynku": "7a", "idWojewodztwa": 5, "idMiejscowosci": null, "nazwaWojewodztwa": "łódzkie", "nazwaMiejscowosci": "Łódź", "dlugoscGeograficzna": null, "szerokoscGeograficzna": null}, "numer": "2016/11/02/7077/22665", "ocena": {"liczbaOcen": 0, "sredniaZOcen": 0.0}, "tytul": "Badania rynku w bankowości", "status": "ZREALIZOWANA", "efektUslugi": null, "celBiznesowy": null, "liczbaGodzin": 16, "celEdukacyjny": "Szkolenie ma na celu zapoznać Słuchaczy z efektywnymi technikami prowadzenia badań rynku w sektorze bankowym, przygotowując ich do planowych i świadomych działań na nowych rynkach.", "dostawcaUslug": {"id": 7077, "logo": {"url": "https://uslugirozwojowe.parp.gov.pl/api/file/preview?token=%242a%2406%24WLXC5ct9IDLoilKsFuSQW.", "nazwa": "logotyp odświeżony.png", "rozszerzenie": null}, "nazwa": "Centrum Edukacyjno-Turystyczne \"CENTAUREA\" Wojciech Frycz"}, "grupaDocelowa": "&lt;p&gt;Dyrektorzy, menedżerowie, kierownicy zespołów, team leaderzy, specjaliści sektora bankowego zainteresowani rozwojem umiejętności w zakresie badań rynku.&lt;/p&gt;", "kodyDostepowe": null, "programUslugi": "&lt;p&gt;Program dla pełnego kursu zaawansowanego (w szkoleniu wstępnym 16-godzinnym omawiane będą wybrane zagadnienia zgodnie z potrzebami uczestników):&lt;/p&gt;\n\n&lt;p&gt;1.Czym jest badanie rynku&lt;/p&gt;\n\n&lt;p&gt;2.Decydowanie a badania rynkowe&lt;/p&gt;\n\n&lt;p&gt;3.Dokumentacja i prezentacja wyników badań&lt;/p&gt;\n\n&lt;p&gt;4.Gromadzenie danych pierwotnych i wtórnych&lt;/p&gt;\n\n&lt;p&gt;5.Informacja marketingowa w badaniu rynku&lt;/p&gt;\n\n&lt;p&gt;6.Kontrola badań rynku&lt;/p&gt;\n\n&lt;p&gt;7.Metody badania rynku&lt;/p&gt;\n\n&lt;p&gt;8.Metody ilościowe badania rynku&lt;/p&gt;\n\n&lt;p&gt;9.Metody jakościowe badania rynku&lt;/p&gt;\n\n&lt;p&gt;10.Sporządzenie planu badań oraz wybór właściwej grupy docelowej&lt;/p&gt;\n\n&lt;p&gt;11.Techniki analizy danych&lt;/p&gt;\n\n&lt;p&gt;12.Techniki formułowania problemów badawczych&lt;/p&gt;\n\n&lt;p&gt;13.Warsztaty praktyczne&lt;/p&gt;", "listaProjektow": [], "idRodzajuUslugi": 144, "kwalifikacjeKuz": [], "osobaKontaktowa": {"email": "wf@centaurea.com.pl", "telefon": "+48 667 087 715", "zdjecie": null, "imieNazwisko": "Wojciech Frycz"}, "zakresUprawnien": null, "efektyUczeniaSie": "&lt;p&gt;Uzyskanie wiedzy i praktycznych umiejętności efektywnego prowadzenia działań w obszarze analiz marketingowych w badaniu rynku w sektorze bankowości.&lt;/p&gt;", "inneKwalifikacje": [], "cenaNettoZaUsluge": null, "idKategoriiUslugi": 469, "idKwalifikacjiKkz": null, "idKwalifikacjiZrk": null, "warunkiTechniczne": null, "cenaBruttoZaUsluge": null, "cenaNettoZaGodzine": 4063, "idFormySwiadczenia": 1, "idPodrodzajuUslugi": 145, "warunkiLogistyczne": [], "cenaBruttoZaGodzine": 4063, "formyDofinansowania": [1143], "informacjeDodatkowe": "&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 "kosztWalidacjiNetto": null, "warunkiUczestnictwa": null, "idPodkategoriiUslugi": 472, "kosztWalidacjiBrutto": null, "cenaNettoZaUczestnika": 65000, "dataRozpoczeciaUslugi": "2018-01-18T00:00:00+01:00", "dataZakonczeniaUslugi": "2018-06-30T00:00:00+02:00", "cenaBruttoZaUczestnika": 65000, "czyUslugaDofinansowana": true, "materialyDlaUczestnikow": null, "kosztCertyfikowaniaNetto": null, "czyCenaDotyczyCalejUslugi": false, "dataZakonczeniaRekrutacji": "2018-03-31T00:00:00+02:00", "kosztCertyfikowaniaBrutto": null, "minimalnaLiczbaUczestnikow": 1, "szczegolyMiejscaRealizacji": null, "maksymalnaLiczbaUczestnikow": 12, "idPodstawyPrawnejDlaPodmiotu": null, "metodaOsiagnieciaEfektUslugi": null, "nazwaPodmiotuCertyfikujacego": null, "czyProwadziDoNabyciaKompetencji": true, "zrkNazwaPodmiotuCertyfikujacego": null, "podstawaUzyskaniaWpisuCertyfikat": "Certyfikat VCC Akademia Edukacyjna",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917347">
            <text:p>2025-12-16 15:54:17.917347</text:p>
          </table:table-cell>
          <table:table-cell office:value-type="string" office:string-value="2025-12-16 15:54:17.917347">
            <text:p>2025-12-16 15:54:17.917347</text:p>
          </table:table-cell>
        </table:table-row>
        <table:table-row>
          <table:table-cell office:value-type="float" office:value="22664">
            <text:p>22664</text:p>
          </table:table-cell>
          <table:table-cell office:value-type="string" office:string-value="2016/11/02/7077/22664">
            <text:p>2016/11/02/7077/22664</text:p>
          </table:table-cell>
          <table:table-cell office:value-type="string" office:string-value="Analiza finansowa w banku">
            <text:p>Analiza finansowa w banku</text:p>
          </table:table-cell>
          <table:table-cell office:value-type="string" office:string-value="ZREALIZOWANA">
            <text:p>ZREALIZOWANA</text:p>
          </table:table-cell>
          <table:table-cell office:value-type="string" office:string-value="2018-01-17 00:00:00">
            <text:p>2018-01-17 00:00:00</text:p>
          </table:table-cell>
          <table:table-cell office:value-type="string" office:string-value="2018-06-30 00:00:00">
            <text:p>2018-06-30 00:00:00</text:p>
          </table:table-cell>
          <table:table-cell office:value-type="string" office:string-value="2018-03-31 00:00:00">
            <text:p>2018-03-31 00:00:00</text:p>
          </table:table-cell>
          <table:table-cell office:value-type="float" office:value="469">
            <text:p>469</text:p>
          </table:table-cell>
          <table:table-cell office:value-type="float" office:value="472">
            <text:p>47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ma na celu zapoznanie Słuchaczy z technikami analizy finansowej w bankowości.">
            <text:p>Szkolenie ma na celu zapoznanie Słuchaczy z technikami analizy finansowej w bankowości.</text:p>
          </table:table-cell>
          <table:table-cell office:value-type="string" office:string-value="">
            <text:p/>
          </table:table-cell>
          <table:table-cell office:value-type="string" office:string-value="&lt;p&gt;Uzyskanie wiedzy i praktycznych umiejętności efektywnego prowadzenia działań w obszarze analiz finansowych w sektorze bankowości.&lt;/p&gt;">
            <text:p>&lt;p&gt;Uzyskanie wiedzy i praktycznych umiejętności efektywnego prowadzenia działań w obszarze analiz finansowych w sektorze bankowości.&lt;/p&gt;</text:p>
          </table:table-cell>
          <table:table-cell office:value-type="string" office:string-value="&lt;p&gt;Program dla pełnego kursu zaawansowanego (w szkoleniu wstępnym 16-godzinnym omawiane będą wybrane zagadnienia zgodnie z potrzebami uczestników):&lt;/p&gt;&#10;&#10;&lt;p&gt;1.Analiza bilansu&lt;/p&gt;&#10;&#10;&lt;p&gt;2.Analiza porównawcza i rangowanie&lt;/p&gt;&#10;&#10;&lt;p&gt;3.Analiza rachunku zysków i strat&lt;/p&gt;&#10;&#10;&lt;p&gt;4.Analiza regresji i korelacji&lt;/p&gt;&#10;&#10;&lt;p&gt;5.Analiza wskaźnikowa&lt;/p&gt;&#10;&#10;&lt;p&gt;6.Analiza wzorcowych nierówności&lt;/p&gt;&#10;&#10;&lt;p&gt;7.Analiza zestawienia zmian w kapitale (funduszu) własnym&lt;/p&gt;&#10;&#10;&lt;p&gt;8.Bank jako podmiot analizy finansowej&lt;/p&gt;&#10;&#10;&lt;p&gt;9.Klasyfikacja metod analizy finansowej banku&lt;/p&gt;&#10;&#10;&lt;p&gt;10.Metody analizy finansowej banku&lt;/p&gt;&#10;&#10;&lt;p&gt;11.Pojęcie analizy finansowej i jej rodzaje&lt;/p&gt;&#10;&#10;&lt;p&gt;12.Rachunek przepływów pieniężnych&lt;/p&gt;&#10;&#10;&lt;p&gt;13.Rola i zadania analizy finansowej banku&lt;/p&gt;&#10;&#10;&lt;p&gt;14.Symulacja i techniki scenariuszowe&lt;/p&gt;&#10;&#10;&lt;p&gt;15.Użytkownicy informacji sprawozdawczych i analitycznych banków&lt;/p&gt;&#10;&#10;&lt;p&gt;16.Wskaźniki struktury i dynamiki&lt;/p&gt;&#10;&#10;&lt;p&gt;17.Wstępna analiza i wizualizacja danych&lt;/p&gt;&#10;&#10;&lt;p&gt;18.Wstępna analiza sprawozdań finansowych banku&lt;/p&gt;&#10;&#10;&lt;p&gt;19.Źródła danych niezbędnych do analizy finansowej&lt;/p&gt;">
            <text:p>&lt;p&gt;Program dla pełnego kursu zaawansowanego (w szkoleniu wstępnym 16-godzinnym omawiane będą wybrane zagadnienia zgodnie z potrzebami uczestników):&lt;/p&gt;

&lt;p&gt;1.Analiza bilansu&lt;/p&gt;

&lt;p&gt;2.Analiza porównawcza i rangowanie&lt;/p&gt;

&lt;p&gt;3.Analiza rachunku zysków i strat&lt;/p&gt;

&lt;p&gt;4.Analiza regresji i korelacji&lt;/p&gt;

&lt;p&gt;5.Analiza wskaźnikowa&lt;/p&gt;

&lt;p&gt;6.Analiza wzorcowych nierówności&lt;/p&gt;

&lt;p&gt;7.Analiza zestawienia zmian w kapitale (funduszu) własnym&lt;/p&gt;

&lt;p&gt;8.Bank jako podmiot analizy finansowej&lt;/p&gt;

&lt;p&gt;9.Klasyfikacja metod analizy finansowej banku&lt;/p&gt;

&lt;p&gt;10.Metody analizy finansowej banku&lt;/p&gt;

&lt;p&gt;11.Pojęcie analizy finansowej i jej rodzaje&lt;/p&gt;

&lt;p&gt;12.Rachunek przepływów pieniężnych&lt;/p&gt;

&lt;p&gt;13.Rola i zadania analizy finansowej banku&lt;/p&gt;

&lt;p&gt;14.Symulacja i techniki scenariuszowe&lt;/p&gt;

&lt;p&gt;15.Użytkownicy informacji sprawozdawczych i analitycznych banków&lt;/p&gt;

&lt;p&gt;16.Wskaźniki struktury i dynamiki&lt;/p&gt;

&lt;p&gt;17.Wstępna analiza i wizualizacja danych&lt;/p&gt;

&lt;p&gt;18.Wstępna analiza sprawozdań finansowych banku&lt;/p&gt;

&lt;p&gt;19.Źródła danych niezbędnych do analizy finansowej&lt;/p&gt;</text:p>
          </table:table-cell>
          <table:table-cell office:value-type="string" office:string-value="&lt;p&gt;Dyrektorzy, menedżerowie, kierownicy zespołów, team leaderzy, specjaliści sektora bankowego zainteresowani nabyciem lub uzupełnieniem i poszerzeniem wiedzy w zakresie analizy finansowej.&lt;/p&gt;">
            <text:p>&lt;p&gt;Dyrektorzy, menedżerowie, kierownicy zespołów, team leaderzy, specjaliści sektora bankowego zainteresowani nabyciem lub uzupełnieniem i poszerzeniem wiedzy w zakresie analizy finansowej.&lt;/p&gt;</text:p>
          </table:table-cell>
          <table:table-cell office:value-type="string" office:string-value="">
            <text:p/>
          </table:table-cell>
          <table:table-cell office:value-type="string" office:string-value="">
            <text:p/>
          </table:table-cell>
          <table:table-cell office:value-type="string" office:string-value="&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10;&#10;&lt;p&gt;Informacje o pozostałych szkoleniach w C.E.T.CENTAUREA - http://www.edukacja.centaurea.com.pl/oferta-edukacyjna/wykaz-szkole&lt;/p&gt;">
            <text:p>&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

&lt;p&gt;Informacje o pozostałych szkoleniach w C.E.T.CENTAUREA - http://www.edukacja.centaurea.com.pl/oferta-edukacyjna/wykaz-szkole&lt;/p&gt;</text:p>
          </table:table-cell>
          <table:table-cell office:value-type="string" office:string-value="">
            <text:p/>
          </table:table-cell>
          <table:table-cell office:value-type="string" office:string-value="">
            <text:p/>
          </table:table-cell>
          <table:table-cell office:value-type="float" office:value="65000.0">
            <text:p>65000.0</text:p>
          </table:table-cell>
          <table:table-cell office:value-type="float" office:value="65000.0">
            <text:p>65000.0</text:p>
          </table:table-cell>
          <table:table-cell office:value-type="float" office:value="4063">
            <text:p>4063</text:p>
          </table:table-cell>
          <table:table-cell office:value-type="float" office:value="4063">
            <text:p>4063</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2.0">
            <text:p>12.0</text:p>
          </table:table-cell>
          <table:table-cell office:value-type="string" office:string-value="{&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text:p>{"idKraju": null, "idUlicy": null, "telefon": null, "nazwaKraju": null, "nazwaUlicy": "Julianowska", "kodPocztowy": "91-473", "numerLokalu": null, "numerBudynku": "7a", "idWojewodztwa": 5, "idMiejscowosci": null, "nazwaWojewodztwa": "łódzkie", "nazwaMiejscowosci": "Łódź", "dlugoscGeograficzna": null, "szerokoscGeograficzna": null}</text:p>
          </table:table-cell>
          <table:table-cell office:value-type="string" office:string-value="{&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text:p>{"id": 7077, "logo": {"url": "https://uslugirozwojowe.parp.gov.pl/api/file/preview?token=%242a%2406%24WLXC5ct9IDLoilKsFuSQW.", "nazwa": "logotyp odświeżony.png", "rozszerzenie": null}, "nazwa": "Centrum Edukacyjno-Turystyczne \"CENTAUREA\" Wojciech Frycz"}</text:p>
          </table:table-cell>
          <table:table-cell office:value-type="string" office:string-value="{&quot;email&quot;: &quot;wf@centaurea.com.pl&quot;, &quot;telefon&quot;: &quot;+48 667 087 715&quot;, &quot;zdjecie&quot;: null, &quot;imieNazwisko&quot;: &quot;Wojciech Frycz&quot;}">
            <text:p>{"email": "wf@centaurea.com.pl", "telefon": "+48 667 087 715", "zdjecie": null, "imieNazwisko": "Wojciech Fry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1143]">
            <text:p>[1143]</text:p>
          </table:table-cell>
          <table:table-cell office:value-type="string" office:string-value="[]">
            <text:p>[]</text:p>
          </table:table-cell>
          <table:table-cell office:value-type="string" office:string-value="[]">
            <text:p>[]</text:p>
          </table:table-cell>
          <table:table-cell office:value-type="string" office:string-value="{&quot;id&quot;: 22664, &quot;adres&quot;: {&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quot;numer&quot;: &quot;2016/11/02/7077/22664&quot;, &quot;ocena&quot;: {&quot;liczbaOcen&quot;: 0, &quot;sredniaZOcen&quot;: 0.0}, &quot;tytul&quot;: &quot;Analiza finansowa w banku&quot;, &quot;status&quot;: &quot;ZREALIZOWANA&quot;, &quot;efektUslugi&quot;: null, &quot;celBiznesowy&quot;: null, &quot;liczbaGodzin&quot;: 16, &quot;celEdukacyjny&quot;: &quot;Szkolenie ma na celu zapoznanie Słuchaczy z technikami analizy finansowej w bankowości.&quot;, &quot;dostawcaUslug&quot;: {&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quot;grupaDocelowa&quot;: &quot;&lt;p&gt;Dyrektorzy, menedżerowie, kierownicy zespołów, team leaderzy, specjaliści sektora bankowego zainteresowani nabyciem lub uzupełnieniem i poszerzeniem wiedzy w zakresie analizy finansowej.&lt;/p&gt;&quot;, &quot;kodyDostepowe&quot;: null, &quot;programUslugi&quot;: &quot;&lt;p&gt;Program dla pełnego kursu zaawansowanego (w szkoleniu wstępnym 16-godzinnym omawiane będą wybrane zagadnienia zgodnie z potrzebami uczestników):&lt;/p&gt;\n\n&lt;p&gt;1.Analiza bilansu&lt;/p&gt;\n\n&lt;p&gt;2.Analiza porównawcza i rangowanie&lt;/p&gt;\n\n&lt;p&gt;3.Analiza rachunku zysków i strat&lt;/p&gt;\n\n&lt;p&gt;4.Analiza regresji i korelacji&lt;/p&gt;\n\n&lt;p&gt;5.Analiza wskaźnikowa&lt;/p&gt;\n\n&lt;p&gt;6.Analiza wzorcowych nierówności&lt;/p&gt;\n\n&lt;p&gt;7.Analiza zestawienia zmian w kapitale (funduszu) własnym&lt;/p&gt;\n\n&lt;p&gt;8.Bank jako podmiot analizy finansowej&lt;/p&gt;\n\n&lt;p&gt;9.Klasyfikacja metod analizy finansowej banku&lt;/p&gt;\n\n&lt;p&gt;10.Metody analizy finansowej banku&lt;/p&gt;\n\n&lt;p&gt;11.Pojęcie analizy finansowej i jej rodzaje&lt;/p&gt;\n\n&lt;p&gt;12.Rachunek przepływów pieniężnych&lt;/p&gt;\n\n&lt;p&gt;13.Rola i zadania analizy finansowej banku&lt;/p&gt;\n\n&lt;p&gt;14.Symulacja i techniki scenariuszowe&lt;/p&gt;\n\n&lt;p&gt;15.Użytkownicy informacji sprawozdawczych i analitycznych banków&lt;/p&gt;\n\n&lt;p&gt;16.Wskaźniki struktury i dynamiki&lt;/p&gt;\n\n&lt;p&gt;17.Wstępna analiza i wizualizacja danych&lt;/p&gt;\n\n&lt;p&gt;18.Wstępna analiza sprawozdań finansowych banku&lt;/p&gt;\n\n&lt;p&gt;19.Źródła danych niezbędnych do analizy finansowej&lt;/p&gt;&quot;, &quot;listaProjektow&quot;: [], &quot;idRodzajuUslugi&quot;: 144, &quot;kwalifikacjeKuz&quot;: [], &quot;osobaKontaktowa&quot;: {&quot;email&quot;: &quot;wf@centaurea.com.pl&quot;, &quot;telefon&quot;: &quot;+48 667 087 715&quot;, &quot;zdjecie&quot;: null, &quot;imieNazwisko&quot;: &quot;Wojciech Frycz&quot;}, &quot;zakresUprawnien&quot;: null, &quot;efektyUczeniaSie&quot;: &quot;&lt;p&gt;Uzyskanie wiedzy i praktycznych umiejętności efektywnego prowadzenia działań w obszarze analiz finansowych w sektorze bankowości.&lt;/p&gt;&quot;, &quot;inneKwalifikacje&quot;: [], &quot;cenaNettoZaUsluge&quot;: null, &quot;idKategoriiUslugi&quot;: 469, &quot;idKwalifikacjiKkz&quot;: null, &quot;idKwalifikacjiZrk&quot;: null, &quot;warunkiTechniczne&quot;: null, &quot;cenaBruttoZaUsluge&quot;: null, &quot;cenaNettoZaGodzine&quot;: 4063, &quot;idFormySwiadczenia&quot;: 1, &quot;idPodrodzajuUslugi&quot;: 145, &quot;warunkiLogistyczne&quot;: [], &quot;cenaBruttoZaGodzine&quot;: 4063, &quot;formyDofinansowania&quot;: [1143], &quot;informacjeDodatkowe&quot;: &quot;&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lt;/p&gt;&quot;, &quot;kosztWalidacjiNetto&quot;: null, &quot;warunkiUczestnictwa&quot;: null, &quot;idPodkategoriiUslugi&quot;: 472, &quot;kosztWalidacjiBrutto&quot;: null, &quot;cenaNettoZaUczestnika&quot;: 65000, &quot;dataRozpoczeciaUslugi&quot;: &quot;2018-01-17T00:00:00+01:00&quot;, &quot;dataZakonczeniaUslugi&quot;: &quot;2018-06-30T00:00:00+02:00&quot;, &quot;cenaBruttoZaUczestnika&quot;: 65000, &quot;czyUslugaDofinansowana&quot;: true, &quot;materialyDlaUczestnikow&quot;: null, &quot;kosztCertyfikowaniaNetto&quot;: null, &quot;czyCenaDotyczyCalejUslugi&quot;: false, &quot;dataZakonczeniaRekrutacji&quot;: &quot;2018-03-31T00:00:00+02:00&quot;, &quot;kosztCertyfikowaniaBrutto&quot;: null, &quot;minimalnaLiczbaUczestnikow&quot;: 1, &quot;szczegolyMiejscaRealizacji&quot;: null, &quot;maksymalnaLiczbaUczestnikow&quot;: 12, &quot;idPodstawyPrawnejDlaPodmiotu&quot;: null, &quot;metodaOsiagnieciaEfektUslugi&quot;: null, &quot;nazwaPodmiotuCertyfikujacego&quot;: null, &quot;czyProwadziDoNabyciaKompetencji&quot;: true, &quot;zrkNazwaPodmiotuCertyfikujacego&quot;: null, &quot;podstawaUzyskaniaWpisuCertyfikat&quot;: &quot;Certyfikat VCC Akademia Edukacyjna&quot;,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64, "adres": {"idKraju": null, "idUlicy": null, "telefon": null, "nazwaKraju": null, "nazwaUlicy": "Julianowska", "kodPocztowy": "91-473", "numerLokalu": null, "numerBudynku": "7a", "idWojewodztwa": 5, "idMiejscowosci": null, "nazwaWojewodztwa": "łódzkie", "nazwaMiejscowosci": "Łódź", "dlugoscGeograficzna": null, "szerokoscGeograficzna": null}, "numer": "2016/11/02/7077/22664", "ocena": {"liczbaOcen": 0, "sredniaZOcen": 0.0}, "tytul": "Analiza finansowa w banku", "status": "ZREALIZOWANA", "efektUslugi": null, "celBiznesowy": null, "liczbaGodzin": 16, "celEdukacyjny": "Szkolenie ma na celu zapoznanie Słuchaczy z technikami analizy finansowej w bankowości.", "dostawcaUslug": {"id": 7077, "logo": {"url": "https://uslugirozwojowe.parp.gov.pl/api/file/preview?token=%242a%2406%24WLXC5ct9IDLoilKsFuSQW.", "nazwa": "logotyp odświeżony.png", "rozszerzenie": null}, "nazwa": "Centrum Edukacyjno-Turystyczne \"CENTAUREA\" Wojciech Frycz"}, "grupaDocelowa": "&lt;p&gt;Dyrektorzy, menedżerowie, kierownicy zespołów, team leaderzy, specjaliści sektora bankowego zainteresowani nabyciem lub uzupełnieniem i poszerzeniem wiedzy w zakresie analizy finansowej.&lt;/p&gt;", "kodyDostepowe": null, "programUslugi": "&lt;p&gt;Program dla pełnego kursu zaawansowanego (w szkoleniu wstępnym 16-godzinnym omawiane będą wybrane zagadnienia zgodnie z potrzebami uczestników):&lt;/p&gt;\n\n&lt;p&gt;1.Analiza bilansu&lt;/p&gt;\n\n&lt;p&gt;2.Analiza porównawcza i rangowanie&lt;/p&gt;\n\n&lt;p&gt;3.Analiza rachunku zysków i strat&lt;/p&gt;\n\n&lt;p&gt;4.Analiza regresji i korelacji&lt;/p&gt;\n\n&lt;p&gt;5.Analiza wskaźnikowa&lt;/p&gt;\n\n&lt;p&gt;6.Analiza wzorcowych nierówności&lt;/p&gt;\n\n&lt;p&gt;7.Analiza zestawienia zmian w kapitale (funduszu) własnym&lt;/p&gt;\n\n&lt;p&gt;8.Bank jako podmiot analizy finansowej&lt;/p&gt;\n\n&lt;p&gt;9.Klasyfikacja metod analizy finansowej banku&lt;/p&gt;\n\n&lt;p&gt;10.Metody analizy finansowej banku&lt;/p&gt;\n\n&lt;p&gt;11.Pojęcie analizy finansowej i jej rodzaje&lt;/p&gt;\n\n&lt;p&gt;12.Rachunek przepływów pieniężnych&lt;/p&gt;\n\n&lt;p&gt;13.Rola i zadania analizy finansowej banku&lt;/p&gt;\n\n&lt;p&gt;14.Symulacja i techniki scenariuszowe&lt;/p&gt;\n\n&lt;p&gt;15.Użytkownicy informacji sprawozdawczych i analitycznych banków&lt;/p&gt;\n\n&lt;p&gt;16.Wskaźniki struktury i dynamiki&lt;/p&gt;\n\n&lt;p&gt;17.Wstępna analiza i wizualizacja danych&lt;/p&gt;\n\n&lt;p&gt;18.Wstępna analiza sprawozdań finansowych banku&lt;/p&gt;\n\n&lt;p&gt;19.Źródła danych niezbędnych do analizy finansowej&lt;/p&gt;", "listaProjektow": [], "idRodzajuUslugi": 144, "kwalifikacjeKuz": [], "osobaKontaktowa": {"email": "wf@centaurea.com.pl", "telefon": "+48 667 087 715", "zdjecie": null, "imieNazwisko": "Wojciech Frycz"}, "zakresUprawnien": null, "efektyUczeniaSie": "&lt;p&gt;Uzyskanie wiedzy i praktycznych umiejętności efektywnego prowadzenia działań w obszarze analiz finansowych w sektorze bankowości.&lt;/p&gt;", "inneKwalifikacje": [], "cenaNettoZaUsluge": null, "idKategoriiUslugi": 469, "idKwalifikacjiKkz": null, "idKwalifikacjiZrk": null, "warunkiTechniczne": null, "cenaBruttoZaUsluge": null, "cenaNettoZaGodzine": 4063, "idFormySwiadczenia": 1, "idPodrodzajuUslugi": 145, "warunkiLogistyczne": [], "cenaBruttoZaGodzine": 4063, "formyDofinansowania": [1143], "informacjeDodatkowe": "&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lt;/p&gt;", "kosztWalidacjiNetto": null, "warunkiUczestnictwa": null, "idPodkategoriiUslugi": 472, "kosztWalidacjiBrutto": null, "cenaNettoZaUczestnika": 65000, "dataRozpoczeciaUslugi": "2018-01-17T00:00:00+01:00", "dataZakonczeniaUslugi": "2018-06-30T00:00:00+02:00", "cenaBruttoZaUczestnika": 65000, "czyUslugaDofinansowana": true, "materialyDlaUczestnikow": null, "kosztCertyfikowaniaNetto": null, "czyCenaDotyczyCalejUslugi": false, "dataZakonczeniaRekrutacji": "2018-03-31T00:00:00+02:00", "kosztCertyfikowaniaBrutto": null, "minimalnaLiczbaUczestnikow": 1, "szczegolyMiejscaRealizacji": null, "maksymalnaLiczbaUczestnikow": 12, "idPodstawyPrawnejDlaPodmiotu": null, "metodaOsiagnieciaEfektUslugi": null, "nazwaPodmiotuCertyfikujacego": null, "czyProwadziDoNabyciaKompetencji": true, "zrkNazwaPodmiotuCertyfikujacego": null, "podstawaUzyskaniaWpisuCertyfikat": "Certyfikat VCC Akademia Edukacyjna",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915353">
            <text:p>2025-12-16 15:54:17.915353</text:p>
          </table:table-cell>
          <table:table-cell office:value-type="string" office:string-value="2025-12-16 15:54:17.915353">
            <text:p>2025-12-16 15:54:17.915353</text:p>
          </table:table-cell>
        </table:table-row>
        <table:table-row>
          <table:table-cell office:value-type="float" office:value="22663">
            <text:p>22663</text:p>
          </table:table-cell>
          <table:table-cell office:value-type="string" office:string-value="2016/11/02/7077/22663">
            <text:p>2016/11/02/7077/22663</text:p>
          </table:table-cell>
          <table:table-cell office:value-type="string" office:string-value="Zarządzanie w zdrowiu publicznym">
            <text:p>Zarządzanie w zdrowiu publicznym</text:p>
          </table:table-cell>
          <table:table-cell office:value-type="string" office:string-value="ZREALIZOWANA">
            <text:p>ZREALIZOWANA</text:p>
          </table:table-cell>
          <table:table-cell office:value-type="string" office:string-value="2018-01-18 00:00:00">
            <text:p>2018-01-18 00:00:00</text:p>
          </table:table-cell>
          <table:table-cell office:value-type="string" office:string-value="2018-06-30 00:00:00">
            <text:p>2018-06-30 00:00:00</text:p>
          </table:table-cell>
          <table:table-cell office:value-type="string" office:string-value="2018-05-31 00:00:00">
            <text:p>2018-05-31 00:00:00</text:p>
          </table:table-cell>
          <table:table-cell office:value-type="float" office:value="546">
            <text:p>546</text:p>
          </table:table-cell>
          <table:table-cell office:value-type="float" office:value="554">
            <text:p>554</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ma za zadanie przygotować pracowników przedsiębiorstw m.in. do:&#10;1.Analizowania kosztów ekonomicznych usług medycznych&#10;2.Identyfikacji zagrożeń i problemów w opiece zdrowotnej&#10;3.Planowania i opracowywania programów profilaktycznych&#10;4.Prognozowania wpływu procesów społecznych, politycznych i ekonomicznych na zdrowie ludzi&#10;5.Zapewnienia płynności funkcjonowania zakładów opieki zdrowotnej w ramach systemu ubezpieczeń zdrowotnych&#10;6.Zarządzania zespołami w zakładach ochrony zdrowotnej">
            <text:p>Szkolenie ma za zadanie przygotować pracowników przedsiębiorstw m.in. do:
1.Analizowania kosztów ekonomicznych usług medycznych
2.Identyfikacji zagrożeń i problemów w opiece zdrowotnej
3.Planowania i opracowywania programów profilaktycznych
4.Prognozowania wpływu procesów społecznych, politycznych i ekonomicznych na zdrowie ludzi
5.Zapewnienia płynności funkcjonowania zakładów opieki zdrowotnej w ramach systemu ubezpieczeń zdrowotnych
6.Zarządzania zespołami w zakładach ochrony zdrowotnej</text:p>
          </table:table-cell>
          <table:table-cell office:value-type="string" office:string-value="">
            <text:p/>
          </table:table-cell>
          <table:table-cell office:value-type="string" office:string-value="&lt;p&gt;Uzyskanie wiedzy i praktycznych umiejętności efektywnego zarządzania w sektorze zdrowia publicznego.&lt;/p&gt;">
            <text:p>&lt;p&gt;Uzyskanie wiedzy i praktycznych umiejętności efektywnego zarządzania w sektorze zdrowia publicznego.&lt;/p&gt;</text:p>
          </table:table-cell>
          <table:table-cell office:value-type="string" office:string-value="&lt;p&gt;Program dla pełnego kursu zaawansowanego (w szkoleniu wstępnym 16-godzinnym omawiane będą wybrane zagadnienia zgodnie z potrzebami uczestników):&lt;/p&gt;&#10;&#10;&lt;p&gt;1.Analiza rynku usług medycznych&lt;/p&gt;&#10;&#10;&lt;p&gt;2.Biznesplan w ochronie zdrowia&lt;/p&gt;&#10;&#10;&lt;p&gt;3.Finanse i rachunkowość w ochronie zdrowie&lt;/p&gt;&#10;&#10;&lt;p&gt;4.Fundusze UE w ochronie zdrowia&lt;/p&gt;&#10;&#10;&lt;p&gt;5.Kontraktowanie świadczeń zdrowotnych&lt;/p&gt;&#10;&#10;&lt;p&gt;6.Marketing usług zdrowotnych&lt;/p&gt;&#10;&#10;&lt;p&gt;7.Odpowiedzialność prawna w ochronie zdrowia&lt;/p&gt;&#10;&#10;&lt;p&gt;8.Organizacja i zarządzanie w ochronie zdrowia&lt;/p&gt;&#10;&#10;&lt;p&gt;9.Polityka prozdrowotna Polski i Unii Europejskiej&lt;/p&gt;&#10;&#10;&lt;p&gt;10.Prawne uwarunkowania działalności leczniczej w Polsce&lt;/p&gt;&#10;&#10;&lt;p&gt;11.Prawo pracy w podmiotach leczniczych&lt;/p&gt;&#10;&#10;&lt;p&gt;12.Public relations w ochronie zdrowia&lt;/p&gt;&#10;&#10;&lt;p&gt;13.Spółki handlowe w ochronie zdrowia&lt;/p&gt;&#10;&#10;&lt;p&gt;14.System ubezpieczeń zdrowotnych&lt;/p&gt;&#10;&#10;&lt;p&gt;15.Zarządzanie jakością w ochronie zdrowia&lt;/p&gt;&#10;&#10;&lt;p&gt;16.Zastosowanie informatyki w ochronie zdrowia&lt;/p&gt;">
            <text:p>&lt;p&gt;Program dla pełnego kursu zaawansowanego (w szkoleniu wstępnym 16-godzinnym omawiane będą wybrane zagadnienia zgodnie z potrzebami uczestników):&lt;/p&gt;

&lt;p&gt;1.Analiza rynku usług medycznych&lt;/p&gt;

&lt;p&gt;2.Biznesplan w ochronie zdrowia&lt;/p&gt;

&lt;p&gt;3.Finanse i rachunkowość w ochronie zdrowie&lt;/p&gt;

&lt;p&gt;4.Fundusze UE w ochronie zdrowia&lt;/p&gt;

&lt;p&gt;5.Kontraktowanie świadczeń zdrowotnych&lt;/p&gt;

&lt;p&gt;6.Marketing usług zdrowotnych&lt;/p&gt;

&lt;p&gt;7.Odpowiedzialność prawna w ochronie zdrowia&lt;/p&gt;

&lt;p&gt;8.Organizacja i zarządzanie w ochronie zdrowia&lt;/p&gt;

&lt;p&gt;9.Polityka prozdrowotna Polski i Unii Europejskiej&lt;/p&gt;

&lt;p&gt;10.Prawne uwarunkowania działalności leczniczej w Polsce&lt;/p&gt;

&lt;p&gt;11.Prawo pracy w podmiotach leczniczych&lt;/p&gt;

&lt;p&gt;12.Public relations w ochronie zdrowia&lt;/p&gt;

&lt;p&gt;13.Spółki handlowe w ochronie zdrowia&lt;/p&gt;

&lt;p&gt;14.System ubezpieczeń zdrowotnych&lt;/p&gt;

&lt;p&gt;15.Zarządzanie jakością w ochronie zdrowia&lt;/p&gt;

&lt;p&gt;16.Zastosowanie informatyki w ochronie zdrowia&lt;/p&gt;</text:p>
          </table:table-cell>
          <table:table-cell office:value-type="string" office:string-value="&lt;p&gt;Dyrektorzy, menedżerowie, kierownicy zespołów pracujący w instytucjach odpowiedzialnych za opiekę zdrowotną.&lt;/p&gt;">
            <text:p>&lt;p&gt;Dyrektorzy, menedżerowie, kierownicy zespołów pracujący w instytucjach odpowiedzialnych za opiekę zdrowotną.&lt;/p&gt;</text:p>
          </table:table-cell>
          <table:table-cell office:value-type="string" office:string-value="">
            <text:p/>
          </table:table-cell>
          <table:table-cell office:value-type="string" office:string-value="">
            <text:p/>
          </table:table-cell>
          <table:table-cell office:value-type="string" office:string-value="&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10;&#10;&lt;p&gt;Informacje o pozostałych szkoleniach w C.E.T.CENTAUREA - http://www.edukacja.centaurea.com.pl/oferta-edukacyjna/wykaz-szkolen&lt;/p&gt;">
            <text:p>&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

&lt;p&gt;Informacje o pozostałych szkoleniach w C.E.T.CENTAUREA - http://www.edukacja.centaurea.com.pl/oferta-edukacyjna/wykaz-szkolen&lt;/p&gt;</text:p>
          </table:table-cell>
          <table:table-cell office:value-type="string" office:string-value="">
            <text:p/>
          </table:table-cell>
          <table:table-cell office:value-type="string" office:string-value="">
            <text:p/>
          </table:table-cell>
          <table:table-cell office:value-type="float" office:value="65000.0">
            <text:p>65000.0</text:p>
          </table:table-cell>
          <table:table-cell office:value-type="float" office:value="65000.0">
            <text:p>65000.0</text:p>
          </table:table-cell>
          <table:table-cell office:value-type="float" office:value="4063">
            <text:p>4063</text:p>
          </table:table-cell>
          <table:table-cell office:value-type="float" office:value="4063">
            <text:p>4063</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2.0">
            <text:p>12.0</text:p>
          </table:table-cell>
          <table:table-cell office:value-type="string" office:string-value="{&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text:p>{"idKraju": null, "idUlicy": null, "telefon": null, "nazwaKraju": null, "nazwaUlicy": "Julianowska", "kodPocztowy": "91-473", "numerLokalu": null, "numerBudynku": "7a", "idWojewodztwa": 5, "idMiejscowosci": null, "nazwaWojewodztwa": "łódzkie", "nazwaMiejscowosci": "Łódź", "dlugoscGeograficzna": null, "szerokoscGeograficzna": null}</text:p>
          </table:table-cell>
          <table:table-cell office:value-type="string" office:string-value="{&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text:p>{"id": 7077, "logo": {"url": "https://uslugirozwojowe.parp.gov.pl/api/file/preview?token=%242a%2406%24WLXC5ct9IDLoilKsFuSQW.", "nazwa": "logotyp odświeżony.png", "rozszerzenie": null}, "nazwa": "Centrum Edukacyjno-Turystyczne \"CENTAUREA\" Wojciech Frycz"}</text:p>
          </table:table-cell>
          <table:table-cell office:value-type="string" office:string-value="{&quot;email&quot;: &quot;wf@centaurea.com.pl&quot;, &quot;telefon&quot;: &quot;+48 667 087 715&quot;, &quot;zdjecie&quot;: null, &quot;imieNazwisko&quot;: &quot;Wojciech Frycz&quot;}">
            <text:p>{"email": "wf@centaurea.com.pl", "telefon": "+48 667 087 715", "zdjecie": null, "imieNazwisko": "Wojciech Fry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1143]">
            <text:p>[1143]</text:p>
          </table:table-cell>
          <table:table-cell office:value-type="string" office:string-value="[]">
            <text:p>[]</text:p>
          </table:table-cell>
          <table:table-cell office:value-type="string" office:string-value="[]">
            <text:p>[]</text:p>
          </table:table-cell>
          <table:table-cell office:value-type="string" office:string-value="{&quot;id&quot;: 22663, &quot;adres&quot;: {&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quot;numer&quot;: &quot;2016/11/02/7077/22663&quot;, &quot;ocena&quot;: {&quot;liczbaOcen&quot;: 0, &quot;sredniaZOcen&quot;: 0.0}, &quot;tytul&quot;: &quot;Zarządzanie w zdrowiu publicznym&quot;, &quot;status&quot;: &quot;ZREALIZOWANA&quot;, &quot;efektUslugi&quot;: null, &quot;celBiznesowy&quot;: null, &quot;liczbaGodzin&quot;: 16, &quot;celEdukacyjny&quot;: &quot;Szkolenie ma za zadanie przygotować pracowników przedsiębiorstw m.in. do:\n1.Analizowania kosztów ekonomicznych usług medycznych\n2.Identyfikacji zagrożeń i problemów w opiece zdrowotnej\n3.Planowania i opracowywania programów profilaktycznych\n4.Prognozowania wpływu procesów społecznych, politycznych i ekonomicznych na zdrowie ludzi\n5.Zapewnienia płynności funkcjonowania zakładów opieki zdrowotnej w ramach systemu ubezpieczeń zdrowotnych\n6.Zarządzania zespołami w zakładach ochrony zdrowotnej&quot;, &quot;dostawcaUslug&quot;: {&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quot;grupaDocelowa&quot;: &quot;&lt;p&gt;Dyrektorzy, menedżerowie, kierownicy zespołów pracujący w instytucjach odpowiedzialnych za opiekę zdrowotną.&lt;/p&gt;&quot;, &quot;kodyDostepowe&quot;: null, &quot;programUslugi&quot;: &quot;&lt;p&gt;Program dla pełnego kursu zaawansowanego (w szkoleniu wstępnym 16-godzinnym omawiane będą wybrane zagadnienia zgodnie z potrzebami uczestników):&lt;/p&gt;\n\n&lt;p&gt;1.Analiza rynku usług medycznych&lt;/p&gt;\n\n&lt;p&gt;2.Biznesplan w ochronie zdrowia&lt;/p&gt;\n\n&lt;p&gt;3.Finanse i rachunkowość w ochronie zdrowie&lt;/p&gt;\n\n&lt;p&gt;4.Fundusze UE w ochronie zdrowia&lt;/p&gt;\n\n&lt;p&gt;5.Kontraktowanie świadczeń zdrowotnych&lt;/p&gt;\n\n&lt;p&gt;6.Marketing usług zdrowotnych&lt;/p&gt;\n\n&lt;p&gt;7.Odpowiedzialność prawna w ochronie zdrowia&lt;/p&gt;\n\n&lt;p&gt;8.Organizacja i zarządzanie w ochronie zdrowia&lt;/p&gt;\n\n&lt;p&gt;9.Polityka prozdrowotna Polski i Unii Europejskiej&lt;/p&gt;\n\n&lt;p&gt;10.Prawne uwarunkowania działalności leczniczej w Polsce&lt;/p&gt;\n\n&lt;p&gt;11.Prawo pracy w podmiotach leczniczych&lt;/p&gt;\n\n&lt;p&gt;12.Public relations w ochronie zdrowia&lt;/p&gt;\n\n&lt;p&gt;13.Spółki handlowe w ochronie zdrowia&lt;/p&gt;\n\n&lt;p&gt;14.System ubezpieczeń zdrowotnych&lt;/p&gt;\n\n&lt;p&gt;15.Zarządzanie jakością w ochronie zdrowia&lt;/p&gt;\n\n&lt;p&gt;16.Zastosowanie informatyki w ochronie zdrowia&lt;/p&gt;&quot;, &quot;listaProjektow&quot;: [], &quot;idRodzajuUslugi&quot;: 144, &quot;kwalifikacjeKuz&quot;: [], &quot;osobaKontaktowa&quot;: {&quot;email&quot;: &quot;wf@centaurea.com.pl&quot;, &quot;telefon&quot;: &quot;+48 667 087 715&quot;, &quot;zdjecie&quot;: null, &quot;imieNazwisko&quot;: &quot;Wojciech Frycz&quot;}, &quot;zakresUprawnien&quot;: null, &quot;efektyUczeniaSie&quot;: &quot;&lt;p&gt;Uzyskanie wiedzy i praktycznych umiejętności efektywnego zarządzania w sektorze zdrowia publicznego.&lt;/p&gt;&quot;, &quot;inneKwalifikacje&quot;: [], &quot;cenaNettoZaUsluge&quot;: null, &quot;idKategoriiUslugi&quot;: 546, &quot;idKwalifikacjiKkz&quot;: null, &quot;idKwalifikacjiZrk&quot;: null, &quot;warunkiTechniczne&quot;: null, &quot;cenaBruttoZaUsluge&quot;: null, &quot;cenaNettoZaGodzine&quot;: 4063, &quot;idFormySwiadczenia&quot;: 1, &quot;idPodrodzajuUslugi&quot;: 145, &quot;warunkiLogistyczne&quot;: [], &quot;cenaBruttoZaGodzine&quot;: 4063, &quot;formyDofinansowania&quot;: [1143], &quot;informacjeDodatkowe&quot;: &quot;&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quot;, &quot;kosztWalidacjiNetto&quot;: null, &quot;warunkiUczestnictwa&quot;: null, &quot;idPodkategoriiUslugi&quot;: 554, &quot;kosztWalidacjiBrutto&quot;: null, &quot;cenaNettoZaUczestnika&quot;: 65000, &quot;dataRozpoczeciaUslugi&quot;: &quot;2018-01-18T00:00:00+01:00&quot;, &quot;dataZakonczeniaUslugi&quot;: &quot;2018-06-30T00:00:00+02:00&quot;, &quot;cenaBruttoZaUczestnika&quot;: 65000, &quot;czyUslugaDofinansowana&quot;: true, &quot;materialyDlaUczestnikow&quot;: null, &quot;kosztCertyfikowaniaNetto&quot;: null, &quot;czyCenaDotyczyCalejUslugi&quot;: false, &quot;dataZakonczeniaRekrutacji&quot;: &quot;2018-05-31T00:00:00+02:00&quot;, &quot;kosztCertyfikowaniaBrutto&quot;: null, &quot;minimalnaLiczbaUczestnikow&quot;: 1, &quot;szczegolyMiejscaRealizacji&quot;: null, &quot;maksymalnaLiczbaUczestnikow&quot;: 12, &quot;idPodstawyPrawnejDlaPodmiotu&quot;: null, &quot;metodaOsiagnieciaEfektUslugi&quot;: null, &quot;nazwaPodmiotuCertyfikujacego&quot;: null, &quot;czyProwadziDoNabyciaKompetencji&quot;: true, &quot;zrkNazwaPodmiotuCertyfikujacego&quot;: null, &quot;podstawaUzyskaniaWpisuCertyfikat&quot;: &quot;Certyfikat VCC Akademia Edukacyjna&quot;,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63, "adres": {"idKraju": null, "idUlicy": null, "telefon": null, "nazwaKraju": null, "nazwaUlicy": "Julianowska", "kodPocztowy": "91-473", "numerLokalu": null, "numerBudynku": "7a", "idWojewodztwa": 5, "idMiejscowosci": null, "nazwaWojewodztwa": "łódzkie", "nazwaMiejscowosci": "Łódź", "dlugoscGeograficzna": null, "szerokoscGeograficzna": null}, "numer": "2016/11/02/7077/22663", "ocena": {"liczbaOcen": 0, "sredniaZOcen": 0.0}, "tytul": "Zarządzanie w zdrowiu publicznym", "status": "ZREALIZOWANA", "efektUslugi": null, "celBiznesowy": null, "liczbaGodzin": 16, "celEdukacyjny": "Szkolenie ma za zadanie przygotować pracowników przedsiębiorstw m.in. do:\n1.Analizowania kosztów ekonomicznych usług medycznych\n2.Identyfikacji zagrożeń i problemów w opiece zdrowotnej\n3.Planowania i opracowywania programów profilaktycznych\n4.Prognozowania wpływu procesów społecznych, politycznych i ekonomicznych na zdrowie ludzi\n5.Zapewnienia płynności funkcjonowania zakładów opieki zdrowotnej w ramach systemu ubezpieczeń zdrowotnych\n6.Zarządzania zespołami w zakładach ochrony zdrowotnej", "dostawcaUslug": {"id": 7077, "logo": {"url": "https://uslugirozwojowe.parp.gov.pl/api/file/preview?token=%242a%2406%24WLXC5ct9IDLoilKsFuSQW.", "nazwa": "logotyp odświeżony.png", "rozszerzenie": null}, "nazwa": "Centrum Edukacyjno-Turystyczne \"CENTAUREA\" Wojciech Frycz"}, "grupaDocelowa": "&lt;p&gt;Dyrektorzy, menedżerowie, kierownicy zespołów pracujący w instytucjach odpowiedzialnych za opiekę zdrowotną.&lt;/p&gt;", "kodyDostepowe": null, "programUslugi": "&lt;p&gt;Program dla pełnego kursu zaawansowanego (w szkoleniu wstępnym 16-godzinnym omawiane będą wybrane zagadnienia zgodnie z potrzebami uczestników):&lt;/p&gt;\n\n&lt;p&gt;1.Analiza rynku usług medycznych&lt;/p&gt;\n\n&lt;p&gt;2.Biznesplan w ochronie zdrowia&lt;/p&gt;\n\n&lt;p&gt;3.Finanse i rachunkowość w ochronie zdrowie&lt;/p&gt;\n\n&lt;p&gt;4.Fundusze UE w ochronie zdrowia&lt;/p&gt;\n\n&lt;p&gt;5.Kontraktowanie świadczeń zdrowotnych&lt;/p&gt;\n\n&lt;p&gt;6.Marketing usług zdrowotnych&lt;/p&gt;\n\n&lt;p&gt;7.Odpowiedzialność prawna w ochronie zdrowia&lt;/p&gt;\n\n&lt;p&gt;8.Organizacja i zarządzanie w ochronie zdrowia&lt;/p&gt;\n\n&lt;p&gt;9.Polityka prozdrowotna Polski i Unii Europejskiej&lt;/p&gt;\n\n&lt;p&gt;10.Prawne uwarunkowania działalności leczniczej w Polsce&lt;/p&gt;\n\n&lt;p&gt;11.Prawo pracy w podmiotach leczniczych&lt;/p&gt;\n\n&lt;p&gt;12.Public relations w ochronie zdrowia&lt;/p&gt;\n\n&lt;p&gt;13.Spółki handlowe w ochronie zdrowia&lt;/p&gt;\n\n&lt;p&gt;14.System ubezpieczeń zdrowotnych&lt;/p&gt;\n\n&lt;p&gt;15.Zarządzanie jakością w ochronie zdrowia&lt;/p&gt;\n\n&lt;p&gt;16.Zastosowanie informatyki w ochronie zdrowia&lt;/p&gt;", "listaProjektow": [], "idRodzajuUslugi": 144, "kwalifikacjeKuz": [], "osobaKontaktowa": {"email": "wf@centaurea.com.pl", "telefon": "+48 667 087 715", "zdjecie": null, "imieNazwisko": "Wojciech Frycz"}, "zakresUprawnien": null, "efektyUczeniaSie": "&lt;p&gt;Uzyskanie wiedzy i praktycznych umiejętności efektywnego zarządzania w sektorze zdrowia publicznego.&lt;/p&gt;", "inneKwalifikacje": [], "cenaNettoZaUsluge": null, "idKategoriiUslugi": 546, "idKwalifikacjiKkz": null, "idKwalifikacjiZrk": null, "warunkiTechniczne": null, "cenaBruttoZaUsluge": null, "cenaNettoZaGodzine": 4063, "idFormySwiadczenia": 1, "idPodrodzajuUslugi": 145, "warunkiLogistyczne": [], "cenaBruttoZaGodzine": 4063, "formyDofinansowania": [1143], "informacjeDodatkowe": "&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 "kosztWalidacjiNetto": null, "warunkiUczestnictwa": null, "idPodkategoriiUslugi": 554, "kosztWalidacjiBrutto": null, "cenaNettoZaUczestnika": 65000, "dataRozpoczeciaUslugi": "2018-01-18T00:00:00+01:00", "dataZakonczeniaUslugi": "2018-06-30T00:00:00+02:00", "cenaBruttoZaUczestnika": 65000, "czyUslugaDofinansowana": true, "materialyDlaUczestnikow": null, "kosztCertyfikowaniaNetto": null, "czyCenaDotyczyCalejUslugi": false, "dataZakonczeniaRekrutacji": "2018-05-31T00:00:00+02:00", "kosztCertyfikowaniaBrutto": null, "minimalnaLiczbaUczestnikow": 1, "szczegolyMiejscaRealizacji": null, "maksymalnaLiczbaUczestnikow": 12, "idPodstawyPrawnejDlaPodmiotu": null, "metodaOsiagnieciaEfektUslugi": null, "nazwaPodmiotuCertyfikujacego": null, "czyProwadziDoNabyciaKompetencji": true, "zrkNazwaPodmiotuCertyfikujacego": null, "podstawaUzyskaniaWpisuCertyfikat": "Certyfikat VCC Akademia Edukacyjna",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912269">
            <text:p>2025-12-16 15:54:17.912269</text:p>
          </table:table-cell>
          <table:table-cell office:value-type="string" office:string-value="2025-12-16 15:54:17.912269">
            <text:p>2025-12-16 15:54:17.912269</text:p>
          </table:table-cell>
        </table:table-row>
        <table:table-row>
          <table:table-cell office:value-type="float" office:value="22660">
            <text:p>22660</text:p>
          </table:table-cell>
          <table:table-cell office:value-type="string" office:string-value="2016/11/02/7077/22660">
            <text:p>2016/11/02/7077/22660</text:p>
          </table:table-cell>
          <table:table-cell office:value-type="string" office:string-value="Zamówienia sektorowe">
            <text:p>Zamówienia sektorowe</text:p>
          </table:table-cell>
          <table:table-cell office:value-type="string" office:string-value="ZREALIZOWANA">
            <text:p>ZREALIZOWANA</text:p>
          </table:table-cell>
          <table:table-cell office:value-type="string" office:string-value="2018-01-15 00:00:00">
            <text:p>2018-01-15 00:00:00</text:p>
          </table:table-cell>
          <table:table-cell office:value-type="string" office:string-value="2018-06-30 00:00:00">
            <text:p>2018-06-30 00:00:00</text:p>
          </table:table-cell>
          <table:table-cell office:value-type="string" office:string-value="2018-04-30 00:00:00">
            <text:p>2018-04-30 00:00:00</text:p>
          </table:table-cell>
          <table:table-cell office:value-type="float" office:value="469">
            <text:p>469</text:p>
          </table:table-cell>
          <table:table-cell office:value-type="float" office:value="541">
            <text:p>541</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ma na celu zapoznanie Słuchaczy z technikami udzielania zamówień sektorowych.">
            <text:p>Szkolenie ma na celu zapoznanie Słuchaczy z technikami udzielania zamówień sektorowych.</text:p>
          </table:table-cell>
          <table:table-cell office:value-type="string" office:string-value="">
            <text:p/>
          </table:table-cell>
          <table:table-cell office:value-type="string" office:string-value="&lt;p&gt;Uzyskanie wiedzy i praktycznych umiejętności efektywnego prowadzenia działań, analiz i ocen w zakresie przetargów publicznych i zamówień sektorowych.&lt;/p&gt;">
            <text:p>&lt;p&gt;Uzyskanie wiedzy i praktycznych umiejętności efektywnego prowadzenia działań, analiz i ocen w zakresie przetargów publicznych i zamówień sektorowych.&lt;/p&gt;</text:p>
          </table:table-cell>
          <table:table-cell office:value-type="string" office:string-value="&lt;p&gt;Program dla pełnego kursu zaawansowanego (w szkoleniu wstępnym 16-godzinnym omawiane będą wybrane zagadnienia zgodnie z potrzebami uczestników):&lt;/p&gt;&#10;&#10;&lt;p&gt;1.Badanie i ocena złożonych ofert&lt;/p&gt;&#10;&#10;&lt;p&gt;2.Komisja przetargowa&lt;/p&gt;&#10;&#10;&lt;p&gt;3.Opis przedmiotu zamówienia&lt;/p&gt;&#10;&#10;&lt;p&gt;4.Powołanie komisji przetargowej&lt;/p&gt;&#10;&#10;&lt;p&gt;5.Przedmiot zamówienia sektorowego&lt;/p&gt;&#10;&#10;&lt;p&gt;6.Przeprowadzenie postępowania&lt;/p&gt;&#10;&#10;&lt;p&gt;7.Przygotowanie postępowania&lt;/p&gt;&#10;&#10;&lt;p&gt;8.Regulamin komisji przetargowej&lt;/p&gt;&#10;&#10;&lt;p&gt;9.Skład komisji przetargowej&lt;/p&gt;&#10;&#10;&lt;p&gt;10.Szacowanie wartości przedmiotu zamówienia&lt;/p&gt;&#10;&#10;&lt;p&gt;11.Szczególne uprawnienia zamawiających sektorowych&lt;/p&gt;&#10;&#10;&lt;p&gt;12.Środki ochrony prawnej&lt;/p&gt;&#10;&#10;&lt;p&gt;13.Tryby udzielania zamówień sektorowych&lt;/p&gt;&#10;&#10;&lt;p&gt;14.Umowy w zamówieniach publicznych sektorowych&lt;/p&gt;&#10;&#10;&lt;p&gt;15.Wybór najkorzystniejszej oferty&lt;/p&gt;&#10;&#10;&lt;p&gt;16.Wyłączenia obszarowe&lt;/p&gt;&#10;&#10;&lt;p&gt;17.Wyłączenia przedmiotowe związane z jedną z działalności sektorowych&lt;/p&gt;&#10;&#10;&lt;p&gt;18.Wyłączenia stosowania procedur przetargowych sektorowych&lt;/p&gt;&#10;&#10;&lt;p&gt;19.Wyłączenie dostaw niezbędnych do prowadzenia działalności sektorowej&lt;/p&gt;&#10;&#10;&lt;p&gt;20.Wyłączenie od udziału w komisji przetargowej&lt;/p&gt;&#10;&#10;&lt;p&gt;21.Wyłączenie podmiotów sektorowych działających na rynku konkurencyjnym&lt;/p&gt;&#10;&#10;&lt;p&gt;22.Wyłączenie stosowania procedur wobec podmiotów powiązanych&lt;/p&gt;&#10;&#10;&lt;p&gt;23.Wyłączenie w stosunku podmiotu utworzonego w celu wspólnego wykonywania określonego rodzaju działalności&lt;/p&gt;&#10;&#10;&lt;p&gt;24.Wyłączenie w zakresie świadczenia usług transportu&lt;/p&gt;&#10;&#10;&lt;p&gt;25.Wyłączenie w zakresie udzielania zamówień na dostawy wody&lt;/p&gt;&#10;&#10;&lt;p&gt;26.Wyłączenie w zakresie udzielania zamówień w celu odsprzedaży lub wynajmu przedmiotu zamówienia&lt;/p&gt;&#10;&#10;&lt;p&gt;27.Wyłączenie zamówień mających na celu udzielenie koncesji&lt;/p&gt;&#10;&#10;&lt;p&gt;28.Zamawiający sektorowi&lt;/p&gt;">
            <text:p>&lt;p&gt;Program dla pełnego kursu zaawansowanego (w szkoleniu wstępnym 16-godzinnym omawiane będą wybrane zagadnienia zgodnie z potrzebami uczestników):&lt;/p&gt;

&lt;p&gt;1.Badanie i ocena złożonych ofert&lt;/p&gt;

&lt;p&gt;2.Komisja przetargowa&lt;/p&gt;

&lt;p&gt;3.Opis przedmiotu zamówienia&lt;/p&gt;

&lt;p&gt;4.Powołanie komisji przetargowej&lt;/p&gt;

&lt;p&gt;5.Przedmiot zamówienia sektorowego&lt;/p&gt;

&lt;p&gt;6.Przeprowadzenie postępowania&lt;/p&gt;

&lt;p&gt;7.Przygotowanie postępowania&lt;/p&gt;

&lt;p&gt;8.Regulamin komisji przetargowej&lt;/p&gt;

&lt;p&gt;9.Skład komisji przetargowej&lt;/p&gt;

&lt;p&gt;10.Szacowanie wartości przedmiotu zamówienia&lt;/p&gt;

&lt;p&gt;11.Szczególne uprawnienia zamawiających sektorowych&lt;/p&gt;

&lt;p&gt;12.Środki ochrony prawnej&lt;/p&gt;

&lt;p&gt;13.Tryby udzielania zamówień sektorowych&lt;/p&gt;

&lt;p&gt;14.Umowy w zamówieniach publicznych sektorowych&lt;/p&gt;

&lt;p&gt;15.Wybór najkorzystniejszej oferty&lt;/p&gt;

&lt;p&gt;16.Wyłączenia obszarowe&lt;/p&gt;

&lt;p&gt;17.Wyłączenia przedmiotowe związane z jedną z działalności sektorowych&lt;/p&gt;

&lt;p&gt;18.Wyłączenia stosowania procedur przetargowych sektorowych&lt;/p&gt;

&lt;p&gt;19.Wyłączenie dostaw niezbędnych do prowadzenia działalności sektorowej&lt;/p&gt;

&lt;p&gt;20.Wyłączenie od udziału w komisji przetargowej&lt;/p&gt;

&lt;p&gt;21.Wyłączenie podmiotów sektorowych działających na rynku konkurencyjnym&lt;/p&gt;

&lt;p&gt;22.Wyłączenie stosowania procedur wobec podmiotów powiązanych&lt;/p&gt;

&lt;p&gt;23.Wyłączenie w stosunku podmiotu utworzonego w celu wspólnego wykonywania określonego rodzaju działalności&lt;/p&gt;

&lt;p&gt;24.Wyłączenie w zakresie świadczenia usług transportu&lt;/p&gt;

&lt;p&gt;25.Wyłączenie w zakresie udzielania zamówień na dostawy wody&lt;/p&gt;

&lt;p&gt;26.Wyłączenie w zakresie udzielania zamówień w celu odsprzedaży lub wynajmu przedmiotu zamówienia&lt;/p&gt;

&lt;p&gt;27.Wyłączenie zamówień mających na celu udzielenie koncesji&lt;/p&gt;

&lt;p&gt;28.Zamawiający sektorowi&lt;/p&gt;</text:p>
          </table:table-cell>
          <table:table-cell office:value-type="string" office:string-value="&lt;p&gt;Dyrektorzy, menedżerowie, kierownicy zespołów, team leaderzy, specjaliści zainteresowani nabyciem lub uzupełnieniem i poszerzeniem wiedzy w zakresie zamówień sektorowych.&lt;/p&gt;">
            <text:p>&lt;p&gt;Dyrektorzy, menedżerowie, kierownicy zespołów, team leaderzy, specjaliści zainteresowani nabyciem lub uzupełnieniem i poszerzeniem wiedzy w zakresie zamówień sektorowych.&lt;/p&gt;</text:p>
          </table:table-cell>
          <table:table-cell office:value-type="string" office:string-value="">
            <text:p/>
          </table:table-cell>
          <table:table-cell office:value-type="string" office:string-value="">
            <text:p/>
          </table:table-cell>
          <table:table-cell office:value-type="string" office:string-value="&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10;&#10;&lt;p&gt;Informacje o pozostałych szkoleniach w C.E.T.CENTAUREA - http://www.edukacja.centaurea.com.pl/oferta-edukacyjna/wykaz-szkolen&lt;/p&gt;">
            <text:p>&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

&lt;p&gt;Informacje o pozostałych szkoleniach w C.E.T.CENTAUREA - http://www.edukacja.centaurea.com.pl/oferta-edukacyjna/wykaz-szkolen&lt;/p&gt;</text:p>
          </table:table-cell>
          <table:table-cell office:value-type="string" office:string-value="">
            <text:p/>
          </table:table-cell>
          <table:table-cell office:value-type="string" office:string-value="">
            <text:p/>
          </table:table-cell>
          <table:table-cell office:value-type="float" office:value="39000.0">
            <text:p>39000.0</text:p>
          </table:table-cell>
          <table:table-cell office:value-type="float" office:value="39000.0">
            <text:p>39000.0</text:p>
          </table:table-cell>
          <table:table-cell office:value-type="float" office:value="2437">
            <text:p>2437</text:p>
          </table:table-cell>
          <table:table-cell office:value-type="float" office:value="2437">
            <text:p>2437</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2.0">
            <text:p>12.0</text:p>
          </table:table-cell>
          <table:table-cell office:value-type="string" office:string-value="{&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text:p>{"idKraju": null, "idUlicy": null, "telefon": null, "nazwaKraju": null, "nazwaUlicy": "Julianowska", "kodPocztowy": "91-473", "numerLokalu": null, "numerBudynku": "7a", "idWojewodztwa": 5, "idMiejscowosci": null, "nazwaWojewodztwa": "łódzkie", "nazwaMiejscowosci": "Łódź", "dlugoscGeograficzna": null, "szerokoscGeograficzna": null}</text:p>
          </table:table-cell>
          <table:table-cell office:value-type="string" office:string-value="{&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text:p>{"id": 7077, "logo": {"url": "https://uslugirozwojowe.parp.gov.pl/api/file/preview?token=%242a%2406%24WLXC5ct9IDLoilKsFuSQW.", "nazwa": "logotyp odświeżony.png", "rozszerzenie": null}, "nazwa": "Centrum Edukacyjno-Turystyczne \"CENTAUREA\" Wojciech Frycz"}</text:p>
          </table:table-cell>
          <table:table-cell office:value-type="string" office:string-value="{&quot;email&quot;: &quot;wf@centaurea.com.pl&quot;, &quot;telefon&quot;: &quot;+48 667 087 715&quot;, &quot;zdjecie&quot;: null, &quot;imieNazwisko&quot;: &quot;Wojciech Frycz&quot;}">
            <text:p>{"email": "wf@centaurea.com.pl", "telefon": "+48 667 087 715", "zdjecie": null, "imieNazwisko": "Wojciech Fry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1143]">
            <text:p>[1143]</text:p>
          </table:table-cell>
          <table:table-cell office:value-type="string" office:string-value="[]">
            <text:p>[]</text:p>
          </table:table-cell>
          <table:table-cell office:value-type="string" office:string-value="[]">
            <text:p>[]</text:p>
          </table:table-cell>
          <table:table-cell office:value-type="string" office:string-value="{&quot;id&quot;: 22660, &quot;adres&quot;: {&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quot;numer&quot;: &quot;2016/11/02/7077/22660&quot;, &quot;ocena&quot;: {&quot;liczbaOcen&quot;: 0, &quot;sredniaZOcen&quot;: 0.0}, &quot;tytul&quot;: &quot;Zamówienia sektorowe&quot;, &quot;status&quot;: &quot;ZREALIZOWANA&quot;, &quot;efektUslugi&quot;: null, &quot;celBiznesowy&quot;: null, &quot;liczbaGodzin&quot;: 16, &quot;celEdukacyjny&quot;: &quot;Szkolenie ma na celu zapoznanie Słuchaczy z technikami udzielania zamówień sektorowych.&quot;, &quot;dostawcaUslug&quot;: {&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quot;grupaDocelowa&quot;: &quot;&lt;p&gt;Dyrektorzy, menedżerowie, kierownicy zespołów, team leaderzy, specjaliści zainteresowani nabyciem lub uzupełnieniem i poszerzeniem wiedzy w zakresie zamówień sektorowych.&lt;/p&gt;&quot;, &quot;kodyDostepowe&quot;: null, &quot;programUslugi&quot;: &quot;&lt;p&gt;Program dla pełnego kursu zaawansowanego (w szkoleniu wstępnym 16-godzinnym omawiane będą wybrane zagadnienia zgodnie z potrzebami uczestników):&lt;/p&gt;\n\n&lt;p&gt;1.Badanie i ocena złożonych ofert&lt;/p&gt;\n\n&lt;p&gt;2.Komisja przetargowa&lt;/p&gt;\n\n&lt;p&gt;3.Opis przedmiotu zamówienia&lt;/p&gt;\n\n&lt;p&gt;4.Powołanie komisji przetargowej&lt;/p&gt;\n\n&lt;p&gt;5.Przedmiot zamówienia sektorowego&lt;/p&gt;\n\n&lt;p&gt;6.Przeprowadzenie postępowania&lt;/p&gt;\n\n&lt;p&gt;7.Przygotowanie postępowania&lt;/p&gt;\n\n&lt;p&gt;8.Regulamin komisji przetargowej&lt;/p&gt;\n\n&lt;p&gt;9.Skład komisji przetargowej&lt;/p&gt;\n\n&lt;p&gt;10.Szacowanie wartości przedmiotu zamówienia&lt;/p&gt;\n\n&lt;p&gt;11.Szczególne uprawnienia zamawiających sektorowych&lt;/p&gt;\n\n&lt;p&gt;12.Środki ochrony prawnej&lt;/p&gt;\n\n&lt;p&gt;13.Tryby udzielania zamówień sektorowych&lt;/p&gt;\n\n&lt;p&gt;14.Umowy w zamówieniach publicznych sektorowych&lt;/p&gt;\n\n&lt;p&gt;15.Wybór najkorzystniejszej oferty&lt;/p&gt;\n\n&lt;p&gt;16.Wyłączenia obszarowe&lt;/p&gt;\n\n&lt;p&gt;17.Wyłączenia przedmiotowe związane z jedną z działalności sektorowych&lt;/p&gt;\n\n&lt;p&gt;18.Wyłączenia stosowania procedur przetargowych sektorowych&lt;/p&gt;\n\n&lt;p&gt;19.Wyłączenie dostaw niezbędnych do prowadzenia działalności sektorowej&lt;/p&gt;\n\n&lt;p&gt;20.Wyłączenie od udziału w komisji przetargowej&lt;/p&gt;\n\n&lt;p&gt;21.Wyłączenie podmiotów sektorowych działających na rynku konkurencyjnym&lt;/p&gt;\n\n&lt;p&gt;22.Wyłączenie stosowania procedur wobec podmiotów powiązanych&lt;/p&gt;\n\n&lt;p&gt;23.Wyłączenie w stosunku podmiotu utworzonego w celu wspólnego wykonywania określonego rodzaju działalności&lt;/p&gt;\n\n&lt;p&gt;24.Wyłączenie w zakresie świadczenia usług transportu&lt;/p&gt;\n\n&lt;p&gt;25.Wyłączenie w zakresie udzielania zamówień na dostawy wody&lt;/p&gt;\n\n&lt;p&gt;26.Wyłączenie w zakresie udzielania zamówień w celu odsprzedaży lub wynajmu przedmiotu zamówienia&lt;/p&gt;\n\n&lt;p&gt;27.Wyłączenie zamówień mających na celu udzielenie koncesji&lt;/p&gt;\n\n&lt;p&gt;28.Zamawiający sektorowi&lt;/p&gt;&quot;, &quot;listaProjektow&quot;: [], &quot;idRodzajuUslugi&quot;: 144, &quot;kwalifikacjeKuz&quot;: [], &quot;osobaKontaktowa&quot;: {&quot;email&quot;: &quot;wf@centaurea.com.pl&quot;, &quot;telefon&quot;: &quot;+48 667 087 715&quot;, &quot;zdjecie&quot;: null, &quot;imieNazwisko&quot;: &quot;Wojciech Frycz&quot;}, &quot;zakresUprawnien&quot;: null, &quot;efektyUczeniaSie&quot;: &quot;&lt;p&gt;Uzyskanie wiedzy i praktycznych umiejętności efektywnego prowadzenia działań, analiz i ocen w zakresie przetargów publicznych i zamówień sektorowych.&lt;/p&gt;&quot;, &quot;inneKwalifikacje&quot;: [], &quot;cenaNettoZaUsluge&quot;: null, &quot;idKategoriiUslugi&quot;: 469, &quot;idKwalifikacjiKkz&quot;: null, &quot;idKwalifikacjiZrk&quot;: null, &quot;warunkiTechniczne&quot;: null, &quot;cenaBruttoZaUsluge&quot;: null, &quot;cenaNettoZaGodzine&quot;: 2437, &quot;idFormySwiadczenia&quot;: 1, &quot;idPodrodzajuUslugi&quot;: 145, &quot;warunkiLogistyczne&quot;: [], &quot;cenaBruttoZaGodzine&quot;: 2437, &quot;formyDofinansowania&quot;: [1143], &quot;informacjeDodatkowe&quot;: &quot;&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quot;, &quot;kosztWalidacjiNetto&quot;: null, &quot;warunkiUczestnictwa&quot;: null, &quot;idPodkategoriiUslugi&quot;: 541, &quot;kosztWalidacjiBrutto&quot;: null, &quot;cenaNettoZaUczestnika&quot;: 39000, &quot;dataRozpoczeciaUslugi&quot;: &quot;2018-01-15T00:00:00+01:00&quot;, &quot;dataZakonczeniaUslugi&quot;: &quot;2018-06-30T00:00:00+02:00&quot;, &quot;cenaBruttoZaUczestnika&quot;: 39000, &quot;czyUslugaDofinansowana&quot;: true, &quot;materialyDlaUczestnikow&quot;: null, &quot;kosztCertyfikowaniaNetto&quot;: null, &quot;czyCenaDotyczyCalejUslugi&quot;: false, &quot;dataZakonczeniaRekrutacji&quot;: &quot;2018-04-30T00:00:00+02:00&quot;, &quot;kosztCertyfikowaniaBrutto&quot;: null, &quot;minimalnaLiczbaUczestnikow&quot;: 1, &quot;szczegolyMiejscaRealizacji&quot;: null, &quot;maksymalnaLiczbaUczestnikow&quot;: 12, &quot;idPodstawyPrawnejDlaPodmiotu&quot;: null, &quot;metodaOsiagnieciaEfektUslugi&quot;: null, &quot;nazwaPodmiotuCertyfikujacego&quot;: null, &quot;czyProwadziDoNabyciaKompetencji&quot;: true, &quot;zrkNazwaPodmiotuCertyfikujacego&quot;: null, &quot;podstawaUzyskaniaWpisuCertyfikat&quot;: &quot;Certyfikat VCC Akademia Edukacyjna&quot;,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60, "adres": {"idKraju": null, "idUlicy": null, "telefon": null, "nazwaKraju": null, "nazwaUlicy": "Julianowska", "kodPocztowy": "91-473", "numerLokalu": null, "numerBudynku": "7a", "idWojewodztwa": 5, "idMiejscowosci": null, "nazwaWojewodztwa": "łódzkie", "nazwaMiejscowosci": "Łódź", "dlugoscGeograficzna": null, "szerokoscGeograficzna": null}, "numer": "2016/11/02/7077/22660", "ocena": {"liczbaOcen": 0, "sredniaZOcen": 0.0}, "tytul": "Zamówienia sektorowe", "status": "ZREALIZOWANA", "efektUslugi": null, "celBiznesowy": null, "liczbaGodzin": 16, "celEdukacyjny": "Szkolenie ma na celu zapoznanie Słuchaczy z technikami udzielania zamówień sektorowych.", "dostawcaUslug": {"id": 7077, "logo": {"url": "https://uslugirozwojowe.parp.gov.pl/api/file/preview?token=%242a%2406%24WLXC5ct9IDLoilKsFuSQW.", "nazwa": "logotyp odświeżony.png", "rozszerzenie": null}, "nazwa": "Centrum Edukacyjno-Turystyczne \"CENTAUREA\" Wojciech Frycz"}, "grupaDocelowa": "&lt;p&gt;Dyrektorzy, menedżerowie, kierownicy zespołów, team leaderzy, specjaliści zainteresowani nabyciem lub uzupełnieniem i poszerzeniem wiedzy w zakresie zamówień sektorowych.&lt;/p&gt;", "kodyDostepowe": null, "programUslugi": "&lt;p&gt;Program dla pełnego kursu zaawansowanego (w szkoleniu wstępnym 16-godzinnym omawiane będą wybrane zagadnienia zgodnie z potrzebami uczestników):&lt;/p&gt;\n\n&lt;p&gt;1.Badanie i ocena złożonych ofert&lt;/p&gt;\n\n&lt;p&gt;2.Komisja przetargowa&lt;/p&gt;\n\n&lt;p&gt;3.Opis przedmiotu zamówienia&lt;/p&gt;\n\n&lt;p&gt;4.Powołanie komisji przetargowej&lt;/p&gt;\n\n&lt;p&gt;5.Przedmiot zamówienia sektorowego&lt;/p&gt;\n\n&lt;p&gt;6.Przeprowadzenie postępowania&lt;/p&gt;\n\n&lt;p&gt;7.Przygotowanie postępowania&lt;/p&gt;\n\n&lt;p&gt;8.Regulamin komisji przetargowej&lt;/p&gt;\n\n&lt;p&gt;9.Skład komisji przetargowej&lt;/p&gt;\n\n&lt;p&gt;10.Szacowanie wartości przedmiotu zamówienia&lt;/p&gt;\n\n&lt;p&gt;11.Szczególne uprawnienia zamawiających sektorowych&lt;/p&gt;\n\n&lt;p&gt;12.Środki ochrony prawnej&lt;/p&gt;\n\n&lt;p&gt;13.Tryby udzielania zamówień sektorowych&lt;/p&gt;\n\n&lt;p&gt;14.Umowy w zamówieniach publicznych sektorowych&lt;/p&gt;\n\n&lt;p&gt;15.Wybór najkorzystniejszej oferty&lt;/p&gt;\n\n&lt;p&gt;16.Wyłączenia obszarowe&lt;/p&gt;\n\n&lt;p&gt;17.Wyłączenia przedmiotowe związane z jedną z działalności sektorowych&lt;/p&gt;\n\n&lt;p&gt;18.Wyłączenia stosowania procedur przetargowych sektorowych&lt;/p&gt;\n\n&lt;p&gt;19.Wyłączenie dostaw niezbędnych do prowadzenia działalności sektorowej&lt;/p&gt;\n\n&lt;p&gt;20.Wyłączenie od udziału w komisji przetargowej&lt;/p&gt;\n\n&lt;p&gt;21.Wyłączenie podmiotów sektorowych działających na rynku konkurencyjnym&lt;/p&gt;\n\n&lt;p&gt;22.Wyłączenie stosowania procedur wobec podmiotów powiązanych&lt;/p&gt;\n\n&lt;p&gt;23.Wyłączenie w stosunku podmiotu utworzonego w celu wspólnego wykonywania określonego rodzaju działalności&lt;/p&gt;\n\n&lt;p&gt;24.Wyłączenie w zakresie świadczenia usług transportu&lt;/p&gt;\n\n&lt;p&gt;25.Wyłączenie w zakresie udzielania zamówień na dostawy wody&lt;/p&gt;\n\n&lt;p&gt;26.Wyłączenie w zakresie udzielania zamówień w celu odsprzedaży lub wynajmu przedmiotu zamówienia&lt;/p&gt;\n\n&lt;p&gt;27.Wyłączenie zamówień mających na celu udzielenie koncesji&lt;/p&gt;\n\n&lt;p&gt;28.Zamawiający sektorowi&lt;/p&gt;", "listaProjektow": [], "idRodzajuUslugi": 144, "kwalifikacjeKuz": [], "osobaKontaktowa": {"email": "wf@centaurea.com.pl", "telefon": "+48 667 087 715", "zdjecie": null, "imieNazwisko": "Wojciech Frycz"}, "zakresUprawnien": null, "efektyUczeniaSie": "&lt;p&gt;Uzyskanie wiedzy i praktycznych umiejętności efektywnego prowadzenia działań, analiz i ocen w zakresie przetargów publicznych i zamówień sektorowych.&lt;/p&gt;", "inneKwalifikacje": [], "cenaNettoZaUsluge": null, "idKategoriiUslugi": 469, "idKwalifikacjiKkz": null, "idKwalifikacjiZrk": null, "warunkiTechniczne": null, "cenaBruttoZaUsluge": null, "cenaNettoZaGodzine": 2437, "idFormySwiadczenia": 1, "idPodrodzajuUslugi": 145, "warunkiLogistyczne": [], "cenaBruttoZaGodzine": 2437, "formyDofinansowania": [1143], "informacjeDodatkowe": "&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 "kosztWalidacjiNetto": null, "warunkiUczestnictwa": null, "idPodkategoriiUslugi": 541, "kosztWalidacjiBrutto": null, "cenaNettoZaUczestnika": 39000, "dataRozpoczeciaUslugi": "2018-01-15T00:00:00+01:00", "dataZakonczeniaUslugi": "2018-06-30T00:00:00+02:00", "cenaBruttoZaUczestnika": 39000, "czyUslugaDofinansowana": true, "materialyDlaUczestnikow": null, "kosztCertyfikowaniaNetto": null, "czyCenaDotyczyCalejUslugi": false, "dataZakonczeniaRekrutacji": "2018-04-30T00:00:00+02:00", "kosztCertyfikowaniaBrutto": null, "minimalnaLiczbaUczestnikow": 1, "szczegolyMiejscaRealizacji": null, "maksymalnaLiczbaUczestnikow": 12, "idPodstawyPrawnejDlaPodmiotu": null, "metodaOsiagnieciaEfektUslugi": null, "nazwaPodmiotuCertyfikujacego": null, "czyProwadziDoNabyciaKompetencji": true, "zrkNazwaPodmiotuCertyfikujacego": null, "podstawaUzyskaniaWpisuCertyfikat": "Certyfikat VCC Akademia Edukacyjna",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906853">
            <text:p>2025-12-16 15:54:17.906853</text:p>
          </table:table-cell>
          <table:table-cell office:value-type="string" office:string-value="2025-12-16 15:54:17.906853">
            <text:p>2025-12-16 15:54:17.906853</text:p>
          </table:table-cell>
        </table:table-row>
        <table:table-row>
          <table:table-cell office:value-type="float" office:value="22658">
            <text:p>22658</text:p>
          </table:table-cell>
          <table:table-cell office:value-type="string" office:string-value="2016/11/02/7077/22658">
            <text:p>2016/11/02/7077/22658</text:p>
          </table:table-cell>
          <table:table-cell office:value-type="string" office:string-value="Zamówienia Publiczne">
            <text:p>Zamówienia Publiczne</text:p>
          </table:table-cell>
          <table:table-cell office:value-type="string" office:string-value="ZREALIZOWANA">
            <text:p>ZREALIZOWANA</text:p>
          </table:table-cell>
          <table:table-cell office:value-type="string" office:string-value="2018-01-18 00:00:00">
            <text:p>2018-01-18 00:00:00</text:p>
          </table:table-cell>
          <table:table-cell office:value-type="string" office:string-value="2018-06-30 00:00:00">
            <text:p>2018-06-30 00:00:00</text:p>
          </table:table-cell>
          <table:table-cell office:value-type="string" office:string-value="2018-04-30 00:00:00">
            <text:p>2018-04-30 00:00:00</text:p>
          </table:table-cell>
          <table:table-cell office:value-type="float" office:value="412">
            <text:p>412</text:p>
          </table:table-cell>
          <table:table-cell office:value-type="float" office:value="421">
            <text:p>421</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ma na celu m.in.:&#10;1.przygotować Słuchaczy do tworzenia projektu związanego z udzieleniem lub przystąpieniem do zamówienia publicznego&#10;2.zapoznać Słuchaczy z regulacjami prawnymi oraz zasadami udzielania zamówień publicznych&#10;3.zapoznać Słuchaczy ze zmianami w systemie zamówień publicznych">
            <text:p>Szkolenie ma na celu m.in.:
1.przygotować Słuchaczy do tworzenia projektu związanego z udzieleniem lub przystąpieniem do zamówienia publicznego
2.zapoznać Słuchaczy z regulacjami prawnymi oraz zasadami udzielania zamówień publicznych
3.zapoznać Słuchaczy ze zmianami w systemie zamówień publicznych</text:p>
          </table:table-cell>
          <table:table-cell office:value-type="string" office:string-value="">
            <text:p/>
          </table:table-cell>
          <table:table-cell office:value-type="string" office:string-value="&lt;p&gt;Uzyskanie wiedzy i praktycznych umiejętności efektywnego prowadzenia działań w obszarze zamówień publicznych.&lt;/p&gt;">
            <text:p>&lt;p&gt;Uzyskanie wiedzy i praktycznych umiejętności efektywnego prowadzenia działań w obszarze zamówień publicznych.&lt;/p&gt;</text:p>
          </table:table-cell>
          <table:table-cell office:value-type="string" office:string-value="&lt;p&gt;Program dla pełnego kursu zaawansowanego (w szkoleniu wstępnym 16-godzinnym omawiane będą wybrane zagadnienia zgodnie z potrzebami uczestników):&lt;/p&gt;&#10;&#10;&lt;p&gt;1.Dokumentowanie zamówień publicznych&lt;/p&gt;&#10;&#10;&lt;p&gt;2.Kontrola zamówień publicznych&lt;/p&gt;&#10;&#10;&lt;p&gt;3.Nieprawidłowości w procedurze zamówień publicznych&lt;/p&gt;&#10;&#10;&lt;p&gt;4.Odpowiedzialność za naruszenie dyscypliny finansów publicznych&lt;/p&gt;&#10;&#10;&lt;p&gt;5.Planowanie w systemie zamówień publicznych&lt;/p&gt;&#10;&#10;&lt;p&gt;6.Podatek od towarów i usług&lt;/p&gt;&#10;&#10;&lt;p&gt;7.Podstawy prawa cywilnego&lt;/p&gt;&#10;&#10;&lt;p&gt;8.Prawo administracyjne&lt;/p&gt;&#10;&#10;&lt;p&gt;9.Procedury odwoławcze&lt;/p&gt;&#10;&#10;&lt;p&gt;10.Procedury zamówień publicznych&lt;/p&gt;&#10;&#10;&lt;p&gt;11.Szacowanie&lt;/p&gt;&#10;&#10;&lt;p&gt;12.Szczególne rodzaje zamówień publicznych&lt;/p&gt;&#10;&#10;&lt;p&gt;13.Umowy w zamówieniach publicznych&lt;/p&gt;&#10;&#10;&lt;p&gt;14.Wstęp do prawa finansów publicznych&lt;/p&gt;&#10;&#10;&lt;p&gt;15.Wstęp do prawa gospodarczego&lt;/p&gt;&#10;&#10;&lt;p&gt;16.Zamówienia publiczne&lt;/p&gt;&#10;&#10;&lt;p&gt;17.Zmiany w systemie zamówień publicznych&lt;/p&gt;">
            <text:p>&lt;p&gt;Program dla pełnego kursu zaawansowanego (w szkoleniu wstępnym 16-godzinnym omawiane będą wybrane zagadnienia zgodnie z potrzebami uczestników):&lt;/p&gt;

&lt;p&gt;1.Dokumentowanie zamówień publicznych&lt;/p&gt;

&lt;p&gt;2.Kontrola zamówień publicznych&lt;/p&gt;

&lt;p&gt;3.Nieprawidłowości w procedurze zamówień publicznych&lt;/p&gt;

&lt;p&gt;4.Odpowiedzialność za naruszenie dyscypliny finansów publicznych&lt;/p&gt;

&lt;p&gt;5.Planowanie w systemie zamówień publicznych&lt;/p&gt;

&lt;p&gt;6.Podatek od towarów i usług&lt;/p&gt;

&lt;p&gt;7.Podstawy prawa cywilnego&lt;/p&gt;

&lt;p&gt;8.Prawo administracyjne&lt;/p&gt;

&lt;p&gt;9.Procedury odwoławcze&lt;/p&gt;

&lt;p&gt;10.Procedury zamówień publicznych&lt;/p&gt;

&lt;p&gt;11.Szacowanie&lt;/p&gt;

&lt;p&gt;12.Szczególne rodzaje zamówień publicznych&lt;/p&gt;

&lt;p&gt;13.Umowy w zamówieniach publicznych&lt;/p&gt;

&lt;p&gt;14.Wstęp do prawa finansów publicznych&lt;/p&gt;

&lt;p&gt;15.Wstęp do prawa gospodarczego&lt;/p&gt;

&lt;p&gt;16.Zamówienia publiczne&lt;/p&gt;

&lt;p&gt;17.Zmiany w systemie zamówień publicznych&lt;/p&gt;</text:p>
          </table:table-cell>
          <table:table-cell office:value-type="string" office:string-value="&lt;p&gt;Zamawiający oraz wykonawcy zamówień publicznych, pracownicy i kierownicy działów odpowiedzialnych za realizację i przygotowanie zamówień publicznych, osoby nadzorujące zamówienia publiczne w przedsiębiorstwach oraz administracji publicznej&lt;/p&gt;">
            <text:p>&lt;p&gt;Zamawiający oraz wykonawcy zamówień publicznych, pracownicy i kierownicy działów odpowiedzialnych za realizację i przygotowanie zamówień publicznych, osoby nadzorujące zamówienia publiczne w przedsiębiorstwach oraz administracji publicznej&lt;/p&gt;</text:p>
          </table:table-cell>
          <table:table-cell office:value-type="string" office:string-value="">
            <text:p/>
          </table:table-cell>
          <table:table-cell office:value-type="string" office:string-value="">
            <text:p/>
          </table:table-cell>
          <table:table-cell office:value-type="string" office:string-value="&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10;&#10;&lt;p&gt;Informacje o pozostałych szkoleniach w C.E.T.CENTAUREA - http://www.edukacja.centaurea.com.pl/oferta-edukacyjna/wykaz-szkolen&lt;/p&gt;">
            <text:p>&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

&lt;p&gt;Informacje o pozostałych szkoleniach w C.E.T.CENTAUREA - http://www.edukacja.centaurea.com.pl/oferta-edukacyjna/wykaz-szkolen&lt;/p&gt;</text:p>
          </table:table-cell>
          <table:table-cell office:value-type="string" office:string-value="">
            <text:p/>
          </table:table-cell>
          <table:table-cell office:value-type="string" office:string-value="">
            <text:p/>
          </table:table-cell>
          <table:table-cell office:value-type="float" office:value="39000.0">
            <text:p>39000.0</text:p>
          </table:table-cell>
          <table:table-cell office:value-type="float" office:value="39000.0">
            <text:p>39000.0</text:p>
          </table:table-cell>
          <table:table-cell office:value-type="float" office:value="2438">
            <text:p>2438</text:p>
          </table:table-cell>
          <table:table-cell office:value-type="float" office:value="2438">
            <text:p>2438</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2.0">
            <text:p>12.0</text:p>
          </table:table-cell>
          <table:table-cell office:value-type="string" office:string-value="{&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text:p>{"idKraju": null, "idUlicy": null, "telefon": null, "nazwaKraju": null, "nazwaUlicy": "Julianowska", "kodPocztowy": "91-473", "numerLokalu": null, "numerBudynku": "7a", "idWojewodztwa": 5, "idMiejscowosci": null, "nazwaWojewodztwa": "łódzkie", "nazwaMiejscowosci": "Łódź", "dlugoscGeograficzna": null, "szerokoscGeograficzna": null}</text:p>
          </table:table-cell>
          <table:table-cell office:value-type="string" office:string-value="{&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text:p>{"id": 7077, "logo": {"url": "https://uslugirozwojowe.parp.gov.pl/api/file/preview?token=%242a%2406%24WLXC5ct9IDLoilKsFuSQW.", "nazwa": "logotyp odświeżony.png", "rozszerzenie": null}, "nazwa": "Centrum Edukacyjno-Turystyczne \"CENTAUREA\" Wojciech Frycz"}</text:p>
          </table:table-cell>
          <table:table-cell office:value-type="string" office:string-value="{&quot;email&quot;: &quot;wf@centaurea.com.pl&quot;, &quot;telefon&quot;: &quot;+48 667 087 715&quot;, &quot;zdjecie&quot;: null, &quot;imieNazwisko&quot;: &quot;Wojciech Frycz&quot;}">
            <text:p>{"email": "wf@centaurea.com.pl", "telefon": "+48 667 087 715", "zdjecie": null, "imieNazwisko": "Wojciech Fry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1143]">
            <text:p>[1143]</text:p>
          </table:table-cell>
          <table:table-cell office:value-type="string" office:string-value="[]">
            <text:p>[]</text:p>
          </table:table-cell>
          <table:table-cell office:value-type="string" office:string-value="[]">
            <text:p>[]</text:p>
          </table:table-cell>
          <table:table-cell office:value-type="string" office:string-value="{&quot;id&quot;: 22658, &quot;adres&quot;: {&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quot;numer&quot;: &quot;2016/11/02/7077/22658&quot;, &quot;ocena&quot;: {&quot;liczbaOcen&quot;: 0, &quot;sredniaZOcen&quot;: 0.0}, &quot;tytul&quot;: &quot;Zamówienia Publiczne&quot;, &quot;status&quot;: &quot;ZREALIZOWANA&quot;, &quot;efektUslugi&quot;: null, &quot;celBiznesowy&quot;: null, &quot;liczbaGodzin&quot;: 16, &quot;celEdukacyjny&quot;: &quot;Szkolenie ma na celu m.in.:\n1.przygotować Słuchaczy do tworzenia projektu związanego z udzieleniem lub przystąpieniem do zamówienia publicznego\n2.zapoznać Słuchaczy z regulacjami prawnymi oraz zasadami udzielania zamówień publicznych\n3.zapoznać Słuchaczy ze zmianami w systemie zamówień publicznych&quot;, &quot;dostawcaUslug&quot;: {&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quot;grupaDocelowa&quot;: &quot;&lt;p&gt;Zamawiający oraz wykonawcy zamówień publicznych, pracownicy i kierownicy działów odpowiedzialnych za realizację i przygotowanie zamówień publicznych, osoby nadzorujące zamówienia publiczne w przedsiębiorstwach oraz administracji publicznej&lt;/p&gt;&quot;, &quot;kodyDostepowe&quot;: null, &quot;programUslugi&quot;: &quot;&lt;p&gt;Program dla pełnego kursu zaawansowanego (w szkoleniu wstępnym 16-godzinnym omawiane będą wybrane zagadnienia zgodnie z potrzebami uczestników):&lt;/p&gt;\n\n&lt;p&gt;1.Dokumentowanie zamówień publicznych&lt;/p&gt;\n\n&lt;p&gt;2.Kontrola zamówień publicznych&lt;/p&gt;\n\n&lt;p&gt;3.Nieprawidłowości w procedurze zamówień publicznych&lt;/p&gt;\n\n&lt;p&gt;4.Odpowiedzialność za naruszenie dyscypliny finansów publicznych&lt;/p&gt;\n\n&lt;p&gt;5.Planowanie w systemie zamówień publicznych&lt;/p&gt;\n\n&lt;p&gt;6.Podatek od towarów i usług&lt;/p&gt;\n\n&lt;p&gt;7.Podstawy prawa cywilnego&lt;/p&gt;\n\n&lt;p&gt;8.Prawo administracyjne&lt;/p&gt;\n\n&lt;p&gt;9.Procedury odwoławcze&lt;/p&gt;\n\n&lt;p&gt;10.Procedury zamówień publicznych&lt;/p&gt;\n\n&lt;p&gt;11.Szacowanie&lt;/p&gt;\n\n&lt;p&gt;12.Szczególne rodzaje zamówień publicznych&lt;/p&gt;\n\n&lt;p&gt;13.Umowy w zamówieniach publicznych&lt;/p&gt;\n\n&lt;p&gt;14.Wstęp do prawa finansów publicznych&lt;/p&gt;\n\n&lt;p&gt;15.Wstęp do prawa gospodarczego&lt;/p&gt;\n\n&lt;p&gt;16.Zamówienia publiczne&lt;/p&gt;\n\n&lt;p&gt;17.Zmiany w systemie zamówień publicznych&lt;/p&gt;&quot;, &quot;listaProjektow&quot;: [], &quot;idRodzajuUslugi&quot;: 144, &quot;kwalifikacjeKuz&quot;: [], &quot;osobaKontaktowa&quot;: {&quot;email&quot;: &quot;wf@centaurea.com.pl&quot;, &quot;telefon&quot;: &quot;+48 667 087 715&quot;, &quot;zdjecie&quot;: null, &quot;imieNazwisko&quot;: &quot;Wojciech Frycz&quot;}, &quot;zakresUprawnien&quot;: null, &quot;efektyUczeniaSie&quot;: &quot;&lt;p&gt;Uzyskanie wiedzy i praktycznych umiejętności efektywnego prowadzenia działań w obszarze zamówień publicznych.&lt;/p&gt;&quot;, &quot;inneKwalifikacje&quot;: [], &quot;cenaNettoZaUsluge&quot;: null, &quot;idKategoriiUslugi&quot;: 412, &quot;idKwalifikacjiKkz&quot;: null, &quot;idKwalifikacjiZrk&quot;: null, &quot;warunkiTechniczne&quot;: null, &quot;cenaBruttoZaUsluge&quot;: null, &quot;cenaNettoZaGodzine&quot;: 2438, &quot;idFormySwiadczenia&quot;: 1, &quot;idPodrodzajuUslugi&quot;: 145, &quot;warunkiLogistyczne&quot;: [], &quot;cenaBruttoZaGodzine&quot;: 2438, &quot;formyDofinansowania&quot;: [1143], &quot;informacjeDodatkowe&quot;: &quot;&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quot;, &quot;kosztWalidacjiNetto&quot;: null, &quot;warunkiUczestnictwa&quot;: null, &quot;idPodkategoriiUslugi&quot;: 421, &quot;kosztWalidacjiBrutto&quot;: null, &quot;cenaNettoZaUczestnika&quot;: 39000, &quot;dataRozpoczeciaUslugi&quot;: &quot;2018-01-18T00:00:00+01:00&quot;, &quot;dataZakonczeniaUslugi&quot;: &quot;2018-06-30T00:00:00+02:00&quot;, &quot;cenaBruttoZaUczestnika&quot;: 39000, &quot;czyUslugaDofinansowana&quot;: true, &quot;materialyDlaUczestnikow&quot;: null, &quot;kosztCertyfikowaniaNetto&quot;: null, &quot;czyCenaDotyczyCalejUslugi&quot;: false, &quot;dataZakonczeniaRekrutacji&quot;: &quot;2018-04-30T00:00:00+02:00&quot;, &quot;kosztCertyfikowaniaBrutto&quot;: null, &quot;minimalnaLiczbaUczestnikow&quot;: 1, &quot;szczegolyMiejscaRealizacji&quot;: null, &quot;maksymalnaLiczbaUczestnikow&quot;: 12, &quot;idPodstawyPrawnejDlaPodmiotu&quot;: null, &quot;metodaOsiagnieciaEfektUslugi&quot;: null, &quot;nazwaPodmiotuCertyfikujacego&quot;: null, &quot;czyProwadziDoNabyciaKompetencji&quot;: true, &quot;zrkNazwaPodmiotuCertyfikujacego&quot;: null, &quot;podstawaUzyskaniaWpisuCertyfikat&quot;: &quot;Certyfikat VCC Akademia Edukacyjna&quot;,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58, "adres": {"idKraju": null, "idUlicy": null, "telefon": null, "nazwaKraju": null, "nazwaUlicy": "Julianowska", "kodPocztowy": "91-473", "numerLokalu": null, "numerBudynku": "7a", "idWojewodztwa": 5, "idMiejscowosci": null, "nazwaWojewodztwa": "łódzkie", "nazwaMiejscowosci": "Łódź", "dlugoscGeograficzna": null, "szerokoscGeograficzna": null}, "numer": "2016/11/02/7077/22658", "ocena": {"liczbaOcen": 0, "sredniaZOcen": 0.0}, "tytul": "Zamówienia Publiczne", "status": "ZREALIZOWANA", "efektUslugi": null, "celBiznesowy": null, "liczbaGodzin": 16, "celEdukacyjny": "Szkolenie ma na celu m.in.:\n1.przygotować Słuchaczy do tworzenia projektu związanego z udzieleniem lub przystąpieniem do zamówienia publicznego\n2.zapoznać Słuchaczy z regulacjami prawnymi oraz zasadami udzielania zamówień publicznych\n3.zapoznać Słuchaczy ze zmianami w systemie zamówień publicznych", "dostawcaUslug": {"id": 7077, "logo": {"url": "https://uslugirozwojowe.parp.gov.pl/api/file/preview?token=%242a%2406%24WLXC5ct9IDLoilKsFuSQW.", "nazwa": "logotyp odświeżony.png", "rozszerzenie": null}, "nazwa": "Centrum Edukacyjno-Turystyczne \"CENTAUREA\" Wojciech Frycz"}, "grupaDocelowa": "&lt;p&gt;Zamawiający oraz wykonawcy zamówień publicznych, pracownicy i kierownicy działów odpowiedzialnych za realizację i przygotowanie zamówień publicznych, osoby nadzorujące zamówienia publiczne w przedsiębiorstwach oraz administracji publicznej&lt;/p&gt;", "kodyDostepowe": null, "programUslugi": "&lt;p&gt;Program dla pełnego kursu zaawansowanego (w szkoleniu wstępnym 16-godzinnym omawiane będą wybrane zagadnienia zgodnie z potrzebami uczestników):&lt;/p&gt;\n\n&lt;p&gt;1.Dokumentowanie zamówień publicznych&lt;/p&gt;\n\n&lt;p&gt;2.Kontrola zamówień publicznych&lt;/p&gt;\n\n&lt;p&gt;3.Nieprawidłowości w procedurze zamówień publicznych&lt;/p&gt;\n\n&lt;p&gt;4.Odpowiedzialność za naruszenie dyscypliny finansów publicznych&lt;/p&gt;\n\n&lt;p&gt;5.Planowanie w systemie zamówień publicznych&lt;/p&gt;\n\n&lt;p&gt;6.Podatek od towarów i usług&lt;/p&gt;\n\n&lt;p&gt;7.Podstawy prawa cywilnego&lt;/p&gt;\n\n&lt;p&gt;8.Prawo administracyjne&lt;/p&gt;\n\n&lt;p&gt;9.Procedury odwoławcze&lt;/p&gt;\n\n&lt;p&gt;10.Procedury zamówień publicznych&lt;/p&gt;\n\n&lt;p&gt;11.Szacowanie&lt;/p&gt;\n\n&lt;p&gt;12.Szczególne rodzaje zamówień publicznych&lt;/p&gt;\n\n&lt;p&gt;13.Umowy w zamówieniach publicznych&lt;/p&gt;\n\n&lt;p&gt;14.Wstęp do prawa finansów publicznych&lt;/p&gt;\n\n&lt;p&gt;15.Wstęp do prawa gospodarczego&lt;/p&gt;\n\n&lt;p&gt;16.Zamówienia publiczne&lt;/p&gt;\n\n&lt;p&gt;17.Zmiany w systemie zamówień publicznych&lt;/p&gt;", "listaProjektow": [], "idRodzajuUslugi": 144, "kwalifikacjeKuz": [], "osobaKontaktowa": {"email": "wf@centaurea.com.pl", "telefon": "+48 667 087 715", "zdjecie": null, "imieNazwisko": "Wojciech Frycz"}, "zakresUprawnien": null, "efektyUczeniaSie": "&lt;p&gt;Uzyskanie wiedzy i praktycznych umiejętności efektywnego prowadzenia działań w obszarze zamówień publicznych.&lt;/p&gt;", "inneKwalifikacje": [], "cenaNettoZaUsluge": null, "idKategoriiUslugi": 412, "idKwalifikacjiKkz": null, "idKwalifikacjiZrk": null, "warunkiTechniczne": null, "cenaBruttoZaUsluge": null, "cenaNettoZaGodzine": 2438, "idFormySwiadczenia": 1, "idPodrodzajuUslugi": 145, "warunkiLogistyczne": [], "cenaBruttoZaGodzine": 2438, "formyDofinansowania": [1143], "informacjeDodatkowe": "&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 "kosztWalidacjiNetto": null, "warunkiUczestnictwa": null, "idPodkategoriiUslugi": 421, "kosztWalidacjiBrutto": null, "cenaNettoZaUczestnika": 39000, "dataRozpoczeciaUslugi": "2018-01-18T00:00:00+01:00", "dataZakonczeniaUslugi": "2018-06-30T00:00:00+02:00", "cenaBruttoZaUczestnika": 39000, "czyUslugaDofinansowana": true, "materialyDlaUczestnikow": null, "kosztCertyfikowaniaNetto": null, "czyCenaDotyczyCalejUslugi": false, "dataZakonczeniaRekrutacji": "2018-04-30T00:00:00+02:00", "kosztCertyfikowaniaBrutto": null, "minimalnaLiczbaUczestnikow": 1, "szczegolyMiejscaRealizacji": null, "maksymalnaLiczbaUczestnikow": 12, "idPodstawyPrawnejDlaPodmiotu": null, "metodaOsiagnieciaEfektUslugi": null, "nazwaPodmiotuCertyfikujacego": null, "czyProwadziDoNabyciaKompetencji": true, "zrkNazwaPodmiotuCertyfikujacego": null, "podstawaUzyskaniaWpisuCertyfikat": "Certyfikat VCC Akademia Edukacyjna",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901942">
            <text:p>2025-12-16 15:54:17.901942</text:p>
          </table:table-cell>
          <table:table-cell office:value-type="string" office:string-value="2025-12-16 15:54:17.901942">
            <text:p>2025-12-16 15:54:17.901942</text:p>
          </table:table-cell>
        </table:table-row>
        <table:table-row>
          <table:table-cell office:value-type="float" office:value="22657">
            <text:p>22657</text:p>
          </table:table-cell>
          <table:table-cell office:value-type="string" office:string-value="2016/11/02/7077/22657">
            <text:p>2016/11/02/7077/22657</text:p>
          </table:table-cell>
          <table:table-cell office:value-type="string" office:string-value="Planowanie finansowe w jednostce budżetowej">
            <text:p>Planowanie finansowe w jednostce budżetowej</text:p>
          </table:table-cell>
          <table:table-cell office:value-type="string" office:string-value="ZREALIZOWANA">
            <text:p>ZREALIZOWANA</text:p>
          </table:table-cell>
          <table:table-cell office:value-type="string" office:string-value="2018-01-08 00:00:00">
            <text:p>2018-01-08 00:00:00</text:p>
          </table:table-cell>
          <table:table-cell office:value-type="string" office:string-value="2018-06-30 00:00:00">
            <text:p>2018-06-30 00:00:00</text:p>
          </table:table-cell>
          <table:table-cell office:value-type="string" office:string-value="2018-04-30 00:00:00">
            <text:p>2018-04-30 00:00:00</text:p>
          </table:table-cell>
          <table:table-cell office:value-type="float" office:value="469">
            <text:p>469</text:p>
          </table:table-cell>
          <table:table-cell office:value-type="float" office:value="541">
            <text:p>541</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ma na celu zapoznanie Słuchaczy z nowoczesnymi technikami planowania finansowego w jednostkach budżetowych.">
            <text:p>Szkolenie ma na celu zapoznanie Słuchaczy z nowoczesnymi technikami planowania finansowego w jednostkach budżetowych.</text:p>
          </table:table-cell>
          <table:table-cell office:value-type="string" office:string-value="">
            <text:p/>
          </table:table-cell>
          <table:table-cell office:value-type="string" office:string-value="&lt;p&gt;Uzyskanie wiedzy i praktycznych umiejętności efektywnego planowania i analiz finansowych w jednostkach budżetowych.&lt;/p&gt;">
            <text:p>&lt;p&gt;Uzyskanie wiedzy i praktycznych umiejętności efektywnego planowania i analiz finansowych w jednostkach budżetowych.&lt;/p&gt;</text:p>
          </table:table-cell>
          <table:table-cell office:value-type="string" office:string-value="&lt;p&gt;Program dla pełnego kursu zaawansowanego (w szkoleniu wstępnym 16-godzinnym omawiane będą wybrane zagadnienia zgodnie z potrzebami uczestników):&lt;/p&gt;&#10;&#10;&lt;p&gt;1.Budowa planu finansowego&lt;/p&gt;&#10;&#10;&lt;p&gt;2.Controlling gospodarki finansowej w jednostce budżetowej&lt;/p&gt;&#10;&#10;&lt;p&gt;3.Długoterminowe źródła finansowania&lt;/p&gt;&#10;&#10;&lt;p&gt;4.Dokumentacja planowania finansowego&lt;/p&gt;&#10;&#10;&lt;p&gt;5.Finansowanie krótkoterminowe&lt;/p&gt;&#10;&#10;&lt;p&gt;6.Gospodarka finansowa jednostek budżetowych&lt;/p&gt;&#10;&#10;&lt;p&gt;7.Nadzór nad realizacją planu finansowego jednostki budżetowej&lt;/p&gt;&#10;&#10;&lt;p&gt;8.Odpowiedzialność w zakresie dyscypliny finansów publicznych&lt;/p&gt;&#10;&#10;&lt;p&gt;9.Planowanie finansowe w jednostce budżetowej&lt;/p&gt;&#10;&#10;&lt;p&gt;10.Sprawozdania finansowe w jednostce budżetowej&lt;/p&gt;&#10;&#10;&lt;p&gt;11.Wieloletnie planowanie finansowe w jednostce budżetowej&lt;/p&gt;&#10;&#10;&lt;p&gt;12.Wstęp do analizy finansowej&lt;/p&gt;">
            <text:p>&lt;p&gt;Program dla pełnego kursu zaawansowanego (w szkoleniu wstępnym 16-godzinnym omawiane będą wybrane zagadnienia zgodnie z potrzebami uczestników):&lt;/p&gt;

&lt;p&gt;1.Budowa planu finansowego&lt;/p&gt;

&lt;p&gt;2.Controlling gospodarki finansowej w jednostce budżetowej&lt;/p&gt;

&lt;p&gt;3.Długoterminowe źródła finansowania&lt;/p&gt;

&lt;p&gt;4.Dokumentacja planowania finansowego&lt;/p&gt;

&lt;p&gt;5.Finansowanie krótkoterminowe&lt;/p&gt;

&lt;p&gt;6.Gospodarka finansowa jednostek budżetowych&lt;/p&gt;

&lt;p&gt;7.Nadzór nad realizacją planu finansowego jednostki budżetowej&lt;/p&gt;

&lt;p&gt;8.Odpowiedzialność w zakresie dyscypliny finansów publicznych&lt;/p&gt;

&lt;p&gt;9.Planowanie finansowe w jednostce budżetowej&lt;/p&gt;

&lt;p&gt;10.Sprawozdania finansowe w jednostce budżetowej&lt;/p&gt;

&lt;p&gt;11.Wieloletnie planowanie finansowe w jednostce budżetowej&lt;/p&gt;

&lt;p&gt;12.Wstęp do analizy finansowej&lt;/p&gt;</text:p>
          </table:table-cell>
          <table:table-cell office:value-type="string" office:string-value="&lt;p&gt;Dyrektorzy, menedżerowie, kierownicy zespołów, team leaderzy, specjaliści zainteresowani nabyciem lub uzupełnieniem i poszerzeniem wiedzy w zakresie planowania finansowego w jednostkach budżetowych.&lt;/p&gt;">
            <text:p>&lt;p&gt;Dyrektorzy, menedżerowie, kierownicy zespołów, team leaderzy, specjaliści zainteresowani nabyciem lub uzupełnieniem i poszerzeniem wiedzy w zakresie planowania finansowego w jednostkach budżetowych.&lt;/p&gt;</text:p>
          </table:table-cell>
          <table:table-cell office:value-type="string" office:string-value="">
            <text:p/>
          </table:table-cell>
          <table:table-cell office:value-type="string" office:string-value="">
            <text:p/>
          </table:table-cell>
          <table:table-cell office:value-type="string" office:string-value="&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10;&#10;&lt;p&gt;Informacje o pozostałych szkoleniach w C.E.T.CENTAUREA - http://www.edukacja.centaurea.com.pl/oferta-edukacyjna/wykaz-szkolen&lt;/p&gt;">
            <text:p>&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

&lt;p&gt;Informacje o pozostałych szkoleniach w C.E.T.CENTAUREA - http://www.edukacja.centaurea.com.pl/oferta-edukacyjna/wykaz-szkolen&lt;/p&gt;</text:p>
          </table:table-cell>
          <table:table-cell office:value-type="string" office:string-value="">
            <text:p/>
          </table:table-cell>
          <table:table-cell office:value-type="string" office:string-value="">
            <text:p/>
          </table:table-cell>
          <table:table-cell office:value-type="float" office:value="35000.0">
            <text:p>35000.0</text:p>
          </table:table-cell>
          <table:table-cell office:value-type="float" office:value="35000.0">
            <text:p>35000.0</text:p>
          </table:table-cell>
          <table:table-cell office:value-type="float" office:value="2188">
            <text:p>2188</text:p>
          </table:table-cell>
          <table:table-cell office:value-type="float" office:value="2188">
            <text:p>2188</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2.0">
            <text:p>12.0</text:p>
          </table:table-cell>
          <table:table-cell office:value-type="string" office:string-value="{&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text:p>{"idKraju": null, "idUlicy": null, "telefon": null, "nazwaKraju": null, "nazwaUlicy": "Julianowska", "kodPocztowy": "91-473", "numerLokalu": null, "numerBudynku": "7a", "idWojewodztwa": 5, "idMiejscowosci": null, "nazwaWojewodztwa": "łódzkie", "nazwaMiejscowosci": "Łódź", "dlugoscGeograficzna": null, "szerokoscGeograficzna": null}</text:p>
          </table:table-cell>
          <table:table-cell office:value-type="string" office:string-value="{&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text:p>{"id": 7077, "logo": {"url": "https://uslugirozwojowe.parp.gov.pl/api/file/preview?token=%242a%2406%24WLXC5ct9IDLoilKsFuSQW.", "nazwa": "logotyp odświeżony.png", "rozszerzenie": null}, "nazwa": "Centrum Edukacyjno-Turystyczne \"CENTAUREA\" Wojciech Frycz"}</text:p>
          </table:table-cell>
          <table:table-cell office:value-type="string" office:string-value="{&quot;email&quot;: &quot;wf@centaurea.com.pl&quot;, &quot;telefon&quot;: &quot;+48 667 087 715&quot;, &quot;zdjecie&quot;: null, &quot;imieNazwisko&quot;: &quot;Wojciech Frycz&quot;}">
            <text:p>{"email": "wf@centaurea.com.pl", "telefon": "+48 667 087 715", "zdjecie": null, "imieNazwisko": "Wojciech Fry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1143]">
            <text:p>[1143]</text:p>
          </table:table-cell>
          <table:table-cell office:value-type="string" office:string-value="[]">
            <text:p>[]</text:p>
          </table:table-cell>
          <table:table-cell office:value-type="string" office:string-value="[]">
            <text:p>[]</text:p>
          </table:table-cell>
          <table:table-cell office:value-type="string" office:string-value="{&quot;id&quot;: 22657, &quot;adres&quot;: {&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quot;numer&quot;: &quot;2016/11/02/7077/22657&quot;, &quot;ocena&quot;: {&quot;liczbaOcen&quot;: 0, &quot;sredniaZOcen&quot;: 0.0}, &quot;tytul&quot;: &quot;Planowanie finansowe w jednostce budżetowej&quot;, &quot;status&quot;: &quot;ZREALIZOWANA&quot;, &quot;efektUslugi&quot;: null, &quot;celBiznesowy&quot;: null, &quot;liczbaGodzin&quot;: 16, &quot;celEdukacyjny&quot;: &quot;Szkolenie ma na celu zapoznanie Słuchaczy z nowoczesnymi technikami planowania finansowego w jednostkach budżetowych.&quot;, &quot;dostawcaUslug&quot;: {&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quot;grupaDocelowa&quot;: &quot;&lt;p&gt;Dyrektorzy, menedżerowie, kierownicy zespołów, team leaderzy, specjaliści zainteresowani nabyciem lub uzupełnieniem i poszerzeniem wiedzy w zakresie planowania finansowego w jednostkach budżetowych.&lt;/p&gt;&quot;, &quot;kodyDostepowe&quot;: null, &quot;programUslugi&quot;: &quot;&lt;p&gt;Program dla pełnego kursu zaawansowanego (w szkoleniu wstępnym 16-godzinnym omawiane będą wybrane zagadnienia zgodnie z potrzebami uczestników):&lt;/p&gt;\n\n&lt;p&gt;1.Budowa planu finansowego&lt;/p&gt;\n\n&lt;p&gt;2.Controlling gospodarki finansowej w jednostce budżetowej&lt;/p&gt;\n\n&lt;p&gt;3.Długoterminowe źródła finansowania&lt;/p&gt;\n\n&lt;p&gt;4.Dokumentacja planowania finansowego&lt;/p&gt;\n\n&lt;p&gt;5.Finansowanie krótkoterminowe&lt;/p&gt;\n\n&lt;p&gt;6.Gospodarka finansowa jednostek budżetowych&lt;/p&gt;\n\n&lt;p&gt;7.Nadzór nad realizacją planu finansowego jednostki budżetowej&lt;/p&gt;\n\n&lt;p&gt;8.Odpowiedzialność w zakresie dyscypliny finansów publicznych&lt;/p&gt;\n\n&lt;p&gt;9.Planowanie finansowe w jednostce budżetowej&lt;/p&gt;\n\n&lt;p&gt;10.Sprawozdania finansowe w jednostce budżetowej&lt;/p&gt;\n\n&lt;p&gt;11.Wieloletnie planowanie finansowe w jednostce budżetowej&lt;/p&gt;\n\n&lt;p&gt;12.Wstęp do analizy finansowej&lt;/p&gt;&quot;, &quot;listaProjektow&quot;: [], &quot;idRodzajuUslugi&quot;: 144, &quot;kwalifikacjeKuz&quot;: [], &quot;osobaKontaktowa&quot;: {&quot;email&quot;: &quot;wf@centaurea.com.pl&quot;, &quot;telefon&quot;: &quot;+48 667 087 715&quot;, &quot;zdjecie&quot;: null, &quot;imieNazwisko&quot;: &quot;Wojciech Frycz&quot;}, &quot;zakresUprawnien&quot;: null, &quot;efektyUczeniaSie&quot;: &quot;&lt;p&gt;Uzyskanie wiedzy i praktycznych umiejętności efektywnego planowania i analiz finansowych w jednostkach budżetowych.&lt;/p&gt;&quot;, &quot;inneKwalifikacje&quot;: [], &quot;cenaNettoZaUsluge&quot;: null, &quot;idKategoriiUslugi&quot;: 469, &quot;idKwalifikacjiKkz&quot;: null, &quot;idKwalifikacjiZrk&quot;: null, &quot;warunkiTechniczne&quot;: null, &quot;cenaBruttoZaUsluge&quot;: null, &quot;cenaNettoZaGodzine&quot;: 2188, &quot;idFormySwiadczenia&quot;: 1, &quot;idPodrodzajuUslugi&quot;: 145, &quot;warunkiLogistyczne&quot;: [], &quot;cenaBruttoZaGodzine&quot;: 2188, &quot;formyDofinansowania&quot;: [1143], &quot;informacjeDodatkowe&quot;: &quot;&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quot;, &quot;kosztWalidacjiNetto&quot;: null, &quot;warunkiUczestnictwa&quot;: null, &quot;idPodkategoriiUslugi&quot;: 541, &quot;kosztWalidacjiBrutto&quot;: null, &quot;cenaNettoZaUczestnika&quot;: 35000, &quot;dataRozpoczeciaUslugi&quot;: &quot;2018-01-08T00:00:00+01:00&quot;, &quot;dataZakonczeniaUslugi&quot;: &quot;2018-06-30T00:00:00+02:00&quot;, &quot;cenaBruttoZaUczestnika&quot;: 35000, &quot;czyUslugaDofinansowana&quot;: true, &quot;materialyDlaUczestnikow&quot;: null, &quot;kosztCertyfikowaniaNetto&quot;: null, &quot;czyCenaDotyczyCalejUslugi&quot;: false, &quot;dataZakonczeniaRekrutacji&quot;: &quot;2018-04-30T00:00:00+02:00&quot;, &quot;kosztCertyfikowaniaBrutto&quot;: null, &quot;minimalnaLiczbaUczestnikow&quot;: 1, &quot;szczegolyMiejscaRealizacji&quot;: null, &quot;maksymalnaLiczbaUczestnikow&quot;: 12, &quot;idPodstawyPrawnejDlaPodmiotu&quot;: null, &quot;metodaOsiagnieciaEfektUslugi&quot;: null, &quot;nazwaPodmiotuCertyfikujacego&quot;: null, &quot;czyProwadziDoNabyciaKompetencji&quot;: true, &quot;zrkNazwaPodmiotuCertyfikujacego&quot;: null, &quot;podstawaUzyskaniaWpisuCertyfikat&quot;: &quot;Certyfikat VCC Akademia Edukacyjna&quot;,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57, "adres": {"idKraju": null, "idUlicy": null, "telefon": null, "nazwaKraju": null, "nazwaUlicy": "Julianowska", "kodPocztowy": "91-473", "numerLokalu": null, "numerBudynku": "7a", "idWojewodztwa": 5, "idMiejscowosci": null, "nazwaWojewodztwa": "łódzkie", "nazwaMiejscowosci": "Łódź", "dlugoscGeograficzna": null, "szerokoscGeograficzna": null}, "numer": "2016/11/02/7077/22657", "ocena": {"liczbaOcen": 0, "sredniaZOcen": 0.0}, "tytul": "Planowanie finansowe w jednostce budżetowej", "status": "ZREALIZOWANA", "efektUslugi": null, "celBiznesowy": null, "liczbaGodzin": 16, "celEdukacyjny": "Szkolenie ma na celu zapoznanie Słuchaczy z nowoczesnymi technikami planowania finansowego w jednostkach budżetowych.", "dostawcaUslug": {"id": 7077, "logo": {"url": "https://uslugirozwojowe.parp.gov.pl/api/file/preview?token=%242a%2406%24WLXC5ct9IDLoilKsFuSQW.", "nazwa": "logotyp odświeżony.png", "rozszerzenie": null}, "nazwa": "Centrum Edukacyjno-Turystyczne \"CENTAUREA\" Wojciech Frycz"}, "grupaDocelowa": "&lt;p&gt;Dyrektorzy, menedżerowie, kierownicy zespołów, team leaderzy, specjaliści zainteresowani nabyciem lub uzupełnieniem i poszerzeniem wiedzy w zakresie planowania finansowego w jednostkach budżetowych.&lt;/p&gt;", "kodyDostepowe": null, "programUslugi": "&lt;p&gt;Program dla pełnego kursu zaawansowanego (w szkoleniu wstępnym 16-godzinnym omawiane będą wybrane zagadnienia zgodnie z potrzebami uczestników):&lt;/p&gt;\n\n&lt;p&gt;1.Budowa planu finansowego&lt;/p&gt;\n\n&lt;p&gt;2.Controlling gospodarki finansowej w jednostce budżetowej&lt;/p&gt;\n\n&lt;p&gt;3.Długoterminowe źródła finansowania&lt;/p&gt;\n\n&lt;p&gt;4.Dokumentacja planowania finansowego&lt;/p&gt;\n\n&lt;p&gt;5.Finansowanie krótkoterminowe&lt;/p&gt;\n\n&lt;p&gt;6.Gospodarka finansowa jednostek budżetowych&lt;/p&gt;\n\n&lt;p&gt;7.Nadzór nad realizacją planu finansowego jednostki budżetowej&lt;/p&gt;\n\n&lt;p&gt;8.Odpowiedzialność w zakresie dyscypliny finansów publicznych&lt;/p&gt;\n\n&lt;p&gt;9.Planowanie finansowe w jednostce budżetowej&lt;/p&gt;\n\n&lt;p&gt;10.Sprawozdania finansowe w jednostce budżetowej&lt;/p&gt;\n\n&lt;p&gt;11.Wieloletnie planowanie finansowe w jednostce budżetowej&lt;/p&gt;\n\n&lt;p&gt;12.Wstęp do analizy finansowej&lt;/p&gt;", "listaProjektow": [], "idRodzajuUslugi": 144, "kwalifikacjeKuz": [], "osobaKontaktowa": {"email": "wf@centaurea.com.pl", "telefon": "+48 667 087 715", "zdjecie": null, "imieNazwisko": "Wojciech Frycz"}, "zakresUprawnien": null, "efektyUczeniaSie": "&lt;p&gt;Uzyskanie wiedzy i praktycznych umiejętności efektywnego planowania i analiz finansowych w jednostkach budżetowych.&lt;/p&gt;", "inneKwalifikacje": [], "cenaNettoZaUsluge": null, "idKategoriiUslugi": 469, "idKwalifikacjiKkz": null, "idKwalifikacjiZrk": null, "warunkiTechniczne": null, "cenaBruttoZaUsluge": null, "cenaNettoZaGodzine": 2188, "idFormySwiadczenia": 1, "idPodrodzajuUslugi": 145, "warunkiLogistyczne": [], "cenaBruttoZaGodzine": 2188, "formyDofinansowania": [1143], "informacjeDodatkowe": "&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 "kosztWalidacjiNetto": null, "warunkiUczestnictwa": null, "idPodkategoriiUslugi": 541, "kosztWalidacjiBrutto": null, "cenaNettoZaUczestnika": 35000, "dataRozpoczeciaUslugi": "2018-01-08T00:00:00+01:00", "dataZakonczeniaUslugi": "2018-06-30T00:00:00+02:00", "cenaBruttoZaUczestnika": 35000, "czyUslugaDofinansowana": true, "materialyDlaUczestnikow": null, "kosztCertyfikowaniaNetto": null, "czyCenaDotyczyCalejUslugi": false, "dataZakonczeniaRekrutacji": "2018-04-30T00:00:00+02:00", "kosztCertyfikowaniaBrutto": null, "minimalnaLiczbaUczestnikow": 1, "szczegolyMiejscaRealizacji": null, "maksymalnaLiczbaUczestnikow": 12, "idPodstawyPrawnejDlaPodmiotu": null, "metodaOsiagnieciaEfektUslugi": null, "nazwaPodmiotuCertyfikujacego": null, "czyProwadziDoNabyciaKompetencji": true, "zrkNazwaPodmiotuCertyfikujacego": null, "podstawaUzyskaniaWpisuCertyfikat": "Certyfikat VCC Akademia Edukacyjna",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901105">
            <text:p>2025-12-16 15:54:17.901105</text:p>
          </table:table-cell>
          <table:table-cell office:value-type="string" office:string-value="2025-12-16 15:54:17.901105">
            <text:p>2025-12-16 15:54:17.901105</text:p>
          </table:table-cell>
        </table:table-row>
        <table:table-row>
          <table:table-cell office:value-type="float" office:value="22655">
            <text:p>22655</text:p>
          </table:table-cell>
          <table:table-cell office:value-type="string" office:string-value="2016/11/02/7077/22655">
            <text:p>2016/11/02/7077/22655</text:p>
          </table:table-cell>
          <table:table-cell office:value-type="string" office:string-value="Partnerstwo publiczno – prywatne (PPP)">
            <text:p>Partnerstwo publiczno – prywatne (PPP)</text:p>
          </table:table-cell>
          <table:table-cell office:value-type="string" office:string-value="ZREALIZOWANA">
            <text:p>ZREALIZOWANA</text:p>
          </table:table-cell>
          <table:table-cell office:value-type="string" office:string-value="2018-01-17 00:00:00">
            <text:p>2018-01-17 00:00:00</text:p>
          </table:table-cell>
          <table:table-cell office:value-type="string" office:string-value="2018-06-30 00:00:00">
            <text:p>2018-06-30 00:00:00</text:p>
          </table:table-cell>
          <table:table-cell office:value-type="string" office:string-value="2018-04-30 00:00:00">
            <text:p>2018-04-30 00:00:00</text:p>
          </table:table-cell>
          <table:table-cell office:value-type="float" office:value="559">
            <text:p>559</text:p>
          </table:table-cell>
          <table:table-cell office:value-type="float" office:value="564">
            <text:p>564</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ma na celu zapoznanie Słuchaczy z formami współpracy pomiędzy podmiotami prywatnymi a jednostkami administracji rządowej i samorządowej w sferze usług publicznych.">
            <text:p>Szkolenie ma na celu zapoznanie Słuchaczy z formami współpracy pomiędzy podmiotami prywatnymi a jednostkami administracji rządowej i samorządowej w sferze usług publicznych.</text:p>
          </table:table-cell>
          <table:table-cell office:value-type="string" office:string-value="">
            <text:p/>
          </table:table-cell>
          <table:table-cell office:value-type="string" office:string-value="&lt;p&gt;Uzyskanie wiedzy i praktycznych umiejętności efektywnego prowadzenia działań w obszarze parnterstwa publiczno-prywatnego.&lt;/p&gt;">
            <text:p>&lt;p&gt;Uzyskanie wiedzy i praktycznych umiejętności efektywnego prowadzenia działań w obszarze parnterstwa publiczno-prywatnego.&lt;/p&gt;</text:p>
          </table:table-cell>
          <table:table-cell office:value-type="string" office:string-value="&lt;p&gt;Program dla pełnego kursu zaawansowanego (w szkoleniu wstępnym 16-godzinnym omawiane będą wybrane zagadnienia zgodnie z potrzebami uczestników):&lt;/p&gt;&#10;&#10;&lt;p&gt;1.Audyt partnerstwa publiczno – prywatnego&lt;/p&gt;&#10;&#10;&lt;p&gt;2.Case study&lt;/p&gt;&#10;&#10;&lt;p&gt;3.Finansowe uwarunkowania partnerstwa publiczno – prywatnego&lt;/p&gt;&#10;&#10;&lt;p&gt;4.Korzyści i zagrożenia wynikające ze stosowania partnerstwa publiczno-prywatnego&lt;/p&gt;&#10;&#10;&lt;p&gt;5.Podstawowe i złożone formy partnerstwa publiczno – prywatnego&lt;/p&gt;&#10;&#10;&lt;p&gt;6.Proceduralne uwarunkowania partnerstwa publiczno – prywatnego&lt;/p&gt;&#10;&#10;&lt;p&gt;7.Przygotowanie przedsięwzięcia w ramach partnerstwa publiczno – prywatnego&lt;/p&gt;&#10;&#10;&lt;p&gt;8.Rozwój partnerstwa publiczno-prywatnego w Polsce oraz w wybranych państwach&lt;/p&gt;&#10;&#10;&lt;p&gt;9.Stanowisko Unii europejskiej wobec partnerstwa publiczno – prywatnego&lt;/p&gt;&#10;&#10;&lt;p&gt;10.Strony umowy o partnerstwie publiczno-prywatnym&lt;/p&gt;&#10;&#10;&lt;p&gt;11.Umowa o partnerstwie publiczno-prywatnym&lt;/p&gt;&#10;&#10;&lt;p&gt;12.Uwarunkowania ekonomiczne rozwoju projektów partnerstwa publiczno-prywatnego&lt;/p&gt;&#10;&#10;&lt;p&gt;13.Uwarunkowania polityczne i społeczne rozwoju partnerstwa publiczno-prywatnego&lt;/p&gt;&#10;&#10;&lt;p&gt;14.Uwarunkowania prawne rozwoju partnerstwa publiczno-prywatnego&lt;/p&gt;&#10;&#10;&lt;p&gt;15.Wstęp do partnerstwa publiczno – prywatnego&lt;/p&gt;&#10;&#10;&lt;p&gt;16.Wstęp do zarządzania projektami&lt;/p&gt;&#10;&#10;&lt;p&gt;17.Zarządzanie projektem w zakresie partnerstwa publiczno – prywatnego&lt;/p&gt;&#10;&#10;&lt;p&gt;18.Zasady doboru partnerów w partnerstwie publiczno – prywatnym&lt;/p&gt;&#10;&#10;&lt;p&gt;19.Zasady zawierania kontraktów w partnerstwie publiczno – prywatnym&lt;/p&gt;&#10;&#10;&lt;p&gt;20.Zinstytucjonalizowane partnerstwo publiczno-prywatne&lt;/p&gt;">
            <text:p>&lt;p&gt;Program dla pełnego kursu zaawansowanego (w szkoleniu wstępnym 16-godzinnym omawiane będą wybrane zagadnienia zgodnie z potrzebami uczestników):&lt;/p&gt;

&lt;p&gt;1.Audyt partnerstwa publiczno – prywatnego&lt;/p&gt;

&lt;p&gt;2.Case study&lt;/p&gt;

&lt;p&gt;3.Finansowe uwarunkowania partnerstwa publiczno – prywatnego&lt;/p&gt;

&lt;p&gt;4.Korzyści i zagrożenia wynikające ze stosowania partnerstwa publiczno-prywatnego&lt;/p&gt;

&lt;p&gt;5.Podstawowe i złożone formy partnerstwa publiczno – prywatnego&lt;/p&gt;

&lt;p&gt;6.Proceduralne uwarunkowania partnerstwa publiczno – prywatnego&lt;/p&gt;

&lt;p&gt;7.Przygotowanie przedsięwzięcia w ramach partnerstwa publiczno – prywatnego&lt;/p&gt;

&lt;p&gt;8.Rozwój partnerstwa publiczno-prywatnego w Polsce oraz w wybranych państwach&lt;/p&gt;

&lt;p&gt;9.Stanowisko Unii europejskiej wobec partnerstwa publiczno – prywatnego&lt;/p&gt;

&lt;p&gt;10.Strony umowy o partnerstwie publiczno-prywatnym&lt;/p&gt;

&lt;p&gt;11.Umowa o partnerstwie publiczno-prywatnym&lt;/p&gt;

&lt;p&gt;12.Uwarunkowania ekonomiczne rozwoju projektów partnerstwa publiczno-prywatnego&lt;/p&gt;

&lt;p&gt;13.Uwarunkowania polityczne i społeczne rozwoju partnerstwa publiczno-prywatnego&lt;/p&gt;

&lt;p&gt;14.Uwarunkowania prawne rozwoju partnerstwa publiczno-prywatnego&lt;/p&gt;

&lt;p&gt;15.Wstęp do partnerstwa publiczno – prywatnego&lt;/p&gt;

&lt;p&gt;16.Wstęp do zarządzania projektami&lt;/p&gt;

&lt;p&gt;17.Zarządzanie projektem w zakresie partnerstwa publiczno – prywatnego&lt;/p&gt;

&lt;p&gt;18.Zasady doboru partnerów w partnerstwie publiczno – prywatnym&lt;/p&gt;

&lt;p&gt;19.Zasady zawierania kontraktów w partnerstwie publiczno – prywatnym&lt;/p&gt;

&lt;p&gt;20.Zinstytucjonalizowane partnerstwo publiczno-prywatne&lt;/p&gt;</text:p>
          </table:table-cell>
          <table:table-cell office:value-type="string" office:string-value="&lt;p&gt;Dyrektorzy, menedżerowie, kierownicy zespołów, team leaderzy, specjaliści zainteresowani realizacją projektów z zakresu partnerstwa publiczno – prywatnego.&lt;/p&gt;">
            <text:p>&lt;p&gt;Dyrektorzy, menedżerowie, kierownicy zespołów, team leaderzy, specjaliści zainteresowani realizacją projektów z zakresu partnerstwa publiczno – prywatnego.&lt;/p&gt;</text:p>
          </table:table-cell>
          <table:table-cell office:value-type="string" office:string-value="">
            <text:p/>
          </table:table-cell>
          <table:table-cell office:value-type="string" office:string-value="">
            <text:p/>
          </table:table-cell>
          <table:table-cell office:value-type="string" office:string-value="&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10;&#10;&lt;p&gt;Informacje o pozostałych szkoleniach w C.E.T.CENTAUREA - http://www.edukacja.centaurea.com.pl/oferta-edukacyjna/wykaz-szkolen&lt;/p&gt;">
            <text:p>&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

&lt;p&gt;Informacje o pozostałych szkoleniach w C.E.T.CENTAUREA - http://www.edukacja.centaurea.com.pl/oferta-edukacyjna/wykaz-szkolen&lt;/p&gt;</text:p>
          </table:table-cell>
          <table:table-cell office:value-type="string" office:string-value="">
            <text:p/>
          </table:table-cell>
          <table:table-cell office:value-type="string" office:string-value="">
            <text:p/>
          </table:table-cell>
          <table:table-cell office:value-type="float" office:value="35000.0">
            <text:p>35000.0</text:p>
          </table:table-cell>
          <table:table-cell office:value-type="float" office:value="35000.0">
            <text:p>35000.0</text:p>
          </table:table-cell>
          <table:table-cell office:value-type="float" office:value="2188">
            <text:p>2188</text:p>
          </table:table-cell>
          <table:table-cell office:value-type="float" office:value="2188">
            <text:p>2188</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2.0">
            <text:p>12.0</text:p>
          </table:table-cell>
          <table:table-cell office:value-type="string" office:string-value="{&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text:p>{"idKraju": null, "idUlicy": null, "telefon": null, "nazwaKraju": null, "nazwaUlicy": "Julianowska", "kodPocztowy": "91-473", "numerLokalu": null, "numerBudynku": "7a", "idWojewodztwa": 5, "idMiejscowosci": null, "nazwaWojewodztwa": "łódzkie", "nazwaMiejscowosci": "Łódź", "dlugoscGeograficzna": null, "szerokoscGeograficzna": null}</text:p>
          </table:table-cell>
          <table:table-cell office:value-type="string" office:string-value="{&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text:p>{"id": 7077, "logo": {"url": "https://uslugirozwojowe.parp.gov.pl/api/file/preview?token=%242a%2406%24WLXC5ct9IDLoilKsFuSQW.", "nazwa": "logotyp odświeżony.png", "rozszerzenie": null}, "nazwa": "Centrum Edukacyjno-Turystyczne \"CENTAUREA\" Wojciech Frycz"}</text:p>
          </table:table-cell>
          <table:table-cell office:value-type="string" office:string-value="{&quot;email&quot;: &quot;wf@centaurea.com.pl&quot;, &quot;telefon&quot;: &quot;+48 667 087 715&quot;, &quot;zdjecie&quot;: null, &quot;imieNazwisko&quot;: &quot;Wojciech Frycz&quot;}">
            <text:p>{"email": "wf@centaurea.com.pl", "telefon": "+48 667 087 715", "zdjecie": null, "imieNazwisko": "Wojciech Fry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1143]">
            <text:p>[1143]</text:p>
          </table:table-cell>
          <table:table-cell office:value-type="string" office:string-value="[]">
            <text:p>[]</text:p>
          </table:table-cell>
          <table:table-cell office:value-type="string" office:string-value="[]">
            <text:p>[]</text:p>
          </table:table-cell>
          <table:table-cell office:value-type="string" office:string-value="{&quot;id&quot;: 22655, &quot;adres&quot;: {&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quot;numer&quot;: &quot;2016/11/02/7077/22655&quot;, &quot;ocena&quot;: {&quot;liczbaOcen&quot;: 0, &quot;sredniaZOcen&quot;: 0.0}, &quot;tytul&quot;: &quot;Partnerstwo publiczno – prywatne (PPP)&quot;, &quot;status&quot;: &quot;ZREALIZOWANA&quot;, &quot;efektUslugi&quot;: null, &quot;celBiznesowy&quot;: null, &quot;liczbaGodzin&quot;: 16, &quot;celEdukacyjny&quot;: &quot;Szkolenie ma na celu zapoznanie Słuchaczy z formami współpracy pomiędzy podmiotami prywatnymi a jednostkami administracji rządowej i samorządowej w sferze usług publicznych.&quot;, &quot;dostawcaUslug&quot;: {&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quot;grupaDocelowa&quot;: &quot;&lt;p&gt;Dyrektorzy, menedżerowie, kierownicy zespołów, team leaderzy, specjaliści zainteresowani realizacją projektów z zakresu partnerstwa publiczno – prywatnego.&lt;/p&gt;&quot;, &quot;kodyDostepowe&quot;: null, &quot;programUslugi&quot;: &quot;&lt;p&gt;Program dla pełnego kursu zaawansowanego (w szkoleniu wstępnym 16-godzinnym omawiane będą wybrane zagadnienia zgodnie z potrzebami uczestników):&lt;/p&gt;\n\n&lt;p&gt;1.Audyt partnerstwa publiczno – prywatnego&lt;/p&gt;\n\n&lt;p&gt;2.Case study&lt;/p&gt;\n\n&lt;p&gt;3.Finansowe uwarunkowania partnerstwa publiczno – prywatnego&lt;/p&gt;\n\n&lt;p&gt;4.Korzyści i zagrożenia wynikające ze stosowania partnerstwa publiczno-prywatnego&lt;/p&gt;\n\n&lt;p&gt;5.Podstawowe i złożone formy partnerstwa publiczno – prywatnego&lt;/p&gt;\n\n&lt;p&gt;6.Proceduralne uwarunkowania partnerstwa publiczno – prywatnego&lt;/p&gt;\n\n&lt;p&gt;7.Przygotowanie przedsięwzięcia w ramach partnerstwa publiczno – prywatnego&lt;/p&gt;\n\n&lt;p&gt;8.Rozwój partnerstwa publiczno-prywatnego w Polsce oraz w wybranych państwach&lt;/p&gt;\n\n&lt;p&gt;9.Stanowisko Unii europejskiej wobec partnerstwa publiczno – prywatnego&lt;/p&gt;\n\n&lt;p&gt;10.Strony umowy o partnerstwie publiczno-prywatnym&lt;/p&gt;\n\n&lt;p&gt;11.Umowa o partnerstwie publiczno-prywatnym&lt;/p&gt;\n\n&lt;p&gt;12.Uwarunkowania ekonomiczne rozwoju projektów partnerstwa publiczno-prywatnego&lt;/p&gt;\n\n&lt;p&gt;13.Uwarunkowania polityczne i społeczne rozwoju partnerstwa publiczno-prywatnego&lt;/p&gt;\n\n&lt;p&gt;14.Uwarunkowania prawne rozwoju partnerstwa publiczno-prywatnego&lt;/p&gt;\n\n&lt;p&gt;15.Wstęp do partnerstwa publiczno – prywatnego&lt;/p&gt;\n\n&lt;p&gt;16.Wstęp do zarządzania projektami&lt;/p&gt;\n\n&lt;p&gt;17.Zarządzanie projektem w zakresie partnerstwa publiczno – prywatnego&lt;/p&gt;\n\n&lt;p&gt;18.Zasady doboru partnerów w partnerstwie publiczno – prywatnym&lt;/p&gt;\n\n&lt;p&gt;19.Zasady zawierania kontraktów w partnerstwie publiczno – prywatnym&lt;/p&gt;\n\n&lt;p&gt;20.Zinstytucjonalizowane partnerstwo publiczno-prywatne&lt;/p&gt;&quot;, &quot;listaProjektow&quot;: [], &quot;idRodzajuUslugi&quot;: 144, &quot;kwalifikacjeKuz&quot;: [], &quot;osobaKontaktowa&quot;: {&quot;email&quot;: &quot;wf@centaurea.com.pl&quot;, &quot;telefon&quot;: &quot;+48 667 087 715&quot;, &quot;zdjecie&quot;: null, &quot;imieNazwisko&quot;: &quot;Wojciech Frycz&quot;}, &quot;zakresUprawnien&quot;: null, &quot;efektyUczeniaSie&quot;: &quot;&lt;p&gt;Uzyskanie wiedzy i praktycznych umiejętności efektywnego prowadzenia działań w obszarze parnterstwa publiczno-prywatnego.&lt;/p&gt;&quot;, &quot;inneKwalifikacje&quot;: [], &quot;cenaNettoZaUsluge&quot;: null, &quot;idKategoriiUslugi&quot;: 559, &quot;idKwalifikacjiKkz&quot;: null, &quot;idKwalifikacjiZrk&quot;: null, &quot;warunkiTechniczne&quot;: null, &quot;cenaBruttoZaUsluge&quot;: null, &quot;cenaNettoZaGodzine&quot;: 2188, &quot;idFormySwiadczenia&quot;: 1, &quot;idPodrodzajuUslugi&quot;: 145, &quot;warunkiLogistyczne&quot;: [], &quot;cenaBruttoZaGodzine&quot;: 2188, &quot;formyDofinansowania&quot;: [1143], &quot;informacjeDodatkowe&quot;: &quot;&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quot;, &quot;kosztWalidacjiNetto&quot;: null, &quot;warunkiUczestnictwa&quot;: null, &quot;idPodkategoriiUslugi&quot;: 564, &quot;kosztWalidacjiBrutto&quot;: null, &quot;cenaNettoZaUczestnika&quot;: 35000, &quot;dataRozpoczeciaUslugi&quot;: &quot;2018-01-17T00:00:00+01:00&quot;, &quot;dataZakonczeniaUslugi&quot;: &quot;2018-06-30T00:00:00+02:00&quot;, &quot;cenaBruttoZaUczestnika&quot;: 35000, &quot;czyUslugaDofinansowana&quot;: true, &quot;materialyDlaUczestnikow&quot;: null, &quot;kosztCertyfikowaniaNetto&quot;: null, &quot;czyCenaDotyczyCalejUslugi&quot;: false, &quot;dataZakonczeniaRekrutacji&quot;: &quot;2018-04-30T00:00:00+02:00&quot;, &quot;kosztCertyfikowaniaBrutto&quot;: null, &quot;minimalnaLiczbaUczestnikow&quot;: 1, &quot;szczegolyMiejscaRealizacji&quot;: null, &quot;maksymalnaLiczbaUczestnikow&quot;: 12, &quot;idPodstawyPrawnejDlaPodmiotu&quot;: null, &quot;metodaOsiagnieciaEfektUslugi&quot;: null, &quot;nazwaPodmiotuCertyfikujacego&quot;: null, &quot;czyProwadziDoNabyciaKompetencji&quot;: true, &quot;zrkNazwaPodmiotuCertyfikujacego&quot;: null, &quot;podstawaUzyskaniaWpisuCertyfikat&quot;: &quot;Certyfikat VCC Akademia Edukacyjna&quot;,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55, "adres": {"idKraju": null, "idUlicy": null, "telefon": null, "nazwaKraju": null, "nazwaUlicy": "Julianowska", "kodPocztowy": "91-473", "numerLokalu": null, "numerBudynku": "7a", "idWojewodztwa": 5, "idMiejscowosci": null, "nazwaWojewodztwa": "łódzkie", "nazwaMiejscowosci": "Łódź", "dlugoscGeograficzna": null, "szerokoscGeograficzna": null}, "numer": "2016/11/02/7077/22655", "ocena": {"liczbaOcen": 0, "sredniaZOcen": 0.0}, "tytul": "Partnerstwo publiczno – prywatne (PPP)", "status": "ZREALIZOWANA", "efektUslugi": null, "celBiznesowy": null, "liczbaGodzin": 16, "celEdukacyjny": "Szkolenie ma na celu zapoznanie Słuchaczy z formami współpracy pomiędzy podmiotami prywatnymi a jednostkami administracji rządowej i samorządowej w sferze usług publicznych.", "dostawcaUslug": {"id": 7077, "logo": {"url": "https://uslugirozwojowe.parp.gov.pl/api/file/preview?token=%242a%2406%24WLXC5ct9IDLoilKsFuSQW.", "nazwa": "logotyp odświeżony.png", "rozszerzenie": null}, "nazwa": "Centrum Edukacyjno-Turystyczne \"CENTAUREA\" Wojciech Frycz"}, "grupaDocelowa": "&lt;p&gt;Dyrektorzy, menedżerowie, kierownicy zespołów, team leaderzy, specjaliści zainteresowani realizacją projektów z zakresu partnerstwa publiczno – prywatnego.&lt;/p&gt;", "kodyDostepowe": null, "programUslugi": "&lt;p&gt;Program dla pełnego kursu zaawansowanego (w szkoleniu wstępnym 16-godzinnym omawiane będą wybrane zagadnienia zgodnie z potrzebami uczestników):&lt;/p&gt;\n\n&lt;p&gt;1.Audyt partnerstwa publiczno – prywatnego&lt;/p&gt;\n\n&lt;p&gt;2.Case study&lt;/p&gt;\n\n&lt;p&gt;3.Finansowe uwarunkowania partnerstwa publiczno – prywatnego&lt;/p&gt;\n\n&lt;p&gt;4.Korzyści i zagrożenia wynikające ze stosowania partnerstwa publiczno-prywatnego&lt;/p&gt;\n\n&lt;p&gt;5.Podstawowe i złożone formy partnerstwa publiczno – prywatnego&lt;/p&gt;\n\n&lt;p&gt;6.Proceduralne uwarunkowania partnerstwa publiczno – prywatnego&lt;/p&gt;\n\n&lt;p&gt;7.Przygotowanie przedsięwzięcia w ramach partnerstwa publiczno – prywatnego&lt;/p&gt;\n\n&lt;p&gt;8.Rozwój partnerstwa publiczno-prywatnego w Polsce oraz w wybranych państwach&lt;/p&gt;\n\n&lt;p&gt;9.Stanowisko Unii europejskiej wobec partnerstwa publiczno – prywatnego&lt;/p&gt;\n\n&lt;p&gt;10.Strony umowy o partnerstwie publiczno-prywatnym&lt;/p&gt;\n\n&lt;p&gt;11.Umowa o partnerstwie publiczno-prywatnym&lt;/p&gt;\n\n&lt;p&gt;12.Uwarunkowania ekonomiczne rozwoju projektów partnerstwa publiczno-prywatnego&lt;/p&gt;\n\n&lt;p&gt;13.Uwarunkowania polityczne i społeczne rozwoju partnerstwa publiczno-prywatnego&lt;/p&gt;\n\n&lt;p&gt;14.Uwarunkowania prawne rozwoju partnerstwa publiczno-prywatnego&lt;/p&gt;\n\n&lt;p&gt;15.Wstęp do partnerstwa publiczno – prywatnego&lt;/p&gt;\n\n&lt;p&gt;16.Wstęp do zarządzania projektami&lt;/p&gt;\n\n&lt;p&gt;17.Zarządzanie projektem w zakresie partnerstwa publiczno – prywatnego&lt;/p&gt;\n\n&lt;p&gt;18.Zasady doboru partnerów w partnerstwie publiczno – prywatnym&lt;/p&gt;\n\n&lt;p&gt;19.Zasady zawierania kontraktów w partnerstwie publiczno – prywatnym&lt;/p&gt;\n\n&lt;p&gt;20.Zinstytucjonalizowane partnerstwo publiczno-prywatne&lt;/p&gt;", "listaProjektow": [], "idRodzajuUslugi": 144, "kwalifikacjeKuz": [], "osobaKontaktowa": {"email": "wf@centaurea.com.pl", "telefon": "+48 667 087 715", "zdjecie": null, "imieNazwisko": "Wojciech Frycz"}, "zakresUprawnien": null, "efektyUczeniaSie": "&lt;p&gt;Uzyskanie wiedzy i praktycznych umiejętności efektywnego prowadzenia działań w obszarze parnterstwa publiczno-prywatnego.&lt;/p&gt;", "inneKwalifikacje": [], "cenaNettoZaUsluge": null, "idKategoriiUslugi": 559, "idKwalifikacjiKkz": null, "idKwalifikacjiZrk": null, "warunkiTechniczne": null, "cenaBruttoZaUsluge": null, "cenaNettoZaGodzine": 2188, "idFormySwiadczenia": 1, "idPodrodzajuUslugi": 145, "warunkiLogistyczne": [], "cenaBruttoZaGodzine": 2188, "formyDofinansowania": [1143], "informacjeDodatkowe": "&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 "kosztWalidacjiNetto": null, "warunkiUczestnictwa": null, "idPodkategoriiUslugi": 564, "kosztWalidacjiBrutto": null, "cenaNettoZaUczestnika": 35000, "dataRozpoczeciaUslugi": "2018-01-17T00:00:00+01:00", "dataZakonczeniaUslugi": "2018-06-30T00:00:00+02:00", "cenaBruttoZaUczestnika": 35000, "czyUslugaDofinansowana": true, "materialyDlaUczestnikow": null, "kosztCertyfikowaniaNetto": null, "czyCenaDotyczyCalejUslugi": false, "dataZakonczeniaRekrutacji": "2018-04-30T00:00:00+02:00", "kosztCertyfikowaniaBrutto": null, "minimalnaLiczbaUczestnikow": 1, "szczegolyMiejscaRealizacji": null, "maksymalnaLiczbaUczestnikow": 12, "idPodstawyPrawnejDlaPodmiotu": null, "metodaOsiagnieciaEfektUslugi": null, "nazwaPodmiotuCertyfikujacego": null, "czyProwadziDoNabyciaKompetencji": true, "zrkNazwaPodmiotuCertyfikujacego": null, "podstawaUzyskaniaWpisuCertyfikat": "Certyfikat VCC Akademia Edukacyjna",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898597">
            <text:p>2025-12-16 15:54:17.898597</text:p>
          </table:table-cell>
          <table:table-cell office:value-type="string" office:string-value="2025-12-16 15:54:17.898597">
            <text:p>2025-12-16 15:54:17.898597</text:p>
          </table:table-cell>
        </table:table-row>
        <table:table-row>
          <table:table-cell office:value-type="float" office:value="22653">
            <text:p>22653</text:p>
          </table:table-cell>
          <table:table-cell office:value-type="string" office:string-value="2016/11/02/7077/22653">
            <text:p>2016/11/02/7077/22653</text:p>
          </table:table-cell>
          <table:table-cell office:value-type="string" office:string-value="Organizacja systemu ochrony zdrowia w Polsce">
            <text:p>Organizacja systemu ochrony zdrowia w Polsce</text:p>
          </table:table-cell>
          <table:table-cell office:value-type="string" office:string-value="ZREALIZOWANA">
            <text:p>ZREALIZOWANA</text:p>
          </table:table-cell>
          <table:table-cell office:value-type="string" office:string-value="2018-01-18 00:00:00">
            <text:p>2018-01-18 00:00:00</text:p>
          </table:table-cell>
          <table:table-cell office:value-type="string" office:string-value="2018-06-30 00:00:00">
            <text:p>2018-06-30 00:00:00</text:p>
          </table:table-cell>
          <table:table-cell office:value-type="string" office:string-value="2018-04-30 00:00:00">
            <text:p>2018-04-30 00:00:00</text:p>
          </table:table-cell>
          <table:table-cell office:value-type="float" office:value="546">
            <text:p>546</text:p>
          </table:table-cell>
          <table:table-cell office:value-type="float" office:value="554">
            <text:p>554</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ma za zadanie zapoznać Słuchaczy z organizacją systemu ochrony zdrowia w Polsce.">
            <text:p>Szkolenie ma za zadanie zapoznać Słuchaczy z organizacją systemu ochrony zdrowia w Polsce.</text:p>
          </table:table-cell>
          <table:table-cell office:value-type="string" office:string-value="">
            <text:p/>
          </table:table-cell>
          <table:table-cell office:value-type="string" office:string-value="&lt;p&gt;Uzyskanie wiedzy i praktycznych umiejętności efektywnego zarządzania w obszarze prywatnego i publicznego systemu ochrony zdrowia w Polsce.&lt;/p&gt;">
            <text:p>&lt;p&gt;Uzyskanie wiedzy i praktycznych umiejętności efektywnego zarządzania w obszarze prywatnego i publicznego systemu ochrony zdrowia w Polsce.&lt;/p&gt;</text:p>
          </table:table-cell>
          <table:table-cell office:value-type="string" office:string-value="&lt;p&gt;Program dla pełnego kursu zaawansowanego (w szkoleniu wstępnym 16-godzinnym omawiane będą wybrane zagadnienia zgodnie z potrzebami uczestników):&lt;/p&gt;&#10;&#10;&lt;p&gt;1.Dokumentacja medyczna&lt;/p&gt;&#10;&#10;&lt;p&gt;2.Działania ratownicze&lt;/p&gt;&#10;&#10;&lt;p&gt;3.Ekonomika ochrony zdrowia&lt;/p&gt;&#10;&#10;&lt;p&gt;4.Hurtowanie farmaceutyczne i apteki&lt;/p&gt;&#10;&#10;&lt;p&gt;5.Służba krwi&lt;/p&gt;&#10;&#10;&lt;p&gt;6.System finansowania ochrony zdrowia w Polsce&lt;/p&gt;&#10;&#10;&lt;p&gt;7.Uzdrowiska i sanatoria&lt;/p&gt;&#10;&#10;&lt;p&gt;8.Zakłady opieki zdrowotnej&lt;/p&gt;">
            <text:p>&lt;p&gt;Program dla pełnego kursu zaawansowanego (w szkoleniu wstępnym 16-godzinnym omawiane będą wybrane zagadnienia zgodnie z potrzebami uczestników):&lt;/p&gt;

&lt;p&gt;1.Dokumentacja medyczna&lt;/p&gt;

&lt;p&gt;2.Działania ratownicze&lt;/p&gt;

&lt;p&gt;3.Ekonomika ochrony zdrowia&lt;/p&gt;

&lt;p&gt;4.Hurtowanie farmaceutyczne i apteki&lt;/p&gt;

&lt;p&gt;5.Służba krwi&lt;/p&gt;

&lt;p&gt;6.System finansowania ochrony zdrowia w Polsce&lt;/p&gt;

&lt;p&gt;7.Uzdrowiska i sanatoria&lt;/p&gt;

&lt;p&gt;8.Zakłady opieki zdrowotnej&lt;/p&gt;</text:p>
          </table:table-cell>
          <table:table-cell office:value-type="string" office:string-value="&lt;p&gt;Osoby zainteresowane nabyciem lub uzupełnieniem wiedzy w zakresie organizacji systemu ochrony zdrowia w Polsce.&lt;/p&gt;">
            <text:p>&lt;p&gt;Osoby zainteresowane nabyciem lub uzupełnieniem wiedzy w zakresie organizacji systemu ochrony zdrowia w Polsce.&lt;/p&gt;</text:p>
          </table:table-cell>
          <table:table-cell office:value-type="string" office:string-value="">
            <text:p/>
          </table:table-cell>
          <table:table-cell office:value-type="string" office:string-value="">
            <text:p/>
          </table:table-cell>
          <table:table-cell office:value-type="string" office:string-value="&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10;&#10;&lt;p&gt;Informacje o pozostałych szkoleniach w C.E.T.CENTAUREA - http://www.edukacja.centaurea.com.pl/oferta-edukacyjna/wykaz-szkolen&lt;/p&gt;">
            <text:p>&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

&lt;p&gt;Informacje o pozostałych szkoleniach w C.E.T.CENTAUREA - http://www.edukacja.centaurea.com.pl/oferta-edukacyjna/wykaz-szkolen&lt;/p&gt;</text:p>
          </table:table-cell>
          <table:table-cell office:value-type="string" office:string-value="">
            <text:p/>
          </table:table-cell>
          <table:table-cell office:value-type="string" office:string-value="">
            <text:p/>
          </table:table-cell>
          <table:table-cell office:value-type="float" office:value="65000.0">
            <text:p>65000.0</text:p>
          </table:table-cell>
          <table:table-cell office:value-type="float" office:value="65000.0">
            <text:p>65000.0</text:p>
          </table:table-cell>
          <table:table-cell office:value-type="float" office:value="4063">
            <text:p>4063</text:p>
          </table:table-cell>
          <table:table-cell office:value-type="float" office:value="4063">
            <text:p>4063</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2.0">
            <text:p>12.0</text:p>
          </table:table-cell>
          <table:table-cell office:value-type="string" office:string-value="{&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text:p>{"idKraju": null, "idUlicy": null, "telefon": null, "nazwaKraju": null, "nazwaUlicy": "Julianowska", "kodPocztowy": "91-473", "numerLokalu": null, "numerBudynku": "7a", "idWojewodztwa": 5, "idMiejscowosci": null, "nazwaWojewodztwa": "łódzkie", "nazwaMiejscowosci": "Łódź", "dlugoscGeograficzna": null, "szerokoscGeograficzna": null}</text:p>
          </table:table-cell>
          <table:table-cell office:value-type="string" office:string-value="{&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text:p>{"id": 7077, "logo": {"url": "https://uslugirozwojowe.parp.gov.pl/api/file/preview?token=%242a%2406%24WLXC5ct9IDLoilKsFuSQW.", "nazwa": "logotyp odświeżony.png", "rozszerzenie": null}, "nazwa": "Centrum Edukacyjno-Turystyczne \"CENTAUREA\" Wojciech Frycz"}</text:p>
          </table:table-cell>
          <table:table-cell office:value-type="string" office:string-value="{&quot;email&quot;: &quot;wf@centaurea.com.pl&quot;, &quot;telefon&quot;: &quot;+48 667 087 715&quot;, &quot;zdjecie&quot;: null, &quot;imieNazwisko&quot;: &quot;Wojciech Frycz&quot;}">
            <text:p>{"email": "wf@centaurea.com.pl", "telefon": "+48 667 087 715", "zdjecie": null, "imieNazwisko": "Wojciech Fry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1143]">
            <text:p>[1143]</text:p>
          </table:table-cell>
          <table:table-cell office:value-type="string" office:string-value="[]">
            <text:p>[]</text:p>
          </table:table-cell>
          <table:table-cell office:value-type="string" office:string-value="[]">
            <text:p>[]</text:p>
          </table:table-cell>
          <table:table-cell office:value-type="string" office:string-value="{&quot;id&quot;: 22653, &quot;adres&quot;: {&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quot;numer&quot;: &quot;2016/11/02/7077/22653&quot;, &quot;ocena&quot;: {&quot;liczbaOcen&quot;: 0, &quot;sredniaZOcen&quot;: 0.0}, &quot;tytul&quot;: &quot;Organizacja systemu ochrony zdrowia w Polsce&quot;, &quot;status&quot;: &quot;ZREALIZOWANA&quot;, &quot;efektUslugi&quot;: null, &quot;celBiznesowy&quot;: null, &quot;liczbaGodzin&quot;: 16, &quot;celEdukacyjny&quot;: &quot;Szkolenie ma za zadanie zapoznać Słuchaczy z organizacją systemu ochrony zdrowia w Polsce.&quot;, &quot;dostawcaUslug&quot;: {&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quot;grupaDocelowa&quot;: &quot;&lt;p&gt;Osoby zainteresowane nabyciem lub uzupełnieniem wiedzy w zakresie organizacji systemu ochrony zdrowia w Polsce.&lt;/p&gt;&quot;, &quot;kodyDostepowe&quot;: null, &quot;programUslugi&quot;: &quot;&lt;p&gt;Program dla pełnego kursu zaawansowanego (w szkoleniu wstępnym 16-godzinnym omawiane będą wybrane zagadnienia zgodnie z potrzebami uczestników):&lt;/p&gt;\n\n&lt;p&gt;1.Dokumentacja medyczna&lt;/p&gt;\n\n&lt;p&gt;2.Działania ratownicze&lt;/p&gt;\n\n&lt;p&gt;3.Ekonomika ochrony zdrowia&lt;/p&gt;\n\n&lt;p&gt;4.Hurtowanie farmaceutyczne i apteki&lt;/p&gt;\n\n&lt;p&gt;5.Służba krwi&lt;/p&gt;\n\n&lt;p&gt;6.System finansowania ochrony zdrowia w Polsce&lt;/p&gt;\n\n&lt;p&gt;7.Uzdrowiska i sanatoria&lt;/p&gt;\n\n&lt;p&gt;8.Zakłady opieki zdrowotnej&lt;/p&gt;&quot;, &quot;listaProjektow&quot;: [], &quot;idRodzajuUslugi&quot;: 144, &quot;kwalifikacjeKuz&quot;: [], &quot;osobaKontaktowa&quot;: {&quot;email&quot;: &quot;wf@centaurea.com.pl&quot;, &quot;telefon&quot;: &quot;+48 667 087 715&quot;, &quot;zdjecie&quot;: null, &quot;imieNazwisko&quot;: &quot;Wojciech Frycz&quot;}, &quot;zakresUprawnien&quot;: null, &quot;efektyUczeniaSie&quot;: &quot;&lt;p&gt;Uzyskanie wiedzy i praktycznych umiejętności efektywnego zarządzania w obszarze prywatnego i publicznego systemu ochrony zdrowia w Polsce.&lt;/p&gt;&quot;, &quot;inneKwalifikacje&quot;: [], &quot;cenaNettoZaUsluge&quot;: null, &quot;idKategoriiUslugi&quot;: 546, &quot;idKwalifikacjiKkz&quot;: null, &quot;idKwalifikacjiZrk&quot;: null, &quot;warunkiTechniczne&quot;: null, &quot;cenaBruttoZaUsluge&quot;: null, &quot;cenaNettoZaGodzine&quot;: 4063, &quot;idFormySwiadczenia&quot;: 1, &quot;idPodrodzajuUslugi&quot;: 145, &quot;warunkiLogistyczne&quot;: [], &quot;cenaBruttoZaGodzine&quot;: 4063, &quot;formyDofinansowania&quot;: [1143], &quot;informacjeDodatkowe&quot;: &quot;&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quot;, &quot;kosztWalidacjiNetto&quot;: null, &quot;warunkiUczestnictwa&quot;: null, &quot;idPodkategoriiUslugi&quot;: 554, &quot;kosztWalidacjiBrutto&quot;: null, &quot;cenaNettoZaUczestnika&quot;: 65000, &quot;dataRozpoczeciaUslugi&quot;: &quot;2018-01-18T00:00:00+01:00&quot;, &quot;dataZakonczeniaUslugi&quot;: &quot;2018-06-30T00:00:00+02:00&quot;, &quot;cenaBruttoZaUczestnika&quot;: 65000, &quot;czyUslugaDofinansowana&quot;: true, &quot;materialyDlaUczestnikow&quot;: null, &quot;kosztCertyfikowaniaNetto&quot;: null, &quot;czyCenaDotyczyCalejUslugi&quot;: false, &quot;dataZakonczeniaRekrutacji&quot;: &quot;2018-04-30T00:00:00+02:00&quot;, &quot;kosztCertyfikowaniaBrutto&quot;: null, &quot;minimalnaLiczbaUczestnikow&quot;: 1, &quot;szczegolyMiejscaRealizacji&quot;: null, &quot;maksymalnaLiczbaUczestnikow&quot;: 12, &quot;idPodstawyPrawnejDlaPodmiotu&quot;: null, &quot;metodaOsiagnieciaEfektUslugi&quot;: null, &quot;nazwaPodmiotuCertyfikujacego&quot;: null, &quot;czyProwadziDoNabyciaKompetencji&quot;: true, &quot;zrkNazwaPodmiotuCertyfikujacego&quot;: null, &quot;podstawaUzyskaniaWpisuCertyfikat&quot;: &quot;Certyfikat VCC Akademia Edukacyjna&quot;,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53, "adres": {"idKraju": null, "idUlicy": null, "telefon": null, "nazwaKraju": null, "nazwaUlicy": "Julianowska", "kodPocztowy": "91-473", "numerLokalu": null, "numerBudynku": "7a", "idWojewodztwa": 5, "idMiejscowosci": null, "nazwaWojewodztwa": "łódzkie", "nazwaMiejscowosci": "Łódź", "dlugoscGeograficzna": null, "szerokoscGeograficzna": null}, "numer": "2016/11/02/7077/22653", "ocena": {"liczbaOcen": 0, "sredniaZOcen": 0.0}, "tytul": "Organizacja systemu ochrony zdrowia w Polsce", "status": "ZREALIZOWANA", "efektUslugi": null, "celBiznesowy": null, "liczbaGodzin": 16, "celEdukacyjny": "Szkolenie ma za zadanie zapoznać Słuchaczy z organizacją systemu ochrony zdrowia w Polsce.", "dostawcaUslug": {"id": 7077, "logo": {"url": "https://uslugirozwojowe.parp.gov.pl/api/file/preview?token=%242a%2406%24WLXC5ct9IDLoilKsFuSQW.", "nazwa": "logotyp odświeżony.png", "rozszerzenie": null}, "nazwa": "Centrum Edukacyjno-Turystyczne \"CENTAUREA\" Wojciech Frycz"}, "grupaDocelowa": "&lt;p&gt;Osoby zainteresowane nabyciem lub uzupełnieniem wiedzy w zakresie organizacji systemu ochrony zdrowia w Polsce.&lt;/p&gt;", "kodyDostepowe": null, "programUslugi": "&lt;p&gt;Program dla pełnego kursu zaawansowanego (w szkoleniu wstępnym 16-godzinnym omawiane będą wybrane zagadnienia zgodnie z potrzebami uczestników):&lt;/p&gt;\n\n&lt;p&gt;1.Dokumentacja medyczna&lt;/p&gt;\n\n&lt;p&gt;2.Działania ratownicze&lt;/p&gt;\n\n&lt;p&gt;3.Ekonomika ochrony zdrowia&lt;/p&gt;\n\n&lt;p&gt;4.Hurtowanie farmaceutyczne i apteki&lt;/p&gt;\n\n&lt;p&gt;5.Służba krwi&lt;/p&gt;\n\n&lt;p&gt;6.System finansowania ochrony zdrowia w Polsce&lt;/p&gt;\n\n&lt;p&gt;7.Uzdrowiska i sanatoria&lt;/p&gt;\n\n&lt;p&gt;8.Zakłady opieki zdrowotnej&lt;/p&gt;", "listaProjektow": [], "idRodzajuUslugi": 144, "kwalifikacjeKuz": [], "osobaKontaktowa": {"email": "wf@centaurea.com.pl", "telefon": "+48 667 087 715", "zdjecie": null, "imieNazwisko": "Wojciech Frycz"}, "zakresUprawnien": null, "efektyUczeniaSie": "&lt;p&gt;Uzyskanie wiedzy i praktycznych umiejętności efektywnego zarządzania w obszarze prywatnego i publicznego systemu ochrony zdrowia w Polsce.&lt;/p&gt;", "inneKwalifikacje": [], "cenaNettoZaUsluge": null, "idKategoriiUslugi": 546, "idKwalifikacjiKkz": null, "idKwalifikacjiZrk": null, "warunkiTechniczne": null, "cenaBruttoZaUsluge": null, "cenaNettoZaGodzine": 4063, "idFormySwiadczenia": 1, "idPodrodzajuUslugi": 145, "warunkiLogistyczne": [], "cenaBruttoZaGodzine": 4063, "formyDofinansowania": [1143], "informacjeDodatkowe": "&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 "kosztWalidacjiNetto": null, "warunkiUczestnictwa": null, "idPodkategoriiUslugi": 554, "kosztWalidacjiBrutto": null, "cenaNettoZaUczestnika": 65000, "dataRozpoczeciaUslugi": "2018-01-18T00:00:00+01:00", "dataZakonczeniaUslugi": "2018-06-30T00:00:00+02:00", "cenaBruttoZaUczestnika": 65000, "czyUslugaDofinansowana": true, "materialyDlaUczestnikow": null, "kosztCertyfikowaniaNetto": null, "czyCenaDotyczyCalejUslugi": false, "dataZakonczeniaRekrutacji": "2018-04-30T00:00:00+02:00", "kosztCertyfikowaniaBrutto": null, "minimalnaLiczbaUczestnikow": 1, "szczegolyMiejscaRealizacji": null, "maksymalnaLiczbaUczestnikow": 12, "idPodstawyPrawnejDlaPodmiotu": null, "metodaOsiagnieciaEfektUslugi": null, "nazwaPodmiotuCertyfikujacego": null, "czyProwadziDoNabyciaKompetencji": true, "zrkNazwaPodmiotuCertyfikujacego": null, "podstawaUzyskaniaWpisuCertyfikat": "Certyfikat VCC Akademia Edukacyjna",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897682">
            <text:p>2025-12-16 15:54:17.897682</text:p>
          </table:table-cell>
          <table:table-cell office:value-type="string" office:string-value="2025-12-16 15:54:17.897682">
            <text:p>2025-12-16 15:54:17.897682</text:p>
          </table:table-cell>
        </table:table-row>
        <table:table-row>
          <table:table-cell office:value-type="float" office:value="22652">
            <text:p>22652</text:p>
          </table:table-cell>
          <table:table-cell office:value-type="string" office:string-value="2016/11/02/7077/22652">
            <text:p>2016/11/02/7077/22652</text:p>
          </table:table-cell>
          <table:table-cell office:value-type="string" office:string-value="Menedżer w administracji publicznej">
            <text:p>Menedżer w administracji publicznej</text:p>
          </table:table-cell>
          <table:table-cell office:value-type="string" office:string-value="ZREALIZOWANA">
            <text:p>ZREALIZOWANA</text:p>
          </table:table-cell>
          <table:table-cell office:value-type="string" office:string-value="2018-01-18 00:00:00">
            <text:p>2018-01-18 00:00:00</text:p>
          </table:table-cell>
          <table:table-cell office:value-type="string" office:string-value="2018-06-30 00:00:00">
            <text:p>2018-06-30 00:00:00</text:p>
          </table:table-cell>
          <table:table-cell office:value-type="string" office:string-value="2018-04-30 00:00:00">
            <text:p>2018-04-30 00:00:00</text:p>
          </table:table-cell>
          <table:table-cell office:value-type="float" office:value="412">
            <text:p>412</text:p>
          </table:table-cell>
          <table:table-cell office:value-type="float" office:value="413">
            <text:p>413</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ma na celu zapoznanie Słuchaczy z nowoczesnymi technikami zarządzania w administracji publicznej.">
            <text:p>Szkolenie ma na celu zapoznanie Słuchaczy z nowoczesnymi technikami zarządzania w administracji publicznej.</text:p>
          </table:table-cell>
          <table:table-cell office:value-type="string" office:string-value="">
            <text:p/>
          </table:table-cell>
          <table:table-cell office:value-type="string" office:string-value="&lt;p&gt;Uzyskanie wiedzy i praktycznych umiejętności efektywnego zarządzania instutucją publiczną i zasobami ludzkimi.&lt;/p&gt;">
            <text:p>&lt;p&gt;Uzyskanie wiedzy i praktycznych umiejętności efektywnego zarządzania instutucją publiczną i zasobami ludzkimi.&lt;/p&gt;</text:p>
          </table:table-cell>
          <table:table-cell office:value-type="string" office:string-value="&lt;p&gt;Program dla pełnego kursu zaawansowanego (w szkoleniu wstępnym 16-godzinnym omawiane będą wybrane zagadnienia zgodnie z potrzebami uczestników):&lt;/p&gt;&#10;&#10;&lt;p&gt;1.Budowanie indywidualnego planu rozwoju menedżera administracji&lt;/p&gt;&#10;&#10;&lt;p&gt;2.Decydowanie w administracji publicznej&lt;/p&gt;&#10;&#10;&lt;p&gt;3.Etyka w pracy menedżera administracji publicznej&lt;/p&gt;&#10;&#10;&lt;p&gt;4.Informacja zwrotna w administracji publicznej&lt;/p&gt;&#10;&#10;&lt;p&gt;5.Marketing w administracji publicznej&lt;/p&gt;&#10;&#10;&lt;p&gt;6.Motywowanie w administracji publicznej&lt;/p&gt;&#10;&#10;&lt;p&gt;7.Negocjacje w administracji publicznej&lt;/p&gt;&#10;&#10;&lt;p&gt;8.Ochrona danych osobowych&lt;/p&gt;&#10;&#10;&lt;p&gt;9.Ochrona informacji niejawnych&lt;/p&gt;&#10;&#10;&lt;p&gt;10.Partnerstwo publiczno – prywatne&lt;/p&gt;&#10;&#10;&lt;p&gt;11.Pozyskiwanie i zarządzanie funduszami europejskimi&lt;/p&gt;&#10;&#10;&lt;p&gt;12.Psychologiczne uwarunkowania pracy menedżera administracji publicznej&lt;/p&gt;&#10;&#10;&lt;p&gt;13.Społeczno – kulturowe uwarunkowania pracy menedżera administracji publicznej&lt;/p&gt;&#10;&#10;&lt;p&gt;14.Wstęp do prawa administracyjnego&lt;/p&gt;&#10;&#10;&lt;p&gt;15.Wstęp do zarządzania inwestycjami w administracji publicznej&lt;/p&gt;&#10;&#10;&lt;p&gt;16.Zaawansowane regulacje prawne w administracji publicznej&lt;/p&gt;&#10;&#10;&lt;p&gt;17.Zarządzanie bezpieczeństwem w administracji publicznej&lt;/p&gt;&#10;&#10;&lt;p&gt;18.Zarządzanie czasem&lt;/p&gt;&#10;&#10;&lt;p&gt;19.Zarządzanie finansami w administracji publicznej&lt;/p&gt;&#10;&#10;&lt;p&gt;20.Zarządzanie jakością w administracji publicznej&lt;/p&gt;&#10;&#10;&lt;p&gt;21.Zarządzanie ryzykiem w administracji publicznej&lt;/p&gt;&#10;&#10;&lt;p&gt;22.Zarządzanie stresem&lt;/p&gt;&#10;&#10;&lt;p&gt;23.Zarządzanie zasobami ludzkimi w administracji publicznej&lt;/p&gt;&#10;&#10;&lt;p&gt;24.Zarządzanie zespołami&lt;/p&gt;">
            <text:p>&lt;p&gt;Program dla pełnego kursu zaawansowanego (w szkoleniu wstępnym 16-godzinnym omawiane będą wybrane zagadnienia zgodnie z potrzebami uczestników):&lt;/p&gt;

&lt;p&gt;1.Budowanie indywidualnego planu rozwoju menedżera administracji&lt;/p&gt;

&lt;p&gt;2.Decydowanie w administracji publicznej&lt;/p&gt;

&lt;p&gt;3.Etyka w pracy menedżera administracji publicznej&lt;/p&gt;

&lt;p&gt;4.Informacja zwrotna w administracji publicznej&lt;/p&gt;

&lt;p&gt;5.Marketing w administracji publicznej&lt;/p&gt;

&lt;p&gt;6.Motywowanie w administracji publicznej&lt;/p&gt;

&lt;p&gt;7.Negocjacje w administracji publicznej&lt;/p&gt;

&lt;p&gt;8.Ochrona danych osobowych&lt;/p&gt;

&lt;p&gt;9.Ochrona informacji niejawnych&lt;/p&gt;

&lt;p&gt;10.Partnerstwo publiczno – prywatne&lt;/p&gt;

&lt;p&gt;11.Pozyskiwanie i zarządzanie funduszami europejskimi&lt;/p&gt;

&lt;p&gt;12.Psychologiczne uwarunkowania pracy menedżera administracji publicznej&lt;/p&gt;

&lt;p&gt;13.Społeczno – kulturowe uwarunkowania pracy menedżera administracji publicznej&lt;/p&gt;

&lt;p&gt;14.Wstęp do prawa administracyjnego&lt;/p&gt;

&lt;p&gt;15.Wstęp do zarządzania inwestycjami w administracji publicznej&lt;/p&gt;

&lt;p&gt;16.Zaawansowane regulacje prawne w administracji publicznej&lt;/p&gt;

&lt;p&gt;17.Zarządzanie bezpieczeństwem w administracji publicznej&lt;/p&gt;

&lt;p&gt;18.Zarządzanie czasem&lt;/p&gt;

&lt;p&gt;19.Zarządzanie finansami w administracji publicznej&lt;/p&gt;

&lt;p&gt;20.Zarządzanie jakością w administracji publicznej&lt;/p&gt;

&lt;p&gt;21.Zarządzanie ryzykiem w administracji publicznej&lt;/p&gt;

&lt;p&gt;22.Zarządzanie stresem&lt;/p&gt;

&lt;p&gt;23.Zarządzanie zasobami ludzkimi w administracji publicznej&lt;/p&gt;

&lt;p&gt;24.Zarządzanie zespołami&lt;/p&gt;</text:p>
          </table:table-cell>
          <table:table-cell office:value-type="string" office:string-value="&lt;p&gt;Menedżerowie jednostek administracji publicznej zainteresowani nabyciem lub uzupełnieniem i poszerzeniem wiedzy w zakresie zarządzania w administracji publicznej.&lt;/p&gt;">
            <text:p>&lt;p&gt;Menedżerowie jednostek administracji publicznej zainteresowani nabyciem lub uzupełnieniem i poszerzeniem wiedzy w zakresie zarządzania w administracji publicznej.&lt;/p&gt;</text:p>
          </table:table-cell>
          <table:table-cell office:value-type="string" office:string-value="">
            <text:p/>
          </table:table-cell>
          <table:table-cell office:value-type="string" office:string-value="">
            <text:p/>
          </table:table-cell>
          <table:table-cell office:value-type="string" office:string-value="&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10;&#10;&lt;p&gt;Informacje o pozostałych szkoleniach w C.E.T.CENTAUREA - http://www.edukacja.centaurea.com.pl/oferta-edukacyjna/wykaz-szkolen&lt;/p&gt;">
            <text:p>&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

&lt;p&gt;Informacje o pozostałych szkoleniach w C.E.T.CENTAUREA - http://www.edukacja.centaurea.com.pl/oferta-edukacyjna/wykaz-szkolen&lt;/p&gt;</text:p>
          </table:table-cell>
          <table:table-cell office:value-type="string" office:string-value="">
            <text:p/>
          </table:table-cell>
          <table:table-cell office:value-type="string" office:string-value="">
            <text:p/>
          </table:table-cell>
          <table:table-cell office:value-type="float" office:value="85000.0">
            <text:p>85000.0</text:p>
          </table:table-cell>
          <table:table-cell office:value-type="float" office:value="85000.0">
            <text:p>85000.0</text:p>
          </table:table-cell>
          <table:table-cell office:value-type="float" office:value="5313">
            <text:p>5313</text:p>
          </table:table-cell>
          <table:table-cell office:value-type="float" office:value="5313">
            <text:p>5313</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2.0">
            <text:p>12.0</text:p>
          </table:table-cell>
          <table:table-cell office:value-type="string" office:string-value="{&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text:p>{"idKraju": null, "idUlicy": null, "telefon": null, "nazwaKraju": null, "nazwaUlicy": "Julianowska", "kodPocztowy": "91-473", "numerLokalu": null, "numerBudynku": "7a", "idWojewodztwa": 5, "idMiejscowosci": null, "nazwaWojewodztwa": "łódzkie", "nazwaMiejscowosci": "Łódź", "dlugoscGeograficzna": null, "szerokoscGeograficzna": null}</text:p>
          </table:table-cell>
          <table:table-cell office:value-type="string" office:string-value="{&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text:p>{"id": 7077, "logo": {"url": "https://uslugirozwojowe.parp.gov.pl/api/file/preview?token=%242a%2406%24WLXC5ct9IDLoilKsFuSQW.", "nazwa": "logotyp odświeżony.png", "rozszerzenie": null}, "nazwa": "Centrum Edukacyjno-Turystyczne \"CENTAUREA\" Wojciech Frycz"}</text:p>
          </table:table-cell>
          <table:table-cell office:value-type="string" office:string-value="{&quot;email&quot;: &quot;wf@centaurea.com.pl&quot;, &quot;telefon&quot;: &quot;+48 667 087 715&quot;, &quot;zdjecie&quot;: null, &quot;imieNazwisko&quot;: &quot;Wojciech Frycz&quot;}">
            <text:p>{"email": "wf@centaurea.com.pl", "telefon": "+48 667 087 715", "zdjecie": null, "imieNazwisko": "Wojciech Fry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1143]">
            <text:p>[1143]</text:p>
          </table:table-cell>
          <table:table-cell office:value-type="string" office:string-value="[]">
            <text:p>[]</text:p>
          </table:table-cell>
          <table:table-cell office:value-type="string" office:string-value="[]">
            <text:p>[]</text:p>
          </table:table-cell>
          <table:table-cell office:value-type="string" office:string-value="{&quot;id&quot;: 22652, &quot;adres&quot;: {&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quot;numer&quot;: &quot;2016/11/02/7077/22652&quot;, &quot;ocena&quot;: {&quot;liczbaOcen&quot;: 0, &quot;sredniaZOcen&quot;: 0.0}, &quot;tytul&quot;: &quot;Menedżer w administracji publicznej&quot;, &quot;status&quot;: &quot;ZREALIZOWANA&quot;, &quot;efektUslugi&quot;: null, &quot;celBiznesowy&quot;: null, &quot;liczbaGodzin&quot;: 16, &quot;celEdukacyjny&quot;: &quot;Szkolenie ma na celu zapoznanie Słuchaczy z nowoczesnymi technikami zarządzania w administracji publicznej.&quot;, &quot;dostawcaUslug&quot;: {&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quot;grupaDocelowa&quot;: &quot;&lt;p&gt;Menedżerowie jednostek administracji publicznej zainteresowani nabyciem lub uzupełnieniem i poszerzeniem wiedzy w zakresie zarządzania w administracji publicznej.&lt;/p&gt;&quot;, &quot;kodyDostepowe&quot;: null, &quot;programUslugi&quot;: &quot;&lt;p&gt;Program dla pełnego kursu zaawansowanego (w szkoleniu wstępnym 16-godzinnym omawiane będą wybrane zagadnienia zgodnie z potrzebami uczestników):&lt;/p&gt;\n\n&lt;p&gt;1.Budowanie indywidualnego planu rozwoju menedżera administracji&lt;/p&gt;\n\n&lt;p&gt;2.Decydowanie w administracji publicznej&lt;/p&gt;\n\n&lt;p&gt;3.Etyka w pracy menedżera administracji publicznej&lt;/p&gt;\n\n&lt;p&gt;4.Informacja zwrotna w administracji publicznej&lt;/p&gt;\n\n&lt;p&gt;5.Marketing w administracji publicznej&lt;/p&gt;\n\n&lt;p&gt;6.Motywowanie w administracji publicznej&lt;/p&gt;\n\n&lt;p&gt;7.Negocjacje w administracji publicznej&lt;/p&gt;\n\n&lt;p&gt;8.Ochrona danych osobowych&lt;/p&gt;\n\n&lt;p&gt;9.Ochrona informacji niejawnych&lt;/p&gt;\n\n&lt;p&gt;10.Partnerstwo publiczno – prywatne&lt;/p&gt;\n\n&lt;p&gt;11.Pozyskiwanie i zarządzanie funduszami europejskimi&lt;/p&gt;\n\n&lt;p&gt;12.Psychologiczne uwarunkowania pracy menedżera administracji publicznej&lt;/p&gt;\n\n&lt;p&gt;13.Społeczno – kulturowe uwarunkowania pracy menedżera administracji publicznej&lt;/p&gt;\n\n&lt;p&gt;14.Wstęp do prawa administracyjnego&lt;/p&gt;\n\n&lt;p&gt;15.Wstęp do zarządzania inwestycjami w administracji publicznej&lt;/p&gt;\n\n&lt;p&gt;16.Zaawansowane regulacje prawne w administracji publicznej&lt;/p&gt;\n\n&lt;p&gt;17.Zarządzanie bezpieczeństwem w administracji publicznej&lt;/p&gt;\n\n&lt;p&gt;18.Zarządzanie czasem&lt;/p&gt;\n\n&lt;p&gt;19.Zarządzanie finansami w administracji publicznej&lt;/p&gt;\n\n&lt;p&gt;20.Zarządzanie jakością w administracji publicznej&lt;/p&gt;\n\n&lt;p&gt;21.Zarządzanie ryzykiem w administracji publicznej&lt;/p&gt;\n\n&lt;p&gt;22.Zarządzanie stresem&lt;/p&gt;\n\n&lt;p&gt;23.Zarządzanie zasobami ludzkimi w administracji publicznej&lt;/p&gt;\n\n&lt;p&gt;24.Zarządzanie zespołami&lt;/p&gt;&quot;, &quot;listaProjektow&quot;: [], &quot;idRodzajuUslugi&quot;: 144, &quot;kwalifikacjeKuz&quot;: [], &quot;osobaKontaktowa&quot;: {&quot;email&quot;: &quot;wf@centaurea.com.pl&quot;, &quot;telefon&quot;: &quot;+48 667 087 715&quot;, &quot;zdjecie&quot;: null, &quot;imieNazwisko&quot;: &quot;Wojciech Frycz&quot;}, &quot;zakresUprawnien&quot;: null, &quot;efektyUczeniaSie&quot;: &quot;&lt;p&gt;Uzyskanie wiedzy i praktycznych umiejętności efektywnego zarządzania instutucją publiczną i zasobami ludzkimi.&lt;/p&gt;&quot;, &quot;inneKwalifikacje&quot;: [], &quot;cenaNettoZaUsluge&quot;: null, &quot;idKategoriiUslugi&quot;: 412, &quot;idKwalifikacjiKkz&quot;: null, &quot;idKwalifikacjiZrk&quot;: null, &quot;warunkiTechniczne&quot;: null, &quot;cenaBruttoZaUsluge&quot;: null, &quot;cenaNettoZaGodzine&quot;: 5313, &quot;idFormySwiadczenia&quot;: 1, &quot;idPodrodzajuUslugi&quot;: 145, &quot;warunkiLogistyczne&quot;: [], &quot;cenaBruttoZaGodzine&quot;: 5313, &quot;formyDofinansowania&quot;: [1143], &quot;informacjeDodatkowe&quot;: &quot;&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quot;, &quot;kosztWalidacjiNetto&quot;: null, &quot;warunkiUczestnictwa&quot;: null, &quot;idPodkategoriiUslugi&quot;: 413, &quot;kosztWalidacjiBrutto&quot;: null, &quot;cenaNettoZaUczestnika&quot;: 85000, &quot;dataRozpoczeciaUslugi&quot;: &quot;2018-01-18T00:00:00+01:00&quot;, &quot;dataZakonczeniaUslugi&quot;: &quot;2018-06-30T00:00:00+02:00&quot;, &quot;cenaBruttoZaUczestnika&quot;: 85000, &quot;czyUslugaDofinansowana&quot;: true, &quot;materialyDlaUczestnikow&quot;: null, &quot;kosztCertyfikowaniaNetto&quot;: null, &quot;czyCenaDotyczyCalejUslugi&quot;: false, &quot;dataZakonczeniaRekrutacji&quot;: &quot;2018-04-30T00:00:00+02:00&quot;, &quot;kosztCertyfikowaniaBrutto&quot;: null, &quot;minimalnaLiczbaUczestnikow&quot;: 1, &quot;szczegolyMiejscaRealizacji&quot;: null, &quot;maksymalnaLiczbaUczestnikow&quot;: 12, &quot;idPodstawyPrawnejDlaPodmiotu&quot;: null, &quot;metodaOsiagnieciaEfektUslugi&quot;: null, &quot;nazwaPodmiotuCertyfikujacego&quot;: null, &quot;czyProwadziDoNabyciaKompetencji&quot;: true, &quot;zrkNazwaPodmiotuCertyfikujacego&quot;: null, &quot;podstawaUzyskaniaWpisuCertyfikat&quot;: &quot;Certyfikat VCC Akademia Edukacyjna&quot;,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52, "adres": {"idKraju": null, "idUlicy": null, "telefon": null, "nazwaKraju": null, "nazwaUlicy": "Julianowska", "kodPocztowy": "91-473", "numerLokalu": null, "numerBudynku": "7a", "idWojewodztwa": 5, "idMiejscowosci": null, "nazwaWojewodztwa": "łódzkie", "nazwaMiejscowosci": "Łódź", "dlugoscGeograficzna": null, "szerokoscGeograficzna": null}, "numer": "2016/11/02/7077/22652", "ocena": {"liczbaOcen": 0, "sredniaZOcen": 0.0}, "tytul": "Menedżer w administracji publicznej", "status": "ZREALIZOWANA", "efektUslugi": null, "celBiznesowy": null, "liczbaGodzin": 16, "celEdukacyjny": "Szkolenie ma na celu zapoznanie Słuchaczy z nowoczesnymi technikami zarządzania w administracji publicznej.", "dostawcaUslug": {"id": 7077, "logo": {"url": "https://uslugirozwojowe.parp.gov.pl/api/file/preview?token=%242a%2406%24WLXC5ct9IDLoilKsFuSQW.", "nazwa": "logotyp odświeżony.png", "rozszerzenie": null}, "nazwa": "Centrum Edukacyjno-Turystyczne \"CENTAUREA\" Wojciech Frycz"}, "grupaDocelowa": "&lt;p&gt;Menedżerowie jednostek administracji publicznej zainteresowani nabyciem lub uzupełnieniem i poszerzeniem wiedzy w zakresie zarządzania w administracji publicznej.&lt;/p&gt;", "kodyDostepowe": null, "programUslugi": "&lt;p&gt;Program dla pełnego kursu zaawansowanego (w szkoleniu wstępnym 16-godzinnym omawiane będą wybrane zagadnienia zgodnie z potrzebami uczestników):&lt;/p&gt;\n\n&lt;p&gt;1.Budowanie indywidualnego planu rozwoju menedżera administracji&lt;/p&gt;\n\n&lt;p&gt;2.Decydowanie w administracji publicznej&lt;/p&gt;\n\n&lt;p&gt;3.Etyka w pracy menedżera administracji publicznej&lt;/p&gt;\n\n&lt;p&gt;4.Informacja zwrotna w administracji publicznej&lt;/p&gt;\n\n&lt;p&gt;5.Marketing w administracji publicznej&lt;/p&gt;\n\n&lt;p&gt;6.Motywowanie w administracji publicznej&lt;/p&gt;\n\n&lt;p&gt;7.Negocjacje w administracji publicznej&lt;/p&gt;\n\n&lt;p&gt;8.Ochrona danych osobowych&lt;/p&gt;\n\n&lt;p&gt;9.Ochrona informacji niejawnych&lt;/p&gt;\n\n&lt;p&gt;10.Partnerstwo publiczno – prywatne&lt;/p&gt;\n\n&lt;p&gt;11.Pozyskiwanie i zarządzanie funduszami europejskimi&lt;/p&gt;\n\n&lt;p&gt;12.Psychologiczne uwarunkowania pracy menedżera administracji publicznej&lt;/p&gt;\n\n&lt;p&gt;13.Społeczno – kulturowe uwarunkowania pracy menedżera administracji publicznej&lt;/p&gt;\n\n&lt;p&gt;14.Wstęp do prawa administracyjnego&lt;/p&gt;\n\n&lt;p&gt;15.Wstęp do zarządzania inwestycjami w administracji publicznej&lt;/p&gt;\n\n&lt;p&gt;16.Zaawansowane regulacje prawne w administracji publicznej&lt;/p&gt;\n\n&lt;p&gt;17.Zarządzanie bezpieczeństwem w administracji publicznej&lt;/p&gt;\n\n&lt;p&gt;18.Zarządzanie czasem&lt;/p&gt;\n\n&lt;p&gt;19.Zarządzanie finansami w administracji publicznej&lt;/p&gt;\n\n&lt;p&gt;20.Zarządzanie jakością w administracji publicznej&lt;/p&gt;\n\n&lt;p&gt;21.Zarządzanie ryzykiem w administracji publicznej&lt;/p&gt;\n\n&lt;p&gt;22.Zarządzanie stresem&lt;/p&gt;\n\n&lt;p&gt;23.Zarządzanie zasobami ludzkimi w administracji publicznej&lt;/p&gt;\n\n&lt;p&gt;24.Zarządzanie zespołami&lt;/p&gt;", "listaProjektow": [], "idRodzajuUslugi": 144, "kwalifikacjeKuz": [], "osobaKontaktowa": {"email": "wf@centaurea.com.pl", "telefon": "+48 667 087 715", "zdjecie": null, "imieNazwisko": "Wojciech Frycz"}, "zakresUprawnien": null, "efektyUczeniaSie": "&lt;p&gt;Uzyskanie wiedzy i praktycznych umiejętności efektywnego zarządzania instutucją publiczną i zasobami ludzkimi.&lt;/p&gt;", "inneKwalifikacje": [], "cenaNettoZaUsluge": null, "idKategoriiUslugi": 412, "idKwalifikacjiKkz": null, "idKwalifikacjiZrk": null, "warunkiTechniczne": null, "cenaBruttoZaUsluge": null, "cenaNettoZaGodzine": 5313, "idFormySwiadczenia": 1, "idPodrodzajuUslugi": 145, "warunkiLogistyczne": [], "cenaBruttoZaGodzine": 5313, "formyDofinansowania": [1143], "informacjeDodatkowe": "&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 "kosztWalidacjiNetto": null, "warunkiUczestnictwa": null, "idPodkategoriiUslugi": 413, "kosztWalidacjiBrutto": null, "cenaNettoZaUczestnika": 85000, "dataRozpoczeciaUslugi": "2018-01-18T00:00:00+01:00", "dataZakonczeniaUslugi": "2018-06-30T00:00:00+02:00", "cenaBruttoZaUczestnika": 85000, "czyUslugaDofinansowana": true, "materialyDlaUczestnikow": null, "kosztCertyfikowaniaNetto": null, "czyCenaDotyczyCalejUslugi": false, "dataZakonczeniaRekrutacji": "2018-04-30T00:00:00+02:00", "kosztCertyfikowaniaBrutto": null, "minimalnaLiczbaUczestnikow": 1, "szczegolyMiejscaRealizacji": null, "maksymalnaLiczbaUczestnikow": 12, "idPodstawyPrawnejDlaPodmiotu": null, "metodaOsiagnieciaEfektUslugi": null, "nazwaPodmiotuCertyfikujacego": null, "czyProwadziDoNabyciaKompetencji": true, "zrkNazwaPodmiotuCertyfikujacego": null, "podstawaUzyskaniaWpisuCertyfikat": "Certyfikat VCC Akademia Edukacyjna",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896077">
            <text:p>2025-12-16 15:54:17.896077</text:p>
          </table:table-cell>
          <table:table-cell office:value-type="string" office:string-value="2025-12-16 15:54:17.896077">
            <text:p>2025-12-16 15:54:17.896077</text:p>
          </table:table-cell>
        </table:table-row>
        <table:table-row>
          <table:table-cell office:value-type="float" office:value="22651">
            <text:p>22651</text:p>
          </table:table-cell>
          <table:table-cell office:value-type="string" office:string-value="2016/11/02/7077/22651">
            <text:p>2016/11/02/7077/22651</text:p>
          </table:table-cell>
          <table:table-cell office:value-type="string" office:string-value="Etyka w administracji publicznej">
            <text:p>Etyka w administracji publicznej</text:p>
          </table:table-cell>
          <table:table-cell office:value-type="string" office:string-value="ZREALIZOWANA">
            <text:p>ZREALIZOWANA</text:p>
          </table:table-cell>
          <table:table-cell office:value-type="string" office:string-value="2018-01-03 00:00:00">
            <text:p>2018-01-03 00:00:00</text:p>
          </table:table-cell>
          <table:table-cell office:value-type="string" office:string-value="2018-06-30 00:00:00">
            <text:p>2018-06-30 00:00:00</text:p>
          </table:table-cell>
          <table:table-cell office:value-type="string" office:string-value="2018-04-30 00:00:00">
            <text:p>2018-04-30 00:00:00</text:p>
          </table:table-cell>
          <table:table-cell office:value-type="float" office:value="412">
            <text:p>412</text:p>
          </table:table-cell>
          <table:table-cell office:value-type="float" office:value="413">
            <text:p>413</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ma na celu przygotować Słuchaczy do wykorzystania dorobku etyki w swojej codziennej pracy w jednostkach administracji publicznej.">
            <text:p>Szkolenie ma na celu przygotować Słuchaczy do wykorzystania dorobku etyki w swojej codziennej pracy w jednostkach administracji publicznej.</text:p>
          </table:table-cell>
          <table:table-cell office:value-type="string" office:string-value="">
            <text:p/>
          </table:table-cell>
          <table:table-cell office:value-type="string" office:string-value="&lt;p&gt;Uzyskanie wiedzy i umiejętności etycznego postępowania i zarządzania w administracji publicznej.&lt;/p&gt;">
            <text:p>&lt;p&gt;Uzyskanie wiedzy i umiejętności etycznego postępowania i zarządzania w administracji publicznej.&lt;/p&gt;</text:p>
          </table:table-cell>
          <table:table-cell office:value-type="string" office:string-value="&lt;p&gt;Program dla pełnego kursu zaawansowanego (w szkoleniu wstępnym 16-godzinnym omawiane będą wybrane zagadnienia zgodnie z potrzebami uczestników):&lt;/p&gt;&#10;&#10;&lt;p&gt;1.Audyt etyczny w administracji publicznej&lt;/p&gt;&#10;&#10;&lt;p&gt;2.Budowanie i umacnianie kultury etycznej w administracji publicznej&lt;/p&gt;&#10;&#10;&lt;p&gt;3.Budowanie zaufania w administracji publicznej&lt;/p&gt;&#10;&#10;&lt;p&gt;4.Controlling etyczny w administracji publicznej&lt;/p&gt;&#10;&#10;&lt;p&gt;5.Decydowanie moralne&lt;/p&gt;&#10;&#10;&lt;p&gt;6.Definiowanie etyki w administracji publicznej&lt;/p&gt;&#10;&#10;&lt;p&gt;7.Etyczny HR&lt;/p&gt;&#10;&#10;&lt;p&gt;8.Etyka w komunikowaniu społecznym administracji publicznej&lt;/p&gt;&#10;&#10;&lt;p&gt;9.Etyka w public relations&lt;/p&gt;&#10;&#10;&lt;p&gt;10.Europejski Kodeks Dobrej Praktyki Administracyjnej&lt;/p&gt;&#10;&#10;&lt;p&gt;11.Kodeksy i programy etyczne&lt;/p&gt;&#10;&#10;&lt;p&gt;12.Korupcja, szantaż, mobbing jako przykłady zachowań nieetycznych&lt;/p&gt;&#10;&#10;&lt;p&gt;13.Odpowiedzialność etyczna wobec pracowników&lt;/p&gt;&#10;&#10;&lt;p&gt;14.Przywództwo etyczne w administracji publicznej&lt;/p&gt;&#10;&#10;&lt;p&gt;15.Uwarunkowania etyki służby publicznej&lt;/p&gt;&#10;&#10;&lt;p&gt;16.Wstęp do etyki&lt;/p&gt;">
            <text:p>&lt;p&gt;Program dla pełnego kursu zaawansowanego (w szkoleniu wstępnym 16-godzinnym omawiane będą wybrane zagadnienia zgodnie z potrzebami uczestników):&lt;/p&gt;

&lt;p&gt;1.Audyt etyczny w administracji publicznej&lt;/p&gt;

&lt;p&gt;2.Budowanie i umacnianie kultury etycznej w administracji publicznej&lt;/p&gt;

&lt;p&gt;3.Budowanie zaufania w administracji publicznej&lt;/p&gt;

&lt;p&gt;4.Controlling etyczny w administracji publicznej&lt;/p&gt;

&lt;p&gt;5.Decydowanie moralne&lt;/p&gt;

&lt;p&gt;6.Definiowanie etyki w administracji publicznej&lt;/p&gt;

&lt;p&gt;7.Etyczny HR&lt;/p&gt;

&lt;p&gt;8.Etyka w komunikowaniu społecznym administracji publicznej&lt;/p&gt;

&lt;p&gt;9.Etyka w public relations&lt;/p&gt;

&lt;p&gt;10.Europejski Kodeks Dobrej Praktyki Administracyjnej&lt;/p&gt;

&lt;p&gt;11.Kodeksy i programy etyczne&lt;/p&gt;

&lt;p&gt;12.Korupcja, szantaż, mobbing jako przykłady zachowań nieetycznych&lt;/p&gt;

&lt;p&gt;13.Odpowiedzialność etyczna wobec pracowników&lt;/p&gt;

&lt;p&gt;14.Przywództwo etyczne w administracji publicznej&lt;/p&gt;

&lt;p&gt;15.Uwarunkowania etyki służby publicznej&lt;/p&gt;

&lt;p&gt;16.Wstęp do etyki&lt;/p&gt;</text:p>
          </table:table-cell>
          <table:table-cell office:value-type="string" office:string-value="&lt;p&gt;Dyrektorzy, menedżerowie, kierownicy zespołów, specjaliści jednostek administracji publicznej zainteresowani nabyciem lub uzupełnieniem wiedzy z zakresu etyki.&lt;/p&gt;">
            <text:p>&lt;p&gt;Dyrektorzy, menedżerowie, kierownicy zespołów, specjaliści jednostek administracji publicznej zainteresowani nabyciem lub uzupełnieniem wiedzy z zakresu etyki.&lt;/p&gt;</text:p>
          </table:table-cell>
          <table:table-cell office:value-type="string" office:string-value="">
            <text:p/>
          </table:table-cell>
          <table:table-cell office:value-type="string" office:string-value="">
            <text:p/>
          </table:table-cell>
          <table:table-cell office:value-type="string" office:string-value="&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10;&#10;&lt;p&gt;Informacje o pozostałych szkoleniach w C.E.T.CENTAUREA - http://www.edukacja.centaurea.com.pl/oferta-edukacyjna/wykaz-szkolen&lt;/p&gt;">
            <text:p>&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

&lt;p&gt;Informacje o pozostałych szkoleniach w C.E.T.CENTAUREA - http://www.edukacja.centaurea.com.pl/oferta-edukacyjna/wykaz-szkolen&lt;/p&gt;</text:p>
          </table:table-cell>
          <table:table-cell office:value-type="string" office:string-value="">
            <text:p/>
          </table:table-cell>
          <table:table-cell office:value-type="string" office:string-value="">
            <text:p/>
          </table:table-cell>
          <table:table-cell office:value-type="float" office:value="35000.0">
            <text:p>35000.0</text:p>
          </table:table-cell>
          <table:table-cell office:value-type="float" office:value="35000.0">
            <text:p>35000.0</text:p>
          </table:table-cell>
          <table:table-cell office:value-type="float" office:value="2187">
            <text:p>2187</text:p>
          </table:table-cell>
          <table:table-cell office:value-type="float" office:value="2187">
            <text:p>2187</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2.0">
            <text:p>12.0</text:p>
          </table:table-cell>
          <table:table-cell office:value-type="string" office:string-value="{&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text:p>{"idKraju": null, "idUlicy": null, "telefon": null, "nazwaKraju": null, "nazwaUlicy": "Julianowska", "kodPocztowy": "91-473", "numerLokalu": null, "numerBudynku": "7a", "idWojewodztwa": 5, "idMiejscowosci": null, "nazwaWojewodztwa": "łódzkie", "nazwaMiejscowosci": "Łódź", "dlugoscGeograficzna": null, "szerokoscGeograficzna": null}</text:p>
          </table:table-cell>
          <table:table-cell office:value-type="string" office:string-value="{&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text:p>{"id": 7077, "logo": {"url": "https://uslugirozwojowe.parp.gov.pl/api/file/preview?token=%242a%2406%24WLXC5ct9IDLoilKsFuSQW.", "nazwa": "logotyp odświeżony.png", "rozszerzenie": null}, "nazwa": "Centrum Edukacyjno-Turystyczne \"CENTAUREA\" Wojciech Frycz"}</text:p>
          </table:table-cell>
          <table:table-cell office:value-type="string" office:string-value="{&quot;email&quot;: &quot;wf@centaurea.com.pl&quot;, &quot;telefon&quot;: &quot;+48 667 087 715&quot;, &quot;zdjecie&quot;: null, &quot;imieNazwisko&quot;: &quot;Wojciech Frycz&quot;}">
            <text:p>{"email": "wf@centaurea.com.pl", "telefon": "+48 667 087 715", "zdjecie": null, "imieNazwisko": "Wojciech Fry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1143]">
            <text:p>[1143]</text:p>
          </table:table-cell>
          <table:table-cell office:value-type="string" office:string-value="[]">
            <text:p>[]</text:p>
          </table:table-cell>
          <table:table-cell office:value-type="string" office:string-value="[]">
            <text:p>[]</text:p>
          </table:table-cell>
          <table:table-cell office:value-type="string" office:string-value="{&quot;id&quot;: 22651, &quot;adres&quot;: {&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quot;numer&quot;: &quot;2016/11/02/7077/22651&quot;, &quot;ocena&quot;: {&quot;liczbaOcen&quot;: 0, &quot;sredniaZOcen&quot;: 0.0}, &quot;tytul&quot;: &quot;Etyka w administracji publicznej&quot;, &quot;status&quot;: &quot;ZREALIZOWANA&quot;, &quot;efektUslugi&quot;: null, &quot;celBiznesowy&quot;: null, &quot;liczbaGodzin&quot;: 16, &quot;celEdukacyjny&quot;: &quot;Szkolenie ma na celu przygotować Słuchaczy do wykorzystania dorobku etyki w swojej codziennej pracy w jednostkach administracji publicznej.&quot;, &quot;dostawcaUslug&quot;: {&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quot;grupaDocelowa&quot;: &quot;&lt;p&gt;Dyrektorzy, menedżerowie, kierownicy zespołów, specjaliści jednostek administracji publicznej zainteresowani nabyciem lub uzupełnieniem wiedzy z zakresu etyki.&lt;/p&gt;&quot;, &quot;kodyDostepowe&quot;: null, &quot;programUslugi&quot;: &quot;&lt;p&gt;Program dla pełnego kursu zaawansowanego (w szkoleniu wstępnym 16-godzinnym omawiane będą wybrane zagadnienia zgodnie z potrzebami uczestników):&lt;/p&gt;\n\n&lt;p&gt;1.Audyt etyczny w administracji publicznej&lt;/p&gt;\n\n&lt;p&gt;2.Budowanie i umacnianie kultury etycznej w administracji publicznej&lt;/p&gt;\n\n&lt;p&gt;3.Budowanie zaufania w administracji publicznej&lt;/p&gt;\n\n&lt;p&gt;4.Controlling etyczny w administracji publicznej&lt;/p&gt;\n\n&lt;p&gt;5.Decydowanie moralne&lt;/p&gt;\n\n&lt;p&gt;6.Definiowanie etyki w administracji publicznej&lt;/p&gt;\n\n&lt;p&gt;7.Etyczny HR&lt;/p&gt;\n\n&lt;p&gt;8.Etyka w komunikowaniu społecznym administracji publicznej&lt;/p&gt;\n\n&lt;p&gt;9.Etyka w public relations&lt;/p&gt;\n\n&lt;p&gt;10.Europejski Kodeks Dobrej Praktyki Administracyjnej&lt;/p&gt;\n\n&lt;p&gt;11.Kodeksy i programy etyczne&lt;/p&gt;\n\n&lt;p&gt;12.Korupcja, szantaż, mobbing jako przykłady zachowań nieetycznych&lt;/p&gt;\n\n&lt;p&gt;13.Odpowiedzialność etyczna wobec pracowników&lt;/p&gt;\n\n&lt;p&gt;14.Przywództwo etyczne w administracji publicznej&lt;/p&gt;\n\n&lt;p&gt;15.Uwarunkowania etyki służby publicznej&lt;/p&gt;\n\n&lt;p&gt;16.Wstęp do etyki&lt;/p&gt;&quot;, &quot;listaProjektow&quot;: [], &quot;idRodzajuUslugi&quot;: 144, &quot;kwalifikacjeKuz&quot;: [], &quot;osobaKontaktowa&quot;: {&quot;email&quot;: &quot;wf@centaurea.com.pl&quot;, &quot;telefon&quot;: &quot;+48 667 087 715&quot;, &quot;zdjecie&quot;: null, &quot;imieNazwisko&quot;: &quot;Wojciech Frycz&quot;}, &quot;zakresUprawnien&quot;: null, &quot;efektyUczeniaSie&quot;: &quot;&lt;p&gt;Uzyskanie wiedzy i umiejętności etycznego postępowania i zarządzania w administracji publicznej.&lt;/p&gt;&quot;, &quot;inneKwalifikacje&quot;: [], &quot;cenaNettoZaUsluge&quot;: null, &quot;idKategoriiUslugi&quot;: 412, &quot;idKwalifikacjiKkz&quot;: null, &quot;idKwalifikacjiZrk&quot;: null, &quot;warunkiTechniczne&quot;: null, &quot;cenaBruttoZaUsluge&quot;: null, &quot;cenaNettoZaGodzine&quot;: 2187, &quot;idFormySwiadczenia&quot;: 1, &quot;idPodrodzajuUslugi&quot;: 145, &quot;warunkiLogistyczne&quot;: [], &quot;cenaBruttoZaGodzine&quot;: 2187, &quot;formyDofinansowania&quot;: [1143], &quot;informacjeDodatkowe&quot;: &quot;&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quot;, &quot;kosztWalidacjiNetto&quot;: null, &quot;warunkiUczestnictwa&quot;: null, &quot;idPodkategoriiUslugi&quot;: 413, &quot;kosztWalidacjiBrutto&quot;: null, &quot;cenaNettoZaUczestnika&quot;: 35000, &quot;dataRozpoczeciaUslugi&quot;: &quot;2018-01-03T00:00:00+01:00&quot;, &quot;dataZakonczeniaUslugi&quot;: &quot;2018-06-30T00:00:00+02:00&quot;, &quot;cenaBruttoZaUczestnika&quot;: 35000, &quot;czyUslugaDofinansowana&quot;: true, &quot;materialyDlaUczestnikow&quot;: null, &quot;kosztCertyfikowaniaNetto&quot;: null, &quot;czyCenaDotyczyCalejUslugi&quot;: false, &quot;dataZakonczeniaRekrutacji&quot;: &quot;2018-04-30T00:00:00+02:00&quot;, &quot;kosztCertyfikowaniaBrutto&quot;: null, &quot;minimalnaLiczbaUczestnikow&quot;: 1, &quot;szczegolyMiejscaRealizacji&quot;: null, &quot;maksymalnaLiczbaUczestnikow&quot;: 12, &quot;idPodstawyPrawnejDlaPodmiotu&quot;: null, &quot;metodaOsiagnieciaEfektUslugi&quot;: null, &quot;nazwaPodmiotuCertyfikujacego&quot;: null, &quot;czyProwadziDoNabyciaKompetencji&quot;: true, &quot;zrkNazwaPodmiotuCertyfikujacego&quot;: null, &quot;podstawaUzyskaniaWpisuCertyfikat&quot;: &quot;Certyfikat VCC Akademia Edukacyjna&quot;,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51, "adres": {"idKraju": null, "idUlicy": null, "telefon": null, "nazwaKraju": null, "nazwaUlicy": "Julianowska", "kodPocztowy": "91-473", "numerLokalu": null, "numerBudynku": "7a", "idWojewodztwa": 5, "idMiejscowosci": null, "nazwaWojewodztwa": "łódzkie", "nazwaMiejscowosci": "Łódź", "dlugoscGeograficzna": null, "szerokoscGeograficzna": null}, "numer": "2016/11/02/7077/22651", "ocena": {"liczbaOcen": 0, "sredniaZOcen": 0.0}, "tytul": "Etyka w administracji publicznej", "status": "ZREALIZOWANA", "efektUslugi": null, "celBiznesowy": null, "liczbaGodzin": 16, "celEdukacyjny": "Szkolenie ma na celu przygotować Słuchaczy do wykorzystania dorobku etyki w swojej codziennej pracy w jednostkach administracji publicznej.", "dostawcaUslug": {"id": 7077, "logo": {"url": "https://uslugirozwojowe.parp.gov.pl/api/file/preview?token=%242a%2406%24WLXC5ct9IDLoilKsFuSQW.", "nazwa": "logotyp odświeżony.png", "rozszerzenie": null}, "nazwa": "Centrum Edukacyjno-Turystyczne \"CENTAUREA\" Wojciech Frycz"}, "grupaDocelowa": "&lt;p&gt;Dyrektorzy, menedżerowie, kierownicy zespołów, specjaliści jednostek administracji publicznej zainteresowani nabyciem lub uzupełnieniem wiedzy z zakresu etyki.&lt;/p&gt;", "kodyDostepowe": null, "programUslugi": "&lt;p&gt;Program dla pełnego kursu zaawansowanego (w szkoleniu wstępnym 16-godzinnym omawiane będą wybrane zagadnienia zgodnie z potrzebami uczestników):&lt;/p&gt;\n\n&lt;p&gt;1.Audyt etyczny w administracji publicznej&lt;/p&gt;\n\n&lt;p&gt;2.Budowanie i umacnianie kultury etycznej w administracji publicznej&lt;/p&gt;\n\n&lt;p&gt;3.Budowanie zaufania w administracji publicznej&lt;/p&gt;\n\n&lt;p&gt;4.Controlling etyczny w administracji publicznej&lt;/p&gt;\n\n&lt;p&gt;5.Decydowanie moralne&lt;/p&gt;\n\n&lt;p&gt;6.Definiowanie etyki w administracji publicznej&lt;/p&gt;\n\n&lt;p&gt;7.Etyczny HR&lt;/p&gt;\n\n&lt;p&gt;8.Etyka w komunikowaniu społecznym administracji publicznej&lt;/p&gt;\n\n&lt;p&gt;9.Etyka w public relations&lt;/p&gt;\n\n&lt;p&gt;10.Europejski Kodeks Dobrej Praktyki Administracyjnej&lt;/p&gt;\n\n&lt;p&gt;11.Kodeksy i programy etyczne&lt;/p&gt;\n\n&lt;p&gt;12.Korupcja, szantaż, mobbing jako przykłady zachowań nieetycznych&lt;/p&gt;\n\n&lt;p&gt;13.Odpowiedzialność etyczna wobec pracowników&lt;/p&gt;\n\n&lt;p&gt;14.Przywództwo etyczne w administracji publicznej&lt;/p&gt;\n\n&lt;p&gt;15.Uwarunkowania etyki służby publicznej&lt;/p&gt;\n\n&lt;p&gt;16.Wstęp do etyki&lt;/p&gt;", "listaProjektow": [], "idRodzajuUslugi": 144, "kwalifikacjeKuz": [], "osobaKontaktowa": {"email": "wf@centaurea.com.pl", "telefon": "+48 667 087 715", "zdjecie": null, "imieNazwisko": "Wojciech Frycz"}, "zakresUprawnien": null, "efektyUczeniaSie": "&lt;p&gt;Uzyskanie wiedzy i umiejętności etycznego postępowania i zarządzania w administracji publicznej.&lt;/p&gt;", "inneKwalifikacje": [], "cenaNettoZaUsluge": null, "idKategoriiUslugi": 412, "idKwalifikacjiKkz": null, "idKwalifikacjiZrk": null, "warunkiTechniczne": null, "cenaBruttoZaUsluge": null, "cenaNettoZaGodzine": 2187, "idFormySwiadczenia": 1, "idPodrodzajuUslugi": 145, "warunkiLogistyczne": [], "cenaBruttoZaGodzine": 2187, "formyDofinansowania": [1143], "informacjeDodatkowe": "&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 "kosztWalidacjiNetto": null, "warunkiUczestnictwa": null, "idPodkategoriiUslugi": 413, "kosztWalidacjiBrutto": null, "cenaNettoZaUczestnika": 35000, "dataRozpoczeciaUslugi": "2018-01-03T00:00:00+01:00", "dataZakonczeniaUslugi": "2018-06-30T00:00:00+02:00", "cenaBruttoZaUczestnika": 35000, "czyUslugaDofinansowana": true, "materialyDlaUczestnikow": null, "kosztCertyfikowaniaNetto": null, "czyCenaDotyczyCalejUslugi": false, "dataZakonczeniaRekrutacji": "2018-04-30T00:00:00+02:00", "kosztCertyfikowaniaBrutto": null, "minimalnaLiczbaUczestnikow": 1, "szczegolyMiejscaRealizacji": null, "maksymalnaLiczbaUczestnikow": 12, "idPodstawyPrawnejDlaPodmiotu": null, "metodaOsiagnieciaEfektUslugi": null, "nazwaPodmiotuCertyfikujacego": null, "czyProwadziDoNabyciaKompetencji": true, "zrkNazwaPodmiotuCertyfikujacego": null, "podstawaUzyskaniaWpisuCertyfikat": "Certyfikat VCC Akademia Edukacyjna",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893445">
            <text:p>2025-12-16 15:54:17.893445</text:p>
          </table:table-cell>
          <table:table-cell office:value-type="string" office:string-value="2025-12-16 15:54:17.893445">
            <text:p>2025-12-16 15:54:17.893445</text:p>
          </table:table-cell>
        </table:table-row>
        <table:table-row>
          <table:table-cell office:value-type="float" office:value="22650">
            <text:p>22650</text:p>
          </table:table-cell>
          <table:table-cell office:value-type="string" office:string-value="2016/11/02/7077/22650">
            <text:p>2016/11/02/7077/22650</text:p>
          </table:table-cell>
          <table:table-cell office:value-type="string" office:string-value="Crisis Management. Zarządzanie sytuacją kryzysową w administracji">
            <text:p>Crisis Management. Zarządzanie sytuacją kryzysową w administracji</text:p>
          </table:table-cell>
          <table:table-cell office:value-type="string" office:string-value="ZREALIZOWANA">
            <text:p>ZREALIZOWANA</text:p>
          </table:table-cell>
          <table:table-cell office:value-type="string" office:string-value="2018-01-17 00:00:00">
            <text:p>2018-01-17 00:00:00</text:p>
          </table:table-cell>
          <table:table-cell office:value-type="string" office:string-value="2018-06-30 00:00:00">
            <text:p>2018-06-30 00:00:00</text:p>
          </table:table-cell>
          <table:table-cell office:value-type="string" office:string-value="2018-06-30 00:00:00">
            <text:p>2018-06-30 00:00:00</text:p>
          </table:table-cell>
          <table:table-cell office:value-type="float" office:value="412">
            <text:p>412</text:p>
          </table:table-cell>
          <table:table-cell office:value-type="float" office:value="413">
            <text:p>413</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ma na celu zapoznanie Słuchaczy z technikami zarządzania sytuacją kryzysową w administracji publicznej.">
            <text:p>Szkolenie ma na celu zapoznanie Słuchaczy z technikami zarządzania sytuacją kryzysową w administracji publicznej.</text:p>
          </table:table-cell>
          <table:table-cell office:value-type="string" office:string-value="">
            <text:p/>
          </table:table-cell>
          <table:table-cell office:value-type="string" office:string-value="&lt;p&gt;Uzyskanie wiedzy i praktycznych umiejętności efektywnego prowadzenia działań i zarządzania w sytuacjach kryzysowych w administracji publicznej.&lt;/p&gt;">
            <text:p>&lt;p&gt;Uzyskanie wiedzy i praktycznych umiejętności efektywnego prowadzenia działań i zarządzania w sytuacjach kryzysowych w administracji publicznej.&lt;/p&gt;</text:p>
          </table:table-cell>
          <table:table-cell office:value-type="string" office:string-value="&lt;p&gt;Program dla pełnego kursu zaawansowanego (w szkoleniu wstępnym 16-godzinnym omawiane będą wybrane zagadnienia zgodnie z potrzebami uczestników):&lt;/p&gt;&#10;&#10;&lt;p&gt;1.Analiza sytuacji kryzysowej w administracji publicznej&lt;/p&gt;&#10;&#10;&lt;p&gt;2.Definiowanie kryzysów i sytuacji problemowych w administracji publicznej&lt;/p&gt;&#10;&#10;&lt;p&gt;3.Komunikowanie w sytuacjach kryzysowych&lt;/p&gt;&#10;&#10;&lt;p&gt;4.Kryzysowe Public Relations&lt;/p&gt;&#10;&#10;&lt;p&gt;5.Motywowanie w sytuacjach kryzysowych&lt;/p&gt;&#10;&#10;&lt;p&gt;6.Narzędzia prewencji i ostrzegania&lt;/p&gt;&#10;&#10;&lt;p&gt;7.Negocjacje w sytuacji kryzysowej&lt;/p&gt;&#10;&#10;&lt;p&gt;8.Przywództwo i decydowanie kryzysowe&lt;/p&gt;&#10;&#10;&lt;p&gt;9.Psychologia sytuacji kryzysowych&lt;/p&gt;&#10;&#10;&lt;p&gt;10.Scenariusze i plany walki z kryzysem&lt;/p&gt;&#10;&#10;&lt;p&gt;11.Strategie antykryzysowe&lt;/p&gt;&#10;&#10;&lt;p&gt;12.Wstęp do zarządzania stresem&lt;/p&gt;&#10;&#10;&lt;p&gt;13.Wystąpienia publiczne w sytuacjach kryzysowych&lt;/p&gt;&#10;&#10;&lt;p&gt;14.Zarządzanie medialne sytuacją kryzysową&lt;/p&gt;&#10;&#10;&lt;p&gt;15.Zarządzanie zasobami ludzkimi w sytuacji kryzysowej&lt;/p&gt;&#10;&#10;&lt;p&gt;16.Zarządzanie zespołem w sytuacji kryzysowej&lt;/p&gt;">
            <text:p>&lt;p&gt;Program dla pełnego kursu zaawansowanego (w szkoleniu wstępnym 16-godzinnym omawiane będą wybrane zagadnienia zgodnie z potrzebami uczestników):&lt;/p&gt;

&lt;p&gt;1.Analiza sytuacji kryzysowej w administracji publicznej&lt;/p&gt;

&lt;p&gt;2.Definiowanie kryzysów i sytuacji problemowych w administracji publicznej&lt;/p&gt;

&lt;p&gt;3.Komunikowanie w sytuacjach kryzysowych&lt;/p&gt;

&lt;p&gt;4.Kryzysowe Public Relations&lt;/p&gt;

&lt;p&gt;5.Motywowanie w sytuacjach kryzysowych&lt;/p&gt;

&lt;p&gt;6.Narzędzia prewencji i ostrzegania&lt;/p&gt;

&lt;p&gt;7.Negocjacje w sytuacji kryzysowej&lt;/p&gt;

&lt;p&gt;8.Przywództwo i decydowanie kryzysowe&lt;/p&gt;

&lt;p&gt;9.Psychologia sytuacji kryzysowych&lt;/p&gt;

&lt;p&gt;10.Scenariusze i plany walki z kryzysem&lt;/p&gt;

&lt;p&gt;11.Strategie antykryzysowe&lt;/p&gt;

&lt;p&gt;12.Wstęp do zarządzania stresem&lt;/p&gt;

&lt;p&gt;13.Wystąpienia publiczne w sytuacjach kryzysowych&lt;/p&gt;

&lt;p&gt;14.Zarządzanie medialne sytuacją kryzysową&lt;/p&gt;

&lt;p&gt;15.Zarządzanie zasobami ludzkimi w sytuacji kryzysowej&lt;/p&gt;

&lt;p&gt;16.Zarządzanie zespołem w sytuacji kryzysowej&lt;/p&gt;</text:p>
          </table:table-cell>
          <table:table-cell office:value-type="string" office:string-value="&lt;p&gt;Dyrektorzy, menedżerowie, kierownicy zespołów, specjaliści administracji publicznej zainteresowani nabyciem lub uzupełnieniem i poszerzeniem wiedzy w zakresie zarządzania sytuacją kryzysową.&lt;/p&gt;">
            <text:p>&lt;p&gt;Dyrektorzy, menedżerowie, kierownicy zespołów, specjaliści administracji publicznej zainteresowani nabyciem lub uzupełnieniem i poszerzeniem wiedzy w zakresie zarządzania sytuacją kryzysową.&lt;/p&gt;</text:p>
          </table:table-cell>
          <table:table-cell office:value-type="string" office:string-value="">
            <text:p/>
          </table:table-cell>
          <table:table-cell office:value-type="string" office:string-value="">
            <text:p/>
          </table:table-cell>
          <table:table-cell office:value-type="string" office:string-value="&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10;&#10;&lt;p&gt;Informacje o pozostałych szkoleniach w C.E.T.CENTAUREA - http://www.edukacja.centaurea.com.pl/oferta-edukacyjna/wykaz-szkolen&lt;/p&gt;">
            <text:p>&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

&lt;p&gt;Informacje o pozostałych szkoleniach w C.E.T.CENTAUREA - http://www.edukacja.centaurea.com.pl/oferta-edukacyjna/wykaz-szkolen&lt;/p&gt;</text:p>
          </table:table-cell>
          <table:table-cell office:value-type="string" office:string-value="">
            <text:p/>
          </table:table-cell>
          <table:table-cell office:value-type="string" office:string-value="">
            <text:p/>
          </table:table-cell>
          <table:table-cell office:value-type="float" office:value="35000.0">
            <text:p>35000.0</text:p>
          </table:table-cell>
          <table:table-cell office:value-type="float" office:value="35000.0">
            <text:p>35000.0</text:p>
          </table:table-cell>
          <table:table-cell office:value-type="float" office:value="2188">
            <text:p>2188</text:p>
          </table:table-cell>
          <table:table-cell office:value-type="float" office:value="2188">
            <text:p>2188</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2.0">
            <text:p>12.0</text:p>
          </table:table-cell>
          <table:table-cell office:value-type="string" office:string-value="{&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text:p>{"idKraju": null, "idUlicy": null, "telefon": null, "nazwaKraju": null, "nazwaUlicy": "Julianowska", "kodPocztowy": "91-473", "numerLokalu": null, "numerBudynku": "7a", "idWojewodztwa": 5, "idMiejscowosci": null, "nazwaWojewodztwa": "łódzkie", "nazwaMiejscowosci": "Łódź", "dlugoscGeograficzna": null, "szerokoscGeograficzna": null}</text:p>
          </table:table-cell>
          <table:table-cell office:value-type="string" office:string-value="{&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text:p>{"id": 7077, "logo": {"url": "https://uslugirozwojowe.parp.gov.pl/api/file/preview?token=%242a%2406%24WLXC5ct9IDLoilKsFuSQW.", "nazwa": "logotyp odświeżony.png", "rozszerzenie": null}, "nazwa": "Centrum Edukacyjno-Turystyczne \"CENTAUREA\" Wojciech Frycz"}</text:p>
          </table:table-cell>
          <table:table-cell office:value-type="string" office:string-value="{&quot;email&quot;: &quot;wf@centaurea.com.pl&quot;, &quot;telefon&quot;: &quot;+48 667 087 715&quot;, &quot;zdjecie&quot;: null, &quot;imieNazwisko&quot;: &quot;Wojciech Frycz&quot;}">
            <text:p>{"email": "wf@centaurea.com.pl", "telefon": "+48 667 087 715", "zdjecie": null, "imieNazwisko": "Wojciech Fry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1143]">
            <text:p>[1143]</text:p>
          </table:table-cell>
          <table:table-cell office:value-type="string" office:string-value="[]">
            <text:p>[]</text:p>
          </table:table-cell>
          <table:table-cell office:value-type="string" office:string-value="[]">
            <text:p>[]</text:p>
          </table:table-cell>
          <table:table-cell office:value-type="string" office:string-value="{&quot;id&quot;: 22650, &quot;adres&quot;: {&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quot;numer&quot;: &quot;2016/11/02/7077/22650&quot;, &quot;ocena&quot;: {&quot;liczbaOcen&quot;: 0, &quot;sredniaZOcen&quot;: 0.0}, &quot;tytul&quot;: &quot;Crisis Management. Zarządzanie sytuacją kryzysową w administracji&quot;, &quot;status&quot;: &quot;ZREALIZOWANA&quot;, &quot;efektUslugi&quot;: null, &quot;celBiznesowy&quot;: null, &quot;liczbaGodzin&quot;: 16, &quot;celEdukacyjny&quot;: &quot;Szkolenie ma na celu zapoznanie Słuchaczy z technikami zarządzania sytuacją kryzysową w administracji publicznej.&quot;, &quot;dostawcaUslug&quot;: {&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quot;grupaDocelowa&quot;: &quot;&lt;p&gt;Dyrektorzy, menedżerowie, kierownicy zespołów, specjaliści administracji publicznej zainteresowani nabyciem lub uzupełnieniem i poszerzeniem wiedzy w zakresie zarządzania sytuacją kryzysową.&lt;/p&gt;&quot;, &quot;kodyDostepowe&quot;: null, &quot;programUslugi&quot;: &quot;&lt;p&gt;Program dla pełnego kursu zaawansowanego (w szkoleniu wstępnym 16-godzinnym omawiane będą wybrane zagadnienia zgodnie z potrzebami uczestników):&lt;/p&gt;\n\n&lt;p&gt;1.Analiza sytuacji kryzysowej w administracji publicznej&lt;/p&gt;\n\n&lt;p&gt;2.Definiowanie kryzysów i sytuacji problemowych w administracji publicznej&lt;/p&gt;\n\n&lt;p&gt;3.Komunikowanie w sytuacjach kryzysowych&lt;/p&gt;\n\n&lt;p&gt;4.Kryzysowe Public Relations&lt;/p&gt;\n\n&lt;p&gt;5.Motywowanie w sytuacjach kryzysowych&lt;/p&gt;\n\n&lt;p&gt;6.Narzędzia prewencji i ostrzegania&lt;/p&gt;\n\n&lt;p&gt;7.Negocjacje w sytuacji kryzysowej&lt;/p&gt;\n\n&lt;p&gt;8.Przywództwo i decydowanie kryzysowe&lt;/p&gt;\n\n&lt;p&gt;9.Psychologia sytuacji kryzysowych&lt;/p&gt;\n\n&lt;p&gt;10.Scenariusze i plany walki z kryzysem&lt;/p&gt;\n\n&lt;p&gt;11.Strategie antykryzysowe&lt;/p&gt;\n\n&lt;p&gt;12.Wstęp do zarządzania stresem&lt;/p&gt;\n\n&lt;p&gt;13.Wystąpienia publiczne w sytuacjach kryzysowych&lt;/p&gt;\n\n&lt;p&gt;14.Zarządzanie medialne sytuacją kryzysową&lt;/p&gt;\n\n&lt;p&gt;15.Zarządzanie zasobami ludzkimi w sytuacji kryzysowej&lt;/p&gt;\n\n&lt;p&gt;16.Zarządzanie zespołem w sytuacji kryzysowej&lt;/p&gt;&quot;, &quot;listaProjektow&quot;: [], &quot;idRodzajuUslugi&quot;: 144, &quot;kwalifikacjeKuz&quot;: [], &quot;osobaKontaktowa&quot;: {&quot;email&quot;: &quot;wf@centaurea.com.pl&quot;, &quot;telefon&quot;: &quot;+48 667 087 715&quot;, &quot;zdjecie&quot;: null, &quot;imieNazwisko&quot;: &quot;Wojciech Frycz&quot;}, &quot;zakresUprawnien&quot;: null, &quot;efektyUczeniaSie&quot;: &quot;&lt;p&gt;Uzyskanie wiedzy i praktycznych umiejętności efektywnego prowadzenia działań i zarządzania w sytuacjach kryzysowych w administracji publicznej.&lt;/p&gt;&quot;, &quot;inneKwalifikacje&quot;: [], &quot;cenaNettoZaUsluge&quot;: null, &quot;idKategoriiUslugi&quot;: 412, &quot;idKwalifikacjiKkz&quot;: null, &quot;idKwalifikacjiZrk&quot;: null, &quot;warunkiTechniczne&quot;: null, &quot;cenaBruttoZaUsluge&quot;: null, &quot;cenaNettoZaGodzine&quot;: 2188, &quot;idFormySwiadczenia&quot;: 1, &quot;idPodrodzajuUslugi&quot;: 145, &quot;warunkiLogistyczne&quot;: [], &quot;cenaBruttoZaGodzine&quot;: 2188, &quot;formyDofinansowania&quot;: [1143], &quot;informacjeDodatkowe&quot;: &quot;&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quot;, &quot;kosztWalidacjiNetto&quot;: null, &quot;warunkiUczestnictwa&quot;: null, &quot;idPodkategoriiUslugi&quot;: 413, &quot;kosztWalidacjiBrutto&quot;: null, &quot;cenaNettoZaUczestnika&quot;: 35000, &quot;dataRozpoczeciaUslugi&quot;: &quot;2018-01-17T00:00:00+01:00&quot;, &quot;dataZakonczeniaUslugi&quot;: &quot;2018-06-30T00:00:00+02:00&quot;, &quot;cenaBruttoZaUczestnika&quot;: 35000, &quot;czyUslugaDofinansowana&quot;: true, &quot;materialyDlaUczestnikow&quot;: null, &quot;kosztCertyfikowaniaNetto&quot;: null, &quot;czyCenaDotyczyCalejUslugi&quot;: false, &quot;dataZakonczeniaRekrutacji&quot;: &quot;2018-06-30T00:00:00+02:00&quot;, &quot;kosztCertyfikowaniaBrutto&quot;: null, &quot;minimalnaLiczbaUczestnikow&quot;: 1, &quot;szczegolyMiejscaRealizacji&quot;: null, &quot;maksymalnaLiczbaUczestnikow&quot;: 12, &quot;idPodstawyPrawnejDlaPodmiotu&quot;: null, &quot;metodaOsiagnieciaEfektUslugi&quot;: null, &quot;nazwaPodmiotuCertyfikujacego&quot;: null, &quot;czyProwadziDoNabyciaKompetencji&quot;: true, &quot;zrkNazwaPodmiotuCertyfikujacego&quot;: null, &quot;podstawaUzyskaniaWpisuCertyfikat&quot;: &quot;Certyfikat VCC Akademia Edukacyjna&quot;,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50, "adres": {"idKraju": null, "idUlicy": null, "telefon": null, "nazwaKraju": null, "nazwaUlicy": "Julianowska", "kodPocztowy": "91-473", "numerLokalu": null, "numerBudynku": "7a", "idWojewodztwa": 5, "idMiejscowosci": null, "nazwaWojewodztwa": "łódzkie", "nazwaMiejscowosci": "Łódź", "dlugoscGeograficzna": null, "szerokoscGeograficzna": null}, "numer": "2016/11/02/7077/22650", "ocena": {"liczbaOcen": 0, "sredniaZOcen": 0.0}, "tytul": "Crisis Management. Zarządzanie sytuacją kryzysową w administracji", "status": "ZREALIZOWANA", "efektUslugi": null, "celBiznesowy": null, "liczbaGodzin": 16, "celEdukacyjny": "Szkolenie ma na celu zapoznanie Słuchaczy z technikami zarządzania sytuacją kryzysową w administracji publicznej.", "dostawcaUslug": {"id": 7077, "logo": {"url": "https://uslugirozwojowe.parp.gov.pl/api/file/preview?token=%242a%2406%24WLXC5ct9IDLoilKsFuSQW.", "nazwa": "logotyp odświeżony.png", "rozszerzenie": null}, "nazwa": "Centrum Edukacyjno-Turystyczne \"CENTAUREA\" Wojciech Frycz"}, "grupaDocelowa": "&lt;p&gt;Dyrektorzy, menedżerowie, kierownicy zespołów, specjaliści administracji publicznej zainteresowani nabyciem lub uzupełnieniem i poszerzeniem wiedzy w zakresie zarządzania sytuacją kryzysową.&lt;/p&gt;", "kodyDostepowe": null, "programUslugi": "&lt;p&gt;Program dla pełnego kursu zaawansowanego (w szkoleniu wstępnym 16-godzinnym omawiane będą wybrane zagadnienia zgodnie z potrzebami uczestników):&lt;/p&gt;\n\n&lt;p&gt;1.Analiza sytuacji kryzysowej w administracji publicznej&lt;/p&gt;\n\n&lt;p&gt;2.Definiowanie kryzysów i sytuacji problemowych w administracji publicznej&lt;/p&gt;\n\n&lt;p&gt;3.Komunikowanie w sytuacjach kryzysowych&lt;/p&gt;\n\n&lt;p&gt;4.Kryzysowe Public Relations&lt;/p&gt;\n\n&lt;p&gt;5.Motywowanie w sytuacjach kryzysowych&lt;/p&gt;\n\n&lt;p&gt;6.Narzędzia prewencji i ostrzegania&lt;/p&gt;\n\n&lt;p&gt;7.Negocjacje w sytuacji kryzysowej&lt;/p&gt;\n\n&lt;p&gt;8.Przywództwo i decydowanie kryzysowe&lt;/p&gt;\n\n&lt;p&gt;9.Psychologia sytuacji kryzysowych&lt;/p&gt;\n\n&lt;p&gt;10.Scenariusze i plany walki z kryzysem&lt;/p&gt;\n\n&lt;p&gt;11.Strategie antykryzysowe&lt;/p&gt;\n\n&lt;p&gt;12.Wstęp do zarządzania stresem&lt;/p&gt;\n\n&lt;p&gt;13.Wystąpienia publiczne w sytuacjach kryzysowych&lt;/p&gt;\n\n&lt;p&gt;14.Zarządzanie medialne sytuacją kryzysową&lt;/p&gt;\n\n&lt;p&gt;15.Zarządzanie zasobami ludzkimi w sytuacji kryzysowej&lt;/p&gt;\n\n&lt;p&gt;16.Zarządzanie zespołem w sytuacji kryzysowej&lt;/p&gt;", "listaProjektow": [], "idRodzajuUslugi": 144, "kwalifikacjeKuz": [], "osobaKontaktowa": {"email": "wf@centaurea.com.pl", "telefon": "+48 667 087 715", "zdjecie": null, "imieNazwisko": "Wojciech Frycz"}, "zakresUprawnien": null, "efektyUczeniaSie": "&lt;p&gt;Uzyskanie wiedzy i praktycznych umiejętności efektywnego prowadzenia działań i zarządzania w sytuacjach kryzysowych w administracji publicznej.&lt;/p&gt;", "inneKwalifikacje": [], "cenaNettoZaUsluge": null, "idKategoriiUslugi": 412, "idKwalifikacjiKkz": null, "idKwalifikacjiZrk": null, "warunkiTechniczne": null, "cenaBruttoZaUsluge": null, "cenaNettoZaGodzine": 2188, "idFormySwiadczenia": 1, "idPodrodzajuUslugi": 145, "warunkiLogistyczne": [], "cenaBruttoZaGodzine": 2188, "formyDofinansowania": [1143], "informacjeDodatkowe": "&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 "kosztWalidacjiNetto": null, "warunkiUczestnictwa": null, "idPodkategoriiUslugi": 413, "kosztWalidacjiBrutto": null, "cenaNettoZaUczestnika": 35000, "dataRozpoczeciaUslugi": "2018-01-17T00:00:00+01:00", "dataZakonczeniaUslugi": "2018-06-30T00:00:00+02:00", "cenaBruttoZaUczestnika": 35000, "czyUslugaDofinansowana": true, "materialyDlaUczestnikow": null, "kosztCertyfikowaniaNetto": null, "czyCenaDotyczyCalejUslugi": false, "dataZakonczeniaRekrutacji": "2018-06-30T00:00:00+02:00", "kosztCertyfikowaniaBrutto": null, "minimalnaLiczbaUczestnikow": 1, "szczegolyMiejscaRealizacji": null, "maksymalnaLiczbaUczestnikow": 12, "idPodstawyPrawnejDlaPodmiotu": null, "metodaOsiagnieciaEfektUslugi": null, "nazwaPodmiotuCertyfikujacego": null, "czyProwadziDoNabyciaKompetencji": true, "zrkNazwaPodmiotuCertyfikujacego": null, "podstawaUzyskaniaWpisuCertyfikat": "Certyfikat VCC Akademia Edukacyjna",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890564">
            <text:p>2025-12-16 15:54:17.890564</text:p>
          </table:table-cell>
          <table:table-cell office:value-type="string" office:string-value="2025-12-16 15:54:17.890564">
            <text:p>2025-12-16 15:54:17.890564</text:p>
          </table:table-cell>
        </table:table-row>
        <table:table-row>
          <table:table-cell office:value-type="float" office:value="22645">
            <text:p>22645</text:p>
          </table:table-cell>
          <table:table-cell office:value-type="string" office:string-value="2016/11/02/7077/22645">
            <text:p>2016/11/02/7077/22645</text:p>
          </table:table-cell>
          <table:table-cell office:value-type="string" office:string-value="Sport Coaching">
            <text:p>Sport Coaching</text:p>
          </table:table-cell>
          <table:table-cell office:value-type="string" office:string-value="ZREALIZOWANA">
            <text:p>ZREALIZOWANA</text:p>
          </table:table-cell>
          <table:table-cell office:value-type="string" office:string-value="2018-01-05 00:00:00">
            <text:p>2018-01-05 00:00:00</text:p>
          </table:table-cell>
          <table:table-cell office:value-type="string" office:string-value="2018-06-30 00:00:00">
            <text:p>2018-06-30 00:00:00</text:p>
          </table:table-cell>
          <table:table-cell office:value-type="string" office:string-value="2018-04-30 00:00:00">
            <text:p>2018-04-30 00:00:00</text:p>
          </table:table-cell>
          <table:table-cell office:value-type="float" office:value="505">
            <text:p>505</text:p>
          </table:table-cell>
          <table:table-cell office:value-type="float" office:value="578">
            <text:p>578</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ma na celu zapoznać słuchaczy z:&#10;1.Budową rozmowy sport coachingowej&#10;2.Celami sport coachingu&#10;3.Coachingowymi strategiami rozwojowymi&#10;4.Diagnostyką sport coachingową&#10;5.Etyką pracy sport coacha&#10;6.Metodami odnajdowania: mocnych stron i obszarów rozwoju, celów sport coachingowych&#10;7.Podstawowymi narzędziami pracy sport coacha&#10;8.Technikami pomiaru działań sport coachingowych&#10;10.Technikami prowadzenia sport coachingu&#10;11.Technikami selfmonitoringu sportowca&#10;12.Tworzeniem pytań sport coachingowych&#10;13.Zasadami budowania kultury sport coachingowej">
            <text:p>Szkolenie ma na celu zapoznać słuchaczy z:
1.Budową rozmowy sport coachingowej
2.Celami sport coachingu
3.Coachingowymi strategiami rozwojowymi
4.Diagnostyką sport coachingową
5.Etyką pracy sport coacha
6.Metodami odnajdowania: mocnych stron i obszarów rozwoju, celów sport coachingowych
7.Podstawowymi narzędziami pracy sport coacha
8.Technikami pomiaru działań sport coachingowych
10.Technikami prowadzenia sport coachingu
11.Technikami selfmonitoringu sportowca
12.Tworzeniem pytań sport coachingowych
13.Zasadami budowania kultury sport coachingowej</text:p>
          </table:table-cell>
          <table:table-cell office:value-type="string" office:string-value="">
            <text:p/>
          </table:table-cell>
          <table:table-cell office:value-type="string" office:string-value="&lt;p&gt;Uzyskanie wiedzy i praktycznych umiejętności efektywnego prowadzenia szkoleń i działań w charakterze sport coacha.&lt;/p&gt;">
            <text:p>&lt;p&gt;Uzyskanie wiedzy i praktycznych umiejętności efektywnego prowadzenia szkoleń i działań w charakterze sport coacha.&lt;/p&gt;</text:p>
          </table:table-cell>
          <table:table-cell office:value-type="string" office:string-value="&lt;p&gt;Program dla pełnego kursu zaawansowanego (w szkoleniu wstępnym 16-godzinnym omawiane będą wybrane zagadnienia zgodnie z potrzebami uczestników):&lt;/p&gt;&#10;&#10;&lt;p&gt;1.Analiza potencjału i obszarów rozwoju sport coacha&lt;/p&gt;&#10;&#10;&lt;p&gt;2.Analiza wartości zawodowych&lt;/p&gt;&#10;&#10;&lt;p&gt;3.Budowanie i zarządzanie marką osobistą sportowca&lt;/p&gt;&#10;&#10;&lt;p&gt;4.Budowanie kultury sport coachingowej&lt;/p&gt;&#10;&#10;&lt;p&gt;5.Coaching a stres&lt;/p&gt;&#10;&#10;&lt;p&gt;6.Coaching behawioralny&lt;/p&gt;&#10;&#10;&lt;p&gt;7.Coaching sportowy a poszukiwanie rozwiązań&lt;/p&gt;&#10;&#10;&lt;p&gt;8.Diagnostyka potencjału i potrzeb rozwojowych sportowca&lt;/p&gt;&#10;&#10;&lt;p&gt;9.Etyka w pracy sport coacha&lt;/p&gt;&#10;&#10;&lt;p&gt;10.Marketing personalny&lt;/p&gt;&#10;&#10;&lt;p&gt;11.Modele i techniki sport coachingu&lt;/p&gt;&#10;&#10;&lt;p&gt;12.Modele rozmów sport coachingowych&lt;/p&gt;&#10;&#10;&lt;p&gt;13.Modele rozwoju kariery&lt;/p&gt;&#10;&#10;&lt;p&gt;14.Modele rozwoju osobowości&lt;/p&gt;&#10;&#10;&lt;p&gt;15.Modele sport coachingowe&lt;/p&gt;&#10;&#10;&lt;p&gt;16.Motywowanie&lt;/p&gt;&#10;&#10;&lt;p&gt;17.Najczęstsze błędy popełniane w trakcie rozmów sport coachingowych&lt;/p&gt;&#10;&#10;&lt;p&gt;18.Narzędzia autodiagnozy w sport coachingu&lt;/p&gt;&#10;&#10;&lt;p&gt;19.Narzędzia pracy sport coacha&lt;/p&gt;&#10;&#10;&lt;p&gt;20.Narzędzia sport coachingu&lt;/p&gt;&#10;&#10;&lt;p&gt;21.Ocenianie programów sport coachingowych&lt;/p&gt;&#10;&#10;&lt;p&gt;22.Określanie długoterminowych celów i planów rozwojowych sportowca&lt;/p&gt;&#10;&#10;&lt;p&gt;23.Określenie kryteriów weryfikacji stopnia realizacji celów sportowca&lt;/p&gt;&#10;&#10;&lt;p&gt;24.Określenie wizji i celów kariery sportowej&lt;/p&gt;&#10;&#10;&lt;p&gt;25.Perspektywy rozwojowe sport coacha&lt;/p&gt;&#10;&#10;&lt;p&gt;26.Planowanie w sport coachingu&lt;/p&gt;&#10;&#10;&lt;p&gt;27.Przygotowanie indywidualnego planu rozwoju kariery sportowca&lt;/p&gt;&#10;&#10;&lt;p&gt;28.Pytania w pracy sport coacha&lt;/p&gt;&#10;&#10;&lt;p&gt;29.Rozmowa sport coachingowa&lt;/p&gt;&#10;&#10;&lt;p&gt;30.Rozwój umiejętności coachingowych&lt;/p&gt;&#10;&#10;&lt;p&gt;31.Style coachingowe&lt;/p&gt;&#10;&#10;&lt;p&gt;32.Techniki budowania kontaktu i zaufania&lt;/p&gt;&#10;&#10;&lt;p&gt;33.Warsztat pracy sport coacha&lt;/p&gt;&#10;&#10;&lt;p&gt;34.Warsztaty praktyczne&lt;/p&gt;&#10;&#10;&lt;p&gt;35.Wstęp do coachingu&lt;/p&gt;&#10;&#10;&lt;p&gt;36.Wstęp do sport coachingu&lt;/p&gt;&#10;&#10;&lt;p&gt;37.Zaawansowany sport coaching&lt;/p&gt;&#10;&#10;&lt;p&gt;38.Zarządzanie celami&lt;/p&gt;&#10;&#10;&lt;p&gt;39.Zarządzanie sytuacjami problemowymi&lt;/p&gt;&#10;&#10;&lt;p&gt;40.Zarządzanie świadomością&lt;/p&gt;">
            <text:p>&lt;p&gt;Program dla pełnego kursu zaawansowanego (w szkoleniu wstępnym 16-godzinnym omawiane będą wybrane zagadnienia zgodnie z potrzebami uczestników):&lt;/p&gt;

&lt;p&gt;1.Analiza potencjału i obszarów rozwoju sport coacha&lt;/p&gt;

&lt;p&gt;2.Analiza wartości zawodowych&lt;/p&gt;

&lt;p&gt;3.Budowanie i zarządzanie marką osobistą sportowca&lt;/p&gt;

&lt;p&gt;4.Budowanie kultury sport coachingowej&lt;/p&gt;

&lt;p&gt;5.Coaching a stres&lt;/p&gt;

&lt;p&gt;6.Coaching behawioralny&lt;/p&gt;

&lt;p&gt;7.Coaching sportowy a poszukiwanie rozwiązań&lt;/p&gt;

&lt;p&gt;8.Diagnostyka potencjału i potrzeb rozwojowych sportowca&lt;/p&gt;

&lt;p&gt;9.Etyka w pracy sport coacha&lt;/p&gt;

&lt;p&gt;10.Marketing personalny&lt;/p&gt;

&lt;p&gt;11.Modele i techniki sport coachingu&lt;/p&gt;

&lt;p&gt;12.Modele rozmów sport coachingowych&lt;/p&gt;

&lt;p&gt;13.Modele rozwoju kariery&lt;/p&gt;

&lt;p&gt;14.Modele rozwoju osobowości&lt;/p&gt;

&lt;p&gt;15.Modele sport coachingowe&lt;/p&gt;

&lt;p&gt;16.Motywowanie&lt;/p&gt;

&lt;p&gt;17.Najczęstsze błędy popełniane w trakcie rozmów sport coachingowych&lt;/p&gt;

&lt;p&gt;18.Narzędzia autodiagnozy w sport coachingu&lt;/p&gt;

&lt;p&gt;19.Narzędzia pracy sport coacha&lt;/p&gt;

&lt;p&gt;20.Narzędzia sport coachingu&lt;/p&gt;

&lt;p&gt;21.Ocenianie programów sport coachingowych&lt;/p&gt;

&lt;p&gt;22.Określanie długoterminowych celów i planów rozwojowych sportowca&lt;/p&gt;

&lt;p&gt;23.Określenie kryteriów weryfikacji stopnia realizacji celów sportowca&lt;/p&gt;

&lt;p&gt;24.Określenie wizji i celów kariery sportowej&lt;/p&gt;

&lt;p&gt;25.Perspektywy rozwojowe sport coacha&lt;/p&gt;

&lt;p&gt;26.Planowanie w sport coachingu&lt;/p&gt;

&lt;p&gt;27.Przygotowanie indywidualnego planu rozwoju kariery sportowca&lt;/p&gt;

&lt;p&gt;28.Pytania w pracy sport coacha&lt;/p&gt;

&lt;p&gt;29.Rozmowa sport coachingowa&lt;/p&gt;

&lt;p&gt;30.Rozwój umiejętności coachingowych&lt;/p&gt;

&lt;p&gt;31.Style coachingowe&lt;/p&gt;

&lt;p&gt;32.Techniki budowania kontaktu i zaufania&lt;/p&gt;

&lt;p&gt;33.Warsztat pracy sport coacha&lt;/p&gt;

&lt;p&gt;34.Warsztaty praktyczne&lt;/p&gt;

&lt;p&gt;35.Wstęp do coachingu&lt;/p&gt;

&lt;p&gt;36.Wstęp do sport coachingu&lt;/p&gt;

&lt;p&gt;37.Zaawansowany sport coaching&lt;/p&gt;

&lt;p&gt;38.Zarządzanie celami&lt;/p&gt;

&lt;p&gt;39.Zarządzanie sytuacjami problemowymi&lt;/p&gt;

&lt;p&gt;40.Zarządzanie świadomością&lt;/p&gt;</text:p>
          </table:table-cell>
          <table:table-cell office:value-type="string" office:string-value="&lt;p&gt;Osoby zainteresowane samorozwojem, chcące poznać nowe techniki realizacji celów osobistych i zawodowych.&lt;/p&gt;">
            <text:p>&lt;p&gt;Osoby zainteresowane samorozwojem, chcące poznać nowe techniki realizacji celów osobistych i zawodowych.&lt;/p&gt;</text:p>
          </table:table-cell>
          <table:table-cell office:value-type="string" office:string-value="">
            <text:p/>
          </table:table-cell>
          <table:table-cell office:value-type="string" office:string-value="">
            <text:p/>
          </table:table-cell>
          <table:table-cell office:value-type="string" office:string-value="&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10;&#10;&lt;p&gt;Informacje o pozostałych szkoleniach w C.E.T.CENTAUREA - http://www.edukacja.centaurea.com.pl/oferta-edukacyjna/wykaz-szkolen&lt;/p&gt;">
            <text:p>&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

&lt;p&gt;Informacje o pozostałych szkoleniach w C.E.T.CENTAUREA - http://www.edukacja.centaurea.com.pl/oferta-edukacyjna/wykaz-szkolen&lt;/p&gt;</text:p>
          </table:table-cell>
          <table:table-cell office:value-type="string" office:string-value="">
            <text:p/>
          </table:table-cell>
          <table:table-cell office:value-type="string" office:string-value="">
            <text:p/>
          </table:table-cell>
          <table:table-cell office:value-type="float" office:value="45000.0">
            <text:p>45000.0</text:p>
          </table:table-cell>
          <table:table-cell office:value-type="float" office:value="45000.0">
            <text:p>45000.0</text:p>
          </table:table-cell>
          <table:table-cell office:value-type="float" office:value="2812">
            <text:p>2812</text:p>
          </table:table-cell>
          <table:table-cell office:value-type="float" office:value="2812">
            <text:p>2812</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2.0">
            <text:p>12.0</text:p>
          </table:table-cell>
          <table:table-cell office:value-type="string" office:string-value="{&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text:p>{"idKraju": null, "idUlicy": null, "telefon": null, "nazwaKraju": null, "nazwaUlicy": "Julianowska", "kodPocztowy": "91-473", "numerLokalu": null, "numerBudynku": "7a", "idWojewodztwa": 5, "idMiejscowosci": null, "nazwaWojewodztwa": "łódzkie", "nazwaMiejscowosci": "Łódź", "dlugoscGeograficzna": null, "szerokoscGeograficzna": null}</text:p>
          </table:table-cell>
          <table:table-cell office:value-type="string" office:string-value="{&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text:p>{"id": 7077, "logo": {"url": "https://uslugirozwojowe.parp.gov.pl/api/file/preview?token=%242a%2406%24WLXC5ct9IDLoilKsFuSQW.", "nazwa": "logotyp odświeżony.png", "rozszerzenie": null}, "nazwa": "Centrum Edukacyjno-Turystyczne \"CENTAUREA\" Wojciech Frycz"}</text:p>
          </table:table-cell>
          <table:table-cell office:value-type="string" office:string-value="{&quot;email&quot;: &quot;wf@centaurea.com.pl&quot;, &quot;telefon&quot;: &quot;+48 667 087 715&quot;, &quot;zdjecie&quot;: null, &quot;imieNazwisko&quot;: &quot;Wojciech Frycz&quot;}">
            <text:p>{"email": "wf@centaurea.com.pl", "telefon": "+48 667 087 715", "zdjecie": null, "imieNazwisko": "Wojciech Fry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1143]">
            <text:p>[1143]</text:p>
          </table:table-cell>
          <table:table-cell office:value-type="string" office:string-value="[]">
            <text:p>[]</text:p>
          </table:table-cell>
          <table:table-cell office:value-type="string" office:string-value="[]">
            <text:p>[]</text:p>
          </table:table-cell>
          <table:table-cell office:value-type="string" office:string-value="{&quot;id&quot;: 22645, &quot;adres&quot;: {&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quot;numer&quot;: &quot;2016/11/02/7077/22645&quot;, &quot;ocena&quot;: {&quot;liczbaOcen&quot;: 0, &quot;sredniaZOcen&quot;: 0.0}, &quot;tytul&quot;: &quot;Sport Coaching&quot;, &quot;status&quot;: &quot;ZREALIZOWANA&quot;, &quot;efektUslugi&quot;: null, &quot;celBiznesowy&quot;: null, &quot;liczbaGodzin&quot;: 16, &quot;celEdukacyjny&quot;: &quot;Szkolenie ma na celu zapoznać słuchaczy z:\n1.Budową rozmowy sport coachingowej\n2.Celami sport coachingu\n3.Coachingowymi strategiami rozwojowymi\n4.Diagnostyką sport coachingową\n5.Etyką pracy sport coacha\n6.Metodami odnajdowania: mocnych stron i obszarów rozwoju, celów sport coachingowych\n7.Podstawowymi narzędziami pracy sport coacha\n8.Technikami pomiaru działań sport coachingowych\n10.Technikami prowadzenia sport coachingu\n11.Technikami selfmonitoringu sportowca\n12.Tworzeniem pytań sport coachingowych\n13.Zasadami budowania kultury sport coachingowej&quot;, &quot;dostawcaUslug&quot;: {&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quot;grupaDocelowa&quot;: &quot;&lt;p&gt;Osoby zainteresowane samorozwojem, chcące poznać nowe techniki realizacji celów osobistych i zawodowych.&lt;/p&gt;&quot;, &quot;kodyDostepowe&quot;: null, &quot;programUslugi&quot;: &quot;&lt;p&gt;Program dla pełnego kursu zaawansowanego (w szkoleniu wstępnym 16-godzinnym omawiane będą wybrane zagadnienia zgodnie z potrzebami uczestników):&lt;/p&gt;\n\n&lt;p&gt;1.Analiza potencjału i obszarów rozwoju sport coacha&lt;/p&gt;\n\n&lt;p&gt;2.Analiza wartości zawodowych&lt;/p&gt;\n\n&lt;p&gt;3.Budowanie i zarządzanie marką osobistą sportowca&lt;/p&gt;\n\n&lt;p&gt;4.Budowanie kultury sport coachingowej&lt;/p&gt;\n\n&lt;p&gt;5.Coaching a stres&lt;/p&gt;\n\n&lt;p&gt;6.Coaching behawioralny&lt;/p&gt;\n\n&lt;p&gt;7.Coaching sportowy a poszukiwanie rozwiązań&lt;/p&gt;\n\n&lt;p&gt;8.Diagnostyka potencjału i potrzeb rozwojowych sportowca&lt;/p&gt;\n\n&lt;p&gt;9.Etyka w pracy sport coacha&lt;/p&gt;\n\n&lt;p&gt;10.Marketing personalny&lt;/p&gt;\n\n&lt;p&gt;11.Modele i techniki sport coachingu&lt;/p&gt;\n\n&lt;p&gt;12.Modele rozmów sport coachingowych&lt;/p&gt;\n\n&lt;p&gt;13.Modele rozwoju kariery&lt;/p&gt;\n\n&lt;p&gt;14.Modele rozwoju osobowości&lt;/p&gt;\n\n&lt;p&gt;15.Modele sport coachingowe&lt;/p&gt;\n\n&lt;p&gt;16.Motywowanie&lt;/p&gt;\n\n&lt;p&gt;17.Najczęstsze błędy popełniane w trakcie rozmów sport coachingowych&lt;/p&gt;\n\n&lt;p&gt;18.Narzędzia autodiagnozy w sport coachingu&lt;/p&gt;\n\n&lt;p&gt;19.Narzędzia pracy sport coacha&lt;/p&gt;\n\n&lt;p&gt;20.Narzędzia sport coachingu&lt;/p&gt;\n\n&lt;p&gt;21.Ocenianie programów sport coachingowych&lt;/p&gt;\n\n&lt;p&gt;22.Określanie długoterminowych celów i planów rozwojowych sportowca&lt;/p&gt;\n\n&lt;p&gt;23.Określenie kryteriów weryfikacji stopnia realizacji celów sportowca&lt;/p&gt;\n\n&lt;p&gt;24.Określenie wizji i celów kariery sportowej&lt;/p&gt;\n\n&lt;p&gt;25.Perspektywy rozwojowe sport coacha&lt;/p&gt;\n\n&lt;p&gt;26.Planowanie w sport coachingu&lt;/p&gt;\n\n&lt;p&gt;27.Przygotowanie indywidualnego planu rozwoju kariery sportowca&lt;/p&gt;\n\n&lt;p&gt;28.Pytania w pracy sport coacha&lt;/p&gt;\n\n&lt;p&gt;29.Rozmowa sport coachingowa&lt;/p&gt;\n\n&lt;p&gt;30.Rozwój umiejętności coachingowych&lt;/p&gt;\n\n&lt;p&gt;31.Style coachingowe&lt;/p&gt;\n\n&lt;p&gt;32.Techniki budowania kontaktu i zaufania&lt;/p&gt;\n\n&lt;p&gt;33.Warsztat pracy sport coacha&lt;/p&gt;\n\n&lt;p&gt;34.Warsztaty praktyczne&lt;/p&gt;\n\n&lt;p&gt;35.Wstęp do coachingu&lt;/p&gt;\n\n&lt;p&gt;36.Wstęp do sport coachingu&lt;/p&gt;\n\n&lt;p&gt;37.Zaawansowany sport coaching&lt;/p&gt;\n\n&lt;p&gt;38.Zarządzanie celami&lt;/p&gt;\n\n&lt;p&gt;39.Zarządzanie sytuacjami problemowymi&lt;/p&gt;\n\n&lt;p&gt;40.Zarządzanie świadomością&lt;/p&gt;&quot;, &quot;listaProjektow&quot;: [], &quot;idRodzajuUslugi&quot;: 144, &quot;kwalifikacjeKuz&quot;: [], &quot;osobaKontaktowa&quot;: {&quot;email&quot;: &quot;wf@centaurea.com.pl&quot;, &quot;telefon&quot;: &quot;+48 667 087 715&quot;, &quot;zdjecie&quot;: null, &quot;imieNazwisko&quot;: &quot;Wojciech Frycz&quot;}, &quot;zakresUprawnien&quot;: null, &quot;efektyUczeniaSie&quot;: &quot;&lt;p&gt;Uzyskanie wiedzy i praktycznych umiejętności efektywnego prowadzenia szkoleń i działań w charakterze sport coacha.&lt;/p&gt;&quot;, &quot;inneKwalifikacje&quot;: [], &quot;cenaNettoZaUsluge&quot;: null, &quot;idKategoriiUslugi&quot;: 505, &quot;idKwalifikacjiKkz&quot;: null, &quot;idKwalifikacjiZrk&quot;: null, &quot;warunkiTechniczne&quot;: null, &quot;cenaBruttoZaUsluge&quot;: null, &quot;cenaNettoZaGodzine&quot;: 2812, &quot;idFormySwiadczenia&quot;: 1, &quot;idPodrodzajuUslugi&quot;: 145, &quot;warunkiLogistyczne&quot;: [], &quot;cenaBruttoZaGodzine&quot;: 2812, &quot;formyDofinansowania&quot;: [1143], &quot;informacjeDodatkowe&quot;: &quot;&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quot;, &quot;kosztWalidacjiNetto&quot;: null, &quot;warunkiUczestnictwa&quot;: null, &quot;idPodkategoriiUslugi&quot;: 578, &quot;kosztWalidacjiBrutto&quot;: null, &quot;cenaNettoZaUczestnika&quot;: 45000, &quot;dataRozpoczeciaUslugi&quot;: &quot;2018-01-05T00:00:00+01:00&quot;, &quot;dataZakonczeniaUslugi&quot;: &quot;2018-06-30T00:00:00+02:00&quot;, &quot;cenaBruttoZaUczestnika&quot;: 45000, &quot;czyUslugaDofinansowana&quot;: true, &quot;materialyDlaUczestnikow&quot;: null, &quot;kosztCertyfikowaniaNetto&quot;: null, &quot;czyCenaDotyczyCalejUslugi&quot;: false, &quot;dataZakonczeniaRekrutacji&quot;: &quot;2018-04-30T00:00:00+02:00&quot;, &quot;kosztCertyfikowaniaBrutto&quot;: null, &quot;minimalnaLiczbaUczestnikow&quot;: 1, &quot;szczegolyMiejscaRealizacji&quot;: null, &quot;maksymalnaLiczbaUczestnikow&quot;: 12, &quot;idPodstawyPrawnejDlaPodmiotu&quot;: null, &quot;metodaOsiagnieciaEfektUslugi&quot;: null, &quot;nazwaPodmiotuCertyfikujacego&quot;: null, &quot;czyProwadziDoNabyciaKompetencji&quot;: true, &quot;zrkNazwaPodmiotuCertyfikujacego&quot;: null, &quot;podstawaUzyskaniaWpisuCertyfikat&quot;: &quot;Certyfikat VCC Akademia Edukacyjna&quot;,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45, "adres": {"idKraju": null, "idUlicy": null, "telefon": null, "nazwaKraju": null, "nazwaUlicy": "Julianowska", "kodPocztowy": "91-473", "numerLokalu": null, "numerBudynku": "7a", "idWojewodztwa": 5, "idMiejscowosci": null, "nazwaWojewodztwa": "łódzkie", "nazwaMiejscowosci": "Łódź", "dlugoscGeograficzna": null, "szerokoscGeograficzna": null}, "numer": "2016/11/02/7077/22645", "ocena": {"liczbaOcen": 0, "sredniaZOcen": 0.0}, "tytul": "Sport Coaching", "status": "ZREALIZOWANA", "efektUslugi": null, "celBiznesowy": null, "liczbaGodzin": 16, "celEdukacyjny": "Szkolenie ma na celu zapoznać słuchaczy z:\n1.Budową rozmowy sport coachingowej\n2.Celami sport coachingu\n3.Coachingowymi strategiami rozwojowymi\n4.Diagnostyką sport coachingową\n5.Etyką pracy sport coacha\n6.Metodami odnajdowania: mocnych stron i obszarów rozwoju, celów sport coachingowych\n7.Podstawowymi narzędziami pracy sport coacha\n8.Technikami pomiaru działań sport coachingowych\n10.Technikami prowadzenia sport coachingu\n11.Technikami selfmonitoringu sportowca\n12.Tworzeniem pytań sport coachingowych\n13.Zasadami budowania kultury sport coachingowej", "dostawcaUslug": {"id": 7077, "logo": {"url": "https://uslugirozwojowe.parp.gov.pl/api/file/preview?token=%242a%2406%24WLXC5ct9IDLoilKsFuSQW.", "nazwa": "logotyp odświeżony.png", "rozszerzenie": null}, "nazwa": "Centrum Edukacyjno-Turystyczne \"CENTAUREA\" Wojciech Frycz"}, "grupaDocelowa": "&lt;p&gt;Osoby zainteresowane samorozwojem, chcące poznać nowe techniki realizacji celów osobistych i zawodowych.&lt;/p&gt;", "kodyDostepowe": null, "programUslugi": "&lt;p&gt;Program dla pełnego kursu zaawansowanego (w szkoleniu wstępnym 16-godzinnym omawiane będą wybrane zagadnienia zgodnie z potrzebami uczestników):&lt;/p&gt;\n\n&lt;p&gt;1.Analiza potencjału i obszarów rozwoju sport coacha&lt;/p&gt;\n\n&lt;p&gt;2.Analiza wartości zawodowych&lt;/p&gt;\n\n&lt;p&gt;3.Budowanie i zarządzanie marką osobistą sportowca&lt;/p&gt;\n\n&lt;p&gt;4.Budowanie kultury sport coachingowej&lt;/p&gt;\n\n&lt;p&gt;5.Coaching a stres&lt;/p&gt;\n\n&lt;p&gt;6.Coaching behawioralny&lt;/p&gt;\n\n&lt;p&gt;7.Coaching sportowy a poszukiwanie rozwiązań&lt;/p&gt;\n\n&lt;p&gt;8.Diagnostyka potencjału i potrzeb rozwojowych sportowca&lt;/p&gt;\n\n&lt;p&gt;9.Etyka w pracy sport coacha&lt;/p&gt;\n\n&lt;p&gt;10.Marketing personalny&lt;/p&gt;\n\n&lt;p&gt;11.Modele i techniki sport coachingu&lt;/p&gt;\n\n&lt;p&gt;12.Modele rozmów sport coachingowych&lt;/p&gt;\n\n&lt;p&gt;13.Modele rozwoju kariery&lt;/p&gt;\n\n&lt;p&gt;14.Modele rozwoju osobowości&lt;/p&gt;\n\n&lt;p&gt;15.Modele sport coachingowe&lt;/p&gt;\n\n&lt;p&gt;16.Motywowanie&lt;/p&gt;\n\n&lt;p&gt;17.Najczęstsze błędy popełniane w trakcie rozmów sport coachingowych&lt;/p&gt;\n\n&lt;p&gt;18.Narzędzia autodiagnozy w sport coachingu&lt;/p&gt;\n\n&lt;p&gt;19.Narzędzia pracy sport coacha&lt;/p&gt;\n\n&lt;p&gt;20.Narzędzia sport coachingu&lt;/p&gt;\n\n&lt;p&gt;21.Ocenianie programów sport coachingowych&lt;/p&gt;\n\n&lt;p&gt;22.Określanie długoterminowych celów i planów rozwojowych sportowca&lt;/p&gt;\n\n&lt;p&gt;23.Określenie kryteriów weryfikacji stopnia realizacji celów sportowca&lt;/p&gt;\n\n&lt;p&gt;24.Określenie wizji i celów kariery sportowej&lt;/p&gt;\n\n&lt;p&gt;25.Perspektywy rozwojowe sport coacha&lt;/p&gt;\n\n&lt;p&gt;26.Planowanie w sport coachingu&lt;/p&gt;\n\n&lt;p&gt;27.Przygotowanie indywidualnego planu rozwoju kariery sportowca&lt;/p&gt;\n\n&lt;p&gt;28.Pytania w pracy sport coacha&lt;/p&gt;\n\n&lt;p&gt;29.Rozmowa sport coachingowa&lt;/p&gt;\n\n&lt;p&gt;30.Rozwój umiejętności coachingowych&lt;/p&gt;\n\n&lt;p&gt;31.Style coachingowe&lt;/p&gt;\n\n&lt;p&gt;32.Techniki budowania kontaktu i zaufania&lt;/p&gt;\n\n&lt;p&gt;33.Warsztat pracy sport coacha&lt;/p&gt;\n\n&lt;p&gt;34.Warsztaty praktyczne&lt;/p&gt;\n\n&lt;p&gt;35.Wstęp do coachingu&lt;/p&gt;\n\n&lt;p&gt;36.Wstęp do sport coachingu&lt;/p&gt;\n\n&lt;p&gt;37.Zaawansowany sport coaching&lt;/p&gt;\n\n&lt;p&gt;38.Zarządzanie celami&lt;/p&gt;\n\n&lt;p&gt;39.Zarządzanie sytuacjami problemowymi&lt;/p&gt;\n\n&lt;p&gt;40.Zarządzanie świadomością&lt;/p&gt;", "listaProjektow": [], "idRodzajuUslugi": 144, "kwalifikacjeKuz": [], "osobaKontaktowa": {"email": "wf@centaurea.com.pl", "telefon": "+48 667 087 715", "zdjecie": null, "imieNazwisko": "Wojciech Frycz"}, "zakresUprawnien": null, "efektyUczeniaSie": "&lt;p&gt;Uzyskanie wiedzy i praktycznych umiejętności efektywnego prowadzenia szkoleń i działań w charakterze sport coacha.&lt;/p&gt;", "inneKwalifikacje": [], "cenaNettoZaUsluge": null, "idKategoriiUslugi": 505, "idKwalifikacjiKkz": null, "idKwalifikacjiZrk": null, "warunkiTechniczne": null, "cenaBruttoZaUsluge": null, "cenaNettoZaGodzine": 2812, "idFormySwiadczenia": 1, "idPodrodzajuUslugi": 145, "warunkiLogistyczne": [], "cenaBruttoZaGodzine": 2812, "formyDofinansowania": [1143], "informacjeDodatkowe": "&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 "kosztWalidacjiNetto": null, "warunkiUczestnictwa": null, "idPodkategoriiUslugi": 578, "kosztWalidacjiBrutto": null, "cenaNettoZaUczestnika": 45000, "dataRozpoczeciaUslugi": "2018-01-05T00:00:00+01:00", "dataZakonczeniaUslugi": "2018-06-30T00:00:00+02:00", "cenaBruttoZaUczestnika": 45000, "czyUslugaDofinansowana": true, "materialyDlaUczestnikow": null, "kosztCertyfikowaniaNetto": null, "czyCenaDotyczyCalejUslugi": false, "dataZakonczeniaRekrutacji": "2018-04-30T00:00:00+02:00", "kosztCertyfikowaniaBrutto": null, "minimalnaLiczbaUczestnikow": 1, "szczegolyMiejscaRealizacji": null, "maksymalnaLiczbaUczestnikow": 12, "idPodstawyPrawnejDlaPodmiotu": null, "metodaOsiagnieciaEfektUslugi": null, "nazwaPodmiotuCertyfikujacego": null, "czyProwadziDoNabyciaKompetencji": true, "zrkNazwaPodmiotuCertyfikujacego": null, "podstawaUzyskaniaWpisuCertyfikat": "Certyfikat VCC Akademia Edukacyjna",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817005">
            <text:p>2025-12-16 15:54:06.817005</text:p>
          </table:table-cell>
          <table:table-cell office:value-type="string" office:string-value="2025-12-16 15:54:06.817005">
            <text:p>2025-12-16 15:54:06.817005</text:p>
          </table:table-cell>
        </table:table-row>
        <table:table-row>
          <table:table-cell office:value-type="float" office:value="22643">
            <text:p>22643</text:p>
          </table:table-cell>
          <table:table-cell office:value-type="string" office:string-value="2016/11/02/7077/22643">
            <text:p>2016/11/02/7077/22643</text:p>
          </table:table-cell>
          <table:table-cell office:value-type="string" office:string-value="Employer brand – budowanie wizerunku pracodawcy">
            <text:p>Employer brand – budowanie wizerunku pracodawcy</text:p>
          </table:table-cell>
          <table:table-cell office:value-type="string" office:string-value="ZREALIZOWANA">
            <text:p>ZREALIZOWANA</text:p>
          </table:table-cell>
          <table:table-cell office:value-type="string" office:string-value="2018-01-18 00:00:00">
            <text:p>2018-01-18 00:00:00</text:p>
          </table:table-cell>
          <table:table-cell office:value-type="string" office:string-value="2018-06-30 00:00:00">
            <text:p>2018-06-30 00:00:00</text:p>
          </table:table-cell>
          <table:table-cell office:value-type="string" office:string-value="2018-05-31 00:00:00">
            <text:p>2018-05-31 00:00:00</text:p>
          </table:table-cell>
          <table:table-cell office:value-type="float" office:value="559">
            <text:p>559</text:p>
          </table:table-cell>
          <table:table-cell office:value-type="float" office:value="560">
            <text:p>560</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ma na celu zapoznanie Słuchaczy z nowoczesnymi technikami budowania wizerunku pracodawcy, umożliwiającymi osiągnięcie sukcesu biznesowego na rynku krajowym i międzynarodowym, rozumianego jako: pozyskanie wybitnych talentów, niezbędnych do efektywnego funkcjonowania przedsiębiorstwa oraz tworzenie w przedsiębiorstwie atmosfery sprzyjającej wysokojakościowej pracy.">
            <text:p>Szkolenie ma na celu zapoznanie Słuchaczy z nowoczesnymi technikami budowania wizerunku pracodawcy, umożliwiającymi osiągnięcie sukcesu biznesowego na rynku krajowym i międzynarodowym, rozumianego jako: pozyskanie wybitnych talentów, niezbędnych do efektywnego funkcjonowania przedsiębiorstwa oraz tworzenie w przedsiębiorstwie atmosfery sprzyjającej wysokojakościowej pracy.</text:p>
          </table:table-cell>
          <table:table-cell office:value-type="string" office:string-value="">
            <text:p/>
          </table:table-cell>
          <table:table-cell office:value-type="string" office:string-value="&lt;p&gt;Uzyskanie wiedzy i praktycznych umiejętności efektywnego budowania wizerunku własnego i organizacji jao ważnego elementu strategii przedsiębiorstwa.&lt;/p&gt;">
            <text:p>&lt;p&gt;Uzyskanie wiedzy i praktycznych umiejętności efektywnego budowania wizerunku własnego i organizacji jao ważnego elementu strategii przedsiębiorstwa.&lt;/p&gt;</text:p>
          </table:table-cell>
          <table:table-cell office:value-type="string" office:string-value="&lt;p&gt;Program dla pełnego kursu zaawansowanego (w szkoleniu wstępnym 16-godzinnym omawiane będą wybrane zagadnienia zgodnie z potrzebami uczestników):&lt;/p&gt;&#10;&#10;&lt;p&gt;1.Employer branding zewnętrzny i wewnętrzny&lt;/p&gt;&#10;&#10;&lt;p&gt;2.Idea i znaczenie employer brandingu&lt;/p&gt;&#10;&#10;&lt;p&gt;3.Koncepcja employer brandingu w strategii przedsiębiorstwa&lt;/p&gt;&#10;&#10;&lt;p&gt;4.Monitoring mediów a skuteczny employer branding&lt;/p&gt;&#10;&#10;&lt;p&gt;5.Możliwości zwrotu z inwestycji w employer branding&lt;/p&gt;&#10;&#10;&lt;p&gt;6.Narzędzia marketingowe w kampanii employer branding&lt;/p&gt;&#10;&#10;&lt;p&gt;7.Obszary działalności employer brandingu&lt;/p&gt;&#10;&#10;&lt;p&gt;8.Społeczna odpowiedzialność biznesu a employer branding&lt;/p&gt;&#10;&#10;&lt;p&gt;9.Strategie employer branding w przedsiębiorstwie&lt;/p&gt;&#10;&#10;&lt;p&gt;10.Techniki i metody w zakresie employer brandingu&lt;/p&gt;&#10;&#10;&lt;p&gt;11.Trendy w polskim i światowym employer brandingu&lt;/p&gt;&#10;&#10;&lt;p&gt;12.Wielowymiarowość employer brandingu – kontekst społeczny, ekonomiczny i prawny w budowaniu wizerunku pracodawcy&lt;/p&gt;&#10;&#10;&lt;p&gt;13.Zarządzanie projektem employer branding&lt;/p&gt;">
            <text:p>&lt;p&gt;Program dla pełnego kursu zaawansowanego (w szkoleniu wstępnym 16-godzinnym omawiane będą wybrane zagadnienia zgodnie z potrzebami uczestników):&lt;/p&gt;

&lt;p&gt;1.Employer branding zewnętrzny i wewnętrzny&lt;/p&gt;

&lt;p&gt;2.Idea i znaczenie employer brandingu&lt;/p&gt;

&lt;p&gt;3.Koncepcja employer brandingu w strategii przedsiębiorstwa&lt;/p&gt;

&lt;p&gt;4.Monitoring mediów a skuteczny employer branding&lt;/p&gt;

&lt;p&gt;5.Możliwości zwrotu z inwestycji w employer branding&lt;/p&gt;

&lt;p&gt;6.Narzędzia marketingowe w kampanii employer branding&lt;/p&gt;

&lt;p&gt;7.Obszary działalności employer brandingu&lt;/p&gt;

&lt;p&gt;8.Społeczna odpowiedzialność biznesu a employer branding&lt;/p&gt;

&lt;p&gt;9.Strategie employer branding w przedsiębiorstwie&lt;/p&gt;

&lt;p&gt;10.Techniki i metody w zakresie employer brandingu&lt;/p&gt;

&lt;p&gt;11.Trendy w polskim i światowym employer brandingu&lt;/p&gt;

&lt;p&gt;12.Wielowymiarowość employer brandingu – kontekst społeczny, ekonomiczny i prawny w budowaniu wizerunku pracodawcy&lt;/p&gt;

&lt;p&gt;13.Zarządzanie projektem employer branding&lt;/p&gt;</text:p>
          </table:table-cell>
          <table:table-cell office:value-type="string" office:string-value="&lt;p&gt;Dyrektorzy, menedżerowie, kierownicy zespołów, team leaderzy, specjaliści pracujący w działach zarządzania zasobami ludzkimi oraz wszyscy zainteresowani efektywnym budowaniem wizerunku pracodawcy w swoim przedsiębiorstwie.&lt;/p&gt;">
            <text:p>&lt;p&gt;Dyrektorzy, menedżerowie, kierownicy zespołów, team leaderzy, specjaliści pracujący w działach zarządzania zasobami ludzkimi oraz wszyscy zainteresowani efektywnym budowaniem wizerunku pracodawcy w swoim przedsiębiorstwie.&lt;/p&gt;</text:p>
          </table:table-cell>
          <table:table-cell office:value-type="string" office:string-value="">
            <text:p/>
          </table:table-cell>
          <table:table-cell office:value-type="string" office:string-value="">
            <text:p/>
          </table:table-cell>
          <table:table-cell office:value-type="string" office:string-value="&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10;&#10;&lt;p&gt;Informacje o pozostałych szkoleniach w C.E.T.CENTAUREA - http://www.edukacja.centaurea.com.pl/oferta-edukacyjna/wykaz-szkolen&lt;/p&gt;">
            <text:p>&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

&lt;p&gt;Informacje o pozostałych szkoleniach w C.E.T.CENTAUREA - http://www.edukacja.centaurea.com.pl/oferta-edukacyjna/wykaz-szkolen&lt;/p&gt;</text:p>
          </table:table-cell>
          <table:table-cell office:value-type="string" office:string-value="">
            <text:p/>
          </table:table-cell>
          <table:table-cell office:value-type="string" office:string-value="">
            <text:p/>
          </table:table-cell>
          <table:table-cell office:value-type="float" office:value="45000.0">
            <text:p>45000.0</text:p>
          </table:table-cell>
          <table:table-cell office:value-type="float" office:value="45000.0">
            <text:p>45000.0</text:p>
          </table:table-cell>
          <table:table-cell office:value-type="float" office:value="2813">
            <text:p>2813</text:p>
          </table:table-cell>
          <table:table-cell office:value-type="float" office:value="2813">
            <text:p>2813</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2.0">
            <text:p>12.0</text:p>
          </table:table-cell>
          <table:table-cell office:value-type="string" office:string-value="{&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text:p>{"idKraju": null, "idUlicy": null, "telefon": null, "nazwaKraju": null, "nazwaUlicy": "Julianowska", "kodPocztowy": "91-473", "numerLokalu": null, "numerBudynku": "7a", "idWojewodztwa": 5, "idMiejscowosci": null, "nazwaWojewodztwa": "łódzkie", "nazwaMiejscowosci": "Łódź", "dlugoscGeograficzna": null, "szerokoscGeograficzna": null}</text:p>
          </table:table-cell>
          <table:table-cell office:value-type="string" office:string-value="{&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text:p>{"id": 7077, "logo": {"url": "https://uslugirozwojowe.parp.gov.pl/api/file/preview?token=%242a%2406%24WLXC5ct9IDLoilKsFuSQW.", "nazwa": "logotyp odświeżony.png", "rozszerzenie": null}, "nazwa": "Centrum Edukacyjno-Turystyczne \"CENTAUREA\" Wojciech Frycz"}</text:p>
          </table:table-cell>
          <table:table-cell office:value-type="string" office:string-value="{&quot;email&quot;: &quot;wf@centaurea.com.pl&quot;, &quot;telefon&quot;: &quot;+48 667 087 715&quot;, &quot;zdjecie&quot;: null, &quot;imieNazwisko&quot;: &quot;Wojciech Frycz&quot;}">
            <text:p>{"email": "wf@centaurea.com.pl", "telefon": "+48 667 087 715", "zdjecie": null, "imieNazwisko": "Wojciech Fry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1143]">
            <text:p>[1143]</text:p>
          </table:table-cell>
          <table:table-cell office:value-type="string" office:string-value="[]">
            <text:p>[]</text:p>
          </table:table-cell>
          <table:table-cell office:value-type="string" office:string-value="[]">
            <text:p>[]</text:p>
          </table:table-cell>
          <table:table-cell office:value-type="string" office:string-value="{&quot;id&quot;: 22643, &quot;adres&quot;: {&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quot;numer&quot;: &quot;2016/11/02/7077/22643&quot;, &quot;ocena&quot;: {&quot;liczbaOcen&quot;: 0, &quot;sredniaZOcen&quot;: 0.0}, &quot;tytul&quot;: &quot;Employer brand – budowanie wizerunku pracodawcy&quot;, &quot;status&quot;: &quot;ZREALIZOWANA&quot;, &quot;efektUslugi&quot;: null, &quot;celBiznesowy&quot;: null, &quot;liczbaGodzin&quot;: 16, &quot;celEdukacyjny&quot;: &quot;Szkolenie ma na celu zapoznanie Słuchaczy z nowoczesnymi technikami budowania wizerunku pracodawcy, umożliwiającymi osiągnięcie sukcesu biznesowego na rynku krajowym i międzynarodowym, rozumianego jako: pozyskanie wybitnych talentów, niezbędnych do efektywnego funkcjonowania przedsiębiorstwa oraz tworzenie w przedsiębiorstwie atmosfery sprzyjającej wysokojakościowej pracy.&quot;, &quot;dostawcaUslug&quot;: {&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quot;grupaDocelowa&quot;: &quot;&lt;p&gt;Dyrektorzy, menedżerowie, kierownicy zespołów, team leaderzy, specjaliści pracujący w działach zarządzania zasobami ludzkimi oraz wszyscy zainteresowani efektywnym budowaniem wizerunku pracodawcy w swoim przedsiębiorstwie.&lt;/p&gt;&quot;, &quot;kodyDostepowe&quot;: null, &quot;programUslugi&quot;: &quot;&lt;p&gt;Program dla pełnego kursu zaawansowanego (w szkoleniu wstępnym 16-godzinnym omawiane będą wybrane zagadnienia zgodnie z potrzebami uczestników):&lt;/p&gt;\n\n&lt;p&gt;1.Employer branding zewnętrzny i wewnętrzny&lt;/p&gt;\n\n&lt;p&gt;2.Idea i znaczenie employer brandingu&lt;/p&gt;\n\n&lt;p&gt;3.Koncepcja employer brandingu w strategii przedsiębiorstwa&lt;/p&gt;\n\n&lt;p&gt;4.Monitoring mediów a skuteczny employer branding&lt;/p&gt;\n\n&lt;p&gt;5.Możliwości zwrotu z inwestycji w employer branding&lt;/p&gt;\n\n&lt;p&gt;6.Narzędzia marketingowe w kampanii employer branding&lt;/p&gt;\n\n&lt;p&gt;7.Obszary działalności employer brandingu&lt;/p&gt;\n\n&lt;p&gt;8.Społeczna odpowiedzialność biznesu a employer branding&lt;/p&gt;\n\n&lt;p&gt;9.Strategie employer branding w przedsiębiorstwie&lt;/p&gt;\n\n&lt;p&gt;10.Techniki i metody w zakresie employer brandingu&lt;/p&gt;\n\n&lt;p&gt;11.Trendy w polskim i światowym employer brandingu&lt;/p&gt;\n\n&lt;p&gt;12.Wielowymiarowość employer brandingu – kontekst społeczny, ekonomiczny i prawny w budowaniu wizerunku pracodawcy&lt;/p&gt;\n\n&lt;p&gt;13.Zarządzanie projektem employer branding&lt;/p&gt;&quot;, &quot;listaProjektow&quot;: [], &quot;idRodzajuUslugi&quot;: 144, &quot;kwalifikacjeKuz&quot;: [], &quot;osobaKontaktowa&quot;: {&quot;email&quot;: &quot;wf@centaurea.com.pl&quot;, &quot;telefon&quot;: &quot;+48 667 087 715&quot;, &quot;zdjecie&quot;: null, &quot;imieNazwisko&quot;: &quot;Wojciech Frycz&quot;}, &quot;zakresUprawnien&quot;: null, &quot;efektyUczeniaSie&quot;: &quot;&lt;p&gt;Uzyskanie wiedzy i praktycznych umiejętności efektywnego budowania wizerunku własnego i organizacji jao ważnego elementu strategii przedsiębiorstwa.&lt;/p&gt;&quot;, &quot;inneKwalifikacje&quot;: [], &quot;cenaNettoZaUsluge&quot;: null, &quot;idKategoriiUslugi&quot;: 559, &quot;idKwalifikacjiKkz&quot;: null, &quot;idKwalifikacjiZrk&quot;: null, &quot;warunkiTechniczne&quot;: null, &quot;cenaBruttoZaUsluge&quot;: null, &quot;cenaNettoZaGodzine&quot;: 2813, &quot;idFormySwiadczenia&quot;: 1, &quot;idPodrodzajuUslugi&quot;: 145, &quot;warunkiLogistyczne&quot;: [], &quot;cenaBruttoZaGodzine&quot;: 2813, &quot;formyDofinansowania&quot;: [1143], &quot;informacjeDodatkowe&quot;: &quot;&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quot;, &quot;kosztWalidacjiNetto&quot;: null, &quot;warunkiUczestnictwa&quot;: null, &quot;idPodkategoriiUslugi&quot;: 560, &quot;kosztWalidacjiBrutto&quot;: null, &quot;cenaNettoZaUczestnika&quot;: 45000, &quot;dataRozpoczeciaUslugi&quot;: &quot;2018-01-18T00:00:00+01:00&quot;, &quot;dataZakonczeniaUslugi&quot;: &quot;2018-06-30T00:00:00+02:00&quot;, &quot;cenaBruttoZaUczestnika&quot;: 45000, &quot;czyUslugaDofinansowana&quot;: true, &quot;materialyDlaUczestnikow&quot;: null, &quot;kosztCertyfikowaniaNetto&quot;: null, &quot;czyCenaDotyczyCalejUslugi&quot;: false, &quot;dataZakonczeniaRekrutacji&quot;: &quot;2018-05-31T00:00:00+02:00&quot;, &quot;kosztCertyfikowaniaBrutto&quot;: null, &quot;minimalnaLiczbaUczestnikow&quot;: 1, &quot;szczegolyMiejscaRealizacji&quot;: null, &quot;maksymalnaLiczbaUczestnikow&quot;: 12, &quot;idPodstawyPrawnejDlaPodmiotu&quot;: null, &quot;metodaOsiagnieciaEfektUslugi&quot;: null, &quot;nazwaPodmiotuCertyfikujacego&quot;: null, &quot;czyProwadziDoNabyciaKompetencji&quot;: true, &quot;zrkNazwaPodmiotuCertyfikujacego&quot;: null, &quot;podstawaUzyskaniaWpisuCertyfikat&quot;: &quot;Certyfikat VCC Akademia Edukacyjna&quot;,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43, "adres": {"idKraju": null, "idUlicy": null, "telefon": null, "nazwaKraju": null, "nazwaUlicy": "Julianowska", "kodPocztowy": "91-473", "numerLokalu": null, "numerBudynku": "7a", "idWojewodztwa": 5, "idMiejscowosci": null, "nazwaWojewodztwa": "łódzkie", "nazwaMiejscowosci": "Łódź", "dlugoscGeograficzna": null, "szerokoscGeograficzna": null}, "numer": "2016/11/02/7077/22643", "ocena": {"liczbaOcen": 0, "sredniaZOcen": 0.0}, "tytul": "Employer brand – budowanie wizerunku pracodawcy", "status": "ZREALIZOWANA", "efektUslugi": null, "celBiznesowy": null, "liczbaGodzin": 16, "celEdukacyjny": "Szkolenie ma na celu zapoznanie Słuchaczy z nowoczesnymi technikami budowania wizerunku pracodawcy, umożliwiającymi osiągnięcie sukcesu biznesowego na rynku krajowym i międzynarodowym, rozumianego jako: pozyskanie wybitnych talentów, niezbędnych do efektywnego funkcjonowania przedsiębiorstwa oraz tworzenie w przedsiębiorstwie atmosfery sprzyjającej wysokojakościowej pracy.", "dostawcaUslug": {"id": 7077, "logo": {"url": "https://uslugirozwojowe.parp.gov.pl/api/file/preview?token=%242a%2406%24WLXC5ct9IDLoilKsFuSQW.", "nazwa": "logotyp odświeżony.png", "rozszerzenie": null}, "nazwa": "Centrum Edukacyjno-Turystyczne \"CENTAUREA\" Wojciech Frycz"}, "grupaDocelowa": "&lt;p&gt;Dyrektorzy, menedżerowie, kierownicy zespołów, team leaderzy, specjaliści pracujący w działach zarządzania zasobami ludzkimi oraz wszyscy zainteresowani efektywnym budowaniem wizerunku pracodawcy w swoim przedsiębiorstwie.&lt;/p&gt;", "kodyDostepowe": null, "programUslugi": "&lt;p&gt;Program dla pełnego kursu zaawansowanego (w szkoleniu wstępnym 16-godzinnym omawiane będą wybrane zagadnienia zgodnie z potrzebami uczestników):&lt;/p&gt;\n\n&lt;p&gt;1.Employer branding zewnętrzny i wewnętrzny&lt;/p&gt;\n\n&lt;p&gt;2.Idea i znaczenie employer brandingu&lt;/p&gt;\n\n&lt;p&gt;3.Koncepcja employer brandingu w strategii przedsiębiorstwa&lt;/p&gt;\n\n&lt;p&gt;4.Monitoring mediów a skuteczny employer branding&lt;/p&gt;\n\n&lt;p&gt;5.Możliwości zwrotu z inwestycji w employer branding&lt;/p&gt;\n\n&lt;p&gt;6.Narzędzia marketingowe w kampanii employer branding&lt;/p&gt;\n\n&lt;p&gt;7.Obszary działalności employer brandingu&lt;/p&gt;\n\n&lt;p&gt;8.Społeczna odpowiedzialność biznesu a employer branding&lt;/p&gt;\n\n&lt;p&gt;9.Strategie employer branding w przedsiębiorstwie&lt;/p&gt;\n\n&lt;p&gt;10.Techniki i metody w zakresie employer brandingu&lt;/p&gt;\n\n&lt;p&gt;11.Trendy w polskim i światowym employer brandingu&lt;/p&gt;\n\n&lt;p&gt;12.Wielowymiarowość employer brandingu – kontekst społeczny, ekonomiczny i prawny w budowaniu wizerunku pracodawcy&lt;/p&gt;\n\n&lt;p&gt;13.Zarządzanie projektem employer branding&lt;/p&gt;", "listaProjektow": [], "idRodzajuUslugi": 144, "kwalifikacjeKuz": [], "osobaKontaktowa": {"email": "wf@centaurea.com.pl", "telefon": "+48 667 087 715", "zdjecie": null, "imieNazwisko": "Wojciech Frycz"}, "zakresUprawnien": null, "efektyUczeniaSie": "&lt;p&gt;Uzyskanie wiedzy i praktycznych umiejętności efektywnego budowania wizerunku własnego i organizacji jao ważnego elementu strategii przedsiębiorstwa.&lt;/p&gt;", "inneKwalifikacje": [], "cenaNettoZaUsluge": null, "idKategoriiUslugi": 559, "idKwalifikacjiKkz": null, "idKwalifikacjiZrk": null, "warunkiTechniczne": null, "cenaBruttoZaUsluge": null, "cenaNettoZaGodzine": 2813, "idFormySwiadczenia": 1, "idPodrodzajuUslugi": 145, "warunkiLogistyczne": [], "cenaBruttoZaGodzine": 2813, "formyDofinansowania": [1143], "informacjeDodatkowe": "&lt;p&gt;Szkolenie organizowane jest dla firm i osób indywidualnych. Cena szkolenia uzależniona jest od liczby godzin (zakresu teamtycznego) i miejsca szkolenia. Szkolenie może zostać przeprowadzone na terenie całej Polski.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 "kosztWalidacjiNetto": null, "warunkiUczestnictwa": null, "idPodkategoriiUslugi": 560, "kosztWalidacjiBrutto": null, "cenaNettoZaUczestnika": 45000, "dataRozpoczeciaUslugi": "2018-01-18T00:00:00+01:00", "dataZakonczeniaUslugi": "2018-06-30T00:00:00+02:00", "cenaBruttoZaUczestnika": 45000, "czyUslugaDofinansowana": true, "materialyDlaUczestnikow": null, "kosztCertyfikowaniaNetto": null, "czyCenaDotyczyCalejUslugi": false, "dataZakonczeniaRekrutacji": "2018-05-31T00:00:00+02:00", "kosztCertyfikowaniaBrutto": null, "minimalnaLiczbaUczestnikow": 1, "szczegolyMiejscaRealizacji": null, "maksymalnaLiczbaUczestnikow": 12, "idPodstawyPrawnejDlaPodmiotu": null, "metodaOsiagnieciaEfektUslugi": null, "nazwaPodmiotuCertyfikujacego": null, "czyProwadziDoNabyciaKompetencji": true, "zrkNazwaPodmiotuCertyfikujacego": null, "podstawaUzyskaniaWpisuCertyfikat": "Certyfikat VCC Akademia Edukacyjna",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814765">
            <text:p>2025-12-16 15:54:06.814765</text:p>
          </table:table-cell>
          <table:table-cell office:value-type="string" office:string-value="2025-12-16 15:54:06.814765">
            <text:p>2025-12-16 15:54:06.814765</text:p>
          </table:table-cell>
        </table:table-row>
        <table:table-row>
          <table:table-cell office:value-type="float" office:value="22642">
            <text:p>22642</text:p>
          </table:table-cell>
          <table:table-cell office:value-type="string" office:string-value="2016/11/02/7077/22642">
            <text:p>2016/11/02/7077/22642</text:p>
          </table:table-cell>
          <table:table-cell office:value-type="string" office:string-value="Career Coaching">
            <text:p>Career Coaching</text:p>
          </table:table-cell>
          <table:table-cell office:value-type="string" office:string-value="ZREALIZOWANA">
            <text:p>ZREALIZOWANA</text:p>
          </table:table-cell>
          <table:table-cell office:value-type="string" office:string-value="2018-01-12 00:00:00">
            <text:p>2018-01-12 00:00:00</text:p>
          </table:table-cell>
          <table:table-cell office:value-type="string" office:string-value="2018-06-30 00:00:00">
            <text:p>2018-06-30 00:00:00</text:p>
          </table:table-cell>
          <table:table-cell office:value-type="string" office:string-value="2018-05-31 00:00:00">
            <text:p>2018-05-31 00:00:00</text:p>
          </table:table-cell>
          <table:table-cell office:value-type="float" office:value="546">
            <text:p>546</text:p>
          </table:table-cell>
          <table:table-cell office:value-type="float" office:value="549">
            <text:p>549</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ma na celu zapoznać Słuchaczy z:&#10;1.Budową rozmowy career coachingowej&#10;2.Celami career coachingu&#10;3.Etyką pracy career coacha&#10;4.Metodami odnajdowania: mocnych stron i obszarów rozwoju, celów career coachingowych&#10;5.Narzędziami career coachnigowymi&#10;6.Podstawowymi narzędziami pracy career coacha&#10;7.Różnymi typami osobowości ludzkiej i stylami career coachingowymi&#10;8.Samodzielnego prowadzenia rozmów career coachingowych&#10;9.Technikami prowadzenia rozmowy career coachingowej z klientami&#10;10.Tworzeniem pytań career coachingowych">
            <text:p>Szkolenie ma na celu zapoznać Słuchaczy z:
1.Budową rozmowy career coachingowej
2.Celami career coachingu
3.Etyką pracy career coacha
4.Metodami odnajdowania: mocnych stron i obszarów rozwoju, celów career coachingowych
5.Narzędziami career coachnigowymi
6.Podstawowymi narzędziami pracy career coacha
7.Różnymi typami osobowości ludzkiej i stylami career coachingowymi
8.Samodzielnego prowadzenia rozmów career coachingowych
9.Technikami prowadzenia rozmowy career coachingowej z klientami
10.Tworzeniem pytań career coachingowych</text:p>
          </table:table-cell>
          <table:table-cell office:value-type="string" office:string-value="">
            <text:p/>
          </table:table-cell>
          <table:table-cell office:value-type="string" office:string-value="&lt;p&gt;Uzyskanie wiedzy i praktycznych umiejętności efektywnego prowadzenia działań prowadzących do zaplanowanego skutecznego rozwoju kariery.&lt;/p&gt;">
            <text:p>&lt;p&gt;Uzyskanie wiedzy i praktycznych umiejętności efektywnego prowadzenia działań prowadzących do zaplanowanego skutecznego rozwoju kariery.&lt;/p&gt;</text:p>
          </table:table-cell>
          <table:table-cell office:value-type="string" office:string-value="&lt;p&gt;Program dla pełnego kursu zaawansowanego (w szkoleniu wstępnym 16-godzinnym omawiane będą wybrane zagadnienia zgodnie z potrzebami uczestników):&lt;/p&gt;&#10;&#10;&lt;p&gt;1.Analiza potencjału i obszarów rozwoju kariery&lt;/p&gt;&#10;&#10;&lt;p&gt;2.Analiza wartości zawodowych&lt;/p&gt;&#10;&#10;&lt;p&gt;3.Budowanie i zarządzanie marką osobistą&lt;/p&gt;&#10;&#10;&lt;p&gt;4.Coaching a poszukiwanie rozwiązań&lt;/p&gt;&#10;&#10;&lt;p&gt;5.Coaching a stres&lt;/p&gt;&#10;&#10;&lt;p&gt;6.Coaching behawioralny&lt;/p&gt;&#10;&#10;&lt;p&gt;7.Diagnostyka potencjału i potrzeb rozwojowych&lt;/p&gt;&#10;&#10;&lt;p&gt;8.Etyka w pracy coacha&lt;/p&gt;&#10;&#10;&lt;p&gt;9.Marketing personalny&lt;/p&gt;&#10;&#10;&lt;p&gt;10.Modele i techniki coachingu&lt;/p&gt;&#10;&#10;&lt;p&gt;11.Modele rozmów coachingowych&lt;/p&gt;&#10;&#10;&lt;p&gt;12.Najczęstsze błędy popełniane w trakcie rozmów career coachingowych&lt;/p&gt;&#10;&#10;&lt;p&gt;13.Narzędzia career coachingu&lt;/p&gt;&#10;&#10;&lt;p&gt;14.Narzędzia pracy coacha&lt;/p&gt;&#10;&#10;&lt;p&gt;15.Ocena potencjału pracowniczego&lt;/p&gt;&#10;&#10;&lt;p&gt;16.Ocenianie programów coachingowych&lt;/p&gt;&#10;&#10;&lt;p&gt;17.Określanie długoterminowych celów i planów rozwojowych&lt;/p&gt;&#10;&#10;&lt;p&gt;18.Określenie kryteriów weryfikacji stopnia realizacji celów zawodowych&lt;/p&gt;&#10;&#10;&lt;p&gt;19.Określenie wizji i celów kariery&lt;/p&gt;&#10;&#10;&lt;p&gt;20.Perspektywy rozwojowe coacha&lt;/p&gt;&#10;&#10;&lt;p&gt;21.Przygotowanie indywidualnego planu rozwoju kariery&lt;/p&gt;&#10;&#10;&lt;p&gt;22.Pytania w pracy coacha&lt;/p&gt;&#10;&#10;&lt;p&gt;23.Rozmowa career coachingowa&lt;/p&gt;&#10;&#10;&lt;p&gt;24.Rozwój umiejętności coachingowych&lt;/p&gt;&#10;&#10;&lt;p&gt;25.Style coachingowe&lt;/p&gt;&#10;&#10;&lt;p&gt;26.Techniki budowania kontaktu i zaufania&lt;/p&gt;&#10;&#10;&lt;p&gt;27.Warsztat pracy career coacha&lt;/p&gt;&#10;&#10;&lt;p&gt;28.Warsztaty praktyczne&lt;/p&gt;&#10;&#10;&lt;p&gt;29.Wstęp do coachingu&lt;/p&gt;&#10;&#10;&lt;p&gt;30.Wstęp do expert coachingu&lt;/p&gt;&#10;&#10;&lt;p&gt;31.Wstęp do zarządzania talentami&lt;/p&gt;&#10;&#10;&lt;p&gt;32.Zaawansowany career coaching&lt;/p&gt;&#10;&#10;&lt;p&gt;33.Zarządzanie celami&lt;/p&gt;&#10;&#10;&lt;p&gt;34.Zmiany w działaniach i interakcjach ludzi&lt;/p&gt;">
            <text:p>&lt;p&gt;Program dla pełnego kursu zaawansowanego (w szkoleniu wstępnym 16-godzinnym omawiane będą wybrane zagadnienia zgodnie z potrzebami uczestników):&lt;/p&gt;

&lt;p&gt;1.Analiza potencjału i obszarów rozwoju kariery&lt;/p&gt;

&lt;p&gt;2.Analiza wartości zawodowych&lt;/p&gt;

&lt;p&gt;3.Budowanie i zarządzanie marką osobistą&lt;/p&gt;

&lt;p&gt;4.Coaching a poszukiwanie rozwiązań&lt;/p&gt;

&lt;p&gt;5.Coaching a stres&lt;/p&gt;

&lt;p&gt;6.Coaching behawioralny&lt;/p&gt;

&lt;p&gt;7.Diagnostyka potencjału i potrzeb rozwojowych&lt;/p&gt;

&lt;p&gt;8.Etyka w pracy coacha&lt;/p&gt;

&lt;p&gt;9.Marketing personalny&lt;/p&gt;

&lt;p&gt;10.Modele i techniki coachingu&lt;/p&gt;

&lt;p&gt;11.Modele rozmów coachingowych&lt;/p&gt;

&lt;p&gt;12.Najczęstsze błędy popełniane w trakcie rozmów career coachingowych&lt;/p&gt;

&lt;p&gt;13.Narzędzia career coachingu&lt;/p&gt;

&lt;p&gt;14.Narzędzia pracy coacha&lt;/p&gt;

&lt;p&gt;15.Ocena potencjału pracowniczego&lt;/p&gt;

&lt;p&gt;16.Ocenianie programów coachingowych&lt;/p&gt;

&lt;p&gt;17.Określanie długoterminowych celów i planów rozwojowych&lt;/p&gt;

&lt;p&gt;18.Określenie kryteriów weryfikacji stopnia realizacji celów zawodowych&lt;/p&gt;

&lt;p&gt;19.Określenie wizji i celów kariery&lt;/p&gt;

&lt;p&gt;20.Perspektywy rozwojowe coacha&lt;/p&gt;

&lt;p&gt;21.Przygotowanie indywidualnego planu rozwoju kariery&lt;/p&gt;

&lt;p&gt;22.Pytania w pracy coacha&lt;/p&gt;

&lt;p&gt;23.Rozmowa career coachingowa&lt;/p&gt;

&lt;p&gt;24.Rozwój umiejętności coachingowych&lt;/p&gt;

&lt;p&gt;25.Style coachingowe&lt;/p&gt;

&lt;p&gt;26.Techniki budowania kontaktu i zaufania&lt;/p&gt;

&lt;p&gt;27.Warsztat pracy career coacha&lt;/p&gt;

&lt;p&gt;28.Warsztaty praktyczne&lt;/p&gt;

&lt;p&gt;29.Wstęp do coachingu&lt;/p&gt;

&lt;p&gt;30.Wstęp do expert coachingu&lt;/p&gt;

&lt;p&gt;31.Wstęp do zarządzania talentami&lt;/p&gt;

&lt;p&gt;32.Zaawansowany career coaching&lt;/p&gt;

&lt;p&gt;33.Zarządzanie celami&lt;/p&gt;

&lt;p&gt;34.Zmiany w działaniach i interakcjach ludzi&lt;/p&gt;</text:p>
          </table:table-cell>
          <table:table-cell office:value-type="string" office:string-value="&lt;p&gt;Osoby zainteresowane samorozwojem, chcące poznać nowe techniki realizacji celów osobistych i zawodowych.&lt;/p&gt;">
            <text:p>&lt;p&gt;Osoby zainteresowane samorozwojem, chcące poznać nowe techniki realizacji celów osobistych i zawodowych.&lt;/p&gt;</text:p>
          </table:table-cell>
          <table:table-cell office:value-type="string" office:string-value="">
            <text:p/>
          </table:table-cell>
          <table:table-cell office:value-type="string" office:string-value="">
            <text:p/>
          </table:table-cell>
          <table:table-cell office:value-type="string" office:string-value="&lt;p&gt;Szkolenie organizowane jest dla firm i osób indywidualnych. Cena szkolenia uzależniona jest od liczby godzin (zakresu teamtycznego) i miejsca szkolenia. Forma zajęć: wykład, ćwiczenia, praca grupowa, konwersatorium, case study. Podana cena dotyczy zajęć grupowych w siedzibie C.E.T.CENTAUREA. Możliwe jest przygotowanie oferty dla kursu indywidualnego.&lt;/p&gt;&#10;&#10;&lt;p&gt;Informacje o pozostałych szkoleniach w C.E.T.CENTAUREA - http://www.edukacja.centaurea.com.pl/oferta-edukacyjna/wykaz-szkolen&lt;/p&gt;">
            <text:p>&lt;p&gt;Szkolenie organizowane jest dla firm i osób indywidualnych. Cena szkolenia uzależniona jest od liczby godzin (zakresu teamtycznego) i miejsca szkolenia. Forma zajęć: wykład, ćwiczenia, praca grupowa, konwersatorium, case study. Podana cena dotyczy zajęć grupowych w siedzibie C.E.T.CENTAUREA. Możliwe jest przygotowanie oferty dla kursu indywidualnego.&lt;/p&gt;

&lt;p&gt;Informacje o pozostałych szkoleniach w C.E.T.CENTAUREA - http://www.edukacja.centaurea.com.pl/oferta-edukacyjna/wykaz-szkolen&lt;/p&gt;</text:p>
          </table:table-cell>
          <table:table-cell office:value-type="string" office:string-value="">
            <text:p/>
          </table:table-cell>
          <table:table-cell office:value-type="string" office:string-value="">
            <text:p/>
          </table:table-cell>
          <table:table-cell office:value-type="float" office:value="45000.0">
            <text:p>45000.0</text:p>
          </table:table-cell>
          <table:table-cell office:value-type="float" office:value="45000.0">
            <text:p>45000.0</text:p>
          </table:table-cell>
          <table:table-cell office:value-type="float" office:value="2813">
            <text:p>2813</text:p>
          </table:table-cell>
          <table:table-cell office:value-type="float" office:value="2813">
            <text:p>2813</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2.0">
            <text:p>12.0</text:p>
          </table:table-cell>
          <table:table-cell office:value-type="string" office:string-value="{&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text:p>{"idKraju": null, "idUlicy": null, "telefon": null, "nazwaKraju": null, "nazwaUlicy": "Julianowska", "kodPocztowy": "91-473", "numerLokalu": null, "numerBudynku": "7a", "idWojewodztwa": 5, "idMiejscowosci": null, "nazwaWojewodztwa": "łódzkie", "nazwaMiejscowosci": "Łódź", "dlugoscGeograficzna": null, "szerokoscGeograficzna": null}</text:p>
          </table:table-cell>
          <table:table-cell office:value-type="string" office:string-value="{&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text:p>{"id": 7077, "logo": {"url": "https://uslugirozwojowe.parp.gov.pl/api/file/preview?token=%242a%2406%24WLXC5ct9IDLoilKsFuSQW.", "nazwa": "logotyp odświeżony.png", "rozszerzenie": null}, "nazwa": "Centrum Edukacyjno-Turystyczne \"CENTAUREA\" Wojciech Frycz"}</text:p>
          </table:table-cell>
          <table:table-cell office:value-type="string" office:string-value="{&quot;email&quot;: &quot;wf@centaurea.com.pl&quot;, &quot;telefon&quot;: &quot;+48 667 087 715&quot;, &quot;zdjecie&quot;: null, &quot;imieNazwisko&quot;: &quot;Wojciech Frycz&quot;}">
            <text:p>{"email": "wf@centaurea.com.pl", "telefon": "+48 667 087 715", "zdjecie": null, "imieNazwisko": "Wojciech Fry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1143]">
            <text:p>[1143]</text:p>
          </table:table-cell>
          <table:table-cell office:value-type="string" office:string-value="[]">
            <text:p>[]</text:p>
          </table:table-cell>
          <table:table-cell office:value-type="string" office:string-value="[]">
            <text:p>[]</text:p>
          </table:table-cell>
          <table:table-cell office:value-type="string" office:string-value="{&quot;id&quot;: 22642, &quot;adres&quot;: {&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quot;numer&quot;: &quot;2016/11/02/7077/22642&quot;, &quot;ocena&quot;: {&quot;liczbaOcen&quot;: 0, &quot;sredniaZOcen&quot;: 0.0}, &quot;tytul&quot;: &quot;Career Coaching&quot;, &quot;status&quot;: &quot;ZREALIZOWANA&quot;, &quot;efektUslugi&quot;: null, &quot;celBiznesowy&quot;: null, &quot;liczbaGodzin&quot;: 16, &quot;celEdukacyjny&quot;: &quot;Szkolenie ma na celu zapoznać Słuchaczy z:\n1.Budową rozmowy career coachingowej\n2.Celami career coachingu\n3.Etyką pracy career coacha\n4.Metodami odnajdowania: mocnych stron i obszarów rozwoju, celów career coachingowych\n5.Narzędziami career coachnigowymi\n6.Podstawowymi narzędziami pracy career coacha\n7.Różnymi typami osobowości ludzkiej i stylami career coachingowymi\n8.Samodzielnego prowadzenia rozmów career coachingowych\n9.Technikami prowadzenia rozmowy career coachingowej z klientami\n10.Tworzeniem pytań career coachingowych&quot;, &quot;dostawcaUslug&quot;: {&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quot;grupaDocelowa&quot;: &quot;&lt;p&gt;Osoby zainteresowane samorozwojem, chcące poznać nowe techniki realizacji celów osobistych i zawodowych.&lt;/p&gt;&quot;, &quot;kodyDostepowe&quot;: null, &quot;programUslugi&quot;: &quot;&lt;p&gt;Program dla pełnego kursu zaawansowanego (w szkoleniu wstępnym 16-godzinnym omawiane będą wybrane zagadnienia zgodnie z potrzebami uczestników):&lt;/p&gt;\n\n&lt;p&gt;1.Analiza potencjału i obszarów rozwoju kariery&lt;/p&gt;\n\n&lt;p&gt;2.Analiza wartości zawodowych&lt;/p&gt;\n\n&lt;p&gt;3.Budowanie i zarządzanie marką osobistą&lt;/p&gt;\n\n&lt;p&gt;4.Coaching a poszukiwanie rozwiązań&lt;/p&gt;\n\n&lt;p&gt;5.Coaching a stres&lt;/p&gt;\n\n&lt;p&gt;6.Coaching behawioralny&lt;/p&gt;\n\n&lt;p&gt;7.Diagnostyka potencjału i potrzeb rozwojowych&lt;/p&gt;\n\n&lt;p&gt;8.Etyka w pracy coacha&lt;/p&gt;\n\n&lt;p&gt;9.Marketing personalny&lt;/p&gt;\n\n&lt;p&gt;10.Modele i techniki coachingu&lt;/p&gt;\n\n&lt;p&gt;11.Modele rozmów coachingowych&lt;/p&gt;\n\n&lt;p&gt;12.Najczęstsze błędy popełniane w trakcie rozmów career coachingowych&lt;/p&gt;\n\n&lt;p&gt;13.Narzędzia career coachingu&lt;/p&gt;\n\n&lt;p&gt;14.Narzędzia pracy coacha&lt;/p&gt;\n\n&lt;p&gt;15.Ocena potencjału pracowniczego&lt;/p&gt;\n\n&lt;p&gt;16.Ocenianie programów coachingowych&lt;/p&gt;\n\n&lt;p&gt;17.Określanie długoterminowych celów i planów rozwojowych&lt;/p&gt;\n\n&lt;p&gt;18.Określenie kryteriów weryfikacji stopnia realizacji celów zawodowych&lt;/p&gt;\n\n&lt;p&gt;19.Określenie wizji i celów kariery&lt;/p&gt;\n\n&lt;p&gt;20.Perspektywy rozwojowe coacha&lt;/p&gt;\n\n&lt;p&gt;21.Przygotowanie indywidualnego planu rozwoju kariery&lt;/p&gt;\n\n&lt;p&gt;22.Pytania w pracy coacha&lt;/p&gt;\n\n&lt;p&gt;23.Rozmowa career coachingowa&lt;/p&gt;\n\n&lt;p&gt;24.Rozwój umiejętności coachingowych&lt;/p&gt;\n\n&lt;p&gt;25.Style coachingowe&lt;/p&gt;\n\n&lt;p&gt;26.Techniki budowania kontaktu i zaufania&lt;/p&gt;\n\n&lt;p&gt;27.Warsztat pracy career coacha&lt;/p&gt;\n\n&lt;p&gt;28.Warsztaty praktyczne&lt;/p&gt;\n\n&lt;p&gt;29.Wstęp do coachingu&lt;/p&gt;\n\n&lt;p&gt;30.Wstęp do expert coachingu&lt;/p&gt;\n\n&lt;p&gt;31.Wstęp do zarządzania talentami&lt;/p&gt;\n\n&lt;p&gt;32.Zaawansowany career coaching&lt;/p&gt;\n\n&lt;p&gt;33.Zarządzanie celami&lt;/p&gt;\n\n&lt;p&gt;34.Zmiany w działaniach i interakcjach ludzi&lt;/p&gt;&quot;, &quot;listaProjektow&quot;: [], &quot;idRodzajuUslugi&quot;: 144, &quot;kwalifikacjeKuz&quot;: [], &quot;osobaKontaktowa&quot;: {&quot;email&quot;: &quot;wf@centaurea.com.pl&quot;, &quot;telefon&quot;: &quot;+48 667 087 715&quot;, &quot;zdjecie&quot;: null, &quot;imieNazwisko&quot;: &quot;Wojciech Frycz&quot;}, &quot;zakresUprawnien&quot;: null, &quot;efektyUczeniaSie&quot;: &quot;&lt;p&gt;Uzyskanie wiedzy i praktycznych umiejętności efektywnego prowadzenia działań prowadzących do zaplanowanego skutecznego rozwoju kariery.&lt;/p&gt;&quot;, &quot;inneKwalifikacje&quot;: [], &quot;cenaNettoZaUsluge&quot;: null, &quot;idKategoriiUslugi&quot;: 546, &quot;idKwalifikacjiKkz&quot;: null, &quot;idKwalifikacjiZrk&quot;: null, &quot;warunkiTechniczne&quot;: null, &quot;cenaBruttoZaUsluge&quot;: null, &quot;cenaNettoZaGodzine&quot;: 2813, &quot;idFormySwiadczenia&quot;: 1, &quot;idPodrodzajuUslugi&quot;: 145, &quot;warunkiLogistyczne&quot;: [], &quot;cenaBruttoZaGodzine&quot;: 2813, &quot;formyDofinansowania&quot;: [1143], &quot;informacjeDodatkowe&quot;: &quot;&lt;p&gt;Szkolenie organizowane jest dla firm i osób indywidualnych. Cena szkolenia uzależniona jest od liczby godzin (zakresu teamtycznego) i miejsca szkolenia.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quot;, &quot;kosztWalidacjiNetto&quot;: null, &quot;warunkiUczestnictwa&quot;: null, &quot;idPodkategoriiUslugi&quot;: 549, &quot;kosztWalidacjiBrutto&quot;: null, &quot;cenaNettoZaUczestnika&quot;: 45000, &quot;dataRozpoczeciaUslugi&quot;: &quot;2018-01-12T00:00:00+01:00&quot;, &quot;dataZakonczeniaUslugi&quot;: &quot;2018-06-30T00:00:00+02:00&quot;, &quot;cenaBruttoZaUczestnika&quot;: 45000, &quot;czyUslugaDofinansowana&quot;: true, &quot;materialyDlaUczestnikow&quot;: null, &quot;kosztCertyfikowaniaNetto&quot;: null, &quot;czyCenaDotyczyCalejUslugi&quot;: false, &quot;dataZakonczeniaRekrutacji&quot;: &quot;2018-05-31T00:00:00+02:00&quot;, &quot;kosztCertyfikowaniaBrutto&quot;: null, &quot;minimalnaLiczbaUczestnikow&quot;: 1, &quot;szczegolyMiejscaRealizacji&quot;: null, &quot;maksymalnaLiczbaUczestnikow&quot;: 12, &quot;idPodstawyPrawnejDlaPodmiotu&quot;: null, &quot;metodaOsiagnieciaEfektUslugi&quot;: null, &quot;nazwaPodmiotuCertyfikujacego&quot;: null, &quot;czyProwadziDoNabyciaKompetencji&quot;: true, &quot;zrkNazwaPodmiotuCertyfikujacego&quot;: null, &quot;podstawaUzyskaniaWpisuCertyfikat&quot;: &quot;Certyfikat VCC Akademia Edukacyjna&quot;,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42, "adres": {"idKraju": null, "idUlicy": null, "telefon": null, "nazwaKraju": null, "nazwaUlicy": "Julianowska", "kodPocztowy": "91-473", "numerLokalu": null, "numerBudynku": "7a", "idWojewodztwa": 5, "idMiejscowosci": null, "nazwaWojewodztwa": "łódzkie", "nazwaMiejscowosci": "Łódź", "dlugoscGeograficzna": null, "szerokoscGeograficzna": null}, "numer": "2016/11/02/7077/22642", "ocena": {"liczbaOcen": 0, "sredniaZOcen": 0.0}, "tytul": "Career Coaching", "status": "ZREALIZOWANA", "efektUslugi": null, "celBiznesowy": null, "liczbaGodzin": 16, "celEdukacyjny": "Szkolenie ma na celu zapoznać Słuchaczy z:\n1.Budową rozmowy career coachingowej\n2.Celami career coachingu\n3.Etyką pracy career coacha\n4.Metodami odnajdowania: mocnych stron i obszarów rozwoju, celów career coachingowych\n5.Narzędziami career coachnigowymi\n6.Podstawowymi narzędziami pracy career coacha\n7.Różnymi typami osobowości ludzkiej i stylami career coachingowymi\n8.Samodzielnego prowadzenia rozmów career coachingowych\n9.Technikami prowadzenia rozmowy career coachingowej z klientami\n10.Tworzeniem pytań career coachingowych", "dostawcaUslug": {"id": 7077, "logo": {"url": "https://uslugirozwojowe.parp.gov.pl/api/file/preview?token=%242a%2406%24WLXC5ct9IDLoilKsFuSQW.", "nazwa": "logotyp odświeżony.png", "rozszerzenie": null}, "nazwa": "Centrum Edukacyjno-Turystyczne \"CENTAUREA\" Wojciech Frycz"}, "grupaDocelowa": "&lt;p&gt;Osoby zainteresowane samorozwojem, chcące poznać nowe techniki realizacji celów osobistych i zawodowych.&lt;/p&gt;", "kodyDostepowe": null, "programUslugi": "&lt;p&gt;Program dla pełnego kursu zaawansowanego (w szkoleniu wstępnym 16-godzinnym omawiane będą wybrane zagadnienia zgodnie z potrzebami uczestników):&lt;/p&gt;\n\n&lt;p&gt;1.Analiza potencjału i obszarów rozwoju kariery&lt;/p&gt;\n\n&lt;p&gt;2.Analiza wartości zawodowych&lt;/p&gt;\n\n&lt;p&gt;3.Budowanie i zarządzanie marką osobistą&lt;/p&gt;\n\n&lt;p&gt;4.Coaching a poszukiwanie rozwiązań&lt;/p&gt;\n\n&lt;p&gt;5.Coaching a stres&lt;/p&gt;\n\n&lt;p&gt;6.Coaching behawioralny&lt;/p&gt;\n\n&lt;p&gt;7.Diagnostyka potencjału i potrzeb rozwojowych&lt;/p&gt;\n\n&lt;p&gt;8.Etyka w pracy coacha&lt;/p&gt;\n\n&lt;p&gt;9.Marketing personalny&lt;/p&gt;\n\n&lt;p&gt;10.Modele i techniki coachingu&lt;/p&gt;\n\n&lt;p&gt;11.Modele rozmów coachingowych&lt;/p&gt;\n\n&lt;p&gt;12.Najczęstsze błędy popełniane w trakcie rozmów career coachingowych&lt;/p&gt;\n\n&lt;p&gt;13.Narzędzia career coachingu&lt;/p&gt;\n\n&lt;p&gt;14.Narzędzia pracy coacha&lt;/p&gt;\n\n&lt;p&gt;15.Ocena potencjału pracowniczego&lt;/p&gt;\n\n&lt;p&gt;16.Ocenianie programów coachingowych&lt;/p&gt;\n\n&lt;p&gt;17.Określanie długoterminowych celów i planów rozwojowych&lt;/p&gt;\n\n&lt;p&gt;18.Określenie kryteriów weryfikacji stopnia realizacji celów zawodowych&lt;/p&gt;\n\n&lt;p&gt;19.Określenie wizji i celów kariery&lt;/p&gt;\n\n&lt;p&gt;20.Perspektywy rozwojowe coacha&lt;/p&gt;\n\n&lt;p&gt;21.Przygotowanie indywidualnego planu rozwoju kariery&lt;/p&gt;\n\n&lt;p&gt;22.Pytania w pracy coacha&lt;/p&gt;\n\n&lt;p&gt;23.Rozmowa career coachingowa&lt;/p&gt;\n\n&lt;p&gt;24.Rozwój umiejętności coachingowych&lt;/p&gt;\n\n&lt;p&gt;25.Style coachingowe&lt;/p&gt;\n\n&lt;p&gt;26.Techniki budowania kontaktu i zaufania&lt;/p&gt;\n\n&lt;p&gt;27.Warsztat pracy career coacha&lt;/p&gt;\n\n&lt;p&gt;28.Warsztaty praktyczne&lt;/p&gt;\n\n&lt;p&gt;29.Wstęp do coachingu&lt;/p&gt;\n\n&lt;p&gt;30.Wstęp do expert coachingu&lt;/p&gt;\n\n&lt;p&gt;31.Wstęp do zarządzania talentami&lt;/p&gt;\n\n&lt;p&gt;32.Zaawansowany career coaching&lt;/p&gt;\n\n&lt;p&gt;33.Zarządzanie celami&lt;/p&gt;\n\n&lt;p&gt;34.Zmiany w działaniach i interakcjach ludzi&lt;/p&gt;", "listaProjektow": [], "idRodzajuUslugi": 144, "kwalifikacjeKuz": [], "osobaKontaktowa": {"email": "wf@centaurea.com.pl", "telefon": "+48 667 087 715", "zdjecie": null, "imieNazwisko": "Wojciech Frycz"}, "zakresUprawnien": null, "efektyUczeniaSie": "&lt;p&gt;Uzyskanie wiedzy i praktycznych umiejętności efektywnego prowadzenia działań prowadzących do zaplanowanego skutecznego rozwoju kariery.&lt;/p&gt;", "inneKwalifikacje": [], "cenaNettoZaUsluge": null, "idKategoriiUslugi": 546, "idKwalifikacjiKkz": null, "idKwalifikacjiZrk": null, "warunkiTechniczne": null, "cenaBruttoZaUsluge": null, "cenaNettoZaGodzine": 2813, "idFormySwiadczenia": 1, "idPodrodzajuUslugi": 145, "warunkiLogistyczne": [], "cenaBruttoZaGodzine": 2813, "formyDofinansowania": [1143], "informacjeDodatkowe": "&lt;p&gt;Szkolenie organizowane jest dla firm i osób indywidualnych. Cena szkolenia uzależniona jest od liczby godzin (zakresu teamtycznego) i miejsca szkolenia.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 "kosztWalidacjiNetto": null, "warunkiUczestnictwa": null, "idPodkategoriiUslugi": 549, "kosztWalidacjiBrutto": null, "cenaNettoZaUczestnika": 45000, "dataRozpoczeciaUslugi": "2018-01-12T00:00:00+01:00", "dataZakonczeniaUslugi": "2018-06-30T00:00:00+02:00", "cenaBruttoZaUczestnika": 45000, "czyUslugaDofinansowana": true, "materialyDlaUczestnikow": null, "kosztCertyfikowaniaNetto": null, "czyCenaDotyczyCalejUslugi": false, "dataZakonczeniaRekrutacji": "2018-05-31T00:00:00+02:00", "kosztCertyfikowaniaBrutto": null, "minimalnaLiczbaUczestnikow": 1, "szczegolyMiejscaRealizacji": null, "maksymalnaLiczbaUczestnikow": 12, "idPodstawyPrawnejDlaPodmiotu": null, "metodaOsiagnieciaEfektUslugi": null, "nazwaPodmiotuCertyfikujacego": null, "czyProwadziDoNabyciaKompetencji": true, "zrkNazwaPodmiotuCertyfikujacego": null, "podstawaUzyskaniaWpisuCertyfikat": "Certyfikat VCC Akademia Edukacyjna",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812902">
            <text:p>2025-12-16 15:54:06.812902</text:p>
          </table:table-cell>
          <table:table-cell office:value-type="string" office:string-value="2025-12-16 15:54:06.812902">
            <text:p>2025-12-16 15:54:06.812902</text:p>
          </table:table-cell>
        </table:table-row>
        <table:table-row>
          <table:table-cell office:value-type="float" office:value="22641">
            <text:p>22641</text:p>
          </table:table-cell>
          <table:table-cell office:value-type="string" office:string-value="2016/11/02/7077/22641">
            <text:p>2016/11/02/7077/22641</text:p>
          </table:table-cell>
          <table:table-cell office:value-type="string" office:string-value="Business Coaching. Kurs coachingu biznesowego">
            <text:p>Business Coaching. Kurs coachingu biznesowego</text:p>
          </table:table-cell>
          <table:table-cell office:value-type="string" office:string-value="ZREALIZOWANA">
            <text:p>ZREALIZOWANA</text:p>
          </table:table-cell>
          <table:table-cell office:value-type="string" office:string-value="2018-01-15 00:00:00">
            <text:p>2018-01-15 00:00:00</text:p>
          </table:table-cell>
          <table:table-cell office:value-type="string" office:string-value="2018-06-30 00:00:00">
            <text:p>2018-06-30 00:00:00</text:p>
          </table:table-cell>
          <table:table-cell office:value-type="string" office:string-value="2018-06-30 00:00:00">
            <text:p>2018-06-30 00:00:00</text:p>
          </table:table-cell>
          <table:table-cell office:value-type="float" office:value="546">
            <text:p>546</text:p>
          </table:table-cell>
          <table:table-cell office:value-type="float" office:value="549">
            <text:p>549</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Coaching biznesowy NLP” ma na celu zapoznać Słuchaczy z:&#10;1.Budową rozmowy coachingowej&#10;2.Celami coachingu&#10;3.Etyką pracy coacha&#10;4.Metodami odnajdowania: mocnych stron i obszarów rozwoju, celów coachingowych&#10;5.Narzędziami coachnigowymi umożliwiającymi indywidualizację pracy z klientem&#10;6.Podstawowymi narzędziami pracy coach (analiza GAP, SWOT, metafora, wizualizacja, SMART)&#10;7.Różnymi typami osobowości ludzkiej i stylami coachingowymi dostosowanymi do poszczególnych jej typów&#10;8.Samodzielnego prowadzenia rozmów coachingowych&#10;9.Technikami komunikowania NLP w coachingu biznesowym&#10;10.Technikami perswazji i psychomanipulacji w coachingu&#10;11.Technikami programowania neurolingwistycznego (NLP) w coachingu&#10;12.Technikami prowadzenia rozmowy coachingowej z klientami&#10;13.Technikami rozpoznania i obrony przed zewnętrznymi manipulacjami w coachingu&#10;14.Tworzeniem pytań coachingowych&#10;15.Zasadami budowania kultury coachingowej w przedsiębiorstwach">
            <text:p>Szkolenie „Coaching biznesowy NLP” ma na celu zapoznać Słuchaczy z:
1.Budową rozmowy coachingowej
2.Celami coachingu
3.Etyką pracy coacha
4.Metodami odnajdowania: mocnych stron i obszarów rozwoju, celów coachingowych
5.Narzędziami coachnigowymi umożliwiającymi indywidualizację pracy z klientem
6.Podstawowymi narzędziami pracy coach (analiza GAP, SWOT, metafora, wizualizacja, SMART)
7.Różnymi typami osobowości ludzkiej i stylami coachingowymi dostosowanymi do poszczególnych jej typów
8.Samodzielnego prowadzenia rozmów coachingowych
9.Technikami komunikowania NLP w coachingu biznesowym
10.Technikami perswazji i psychomanipulacji w coachingu
11.Technikami programowania neurolingwistycznego (NLP) w coachingu
12.Technikami prowadzenia rozmowy coachingowej z klientami
13.Technikami rozpoznania i obrony przed zewnętrznymi manipulacjami w coachingu
14.Tworzeniem pytań coachingowych
15.Zasadami budowania kultury coachingowej w przedsiębiorstwach</text:p>
          </table:table-cell>
          <table:table-cell office:value-type="string" office:string-value="">
            <text:p/>
          </table:table-cell>
          <table:table-cell office:value-type="string" office:string-value="&lt;p&gt;Uzyskanie szerokiej wiedzy i praktycznych umiejętności efektywnego prowadzenia profesjonalnego coachingu.&lt;/p&gt;">
            <text:p>&lt;p&gt;Uzyskanie szerokiej wiedzy i praktycznych umiejętności efektywnego prowadzenia profesjonalnego coachingu.&lt;/p&gt;</text:p>
          </table:table-cell>
          <table:table-cell office:value-type="string" office:string-value="&lt;p&gt;Program dla pełnego kursu zaawansowanego (w szkoleniu wstępnym 16-godzinnym omawiane będą wybrane zagadnienia zgodnie z potrzebami uczestników):&lt;/p&gt;&#10;&#10;&lt;p&gt;1.Budowanie kultury coachingowej w przedsiębiorstwie&lt;/p&gt;&#10;&#10;&lt;p&gt;2.Coaching a poszukiwanie rozwiązań&lt;/p&gt;&#10;&#10;&lt;p&gt;3.Coaching a stres&lt;/p&gt;&#10;&#10;&lt;p&gt;4.Coaching behawioralny&lt;/p&gt;&#10;&#10;&lt;p&gt;5.Coaching biznesowy a coaching holistyczny&lt;/p&gt;&#10;&#10;&lt;p&gt;6.Coaching doceniający&lt;/p&gt;&#10;&#10;&lt;p&gt;7.Coaching integracyjny&lt;/p&gt;&#10;&#10;&lt;p&gt;8.Coaching międzykulturowy&lt;/p&gt;&#10;&#10;&lt;p&gt;9.Coaching organizacyjny&lt;/p&gt;&#10;&#10;&lt;p&gt;10.Coaching poznawczo-behawioralny&lt;/p&gt;&#10;&#10;&lt;p&gt;11.Doskonalenie umiejętności menedżerskich&lt;/p&gt;&#10;&#10;&lt;p&gt;12.Etyka w pracy business coacha&lt;/p&gt;&#10;&#10;&lt;p&gt;13.Komunikowanie neurolingwistyczne w business coachingu&lt;/p&gt;&#10;&#10;&lt;p&gt;14.Korzyści finansowe organizacji z inwestowania w coaching&lt;/p&gt;&#10;&#10;&lt;p&gt;15.Modele i techniki business coachingu&lt;/p&gt;&#10;&#10;&lt;p&gt;16.Modele i techniki programowania neurolingwistycznego (NLP)&lt;/p&gt;&#10;&#10;&lt;p&gt;17.Modele rozmów business coachingowych&lt;/p&gt;&#10;&#10;&lt;p&gt;18.Najczęstsze błędy popełniane w trakcie rozmów business coachingowych&lt;/p&gt;&#10;&#10;&lt;p&gt;19.Narzędzia pracy business coacha&lt;/p&gt;&#10;&#10;&lt;p&gt;20.Ocena potencjału pracowniczego&lt;/p&gt;&#10;&#10;&lt;p&gt;21.Ocenianie programów business coachingowych&lt;/p&gt;&#10;&#10;&lt;p&gt;22.Określanie planów i perspektyw rozwojowych&lt;/p&gt;&#10;&#10;&lt;p&gt;23.Osiąganie celów business coachingowych&lt;/p&gt;&#10;&#10;&lt;p&gt;24.Perspektywy rozwojowe coacha&lt;/p&gt;&#10;&#10;&lt;p&gt;25.Perswazja i psychomanipulacja w business coachingu&lt;/p&gt;&#10;&#10;&lt;p&gt;26.Podstawy coachingu&lt;/p&gt;&#10;&#10;&lt;p&gt;27.Poziomy uczenia i komunikowania się&lt;/p&gt;&#10;&#10;&lt;p&gt;28.Pytania w pracy business coacha&lt;/p&gt;&#10;&#10;&lt;p&gt;29.Rozmowa business coachingowa&lt;/p&gt;&#10;&#10;&lt;p&gt;30.Rozwój umiejętności business coachingowych&lt;/p&gt;&#10;&#10;&lt;p&gt;31.Style business coachingowe&lt;/p&gt;&#10;&#10;&lt;p&gt;32.Superwizja w business coachingu&lt;/p&gt;&#10;&#10;&lt;p&gt;33.Techniki budowania kontaktu i zaufania w przedsiębiorstwie&lt;/p&gt;&#10;&#10;&lt;p&gt;34.Techniki obrony przed manipulacją w business coachingu&lt;/p&gt;&#10;&#10;&lt;p&gt;35.Zmiany w działaniach i interakcjach ludzi w biznesie&lt;/p&gt;">
            <text:p>&lt;p&gt;Program dla pełnego kursu zaawansowanego (w szkoleniu wstępnym 16-godzinnym omawiane będą wybrane zagadnienia zgodnie z potrzebami uczestników):&lt;/p&gt;

&lt;p&gt;1.Budowanie kultury coachingowej w przedsiębiorstwie&lt;/p&gt;

&lt;p&gt;2.Coaching a poszukiwanie rozwiązań&lt;/p&gt;

&lt;p&gt;3.Coaching a stres&lt;/p&gt;

&lt;p&gt;4.Coaching behawioralny&lt;/p&gt;

&lt;p&gt;5.Coaching biznesowy a coaching holistyczny&lt;/p&gt;

&lt;p&gt;6.Coaching doceniający&lt;/p&gt;

&lt;p&gt;7.Coaching integracyjny&lt;/p&gt;

&lt;p&gt;8.Coaching międzykulturowy&lt;/p&gt;

&lt;p&gt;9.Coaching organizacyjny&lt;/p&gt;

&lt;p&gt;10.Coaching poznawczo-behawioralny&lt;/p&gt;

&lt;p&gt;11.Doskonalenie umiejętności menedżerskich&lt;/p&gt;

&lt;p&gt;12.Etyka w pracy business coacha&lt;/p&gt;

&lt;p&gt;13.Komunikowanie neurolingwistyczne w business coachingu&lt;/p&gt;

&lt;p&gt;14.Korzyści finansowe organizacji z inwestowania w coaching&lt;/p&gt;

&lt;p&gt;15.Modele i techniki business coachingu&lt;/p&gt;

&lt;p&gt;16.Modele i techniki programowania neurolingwistycznego (NLP)&lt;/p&gt;

&lt;p&gt;17.Modele rozmów business coachingowych&lt;/p&gt;

&lt;p&gt;18.Najczęstsze błędy popełniane w trakcie rozmów business coachingowych&lt;/p&gt;

&lt;p&gt;19.Narzędzia pracy business coacha&lt;/p&gt;

&lt;p&gt;20.Ocena potencjału pracowniczego&lt;/p&gt;

&lt;p&gt;21.Ocenianie programów business coachingowych&lt;/p&gt;

&lt;p&gt;22.Określanie planów i perspektyw rozwojowych&lt;/p&gt;

&lt;p&gt;23.Osiąganie celów business coachingowych&lt;/p&gt;

&lt;p&gt;24.Perspektywy rozwojowe coacha&lt;/p&gt;

&lt;p&gt;25.Perswazja i psychomanipulacja w business coachingu&lt;/p&gt;

&lt;p&gt;26.Podstawy coachingu&lt;/p&gt;

&lt;p&gt;27.Poziomy uczenia i komunikowania się&lt;/p&gt;

&lt;p&gt;28.Pytania w pracy business coacha&lt;/p&gt;

&lt;p&gt;29.Rozmowa business coachingowa&lt;/p&gt;

&lt;p&gt;30.Rozwój umiejętności business coachingowych&lt;/p&gt;

&lt;p&gt;31.Style business coachingowe&lt;/p&gt;

&lt;p&gt;32.Superwizja w business coachingu&lt;/p&gt;

&lt;p&gt;33.Techniki budowania kontaktu i zaufania w przedsiębiorstwie&lt;/p&gt;

&lt;p&gt;34.Techniki obrony przed manipulacją w business coachingu&lt;/p&gt;

&lt;p&gt;35.Zmiany w działaniach i interakcjach ludzi w biznesie&lt;/p&gt;</text:p>
          </table:table-cell>
          <table:table-cell office:value-type="string" office:string-value="&lt;p&gt;Osoby zainteresowane samorozwojem, chcące poznać nowe techniki realizacji celów osobistych i zawodowych.&lt;/p&gt;">
            <text:p>&lt;p&gt;Osoby zainteresowane samorozwojem, chcące poznać nowe techniki realizacji celów osobistych i zawodowych.&lt;/p&gt;</text:p>
          </table:table-cell>
          <table:table-cell office:value-type="string" office:string-value="">
            <text:p/>
          </table:table-cell>
          <table:table-cell office:value-type="string" office:string-value="">
            <text:p/>
          </table:table-cell>
          <table:table-cell office:value-type="string" office:string-value="&lt;p&gt;Szkolenie organizowane jest dla firm i osób indywidualnych. Cena szkolenia uzależniona jest od liczby godzin (zakresu teamtycznego) i miejsca szkolenia. Forma zajęć: wykład, ćwiczenia, praca grupowa, konwersatorium, case study. Podana cena dotyczy zajęć grupowych w siedzibie C.E.T.CENTAUREA. Możliwe jest przygotowanie oferty dla kursu indywidualnego.&lt;/p&gt;&#10;&#10;&lt;p&gt;Informacje o pozostałych szkoleniach w C.E.T.CENTAUREA - http://www.edukacja.centaurea.com.pl/oferta-edukacyjna/wykaz-szkolen&lt;/p&gt;">
            <text:p>&lt;p&gt;Szkolenie organizowane jest dla firm i osób indywidualnych. Cena szkolenia uzależniona jest od liczby godzin (zakresu teamtycznego) i miejsca szkolenia. Forma zajęć: wykład, ćwiczenia, praca grupowa, konwersatorium, case study. Podana cena dotyczy zajęć grupowych w siedzibie C.E.T.CENTAUREA. Możliwe jest przygotowanie oferty dla kursu indywidualnego.&lt;/p&gt;

&lt;p&gt;Informacje o pozostałych szkoleniach w C.E.T.CENTAUREA - http://www.edukacja.centaurea.com.pl/oferta-edukacyjna/wykaz-szkolen&lt;/p&gt;</text:p>
          </table:table-cell>
          <table:table-cell office:value-type="string" office:string-value="">
            <text:p/>
          </table:table-cell>
          <table:table-cell office:value-type="string" office:string-value="">
            <text:p/>
          </table:table-cell>
          <table:table-cell office:value-type="float" office:value="65000.0">
            <text:p>65000.0</text:p>
          </table:table-cell>
          <table:table-cell office:value-type="float" office:value="65000.0">
            <text:p>65000.0</text:p>
          </table:table-cell>
          <table:table-cell office:value-type="float" office:value="4063">
            <text:p>4063</text:p>
          </table:table-cell>
          <table:table-cell office:value-type="float" office:value="4063">
            <text:p>4063</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2.0">
            <text:p>12.0</text:p>
          </table:table-cell>
          <table:table-cell office:value-type="string" office:string-value="{&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text:p>{"idKraju": null, "idUlicy": null, "telefon": null, "nazwaKraju": null, "nazwaUlicy": "Julianowska", "kodPocztowy": "91-473", "numerLokalu": null, "numerBudynku": "7a", "idWojewodztwa": 5, "idMiejscowosci": null, "nazwaWojewodztwa": "łódzkie", "nazwaMiejscowosci": "Łódź", "dlugoscGeograficzna": null, "szerokoscGeograficzna": null}</text:p>
          </table:table-cell>
          <table:table-cell office:value-type="string" office:string-value="{&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text:p>{"id": 7077, "logo": {"url": "https://uslugirozwojowe.parp.gov.pl/api/file/preview?token=%242a%2406%24WLXC5ct9IDLoilKsFuSQW.", "nazwa": "logotyp odświeżony.png", "rozszerzenie": null}, "nazwa": "Centrum Edukacyjno-Turystyczne \"CENTAUREA\" Wojciech Frycz"}</text:p>
          </table:table-cell>
          <table:table-cell office:value-type="string" office:string-value="{&quot;email&quot;: &quot;wf@centaurea.com.pl&quot;, &quot;telefon&quot;: &quot;+48 667 087 715&quot;, &quot;zdjecie&quot;: null, &quot;imieNazwisko&quot;: &quot;Wojciech Frycz&quot;}">
            <text:p>{"email": "wf@centaurea.com.pl", "telefon": "+48 667 087 715", "zdjecie": null, "imieNazwisko": "Wojciech Fry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1143]">
            <text:p>[1143]</text:p>
          </table:table-cell>
          <table:table-cell office:value-type="string" office:string-value="[]">
            <text:p>[]</text:p>
          </table:table-cell>
          <table:table-cell office:value-type="string" office:string-value="[]">
            <text:p>[]</text:p>
          </table:table-cell>
          <table:table-cell office:value-type="string" office:string-value="{&quot;id&quot;: 22641, &quot;adres&quot;: {&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quot;numer&quot;: &quot;2016/11/02/7077/22641&quot;, &quot;ocena&quot;: {&quot;liczbaOcen&quot;: 0, &quot;sredniaZOcen&quot;: 0.0}, &quot;tytul&quot;: &quot;Business Coaching. Kurs coachingu biznesowego&quot;, &quot;status&quot;: &quot;ZREALIZOWANA&quot;, &quot;efektUslugi&quot;: null, &quot;celBiznesowy&quot;: null, &quot;liczbaGodzin&quot;: 16, &quot;celEdukacyjny&quot;: &quot;Szkolenie „Coaching biznesowy NLP” ma na celu zapoznać Słuchaczy z:\n1.Budową rozmowy coachingowej\n2.Celami coachingu\n3.Etyką pracy coacha\n4.Metodami odnajdowania: mocnych stron i obszarów rozwoju, celów coachingowych\n5.Narzędziami coachnigowymi umożliwiającymi indywidualizację pracy z klientem\n6.Podstawowymi narzędziami pracy coach (analiza GAP, SWOT, metafora, wizualizacja, SMART)\n7.Różnymi typami osobowości ludzkiej i stylami coachingowymi dostosowanymi do poszczególnych jej typów\n8.Samodzielnego prowadzenia rozmów coachingowych\n9.Technikami komunikowania NLP w coachingu biznesowym\n10.Technikami perswazji i psychomanipulacji w coachingu\n11.Technikami programowania neurolingwistycznego (NLP) w coachingu\n12.Technikami prowadzenia rozmowy coachingowej z klientami\n13.Technikami rozpoznania i obrony przed zewnętrznymi manipulacjami w coachingu\n14.Tworzeniem pytań coachingowych\n15.Zasadami budowania kultury coachingowej w przedsiębiorstwach&quot;, &quot;dostawcaUslug&quot;: {&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quot;grupaDocelowa&quot;: &quot;&lt;p&gt;Osoby zainteresowane samorozwojem, chcące poznać nowe techniki realizacji celów osobistych i zawodowych.&lt;/p&gt;&quot;, &quot;kodyDostepowe&quot;: null, &quot;programUslugi&quot;: &quot;&lt;p&gt;Program dla pełnego kursu zaawansowanego (w szkoleniu wstępnym 16-godzinnym omawiane będą wybrane zagadnienia zgodnie z potrzebami uczestników):&lt;/p&gt;\n\n&lt;p&gt;1.Budowanie kultury coachingowej w przedsiębiorstwie&lt;/p&gt;\n\n&lt;p&gt;2.Coaching a poszukiwanie rozwiązań&lt;/p&gt;\n\n&lt;p&gt;3.Coaching a stres&lt;/p&gt;\n\n&lt;p&gt;4.Coaching behawioralny&lt;/p&gt;\n\n&lt;p&gt;5.Coaching biznesowy a coaching holistyczny&lt;/p&gt;\n\n&lt;p&gt;6.Coaching doceniający&lt;/p&gt;\n\n&lt;p&gt;7.Coaching integracyjny&lt;/p&gt;\n\n&lt;p&gt;8.Coaching międzykulturowy&lt;/p&gt;\n\n&lt;p&gt;9.Coaching organizacyjny&lt;/p&gt;\n\n&lt;p&gt;10.Coaching poznawczo-behawioralny&lt;/p&gt;\n\n&lt;p&gt;11.Doskonalenie umiejętności menedżerskich&lt;/p&gt;\n\n&lt;p&gt;12.Etyka w pracy business coacha&lt;/p&gt;\n\n&lt;p&gt;13.Komunikowanie neurolingwistyczne w business coachingu&lt;/p&gt;\n\n&lt;p&gt;14.Korzyści finansowe organizacji z inwestowania w coaching&lt;/p&gt;\n\n&lt;p&gt;15.Modele i techniki business coachingu&lt;/p&gt;\n\n&lt;p&gt;16.Modele i techniki programowania neurolingwistycznego (NLP)&lt;/p&gt;\n\n&lt;p&gt;17.Modele rozmów business coachingowych&lt;/p&gt;\n\n&lt;p&gt;18.Najczęstsze błędy popełniane w trakcie rozmów business coachingowych&lt;/p&gt;\n\n&lt;p&gt;19.Narzędzia pracy business coacha&lt;/p&gt;\n\n&lt;p&gt;20.Ocena potencjału pracowniczego&lt;/p&gt;\n\n&lt;p&gt;21.Ocenianie programów business coachingowych&lt;/p&gt;\n\n&lt;p&gt;22.Określanie planów i perspektyw rozwojowych&lt;/p&gt;\n\n&lt;p&gt;23.Osiąganie celów business coachingowych&lt;/p&gt;\n\n&lt;p&gt;24.Perspektywy rozwojowe coacha&lt;/p&gt;\n\n&lt;p&gt;25.Perswazja i psychomanipulacja w business coachingu&lt;/p&gt;\n\n&lt;p&gt;26.Podstawy coachingu&lt;/p&gt;\n\n&lt;p&gt;27.Poziomy uczenia i komunikowania się&lt;/p&gt;\n\n&lt;p&gt;28.Pytania w pracy business coacha&lt;/p&gt;\n\n&lt;p&gt;29.Rozmowa business coachingowa&lt;/p&gt;\n\n&lt;p&gt;30.Rozwój umiejętności business coachingowych&lt;/p&gt;\n\n&lt;p&gt;31.Style business coachingowe&lt;/p&gt;\n\n&lt;p&gt;32.Superwizja w business coachingu&lt;/p&gt;\n\n&lt;p&gt;33.Techniki budowania kontaktu i zaufania w przedsiębiorstwie&lt;/p&gt;\n\n&lt;p&gt;34.Techniki obrony przed manipulacją w business coachingu&lt;/p&gt;\n\n&lt;p&gt;35.Zmiany w działaniach i interakcjach ludzi w biznesie&lt;/p&gt;&quot;, &quot;listaProjektow&quot;: [], &quot;idRodzajuUslugi&quot;: 144, &quot;kwalifikacjeKuz&quot;: [], &quot;osobaKontaktowa&quot;: {&quot;email&quot;: &quot;wf@centaurea.com.pl&quot;, &quot;telefon&quot;: &quot;+48 667 087 715&quot;, &quot;zdjecie&quot;: null, &quot;imieNazwisko&quot;: &quot;Wojciech Frycz&quot;}, &quot;zakresUprawnien&quot;: null, &quot;efektyUczeniaSie&quot;: &quot;&lt;p&gt;Uzyskanie szerokiej wiedzy i praktycznych umiejętności efektywnego prowadzenia profesjonalnego coachingu.&lt;/p&gt;&quot;, &quot;inneKwalifikacje&quot;: [], &quot;cenaNettoZaUsluge&quot;: null, &quot;idKategoriiUslugi&quot;: 546, &quot;idKwalifikacjiKkz&quot;: null, &quot;idKwalifikacjiZrk&quot;: null, &quot;warunkiTechniczne&quot;: null, &quot;cenaBruttoZaUsluge&quot;: null, &quot;cenaNettoZaGodzine&quot;: 4063, &quot;idFormySwiadczenia&quot;: 1, &quot;idPodrodzajuUslugi&quot;: 145, &quot;warunkiLogistyczne&quot;: [], &quot;cenaBruttoZaGodzine&quot;: 4063, &quot;formyDofinansowania&quot;: [1143], &quot;informacjeDodatkowe&quot;: &quot;&lt;p&gt;Szkolenie organizowane jest dla firm i osób indywidualnych. Cena szkolenia uzależniona jest od liczby godzin (zakresu teamtycznego) i miejsca szkolenia.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quot;, &quot;kosztWalidacjiNetto&quot;: null, &quot;warunkiUczestnictwa&quot;: null, &quot;idPodkategoriiUslugi&quot;: 549, &quot;kosztWalidacjiBrutto&quot;: null, &quot;cenaNettoZaUczestnika&quot;: 65000, &quot;dataRozpoczeciaUslugi&quot;: &quot;2018-01-15T00:00:00+01:00&quot;, &quot;dataZakonczeniaUslugi&quot;: &quot;2018-06-30T00:00:00+02:00&quot;, &quot;cenaBruttoZaUczestnika&quot;: 65000, &quot;czyUslugaDofinansowana&quot;: true, &quot;materialyDlaUczestnikow&quot;: null, &quot;kosztCertyfikowaniaNetto&quot;: null, &quot;czyCenaDotyczyCalejUslugi&quot;: false, &quot;dataZakonczeniaRekrutacji&quot;: &quot;2018-06-30T00:00:00+02:00&quot;, &quot;kosztCertyfikowaniaBrutto&quot;: null, &quot;minimalnaLiczbaUczestnikow&quot;: 1, &quot;szczegolyMiejscaRealizacji&quot;: null, &quot;maksymalnaLiczbaUczestnikow&quot;: 12, &quot;idPodstawyPrawnejDlaPodmiotu&quot;: null, &quot;metodaOsiagnieciaEfektUslugi&quot;: null, &quot;nazwaPodmiotuCertyfikujacego&quot;: null, &quot;czyProwadziDoNabyciaKompetencji&quot;: true, &quot;zrkNazwaPodmiotuCertyfikujacego&quot;: null, &quot;podstawaUzyskaniaWpisuCertyfikat&quot;: &quot;Certyfikat VCC Akademia Edukacyjna&quot;,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41, "adres": {"idKraju": null, "idUlicy": null, "telefon": null, "nazwaKraju": null, "nazwaUlicy": "Julianowska", "kodPocztowy": "91-473", "numerLokalu": null, "numerBudynku": "7a", "idWojewodztwa": 5, "idMiejscowosci": null, "nazwaWojewodztwa": "łódzkie", "nazwaMiejscowosci": "Łódź", "dlugoscGeograficzna": null, "szerokoscGeograficzna": null}, "numer": "2016/11/02/7077/22641", "ocena": {"liczbaOcen": 0, "sredniaZOcen": 0.0}, "tytul": "Business Coaching. Kurs coachingu biznesowego", "status": "ZREALIZOWANA", "efektUslugi": null, "celBiznesowy": null, "liczbaGodzin": 16, "celEdukacyjny": "Szkolenie „Coaching biznesowy NLP” ma na celu zapoznać Słuchaczy z:\n1.Budową rozmowy coachingowej\n2.Celami coachingu\n3.Etyką pracy coacha\n4.Metodami odnajdowania: mocnych stron i obszarów rozwoju, celów coachingowych\n5.Narzędziami coachnigowymi umożliwiającymi indywidualizację pracy z klientem\n6.Podstawowymi narzędziami pracy coach (analiza GAP, SWOT, metafora, wizualizacja, SMART)\n7.Różnymi typami osobowości ludzkiej i stylami coachingowymi dostosowanymi do poszczególnych jej typów\n8.Samodzielnego prowadzenia rozmów coachingowych\n9.Technikami komunikowania NLP w coachingu biznesowym\n10.Technikami perswazji i psychomanipulacji w coachingu\n11.Technikami programowania neurolingwistycznego (NLP) w coachingu\n12.Technikami prowadzenia rozmowy coachingowej z klientami\n13.Technikami rozpoznania i obrony przed zewnętrznymi manipulacjami w coachingu\n14.Tworzeniem pytań coachingowych\n15.Zasadami budowania kultury coachingowej w przedsiębiorstwach", "dostawcaUslug": {"id": 7077, "logo": {"url": "https://uslugirozwojowe.parp.gov.pl/api/file/preview?token=%242a%2406%24WLXC5ct9IDLoilKsFuSQW.", "nazwa": "logotyp odświeżony.png", "rozszerzenie": null}, "nazwa": "Centrum Edukacyjno-Turystyczne \"CENTAUREA\" Wojciech Frycz"}, "grupaDocelowa": "&lt;p&gt;Osoby zainteresowane samorozwojem, chcące poznać nowe techniki realizacji celów osobistych i zawodowych.&lt;/p&gt;", "kodyDostepowe": null, "programUslugi": "&lt;p&gt;Program dla pełnego kursu zaawansowanego (w szkoleniu wstępnym 16-godzinnym omawiane będą wybrane zagadnienia zgodnie z potrzebami uczestników):&lt;/p&gt;\n\n&lt;p&gt;1.Budowanie kultury coachingowej w przedsiębiorstwie&lt;/p&gt;\n\n&lt;p&gt;2.Coaching a poszukiwanie rozwiązań&lt;/p&gt;\n\n&lt;p&gt;3.Coaching a stres&lt;/p&gt;\n\n&lt;p&gt;4.Coaching behawioralny&lt;/p&gt;\n\n&lt;p&gt;5.Coaching biznesowy a coaching holistyczny&lt;/p&gt;\n\n&lt;p&gt;6.Coaching doceniający&lt;/p&gt;\n\n&lt;p&gt;7.Coaching integracyjny&lt;/p&gt;\n\n&lt;p&gt;8.Coaching międzykulturowy&lt;/p&gt;\n\n&lt;p&gt;9.Coaching organizacyjny&lt;/p&gt;\n\n&lt;p&gt;10.Coaching poznawczo-behawioralny&lt;/p&gt;\n\n&lt;p&gt;11.Doskonalenie umiejętności menedżerskich&lt;/p&gt;\n\n&lt;p&gt;12.Etyka w pracy business coacha&lt;/p&gt;\n\n&lt;p&gt;13.Komunikowanie neurolingwistyczne w business coachingu&lt;/p&gt;\n\n&lt;p&gt;14.Korzyści finansowe organizacji z inwestowania w coaching&lt;/p&gt;\n\n&lt;p&gt;15.Modele i techniki business coachingu&lt;/p&gt;\n\n&lt;p&gt;16.Modele i techniki programowania neurolingwistycznego (NLP)&lt;/p&gt;\n\n&lt;p&gt;17.Modele rozmów business coachingowych&lt;/p&gt;\n\n&lt;p&gt;18.Najczęstsze błędy popełniane w trakcie rozmów business coachingowych&lt;/p&gt;\n\n&lt;p&gt;19.Narzędzia pracy business coacha&lt;/p&gt;\n\n&lt;p&gt;20.Ocena potencjału pracowniczego&lt;/p&gt;\n\n&lt;p&gt;21.Ocenianie programów business coachingowych&lt;/p&gt;\n\n&lt;p&gt;22.Określanie planów i perspektyw rozwojowych&lt;/p&gt;\n\n&lt;p&gt;23.Osiąganie celów business coachingowych&lt;/p&gt;\n\n&lt;p&gt;24.Perspektywy rozwojowe coacha&lt;/p&gt;\n\n&lt;p&gt;25.Perswazja i psychomanipulacja w business coachingu&lt;/p&gt;\n\n&lt;p&gt;26.Podstawy coachingu&lt;/p&gt;\n\n&lt;p&gt;27.Poziomy uczenia i komunikowania się&lt;/p&gt;\n\n&lt;p&gt;28.Pytania w pracy business coacha&lt;/p&gt;\n\n&lt;p&gt;29.Rozmowa business coachingowa&lt;/p&gt;\n\n&lt;p&gt;30.Rozwój umiejętności business coachingowych&lt;/p&gt;\n\n&lt;p&gt;31.Style business coachingowe&lt;/p&gt;\n\n&lt;p&gt;32.Superwizja w business coachingu&lt;/p&gt;\n\n&lt;p&gt;33.Techniki budowania kontaktu i zaufania w przedsiębiorstwie&lt;/p&gt;\n\n&lt;p&gt;34.Techniki obrony przed manipulacją w business coachingu&lt;/p&gt;\n\n&lt;p&gt;35.Zmiany w działaniach i interakcjach ludzi w biznesie&lt;/p&gt;", "listaProjektow": [], "idRodzajuUslugi": 144, "kwalifikacjeKuz": [], "osobaKontaktowa": {"email": "wf@centaurea.com.pl", "telefon": "+48 667 087 715", "zdjecie": null, "imieNazwisko": "Wojciech Frycz"}, "zakresUprawnien": null, "efektyUczeniaSie": "&lt;p&gt;Uzyskanie szerokiej wiedzy i praktycznych umiejętności efektywnego prowadzenia profesjonalnego coachingu.&lt;/p&gt;", "inneKwalifikacje": [], "cenaNettoZaUsluge": null, "idKategoriiUslugi": 546, "idKwalifikacjiKkz": null, "idKwalifikacjiZrk": null, "warunkiTechniczne": null, "cenaBruttoZaUsluge": null, "cenaNettoZaGodzine": 4063, "idFormySwiadczenia": 1, "idPodrodzajuUslugi": 145, "warunkiLogistyczne": [], "cenaBruttoZaGodzine": 4063, "formyDofinansowania": [1143], "informacjeDodatkowe": "&lt;p&gt;Szkolenie organizowane jest dla firm i osób indywidualnych. Cena szkolenia uzależniona jest od liczby godzin (zakresu teamtycznego) i miejsca szkolenia.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 "kosztWalidacjiNetto": null, "warunkiUczestnictwa": null, "idPodkategoriiUslugi": 549, "kosztWalidacjiBrutto": null, "cenaNettoZaUczestnika": 65000, "dataRozpoczeciaUslugi": "2018-01-15T00:00:00+01:00", "dataZakonczeniaUslugi": "2018-06-30T00:00:00+02:00", "cenaBruttoZaUczestnika": 65000, "czyUslugaDofinansowana": true, "materialyDlaUczestnikow": null, "kosztCertyfikowaniaNetto": null, "czyCenaDotyczyCalejUslugi": false, "dataZakonczeniaRekrutacji": "2018-06-30T00:00:00+02:00", "kosztCertyfikowaniaBrutto": null, "minimalnaLiczbaUczestnikow": 1, "szczegolyMiejscaRealizacji": null, "maksymalnaLiczbaUczestnikow": 12, "idPodstawyPrawnejDlaPodmiotu": null, "metodaOsiagnieciaEfektUslugi": null, "nazwaPodmiotuCertyfikujacego": null, "czyProwadziDoNabyciaKompetencji": true, "zrkNazwaPodmiotuCertyfikujacego": null, "podstawaUzyskaniaWpisuCertyfikat": "Certyfikat VCC Akademia Edukacyjna",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811376">
            <text:p>2025-12-16 15:54:06.811376</text:p>
          </table:table-cell>
          <table:table-cell office:value-type="string" office:string-value="2025-12-16 15:54:06.811376">
            <text:p>2025-12-16 15:54:06.811376</text:p>
          </table:table-cell>
        </table:table-row>
        <table:table-row>
          <table:table-cell office:value-type="float" office:value="22640">
            <text:p>22640</text:p>
          </table:table-cell>
          <table:table-cell office:value-type="string" office:string-value="2016/11/02/7077/22640">
            <text:p>2016/11/02/7077/22640</text:p>
          </table:table-cell>
          <table:table-cell office:value-type="string" office:string-value="Autocoaching">
            <text:p>Autocoaching</text:p>
          </table:table-cell>
          <table:table-cell office:value-type="string" office:string-value="ZREALIZOWANA">
            <text:p>ZREALIZOWANA</text:p>
          </table:table-cell>
          <table:table-cell office:value-type="string" office:string-value="2018-01-18 00:00:00">
            <text:p>2018-01-18 00:00:00</text:p>
          </table:table-cell>
          <table:table-cell office:value-type="string" office:string-value="2018-06-30 00:00:00">
            <text:p>2018-06-30 00:00:00</text:p>
          </table:table-cell>
          <table:table-cell office:value-type="string" office:string-value="2018-05-25 00:00:00">
            <text:p>2018-05-25 00:00:00</text:p>
          </table:table-cell>
          <table:table-cell office:value-type="float" office:value="559">
            <text:p>559</text:p>
          </table:table-cell>
          <table:table-cell office:value-type="float" office:value="564">
            <text:p>564</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Autocoaching” ma na celu zapoznać Słuchaczy m.in. z:&#10;1.Budową rozmowy autocoachingowej&#10;2.Celami autocoachingu&#10;3.Diagnostyką autocoachingową&#10;4.Etyką pracy coacha&#10;5.Metodami odnajdywania, mocnych stron i obszarów rozwoju oraz celów autocoachingowych&#10;6.Podstawowymi narzędziami pracy autocoacha (analiza GAP, SWOT, metafora, wizualizacja, SMART)&#10;7.Strategiami rozwojowymi w obszarze w sferze prywatnej i biznesowej&#10;8.Technikami pomiaru działań autocoachingowych&#10;9.Technikami prowadzenia autocoachingu&#10;10.Technikami selfmonitoringu&#10;11.Tworzeniem pytań autocoachingowych&#10;12.Zasadami budowania kultury coachingowej">
            <text:p>Szkolenie „Autocoaching” ma na celu zapoznać Słuchaczy m.in. z:
1.Budową rozmowy autocoachingowej
2.Celami autocoachingu
3.Diagnostyką autocoachingową
4.Etyką pracy coacha
5.Metodami odnajdywania, mocnych stron i obszarów rozwoju oraz celów autocoachingowych
6.Podstawowymi narzędziami pracy autocoacha (analiza GAP, SWOT, metafora, wizualizacja, SMART)
7.Strategiami rozwojowymi w obszarze w sferze prywatnej i biznesowej
8.Technikami pomiaru działań autocoachingowych
9.Technikami prowadzenia autocoachingu
10.Technikami selfmonitoringu
11.Tworzeniem pytań autocoachingowych
12.Zasadami budowania kultury coachingowej</text:p>
          </table:table-cell>
          <table:table-cell office:value-type="string" office:string-value="">
            <text:p/>
          </table:table-cell>
          <table:table-cell office:value-type="string" office:string-value="&lt;p&gt;Uzyskanie wiedzy i praktycznych umiejętności efektywnego prowadzenia działań zmierzających do osiągnięcia założonych celów rozwoju osobistego i realizacji planów zawodowych.&lt;/p&gt;">
            <text:p>&lt;p&gt;Uzyskanie wiedzy i praktycznych umiejętności efektywnego prowadzenia działań zmierzających do osiągnięcia założonych celów rozwoju osobistego i realizacji planów zawodowych.&lt;/p&gt;</text:p>
          </table:table-cell>
          <table:table-cell office:value-type="string" office:string-value="&lt;p&gt;Program dla pełnego kursu zaawansowanego (w szkoleniu wstępnym 16-godzinnym omawiane będą wybrane zagadnienia zgodnie z potrzebami uczestników):&lt;/p&gt;&#10;&#10;&lt;p&gt;1.Analiza potencjału osobowości&lt;/p&gt;&#10;&#10;&lt;p&gt;2.Automentoring&lt;/p&gt;&#10;&#10;&lt;p&gt;3.Automotywacja&lt;/p&gt;&#10;&#10;&lt;p&gt;4.Coaching systemowy&lt;/p&gt;&#10;&#10;&lt;p&gt;5.Diagnostyka potencjału osobistego&lt;/p&gt;&#10;&#10;&lt;p&gt;6.Etyka w autocoachingu&lt;/p&gt;&#10;&#10;&lt;p&gt;7.Kultura coachingowa w życiu osobistym i zawodowym&lt;/p&gt;&#10;&#10;&lt;p&gt;8.Modele autocoachingowe&lt;/p&gt;&#10;&#10;&lt;p&gt;9.Modele rozwoju kariery&lt;/p&gt;&#10;&#10;&lt;p&gt;10.Modele rozwoju osobowości&lt;/p&gt;&#10;&#10;&lt;p&gt;11.Motywowanie&lt;/p&gt;&#10;&#10;&lt;p&gt;12.Narzędzia autodiagnozy w coachingu&lt;/p&gt;&#10;&#10;&lt;p&gt;13.Perspektywy narzędziami analitycznymi w autocoachingu&lt;/p&gt;&#10;&#10;&lt;p&gt;14.Planowanie sytuacyjne&lt;/p&gt;&#10;&#10;&lt;p&gt;15.Planowanie w autocoachingu&lt;/p&gt;&#10;&#10;&lt;p&gt;16.Podstawy coachingu&lt;/p&gt;&#10;&#10;&lt;p&gt;17.Rozwijanie kompetencji z wykorzystaniem autocoachingu&lt;/p&gt;&#10;&#10;&lt;p&gt;18.Rozwój umiejętności autocoachingowych&lt;/p&gt;&#10;&#10;&lt;p&gt;19.Strategie rozwoju&lt;/p&gt;&#10;&#10;&lt;p&gt;20.Techniki pomiaru działań autocoachingowych&lt;/p&gt;&#10;&#10;&lt;p&gt;21.Techniki selfmonitoringu&lt;/p&gt;&#10;&#10;&lt;p&gt;22.Techniki wyznaczania celów&lt;/p&gt;&#10;&#10;&lt;p&gt;23.Techniki zadawania pytań autocoachingowych&lt;/p&gt;&#10;&#10;&lt;p&gt;24.Warsztaty praktyczne&lt;/p&gt;&#10;&#10;&lt;p&gt;25.Wstęp do autocoachingu&lt;/p&gt;&#10;&#10;&lt;p&gt;26.Wstęp do poziomów autocoachingu&lt;/p&gt;&#10;&#10;&lt;p&gt;27.Wstęp do psychodiagnostyki&lt;/p&gt;&#10;&#10;&lt;p&gt;28.Zarzadzanie relacjami&lt;/p&gt;&#10;&#10;&lt;p&gt;29.Zarządzanie akceptacją&lt;/p&gt;&#10;&#10;&lt;p&gt;30.Zarządzanie przekonaniami&lt;/p&gt;&#10;&#10;&lt;p&gt;31.Zarządzanie sobą w czasie&lt;/p&gt;&#10;&#10;&lt;p&gt;32.Zarządzanie stresem&lt;/p&gt;&#10;&#10;&lt;p&gt;33.Zarządzanie swoją emocjonalnością&lt;/p&gt;&#10;&#10;&lt;p&gt;34.Zarządzanie sytuacjami problemowymi&lt;/p&gt;&#10;&#10;&lt;p&gt;35.Zarządzanie świadomością&lt;/p&gt;">
            <text:p>&lt;p&gt;Program dla pełnego kursu zaawansowanego (w szkoleniu wstępnym 16-godzinnym omawiane będą wybrane zagadnienia zgodnie z potrzebami uczestników):&lt;/p&gt;

&lt;p&gt;1.Analiza potencjału osobowości&lt;/p&gt;

&lt;p&gt;2.Automentoring&lt;/p&gt;

&lt;p&gt;3.Automotywacja&lt;/p&gt;

&lt;p&gt;4.Coaching systemowy&lt;/p&gt;

&lt;p&gt;5.Diagnostyka potencjału osobistego&lt;/p&gt;

&lt;p&gt;6.Etyka w autocoachingu&lt;/p&gt;

&lt;p&gt;7.Kultura coachingowa w życiu osobistym i zawodowym&lt;/p&gt;

&lt;p&gt;8.Modele autocoachingowe&lt;/p&gt;

&lt;p&gt;9.Modele rozwoju kariery&lt;/p&gt;

&lt;p&gt;10.Modele rozwoju osobowości&lt;/p&gt;

&lt;p&gt;11.Motywowanie&lt;/p&gt;

&lt;p&gt;12.Narzędzia autodiagnozy w coachingu&lt;/p&gt;

&lt;p&gt;13.Perspektywy narzędziami analitycznymi w autocoachingu&lt;/p&gt;

&lt;p&gt;14.Planowanie sytuacyjne&lt;/p&gt;

&lt;p&gt;15.Planowanie w autocoachingu&lt;/p&gt;

&lt;p&gt;16.Podstawy coachingu&lt;/p&gt;

&lt;p&gt;17.Rozwijanie kompetencji z wykorzystaniem autocoachingu&lt;/p&gt;

&lt;p&gt;18.Rozwój umiejętności autocoachingowych&lt;/p&gt;

&lt;p&gt;19.Strategie rozwoju&lt;/p&gt;

&lt;p&gt;20.Techniki pomiaru działań autocoachingowych&lt;/p&gt;

&lt;p&gt;21.Techniki selfmonitoringu&lt;/p&gt;

&lt;p&gt;22.Techniki wyznaczania celów&lt;/p&gt;

&lt;p&gt;23.Techniki zadawania pytań autocoachingowych&lt;/p&gt;

&lt;p&gt;24.Warsztaty praktyczne&lt;/p&gt;

&lt;p&gt;25.Wstęp do autocoachingu&lt;/p&gt;

&lt;p&gt;26.Wstęp do poziomów autocoachingu&lt;/p&gt;

&lt;p&gt;27.Wstęp do psychodiagnostyki&lt;/p&gt;

&lt;p&gt;28.Zarzadzanie relacjami&lt;/p&gt;

&lt;p&gt;29.Zarządzanie akceptacją&lt;/p&gt;

&lt;p&gt;30.Zarządzanie przekonaniami&lt;/p&gt;

&lt;p&gt;31.Zarządzanie sobą w czasie&lt;/p&gt;

&lt;p&gt;32.Zarządzanie stresem&lt;/p&gt;

&lt;p&gt;33.Zarządzanie swoją emocjonalnością&lt;/p&gt;

&lt;p&gt;34.Zarządzanie sytuacjami problemowymi&lt;/p&gt;

&lt;p&gt;35.Zarządzanie świadomością&lt;/p&gt;</text:p>
          </table:table-cell>
          <table:table-cell office:value-type="string" office:string-value="&lt;p&gt;Osoby zainteresowane samorozwojem, chcące poznać nowe techniki realizacji celów osobistych i zawodowych.&lt;/p&gt;">
            <text:p>&lt;p&gt;Osoby zainteresowane samorozwojem, chcące poznać nowe techniki realizacji celów osobistych i zawodowych.&lt;/p&gt;</text:p>
          </table:table-cell>
          <table:table-cell office:value-type="string" office:string-value="">
            <text:p/>
          </table:table-cell>
          <table:table-cell office:value-type="string" office:string-value="">
            <text:p/>
          </table:table-cell>
          <table:table-cell office:value-type="string" office:string-value="&lt;p&gt;Szkolenie organizowane jest dla firm i osób indywidualnych. Cena szkolenia uzależniona jest od liczby godzin (zakresu teamtycznego) i miejsca szkolenia. Forma zajęć: wykład, ćwiczenia, praca grupowa, scenki sytuacyjne, konwersatorium, case study. Podana cena dotyczy zajęć grupowych w siedzibie C.E.T.CENTAUREA. Możliwe jest przygotowanie oferty dla kursu indywidualnego.&lt;/p&gt;&#10;&#10;&lt;p&gt;Informacje o pozostałych szkoleniach w C.E.T.CENTAUREA - http://www.edukacja.centaurea.com.pl/oferta-edukacyjna/wykaz-szkolen&lt;/p&gt;">
            <text:p>&lt;p&gt;Szkolenie organizowane jest dla firm i osób indywidualnych. Cena szkolenia uzależniona jest od liczby godzin (zakresu teamtycznego) i miejsca szkolenia. Forma zajęć: wykład, ćwiczenia, praca grupowa, scenki sytuacyjne, konwersatorium, case study. Podana cena dotyczy zajęć grupowych w siedzibie C.E.T.CENTAUREA. Możliwe jest przygotowanie oferty dla kursu indywidualnego.&lt;/p&gt;

&lt;p&gt;Informacje o pozostałych szkoleniach w C.E.T.CENTAUREA - http://www.edukacja.centaurea.com.pl/oferta-edukacyjna/wykaz-szkolen&lt;/p&gt;</text:p>
          </table:table-cell>
          <table:table-cell office:value-type="string" office:string-value="">
            <text:p/>
          </table:table-cell>
          <table:table-cell office:value-type="string" office:string-value="">
            <text:p/>
          </table:table-cell>
          <table:table-cell office:value-type="float" office:value="65000.0">
            <text:p>65000.0</text:p>
          </table:table-cell>
          <table:table-cell office:value-type="float" office:value="65000.0">
            <text:p>65000.0</text:p>
          </table:table-cell>
          <table:table-cell office:value-type="float" office:value="4063">
            <text:p>4063</text:p>
          </table:table-cell>
          <table:table-cell office:value-type="float" office:value="4063">
            <text:p>4063</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2.0">
            <text:p>12.0</text:p>
          </table:table-cell>
          <table:table-cell office:value-type="string" office:string-value="{&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text:p>{"idKraju": null, "idUlicy": null, "telefon": null, "nazwaKraju": null, "nazwaUlicy": "Julianowska", "kodPocztowy": "91-473", "numerLokalu": null, "numerBudynku": "7a", "idWojewodztwa": 5, "idMiejscowosci": null, "nazwaWojewodztwa": "łódzkie", "nazwaMiejscowosci": "Łódź", "dlugoscGeograficzna": null, "szerokoscGeograficzna": null}</text:p>
          </table:table-cell>
          <table:table-cell office:value-type="string" office:string-value="{&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text:p>{"id": 7077, "logo": {"url": "https://uslugirozwojowe.parp.gov.pl/api/file/preview?token=%242a%2406%24WLXC5ct9IDLoilKsFuSQW.", "nazwa": "logotyp odświeżony.png", "rozszerzenie": null}, "nazwa": "Centrum Edukacyjno-Turystyczne \"CENTAUREA\" Wojciech Frycz"}</text:p>
          </table:table-cell>
          <table:table-cell office:value-type="string" office:string-value="{&quot;email&quot;: &quot;wf@centaurea.com.pl&quot;, &quot;telefon&quot;: &quot;+48 667 087 715&quot;, &quot;zdjecie&quot;: null, &quot;imieNazwisko&quot;: &quot;Wojciech Frycz&quot;}">
            <text:p>{"email": "wf@centaurea.com.pl", "telefon": "+48 667 087 715", "zdjecie": null, "imieNazwisko": "Wojciech Fry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1143]">
            <text:p>[1143]</text:p>
          </table:table-cell>
          <table:table-cell office:value-type="string" office:string-value="[]">
            <text:p>[]</text:p>
          </table:table-cell>
          <table:table-cell office:value-type="string" office:string-value="[]">
            <text:p>[]</text:p>
          </table:table-cell>
          <table:table-cell office:value-type="string" office:string-value="{&quot;id&quot;: 22640, &quot;adres&quot;: {&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quot;numer&quot;: &quot;2016/11/02/7077/22640&quot;, &quot;ocena&quot;: {&quot;liczbaOcen&quot;: 0, &quot;sredniaZOcen&quot;: 0.0}, &quot;tytul&quot;: &quot;Autocoaching&quot;, &quot;status&quot;: &quot;ZREALIZOWANA&quot;, &quot;efektUslugi&quot;: null, &quot;celBiznesowy&quot;: null, &quot;liczbaGodzin&quot;: 16, &quot;celEdukacyjny&quot;: &quot;Szkolenie „Autocoaching” ma na celu zapoznać Słuchaczy m.in. z:\n1.Budową rozmowy autocoachingowej\n2.Celami autocoachingu\n3.Diagnostyką autocoachingową\n4.Etyką pracy coacha\n5.Metodami odnajdywania, mocnych stron i obszarów rozwoju oraz celów autocoachingowych\n6.Podstawowymi narzędziami pracy autocoacha (analiza GAP, SWOT, metafora, wizualizacja, SMART)\n7.Strategiami rozwojowymi w obszarze w sferze prywatnej i biznesowej\n8.Technikami pomiaru działań autocoachingowych\n9.Technikami prowadzenia autocoachingu\n10.Technikami selfmonitoringu\n11.Tworzeniem pytań autocoachingowych\n12.Zasadami budowania kultury coachingowej&quot;, &quot;dostawcaUslug&quot;: {&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quot;grupaDocelowa&quot;: &quot;&lt;p&gt;Osoby zainteresowane samorozwojem, chcące poznać nowe techniki realizacji celów osobistych i zawodowych.&lt;/p&gt;&quot;, &quot;kodyDostepowe&quot;: null, &quot;programUslugi&quot;: &quot;&lt;p&gt;Program dla pełnego kursu zaawansowanego (w szkoleniu wstępnym 16-godzinnym omawiane będą wybrane zagadnienia zgodnie z potrzebami uczestników):&lt;/p&gt;\n\n&lt;p&gt;1.Analiza potencjału osobowości&lt;/p&gt;\n\n&lt;p&gt;2.Automentoring&lt;/p&gt;\n\n&lt;p&gt;3.Automotywacja&lt;/p&gt;\n\n&lt;p&gt;4.Coaching systemowy&lt;/p&gt;\n\n&lt;p&gt;5.Diagnostyka potencjału osobistego&lt;/p&gt;\n\n&lt;p&gt;6.Etyka w autocoachingu&lt;/p&gt;\n\n&lt;p&gt;7.Kultura coachingowa w życiu osobistym i zawodowym&lt;/p&gt;\n\n&lt;p&gt;8.Modele autocoachingowe&lt;/p&gt;\n\n&lt;p&gt;9.Modele rozwoju kariery&lt;/p&gt;\n\n&lt;p&gt;10.Modele rozwoju osobowości&lt;/p&gt;\n\n&lt;p&gt;11.Motywowanie&lt;/p&gt;\n\n&lt;p&gt;12.Narzędzia autodiagnozy w coachingu&lt;/p&gt;\n\n&lt;p&gt;13.Perspektywy narzędziami analitycznymi w autocoachingu&lt;/p&gt;\n\n&lt;p&gt;14.Planowanie sytuacyjne&lt;/p&gt;\n\n&lt;p&gt;15.Planowanie w autocoachingu&lt;/p&gt;\n\n&lt;p&gt;16.Podstawy coachingu&lt;/p&gt;\n\n&lt;p&gt;17.Rozwijanie kompetencji z wykorzystaniem autocoachingu&lt;/p&gt;\n\n&lt;p&gt;18.Rozwój umiejętności autocoachingowych&lt;/p&gt;\n\n&lt;p&gt;19.Strategie rozwoju&lt;/p&gt;\n\n&lt;p&gt;20.Techniki pomiaru działań autocoachingowych&lt;/p&gt;\n\n&lt;p&gt;21.Techniki selfmonitoringu&lt;/p&gt;\n\n&lt;p&gt;22.Techniki wyznaczania celów&lt;/p&gt;\n\n&lt;p&gt;23.Techniki zadawania pytań autocoachingowych&lt;/p&gt;\n\n&lt;p&gt;24.Warsztaty praktyczne&lt;/p&gt;\n\n&lt;p&gt;25.Wstęp do autocoachingu&lt;/p&gt;\n\n&lt;p&gt;26.Wstęp do poziomów autocoachingu&lt;/p&gt;\n\n&lt;p&gt;27.Wstęp do psychodiagnostyki&lt;/p&gt;\n\n&lt;p&gt;28.Zarzadzanie relacjami&lt;/p&gt;\n\n&lt;p&gt;29.Zarządzanie akceptacją&lt;/p&gt;\n\n&lt;p&gt;30.Zarządzanie przekonaniami&lt;/p&gt;\n\n&lt;p&gt;31.Zarządzanie sobą w czasie&lt;/p&gt;\n\n&lt;p&gt;32.Zarządzanie stresem&lt;/p&gt;\n\n&lt;p&gt;33.Zarządzanie swoją emocjonalnością&lt;/p&gt;\n\n&lt;p&gt;34.Zarządzanie sytuacjami problemowymi&lt;/p&gt;\n\n&lt;p&gt;35.Zarządzanie świadomością&lt;/p&gt;&quot;, &quot;listaProjektow&quot;: [], &quot;idRodzajuUslugi&quot;: 144, &quot;kwalifikacjeKuz&quot;: [], &quot;osobaKontaktowa&quot;: {&quot;email&quot;: &quot;wf@centaurea.com.pl&quot;, &quot;telefon&quot;: &quot;+48 667 087 715&quot;, &quot;zdjecie&quot;: null, &quot;imieNazwisko&quot;: &quot;Wojciech Frycz&quot;}, &quot;zakresUprawnien&quot;: null, &quot;efektyUczeniaSie&quot;: &quot;&lt;p&gt;Uzyskanie wiedzy i praktycznych umiejętności efektywnego prowadzenia działań zmierzających do osiągnięcia założonych celów rozwoju osobistego i realizacji planów zawodowych.&lt;/p&gt;&quot;, &quot;inneKwalifikacje&quot;: [], &quot;cenaNettoZaUsluge&quot;: null, &quot;idKategoriiUslugi&quot;: 559, &quot;idKwalifikacjiKkz&quot;: null, &quot;idKwalifikacjiZrk&quot;: null, &quot;warunkiTechniczne&quot;: null, &quot;cenaBruttoZaUsluge&quot;: null, &quot;cenaNettoZaGodzine&quot;: 4063, &quot;idFormySwiadczenia&quot;: 1, &quot;idPodrodzajuUslugi&quot;: 145, &quot;warunkiLogistyczne&quot;: [], &quot;cenaBruttoZaGodzine&quot;: 4063, &quot;formyDofinansowania&quot;: [1143], &quot;informacjeDodatkowe&quot;: &quot;&lt;p&gt;Szkolenie organizowane jest dla firm i osób indywidualnych. Cena szkolenia uzależniona jest od liczby godzin (zakresu teamtycznego) i miejsca szkolenia. Forma zajęć: wykład, ćwiczenia, praca grupowa, scenki sytuacyjne, konwersatorium, case study. Podana cena dotyczy zajęć grupowych w siedzibie C.E.T.CENTAUREA. Możliwe jest przygotowanie oferty dla kursu indywidualnego.&lt;/p&gt;\n\n&lt;p&gt;Informacje o pozostałych szkoleniach w C.E.T.CENTAUREA - http://www.edukacja.centaurea.com.pl/oferta-edukacyjna/wykaz-szkolen&lt;/p&gt;&quot;, &quot;kosztWalidacjiNetto&quot;: null, &quot;warunkiUczestnictwa&quot;: null, &quot;idPodkategoriiUslugi&quot;: 564, &quot;kosztWalidacjiBrutto&quot;: null, &quot;cenaNettoZaUczestnika&quot;: 65000, &quot;dataRozpoczeciaUslugi&quot;: &quot;2018-01-18T00:00:00+01:00&quot;, &quot;dataZakonczeniaUslugi&quot;: &quot;2018-06-30T00:00:00+02:00&quot;, &quot;cenaBruttoZaUczestnika&quot;: 65000, &quot;czyUslugaDofinansowana&quot;: true, &quot;materialyDlaUczestnikow&quot;: null, &quot;kosztCertyfikowaniaNetto&quot;: null, &quot;czyCenaDotyczyCalejUslugi&quot;: false, &quot;dataZakonczeniaRekrutacji&quot;: &quot;2018-05-25T00:00:00+02:00&quot;, &quot;kosztCertyfikowaniaBrutto&quot;: null, &quot;minimalnaLiczbaUczestnikow&quot;: 1, &quot;szczegolyMiejscaRealizacji&quot;: null, &quot;maksymalnaLiczbaUczestnikow&quot;: 12, &quot;idPodstawyPrawnejDlaPodmiotu&quot;: null, &quot;metodaOsiagnieciaEfektUslugi&quot;: null, &quot;nazwaPodmiotuCertyfikujacego&quot;: null, &quot;czyProwadziDoNabyciaKompetencji&quot;: true, &quot;zrkNazwaPodmiotuCertyfikujacego&quot;: null, &quot;podstawaUzyskaniaWpisuCertyfikat&quot;: &quot;Certyfikat VCC Akademia Edukacyjna&quot;,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40, "adres": {"idKraju": null, "idUlicy": null, "telefon": null, "nazwaKraju": null, "nazwaUlicy": "Julianowska", "kodPocztowy": "91-473", "numerLokalu": null, "numerBudynku": "7a", "idWojewodztwa": 5, "idMiejscowosci": null, "nazwaWojewodztwa": "łódzkie", "nazwaMiejscowosci": "Łódź", "dlugoscGeograficzna": null, "szerokoscGeograficzna": null}, "numer": "2016/11/02/7077/22640", "ocena": {"liczbaOcen": 0, "sredniaZOcen": 0.0}, "tytul": "Autocoaching", "status": "ZREALIZOWANA", "efektUslugi": null, "celBiznesowy": null, "liczbaGodzin": 16, "celEdukacyjny": "Szkolenie „Autocoaching” ma na celu zapoznać Słuchaczy m.in. z:\n1.Budową rozmowy autocoachingowej\n2.Celami autocoachingu\n3.Diagnostyką autocoachingową\n4.Etyką pracy coacha\n5.Metodami odnajdywania, mocnych stron i obszarów rozwoju oraz celów autocoachingowych\n6.Podstawowymi narzędziami pracy autocoacha (analiza GAP, SWOT, metafora, wizualizacja, SMART)\n7.Strategiami rozwojowymi w obszarze w sferze prywatnej i biznesowej\n8.Technikami pomiaru działań autocoachingowych\n9.Technikami prowadzenia autocoachingu\n10.Technikami selfmonitoringu\n11.Tworzeniem pytań autocoachingowych\n12.Zasadami budowania kultury coachingowej", "dostawcaUslug": {"id": 7077, "logo": {"url": "https://uslugirozwojowe.parp.gov.pl/api/file/preview?token=%242a%2406%24WLXC5ct9IDLoilKsFuSQW.", "nazwa": "logotyp odświeżony.png", "rozszerzenie": null}, "nazwa": "Centrum Edukacyjno-Turystyczne \"CENTAUREA\" Wojciech Frycz"}, "grupaDocelowa": "&lt;p&gt;Osoby zainteresowane samorozwojem, chcące poznać nowe techniki realizacji celów osobistych i zawodowych.&lt;/p&gt;", "kodyDostepowe": null, "programUslugi": "&lt;p&gt;Program dla pełnego kursu zaawansowanego (w szkoleniu wstępnym 16-godzinnym omawiane będą wybrane zagadnienia zgodnie z potrzebami uczestników):&lt;/p&gt;\n\n&lt;p&gt;1.Analiza potencjału osobowości&lt;/p&gt;\n\n&lt;p&gt;2.Automentoring&lt;/p&gt;\n\n&lt;p&gt;3.Automotywacja&lt;/p&gt;\n\n&lt;p&gt;4.Coaching systemowy&lt;/p&gt;\n\n&lt;p&gt;5.Diagnostyka potencjału osobistego&lt;/p&gt;\n\n&lt;p&gt;6.Etyka w autocoachingu&lt;/p&gt;\n\n&lt;p&gt;7.Kultura coachingowa w życiu osobistym i zawodowym&lt;/p&gt;\n\n&lt;p&gt;8.Modele autocoachingowe&lt;/p&gt;\n\n&lt;p&gt;9.Modele rozwoju kariery&lt;/p&gt;\n\n&lt;p&gt;10.Modele rozwoju osobowości&lt;/p&gt;\n\n&lt;p&gt;11.Motywowanie&lt;/p&gt;\n\n&lt;p&gt;12.Narzędzia autodiagnozy w coachingu&lt;/p&gt;\n\n&lt;p&gt;13.Perspektywy narzędziami analitycznymi w autocoachingu&lt;/p&gt;\n\n&lt;p&gt;14.Planowanie sytuacyjne&lt;/p&gt;\n\n&lt;p&gt;15.Planowanie w autocoachingu&lt;/p&gt;\n\n&lt;p&gt;16.Podstawy coachingu&lt;/p&gt;\n\n&lt;p&gt;17.Rozwijanie kompetencji z wykorzystaniem autocoachingu&lt;/p&gt;\n\n&lt;p&gt;18.Rozwój umiejętności autocoachingowych&lt;/p&gt;\n\n&lt;p&gt;19.Strategie rozwoju&lt;/p&gt;\n\n&lt;p&gt;20.Techniki pomiaru działań autocoachingowych&lt;/p&gt;\n\n&lt;p&gt;21.Techniki selfmonitoringu&lt;/p&gt;\n\n&lt;p&gt;22.Techniki wyznaczania celów&lt;/p&gt;\n\n&lt;p&gt;23.Techniki zadawania pytań autocoachingowych&lt;/p&gt;\n\n&lt;p&gt;24.Warsztaty praktyczne&lt;/p&gt;\n\n&lt;p&gt;25.Wstęp do autocoachingu&lt;/p&gt;\n\n&lt;p&gt;26.Wstęp do poziomów autocoachingu&lt;/p&gt;\n\n&lt;p&gt;27.Wstęp do psychodiagnostyki&lt;/p&gt;\n\n&lt;p&gt;28.Zarzadzanie relacjami&lt;/p&gt;\n\n&lt;p&gt;29.Zarządzanie akceptacją&lt;/p&gt;\n\n&lt;p&gt;30.Zarządzanie przekonaniami&lt;/p&gt;\n\n&lt;p&gt;31.Zarządzanie sobą w czasie&lt;/p&gt;\n\n&lt;p&gt;32.Zarządzanie stresem&lt;/p&gt;\n\n&lt;p&gt;33.Zarządzanie swoją emocjonalnością&lt;/p&gt;\n\n&lt;p&gt;34.Zarządzanie sytuacjami problemowymi&lt;/p&gt;\n\n&lt;p&gt;35.Zarządzanie świadomością&lt;/p&gt;", "listaProjektow": [], "idRodzajuUslugi": 144, "kwalifikacjeKuz": [], "osobaKontaktowa": {"email": "wf@centaurea.com.pl", "telefon": "+48 667 087 715", "zdjecie": null, "imieNazwisko": "Wojciech Frycz"}, "zakresUprawnien": null, "efektyUczeniaSie": "&lt;p&gt;Uzyskanie wiedzy i praktycznych umiejętności efektywnego prowadzenia działań zmierzających do osiągnięcia założonych celów rozwoju osobistego i realizacji planów zawodowych.&lt;/p&gt;", "inneKwalifikacje": [], "cenaNettoZaUsluge": null, "idKategoriiUslugi": 559, "idKwalifikacjiKkz": null, "idKwalifikacjiZrk": null, "warunkiTechniczne": null, "cenaBruttoZaUsluge": null, "cenaNettoZaGodzine": 4063, "idFormySwiadczenia": 1, "idPodrodzajuUslugi": 145, "warunkiLogistyczne": [], "cenaBruttoZaGodzine": 4063, "formyDofinansowania": [1143], "informacjeDodatkowe": "&lt;p&gt;Szkolenie organizowane jest dla firm i osób indywidualnych. Cena szkolenia uzależniona jest od liczby godzin (zakresu teamtycznego) i miejsca szkolenia. Forma zajęć: wykład, ćwiczenia, praca grupowa, scenki sytuacyjne, konwersatorium, case study. Podana cena dotyczy zajęć grupowych w siedzibie C.E.T.CENTAUREA. Możliwe jest przygotowanie oferty dla kursu indywidualnego.&lt;/p&gt;\n\n&lt;p&gt;Informacje o pozostałych szkoleniach w C.E.T.CENTAUREA - http://www.edukacja.centaurea.com.pl/oferta-edukacyjna/wykaz-szkolen&lt;/p&gt;", "kosztWalidacjiNetto": null, "warunkiUczestnictwa": null, "idPodkategoriiUslugi": 564, "kosztWalidacjiBrutto": null, "cenaNettoZaUczestnika": 65000, "dataRozpoczeciaUslugi": "2018-01-18T00:00:00+01:00", "dataZakonczeniaUslugi": "2018-06-30T00:00:00+02:00", "cenaBruttoZaUczestnika": 65000, "czyUslugaDofinansowana": true, "materialyDlaUczestnikow": null, "kosztCertyfikowaniaNetto": null, "czyCenaDotyczyCalejUslugi": false, "dataZakonczeniaRekrutacji": "2018-05-25T00:00:00+02:00", "kosztCertyfikowaniaBrutto": null, "minimalnaLiczbaUczestnikow": 1, "szczegolyMiejscaRealizacji": null, "maksymalnaLiczbaUczestnikow": 12, "idPodstawyPrawnejDlaPodmiotu": null, "metodaOsiagnieciaEfektUslugi": null, "nazwaPodmiotuCertyfikujacego": null, "czyProwadziDoNabyciaKompetencji": true, "zrkNazwaPodmiotuCertyfikujacego": null, "podstawaUzyskaniaWpisuCertyfikat": "Certyfikat VCC Akademia Edukacyjna",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809451">
            <text:p>2025-12-16 15:54:06.809451</text:p>
          </table:table-cell>
          <table:table-cell office:value-type="string" office:string-value="2025-12-16 15:54:06.809451">
            <text:p>2025-12-16 15:54:06.809451</text:p>
          </table:table-cell>
        </table:table-row>
        <table:table-row>
          <table:table-cell office:value-type="float" office:value="22639">
            <text:p>22639</text:p>
          </table:table-cell>
          <table:table-cell office:value-type="string" office:string-value="2016/11/02/7077/22639">
            <text:p>2016/11/02/7077/22639</text:p>
          </table:table-cell>
          <table:table-cell office:value-type="string" office:string-value="Międzynarodowy egzamin językowy TELC - The European Language Certificates">
            <text:p>Międzynarodowy egzamin językowy TELC - The European Language Certificates</text:p>
          </table:table-cell>
          <table:table-cell office:value-type="string" office:string-value="ZREALIZOWANA">
            <text:p>ZREALIZOWANA</text:p>
          </table:table-cell>
          <table:table-cell office:value-type="string" office:string-value="2018-01-18 00:00:00">
            <text:p>2018-01-18 00:00:00</text:p>
          </table:table-cell>
          <table:table-cell office:value-type="string" office:string-value="2018-08-31 00:00:00">
            <text:p>2018-08-31 00:00:00</text:p>
          </table:table-cell>
          <table:table-cell office:value-type="string" office:string-value="2018-07-31 00:00:00">
            <text:p>2018-07-31 00:00:00</text:p>
          </table:table-cell>
          <table:table-cell office:value-type="float" office:value="444">
            <text:p>444</text:p>
          </table:table-cell>
          <table:table-cell office:value-type="float" office:value="453">
            <text:p>453</text:p>
          </table:table-cell>
          <table:table-cell office:value-type="float" office:value="144">
            <text:p>144</text:p>
          </table:table-cell>
          <table:table-cell office:value-type="float" office:value="148.0">
            <text:p>148.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Wszelkie instytucje z sektora publicznego i prywatnego, a także administracja państwowa, szkolnictwo wyższe i organizacje pozarządowe honorują międzynarodowy certyfikat językowy TELC.">
            <text:p>Wszelkie instytucje z sektora publicznego i prywatnego, a także administracja państwowa, szkolnictwo wyższe i organizacje pozarządowe honorują międzynarodowy certyfikat językowy TELC.</text:p>
          </table:table-cell>
          <table:table-cell office:value-type="string" office:string-value="W Centrum Edukacyjno-Turystycznym CENTAUREA można przygotować się do zdania egzaminu TELC.">
            <text:p>W Centrum Edukacyjno-Turystycznym CENTAUREA można przygotować się do zdania egzaminu TELC.</text:p>
          </table:table-cell>
          <table:table-cell office:value-type="string" office:string-value="">
            <text:p/>
          </table:table-cell>
          <table:table-cell office:value-type="string" office:string-value="&lt;p&gt;Uzyskanie międzynarodowego certyfikatu dokumentującego posiadany stopień umiejętności językowych.&lt;/p&gt;">
            <text:p>&lt;p&gt;Uzyskanie międzynarodowego certyfikatu dokumentującego posiadany stopień umiejętności językowych.&lt;/p&gt;</text:p>
          </table:table-cell>
          <table:table-cell office:value-type="string" office:string-value="&lt;p&gt;Przeprowadzenie międzynarodowego egzaminu TELC z języka angielskiego bądź niemieckiego na poziomach od A1 do B2.&lt;/p&gt;&#10;&#10;&lt;p&gt;Egzaminy TELCskładają się z części pisemnej oraz ustnej. Część pisemna to teksty do czytania i słuchania ze zrozumieniem; część ustna to rozmowa w danym języku.&lt;br /&gt;&#10;* Część pisemna sprawdza umiejętność zrozumienia ogólnego sensu tekstów autentycznych, które należy przeczytać oraz tekstów, które należy wysłuchać.&lt;br /&gt;&#10;* Kolejnym zadaniem jest napisanie listu do instytucji, lub osoby prywatnej.&lt;br /&gt;&#10;* Część gramatyczna polega na uzupełnieniu tekstów brakującymi wyrazami.&lt;br /&gt;&#10;* Część ustna składa się z trzech zadań, które muszą wspólnie rozwiązać dwaj kandydaci w przeprowadzanej między sobą rozmowie.&lt;/p&gt;">
            <text:p>&lt;p&gt;Przeprowadzenie międzynarodowego egzaminu TELC z języka angielskiego bądź niemieckiego na poziomach od A1 do B2.&lt;/p&gt;

&lt;p&gt;Egzaminy TELCskładają się z części pisemnej oraz ustnej. Część pisemna to teksty do czytania i słuchania ze zrozumieniem; część ustna to rozmowa w danym języku.&lt;br /&gt;
* Część pisemna sprawdza umiejętność zrozumienia ogólnego sensu tekstów autentycznych, które należy przeczytać oraz tekstów, które należy wysłuchać.&lt;br /&gt;
* Kolejnym zadaniem jest napisanie listu do instytucji, lub osoby prywatnej.&lt;br /&gt;
* Część gramatyczna polega na uzupełnieniu tekstów brakującymi wyrazami.&lt;br /&gt;
* Część ustna składa się z trzech zadań, które muszą wspólnie rozwiązać dwaj kandydaci w przeprowadzanej między sobą rozmowie.&lt;/p&gt;</text:p>
          </table:table-cell>
          <table:table-cell office:value-type="string" office:string-value="&lt;p&gt;Wszystkie osoby zainteresowane uzyskaniem międzynarodowego certyfikatu językowego honorowanego w instytucjach publicznych, administracji państwowej i sektorze niepublicznym.&lt;/p&gt;">
            <text:p>&lt;p&gt;Wszystkie osoby zainteresowane uzyskaniem międzynarodowego certyfikatu językowego honorowanego w instytucjach publicznych, administracji państwowej i sektorze niepublicznym.&lt;/p&gt;</text:p>
          </table:table-cell>
          <table:table-cell office:value-type="string" office:string-value="&lt;p&gt;Znajomość języka obcego na poziomie umożliwiającym przystąpienie do wybranego egzaminu.&lt;/p&gt;">
            <text:p>&lt;p&gt;Znajomość języka obcego na poziomie umożliwiającym przystąpienie do wybranego egzaminu.&lt;/p&gt;</text:p>
          </table:table-cell>
          <table:table-cell office:value-type="string" office:string-value="">
            <text:p/>
          </table:table-cell>
          <table:table-cell office:value-type="string" office:string-value="&lt;p&gt;Centrum Edukacyjno-Turystyczne CENTAUREA prowadzi kursy językowe przygotowujące do zdania egzaminów TELC.&lt;/p&gt;&#10;&#10;&lt;p&gt;Po zdaniu egzaminu &lt;em&gt;TELC &lt;/em&gt;otrzymuje się certyfikat potwierdzający znajomość języka wraz z oceną z egzaminu. Certyfikaty są drukowane i przysyłane z Centralnego Biura Egzaminacyjnego z Niemiec. Certyfikaty te są znane i honorowane na terenie Unii Europejskiej, również w Polsce np. w administracji publicznej gdzie uzyskały akredytację. &lt;/p&gt;&#10;&#10;&lt;p&gt;Cena egzaminu uwarunkowana jest poziomem certyfikatu, ilością zdających i miejscem przeprowadzenia egzaminu. Możliwe jest przeprowadzenie egzaminu na terenie całej Polski. Podana cena dotyczy egzaminu na poziomie B2. Możliwe jest przygotowanie indywidualnej wyceny dla zorganizowanych grup.&lt;/p&gt;&#10;&#10;&lt;p&gt;Informacje o pozostałych szkoleniach w C.E.T.CENTAUREA - http://www.edukacja.centaurea.com.pl/oferta-edukacyjna/wykaz-szkolen&lt;/p&gt;&#10;&lt;p&gt;Materiały egzaminacyjne z TELC gGmbH Frankfurt am Main.&lt;/p&gt;">
            <text:p>&lt;p&gt;Centrum Edukacyjno-Turystyczne CENTAUREA prowadzi kursy językowe przygotowujące do zdania egzaminów TELC.&lt;/p&gt;

&lt;p&gt;Po zdaniu egzaminu &lt;em&gt;TELC &lt;/em&gt;otrzymuje się certyfikat potwierdzający znajomość języka wraz z oceną z egzaminu. Certyfikaty są drukowane i przysyłane z Centralnego Biura Egzaminacyjnego z Niemiec. Certyfikaty te są znane i honorowane na terenie Unii Europejskiej, również w Polsce np. w administracji publicznej gdzie uzyskały akredytację. &lt;/p&gt;

&lt;p&gt;Cena egzaminu uwarunkowana jest poziomem certyfikatu, ilością zdających i miejscem przeprowadzenia egzaminu. Możliwe jest przeprowadzenie egzaminu na terenie całej Polski. Podana cena dotyczy egzaminu na poziomie B2. Możliwe jest przygotowanie indywidualnej wyceny dla zorganizowanych grup.&lt;/p&gt;

&lt;p&gt;Informacje o pozostałych szkoleniach w C.E.T.CENTAUREA - http://www.edukacja.centaurea.com.pl/oferta-edukacyjna/wykaz-szkolen&lt;/p&gt;
&lt;p&gt;Materiały egzaminacyjne z TELC gGmbH Frankfurt am Main.&lt;/p&gt;</text:p>
          </table:table-cell>
          <table:table-cell office:value-type="string" office:string-value="">
            <text:p/>
          </table:table-cell>
          <table:table-cell office:value-type="string" office:string-value="">
            <text:p/>
          </table:table-cell>
          <table:table-cell office:value-type="float" office:value="65000.0">
            <text:p>65000.0</text:p>
          </table:table-cell>
          <table:table-cell office:value-type="float" office:value="65000.0">
            <text:p>65000.0</text:p>
          </table:table-cell>
          <table:table-cell office:value-type="float" office:value="13000">
            <text:p>13000</text:p>
          </table:table-cell>
          <table:table-cell office:value-type="float" office:value="13000">
            <text:p>13000</text:p>
          </table:table-cell>
          <table:table-cell office:value-type="boolean" office:boolean-value="false">
            <text:p>FALSE</text:p>
          </table:table-cell>
          <table:table-cell office:value-type="float" office:value="5">
            <text:p>5</text:p>
          </table:table-cell>
          <table:table-cell office:value-type="float" office:value="1">
            <text:p>1</text:p>
          </table:table-cell>
          <table:table-cell office:value-type="float" office:value="24.0">
            <text:p>24.0</text:p>
          </table:table-cell>
          <table:table-cell office:value-type="string" office:string-value="{&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text:p>{"idKraju": null, "idUlicy": null, "telefon": null, "nazwaKraju": null, "nazwaUlicy": "Julianowska", "kodPocztowy": "91-473", "numerLokalu": null, "numerBudynku": "7a", "idWojewodztwa": 5, "idMiejscowosci": null, "nazwaWojewodztwa": "łódzkie", "nazwaMiejscowosci": "Łódź", "dlugoscGeograficzna": null, "szerokoscGeograficzna": null}</text:p>
          </table:table-cell>
          <table:table-cell office:value-type="string" office:string-value="{&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text:p>{"id": 7077, "logo": {"url": "https://uslugirozwojowe.parp.gov.pl/api/file/preview?token=%242a%2406%24WLXC5ct9IDLoilKsFuSQW.", "nazwa": "logotyp odświeżony.png", "rozszerzenie": null}, "nazwa": "Centrum Edukacyjno-Turystyczne \"CENTAUREA\" Wojciech Frycz"}</text:p>
          </table:table-cell>
          <table:table-cell office:value-type="string" office:string-value="{&quot;email&quot;: &quot;wf@centaurea.com.pl&quot;, &quot;telefon&quot;: &quot;+48 667 087 715&quot;, &quot;zdjecie&quot;: null, &quot;imieNazwisko&quot;: &quot;Wojciech Frycz&quot;}">
            <text:p>{"email": "wf@centaurea.com.pl", "telefon": "+48 667 087 715", "zdjecie": null, "imieNazwisko": "Wojciech Fry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1143]">
            <text:p>[1143]</text:p>
          </table:table-cell>
          <table:table-cell office:value-type="string" office:string-value="[]">
            <text:p>[]</text:p>
          </table:table-cell>
          <table:table-cell office:value-type="string" office:string-value="[]">
            <text:p>[]</text:p>
          </table:table-cell>
          <table:table-cell office:value-type="string" office:string-value="{&quot;id&quot;: 22639, &quot;adres&quot;: {&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quot;numer&quot;: &quot;2016/11/02/7077/22639&quot;, &quot;ocena&quot;: {&quot;liczbaOcen&quot;: 0, &quot;sredniaZOcen&quot;: 0.0}, &quot;tytul&quot;: &quot;Międzynarodowy egzamin językowy TELC - The European Language Certificates&quot;, &quot;status&quot;: &quot;ZREALIZOWANA&quot;, &quot;efektUslugi&quot;: null, &quot;celBiznesowy&quot;: &quot;Wszelkie instytucje z sektora publicznego i prywatnego, a także administracja państwowa, szkolnictwo wyższe i organizacje pozarządowe honorują międzynarodowy certyfikat językowy TELC.&quot;, &quot;liczbaGodzin&quot;: 5, &quot;celEdukacyjny&quot;: &quot;W Centrum Edukacyjno-Turystycznym CENTAUREA można przygotować się do zdania egzaminu TELC.&quot;, &quot;dostawcaUslug&quot;: {&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quot;grupaDocelowa&quot;: &quot;&lt;p&gt;Wszystkie osoby zainteresowane uzyskaniem międzynarodowego certyfikatu językowego honorowanego w instytucjach publicznych, administracji państwowej i sektorze niepublicznym.&lt;/p&gt;&quot;, &quot;kodyDostepowe&quot;: null, &quot;programUslugi&quot;: &quot;&lt;p&gt;Przeprowadzenie międzynarodowego egzaminu TELC z języka angielskiego bądź niemieckiego na poziomach od A1 do B2.&lt;/p&gt;\n\n&lt;p&gt;Egzaminy TELCskładają się z części pisemnej oraz ustnej. Część pisemna to teksty do czytania i słuchania ze zrozumieniem; część ustna to rozmowa w danym języku.&lt;br /&gt;\n* Część pisemna sprawdza umiejętność zrozumienia ogólnego sensu tekstów autentycznych, które należy przeczytać oraz tekstów, które należy wysłuchać.&lt;br /&gt;\n* Kolejnym zadaniem jest napisanie listu do instytucji, lub osoby prywatnej.&lt;br /&gt;\n* Część gramatyczna polega na uzupełnieniu tekstów brakującymi wyrazami.&lt;br /&gt;\n* Część ustna składa się z trzech zadań, które muszą wspólnie rozwiązać dwaj kandydaci w przeprowadzanej między sobą rozmowie.&lt;/p&gt;&quot;, &quot;listaProjektow&quot;: [], &quot;idRodzajuUslugi&quot;: 144, &quot;kwalifikacjeKuz&quot;: [], &quot;osobaKontaktowa&quot;: {&quot;email&quot;: &quot;wf@centaurea.com.pl&quot;, &quot;telefon&quot;: &quot;+48 667 087 715&quot;, &quot;zdjecie&quot;: null, &quot;imieNazwisko&quot;: &quot;Wojciech Frycz&quot;}, &quot;zakresUprawnien&quot;: null, &quot;efektyUczeniaSie&quot;: &quot;&lt;p&gt;Uzyskanie międzynarodowego certyfikatu dokumentującego posiadany stopień umiejętności językowych.&lt;/p&gt;&quot;, &quot;inneKwalifikacje&quot;: [], &quot;cenaNettoZaUsluge&quot;: null, &quot;idKategoriiUslugi&quot;: 444, &quot;idKwalifikacjiKkz&quot;: null, &quot;idKwalifikacjiZrk&quot;: null, &quot;warunkiTechniczne&quot;: null, &quot;cenaBruttoZaUsluge&quot;: null, &quot;cenaNettoZaGodzine&quot;: 13000, &quot;idFormySwiadczenia&quot;: 1, &quot;idPodrodzajuUslugi&quot;: 148, &quot;warunkiLogistyczne&quot;: [], &quot;cenaBruttoZaGodzine&quot;: 13000, &quot;formyDofinansowania&quot;: [1143], &quot;informacjeDodatkowe&quot;: &quot;&lt;p&gt;Centrum Edukacyjno-Turystyczne CENTAUREA prowadzi kursy językowe przygotowujące do zdania egzaminów TELC.&lt;/p&gt;\n\n&lt;p&gt;Po zdaniu egzaminu &lt;em&gt;TELC &lt;/em&gt;otrzymuje się certyfikat potwierdzający znajomość języka wraz z oceną z egzaminu. Certyfikaty są drukowane i przysyłane z Centralnego Biura Egzaminacyjnego z Niemiec. Certyfikaty te są znane i honorowane na terenie Unii Europejskiej, również w Polsce np. w administracji publicznej gdzie uzyskały akredytację. &lt;/p&gt;\n\n&lt;p&gt;Cena egzaminu uwarunkowana jest poziomem certyfikatu, ilością zdających i miejscem przeprowadzenia egzaminu. Możliwe jest przeprowadzenie egzaminu na terenie całej Polski. Podana cena dotyczy egzaminu na poziomie B2. Możliwe jest przygotowanie indywidualnej wyceny dla zorganizowanych grup.&lt;/p&gt;\n\n&lt;p&gt;Informacje o pozostałych szkoleniach w C.E.T.CENTAUREA - http://www.edukacja.centaurea.com.pl/oferta-edukacyjna/wykaz-szkolen&lt;/p&gt;\n&lt;p&gt;Materiały egzaminacyjne z TELC gGmbH Frankfurt am Main.&lt;/p&gt;&quot;, &quot;kosztWalidacjiNetto&quot;: null, &quot;warunkiUczestnictwa&quot;: &quot;&lt;p&gt;Znajomość języka obcego na poziomie umożliwiającym przystąpienie do wybranego egzaminu.&lt;/p&gt;&quot;, &quot;idPodkategoriiUslugi&quot;: 453, &quot;kosztWalidacjiBrutto&quot;: null, &quot;cenaNettoZaUczestnika&quot;: 65000, &quot;dataRozpoczeciaUslugi&quot;: &quot;2018-01-18T00:00:00+01:00&quot;, &quot;dataZakonczeniaUslugi&quot;: &quot;2018-08-31T00:00:00+02:00&quot;, &quot;cenaBruttoZaUczestnika&quot;: 65000, &quot;czyUslugaDofinansowana&quot;: true, &quot;materialyDlaUczestnikow&quot;: null, &quot;kosztCertyfikowaniaNetto&quot;: null, &quot;czyCenaDotyczyCalejUslugi&quot;: false, &quot;dataZakonczeniaRekrutacji&quot;: &quot;2018-07-31T00:00:00+02:00&quot;, &quot;kosztCertyfikowaniaBrutto&quot;: null, &quot;minimalnaLiczbaUczestnikow&quot;: 1, &quot;szczegolyMiejscaRealizacji&quot;: null, &quot;maksymalnaLiczbaUczestnikow&quot;: 24, &quot;idPodstawyPrawnejDlaPodmiotu&quot;: null, &quot;metodaOsiagnieciaEfektUslugi&quot;: null, &quot;nazwaPodmiotuCertyfikujacego&quot;: null, &quot;czyProwadziDoNabyciaKompetencji&quot;: true, &quot;zrkNazwaPodmiotuCertyfikujacego&quot;: null, &quot;podstawaUzyskaniaWpisuCertyfikat&quot;: &quot;Certyfikat VCC Akademia Edukacyjna&quot;,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39, "adres": {"idKraju": null, "idUlicy": null, "telefon": null, "nazwaKraju": null, "nazwaUlicy": "Julianowska", "kodPocztowy": "91-473", "numerLokalu": null, "numerBudynku": "7a", "idWojewodztwa": 5, "idMiejscowosci": null, "nazwaWojewodztwa": "łódzkie", "nazwaMiejscowosci": "Łódź", "dlugoscGeograficzna": null, "szerokoscGeograficzna": null}, "numer": "2016/11/02/7077/22639", "ocena": {"liczbaOcen": 0, "sredniaZOcen": 0.0}, "tytul": "Międzynarodowy egzamin językowy TELC - The European Language Certificates", "status": "ZREALIZOWANA", "efektUslugi": null, "celBiznesowy": "Wszelkie instytucje z sektora publicznego i prywatnego, a także administracja państwowa, szkolnictwo wyższe i organizacje pozarządowe honorują międzynarodowy certyfikat językowy TELC.", "liczbaGodzin": 5, "celEdukacyjny": "W Centrum Edukacyjno-Turystycznym CENTAUREA można przygotować się do zdania egzaminu TELC.", "dostawcaUslug": {"id": 7077, "logo": {"url": "https://uslugirozwojowe.parp.gov.pl/api/file/preview?token=%242a%2406%24WLXC5ct9IDLoilKsFuSQW.", "nazwa": "logotyp odświeżony.png", "rozszerzenie": null}, "nazwa": "Centrum Edukacyjno-Turystyczne \"CENTAUREA\" Wojciech Frycz"}, "grupaDocelowa": "&lt;p&gt;Wszystkie osoby zainteresowane uzyskaniem międzynarodowego certyfikatu językowego honorowanego w instytucjach publicznych, administracji państwowej i sektorze niepublicznym.&lt;/p&gt;", "kodyDostepowe": null, "programUslugi": "&lt;p&gt;Przeprowadzenie międzynarodowego egzaminu TELC z języka angielskiego bądź niemieckiego na poziomach od A1 do B2.&lt;/p&gt;\n\n&lt;p&gt;Egzaminy TELCskładają się z części pisemnej oraz ustnej. Część pisemna to teksty do czytania i słuchania ze zrozumieniem; część ustna to rozmowa w danym języku.&lt;br /&gt;\n* Część pisemna sprawdza umiejętność zrozumienia ogólnego sensu tekstów autentycznych, które należy przeczytać oraz tekstów, które należy wysłuchać.&lt;br /&gt;\n* Kolejnym zadaniem jest napisanie listu do instytucji, lub osoby prywatnej.&lt;br /&gt;\n* Część gramatyczna polega na uzupełnieniu tekstów brakującymi wyrazami.&lt;br /&gt;\n* Część ustna składa się z trzech zadań, które muszą wspólnie rozwiązać dwaj kandydaci w przeprowadzanej między sobą rozmowie.&lt;/p&gt;", "listaProjektow": [], "idRodzajuUslugi": 144, "kwalifikacjeKuz": [], "osobaKontaktowa": {"email": "wf@centaurea.com.pl", "telefon": "+48 667 087 715", "zdjecie": null, "imieNazwisko": "Wojciech Frycz"}, "zakresUprawnien": null, "efektyUczeniaSie": "&lt;p&gt;Uzyskanie międzynarodowego certyfikatu dokumentującego posiadany stopień umiejętności językowych.&lt;/p&gt;", "inneKwalifikacje": [], "cenaNettoZaUsluge": null, "idKategoriiUslugi": 444, "idKwalifikacjiKkz": null, "idKwalifikacjiZrk": null, "warunkiTechniczne": null, "cenaBruttoZaUsluge": null, "cenaNettoZaGodzine": 13000, "idFormySwiadczenia": 1, "idPodrodzajuUslugi": 148, "warunkiLogistyczne": [], "cenaBruttoZaGodzine": 13000, "formyDofinansowania": [1143], "informacjeDodatkowe": "&lt;p&gt;Centrum Edukacyjno-Turystyczne CENTAUREA prowadzi kursy językowe przygotowujące do zdania egzaminów TELC.&lt;/p&gt;\n\n&lt;p&gt;Po zdaniu egzaminu &lt;em&gt;TELC &lt;/em&gt;otrzymuje się certyfikat potwierdzający znajomość języka wraz z oceną z egzaminu. Certyfikaty są drukowane i przysyłane z Centralnego Biura Egzaminacyjnego z Niemiec. Certyfikaty te są znane i honorowane na terenie Unii Europejskiej, również w Polsce np. w administracji publicznej gdzie uzyskały akredytację. &lt;/p&gt;\n\n&lt;p&gt;Cena egzaminu uwarunkowana jest poziomem certyfikatu, ilością zdających i miejscem przeprowadzenia egzaminu. Możliwe jest przeprowadzenie egzaminu na terenie całej Polski. Podana cena dotyczy egzaminu na poziomie B2. Możliwe jest przygotowanie indywidualnej wyceny dla zorganizowanych grup.&lt;/p&gt;\n\n&lt;p&gt;Informacje o pozostałych szkoleniach w C.E.T.CENTAUREA - http://www.edukacja.centaurea.com.pl/oferta-edukacyjna/wykaz-szkolen&lt;/p&gt;\n&lt;p&gt;Materiały egzaminacyjne z TELC gGmbH Frankfurt am Main.&lt;/p&gt;", "kosztWalidacjiNetto": null, "warunkiUczestnictwa": "&lt;p&gt;Znajomość języka obcego na poziomie umożliwiającym przystąpienie do wybranego egzaminu.&lt;/p&gt;", "idPodkategoriiUslugi": 453, "kosztWalidacjiBrutto": null, "cenaNettoZaUczestnika": 65000, "dataRozpoczeciaUslugi": "2018-01-18T00:00:00+01:00", "dataZakonczeniaUslugi": "2018-08-31T00:00:00+02:00", "cenaBruttoZaUczestnika": 65000, "czyUslugaDofinansowana": true, "materialyDlaUczestnikow": null, "kosztCertyfikowaniaNetto": null, "czyCenaDotyczyCalejUslugi": false, "dataZakonczeniaRekrutacji": "2018-07-31T00:00:00+02:00", "kosztCertyfikowaniaBrutto": null, "minimalnaLiczbaUczestnikow": 1, "szczegolyMiejscaRealizacji": null, "maksymalnaLiczbaUczestnikow": 24, "idPodstawyPrawnejDlaPodmiotu": null, "metodaOsiagnieciaEfektUslugi": null, "nazwaPodmiotuCertyfikujacego": null, "czyProwadziDoNabyciaKompetencji": true, "zrkNazwaPodmiotuCertyfikujacego": null, "podstawaUzyskaniaWpisuCertyfikat": "Certyfikat VCC Akademia Edukacyjna",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808294">
            <text:p>2025-12-16 15:54:06.808294</text:p>
          </table:table-cell>
          <table:table-cell office:value-type="string" office:string-value="2025-12-16 15:54:06.808294">
            <text:p>2025-12-16 15:54:06.808294</text:p>
          </table:table-cell>
        </table:table-row>
        <table:table-row>
          <table:table-cell office:value-type="float" office:value="22632">
            <text:p>22632</text:p>
          </table:table-cell>
          <table:table-cell office:value-type="string" office:string-value="2016/11/02/7077/22632">
            <text:p>2016/11/02/7077/22632</text:p>
          </table:table-cell>
          <table:table-cell office:value-type="string" office:string-value="ABC Coachingu biznesowego">
            <text:p>ABC Coachingu biznesowego</text:p>
          </table:table-cell>
          <table:table-cell office:value-type="string" office:string-value="ZREALIZOWANA">
            <text:p>ZREALIZOWANA</text:p>
          </table:table-cell>
          <table:table-cell office:value-type="string" office:string-value="2018-01-12 00:00:00">
            <text:p>2018-01-12 00:00:00</text:p>
          </table:table-cell>
          <table:table-cell office:value-type="string" office:string-value="2018-06-30 00:00:00">
            <text:p>2018-06-30 00:00:00</text:p>
          </table:table-cell>
          <table:table-cell office:value-type="string" office:string-value="2018-05-31 00:00:00">
            <text:p>2018-05-31 00:00:00</text:p>
          </table:table-cell>
          <table:table-cell office:value-type="float" office:value="546">
            <text:p>546</text:p>
          </table:table-cell>
          <table:table-cell office:value-type="float" office:value="549">
            <text:p>549</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ma na celu zapoznać Słuchaczy z podstawowymi technikami coachingu biznesowego.">
            <text:p>Szkolenie ma na celu zapoznać Słuchaczy z podstawowymi technikami coachingu biznesowego.</text:p>
          </table:table-cell>
          <table:table-cell office:value-type="string" office:string-value="">
            <text:p/>
          </table:table-cell>
          <table:table-cell office:value-type="string" office:string-value="&lt;p&gt;Uzyskanie podstawowej wiedzy i praktycznych umiejętności efektywnego prowadzenia profesjonalnego coachingu.&lt;/p&gt;">
            <text:p>&lt;p&gt;Uzyskanie podstawowej wiedzy i praktycznych umiejętności efektywnego prowadzenia profesjonalnego coachingu.&lt;/p&gt;</text:p>
          </table:table-cell>
          <table:table-cell office:value-type="string" office:string-value="&lt;p&gt;Program dla pełnego kursu zaawansowanego (w szkoleniu wstępnym 16-godzinnym omawiane będą wybrane zagadnienia zgodnie z potrzebami uczestników):&lt;/p&gt;&#10;&#10;&lt;p&gt;1.Kim jest coach? Czym jest coaching&lt;/p&gt;&#10;&#10;&lt;p&gt;2.Jak odkryć swój własny potencjał coachingowy&lt;/p&gt;&#10;&#10;&lt;p&gt;3.Poziomy uczenia i komunikowania się&lt;/p&gt;&#10;&#10;&lt;p&gt;4.Zmiany w działaniach i interakcjach ludzi&lt;/p&gt;&#10;&#10;&lt;p&gt;5.Coaching biznesowy a coaching holistyczny&lt;/p&gt;&#10;&#10;&lt;p&gt;6.Techniki budowania kontaktu i zaufania&lt;/p&gt;&#10;&#10;&lt;p&gt;7.Jak osiągać zamierzone cele&lt;/p&gt;&#10;&#10;&lt;p&gt;8.Jak pogłębiać samoświadomość&lt;/p&gt;&#10;&#10;&lt;p&gt;9.Narzędzia pracy coacha&lt;/p&gt;&#10;&#10;&lt;p&gt;10.Etyka w pracy coacha&lt;/p&gt;">
            <text:p>&lt;p&gt;Program dla pełnego kursu zaawansowanego (w szkoleniu wstępnym 16-godzinnym omawiane będą wybrane zagadnienia zgodnie z potrzebami uczestników):&lt;/p&gt;

&lt;p&gt;1.Kim jest coach? Czym jest coaching&lt;/p&gt;

&lt;p&gt;2.Jak odkryć swój własny potencjał coachingowy&lt;/p&gt;

&lt;p&gt;3.Poziomy uczenia i komunikowania się&lt;/p&gt;

&lt;p&gt;4.Zmiany w działaniach i interakcjach ludzi&lt;/p&gt;

&lt;p&gt;5.Coaching biznesowy a coaching holistyczny&lt;/p&gt;

&lt;p&gt;6.Techniki budowania kontaktu i zaufania&lt;/p&gt;

&lt;p&gt;7.Jak osiągać zamierzone cele&lt;/p&gt;

&lt;p&gt;8.Jak pogłębiać samoświadomość&lt;/p&gt;

&lt;p&gt;9.Narzędzia pracy coacha&lt;/p&gt;

&lt;p&gt;10.Etyka w pracy coacha&lt;/p&gt;</text:p>
          </table:table-cell>
          <table:table-cell office:value-type="string" office:string-value="&lt;p&gt;Osoby zainteresowane samorozwojem, chcące poznać nowe techniki realizacji celów osobistych i zawodowych.&lt;/p&gt;">
            <text:p>&lt;p&gt;Osoby zainteresowane samorozwojem, chcące poznać nowe techniki realizacji celów osobistych i zawodowych.&lt;/p&gt;</text:p>
          </table:table-cell>
          <table:table-cell office:value-type="string" office:string-value="">
            <text:p/>
          </table:table-cell>
          <table:table-cell office:value-type="string" office:string-value="">
            <text:p/>
          </table:table-cell>
          <table:table-cell office:value-type="string" office:string-value="&lt;p&gt;Szkolenie organizowane jest dla firm i osób indywidualnych. Cena szkolenia uzależniona jest od liczby godzin (zakresu teamtycznego) i miejsca szkolenia. Forma zajęć: wykład, ćwiczenia, praca grupowa, konwersatorium, case study. Podana cena dotyczy zajęć grupowych w siedzibie C.E.T.CENTAUREA. Możliwe jest przygotowanie oferty dla kursu indywidualnego.&lt;/p&gt;&#10;&#10;&lt;p&gt;Informacje o pozostałych szkoleniach w C.E.T.CENTAUREA - http://www.edukacja.centaurea.com.pl/oferta-edukacyjna/wykaz-szkolen&lt;/p&gt;">
            <text:p>&lt;p&gt;Szkolenie organizowane jest dla firm i osób indywidualnych. Cena szkolenia uzależniona jest od liczby godzin (zakresu teamtycznego) i miejsca szkolenia. Forma zajęć: wykład, ćwiczenia, praca grupowa, konwersatorium, case study. Podana cena dotyczy zajęć grupowych w siedzibie C.E.T.CENTAUREA. Możliwe jest przygotowanie oferty dla kursu indywidualnego.&lt;/p&gt;

&lt;p&gt;Informacje o pozostałych szkoleniach w C.E.T.CENTAUREA - http://www.edukacja.centaurea.com.pl/oferta-edukacyjna/wykaz-szkolen&lt;/p&gt;</text:p>
          </table:table-cell>
          <table:table-cell office:value-type="string" office:string-value="">
            <text:p/>
          </table:table-cell>
          <table:table-cell office:value-type="string" office:string-value="">
            <text:p/>
          </table:table-cell>
          <table:table-cell office:value-type="float" office:value="45000.0">
            <text:p>45000.0</text:p>
          </table:table-cell>
          <table:table-cell office:value-type="float" office:value="45000.0">
            <text:p>45000.0</text:p>
          </table:table-cell>
          <table:table-cell office:value-type="float" office:value="2813">
            <text:p>2813</text:p>
          </table:table-cell>
          <table:table-cell office:value-type="float" office:value="2813">
            <text:p>2813</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2.0">
            <text:p>12.0</text:p>
          </table:table-cell>
          <table:table-cell office:value-type="string" office:string-value="{&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text:p>{"idKraju": null, "idUlicy": null, "telefon": null, "nazwaKraju": null, "nazwaUlicy": "Julianowska", "kodPocztowy": "91-473", "numerLokalu": null, "numerBudynku": "7a", "idWojewodztwa": 5, "idMiejscowosci": null, "nazwaWojewodztwa": "łódzkie", "nazwaMiejscowosci": "Łódź", "dlugoscGeograficzna": null, "szerokoscGeograficzna": null}</text:p>
          </table:table-cell>
          <table:table-cell office:value-type="string" office:string-value="{&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text:p>{"id": 7077, "logo": {"url": "https://uslugirozwojowe.parp.gov.pl/api/file/preview?token=%242a%2406%24WLXC5ct9IDLoilKsFuSQW.", "nazwa": "logotyp odświeżony.png", "rozszerzenie": null}, "nazwa": "Centrum Edukacyjno-Turystyczne \"CENTAUREA\" Wojciech Frycz"}</text:p>
          </table:table-cell>
          <table:table-cell office:value-type="string" office:string-value="{&quot;email&quot;: &quot;wf@centaurea.com.pl&quot;, &quot;telefon&quot;: &quot;+48 667 087 715&quot;, &quot;zdjecie&quot;: null, &quot;imieNazwisko&quot;: &quot;Wojciech Frycz&quot;}">
            <text:p>{"email": "wf@centaurea.com.pl", "telefon": "+48 667 087 715", "zdjecie": null, "imieNazwisko": "Wojciech Fry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1143]">
            <text:p>[1143]</text:p>
          </table:table-cell>
          <table:table-cell office:value-type="string" office:string-value="[]">
            <text:p>[]</text:p>
          </table:table-cell>
          <table:table-cell office:value-type="string" office:string-value="[]">
            <text:p>[]</text:p>
          </table:table-cell>
          <table:table-cell office:value-type="string" office:string-value="{&quot;id&quot;: 22632, &quot;adres&quot;: {&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quot;numer&quot;: &quot;2016/11/02/7077/22632&quot;, &quot;ocena&quot;: {&quot;liczbaOcen&quot;: 0, &quot;sredniaZOcen&quot;: 0.0}, &quot;tytul&quot;: &quot;ABC Coachingu biznesowego&quot;, &quot;status&quot;: &quot;ZREALIZOWANA&quot;, &quot;efektUslugi&quot;: null, &quot;celBiznesowy&quot;: null, &quot;liczbaGodzin&quot;: 16, &quot;celEdukacyjny&quot;: &quot;Szkolenie ma na celu zapoznać Słuchaczy z podstawowymi technikami coachingu biznesowego.&quot;, &quot;dostawcaUslug&quot;: {&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quot;grupaDocelowa&quot;: &quot;&lt;p&gt;Osoby zainteresowane samorozwojem, chcące poznać nowe techniki realizacji celów osobistych i zawodowych.&lt;/p&gt;&quot;, &quot;kodyDostepowe&quot;: null, &quot;programUslugi&quot;: &quot;&lt;p&gt;Program dla pełnego kursu zaawansowanego (w szkoleniu wstępnym 16-godzinnym omawiane będą wybrane zagadnienia zgodnie z potrzebami uczestników):&lt;/p&gt;\n\n&lt;p&gt;1.Kim jest coach? Czym jest coaching&lt;/p&gt;\n\n&lt;p&gt;2.Jak odkryć swój własny potencjał coachingowy&lt;/p&gt;\n\n&lt;p&gt;3.Poziomy uczenia i komunikowania się&lt;/p&gt;\n\n&lt;p&gt;4.Zmiany w działaniach i interakcjach ludzi&lt;/p&gt;\n\n&lt;p&gt;5.Coaching biznesowy a coaching holistyczny&lt;/p&gt;\n\n&lt;p&gt;6.Techniki budowania kontaktu i zaufania&lt;/p&gt;\n\n&lt;p&gt;7.Jak osiągać zamierzone cele&lt;/p&gt;\n\n&lt;p&gt;8.Jak pogłębiać samoświadomość&lt;/p&gt;\n\n&lt;p&gt;9.Narzędzia pracy coacha&lt;/p&gt;\n\n&lt;p&gt;10.Etyka w pracy coacha&lt;/p&gt;&quot;, &quot;listaProjektow&quot;: [], &quot;idRodzajuUslugi&quot;: 144, &quot;kwalifikacjeKuz&quot;: [], &quot;osobaKontaktowa&quot;: {&quot;email&quot;: &quot;wf@centaurea.com.pl&quot;, &quot;telefon&quot;: &quot;+48 667 087 715&quot;, &quot;zdjecie&quot;: null, &quot;imieNazwisko&quot;: &quot;Wojciech Frycz&quot;}, &quot;zakresUprawnien&quot;: null, &quot;efektyUczeniaSie&quot;: &quot;&lt;p&gt;Uzyskanie podstawowej wiedzy i praktycznych umiejętności efektywnego prowadzenia profesjonalnego coachingu.&lt;/p&gt;&quot;, &quot;inneKwalifikacje&quot;: [], &quot;cenaNettoZaUsluge&quot;: null, &quot;idKategoriiUslugi&quot;: 546, &quot;idKwalifikacjiKkz&quot;: null, &quot;idKwalifikacjiZrk&quot;: null, &quot;warunkiTechniczne&quot;: null, &quot;cenaBruttoZaUsluge&quot;: null, &quot;cenaNettoZaGodzine&quot;: 2813, &quot;idFormySwiadczenia&quot;: 1, &quot;idPodrodzajuUslugi&quot;: 145, &quot;warunkiLogistyczne&quot;: [], &quot;cenaBruttoZaGodzine&quot;: 2813, &quot;formyDofinansowania&quot;: [1143], &quot;informacjeDodatkowe&quot;: &quot;&lt;p&gt;Szkolenie organizowane jest dla firm i osób indywidualnych. Cena szkolenia uzależniona jest od liczby godzin (zakresu teamtycznego) i miejsca szkolenia.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quot;, &quot;kosztWalidacjiNetto&quot;: null, &quot;warunkiUczestnictwa&quot;: null, &quot;idPodkategoriiUslugi&quot;: 549, &quot;kosztWalidacjiBrutto&quot;: null, &quot;cenaNettoZaUczestnika&quot;: 45000, &quot;dataRozpoczeciaUslugi&quot;: &quot;2018-01-12T00:00:00+01:00&quot;, &quot;dataZakonczeniaUslugi&quot;: &quot;2018-06-30T00:00:00+02:00&quot;, &quot;cenaBruttoZaUczestnika&quot;: 45000, &quot;czyUslugaDofinansowana&quot;: true, &quot;materialyDlaUczestnikow&quot;: null, &quot;kosztCertyfikowaniaNetto&quot;: null, &quot;czyCenaDotyczyCalejUslugi&quot;: false, &quot;dataZakonczeniaRekrutacji&quot;: &quot;2018-05-31T00:00:00+02:00&quot;, &quot;kosztCertyfikowaniaBrutto&quot;: null, &quot;minimalnaLiczbaUczestnikow&quot;: 1, &quot;szczegolyMiejscaRealizacji&quot;: null, &quot;maksymalnaLiczbaUczestnikow&quot;: 12, &quot;idPodstawyPrawnejDlaPodmiotu&quot;: null, &quot;metodaOsiagnieciaEfektUslugi&quot;: null, &quot;nazwaPodmiotuCertyfikujacego&quot;: null, &quot;czyProwadziDoNabyciaKompetencji&quot;: true, &quot;zrkNazwaPodmiotuCertyfikujacego&quot;: null, &quot;podstawaUzyskaniaWpisuCertyfikat&quot;: &quot;Certyfikat VCC Akademia Edukacyjna&quot;,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32, "adres": {"idKraju": null, "idUlicy": null, "telefon": null, "nazwaKraju": null, "nazwaUlicy": "Julianowska", "kodPocztowy": "91-473", "numerLokalu": null, "numerBudynku": "7a", "idWojewodztwa": 5, "idMiejscowosci": null, "nazwaWojewodztwa": "łódzkie", "nazwaMiejscowosci": "Łódź", "dlugoscGeograficzna": null, "szerokoscGeograficzna": null}, "numer": "2016/11/02/7077/22632", "ocena": {"liczbaOcen": 0, "sredniaZOcen": 0.0}, "tytul": "ABC Coachingu biznesowego", "status": "ZREALIZOWANA", "efektUslugi": null, "celBiznesowy": null, "liczbaGodzin": 16, "celEdukacyjny": "Szkolenie ma na celu zapoznać Słuchaczy z podstawowymi technikami coachingu biznesowego.", "dostawcaUslug": {"id": 7077, "logo": {"url": "https://uslugirozwojowe.parp.gov.pl/api/file/preview?token=%242a%2406%24WLXC5ct9IDLoilKsFuSQW.", "nazwa": "logotyp odświeżony.png", "rozszerzenie": null}, "nazwa": "Centrum Edukacyjno-Turystyczne \"CENTAUREA\" Wojciech Frycz"}, "grupaDocelowa": "&lt;p&gt;Osoby zainteresowane samorozwojem, chcące poznać nowe techniki realizacji celów osobistych i zawodowych.&lt;/p&gt;", "kodyDostepowe": null, "programUslugi": "&lt;p&gt;Program dla pełnego kursu zaawansowanego (w szkoleniu wstępnym 16-godzinnym omawiane będą wybrane zagadnienia zgodnie z potrzebami uczestników):&lt;/p&gt;\n\n&lt;p&gt;1.Kim jest coach? Czym jest coaching&lt;/p&gt;\n\n&lt;p&gt;2.Jak odkryć swój własny potencjał coachingowy&lt;/p&gt;\n\n&lt;p&gt;3.Poziomy uczenia i komunikowania się&lt;/p&gt;\n\n&lt;p&gt;4.Zmiany w działaniach i interakcjach ludzi&lt;/p&gt;\n\n&lt;p&gt;5.Coaching biznesowy a coaching holistyczny&lt;/p&gt;\n\n&lt;p&gt;6.Techniki budowania kontaktu i zaufania&lt;/p&gt;\n\n&lt;p&gt;7.Jak osiągać zamierzone cele&lt;/p&gt;\n\n&lt;p&gt;8.Jak pogłębiać samoświadomość&lt;/p&gt;\n\n&lt;p&gt;9.Narzędzia pracy coacha&lt;/p&gt;\n\n&lt;p&gt;10.Etyka w pracy coacha&lt;/p&gt;", "listaProjektow": [], "idRodzajuUslugi": 144, "kwalifikacjeKuz": [], "osobaKontaktowa": {"email": "wf@centaurea.com.pl", "telefon": "+48 667 087 715", "zdjecie": null, "imieNazwisko": "Wojciech Frycz"}, "zakresUprawnien": null, "efektyUczeniaSie": "&lt;p&gt;Uzyskanie podstawowej wiedzy i praktycznych umiejętności efektywnego prowadzenia profesjonalnego coachingu.&lt;/p&gt;", "inneKwalifikacje": [], "cenaNettoZaUsluge": null, "idKategoriiUslugi": 546, "idKwalifikacjiKkz": null, "idKwalifikacjiZrk": null, "warunkiTechniczne": null, "cenaBruttoZaUsluge": null, "cenaNettoZaGodzine": 2813, "idFormySwiadczenia": 1, "idPodrodzajuUslugi": 145, "warunkiLogistyczne": [], "cenaBruttoZaGodzine": 2813, "formyDofinansowania": [1143], "informacjeDodatkowe": "&lt;p&gt;Szkolenie organizowane jest dla firm i osób indywidualnych. Cena szkolenia uzależniona jest od liczby godzin (zakresu teamtycznego) i miejsca szkolenia.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 "kosztWalidacjiNetto": null, "warunkiUczestnictwa": null, "idPodkategoriiUslugi": 549, "kosztWalidacjiBrutto": null, "cenaNettoZaUczestnika": 45000, "dataRozpoczeciaUslugi": "2018-01-12T00:00:00+01:00", "dataZakonczeniaUslugi": "2018-06-30T00:00:00+02:00", "cenaBruttoZaUczestnika": 45000, "czyUslugaDofinansowana": true, "materialyDlaUczestnikow": null, "kosztCertyfikowaniaNetto": null, "czyCenaDotyczyCalejUslugi": false, "dataZakonczeniaRekrutacji": "2018-05-31T00:00:00+02:00", "kosztCertyfikowaniaBrutto": null, "minimalnaLiczbaUczestnikow": 1, "szczegolyMiejscaRealizacji": null, "maksymalnaLiczbaUczestnikow": 12, "idPodstawyPrawnejDlaPodmiotu": null, "metodaOsiagnieciaEfektUslugi": null, "nazwaPodmiotuCertyfikujacego": null, "czyProwadziDoNabyciaKompetencji": true, "zrkNazwaPodmiotuCertyfikujacego": null, "podstawaUzyskaniaWpisuCertyfikat": "Certyfikat VCC Akademia Edukacyjna",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802159">
            <text:p>2025-12-16 15:54:06.802159</text:p>
          </table:table-cell>
          <table:table-cell office:value-type="string" office:string-value="2025-12-16 15:54:06.802159">
            <text:p>2025-12-16 15:54:06.802159</text:p>
          </table:table-cell>
        </table:table-row>
        <table:table-row>
          <table:table-cell office:value-type="float" office:value="22630">
            <text:p>22630</text:p>
          </table:table-cell>
          <table:table-cell office:value-type="string" office:string-value="2016/11/02/7077/22630">
            <text:p>2016/11/02/7077/22630</text:p>
          </table:table-cell>
          <table:table-cell office:value-type="string" office:string-value="Budowanie przewagi rynkowej">
            <text:p>Budowanie przewagi rynkowej</text:p>
          </table:table-cell>
          <table:table-cell office:value-type="string" office:string-value="ZREALIZOWANA">
            <text:p>ZREALIZOWANA</text:p>
          </table:table-cell>
          <table:table-cell office:value-type="string" office:string-value="2018-01-18 00:00:00">
            <text:p>2018-01-18 00:00:00</text:p>
          </table:table-cell>
          <table:table-cell office:value-type="string" office:string-value="2018-06-30 00:00:00">
            <text:p>2018-06-30 00:00:00</text:p>
          </table:table-cell>
          <table:table-cell office:value-type="string" office:string-value="2018-05-15 00:00:00">
            <text:p>2018-05-15 00:00:00</text:p>
          </table:table-cell>
          <table:table-cell office:value-type="float" office:value="559">
            <text:p>559</text:p>
          </table:table-cell>
          <table:table-cell office:value-type="float" office:value="560">
            <text:p>560</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ma na celu zapoznanie Słuchaczy z technikami budowania przewagi rynkowej w konkurencyjnym środowisku biznesowym z uwzględnieniem doby kryzysu.">
            <text:p>Szkolenie ma na celu zapoznanie Słuchaczy z technikami budowania przewagi rynkowej w konkurencyjnym środowisku biznesowym z uwzględnieniem doby kryzysu.</text:p>
          </table:table-cell>
          <table:table-cell office:value-type="string" office:string-value="">
            <text:p/>
          </table:table-cell>
          <table:table-cell office:value-type="string" office:string-value="&lt;p&gt;&lt;br /&gt;&#10;Uzyskanie wiedzy i praktycznych umiejętności efektywnego prowadzenia działań biznesowych i marketingowych zmierzających do uzyskania przewagi konkurencyjnej na rynku.&lt;/p&gt;">
            <text:p>&lt;p&gt;&lt;br /&gt;
Uzyskanie wiedzy i praktycznych umiejętności efektywnego prowadzenia działań biznesowych i marketingowych zmierzających do uzyskania przewagi konkurencyjnej na rynku.&lt;/p&gt;</text:p>
          </table:table-cell>
          <table:table-cell office:value-type="string" office:string-value="&lt;p&gt;Program dla pełnego kursu zaawansowanego (w szkoleniu wstępnym 16-godzinnym omawiane będą wybrane zagadnienia zgodnie z potrzebami uczestników):&lt;/p&gt;&#10;&#10;&lt;p&gt;1.Badania rynku i konkurencji&lt;/p&gt;&#10;&#10;&lt;p&gt;2.Budowa zaufania klientów&lt;/p&gt;&#10;&#10;&lt;p&gt;3.Budowanie i utrzymywanie pozycji firmy na rynku&lt;/p&gt;&#10;&#10;&lt;p&gt;4.Innowacyjność i zarządzanie wiedzą w budowaniu przewagi konkurencyjnej&lt;/p&gt;&#10;&#10;&lt;p&gt;5.Kreowanie działań marketingowych&lt;/p&gt;&#10;&#10;&lt;p&gt;6.Kreowanie i pozycjonowanie wizerunku firmy&lt;/p&gt;&#10;&#10;&lt;p&gt;7.Lokalny i globalny wymiar budowania przewagi konkurencyjnej&lt;/p&gt;&#10;&#10;&lt;p&gt;8.Model budowania przewagi rynkowej&lt;/p&gt;&#10;&#10;&lt;p&gt;9.Sieci biznesowe w budowaniu przewagi konkurencyjnej&lt;/p&gt;">
            <text:p>&lt;p&gt;Program dla pełnego kursu zaawansowanego (w szkoleniu wstępnym 16-godzinnym omawiane będą wybrane zagadnienia zgodnie z potrzebami uczestników):&lt;/p&gt;

&lt;p&gt;1.Badania rynku i konkurencji&lt;/p&gt;

&lt;p&gt;2.Budowa zaufania klientów&lt;/p&gt;

&lt;p&gt;3.Budowanie i utrzymywanie pozycji firmy na rynku&lt;/p&gt;

&lt;p&gt;4.Innowacyjność i zarządzanie wiedzą w budowaniu przewagi konkurencyjnej&lt;/p&gt;

&lt;p&gt;5.Kreowanie działań marketingowych&lt;/p&gt;

&lt;p&gt;6.Kreowanie i pozycjonowanie wizerunku firmy&lt;/p&gt;

&lt;p&gt;7.Lokalny i globalny wymiar budowania przewagi konkurencyjnej&lt;/p&gt;

&lt;p&gt;8.Model budowania przewagi rynkowej&lt;/p&gt;

&lt;p&gt;9.Sieci biznesowe w budowaniu przewagi konkurencyjnej&lt;/p&gt;</text:p>
          </table:table-cell>
          <table:table-cell office:value-type="string" office:string-value="&lt;p&gt;Dyrektorzy, menedżerowie, kierownicy zespołów, team leaderzy, specjaliści zainteresowani rozwojem swoich przedsiębiorstw w wyniku zastosowania innowacyjnych instrumentów budowania przewagi konkurencyjnej.&lt;/p&gt;">
            <text:p>&lt;p&gt;Dyrektorzy, menedżerowie, kierownicy zespołów, team leaderzy, specjaliści zainteresowani rozwojem swoich przedsiębiorstw w wyniku zastosowania innowacyjnych instrumentów budowania przewagi konkurencyjnej.&lt;/p&gt;</text:p>
          </table:table-cell>
          <table:table-cell office:value-type="string" office:string-value="">
            <text:p/>
          </table:table-cell>
          <table:table-cell office:value-type="string" office:string-value="">
            <text:p/>
          </table:table-cell>
          <table:table-cell office:value-type="string" office:string-value="&lt;p&gt;Szkolenie organizowane jest dla firm i osób indywidualnych. Cena szkolenia uzależniona jest od liczby godzin (zakresu teamtycznego) i miejsca szkolenia. Forma zajęć: wykład, ćwiczenia, praca grupowa, konwersatorium, case study. Podana cena dotyczy zajęć grupowych w siedzibie C.E.T.CENTAUREA. Możliwe jest przygotowanie oferty dla kursu indywidualnego.&lt;/p&gt;&#10;&#10;&lt;p&gt;Informacje o pozostałych szkoleniach w C.E.T.CENTAUREA - http://www.edukacja.centaurea.com.pl/oferta-edukacyjna/wykaz-szkolen&lt;/p&gt;">
            <text:p>&lt;p&gt;Szkolenie organizowane jest dla firm i osób indywidualnych. Cena szkolenia uzależniona jest od liczby godzin (zakresu teamtycznego) i miejsca szkolenia. Forma zajęć: wykład, ćwiczenia, praca grupowa, konwersatorium, case study. Podana cena dotyczy zajęć grupowych w siedzibie C.E.T.CENTAUREA. Możliwe jest przygotowanie oferty dla kursu indywidualnego.&lt;/p&gt;

&lt;p&gt;Informacje o pozostałych szkoleniach w C.E.T.CENTAUREA - http://www.edukacja.centaurea.com.pl/oferta-edukacyjna/wykaz-szkolen&lt;/p&gt;</text:p>
          </table:table-cell>
          <table:table-cell office:value-type="string" office:string-value="">
            <text:p/>
          </table:table-cell>
          <table:table-cell office:value-type="string" office:string-value="">
            <text:p/>
          </table:table-cell>
          <table:table-cell office:value-type="float" office:value="49000.0">
            <text:p>49000.0</text:p>
          </table:table-cell>
          <table:table-cell office:value-type="float" office:value="49000.0">
            <text:p>49000.0</text:p>
          </table:table-cell>
          <table:table-cell office:value-type="float" office:value="3063">
            <text:p>3063</text:p>
          </table:table-cell>
          <table:table-cell office:value-type="float" office:value="3063">
            <text:p>3063</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2.0">
            <text:p>12.0</text:p>
          </table:table-cell>
          <table:table-cell office:value-type="string" office:string-value="{&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text:p>{"idKraju": null, "idUlicy": null, "telefon": null, "nazwaKraju": null, "nazwaUlicy": "Julianowska", "kodPocztowy": "91-473", "numerLokalu": null, "numerBudynku": "7a", "idWojewodztwa": 5, "idMiejscowosci": null, "nazwaWojewodztwa": "łódzkie", "nazwaMiejscowosci": "Łódź", "dlugoscGeograficzna": null, "szerokoscGeograficzna": null}</text:p>
          </table:table-cell>
          <table:table-cell office:value-type="string" office:string-value="{&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text:p>{"id": 7077, "logo": {"url": "https://uslugirozwojowe.parp.gov.pl/api/file/preview?token=%242a%2406%24WLXC5ct9IDLoilKsFuSQW.", "nazwa": "logotyp odświeżony.png", "rozszerzenie": null}, "nazwa": "Centrum Edukacyjno-Turystyczne \"CENTAUREA\" Wojciech Frycz"}</text:p>
          </table:table-cell>
          <table:table-cell office:value-type="string" office:string-value="{&quot;email&quot;: &quot;wf@centaurea.com.pl&quot;, &quot;telefon&quot;: &quot;+48 667 087 715&quot;, &quot;zdjecie&quot;: null, &quot;imieNazwisko&quot;: &quot;Wojciech Frycz&quot;}">
            <text:p>{"email": "wf@centaurea.com.pl", "telefon": "+48 667 087 715", "zdjecie": null, "imieNazwisko": "Wojciech Fry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1143]">
            <text:p>[1143]</text:p>
          </table:table-cell>
          <table:table-cell office:value-type="string" office:string-value="[]">
            <text:p>[]</text:p>
          </table:table-cell>
          <table:table-cell office:value-type="string" office:string-value="[]">
            <text:p>[]</text:p>
          </table:table-cell>
          <table:table-cell office:value-type="string" office:string-value="{&quot;id&quot;: 22630, &quot;adres&quot;: {&quot;idKraju&quot;: null, &quot;idUlicy&quot;: null, &quot;telefon&quot;: null, &quot;nazwaKraju&quot;: null, &quot;nazwaUlicy&quot;: &quot;Julianowska&quot;, &quot;kodPocztowy&quot;: &quot;91-473&quot;, &quot;numerLokalu&quot;: null, &quot;numerBudynku&quot;: &quot;7a&quot;, &quot;idWojewodztwa&quot;: 5, &quot;idMiejscowosci&quot;: null, &quot;nazwaWojewodztwa&quot;: &quot;łódzkie&quot;, &quot;nazwaMiejscowosci&quot;: &quot;Łódź&quot;, &quot;dlugoscGeograficzna&quot;: null, &quot;szerokoscGeograficzna&quot;: null}, &quot;numer&quot;: &quot;2016/11/02/7077/22630&quot;, &quot;ocena&quot;: {&quot;liczbaOcen&quot;: 0, &quot;sredniaZOcen&quot;: 0.0}, &quot;tytul&quot;: &quot;Budowanie przewagi rynkowej&quot;, &quot;status&quot;: &quot;ZREALIZOWANA&quot;, &quot;efektUslugi&quot;: null, &quot;celBiznesowy&quot;: null, &quot;liczbaGodzin&quot;: 16, &quot;celEdukacyjny&quot;: &quot;Szkolenie ma na celu zapoznanie Słuchaczy z technikami budowania przewagi rynkowej w konkurencyjnym środowisku biznesowym z uwzględnieniem doby kryzysu.&quot;, &quot;dostawcaUslug&quot;: {&quot;id&quot;: 7077, &quot;logo&quot;: {&quot;url&quot;: &quot;https://uslugirozwojowe.parp.gov.pl/api/file/preview?token=%242a%2406%24WLXC5ct9IDLoilKsFuSQW.&quot;, &quot;nazwa&quot;: &quot;logotyp odświeżony.png&quot;, &quot;rozszerzenie&quot;: null}, &quot;nazwa&quot;: &quot;Centrum Edukacyjno-Turystyczne \&quot;CENTAUREA\&quot; Wojciech Frycz&quot;}, &quot;grupaDocelowa&quot;: &quot;&lt;p&gt;Dyrektorzy, menedżerowie, kierownicy zespołów, team leaderzy, specjaliści zainteresowani rozwojem swoich przedsiębiorstw w wyniku zastosowania innowacyjnych instrumentów budowania przewagi konkurencyjnej.&lt;/p&gt;&quot;, &quot;kodyDostepowe&quot;: null, &quot;programUslugi&quot;: &quot;&lt;p&gt;Program dla pełnego kursu zaawansowanego (w szkoleniu wstępnym 16-godzinnym omawiane będą wybrane zagadnienia zgodnie z potrzebami uczestników):&lt;/p&gt;\n\n&lt;p&gt;1.Badania rynku i konkurencji&lt;/p&gt;\n\n&lt;p&gt;2.Budowa zaufania klientów&lt;/p&gt;\n\n&lt;p&gt;3.Budowanie i utrzymywanie pozycji firmy na rynku&lt;/p&gt;\n\n&lt;p&gt;4.Innowacyjność i zarządzanie wiedzą w budowaniu przewagi konkurencyjnej&lt;/p&gt;\n\n&lt;p&gt;5.Kreowanie działań marketingowych&lt;/p&gt;\n\n&lt;p&gt;6.Kreowanie i pozycjonowanie wizerunku firmy&lt;/p&gt;\n\n&lt;p&gt;7.Lokalny i globalny wymiar budowania przewagi konkurencyjnej&lt;/p&gt;\n\n&lt;p&gt;8.Model budowania przewagi rynkowej&lt;/p&gt;\n\n&lt;p&gt;9.Sieci biznesowe w budowaniu przewagi konkurencyjnej&lt;/p&gt;&quot;, &quot;listaProjektow&quot;: [], &quot;idRodzajuUslugi&quot;: 144, &quot;kwalifikacjeKuz&quot;: [], &quot;osobaKontaktowa&quot;: {&quot;email&quot;: &quot;wf@centaurea.com.pl&quot;, &quot;telefon&quot;: &quot;+48 667 087 715&quot;, &quot;zdjecie&quot;: null, &quot;imieNazwisko&quot;: &quot;Wojciech Frycz&quot;}, &quot;zakresUprawnien&quot;: null, &quot;efektyUczeniaSie&quot;: &quot;&lt;p&gt;&lt;br /&gt;\nUzyskanie wiedzy i praktycznych umiejętności efektywnego prowadzenia działań biznesowych i marketingowych zmierzających do uzyskania przewagi konkurencyjnej na rynku.&lt;/p&gt;&quot;, &quot;inneKwalifikacje&quot;: [], &quot;cenaNettoZaUsluge&quot;: null, &quot;idKategoriiUslugi&quot;: 559, &quot;idKwalifikacjiKkz&quot;: null, &quot;idKwalifikacjiZrk&quot;: null, &quot;warunkiTechniczne&quot;: null, &quot;cenaBruttoZaUsluge&quot;: null, &quot;cenaNettoZaGodzine&quot;: 3063, &quot;idFormySwiadczenia&quot;: 1, &quot;idPodrodzajuUslugi&quot;: 145, &quot;warunkiLogistyczne&quot;: [], &quot;cenaBruttoZaGodzine&quot;: 3063, &quot;formyDofinansowania&quot;: [1143], &quot;informacjeDodatkowe&quot;: &quot;&lt;p&gt;Szkolenie organizowane jest dla firm i osób indywidualnych. Cena szkolenia uzależniona jest od liczby godzin (zakresu teamtycznego) i miejsca szkolenia.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quot;, &quot;kosztWalidacjiNetto&quot;: null, &quot;warunkiUczestnictwa&quot;: null, &quot;idPodkategoriiUslugi&quot;: 560, &quot;kosztWalidacjiBrutto&quot;: null, &quot;cenaNettoZaUczestnika&quot;: 49000, &quot;dataRozpoczeciaUslugi&quot;: &quot;2018-01-18T00:00:00+01:00&quot;, &quot;dataZakonczeniaUslugi&quot;: &quot;2018-06-30T00:00:00+02:00&quot;, &quot;cenaBruttoZaUczestnika&quot;: 49000, &quot;czyUslugaDofinansowana&quot;: true, &quot;materialyDlaUczestnikow&quot;: null, &quot;kosztCertyfikowaniaNetto&quot;: null, &quot;czyCenaDotyczyCalejUslugi&quot;: false, &quot;dataZakonczeniaRekrutacji&quot;: &quot;2018-05-15T00:00:00+02:00&quot;, &quot;kosztCertyfikowaniaBrutto&quot;: null, &quot;minimalnaLiczbaUczestnikow&quot;: 1, &quot;szczegolyMiejscaRealizacji&quot;: null, &quot;maksymalnaLiczbaUczestnikow&quot;: 12, &quot;idPodstawyPrawnejDlaPodmiotu&quot;: null, &quot;metodaOsiagnieciaEfektUslugi&quot;: null, &quot;nazwaPodmiotuCertyfikujacego&quot;: null, &quot;czyProwadziDoNabyciaKompetencji&quot;: true, &quot;zrkNazwaPodmiotuCertyfikujacego&quot;: null, &quot;podstawaUzyskaniaWpisuCertyfikat&quot;: &quot;Certyfikat VCC Akademia Edukacyjna&quot;,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30, "adres": {"idKraju": null, "idUlicy": null, "telefon": null, "nazwaKraju": null, "nazwaUlicy": "Julianowska", "kodPocztowy": "91-473", "numerLokalu": null, "numerBudynku": "7a", "idWojewodztwa": 5, "idMiejscowosci": null, "nazwaWojewodztwa": "łódzkie", "nazwaMiejscowosci": "Łódź", "dlugoscGeograficzna": null, "szerokoscGeograficzna": null}, "numer": "2016/11/02/7077/22630", "ocena": {"liczbaOcen": 0, "sredniaZOcen": 0.0}, "tytul": "Budowanie przewagi rynkowej", "status": "ZREALIZOWANA", "efektUslugi": null, "celBiznesowy": null, "liczbaGodzin": 16, "celEdukacyjny": "Szkolenie ma na celu zapoznanie Słuchaczy z technikami budowania przewagi rynkowej w konkurencyjnym środowisku biznesowym z uwzględnieniem doby kryzysu.", "dostawcaUslug": {"id": 7077, "logo": {"url": "https://uslugirozwojowe.parp.gov.pl/api/file/preview?token=%242a%2406%24WLXC5ct9IDLoilKsFuSQW.", "nazwa": "logotyp odświeżony.png", "rozszerzenie": null}, "nazwa": "Centrum Edukacyjno-Turystyczne \"CENTAUREA\" Wojciech Frycz"}, "grupaDocelowa": "&lt;p&gt;Dyrektorzy, menedżerowie, kierownicy zespołów, team leaderzy, specjaliści zainteresowani rozwojem swoich przedsiębiorstw w wyniku zastosowania innowacyjnych instrumentów budowania przewagi konkurencyjnej.&lt;/p&gt;", "kodyDostepowe": null, "programUslugi": "&lt;p&gt;Program dla pełnego kursu zaawansowanego (w szkoleniu wstępnym 16-godzinnym omawiane będą wybrane zagadnienia zgodnie z potrzebami uczestników):&lt;/p&gt;\n\n&lt;p&gt;1.Badania rynku i konkurencji&lt;/p&gt;\n\n&lt;p&gt;2.Budowa zaufania klientów&lt;/p&gt;\n\n&lt;p&gt;3.Budowanie i utrzymywanie pozycji firmy na rynku&lt;/p&gt;\n\n&lt;p&gt;4.Innowacyjność i zarządzanie wiedzą w budowaniu przewagi konkurencyjnej&lt;/p&gt;\n\n&lt;p&gt;5.Kreowanie działań marketingowych&lt;/p&gt;\n\n&lt;p&gt;6.Kreowanie i pozycjonowanie wizerunku firmy&lt;/p&gt;\n\n&lt;p&gt;7.Lokalny i globalny wymiar budowania przewagi konkurencyjnej&lt;/p&gt;\n\n&lt;p&gt;8.Model budowania przewagi rynkowej&lt;/p&gt;\n\n&lt;p&gt;9.Sieci biznesowe w budowaniu przewagi konkurencyjnej&lt;/p&gt;", "listaProjektow": [], "idRodzajuUslugi": 144, "kwalifikacjeKuz": [], "osobaKontaktowa": {"email": "wf@centaurea.com.pl", "telefon": "+48 667 087 715", "zdjecie": null, "imieNazwisko": "Wojciech Frycz"}, "zakresUprawnien": null, "efektyUczeniaSie": "&lt;p&gt;&lt;br /&gt;\nUzyskanie wiedzy i praktycznych umiejętności efektywnego prowadzenia działań biznesowych i marketingowych zmierzających do uzyskania przewagi konkurencyjnej na rynku.&lt;/p&gt;", "inneKwalifikacje": [], "cenaNettoZaUsluge": null, "idKategoriiUslugi": 559, "idKwalifikacjiKkz": null, "idKwalifikacjiZrk": null, "warunkiTechniczne": null, "cenaBruttoZaUsluge": null, "cenaNettoZaGodzine": 3063, "idFormySwiadczenia": 1, "idPodrodzajuUslugi": 145, "warunkiLogistyczne": [], "cenaBruttoZaGodzine": 3063, "formyDofinansowania": [1143], "informacjeDodatkowe": "&lt;p&gt;Szkolenie organizowane jest dla firm i osób indywidualnych. Cena szkolenia uzależniona jest od liczby godzin (zakresu teamtycznego) i miejsca szkolenia. Forma zajęć: wykład, ćwiczenia, praca grupowa, konwersatorium, case study. Podana cena dotyczy zajęć grupowych w siedzibie C.E.T.CENTAUREA. Możliwe jest przygotowanie oferty dla kursu indywidualnego.&lt;/p&gt;\n\n&lt;p&gt;Informacje o pozostałych szkoleniach w C.E.T.CENTAUREA - http://www.edukacja.centaurea.com.pl/oferta-edukacyjna/wykaz-szkolen&lt;/p&gt;", "kosztWalidacjiNetto": null, "warunkiUczestnictwa": null, "idPodkategoriiUslugi": 560, "kosztWalidacjiBrutto": null, "cenaNettoZaUczestnika": 49000, "dataRozpoczeciaUslugi": "2018-01-18T00:00:00+01:00", "dataZakonczeniaUslugi": "2018-06-30T00:00:00+02:00", "cenaBruttoZaUczestnika": 49000, "czyUslugaDofinansowana": true, "materialyDlaUczestnikow": null, "kosztCertyfikowaniaNetto": null, "czyCenaDotyczyCalejUslugi": false, "dataZakonczeniaRekrutacji": "2018-05-15T00:00:00+02:00", "kosztCertyfikowaniaBrutto": null, "minimalnaLiczbaUczestnikow": 1, "szczegolyMiejscaRealizacji": null, "maksymalnaLiczbaUczestnikow": 12, "idPodstawyPrawnejDlaPodmiotu": null, "metodaOsiagnieciaEfektUslugi": null, "nazwaPodmiotuCertyfikujacego": null, "czyProwadziDoNabyciaKompetencji": true, "zrkNazwaPodmiotuCertyfikujacego": null, "podstawaUzyskaniaWpisuCertyfikat": "Certyfikat VCC Akademia Edukacyjna",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799627">
            <text:p>2025-12-16 15:54:06.799627</text:p>
          </table:table-cell>
          <table:table-cell office:value-type="string" office:string-value="2025-12-16 15:54:06.799627">
            <text:p>2025-12-16 15:54:06.799627</text:p>
          </table:table-cell>
        </table:table-row>
        <table:table-row>
          <table:table-cell office:value-type="float" office:value="22671">
            <text:p>22671</text:p>
          </table:table-cell>
          <table:table-cell office:value-type="string" office:string-value="2016/11/02/6846/22671">
            <text:p>2016/11/02/6846/22671</text:p>
          </table:table-cell>
          <table:table-cell office:value-type="string" office:string-value="Kurs kadry,płace &quot; Zakładowy Fundusz Świadczeń Socjalnych&quot;,  SPD szkolenie">
            <text:p>Kurs kadry,płace " Zakładowy Fundusz Świadczeń Socjalnych",  SPD szkolenie</text:p>
          </table:table-cell>
          <table:table-cell office:value-type="string" office:string-value="ZREALIZOWANA">
            <text:p>ZREALIZOWANA</text:p>
          </table:table-cell>
          <table:table-cell office:value-type="string" office:string-value="2016-11-07 00:00:00">
            <text:p>2016-11-07 00:00:00</text:p>
          </table:table-cell>
          <table:table-cell office:value-type="string" office:string-value="2016-11-11 00:00:00">
            <text:p>2016-11-11 00:00:00</text:p>
          </table:table-cell>
          <table:table-cell office:value-type="string" office:string-value="2016-11-11 00:00:00">
            <text:p>2016-11-11 00:00:00</text:p>
          </table:table-cell>
          <table:table-cell office:value-type="float" office:value="469">
            <text:p>469</text:p>
          </table:table-cell>
          <table:table-cell office:value-type="float" office:value="471">
            <text:p>471</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Kurs „Zakładowy Fundusz Świadczeń Socjalnych w praktyce” dedykowany jest wszystkim osobom, zajmującym się kwestią działalności socjalnej pracodawcy, administrowaniem Funduszem socjalnym czy wypłatą świadczeń urlopowych.&#10;&#10;W trakcie kursu dowiesz się, kto i kiedy ma obowiązek tworzenia Funduszu socjalnego i wypłaty świadczeń urlopowych, jak prawidłowo naliczać odpisy na fundusz i wysokość świadczeń urlopowych, jak przygotować regulamin Funduszu i jak wygląda w praktyce kwestia przyznawania i wypłaty świadczeń ze środków Zakładowego Funduszu Świadczeń Socjalnych.&#10;&#10;Kurs pozwala na zdobycie umiejętności praktycznych, niezbędnych do zgodnego z ustawą o zakładowym funduszu świadczeń socjalnych administrowania Funduszem i prowadzenia działalności socjalnej.">
            <text:p>Kurs „Zakładowy Fundusz Świadczeń Socjalnych w praktyce” dedykowany jest wszystkim osobom, zajmującym się kwestią działalności socjalnej pracodawcy, administrowaniem Funduszem socjalnym czy wypłatą świadczeń urlopowych.

W trakcie kursu dowiesz się, kto i kiedy ma obowiązek tworzenia Funduszu socjalnego i wypłaty świadczeń urlopowych, jak prawidłowo naliczać odpisy na fundusz i wysokość świadczeń urlopowych, jak przygotować regulamin Funduszu i jak wygląda w praktyce kwestia przyznawania i wypłaty świadczeń ze środków Zakładowego Funduszu Świadczeń Socjalnych.

Kurs pozwala na zdobycie umiejętności praktycznych, niezbędnych do zgodnego z ustawą o zakładowym funduszu świadczeń socjalnych administrowania Funduszem i prowadzenia działalności socjalnej.</text:p>
          </table:table-cell>
          <table:table-cell office:value-type="string" office:string-value="">
            <text:p/>
          </table:table-cell>
          <table:table-cell office:value-type="string" office:string-value="">
            <text:p/>
          </table:table-cell>
          <table:table-cell office:value-type="string" office:string-value="&lt;p&gt;Szczegółowe informacje na temat kursu na stronie:&lt;/p&gt;&#10;&#10;&lt;p&gt; http://spdszkolenia.pl/course/w-przygotowaniu-zakladowy-fundusz-swiadczen-socjalnych/&lt;/p&gt;&#10;&#10;&lt;p&gt; &lt;/p&gt;&#10;&#10;&lt;p&gt;PLAN KURSU:&lt;/p&gt;&#10;&#10;&lt;p&gt;&lt;strong&gt;Wprowadzenie&lt;/strong&gt;&lt;/p&gt;&#10;&#10;&lt;p&gt;Formy, w jakich pracodawca prowadzi działalność socjalną&lt;/p&gt;&#10;&#10;&lt;p&gt;Podstawowe terminy i zagadnienia&lt;/p&gt;&#10;&#10;&lt;p&gt;Obowiązek tworzenia funduszu socjalnego&lt;/p&gt;&#10;&#10;&lt;p&gt;Zwolnienie z obowiązku tworzenia funduszu&lt;/p&gt;&#10;&#10;&lt;p&gt; &lt;/p&gt;&#10;&#10;&lt;p&gt;&lt;strong&gt;Działalność socjalna pracodawcy&lt;/strong&gt;&lt;/p&gt;&#10;&#10;&lt;p&gt;Odrębny rachunek bankowy Funduszu&lt;/p&gt;&#10;&#10;&lt;p&gt;Wysokość i terminy odpisów na Fundusz&lt;/p&gt;&#10;&#10;&lt;p&gt;Ustalanie stanu zatrudnienia na potrzeby Funduszu&lt;/p&gt;&#10;&#10;&lt;p&gt;Ustalanie stanu zatrudnienia na potrzeby Funduszu&lt;/p&gt;&#10;&#10;&lt;p&gt;Regulamin Funduszu&lt;/p&gt;&#10;&#10;&lt;p&gt;Komisje Socjalne w zakładach pracy i realizacja zadań Funduszu&lt;/p&gt;&#10;&#10;&lt;p&gt;Fundusz a przejście zakładu pracy na nowego pracodawcę&lt;/p&gt;&#10;&#10;&lt;p&gt;Obowiązek wypłaty świadczeń urlopowych&lt;/p&gt;&#10;&#10;&lt;p&gt;Wysokość świadczenia urlopowego&lt;/p&gt;&#10;&#10;&lt;p&gt;Odpowiedzialność za naruszenie przepisów ustawy&lt;/p&gt;&#10;&#10;&lt;p&gt; &lt;/p&gt;&#10;&#10;&lt;p&gt;&lt;strong&gt;Nauczyciele i pracownicy uczelni publicznych&lt;/strong&gt;&lt;/p&gt;&#10;&#10;&lt;p&gt;Fundusz a Karta Nauczyciela i Fundusz dla pracowników uczelni publicznych&lt;/p&gt;&#10;&#10;&lt;p&gt;Świadczenia urlopowe dla nauczycieli&lt;/p&gt;&#10;&#10;&lt;p&gt; &lt;/p&gt;&#10;&#10;&lt;ul&gt;&lt;li&gt;&lt;strong&gt;W kursie uczestniczysz, kiedy masz czas&lt;/strong&gt;&lt;/li&gt;&#10; &lt;li&gt;&lt;strong&gt;Sam decydujesz o tym, kiedy się uczysz i kiedy ukończysz kurs&lt;/strong&gt;&lt;/li&gt;&#10; &lt;li&gt;&lt;strong&gt;Dostęp do kursu otrzymujesz na 60 dni, ale możesz skończyć go dużo szybciej – wszystko zależy od chęci i zaangażowania&lt;/strong&gt;&lt;/li&gt;&#10; &lt;li&gt;&lt;strong&gt;Orientacyjny czas trwania kursu to 18 godzin, ale realny czas jego ukończenia zależy tylko od Uczestnika.&lt;/strong&gt;&lt;/li&gt;&#10;&lt;/ul&gt;&lt;p&gt;Nie masz czasu na dojazdy? Wolisz samodzielną i efektywną naukę przez internet z ciągłym wsparciem Trenera? Skorzystaj z naszego kursu online. To proste – zakładasz konto, logujesz się kiedy chcesz i gdzie chcesz, przerabiając po kolei poszczególne lekcje i testy. Pamiętaj, na każdym etapie nauki możesz korzystać z pomocy Trenera – autora kursu. Możesz liczyć na odpowiedź na każde pytanie, nie tylko w zakresie kursu, ale na wszelką merytoryczną pomoc.&lt;/p&gt;&#10;&#10;&lt;p&gt;Jesteśmy jednostką szkoleniową, wpisaną do Krajowego Rejestru Instytucji Szkoleniowych pod numerem 2.18/00091/2015.&lt;/p&gt;&#10;&#10;&lt;p&gt;Kurs przygotowany we współpracy z ekspertami z serwisu &lt;strong&gt;kadrywpraktyce.pl&lt;/strong&gt;&lt;/p&gt;">
            <text:p>&lt;p&gt;Szczegółowe informacje na temat kursu na stronie:&lt;/p&gt;

&lt;p&gt; http://spdszkolenia.pl/course/w-przygotowaniu-zakladowy-fundusz-swiadczen-socjalnych/&lt;/p&gt;

&lt;p&gt; &lt;/p&gt;

&lt;p&gt;PLAN KURSU:&lt;/p&gt;

&lt;p&gt;&lt;strong&gt;Wprowadzenie&lt;/strong&gt;&lt;/p&gt;

&lt;p&gt;Formy, w jakich pracodawca prowadzi działalność socjalną&lt;/p&gt;

&lt;p&gt;Podstawowe terminy i zagadnienia&lt;/p&gt;

&lt;p&gt;Obowiązek tworzenia funduszu socjalnego&lt;/p&gt;

&lt;p&gt;Zwolnienie z obowiązku tworzenia funduszu&lt;/p&gt;

&lt;p&gt; &lt;/p&gt;

&lt;p&gt;&lt;strong&gt;Działalność socjalna pracodawcy&lt;/strong&gt;&lt;/p&gt;

&lt;p&gt;Odrębny rachunek bankowy Funduszu&lt;/p&gt;

&lt;p&gt;Wysokość i terminy odpisów na Fundusz&lt;/p&gt;

&lt;p&gt;Ustalanie stanu zatrudnienia na potrzeby Funduszu&lt;/p&gt;

&lt;p&gt;Ustalanie stanu zatrudnienia na potrzeby Funduszu&lt;/p&gt;

&lt;p&gt;Regulamin Funduszu&lt;/p&gt;

&lt;p&gt;Komisje Socjalne w zakładach pracy i realizacja zadań Funduszu&lt;/p&gt;

&lt;p&gt;Fundusz a przejście zakładu pracy na nowego pracodawcę&lt;/p&gt;

&lt;p&gt;Obowiązek wypłaty świadczeń urlopowych&lt;/p&gt;

&lt;p&gt;Wysokość świadczenia urlopowego&lt;/p&gt;

&lt;p&gt;Odpowiedzialność za naruszenie przepisów ustawy&lt;/p&gt;

&lt;p&gt; &lt;/p&gt;

&lt;p&gt;&lt;strong&gt;Nauczyciele i pracownicy uczelni publicznych&lt;/strong&gt;&lt;/p&gt;

&lt;p&gt;Fundusz a Karta Nauczyciela i Fundusz dla pracowników uczelni publicznych&lt;/p&gt;

&lt;p&gt;Świadczenia urlopowe dla nauczycieli&lt;/p&gt;

&lt;p&gt; &lt;/p&gt;

&lt;ul&gt;&lt;li&gt;&lt;strong&gt;W kursie uczestniczysz, kiedy masz czas&lt;/strong&gt;&lt;/li&gt;
	&lt;li&gt;&lt;strong&gt;Sam decydujesz o tym, kiedy się uczysz i kiedy ukończysz kurs&lt;/strong&gt;&lt;/li&gt;
	&lt;li&gt;&lt;strong&gt;Dostęp do kursu otrzymujesz na 60 dni, ale możesz skończyć go dużo szybciej – wszystko zależy od chęci i zaangażowania&lt;/strong&gt;&lt;/li&gt;
	&lt;li&gt;&lt;strong&gt;Orientacyjny czas trwania kursu to 18 godzin, ale realny czas jego ukończenia zależy tylko od Uczestnika.&lt;/strong&gt;&lt;/li&gt;
&lt;/ul&gt;&lt;p&gt;Nie masz czasu na dojazdy? Wolisz samodzielną i efektywną naukę przez internet z ciągłym wsparciem Trenera? Skorzystaj z naszego kursu online. To proste – zakładasz konto, logujesz się kiedy chcesz i gdzie chcesz, przerabiając po kolei poszczególne lekcje i testy. Pamiętaj, na każdym etapie nauki możesz korzystać z pomocy Trenera – autora kursu. Możesz liczyć na odpowiedź na każde pytanie, nie tylko w zakresie kursu, ale na wszelką merytoryczną pomoc.&lt;/p&gt;

&lt;p&gt;Jesteśmy jednostką szkoleniową, wpisaną do Krajowego Rejestru Instytucji Szkoleniowych pod numerem 2.18/00091/2015.&lt;/p&gt;

&lt;p&gt;Kurs przygotowany we współpracy z ekspertami z serwisu &lt;strong&gt;kadrywpraktyce.pl&lt;/strong&gt;&lt;/p&gt;</text:p>
          </table:table-cell>
          <table:table-cell office:value-type="string" office:string-value="&lt;p&gt;Kurs „Zakładowy Fundusz Świadczeń Socjalnych w praktyce” dedykowany jest wszystkim osobom, zajmującym się kwestią działalności socjalnej pracodawcy, administrowaniem Funduszem socjalnym czy wypłatą świadczeń urlopowych.&lt;/p&gt;">
            <text:p>&lt;p&gt;Kurs „Zakładowy Fundusz Świadczeń Socjalnych w praktyce” dedykowany jest wszystkim osobom, zajmującym się kwestią działalności socjalnej pracodawcy, administrowaniem Funduszem socjalnym czy wypłatą świadczeń urlopowych.&lt;/p&gt;</text:p>
          </table:table-cell>
          <table:table-cell office:value-type="string" office:string-value="">
            <text:p/>
          </table:table-cell>
          <table:table-cell office:value-type="string" office:string-value="">
            <text:p/>
          </table:table-cell>
          <table:table-cell office:value-type="string" office:string-value="&lt;p&gt;Dostęp do kursu 24/7 - Kursant otrzymuje swoje unikalne konto, po zalogownaiu się ma dostęp do kursu i sam narzuca sobie tempo pracy. W czasie kursu pełne wsparcie techniczne Trenera - kontakt mailowy, telefoniczny lub LiveChat w czasie rzeczywistym. Doradztwo prawne i wsparcie w trakcie kursu i po jego ukończeniu. Pomoc we wdrożeniu się do pracy na stanowisku kadrowej.&lt;/p&gt;&#10;&#10;&lt;p&gt;Drukowane certyfikaty i wszekie materiały w cenie kursu. W cenie kursu również pomoc prawna i doradztwo.&lt;/p&gt;&#10;TAK&#10;&lt;p&gt;Skrypt kursowy, zawierający wszystkie lekcje&lt;/p&gt;">
            <text:p>&lt;p&gt;Dostęp do kursu 24/7 - Kursant otrzymuje swoje unikalne konto, po zalogownaiu się ma dostęp do kursu i sam narzuca sobie tempo pracy. W czasie kursu pełne wsparcie techniczne Trenera - kontakt mailowy, telefoniczny lub LiveChat w czasie rzeczywistym. Doradztwo prawne i wsparcie w trakcie kursu i po jego ukończeniu. Pomoc we wdrożeniu się do pracy na stanowisku kadrowej.&lt;/p&gt;

&lt;p&gt;Drukowane certyfikaty i wszekie materiały w cenie kursu. W cenie kursu również pomoc prawna i doradztwo.&lt;/p&gt;
TAK
&lt;p&gt;Skrypt kursowy, zawierający wszystkie lekcje&lt;/p&gt;</text:p>
          </table:table-cell>
          <table:table-cell office:value-type="string" office:string-value="">
            <text:p/>
          </table:table-cell>
          <table:table-cell office:value-type="string" office:string-value="">
            <text:p/>
          </table:table-cell>
          <table:table-cell office:value-type="float" office:value="7900.0">
            <text:p>7900.0</text:p>
          </table:table-cell>
          <table:table-cell office:value-type="float" office:value="7900.0">
            <text:p>7900.0</text:p>
          </table:table-cell>
          <table:table-cell office:value-type="float" office:value="7900">
            <text:p>7900</text:p>
          </table:table-cell>
          <table:table-cell office:value-type="float" office:value="7900">
            <text:p>7900</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quot;id&quot;: 6846, &quot;logo&quot;: {&quot;url&quot;: &quot;https://uslugirozwojowe.parp.gov.pl/api/file/preview?token=%242a%2406%24GBxir8DGh6GZkLcIpieoDe&quot;, &quot;nazwa&quot;: &quot;spd-29-08-logo2-460x132.png&quot;, &quot;rozszerzenie&quot;: null}, &quot;nazwa&quot;: &quot;Niepubliczne Centrum Kształcenia Ustawicznego SPD SZKOLENIA&quot;}">
            <text:p>{"id": 6846, "logo": {"url": "https://uslugirozwojowe.parp.gov.pl/api/file/preview?token=%242a%2406%24GBxir8DGh6GZkLcIpieoDe", "nazwa": "spd-29-08-logo2-460x132.png", "rozszerzenie": null}, "nazwa": "Niepubliczne Centrum Kształcenia Ustawicznego SPD SZKOLENIA"}</text:p>
          </table:table-cell>
          <table:table-cell office:value-type="string" office:string-value="{&quot;email&quot;: &quot;kontakt@spdszkolenia.pl&quot;, &quot;telefon&quot;: &quot;+48 509 186 561&quot;, &quot;zdjecie&quot;: null, &quot;imieNazwisko&quot;: &quot;Przemysław Doliński&quot;}">
            <text:p>{"email": "kontakt@spdszkolenia.pl", "telefon": "+48 509 186 561", "zdjecie": null, "imieNazwisko": "Przemysław Doliński"}</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71, &quot;adres&quot;: null, &quot;numer&quot;: &quot;2016/11/02/6846/22671&quot;, &quot;ocena&quot;: {&quot;liczbaOcen&quot;: 0, &quot;sredniaZOcen&quot;: 0.0}, &quot;tytul&quot;: &quot;Kurs kadry,płace \&quot; Zakładowy Fundusz Świadczeń Socjalnych\&quot;,  SPD szkolenie&quot;, &quot;status&quot;: &quot;ZREALIZOWANA&quot;, &quot;efektUslugi&quot;: null, &quot;celBiznesowy&quot;: null, &quot;liczbaGodzin&quot;: 0, &quot;celEdukacyjny&quot;: &quot;Kurs „Zakładowy Fundusz Świadczeń Socjalnych w praktyce” dedykowany jest wszystkim osobom, zajmującym się kwestią działalności socjalnej pracodawcy, administrowaniem Funduszem socjalnym czy wypłatą świadczeń urlopowych.\n\nW trakcie kursu dowiesz się, kto i kiedy ma obowiązek tworzenia Funduszu socjalnego i wypłaty świadczeń urlopowych, jak prawidłowo naliczać odpisy na fundusz i wysokość świadczeń urlopowych, jak przygotować regulamin Funduszu i jak wygląda w praktyce kwestia przyznawania i wypłaty świadczeń ze środków Zakładowego Funduszu Świadczeń Socjalnych.\n\nKurs pozwala na zdobycie umiejętności praktycznych, niezbędnych do zgodnego z ustawą o zakładowym funduszu świadczeń socjalnych administrowania Funduszem i prowadzenia działalności socjalnej.&quot;, &quot;dostawcaUslug&quot;: {&quot;id&quot;: 6846, &quot;logo&quot;: {&quot;url&quot;: &quot;https://uslugirozwojowe.parp.gov.pl/api/file/preview?token=%242a%2406%24GBxir8DGh6GZkLcIpieoDe&quot;, &quot;nazwa&quot;: &quot;spd-29-08-logo2-460x132.png&quot;, &quot;rozszerzenie&quot;: null}, &quot;nazwa&quot;: &quot;Niepubliczne Centrum Kształcenia Ustawicznego SPD SZKOLENIA&quot;}, &quot;grupaDocelowa&quot;: &quot;&lt;p&gt;Kurs „Zakładowy Fundusz Świadczeń Socjalnych w praktyce” dedykowany jest wszystkim osobom, zajmującym się kwestią działalności socjalnej pracodawcy, administrowaniem Funduszem socjalnym czy wypłatą świadczeń urlopowych.&lt;/p&gt;&quot;, &quot;kodyDostepowe&quot;: null, &quot;programUslugi&quot;: &quot;&lt;p&gt;Szczegółowe informacje na temat kursu na stronie:&lt;/p&gt;\n\n&lt;p&gt; http://spdszkolenia.pl/course/w-przygotowaniu-zakladowy-fundusz-swiadczen-socjalnych/&lt;/p&gt;\n\n&lt;p&gt; &lt;/p&gt;\n\n&lt;p&gt;PLAN KURSU:&lt;/p&gt;\n\n&lt;p&gt;&lt;strong&gt;Wprowadzenie&lt;/strong&gt;&lt;/p&gt;\n\n&lt;p&gt;Formy, w jakich pracodawca prowadzi działalność socjalną&lt;/p&gt;\n\n&lt;p&gt;Podstawowe terminy i zagadnienia&lt;/p&gt;\n\n&lt;p&gt;Obowiązek tworzenia funduszu socjalnego&lt;/p&gt;\n\n&lt;p&gt;Zwolnienie z obowiązku tworzenia funduszu&lt;/p&gt;\n\n&lt;p&gt; &lt;/p&gt;\n\n&lt;p&gt;&lt;strong&gt;Działalność socjalna pracodawcy&lt;/strong&gt;&lt;/p&gt;\n\n&lt;p&gt;Odrębny rachunek bankowy Funduszu&lt;/p&gt;\n\n&lt;p&gt;Wysokość i terminy odpisów na Fundusz&lt;/p&gt;\n\n&lt;p&gt;Ustalanie stanu zatrudnienia na potrzeby Funduszu&lt;/p&gt;\n\n&lt;p&gt;Ustalanie stanu zatrudnienia na potrzeby Funduszu&lt;/p&gt;\n\n&lt;p&gt;Regulamin Funduszu&lt;/p&gt;\n\n&lt;p&gt;Komisje Socjalne w zakładach pracy i realizacja zadań Funduszu&lt;/p&gt;\n\n&lt;p&gt;Fundusz a przejście zakładu pracy na nowego pracodawcę&lt;/p&gt;\n\n&lt;p&gt;Obowiązek wypłaty świadczeń urlopowych&lt;/p&gt;\n\n&lt;p&gt;Wysokość świadczenia urlopowego&lt;/p&gt;\n\n&lt;p&gt;Odpowiedzialność za naruszenie przepisów ustawy&lt;/p&gt;\n\n&lt;p&gt; &lt;/p&gt;\n\n&lt;p&gt;&lt;strong&gt;Nauczyciele i pracownicy uczelni publicznych&lt;/strong&gt;&lt;/p&gt;\n\n&lt;p&gt;Fundusz a Karta Nauczyciela i Fundusz dla pracowników uczelni publicznych&lt;/p&gt;\n\n&lt;p&gt;Świadczenia urlopowe dla nauczycieli&lt;/p&gt;\n\n&lt;p&gt; &lt;/p&gt;\n\n&lt;ul&gt;&lt;li&gt;&lt;strong&gt;W kursie uczestniczysz, kiedy masz czas&lt;/strong&gt;&lt;/li&gt;\n\t&lt;li&gt;&lt;strong&gt;Sam decydujesz o tym, kiedy się uczysz i kiedy ukończysz kurs&lt;/strong&gt;&lt;/li&gt;\n\t&lt;li&gt;&lt;strong&gt;Dostęp do kursu otrzymujesz na 60 dni, ale możesz skończyć go dużo szybciej – wszystko zależy od chęci i zaangażowania&lt;/strong&gt;&lt;/li&gt;\n\t&lt;li&gt;&lt;strong&gt;Orientacyjny czas trwania kursu to 18 godzin, ale realny czas jego ukończenia zależy tylko od Uczestnika.&lt;/strong&gt;&lt;/li&gt;\n&lt;/ul&gt;&lt;p&gt;Nie masz czasu na dojazdy? Wolisz samodzielną i efektywną naukę przez internet z ciągłym wsparciem Trenera? Skorzystaj z naszego kursu online. To proste – zakładasz konto, logujesz się kiedy chcesz i gdzie chcesz, przerabiając po kolei poszczególne lekcje i testy. Pamiętaj, na każdym etapie nauki możesz korzystać z pomocy Trenera – autora kursu. Możesz liczyć na odpowiedź na każde pytanie, nie tylko w zakresie kursu, ale na wszelką merytoryczną pomoc.&lt;/p&gt;\n\n&lt;p&gt;Jesteśmy jednostką szkoleniową, wpisaną do Krajowego Rejestru Instytucji Szkoleniowych pod numerem 2.18/00091/2015.&lt;/p&gt;\n\n&lt;p&gt;Kurs przygotowany we współpracy z ekspertami z serwisu &lt;strong&gt;kadrywpraktyce.pl&lt;/strong&gt;&lt;/p&gt;&quot;, &quot;listaProjektow&quot;: [], &quot;idRodzajuUslugi&quot;: 144, &quot;kwalifikacjeKuz&quot;: [], &quot;osobaKontaktowa&quot;: {&quot;email&quot;: &quot;kontakt@spdszkolenia.pl&quot;, &quot;telefon&quot;: &quot;+48 509 186 561&quot;, &quot;zdjecie&quot;: null, &quot;imieNazwisko&quot;: &quot;Przemysław Doliński&quot;}, &quot;zakresUprawnien&quot;: null, &quot;efektyUczeniaSie&quot;: null, &quot;inneKwalifikacje&quot;: [], &quot;cenaNettoZaUsluge&quot;: null, &quot;idKategoriiUslugi&quot;: 469, &quot;idKwalifikacjiKkz&quot;: null, &quot;idKwalifikacjiZrk&quot;: null, &quot;warunkiTechniczne&quot;: null, &quot;cenaBruttoZaUsluge&quot;: null, &quot;cenaNettoZaGodzine&quot;: 7900, &quot;idFormySwiadczenia&quot;: 1, &quot;idPodrodzajuUslugi&quot;: 145, &quot;warunkiLogistyczne&quot;: [], &quot;cenaBruttoZaGodzine&quot;: 7900, &quot;formyDofinansowania&quot;: [], &quot;informacjeDodatkowe&quot;: &quot;&lt;p&gt;Dostęp do kursu 24/7 - Kursant otrzymuje swoje unikalne konto, po zalogownaiu się ma dostęp do kursu i sam narzuca sobie tempo pracy. W czasie kursu pełne wsparcie techniczne Trenera - kontakt mailowy, telefoniczny lub LiveChat w czasie rzeczywistym. Doradztwo prawne i wsparcie w trakcie kursu i po jego ukończeniu. Pomoc we wdrożeniu się do pracy na stanowisku kadrowej.&lt;/p&gt;\n\n&lt;p&gt;Drukowane certyfikaty i wszekie materiały w cenie kursu. W cenie kursu również pomoc prawna i doradztwo.&lt;/p&gt;\nTAK\n&lt;p&gt;Skrypt kursowy, zawierający wszystkie lekcje&lt;/p&gt;&quot;, &quot;kosztWalidacjiNetto&quot;: null, &quot;warunkiUczestnictwa&quot;: null, &quot;idPodkategoriiUslugi&quot;: 471, &quot;kosztWalidacjiBrutto&quot;: null, &quot;cenaNettoZaUczestnika&quot;: 7900, &quot;dataRozpoczeciaUslugi&quot;: &quot;2016-11-07T00:00:00+01:00&quot;, &quot;dataZakonczeniaUslugi&quot;: &quot;2016-11-11T00:00:00+01:00&quot;, &quot;cenaBruttoZaUczestnika&quot;: 7900, &quot;czyUslugaDofinansowana&quot;: false, &quot;materialyDlaUczestnikow&quot;: null, &quot;kosztCertyfikowaniaNetto&quot;: null, &quot;czyCenaDotyczyCalejUslugi&quot;: false, &quot;dataZakonczeniaRekrutacji&quot;: &quot;2016-11-11T00:00:00+01:00&quot;, &quot;kosztCertyfikowaniaBrutto&quot;: null, &quot;minimalnaLiczbaUczestnikow&quot;: 1, &quot;szczegolyMiejscaRealizacji&quot;: null, &quot;maksymalnaLiczbaUczestnikow&quot;: null,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71, "adres": null, "numer": "2016/11/02/6846/22671", "ocena": {"liczbaOcen": 0, "sredniaZOcen": 0.0}, "tytul": "Kurs kadry,płace \" Zakładowy Fundusz Świadczeń Socjalnych\",  SPD szkolenie", "status": "ZREALIZOWANA", "efektUslugi": null, "celBiznesowy": null, "liczbaGodzin": 0, "celEdukacyjny": "Kurs „Zakładowy Fundusz Świadczeń Socjalnych w praktyce” dedykowany jest wszystkim osobom, zajmującym się kwestią działalności socjalnej pracodawcy, administrowaniem Funduszem socjalnym czy wypłatą świadczeń urlopowych.\n\nW trakcie kursu dowiesz się, kto i kiedy ma obowiązek tworzenia Funduszu socjalnego i wypłaty świadczeń urlopowych, jak prawidłowo naliczać odpisy na fundusz i wysokość świadczeń urlopowych, jak przygotować regulamin Funduszu i jak wygląda w praktyce kwestia przyznawania i wypłaty świadczeń ze środków Zakładowego Funduszu Świadczeń Socjalnych.\n\nKurs pozwala na zdobycie umiejętności praktycznych, niezbędnych do zgodnego z ustawą o zakładowym funduszu świadczeń socjalnych administrowania Funduszem i prowadzenia działalności socjalnej.", "dostawcaUslug": {"id": 6846, "logo": {"url": "https://uslugirozwojowe.parp.gov.pl/api/file/preview?token=%242a%2406%24GBxir8DGh6GZkLcIpieoDe", "nazwa": "spd-29-08-logo2-460x132.png", "rozszerzenie": null}, "nazwa": "Niepubliczne Centrum Kształcenia Ustawicznego SPD SZKOLENIA"}, "grupaDocelowa": "&lt;p&gt;Kurs „Zakładowy Fundusz Świadczeń Socjalnych w praktyce” dedykowany jest wszystkim osobom, zajmującym się kwestią działalności socjalnej pracodawcy, administrowaniem Funduszem socjalnym czy wypłatą świadczeń urlopowych.&lt;/p&gt;", "kodyDostepowe": null, "programUslugi": "&lt;p&gt;Szczegółowe informacje na temat kursu na stronie:&lt;/p&gt;\n\n&lt;p&gt; http://spdszkolenia.pl/course/w-przygotowaniu-zakladowy-fundusz-swiadczen-socjalnych/&lt;/p&gt;\n\n&lt;p&gt; &lt;/p&gt;\n\n&lt;p&gt;PLAN KURSU:&lt;/p&gt;\n\n&lt;p&gt;&lt;strong&gt;Wprowadzenie&lt;/strong&gt;&lt;/p&gt;\n\n&lt;p&gt;Formy, w jakich pracodawca prowadzi działalność socjalną&lt;/p&gt;\n\n&lt;p&gt;Podstawowe terminy i zagadnienia&lt;/p&gt;\n\n&lt;p&gt;Obowiązek tworzenia funduszu socjalnego&lt;/p&gt;\n\n&lt;p&gt;Zwolnienie z obowiązku tworzenia funduszu&lt;/p&gt;\n\n&lt;p&gt; &lt;/p&gt;\n\n&lt;p&gt;&lt;strong&gt;Działalność socjalna pracodawcy&lt;/strong&gt;&lt;/p&gt;\n\n&lt;p&gt;Odrębny rachunek bankowy Funduszu&lt;/p&gt;\n\n&lt;p&gt;Wysokość i terminy odpisów na Fundusz&lt;/p&gt;\n\n&lt;p&gt;Ustalanie stanu zatrudnienia na potrzeby Funduszu&lt;/p&gt;\n\n&lt;p&gt;Ustalanie stanu zatrudnienia na potrzeby Funduszu&lt;/p&gt;\n\n&lt;p&gt;Regulamin Funduszu&lt;/p&gt;\n\n&lt;p&gt;Komisje Socjalne w zakładach pracy i realizacja zadań Funduszu&lt;/p&gt;\n\n&lt;p&gt;Fundusz a przejście zakładu pracy na nowego pracodawcę&lt;/p&gt;\n\n&lt;p&gt;Obowiązek wypłaty świadczeń urlopowych&lt;/p&gt;\n\n&lt;p&gt;Wysokość świadczenia urlopowego&lt;/p&gt;\n\n&lt;p&gt;Odpowiedzialność za naruszenie przepisów ustawy&lt;/p&gt;\n\n&lt;p&gt; &lt;/p&gt;\n\n&lt;p&gt;&lt;strong&gt;Nauczyciele i pracownicy uczelni publicznych&lt;/strong&gt;&lt;/p&gt;\n\n&lt;p&gt;Fundusz a Karta Nauczyciela i Fundusz dla pracowników uczelni publicznych&lt;/p&gt;\n\n&lt;p&gt;Świadczenia urlopowe dla nauczycieli&lt;/p&gt;\n\n&lt;p&gt; &lt;/p&gt;\n\n&lt;ul&gt;&lt;li&gt;&lt;strong&gt;W kursie uczestniczysz, kiedy masz czas&lt;/strong&gt;&lt;/li&gt;\n\t&lt;li&gt;&lt;strong&gt;Sam decydujesz o tym, kiedy się uczysz i kiedy ukończysz kurs&lt;/strong&gt;&lt;/li&gt;\n\t&lt;li&gt;&lt;strong&gt;Dostęp do kursu otrzymujesz na 60 dni, ale możesz skończyć go dużo szybciej – wszystko zależy od chęci i zaangażowania&lt;/strong&gt;&lt;/li&gt;\n\t&lt;li&gt;&lt;strong&gt;Orientacyjny czas trwania kursu to 18 godzin, ale realny czas jego ukończenia zależy tylko od Uczestnika.&lt;/strong&gt;&lt;/li&gt;\n&lt;/ul&gt;&lt;p&gt;Nie masz czasu na dojazdy? Wolisz samodzielną i efektywną naukę przez internet z ciągłym wsparciem Trenera? Skorzystaj z naszego kursu online. To proste – zakładasz konto, logujesz się kiedy chcesz i gdzie chcesz, przerabiając po kolei poszczególne lekcje i testy. Pamiętaj, na każdym etapie nauki możesz korzystać z pomocy Trenera – autora kursu. Możesz liczyć na odpowiedź na każde pytanie, nie tylko w zakresie kursu, ale na wszelką merytoryczną pomoc.&lt;/p&gt;\n\n&lt;p&gt;Jesteśmy jednostką szkoleniową, wpisaną do Krajowego Rejestru Instytucji Szkoleniowych pod numerem 2.18/00091/2015.&lt;/p&gt;\n\n&lt;p&gt;Kurs przygotowany we współpracy z ekspertami z serwisu &lt;strong&gt;kadrywpraktyce.pl&lt;/strong&gt;&lt;/p&gt;", "listaProjektow": [], "idRodzajuUslugi": 144, "kwalifikacjeKuz": [], "osobaKontaktowa": {"email": "kontakt@spdszkolenia.pl", "telefon": "+48 509 186 561", "zdjecie": null, "imieNazwisko": "Przemysław Doliński"}, "zakresUprawnien": null, "efektyUczeniaSie": null, "inneKwalifikacje": [], "cenaNettoZaUsluge": null, "idKategoriiUslugi": 469, "idKwalifikacjiKkz": null, "idKwalifikacjiZrk": null, "warunkiTechniczne": null, "cenaBruttoZaUsluge": null, "cenaNettoZaGodzine": 7900, "idFormySwiadczenia": 1, "idPodrodzajuUslugi": 145, "warunkiLogistyczne": [], "cenaBruttoZaGodzine": 7900, "formyDofinansowania": [], "informacjeDodatkowe": "&lt;p&gt;Dostęp do kursu 24/7 - Kursant otrzymuje swoje unikalne konto, po zalogownaiu się ma dostęp do kursu i sam narzuca sobie tempo pracy. W czasie kursu pełne wsparcie techniczne Trenera - kontakt mailowy, telefoniczny lub LiveChat w czasie rzeczywistym. Doradztwo prawne i wsparcie w trakcie kursu i po jego ukończeniu. Pomoc we wdrożeniu się do pracy na stanowisku kadrowej.&lt;/p&gt;\n\n&lt;p&gt;Drukowane certyfikaty i wszekie materiały w cenie kursu. W cenie kursu również pomoc prawna i doradztwo.&lt;/p&gt;\nTAK\n&lt;p&gt;Skrypt kursowy, zawierający wszystkie lekcje&lt;/p&gt;", "kosztWalidacjiNetto": null, "warunkiUczestnictwa": null, "idPodkategoriiUslugi": 471, "kosztWalidacjiBrutto": null, "cenaNettoZaUczestnika": 7900, "dataRozpoczeciaUslugi": "2016-11-07T00:00:00+01:00", "dataZakonczeniaUslugi": "2016-11-11T00:00:00+01:00", "cenaBruttoZaUczestnika": 7900, "czyUslugaDofinansowana": false, "materialyDlaUczestnikow": null, "kosztCertyfikowaniaNetto": null, "czyCenaDotyczyCalejUslugi": false, "dataZakonczeniaRekrutacji": "2016-11-11T00:00:00+01:00", "kosztCertyfikowaniaBrutto": null, "minimalnaLiczbaUczestnikow": 1, "szczegolyMiejscaRealizacji": null, "maksymalnaLiczbaUczestnikow": null,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932738">
            <text:p>2025-12-16 15:54:17.932738</text:p>
          </table:table-cell>
          <table:table-cell office:value-type="string" office:string-value="2025-12-16 15:54:17.932738">
            <text:p>2025-12-16 15:54:17.932738</text:p>
          </table:table-cell>
        </table:table-row>
        <table:table-row>
          <table:table-cell office:value-type="float" office:value="22670">
            <text:p>22670</text:p>
          </table:table-cell>
          <table:table-cell office:value-type="string" office:string-value="2016/11/02/6846/22670">
            <text:p>2016/11/02/6846/22670</text:p>
          </table:table-cell>
          <table:table-cell office:value-type="string" office:string-value="Kurs DOKUMENTACJA KADROWA ,kadry, SPD-szkolenia">
            <text:p>Kurs DOKUMENTACJA KADROWA ,kadry, SPD-szkolenia</text:p>
          </table:table-cell>
          <table:table-cell office:value-type="string" office:string-value="ZREALIZOWANA">
            <text:p>ZREALIZOWANA</text:p>
          </table:table-cell>
          <table:table-cell office:value-type="string" office:string-value="2016-11-07 00:00:00">
            <text:p>2016-11-07 00:00:00</text:p>
          </table:table-cell>
          <table:table-cell office:value-type="string" office:string-value="2016-11-11 00:00:00">
            <text:p>2016-11-11 00:00:00</text:p>
          </table:table-cell>
          <table:table-cell office:value-type="string" office:string-value="2016-11-11 00:00:00">
            <text:p>2016-11-11 00:00:00</text:p>
          </table:table-cell>
          <table:table-cell office:value-type="float" office:value="412">
            <text:p>412</text:p>
          </table:table-cell>
          <table:table-cell office:value-type="float" office:value="419">
            <text:p>419</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Kurs „Dokumentacja kadrowa – szkolenie certyfikowane” dedykowany jest wszystkim osobom, do obowiązków których należy prowadzenie dokumentacji, związanej z zatrudnianiem i zwalnianiem pracowników.&#10;&#10;W trakcie kursu dowiesz się, jak gromadzić niezbędne w stosunku pracy dokumenty i informacje, jak zakładać i prowadzić akta osobowe pracowników oraz z czego się składają, poznasz zasady prowadzenia ewidencji czasu pracy i ewidencji wynagrodzeń, pobierzesz wszelkie niezbędne w codziennej pracy wzory pism, umów, wniosków, oświadczeń, regulaminów itp. Dodatkowo poznasz zasady zgodnego z ustawą o ochronie danych osobowych gromadzenia i przetwarzania danych osobowych pracowników i kandydatów do zatrudnienia&#10;&#10;Kurs pozwala na zdobycie wiedzy i doświadczenia w zakresie zakładania i prowadzenia dokumentacji pracowniczej.">
            <text:p>Kurs „Dokumentacja kadrowa – szkolenie certyfikowane” dedykowany jest wszystkim osobom, do obowiązków których należy prowadzenie dokumentacji, związanej z zatrudnianiem i zwalnianiem pracowników.

W trakcie kursu dowiesz się, jak gromadzić niezbędne w stosunku pracy dokumenty i informacje, jak zakładać i prowadzić akta osobowe pracowników oraz z czego się składają, poznasz zasady prowadzenia ewidencji czasu pracy i ewidencji wynagrodzeń, pobierzesz wszelkie niezbędne w codziennej pracy wzory pism, umów, wniosków, oświadczeń, regulaminów itp. Dodatkowo poznasz zasady zgodnego z ustawą o ochronie danych osobowych gromadzenia i przetwarzania danych osobowych pracowników i kandydatów do zatrudnienia

Kurs pozwala na zdobycie wiedzy i doświadczenia w zakresie zakładania i prowadzenia dokumentacji pracowniczej.</text:p>
          </table:table-cell>
          <table:table-cell office:value-type="string" office:string-value="">
            <text:p/>
          </table:table-cell>
          <table:table-cell office:value-type="string" office:string-value="">
            <text:p/>
          </table:table-cell>
          <table:table-cell office:value-type="string" office:string-value="&lt;p&gt;Szczegółowe informacje na temat kursu na stronie:&lt;/p&gt;&#10;&#10;&lt;p&gt;http://spdszkolenia.pl/course/dokumentacja-kadrowa-szkolenie-certyfikowane/&lt;/p&gt;&#10;&#10;&lt;p&gt;&lt;strong&gt;Plan szkolenia:&lt;/strong&gt;&lt;/p&gt;&#10;&#10;&lt;p&gt;&lt;strong&gt;1.Gromadzenie dokumentacji pracowniczej&lt;/strong&gt;&lt;/p&gt;&#10;&#10;&lt;p&gt;Instrukcja kursowa i wymogi prawne prowadzenia dokumentacji kadrowej&lt;/p&gt;&#10;&#10;&lt;p&gt;Zasady prowadzenia akt osobowych pracownika    &lt;/p&gt;&#10;&#10;&lt;p&gt;Ochrona danych osobowych pracowników i kandydatów do pracy&lt;/p&gt;&#10;&#10;&lt;p&gt;&lt;strong&gt;2. Przed zatrudnieniem - dokumenty gromadzone od kandydatów do pracy&lt;/strong&gt;&lt;/p&gt;&#10;&#10;&lt;p&gt;Jakich informacji i dokumentów może żądać pracodawca od kandydatów do pracy&lt;/p&gt;&#10;&#10;&lt;p&gt;Przedwstępna umowa o pracę&lt;/p&gt;&#10;&#10;&lt;p&gt;Część A akt osobowych w praktyce – podsumowanie&lt;/p&gt;&#10;&#10;&lt;p&gt;&lt;strong&gt;3. Zatrudnienie pracownika - dokumentacja w praktyce&lt;/strong&gt;&lt;/p&gt;&#10;&#10;&lt;p&gt;Umowa o pracę – strona formalna i merytoryczna                  &lt;/p&gt;&#10;&#10;&lt;p&gt;Kwestionariusze i oświadczenia pracownika                           &lt;/p&gt;&#10;&#10;&lt;p&gt;Dokumentowanie badań lekarskich i szkoleń BHP                 &lt;/p&gt;&#10;&#10;&lt;p&gt;Dokumentowanie poprzednich okresów zatrudnienia                           &lt;/p&gt;&#10;&#10;&lt;p&gt;Dokumentowanie wykształcenia i kwalifikacji                        &lt;/p&gt;&#10;&#10;&lt;p&gt;Regulamin pracy i regulamin wynagradzania                           &lt;/p&gt;&#10;&#10;&lt;p&gt;Zakres obowiązków pracownika i powierzenie innej pracy                 &lt;/p&gt;&#10;&#10;&lt;p&gt;Wnioski pracowników                    &lt;/p&gt;&#10;&#10;&lt;p&gt;Nagrody i kary porządkowe                          &lt;/p&gt;&#10;&#10;&lt;p&gt;Ewidencja czasu pracy                    &lt;/p&gt;&#10;&#10;&lt;p&gt;Ewidencja płacowa                          &lt;/p&gt;&#10;&#10;&lt;p&gt;Zmiany warunków umowy o pracę                             &lt;/p&gt;&#10;&#10;&lt;p&gt;Dokumentacja w związku z zakazem konkurencji                   &lt;/p&gt;&#10;&#10;&lt;p&gt;Część B akt osobowych w praktyce&lt;/p&gt;&#10;&#10;&lt;p&gt;&lt;strong&gt;4. Zakończenie stosunku pracy&lt;/strong&gt;&lt;/p&gt;&#10;&#10;&lt;p&gt;Dokumenty kończące stosunek pracy – wypowiedzenia, porozumienia itp.                   &lt;/p&gt;&#10;&#10;&lt;p&gt;Świadectwo pracy – treść i zasady wystawiania                      &lt;/p&gt;&#10;&#10;&lt;p&gt;Część C akt osobowych w praktyce                   &lt;/p&gt;&#10;&#10;&lt;p&gt;&lt;strong&gt;5. Podsumowanie, test końcowy i materiały kursowe do pobrania&lt;/strong&gt;&lt;/p&gt;&#10;&#10;&lt;p&gt; &lt;/p&gt;&#10;&#10;&lt;ul&gt;&lt;li&gt;&lt;strong&gt;W kursie uczestniczysz, kiedy masz czas.&lt;/strong&gt;&lt;/li&gt;&#10; &lt;li&gt;&lt;strong&gt; Sam decydujesz o tym, kiedy się uczysz i kiedy ukończysz kurs.&lt;/strong&gt;&lt;/li&gt;&#10; &lt;li&gt;&lt;strong&gt; Dostęp do kursu otrzymujesz na 60 dni, ale możesz skończyć go dużo szybciej – wszystko zależy od chęci i zaangażowania.&lt;/strong&gt;&lt;/li&gt;&#10; &lt;li&gt;&lt;strong&gt; Orientacyjny czas trwania kursu to 24 godziny, ale realny czas jego ukończenia zależy tylko od Uczestnika.&lt;/strong&gt;&lt;/li&gt;&#10;&lt;/ul&gt;&lt;p&gt;Nie masz czasu na dojazdy? Wolisz samodzielną i efektywną naukę przez internet z ciągłym wsparciem Trenera? Skorzystaj z naszego kursu online. To proste – zakładasz konto, logujesz się kiedy chcesz i gdzie chcesz, przerabiając po kolei poszczególne lekcje i testy. &lt;strong&gt;Pamiętaj, na każdym etapie nauki możesz korzystać z pomocy Trenera – autora kursu. Możesz liczyć na odpowiedź na każde pytanie, nie tylko w zakresie kursu, ale na wszelką merytoryczną pomoc.&lt;/strong&gt;&lt;/p&gt;&#10;&#10;&lt;p&gt;Kurs realizowany przy współpracy z serwisem http://kadrywpraktyce.pl&lt;/p&gt;&#10;&#10;&lt;p&gt;Jesteśmy jednostką szkoleniową, wpisaną do Krajowego Rejestru Instytucji Szkoleniowych pod numerem 2.18/00091/2015.&lt;/p&gt;">
            <text:p>&lt;p&gt;Szczegółowe informacje na temat kursu na stronie:&lt;/p&gt;

&lt;p&gt;http://spdszkolenia.pl/course/dokumentacja-kadrowa-szkolenie-certyfikowane/&lt;/p&gt;

&lt;p&gt;&lt;strong&gt;Plan szkolenia:&lt;/strong&gt;&lt;/p&gt;

&lt;p&gt;&lt;strong&gt;1.Gromadzenie dokumentacji pracowniczej&lt;/strong&gt;&lt;/p&gt;

&lt;p&gt;Instrukcja kursowa i wymogi prawne prowadzenia dokumentacji kadrowej&lt;/p&gt;

&lt;p&gt;Zasady prowadzenia akt osobowych pracownika    &lt;/p&gt;

&lt;p&gt;Ochrona danych osobowych pracowników i kandydatów do pracy&lt;/p&gt;

&lt;p&gt;&lt;strong&gt;2. Przed zatrudnieniem - dokumenty gromadzone od kandydatów do pracy&lt;/strong&gt;&lt;/p&gt;

&lt;p&gt;Jakich informacji i dokumentów może żądać pracodawca od kandydatów do pracy&lt;/p&gt;

&lt;p&gt;Przedwstępna umowa o pracę&lt;/p&gt;

&lt;p&gt;Część A akt osobowych w praktyce – podsumowanie&lt;/p&gt;

&lt;p&gt;&lt;strong&gt;3. Zatrudnienie pracownika - dokumentacja w praktyce&lt;/strong&gt;&lt;/p&gt;

&lt;p&gt;Umowa o pracę – strona formalna i merytoryczna                  &lt;/p&gt;

&lt;p&gt;Kwestionariusze i oświadczenia pracownika                           &lt;/p&gt;

&lt;p&gt;Dokumentowanie badań lekarskich i szkoleń BHP                 &lt;/p&gt;

&lt;p&gt;Dokumentowanie poprzednich okresów zatrudnienia                           &lt;/p&gt;

&lt;p&gt;Dokumentowanie wykształcenia i kwalifikacji                        &lt;/p&gt;

&lt;p&gt;Regulamin pracy i regulamin wynagradzania                           &lt;/p&gt;

&lt;p&gt;Zakres obowiązków pracownika i powierzenie innej pracy                 &lt;/p&gt;

&lt;p&gt;Wnioski pracowników                    &lt;/p&gt;

&lt;p&gt;Nagrody i kary porządkowe                          &lt;/p&gt;

&lt;p&gt;Ewidencja czasu pracy                    &lt;/p&gt;

&lt;p&gt;Ewidencja płacowa                          &lt;/p&gt;

&lt;p&gt;Zmiany warunków umowy o pracę                             &lt;/p&gt;

&lt;p&gt;Dokumentacja w związku z zakazem konkurencji                   &lt;/p&gt;

&lt;p&gt;Część B akt osobowych w praktyce&lt;/p&gt;

&lt;p&gt;&lt;strong&gt;4. Zakończenie stosunku pracy&lt;/strong&gt;&lt;/p&gt;

&lt;p&gt;Dokumenty kończące stosunek pracy – wypowiedzenia, porozumienia itp.                   &lt;/p&gt;

&lt;p&gt;Świadectwo pracy – treść i zasady wystawiania                      &lt;/p&gt;

&lt;p&gt;Część C akt osobowych w praktyce                   &lt;/p&gt;

&lt;p&gt;&lt;strong&gt;5. Podsumowanie, test końcowy i materiały kursowe do pobrania&lt;/strong&gt;&lt;/p&gt;

&lt;p&gt; &lt;/p&gt;

&lt;ul&gt;&lt;li&gt;&lt;strong&gt;W kursie uczestniczysz, kiedy masz czas.&lt;/strong&gt;&lt;/li&gt;
	&lt;li&gt;&lt;strong&gt; Sam decydujesz o tym, kiedy się uczysz i kiedy ukończysz kurs.&lt;/strong&gt;&lt;/li&gt;
	&lt;li&gt;&lt;strong&gt; Dostęp do kursu otrzymujesz na 60 dni, ale możesz skończyć go dużo szybciej – wszystko zależy od chęci i zaangażowania.&lt;/strong&gt;&lt;/li&gt;
	&lt;li&gt;&lt;strong&gt; Orientacyjny czas trwania kursu to 24 godziny, ale realny czas jego ukończenia zależy tylko od Uczestnika.&lt;/strong&gt;&lt;/li&gt;
&lt;/ul&gt;&lt;p&gt;Nie masz czasu na dojazdy? Wolisz samodzielną i efektywną naukę przez internet z ciągłym wsparciem Trenera? Skorzystaj z naszego kursu online. To proste – zakładasz konto, logujesz się kiedy chcesz i gdzie chcesz, przerabiając po kolei poszczególne lekcje i testy. &lt;strong&gt;Pamiętaj, na każdym etapie nauki możesz korzystać z pomocy Trenera – autora kursu. Możesz liczyć na odpowiedź na każde pytanie, nie tylko w zakresie kursu, ale na wszelką merytoryczną pomoc.&lt;/strong&gt;&lt;/p&gt;

&lt;p&gt;Kurs realizowany przy współpracy z serwisem http://kadrywpraktyce.pl&lt;/p&gt;

&lt;p&gt;Jesteśmy jednostką szkoleniową, wpisaną do Krajowego Rejestru Instytucji Szkoleniowych pod numerem 2.18/00091/2015.&lt;/p&gt;</text:p>
          </table:table-cell>
          <table:table-cell office:value-type="string" office:string-value="&lt;p&gt;Kurs „Dokumentacja kadrowa – szkolenie certyfikowane” dedykowany jest wszystkim osobom, do obowiązków których należy prowadzenie dokumentacji, związanej z zatrudnianiem i zwalnianiem pracowników.&lt;/p&gt;">
            <text:p>&lt;p&gt;Kurs „Dokumentacja kadrowa – szkolenie certyfikowane” dedykowany jest wszystkim osobom, do obowiązków których należy prowadzenie dokumentacji, związanej z zatrudnianiem i zwalnianiem pracowników.&lt;/p&gt;</text:p>
          </table:table-cell>
          <table:table-cell office:value-type="string" office:string-value="">
            <text:p/>
          </table:table-cell>
          <table:table-cell office:value-type="string" office:string-value="">
            <text:p/>
          </table:table-cell>
          <table:table-cell office:value-type="string" office:string-value="&lt;p&gt;Dostęp do kursu 24/7 - Kursant otrzymuje swoje unikalne konto, po zalogownaiu się ma dostęp do kursu i sam narzuca sobie tempo pracy. W czasie kursu pełne wsparcie techniczne Trenera - kontakt mailowy, telefoniczny lub LiveChat w czasie rzeczywistym. &lt;/p&gt;&#10;&#10;&lt;p&gt;&lt;strong&gt;Drukowane certyfikaty i wszekie materiały w cenie kursu. &lt;/strong&gt;&lt;/p&gt;&#10;&#10;&lt;p&gt;&lt;strong&gt;W cenie kursu również pomoc prawna i doradztwo.&lt;/strong&gt;&lt;/p&gt;&#10;TAK&#10;&lt;p&gt;Na życzenie kursanta wysyłamy materiały szkoleniowe w wersji PDF&lt;/p&gt;&#10;&#10;&lt;p&gt; &lt;/p&gt;">
            <text:p>&lt;p&gt;Dostęp do kursu 24/7 - Kursant otrzymuje swoje unikalne konto, po zalogownaiu się ma dostęp do kursu i sam narzuca sobie tempo pracy. W czasie kursu pełne wsparcie techniczne Trenera - kontakt mailowy, telefoniczny lub LiveChat w czasie rzeczywistym. &lt;/p&gt;

&lt;p&gt;&lt;strong&gt;Drukowane certyfikaty i wszekie materiały w cenie kursu. &lt;/strong&gt;&lt;/p&gt;

&lt;p&gt;&lt;strong&gt;W cenie kursu również pomoc prawna i doradztwo.&lt;/strong&gt;&lt;/p&gt;
TAK
&lt;p&gt;Na życzenie kursanta wysyłamy materiały szkoleniowe w wersji PDF&lt;/p&gt;

&lt;p&gt; &lt;/p&gt;</text:p>
          </table:table-cell>
          <table:table-cell office:value-type="string" office:string-value="">
            <text:p/>
          </table:table-cell>
          <table:table-cell office:value-type="string" office:string-value="">
            <text:p/>
          </table:table-cell>
          <table:table-cell office:value-type="float" office:value="9900.0">
            <text:p>9900.0</text:p>
          </table:table-cell>
          <table:table-cell office:value-type="float" office:value="9900.0">
            <text:p>9900.0</text:p>
          </table:table-cell>
          <table:table-cell office:value-type="float" office:value="2975">
            <text:p>2975</text:p>
          </table:table-cell>
          <table:table-cell office:value-type="float" office:value="2975">
            <text:p>2975</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quot;id&quot;: 6846, &quot;logo&quot;: {&quot;url&quot;: &quot;https://uslugirozwojowe.parp.gov.pl/api/file/preview?token=%242a%2406%24GBxir8DGh6GZkLcIpieoDe&quot;, &quot;nazwa&quot;: &quot;spd-29-08-logo2-460x132.png&quot;, &quot;rozszerzenie&quot;: null}, &quot;nazwa&quot;: &quot;Niepubliczne Centrum Kształcenia Ustawicznego SPD SZKOLENIA&quot;}">
            <text:p>{"id": 6846, "logo": {"url": "https://uslugirozwojowe.parp.gov.pl/api/file/preview?token=%242a%2406%24GBxir8DGh6GZkLcIpieoDe", "nazwa": "spd-29-08-logo2-460x132.png", "rozszerzenie": null}, "nazwa": "Niepubliczne Centrum Kształcenia Ustawicznego SPD SZKOLENIA"}</text:p>
          </table:table-cell>
          <table:table-cell office:value-type="string" office:string-value="{&quot;email&quot;: &quot;kontakt@spdszkolenia.pl&quot;, &quot;telefon&quot;: &quot; 509 186 561&quot;, &quot;zdjecie&quot;: null, &quot;imieNazwisko&quot;: &quot;Przemysław Doliński&quot;}">
            <text:p>{"email": "kontakt@spdszkolenia.pl", "telefon": " 509 186 561", "zdjecie": null, "imieNazwisko": "Przemysław Doliński"}</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70, &quot;adres&quot;: null, &quot;numer&quot;: &quot;2016/11/02/6846/22670&quot;, &quot;ocena&quot;: {&quot;liczbaOcen&quot;: 0, &quot;sredniaZOcen&quot;: 0.0}, &quot;tytul&quot;: &quot;Kurs DOKUMENTACJA KADROWA ,kadry, SPD-szkolenia&quot;, &quot;status&quot;: &quot;ZREALIZOWANA&quot;, &quot;efektUslugi&quot;: null, &quot;celBiznesowy&quot;: null, &quot;liczbaGodzin&quot;: 0, &quot;celEdukacyjny&quot;: &quot;Kurs „Dokumentacja kadrowa – szkolenie certyfikowane” dedykowany jest wszystkim osobom, do obowiązków których należy prowadzenie dokumentacji, związanej z zatrudnianiem i zwalnianiem pracowników.\n\nW trakcie kursu dowiesz się, jak gromadzić niezbędne w stosunku pracy dokumenty i informacje, jak zakładać i prowadzić akta osobowe pracowników oraz z czego się składają, poznasz zasady prowadzenia ewidencji czasu pracy i ewidencji wynagrodzeń, pobierzesz wszelkie niezbędne w codziennej pracy wzory pism, umów, wniosków, oświadczeń, regulaminów itp. Dodatkowo poznasz zasady zgodnego z ustawą o ochronie danych osobowych gromadzenia i przetwarzania danych osobowych pracowników i kandydatów do zatrudnienia\n\nKurs pozwala na zdobycie wiedzy i doświadczenia w zakresie zakładania i prowadzenia dokumentacji pracowniczej.&quot;, &quot;dostawcaUslug&quot;: {&quot;id&quot;: 6846, &quot;logo&quot;: {&quot;url&quot;: &quot;https://uslugirozwojowe.parp.gov.pl/api/file/preview?token=%242a%2406%24GBxir8DGh6GZkLcIpieoDe&quot;, &quot;nazwa&quot;: &quot;spd-29-08-logo2-460x132.png&quot;, &quot;rozszerzenie&quot;: null}, &quot;nazwa&quot;: &quot;Niepubliczne Centrum Kształcenia Ustawicznego SPD SZKOLENIA&quot;}, &quot;grupaDocelowa&quot;: &quot;&lt;p&gt;Kurs „Dokumentacja kadrowa – szkolenie certyfikowane” dedykowany jest wszystkim osobom, do obowiązków których należy prowadzenie dokumentacji, związanej z zatrudnianiem i zwalnianiem pracowników.&lt;/p&gt;&quot;, &quot;kodyDostepowe&quot;: null, &quot;programUslugi&quot;: &quot;&lt;p&gt;Szczegółowe informacje na temat kursu na stronie:&lt;/p&gt;\n\n&lt;p&gt;http://spdszkolenia.pl/course/dokumentacja-kadrowa-szkolenie-certyfikowane/&lt;/p&gt;\n\n&lt;p&gt;&lt;strong&gt;Plan szkolenia:&lt;/strong&gt;&lt;/p&gt;\n\n&lt;p&gt;&lt;strong&gt;1.Gromadzenie dokumentacji pracowniczej&lt;/strong&gt;&lt;/p&gt;\n\n&lt;p&gt;Instrukcja kursowa i wymogi prawne prowadzenia dokumentacji kadrowej&lt;/p&gt;\n\n&lt;p&gt;Zasady prowadzenia akt osobowych pracownika    &lt;/p&gt;\n\n&lt;p&gt;Ochrona danych osobowych pracowników i kandydatów do pracy&lt;/p&gt;\n\n&lt;p&gt;&lt;strong&gt;2. Przed zatrudnieniem - dokumenty gromadzone od kandydatów do pracy&lt;/strong&gt;&lt;/p&gt;\n\n&lt;p&gt;Jakich informacji i dokumentów może żądać pracodawca od kandydatów do pracy&lt;/p&gt;\n\n&lt;p&gt;Przedwstępna umowa o pracę&lt;/p&gt;\n\n&lt;p&gt;Część A akt osobowych w praktyce – podsumowanie&lt;/p&gt;\n\n&lt;p&gt;&lt;strong&gt;3. Zatrudnienie pracownika - dokumentacja w praktyce&lt;/strong&gt;&lt;/p&gt;\n\n&lt;p&gt;Umowa o pracę – strona formalna i merytoryczna                  &lt;/p&gt;\n\n&lt;p&gt;Kwestionariusze i oświadczenia pracownika                           &lt;/p&gt;\n\n&lt;p&gt;Dokumentowanie badań lekarskich i szkoleń BHP                 &lt;/p&gt;\n\n&lt;p&gt;Dokumentowanie poprzednich okresów zatrudnienia                           &lt;/p&gt;\n\n&lt;p&gt;Dokumentowanie wykształcenia i kwalifikacji                        &lt;/p&gt;\n\n&lt;p&gt;Regulamin pracy i regulamin wynagradzania                           &lt;/p&gt;\n\n&lt;p&gt;Zakres obowiązków pracownika i powierzenie innej pracy                 &lt;/p&gt;\n\n&lt;p&gt;Wnioski pracowników                    &lt;/p&gt;\n\n&lt;p&gt;Nagrody i kary porządkowe                          &lt;/p&gt;\n\n&lt;p&gt;Ewidencja czasu pracy                    &lt;/p&gt;\n\n&lt;p&gt;Ewidencja płacowa                          &lt;/p&gt;\n\n&lt;p&gt;Zmiany warunków umowy o pracę                             &lt;/p&gt;\n\n&lt;p&gt;Dokumentacja w związku z zakazem konkurencji                   &lt;/p&gt;\n\n&lt;p&gt;Część B akt osobowych w praktyce&lt;/p&gt;\n\n&lt;p&gt;&lt;strong&gt;4. Zakończenie stosunku pracy&lt;/strong&gt;&lt;/p&gt;\n\n&lt;p&gt;Dokumenty kończące stosunek pracy – wypowiedzenia, porozumienia itp.                   &lt;/p&gt;\n\n&lt;p&gt;Świadectwo pracy – treść i zasady wystawiania                      &lt;/p&gt;\n\n&lt;p&gt;Część C akt osobowych w praktyce                   &lt;/p&gt;\n\n&lt;p&gt;&lt;strong&gt;5. Podsumowanie, test końcowy i materiały kursowe do pobrania&lt;/strong&gt;&lt;/p&gt;\n\n&lt;p&gt; &lt;/p&gt;\n\n&lt;ul&gt;&lt;li&gt;&lt;strong&gt;W kursie uczestniczysz, kiedy masz czas.&lt;/strong&gt;&lt;/li&gt;\n\t&lt;li&gt;&lt;strong&gt; Sam decydujesz o tym, kiedy się uczysz i kiedy ukończysz kurs.&lt;/strong&gt;&lt;/li&gt;\n\t&lt;li&gt;&lt;strong&gt; Dostęp do kursu otrzymujesz na 60 dni, ale możesz skończyć go dużo szybciej – wszystko zależy od chęci i zaangażowania.&lt;/strong&gt;&lt;/li&gt;\n\t&lt;li&gt;&lt;strong&gt; Orientacyjny czas trwania kursu to 24 godziny, ale realny czas jego ukończenia zależy tylko od Uczestnika.&lt;/strong&gt;&lt;/li&gt;\n&lt;/ul&gt;&lt;p&gt;Nie masz czasu na dojazdy? Wolisz samodzielną i efektywną naukę przez internet z ciągłym wsparciem Trenera? Skorzystaj z naszego kursu online. To proste – zakładasz konto, logujesz się kiedy chcesz i gdzie chcesz, przerabiając po kolei poszczególne lekcje i testy. &lt;strong&gt;Pamiętaj, na każdym etapie nauki możesz korzystać z pomocy Trenera – autora kursu. Możesz liczyć na odpowiedź na każde pytanie, nie tylko w zakresie kursu, ale na wszelką merytoryczną pomoc.&lt;/strong&gt;&lt;/p&gt;\n\n&lt;p&gt;Kurs realizowany przy współpracy z serwisem http://kadrywpraktyce.pl&lt;/p&gt;\n\n&lt;p&gt;Jesteśmy jednostką szkoleniową, wpisaną do Krajowego Rejestru Instytucji Szkoleniowych pod numerem 2.18/00091/2015.&lt;/p&gt;&quot;, &quot;listaProjektow&quot;: [], &quot;idRodzajuUslugi&quot;: 144, &quot;kwalifikacjeKuz&quot;: [], &quot;osobaKontaktowa&quot;: {&quot;email&quot;: &quot;kontakt@spdszkolenia.pl&quot;, &quot;telefon&quot;: &quot; 509 186 561&quot;, &quot;zdjecie&quot;: null, &quot;imieNazwisko&quot;: &quot;Przemysław Doliński&quot;}, &quot;zakresUprawnien&quot;: null, &quot;efektyUczeniaSie&quot;: null, &quot;inneKwalifikacje&quot;: [], &quot;cenaNettoZaUsluge&quot;: null, &quot;idKategoriiUslugi&quot;: 412, &quot;idKwalifikacjiKkz&quot;: null, &quot;idKwalifikacjiZrk&quot;: null, &quot;warunkiTechniczne&quot;: null, &quot;cenaBruttoZaUsluge&quot;: null, &quot;cenaNettoZaGodzine&quot;: 2975, &quot;idFormySwiadczenia&quot;: 1, &quot;idPodrodzajuUslugi&quot;: 145, &quot;warunkiLogistyczne&quot;: [], &quot;cenaBruttoZaGodzine&quot;: 2975, &quot;formyDofinansowania&quot;: [], &quot;informacjeDodatkowe&quot;: &quot;&lt;p&gt;Dostęp do kursu 24/7 - Kursant otrzymuje swoje unikalne konto, po zalogownaiu się ma dostęp do kursu i sam narzuca sobie tempo pracy. W czasie kursu pełne wsparcie techniczne Trenera - kontakt mailowy, telefoniczny lub LiveChat w czasie rzeczywistym. &lt;/p&gt;\n\n&lt;p&gt;&lt;strong&gt;Drukowane certyfikaty i wszekie materiały w cenie kursu. &lt;/strong&gt;&lt;/p&gt;\n\n&lt;p&gt;&lt;strong&gt;W cenie kursu również pomoc prawna i doradztwo.&lt;/strong&gt;&lt;/p&gt;\nTAK\n&lt;p&gt;Na życzenie kursanta wysyłamy materiały szkoleniowe w wersji PDF&lt;/p&gt;\n\n&lt;p&gt; &lt;/p&gt;&quot;, &quot;kosztWalidacjiNetto&quot;: null, &quot;warunkiUczestnictwa&quot;: null, &quot;idPodkategoriiUslugi&quot;: 419, &quot;kosztWalidacjiBrutto&quot;: null, &quot;cenaNettoZaUczestnika&quot;: 9900, &quot;dataRozpoczeciaUslugi&quot;: &quot;2016-11-07T00:00:00+01:00&quot;, &quot;dataZakonczeniaUslugi&quot;: &quot;2016-11-11T00:00:00+01:00&quot;, &quot;cenaBruttoZaUczestnika&quot;: 9900, &quot;czyUslugaDofinansowana&quot;: false, &quot;materialyDlaUczestnikow&quot;: null, &quot;kosztCertyfikowaniaNetto&quot;: null, &quot;czyCenaDotyczyCalejUslugi&quot;: false, &quot;dataZakonczeniaRekrutacji&quot;: &quot;2016-11-11T00:00:00+01:00&quot;, &quot;kosztCertyfikowaniaBrutto&quot;: null, &quot;minimalnaLiczbaUczestnikow&quot;: 1, &quot;szczegolyMiejscaRealizacji&quot;: null, &quot;maksymalnaLiczbaUczestnikow&quot;: null,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70, "adres": null, "numer": "2016/11/02/6846/22670", "ocena": {"liczbaOcen": 0, "sredniaZOcen": 0.0}, "tytul": "Kurs DOKUMENTACJA KADROWA ,kadry, SPD-szkolenia", "status": "ZREALIZOWANA", "efektUslugi": null, "celBiznesowy": null, "liczbaGodzin": 0, "celEdukacyjny": "Kurs „Dokumentacja kadrowa – szkolenie certyfikowane” dedykowany jest wszystkim osobom, do obowiązków których należy prowadzenie dokumentacji, związanej z zatrudnianiem i zwalnianiem pracowników.\n\nW trakcie kursu dowiesz się, jak gromadzić niezbędne w stosunku pracy dokumenty i informacje, jak zakładać i prowadzić akta osobowe pracowników oraz z czego się składają, poznasz zasady prowadzenia ewidencji czasu pracy i ewidencji wynagrodzeń, pobierzesz wszelkie niezbędne w codziennej pracy wzory pism, umów, wniosków, oświadczeń, regulaminów itp. Dodatkowo poznasz zasady zgodnego z ustawą o ochronie danych osobowych gromadzenia i przetwarzania danych osobowych pracowników i kandydatów do zatrudnienia\n\nKurs pozwala na zdobycie wiedzy i doświadczenia w zakresie zakładania i prowadzenia dokumentacji pracowniczej.", "dostawcaUslug": {"id": 6846, "logo": {"url": "https://uslugirozwojowe.parp.gov.pl/api/file/preview?token=%242a%2406%24GBxir8DGh6GZkLcIpieoDe", "nazwa": "spd-29-08-logo2-460x132.png", "rozszerzenie": null}, "nazwa": "Niepubliczne Centrum Kształcenia Ustawicznego SPD SZKOLENIA"}, "grupaDocelowa": "&lt;p&gt;Kurs „Dokumentacja kadrowa – szkolenie certyfikowane” dedykowany jest wszystkim osobom, do obowiązków których należy prowadzenie dokumentacji, związanej z zatrudnianiem i zwalnianiem pracowników.&lt;/p&gt;", "kodyDostepowe": null, "programUslugi": "&lt;p&gt;Szczegółowe informacje na temat kursu na stronie:&lt;/p&gt;\n\n&lt;p&gt;http://spdszkolenia.pl/course/dokumentacja-kadrowa-szkolenie-certyfikowane/&lt;/p&gt;\n\n&lt;p&gt;&lt;strong&gt;Plan szkolenia:&lt;/strong&gt;&lt;/p&gt;\n\n&lt;p&gt;&lt;strong&gt;1.Gromadzenie dokumentacji pracowniczej&lt;/strong&gt;&lt;/p&gt;\n\n&lt;p&gt;Instrukcja kursowa i wymogi prawne prowadzenia dokumentacji kadrowej&lt;/p&gt;\n\n&lt;p&gt;Zasady prowadzenia akt osobowych pracownika    &lt;/p&gt;\n\n&lt;p&gt;Ochrona danych osobowych pracowników i kandydatów do pracy&lt;/p&gt;\n\n&lt;p&gt;&lt;strong&gt;2. Przed zatrudnieniem - dokumenty gromadzone od kandydatów do pracy&lt;/strong&gt;&lt;/p&gt;\n\n&lt;p&gt;Jakich informacji i dokumentów może żądać pracodawca od kandydatów do pracy&lt;/p&gt;\n\n&lt;p&gt;Przedwstępna umowa o pracę&lt;/p&gt;\n\n&lt;p&gt;Część A akt osobowych w praktyce – podsumowanie&lt;/p&gt;\n\n&lt;p&gt;&lt;strong&gt;3. Zatrudnienie pracownika - dokumentacja w praktyce&lt;/strong&gt;&lt;/p&gt;\n\n&lt;p&gt;Umowa o pracę – strona formalna i merytoryczna                  &lt;/p&gt;\n\n&lt;p&gt;Kwestionariusze i oświadczenia pracownika                           &lt;/p&gt;\n\n&lt;p&gt;Dokumentowanie badań lekarskich i szkoleń BHP                 &lt;/p&gt;\n\n&lt;p&gt;Dokumentowanie poprzednich okresów zatrudnienia                           &lt;/p&gt;\n\n&lt;p&gt;Dokumentowanie wykształcenia i kwalifikacji                        &lt;/p&gt;\n\n&lt;p&gt;Regulamin pracy i regulamin wynagradzania                           &lt;/p&gt;\n\n&lt;p&gt;Zakres obowiązków pracownika i powierzenie innej pracy                 &lt;/p&gt;\n\n&lt;p&gt;Wnioski pracowników                    &lt;/p&gt;\n\n&lt;p&gt;Nagrody i kary porządkowe                          &lt;/p&gt;\n\n&lt;p&gt;Ewidencja czasu pracy                    &lt;/p&gt;\n\n&lt;p&gt;Ewidencja płacowa                          &lt;/p&gt;\n\n&lt;p&gt;Zmiany warunków umowy o pracę                             &lt;/p&gt;\n\n&lt;p&gt;Dokumentacja w związku z zakazem konkurencji                   &lt;/p&gt;\n\n&lt;p&gt;Część B akt osobowych w praktyce&lt;/p&gt;\n\n&lt;p&gt;&lt;strong&gt;4. Zakończenie stosunku pracy&lt;/strong&gt;&lt;/p&gt;\n\n&lt;p&gt;Dokumenty kończące stosunek pracy – wypowiedzenia, porozumienia itp.                   &lt;/p&gt;\n\n&lt;p&gt;Świadectwo pracy – treść i zasady wystawiania                      &lt;/p&gt;\n\n&lt;p&gt;Część C akt osobowych w praktyce                   &lt;/p&gt;\n\n&lt;p&gt;&lt;strong&gt;5. Podsumowanie, test końcowy i materiały kursowe do pobrania&lt;/strong&gt;&lt;/p&gt;\n\n&lt;p&gt; &lt;/p&gt;\n\n&lt;ul&gt;&lt;li&gt;&lt;strong&gt;W kursie uczestniczysz, kiedy masz czas.&lt;/strong&gt;&lt;/li&gt;\n\t&lt;li&gt;&lt;strong&gt; Sam decydujesz o tym, kiedy się uczysz i kiedy ukończysz kurs.&lt;/strong&gt;&lt;/li&gt;\n\t&lt;li&gt;&lt;strong&gt; Dostęp do kursu otrzymujesz na 60 dni, ale możesz skończyć go dużo szybciej – wszystko zależy od chęci i zaangażowania.&lt;/strong&gt;&lt;/li&gt;\n\t&lt;li&gt;&lt;strong&gt; Orientacyjny czas trwania kursu to 24 godziny, ale realny czas jego ukończenia zależy tylko od Uczestnika.&lt;/strong&gt;&lt;/li&gt;\n&lt;/ul&gt;&lt;p&gt;Nie masz czasu na dojazdy? Wolisz samodzielną i efektywną naukę przez internet z ciągłym wsparciem Trenera? Skorzystaj z naszego kursu online. To proste – zakładasz konto, logujesz się kiedy chcesz i gdzie chcesz, przerabiając po kolei poszczególne lekcje i testy. &lt;strong&gt;Pamiętaj, na każdym etapie nauki możesz korzystać z pomocy Trenera – autora kursu. Możesz liczyć na odpowiedź na każde pytanie, nie tylko w zakresie kursu, ale na wszelką merytoryczną pomoc.&lt;/strong&gt;&lt;/p&gt;\n\n&lt;p&gt;Kurs realizowany przy współpracy z serwisem http://kadrywpraktyce.pl&lt;/p&gt;\n\n&lt;p&gt;Jesteśmy jednostką szkoleniową, wpisaną do Krajowego Rejestru Instytucji Szkoleniowych pod numerem 2.18/00091/2015.&lt;/p&gt;", "listaProjektow": [], "idRodzajuUslugi": 144, "kwalifikacjeKuz": [], "osobaKontaktowa": {"email": "kontakt@spdszkolenia.pl", "telefon": " 509 186 561", "zdjecie": null, "imieNazwisko": "Przemysław Doliński"}, "zakresUprawnien": null, "efektyUczeniaSie": null, "inneKwalifikacje": [], "cenaNettoZaUsluge": null, "idKategoriiUslugi": 412, "idKwalifikacjiKkz": null, "idKwalifikacjiZrk": null, "warunkiTechniczne": null, "cenaBruttoZaUsluge": null, "cenaNettoZaGodzine": 2975, "idFormySwiadczenia": 1, "idPodrodzajuUslugi": 145, "warunkiLogistyczne": [], "cenaBruttoZaGodzine": 2975, "formyDofinansowania": [], "informacjeDodatkowe": "&lt;p&gt;Dostęp do kursu 24/7 - Kursant otrzymuje swoje unikalne konto, po zalogownaiu się ma dostęp do kursu i sam narzuca sobie tempo pracy. W czasie kursu pełne wsparcie techniczne Trenera - kontakt mailowy, telefoniczny lub LiveChat w czasie rzeczywistym. &lt;/p&gt;\n\n&lt;p&gt;&lt;strong&gt;Drukowane certyfikaty i wszekie materiały w cenie kursu. &lt;/strong&gt;&lt;/p&gt;\n\n&lt;p&gt;&lt;strong&gt;W cenie kursu również pomoc prawna i doradztwo.&lt;/strong&gt;&lt;/p&gt;\nTAK\n&lt;p&gt;Na życzenie kursanta wysyłamy materiały szkoleniowe w wersji PDF&lt;/p&gt;\n\n&lt;p&gt; &lt;/p&gt;", "kosztWalidacjiNetto": null, "warunkiUczestnictwa": null, "idPodkategoriiUslugi": 419, "kosztWalidacjiBrutto": null, "cenaNettoZaUczestnika": 9900, "dataRozpoczeciaUslugi": "2016-11-07T00:00:00+01:00", "dataZakonczeniaUslugi": "2016-11-11T00:00:00+01:00", "cenaBruttoZaUczestnika": 9900, "czyUslugaDofinansowana": false, "materialyDlaUczestnikow": null, "kosztCertyfikowaniaNetto": null, "czyCenaDotyczyCalejUslugi": false, "dataZakonczeniaRekrutacji": "2016-11-11T00:00:00+01:00", "kosztCertyfikowaniaBrutto": null, "minimalnaLiczbaUczestnikow": 1, "szczegolyMiejscaRealizacji": null, "maksymalnaLiczbaUczestnikow": null,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931105">
            <text:p>2025-12-16 15:54:17.931105</text:p>
          </table:table-cell>
          <table:table-cell office:value-type="string" office:string-value="2025-12-16 15:54:17.931105">
            <text:p>2025-12-16 15:54:17.931105</text:p>
          </table:table-cell>
        </table:table-row>
        <table:table-row>
          <table:table-cell office:value-type="float" office:value="22669">
            <text:p>22669</text:p>
          </table:table-cell>
          <table:table-cell office:value-type="string" office:string-value="2016/11/02/6846/22669">
            <text:p>2016/11/02/6846/22669</text:p>
          </table:table-cell>
          <table:table-cell office:value-type="string" office:string-value="Kurs Ochrona danych osobowych w zakładzie pracy , SPD-szkolenia">
            <text:p>Kurs Ochrona danych osobowych w zakładzie pracy , SPD-szkolenia</text:p>
          </table:table-cell>
          <table:table-cell office:value-type="string" office:string-value="ZREALIZOWANA">
            <text:p>ZREALIZOWANA</text:p>
          </table:table-cell>
          <table:table-cell office:value-type="string" office:string-value="2016-11-07 00:00:00">
            <text:p>2016-11-07 00:00:00</text:p>
          </table:table-cell>
          <table:table-cell office:value-type="string" office:string-value="2016-11-11 00:00:00">
            <text:p>2016-11-11 00:00:00</text:p>
          </table:table-cell>
          <table:table-cell office:value-type="string" office:string-value="2016-11-11 00:00:00">
            <text:p>2016-11-11 00:00:00</text:p>
          </table:table-cell>
          <table:table-cell office:value-type="float" office:value="412">
            <text:p>412</text:p>
          </table:table-cell>
          <table:table-cell office:value-type="float" office:value="422">
            <text:p>42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Kurs „Ochrona danych osobowych w zakładzie pracy” dedykowany jest wszystkim osobom, zajmującym się albo planującym zarządzanie danymi osobowymi w firmie albo organizacji.&#10;&#10;W trakcie kursu dowiesz się, jak gromadzić, przetwarzać, udostępniać, archiwizować dane osobowe, rejestrować ich zbiory, udzielać pełnomocnictw, postępować w razie kontroli Generalnego Inspektora Danych Osobowych. Zapoznasz się z ustawową nomenklaturą, poznasz pojęcia z zakresu ochrony danych osobowych, pobierzesz stosowne wzory pism, wniosków i upoważnień, niezbędnych w codziennej pracy.&#10;Kurs pozwala na zdobycie umiejętności niezbędnych do zgodnego z ustawą o ochronie danych osobowych gromadzenia, przetwarzania i usuwania danych osobowych jak również udostępniania ich podmiotom trzecim i odbiorcom danych.">
            <text:p>Kurs „Ochrona danych osobowych w zakładzie pracy” dedykowany jest wszystkim osobom, zajmującym się albo planującym zarządzanie danymi osobowymi w firmie albo organizacji.

W trakcie kursu dowiesz się, jak gromadzić, przetwarzać, udostępniać, archiwizować dane osobowe, rejestrować ich zbiory, udzielać pełnomocnictw, postępować w razie kontroli Generalnego Inspektora Danych Osobowych. Zapoznasz się z ustawową nomenklaturą, poznasz pojęcia z zakresu ochrony danych osobowych, pobierzesz stosowne wzory pism, wniosków i upoważnień, niezbędnych w codziennej pracy.
Kurs pozwala na zdobycie umiejętności niezbędnych do zgodnego z ustawą o ochronie danych osobowych gromadzenia, przetwarzania i usuwania danych osobowych jak również udostępniania ich podmiotom trzecim i odbiorcom danych.</text:p>
          </table:table-cell>
          <table:table-cell office:value-type="string" office:string-value="">
            <text:p/>
          </table:table-cell>
          <table:table-cell office:value-type="string" office:string-value="">
            <text:p/>
          </table:table-cell>
          <table:table-cell office:value-type="string" office:string-value="&lt;p&gt;Szczegółowe informacje na temat kursu na stronie:&lt;/p&gt;&#10;&#10;&lt;p&gt; http://spdszkolenia.pl/course/w-przygotowaniu-ochrona-danych-osobowych-w-zakladzie-pracy/&lt;/p&gt;&#10;&#10;&lt;p&gt; &lt;/p&gt;&#10;&#10;&lt;p&gt;Plan szkolenia:&lt;/p&gt;&#10;&#10;&lt;p&gt;&lt;strong&gt;1 Zagadnienia ogólne:&lt;/strong&gt;&lt;/p&gt;&#10;&#10;&lt;p&gt;Identyfikacja danych osobowych i dane wrażliwe&lt;/p&gt;&#10;&#10;&lt;p&gt;Podleganie przepisom ustawy o ochronie danych osobowych&lt;/p&gt;&#10;&#10;&lt;p&gt;Kto odpowiada za prawidłowe przetwarzanie danych osobowych&lt;/p&gt;&#10;&#10;&lt;p&gt;Zbiory danych osobowych&lt;/p&gt;&#10;&#10;&lt;p&gt;Administrator Danych Osobowych (ADO)&lt;/p&gt;&#10;&#10;&lt;p&gt;Obowiązki informacyjne Administratora Danych Osobowych i zabezpieczenie danych&lt;/p&gt;&#10;&#10;&lt;p&gt;Administrator Bezpieczeństwa Informacji (ABI)&lt;/p&gt;&#10;&#10;&lt;p&gt;Odbiorca danych osobowych&lt;/p&gt;&#10;&#10;&lt;p&gt; &lt;/p&gt;&#10;&#10;&lt;p&gt;&lt;strong&gt;2 Dokumentacja ochrony danych:&lt;/strong&gt;&lt;/p&gt;&#10;&#10;&lt;p&gt;Zakres dokumentacji i polityka bezpieczeństwa&lt;/p&gt;&#10;&#10;&lt;p&gt;Instrukcja zarządzania systemem informatycznym&lt;/p&gt;&#10;&#10;&lt;p&gt;Upoważnienia do przetwarzania danych osobowych oraz ich rejestracja, aktualizacja i wykreślenie zbioru danych osobowych&lt;/p&gt;&#10;&#10;&lt;p&gt; &lt;/p&gt;&#10;&#10;&lt;p&gt;&lt;strong&gt;3 Zasady przetwarzania danych osobowych &lt;/strong&gt;&lt;/p&gt;&#10;&#10;&lt;p&gt;Przetwarzanie danych osobowych&lt;/p&gt;&#10;&#10;&lt;p&gt;Przekazywanie, powierzanie, udostępnianie, usuwanie i archiwizacja danych osobowych&lt;/p&gt;&#10;&#10;&lt;p&gt; &lt;/p&gt;&#10;&#10;&lt;p&gt;&lt;strong&gt;4 Zasady przetwarzania danych osobowych &lt;/strong&gt;&lt;/p&gt;&#10;&#10;&lt;p&gt;Generalny Inspektor Ochrony Danych Osobowych i kontrola danych osobowych&lt;/p&gt;&#10;&#10;&lt;p&gt;Odpowiedzialność karna&lt;/p&gt;&#10;&#10;&lt;p&gt; &lt;/p&gt;&#10;&#10;&lt;ul&gt;&lt;li&gt;&lt;strong&gt;W kursie uczestniczysz, kiedy masz czas.&lt;/strong&gt;&lt;/li&gt;&#10; &lt;li&gt;&lt;strong&gt; Sam decydujesz o tym, kiedy się uczysz i kiedy ukończysz kurs.&lt;/strong&gt;&lt;/li&gt;&#10; &lt;li&gt;&lt;strong&gt; Dostęp do kursu otrzymujesz na 60 dni, ale możesz skończyć go dużo szybciej – wszystko zależy od chęci i zaangażowania.&lt;/strong&gt;&lt;/li&gt;&#10; &lt;li&gt;&lt;strong&gt; Orientacyjny czas trwania kursu to 24 godziny, ale realny czas jego ukończenia zależy tylko od Uczestnika.&lt;/strong&gt;&lt;/li&gt;&#10;&lt;/ul&gt;&lt;p&gt;Nie masz czasu na dojazdy? Wolisz samodzielną i efektywną naukę przez internet z ciągłym wsparciem Trenera? Skorzystaj z naszego kursu online. To proste – zakładasz konto, logujesz się kiedy chcesz i gdzie chcesz, przerabiając po kolei poszczególne lekcje i testy. Pamiętaj, na każdym etapie nauki możesz korzystać z pomocy Trenera – autora kursu. Możesz liczyć na odpowiedź na każde pytanie, nie tylko w zakresie kursu, ale na wszelką merytoryczną pomoc.&lt;/p&gt;&#10;&#10;&lt;p&gt;Kurs realizowany przy współpracy z serwisem http://kadrywpraktyce.pl&lt;/p&gt;&#10;&#10;&lt;p&gt;Jesteśmy jednostką szkoleniową, wpisaną do Krajowego Rejestru Instytucji Szkoleniowych pod numerem 2.18/00091/2015.&lt;/p&gt;">
            <text:p>&lt;p&gt;Szczegółowe informacje na temat kursu na stronie:&lt;/p&gt;

&lt;p&gt; http://spdszkolenia.pl/course/w-przygotowaniu-ochrona-danych-osobowych-w-zakladzie-pracy/&lt;/p&gt;

&lt;p&gt; &lt;/p&gt;

&lt;p&gt;Plan szkolenia:&lt;/p&gt;

&lt;p&gt;&lt;strong&gt;1 Zagadnienia ogólne:&lt;/strong&gt;&lt;/p&gt;

&lt;p&gt;Identyfikacja danych osobowych i dane wrażliwe&lt;/p&gt;

&lt;p&gt;Podleganie przepisom ustawy o ochronie danych osobowych&lt;/p&gt;

&lt;p&gt;Kto odpowiada za prawidłowe przetwarzanie danych osobowych&lt;/p&gt;

&lt;p&gt;Zbiory danych osobowych&lt;/p&gt;

&lt;p&gt;Administrator Danych Osobowych (ADO)&lt;/p&gt;

&lt;p&gt;Obowiązki informacyjne Administratora Danych Osobowych i zabezpieczenie danych&lt;/p&gt;

&lt;p&gt;Administrator Bezpieczeństwa Informacji (ABI)&lt;/p&gt;

&lt;p&gt;Odbiorca danych osobowych&lt;/p&gt;

&lt;p&gt; &lt;/p&gt;

&lt;p&gt;&lt;strong&gt;2 Dokumentacja ochrony danych:&lt;/strong&gt;&lt;/p&gt;

&lt;p&gt;Zakres dokumentacji i polityka bezpieczeństwa&lt;/p&gt;

&lt;p&gt;Instrukcja zarządzania systemem informatycznym&lt;/p&gt;

&lt;p&gt;Upoważnienia do przetwarzania danych osobowych oraz ich rejestracja, aktualizacja i wykreślenie zbioru danych osobowych&lt;/p&gt;

&lt;p&gt; &lt;/p&gt;

&lt;p&gt;&lt;strong&gt;3 Zasady przetwarzania danych osobowych &lt;/strong&gt;&lt;/p&gt;

&lt;p&gt;Przetwarzanie danych osobowych&lt;/p&gt;

&lt;p&gt;Przekazywanie, powierzanie, udostępnianie, usuwanie i archiwizacja danych osobowych&lt;/p&gt;

&lt;p&gt; &lt;/p&gt;

&lt;p&gt;&lt;strong&gt;4 Zasady przetwarzania danych osobowych &lt;/strong&gt;&lt;/p&gt;

&lt;p&gt;Generalny Inspektor Ochrony Danych Osobowych i kontrola danych osobowych&lt;/p&gt;

&lt;p&gt;Odpowiedzialność karna&lt;/p&gt;

&lt;p&gt; &lt;/p&gt;

&lt;ul&gt;&lt;li&gt;&lt;strong&gt;W kursie uczestniczysz, kiedy masz czas.&lt;/strong&gt;&lt;/li&gt;
	&lt;li&gt;&lt;strong&gt; Sam decydujesz o tym, kiedy się uczysz i kiedy ukończysz kurs.&lt;/strong&gt;&lt;/li&gt;
	&lt;li&gt;&lt;strong&gt; Dostęp do kursu otrzymujesz na 60 dni, ale możesz skończyć go dużo szybciej – wszystko zależy od chęci i zaangażowania.&lt;/strong&gt;&lt;/li&gt;
	&lt;li&gt;&lt;strong&gt; Orientacyjny czas trwania kursu to 24 godziny, ale realny czas jego ukończenia zależy tylko od Uczestnika.&lt;/strong&gt;&lt;/li&gt;
&lt;/ul&gt;&lt;p&gt;Nie masz czasu na dojazdy? Wolisz samodzielną i efektywną naukę przez internet z ciągłym wsparciem Trenera? Skorzystaj z naszego kursu online. To proste – zakładasz konto, logujesz się kiedy chcesz i gdzie chcesz, przerabiając po kolei poszczególne lekcje i testy. Pamiętaj, na każdym etapie nauki możesz korzystać z pomocy Trenera – autora kursu. Możesz liczyć na odpowiedź na każde pytanie, nie tylko w zakresie kursu, ale na wszelką merytoryczną pomoc.&lt;/p&gt;

&lt;p&gt;Kurs realizowany przy współpracy z serwisem http://kadrywpraktyce.pl&lt;/p&gt;

&lt;p&gt;Jesteśmy jednostką szkoleniową, wpisaną do Krajowego Rejestru Instytucji Szkoleniowych pod numerem 2.18/00091/2015.&lt;/p&gt;</text:p>
          </table:table-cell>
          <table:table-cell office:value-type="string" office:string-value="&lt;p&gt;Kurs „Ochrona danych osobowych w zakładzie pracy” dedykowany jest wszystkim osobom, zajmującym się albo planującym zarządzanie danymi osobowymi w firmie albo organizacji.&lt;/p&gt;">
            <text:p>&lt;p&gt;Kurs „Ochrona danych osobowych w zakładzie pracy” dedykowany jest wszystkim osobom, zajmującym się albo planującym zarządzanie danymi osobowymi w firmie albo organizacji.&lt;/p&gt;</text:p>
          </table:table-cell>
          <table:table-cell office:value-type="string" office:string-value="">
            <text:p/>
          </table:table-cell>
          <table:table-cell office:value-type="string" office:string-value="">
            <text:p/>
          </table:table-cell>
          <table:table-cell office:value-type="string" office:string-value="&lt;p&gt;Dostęp do kursu 24/7 - Kursant otrzymuje swoje unikalne konto, po zalogownaiu się ma dostęp do kursu i sam narzuca sobie tempo pracy. W czasie kursu pełne wsparcie techniczne Trenera - kontakt mailowy, telefoniczny lub LiveChat w czasie rzeczywistym. &lt;/p&gt;&#10;&#10;&lt;p&gt;&lt;strong&gt;Drukowane certyfikaty i wszekie materiały w cenie kursu. W cenie kursu również pomoc prawna i doradztwo.&lt;/strong&gt;&lt;/p&gt;&#10;&lt;p&gt;Na życzenie kursanta wysyłamy materiały szkoleniowe w wersji PDF&lt;/p&gt;">
            <text:p>&lt;p&gt;Dostęp do kursu 24/7 - Kursant otrzymuje swoje unikalne konto, po zalogownaiu się ma dostęp do kursu i sam narzuca sobie tempo pracy. W czasie kursu pełne wsparcie techniczne Trenera - kontakt mailowy, telefoniczny lub LiveChat w czasie rzeczywistym. &lt;/p&gt;

&lt;p&gt;&lt;strong&gt;Drukowane certyfikaty i wszekie materiały w cenie kursu. W cenie kursu również pomoc prawna i doradztwo.&lt;/strong&gt;&lt;/p&gt;
&lt;p&gt;Na życzenie kursanta wysyłamy materiały szkoleniowe w wersji PDF&lt;/p&gt;</text:p>
          </table:table-cell>
          <table:table-cell office:value-type="string" office:string-value="">
            <text:p/>
          </table:table-cell>
          <table:table-cell office:value-type="string" office:string-value="">
            <text:p/>
          </table:table-cell>
          <table:table-cell office:value-type="float" office:value="11900.0">
            <text:p>11900.0</text:p>
          </table:table-cell>
          <table:table-cell office:value-type="float" office:value="11900.0">
            <text:p>11900.0</text:p>
          </table:table-cell>
          <table:table-cell office:value-type="float" office:value="2975">
            <text:p>2975</text:p>
          </table:table-cell>
          <table:table-cell office:value-type="float" office:value="2975">
            <text:p>2975</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quot;id&quot;: 6846, &quot;logo&quot;: {&quot;url&quot;: &quot;https://uslugirozwojowe.parp.gov.pl/api/file/preview?token=%242a%2406%24GBxir8DGh6GZkLcIpieoDe&quot;, &quot;nazwa&quot;: &quot;spd-29-08-logo2-460x132.png&quot;, &quot;rozszerzenie&quot;: null}, &quot;nazwa&quot;: &quot;Niepubliczne Centrum Kształcenia Ustawicznego SPD SZKOLENIA&quot;}">
            <text:p>{"id": 6846, "logo": {"url": "https://uslugirozwojowe.parp.gov.pl/api/file/preview?token=%242a%2406%24GBxir8DGh6GZkLcIpieoDe", "nazwa": "spd-29-08-logo2-460x132.png", "rozszerzenie": null}, "nazwa": "Niepubliczne Centrum Kształcenia Ustawicznego SPD SZKOLENIA"}</text:p>
          </table:table-cell>
          <table:table-cell office:value-type="string" office:string-value="{&quot;email&quot;: &quot;kontakt@spdszkolenia.pl&quot;, &quot;telefon&quot;: &quot; 509 186 561&quot;, &quot;zdjecie&quot;: null, &quot;imieNazwisko&quot;: &quot;Przemysław Doliński&quot;}">
            <text:p>{"email": "kontakt@spdszkolenia.pl", "telefon": " 509 186 561", "zdjecie": null, "imieNazwisko": "Przemysław Doliński"}</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69, &quot;adres&quot;: null, &quot;numer&quot;: &quot;2016/11/02/6846/22669&quot;, &quot;ocena&quot;: {&quot;liczbaOcen&quot;: 0, &quot;sredniaZOcen&quot;: 0.0}, &quot;tytul&quot;: &quot;Kurs Ochrona danych osobowych w zakładzie pracy , SPD-szkolenia&quot;, &quot;status&quot;: &quot;ZREALIZOWANA&quot;, &quot;efektUslugi&quot;: null, &quot;celBiznesowy&quot;: null, &quot;liczbaGodzin&quot;: 0, &quot;celEdukacyjny&quot;: &quot;Kurs „Ochrona danych osobowych w zakładzie pracy” dedykowany jest wszystkim osobom, zajmującym się albo planującym zarządzanie danymi osobowymi w firmie albo organizacji.\n\nW trakcie kursu dowiesz się, jak gromadzić, przetwarzać, udostępniać, archiwizować dane osobowe, rejestrować ich zbiory, udzielać pełnomocnictw, postępować w razie kontroli Generalnego Inspektora Danych Osobowych. Zapoznasz się z ustawową nomenklaturą, poznasz pojęcia z zakresu ochrony danych osobowych, pobierzesz stosowne wzory pism, wniosków i upoważnień, niezbędnych w codziennej pracy.\nKurs pozwala na zdobycie umiejętności niezbędnych do zgodnego z ustawą o ochronie danych osobowych gromadzenia, przetwarzania i usuwania danych osobowych jak również udostępniania ich podmiotom trzecim i odbiorcom danych.&quot;, &quot;dostawcaUslug&quot;: {&quot;id&quot;: 6846, &quot;logo&quot;: {&quot;url&quot;: &quot;https://uslugirozwojowe.parp.gov.pl/api/file/preview?token=%242a%2406%24GBxir8DGh6GZkLcIpieoDe&quot;, &quot;nazwa&quot;: &quot;spd-29-08-logo2-460x132.png&quot;, &quot;rozszerzenie&quot;: null}, &quot;nazwa&quot;: &quot;Niepubliczne Centrum Kształcenia Ustawicznego SPD SZKOLENIA&quot;}, &quot;grupaDocelowa&quot;: &quot;&lt;p&gt;Kurs „Ochrona danych osobowych w zakładzie pracy” dedykowany jest wszystkim osobom, zajmującym się albo planującym zarządzanie danymi osobowymi w firmie albo organizacji.&lt;/p&gt;&quot;, &quot;kodyDostepowe&quot;: null, &quot;programUslugi&quot;: &quot;&lt;p&gt;Szczegółowe informacje na temat kursu na stronie:&lt;/p&gt;\n\n&lt;p&gt; http://spdszkolenia.pl/course/w-przygotowaniu-ochrona-danych-osobowych-w-zakladzie-pracy/&lt;/p&gt;\n\n&lt;p&gt; &lt;/p&gt;\n\n&lt;p&gt;Plan szkolenia:&lt;/p&gt;\n\n&lt;p&gt;&lt;strong&gt;1 Zagadnienia ogólne:&lt;/strong&gt;&lt;/p&gt;\n\n&lt;p&gt;Identyfikacja danych osobowych i dane wrażliwe&lt;/p&gt;\n\n&lt;p&gt;Podleganie przepisom ustawy o ochronie danych osobowych&lt;/p&gt;\n\n&lt;p&gt;Kto odpowiada za prawidłowe przetwarzanie danych osobowych&lt;/p&gt;\n\n&lt;p&gt;Zbiory danych osobowych&lt;/p&gt;\n\n&lt;p&gt;Administrator Danych Osobowych (ADO)&lt;/p&gt;\n\n&lt;p&gt;Obowiązki informacyjne Administratora Danych Osobowych i zabezpieczenie danych&lt;/p&gt;\n\n&lt;p&gt;Administrator Bezpieczeństwa Informacji (ABI)&lt;/p&gt;\n\n&lt;p&gt;Odbiorca danych osobowych&lt;/p&gt;\n\n&lt;p&gt; &lt;/p&gt;\n\n&lt;p&gt;&lt;strong&gt;2 Dokumentacja ochrony danych:&lt;/strong&gt;&lt;/p&gt;\n\n&lt;p&gt;Zakres dokumentacji i polityka bezpieczeństwa&lt;/p&gt;\n\n&lt;p&gt;Instrukcja zarządzania systemem informatycznym&lt;/p&gt;\n\n&lt;p&gt;Upoważnienia do przetwarzania danych osobowych oraz ich rejestracja, aktualizacja i wykreślenie zbioru danych osobowych&lt;/p&gt;\n\n&lt;p&gt; &lt;/p&gt;\n\n&lt;p&gt;&lt;strong&gt;3 Zasady przetwarzania danych osobowych &lt;/strong&gt;&lt;/p&gt;\n\n&lt;p&gt;Przetwarzanie danych osobowych&lt;/p&gt;\n\n&lt;p&gt;Przekazywanie, powierzanie, udostępnianie, usuwanie i archiwizacja danych osobowych&lt;/p&gt;\n\n&lt;p&gt; &lt;/p&gt;\n\n&lt;p&gt;&lt;strong&gt;4 Zasady przetwarzania danych osobowych &lt;/strong&gt;&lt;/p&gt;\n\n&lt;p&gt;Generalny Inspektor Ochrony Danych Osobowych i kontrola danych osobowych&lt;/p&gt;\n\n&lt;p&gt;Odpowiedzialność karna&lt;/p&gt;\n\n&lt;p&gt; &lt;/p&gt;\n\n&lt;ul&gt;&lt;li&gt;&lt;strong&gt;W kursie uczestniczysz, kiedy masz czas.&lt;/strong&gt;&lt;/li&gt;\n\t&lt;li&gt;&lt;strong&gt; Sam decydujesz o tym, kiedy się uczysz i kiedy ukończysz kurs.&lt;/strong&gt;&lt;/li&gt;\n\t&lt;li&gt;&lt;strong&gt; Dostęp do kursu otrzymujesz na 60 dni, ale możesz skończyć go dużo szybciej – wszystko zależy od chęci i zaangażowania.&lt;/strong&gt;&lt;/li&gt;\n\t&lt;li&gt;&lt;strong&gt; Orientacyjny czas trwania kursu to 24 godziny, ale realny czas jego ukończenia zależy tylko od Uczestnika.&lt;/strong&gt;&lt;/li&gt;\n&lt;/ul&gt;&lt;p&gt;Nie masz czasu na dojazdy? Wolisz samodzielną i efektywną naukę przez internet z ciągłym wsparciem Trenera? Skorzystaj z naszego kursu online. To proste – zakładasz konto, logujesz się kiedy chcesz i gdzie chcesz, przerabiając po kolei poszczególne lekcje i testy. Pamiętaj, na każdym etapie nauki możesz korzystać z pomocy Trenera – autora kursu. Możesz liczyć na odpowiedź na każde pytanie, nie tylko w zakresie kursu, ale na wszelką merytoryczną pomoc.&lt;/p&gt;\n\n&lt;p&gt;Kurs realizowany przy współpracy z serwisem http://kadrywpraktyce.pl&lt;/p&gt;\n\n&lt;p&gt;Jesteśmy jednostką szkoleniową, wpisaną do Krajowego Rejestru Instytucji Szkoleniowych pod numerem 2.18/00091/2015.&lt;/p&gt;&quot;, &quot;listaProjektow&quot;: [], &quot;idRodzajuUslugi&quot;: 144, &quot;kwalifikacjeKuz&quot;: [], &quot;osobaKontaktowa&quot;: {&quot;email&quot;: &quot;kontakt@spdszkolenia.pl&quot;, &quot;telefon&quot;: &quot; 509 186 561&quot;, &quot;zdjecie&quot;: null, &quot;imieNazwisko&quot;: &quot;Przemysław Doliński&quot;}, &quot;zakresUprawnien&quot;: null, &quot;efektyUczeniaSie&quot;: null, &quot;inneKwalifikacje&quot;: [], &quot;cenaNettoZaUsluge&quot;: null, &quot;idKategoriiUslugi&quot;: 412, &quot;idKwalifikacjiKkz&quot;: null, &quot;idKwalifikacjiZrk&quot;: null, &quot;warunkiTechniczne&quot;: null, &quot;cenaBruttoZaUsluge&quot;: null, &quot;cenaNettoZaGodzine&quot;: 2975, &quot;idFormySwiadczenia&quot;: 1, &quot;idPodrodzajuUslugi&quot;: 145, &quot;warunkiLogistyczne&quot;: [], &quot;cenaBruttoZaGodzine&quot;: 2975, &quot;formyDofinansowania&quot;: [], &quot;informacjeDodatkowe&quot;: &quot;&lt;p&gt;Dostęp do kursu 24/7 - Kursant otrzymuje swoje unikalne konto, po zalogownaiu się ma dostęp do kursu i sam narzuca sobie tempo pracy. W czasie kursu pełne wsparcie techniczne Trenera - kontakt mailowy, telefoniczny lub LiveChat w czasie rzeczywistym. &lt;/p&gt;\n\n&lt;p&gt;&lt;strong&gt;Drukowane certyfikaty i wszekie materiały w cenie kursu. W cenie kursu również pomoc prawna i doradztwo.&lt;/strong&gt;&lt;/p&gt;\n&lt;p&gt;Na życzenie kursanta wysyłamy materiały szkoleniowe w wersji PDF&lt;/p&gt;&quot;, &quot;kosztWalidacjiNetto&quot;: null, &quot;warunkiUczestnictwa&quot;: null, &quot;idPodkategoriiUslugi&quot;: 422, &quot;kosztWalidacjiBrutto&quot;: null, &quot;cenaNettoZaUczestnika&quot;: 11900, &quot;dataRozpoczeciaUslugi&quot;: &quot;2016-11-07T00:00:00+01:00&quot;, &quot;dataZakonczeniaUslugi&quot;: &quot;2016-11-11T00:00:00+01:00&quot;, &quot;cenaBruttoZaUczestnika&quot;: 11900, &quot;czyUslugaDofinansowana&quot;: false, &quot;materialyDlaUczestnikow&quot;: null, &quot;kosztCertyfikowaniaNetto&quot;: null, &quot;czyCenaDotyczyCalejUslugi&quot;: false, &quot;dataZakonczeniaRekrutacji&quot;: &quot;2016-11-11T00:00:00+01:00&quot;, &quot;kosztCertyfikowaniaBrutto&quot;: null, &quot;minimalnaLiczbaUczestnikow&quot;: 1, &quot;szczegolyMiejscaRealizacji&quot;: null, &quot;maksymalnaLiczbaUczestnikow&quot;: null,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69, "adres": null, "numer": "2016/11/02/6846/22669", "ocena": {"liczbaOcen": 0, "sredniaZOcen": 0.0}, "tytul": "Kurs Ochrona danych osobowych w zakładzie pracy , SPD-szkolenia", "status": "ZREALIZOWANA", "efektUslugi": null, "celBiznesowy": null, "liczbaGodzin": 0, "celEdukacyjny": "Kurs „Ochrona danych osobowych w zakładzie pracy” dedykowany jest wszystkim osobom, zajmującym się albo planującym zarządzanie danymi osobowymi w firmie albo organizacji.\n\nW trakcie kursu dowiesz się, jak gromadzić, przetwarzać, udostępniać, archiwizować dane osobowe, rejestrować ich zbiory, udzielać pełnomocnictw, postępować w razie kontroli Generalnego Inspektora Danych Osobowych. Zapoznasz się z ustawową nomenklaturą, poznasz pojęcia z zakresu ochrony danych osobowych, pobierzesz stosowne wzory pism, wniosków i upoważnień, niezbędnych w codziennej pracy.\nKurs pozwala na zdobycie umiejętności niezbędnych do zgodnego z ustawą o ochronie danych osobowych gromadzenia, przetwarzania i usuwania danych osobowych jak również udostępniania ich podmiotom trzecim i odbiorcom danych.", "dostawcaUslug": {"id": 6846, "logo": {"url": "https://uslugirozwojowe.parp.gov.pl/api/file/preview?token=%242a%2406%24GBxir8DGh6GZkLcIpieoDe", "nazwa": "spd-29-08-logo2-460x132.png", "rozszerzenie": null}, "nazwa": "Niepubliczne Centrum Kształcenia Ustawicznego SPD SZKOLENIA"}, "grupaDocelowa": "&lt;p&gt;Kurs „Ochrona danych osobowych w zakładzie pracy” dedykowany jest wszystkim osobom, zajmującym się albo planującym zarządzanie danymi osobowymi w firmie albo organizacji.&lt;/p&gt;", "kodyDostepowe": null, "programUslugi": "&lt;p&gt;Szczegółowe informacje na temat kursu na stronie:&lt;/p&gt;\n\n&lt;p&gt; http://spdszkolenia.pl/course/w-przygotowaniu-ochrona-danych-osobowych-w-zakladzie-pracy/&lt;/p&gt;\n\n&lt;p&gt; &lt;/p&gt;\n\n&lt;p&gt;Plan szkolenia:&lt;/p&gt;\n\n&lt;p&gt;&lt;strong&gt;1 Zagadnienia ogólne:&lt;/strong&gt;&lt;/p&gt;\n\n&lt;p&gt;Identyfikacja danych osobowych i dane wrażliwe&lt;/p&gt;\n\n&lt;p&gt;Podleganie przepisom ustawy o ochronie danych osobowych&lt;/p&gt;\n\n&lt;p&gt;Kto odpowiada za prawidłowe przetwarzanie danych osobowych&lt;/p&gt;\n\n&lt;p&gt;Zbiory danych osobowych&lt;/p&gt;\n\n&lt;p&gt;Administrator Danych Osobowych (ADO)&lt;/p&gt;\n\n&lt;p&gt;Obowiązki informacyjne Administratora Danych Osobowych i zabezpieczenie danych&lt;/p&gt;\n\n&lt;p&gt;Administrator Bezpieczeństwa Informacji (ABI)&lt;/p&gt;\n\n&lt;p&gt;Odbiorca danych osobowych&lt;/p&gt;\n\n&lt;p&gt; &lt;/p&gt;\n\n&lt;p&gt;&lt;strong&gt;2 Dokumentacja ochrony danych:&lt;/strong&gt;&lt;/p&gt;\n\n&lt;p&gt;Zakres dokumentacji i polityka bezpieczeństwa&lt;/p&gt;\n\n&lt;p&gt;Instrukcja zarządzania systemem informatycznym&lt;/p&gt;\n\n&lt;p&gt;Upoważnienia do przetwarzania danych osobowych oraz ich rejestracja, aktualizacja i wykreślenie zbioru danych osobowych&lt;/p&gt;\n\n&lt;p&gt; &lt;/p&gt;\n\n&lt;p&gt;&lt;strong&gt;3 Zasady przetwarzania danych osobowych &lt;/strong&gt;&lt;/p&gt;\n\n&lt;p&gt;Przetwarzanie danych osobowych&lt;/p&gt;\n\n&lt;p&gt;Przekazywanie, powierzanie, udostępnianie, usuwanie i archiwizacja danych osobowych&lt;/p&gt;\n\n&lt;p&gt; &lt;/p&gt;\n\n&lt;p&gt;&lt;strong&gt;4 Zasady przetwarzania danych osobowych &lt;/strong&gt;&lt;/p&gt;\n\n&lt;p&gt;Generalny Inspektor Ochrony Danych Osobowych i kontrola danych osobowych&lt;/p&gt;\n\n&lt;p&gt;Odpowiedzialność karna&lt;/p&gt;\n\n&lt;p&gt; &lt;/p&gt;\n\n&lt;ul&gt;&lt;li&gt;&lt;strong&gt;W kursie uczestniczysz, kiedy masz czas.&lt;/strong&gt;&lt;/li&gt;\n\t&lt;li&gt;&lt;strong&gt; Sam decydujesz o tym, kiedy się uczysz i kiedy ukończysz kurs.&lt;/strong&gt;&lt;/li&gt;\n\t&lt;li&gt;&lt;strong&gt; Dostęp do kursu otrzymujesz na 60 dni, ale możesz skończyć go dużo szybciej – wszystko zależy od chęci i zaangażowania.&lt;/strong&gt;&lt;/li&gt;\n\t&lt;li&gt;&lt;strong&gt; Orientacyjny czas trwania kursu to 24 godziny, ale realny czas jego ukończenia zależy tylko od Uczestnika.&lt;/strong&gt;&lt;/li&gt;\n&lt;/ul&gt;&lt;p&gt;Nie masz czasu na dojazdy? Wolisz samodzielną i efektywną naukę przez internet z ciągłym wsparciem Trenera? Skorzystaj z naszego kursu online. To proste – zakładasz konto, logujesz się kiedy chcesz i gdzie chcesz, przerabiając po kolei poszczególne lekcje i testy. Pamiętaj, na każdym etapie nauki możesz korzystać z pomocy Trenera – autora kursu. Możesz liczyć na odpowiedź na każde pytanie, nie tylko w zakresie kursu, ale na wszelką merytoryczną pomoc.&lt;/p&gt;\n\n&lt;p&gt;Kurs realizowany przy współpracy z serwisem http://kadrywpraktyce.pl&lt;/p&gt;\n\n&lt;p&gt;Jesteśmy jednostką szkoleniową, wpisaną do Krajowego Rejestru Instytucji Szkoleniowych pod numerem 2.18/00091/2015.&lt;/p&gt;", "listaProjektow": [], "idRodzajuUslugi": 144, "kwalifikacjeKuz": [], "osobaKontaktowa": {"email": "kontakt@spdszkolenia.pl", "telefon": " 509 186 561", "zdjecie": null, "imieNazwisko": "Przemysław Doliński"}, "zakresUprawnien": null, "efektyUczeniaSie": null, "inneKwalifikacje": [], "cenaNettoZaUsluge": null, "idKategoriiUslugi": 412, "idKwalifikacjiKkz": null, "idKwalifikacjiZrk": null, "warunkiTechniczne": null, "cenaBruttoZaUsluge": null, "cenaNettoZaGodzine": 2975, "idFormySwiadczenia": 1, "idPodrodzajuUslugi": 145, "warunkiLogistyczne": [], "cenaBruttoZaGodzine": 2975, "formyDofinansowania": [], "informacjeDodatkowe": "&lt;p&gt;Dostęp do kursu 24/7 - Kursant otrzymuje swoje unikalne konto, po zalogownaiu się ma dostęp do kursu i sam narzuca sobie tempo pracy. W czasie kursu pełne wsparcie techniczne Trenera - kontakt mailowy, telefoniczny lub LiveChat w czasie rzeczywistym. &lt;/p&gt;\n\n&lt;p&gt;&lt;strong&gt;Drukowane certyfikaty i wszekie materiały w cenie kursu. W cenie kursu również pomoc prawna i doradztwo.&lt;/strong&gt;&lt;/p&gt;\n&lt;p&gt;Na życzenie kursanta wysyłamy materiały szkoleniowe w wersji PDF&lt;/p&gt;", "kosztWalidacjiNetto": null, "warunkiUczestnictwa": null, "idPodkategoriiUslugi": 422, "kosztWalidacjiBrutto": null, "cenaNettoZaUczestnika": 11900, "dataRozpoczeciaUslugi": "2016-11-07T00:00:00+01:00", "dataZakonczeniaUslugi": "2016-11-11T00:00:00+01:00", "cenaBruttoZaUczestnika": 11900, "czyUslugaDofinansowana": false, "materialyDlaUczestnikow": null, "kosztCertyfikowaniaNetto": null, "czyCenaDotyczyCalejUslugi": false, "dataZakonczeniaRekrutacji": "2016-11-11T00:00:00+01:00", "kosztCertyfikowaniaBrutto": null, "minimalnaLiczbaUczestnikow": 1, "szczegolyMiejscaRealizacji": null, "maksymalnaLiczbaUczestnikow": null,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929519">
            <text:p>2025-12-16 15:54:17.929519</text:p>
          </table:table-cell>
          <table:table-cell office:value-type="string" office:string-value="2025-12-16 15:54:17.929519">
            <text:p>2025-12-16 15:54:17.929519</text:p>
          </table:table-cell>
        </table:table-row>
        <table:table-row>
          <table:table-cell office:value-type="float" office:value="22668">
            <text:p>22668</text:p>
          </table:table-cell>
          <table:table-cell office:value-type="string" office:string-value="2016/11/02/6846/22668">
            <text:p>2016/11/02/6846/22668</text:p>
          </table:table-cell>
          <table:table-cell office:value-type="string" office:string-value="&quot;Kierowca w firmie – czas pracy, dokumentacja, obowiązki, kontrole&quot;">
            <text:p>"Kierowca w firmie – czas pracy, dokumentacja, obowiązki, kontrole"</text:p>
          </table:table-cell>
          <table:table-cell office:value-type="string" office:string-value="ZREALIZOWANA">
            <text:p>ZREALIZOWANA</text:p>
          </table:table-cell>
          <table:table-cell office:value-type="string" office:string-value="2016-11-07 00:00:00">
            <text:p>2016-11-07 00:00:00</text:p>
          </table:table-cell>
          <table:table-cell office:value-type="string" office:string-value="2016-11-18 00:00:00">
            <text:p>2016-11-18 00:00:00</text:p>
          </table:table-cell>
          <table:table-cell office:value-type="string" office:string-value="2016-11-18 00:00:00">
            <text:p>2016-11-18 00:00:00</text:p>
          </table:table-cell>
          <table:table-cell office:value-type="float" office:value="412">
            <text:p>412</text:p>
          </table:table-cell>
          <table:table-cell office:value-type="float" office:value="419">
            <text:p>419</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Kurs online „Kierowca w firmie – czas pracy, dokumentacja, obowiązki, kontrole ” przeznaczony jest dla osób, zajmujących się w swej codziennej praktyce zatrudnianiem kierowców, rozliczaniem czasu ich pracy i nadzorem nad dokumentacją kierowcy.&#10;&#10;W trakcie kursu dowiesz się, jaka jest definicja kierowcy w świetle polskich i międzynarodowych przepisów, jak wygląda kwestia badań lekarskich, psychologicznych i szkoleń BHP kierowcy, jak przygotować dokumentację pracowniczą kierowcy, jak się rozlicza czas pracy kierowcy oraz wielu innych aspektów.">
            <text:p>Kurs online „Kierowca w firmie – czas pracy, dokumentacja, obowiązki, kontrole ” przeznaczony jest dla osób, zajmujących się w swej codziennej praktyce zatrudnianiem kierowców, rozliczaniem czasu ich pracy i nadzorem nad dokumentacją kierowcy.

W trakcie kursu dowiesz się, jaka jest definicja kierowcy w świetle polskich i międzynarodowych przepisów, jak wygląda kwestia badań lekarskich, psychologicznych i szkoleń BHP kierowcy, jak przygotować dokumentację pracowniczą kierowcy, jak się rozlicza czas pracy kierowcy oraz wielu innych aspektów.</text:p>
          </table:table-cell>
          <table:table-cell office:value-type="string" office:string-value="">
            <text:p/>
          </table:table-cell>
          <table:table-cell office:value-type="string" office:string-value="">
            <text:p/>
          </table:table-cell>
          <table:table-cell office:value-type="string" office:string-value="&lt;p&gt; &lt;/p&gt;&#10;&#10;&lt;p&gt;Dokładny plan szkolenia znajduje sie na naszej na stronie www.spdszkolenia.&lt;/p&gt;&#10;&#10;&lt;p&gt;http://spdszkolenia.pl/course/w-przygotowaniu-kierowca-w-firmie-czas-pracy-obowiazki/&lt;/p&gt;&#10;&#10;&lt;p&gt; &lt;/p&gt;&#10;&#10;&lt;p&gt;&lt;strong&gt;1.&lt;/strong&gt;&lt;strong&gt;Kierowca w firmie - badania lekarskie i BHP&lt;/strong&gt;&lt;/p&gt;&#10;&#10;&lt;p&gt;Kto to w ogóle jest kierowca w zakładzie pracy?                            &lt;/p&gt;&#10;&#10;&lt;p&gt;Kwalifikacje wstępne i szkolenia okresowe kierowców                               &lt;/p&gt;&#10;&#10;&lt;p&gt;Świadectwo kierowcy                  &lt;/p&gt;&#10;&#10;&lt;p&gt;Badania lekarskie i psychologiczne kierowców                 &lt;/p&gt;&#10;&#10;&lt;p&gt;BHP kierowcy – ocena ryzyka zawodowego i szkolenia wstępne i okresowe                    &lt;/p&gt;&#10;&#10;&lt;p&gt;Środki ochrony indywidualnej kierowcy, odzież i obuwie robocze, posiłki profilaktyczne i napoje&lt;/p&gt;&#10;&#10;&lt;p&gt; &lt;/p&gt;&#10;&#10;&lt;p&gt;&lt;strong&gt;2.&lt;/strong&gt;&lt;strong&gt;Czas pracy kierowców&lt;/strong&gt;&lt;/p&gt;&#10;&#10;&lt;p&gt;Polskie i międzynarodowe regulacje prawne w zakresie czasu pracy kierowców. Kierowcy w stosunku pracy, zlecenia i samozatrudnieni                            &lt;/p&gt;&#10;&#10;&lt;p&gt;Podstawowe zagadnienia, dotyczące czasu pracy kierowców                  &lt;/p&gt;&#10;&#10;&lt;p&gt;Dyżur kierowcy, przerwy w pracy, przerwy w prowadzeniu pojazdu i okresy odpoczynku&lt;/p&gt;&#10;&#10;&lt;p&gt;Systemy i rozkłady czasu pracy kierowców                        &lt;/p&gt;&#10;&#10;&lt;p&gt;Praca kierowcy w nocy, w godzinach nadliczbowych oraz w dni wolne od pracy                              &lt;/p&gt;&#10;&#10;&lt;p&gt;Czas pracy kierowców samozatrudnionych        &lt;/p&gt;&#10;&#10;&lt;p&gt;               &lt;/p&gt;&#10;&#10;&lt;p&gt;&lt;strong&gt;3.&lt;/strong&gt;&lt;strong&gt;Dokumentacja kadrowa kierowcy - akta osobowe, ewidencja czasu pracy&lt;/strong&gt;&lt;/p&gt;&#10;&#10;&lt;p&gt;Akta osobowe kierowcy                             &lt;/p&gt;&#10;&#10;&lt;p&gt;Ewidencja czasu pracy kierowcy                             &lt;/p&gt;&#10;&#10;&lt;p&gt;Tachograf i karta kierowcy – obowiązek użytkowania, rodzaje, prawidłowe użytkowanie&lt;/p&gt;&#10;&#10;&lt;p&gt;Podróże służbowe kierowców – czas trwania, dokumentowanie, diety i ryczałty                           &lt;/p&gt;&#10;&#10;&lt;p&gt;Wynagrodzenie kierowcy          &lt;/p&gt;&#10;&#10;&lt;p&gt;               &lt;/p&gt;&#10;&#10;&lt;p&gt;&lt;strong&gt;4.&lt;/strong&gt;&lt;strong&gt;Inspekcja Transportu Drogowego&lt;/strong&gt;&lt;/p&gt;&#10;&#10;&lt;p&gt;Zasady prowadzenia kontroli                   &lt;/p&gt;&#10;&#10;&lt;p&gt;Zakazy ruchu pojazdów              &lt;/p&gt;&#10;&#10;&lt;p&gt; &lt;/p&gt;&#10;&#10;&lt;p&gt;&lt;strong&gt;5.&lt;/strong&gt;&lt;strong&gt;Państwowa Inspekcja Pracy&lt;/strong&gt;&lt;/p&gt;&#10;&#10;&lt;p&gt;Kontrola Państwowej Inspekcji Pracy    &lt;/p&gt;&#10;&#10;&lt;ul&gt;&lt;li&gt;&lt;strong&gt;W kursie uczestniczysz, kiedy masz czas&lt;/strong&gt;&lt;/li&gt;&#10; &lt;li&gt;&lt;strong&gt;Sam decydujesz o tym, kiedy się uczysz i kiedy ukończysz kurs&lt;/strong&gt;&lt;/li&gt;&#10; &lt;li&gt;&lt;strong&gt;Dostęp do kursu otrzymujesz na 90 dni, ale możesz skończyć go dużo szybciej – wszystko zależy od chęci i zaangażowania&lt;/strong&gt;&lt;/li&gt;&#10; &lt;li&gt;&lt;strong&gt;Orientacyjny czas trwania kursu to 24  godzin, ale realny czas jego ukończenia zależy tylko od Uczestnika.&lt;/strong&gt;&lt;/li&gt;&#10;&lt;/ul&gt;&lt;p&gt;Nie masz czasu na dojazdy? Wolisz samodzielną i efektywną naukę przez internet z ciągłym wsparciem Trenera? Skorzystaj z naszego kursu online. To proste – zakładasz konto, logujesz się kiedy chcesz i gdzie chcesz, przerabiając po kolei poszczególne lekcje i testy. Pamiętaj, na każdym etapie nauki możesz korzystać z pomocy Trenera – autora kursu. Możesz liczyć na odpowiedź na każde pytanie, nie tylko w zakresie kursu, ale na wszelką merytoryczną pomoc.&lt;/p&gt;&#10;&#10;&lt;p&gt;Jesteśmy jednostką szkoleniową, wpisaną do Krajowego Rejestru Instytucji Szkoleniowych pod numerem 2.18/00091/2015.&lt;/p&gt;&#10;&#10;&lt;p&gt;Kurs przygotowany we współpracy z ekspertami z serwisu &lt;strong&gt;kadrywpraktyce.pl&lt;/strong&gt;&lt;/p&gt;">
            <text:p>&lt;p&gt; &lt;/p&gt;

&lt;p&gt;Dokładny plan szkolenia znajduje sie na naszej na stronie www.spdszkolenia.&lt;/p&gt;

&lt;p&gt;http://spdszkolenia.pl/course/w-przygotowaniu-kierowca-w-firmie-czas-pracy-obowiazki/&lt;/p&gt;

&lt;p&gt; &lt;/p&gt;

&lt;p&gt;&lt;strong&gt;1.&lt;/strong&gt;&lt;strong&gt;Kierowca w firmie - badania lekarskie i BHP&lt;/strong&gt;&lt;/p&gt;

&lt;p&gt;Kto to w ogóle jest kierowca w zakładzie pracy?                            &lt;/p&gt;

&lt;p&gt;Kwalifikacje wstępne i szkolenia okresowe kierowców                               &lt;/p&gt;

&lt;p&gt;Świadectwo kierowcy                  &lt;/p&gt;

&lt;p&gt;Badania lekarskie i psychologiczne kierowców                 &lt;/p&gt;

&lt;p&gt;BHP kierowcy – ocena ryzyka zawodowego i szkolenia wstępne i okresowe                    &lt;/p&gt;

&lt;p&gt;Środki ochrony indywidualnej kierowcy, odzież i obuwie robocze, posiłki profilaktyczne i napoje&lt;/p&gt;

&lt;p&gt; &lt;/p&gt;

&lt;p&gt;&lt;strong&gt;2.&lt;/strong&gt;&lt;strong&gt;Czas pracy kierowców&lt;/strong&gt;&lt;/p&gt;

&lt;p&gt;Polskie i międzynarodowe regulacje prawne w zakresie czasu pracy kierowców. Kierowcy w stosunku pracy, zlecenia i samozatrudnieni                            &lt;/p&gt;

&lt;p&gt;Podstawowe zagadnienia, dotyczące czasu pracy kierowców                  &lt;/p&gt;

&lt;p&gt;Dyżur kierowcy, przerwy w pracy, przerwy w prowadzeniu pojazdu i okresy odpoczynku&lt;/p&gt;

&lt;p&gt;Systemy i rozkłady czasu pracy kierowców                        &lt;/p&gt;

&lt;p&gt;Praca kierowcy w nocy, w godzinach nadliczbowych oraz w dni wolne od pracy                              &lt;/p&gt;

&lt;p&gt;Czas pracy kierowców samozatrudnionych        &lt;/p&gt;

&lt;p&gt;               &lt;/p&gt;

&lt;p&gt;&lt;strong&gt;3.&lt;/strong&gt;&lt;strong&gt;Dokumentacja kadrowa kierowcy - akta osobowe, ewidencja czasu pracy&lt;/strong&gt;&lt;/p&gt;

&lt;p&gt;Akta osobowe kierowcy                             &lt;/p&gt;

&lt;p&gt;Ewidencja czasu pracy kierowcy                             &lt;/p&gt;

&lt;p&gt;Tachograf i karta kierowcy – obowiązek użytkowania, rodzaje, prawidłowe użytkowanie&lt;/p&gt;

&lt;p&gt;Podróże służbowe kierowców – czas trwania, dokumentowanie, diety i ryczałty                           &lt;/p&gt;

&lt;p&gt;Wynagrodzenie kierowcy          &lt;/p&gt;

&lt;p&gt;               &lt;/p&gt;

&lt;p&gt;&lt;strong&gt;4.&lt;/strong&gt;&lt;strong&gt;Inspekcja Transportu Drogowego&lt;/strong&gt;&lt;/p&gt;

&lt;p&gt;Zasady prowadzenia kontroli                   &lt;/p&gt;

&lt;p&gt;Zakazy ruchu pojazdów              &lt;/p&gt;

&lt;p&gt; &lt;/p&gt;

&lt;p&gt;&lt;strong&gt;5.&lt;/strong&gt;&lt;strong&gt;Państwowa Inspekcja Pracy&lt;/strong&gt;&lt;/p&gt;

&lt;p&gt;Kontrola Państwowej Inspekcji Pracy    &lt;/p&gt;

&lt;ul&gt;&lt;li&gt;&lt;strong&gt;W kursie uczestniczysz, kiedy masz czas&lt;/strong&gt;&lt;/li&gt;
	&lt;li&gt;&lt;strong&gt;Sam decydujesz o tym, kiedy się uczysz i kiedy ukończysz kurs&lt;/strong&gt;&lt;/li&gt;
	&lt;li&gt;&lt;strong&gt;Dostęp do kursu otrzymujesz na 90 dni, ale możesz skończyć go dużo szybciej – wszystko zależy od chęci i zaangażowania&lt;/strong&gt;&lt;/li&gt;
	&lt;li&gt;&lt;strong&gt;Orientacyjny czas trwania kursu to 24  godzin, ale realny czas jego ukończenia zależy tylko od Uczestnika.&lt;/strong&gt;&lt;/li&gt;
&lt;/ul&gt;&lt;p&gt;Nie masz czasu na dojazdy? Wolisz samodzielną i efektywną naukę przez internet z ciągłym wsparciem Trenera? Skorzystaj z naszego kursu online. To proste – zakładasz konto, logujesz się kiedy chcesz i gdzie chcesz, przerabiając po kolei poszczególne lekcje i testy. Pamiętaj, na każdym etapie nauki możesz korzystać z pomocy Trenera – autora kursu. Możesz liczyć na odpowiedź na każde pytanie, nie tylko w zakresie kursu, ale na wszelką merytoryczną pomoc.&lt;/p&gt;

&lt;p&gt;Jesteśmy jednostką szkoleniową, wpisaną do Krajowego Rejestru Instytucji Szkoleniowych pod numerem 2.18/00091/2015.&lt;/p&gt;

&lt;p&gt;Kurs przygotowany we współpracy z ekspertami z serwisu &lt;strong&gt;kadrywpraktyce.pl&lt;/strong&gt;&lt;/p&gt;</text:p>
          </table:table-cell>
          <table:table-cell office:value-type="string" office:string-value="&lt;p&gt;Kierowca w firmie – rozliczanie czasu pracy, badania lekarskie i szkolenia BHP, Unia Europejska, umowa AETR, prawa i obowiązki kierowcy w zakładzie pracy.&lt;/p&gt;&#10;&#10;&lt;p&gt;Kurs online „Kierowca w firmie ” przeznaczony jest dla osób, zajmujących się w swej codziennej praktyce zatrudnianiem kierowców, rozliczaniem czasu ich pracy i nadzorem nad dokumentacją kierowcy.&lt;/p&gt;">
            <text:p>&lt;p&gt;Kierowca w firmie – rozliczanie czasu pracy, badania lekarskie i szkolenia BHP, Unia Europejska, umowa AETR, prawa i obowiązki kierowcy w zakładzie pracy.&lt;/p&gt;

&lt;p&gt;Kurs online „Kierowca w firmie ” przeznaczony jest dla osób, zajmujących się w swej codziennej praktyce zatrudnianiem kierowców, rozliczaniem czasu ich pracy i nadzorem nad dokumentacją kierowcy.&lt;/p&gt;</text:p>
          </table:table-cell>
          <table:table-cell office:value-type="string" office:string-value="">
            <text:p/>
          </table:table-cell>
          <table:table-cell office:value-type="string" office:string-value="">
            <text:p/>
          </table:table-cell>
          <table:table-cell office:value-type="string" office:string-value="&lt;p&gt;Dostęp do kursu 24/7 - Kursant otrzymuje swoje unikalne konto, po zalogownaiu się ma dostęp do kursu i sam narzuca sobie tempo pracy. W czasie kursu pełne wsparcie techniczne Trenera - kontakt mailowy, telefoniczny lub LiveChat w czasie rzeczywistym. Doradztwo prawne i wsparcie w trakcie kursu i po jego ukończeniu. Pomoc we wdrożeniu się do pracy na stanowisku kadrowej.&lt;/p&gt;&#10;&#10;&lt;p&gt; &lt;/p&gt;&#10;&#10;&lt;p&gt;Drukowane Certyfikaty, Zaświadczenie MEN oraz wszekie materiały w cenie kursu.&lt;/p&gt;&#10;&#10;&lt;p&gt;W cenie kursu również pomoc prawna i doradztwo.&lt;/p&gt;&#10;&lt;p&gt; &lt;/p&gt;&#10;&#10;&lt;p&gt;Prezentacja pdf -  do pobrania po zakupie kursu&lt;/p&gt;">
            <text:p>&lt;p&gt;Dostęp do kursu 24/7 - Kursant otrzymuje swoje unikalne konto, po zalogownaiu się ma dostęp do kursu i sam narzuca sobie tempo pracy. W czasie kursu pełne wsparcie techniczne Trenera - kontakt mailowy, telefoniczny lub LiveChat w czasie rzeczywistym. Doradztwo prawne i wsparcie w trakcie kursu i po jego ukończeniu. Pomoc we wdrożeniu się do pracy na stanowisku kadrowej.&lt;/p&gt;

&lt;p&gt; &lt;/p&gt;

&lt;p&gt;Drukowane Certyfikaty, Zaświadczenie MEN oraz wszekie materiały w cenie kursu.&lt;/p&gt;

&lt;p&gt;W cenie kursu również pomoc prawna i doradztwo.&lt;/p&gt;
&lt;p&gt; &lt;/p&gt;

&lt;p&gt;Prezentacja pdf -  do pobrania po zakupie kursu&lt;/p&gt;</text:p>
          </table:table-cell>
          <table:table-cell office:value-type="string" office:string-value="">
            <text:p/>
          </table:table-cell>
          <table:table-cell office:value-type="string" office:string-value="">
            <text:p/>
          </table:table-cell>
          <table:table-cell office:value-type="float" office:value="12900.0">
            <text:p>12900.0</text:p>
          </table:table-cell>
          <table:table-cell office:value-type="float" office:value="12900.0">
            <text:p>12900.0</text:p>
          </table:table-cell>
          <table:table-cell office:value-type="float" office:value="0">
            <text:p/>
          </table:table-cell>
          <table:table-cell office:value-type="float" office:value="0">
            <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quot;id&quot;: 6846, &quot;logo&quot;: {&quot;url&quot;: &quot;https://uslugirozwojowe.parp.gov.pl/api/file/preview?token=%242a%2406%24GBxir8DGh6GZkLcIpieoDe&quot;, &quot;nazwa&quot;: &quot;spd-29-08-logo2-460x132.png&quot;, &quot;rozszerzenie&quot;: null}, &quot;nazwa&quot;: &quot;Niepubliczne Centrum Kształcenia Ustawicznego SPD SZKOLENIA&quot;}">
            <text:p>{"id": 6846, "logo": {"url": "https://uslugirozwojowe.parp.gov.pl/api/file/preview?token=%242a%2406%24GBxir8DGh6GZkLcIpieoDe", "nazwa": "spd-29-08-logo2-460x132.png", "rozszerzenie": null}, "nazwa": "Niepubliczne Centrum Kształcenia Ustawicznego SPD SZKOLENIA"}</text:p>
          </table:table-cell>
          <table:table-cell office:value-type="string" office:string-value="{&quot;email&quot;: &quot;kontakt@spdszkolenia.pl&quot;, &quot;telefon&quot;: &quot;+48 509 186 561&quot;, &quot;zdjecie&quot;: null, &quot;imieNazwisko&quot;: &quot;Przemysław Doliński&quot;}">
            <text:p>{"email": "kontakt@spdszkolenia.pl", "telefon": "+48 509 186 561", "zdjecie": null, "imieNazwisko": "Przemysław Doliński"}</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68, &quot;adres&quot;: null, &quot;numer&quot;: &quot;2016/11/02/6846/22668&quot;, &quot;ocena&quot;: {&quot;liczbaOcen&quot;: 0, &quot;sredniaZOcen&quot;: 0.0}, &quot;tytul&quot;: &quot;\&quot;Kierowca w firmie – czas pracy, dokumentacja, obowiązki, kontrole\&quot;&quot;, &quot;status&quot;: &quot;ZREALIZOWANA&quot;, &quot;efektUslugi&quot;: null, &quot;celBiznesowy&quot;: null, &quot;liczbaGodzin&quot;: 0, &quot;celEdukacyjny&quot;: &quot;Kurs online „Kierowca w firmie – czas pracy, dokumentacja, obowiązki, kontrole ” przeznaczony jest dla osób, zajmujących się w swej codziennej praktyce zatrudnianiem kierowców, rozliczaniem czasu ich pracy i nadzorem nad dokumentacją kierowcy.\n\nW trakcie kursu dowiesz się, jaka jest definicja kierowcy w świetle polskich i międzynarodowych przepisów, jak wygląda kwestia badań lekarskich, psychologicznych i szkoleń BHP kierowcy, jak przygotować dokumentację pracowniczą kierowcy, jak się rozlicza czas pracy kierowcy oraz wielu innych aspektów.&quot;, &quot;dostawcaUslug&quot;: {&quot;id&quot;: 6846, &quot;logo&quot;: {&quot;url&quot;: &quot;https://uslugirozwojowe.parp.gov.pl/api/file/preview?token=%242a%2406%24GBxir8DGh6GZkLcIpieoDe&quot;, &quot;nazwa&quot;: &quot;spd-29-08-logo2-460x132.png&quot;, &quot;rozszerzenie&quot;: null}, &quot;nazwa&quot;: &quot;Niepubliczne Centrum Kształcenia Ustawicznego SPD SZKOLENIA&quot;}, &quot;grupaDocelowa&quot;: &quot;&lt;p&gt;Kierowca w firmie – rozliczanie czasu pracy, badania lekarskie i szkolenia BHP, Unia Europejska, umowa AETR, prawa i obowiązki kierowcy w zakładzie pracy.&lt;/p&gt;\n\n&lt;p&gt;Kurs online „Kierowca w firmie ” przeznaczony jest dla osób, zajmujących się w swej codziennej praktyce zatrudnianiem kierowców, rozliczaniem czasu ich pracy i nadzorem nad dokumentacją kierowcy.&lt;/p&gt;&quot;, &quot;kodyDostepowe&quot;: null, &quot;programUslugi&quot;: &quot;&lt;p&gt; &lt;/p&gt;\n\n&lt;p&gt;Dokładny plan szkolenia znajduje sie na naszej na stronie www.spdszkolenia.&lt;/p&gt;\n\n&lt;p&gt;http://spdszkolenia.pl/course/w-przygotowaniu-kierowca-w-firmie-czas-pracy-obowiazki/&lt;/p&gt;\n\n&lt;p&gt; &lt;/p&gt;\n\n&lt;p&gt;&lt;strong&gt;1.&lt;/strong&gt;&lt;strong&gt;Kierowca w firmie - badania lekarskie i BHP&lt;/strong&gt;&lt;/p&gt;\n\n&lt;p&gt;Kto to w ogóle jest kierowca w zakładzie pracy?                            &lt;/p&gt;\n\n&lt;p&gt;Kwalifikacje wstępne i szkolenia okresowe kierowców                               &lt;/p&gt;\n\n&lt;p&gt;Świadectwo kierowcy                  &lt;/p&gt;\n\n&lt;p&gt;Badania lekarskie i psychologiczne kierowców                 &lt;/p&gt;\n\n&lt;p&gt;BHP kierowcy – ocena ryzyka zawodowego i szkolenia wstępne i okresowe                    &lt;/p&gt;\n\n&lt;p&gt;Środki ochrony indywidualnej kierowcy, odzież i obuwie robocze, posiłki profilaktyczne i napoje&lt;/p&gt;\n\n&lt;p&gt; &lt;/p&gt;\n\n&lt;p&gt;&lt;strong&gt;2.&lt;/strong&gt;&lt;strong&gt;Czas pracy kierowców&lt;/strong&gt;&lt;/p&gt;\n\n&lt;p&gt;Polskie i międzynarodowe regulacje prawne w zakresie czasu pracy kierowców. Kierowcy w stosunku pracy, zlecenia i samozatrudnieni                            &lt;/p&gt;\n\n&lt;p&gt;Podstawowe zagadnienia, dotyczące czasu pracy kierowców                  &lt;/p&gt;\n\n&lt;p&gt;Dyżur kierowcy, przerwy w pracy, przerwy w prowadzeniu pojazdu i okresy odpoczynku&lt;/p&gt;\n\n&lt;p&gt;Systemy i rozkłady czasu pracy kierowców                        &lt;/p&gt;\n\n&lt;p&gt;Praca kierowcy w nocy, w godzinach nadliczbowych oraz w dni wolne od pracy                              &lt;/p&gt;\n\n&lt;p&gt;Czas pracy kierowców samozatrudnionych        &lt;/p&gt;\n\n&lt;p&gt;               &lt;/p&gt;\n\n&lt;p&gt;&lt;strong&gt;3.&lt;/strong&gt;&lt;strong&gt;Dokumentacja kadrowa kierowcy - akta osobowe, ewidencja czasu pracy&lt;/strong&gt;&lt;/p&gt;\n\n&lt;p&gt;Akta osobowe kierowcy                             &lt;/p&gt;\n\n&lt;p&gt;Ewidencja czasu pracy kierowcy                             &lt;/p&gt;\n\n&lt;p&gt;Tachograf i karta kierowcy – obowiązek użytkowania, rodzaje, prawidłowe użytkowanie&lt;/p&gt;\n\n&lt;p&gt;Podróże służbowe kierowców – czas trwania, dokumentowanie, diety i ryczałty                           &lt;/p&gt;\n\n&lt;p&gt;Wynagrodzenie kierowcy          &lt;/p&gt;\n\n&lt;p&gt;               &lt;/p&gt;\n\n&lt;p&gt;&lt;strong&gt;4.&lt;/strong&gt;&lt;strong&gt;Inspekcja Transportu Drogowego&lt;/strong&gt;&lt;/p&gt;\n\n&lt;p&gt;Zasady prowadzenia kontroli                   &lt;/p&gt;\n\n&lt;p&gt;Zakazy ruchu pojazdów              &lt;/p&gt;\n\n&lt;p&gt; &lt;/p&gt;\n\n&lt;p&gt;&lt;strong&gt;5.&lt;/strong&gt;&lt;strong&gt;Państwowa Inspekcja Pracy&lt;/strong&gt;&lt;/p&gt;\n\n&lt;p&gt;Kontrola Państwowej Inspekcji Pracy    &lt;/p&gt;\n\n&lt;ul&gt;&lt;li&gt;&lt;strong&gt;W kursie uczestniczysz, kiedy masz czas&lt;/strong&gt;&lt;/li&gt;\n\t&lt;li&gt;&lt;strong&gt;Sam decydujesz o tym, kiedy się uczysz i kiedy ukończysz kurs&lt;/strong&gt;&lt;/li&gt;\n\t&lt;li&gt;&lt;strong&gt;Dostęp do kursu otrzymujesz na 90 dni, ale możesz skończyć go dużo szybciej – wszystko zależy od chęci i zaangażowania&lt;/strong&gt;&lt;/li&gt;\n\t&lt;li&gt;&lt;strong&gt;Orientacyjny czas trwania kursu to 24  godzin, ale realny czas jego ukończenia zależy tylko od Uczestnika.&lt;/strong&gt;&lt;/li&gt;\n&lt;/ul&gt;&lt;p&gt;Nie masz czasu na dojazdy? Wolisz samodzielną i efektywną naukę przez internet z ciągłym wsparciem Trenera? Skorzystaj z naszego kursu online. To proste – zakładasz konto, logujesz się kiedy chcesz i gdzie chcesz, przerabiając po kolei poszczególne lekcje i testy. Pamiętaj, na każdym etapie nauki możesz korzystać z pomocy Trenera – autora kursu. Możesz liczyć na odpowiedź na każde pytanie, nie tylko w zakresie kursu, ale na wszelką merytoryczną pomoc.&lt;/p&gt;\n\n&lt;p&gt;Jesteśmy jednostką szkoleniową, wpisaną do Krajowego Rejestru Instytucji Szkoleniowych pod numerem 2.18/00091/2015.&lt;/p&gt;\n\n&lt;p&gt;Kurs przygotowany we współpracy z ekspertami z serwisu &lt;strong&gt;kadrywpraktyce.pl&lt;/strong&gt;&lt;/p&gt;&quot;, &quot;listaProjektow&quot;: [], &quot;idRodzajuUslugi&quot;: 144, &quot;kwalifikacjeKuz&quot;: [], &quot;osobaKontaktowa&quot;: {&quot;email&quot;: &quot;kontakt@spdszkolenia.pl&quot;, &quot;telefon&quot;: &quot;+48 509 186 561&quot;, &quot;zdjecie&quot;: null, &quot;imieNazwisko&quot;: &quot;Przemysław Doliński&quot;}, &quot;zakresUprawnien&quot;: null, &quot;efektyUczeniaSie&quot;: null, &quot;inneKwalifikacje&quot;: [], &quot;cenaNettoZaUsluge&quot;: null, &quot;idKategoriiUslugi&quot;: 412, &quot;idKwalifikacjiKkz&quot;: null, &quot;idKwalifikacjiZrk&quot;: null, &quot;warunkiTechniczne&quot;: null, &quot;cenaBruttoZaUsluge&quot;: null, &quot;cenaNettoZaGodzine&quot;: 0, &quot;idFormySwiadczenia&quot;: 1, &quot;idPodrodzajuUslugi&quot;: 145, &quot;warunkiLogistyczne&quot;: [], &quot;cenaBruttoZaGodzine&quot;: 0, &quot;formyDofinansowania&quot;: [], &quot;informacjeDodatkowe&quot;: &quot;&lt;p&gt;Dostęp do kursu 24/7 - Kursant otrzymuje swoje unikalne konto, po zalogownaiu się ma dostęp do kursu i sam narzuca sobie tempo pracy. W czasie kursu pełne wsparcie techniczne Trenera - kontakt mailowy, telefoniczny lub LiveChat w czasie rzeczywistym. Doradztwo prawne i wsparcie w trakcie kursu i po jego ukończeniu. Pomoc we wdrożeniu się do pracy na stanowisku kadrowej.&lt;/p&gt;\n\n&lt;p&gt; &lt;/p&gt;\n\n&lt;p&gt;Drukowane Certyfikaty, Zaświadczenie MEN oraz wszekie materiały w cenie kursu.&lt;/p&gt;\n\n&lt;p&gt;W cenie kursu również pomoc prawna i doradztwo.&lt;/p&gt;\n&lt;p&gt; &lt;/p&gt;\n\n&lt;p&gt;Prezentacja pdf -  do pobrania po zakupie kursu&lt;/p&gt;&quot;, &quot;kosztWalidacjiNetto&quot;: null, &quot;warunkiUczestnictwa&quot;: null, &quot;idPodkategoriiUslugi&quot;: 419, &quot;kosztWalidacjiBrutto&quot;: null, &quot;cenaNettoZaUczestnika&quot;: 12900, &quot;dataRozpoczeciaUslugi&quot;: &quot;2016-11-07T00:00:00+01:00&quot;, &quot;dataZakonczeniaUslugi&quot;: &quot;2016-11-18T00:00:00+01:00&quot;, &quot;cenaBruttoZaUczestnika&quot;: 12900, &quot;czyUslugaDofinansowana&quot;: false, &quot;materialyDlaUczestnikow&quot;: null, &quot;kosztCertyfikowaniaNetto&quot;: null, &quot;czyCenaDotyczyCalejUslugi&quot;: false, &quot;dataZakonczeniaRekrutacji&quot;: &quot;2016-11-18T00:00:00+01:00&quot;, &quot;kosztCertyfikowaniaBrutto&quot;: null, &quot;minimalnaLiczbaUczestnikow&quot;: 1, &quot;szczegolyMiejscaRealizacji&quot;: null, &quot;maksymalnaLiczbaUczestnikow&quot;: null,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68, "adres": null, "numer": "2016/11/02/6846/22668", "ocena": {"liczbaOcen": 0, "sredniaZOcen": 0.0}, "tytul": "\"Kierowca w firmie – czas pracy, dokumentacja, obowiązki, kontrole\"", "status": "ZREALIZOWANA", "efektUslugi": null, "celBiznesowy": null, "liczbaGodzin": 0, "celEdukacyjny": "Kurs online „Kierowca w firmie – czas pracy, dokumentacja, obowiązki, kontrole ” przeznaczony jest dla osób, zajmujących się w swej codziennej praktyce zatrudnianiem kierowców, rozliczaniem czasu ich pracy i nadzorem nad dokumentacją kierowcy.\n\nW trakcie kursu dowiesz się, jaka jest definicja kierowcy w świetle polskich i międzynarodowych przepisów, jak wygląda kwestia badań lekarskich, psychologicznych i szkoleń BHP kierowcy, jak przygotować dokumentację pracowniczą kierowcy, jak się rozlicza czas pracy kierowcy oraz wielu innych aspektów.", "dostawcaUslug": {"id": 6846, "logo": {"url": "https://uslugirozwojowe.parp.gov.pl/api/file/preview?token=%242a%2406%24GBxir8DGh6GZkLcIpieoDe", "nazwa": "spd-29-08-logo2-460x132.png", "rozszerzenie": null}, "nazwa": "Niepubliczne Centrum Kształcenia Ustawicznego SPD SZKOLENIA"}, "grupaDocelowa": "&lt;p&gt;Kierowca w firmie – rozliczanie czasu pracy, badania lekarskie i szkolenia BHP, Unia Europejska, umowa AETR, prawa i obowiązki kierowcy w zakładzie pracy.&lt;/p&gt;\n\n&lt;p&gt;Kurs online „Kierowca w firmie ” przeznaczony jest dla osób, zajmujących się w swej codziennej praktyce zatrudnianiem kierowców, rozliczaniem czasu ich pracy i nadzorem nad dokumentacją kierowcy.&lt;/p&gt;", "kodyDostepowe": null, "programUslugi": "&lt;p&gt; &lt;/p&gt;\n\n&lt;p&gt;Dokładny plan szkolenia znajduje sie na naszej na stronie www.spdszkolenia.&lt;/p&gt;\n\n&lt;p&gt;http://spdszkolenia.pl/course/w-przygotowaniu-kierowca-w-firmie-czas-pracy-obowiazki/&lt;/p&gt;\n\n&lt;p&gt; &lt;/p&gt;\n\n&lt;p&gt;&lt;strong&gt;1.&lt;/strong&gt;&lt;strong&gt;Kierowca w firmie - badania lekarskie i BHP&lt;/strong&gt;&lt;/p&gt;\n\n&lt;p&gt;Kto to w ogóle jest kierowca w zakładzie pracy?                            &lt;/p&gt;\n\n&lt;p&gt;Kwalifikacje wstępne i szkolenia okresowe kierowców                               &lt;/p&gt;\n\n&lt;p&gt;Świadectwo kierowcy                  &lt;/p&gt;\n\n&lt;p&gt;Badania lekarskie i psychologiczne kierowców                 &lt;/p&gt;\n\n&lt;p&gt;BHP kierowcy – ocena ryzyka zawodowego i szkolenia wstępne i okresowe                    &lt;/p&gt;\n\n&lt;p&gt;Środki ochrony indywidualnej kierowcy, odzież i obuwie robocze, posiłki profilaktyczne i napoje&lt;/p&gt;\n\n&lt;p&gt; &lt;/p&gt;\n\n&lt;p&gt;&lt;strong&gt;2.&lt;/strong&gt;&lt;strong&gt;Czas pracy kierowców&lt;/strong&gt;&lt;/p&gt;\n\n&lt;p&gt;Polskie i międzynarodowe regulacje prawne w zakresie czasu pracy kierowców. Kierowcy w stosunku pracy, zlecenia i samozatrudnieni                            &lt;/p&gt;\n\n&lt;p&gt;Podstawowe zagadnienia, dotyczące czasu pracy kierowców                  &lt;/p&gt;\n\n&lt;p&gt;Dyżur kierowcy, przerwy w pracy, przerwy w prowadzeniu pojazdu i okresy odpoczynku&lt;/p&gt;\n\n&lt;p&gt;Systemy i rozkłady czasu pracy kierowców                        &lt;/p&gt;\n\n&lt;p&gt;Praca kierowcy w nocy, w godzinach nadliczbowych oraz w dni wolne od pracy                              &lt;/p&gt;\n\n&lt;p&gt;Czas pracy kierowców samozatrudnionych        &lt;/p&gt;\n\n&lt;p&gt;               &lt;/p&gt;\n\n&lt;p&gt;&lt;strong&gt;3.&lt;/strong&gt;&lt;strong&gt;Dokumentacja kadrowa kierowcy - akta osobowe, ewidencja czasu pracy&lt;/strong&gt;&lt;/p&gt;\n\n&lt;p&gt;Akta osobowe kierowcy                             &lt;/p&gt;\n\n&lt;p&gt;Ewidencja czasu pracy kierowcy                             &lt;/p&gt;\n\n&lt;p&gt;Tachograf i karta kierowcy – obowiązek użytkowania, rodzaje, prawidłowe użytkowanie&lt;/p&gt;\n\n&lt;p&gt;Podróże służbowe kierowców – czas trwania, dokumentowanie, diety i ryczałty                           &lt;/p&gt;\n\n&lt;p&gt;Wynagrodzenie kierowcy          &lt;/p&gt;\n\n&lt;p&gt;               &lt;/p&gt;\n\n&lt;p&gt;&lt;strong&gt;4.&lt;/strong&gt;&lt;strong&gt;Inspekcja Transportu Drogowego&lt;/strong&gt;&lt;/p&gt;\n\n&lt;p&gt;Zasady prowadzenia kontroli                   &lt;/p&gt;\n\n&lt;p&gt;Zakazy ruchu pojazdów              &lt;/p&gt;\n\n&lt;p&gt; &lt;/p&gt;\n\n&lt;p&gt;&lt;strong&gt;5.&lt;/strong&gt;&lt;strong&gt;Państwowa Inspekcja Pracy&lt;/strong&gt;&lt;/p&gt;\n\n&lt;p&gt;Kontrola Państwowej Inspekcji Pracy    &lt;/p&gt;\n\n&lt;ul&gt;&lt;li&gt;&lt;strong&gt;W kursie uczestniczysz, kiedy masz czas&lt;/strong&gt;&lt;/li&gt;\n\t&lt;li&gt;&lt;strong&gt;Sam decydujesz o tym, kiedy się uczysz i kiedy ukończysz kurs&lt;/strong&gt;&lt;/li&gt;\n\t&lt;li&gt;&lt;strong&gt;Dostęp do kursu otrzymujesz na 90 dni, ale możesz skończyć go dużo szybciej – wszystko zależy od chęci i zaangażowania&lt;/strong&gt;&lt;/li&gt;\n\t&lt;li&gt;&lt;strong&gt;Orientacyjny czas trwania kursu to 24  godzin, ale realny czas jego ukończenia zależy tylko od Uczestnika.&lt;/strong&gt;&lt;/li&gt;\n&lt;/ul&gt;&lt;p&gt;Nie masz czasu na dojazdy? Wolisz samodzielną i efektywną naukę przez internet z ciągłym wsparciem Trenera? Skorzystaj z naszego kursu online. To proste – zakładasz konto, logujesz się kiedy chcesz i gdzie chcesz, przerabiając po kolei poszczególne lekcje i testy. Pamiętaj, na każdym etapie nauki możesz korzystać z pomocy Trenera – autora kursu. Możesz liczyć na odpowiedź na każde pytanie, nie tylko w zakresie kursu, ale na wszelką merytoryczną pomoc.&lt;/p&gt;\n\n&lt;p&gt;Jesteśmy jednostką szkoleniową, wpisaną do Krajowego Rejestru Instytucji Szkoleniowych pod numerem 2.18/00091/2015.&lt;/p&gt;\n\n&lt;p&gt;Kurs przygotowany we współpracy z ekspertami z serwisu &lt;strong&gt;kadrywpraktyce.pl&lt;/strong&gt;&lt;/p&gt;", "listaProjektow": [], "idRodzajuUslugi": 144, "kwalifikacjeKuz": [], "osobaKontaktowa": {"email": "kontakt@spdszkolenia.pl", "telefon": "+48 509 186 561", "zdjecie": null, "imieNazwisko": "Przemysław Doliński"}, "zakresUprawnien": null, "efektyUczeniaSie": null, "inneKwalifikacje": [], "cenaNettoZaUsluge": null, "idKategoriiUslugi": 412, "idKwalifikacjiKkz": null, "idKwalifikacjiZrk": null, "warunkiTechniczne": null, "cenaBruttoZaUsluge": null, "cenaNettoZaGodzine": 0, "idFormySwiadczenia": 1, "idPodrodzajuUslugi": 145, "warunkiLogistyczne": [], "cenaBruttoZaGodzine": 0, "formyDofinansowania": [], "informacjeDodatkowe": "&lt;p&gt;Dostęp do kursu 24/7 - Kursant otrzymuje swoje unikalne konto, po zalogownaiu się ma dostęp do kursu i sam narzuca sobie tempo pracy. W czasie kursu pełne wsparcie techniczne Trenera - kontakt mailowy, telefoniczny lub LiveChat w czasie rzeczywistym. Doradztwo prawne i wsparcie w trakcie kursu i po jego ukończeniu. Pomoc we wdrożeniu się do pracy na stanowisku kadrowej.&lt;/p&gt;\n\n&lt;p&gt; &lt;/p&gt;\n\n&lt;p&gt;Drukowane Certyfikaty, Zaświadczenie MEN oraz wszekie materiały w cenie kursu.&lt;/p&gt;\n\n&lt;p&gt;W cenie kursu również pomoc prawna i doradztwo.&lt;/p&gt;\n&lt;p&gt; &lt;/p&gt;\n\n&lt;p&gt;Prezentacja pdf -  do pobrania po zakupie kursu&lt;/p&gt;", "kosztWalidacjiNetto": null, "warunkiUczestnictwa": null, "idPodkategoriiUslugi": 419, "kosztWalidacjiBrutto": null, "cenaNettoZaUczestnika": 12900, "dataRozpoczeciaUslugi": "2016-11-07T00:00:00+01:00", "dataZakonczeniaUslugi": "2016-11-18T00:00:00+01:00", "cenaBruttoZaUczestnika": 12900, "czyUslugaDofinansowana": false, "materialyDlaUczestnikow": null, "kosztCertyfikowaniaNetto": null, "czyCenaDotyczyCalejUslugi": false, "dataZakonczeniaRekrutacji": "2016-11-18T00:00:00+01:00", "kosztCertyfikowaniaBrutto": null, "minimalnaLiczbaUczestnikow": 1, "szczegolyMiejscaRealizacji": null, "maksymalnaLiczbaUczestnikow": null,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927023">
            <text:p>2025-12-16 15:54:17.927023</text:p>
          </table:table-cell>
          <table:table-cell office:value-type="string" office:string-value="2025-12-16 15:54:17.927023">
            <text:p>2025-12-16 15:54:17.927023</text:p>
          </table:table-cell>
        </table:table-row>
        <table:table-row>
          <table:table-cell office:value-type="float" office:value="22667">
            <text:p>22667</text:p>
          </table:table-cell>
          <table:table-cell office:value-type="string" office:string-value="2016/11/02/6846/22667">
            <text:p>2016/11/02/6846/22667</text:p>
          </table:table-cell>
          <table:table-cell office:value-type="string" office:string-value="Kurs kadry, płace &quot;Specjalista ds. Kadr&quot; - SPD - szkolenie online">
            <text:p>Kurs kadry, płace "Specjalista ds. Kadr" - SPD - szkolenie online</text:p>
          </table:table-cell>
          <table:table-cell office:value-type="string" office:string-value="ZREALIZOWANA">
            <text:p>ZREALIZOWANA</text:p>
          </table:table-cell>
          <table:table-cell office:value-type="string" office:string-value="2016-11-07 00:00:00">
            <text:p>2016-11-07 00:00:00</text:p>
          </table:table-cell>
          <table:table-cell office:value-type="string" office:string-value="2016-11-30 00:00:00">
            <text:p>2016-11-30 00:00:00</text:p>
          </table:table-cell>
          <table:table-cell office:value-type="string" office:string-value="2016-11-30 00:00:00">
            <text:p>2016-11-30 00:00:00</text:p>
          </table:table-cell>
          <table:table-cell office:value-type="float" office:value="469">
            <text:p>469</text:p>
          </table:table-cell>
          <table:table-cell office:value-type="float" office:value="471">
            <text:p>471</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Kurs online „Specjalista do spraw kadr” dedykowany jest dla wszystkich, którzy chcą zdobyć wiedzę i doświadczenie w zakresie profesjonalnej obsługi kadrowej firmy czy instytucji.&#10;&#10;W trakcie kursu dowiesz się, jak zatrudniać i zwalniać pracowników, jak prowadzić dokumentację pracowniczą i akta osobowe, jak rozliczać czas pracy itp. (szczegółowy program kursu poniżej). Każda lekcja poparta jest wieloma przykładami praktycznymi, dzięki którym poszerzysz swoją wiedzę o niezbędną w kadrach praktykę.&#10;&#10;Kurs pozwala na zdobycie umiejętności niezbędnych do wykonywania zawodu specjalisty do spraw kadrowych w jednostce organizacyjnej (kod zawodu: 242307).&#10;&#10;Dokładny plan kursu na stronie www.spdszkolenia.pl">
            <text:p>Kurs online „Specjalista do spraw kadr” dedykowany jest dla wszystkich, którzy chcą zdobyć wiedzę i doświadczenie w zakresie profesjonalnej obsługi kadrowej firmy czy instytucji.

W trakcie kursu dowiesz się, jak zatrudniać i zwalniać pracowników, jak prowadzić dokumentację pracowniczą i akta osobowe, jak rozliczać czas pracy itp. (szczegółowy program kursu poniżej). Każda lekcja poparta jest wieloma przykładami praktycznymi, dzięki którym poszerzysz swoją wiedzę o niezbędną w kadrach praktykę.

Kurs pozwala na zdobycie umiejętności niezbędnych do wykonywania zawodu specjalisty do spraw kadrowych w jednostce organizacyjnej (kod zawodu: 242307).

Dokładny plan kursu na stronie www.spdszkolenia.pl</text:p>
          </table:table-cell>
          <table:table-cell office:value-type="string" office:string-value="">
            <text:p/>
          </table:table-cell>
          <table:table-cell office:value-type="string" office:string-value="">
            <text:p/>
          </table:table-cell>
          <table:table-cell office:value-type="string" office:string-value="&lt;p&gt;&lt;strong&gt;PLAN KURSU- 56 godz. :&lt;/strong&gt;&lt;/p&gt;&#10;&#10;&lt;p&gt;&lt;strong&gt;Podstawowe definicje i zagadnienia&lt;/strong&gt;&lt;/p&gt;&#10;&#10;&lt;p&gt;Stosunek pracy i umowy cywilnoprawne&lt;/p&gt;&#10;&#10;&lt;p&gt;Źródła prawa pracy&lt;/p&gt;&#10;&#10;&lt;p&gt;Akty wewnątrzzakładowe – regulaminy, zarządzenia&lt;/p&gt;&#10;&#10;&lt;p&gt;Najważniejsze zasady prawa pracy&lt;/p&gt;&#10;&#10;&lt;p&gt;Informacje o pracowniku, których może żądać pracodawca&lt;/p&gt;&#10;&#10;&lt;p&gt;Obowiązek informacyjny pracodawcy wobec pracownika i instytucji państwowych&lt;/p&gt;&#10;&#10;&lt;p&gt;Dokumentacja pracownicza – akta osobowe i ewidencje&lt;/p&gt;&#10;&#10;&lt;p&gt;Obowiązki pracodawcy w zakresie BHP i badań lekarskich pracowników&lt;/p&gt;&#10;&#10;&lt;p&gt; &lt;/p&gt;&#10;&#10;&lt;p&gt;&lt;strong&gt;Zatrudnianie pracowników - nawiązanie umowy o pracę&lt;/strong&gt;&lt;/p&gt;&#10;&#10;&lt;p&gt;Rodzaje umów o pracę&lt;/p&gt;&#10;&#10;&lt;p&gt;Forma umowy o pracę&lt;/p&gt;&#10;&#10;&lt;p&gt;Treść i zawartość umowy o pracę&lt;/p&gt;&#10;&#10;&lt;p&gt; &lt;/p&gt;&#10;&#10;&lt;p&gt;&lt;strong&gt;Zatrudnianie pracowników - obowiązki pracodawcy  i pracownika&lt;/strong&gt;&lt;/p&gt;&#10;&#10;&lt;p&gt;Zakres czynności pracownika&lt;/p&gt;&#10;&#10;&lt;p&gt;Wykonywanie poleceń służbowych pracodawcy i przełożonego&lt;/p&gt;&#10;&#10;&lt;p&gt;Odpowiedzialność porządkowa pracownika&lt;/p&gt;&#10;&#10;&lt;p&gt;Odpowiedzialność materialna pracownika&lt;/p&gt;&#10;&#10;&lt;p&gt;Umowy o zakazie konkurencji&lt;/p&gt;&#10;&#10;&lt;p&gt;Usprawiedliwianie nieobecności w pracy&lt;/p&gt;&#10;&#10;&lt;p&gt; &lt;/p&gt;&#10;&#10;&lt;p&gt;&lt;strong&gt;Zatrudnianie pracowników - zmiana warunków wykonywania pracy&lt;/strong&gt;&lt;/p&gt;&#10;&#10;&lt;p&gt;Zmiana warunków pracy – aneksy&lt;/p&gt;&#10;&#10;&lt;p&gt;Zmiana warunków pracy – wypowiedzenie zmieniające&lt;/p&gt;&#10;&#10;&lt;p&gt;Czasowe powierzenie innej pracy – potrzeby pracodawcy&lt;/p&gt;&#10;&#10;&lt;p&gt;Czasowe powierzenie innej pracy – stan zdrowia pracownika&lt;/p&gt;&#10;&#10;&lt;p&gt; &lt;/p&gt;&#10;&#10;&lt;p&gt;&lt;strong&gt;Ustanie stosunku pracy&lt;/strong&gt;&lt;/p&gt;&#10;&#10;&lt;p&gt;Przyczyny i sposoby ustania stosunku pracy&lt;/p&gt;&#10;&#10;&lt;p&gt;Wypowiedzenie umowy o pracę&lt;/p&gt;&#10;&#10;&lt;p&gt;Przedłużenie i skrócenie okresu wypowiedzenia&lt;/p&gt;&#10;&#10;&lt;p&gt;Obliczanie okresów wypowiedzenia&lt;br /&gt;&#10;Rozwiązanie umowy o pracę bez zachowania okresu wypowiedzenia&lt;/p&gt;&#10;&#10;&lt;p&gt;Porozumienie stron&lt;/p&gt;&#10;&#10;&lt;p&gt;Wygaśnięcie stosunku pracy&lt;/p&gt;&#10;&#10;&lt;p&gt;Świadectwo pracy&lt;/p&gt;&#10;&#10;&lt;p&gt; &lt;/p&gt;&#10;&#10;&lt;p&gt;&lt;strong&gt;Zatrudnianie na podstawie umów cywilnoprawnych - umowa zlecenia i umowa o dzieło&lt;/strong&gt;&lt;/p&gt;&#10;&#10;&lt;p&gt;Umowa zlecenia – prawidłowa treść umowy i jej realizacja&lt;/p&gt;&#10;&#10;&lt;p&gt;Umowa o dzieło – prawidłowa treść umowy i jej realizacja&lt;/p&gt;&#10;&#10;&lt;p&gt; &lt;/p&gt;&#10;&#10;&lt;p&gt;&lt;strong&gt;Czas pracy&lt;/strong&gt;&lt;/p&gt;&#10;&#10;&lt;p&gt;Pojęcie czasu pracy – podstawowe definicje i zagadnienia&lt;/p&gt;&#10;&#10;&lt;p&gt;Systemy i rozkłady czasu pracy&lt;/p&gt;&#10;&#10;&lt;p&gt;Pora nocna w zakładzie pracy&lt;/p&gt;&#10;&#10;&lt;p&gt;Nadgodziny i ich rozliczanie&lt;/p&gt;&#10;&#10;&lt;p&gt;Praca w niedziele i święta&lt;/p&gt;&#10;&#10;&lt;p&gt;Dyżury pracownicze&lt;/p&gt;&#10;&#10;&lt;p&gt;Przerwy w pracy&lt;/p&gt;&#10;&#10;&lt;p&gt;Ewidencja czasu pracy&lt;/p&gt;&#10;&#10;&lt;p&gt; &lt;/p&gt;&#10;&#10;&lt;p&gt;&lt;strong&gt;Urlopy wypoczynkowe&lt;/strong&gt;&lt;/p&gt;&#10;&#10;&lt;p&gt;Zasady udzielania urlopów wypoczynkowych&lt;/p&gt;&#10;&#10;&lt;p&gt;Prawo do pierwszego urlopu&lt;/p&gt;&#10;&#10;&lt;p&gt;Urlop wypoczynkowy – naliczanie&lt;/p&gt;&#10;&#10;&lt;p&gt;Plan urlopów w zakładzie pracy&lt;/p&gt;&#10;&#10;&lt;p&gt;Urlop wypoczynkowy pod telefonem i odwołanie pracownika z urlopu&lt;/p&gt;&#10;&#10;&lt;p&gt;Urlop na żądanie i urlop zaległy&lt;/p&gt;&#10;&#10;&lt;p&gt;Urlop wypoczynkowy na umowie zlecenia&lt;/p&gt;&#10;&#10;&lt;p&gt; &lt;/p&gt;&#10;&#10;&lt;p&gt;&lt;strong&gt;Pozostałe urlopy i dni wolne w zakładzie pracy&lt;/strong&gt;&lt;/p&gt;&#10;&#10;&lt;p&gt;Urlop bezpłatny&lt;strong&gt;, &lt;/strong&gt;szkoleniowy, urlop macierzyński, rodzicielski i ojcowski, urlop wychowawczy,&lt;/p&gt;&#10;&#10;&lt;p&gt;Opieka nad zdrowym dzieckiem&lt;/p&gt;&#10;&#10;&lt;p&gt;Urlop okolicznościowy&lt;/p&gt;&#10;&#10;&lt;p&gt;Opieka nad chorym członkiem rodziny&lt;/p&gt;&#10;&#10;&lt;p&gt;Urlop na poszukiwanie pracy&lt;/p&gt;&#10;&#10;&lt;p&gt; &lt;/p&gt;&#10;&#10;&lt;p&gt;&lt;strong&gt;Wynagrodzenie za pracę&lt;/strong&gt;&lt;/p&gt;&#10;&#10;&lt;p&gt;Zasady wypłaty wynagrodzeń za pracę&lt;/p&gt;&#10;&#10;&lt;p&gt;Wynagrodzenia urlopowe i ekwiwalent za urlop&lt;/p&gt;&#10;&#10;&lt;p&gt;Obowiązkowe i dobrowolne składniki wynagrodzeń&lt;/p&gt;&#10;&#10;&lt;p&gt;Dodatki za porę nocną i nadgodziny&lt;/p&gt;&#10;&#10;&lt;p&gt;Wynagrodzenia chorobowe i zasiłki&lt;/p&gt;&#10;&#10;&lt;p&gt;Przykładowa lista płac&lt;/p&gt;&#10;&#10;&lt;p&gt;Ewidencja wynagrodzeń&lt;/p&gt;&#10;&#10;&lt;p&gt; &lt;/p&gt;&#10;&#10;&lt;p&gt;Szczegółowe informacje na temat kursu na stronie:&lt;/p&gt;&#10;&#10;&lt;p&gt; http://spdszkolenia.pl/course/specjalista-ds-kadr-kurs-certyfikowany/&lt;/p&gt;&#10;&#10;&lt;p&gt; &lt;/p&gt;&#10;&#10;&lt;p&gt;Jesteśmy jednostką szkoleniową, wpisaną do Krajowego Rejestru Instytucji Szkoleniowych pod numerem 2.18/00091/2015.&lt;/p&gt;&#10;&#10;&lt;p&gt;Kurs przygotowany we współpracy z ekspertami z serwisu &lt;strong&gt;kadrywpraktyce.pl&lt;/strong&gt;&lt;/p&gt;">
            <text:p>&lt;p&gt;&lt;strong&gt;PLAN KURSU- 56 godz. :&lt;/strong&gt;&lt;/p&gt;

&lt;p&gt;&lt;strong&gt;Podstawowe definicje i zagadnienia&lt;/strong&gt;&lt;/p&gt;

&lt;p&gt;Stosunek pracy i umowy cywilnoprawne&lt;/p&gt;

&lt;p&gt;Źródła prawa pracy&lt;/p&gt;

&lt;p&gt;Akty wewnątrzzakładowe – regulaminy, zarządzenia&lt;/p&gt;

&lt;p&gt;Najważniejsze zasady prawa pracy&lt;/p&gt;

&lt;p&gt;Informacje o pracowniku, których może żądać pracodawca&lt;/p&gt;

&lt;p&gt;Obowiązek informacyjny pracodawcy wobec pracownika i instytucji państwowych&lt;/p&gt;

&lt;p&gt;Dokumentacja pracownicza – akta osobowe i ewidencje&lt;/p&gt;

&lt;p&gt;Obowiązki pracodawcy w zakresie BHP i badań lekarskich pracowników&lt;/p&gt;

&lt;p&gt; &lt;/p&gt;

&lt;p&gt;&lt;strong&gt;Zatrudnianie pracowników - nawiązanie umowy o pracę&lt;/strong&gt;&lt;/p&gt;

&lt;p&gt;Rodzaje umów o pracę&lt;/p&gt;

&lt;p&gt;Forma umowy o pracę&lt;/p&gt;

&lt;p&gt;Treść i zawartość umowy o pracę&lt;/p&gt;

&lt;p&gt; &lt;/p&gt;

&lt;p&gt;&lt;strong&gt;Zatrudnianie pracowników - obowiązki pracodawcy  i pracownika&lt;/strong&gt;&lt;/p&gt;

&lt;p&gt;Zakres czynności pracownika&lt;/p&gt;

&lt;p&gt;Wykonywanie poleceń służbowych pracodawcy i przełożonego&lt;/p&gt;

&lt;p&gt;Odpowiedzialność porządkowa pracownika&lt;/p&gt;

&lt;p&gt;Odpowiedzialność materialna pracownika&lt;/p&gt;

&lt;p&gt;Umowy o zakazie konkurencji&lt;/p&gt;

&lt;p&gt;Usprawiedliwianie nieobecności w pracy&lt;/p&gt;

&lt;p&gt; &lt;/p&gt;

&lt;p&gt;&lt;strong&gt;Zatrudnianie pracowników - zmiana warunków wykonywania pracy&lt;/strong&gt;&lt;/p&gt;

&lt;p&gt;Zmiana warunków pracy – aneksy&lt;/p&gt;

&lt;p&gt;Zmiana warunków pracy – wypowiedzenie zmieniające&lt;/p&gt;

&lt;p&gt;Czasowe powierzenie innej pracy – potrzeby pracodawcy&lt;/p&gt;

&lt;p&gt;Czasowe powierzenie innej pracy – stan zdrowia pracownika&lt;/p&gt;

&lt;p&gt; &lt;/p&gt;

&lt;p&gt;&lt;strong&gt;Ustanie stosunku pracy&lt;/strong&gt;&lt;/p&gt;

&lt;p&gt;Przyczyny i sposoby ustania stosunku pracy&lt;/p&gt;

&lt;p&gt;Wypowiedzenie umowy o pracę&lt;/p&gt;

&lt;p&gt;Przedłużenie i skrócenie okresu wypowiedzenia&lt;/p&gt;

&lt;p&gt;Obliczanie okresów wypowiedzenia&lt;br /&gt;
Rozwiązanie umowy o pracę bez zachowania okresu wypowiedzenia&lt;/p&gt;

&lt;p&gt;Porozumienie stron&lt;/p&gt;

&lt;p&gt;Wygaśnięcie stosunku pracy&lt;/p&gt;

&lt;p&gt;Świadectwo pracy&lt;/p&gt;

&lt;p&gt; &lt;/p&gt;

&lt;p&gt;&lt;strong&gt;Zatrudnianie na podstawie umów cywilnoprawnych - umowa zlecenia i umowa o dzieło&lt;/strong&gt;&lt;/p&gt;

&lt;p&gt;Umowa zlecenia – prawidłowa treść umowy i jej realizacja&lt;/p&gt;

&lt;p&gt;Umowa o dzieło – prawidłowa treść umowy i jej realizacja&lt;/p&gt;

&lt;p&gt; &lt;/p&gt;

&lt;p&gt;&lt;strong&gt;Czas pracy&lt;/strong&gt;&lt;/p&gt;

&lt;p&gt;Pojęcie czasu pracy – podstawowe definicje i zagadnienia&lt;/p&gt;

&lt;p&gt;Systemy i rozkłady czasu pracy&lt;/p&gt;

&lt;p&gt;Pora nocna w zakładzie pracy&lt;/p&gt;

&lt;p&gt;Nadgodziny i ich rozliczanie&lt;/p&gt;

&lt;p&gt;Praca w niedziele i święta&lt;/p&gt;

&lt;p&gt;Dyżury pracownicze&lt;/p&gt;

&lt;p&gt;Przerwy w pracy&lt;/p&gt;

&lt;p&gt;Ewidencja czasu pracy&lt;/p&gt;

&lt;p&gt; &lt;/p&gt;

&lt;p&gt;&lt;strong&gt;Urlopy wypoczynkowe&lt;/strong&gt;&lt;/p&gt;

&lt;p&gt;Zasady udzielania urlopów wypoczynkowych&lt;/p&gt;

&lt;p&gt;Prawo do pierwszego urlopu&lt;/p&gt;

&lt;p&gt;Urlop wypoczynkowy – naliczanie&lt;/p&gt;

&lt;p&gt;Plan urlopów w zakładzie pracy&lt;/p&gt;

&lt;p&gt;Urlop wypoczynkowy pod telefonem i odwołanie pracownika z urlopu&lt;/p&gt;

&lt;p&gt;Urlop na żądanie i urlop zaległy&lt;/p&gt;

&lt;p&gt;Urlop wypoczynkowy na umowie zlecenia&lt;/p&gt;

&lt;p&gt; &lt;/p&gt;

&lt;p&gt;&lt;strong&gt;Pozostałe urlopy i dni wolne w zakładzie pracy&lt;/strong&gt;&lt;/p&gt;

&lt;p&gt;Urlop bezpłatny&lt;strong&gt;, &lt;/strong&gt;szkoleniowy, urlop macierzyński, rodzicielski i ojcowski, urlop wychowawczy,&lt;/p&gt;

&lt;p&gt;Opieka nad zdrowym dzieckiem&lt;/p&gt;

&lt;p&gt;Urlop okolicznościowy&lt;/p&gt;

&lt;p&gt;Opieka nad chorym członkiem rodziny&lt;/p&gt;

&lt;p&gt;Urlop na poszukiwanie pracy&lt;/p&gt;

&lt;p&gt; &lt;/p&gt;

&lt;p&gt;&lt;strong&gt;Wynagrodzenie za pracę&lt;/strong&gt;&lt;/p&gt;

&lt;p&gt;Zasady wypłaty wynagrodzeń za pracę&lt;/p&gt;

&lt;p&gt;Wynagrodzenia urlopowe i ekwiwalent za urlop&lt;/p&gt;

&lt;p&gt;Obowiązkowe i dobrowolne składniki wynagrodzeń&lt;/p&gt;

&lt;p&gt;Dodatki za porę nocną i nadgodziny&lt;/p&gt;

&lt;p&gt;Wynagrodzenia chorobowe i zasiłki&lt;/p&gt;

&lt;p&gt;Przykładowa lista płac&lt;/p&gt;

&lt;p&gt;Ewidencja wynagrodzeń&lt;/p&gt;

&lt;p&gt; &lt;/p&gt;

&lt;p&gt;Szczegółowe informacje na temat kursu na stronie:&lt;/p&gt;

&lt;p&gt; http://spdszkolenia.pl/course/specjalista-ds-kadr-kurs-certyfikowany/&lt;/p&gt;

&lt;p&gt; &lt;/p&gt;

&lt;p&gt;Jesteśmy jednostką szkoleniową, wpisaną do Krajowego Rejestru Instytucji Szkoleniowych pod numerem 2.18/00091/2015.&lt;/p&gt;

&lt;p&gt;Kurs przygotowany we współpracy z ekspertami z serwisu &lt;strong&gt;kadrywpraktyce.pl&lt;/strong&gt;&lt;/p&gt;</text:p>
          </table:table-cell>
          <table:table-cell office:value-type="string" office:string-value="&lt;p&gt;Adresaci kursu to przede wszystkim osoby, które pracują bądź zamierzaą podjąć zatrudnienie w działach kadrowo-płacowych przedsiębiorstw i instytucji. Kurs skupia się na praktycznych aspektach pracy kadrowej. W trakcie kursu poznasz dziesiątki przykładów rozwiązań problemów kadrowych, pobierzesz wszelkie niezbędne wzory pism, wniosków i umów.&lt;/p&gt;">
            <text:p>&lt;p&gt;Adresaci kursu to przede wszystkim osoby, które pracują bądź zamierzaą podjąć zatrudnienie w działach kadrowo-płacowych przedsiębiorstw i instytucji. Kurs skupia się na praktycznych aspektach pracy kadrowej. W trakcie kursu poznasz dziesiątki przykładów rozwiązań problemów kadrowych, pobierzesz wszelkie niezbędne wzory pism, wniosków i umów.&lt;/p&gt;</text:p>
          </table:table-cell>
          <table:table-cell office:value-type="string" office:string-value="">
            <text:p/>
          </table:table-cell>
          <table:table-cell office:value-type="string" office:string-value="">
            <text:p/>
          </table:table-cell>
          <table:table-cell office:value-type="string" office:string-value="&lt;p&gt;Dostęp do kursu 24/7 - Kursant otrzymuje swoje unikalne konto, po zalogownaiu się ma dostęp do kursu i sam narzuca sobie tempo pracy. W czasie kursu pełne wsparcie techniczne Trenera - kontakt mailowy, telefoniczny lub LiveChat w czasie rzeczywistym. Doradztwo prawne i wsparcie w trakcie kursu i po jego ukończeniu. Pomoc we wdrożeniu się do pracy na stanowisku kadrowej.&lt;/p&gt;&#10;&#10;&lt;p&gt;Drukowane certyfikaty i wszekie materiały w cenie kursu. W cenie kursu również pomoc prawna i doradztwo.&lt;/p&gt;&#10;&lt;ul&gt;&lt;li&gt;Skrypt kursowy, zawierający wszystkie lekcje&lt;/li&gt;&#10; &lt;li&gt;Wszelkie niezbędne wzory pism i umów&lt;/li&gt;&#10; &lt;li&gt;Na żądanie kursanta dodatkowe materiały spoza zakresu kursu, wedle potrzeb.&lt;/li&gt;&#10;&lt;/ul&gt;">
            <text:p>&lt;p&gt;Dostęp do kursu 24/7 - Kursant otrzymuje swoje unikalne konto, po zalogownaiu się ma dostęp do kursu i sam narzuca sobie tempo pracy. W czasie kursu pełne wsparcie techniczne Trenera - kontakt mailowy, telefoniczny lub LiveChat w czasie rzeczywistym. Doradztwo prawne i wsparcie w trakcie kursu i po jego ukończeniu. Pomoc we wdrożeniu się do pracy na stanowisku kadrowej.&lt;/p&gt;

&lt;p&gt;Drukowane certyfikaty i wszekie materiały w cenie kursu. W cenie kursu również pomoc prawna i doradztwo.&lt;/p&gt;
&lt;ul&gt;&lt;li&gt;Skrypt kursowy, zawierający wszystkie lekcje&lt;/li&gt;
	&lt;li&gt;Wszelkie niezbędne wzory pism i umów&lt;/li&gt;
	&lt;li&gt;Na żądanie kursanta dodatkowe materiały spoza zakresu kursu, wedle potrzeb.&lt;/li&gt;
&lt;/ul&gt;</text:p>
          </table:table-cell>
          <table:table-cell office:value-type="string" office:string-value="">
            <text:p/>
          </table:table-cell>
          <table:table-cell office:value-type="string" office:string-value="">
            <text:p/>
          </table:table-cell>
          <table:table-cell office:value-type="float" office:value="16900.0">
            <text:p>16900.0</text:p>
          </table:table-cell>
          <table:table-cell office:value-type="float" office:value="16900.0">
            <text:p>16900.0</text:p>
          </table:table-cell>
          <table:table-cell office:value-type="float" office:value="1300">
            <text:p>1300</text:p>
          </table:table-cell>
          <table:table-cell office:value-type="float" office:value="1300">
            <text:p>1300</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quot;id&quot;: 6846, &quot;logo&quot;: {&quot;url&quot;: &quot;https://uslugirozwojowe.parp.gov.pl/api/file/preview?token=%242a%2406%24GBxir8DGh6GZkLcIpieoDe&quot;, &quot;nazwa&quot;: &quot;spd-29-08-logo2-460x132.png&quot;, &quot;rozszerzenie&quot;: null}, &quot;nazwa&quot;: &quot;Niepubliczne Centrum Kształcenia Ustawicznego SPD SZKOLENIA&quot;}">
            <text:p>{"id": 6846, "logo": {"url": "https://uslugirozwojowe.parp.gov.pl/api/file/preview?token=%242a%2406%24GBxir8DGh6GZkLcIpieoDe", "nazwa": "spd-29-08-logo2-460x132.png", "rozszerzenie": null}, "nazwa": "Niepubliczne Centrum Kształcenia Ustawicznego SPD SZKOLENIA"}</text:p>
          </table:table-cell>
          <table:table-cell office:value-type="string" office:string-value="{&quot;email&quot;: &quot;kontakt@spdszkolenia.pl&quot;, &quot;telefon&quot;: &quot; 509186561&quot;, &quot;zdjecie&quot;: null, &quot;imieNazwisko&quot;: &quot;Przemysław Doliński&quot;}">
            <text:p>{"email": "kontakt@spdszkolenia.pl", "telefon": " 509186561", "zdjecie": null, "imieNazwisko": "Przemysław Doliński"}</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67, &quot;adres&quot;: null, &quot;numer&quot;: &quot;2016/11/02/6846/22667&quot;, &quot;ocena&quot;: {&quot;liczbaOcen&quot;: 0, &quot;sredniaZOcen&quot;: 0.0}, &quot;tytul&quot;: &quot;Kurs kadry, płace \&quot;Specjalista ds. Kadr\&quot; - SPD - szkolenie online&quot;, &quot;status&quot;: &quot;ZREALIZOWANA&quot;, &quot;efektUslugi&quot;: null, &quot;celBiznesowy&quot;: null, &quot;liczbaGodzin&quot;: 0, &quot;celEdukacyjny&quot;: &quot;Kurs online „Specjalista do spraw kadr” dedykowany jest dla wszystkich, którzy chcą zdobyć wiedzę i doświadczenie w zakresie profesjonalnej obsługi kadrowej firmy czy instytucji.\n\nW trakcie kursu dowiesz się, jak zatrudniać i zwalniać pracowników, jak prowadzić dokumentację pracowniczą i akta osobowe, jak rozliczać czas pracy itp. (szczegółowy program kursu poniżej). Każda lekcja poparta jest wieloma przykładami praktycznymi, dzięki którym poszerzysz swoją wiedzę o niezbędną w kadrach praktykę.\n\nKurs pozwala na zdobycie umiejętności niezbędnych do wykonywania zawodu specjalisty do spraw kadrowych w jednostce organizacyjnej (kod zawodu: 242307).\n\nDokładny plan kursu na stronie www.spdszkolenia.pl&quot;, &quot;dostawcaUslug&quot;: {&quot;id&quot;: 6846, &quot;logo&quot;: {&quot;url&quot;: &quot;https://uslugirozwojowe.parp.gov.pl/api/file/preview?token=%242a%2406%24GBxir8DGh6GZkLcIpieoDe&quot;, &quot;nazwa&quot;: &quot;spd-29-08-logo2-460x132.png&quot;, &quot;rozszerzenie&quot;: null}, &quot;nazwa&quot;: &quot;Niepubliczne Centrum Kształcenia Ustawicznego SPD SZKOLENIA&quot;}, &quot;grupaDocelowa&quot;: &quot;&lt;p&gt;Adresaci kursu to przede wszystkim osoby, które pracują bądź zamierzaą podjąć zatrudnienie w działach kadrowo-płacowych przedsiębiorstw i instytucji. Kurs skupia się na praktycznych aspektach pracy kadrowej. W trakcie kursu poznasz dziesiątki przykładów rozwiązań problemów kadrowych, pobierzesz wszelkie niezbędne wzory pism, wniosków i umów.&lt;/p&gt;&quot;, &quot;kodyDostepowe&quot;: null, &quot;programUslugi&quot;: &quot;&lt;p&gt;&lt;strong&gt;PLAN KURSU- 56 godz. :&lt;/strong&gt;&lt;/p&gt;\n\n&lt;p&gt;&lt;strong&gt;Podstawowe definicje i zagadnienia&lt;/strong&gt;&lt;/p&gt;\n\n&lt;p&gt;Stosunek pracy i umowy cywilnoprawne&lt;/p&gt;\n\n&lt;p&gt;Źródła prawa pracy&lt;/p&gt;\n\n&lt;p&gt;Akty wewnątrzzakładowe – regulaminy, zarządzenia&lt;/p&gt;\n\n&lt;p&gt;Najważniejsze zasady prawa pracy&lt;/p&gt;\n\n&lt;p&gt;Informacje o pracowniku, których może żądać pracodawca&lt;/p&gt;\n\n&lt;p&gt;Obowiązek informacyjny pracodawcy wobec pracownika i instytucji państwowych&lt;/p&gt;\n\n&lt;p&gt;Dokumentacja pracownicza – akta osobowe i ewidencje&lt;/p&gt;\n\n&lt;p&gt;Obowiązki pracodawcy w zakresie BHP i badań lekarskich pracowników&lt;/p&gt;\n\n&lt;p&gt; &lt;/p&gt;\n\n&lt;p&gt;&lt;strong&gt;Zatrudnianie pracowników - nawiązanie umowy o pracę&lt;/strong&gt;&lt;/p&gt;\n\n&lt;p&gt;Rodzaje umów o pracę&lt;/p&gt;\n\n&lt;p&gt;Forma umowy o pracę&lt;/p&gt;\n\n&lt;p&gt;Treść i zawartość umowy o pracę&lt;/p&gt;\n\n&lt;p&gt; &lt;/p&gt;\n\n&lt;p&gt;&lt;strong&gt;Zatrudnianie pracowników - obowiązki pracodawcy  i pracownika&lt;/strong&gt;&lt;/p&gt;\n\n&lt;p&gt;Zakres czynności pracownika&lt;/p&gt;\n\n&lt;p&gt;Wykonywanie poleceń służbowych pracodawcy i przełożonego&lt;/p&gt;\n\n&lt;p&gt;Odpowiedzialność porządkowa pracownika&lt;/p&gt;\n\n&lt;p&gt;Odpowiedzialność materialna pracownika&lt;/p&gt;\n\n&lt;p&gt;Umowy o zakazie konkurencji&lt;/p&gt;\n\n&lt;p&gt;Usprawiedliwianie nieobecności w pracy&lt;/p&gt;\n\n&lt;p&gt; &lt;/p&gt;\n\n&lt;p&gt;&lt;strong&gt;Zatrudnianie pracowników - zmiana warunków wykonywania pracy&lt;/strong&gt;&lt;/p&gt;\n\n&lt;p&gt;Zmiana warunków pracy – aneksy&lt;/p&gt;\n\n&lt;p&gt;Zmiana warunków pracy – wypowiedzenie zmieniające&lt;/p&gt;\n\n&lt;p&gt;Czasowe powierzenie innej pracy – potrzeby pracodawcy&lt;/p&gt;\n\n&lt;p&gt;Czasowe powierzenie innej pracy – stan zdrowia pracownika&lt;/p&gt;\n\n&lt;p&gt; &lt;/p&gt;\n\n&lt;p&gt;&lt;strong&gt;Ustanie stosunku pracy&lt;/strong&gt;&lt;/p&gt;\n\n&lt;p&gt;Przyczyny i sposoby ustania stosunku pracy&lt;/p&gt;\n\n&lt;p&gt;Wypowiedzenie umowy o pracę&lt;/p&gt;\n\n&lt;p&gt;Przedłużenie i skrócenie okresu wypowiedzenia&lt;/p&gt;\n\n&lt;p&gt;Obliczanie okresów wypowiedzenia&lt;br /&gt;\nRozwiązanie umowy o pracę bez zachowania okresu wypowiedzenia&lt;/p&gt;\n\n&lt;p&gt;Porozumienie stron&lt;/p&gt;\n\n&lt;p&gt;Wygaśnięcie stosunku pracy&lt;/p&gt;\n\n&lt;p&gt;Świadectwo pracy&lt;/p&gt;\n\n&lt;p&gt; &lt;/p&gt;\n\n&lt;p&gt;&lt;strong&gt;Zatrudnianie na podstawie umów cywilnoprawnych - umowa zlecenia i umowa o dzieło&lt;/strong&gt;&lt;/p&gt;\n\n&lt;p&gt;Umowa zlecenia – prawidłowa treść umowy i jej realizacja&lt;/p&gt;\n\n&lt;p&gt;Umowa o dzieło – prawidłowa treść umowy i jej realizacja&lt;/p&gt;\n\n&lt;p&gt; &lt;/p&gt;\n\n&lt;p&gt;&lt;strong&gt;Czas pracy&lt;/strong&gt;&lt;/p&gt;\n\n&lt;p&gt;Pojęcie czasu pracy – podstawowe definicje i zagadnienia&lt;/p&gt;\n\n&lt;p&gt;Systemy i rozkłady czasu pracy&lt;/p&gt;\n\n&lt;p&gt;Pora nocna w zakładzie pracy&lt;/p&gt;\n\n&lt;p&gt;Nadgodziny i ich rozliczanie&lt;/p&gt;\n\n&lt;p&gt;Praca w niedziele i święta&lt;/p&gt;\n\n&lt;p&gt;Dyżury pracownicze&lt;/p&gt;\n\n&lt;p&gt;Przerwy w pracy&lt;/p&gt;\n\n&lt;p&gt;Ewidencja czasu pracy&lt;/p&gt;\n\n&lt;p&gt; &lt;/p&gt;\n\n&lt;p&gt;&lt;strong&gt;Urlopy wypoczynkowe&lt;/strong&gt;&lt;/p&gt;\n\n&lt;p&gt;Zasady udzielania urlopów wypoczynkowych&lt;/p&gt;\n\n&lt;p&gt;Prawo do pierwszego urlopu&lt;/p&gt;\n\n&lt;p&gt;Urlop wypoczynkowy – naliczanie&lt;/p&gt;\n\n&lt;p&gt;Plan urlopów w zakładzie pracy&lt;/p&gt;\n\n&lt;p&gt;Urlop wypoczynkowy pod telefonem i odwołanie pracownika z urlopu&lt;/p&gt;\n\n&lt;p&gt;Urlop na żądanie i urlop zaległy&lt;/p&gt;\n\n&lt;p&gt;Urlop wypoczynkowy na umowie zlecenia&lt;/p&gt;\n\n&lt;p&gt; &lt;/p&gt;\n\n&lt;p&gt;&lt;strong&gt;Pozostałe urlopy i dni wolne w zakładzie pracy&lt;/strong&gt;&lt;/p&gt;\n\n&lt;p&gt;Urlop bezpłatny&lt;strong&gt;, &lt;/strong&gt;szkoleniowy, urlop macierzyński, rodzicielski i ojcowski, urlop wychowawczy,&lt;/p&gt;\n\n&lt;p&gt;Opieka nad zdrowym dzieckiem&lt;/p&gt;\n\n&lt;p&gt;Urlop okolicznościowy&lt;/p&gt;\n\n&lt;p&gt;Opieka nad chorym członkiem rodziny&lt;/p&gt;\n\n&lt;p&gt;Urlop na poszukiwanie pracy&lt;/p&gt;\n\n&lt;p&gt; &lt;/p&gt;\n\n&lt;p&gt;&lt;strong&gt;Wynagrodzenie za pracę&lt;/strong&gt;&lt;/p&gt;\n\n&lt;p&gt;Zasady wypłaty wynagrodzeń za pracę&lt;/p&gt;\n\n&lt;p&gt;Wynagrodzenia urlopowe i ekwiwalent za urlop&lt;/p&gt;\n\n&lt;p&gt;Obowiązkowe i dobrowolne składniki wynagrodzeń&lt;/p&gt;\n\n&lt;p&gt;Dodatki za porę nocną i nadgodziny&lt;/p&gt;\n\n&lt;p&gt;Wynagrodzenia chorobowe i zasiłki&lt;/p&gt;\n\n&lt;p&gt;Przykładowa lista płac&lt;/p&gt;\n\n&lt;p&gt;Ewidencja wynagrodzeń&lt;/p&gt;\n\n&lt;p&gt; &lt;/p&gt;\n\n&lt;p&gt;Szczegółowe informacje na temat kursu na stronie:&lt;/p&gt;\n\n&lt;p&gt; http://spdszkolenia.pl/course/specjalista-ds-kadr-kurs-certyfikowany/&lt;/p&gt;\n\n&lt;p&gt; &lt;/p&gt;\n\n&lt;p&gt;Jesteśmy jednostką szkoleniową, wpisaną do Krajowego Rejestru Instytucji Szkoleniowych pod numerem 2.18/00091/2015.&lt;/p&gt;\n\n&lt;p&gt;Kurs przygotowany we współpracy z ekspertami z serwisu &lt;strong&gt;kadrywpraktyce.pl&lt;/strong&gt;&lt;/p&gt;&quot;, &quot;listaProjektow&quot;: [], &quot;idRodzajuUslugi&quot;: 144, &quot;kwalifikacjeKuz&quot;: [], &quot;osobaKontaktowa&quot;: {&quot;email&quot;: &quot;kontakt@spdszkolenia.pl&quot;, &quot;telefon&quot;: &quot; 509186561&quot;, &quot;zdjecie&quot;: null, &quot;imieNazwisko&quot;: &quot;Przemysław Doliński&quot;}, &quot;zakresUprawnien&quot;: null, &quot;efektyUczeniaSie&quot;: null, &quot;inneKwalifikacje&quot;: [], &quot;cenaNettoZaUsluge&quot;: null, &quot;idKategoriiUslugi&quot;: 469, &quot;idKwalifikacjiKkz&quot;: null, &quot;idKwalifikacjiZrk&quot;: null, &quot;warunkiTechniczne&quot;: null, &quot;cenaBruttoZaUsluge&quot;: null, &quot;cenaNettoZaGodzine&quot;: 1300, &quot;idFormySwiadczenia&quot;: 1, &quot;idPodrodzajuUslugi&quot;: 145, &quot;warunkiLogistyczne&quot;: [], &quot;cenaBruttoZaGodzine&quot;: 1300, &quot;formyDofinansowania&quot;: [], &quot;informacjeDodatkowe&quot;: &quot;&lt;p&gt;Dostęp do kursu 24/7 - Kursant otrzymuje swoje unikalne konto, po zalogownaiu się ma dostęp do kursu i sam narzuca sobie tempo pracy. W czasie kursu pełne wsparcie techniczne Trenera - kontakt mailowy, telefoniczny lub LiveChat w czasie rzeczywistym. Doradztwo prawne i wsparcie w trakcie kursu i po jego ukończeniu. Pomoc we wdrożeniu się do pracy na stanowisku kadrowej.&lt;/p&gt;\n\n&lt;p&gt;Drukowane certyfikaty i wszekie materiały w cenie kursu. W cenie kursu również pomoc prawna i doradztwo.&lt;/p&gt;\n&lt;ul&gt;&lt;li&gt;Skrypt kursowy, zawierający wszystkie lekcje&lt;/li&gt;\n\t&lt;li&gt;Wszelkie niezbędne wzory pism i umów&lt;/li&gt;\n\t&lt;li&gt;Na żądanie kursanta dodatkowe materiały spoza zakresu kursu, wedle potrzeb.&lt;/li&gt;\n&lt;/ul&gt;&quot;, &quot;kosztWalidacjiNetto&quot;: null, &quot;warunkiUczestnictwa&quot;: null, &quot;idPodkategoriiUslugi&quot;: 471, &quot;kosztWalidacjiBrutto&quot;: null, &quot;cenaNettoZaUczestnika&quot;: 16900, &quot;dataRozpoczeciaUslugi&quot;: &quot;2016-11-07T00:00:00+01:00&quot;, &quot;dataZakonczeniaUslugi&quot;: &quot;2016-11-30T00:00:00+01:00&quot;, &quot;cenaBruttoZaUczestnika&quot;: 16900, &quot;czyUslugaDofinansowana&quot;: false, &quot;materialyDlaUczestnikow&quot;: null, &quot;kosztCertyfikowaniaNetto&quot;: null, &quot;czyCenaDotyczyCalejUslugi&quot;: false, &quot;dataZakonczeniaRekrutacji&quot;: &quot;2016-11-30T00:00:00+01:00&quot;, &quot;kosztCertyfikowaniaBrutto&quot;: null, &quot;minimalnaLiczbaUczestnikow&quot;: 1, &quot;szczegolyMiejscaRealizacji&quot;: null, &quot;maksymalnaLiczbaUczestnikow&quot;: null,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67, "adres": null, "numer": "2016/11/02/6846/22667", "ocena": {"liczbaOcen": 0, "sredniaZOcen": 0.0}, "tytul": "Kurs kadry, płace \"Specjalista ds. Kadr\" - SPD - szkolenie online", "status": "ZREALIZOWANA", "efektUslugi": null, "celBiznesowy": null, "liczbaGodzin": 0, "celEdukacyjny": "Kurs online „Specjalista do spraw kadr” dedykowany jest dla wszystkich, którzy chcą zdobyć wiedzę i doświadczenie w zakresie profesjonalnej obsługi kadrowej firmy czy instytucji.\n\nW trakcie kursu dowiesz się, jak zatrudniać i zwalniać pracowników, jak prowadzić dokumentację pracowniczą i akta osobowe, jak rozliczać czas pracy itp. (szczegółowy program kursu poniżej). Każda lekcja poparta jest wieloma przykładami praktycznymi, dzięki którym poszerzysz swoją wiedzę o niezbędną w kadrach praktykę.\n\nKurs pozwala na zdobycie umiejętności niezbędnych do wykonywania zawodu specjalisty do spraw kadrowych w jednostce organizacyjnej (kod zawodu: 242307).\n\nDokładny plan kursu na stronie www.spdszkolenia.pl", "dostawcaUslug": {"id": 6846, "logo": {"url": "https://uslugirozwojowe.parp.gov.pl/api/file/preview?token=%242a%2406%24GBxir8DGh6GZkLcIpieoDe", "nazwa": "spd-29-08-logo2-460x132.png", "rozszerzenie": null}, "nazwa": "Niepubliczne Centrum Kształcenia Ustawicznego SPD SZKOLENIA"}, "grupaDocelowa": "&lt;p&gt;Adresaci kursu to przede wszystkim osoby, które pracują bądź zamierzaą podjąć zatrudnienie w działach kadrowo-płacowych przedsiębiorstw i instytucji. Kurs skupia się na praktycznych aspektach pracy kadrowej. W trakcie kursu poznasz dziesiątki przykładów rozwiązań problemów kadrowych, pobierzesz wszelkie niezbędne wzory pism, wniosków i umów.&lt;/p&gt;", "kodyDostepowe": null, "programUslugi": "&lt;p&gt;&lt;strong&gt;PLAN KURSU- 56 godz. :&lt;/strong&gt;&lt;/p&gt;\n\n&lt;p&gt;&lt;strong&gt;Podstawowe definicje i zagadnienia&lt;/strong&gt;&lt;/p&gt;\n\n&lt;p&gt;Stosunek pracy i umowy cywilnoprawne&lt;/p&gt;\n\n&lt;p&gt;Źródła prawa pracy&lt;/p&gt;\n\n&lt;p&gt;Akty wewnątrzzakładowe – regulaminy, zarządzenia&lt;/p&gt;\n\n&lt;p&gt;Najważniejsze zasady prawa pracy&lt;/p&gt;\n\n&lt;p&gt;Informacje o pracowniku, których może żądać pracodawca&lt;/p&gt;\n\n&lt;p&gt;Obowiązek informacyjny pracodawcy wobec pracownika i instytucji państwowych&lt;/p&gt;\n\n&lt;p&gt;Dokumentacja pracownicza – akta osobowe i ewidencje&lt;/p&gt;\n\n&lt;p&gt;Obowiązki pracodawcy w zakresie BHP i badań lekarskich pracowników&lt;/p&gt;\n\n&lt;p&gt; &lt;/p&gt;\n\n&lt;p&gt;&lt;strong&gt;Zatrudnianie pracowników - nawiązanie umowy o pracę&lt;/strong&gt;&lt;/p&gt;\n\n&lt;p&gt;Rodzaje umów o pracę&lt;/p&gt;\n\n&lt;p&gt;Forma umowy o pracę&lt;/p&gt;\n\n&lt;p&gt;Treść i zawartość umowy o pracę&lt;/p&gt;\n\n&lt;p&gt; &lt;/p&gt;\n\n&lt;p&gt;&lt;strong&gt;Zatrudnianie pracowników - obowiązki pracodawcy  i pracownika&lt;/strong&gt;&lt;/p&gt;\n\n&lt;p&gt;Zakres czynności pracownika&lt;/p&gt;\n\n&lt;p&gt;Wykonywanie poleceń służbowych pracodawcy i przełożonego&lt;/p&gt;\n\n&lt;p&gt;Odpowiedzialność porządkowa pracownika&lt;/p&gt;\n\n&lt;p&gt;Odpowiedzialność materialna pracownika&lt;/p&gt;\n\n&lt;p&gt;Umowy o zakazie konkurencji&lt;/p&gt;\n\n&lt;p&gt;Usprawiedliwianie nieobecności w pracy&lt;/p&gt;\n\n&lt;p&gt; &lt;/p&gt;\n\n&lt;p&gt;&lt;strong&gt;Zatrudnianie pracowników - zmiana warunków wykonywania pracy&lt;/strong&gt;&lt;/p&gt;\n\n&lt;p&gt;Zmiana warunków pracy – aneksy&lt;/p&gt;\n\n&lt;p&gt;Zmiana warunków pracy – wypowiedzenie zmieniające&lt;/p&gt;\n\n&lt;p&gt;Czasowe powierzenie innej pracy – potrzeby pracodawcy&lt;/p&gt;\n\n&lt;p&gt;Czasowe powierzenie innej pracy – stan zdrowia pracownika&lt;/p&gt;\n\n&lt;p&gt; &lt;/p&gt;\n\n&lt;p&gt;&lt;strong&gt;Ustanie stosunku pracy&lt;/strong&gt;&lt;/p&gt;\n\n&lt;p&gt;Przyczyny i sposoby ustania stosunku pracy&lt;/p&gt;\n\n&lt;p&gt;Wypowiedzenie umowy o pracę&lt;/p&gt;\n\n&lt;p&gt;Przedłużenie i skrócenie okresu wypowiedzenia&lt;/p&gt;\n\n&lt;p&gt;Obliczanie okresów wypowiedzenia&lt;br /&gt;\nRozwiązanie umowy o pracę bez zachowania okresu wypowiedzenia&lt;/p&gt;\n\n&lt;p&gt;Porozumienie stron&lt;/p&gt;\n\n&lt;p&gt;Wygaśnięcie stosunku pracy&lt;/p&gt;\n\n&lt;p&gt;Świadectwo pracy&lt;/p&gt;\n\n&lt;p&gt; &lt;/p&gt;\n\n&lt;p&gt;&lt;strong&gt;Zatrudnianie na podstawie umów cywilnoprawnych - umowa zlecenia i umowa o dzieło&lt;/strong&gt;&lt;/p&gt;\n\n&lt;p&gt;Umowa zlecenia – prawidłowa treść umowy i jej realizacja&lt;/p&gt;\n\n&lt;p&gt;Umowa o dzieło – prawidłowa treść umowy i jej realizacja&lt;/p&gt;\n\n&lt;p&gt; &lt;/p&gt;\n\n&lt;p&gt;&lt;strong&gt;Czas pracy&lt;/strong&gt;&lt;/p&gt;\n\n&lt;p&gt;Pojęcie czasu pracy – podstawowe definicje i zagadnienia&lt;/p&gt;\n\n&lt;p&gt;Systemy i rozkłady czasu pracy&lt;/p&gt;\n\n&lt;p&gt;Pora nocna w zakładzie pracy&lt;/p&gt;\n\n&lt;p&gt;Nadgodziny i ich rozliczanie&lt;/p&gt;\n\n&lt;p&gt;Praca w niedziele i święta&lt;/p&gt;\n\n&lt;p&gt;Dyżury pracownicze&lt;/p&gt;\n\n&lt;p&gt;Przerwy w pracy&lt;/p&gt;\n\n&lt;p&gt;Ewidencja czasu pracy&lt;/p&gt;\n\n&lt;p&gt; &lt;/p&gt;\n\n&lt;p&gt;&lt;strong&gt;Urlopy wypoczynkowe&lt;/strong&gt;&lt;/p&gt;\n\n&lt;p&gt;Zasady udzielania urlopów wypoczynkowych&lt;/p&gt;\n\n&lt;p&gt;Prawo do pierwszego urlopu&lt;/p&gt;\n\n&lt;p&gt;Urlop wypoczynkowy – naliczanie&lt;/p&gt;\n\n&lt;p&gt;Plan urlopów w zakładzie pracy&lt;/p&gt;\n\n&lt;p&gt;Urlop wypoczynkowy pod telefonem i odwołanie pracownika z urlopu&lt;/p&gt;\n\n&lt;p&gt;Urlop na żądanie i urlop zaległy&lt;/p&gt;\n\n&lt;p&gt;Urlop wypoczynkowy na umowie zlecenia&lt;/p&gt;\n\n&lt;p&gt; &lt;/p&gt;\n\n&lt;p&gt;&lt;strong&gt;Pozostałe urlopy i dni wolne w zakładzie pracy&lt;/strong&gt;&lt;/p&gt;\n\n&lt;p&gt;Urlop bezpłatny&lt;strong&gt;, &lt;/strong&gt;szkoleniowy, urlop macierzyński, rodzicielski i ojcowski, urlop wychowawczy,&lt;/p&gt;\n\n&lt;p&gt;Opieka nad zdrowym dzieckiem&lt;/p&gt;\n\n&lt;p&gt;Urlop okolicznościowy&lt;/p&gt;\n\n&lt;p&gt;Opieka nad chorym członkiem rodziny&lt;/p&gt;\n\n&lt;p&gt;Urlop na poszukiwanie pracy&lt;/p&gt;\n\n&lt;p&gt; &lt;/p&gt;\n\n&lt;p&gt;&lt;strong&gt;Wynagrodzenie za pracę&lt;/strong&gt;&lt;/p&gt;\n\n&lt;p&gt;Zasady wypłaty wynagrodzeń za pracę&lt;/p&gt;\n\n&lt;p&gt;Wynagrodzenia urlopowe i ekwiwalent za urlop&lt;/p&gt;\n\n&lt;p&gt;Obowiązkowe i dobrowolne składniki wynagrodzeń&lt;/p&gt;\n\n&lt;p&gt;Dodatki za porę nocną i nadgodziny&lt;/p&gt;\n\n&lt;p&gt;Wynagrodzenia chorobowe i zasiłki&lt;/p&gt;\n\n&lt;p&gt;Przykładowa lista płac&lt;/p&gt;\n\n&lt;p&gt;Ewidencja wynagrodzeń&lt;/p&gt;\n\n&lt;p&gt; &lt;/p&gt;\n\n&lt;p&gt;Szczegółowe informacje na temat kursu na stronie:&lt;/p&gt;\n\n&lt;p&gt; http://spdszkolenia.pl/course/specjalista-ds-kadr-kurs-certyfikowany/&lt;/p&gt;\n\n&lt;p&gt; &lt;/p&gt;\n\n&lt;p&gt;Jesteśmy jednostką szkoleniową, wpisaną do Krajowego Rejestru Instytucji Szkoleniowych pod numerem 2.18/00091/2015.&lt;/p&gt;\n\n&lt;p&gt;Kurs przygotowany we współpracy z ekspertami z serwisu &lt;strong&gt;kadrywpraktyce.pl&lt;/strong&gt;&lt;/p&gt;", "listaProjektow": [], "idRodzajuUslugi": 144, "kwalifikacjeKuz": [], "osobaKontaktowa": {"email": "kontakt@spdszkolenia.pl", "telefon": " 509186561", "zdjecie": null, "imieNazwisko": "Przemysław Doliński"}, "zakresUprawnien": null, "efektyUczeniaSie": null, "inneKwalifikacje": [], "cenaNettoZaUsluge": null, "idKategoriiUslugi": 469, "idKwalifikacjiKkz": null, "idKwalifikacjiZrk": null, "warunkiTechniczne": null, "cenaBruttoZaUsluge": null, "cenaNettoZaGodzine": 1300, "idFormySwiadczenia": 1, "idPodrodzajuUslugi": 145, "warunkiLogistyczne": [], "cenaBruttoZaGodzine": 1300, "formyDofinansowania": [], "informacjeDodatkowe": "&lt;p&gt;Dostęp do kursu 24/7 - Kursant otrzymuje swoje unikalne konto, po zalogownaiu się ma dostęp do kursu i sam narzuca sobie tempo pracy. W czasie kursu pełne wsparcie techniczne Trenera - kontakt mailowy, telefoniczny lub LiveChat w czasie rzeczywistym. Doradztwo prawne i wsparcie w trakcie kursu i po jego ukończeniu. Pomoc we wdrożeniu się do pracy na stanowisku kadrowej.&lt;/p&gt;\n\n&lt;p&gt;Drukowane certyfikaty i wszekie materiały w cenie kursu. W cenie kursu również pomoc prawna i doradztwo.&lt;/p&gt;\n&lt;ul&gt;&lt;li&gt;Skrypt kursowy, zawierający wszystkie lekcje&lt;/li&gt;\n\t&lt;li&gt;Wszelkie niezbędne wzory pism i umów&lt;/li&gt;\n\t&lt;li&gt;Na żądanie kursanta dodatkowe materiały spoza zakresu kursu, wedle potrzeb.&lt;/li&gt;\n&lt;/ul&gt;", "kosztWalidacjiNetto": null, "warunkiUczestnictwa": null, "idPodkategoriiUslugi": 471, "kosztWalidacjiBrutto": null, "cenaNettoZaUczestnika": 16900, "dataRozpoczeciaUslugi": "2016-11-07T00:00:00+01:00", "dataZakonczeniaUslugi": "2016-11-30T00:00:00+01:00", "cenaBruttoZaUczestnika": 16900, "czyUslugaDofinansowana": false, "materialyDlaUczestnikow": null, "kosztCertyfikowaniaNetto": null, "czyCenaDotyczyCalejUslugi": false, "dataZakonczeniaRekrutacji": "2016-11-30T00:00:00+01:00", "kosztCertyfikowaniaBrutto": null, "minimalnaLiczbaUczestnikow": 1, "szczegolyMiejscaRealizacji": null, "maksymalnaLiczbaUczestnikow": null,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923771">
            <text:p>2025-12-16 15:54:17.923771</text:p>
          </table:table-cell>
          <table:table-cell office:value-type="string" office:string-value="2025-12-16 15:54:17.923771">
            <text:p>2025-12-16 15:54:17.923771</text:p>
          </table:table-cell>
        </table:table-row>
        <table:table-row>
          <table:table-cell office:value-type="float" office:value="22627">
            <text:p>22627</text:p>
          </table:table-cell>
          <table:table-cell office:value-type="string" office:string-value="2016/11/02/6571/22627">
            <text:p>2016/11/02/6571/22627</text:p>
          </table:table-cell>
          <table:table-cell office:value-type="string" office:string-value="Coaching Sprzedaży">
            <text:p>Coaching Sprzedaży</text:p>
          </table:table-cell>
          <table:table-cell office:value-type="string" office:string-value="ZREALIZOWANA">
            <text:p>ZREALIZOWANA</text:p>
          </table:table-cell>
          <table:table-cell office:value-type="string" office:string-value="2017-11-29 00:00:00">
            <text:p>2017-11-29 00:00:00</text:p>
          </table:table-cell>
          <table:table-cell office:value-type="string" office:string-value="2017-11-30 00:00:00">
            <text:p>2017-11-30 00:00:00</text:p>
          </table:table-cell>
          <table:table-cell office:value-type="string" office:string-value="2017-11-24 00:00:00">
            <text:p>2017-11-24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Jak osiągnąć sukces w budowaniu efektywnego zespołu sprzedażowego?&#10;W czasach rosnącej konkurencji coraz większe znaczenie ma skuteczność pracowników.&#10;To ich umiejętności okazują się czynnikiem, który daje nam szansę na rozwój działalności i sukces na rynku.">
            <text:p>Jak osiągnąć sukces w budowaniu efektywnego zespołu sprzedażowego?
W czasach rosnącej konkurencji coraz większe znaczenie ma skuteczność pracowników.
To ich umiejętności okazują się czynnikiem, który daje nam szansę na rozwój działalności i sukces na rynku.</text:p>
          </table:table-cell>
          <table:table-cell office:value-type="string" office:string-value="">
            <text:p/>
          </table:table-cell>
          <table:table-cell office:value-type="string" office:string-value="&lt;p&gt;Nabycie wiedzy i umiejętności z zakresu coachingu &lt;/p&gt;">
            <text:p>&lt;p&gt;Nabycie wiedzy i umiejętności z zakresu coachingu &lt;/p&gt;</text:p>
          </table:table-cell>
          <table:table-cell office:value-type="string" office:string-value="&lt;p&gt;&lt;strong&gt;Szczegółowy program do pbrania z http://www.effekt.biz.pl/szkolenia&lt;/strong&gt;&lt;/p&gt;&#10;&#10;&lt;p&gt;Dzień 1&lt;/p&gt;&#10;&#10;&lt;p&gt;1. Definicja zespołu- wykład&lt;/p&gt;&#10;&#10;&lt;p&gt;2. Rekrutacja sprzedawców&lt;/p&gt;&#10;&#10;&lt;p&gt;A.) Cel rozmowy rekrutacyjnej&lt;/p&gt;&#10;&#10;&lt;p&gt;B.) Kogo szukamy?&lt;/p&gt;&#10;&#10;&lt;p&gt;C.) Kluczowe kompetencje&lt;/p&gt;&#10;&#10;&lt;p&gt;D.) Etapy rozmowy rekrutacyjnej&lt;/p&gt;&#10;&#10;&lt;p&gt;E.) Przykładowe scenariusze rozmów rekrutacyjnych-warsztaty&lt;/p&gt;&#10;&#10;&lt;p&gt;Dzień 2&lt;/p&gt;&#10;&#10;&lt;p&gt;1. Coaching jako element kształtowania postaw sprzedawców&lt;/p&gt;&#10;&#10;&lt;p&gt;2. Warsztaty&lt;/p&gt;&#10;&#10;&lt;p&gt;A.) Coaching kompetencji&lt;/p&gt;&#10;&#10;&lt;p&gt;B.) Coaching motywacji&lt;/p&gt;&#10;&#10;&lt;p&gt;3. Indywidualne sesje coachingowe-ćwiczenia.&lt;/p&gt;">
            <text:p>&lt;p&gt;&lt;strong&gt;Szczegółowy program do pbrania z http://www.effekt.biz.pl/szkolenia&lt;/strong&gt;&lt;/p&gt;

&lt;p&gt;Dzień 1&lt;/p&gt;

&lt;p&gt;1. Definicja zespołu- wykład&lt;/p&gt;

&lt;p&gt;2. Rekrutacja sprzedawców&lt;/p&gt;

&lt;p&gt;A.) Cel rozmowy rekrutacyjnej&lt;/p&gt;

&lt;p&gt;B.) Kogo szukamy?&lt;/p&gt;

&lt;p&gt;C.) Kluczowe kompetencje&lt;/p&gt;

&lt;p&gt;D.) Etapy rozmowy rekrutacyjnej&lt;/p&gt;

&lt;p&gt;E.) Przykładowe scenariusze rozmów rekrutacyjnych-warsztaty&lt;/p&gt;

&lt;p&gt;Dzień 2&lt;/p&gt;

&lt;p&gt;1. Coaching jako element kształtowania postaw sprzedawców&lt;/p&gt;

&lt;p&gt;2. Warsztaty&lt;/p&gt;

&lt;p&gt;A.) Coaching kompetencji&lt;/p&gt;

&lt;p&gt;B.) Coaching motywacji&lt;/p&gt;

&lt;p&gt;3. Indywidualne sesje coachingowe-ćwiczenia.&lt;/p&gt;</text:p>
          </table:table-cell>
          <table:table-cell office:value-type="string" office:string-value="&lt;p&gt;Budowanie efektywnego zespołu jest ciężką pracą, ale są techniki, które mogą nas w tym wspomóc dając nam szansę na osiągnięcie wymarzonego sukcesu.&lt;/p&gt;&#10;&#10;&lt;p&gt;Celem szkolenia jest zapoznanie uczestników z wiedzą z zakresu skutecznej rekrutacji oraz nabycie umiejętności kształtowania postaw nowo zatrudnionych pracowników z wykorzystaniem narzędzi coachingowych.&lt;/p&gt;">
            <text:p>&lt;p&gt;Budowanie efektywnego zespołu jest ciężką pracą, ale są techniki, które mogą nas w tym wspomóc dając nam szansę na osiągnięcie wymarzonego sukcesu.&lt;/p&gt;

&lt;p&gt;Celem szkolenia jest zapoznanie uczestników z wiedzą z zakresu skutecznej rekrutacji oraz nabycie umiejętności kształtowania postaw nowo zatrudnionych pracowników z wykorzystaniem narzędzi coachingowych.&lt;/p&gt;</text:p>
          </table:table-cell>
          <table:table-cell office:value-type="string" office:string-value="">
            <text:p/>
          </table:table-cell>
          <table:table-cell office:value-type="string" office:string-value="">
            <text:p/>
          </table:table-cell>
          <table:table-cell office:value-type="string" office:string-value="&lt;p&gt;- skrypt tematyczny&lt;/p&gt;&#10;&#10;&lt;p&gt;- notatnik&lt;/p&gt;&#10;&#10;&lt;p&gt;- długopis&lt;/p&gt;&#10;&#10;&lt;p&gt;- teczka&lt;/p&gt;">
            <text:p>&lt;p&gt;- skrypt tematyczny&lt;/p&gt;

&lt;p&gt;- notatnik&lt;/p&gt;

&lt;p&gt;- długopis&lt;/p&gt;

&lt;p&gt;- teczka&lt;/p&gt;</text:p>
          </table:table-cell>
          <table:table-cell office:value-type="string" office:string-value="">
            <text:p/>
          </table:table-cell>
          <table:table-cell office:value-type="string" office:string-value="">
            <text:p/>
          </table:table-cell>
          <table:table-cell office:value-type="float" office:value="70000.0">
            <text:p>70000.0</text:p>
          </table:table-cell>
          <table:table-cell office:value-type="float" office:value="70000.0">
            <text:p>70000.0</text:p>
          </table:table-cell>
          <table:table-cell office:value-type="float" office:value="4375">
            <text:p>4375</text:p>
          </table:table-cell>
          <table:table-cell office:value-type="float" office:value="4375">
            <text:p>4375</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0.0">
            <text:p>10.0</text:p>
          </table:table-cell>
          <table:table-cell office:value-type="string" office:string-value="{&quot;idKraju&quot;: 209, &quot;idUlicy&quot;: 252606, &quot;telefon&quot;: null, &quot;nazwaKraju&quot;: &quot;Polska&quot;, &quot;nazwaUlicy&quot;: &quot;ul. Staromiejska&quot;, &quot;kodPocztowy&quot;: &quot;40-013&quot;, &quot;numerLokalu&quot;: &quot;2&quot;, &quot;numerBudynku&quot;: &quot;6&quot;, &quot;idWojewodztwa&quot;: 12, &quot;idMiejscowosci&quot;: 41631, &quot;nazwaWojewodztwa&quot;: &quot;śląskie&quot;, &quot;nazwaMiejscowosci&quot;: &quot;Katowice&quot;, &quot;dlugoscGeograficzna&quot;: null, &quot;szerokoscGeograficzna&quot;: null}">
            <text:p>{"idKraju": 209, "idUlicy": 252606, "telefon": null, "nazwaKraju": "Polska", "nazwaUlicy": "ul. Staromiejska", "kodPocztowy": "40-013", "numerLokalu": "2", "numerBudynku": "6", "idWojewodztwa": 12, "idMiejscowosci": 41631, "nazwaWojewodztwa": "śląskie", "nazwaMiejscowosci": "Katowice", "dlugoscGeograficzna": null, "szerokoscGeograficzna": null}</text:p>
          </table:table-cell>
          <table:table-cell office:value-type="string" office:string-value="{&quot;id&quot;: 6571, &quot;logo&quot;: {&quot;url&quot;: &quot;https://uslugirozwojowe.parp.gov.pl/api/file/preview?token=%242a%2406%24%2FRKpuniGD%2FZoRNEiOtEDfu&quot;, &quot;nazwa&quot;: &quot;EFFEKT_Katowice_2017.png&quot;, &quot;rozszerzenie&quot;: null}, &quot;nazwa&quot;: &quot;EFFEKT SPÓŁKA Z OGRANICZONĄ ODPOWIEDZIALNOŚCIĄ&quot;}">
            <text:p>{"id": 6571, "logo": {"url": "https://uslugirozwojowe.parp.gov.pl/api/file/preview?token=%242a%2406%24%2FRKpuniGD%2FZoRNEiOtEDfu", "nazwa": "EFFEKT_Katowice_2017.png", "rozszerzenie": null}, "nazwa": "EFFEKT SPÓŁKA Z OGRANICZONĄ ODPOWIEDZIALNOŚCIĄ"}</text:p>
          </table:table-cell>
          <table:table-cell office:value-type="string" office:string-value="{&quot;email&quot;: &quot;biuro@effekt.biz.pl&quot;, &quot;telefon&quot;: &quot;322034175&quot;, &quot;zdjecie&quot;: null, &quot;imieNazwisko&quot;: &quot;Magdalena Marcelewicz&quot;}">
            <text:p>{"email": "biuro@effekt.biz.pl", "telefon": "322034175", "zdjecie": null, "imieNazwisko": "Magdalena Marcelewi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quot;Wi-fi&quot;: {&quot;idWarunkuLogistycznego&quot;: 1117, &quot;warunekLogistycznyUzytkownika&quot;: null, &quot;czyZdefiniowanyPrzezUzytkownika&quot;: false}, &quot;Klimatyzacja&quot;: {&quot;idWarunkuLogistycznego&quot;: 1116, &quot;warunekLogistycznyUzytkownika&quot;: null, &quot;czyZdefiniowanyPrzezUzytkownika&quot;: false}}">
            <text:p>{"Wi-fi": {"idWarunkuLogistycznego": 1117, "warunekLogistycznyUzytkownika": null, "czyZdefiniowanyPrzezUzytkownika": false}, "Klimatyzacja": {"idWarunkuLogistycznego": 1116, "warunekLogistycznyUzytkownika": null, "czyZdefiniowanyPrzezUzytkownika": false}}</text:p>
          </table:table-cell>
          <table:table-cell office:value-type="string" office:string-value="[]">
            <text:p>[]</text:p>
          </table:table-cell>
          <table:table-cell office:value-type="string" office:string-value="[]">
            <text:p>[]</text:p>
          </table:table-cell>
          <table:table-cell office:value-type="string" office:string-value="{&quot;1&quot;: {&quot;pytanie&quot;: &quot;Pytanie 1: Czy wydany dokument jest potwierdzeniem uzyskania kwalifikacji w zawodzie (np.: po ukończeniu nauki zawodu u rzemieślnika, po ukończeniu kwalifikacyjnego kursu zawodowego)?&quot;, &quot;kategoria&quot;: &quot;uznawane_kwalifikacje&quot;, &quot;odpowiedz&quot;: null, &quot;czyZaznaczono&quot;: false}, &quot;2&quot;: {&quot;pytanie&quot;: &quot;Pytanie 2: Czy dokument został wydany przez organy władz publicznych lub samorządów zawodowych (np.: Urząd Dozoru Technicznego czy Instytut Spawalnictwa) na podstawie ustawy lub rozporządzenia?&quot;, &quot;kategoria&quot;: &quot;uznawane_kwalifikacje&quot;, &quot;odpowiedz&quot;: null, &quot;czyZaznaczono&quot;: false}, &quot;3&quot;: {&quot;pytanie&quot;: &quot;Pytanie 3: Czy dokument potwierdza uprawnienia do wykonywania zawodu na danym stanowisku (tzw. uprawnienia stanowiskowe, np.: operator koparki) i został wydany po przeprowadzeniu walidacji?&quot;, &quot;kategoria&quot;: &quot;uznawane_kwalifikacje&quot;, &quot;odpowiedz&quot;: null, &quot;czyZaznaczono&quot;: false}, &quot;4&quot;: {&quot;pytanie&quot;: &quot;Pytanie 4: Czy dokument jest certyfikatem, dla którego wypracowano system walidacji i certyfikowania efektów uczenia się na poziomie międzynarodowym (lista zidentyfikowanych certyfikatów w pkt 2c opracowania)?&quot;, &quot;kategoria&quot;: &quot;uznawane_kwalifikacje&quot;, &quot;odpowiedz&quot;: null, &quot;czyZaznaczono&quot;: false}, &quot;5&quot;: {&quot;pytanie&quot;: &quot;Pytanie 1: Czy dokument potwierdzający uzyskanie kwalifikacji zawiera opis efektów uczenia się?&quot;, &quot;kategoria&quot;: &quot;warunki_uznania_kwalifikacji&quot;, &quot;odpowiedz&quot;: &quot;Tak&quot;, &quot;czyZaznaczono&quot;: true}, &quot;6&quot;: {&quot;pytanie&quot;: &quot;Pytanie 2: Czy procesy kształcenia oraz walidacji są realizowane z zapewnieniem rozdzielności funkcji?&quot;, &quot;kategoria&quot;: &quot;warunki_uznania_kwalifikacji&quot;, &quot;odpowiedz&quot;: &quot;Tak&quot;, &quot;czyZaznaczono&quot;: true}, &quot;7&quot;: {&quot;pytanie&quot;: &quot;Pytanie 3: Czy dokument potwierdzający uzyskanie kwalifikacji jest rozpoznawalny i uznawalny w danej branży/sektorze, tzn. czy otrzymał pozytywne rekomendacje od:&quot;, &quot;kategoria&quot;: &quot;warunki_uznania_kwalifikacji&quot;, &quot;odpowiedz&quot;: null, &quot;czyZaznaczono&quot;: true}, &quot;8&quot;: {&quot;pytanie&quot;: &quot;Pytanie 3.1: co najmniej 5 pracodawców danej branży/ sektorów lub&quot;, &quot;kategoria&quot;: &quot;warunki_uznania_kwalifikacji&quot;, &quot;odpowiedz&quot;: &quot;Tak&quot;, &quot;czyZaznaczono&quot;: true}, &quot;9&quot;: {&quot;pytanie&quot;: &quot;Pytanie 3.2: związku branżowego, zrzeszającego pracodawców danej branży/sektorów?&quot;, &quot;kategoria&quot;: &quot;warunki_uznania_kwalifikacji&quot;, &quot;odpowiedz&quot;: null, &quot;czyZaznaczono&quot;: false}}">
            <text:p>{"1": {"pytanie": "Pytanie 1: Czy wydany dokument jest potwierdzeniem uzyskania kwalifikacji w zawodzie (np.: po ukończeniu nauki zawodu u rzemieślnika, po ukończeniu kwalifikacyjnego kursu zawodowego)?", "kategoria": "uznawane_kwalifikacje", "odpowiedz": null, "czyZaznaczono": false}, "2": {"pytanie": "Pytanie 2: Czy dokument został wydany przez organy władz publicznych lub samorządów zawodowych (np.: Urząd Dozoru Technicznego czy Instytut Spawalnictwa) na podstawie ustawy lub rozporządzenia?", "kategoria": "uznawane_kwalifikacje", "odpowiedz": null, "czyZaznaczono": false}, "3": {"pytanie": "Pytanie 3: Czy dokument potwierdza uprawnienia do wykonywania zawodu na danym stanowisku (tzw. uprawnienia stanowiskowe, np.: operator koparki) i został wydany po przeprowadzeniu walidacji?", "kategoria": "uznawane_kwalifikacje", "odpowiedz": null, "czyZaznaczono": false}, "4": {"pytanie": "Pytanie 4: Czy dokument jest certyfikatem, dla którego wypracowano system walidacji i certyfikowania efektów uczenia się na poziomie międzynarodowym (lista zidentyfikowanych certyfikatów w pkt 2c opracowania)?", "kategoria": "uznawane_kwalifikacje", "odpowiedz": null, "czyZaznaczono": false}, "5": {"pytanie": "Pytanie 1: Czy dokument potwierdzający uzyskanie kwalifikacji zawiera opis efektów uczenia się?", "kategoria": "warunki_uznania_kwalifikacji", "odpowiedz": "Tak", "czyZaznaczono": true}, "6": {"pytanie": "Pytanie 2: Czy procesy kształcenia oraz walidacji są realizowane z zapewnieniem rozdzielności funkcji?", "kategoria": "warunki_uznania_kwalifikacji", "odpowiedz": "Tak", "czyZaznaczono": true}, "7": {"pytanie": "Pytanie 3: Czy dokument potwierdzający uzyskanie kwalifikacji jest rozpoznawalny i uznawalny w danej branży/sektorze, tzn. czy otrzymał pozytywne rekomendacje od:", "kategoria": "warunki_uznania_kwalifikacji", "odpowiedz": null, "czyZaznaczono": true}, "8": {"pytanie": "Pytanie 3.1: co najmniej 5 pracodawców danej branży/ sektorów lub", "kategoria": "warunki_uznania_kwalifikacji", "odpowiedz": "Tak", "czyZaznaczono": true}, "9": {"pytanie": "Pytanie 3.2: związku branżowego, zrzeszającego pracodawców danej branży/sektorów?", "kategoria": "warunki_uznania_kwalifikacji", "odpowiedz": null, "czyZaznaczono": false}}</text:p>
          </table:table-cell>
          <table:table-cell office:value-type="string" office:string-value="{&quot;id&quot;: 22627, &quot;adres&quot;: {&quot;idKraju&quot;: 209, &quot;idUlicy&quot;: 252606, &quot;telefon&quot;: null, &quot;nazwaKraju&quot;: &quot;Polska&quot;, &quot;nazwaUlicy&quot;: &quot;ul. Staromiejska&quot;, &quot;kodPocztowy&quot;: &quot;40-013&quot;, &quot;numerLokalu&quot;: &quot;2&quot;, &quot;numerBudynku&quot;: &quot;6&quot;, &quot;idWojewodztwa&quot;: 12, &quot;idMiejscowosci&quot;: 41631, &quot;nazwaWojewodztwa&quot;: &quot;śląskie&quot;, &quot;nazwaMiejscowosci&quot;: &quot;Katowice&quot;, &quot;dlugoscGeograficzna&quot;: null, &quot;szerokoscGeograficzna&quot;: null}, &quot;numer&quot;: &quot;2016/11/02/6571/22627&quot;, &quot;ocena&quot;: {&quot;liczbaOcen&quot;: 0, &quot;sredniaZOcen&quot;: 0.0}, &quot;tytul&quot;: &quot;Coaching Sprzedaży&quot;, &quot;status&quot;: &quot;ZREALIZOWANA&quot;, &quot;efektUslugi&quot;: null, &quot;celBiznesowy&quot;: null, &quot;liczbaGodzin&quot;: 16, &quot;celEdukacyjny&quot;: &quot;Jak osiągnąć sukces w budowaniu efektywnego zespołu sprzedażowego?\nW czasach rosnącej konkurencji coraz większe znaczenie ma skuteczność pracowników.\nTo ich umiejętności okazują się czynnikiem, który daje nam szansę na rozwój działalności i sukces na rynku.&quot;, &quot;dostawcaUslug&quot;: {&quot;id&quot;: 6571, &quot;logo&quot;: {&quot;url&quot;: &quot;https://uslugirozwojowe.parp.gov.pl/api/file/preview?token=%242a%2406%24%2FRKpuniGD%2FZoRNEiOtEDfu&quot;, &quot;nazwa&quot;: &quot;EFFEKT_Katowice_2017.png&quot;, &quot;rozszerzenie&quot;: null}, &quot;nazwa&quot;: &quot;EFFEKT SPÓŁKA Z OGRANICZONĄ ODPOWIEDZIALNOŚCIĄ&quot;}, &quot;grupaDocelowa&quot;: &quot;&lt;p&gt;Budowanie efektywnego zespołu jest ciężką pracą, ale są techniki, które mogą nas w tym wspomóc dając nam szansę na osiągnięcie wymarzonego sukcesu.&lt;/p&gt;\n\n&lt;p&gt;Celem szkolenia jest zapoznanie uczestników z wiedzą z zakresu skutecznej rekrutacji oraz nabycie umiejętności kształtowania postaw nowo zatrudnionych pracowników z wykorzystaniem narzędzi coachingowych.&lt;/p&gt;&quot;, &quot;kodyDostepowe&quot;: null, &quot;programUslugi&quot;: &quot;&lt;p&gt;&lt;strong&gt;Szczegółowy program do pbrania z http://www.effekt.biz.pl/szkolenia&lt;/strong&gt;&lt;/p&gt;\n\n&lt;p&gt;Dzień 1&lt;/p&gt;\n\n&lt;p&gt;1. Definicja zespołu- wykład&lt;/p&gt;\n\n&lt;p&gt;2. Rekrutacja sprzedawców&lt;/p&gt;\n\n&lt;p&gt;A.) Cel rozmowy rekrutacyjnej&lt;/p&gt;\n\n&lt;p&gt;B.) Kogo szukamy?&lt;/p&gt;\n\n&lt;p&gt;C.) Kluczowe kompetencje&lt;/p&gt;\n\n&lt;p&gt;D.) Etapy rozmowy rekrutacyjnej&lt;/p&gt;\n\n&lt;p&gt;E.) Przykładowe scenariusze rozmów rekrutacyjnych-warsztaty&lt;/p&gt;\n\n&lt;p&gt;Dzień 2&lt;/p&gt;\n\n&lt;p&gt;1. Coaching jako element kształtowania postaw sprzedawców&lt;/p&gt;\n\n&lt;p&gt;2. Warsztaty&lt;/p&gt;\n\n&lt;p&gt;A.) Coaching kompetencji&lt;/p&gt;\n\n&lt;p&gt;B.) Coaching motywacji&lt;/p&gt;\n\n&lt;p&gt;3. Indywidualne sesje coachingowe-ćwiczenia.&lt;/p&gt;&quot;, &quot;listaProjektow&quot;: [], &quot;idRodzajuUslugi&quot;: 144, &quot;kwalifikacjeKuz&quot;: [], &quot;osobaKontaktowa&quot;: {&quot;email&quot;: &quot;biuro@effekt.biz.pl&quot;, &quot;telefon&quot;: &quot;322034175&quot;, &quot;zdjecie&quot;: null, &quot;imieNazwisko&quot;: &quot;Magdalena Marcelewicz&quot;}, &quot;zakresUprawnien&quot;: null, &quot;efektyUczeniaSie&quot;: &quot;&lt;p&gt;Nabycie wiedzy i umiejętności z zakresu coachingu &lt;/p&gt;&quot;, &quot;inneKwalifikacje&quot;: {&quot;1&quot;: {&quot;pytanie&quot;: &quot;Pytanie 1: Czy wydany dokument jest potwierdzeniem uzyskania kwalifikacji w zawodzie (np.: po ukończeniu nauki zawodu u rzemieślnika, po ukończeniu kwalifikacyjnego kursu zawodowego)?&quot;, &quot;kategoria&quot;: &quot;uznawane_kwalifikacje&quot;, &quot;odpowiedz&quot;: null, &quot;czyZaznaczono&quot;: false}, &quot;2&quot;: {&quot;pytanie&quot;: &quot;Pytanie 2: Czy dokument został wydany przez organy władz publicznych lub samorządów zawodowych (np.: Urząd Dozoru Technicznego czy Instytut Spawalnictwa) na podstawie ustawy lub rozporządzenia?&quot;, &quot;kategoria&quot;: &quot;uznawane_kwalifikacje&quot;, &quot;odpowiedz&quot;: null, &quot;czyZaznaczono&quot;: false}, &quot;3&quot;: {&quot;pytanie&quot;: &quot;Pytanie 3: Czy dokument potwierdza uprawnienia do wykonywania zawodu na danym stanowisku (tzw. uprawnienia stanowiskowe, np.: operator koparki) i został wydany po przeprowadzeniu walidacji?&quot;, &quot;kategoria&quot;: &quot;uznawane_kwalifikacje&quot;, &quot;odpowiedz&quot;: null, &quot;czyZaznaczono&quot;: false}, &quot;4&quot;: {&quot;pytanie&quot;: &quot;Pytanie 4: Czy dokument jest certyfikatem, dla którego wypracowano system walidacji i certyfikowania efektów uczenia się na poziomie międzynarodowym (lista zidentyfikowanych certyfikatów w pkt 2c opracowania)?&quot;, &quot;kategoria&quot;: &quot;uznawane_kwalifikacje&quot;, &quot;odpowiedz&quot;: null, &quot;czyZaznaczono&quot;: false}, &quot;5&quot;: {&quot;pytanie&quot;: &quot;Pytanie 1: Czy dokument potwierdzający uzyskanie kwalifikacji zawiera opis efektów uczenia się?&quot;, &quot;kategoria&quot;: &quot;warunki_uznania_kwalifikacji&quot;, &quot;odpowiedz&quot;: &quot;Tak&quot;, &quot;czyZaznaczono&quot;: true}, &quot;6&quot;: {&quot;pytanie&quot;: &quot;Pytanie 2: Czy procesy kształcenia oraz walidacji są realizowane z zapewnieniem rozdzielności funkcji?&quot;, &quot;kategoria&quot;: &quot;warunki_uznania_kwalifikacji&quot;, &quot;odpowiedz&quot;: &quot;Tak&quot;, &quot;czyZaznaczono&quot;: true}, &quot;7&quot;: {&quot;pytanie&quot;: &quot;Pytanie 3: Czy dokument potwierdzający uzyskanie kwalifikacji jest rozpoznawalny i uznawalny w danej branży/sektorze, tzn. czy otrzymał pozytywne rekomendacje od:&quot;, &quot;kategoria&quot;: &quot;warunki_uznania_kwalifikacji&quot;, &quot;odpowiedz&quot;: null, &quot;czyZaznaczono&quot;: true}, &quot;8&quot;: {&quot;pytanie&quot;: &quot;Pytanie 3.1: co najmniej 5 pracodawców danej branży/ sektorów lub&quot;, &quot;kategoria&quot;: &quot;warunki_uznania_kwalifikacji&quot;, &quot;odpowiedz&quot;: &quot;Tak&quot;, &quot;czyZaznaczono&quot;: true}, &quot;9&quot;: {&quot;pytanie&quot;: &quot;Pytanie 3.2: związku branżowego, zrzeszającego pracodawców danej branży/sektorów?&quot;, &quot;kategoria&quot;: &quot;warunki_uznania_kwalifikacji&quot;, &quot;odpowiedz&quot;: null, &quot;czyZaznaczono&quot;: false}}, &quot;cenaNettoZaUsluge&quot;: null, &quot;idKategoriiUslugi&quot;: 559, &quot;idKwalifikacjiKkz&quot;: null, &quot;idKwalifikacjiZrk&quot;: null, &quot;warunkiTechniczne&quot;: null, &quot;cenaBruttoZaUsluge&quot;: null, &quot;cenaNettoZaGodzine&quot;: 4375, &quot;idFormySwiadczenia&quot;: 1, &quot;idPodrodzajuUslugi&quot;: 145, &quot;warunkiLogistyczne&quot;: {&quot;Wi-fi&quot;: {&quot;idWarunkuLogistycznego&quot;: 1117, &quot;warunekLogistycznyUzytkownika&quot;: null, &quot;czyZdefiniowanyPrzezUzytkownika&quot;: false}, &quot;Klimatyzacja&quot;: {&quot;idWarunkuLogistycznego&quot;: 1116, &quot;warunekLogistycznyUzytkownika&quot;: null, &quot;czyZdefiniowanyPrzezUzytkownika&quot;: false}}, &quot;cenaBruttoZaGodzine&quot;: 4375, &quot;formyDofinansowania&quot;: [], &quot;informacjeDodatkowe&quot;: &quot;&lt;p&gt;- skrypt tematyczny&lt;/p&gt;\n\n&lt;p&gt;- notatnik&lt;/p&gt;\n\n&lt;p&gt;- długopis&lt;/p&gt;\n\n&lt;p&gt;- teczka&lt;/p&gt;&quot;, &quot;kosztWalidacjiNetto&quot;: null, &quot;warunkiUczestnictwa&quot;: null, &quot;idPodkategoriiUslugi&quot;: 562, &quot;kosztWalidacjiBrutto&quot;: null, &quot;cenaNettoZaUczestnika&quot;: 70000, &quot;dataRozpoczeciaUslugi&quot;: &quot;2017-11-29T00:00:00+01:00&quot;, &quot;dataZakonczeniaUslugi&quot;: &quot;2017-11-30T00:00:00+01:00&quot;, &quot;cenaBruttoZaUczestnika&quot;: 70000, &quot;czyUslugaDofinansowana&quot;: false, &quot;materialyDlaUczestnikow&quot;: null, &quot;kosztCertyfikowaniaNetto&quot;: null, &quot;czyCenaDotyczyCalejUslugi&quot;: false, &quot;dataZakonczeniaRekrutacji&quot;: &quot;2017-11-24T00:00:00+01:00&quot;, &quot;kosztCertyfikowaniaBrutto&quot;: null, &quot;minimalnaLiczbaUczestnikow&quot;: 1, &quot;szczegolyMiejscaRealizacji&quot;: null, &quot;maksymalnaLiczbaUczestnikow&quot;: 10, &quot;idPodstawyPrawnejDlaPodmiotu&quot;: null, &quot;metodaOsiagnieciaEfektUslugi&quot;: null, &quot;nazwaPodmiotuCertyfikujacego&quot;: null, &quot;czyProwadziDoNabyciaKompetencji&quot;: tru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27, "adres": {"idKraju": 209, "idUlicy": 252606, "telefon": null, "nazwaKraju": "Polska", "nazwaUlicy": "ul. Staromiejska", "kodPocztowy": "40-013", "numerLokalu": "2", "numerBudynku": "6", "idWojewodztwa": 12, "idMiejscowosci": 41631, "nazwaWojewodztwa": "śląskie", "nazwaMiejscowosci": "Katowice", "dlugoscGeograficzna": null, "szerokoscGeograficzna": null}, "numer": "2016/11/02/6571/22627", "ocena": {"liczbaOcen": 0, "sredniaZOcen": 0.0}, "tytul": "Coaching Sprzedaży", "status": "ZREALIZOWANA", "efektUslugi": null, "celBiznesowy": null, "liczbaGodzin": 16, "celEdukacyjny": "Jak osiągnąć sukces w budowaniu efektywnego zespołu sprzedażowego?\nW czasach rosnącej konkurencji coraz większe znaczenie ma skuteczność pracowników.\nTo ich umiejętności okazują się czynnikiem, który daje nam szansę na rozwój działalności i sukces na rynku.", "dostawcaUslug": {"id": 6571, "logo": {"url": "https://uslugirozwojowe.parp.gov.pl/api/file/preview?token=%242a%2406%24%2FRKpuniGD%2FZoRNEiOtEDfu", "nazwa": "EFFEKT_Katowice_2017.png", "rozszerzenie": null}, "nazwa": "EFFEKT SPÓŁKA Z OGRANICZONĄ ODPOWIEDZIALNOŚCIĄ"}, "grupaDocelowa": "&lt;p&gt;Budowanie efektywnego zespołu jest ciężką pracą, ale są techniki, które mogą nas w tym wspomóc dając nam szansę na osiągnięcie wymarzonego sukcesu.&lt;/p&gt;\n\n&lt;p&gt;Celem szkolenia jest zapoznanie uczestników z wiedzą z zakresu skutecznej rekrutacji oraz nabycie umiejętności kształtowania postaw nowo zatrudnionych pracowników z wykorzystaniem narzędzi coachingowych.&lt;/p&gt;", "kodyDostepowe": null, "programUslugi": "&lt;p&gt;&lt;strong&gt;Szczegółowy program do pbrania z http://www.effekt.biz.pl/szkolenia&lt;/strong&gt;&lt;/p&gt;\n\n&lt;p&gt;Dzień 1&lt;/p&gt;\n\n&lt;p&gt;1. Definicja zespołu- wykład&lt;/p&gt;\n\n&lt;p&gt;2. Rekrutacja sprzedawców&lt;/p&gt;\n\n&lt;p&gt;A.) Cel rozmowy rekrutacyjnej&lt;/p&gt;\n\n&lt;p&gt;B.) Kogo szukamy?&lt;/p&gt;\n\n&lt;p&gt;C.) Kluczowe kompetencje&lt;/p&gt;\n\n&lt;p&gt;D.) Etapy rozmowy rekrutacyjnej&lt;/p&gt;\n\n&lt;p&gt;E.) Przykładowe scenariusze rozmów rekrutacyjnych-warsztaty&lt;/p&gt;\n\n&lt;p&gt;Dzień 2&lt;/p&gt;\n\n&lt;p&gt;1. Coaching jako element kształtowania postaw sprzedawców&lt;/p&gt;\n\n&lt;p&gt;2. Warsztaty&lt;/p&gt;\n\n&lt;p&gt;A.) Coaching kompetencji&lt;/p&gt;\n\n&lt;p&gt;B.) Coaching motywacji&lt;/p&gt;\n\n&lt;p&gt;3. Indywidualne sesje coachingowe-ćwiczenia.&lt;/p&gt;", "listaProjektow": [], "idRodzajuUslugi": 144, "kwalifikacjeKuz": [], "osobaKontaktowa": {"email": "biuro@effekt.biz.pl", "telefon": "322034175", "zdjecie": null, "imieNazwisko": "Magdalena Marcelewicz"}, "zakresUprawnien": null, "efektyUczeniaSie": "&lt;p&gt;Nabycie wiedzy i umiejętności z zakresu coachingu &lt;/p&gt;", "inneKwalifikacje": {"1": {"pytanie": "Pytanie 1: Czy wydany dokument jest potwierdzeniem uzyskania kwalifikacji w zawodzie (np.: po ukończeniu nauki zawodu u rzemieślnika, po ukończeniu kwalifikacyjnego kursu zawodowego)?", "kategoria": "uznawane_kwalifikacje", "odpowiedz": null, "czyZaznaczono": false}, "2": {"pytanie": "Pytanie 2: Czy dokument został wydany przez organy władz publicznych lub samorządów zawodowych (np.: Urząd Dozoru Technicznego czy Instytut Spawalnictwa) na podstawie ustawy lub rozporządzenia?", "kategoria": "uznawane_kwalifikacje", "odpowiedz": null, "czyZaznaczono": false}, "3": {"pytanie": "Pytanie 3: Czy dokument potwierdza uprawnienia do wykonywania zawodu na danym stanowisku (tzw. uprawnienia stanowiskowe, np.: operator koparki) i został wydany po przeprowadzeniu walidacji?", "kategoria": "uznawane_kwalifikacje", "odpowiedz": null, "czyZaznaczono": false}, "4": {"pytanie": "Pytanie 4: Czy dokument jest certyfikatem, dla którego wypracowano system walidacji i certyfikowania efektów uczenia się na poziomie międzynarodowym (lista zidentyfikowanych certyfikatów w pkt 2c opracowania)?", "kategoria": "uznawane_kwalifikacje", "odpowiedz": null, "czyZaznaczono": false}, "5": {"pytanie": "Pytanie 1: Czy dokument potwierdzający uzyskanie kwalifikacji zawiera opis efektów uczenia się?", "kategoria": "warunki_uznania_kwalifikacji", "odpowiedz": "Tak", "czyZaznaczono": true}, "6": {"pytanie": "Pytanie 2: Czy procesy kształcenia oraz walidacji są realizowane z zapewnieniem rozdzielności funkcji?", "kategoria": "warunki_uznania_kwalifikacji", "odpowiedz": "Tak", "czyZaznaczono": true}, "7": {"pytanie": "Pytanie 3: Czy dokument potwierdzający uzyskanie kwalifikacji jest rozpoznawalny i uznawalny w danej branży/sektorze, tzn. czy otrzymał pozytywne rekomendacje od:", "kategoria": "warunki_uznania_kwalifikacji", "odpowiedz": null, "czyZaznaczono": true}, "8": {"pytanie": "Pytanie 3.1: co najmniej 5 pracodawców danej branży/ sektorów lub", "kategoria": "warunki_uznania_kwalifikacji", "odpowiedz": "Tak", "czyZaznaczono": true}, "9": {"pytanie": "Pytanie 3.2: związku branżowego, zrzeszającego pracodawców danej branży/sektorów?", "kategoria": "warunki_uznania_kwalifikacji", "odpowiedz": null, "czyZaznaczono": false}}, "cenaNettoZaUsluge": null, "idKategoriiUslugi": 559, "idKwalifikacjiKkz": null, "idKwalifikacjiZrk": null, "warunkiTechniczne": null, "cenaBruttoZaUsluge": null, "cenaNettoZaGodzine": 4375, "idFormySwiadczenia": 1, "idPodrodzajuUslugi": 145, "warunkiLogistyczne": {"Wi-fi": {"idWarunkuLogistycznego": 1117, "warunekLogistycznyUzytkownika": null, "czyZdefiniowanyPrzezUzytkownika": false}, "Klimatyzacja": {"idWarunkuLogistycznego": 1116, "warunekLogistycznyUzytkownika": null, "czyZdefiniowanyPrzezUzytkownika": false}}, "cenaBruttoZaGodzine": 4375, "formyDofinansowania": [], "informacjeDodatkowe": "&lt;p&gt;- skrypt tematyczny&lt;/p&gt;\n\n&lt;p&gt;- notatnik&lt;/p&gt;\n\n&lt;p&gt;- długopis&lt;/p&gt;\n\n&lt;p&gt;- teczka&lt;/p&gt;", "kosztWalidacjiNetto": null, "warunkiUczestnictwa": null, "idPodkategoriiUslugi": 562, "kosztWalidacjiBrutto": null, "cenaNettoZaUczestnika": 70000, "dataRozpoczeciaUslugi": "2017-11-29T00:00:00+01:00", "dataZakonczeniaUslugi": "2017-11-30T00:00:00+01:00", "cenaBruttoZaUczestnika": 70000, "czyUslugaDofinansowana": false, "materialyDlaUczestnikow": null, "kosztCertyfikowaniaNetto": null, "czyCenaDotyczyCalejUslugi": false, "dataZakonczeniaRekrutacji": "2017-11-24T00:00:00+01:00", "kosztCertyfikowaniaBrutto": null, "minimalnaLiczbaUczestnikow": 1, "szczegolyMiejscaRealizacji": null, "maksymalnaLiczbaUczestnikow": 10, "idPodstawyPrawnejDlaPodmiotu": null, "metodaOsiagnieciaEfektUslugi": null, "nazwaPodmiotuCertyfikujacego": null, "czyProwadziDoNabyciaKompetencji": tru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791387">
            <text:p>2025-12-16 15:54:06.791387</text:p>
          </table:table-cell>
          <table:table-cell office:value-type="string" office:string-value="2025-12-16 15:54:06.791387">
            <text:p>2025-12-16 15:54:06.791387</text:p>
          </table:table-cell>
        </table:table-row>
        <table:table-row>
          <table:table-cell office:value-type="float" office:value="22626">
            <text:p>22626</text:p>
          </table:table-cell>
          <table:table-cell office:value-type="string" office:string-value="2016/11/02/6571/22626">
            <text:p>2016/11/02/6571/22626</text:p>
          </table:table-cell>
          <table:table-cell office:value-type="string" office:string-value="Trening Asertywności i Stanowczości w Negocjacjach">
            <text:p>Trening Asertywności i Stanowczości w Negocjacjach</text:p>
          </table:table-cell>
          <table:table-cell office:value-type="string" office:string-value="ZREALIZOWANA">
            <text:p>ZREALIZOWANA</text:p>
          </table:table-cell>
          <table:table-cell office:value-type="string" office:string-value="2017-10-09 00:00:00">
            <text:p>2017-10-09 00:00:00</text:p>
          </table:table-cell>
          <table:table-cell office:value-type="string" office:string-value="2017-10-10 00:00:00">
            <text:p>2017-10-10 00:00:00</text:p>
          </table:table-cell>
          <table:table-cell office:value-type="string" office:string-value="2017-10-02 00:00:00">
            <text:p>2017-10-02 00:00:00</text:p>
          </table:table-cell>
          <table:table-cell office:value-type="float" office:value="559">
            <text:p>559</text:p>
          </table:table-cell>
          <table:table-cell office:value-type="float" office:value="565">
            <text:p>565</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Celem kursu jest nabycie wiedzy i umiejętności z zakresu asertywności i stanowczości.">
            <text:p>Celem kursu jest nabycie wiedzy i umiejętności z zakresu asertywności i stanowczości.</text:p>
          </table:table-cell>
          <table:table-cell office:value-type="string" office:string-value="">
            <text:p/>
          </table:table-cell>
          <table:table-cell office:value-type="string" office:string-value="&lt;p&gt;Nabycie wiedzy i umiejętności z zakresu asertywności i stanowczości &lt;/p&gt;">
            <text:p>&lt;p&gt;Nabycie wiedzy i umiejętności z zakresu asertywności i stanowczości &lt;/p&gt;</text:p>
          </table:table-cell>
          <table:table-cell office:value-type="string" office:string-value="&lt;p&gt;&lt;strong&gt;Program szkolenia:&lt;/strong&gt;&lt;/p&gt;&#10;&#10;&lt;p&gt;1. Czym jest asertywność?&lt;/p&gt;&#10;&#10;&lt;p&gt;2. Asertywność – umiejętność określania i ustanowienia własnych granic.&lt;/p&gt;&#10;&#10;&lt;p&gt;3. Trening stanowczości – ćwiczenia doskonalące&lt;/p&gt;&#10;&#10;&lt;p&gt;4. Stres a asertywność – jak sobie radzić w trudnych sytuacjach&lt;/p&gt;&#10;&#10;&lt;p&gt;5. Negocjacje – jak zaplanować cele, warianty i strategie w negocjacji&lt;/p&gt;&#10;&#10;&lt;p&gt;6. Style i taktyki negocjacji&lt;/p&gt;&#10;&#10;&lt;p&gt;7. Trudne negocjacje – rozstrzyganie konfliktów i łagodzenie sporów&lt;/p&gt;&#10;&#10;&lt;p&gt;8. Asertywność w praktyce negocjacyjnej&lt;/p&gt;&#10;&#10;&lt;p&gt;9. Przygotowanie się do negocjacji handlowych, a zdolność podtrzymywania postawy asertywnej we wszystkich etapach negocjacji.&lt;/p&gt;&#10;&#10;&lt;p&gt;10. Asertywna wymiana poglądów, kierowanie dyskusją i osiągniecie zamierzonych celów.&lt;/p&gt;&#10;&#10;&lt;p&gt;&lt;strong&gt;Korzyści z uczestnictwa w szkoleniu:&lt;/strong&gt;&lt;/p&gt;&#10;&#10;&lt;p&gt;- gwarantujemy materiały szkoleniowe tj. skrypt tematyczny, notatnik, długopis, teczka&lt;/p&gt;&#10;&#10;&lt;p&gt;- po szkoleniu uzyskasz dwa dwokumenty potwierdzajace nabycie wiedzy i umiejętności z zakresu tematyki szkolenia, tj.:&lt;/p&gt;&#10;&#10;&lt;ul&gt;&lt;li&gt;&lt;em&gt;Zaświadczenie o ukończeniu kursu na podstawie § 18 ust. 2 rozporządzenia Ministra Edukacji Narodowej z dnia 11 stycznia 2012 r. w sprawie kształcenia ustawicznego w formach pozaszkolnych (Dz. U. poz. 622)&lt;/em&gt;&lt;/li&gt;&#10; &lt;li&gt;&lt;em&gt;Zaświadczenie o ukończeniu szkolenia zgodne z wymogami zawartymi w rozporządzeniu Ministra Pracy i Polityki Społecznej z dnia 14 maja 2014 w sprawie szczegółowych warunków realizacji oraz trybu i sposobów prowadzenia usług rynku pracy (Dz.U. z 2014 r. poz. 667&lt;/em&gt;&lt;/li&gt;&#10;&lt;/ul&gt;&lt;p&gt;&lt;strong&gt;Pozostałe informacje:&lt;/strong&gt; &lt;/p&gt;&#10;&#10;&lt;p&gt;Zachęcamy do odwiedzenia naszej strony &lt;strong&gt;www.effekt.biz.pl&lt;/strong&gt;, gdzie znajdą Państwo szereg innych ciekawych szkoleń i kursów. Dodatkowo zachecamy do sprawdzenia naszej całej oferty jaką oferyjemy w zakresie wynajmu sal w Katowicach oraz sprzedaży ubezpieczeń. &lt;/p&gt;">
            <text:p>&lt;p&gt;&lt;strong&gt;Program szkolenia:&lt;/strong&gt;&lt;/p&gt;

&lt;p&gt;1. Czym jest asertywność?&lt;/p&gt;

&lt;p&gt;2. Asertywność – umiejętność określania i ustanowienia własnych granic.&lt;/p&gt;

&lt;p&gt;3. Trening stanowczości – ćwiczenia doskonalące&lt;/p&gt;

&lt;p&gt;4. Stres a asertywność – jak sobie radzić w trudnych sytuacjach&lt;/p&gt;

&lt;p&gt;5. Negocjacje – jak zaplanować cele, warianty i strategie w negocjacji&lt;/p&gt;

&lt;p&gt;6. Style i taktyki negocjacji&lt;/p&gt;

&lt;p&gt;7. Trudne negocjacje – rozstrzyganie konfliktów i łagodzenie sporów&lt;/p&gt;

&lt;p&gt;8. Asertywność w praktyce negocjacyjnej&lt;/p&gt;

&lt;p&gt;9. Przygotowanie się do negocjacji handlowych, a zdolność podtrzymywania postawy asertywnej we wszystkich etapach negocjacji.&lt;/p&gt;

&lt;p&gt;10. Asertywna wymiana poglądów, kierowanie dyskusją i osiągniecie zamierzonych celów.&lt;/p&gt;

&lt;p&gt;&lt;strong&gt;Korzyści z uczestnictwa w szkoleniu:&lt;/strong&gt;&lt;/p&gt;

&lt;p&gt;- gwarantujemy materiały szkoleniowe tj. skrypt tematyczny, notatnik, długopis, teczka&lt;/p&gt;

&lt;p&gt;- po szkoleniu uzyskasz dwa dwokumenty potwierdzajace nabycie wiedzy i umiejętności z zakresu tematyki szkolenia, tj.:&lt;/p&gt;

&lt;ul&gt;&lt;li&gt;&lt;em&gt;Zaświadczenie o ukończeniu kursu na podstawie § 18 ust. 2 rozporządzenia Ministra Edukacji Narodowej z dnia 11 stycznia 2012 r. w sprawie kształcenia ustawicznego w formach pozaszkolnych (Dz. U. poz. 622)&lt;/em&gt;&lt;/li&gt;
	&lt;li&gt;&lt;em&gt;Zaświadczenie o ukończeniu szkolenia zgodne z wymogami zawartymi w rozporządzeniu Ministra Pracy i Polityki Społecznej z dnia 14 maja 2014 w sprawie szczegółowych warunków realizacji oraz trybu i sposobów prowadzenia usług rynku pracy (Dz.U. z 2014 r. poz. 667&lt;/em&gt;&lt;/li&gt;
&lt;/ul&gt;&lt;p&gt;&lt;strong&gt;Pozostałe informacje:&lt;/strong&gt; &lt;/p&gt;

&lt;p&gt;Zachęcamy do odwiedzenia naszej strony &lt;strong&gt;www.effekt.biz.pl&lt;/strong&gt;, gdzie znajdą Państwo szereg innych ciekawych szkoleń i kursów. Dodatkowo zachecamy do sprawdzenia naszej całej oferty jaką oferyjemy w zakresie wynajmu sal w Katowicach oraz sprzedaży ubezpieczeń. &lt;/p&gt;</text:p>
          </table:table-cell>
          <table:table-cell office:value-type="string" office:string-value="&lt;p&gt;Na kursie dowiemy się m.in. Jak być asertywnym i stanowczym w różnych sytuacjach.&lt;/p&gt;&#10;&#10;&lt;p&gt;Kurs jest skierowany dla osób które chcą nabyć umiejętności z zakresu asertywności oraz stanowczości.&lt;/p&gt;">
            <text:p>&lt;p&gt;Na kursie dowiemy się m.in. Jak być asertywnym i stanowczym w różnych sytuacjach.&lt;/p&gt;

&lt;p&gt;Kurs jest skierowany dla osób które chcą nabyć umiejętności z zakresu asertywności oraz stanowczości.&lt;/p&gt;</text:p>
          </table:table-cell>
          <table:table-cell office:value-type="string" office:string-value="">
            <text:p/>
          </table:table-cell>
          <table:table-cell office:value-type="string" office:string-value="">
            <text:p/>
          </table:table-cell>
          <table:table-cell office:value-type="string" office:string-value="&lt;p&gt;- skrypt tematyczny&lt;/p&gt;&#10;&#10;&lt;p&gt;- notatnik&lt;/p&gt;&#10;&#10;&lt;p&gt;- długopis&lt;/p&gt;&#10;&#10;&lt;p&gt;- teczka&lt;/p&gt;">
            <text:p>&lt;p&gt;- skrypt tematyczny&lt;/p&gt;

&lt;p&gt;- notatnik&lt;/p&gt;

&lt;p&gt;- długopis&lt;/p&gt;

&lt;p&gt;- teczka&lt;/p&gt;</text:p>
          </table:table-cell>
          <table:table-cell office:value-type="string" office:string-value="">
            <text:p/>
          </table:table-cell>
          <table:table-cell office:value-type="string" office:string-value="">
            <text:p/>
          </table:table-cell>
          <table:table-cell office:value-type="float" office:value="45000.0">
            <text:p>45000.0</text:p>
          </table:table-cell>
          <table:table-cell office:value-type="float" office:value="45000.0">
            <text:p>45000.0</text:p>
          </table:table-cell>
          <table:table-cell office:value-type="float" office:value="2813">
            <text:p>2813</text:p>
          </table:table-cell>
          <table:table-cell office:value-type="float" office:value="2813">
            <text:p>2813</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0.0">
            <text:p>10.0</text:p>
          </table:table-cell>
          <table:table-cell office:value-type="string" office:string-value="{&quot;idKraju&quot;: 209, &quot;idUlicy&quot;: 252606, &quot;telefon&quot;: null, &quot;nazwaKraju&quot;: &quot;Polska&quot;, &quot;nazwaUlicy&quot;: &quot;ul. Staromiejska&quot;, &quot;kodPocztowy&quot;: &quot;40-013&quot;, &quot;numerLokalu&quot;: &quot;2&quot;, &quot;numerBudynku&quot;: &quot;6&quot;, &quot;idWojewodztwa&quot;: 12, &quot;idMiejscowosci&quot;: 41631, &quot;nazwaWojewodztwa&quot;: &quot;śląskie&quot;, &quot;nazwaMiejscowosci&quot;: &quot;Katowice&quot;, &quot;dlugoscGeograficzna&quot;: null, &quot;szerokoscGeograficzna&quot;: null}">
            <text:p>{"idKraju": 209, "idUlicy": 252606, "telefon": null, "nazwaKraju": "Polska", "nazwaUlicy": "ul. Staromiejska", "kodPocztowy": "40-013", "numerLokalu": "2", "numerBudynku": "6", "idWojewodztwa": 12, "idMiejscowosci": 41631, "nazwaWojewodztwa": "śląskie", "nazwaMiejscowosci": "Katowice", "dlugoscGeograficzna": null, "szerokoscGeograficzna": null}</text:p>
          </table:table-cell>
          <table:table-cell office:value-type="string" office:string-value="{&quot;id&quot;: 6571, &quot;logo&quot;: {&quot;url&quot;: &quot;https://uslugirozwojowe.parp.gov.pl/api/file/preview?token=%242a%2406%24%2FRKpuniGD%2FZoRNEiOtEDfu&quot;, &quot;nazwa&quot;: &quot;EFFEKT_Katowice_2017.png&quot;, &quot;rozszerzenie&quot;: null}, &quot;nazwa&quot;: &quot;EFFEKT SPÓŁKA Z OGRANICZONĄ ODPOWIEDZIALNOŚCIĄ&quot;}">
            <text:p>{"id": 6571, "logo": {"url": "https://uslugirozwojowe.parp.gov.pl/api/file/preview?token=%242a%2406%24%2FRKpuniGD%2FZoRNEiOtEDfu", "nazwa": "EFFEKT_Katowice_2017.png", "rozszerzenie": null}, "nazwa": "EFFEKT SPÓŁKA Z OGRANICZONĄ ODPOWIEDZIALNOŚCIĄ"}</text:p>
          </table:table-cell>
          <table:table-cell office:value-type="string" office:string-value="{&quot;email&quot;: &quot;biuro@effekt.biz.pl&quot;, &quot;telefon&quot;: &quot;322034175&quot;, &quot;zdjecie&quot;: null, &quot;imieNazwisko&quot;: &quot;Magdalena Marcelewicz&quot;}">
            <text:p>{"email": "biuro@effekt.biz.pl", "telefon": "322034175", "zdjecie": null, "imieNazwisko": "Magdalena Marcelewi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quot;Wi-fi&quot;: {&quot;idWarunkuLogistycznego&quot;: 1117, &quot;warunekLogistycznyUzytkownika&quot;: null, &quot;czyZdefiniowanyPrzezUzytkownika&quot;: false}, &quot;Klimatyzacja&quot;: {&quot;idWarunkuLogistycznego&quot;: 1116, &quot;warunekLogistycznyUzytkownika&quot;: null, &quot;czyZdefiniowanyPrzezUzytkownika&quot;: false}}">
            <text:p>{"Wi-fi": {"idWarunkuLogistycznego": 1117, "warunekLogistycznyUzytkownika": null, "czyZdefiniowanyPrzezUzytkownika": false}, "Klimatyzacja": {"idWarunkuLogistycznego": 1116, "warunekLogistycznyUzytkownika": null, "czyZdefiniowanyPrzezUzytkownika": false}}</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26, &quot;adres&quot;: {&quot;idKraju&quot;: 209, &quot;idUlicy&quot;: 252606, &quot;telefon&quot;: null, &quot;nazwaKraju&quot;: &quot;Polska&quot;, &quot;nazwaUlicy&quot;: &quot;ul. Staromiejska&quot;, &quot;kodPocztowy&quot;: &quot;40-013&quot;, &quot;numerLokalu&quot;: &quot;2&quot;, &quot;numerBudynku&quot;: &quot;6&quot;, &quot;idWojewodztwa&quot;: 12, &quot;idMiejscowosci&quot;: 41631, &quot;nazwaWojewodztwa&quot;: &quot;śląskie&quot;, &quot;nazwaMiejscowosci&quot;: &quot;Katowice&quot;, &quot;dlugoscGeograficzna&quot;: null, &quot;szerokoscGeograficzna&quot;: null}, &quot;numer&quot;: &quot;2016/11/02/6571/22626&quot;, &quot;ocena&quot;: {&quot;liczbaOcen&quot;: 0, &quot;sredniaZOcen&quot;: 0.0}, &quot;tytul&quot;: &quot;Trening Asertywności i Stanowczości w Negocjacjach&quot;, &quot;status&quot;: &quot;ZREALIZOWANA&quot;, &quot;efektUslugi&quot;: null, &quot;celBiznesowy&quot;: null, &quot;liczbaGodzin&quot;: 16, &quot;celEdukacyjny&quot;: &quot;Celem kursu jest nabycie wiedzy i umiejętności z zakresu asertywności i stanowczości.&quot;, &quot;dostawcaUslug&quot;: {&quot;id&quot;: 6571, &quot;logo&quot;: {&quot;url&quot;: &quot;https://uslugirozwojowe.parp.gov.pl/api/file/preview?token=%242a%2406%24%2FRKpuniGD%2FZoRNEiOtEDfu&quot;, &quot;nazwa&quot;: &quot;EFFEKT_Katowice_2017.png&quot;, &quot;rozszerzenie&quot;: null}, &quot;nazwa&quot;: &quot;EFFEKT SPÓŁKA Z OGRANICZONĄ ODPOWIEDZIALNOŚCIĄ&quot;}, &quot;grupaDocelowa&quot;: &quot;&lt;p&gt;Na kursie dowiemy się m.in. Jak być asertywnym i stanowczym w różnych sytuacjach.&lt;/p&gt;\n\n&lt;p&gt;Kurs jest skierowany dla osób które chcą nabyć umiejętności z zakresu asertywności oraz stanowczości.&lt;/p&gt;&quot;, &quot;kodyDostepowe&quot;: null, &quot;programUslugi&quot;: &quot;&lt;p&gt;&lt;strong&gt;Program szkolenia:&lt;/strong&gt;&lt;/p&gt;\n\n&lt;p&gt;1. Czym jest asertywność?&lt;/p&gt;\n\n&lt;p&gt;2. Asertywność – umiejętność określania i ustanowienia własnych granic.&lt;/p&gt;\n\n&lt;p&gt;3. Trening stanowczości – ćwiczenia doskonalące&lt;/p&gt;\n\n&lt;p&gt;4. Stres a asertywność – jak sobie radzić w trudnych sytuacjach&lt;/p&gt;\n\n&lt;p&gt;5. Negocjacje – jak zaplanować cele, warianty i strategie w negocjacji&lt;/p&gt;\n\n&lt;p&gt;6. Style i taktyki negocjacji&lt;/p&gt;\n\n&lt;p&gt;7. Trudne negocjacje – rozstrzyganie konfliktów i łagodzenie sporów&lt;/p&gt;\n\n&lt;p&gt;8. Asertywność w praktyce negocjacyjnej&lt;/p&gt;\n\n&lt;p&gt;9. Przygotowanie się do negocjacji handlowych, a zdolność podtrzymywania postawy asertywnej we wszystkich etapach negocjacji.&lt;/p&gt;\n\n&lt;p&gt;10. Asertywna wymiana poglądów, kierowanie dyskusją i osiągniecie zamierzonych celów.&lt;/p&gt;\n\n&lt;p&gt;&lt;strong&gt;Korzyści z uczestnictwa w szkoleniu:&lt;/strong&gt;&lt;/p&gt;\n\n&lt;p&gt;- gwarantujemy materiały szkoleniowe tj. skrypt tematyczny, notatnik, długopis, teczka&lt;/p&gt;\n\n&lt;p&gt;- po szkoleniu uzyskasz dwa dwokumenty potwierdzajace nabycie wiedzy i umiejętności z zakresu tematyki szkolenia, tj.:&lt;/p&gt;\n\n&lt;ul&gt;&lt;li&gt;&lt;em&gt;Zaświadczenie o ukończeniu kursu na podstawie § 18 ust. 2 rozporządzenia Ministra Edukacji Narodowej z dnia 11 stycznia 2012 r. w sprawie kształcenia ustawicznego w formach pozaszkolnych (Dz. U. poz. 622)&lt;/em&gt;&lt;/li&gt;\n\t&lt;li&gt;&lt;em&gt;Zaświadczenie o ukończeniu szkolenia zgodne z wymogami zawartymi w rozporządzeniu Ministra Pracy i Polityki Społecznej z dnia 14 maja 2014 w sprawie szczegółowych warunków realizacji oraz trybu i sposobów prowadzenia usług rynku pracy (Dz.U. z 2014 r. poz. 667&lt;/em&gt;&lt;/li&gt;\n&lt;/ul&gt;&lt;p&gt;&lt;strong&gt;Pozostałe informacje:&lt;/strong&gt; &lt;/p&gt;\n\n&lt;p&gt;Zachęcamy do odwiedzenia naszej strony &lt;strong&gt;www.effekt.biz.pl&lt;/strong&gt;, gdzie znajdą Państwo szereg innych ciekawych szkoleń i kursów. Dodatkowo zachecamy do sprawdzenia naszej całej oferty jaką oferyjemy w zakresie wynajmu sal w Katowicach oraz sprzedaży ubezpieczeń. &lt;/p&gt;&quot;, &quot;listaProjektow&quot;: [], &quot;idRodzajuUslugi&quot;: 144, &quot;kwalifikacjeKuz&quot;: [], &quot;osobaKontaktowa&quot;: {&quot;email&quot;: &quot;biuro@effekt.biz.pl&quot;, &quot;telefon&quot;: &quot;322034175&quot;, &quot;zdjecie&quot;: null, &quot;imieNazwisko&quot;: &quot;Magdalena Marcelewicz&quot;}, &quot;zakresUprawnien&quot;: null, &quot;efektyUczeniaSie&quot;: &quot;&lt;p&gt;Nabycie wiedzy i umiejętności z zakresu asertywności i stanowczości &lt;/p&gt;&quot;, &quot;inneKwalifikacje&quot;: [], &quot;cenaNettoZaUsluge&quot;: null, &quot;idKategoriiUslugi&quot;: 559, &quot;idKwalifikacjiKkz&quot;: null, &quot;idKwalifikacjiZrk&quot;: null, &quot;warunkiTechniczne&quot;: null, &quot;cenaBruttoZaUsluge&quot;: null, &quot;cenaNettoZaGodzine&quot;: 2813, &quot;idFormySwiadczenia&quot;: 1, &quot;idPodrodzajuUslugi&quot;: 145, &quot;warunkiLogistyczne&quot;: {&quot;Wi-fi&quot;: {&quot;idWarunkuLogistycznego&quot;: 1117, &quot;warunekLogistycznyUzytkownika&quot;: null, &quot;czyZdefiniowanyPrzezUzytkownika&quot;: false}, &quot;Klimatyzacja&quot;: {&quot;idWarunkuLogistycznego&quot;: 1116, &quot;warunekLogistycznyUzytkownika&quot;: null, &quot;czyZdefiniowanyPrzezUzytkownika&quot;: false}}, &quot;cenaBruttoZaGodzine&quot;: 2813, &quot;formyDofinansowania&quot;: [], &quot;informacjeDodatkowe&quot;: &quot;&lt;p&gt;- skrypt tematyczny&lt;/p&gt;\n\n&lt;p&gt;- notatnik&lt;/p&gt;\n\n&lt;p&gt;- długopis&lt;/p&gt;\n\n&lt;p&gt;- teczka&lt;/p&gt;&quot;, &quot;kosztWalidacjiNetto&quot;: null, &quot;warunkiUczestnictwa&quot;: null, &quot;idPodkategoriiUslugi&quot;: 565, &quot;kosztWalidacjiBrutto&quot;: null, &quot;cenaNettoZaUczestnika&quot;: 45000, &quot;dataRozpoczeciaUslugi&quot;: &quot;2017-10-09T00:00:00+02:00&quot;, &quot;dataZakonczeniaUslugi&quot;: &quot;2017-10-10T00:00:00+02:00&quot;, &quot;cenaBruttoZaUczestnika&quot;: 45000, &quot;czyUslugaDofinansowana&quot;: false, &quot;materialyDlaUczestnikow&quot;: null, &quot;kosztCertyfikowaniaNetto&quot;: null, &quot;czyCenaDotyczyCalejUslugi&quot;: false, &quot;dataZakonczeniaRekrutacji&quot;: &quot;2017-10-02T00:00:00+02:00&quot;, &quot;kosztCertyfikowaniaBrutto&quot;: null, &quot;minimalnaLiczbaUczestnikow&quot;: 1, &quot;szczegolyMiejscaRealizacji&quot;: null, &quot;maksymalnaLiczbaUczestnikow&quot;: 10,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26, "adres": {"idKraju": 209, "idUlicy": 252606, "telefon": null, "nazwaKraju": "Polska", "nazwaUlicy": "ul. Staromiejska", "kodPocztowy": "40-013", "numerLokalu": "2", "numerBudynku": "6", "idWojewodztwa": 12, "idMiejscowosci": 41631, "nazwaWojewodztwa": "śląskie", "nazwaMiejscowosci": "Katowice", "dlugoscGeograficzna": null, "szerokoscGeograficzna": null}, "numer": "2016/11/02/6571/22626", "ocena": {"liczbaOcen": 0, "sredniaZOcen": 0.0}, "tytul": "Trening Asertywności i Stanowczości w Negocjacjach", "status": "ZREALIZOWANA", "efektUslugi": null, "celBiznesowy": null, "liczbaGodzin": 16, "celEdukacyjny": "Celem kursu jest nabycie wiedzy i umiejętności z zakresu asertywności i stanowczości.", "dostawcaUslug": {"id": 6571, "logo": {"url": "https://uslugirozwojowe.parp.gov.pl/api/file/preview?token=%242a%2406%24%2FRKpuniGD%2FZoRNEiOtEDfu", "nazwa": "EFFEKT_Katowice_2017.png", "rozszerzenie": null}, "nazwa": "EFFEKT SPÓŁKA Z OGRANICZONĄ ODPOWIEDZIALNOŚCIĄ"}, "grupaDocelowa": "&lt;p&gt;Na kursie dowiemy się m.in. Jak być asertywnym i stanowczym w różnych sytuacjach.&lt;/p&gt;\n\n&lt;p&gt;Kurs jest skierowany dla osób które chcą nabyć umiejętności z zakresu asertywności oraz stanowczości.&lt;/p&gt;", "kodyDostepowe": null, "programUslugi": "&lt;p&gt;&lt;strong&gt;Program szkolenia:&lt;/strong&gt;&lt;/p&gt;\n\n&lt;p&gt;1. Czym jest asertywność?&lt;/p&gt;\n\n&lt;p&gt;2. Asertywność – umiejętność określania i ustanowienia własnych granic.&lt;/p&gt;\n\n&lt;p&gt;3. Trening stanowczości – ćwiczenia doskonalące&lt;/p&gt;\n\n&lt;p&gt;4. Stres a asertywność – jak sobie radzić w trudnych sytuacjach&lt;/p&gt;\n\n&lt;p&gt;5. Negocjacje – jak zaplanować cele, warianty i strategie w negocjacji&lt;/p&gt;\n\n&lt;p&gt;6. Style i taktyki negocjacji&lt;/p&gt;\n\n&lt;p&gt;7. Trudne negocjacje – rozstrzyganie konfliktów i łagodzenie sporów&lt;/p&gt;\n\n&lt;p&gt;8. Asertywność w praktyce negocjacyjnej&lt;/p&gt;\n\n&lt;p&gt;9. Przygotowanie się do negocjacji handlowych, a zdolność podtrzymywania postawy asertywnej we wszystkich etapach negocjacji.&lt;/p&gt;\n\n&lt;p&gt;10. Asertywna wymiana poglądów, kierowanie dyskusją i osiągniecie zamierzonych celów.&lt;/p&gt;\n\n&lt;p&gt;&lt;strong&gt;Korzyści z uczestnictwa w szkoleniu:&lt;/strong&gt;&lt;/p&gt;\n\n&lt;p&gt;- gwarantujemy materiały szkoleniowe tj. skrypt tematyczny, notatnik, długopis, teczka&lt;/p&gt;\n\n&lt;p&gt;- po szkoleniu uzyskasz dwa dwokumenty potwierdzajace nabycie wiedzy i umiejętności z zakresu tematyki szkolenia, tj.:&lt;/p&gt;\n\n&lt;ul&gt;&lt;li&gt;&lt;em&gt;Zaświadczenie o ukończeniu kursu na podstawie § 18 ust. 2 rozporządzenia Ministra Edukacji Narodowej z dnia 11 stycznia 2012 r. w sprawie kształcenia ustawicznego w formach pozaszkolnych (Dz. U. poz. 622)&lt;/em&gt;&lt;/li&gt;\n\t&lt;li&gt;&lt;em&gt;Zaświadczenie o ukończeniu szkolenia zgodne z wymogami zawartymi w rozporządzeniu Ministra Pracy i Polityki Społecznej z dnia 14 maja 2014 w sprawie szczegółowych warunków realizacji oraz trybu i sposobów prowadzenia usług rynku pracy (Dz.U. z 2014 r. poz. 667&lt;/em&gt;&lt;/li&gt;\n&lt;/ul&gt;&lt;p&gt;&lt;strong&gt;Pozostałe informacje:&lt;/strong&gt; &lt;/p&gt;\n\n&lt;p&gt;Zachęcamy do odwiedzenia naszej strony &lt;strong&gt;www.effekt.biz.pl&lt;/strong&gt;, gdzie znajdą Państwo szereg innych ciekawych szkoleń i kursów. Dodatkowo zachecamy do sprawdzenia naszej całej oferty jaką oferyjemy w zakresie wynajmu sal w Katowicach oraz sprzedaży ubezpieczeń. &lt;/p&gt;", "listaProjektow": [], "idRodzajuUslugi": 144, "kwalifikacjeKuz": [], "osobaKontaktowa": {"email": "biuro@effekt.biz.pl", "telefon": "322034175", "zdjecie": null, "imieNazwisko": "Magdalena Marcelewicz"}, "zakresUprawnien": null, "efektyUczeniaSie": "&lt;p&gt;Nabycie wiedzy i umiejętności z zakresu asertywności i stanowczości &lt;/p&gt;", "inneKwalifikacje": [], "cenaNettoZaUsluge": null, "idKategoriiUslugi": 559, "idKwalifikacjiKkz": null, "idKwalifikacjiZrk": null, "warunkiTechniczne": null, "cenaBruttoZaUsluge": null, "cenaNettoZaGodzine": 2813, "idFormySwiadczenia": 1, "idPodrodzajuUslugi": 145, "warunkiLogistyczne": {"Wi-fi": {"idWarunkuLogistycznego": 1117, "warunekLogistycznyUzytkownika": null, "czyZdefiniowanyPrzezUzytkownika": false}, "Klimatyzacja": {"idWarunkuLogistycznego": 1116, "warunekLogistycznyUzytkownika": null, "czyZdefiniowanyPrzezUzytkownika": false}}, "cenaBruttoZaGodzine": 2813, "formyDofinansowania": [], "informacjeDodatkowe": "&lt;p&gt;- skrypt tematyczny&lt;/p&gt;\n\n&lt;p&gt;- notatnik&lt;/p&gt;\n\n&lt;p&gt;- długopis&lt;/p&gt;\n\n&lt;p&gt;- teczka&lt;/p&gt;", "kosztWalidacjiNetto": null, "warunkiUczestnictwa": null, "idPodkategoriiUslugi": 565, "kosztWalidacjiBrutto": null, "cenaNettoZaUczestnika": 45000, "dataRozpoczeciaUslugi": "2017-10-09T00:00:00+02:00", "dataZakonczeniaUslugi": "2017-10-10T00:00:00+02:00", "cenaBruttoZaUczestnika": 45000, "czyUslugaDofinansowana": false, "materialyDlaUczestnikow": null, "kosztCertyfikowaniaNetto": null, "czyCenaDotyczyCalejUslugi": false, "dataZakonczeniaRekrutacji": "2017-10-02T00:00:00+02:00", "kosztCertyfikowaniaBrutto": null, "minimalnaLiczbaUczestnikow": 1, "szczegolyMiejscaRealizacji": null, "maksymalnaLiczbaUczestnikow": 10,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787554">
            <text:p>2025-12-16 15:54:06.787554</text:p>
          </table:table-cell>
          <table:table-cell office:value-type="string" office:string-value="2025-12-16 15:54:06.787554">
            <text:p>2025-12-16 15:54:06.787554</text:p>
          </table:table-cell>
        </table:table-row>
        <table:table-row>
          <table:table-cell office:value-type="float" office:value="22625">
            <text:p>22625</text:p>
          </table:table-cell>
          <table:table-cell office:value-type="string" office:string-value="2016/11/02/6571/22625">
            <text:p>2016/11/02/6571/22625</text:p>
          </table:table-cell>
          <table:table-cell office:value-type="string" office:string-value="Oceny Okresowe Pracowników">
            <text:p>Oceny Okresowe Pracowników</text:p>
          </table:table-cell>
          <table:table-cell office:value-type="string" office:string-value="ZREALIZOWANA">
            <text:p>ZREALIZOWANA</text:p>
          </table:table-cell>
          <table:table-cell office:value-type="string" office:string-value="2017-10-03 00:00:00">
            <text:p>2017-10-03 00:00:00</text:p>
          </table:table-cell>
          <table:table-cell office:value-type="string" office:string-value="2017-10-04 00:00:00">
            <text:p>2017-10-04 00:00:00</text:p>
          </table:table-cell>
          <table:table-cell office:value-type="string" office:string-value="2017-09-28 00:00:00">
            <text:p>2017-09-28 00:00:00</text:p>
          </table:table-cell>
          <table:table-cell office:value-type="float" office:value="559">
            <text:p>559</text:p>
          </table:table-cell>
          <table:table-cell office:value-type="float" office:value="566">
            <text:p>566</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Celem szkolenia jest nabycie praktycznej wiedzy i umiejętności jak skutecznie wprowadzić i przeprowadzić ocenę okresową pracowników.">
            <text:p>Celem szkolenia jest nabycie praktycznej wiedzy i umiejętności jak skutecznie wprowadzić i przeprowadzić ocenę okresową pracowników.</text:p>
          </table:table-cell>
          <table:table-cell office:value-type="string" office:string-value="">
            <text:p/>
          </table:table-cell>
          <table:table-cell office:value-type="string" office:string-value="&lt;p&gt;Nabycie wiedzy i umiejętności z zakresu ocen okresownych &lt;/p&gt;">
            <text:p>&lt;p&gt;Nabycie wiedzy i umiejętności z zakresu ocen okresownych &lt;/p&gt;</text:p>
          </table:table-cell>
          <table:table-cell office:value-type="string" office:string-value="&lt;p&gt;&lt;strong&gt;Korzyści z Systemu Okresowych Ocen Pracowników  i powiązania z innymi systemami HR&lt;/strong&gt;&lt;/p&gt;&#10;&#10;&lt;ul&gt;&lt;li&gt;Po co nam SOOP&lt;/li&gt;&#10; &lt;li&gt;Korzyści dla organizacji&lt;/li&gt;&#10; &lt;li&gt;Korzyści dla ocenianego&lt;/li&gt;&#10; &lt;li&gt;Korzyści dla oceniającego&lt;/li&gt;&#10; &lt;li&gt;Powiązania SOOP pomiędzy systemami HR&lt;/li&gt;&#10;&lt;/ul&gt;&lt;p&gt;&lt;strong&gt;Filozofia SOOP – co podlega ocenie&lt;/strong&gt;&lt;/p&gt;&#10;&#10;&lt;ul&gt;&lt;li&gt;Co podlega ocenie? – kompetencje i wynikające z ich opisów zachowania&lt;/li&gt;&#10; &lt;li&gt;Co to jest Kompetencja? (Wiedza, Umiejętności, Postawa)&lt;/li&gt;&#10; &lt;li&gt;Uwspólnienie rozumienia pojęcia kompetencja – poziom zachowań na przykładzie 4 wybranych nazw kompetencji&lt;/li&gt;&#10; &lt;li&gt;Obserwowalne fakty podstawą oceny -„Dzień pracy Jacka”&lt;/li&gt;&#10; &lt;li&gt;Kalibracja wskaźników oceny&lt;/li&gt;&#10;&lt;/ul&gt;&lt;p&gt;&lt;strong&gt;Zasady i techniki komunikacji przydatne podczas rozmowy oceniającej&lt;/strong&gt;&lt;/p&gt;&#10;&#10;&lt;ul&gt;&lt;li&gt;Podstawowe zasady komunikacji przydatne podczas rozmowy oceniającej&lt;/li&gt;&#10; &lt;li&gt;Narzędzia komunikacyjne wykorzystywane podczas rozmowy oceniającej:&lt;/li&gt;&#10;&lt;/ul&gt;&lt;p&gt;- Technika UFO&lt;/p&gt;&#10;&#10;&lt;p&gt;-Technika FUKO&lt;/p&gt;&#10;&#10;&lt;p&gt;- Model Informacji zwrotnej „Z” i „Kanapka”&lt;/p&gt;&#10;&#10;&lt;p&gt;- Technika Czteropolowego Feedbacku&lt;/p&gt;&#10;&#10;&lt;p&gt;&lt;strong&gt;Struktura rozmowy oceniającej&lt;/strong&gt;&lt;/p&gt;&#10;&#10;&lt;ul&gt;&lt;li&gt;Film podzielony jest na etapy. Po każdym etapie następuje omówienie czego dany etap dotyczył, elementy składowe etapu, co menedżer zrobił dobrze, a co wymaga poprawy. Uczestnicy uczą się rozpoznawać zastosowane przez menedżera technik, które poznali w module poprzednim.&lt;/li&gt;&#10; &lt;li&gt;Na podstawie filmu zostaje wyprowadzony model struktury rozmowy oceniającej:&lt;/li&gt;&#10;&lt;/ul&gt;&lt;p&gt;- Rozpoczęcie&lt;/p&gt;&#10;&#10;&lt;p&gt;- Ocena sposobu wykonywania zadań i obowiązków&lt;/p&gt;&#10;&#10;&lt;p&gt;- Ocena kompetencji&lt;/p&gt;&#10;&#10;&lt;p&gt;- Cele na kolejny okres&lt;/p&gt;&#10;&#10;&lt;p&gt;- Plan rozwoju&lt;/p&gt;&#10;&#10;&lt;p&gt;- Podsumowanie&lt;/p&gt;&#10;&#10;&lt;p&gt;&lt;strong&gt;Prowadzenie rozmowy Oceniającej&lt;/strong&gt;&lt;/p&gt;&#10;&#10;&lt;ul&gt;&lt;li&gt;Na podstawie przygotowanych case`ów oraz przygotowanego rozpoczęcia rozmowy oceniającej – uczestnicy w 4 grupach 3 osobowych przygotowują się do przeprowadzenia etapu „Rozpoczęcie rozmowy oceniającej”, wg następujących elementów składowych:&lt;/li&gt;&#10;&lt;/ul&gt;&lt;p&gt;- Rozpoczęcie&lt;/p&gt;&#10;&#10;&lt;p&gt;- Ocena sposobu wykonywania zadań i obowiązków&lt;/p&gt;&#10;&#10;&lt;p&gt;-  Ocena kompetencji&lt;/p&gt;&#10;&#10;&lt;p&gt;-  Cele na kolejny okres&lt;/p&gt;&#10;&#10;&lt;p&gt;-  Plan rozwoju&lt;/p&gt;&#10;&#10;&lt;p&gt;-  Podsumowanie&lt;/p&gt;&#10;&#10;&lt;p&gt;&lt;strong&gt;Trudne sytuacje podczas rozmowy oceniającej. Asertywność – jako narzędzie wykorzystywane podczas prowadzenia rozmów oceniających&lt;/strong&gt;&lt;/p&gt;&#10;&#10;&lt;ul&gt;&lt;li&gt;Wyrażanie własnych opinii&lt;/li&gt;&#10; &lt;li&gt;Zamiana komunikaty „Ty” na komunikat „Ja”&lt;/li&gt;&#10; &lt;li&gt;Asertywna obrona własnego stanowiska &lt;/li&gt;&#10;&lt;/ul&gt;">
            <text:p>&lt;p&gt;&lt;strong&gt;Korzyści z Systemu Okresowych Ocen Pracowników  i powiązania z innymi systemami HR&lt;/strong&gt;&lt;/p&gt;

&lt;ul&gt;&lt;li&gt;Po co nam SOOP&lt;/li&gt;
	&lt;li&gt;Korzyści dla organizacji&lt;/li&gt;
	&lt;li&gt;Korzyści dla ocenianego&lt;/li&gt;
	&lt;li&gt;Korzyści dla oceniającego&lt;/li&gt;
	&lt;li&gt;Powiązania SOOP pomiędzy systemami HR&lt;/li&gt;
&lt;/ul&gt;&lt;p&gt;&lt;strong&gt;Filozofia SOOP – co podlega ocenie&lt;/strong&gt;&lt;/p&gt;

&lt;ul&gt;&lt;li&gt;Co podlega ocenie? – kompetencje i wynikające z ich opisów zachowania&lt;/li&gt;
	&lt;li&gt;Co to jest Kompetencja? (Wiedza, Umiejętności, Postawa)&lt;/li&gt;
	&lt;li&gt;Uwspólnienie rozumienia pojęcia kompetencja – poziom zachowań na przykładzie 4 wybranych nazw kompetencji&lt;/li&gt;
	&lt;li&gt;Obserwowalne fakty podstawą oceny -„Dzień pracy Jacka”&lt;/li&gt;
	&lt;li&gt;Kalibracja wskaźników oceny&lt;/li&gt;
&lt;/ul&gt;&lt;p&gt;&lt;strong&gt;Zasady i techniki komunikacji przydatne podczas rozmowy oceniającej&lt;/strong&gt;&lt;/p&gt;

&lt;ul&gt;&lt;li&gt;Podstawowe zasady komunikacji przydatne podczas rozmowy oceniającej&lt;/li&gt;
	&lt;li&gt;Narzędzia komunikacyjne wykorzystywane podczas rozmowy oceniającej:&lt;/li&gt;
&lt;/ul&gt;&lt;p&gt;- Technika UFO&lt;/p&gt;

&lt;p&gt;-Technika FUKO&lt;/p&gt;

&lt;p&gt;- Model Informacji zwrotnej „Z” i „Kanapka”&lt;/p&gt;

&lt;p&gt;- Technika Czteropolowego Feedbacku&lt;/p&gt;

&lt;p&gt;&lt;strong&gt;Struktura rozmowy oceniającej&lt;/strong&gt;&lt;/p&gt;

&lt;ul&gt;&lt;li&gt;Film podzielony jest na etapy. Po każdym etapie następuje omówienie czego dany etap dotyczył, elementy składowe etapu, co menedżer zrobił dobrze, a co wymaga poprawy. Uczestnicy uczą się rozpoznawać zastosowane przez menedżera technik, które poznali w module poprzednim.&lt;/li&gt;
	&lt;li&gt;Na podstawie filmu zostaje wyprowadzony model struktury rozmowy oceniającej:&lt;/li&gt;
&lt;/ul&gt;&lt;p&gt;- Rozpoczęcie&lt;/p&gt;

&lt;p&gt;- Ocena sposobu wykonywania zadań i obowiązków&lt;/p&gt;

&lt;p&gt;- Ocena kompetencji&lt;/p&gt;

&lt;p&gt;- Cele na kolejny okres&lt;/p&gt;

&lt;p&gt;- Plan rozwoju&lt;/p&gt;

&lt;p&gt;- Podsumowanie&lt;/p&gt;

&lt;p&gt;&lt;strong&gt;Prowadzenie rozmowy Oceniającej&lt;/strong&gt;&lt;/p&gt;

&lt;ul&gt;&lt;li&gt;Na podstawie przygotowanych case`ów oraz przygotowanego rozpoczęcia rozmowy oceniającej – uczestnicy w 4 grupach 3 osobowych przygotowują się do przeprowadzenia etapu „Rozpoczęcie rozmowy oceniającej”, wg następujących elementów składowych:&lt;/li&gt;
&lt;/ul&gt;&lt;p&gt;- Rozpoczęcie&lt;/p&gt;

&lt;p&gt;- Ocena sposobu wykonywania zadań i obowiązków&lt;/p&gt;

&lt;p&gt;-  Ocena kompetencji&lt;/p&gt;

&lt;p&gt;-  Cele na kolejny okres&lt;/p&gt;

&lt;p&gt;-  Plan rozwoju&lt;/p&gt;

&lt;p&gt;-  Podsumowanie&lt;/p&gt;

&lt;p&gt;&lt;strong&gt;Trudne sytuacje podczas rozmowy oceniającej. Asertywność – jako narzędzie wykorzystywane podczas prowadzenia rozmów oceniających&lt;/strong&gt;&lt;/p&gt;

&lt;ul&gt;&lt;li&gt;Wyrażanie własnych opinii&lt;/li&gt;
	&lt;li&gt;Zamiana komunikaty „Ty” na komunikat „Ja”&lt;/li&gt;
	&lt;li&gt;Asertywna obrona własnego stanowiska &lt;/li&gt;
&lt;/ul&gt;</text:p>
          </table:table-cell>
          <table:table-cell office:value-type="string" office:string-value="&lt;p&gt;Ludzie chcący poznac tajniki ocen okresowych &lt;/p&gt;">
            <text:p>&lt;p&gt;Ludzie chcący poznac tajniki ocen okresowych &lt;/p&gt;</text:p>
          </table:table-cell>
          <table:table-cell office:value-type="string" office:string-value="&lt;p&gt;WIek - minimum 18 lat&lt;/p&gt;">
            <text:p>&lt;p&gt;WIek - minimum 18 lat&lt;/p&gt;</text:p>
          </table:table-cell>
          <table:table-cell office:value-type="string" office:string-value="">
            <text:p/>
          </table:table-cell>
          <table:table-cell office:value-type="string" office:string-value="&lt;p&gt;Zapewniamy dodatkowo serwis kawowy podczas przerw&lt;/p&gt;&#10;&lt;ul&gt;&lt;li&gt;skrypt tematyczny&lt;/li&gt;&#10; &lt;li&gt;notatnik&lt;/li&gt;&#10; &lt;li&gt;długopis&lt;/li&gt;&#10; &lt;li&gt;teczka&lt;/li&gt;&#10;&lt;/ul&gt;&lt;p&gt; &lt;/p&gt;">
            <text:p>&lt;p&gt;Zapewniamy dodatkowo serwis kawowy podczas przerw&lt;/p&gt;
&lt;ul&gt;&lt;li&gt;skrypt tematyczny&lt;/li&gt;
	&lt;li&gt;notatnik&lt;/li&gt;
	&lt;li&gt;długopis&lt;/li&gt;
	&lt;li&gt;teczka&lt;/li&gt;
&lt;/ul&gt;&lt;p&gt; &lt;/p&gt;</text:p>
          </table:table-cell>
          <table:table-cell office:value-type="string" office:string-value="">
            <text:p/>
          </table:table-cell>
          <table:table-cell office:value-type="string" office:string-value="">
            <text:p/>
          </table:table-cell>
          <table:table-cell office:value-type="float" office:value="60000.0">
            <text:p>60000.0</text:p>
          </table:table-cell>
          <table:table-cell office:value-type="float" office:value="60000.0">
            <text:p>60000.0</text:p>
          </table:table-cell>
          <table:table-cell office:value-type="float" office:value="4286">
            <text:p>4286</text:p>
          </table:table-cell>
          <table:table-cell office:value-type="float" office:value="4286">
            <text:p>4286</text:p>
          </table:table-cell>
          <table:table-cell office:value-type="boolean" office:boolean-value="false">
            <text:p>FALSE</text:p>
          </table:table-cell>
          <table:table-cell office:value-type="float" office:value="14">
            <text:p>14</text:p>
          </table:table-cell>
          <table:table-cell office:value-type="float" office:value="1">
            <text:p>1</text:p>
          </table:table-cell>
          <table:table-cell office:value-type="float" office:value="10.0">
            <text:p>10.0</text:p>
          </table:table-cell>
          <table:table-cell office:value-type="string" office:string-value="{&quot;idKraju&quot;: 209, &quot;idUlicy&quot;: 252606, &quot;telefon&quot;: null, &quot;nazwaKraju&quot;: &quot;Polska&quot;, &quot;nazwaUlicy&quot;: &quot;ul. Staromiejska&quot;, &quot;kodPocztowy&quot;: &quot;40-013&quot;, &quot;numerLokalu&quot;: null, &quot;numerBudynku&quot;: &quot;6&quot;, &quot;idWojewodztwa&quot;: 12, &quot;idMiejscowosci&quot;: 41631, &quot;nazwaWojewodztwa&quot;: &quot;śląskie&quot;, &quot;nazwaMiejscowosci&quot;: &quot;Katowice&quot;, &quot;dlugoscGeograficzna&quot;: null, &quot;szerokoscGeograficzna&quot;: null}">
            <text:p>{"idKraju": 209, "idUlicy": 252606, "telefon": null, "nazwaKraju": "Polska", "nazwaUlicy": "ul. Staromiejska", "kodPocztowy": "40-013", "numerLokalu": null, "numerBudynku": "6", "idWojewodztwa": 12, "idMiejscowosci": 41631, "nazwaWojewodztwa": "śląskie", "nazwaMiejscowosci": "Katowice", "dlugoscGeograficzna": null, "szerokoscGeograficzna": null}</text:p>
          </table:table-cell>
          <table:table-cell office:value-type="string" office:string-value="{&quot;id&quot;: 6571, &quot;logo&quot;: {&quot;url&quot;: &quot;https://uslugirozwojowe.parp.gov.pl/api/file/preview?token=%242a%2406%24%2FRKpuniGD%2FZoRNEiOtEDfu&quot;, &quot;nazwa&quot;: &quot;EFFEKT_Katowice_2017.png&quot;, &quot;rozszerzenie&quot;: null}, &quot;nazwa&quot;: &quot;EFFEKT SPÓŁKA Z OGRANICZONĄ ODPOWIEDZIALNOŚCIĄ&quot;}">
            <text:p>{"id": 6571, "logo": {"url": "https://uslugirozwojowe.parp.gov.pl/api/file/preview?token=%242a%2406%24%2FRKpuniGD%2FZoRNEiOtEDfu", "nazwa": "EFFEKT_Katowice_2017.png", "rozszerzenie": null}, "nazwa": "EFFEKT SPÓŁKA Z OGRANICZONĄ ODPOWIEDZIALNOŚCIĄ"}</text:p>
          </table:table-cell>
          <table:table-cell office:value-type="string" office:string-value="{&quot;email&quot;: &quot;biuro@effekt.biz.pl&quot;, &quot;telefon&quot;: &quot;322034175&quot;, &quot;zdjecie&quot;: null, &quot;imieNazwisko&quot;: &quot;Magdalena Marcelewicz&quot;}">
            <text:p>{"email": "biuro@effekt.biz.pl", "telefon": "322034175", "zdjecie": null, "imieNazwisko": "Magdalena Marcelewi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quot;Wi-fi&quot;: {&quot;idWarunkuLogistycznego&quot;: 1117, &quot;warunekLogistycznyUzytkownika&quot;: null, &quot;czyZdefiniowanyPrzezUzytkownika&quot;: false}, &quot;Klimatyzacja&quot;: {&quot;idWarunkuLogistycznego&quot;: 1116, &quot;warunekLogistycznyUzytkownika&quot;: null, &quot;czyZdefiniowanyPrzezUzytkownika&quot;: false}}">
            <text:p>{"Wi-fi": {"idWarunkuLogistycznego": 1117, "warunekLogistycznyUzytkownika": null, "czyZdefiniowanyPrzezUzytkownika": false}, "Klimatyzacja": {"idWarunkuLogistycznego": 1116, "warunekLogistycznyUzytkownika": null, "czyZdefiniowanyPrzezUzytkownika": false}}</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25, &quot;adres&quot;: {&quot;idKraju&quot;: 209, &quot;idUlicy&quot;: 252606, &quot;telefon&quot;: null, &quot;nazwaKraju&quot;: &quot;Polska&quot;, &quot;nazwaUlicy&quot;: &quot;ul. Staromiejska&quot;, &quot;kodPocztowy&quot;: &quot;40-013&quot;, &quot;numerLokalu&quot;: null, &quot;numerBudynku&quot;: &quot;6&quot;, &quot;idWojewodztwa&quot;: 12, &quot;idMiejscowosci&quot;: 41631, &quot;nazwaWojewodztwa&quot;: &quot;śląskie&quot;, &quot;nazwaMiejscowosci&quot;: &quot;Katowice&quot;, &quot;dlugoscGeograficzna&quot;: null, &quot;szerokoscGeograficzna&quot;: null}, &quot;numer&quot;: &quot;2016/11/02/6571/22625&quot;, &quot;ocena&quot;: {&quot;liczbaOcen&quot;: 0, &quot;sredniaZOcen&quot;: 0.0}, &quot;tytul&quot;: &quot;Oceny Okresowe Pracowników&quot;, &quot;status&quot;: &quot;ZREALIZOWANA&quot;, &quot;efektUslugi&quot;: null, &quot;celBiznesowy&quot;: null, &quot;liczbaGodzin&quot;: 14, &quot;celEdukacyjny&quot;: &quot;Celem szkolenia jest nabycie praktycznej wiedzy i umiejętności jak skutecznie wprowadzić i przeprowadzić ocenę okresową pracowników.&quot;, &quot;dostawcaUslug&quot;: {&quot;id&quot;: 6571, &quot;logo&quot;: {&quot;url&quot;: &quot;https://uslugirozwojowe.parp.gov.pl/api/file/preview?token=%242a%2406%24%2FRKpuniGD%2FZoRNEiOtEDfu&quot;, &quot;nazwa&quot;: &quot;EFFEKT_Katowice_2017.png&quot;, &quot;rozszerzenie&quot;: null}, &quot;nazwa&quot;: &quot;EFFEKT SPÓŁKA Z OGRANICZONĄ ODPOWIEDZIALNOŚCIĄ&quot;}, &quot;grupaDocelowa&quot;: &quot;&lt;p&gt;Ludzie chcący poznac tajniki ocen okresowych &lt;/p&gt;&quot;, &quot;kodyDostepowe&quot;: null, &quot;programUslugi&quot;: &quot;&lt;p&gt;&lt;strong&gt;Korzyści z Systemu Okresowych Ocen Pracowników  i powiązania z innymi systemami HR&lt;/strong&gt;&lt;/p&gt;\n\n&lt;ul&gt;&lt;li&gt;Po co nam SOOP&lt;/li&gt;\n\t&lt;li&gt;Korzyści dla organizacji&lt;/li&gt;\n\t&lt;li&gt;Korzyści dla ocenianego&lt;/li&gt;\n\t&lt;li&gt;Korzyści dla oceniającego&lt;/li&gt;\n\t&lt;li&gt;Powiązania SOOP pomiędzy systemami HR&lt;/li&gt;\n&lt;/ul&gt;&lt;p&gt;&lt;strong&gt;Filozofia SOOP – co podlega ocenie&lt;/strong&gt;&lt;/p&gt;\n\n&lt;ul&gt;&lt;li&gt;Co podlega ocenie? – kompetencje i wynikające z ich opisów zachowania&lt;/li&gt;\n\t&lt;li&gt;Co to jest Kompetencja? (Wiedza, Umiejętności, Postawa)&lt;/li&gt;\n\t&lt;li&gt;Uwspólnienie rozumienia pojęcia kompetencja – poziom zachowań na przykładzie 4 wybranych nazw kompetencji&lt;/li&gt;\n\t&lt;li&gt;Obserwowalne fakty podstawą oceny -„Dzień pracy Jacka”&lt;/li&gt;\n\t&lt;li&gt;Kalibracja wskaźników oceny&lt;/li&gt;\n&lt;/ul&gt;&lt;p&gt;&lt;strong&gt;Zasady i techniki komunikacji przydatne podczas rozmowy oceniającej&lt;/strong&gt;&lt;/p&gt;\n\n&lt;ul&gt;&lt;li&gt;Podstawowe zasady komunikacji przydatne podczas rozmowy oceniającej&lt;/li&gt;\n\t&lt;li&gt;Narzędzia komunikacyjne wykorzystywane podczas rozmowy oceniającej:&lt;/li&gt;\n&lt;/ul&gt;&lt;p&gt;- Technika UFO&lt;/p&gt;\n\n&lt;p&gt;-Technika FUKO&lt;/p&gt;\n\n&lt;p&gt;- Model Informacji zwrotnej „Z” i „Kanapka”&lt;/p&gt;\n\n&lt;p&gt;- Technika Czteropolowego Feedbacku&lt;/p&gt;\n\n&lt;p&gt;&lt;strong&gt;Struktura rozmowy oceniającej&lt;/strong&gt;&lt;/p&gt;\n\n&lt;ul&gt;&lt;li&gt;Film podzielony jest na etapy. Po każdym etapie następuje omówienie czego dany etap dotyczył, elementy składowe etapu, co menedżer zrobił dobrze, a co wymaga poprawy. Uczestnicy uczą się rozpoznawać zastosowane przez menedżera technik, które poznali w module poprzednim.&lt;/li&gt;\n\t&lt;li&gt;Na podstawie filmu zostaje wyprowadzony model struktury rozmowy oceniającej:&lt;/li&gt;\n&lt;/ul&gt;&lt;p&gt;- Rozpoczęcie&lt;/p&gt;\n\n&lt;p&gt;- Ocena sposobu wykonywania zadań i obowiązków&lt;/p&gt;\n\n&lt;p&gt;- Ocena kompetencji&lt;/p&gt;\n\n&lt;p&gt;- Cele na kolejny okres&lt;/p&gt;\n\n&lt;p&gt;- Plan rozwoju&lt;/p&gt;\n\n&lt;p&gt;- Podsumowanie&lt;/p&gt;\n\n&lt;p&gt;&lt;strong&gt;Prowadzenie rozmowy Oceniającej&lt;/strong&gt;&lt;/p&gt;\n\n&lt;ul&gt;&lt;li&gt;Na podstawie przygotowanych case`ów oraz przygotowanego rozpoczęcia rozmowy oceniającej – uczestnicy w 4 grupach 3 osobowych przygotowują się do przeprowadzenia etapu „Rozpoczęcie rozmowy oceniającej”, wg następujących elementów składowych:&lt;/li&gt;\n&lt;/ul&gt;&lt;p&gt;- Rozpoczęcie&lt;/p&gt;\n\n&lt;p&gt;- Ocena sposobu wykonywania zadań i obowiązków&lt;/p&gt;\n\n&lt;p&gt;-  Ocena kompetencji&lt;/p&gt;\n\n&lt;p&gt;-  Cele na kolejny okres&lt;/p&gt;\n\n&lt;p&gt;-  Plan rozwoju&lt;/p&gt;\n\n&lt;p&gt;-  Podsumowanie&lt;/p&gt;\n\n&lt;p&gt;&lt;strong&gt;Trudne sytuacje podczas rozmowy oceniającej. Asertywność – jako narzędzie wykorzystywane podczas prowadzenia rozmów oceniających&lt;/strong&gt;&lt;/p&gt;\n\n&lt;ul&gt;&lt;li&gt;Wyrażanie własnych opinii&lt;/li&gt;\n\t&lt;li&gt;Zamiana komunikaty „Ty” na komunikat „Ja”&lt;/li&gt;\n\t&lt;li&gt;Asertywna obrona własnego stanowiska &lt;/li&gt;\n&lt;/ul&gt;&quot;, &quot;listaProjektow&quot;: [], &quot;idRodzajuUslugi&quot;: 144, &quot;kwalifikacjeKuz&quot;: [], &quot;osobaKontaktowa&quot;: {&quot;email&quot;: &quot;biuro@effekt.biz.pl&quot;, &quot;telefon&quot;: &quot;322034175&quot;, &quot;zdjecie&quot;: null, &quot;imieNazwisko&quot;: &quot;Magdalena Marcelewicz&quot;}, &quot;zakresUprawnien&quot;: null, &quot;efektyUczeniaSie&quot;: &quot;&lt;p&gt;Nabycie wiedzy i umiejętności z zakresu ocen okresownych &lt;/p&gt;&quot;, &quot;inneKwalifikacje&quot;: [], &quot;cenaNettoZaUsluge&quot;: null, &quot;idKategoriiUslugi&quot;: 559, &quot;idKwalifikacjiKkz&quot;: null, &quot;idKwalifikacjiZrk&quot;: null, &quot;warunkiTechniczne&quot;: null, &quot;cenaBruttoZaUsluge&quot;: null, &quot;cenaNettoZaGodzine&quot;: 4286, &quot;idFormySwiadczenia&quot;: 1, &quot;idPodrodzajuUslugi&quot;: 145, &quot;warunkiLogistyczne&quot;: {&quot;Wi-fi&quot;: {&quot;idWarunkuLogistycznego&quot;: 1117, &quot;warunekLogistycznyUzytkownika&quot;: null, &quot;czyZdefiniowanyPrzezUzytkownika&quot;: false}, &quot;Klimatyzacja&quot;: {&quot;idWarunkuLogistycznego&quot;: 1116, &quot;warunekLogistycznyUzytkownika&quot;: null, &quot;czyZdefiniowanyPrzezUzytkownika&quot;: false}}, &quot;cenaBruttoZaGodzine&quot;: 4286, &quot;formyDofinansowania&quot;: [], &quot;informacjeDodatkowe&quot;: &quot;&lt;p&gt;Zapewniamy dodatkowo serwis kawowy podczas przerw&lt;/p&gt;\n&lt;ul&gt;&lt;li&gt;skrypt tematyczny&lt;/li&gt;\n\t&lt;li&gt;notatnik&lt;/li&gt;\n\t&lt;li&gt;długopis&lt;/li&gt;\n\t&lt;li&gt;teczka&lt;/li&gt;\n&lt;/ul&gt;&lt;p&gt; &lt;/p&gt;&quot;, &quot;kosztWalidacjiNetto&quot;: null, &quot;warunkiUczestnictwa&quot;: &quot;&lt;p&gt;WIek - minimum 18 lat&lt;/p&gt;&quot;, &quot;idPodkategoriiUslugi&quot;: 566, &quot;kosztWalidacjiBrutto&quot;: null, &quot;cenaNettoZaUczestnika&quot;: 60000, &quot;dataRozpoczeciaUslugi&quot;: &quot;2017-10-03T00:00:00+02:00&quot;, &quot;dataZakonczeniaUslugi&quot;: &quot;2017-10-04T00:00:00+02:00&quot;, &quot;cenaBruttoZaUczestnika&quot;: 60000, &quot;czyUslugaDofinansowana&quot;: false, &quot;materialyDlaUczestnikow&quot;: null, &quot;kosztCertyfikowaniaNetto&quot;: null, &quot;czyCenaDotyczyCalejUslugi&quot;: false, &quot;dataZakonczeniaRekrutacji&quot;: &quot;2017-09-28T00:00:00+02:00&quot;, &quot;kosztCertyfikowaniaBrutto&quot;: null, &quot;minimalnaLiczbaUczestnikow&quot;: 1, &quot;szczegolyMiejscaRealizacji&quot;: &quot;Centrum Szkoleniowe EFFEKT Katowice&quot;, &quot;maksymalnaLiczbaUczestnikow&quot;: 10,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25, "adres": {"idKraju": 209, "idUlicy": 252606, "telefon": null, "nazwaKraju": "Polska", "nazwaUlicy": "ul. Staromiejska", "kodPocztowy": "40-013", "numerLokalu": null, "numerBudynku": "6", "idWojewodztwa": 12, "idMiejscowosci": 41631, "nazwaWojewodztwa": "śląskie", "nazwaMiejscowosci": "Katowice", "dlugoscGeograficzna": null, "szerokoscGeograficzna": null}, "numer": "2016/11/02/6571/22625", "ocena": {"liczbaOcen": 0, "sredniaZOcen": 0.0}, "tytul": "Oceny Okresowe Pracowników", "status": "ZREALIZOWANA", "efektUslugi": null, "celBiznesowy": null, "liczbaGodzin": 14, "celEdukacyjny": "Celem szkolenia jest nabycie praktycznej wiedzy i umiejętności jak skutecznie wprowadzić i przeprowadzić ocenę okresową pracowników.", "dostawcaUslug": {"id": 6571, "logo": {"url": "https://uslugirozwojowe.parp.gov.pl/api/file/preview?token=%242a%2406%24%2FRKpuniGD%2FZoRNEiOtEDfu", "nazwa": "EFFEKT_Katowice_2017.png", "rozszerzenie": null}, "nazwa": "EFFEKT SPÓŁKA Z OGRANICZONĄ ODPOWIEDZIALNOŚCIĄ"}, "grupaDocelowa": "&lt;p&gt;Ludzie chcący poznac tajniki ocen okresowych &lt;/p&gt;", "kodyDostepowe": null, "programUslugi": "&lt;p&gt;&lt;strong&gt;Korzyści z Systemu Okresowych Ocen Pracowników  i powiązania z innymi systemami HR&lt;/strong&gt;&lt;/p&gt;\n\n&lt;ul&gt;&lt;li&gt;Po co nam SOOP&lt;/li&gt;\n\t&lt;li&gt;Korzyści dla organizacji&lt;/li&gt;\n\t&lt;li&gt;Korzyści dla ocenianego&lt;/li&gt;\n\t&lt;li&gt;Korzyści dla oceniającego&lt;/li&gt;\n\t&lt;li&gt;Powiązania SOOP pomiędzy systemami HR&lt;/li&gt;\n&lt;/ul&gt;&lt;p&gt;&lt;strong&gt;Filozofia SOOP – co podlega ocenie&lt;/strong&gt;&lt;/p&gt;\n\n&lt;ul&gt;&lt;li&gt;Co podlega ocenie? – kompetencje i wynikające z ich opisów zachowania&lt;/li&gt;\n\t&lt;li&gt;Co to jest Kompetencja? (Wiedza, Umiejętności, Postawa)&lt;/li&gt;\n\t&lt;li&gt;Uwspólnienie rozumienia pojęcia kompetencja – poziom zachowań na przykładzie 4 wybranych nazw kompetencji&lt;/li&gt;\n\t&lt;li&gt;Obserwowalne fakty podstawą oceny -„Dzień pracy Jacka”&lt;/li&gt;\n\t&lt;li&gt;Kalibracja wskaźników oceny&lt;/li&gt;\n&lt;/ul&gt;&lt;p&gt;&lt;strong&gt;Zasady i techniki komunikacji przydatne podczas rozmowy oceniającej&lt;/strong&gt;&lt;/p&gt;\n\n&lt;ul&gt;&lt;li&gt;Podstawowe zasady komunikacji przydatne podczas rozmowy oceniającej&lt;/li&gt;\n\t&lt;li&gt;Narzędzia komunikacyjne wykorzystywane podczas rozmowy oceniającej:&lt;/li&gt;\n&lt;/ul&gt;&lt;p&gt;- Technika UFO&lt;/p&gt;\n\n&lt;p&gt;-Technika FUKO&lt;/p&gt;\n\n&lt;p&gt;- Model Informacji zwrotnej „Z” i „Kanapka”&lt;/p&gt;\n\n&lt;p&gt;- Technika Czteropolowego Feedbacku&lt;/p&gt;\n\n&lt;p&gt;&lt;strong&gt;Struktura rozmowy oceniającej&lt;/strong&gt;&lt;/p&gt;\n\n&lt;ul&gt;&lt;li&gt;Film podzielony jest na etapy. Po każdym etapie następuje omówienie czego dany etap dotyczył, elementy składowe etapu, co menedżer zrobił dobrze, a co wymaga poprawy. Uczestnicy uczą się rozpoznawać zastosowane przez menedżera technik, które poznali w module poprzednim.&lt;/li&gt;\n\t&lt;li&gt;Na podstawie filmu zostaje wyprowadzony model struktury rozmowy oceniającej:&lt;/li&gt;\n&lt;/ul&gt;&lt;p&gt;- Rozpoczęcie&lt;/p&gt;\n\n&lt;p&gt;- Ocena sposobu wykonywania zadań i obowiązków&lt;/p&gt;\n\n&lt;p&gt;- Ocena kompetencji&lt;/p&gt;\n\n&lt;p&gt;- Cele na kolejny okres&lt;/p&gt;\n\n&lt;p&gt;- Plan rozwoju&lt;/p&gt;\n\n&lt;p&gt;- Podsumowanie&lt;/p&gt;\n\n&lt;p&gt;&lt;strong&gt;Prowadzenie rozmowy Oceniającej&lt;/strong&gt;&lt;/p&gt;\n\n&lt;ul&gt;&lt;li&gt;Na podstawie przygotowanych case`ów oraz przygotowanego rozpoczęcia rozmowy oceniającej – uczestnicy w 4 grupach 3 osobowych przygotowują się do przeprowadzenia etapu „Rozpoczęcie rozmowy oceniającej”, wg następujących elementów składowych:&lt;/li&gt;\n&lt;/ul&gt;&lt;p&gt;- Rozpoczęcie&lt;/p&gt;\n\n&lt;p&gt;- Ocena sposobu wykonywania zadań i obowiązków&lt;/p&gt;\n\n&lt;p&gt;-  Ocena kompetencji&lt;/p&gt;\n\n&lt;p&gt;-  Cele na kolejny okres&lt;/p&gt;\n\n&lt;p&gt;-  Plan rozwoju&lt;/p&gt;\n\n&lt;p&gt;-  Podsumowanie&lt;/p&gt;\n\n&lt;p&gt;&lt;strong&gt;Trudne sytuacje podczas rozmowy oceniającej. Asertywność – jako narzędzie wykorzystywane podczas prowadzenia rozmów oceniających&lt;/strong&gt;&lt;/p&gt;\n\n&lt;ul&gt;&lt;li&gt;Wyrażanie własnych opinii&lt;/li&gt;\n\t&lt;li&gt;Zamiana komunikaty „Ty” na komunikat „Ja”&lt;/li&gt;\n\t&lt;li&gt;Asertywna obrona własnego stanowiska &lt;/li&gt;\n&lt;/ul&gt;", "listaProjektow": [], "idRodzajuUslugi": 144, "kwalifikacjeKuz": [], "osobaKontaktowa": {"email": "biuro@effekt.biz.pl", "telefon": "322034175", "zdjecie": null, "imieNazwisko": "Magdalena Marcelewicz"}, "zakresUprawnien": null, "efektyUczeniaSie": "&lt;p&gt;Nabycie wiedzy i umiejętności z zakresu ocen okresownych &lt;/p&gt;", "inneKwalifikacje": [], "cenaNettoZaUsluge": null, "idKategoriiUslugi": 559, "idKwalifikacjiKkz": null, "idKwalifikacjiZrk": null, "warunkiTechniczne": null, "cenaBruttoZaUsluge": null, "cenaNettoZaGodzine": 4286, "idFormySwiadczenia": 1, "idPodrodzajuUslugi": 145, "warunkiLogistyczne": {"Wi-fi": {"idWarunkuLogistycznego": 1117, "warunekLogistycznyUzytkownika": null, "czyZdefiniowanyPrzezUzytkownika": false}, "Klimatyzacja": {"idWarunkuLogistycznego": 1116, "warunekLogistycznyUzytkownika": null, "czyZdefiniowanyPrzezUzytkownika": false}}, "cenaBruttoZaGodzine": 4286, "formyDofinansowania": [], "informacjeDodatkowe": "&lt;p&gt;Zapewniamy dodatkowo serwis kawowy podczas przerw&lt;/p&gt;\n&lt;ul&gt;&lt;li&gt;skrypt tematyczny&lt;/li&gt;\n\t&lt;li&gt;notatnik&lt;/li&gt;\n\t&lt;li&gt;długopis&lt;/li&gt;\n\t&lt;li&gt;teczka&lt;/li&gt;\n&lt;/ul&gt;&lt;p&gt; &lt;/p&gt;", "kosztWalidacjiNetto": null, "warunkiUczestnictwa": "&lt;p&gt;WIek - minimum 18 lat&lt;/p&gt;", "idPodkategoriiUslugi": 566, "kosztWalidacjiBrutto": null, "cenaNettoZaUczestnika": 60000, "dataRozpoczeciaUslugi": "2017-10-03T00:00:00+02:00", "dataZakonczeniaUslugi": "2017-10-04T00:00:00+02:00", "cenaBruttoZaUczestnika": 60000, "czyUslugaDofinansowana": false, "materialyDlaUczestnikow": null, "kosztCertyfikowaniaNetto": null, "czyCenaDotyczyCalejUslugi": false, "dataZakonczeniaRekrutacji": "2017-09-28T00:00:00+02:00", "kosztCertyfikowaniaBrutto": null, "minimalnaLiczbaUczestnikow": 1, "szczegolyMiejscaRealizacji": "Centrum Szkoleniowe EFFEKT Katowice", "maksymalnaLiczbaUczestnikow": 10,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785481">
            <text:p>2025-12-16 15:54:06.785481</text:p>
          </table:table-cell>
          <table:table-cell office:value-type="string" office:string-value="2025-12-16 15:54:06.785481">
            <text:p>2025-12-16 15:54:06.785481</text:p>
          </table:table-cell>
        </table:table-row>
        <table:table-row>
          <table:table-cell office:value-type="float" office:value="22621">
            <text:p>22621</text:p>
          </table:table-cell>
          <table:table-cell office:value-type="string" office:string-value="2016/11/02/6571/22621">
            <text:p>2016/11/02/6571/22621</text:p>
          </table:table-cell>
          <table:table-cell office:value-type="string" office:string-value="WARSZTATY PRACA NA SŁUCHAWCE Z SESJĄ COACHINGU">
            <text:p>WARSZTATY PRACA NA SŁUCHAWCE Z SESJĄ COACHINGU</text:p>
          </table:table-cell>
          <table:table-cell office:value-type="string" office:string-value="ZREALIZOWANA">
            <text:p>ZREALIZOWANA</text:p>
          </table:table-cell>
          <table:table-cell office:value-type="string" office:string-value="2017-11-08 00:00:00">
            <text:p>2017-11-08 00:00:00</text:p>
          </table:table-cell>
          <table:table-cell office:value-type="string" office:string-value="2017-11-09 00:00:00">
            <text:p>2017-11-09 00:00:00</text:p>
          </table:table-cell>
          <table:table-cell office:value-type="string" office:string-value="2017-11-01 00:00:00">
            <text:p>2017-11-01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Warsztaty “na słuchawce” to szkolenie o efektywnym podtrzymywaniu relacji z klientem oraz diagnozowaniu jego potrzeb, z uwzględnieniem metod radzenia sobie z trudnymi sytuacjami oraz stresem w czasie komunikacji przez telefon. Uczestnicy szkolenia zdobędą praktyczną wiedzę z zakresu technik prowadzenia rozmów telefonicznych, a także poznają obowiązujące standardy telefonicznej obsługi Klienta. W ramach szkolenia odbędzie się sesja coachingu grupowego pt.“Czy radzę sobie z telefonem? “">
            <text:p>Warsztaty “na słuchawce” to szkolenie o efektywnym podtrzymywaniu relacji z klientem oraz diagnozowaniu jego potrzeb, z uwzględnieniem metod radzenia sobie z trudnymi sytuacjami oraz stresem w czasie komunikacji przez telefon. Uczestnicy szkolenia zdobędą praktyczną wiedzę z zakresu technik prowadzenia rozmów telefonicznych, a także poznają obowiązujące standardy telefonicznej obsługi Klienta. W ramach szkolenia odbędzie się sesja coachingu grupowego pt.“Czy radzę sobie z telefonem? “</text:p>
          </table:table-cell>
          <table:table-cell office:value-type="string" office:string-value="">
            <text:p/>
          </table:table-cell>
          <table:table-cell office:value-type="string" office:string-value="&lt;p&gt;Uczestnicy szkolenia zdobędą praktyczną wiedzę z zakresu technik prowadzenia rozmów telefonicznych, a  akże poznają obowiązujące standardy telefonicznej obsługi Klienta. W ramach szkolenia odbędzie się sesja coachingu grupowego pt.“Czy radzę sobie z telefonem? “&lt;/p&gt;">
            <text:p>&lt;p&gt;Uczestnicy szkolenia zdobędą praktyczną wiedzę z zakresu technik prowadzenia rozmów telefonicznych, a  akże poznają obowiązujące standardy telefonicznej obsługi Klienta. W ramach szkolenia odbędzie się sesja coachingu grupowego pt.“Czy radzę sobie z telefonem? “&lt;/p&gt;</text:p>
          </table:table-cell>
          <table:table-cell office:value-type="string" office:string-value="&lt;p&gt;&lt;strong&gt;Szczegółowy program do pbrania z http://www.effekt.biz.pl/kursy-i-szkolenia/abc-podatku-vat/&lt;/strong&gt;&lt;/p&gt;&#10;&#10;&lt;p&gt;&lt;strong&gt;Komunikacja przez telefon&lt;/strong&gt;&lt;/p&gt;&#10;&#10;&lt;ol&gt;&lt;li&gt;Typy komunikacji&lt;/li&gt;&#10; &lt;li&gt;Bariery i błędy w komunikowaniu się&lt;/li&gt;&#10; &lt;li&gt;Efektywna komunikacja&lt;/li&gt;&#10; &lt;li&gt;Style komunikacji&lt;/li&gt;&#10; &lt;li&gt;Co ważne, a co zabronione w kontaktach z klientami&lt;/li&gt;&#10; &lt;li&gt;Elastyczności w kontaktach z klientami&lt;/li&gt;&#10; &lt;li&gt;Aktywne słuchanie zasady Jak słuchać, żeby usłyszeć&lt;/li&gt;&#10;&lt;/ol&gt;&lt;p&gt;&lt;strong&gt;Proces sprzedaży telefonicznej&lt;/strong&gt;&lt;/p&gt;&#10;&#10;&lt;ol&gt;&lt;li&gt;Rozpoczęcie rozmowy&lt;/li&gt;&#10; &lt;li&gt;Uśmiech przez telefon czyli zjednanie klienta&lt;/li&gt;&#10; &lt;li&gt;Potrzeby klienta&lt;/li&gt;&#10;&lt;/ol&gt;&lt;ol&gt;&lt;li&gt;Język korzyści i diagnozowanie potrzeby klienta&lt;/li&gt;&#10; &lt;li&gt;Pozytywna komunikacja&lt;/li&gt;&#10; &lt;li&gt;Zwiększenie zadowolenia klientów z zakupu i zwiększenie lojalności klientów&lt;/li&gt;&#10; &lt;li&gt;Kryteria potrzeb&lt;/li&gt;&#10; &lt;li&gt;Rozpoznawanie potrzeb klienta&lt;/li&gt;&#10;&lt;/ol&gt;&lt;ol&gt;&lt;li&gt;Przedstawienie oferty&lt;/li&gt;&#10; &lt;li&gt;Decyzja klienta&lt;/li&gt;&#10; &lt;li&gt;Zamkniecie rozmowy&lt;/li&gt;&#10; &lt;li&gt;Mój skrypt rozmowy - Warsztaty&lt;/li&gt;&#10;&lt;/ol&gt;&lt;p&gt;&lt;strong&gt;Zasady pracy z telefonem&lt;/strong&gt;&lt;/p&gt;&#10;&#10;&lt;ol&gt;&lt;li&gt;Stres przed wykonywaniem telefonu&lt;/li&gt;&#10; &lt;li&gt;Kultura w trakcie rozmowy telefonicznej&lt;/li&gt;&#10; &lt;li&gt;Czas trwania rozmowy telefonicznej&lt;/li&gt;&#10; &lt;li&gt;Planowanie rozmowy&lt;/li&gt;&#10; &lt;li&gt;Cel rozmowy&lt;/li&gt;&#10;&lt;/ol&gt;&lt;p&gt;&lt;strong&gt;„Czy radzę sobie z telefonem ?”praca na przekonaniach sesja coachingu grupowego&lt;/strong&gt;&lt;/p&gt;&#10;&#10;&lt;p&gt;TO SZKOLENIE JEST ORGANIZOWANE W RÓŻNYCH MIEJSCOWOŚCIACH - SPRAWDŹ TERMIN W KALENDARZU » NA NASZEJ STRONIE http://www.effekt.biz.pl/kalendarz-szkolen/#miasto=.lipiec&lt;/p&gt;&#10;&#10;&lt;p&gt;Szkolenie oferowane jest w wariancie szkoleń wyjazdowych. W kalendarzu szkoleń dostępnym na www.effekt.biz.pl/kalendarz-szkolen znajdą Państwo wszystkie terminy z zaznaczeniem miejscowości oraz hotelu w jakim odbywać się będzie szkolenie wraz z ofertą cenową. &lt;strong&gt;W celu dokonania rezerwacji miejsca prosimy o wypełnienie i odesłanie formularza zgłoszeniowego,&lt;br /&gt;&#10;w którym prosimy o czytelne zaznaczenie terminu oraz miejsca realizacji szkolenia.&lt;/strong&gt; Wszelkich informacji o szkoleniu udzielamy również telefonicznie pod numerem telefonu 32/203-41-75 lub mailowo pod adresem biuro@effekt.biz.pl&lt;/p&gt;&#10;&#10;&lt;p&gt;Zachęcamy do bieżącego sprawdzania również naszego fanpage dostępnego pod adresem www.facebook.com/Effekt.Katowice gdzie na bieżąco udostępniamy wszelkie promocje, informacje oraz wydarzenia.&lt;/p&gt;&#10;&#10;&lt;p&gt;&lt;strong&gt;*Istnieje możliwość wykupienia dodatkowego noclegu oraz całkowitej rezygnacji z noclegu, o szczegóły prosimy pytać pod nr tel. 32/203-41-75&lt;/strong&gt;&lt;/p&gt;">
            <text:p>&lt;p&gt;&lt;strong&gt;Szczegółowy program do pbrania z http://www.effekt.biz.pl/kursy-i-szkolenia/abc-podatku-vat/&lt;/strong&gt;&lt;/p&gt;

&lt;p&gt;&lt;strong&gt;Komunikacja przez telefon&lt;/strong&gt;&lt;/p&gt;

&lt;ol&gt;&lt;li&gt;Typy komunikacji&lt;/li&gt;
	&lt;li&gt;Bariery i błędy w komunikowaniu się&lt;/li&gt;
	&lt;li&gt;Efektywna komunikacja&lt;/li&gt;
	&lt;li&gt;Style komunikacji&lt;/li&gt;
	&lt;li&gt;Co ważne, a co zabronione w kontaktach z klientami&lt;/li&gt;
	&lt;li&gt;Elastyczności w kontaktach z klientami&lt;/li&gt;
	&lt;li&gt;Aktywne słuchanie zasady Jak słuchać, żeby usłyszeć&lt;/li&gt;
&lt;/ol&gt;&lt;p&gt;&lt;strong&gt;Proces sprzedaży telefonicznej&lt;/strong&gt;&lt;/p&gt;

&lt;ol&gt;&lt;li&gt;Rozpoczęcie rozmowy&lt;/li&gt;
	&lt;li&gt;Uśmiech przez telefon czyli zjednanie klienta&lt;/li&gt;
	&lt;li&gt;Potrzeby klienta&lt;/li&gt;
&lt;/ol&gt;&lt;ol&gt;&lt;li&gt;Język korzyści i diagnozowanie potrzeby klienta&lt;/li&gt;
	&lt;li&gt;Pozytywna komunikacja&lt;/li&gt;
	&lt;li&gt;Zwiększenie zadowolenia klientów z zakupu i zwiększenie lojalności klientów&lt;/li&gt;
	&lt;li&gt;Kryteria potrzeb&lt;/li&gt;
	&lt;li&gt;Rozpoznawanie potrzeb klienta&lt;/li&gt;
&lt;/ol&gt;&lt;ol&gt;&lt;li&gt;Przedstawienie oferty&lt;/li&gt;
	&lt;li&gt;Decyzja klienta&lt;/li&gt;
	&lt;li&gt;Zamkniecie rozmowy&lt;/li&gt;
	&lt;li&gt;Mój skrypt rozmowy - Warsztaty&lt;/li&gt;
&lt;/ol&gt;&lt;p&gt;&lt;strong&gt;Zasady pracy z telefonem&lt;/strong&gt;&lt;/p&gt;

&lt;ol&gt;&lt;li&gt;Stres przed wykonywaniem telefonu&lt;/li&gt;
	&lt;li&gt;Kultura w trakcie rozmowy telefonicznej&lt;/li&gt;
	&lt;li&gt;Czas trwania rozmowy telefonicznej&lt;/li&gt;
	&lt;li&gt;Planowanie rozmowy&lt;/li&gt;
	&lt;li&gt;Cel rozmowy&lt;/li&gt;
&lt;/ol&gt;&lt;p&gt;&lt;strong&gt;„Czy radzę sobie z telefonem ?”praca na przekonaniach sesja coachingu grupowego&lt;/strong&gt;&lt;/p&gt;

&lt;p&gt;TO SZKOLENIE JEST ORGANIZOWANE W RÓŻNYCH MIEJSCOWOŚCIACH - SPRAWDŹ TERMIN W KALENDARZU » NA NASZEJ STRONIE http://www.effekt.biz.pl/kalendarz-szkolen/#miasto=.lipiec&lt;/p&gt;

&lt;p&gt;Szkolenie oferowane jest w wariancie szkoleń wyjazdowych. W kalendarzu szkoleń dostępnym na www.effekt.biz.pl/kalendarz-szkolen znajdą Państwo wszystkie terminy z zaznaczeniem miejscowości oraz hotelu w jakim odbywać się będzie szkolenie wraz z ofertą cenową. &lt;strong&gt;W celu dokonania rezerwacji miejsca prosimy o wypełnienie i odesłanie formularza zgłoszeniowego,&lt;br /&gt;
w którym prosimy o czytelne zaznaczenie terminu oraz miejsca realizacji szkolenia.&lt;/strong&gt; Wszelkich informacji o szkoleniu udzielamy również telefonicznie pod numerem telefonu 32/203-41-75 lub mailowo pod adresem biuro@effekt.biz.pl&lt;/p&gt;

&lt;p&gt;Zachęcamy do bieżącego sprawdzania również naszego fanpage dostępnego pod adresem www.facebook.com/Effekt.Katowice gdzie na bieżąco udostępniamy wszelkie promocje, informacje oraz wydarzenia.&lt;/p&gt;

&lt;p&gt;&lt;strong&gt;*Istnieje możliwość wykupienia dodatkowego noclegu oraz całkowitej rezygnacji z noclegu, o szczegóły prosimy pytać pod nr tel. 32/203-41-75&lt;/strong&gt;&lt;/p&gt;</text:p>
          </table:table-cell>
          <table:table-cell office:value-type="string" office:string-value="&lt;p&gt;Szkolenie skierowane jest do handlowców&lt;strong&gt;, &lt;/strong&gt;pracowników działów obsługi klienta i działów sprzedaży&lt;strong&gt;, &lt;/strong&gt;telemarketerów i pracowników callcenter jak również pracowników infolinii. Dodatkowo szkolenie skierowane jest do wszystkich osób, którym zależy na doskonaleniu umiejętności sprzedażowych.&lt;/p&gt;">
            <text:p>&lt;p&gt;Szkolenie skierowane jest do handlowców&lt;strong&gt;, &lt;/strong&gt;pracowników działów obsługi klienta i działów sprzedaży&lt;strong&gt;, &lt;/strong&gt;telemarketerów i pracowników callcenter jak również pracowników infolinii. Dodatkowo szkolenie skierowane jest do wszystkich osób, którym zależy na doskonaleniu umiejętności sprzedażowych.&lt;/p&gt;</text:p>
          </table:table-cell>
          <table:table-cell office:value-type="string" office:string-value="">
            <text:p/>
          </table:table-cell>
          <table:table-cell office:value-type="string" office:string-value="">
            <text:p/>
          </table:table-cell>
          <table:table-cell office:value-type="string" office:string-value="&lt;p&gt;Istnieje możliwość wykupienia dodatkowego noclegu. Prosimy o kontakt telefoniczny pod numer telefonu 32/203-41-75&lt;/p&gt;&#10;&lt;p&gt;- skrypt tematyczny&lt;/p&gt;&#10;&#10;&lt;p&gt;- notatnik&lt;/p&gt;&#10;&#10;&lt;p&gt;- długopis&lt;/p&gt;&#10;&#10;&lt;p&gt;- teczka&lt;/p&gt;&#10;&#10;&lt;p&gt;W cenie szkolenia doatkowo gwarantujemy nocleg oraz wyżywienie podczas 2 dni szkoleniowych&lt;/p&gt;">
            <text:p>&lt;p&gt;Istnieje możliwość wykupienia dodatkowego noclegu. Prosimy o kontakt telefoniczny pod numer telefonu 32/203-41-75&lt;/p&gt;
&lt;p&gt;- skrypt tematyczny&lt;/p&gt;

&lt;p&gt;- notatnik&lt;/p&gt;

&lt;p&gt;- długopis&lt;/p&gt;

&lt;p&gt;- teczka&lt;/p&gt;

&lt;p&gt;W cenie szkolenia doatkowo gwarantujemy nocleg oraz wyżywienie podczas 2 dni szkoleniowych&lt;/p&gt;</text:p>
          </table:table-cell>
          <table:table-cell office:value-type="string" office:string-value="">
            <text:p/>
          </table:table-cell>
          <table:table-cell office:value-type="string" office:string-value="">
            <text:p/>
          </table:table-cell>
          <table:table-cell office:value-type="float" office:value="174000.0">
            <text:p>174000.0</text:p>
          </table:table-cell>
          <table:table-cell office:value-type="float" office:value="174000.0">
            <text:p>174000.0</text:p>
          </table:table-cell>
          <table:table-cell office:value-type="float" office:value="10875">
            <text:p>10875</text:p>
          </table:table-cell>
          <table:table-cell office:value-type="float" office:value="10875">
            <text:p>10875</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0.0">
            <text:p>10.0</text:p>
          </table:table-cell>
          <table:table-cell office:value-type="string" office:string-value="{&quot;idKraju&quot;: 209, &quot;idUlicy&quot;: 87652, &quot;telefon&quot;: null, &quot;nazwaKraju&quot;: &quot;Polska&quot;, &quot;nazwaUlicy&quot;: &quot;ul. Powstańców Warszawy&quot;, &quot;kodPocztowy&quot;: null, &quot;numerLokalu&quot;: null, &quot;numerBudynku&quot;: &quot;7&quot;, &quot;idWojewodztwa&quot;: 11, &quot;idMiejscowosci&quot;: 97160, &quot;nazwaWojewodztwa&quot;: &quot;pomorskie&quot;, &quot;nazwaMiejscowosci&quot;: &quot;Sopot&quot;, &quot;dlugoscGeograficzna&quot;: null, &quot;szerokoscGeograficzna&quot;: null}">
            <text:p>{"idKraju": 209, "idUlicy": 87652, "telefon": null, "nazwaKraju": "Polska", "nazwaUlicy": "ul. Powstańców Warszawy", "kodPocztowy": null, "numerLokalu": null, "numerBudynku": "7", "idWojewodztwa": 11, "idMiejscowosci": 97160, "nazwaWojewodztwa": "pomorskie", "nazwaMiejscowosci": "Sopot", "dlugoscGeograficzna": null, "szerokoscGeograficzna": null}</text:p>
          </table:table-cell>
          <table:table-cell office:value-type="string" office:string-value="{&quot;id&quot;: 6571, &quot;logo&quot;: {&quot;url&quot;: &quot;https://uslugirozwojowe.parp.gov.pl/api/file/preview?token=%242a%2406%24%2FRKpuniGD%2FZoRNEiOtEDfu&quot;, &quot;nazwa&quot;: &quot;EFFEKT_Katowice_2017.png&quot;, &quot;rozszerzenie&quot;: null}, &quot;nazwa&quot;: &quot;EFFEKT SPÓŁKA Z OGRANICZONĄ ODPOWIEDZIALNOŚCIĄ&quot;}">
            <text:p>{"id": 6571, "logo": {"url": "https://uslugirozwojowe.parp.gov.pl/api/file/preview?token=%242a%2406%24%2FRKpuniGD%2FZoRNEiOtEDfu", "nazwa": "EFFEKT_Katowice_2017.png", "rozszerzenie": null}, "nazwa": "EFFEKT SPÓŁKA Z OGRANICZONĄ ODPOWIEDZIALNOŚCIĄ"}</text:p>
          </table:table-cell>
          <table:table-cell office:value-type="string" office:string-value="{&quot;email&quot;: &quot;biuro@effekt.biz.pl&quot;, &quot;telefon&quot;: &quot;322034175&quot;, &quot;zdjecie&quot;: null, &quot;imieNazwisko&quot;: &quot;Magdalena Marcelewicz&quot;}">
            <text:p>{"email": "biuro@effekt.biz.pl", "telefon": "322034175", "zdjecie": null, "imieNazwisko": "Magdalena Marcelewi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quot;Wi-fi&quot;: {&quot;idWarunkuLogistycznego&quot;: 1117, &quot;warunekLogistycznyUzytkownika&quot;: null, &quot;czyZdefiniowanyPrzezUzytkownika&quot;: false}, &quot;Klimatyzacja&quot;: {&quot;idWarunkuLogistycznego&quot;: 1116, &quot;warunekLogistycznyUzytkownika&quot;: null, &quot;czyZdefiniowanyPrzezUzytkownika&quot;: false}}">
            <text:p>{"Wi-fi": {"idWarunkuLogistycznego": 1117, "warunekLogistycznyUzytkownika": null, "czyZdefiniowanyPrzezUzytkownika": false}, "Klimatyzacja": {"idWarunkuLogistycznego": 1116, "warunekLogistycznyUzytkownika": null, "czyZdefiniowanyPrzezUzytkownika": false}}</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21, &quot;adres&quot;: {&quot;idKraju&quot;: 209, &quot;idUlicy&quot;: 87652, &quot;telefon&quot;: null, &quot;nazwaKraju&quot;: &quot;Polska&quot;, &quot;nazwaUlicy&quot;: &quot;ul. Powstańców Warszawy&quot;, &quot;kodPocztowy&quot;: null, &quot;numerLokalu&quot;: null, &quot;numerBudynku&quot;: &quot;7&quot;, &quot;idWojewodztwa&quot;: 11, &quot;idMiejscowosci&quot;: 97160, &quot;nazwaWojewodztwa&quot;: &quot;pomorskie&quot;, &quot;nazwaMiejscowosci&quot;: &quot;Sopot&quot;, &quot;dlugoscGeograficzna&quot;: null, &quot;szerokoscGeograficzna&quot;: null}, &quot;numer&quot;: &quot;2016/11/02/6571/22621&quot;, &quot;ocena&quot;: {&quot;liczbaOcen&quot;: 0, &quot;sredniaZOcen&quot;: 0.0}, &quot;tytul&quot;: &quot;WARSZTATY PRACA NA SŁUCHAWCE Z SESJĄ COACHINGU&quot;, &quot;status&quot;: &quot;ZREALIZOWANA&quot;, &quot;efektUslugi&quot;: null, &quot;celBiznesowy&quot;: null, &quot;liczbaGodzin&quot;: 16, &quot;celEdukacyjny&quot;: &quot;Warsztaty “na słuchawce” to szkolenie o efektywnym podtrzymywaniu relacji z klientem oraz diagnozowaniu jego potrzeb, z uwzględnieniem metod radzenia sobie z trudnymi sytuacjami oraz stresem w czasie komunikacji przez telefon. Uczestnicy szkolenia zdobędą praktyczną wiedzę z zakresu technik prowadzenia rozmów telefonicznych, a także poznają obowiązujące standardy telefonicznej obsługi Klienta. W ramach szkolenia odbędzie się sesja coachingu grupowego pt.“Czy radzę sobie z telefonem? “&quot;, &quot;dostawcaUslug&quot;: {&quot;id&quot;: 6571, &quot;logo&quot;: {&quot;url&quot;: &quot;https://uslugirozwojowe.parp.gov.pl/api/file/preview?token=%242a%2406%24%2FRKpuniGD%2FZoRNEiOtEDfu&quot;, &quot;nazwa&quot;: &quot;EFFEKT_Katowice_2017.png&quot;, &quot;rozszerzenie&quot;: null}, &quot;nazwa&quot;: &quot;EFFEKT SPÓŁKA Z OGRANICZONĄ ODPOWIEDZIALNOŚCIĄ&quot;}, &quot;grupaDocelowa&quot;: &quot;&lt;p&gt;Szkolenie skierowane jest do handlowców&lt;strong&gt;, &lt;/strong&gt;pracowników działów obsługi klienta i działów sprzedaży&lt;strong&gt;, &lt;/strong&gt;telemarketerów i pracowników callcenter jak również pracowników infolinii. Dodatkowo szkolenie skierowane jest do wszystkich osób, którym zależy na doskonaleniu umiejętności sprzedażowych.&lt;/p&gt;&quot;, &quot;kodyDostepowe&quot;: null, &quot;programUslugi&quot;: &quot;&lt;p&gt;&lt;strong&gt;Szczegółowy program do pbrania z http://www.effekt.biz.pl/kursy-i-szkolenia/abc-podatku-vat/&lt;/strong&gt;&lt;/p&gt;\n\n&lt;p&gt;&lt;strong&gt;Komunikacja przez telefon&lt;/strong&gt;&lt;/p&gt;\n\n&lt;ol&gt;&lt;li&gt;Typy komunikacji&lt;/li&gt;\n\t&lt;li&gt;Bariery i błędy w komunikowaniu się&lt;/li&gt;\n\t&lt;li&gt;Efektywna komunikacja&lt;/li&gt;\n\t&lt;li&gt;Style komunikacji&lt;/li&gt;\n\t&lt;li&gt;Co ważne, a co zabronione w kontaktach z klientami&lt;/li&gt;\n\t&lt;li&gt;Elastyczności w kontaktach z klientami&lt;/li&gt;\n\t&lt;li&gt;Aktywne słuchanie zasady Jak słuchać, żeby usłyszeć&lt;/li&gt;\n&lt;/ol&gt;&lt;p&gt;&lt;strong&gt;Proces sprzedaży telefonicznej&lt;/strong&gt;&lt;/p&gt;\n\n&lt;ol&gt;&lt;li&gt;Rozpoczęcie rozmowy&lt;/li&gt;\n\t&lt;li&gt;Uśmiech przez telefon czyli zjednanie klienta&lt;/li&gt;\n\t&lt;li&gt;Potrzeby klienta&lt;/li&gt;\n&lt;/ol&gt;&lt;ol&gt;&lt;li&gt;Język korzyści i diagnozowanie potrzeby klienta&lt;/li&gt;\n\t&lt;li&gt;Pozytywna komunikacja&lt;/li&gt;\n\t&lt;li&gt;Zwiększenie zadowolenia klientów z zakupu i zwiększenie lojalności klientów&lt;/li&gt;\n\t&lt;li&gt;Kryteria potrzeb&lt;/li&gt;\n\t&lt;li&gt;Rozpoznawanie potrzeb klienta&lt;/li&gt;\n&lt;/ol&gt;&lt;ol&gt;&lt;li&gt;Przedstawienie oferty&lt;/li&gt;\n\t&lt;li&gt;Decyzja klienta&lt;/li&gt;\n\t&lt;li&gt;Zamkniecie rozmowy&lt;/li&gt;\n\t&lt;li&gt;Mój skrypt rozmowy - Warsztaty&lt;/li&gt;\n&lt;/ol&gt;&lt;p&gt;&lt;strong&gt;Zasady pracy z telefonem&lt;/strong&gt;&lt;/p&gt;\n\n&lt;ol&gt;&lt;li&gt;Stres przed wykonywaniem telefonu&lt;/li&gt;\n\t&lt;li&gt;Kultura w trakcie rozmowy telefonicznej&lt;/li&gt;\n\t&lt;li&gt;Czas trwania rozmowy telefonicznej&lt;/li&gt;\n\t&lt;li&gt;Planowanie rozmowy&lt;/li&gt;\n\t&lt;li&gt;Cel rozmowy&lt;/li&gt;\n&lt;/ol&gt;&lt;p&gt;&lt;strong&gt;„Czy radzę sobie z telefonem ?”praca na przekonaniach sesja coachingu grupowego&lt;/strong&gt;&lt;/p&gt;\n\n&lt;p&gt;TO SZKOLENIE JEST ORGANIZOWANE W RÓŻNYCH MIEJSCOWOŚCIACH - SPRAWDŹ TERMIN W KALENDARZU » NA NASZEJ STRONIE http://www.effekt.biz.pl/kalendarz-szkolen/#miasto=.lipiec&lt;/p&gt;\n\n&lt;p&gt;Szkolenie oferowane jest w wariancie szkoleń wyjazdowych. W kalendarzu szkoleń dostępnym na www.effekt.biz.pl/kalendarz-szkolen znajdą Państwo wszystkie terminy z zaznaczeniem miejscowości oraz hotelu w jakim odbywać się będzie szkolenie wraz z ofertą cenową. &lt;strong&gt;W celu dokonania rezerwacji miejsca prosimy o wypełnienie i odesłanie formularza zgłoszeniowego,&lt;br /&gt;\nw którym prosimy o czytelne zaznaczenie terminu oraz miejsca realizacji szkolenia.&lt;/strong&gt; Wszelkich informacji o szkoleniu udzielamy również telefonicznie pod numerem telefonu 32/203-41-75 lub mailowo pod adresem biuro@effekt.biz.pl&lt;/p&gt;\n\n&lt;p&gt;Zachęcamy do bieżącego sprawdzania również naszego fanpage dostępnego pod adresem www.facebook.com/Effekt.Katowice gdzie na bieżąco udostępniamy wszelkie promocje, informacje oraz wydarzenia.&lt;/p&gt;\n\n&lt;p&gt;&lt;strong&gt;*Istnieje możliwość wykupienia dodatkowego noclegu oraz całkowitej rezygnacji z noclegu, o szczegóły prosimy pytać pod nr tel. 32/203-41-75&lt;/strong&gt;&lt;/p&gt;&quot;, &quot;listaProjektow&quot;: [], &quot;idRodzajuUslugi&quot;: 144, &quot;kwalifikacjeKuz&quot;: [], &quot;osobaKontaktowa&quot;: {&quot;email&quot;: &quot;biuro@effekt.biz.pl&quot;, &quot;telefon&quot;: &quot;322034175&quot;, &quot;zdjecie&quot;: null, &quot;imieNazwisko&quot;: &quot;Magdalena Marcelewicz&quot;}, &quot;zakresUprawnien&quot;: null, &quot;efektyUczeniaSie&quot;: &quot;&lt;p&gt;Uczestnicy szkolenia zdobędą praktyczną wiedzę z zakresu technik prowadzenia rozmów telefonicznych, a  akże poznają obowiązujące standardy telefonicznej obsługi Klienta. W ramach szkolenia odbędzie się sesja coachingu grupowego pt.“Czy radzę sobie z telefonem? “&lt;/p&gt;&quot;, &quot;inneKwalifikacje&quot;: [], &quot;cenaNettoZaUsluge&quot;: null, &quot;idKategoriiUslugi&quot;: 559, &quot;idKwalifikacjiKkz&quot;: null, &quot;idKwalifikacjiZrk&quot;: null, &quot;warunkiTechniczne&quot;: null, &quot;cenaBruttoZaUsluge&quot;: null, &quot;cenaNettoZaGodzine&quot;: 10875, &quot;idFormySwiadczenia&quot;: 1, &quot;idPodrodzajuUslugi&quot;: 145, &quot;warunkiLogistyczne&quot;: {&quot;Wi-fi&quot;: {&quot;idWarunkuLogistycznego&quot;: 1117, &quot;warunekLogistycznyUzytkownika&quot;: null, &quot;czyZdefiniowanyPrzezUzytkownika&quot;: false}, &quot;Klimatyzacja&quot;: {&quot;idWarunkuLogistycznego&quot;: 1116, &quot;warunekLogistycznyUzytkownika&quot;: null, &quot;czyZdefiniowanyPrzezUzytkownika&quot;: false}}, &quot;cenaBruttoZaGodzine&quot;: 10875, &quot;formyDofinansowania&quot;: [], &quot;informacjeDodatkowe&quot;: &quot;&lt;p&gt;Istnieje możliwość wykupienia dodatkowego noclegu. Prosimy o kontakt telefoniczny pod numer telefonu 32/203-41-75&lt;/p&gt;\n&lt;p&gt;- skrypt tematyczny&lt;/p&gt;\n\n&lt;p&gt;- notatnik&lt;/p&gt;\n\n&lt;p&gt;- długopis&lt;/p&gt;\n\n&lt;p&gt;- teczka&lt;/p&gt;\n\n&lt;p&gt;W cenie szkolenia doatkowo gwarantujemy nocleg oraz wyżywienie podczas 2 dni szkoleniowych&lt;/p&gt;&quot;, &quot;kosztWalidacjiNetto&quot;: null, &quot;warunkiUczestnictwa&quot;: null, &quot;idPodkategoriiUslugi&quot;: 562, &quot;kosztWalidacjiBrutto&quot;: null, &quot;cenaNettoZaUczestnika&quot;: 174000, &quot;dataRozpoczeciaUslugi&quot;: &quot;2017-11-08T00:00:00+01:00&quot;, &quot;dataZakonczeniaUslugi&quot;: &quot;2017-11-09T00:00:00+01:00&quot;, &quot;cenaBruttoZaUczestnika&quot;: 174000, &quot;czyUslugaDofinansowana&quot;: false, &quot;materialyDlaUczestnikow&quot;: null, &quot;kosztCertyfikowaniaNetto&quot;: null, &quot;czyCenaDotyczyCalejUslugi&quot;: false, &quot;dataZakonczeniaRekrutacji&quot;: &quot;2017-11-01T00:00:00+01:00&quot;, &quot;kosztCertyfikowaniaBrutto&quot;: null, &quot;minimalnaLiczbaUczestnikow&quot;: 1, &quot;szczegolyMiejscaRealizacji&quot;: &quot;HOTEL BAYJONN***&quot;, &quot;maksymalnaLiczbaUczestnikow&quot;: 10,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21, "adres": {"idKraju": 209, "idUlicy": 87652, "telefon": null, "nazwaKraju": "Polska", "nazwaUlicy": "ul. Powstańców Warszawy", "kodPocztowy": null, "numerLokalu": null, "numerBudynku": "7", "idWojewodztwa": 11, "idMiejscowosci": 97160, "nazwaWojewodztwa": "pomorskie", "nazwaMiejscowosci": "Sopot", "dlugoscGeograficzna": null, "szerokoscGeograficzna": null}, "numer": "2016/11/02/6571/22621", "ocena": {"liczbaOcen": 0, "sredniaZOcen": 0.0}, "tytul": "WARSZTATY PRACA NA SŁUCHAWCE Z SESJĄ COACHINGU", "status": "ZREALIZOWANA", "efektUslugi": null, "celBiznesowy": null, "liczbaGodzin": 16, "celEdukacyjny": "Warsztaty “na słuchawce” to szkolenie o efektywnym podtrzymywaniu relacji z klientem oraz diagnozowaniu jego potrzeb, z uwzględnieniem metod radzenia sobie z trudnymi sytuacjami oraz stresem w czasie komunikacji przez telefon. Uczestnicy szkolenia zdobędą praktyczną wiedzę z zakresu technik prowadzenia rozmów telefonicznych, a także poznają obowiązujące standardy telefonicznej obsługi Klienta. W ramach szkolenia odbędzie się sesja coachingu grupowego pt.“Czy radzę sobie z telefonem? “", "dostawcaUslug": {"id": 6571, "logo": {"url": "https://uslugirozwojowe.parp.gov.pl/api/file/preview?token=%242a%2406%24%2FRKpuniGD%2FZoRNEiOtEDfu", "nazwa": "EFFEKT_Katowice_2017.png", "rozszerzenie": null}, "nazwa": "EFFEKT SPÓŁKA Z OGRANICZONĄ ODPOWIEDZIALNOŚCIĄ"}, "grupaDocelowa": "&lt;p&gt;Szkolenie skierowane jest do handlowców&lt;strong&gt;, &lt;/strong&gt;pracowników działów obsługi klienta i działów sprzedaży&lt;strong&gt;, &lt;/strong&gt;telemarketerów i pracowników callcenter jak również pracowników infolinii. Dodatkowo szkolenie skierowane jest do wszystkich osób, którym zależy na doskonaleniu umiejętności sprzedażowych.&lt;/p&gt;", "kodyDostepowe": null, "programUslugi": "&lt;p&gt;&lt;strong&gt;Szczegółowy program do pbrania z http://www.effekt.biz.pl/kursy-i-szkolenia/abc-podatku-vat/&lt;/strong&gt;&lt;/p&gt;\n\n&lt;p&gt;&lt;strong&gt;Komunikacja przez telefon&lt;/strong&gt;&lt;/p&gt;\n\n&lt;ol&gt;&lt;li&gt;Typy komunikacji&lt;/li&gt;\n\t&lt;li&gt;Bariery i błędy w komunikowaniu się&lt;/li&gt;\n\t&lt;li&gt;Efektywna komunikacja&lt;/li&gt;\n\t&lt;li&gt;Style komunikacji&lt;/li&gt;\n\t&lt;li&gt;Co ważne, a co zabronione w kontaktach z klientami&lt;/li&gt;\n\t&lt;li&gt;Elastyczności w kontaktach z klientami&lt;/li&gt;\n\t&lt;li&gt;Aktywne słuchanie zasady Jak słuchać, żeby usłyszeć&lt;/li&gt;\n&lt;/ol&gt;&lt;p&gt;&lt;strong&gt;Proces sprzedaży telefonicznej&lt;/strong&gt;&lt;/p&gt;\n\n&lt;ol&gt;&lt;li&gt;Rozpoczęcie rozmowy&lt;/li&gt;\n\t&lt;li&gt;Uśmiech przez telefon czyli zjednanie klienta&lt;/li&gt;\n\t&lt;li&gt;Potrzeby klienta&lt;/li&gt;\n&lt;/ol&gt;&lt;ol&gt;&lt;li&gt;Język korzyści i diagnozowanie potrzeby klienta&lt;/li&gt;\n\t&lt;li&gt;Pozytywna komunikacja&lt;/li&gt;\n\t&lt;li&gt;Zwiększenie zadowolenia klientów z zakupu i zwiększenie lojalności klientów&lt;/li&gt;\n\t&lt;li&gt;Kryteria potrzeb&lt;/li&gt;\n\t&lt;li&gt;Rozpoznawanie potrzeb klienta&lt;/li&gt;\n&lt;/ol&gt;&lt;ol&gt;&lt;li&gt;Przedstawienie oferty&lt;/li&gt;\n\t&lt;li&gt;Decyzja klienta&lt;/li&gt;\n\t&lt;li&gt;Zamkniecie rozmowy&lt;/li&gt;\n\t&lt;li&gt;Mój skrypt rozmowy - Warsztaty&lt;/li&gt;\n&lt;/ol&gt;&lt;p&gt;&lt;strong&gt;Zasady pracy z telefonem&lt;/strong&gt;&lt;/p&gt;\n\n&lt;ol&gt;&lt;li&gt;Stres przed wykonywaniem telefonu&lt;/li&gt;\n\t&lt;li&gt;Kultura w trakcie rozmowy telefonicznej&lt;/li&gt;\n\t&lt;li&gt;Czas trwania rozmowy telefonicznej&lt;/li&gt;\n\t&lt;li&gt;Planowanie rozmowy&lt;/li&gt;\n\t&lt;li&gt;Cel rozmowy&lt;/li&gt;\n&lt;/ol&gt;&lt;p&gt;&lt;strong&gt;„Czy radzę sobie z telefonem ?”praca na przekonaniach sesja coachingu grupowego&lt;/strong&gt;&lt;/p&gt;\n\n&lt;p&gt;TO SZKOLENIE JEST ORGANIZOWANE W RÓŻNYCH MIEJSCOWOŚCIACH - SPRAWDŹ TERMIN W KALENDARZU » NA NASZEJ STRONIE http://www.effekt.biz.pl/kalendarz-szkolen/#miasto=.lipiec&lt;/p&gt;\n\n&lt;p&gt;Szkolenie oferowane jest w wariancie szkoleń wyjazdowych. W kalendarzu szkoleń dostępnym na www.effekt.biz.pl/kalendarz-szkolen znajdą Państwo wszystkie terminy z zaznaczeniem miejscowości oraz hotelu w jakim odbywać się będzie szkolenie wraz z ofertą cenową. &lt;strong&gt;W celu dokonania rezerwacji miejsca prosimy o wypełnienie i odesłanie formularza zgłoszeniowego,&lt;br /&gt;\nw którym prosimy o czytelne zaznaczenie terminu oraz miejsca realizacji szkolenia.&lt;/strong&gt; Wszelkich informacji o szkoleniu udzielamy również telefonicznie pod numerem telefonu 32/203-41-75 lub mailowo pod adresem biuro@effekt.biz.pl&lt;/p&gt;\n\n&lt;p&gt;Zachęcamy do bieżącego sprawdzania również naszego fanpage dostępnego pod adresem www.facebook.com/Effekt.Katowice gdzie na bieżąco udostępniamy wszelkie promocje, informacje oraz wydarzenia.&lt;/p&gt;\n\n&lt;p&gt;&lt;strong&gt;*Istnieje możliwość wykupienia dodatkowego noclegu oraz całkowitej rezygnacji z noclegu, o szczegóły prosimy pytać pod nr tel. 32/203-41-75&lt;/strong&gt;&lt;/p&gt;", "listaProjektow": [], "idRodzajuUslugi": 144, "kwalifikacjeKuz": [], "osobaKontaktowa": {"email": "biuro@effekt.biz.pl", "telefon": "322034175", "zdjecie": null, "imieNazwisko": "Magdalena Marcelewicz"}, "zakresUprawnien": null, "efektyUczeniaSie": "&lt;p&gt;Uczestnicy szkolenia zdobędą praktyczną wiedzę z zakresu technik prowadzenia rozmów telefonicznych, a  akże poznają obowiązujące standardy telefonicznej obsługi Klienta. W ramach szkolenia odbędzie się sesja coachingu grupowego pt.“Czy radzę sobie z telefonem? “&lt;/p&gt;", "inneKwalifikacje": [], "cenaNettoZaUsluge": null, "idKategoriiUslugi": 559, "idKwalifikacjiKkz": null, "idKwalifikacjiZrk": null, "warunkiTechniczne": null, "cenaBruttoZaUsluge": null, "cenaNettoZaGodzine": 10875, "idFormySwiadczenia": 1, "idPodrodzajuUslugi": 145, "warunkiLogistyczne": {"Wi-fi": {"idWarunkuLogistycznego": 1117, "warunekLogistycznyUzytkownika": null, "czyZdefiniowanyPrzezUzytkownika": false}, "Klimatyzacja": {"idWarunkuLogistycznego": 1116, "warunekLogistycznyUzytkownika": null, "czyZdefiniowanyPrzezUzytkownika": false}}, "cenaBruttoZaGodzine": 10875, "formyDofinansowania": [], "informacjeDodatkowe": "&lt;p&gt;Istnieje możliwość wykupienia dodatkowego noclegu. Prosimy o kontakt telefoniczny pod numer telefonu 32/203-41-75&lt;/p&gt;\n&lt;p&gt;- skrypt tematyczny&lt;/p&gt;\n\n&lt;p&gt;- notatnik&lt;/p&gt;\n\n&lt;p&gt;- długopis&lt;/p&gt;\n\n&lt;p&gt;- teczka&lt;/p&gt;\n\n&lt;p&gt;W cenie szkolenia doatkowo gwarantujemy nocleg oraz wyżywienie podczas 2 dni szkoleniowych&lt;/p&gt;", "kosztWalidacjiNetto": null, "warunkiUczestnictwa": null, "idPodkategoriiUslugi": 562, "kosztWalidacjiBrutto": null, "cenaNettoZaUczestnika": 174000, "dataRozpoczeciaUslugi": "2017-11-08T00:00:00+01:00", "dataZakonczeniaUslugi": "2017-11-09T00:00:00+01:00", "cenaBruttoZaUczestnika": 174000, "czyUslugaDofinansowana": false, "materialyDlaUczestnikow": null, "kosztCertyfikowaniaNetto": null, "czyCenaDotyczyCalejUslugi": false, "dataZakonczeniaRekrutacji": "2017-11-01T00:00:00+01:00", "kosztCertyfikowaniaBrutto": null, "minimalnaLiczbaUczestnikow": 1, "szczegolyMiejscaRealizacji": "HOTEL BAYJONN***", "maksymalnaLiczbaUczestnikow": 10,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775034">
            <text:p>2025-12-16 15:54:06.775034</text:p>
          </table:table-cell>
          <table:table-cell office:value-type="string" office:string-value="2025-12-16 15:54:06.775034">
            <text:p>2025-12-16 15:54:06.775034</text:p>
          </table:table-cell>
        </table:table-row>
        <table:table-row>
          <table:table-cell office:value-type="float" office:value="22620">
            <text:p>22620</text:p>
          </table:table-cell>
          <table:table-cell office:value-type="string" office:string-value="2016/11/02/6571/22620">
            <text:p>2016/11/02/6571/22620</text:p>
          </table:table-cell>
          <table:table-cell office:value-type="string" office:string-value="PODATEK PIT KOMPENDIUM WIEDZY">
            <text:p>PODATEK PIT KOMPENDIUM WIEDZY</text:p>
          </table:table-cell>
          <table:table-cell office:value-type="string" office:string-value="ZREALIZOWANA">
            <text:p>ZREALIZOWANA</text:p>
          </table:table-cell>
          <table:table-cell office:value-type="string" office:string-value="2017-02-09 00:00:00">
            <text:p>2017-02-09 00:00:00</text:p>
          </table:table-cell>
          <table:table-cell office:value-type="string" office:string-value="2017-02-10 00:00:00">
            <text:p>2017-02-10 00:00:00</text:p>
          </table:table-cell>
          <table:table-cell office:value-type="string" office:string-value="2017-01-27 00:00:00">
            <text:p>2017-01-27 00:00:00</text:p>
          </table:table-cell>
          <table:table-cell office:value-type="float" office:value="469">
            <text:p>469</text:p>
          </table:table-cell>
          <table:table-cell office:value-type="float" office:value="476">
            <text:p>476</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Celem kursu jest podniesienie kwalifikacji w zakresie podatku dochodowego od osób fizycznych, a mianowicie w zakresie rozliczania, najnowszych zmian w przepisach oraz zaznajomienie się z najnowszym orzecznictwem i interpretacjami z tym związanymi.">
            <text:p>Celem kursu jest podniesienie kwalifikacji w zakresie podatku dochodowego od osób fizycznych, a mianowicie w zakresie rozliczania, najnowszych zmian w przepisach oraz zaznajomienie się z najnowszym orzecznictwem i interpretacjami z tym związanymi.</text:p>
          </table:table-cell>
          <table:table-cell office:value-type="string" office:string-value="">
            <text:p/>
          </table:table-cell>
          <table:table-cell office:value-type="string" office:string-value="">
            <text:p/>
          </table:table-cell>
          <table:table-cell office:value-type="string" office:string-value="&lt;p&gt;&lt;strong&gt;Szczegółowy program do pbrania z http://www.effekt.biz.pl/kursy-i-szkolenia/abc-podatku-vat/&lt;/strong&gt;&lt;/p&gt;&#10;&#10;&lt;p&gt;&lt;strong&gt;Zakres opodatkowania ustawą – czyli co i kto podlega opodatkowaniu?&lt;/strong&gt;&lt;/p&gt;&#10;&#10;&lt;ul&gt;&lt;li&gt;ograniczony i nieograniczony obowiązek podatkowy&lt;/li&gt;&#10; &lt;li&gt;podatek u źródła – zasady rozliczania&lt;/li&gt;&#10; &lt;li&gt;przychody z nieujawnionych źródeł – &lt;strong&gt;NOWOŚĆ od 2016 roku&lt;/strong&gt;&lt;/li&gt;&#10; &lt;li&gt;małżonkowie jako podmiot podlegający opodatkowaniu PIT&lt;/li&gt;&#10; &lt;li&gt;podatek od przychodów otrzymanych małoletnich dzieci&lt;/li&gt;&#10; &lt;li&gt;zasady opodatkowania dochodów ze wspólnej działalności&lt;/li&gt;&#10;&lt;/ul&gt;&lt;p&gt;&lt;strong&gt;Źródła przychodów wg ustawy o PIT&lt;/strong&gt;&lt;/p&gt;&#10;&#10;&lt;ul&gt;&lt;li&gt;umowy o prace, umowy zlecenia, u mowy o dzieło&lt;/li&gt;&#10; &lt;li&gt;działalność gospodarcza&lt;/li&gt;&#10; &lt;li&gt;najem, dzierżawa&lt;/li&gt;&#10; &lt;li&gt;kapitały pieniężne&lt;/li&gt;&#10; &lt;li&gt;pozostałe źródła przychodów&lt;/li&gt;&#10; &lt;li&gt;przeliczanie przychodów wyrażonych w walucie obcej&lt;/li&gt;&#10; &lt;li&gt;moment powstania przychodu&lt;/li&gt;&#10; &lt;li&gt;katalog przychodów zwolnionych od podatku&lt;/li&gt;&#10; &lt;li&gt;zasady korygowania przychodów&lt;/li&gt;&#10;&lt;/ul&gt;&lt;p&gt;&lt;strong&gt;Koszty i zasady ich rozliczania&lt;/strong&gt;&lt;/p&gt;&#10;&#10;&lt;ul&gt;&lt;li&gt;pojęcie kosztów&lt;/li&gt;&#10; &lt;li&gt;moment powstania kosztów&lt;/li&gt;&#10; &lt;li&gt;rozliczanie kosztów w czasie&lt;/li&gt;&#10; &lt;li&gt;zasady rozliczania kosztów&lt;/li&gt;&#10; &lt;li&gt;koszty od umów o pracę&lt;/li&gt;&#10; &lt;li&gt;koszty od umów zlecenia i o dzieło&lt;/li&gt;&#10; &lt;li&gt;koszty przy sprzedaży składników majątkowych&lt;/li&gt;&#10; &lt;li&gt;koszty działalność gospodarczej&lt;/li&gt;&#10; &lt;li&gt;katalog wydatków niestanowiących kosztów uzyskania przychodów&lt;/li&gt;&#10; &lt;li&gt;zasady korygowania kosztów działalności gospodarczej&lt;/li&gt;&#10; &lt;li&gt;likwidacja przepisów o zatorach płatniczych –&lt;strong&gt;NOWOŚĆ od 2016 roku&lt;/strong&gt;&lt;/li&gt;&#10;&lt;/ul&gt;&lt;p&gt;&lt;strong&gt;Amortyzacja jako specjalny rodzaj kosztu&lt;/strong&gt;&lt;/p&gt;&#10;&#10;&lt;ul&gt;&lt;li&gt;co podlega amortyzacji?&lt;/li&gt;&#10; &lt;li&gt;rodzaje amortyzacji: liniowa, degresywna, jednorazowa&lt;/li&gt;&#10; &lt;li&gt;kiedy nie trzeba naliczać amortyzacji&lt;/li&gt;&#10; &lt;li&gt;optymalizacja podatkowa poprzez amortyzację&lt;/li&gt;&#10; &lt;li&gt;amortyzacja jednorazowa a pomoc deminimis&lt;/li&gt;&#10; &lt;li&gt;wykaz stawek amortyzacyjnych&lt;/li&gt;&#10; &lt;li&gt;ustalanie wartości początkowej środków trwałych oraz wartości niematerialnych i prawnych&lt;/li&gt;&#10; &lt;li&gt;zwiększenia i zmniejszenia wartości środków trwałych oraz wartości niematerialnych i prawnych&lt;/li&gt;&#10;&lt;/ul&gt;&lt;p&gt;&lt;strong&gt;Rozliczanie podatkowych różnic kursowych&lt;/strong&gt;&lt;/p&gt;&#10;&#10;&lt;ul&gt;&lt;li&gt;kiedy powstają dodatnie a kiedy ujemne różnice kursowe?&lt;/li&gt;&#10; &lt;li&gt;rozliczanie różnic kursowych od przychodów i kosztów&lt;/li&gt;&#10; &lt;li&gt;rozliczanie różnic kursowych od środków na rachunku walutowych&lt;/li&gt;&#10; &lt;li&gt;zaliczanie różnic kursowych do przychodów i kosztów podatkowych&lt;/li&gt;&#10;&lt;/ul&gt;&lt;p&gt;&lt;strong&gt;Zasady obliczanie podatku dochodowego&lt;/strong&gt;&lt;/p&gt;&#10;&#10;&lt;ul&gt;&lt;li&gt;dochód jako przedmiot opodatkowania&lt;/li&gt;&#10; &lt;li&gt;stawki podatku dochodowego&lt;/li&gt;&#10; &lt;li&gt;naliczanie zaliczek na podatek&lt;/li&gt;&#10; &lt;li&gt;naliczanie zaliczek i podatku z tytuły działalności gospodarczej&lt;/li&gt;&#10; &lt;li&gt;naliczanie zaliczek i podatku od umów o pracę, umów zleceni i umów o dzieło&lt;/li&gt;&#10; &lt;li&gt;ulgi podatkowe 2016&lt;/li&gt;&#10; &lt;li&gt;obliczanie podatków od dochodów osiągniętych za granicą&lt;/li&gt;&#10; &lt;li&gt;terminy płatności zaliczek, podatków&lt;/li&gt;&#10; &lt;li&gt;składanie zeznań, deklaracji i informacji podatkowych&lt;/li&gt;&#10;&lt;/ul&gt;&lt;p&gt;&lt;strong&gt;Najnowsze interpretacje Ministra Finansów w  zakresie podatku dochodowe od osób fizycznych&lt;/strong&gt;&lt;/p&gt;&#10;&#10;&lt;p&gt;Pytania uczestników&lt;/p&gt;&#10;&#10;&lt;p&gt;TO SZKOLENIE JEST ORGANIZOWANE W RÓŻNYCH MIEJSCOWOŚCIACH - SPRAWDŹ TERMIN W KALENDARZU » NA NASZEJ STRONIE http://www.effekt.biz.pl/kalendarz-szkolen/#miasto=.lipiec&lt;/p&gt;&#10;&#10;&lt;p&gt;Szkolenie oferowane jest w wariancie szkoleń wyjazdowych. W kalendarzu szkoleń dostępnym na www.effekt.biz.pl/kalendarz-szkolen znajdą Państwo wszystkie terminy z zaznaczeniem miejscowości oraz hotelu w jakim odbywać się będzie szkolenie wraz z ofertą cenową. &lt;strong&gt;W celu dokonania rezerwacji miejsca prosimy o wypełnienie i odesłanie formularza zgłoszeniowego,&lt;br /&gt;&#10;w którym prosimy o czytelne zaznaczenie terminu oraz miejsca realizacji szkolenia.&lt;/strong&gt; Wszelkich informacji o szkoleniu udzielamy również telefonicznie pod numerem telefonu 32/203-41-75 lub mailowo pod adresem biuro@effekt.biz.pl&lt;/p&gt;&#10;&#10;&lt;p&gt;Zachęcamy do bieżącego sprawdzania również naszego fanpage dostępnego pod adresem www.facebook.com/Effekt.Katowice gdzie na bieżąco udostępniamy wszelkie promocje, informacje oraz wydarzenia.&lt;/p&gt;&#10;&#10;&lt;p&gt;&lt;strong&gt;*Istnieje możliwość wykupienia dodatkowego noclegu oraz całkowitej rezygnacji z noclegu, o szczegóły prosimy pytać pod nr tel. 32/203-41-75&lt;/strong&gt;&lt;/p&gt;">
            <text:p>&lt;p&gt;&lt;strong&gt;Szczegółowy program do pbrania z http://www.effekt.biz.pl/kursy-i-szkolenia/abc-podatku-vat/&lt;/strong&gt;&lt;/p&gt;

&lt;p&gt;&lt;strong&gt;Zakres opodatkowania ustawą – czyli co i kto podlega opodatkowaniu?&lt;/strong&gt;&lt;/p&gt;

&lt;ul&gt;&lt;li&gt;ograniczony i nieograniczony obowiązek podatkowy&lt;/li&gt;
	&lt;li&gt;podatek u źródła – zasady rozliczania&lt;/li&gt;
	&lt;li&gt;przychody z nieujawnionych źródeł – &lt;strong&gt;NOWOŚĆ od 2016 roku&lt;/strong&gt;&lt;/li&gt;
	&lt;li&gt;małżonkowie jako podmiot podlegający opodatkowaniu PIT&lt;/li&gt;
	&lt;li&gt;podatek od przychodów otrzymanych małoletnich dzieci&lt;/li&gt;
	&lt;li&gt;zasady opodatkowania dochodów ze wspólnej działalności&lt;/li&gt;
&lt;/ul&gt;&lt;p&gt;&lt;strong&gt;Źródła przychodów wg ustawy o PIT&lt;/strong&gt;&lt;/p&gt;

&lt;ul&gt;&lt;li&gt;umowy o prace, umowy zlecenia, u mowy o dzieło&lt;/li&gt;
	&lt;li&gt;działalność gospodarcza&lt;/li&gt;
	&lt;li&gt;najem, dzierżawa&lt;/li&gt;
	&lt;li&gt;kapitały pieniężne&lt;/li&gt;
	&lt;li&gt;pozostałe źródła przychodów&lt;/li&gt;
	&lt;li&gt;przeliczanie przychodów wyrażonych w walucie obcej&lt;/li&gt;
	&lt;li&gt;moment powstania przychodu&lt;/li&gt;
	&lt;li&gt;katalog przychodów zwolnionych od podatku&lt;/li&gt;
	&lt;li&gt;zasady korygowania przychodów&lt;/li&gt;
&lt;/ul&gt;&lt;p&gt;&lt;strong&gt;Koszty i zasady ich rozliczania&lt;/strong&gt;&lt;/p&gt;

&lt;ul&gt;&lt;li&gt;pojęcie kosztów&lt;/li&gt;
	&lt;li&gt;moment powstania kosztów&lt;/li&gt;
	&lt;li&gt;rozliczanie kosztów w czasie&lt;/li&gt;
	&lt;li&gt;zasady rozliczania kosztów&lt;/li&gt;
	&lt;li&gt;koszty od umów o pracę&lt;/li&gt;
	&lt;li&gt;koszty od umów zlecenia i o dzieło&lt;/li&gt;
	&lt;li&gt;koszty przy sprzedaży składników majątkowych&lt;/li&gt;
	&lt;li&gt;koszty działalność gospodarczej&lt;/li&gt;
	&lt;li&gt;katalog wydatków niestanowiących kosztów uzyskania przychodów&lt;/li&gt;
	&lt;li&gt;zasady korygowania kosztów działalności gospodarczej&lt;/li&gt;
	&lt;li&gt;likwidacja przepisów o zatorach płatniczych –&lt;strong&gt;NOWOŚĆ od 2016 roku&lt;/strong&gt;&lt;/li&gt;
&lt;/ul&gt;&lt;p&gt;&lt;strong&gt;Amortyzacja jako specjalny rodzaj kosztu&lt;/strong&gt;&lt;/p&gt;

&lt;ul&gt;&lt;li&gt;co podlega amortyzacji?&lt;/li&gt;
	&lt;li&gt;rodzaje amortyzacji: liniowa, degresywna, jednorazowa&lt;/li&gt;
	&lt;li&gt;kiedy nie trzeba naliczać amortyzacji&lt;/li&gt;
	&lt;li&gt;optymalizacja podatkowa poprzez amortyzację&lt;/li&gt;
	&lt;li&gt;amortyzacja jednorazowa a pomoc deminimis&lt;/li&gt;
	&lt;li&gt;wykaz stawek amortyzacyjnych&lt;/li&gt;
	&lt;li&gt;ustalanie wartości początkowej środków trwałych oraz wartości niematerialnych i prawnych&lt;/li&gt;
	&lt;li&gt;zwiększenia i zmniejszenia wartości środków trwałych oraz wartości niematerialnych i prawnych&lt;/li&gt;
&lt;/ul&gt;&lt;p&gt;&lt;strong&gt;Rozliczanie podatkowych różnic kursowych&lt;/strong&gt;&lt;/p&gt;

&lt;ul&gt;&lt;li&gt;kiedy powstają dodatnie a kiedy ujemne różnice kursowe?&lt;/li&gt;
	&lt;li&gt;rozliczanie różnic kursowych od przychodów i kosztów&lt;/li&gt;
	&lt;li&gt;rozliczanie różnic kursowych od środków na rachunku walutowych&lt;/li&gt;
	&lt;li&gt;zaliczanie różnic kursowych do przychodów i kosztów podatkowych&lt;/li&gt;
&lt;/ul&gt;&lt;p&gt;&lt;strong&gt;Zasady obliczanie podatku dochodowego&lt;/strong&gt;&lt;/p&gt;

&lt;ul&gt;&lt;li&gt;dochód jako przedmiot opodatkowania&lt;/li&gt;
	&lt;li&gt;stawki podatku dochodowego&lt;/li&gt;
	&lt;li&gt;naliczanie zaliczek na podatek&lt;/li&gt;
	&lt;li&gt;naliczanie zaliczek i podatku z tytuły działalności gospodarczej&lt;/li&gt;
	&lt;li&gt;naliczanie zaliczek i podatku od umów o pracę, umów zleceni i umów o dzieło&lt;/li&gt;
	&lt;li&gt;ulgi podatkowe 2016&lt;/li&gt;
	&lt;li&gt;obliczanie podatków od dochodów osiągniętych za granicą&lt;/li&gt;
	&lt;li&gt;terminy płatności zaliczek, podatków&lt;/li&gt;
	&lt;li&gt;składanie zeznań, deklaracji i informacji podatkowych&lt;/li&gt;
&lt;/ul&gt;&lt;p&gt;&lt;strong&gt;Najnowsze interpretacje Ministra Finansów w  zakresie podatku dochodowe od osób fizycznych&lt;/strong&gt;&lt;/p&gt;

&lt;p&gt;Pytania uczestników&lt;/p&gt;

&lt;p&gt;TO SZKOLENIE JEST ORGANIZOWANE W RÓŻNYCH MIEJSCOWOŚCIACH - SPRAWDŹ TERMIN W KALENDARZU » NA NASZEJ STRONIE http://www.effekt.biz.pl/kalendarz-szkolen/#miasto=.lipiec&lt;/p&gt;

&lt;p&gt;Szkolenie oferowane jest w wariancie szkoleń wyjazdowych. W kalendarzu szkoleń dostępnym na www.effekt.biz.pl/kalendarz-szkolen znajdą Państwo wszystkie terminy z zaznaczeniem miejscowości oraz hotelu w jakim odbywać się będzie szkolenie wraz z ofertą cenową. &lt;strong&gt;W celu dokonania rezerwacji miejsca prosimy o wypełnienie i odesłanie formularza zgłoszeniowego,&lt;br /&gt;
w którym prosimy o czytelne zaznaczenie terminu oraz miejsca realizacji szkolenia.&lt;/strong&gt; Wszelkich informacji o szkoleniu udzielamy również telefonicznie pod numerem telefonu 32/203-41-75 lub mailowo pod adresem biuro@effekt.biz.pl&lt;/p&gt;

&lt;p&gt;Zachęcamy do bieżącego sprawdzania również naszego fanpage dostępnego pod adresem www.facebook.com/Effekt.Katowice gdzie na bieżąco udostępniamy wszelkie promocje, informacje oraz wydarzenia.&lt;/p&gt;

&lt;p&gt;&lt;strong&gt;*Istnieje możliwość wykupienia dodatkowego noclegu oraz całkowitej rezygnacji z noclegu, o szczegóły prosimy pytać pod nr tel. 32/203-41-75&lt;/strong&gt;&lt;/p&gt;</text:p>
          </table:table-cell>
          <table:table-cell office:value-type="string" office:string-value="&lt;p&gt;Kurs skierowany jest do wszystkich osób chcących nabyć szeroką wiedzę w zakresie podatku dochodowego.&lt;/p&gt;&#10;&#10;&lt;p&gt;Na szkoleniu poruszana jest tematyka m.in. dotycząca zmian w ustawie, jakie są obowiązki płatnika związane z rozliczeniem z urzędem skarbowym, koszty uzyskania przychodów, wybrane zwolnienia przedmiotowe w podatku dochodowym od osób fizycznych oraz wiele innych istotnych dla podatku dochodowego od osób fizycznych.&lt;/p&gt;">
            <text:p>&lt;p&gt;Kurs skierowany jest do wszystkich osób chcących nabyć szeroką wiedzę w zakresie podatku dochodowego.&lt;/p&gt;

&lt;p&gt;Na szkoleniu poruszana jest tematyka m.in. dotycząca zmian w ustawie, jakie są obowiązki płatnika związane z rozliczeniem z urzędem skarbowym, koszty uzyskania przychodów, wybrane zwolnienia przedmiotowe w podatku dochodowym od osób fizycznych oraz wiele innych istotnych dla podatku dochodowego od osób fizycznych.&lt;/p&gt;</text:p>
          </table:table-cell>
          <table:table-cell office:value-type="string" office:string-value="">
            <text:p/>
          </table:table-cell>
          <table:table-cell office:value-type="string" office:string-value="">
            <text:p/>
          </table:table-cell>
          <table:table-cell office:value-type="string" office:string-value="&lt;p&gt;Istnieje możliwość wykupienia dodatkowego noclegu. Prosimy o kontakt telefoniczny pod numer telefonu 32/203-41-75&lt;/p&gt;&#10;Po ukończeniu szkolenia otrzymasz:&#10;&#10;- Zaświadczenie o ukończeniu kursu na podstawie § 18 ust. 2 rozporządzenia Ministra Edukacji Narodowej z dnia 11 stycznia 2012 r. w sprawie kształcenia ustawicznego w formach pozaszkolnych (Dz. U. poz. 622)&#10;&#10;- Certyfikat zgodny z rozporządzeniem Ministra Pracy i Polityki Społecznej z dnia 14 Maja 2014r. w sprawie poszczególnych warunków realizacji oraz trybu i sposobów prowadzenia usług rynku pracy (Dz.U. z 2013r. poz. 667)&#10;&lt;p&gt;- skrypt tematyczny&lt;/p&gt;&#10;&#10;&lt;p&gt;- notatnik&lt;/p&gt;&#10;&#10;&lt;p&gt;- długopis&lt;/p&gt;&#10;&#10;&lt;p&gt;- teczka&lt;/p&gt;&#10;&#10;&lt;p&gt;W cenie szkolenia doatkowo gwarantujemy nocleg oraz wyżywienie podczas 2 dni szkoleniowych&lt;/p&gt;">
            <text:p>&lt;p&gt;Istnieje możliwość wykupienia dodatkowego noclegu. Prosimy o kontakt telefoniczny pod numer telefonu 32/203-41-75&lt;/p&gt;
Po ukończeniu szkolenia otrzymasz:

- Zaświadczenie o ukończeniu kursu na podstawie § 18 ust. 2 rozporządzenia Ministra Edukacji Narodowej z dnia 11 stycznia 2012 r. w sprawie kształcenia ustawicznego w formach pozaszkolnych (Dz. U. poz. 622)

- Certyfikat zgodny z rozporządzeniem Ministra Pracy i Polityki Społecznej z dnia 14 Maja 2014r. w sprawie poszczególnych warunków realizacji oraz trybu i sposobów prowadzenia usług rynku pracy (Dz.U. z 2013r. poz. 667)
&lt;p&gt;- skrypt tematyczny&lt;/p&gt;

&lt;p&gt;- notatnik&lt;/p&gt;

&lt;p&gt;- długopis&lt;/p&gt;

&lt;p&gt;- teczka&lt;/p&gt;

&lt;p&gt;W cenie szkolenia doatkowo gwarantujemy nocleg oraz wyżywienie podczas 2 dni szkoleniowych&lt;/p&gt;</text:p>
          </table:table-cell>
          <table:table-cell office:value-type="string" office:string-value="">
            <text:p/>
          </table:table-cell>
          <table:table-cell office:value-type="string" office:string-value="">
            <text:p/>
          </table:table-cell>
          <table:table-cell office:value-type="float" office:value="116500.0">
            <text:p>116500.0</text:p>
          </table:table-cell>
          <table:table-cell office:value-type="float" office:value="116500.0">
            <text:p>116500.0</text:p>
          </table:table-cell>
          <table:table-cell office:value-type="float" office:value="7280">
            <text:p>7280</text:p>
          </table:table-cell>
          <table:table-cell office:value-type="float" office:value="7280">
            <text:p>7280</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0.0">
            <text:p>10.0</text:p>
          </table:table-cell>
          <table:table-cell office:value-type="string" office:string-value="{&quot;idKraju&quot;: 209, &quot;idUlicy&quot;: 155279, &quot;telefon&quot;: null, &quot;nazwaKraju&quot;: &quot;Polska&quot;, &quot;nazwaUlicy&quot;: &quot;ul. Przemysłowa&quot;, &quot;kodPocztowy&quot;: null, &quot;numerLokalu&quot;: null, &quot;numerBudynku&quot;: &quot;17&quot;, &quot;idWojewodztwa&quot;: 14, &quot;idMiejscowosci&quot;: 73194, &quot;nazwaWojewodztwa&quot;: &quot;warmińsko-mazurskie&quot;, &quot;nazwaMiejscowosci&quot;: &quot;Giżycko&quot;, &quot;dlugoscGeograficzna&quot;: null, &quot;szerokoscGeograficzna&quot;: null}">
            <text:p>{"idKraju": 209, "idUlicy": 155279, "telefon": null, "nazwaKraju": "Polska", "nazwaUlicy": "ul. Przemysłowa", "kodPocztowy": null, "numerLokalu": null, "numerBudynku": "17", "idWojewodztwa": 14, "idMiejscowosci": 73194, "nazwaWojewodztwa": "warmińsko-mazurskie", "nazwaMiejscowosci": "Giżycko", "dlugoscGeograficzna": null, "szerokoscGeograficzna": null}</text:p>
          </table:table-cell>
          <table:table-cell office:value-type="string" office:string-value="{&quot;id&quot;: 6571, &quot;logo&quot;: {&quot;url&quot;: &quot;https://uslugirozwojowe.parp.gov.pl/api/file/preview?token=%242a%2406%24%2FRKpuniGD%2FZoRNEiOtEDfu&quot;, &quot;nazwa&quot;: &quot;EFFEKT_Katowice_2017.png&quot;, &quot;rozszerzenie&quot;: null}, &quot;nazwa&quot;: &quot;EFFEKT SPÓŁKA Z OGRANICZONĄ ODPOWIEDZIALNOŚCIĄ&quot;}">
            <text:p>{"id": 6571, "logo": {"url": "https://uslugirozwojowe.parp.gov.pl/api/file/preview?token=%242a%2406%24%2FRKpuniGD%2FZoRNEiOtEDfu", "nazwa": "EFFEKT_Katowice_2017.png", "rozszerzenie": null}, "nazwa": "EFFEKT SPÓŁKA Z OGRANICZONĄ ODPOWIEDZIALNOŚCIĄ"}</text:p>
          </table:table-cell>
          <table:table-cell office:value-type="string" office:string-value="{&quot;email&quot;: &quot;biuro@effekt.biz.pl&quot;, &quot;telefon&quot;: &quot;322034175&quot;, &quot;zdjecie&quot;: null, &quot;imieNazwisko&quot;: &quot;Magdalena Marcelewicz&quot;}">
            <text:p>{"email": "biuro@effekt.biz.pl", "telefon": "322034175", "zdjecie": null, "imieNazwisko": "Magdalena Marcelewi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20, &quot;adres&quot;: {&quot;idKraju&quot;: 209, &quot;idUlicy&quot;: 155279, &quot;telefon&quot;: null, &quot;nazwaKraju&quot;: &quot;Polska&quot;, &quot;nazwaUlicy&quot;: &quot;ul. Przemysłowa&quot;, &quot;kodPocztowy&quot;: null, &quot;numerLokalu&quot;: null, &quot;numerBudynku&quot;: &quot;17&quot;, &quot;idWojewodztwa&quot;: 14, &quot;idMiejscowosci&quot;: 73194, &quot;nazwaWojewodztwa&quot;: &quot;warmińsko-mazurskie&quot;, &quot;nazwaMiejscowosci&quot;: &quot;Giżycko&quot;, &quot;dlugoscGeograficzna&quot;: null, &quot;szerokoscGeograficzna&quot;: null}, &quot;numer&quot;: &quot;2016/11/02/6571/22620&quot;, &quot;ocena&quot;: {&quot;liczbaOcen&quot;: 0, &quot;sredniaZOcen&quot;: 0.0}, &quot;tytul&quot;: &quot;PODATEK PIT KOMPENDIUM WIEDZY&quot;, &quot;status&quot;: &quot;ZREALIZOWANA&quot;, &quot;efektUslugi&quot;: null, &quot;celBiznesowy&quot;: null, &quot;liczbaGodzin&quot;: 16, &quot;celEdukacyjny&quot;: &quot;Celem kursu jest podniesienie kwalifikacji w zakresie podatku dochodowego od osób fizycznych, a mianowicie w zakresie rozliczania, najnowszych zmian w przepisach oraz zaznajomienie się z najnowszym orzecznictwem i interpretacjami z tym związanymi.&quot;, &quot;dostawcaUslug&quot;: {&quot;id&quot;: 6571, &quot;logo&quot;: {&quot;url&quot;: &quot;https://uslugirozwojowe.parp.gov.pl/api/file/preview?token=%242a%2406%24%2FRKpuniGD%2FZoRNEiOtEDfu&quot;, &quot;nazwa&quot;: &quot;EFFEKT_Katowice_2017.png&quot;, &quot;rozszerzenie&quot;: null}, &quot;nazwa&quot;: &quot;EFFEKT SPÓŁKA Z OGRANICZONĄ ODPOWIEDZIALNOŚCIĄ&quot;}, &quot;grupaDocelowa&quot;: &quot;&lt;p&gt;Kurs skierowany jest do wszystkich osób chcących nabyć szeroką wiedzę w zakresie podatku dochodowego.&lt;/p&gt;\n\n&lt;p&gt;Na szkoleniu poruszana jest tematyka m.in. dotycząca zmian w ustawie, jakie są obowiązki płatnika związane z rozliczeniem z urzędem skarbowym, koszty uzyskania przychodów, wybrane zwolnienia przedmiotowe w podatku dochodowym od osób fizycznych oraz wiele innych istotnych dla podatku dochodowego od osób fizycznych.&lt;/p&gt;&quot;, &quot;kodyDostepowe&quot;: null, &quot;programUslugi&quot;: &quot;&lt;p&gt;&lt;strong&gt;Szczegółowy program do pbrania z http://www.effekt.biz.pl/kursy-i-szkolenia/abc-podatku-vat/&lt;/strong&gt;&lt;/p&gt;\n\n&lt;p&gt;&lt;strong&gt;Zakres opodatkowania ustawą – czyli co i kto podlega opodatkowaniu?&lt;/strong&gt;&lt;/p&gt;\n\n&lt;ul&gt;&lt;li&gt;ograniczony i nieograniczony obowiązek podatkowy&lt;/li&gt;\n\t&lt;li&gt;podatek u źródła – zasady rozliczania&lt;/li&gt;\n\t&lt;li&gt;przychody z nieujawnionych źródeł – &lt;strong&gt;NOWOŚĆ od 2016 roku&lt;/strong&gt;&lt;/li&gt;\n\t&lt;li&gt;małżonkowie jako podmiot podlegający opodatkowaniu PIT&lt;/li&gt;\n\t&lt;li&gt;podatek od przychodów otrzymanych małoletnich dzieci&lt;/li&gt;\n\t&lt;li&gt;zasady opodatkowania dochodów ze wspólnej działalności&lt;/li&gt;\n&lt;/ul&gt;&lt;p&gt;&lt;strong&gt;Źródła przychodów wg ustawy o PIT&lt;/strong&gt;&lt;/p&gt;\n\n&lt;ul&gt;&lt;li&gt;umowy o prace, umowy zlecenia, u mowy o dzieło&lt;/li&gt;\n\t&lt;li&gt;działalność gospodarcza&lt;/li&gt;\n\t&lt;li&gt;najem, dzierżawa&lt;/li&gt;\n\t&lt;li&gt;kapitały pieniężne&lt;/li&gt;\n\t&lt;li&gt;pozostałe źródła przychodów&lt;/li&gt;\n\t&lt;li&gt;przeliczanie przychodów wyrażonych w walucie obcej&lt;/li&gt;\n\t&lt;li&gt;moment powstania przychodu&lt;/li&gt;\n\t&lt;li&gt;katalog przychodów zwolnionych od podatku&lt;/li&gt;\n\t&lt;li&gt;zasady korygowania przychodów&lt;/li&gt;\n&lt;/ul&gt;&lt;p&gt;&lt;strong&gt;Koszty i zasady ich rozliczania&lt;/strong&gt;&lt;/p&gt;\n\n&lt;ul&gt;&lt;li&gt;pojęcie kosztów&lt;/li&gt;\n\t&lt;li&gt;moment powstania kosztów&lt;/li&gt;\n\t&lt;li&gt;rozliczanie kosztów w czasie&lt;/li&gt;\n\t&lt;li&gt;zasady rozliczania kosztów&lt;/li&gt;\n\t&lt;li&gt;koszty od umów o pracę&lt;/li&gt;\n\t&lt;li&gt;koszty od umów zlecenia i o dzieło&lt;/li&gt;\n\t&lt;li&gt;koszty przy sprzedaży składników majątkowych&lt;/li&gt;\n\t&lt;li&gt;koszty działalność gospodarczej&lt;/li&gt;\n\t&lt;li&gt;katalog wydatków niestanowiących kosztów uzyskania przychodów&lt;/li&gt;\n\t&lt;li&gt;zasady korygowania kosztów działalności gospodarczej&lt;/li&gt;\n\t&lt;li&gt;likwidacja przepisów o zatorach płatniczych –&lt;strong&gt;NOWOŚĆ od 2016 roku&lt;/strong&gt;&lt;/li&gt;\n&lt;/ul&gt;&lt;p&gt;&lt;strong&gt;Amortyzacja jako specjalny rodzaj kosztu&lt;/strong&gt;&lt;/p&gt;\n\n&lt;ul&gt;&lt;li&gt;co podlega amortyzacji?&lt;/li&gt;\n\t&lt;li&gt;rodzaje amortyzacji: liniowa, degresywna, jednorazowa&lt;/li&gt;\n\t&lt;li&gt;kiedy nie trzeba naliczać amortyzacji&lt;/li&gt;\n\t&lt;li&gt;optymalizacja podatkowa poprzez amortyzację&lt;/li&gt;\n\t&lt;li&gt;amortyzacja jednorazowa a pomoc deminimis&lt;/li&gt;\n\t&lt;li&gt;wykaz stawek amortyzacyjnych&lt;/li&gt;\n\t&lt;li&gt;ustalanie wartości początkowej środków trwałych oraz wartości niematerialnych i prawnych&lt;/li&gt;\n\t&lt;li&gt;zwiększenia i zmniejszenia wartości środków trwałych oraz wartości niematerialnych i prawnych&lt;/li&gt;\n&lt;/ul&gt;&lt;p&gt;&lt;strong&gt;Rozliczanie podatkowych różnic kursowych&lt;/strong&gt;&lt;/p&gt;\n\n&lt;ul&gt;&lt;li&gt;kiedy powstają dodatnie a kiedy ujemne różnice kursowe?&lt;/li&gt;\n\t&lt;li&gt;rozliczanie różnic kursowych od przychodów i kosztów&lt;/li&gt;\n\t&lt;li&gt;rozliczanie różnic kursowych od środków na rachunku walutowych&lt;/li&gt;\n\t&lt;li&gt;zaliczanie różnic kursowych do przychodów i kosztów podatkowych&lt;/li&gt;\n&lt;/ul&gt;&lt;p&gt;&lt;strong&gt;Zasady obliczanie podatku dochodowego&lt;/strong&gt;&lt;/p&gt;\n\n&lt;ul&gt;&lt;li&gt;dochód jako przedmiot opodatkowania&lt;/li&gt;\n\t&lt;li&gt;stawki podatku dochodowego&lt;/li&gt;\n\t&lt;li&gt;naliczanie zaliczek na podatek&lt;/li&gt;\n\t&lt;li&gt;naliczanie zaliczek i podatku z tytuły działalności gospodarczej&lt;/li&gt;\n\t&lt;li&gt;naliczanie zaliczek i podatku od umów o pracę, umów zleceni i umów o dzieło&lt;/li&gt;\n\t&lt;li&gt;ulgi podatkowe 2016&lt;/li&gt;\n\t&lt;li&gt;obliczanie podatków od dochodów osiągniętych za granicą&lt;/li&gt;\n\t&lt;li&gt;terminy płatności zaliczek, podatków&lt;/li&gt;\n\t&lt;li&gt;składanie zeznań, deklaracji i informacji podatkowych&lt;/li&gt;\n&lt;/ul&gt;&lt;p&gt;&lt;strong&gt;Najnowsze interpretacje Ministra Finansów w  zakresie podatku dochodowe od osób fizycznych&lt;/strong&gt;&lt;/p&gt;\n\n&lt;p&gt;Pytania uczestników&lt;/p&gt;\n\n&lt;p&gt;TO SZKOLENIE JEST ORGANIZOWANE W RÓŻNYCH MIEJSCOWOŚCIACH - SPRAWDŹ TERMIN W KALENDARZU » NA NASZEJ STRONIE http://www.effekt.biz.pl/kalendarz-szkolen/#miasto=.lipiec&lt;/p&gt;\n\n&lt;p&gt;Szkolenie oferowane jest w wariancie szkoleń wyjazdowych. W kalendarzu szkoleń dostępnym na www.effekt.biz.pl/kalendarz-szkolen znajdą Państwo wszystkie terminy z zaznaczeniem miejscowości oraz hotelu w jakim odbywać się będzie szkolenie wraz z ofertą cenową. &lt;strong&gt;W celu dokonania rezerwacji miejsca prosimy o wypełnienie i odesłanie formularza zgłoszeniowego,&lt;br /&gt;\nw którym prosimy o czytelne zaznaczenie terminu oraz miejsca realizacji szkolenia.&lt;/strong&gt; Wszelkich informacji o szkoleniu udzielamy również telefonicznie pod numerem telefonu 32/203-41-75 lub mailowo pod adresem biuro@effekt.biz.pl&lt;/p&gt;\n\n&lt;p&gt;Zachęcamy do bieżącego sprawdzania również naszego fanpage dostępnego pod adresem www.facebook.com/Effekt.Katowice gdzie na bieżąco udostępniamy wszelkie promocje, informacje oraz wydarzenia.&lt;/p&gt;\n\n&lt;p&gt;&lt;strong&gt;*Istnieje możliwość wykupienia dodatkowego noclegu oraz całkowitej rezygnacji z noclegu, o szczegóły prosimy pytać pod nr tel. 32/203-41-75&lt;/strong&gt;&lt;/p&gt;&quot;, &quot;listaProjektow&quot;: [], &quot;idRodzajuUslugi&quot;: 144, &quot;kwalifikacjeKuz&quot;: [], &quot;osobaKontaktowa&quot;: {&quot;email&quot;: &quot;biuro@effekt.biz.pl&quot;, &quot;telefon&quot;: &quot;322034175&quot;, &quot;zdjecie&quot;: null, &quot;imieNazwisko&quot;: &quot;Magdalena Marcelewicz&quot;}, &quot;zakresUprawnien&quot;: null, &quot;efektyUczeniaSie&quot;: null, &quot;inneKwalifikacje&quot;: [], &quot;cenaNettoZaUsluge&quot;: null, &quot;idKategoriiUslugi&quot;: 469, &quot;idKwalifikacjiKkz&quot;: null, &quot;idKwalifikacjiZrk&quot;: null, &quot;warunkiTechniczne&quot;: null, &quot;cenaBruttoZaUsluge&quot;: null, &quot;cenaNettoZaGodzine&quot;: 7280, &quot;idFormySwiadczenia&quot;: 1, &quot;idPodrodzajuUslugi&quot;: 145, &quot;warunkiLogistyczne&quot;: [], &quot;cenaBruttoZaGodzine&quot;: 7280, &quot;formyDofinansowania&quot;: [], &quot;informacjeDodatkowe&quot;: &quot;&lt;p&gt;Istnieje możliwość wykupienia dodatkowego noclegu. Prosimy o kontakt telefoniczny pod numer telefonu 32/203-41-75&lt;/p&gt;\nPo ukończeniu szkolenia otrzymasz:\n\n- Zaświadczenie o ukończeniu kursu na podstawie § 18 ust. 2 rozporządzenia Ministra Edukacji Narodowej z dnia 11 stycznia 2012 r. w sprawie kształcenia ustawicznego w formach pozaszkolnych (Dz. U. poz. 622)\n\n- Certyfikat zgodny z rozporządzeniem Ministra Pracy i Polityki Społecznej z dnia 14 Maja 2014r. w sprawie poszczególnych warunków realizacji oraz trybu i sposobów prowadzenia usług rynku pracy (Dz.U. z 2013r. poz. 667)\n&lt;p&gt;- skrypt tematyczny&lt;/p&gt;\n\n&lt;p&gt;- notatnik&lt;/p&gt;\n\n&lt;p&gt;- długopis&lt;/p&gt;\n\n&lt;p&gt;- teczka&lt;/p&gt;\n\n&lt;p&gt;W cenie szkolenia doatkowo gwarantujemy nocleg oraz wyżywienie podczas 2 dni szkoleniowych&lt;/p&gt;&quot;, &quot;kosztWalidacjiNetto&quot;: null, &quot;warunkiUczestnictwa&quot;: null, &quot;idPodkategoriiUslugi&quot;: 476, &quot;kosztWalidacjiBrutto&quot;: null, &quot;cenaNettoZaUczestnika&quot;: 116500, &quot;dataRozpoczeciaUslugi&quot;: &quot;2017-02-09T00:00:00+01:00&quot;, &quot;dataZakonczeniaUslugi&quot;: &quot;2017-02-10T00:00:00+01:00&quot;, &quot;cenaBruttoZaUczestnika&quot;: 116500, &quot;czyUslugaDofinansowana&quot;: false, &quot;materialyDlaUczestnikow&quot;: null, &quot;kosztCertyfikowaniaNetto&quot;: null, &quot;czyCenaDotyczyCalejUslugi&quot;: false, &quot;dataZakonczeniaRekrutacji&quot;: &quot;2017-01-27T00:00:00+01:00&quot;, &quot;kosztCertyfikowaniaBrutto&quot;: null, &quot;minimalnaLiczbaUczestnikow&quot;: 1, &quot;szczegolyMiejscaRealizacji&quot;: &quot;HOTEL TAJTY**&quot;, &quot;maksymalnaLiczbaUczestnikow&quot;: 10,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20, "adres": {"idKraju": 209, "idUlicy": 155279, "telefon": null, "nazwaKraju": "Polska", "nazwaUlicy": "ul. Przemysłowa", "kodPocztowy": null, "numerLokalu": null, "numerBudynku": "17", "idWojewodztwa": 14, "idMiejscowosci": 73194, "nazwaWojewodztwa": "warmińsko-mazurskie", "nazwaMiejscowosci": "Giżycko", "dlugoscGeograficzna": null, "szerokoscGeograficzna": null}, "numer": "2016/11/02/6571/22620", "ocena": {"liczbaOcen": 0, "sredniaZOcen": 0.0}, "tytul": "PODATEK PIT KOMPENDIUM WIEDZY", "status": "ZREALIZOWANA", "efektUslugi": null, "celBiznesowy": null, "liczbaGodzin": 16, "celEdukacyjny": "Celem kursu jest podniesienie kwalifikacji w zakresie podatku dochodowego od osób fizycznych, a mianowicie w zakresie rozliczania, najnowszych zmian w przepisach oraz zaznajomienie się z najnowszym orzecznictwem i interpretacjami z tym związanymi.", "dostawcaUslug": {"id": 6571, "logo": {"url": "https://uslugirozwojowe.parp.gov.pl/api/file/preview?token=%242a%2406%24%2FRKpuniGD%2FZoRNEiOtEDfu", "nazwa": "EFFEKT_Katowice_2017.png", "rozszerzenie": null}, "nazwa": "EFFEKT SPÓŁKA Z OGRANICZONĄ ODPOWIEDZIALNOŚCIĄ"}, "grupaDocelowa": "&lt;p&gt;Kurs skierowany jest do wszystkich osób chcących nabyć szeroką wiedzę w zakresie podatku dochodowego.&lt;/p&gt;\n\n&lt;p&gt;Na szkoleniu poruszana jest tematyka m.in. dotycząca zmian w ustawie, jakie są obowiązki płatnika związane z rozliczeniem z urzędem skarbowym, koszty uzyskania przychodów, wybrane zwolnienia przedmiotowe w podatku dochodowym od osób fizycznych oraz wiele innych istotnych dla podatku dochodowego od osób fizycznych.&lt;/p&gt;", "kodyDostepowe": null, "programUslugi": "&lt;p&gt;&lt;strong&gt;Szczegółowy program do pbrania z http://www.effekt.biz.pl/kursy-i-szkolenia/abc-podatku-vat/&lt;/strong&gt;&lt;/p&gt;\n\n&lt;p&gt;&lt;strong&gt;Zakres opodatkowania ustawą – czyli co i kto podlega opodatkowaniu?&lt;/strong&gt;&lt;/p&gt;\n\n&lt;ul&gt;&lt;li&gt;ograniczony i nieograniczony obowiązek podatkowy&lt;/li&gt;\n\t&lt;li&gt;podatek u źródła – zasady rozliczania&lt;/li&gt;\n\t&lt;li&gt;przychody z nieujawnionych źródeł – &lt;strong&gt;NOWOŚĆ od 2016 roku&lt;/strong&gt;&lt;/li&gt;\n\t&lt;li&gt;małżonkowie jako podmiot podlegający opodatkowaniu PIT&lt;/li&gt;\n\t&lt;li&gt;podatek od przychodów otrzymanych małoletnich dzieci&lt;/li&gt;\n\t&lt;li&gt;zasady opodatkowania dochodów ze wspólnej działalności&lt;/li&gt;\n&lt;/ul&gt;&lt;p&gt;&lt;strong&gt;Źródła przychodów wg ustawy o PIT&lt;/strong&gt;&lt;/p&gt;\n\n&lt;ul&gt;&lt;li&gt;umowy o prace, umowy zlecenia, u mowy o dzieło&lt;/li&gt;\n\t&lt;li&gt;działalność gospodarcza&lt;/li&gt;\n\t&lt;li&gt;najem, dzierżawa&lt;/li&gt;\n\t&lt;li&gt;kapitały pieniężne&lt;/li&gt;\n\t&lt;li&gt;pozostałe źródła przychodów&lt;/li&gt;\n\t&lt;li&gt;przeliczanie przychodów wyrażonych w walucie obcej&lt;/li&gt;\n\t&lt;li&gt;moment powstania przychodu&lt;/li&gt;\n\t&lt;li&gt;katalog przychodów zwolnionych od podatku&lt;/li&gt;\n\t&lt;li&gt;zasady korygowania przychodów&lt;/li&gt;\n&lt;/ul&gt;&lt;p&gt;&lt;strong&gt;Koszty i zasady ich rozliczania&lt;/strong&gt;&lt;/p&gt;\n\n&lt;ul&gt;&lt;li&gt;pojęcie kosztów&lt;/li&gt;\n\t&lt;li&gt;moment powstania kosztów&lt;/li&gt;\n\t&lt;li&gt;rozliczanie kosztów w czasie&lt;/li&gt;\n\t&lt;li&gt;zasady rozliczania kosztów&lt;/li&gt;\n\t&lt;li&gt;koszty od umów o pracę&lt;/li&gt;\n\t&lt;li&gt;koszty od umów zlecenia i o dzieło&lt;/li&gt;\n\t&lt;li&gt;koszty przy sprzedaży składników majątkowych&lt;/li&gt;\n\t&lt;li&gt;koszty działalność gospodarczej&lt;/li&gt;\n\t&lt;li&gt;katalog wydatków niestanowiących kosztów uzyskania przychodów&lt;/li&gt;\n\t&lt;li&gt;zasady korygowania kosztów działalności gospodarczej&lt;/li&gt;\n\t&lt;li&gt;likwidacja przepisów o zatorach płatniczych –&lt;strong&gt;NOWOŚĆ od 2016 roku&lt;/strong&gt;&lt;/li&gt;\n&lt;/ul&gt;&lt;p&gt;&lt;strong&gt;Amortyzacja jako specjalny rodzaj kosztu&lt;/strong&gt;&lt;/p&gt;\n\n&lt;ul&gt;&lt;li&gt;co podlega amortyzacji?&lt;/li&gt;\n\t&lt;li&gt;rodzaje amortyzacji: liniowa, degresywna, jednorazowa&lt;/li&gt;\n\t&lt;li&gt;kiedy nie trzeba naliczać amortyzacji&lt;/li&gt;\n\t&lt;li&gt;optymalizacja podatkowa poprzez amortyzację&lt;/li&gt;\n\t&lt;li&gt;amortyzacja jednorazowa a pomoc deminimis&lt;/li&gt;\n\t&lt;li&gt;wykaz stawek amortyzacyjnych&lt;/li&gt;\n\t&lt;li&gt;ustalanie wartości początkowej środków trwałych oraz wartości niematerialnych i prawnych&lt;/li&gt;\n\t&lt;li&gt;zwiększenia i zmniejszenia wartości środków trwałych oraz wartości niematerialnych i prawnych&lt;/li&gt;\n&lt;/ul&gt;&lt;p&gt;&lt;strong&gt;Rozliczanie podatkowych różnic kursowych&lt;/strong&gt;&lt;/p&gt;\n\n&lt;ul&gt;&lt;li&gt;kiedy powstają dodatnie a kiedy ujemne różnice kursowe?&lt;/li&gt;\n\t&lt;li&gt;rozliczanie różnic kursowych od przychodów i kosztów&lt;/li&gt;\n\t&lt;li&gt;rozliczanie różnic kursowych od środków na rachunku walutowych&lt;/li&gt;\n\t&lt;li&gt;zaliczanie różnic kursowych do przychodów i kosztów podatkowych&lt;/li&gt;\n&lt;/ul&gt;&lt;p&gt;&lt;strong&gt;Zasady obliczanie podatku dochodowego&lt;/strong&gt;&lt;/p&gt;\n\n&lt;ul&gt;&lt;li&gt;dochód jako przedmiot opodatkowania&lt;/li&gt;\n\t&lt;li&gt;stawki podatku dochodowego&lt;/li&gt;\n\t&lt;li&gt;naliczanie zaliczek na podatek&lt;/li&gt;\n\t&lt;li&gt;naliczanie zaliczek i podatku z tytuły działalności gospodarczej&lt;/li&gt;\n\t&lt;li&gt;naliczanie zaliczek i podatku od umów o pracę, umów zleceni i umów o dzieło&lt;/li&gt;\n\t&lt;li&gt;ulgi podatkowe 2016&lt;/li&gt;\n\t&lt;li&gt;obliczanie podatków od dochodów osiągniętych za granicą&lt;/li&gt;\n\t&lt;li&gt;terminy płatności zaliczek, podatków&lt;/li&gt;\n\t&lt;li&gt;składanie zeznań, deklaracji i informacji podatkowych&lt;/li&gt;\n&lt;/ul&gt;&lt;p&gt;&lt;strong&gt;Najnowsze interpretacje Ministra Finansów w  zakresie podatku dochodowe od osób fizycznych&lt;/strong&gt;&lt;/p&gt;\n\n&lt;p&gt;Pytania uczestników&lt;/p&gt;\n\n&lt;p&gt;TO SZKOLENIE JEST ORGANIZOWANE W RÓŻNYCH MIEJSCOWOŚCIACH - SPRAWDŹ TERMIN W KALENDARZU » NA NASZEJ STRONIE http://www.effekt.biz.pl/kalendarz-szkolen/#miasto=.lipiec&lt;/p&gt;\n\n&lt;p&gt;Szkolenie oferowane jest w wariancie szkoleń wyjazdowych. W kalendarzu szkoleń dostępnym na www.effekt.biz.pl/kalendarz-szkolen znajdą Państwo wszystkie terminy z zaznaczeniem miejscowości oraz hotelu w jakim odbywać się będzie szkolenie wraz z ofertą cenową. &lt;strong&gt;W celu dokonania rezerwacji miejsca prosimy o wypełnienie i odesłanie formularza zgłoszeniowego,&lt;br /&gt;\nw którym prosimy o czytelne zaznaczenie terminu oraz miejsca realizacji szkolenia.&lt;/strong&gt; Wszelkich informacji o szkoleniu udzielamy również telefonicznie pod numerem telefonu 32/203-41-75 lub mailowo pod adresem biuro@effekt.biz.pl&lt;/p&gt;\n\n&lt;p&gt;Zachęcamy do bieżącego sprawdzania również naszego fanpage dostępnego pod adresem www.facebook.com/Effekt.Katowice gdzie na bieżąco udostępniamy wszelkie promocje, informacje oraz wydarzenia.&lt;/p&gt;\n\n&lt;p&gt;&lt;strong&gt;*Istnieje możliwość wykupienia dodatkowego noclegu oraz całkowitej rezygnacji z noclegu, o szczegóły prosimy pytać pod nr tel. 32/203-41-75&lt;/strong&gt;&lt;/p&gt;", "listaProjektow": [], "idRodzajuUslugi": 144, "kwalifikacjeKuz": [], "osobaKontaktowa": {"email": "biuro@effekt.biz.pl", "telefon": "322034175", "zdjecie": null, "imieNazwisko": "Magdalena Marcelewicz"}, "zakresUprawnien": null, "efektyUczeniaSie": null, "inneKwalifikacje": [], "cenaNettoZaUsluge": null, "idKategoriiUslugi": 469, "idKwalifikacjiKkz": null, "idKwalifikacjiZrk": null, "warunkiTechniczne": null, "cenaBruttoZaUsluge": null, "cenaNettoZaGodzine": 7280, "idFormySwiadczenia": 1, "idPodrodzajuUslugi": 145, "warunkiLogistyczne": [], "cenaBruttoZaGodzine": 7280, "formyDofinansowania": [], "informacjeDodatkowe": "&lt;p&gt;Istnieje możliwość wykupienia dodatkowego noclegu. Prosimy o kontakt telefoniczny pod numer telefonu 32/203-41-75&lt;/p&gt;\nPo ukończeniu szkolenia otrzymasz:\n\n- Zaświadczenie o ukończeniu kursu na podstawie § 18 ust. 2 rozporządzenia Ministra Edukacji Narodowej z dnia 11 stycznia 2012 r. w sprawie kształcenia ustawicznego w formach pozaszkolnych (Dz. U. poz. 622)\n\n- Certyfikat zgodny z rozporządzeniem Ministra Pracy i Polityki Społecznej z dnia 14 Maja 2014r. w sprawie poszczególnych warunków realizacji oraz trybu i sposobów prowadzenia usług rynku pracy (Dz.U. z 2013r. poz. 667)\n&lt;p&gt;- skrypt tematyczny&lt;/p&gt;\n\n&lt;p&gt;- notatnik&lt;/p&gt;\n\n&lt;p&gt;- długopis&lt;/p&gt;\n\n&lt;p&gt;- teczka&lt;/p&gt;\n\n&lt;p&gt;W cenie szkolenia doatkowo gwarantujemy nocleg oraz wyżywienie podczas 2 dni szkoleniowych&lt;/p&gt;", "kosztWalidacjiNetto": null, "warunkiUczestnictwa": null, "idPodkategoriiUslugi": 476, "kosztWalidacjiBrutto": null, "cenaNettoZaUczestnika": 116500, "dataRozpoczeciaUslugi": "2017-02-09T00:00:00+01:00", "dataZakonczeniaUslugi": "2017-02-10T00:00:00+01:00", "cenaBruttoZaUczestnika": 116500, "czyUslugaDofinansowana": false, "materialyDlaUczestnikow": null, "kosztCertyfikowaniaNetto": null, "czyCenaDotyczyCalejUslugi": false, "dataZakonczeniaRekrutacji": "2017-01-27T00:00:00+01:00", "kosztCertyfikowaniaBrutto": null, "minimalnaLiczbaUczestnikow": 1, "szczegolyMiejscaRealizacji": "HOTEL TAJTY**", "maksymalnaLiczbaUczestnikow": 10,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770545">
            <text:p>2025-12-16 15:54:06.770545</text:p>
          </table:table-cell>
          <table:table-cell office:value-type="string" office:string-value="2025-12-16 15:54:06.770545">
            <text:p>2025-12-16 15:54:06.770545</text:p>
          </table:table-cell>
        </table:table-row>
        <table:table-row>
          <table:table-cell office:value-type="float" office:value="22619">
            <text:p>22619</text:p>
          </table:table-cell>
          <table:table-cell office:value-type="string" office:string-value="2016/11/02/6571/22619">
            <text:p>2016/11/02/6571/22619</text:p>
          </table:table-cell>
          <table:table-cell office:value-type="string" office:string-value="ABC PODATKU VAT">
            <text:p>ABC PODATKU VAT</text:p>
          </table:table-cell>
          <table:table-cell office:value-type="string" office:string-value="ZREALIZOWANA">
            <text:p>ZREALIZOWANA</text:p>
          </table:table-cell>
          <table:table-cell office:value-type="string" office:string-value="2017-10-02 00:00:00">
            <text:p>2017-10-02 00:00:00</text:p>
          </table:table-cell>
          <table:table-cell office:value-type="string" office:string-value="2017-10-03 00:00:00">
            <text:p>2017-10-03 00:00:00</text:p>
          </table:table-cell>
          <table:table-cell office:value-type="string" office:string-value="2017-09-26 00:00:00">
            <text:p>2017-09-26 00:00:00</text:p>
          </table:table-cell>
          <table:table-cell office:value-type="float" office:value="469">
            <text:p>469</text:p>
          </table:table-cell>
          <table:table-cell office:value-type="float" office:value="476">
            <text:p>476</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Celem kursu jest przedstawienie zasad funkcjonowania podatku VAT w Polsce i UE oraz nabycie wiedzy i umiejętności w zakresie najnowszych zmian w podatku VAT.">
            <text:p>Celem kursu jest przedstawienie zasad funkcjonowania podatku VAT w Polsce i UE oraz nabycie wiedzy i umiejętności w zakresie najnowszych zmian w podatku VAT.</text:p>
          </table:table-cell>
          <table:table-cell office:value-type="string" office:string-value="">
            <text:p/>
          </table:table-cell>
          <table:table-cell office:value-type="string" office:string-value="&lt;p&gt;Celem kursu jest przedstawienie zasad funkcjonowania podatku VAT w Polsce i UE oraz nabycie wiedzy i umiejętności w zakresie najnowszych zmian w podatku VAT.&lt;/p&gt;">
            <text:p>&lt;p&gt;Celem kursu jest przedstawienie zasad funkcjonowania podatku VAT w Polsce i UE oraz nabycie wiedzy i umiejętności w zakresie najnowszych zmian w podatku VAT.&lt;/p&gt;</text:p>
          </table:table-cell>
          <table:table-cell office:value-type="string" office:string-value="&lt;p&gt;&lt;strong&gt;Szczegółowy program do pbrania z http://www.effekt.biz.pl/kursy-i-szkolenia/abc-podatku-vat/&lt;/strong&gt;&lt;/p&gt;&#10;&#10;&lt;p&gt;&lt;strong&gt;Podstawy konstrukcyjne podatku VAT&lt;/strong&gt;&lt;/p&gt;&#10;&#10;&lt;ul&gt;&lt;li&gt;czy warto być czynnym podatnikiem podatku VAT?&lt;/li&gt;&#10; &lt;li&gt;podstawowe zasady rozliczania VAT – vat należny i naliczony&lt;/li&gt;&#10; &lt;li&gt;źródła prawa krajowego i unijnego&lt;/li&gt;&#10; &lt;li&gt;wykaz aktów prawnych regulujących podatek VAT&lt;/li&gt;&#10;&lt;/ul&gt;&lt;p&gt;&lt;strong&gt;Co podlega opodatkowaniu podatkiem VAT?&lt;/strong&gt;&lt;/p&gt;&#10;&#10;&lt;ul&gt;&lt;li&gt;wykaz czynności podlegających opodatkowaniu&lt;/li&gt;&#10; &lt;li&gt;czynności wyłączone z opodatkowania podatkiem VAT&lt;/li&gt;&#10; &lt;li&gt;odpłatna dostawa towarów i odpłatne świadczenie usług jako czynności podlegające VAT&lt;/li&gt;&#10; &lt;li&gt;kiedy nieodpłatna dostawa towarów i nieodpłatne świadczenie usług wywołują konieczność zapłaty podatku VAT?&lt;/li&gt;&#10;&lt;/ul&gt;&lt;p&gt;&lt;strong&gt;Kto jest zobowiązany do rozliczania podatku VAT?&lt;/strong&gt;&lt;/p&gt;&#10;&#10;&lt;ul&gt;&lt;li&gt;definicja podatnika&lt;/li&gt;&#10; &lt;li&gt;rodzaje podatników wg ustawy o VAT&lt;/li&gt;&#10;&lt;/ul&gt;&lt;p&gt;&lt;strong&gt;Obowiązek podatkowy&lt;/strong&gt;&lt;/p&gt;&#10;&#10;&lt;ul&gt;&lt;li&gt;co to jest moment powstania obowiązku podatkowego?&lt;/li&gt;&#10; &lt;li&gt;zasada ogólna powstawania obowiązku podatkowego&lt;/li&gt;&#10; &lt;li&gt;szczególne zasady powstania obowiązku podatkowego&lt;/li&gt;&#10;&lt;/ul&gt;&lt;p&gt;&lt;strong&gt;Podstawa opodatkowania podatkiem VAT&lt;/strong&gt;&lt;/p&gt;&#10;&#10;&lt;ul&gt;&lt;li&gt;kwoty stanowiące podstawę do naliczenia podatku VAT&lt;/li&gt;&#10; &lt;li&gt;jakich kwot nie wlicza się do podstawy opodatkowania?&lt;/li&gt;&#10; &lt;li&gt;zasady korygowania podstawy opodatkowania&lt;/li&gt;&#10; &lt;li&gt;zasady przeliczania podstawy opodatkowania wyrażonej w walucie&lt;/li&gt;&#10;&lt;/ul&gt;&lt;p&gt;&lt;strong&gt;Stawki podatku VAT&lt;/strong&gt;&lt;/p&gt;&#10;&#10;&lt;ul&gt;&lt;li&gt;wykaz aktualnych stawek podatku VAT&lt;/li&gt;&#10; &lt;li&gt;towary i usługi objęte stawkami obniżonymi&lt;/li&gt;&#10;&lt;/ul&gt;&lt;p&gt;&lt;strong&gt;Zwolnienia z VAT&lt;/strong&gt;&lt;/p&gt;&#10;&#10;&lt;ul&gt;&lt;li&gt;zwolnienia przedmiotowe a podmiotowe&lt;/li&gt;&#10; &lt;li&gt;katalog transakcji objętych zwolnieniem z VAT&lt;/li&gt;&#10; &lt;li&gt;warunki korzystania ze zwolnienia&lt;/li&gt;&#10;&lt;/ul&gt;&lt;p&gt;&lt;strong&gt;Odliczanie i zwrot podatku VAT&lt;/strong&gt;&lt;/p&gt;&#10;&#10;&lt;ul&gt;&lt;li&gt;kiedy powstaje prawo do odliczania podatku VAT?&lt;/li&gt;&#10; &lt;li&gt;odliczanie VAT od wydatków związanych z samochodami&lt;/li&gt;&#10; &lt;li&gt;ograniczenie prawa do odliczenia VAT od wydatków związanych z samochodami&lt;/li&gt;&#10; &lt;li&gt;warunki niezbędne do 100% odliczania podatku VAT od wydatków związanych z samochodami&lt;/li&gt;&#10; &lt;li&gt;kiedy podatnik może wystąpić o zwrot podatku?&lt;/li&gt;&#10; &lt;li&gt;w jakich terminach urząd skarbowy zwróci podatek VAT?&lt;/li&gt;&#10; &lt;li&gt;jakie warunki należy spełnić aby otrzymać zwrot podatku VAT?&lt;/li&gt;&#10;&lt;/ul&gt;&lt;p&gt;&lt;strong&gt;Fakturowanie&lt;/strong&gt;&lt;/p&gt;&#10;&#10;&lt;ul&gt;&lt;li&gt;podstawowe zasady wystawiania faktur&lt;/li&gt;&#10; &lt;li&gt;rodzaje faktur w obrocie gospodarczym, faktury elektroniczne&lt;/li&gt;&#10; &lt;li&gt;dane obowiązkowe i fakultatywne na fakturach&lt;/li&gt;&#10; &lt;li&gt;terminy wystawiania faktur jak korygować błędy w fakturach?&lt;/li&gt;&#10;&lt;/ul&gt;&lt;p&gt; &lt;/p&gt;&#10;&#10;&lt;p&gt; &lt;/p&gt;&#10;&#10;&lt;p&gt;TO SZKOLENIE JEST ORGANIZOWANE W RÓŻNYCH MIEJSCOWOŚCIACH - SPRAWDŹ TERMIN W KALENDARZU » NA NASZEJ STRONIE http://www.effekt.biz.pl/kalendarz-szkolen/#miasto=.lipiec&lt;/p&gt;&#10;&#10;&lt;p&gt;Szkolenie oferowane jest w wariancie szkoleń wyjazdowych. W kalendarzu szkoleń dostępnym na www.effekt.biz.pl/kalendarz-szkolen znajdą Państwo wszystkie terminy z zaznaczeniem miejscowości oraz hotelu w jakim odbywać się będzie szkolenie wraz z ofertą cenową. &lt;strong&gt;W celu dokonania rezerwacji miejsca prosimy o wypełnienie i odesłanie formularza zgłoszeniowego,&lt;br /&gt;&#10;w którym prosimy o czytelne zaznaczenie terminu oraz miejsca realizacji szkolenia.&lt;/strong&gt; Wszelkich informacji o szkoleniu udzielamy również telefonicznie pod numerem telefonu 32/203-41-75 lub mailowo pod adresem biuro@effekt.biz.pl&lt;/p&gt;&#10;&#10;&lt;p&gt;Zachęcamy do bieżącego sprawdzania również naszego fanpage dostępnego pod adresem www.facebook.com/Effekt.Katowice gdzie na bieżąco udostępniamy wszelkie promocje, informacje oraz wydarzenia.&lt;/p&gt;&#10;&#10;&lt;p&gt;&lt;strong&gt;*Istnieje możliwość wykupienia dodatkowego noclegu oraz całkowitej rezygnacji z noclegu, o szczegóły prosimy pytać pod nr tel. 32/203-41-75&lt;/strong&gt;&lt;/p&gt;">
            <text:p>&lt;p&gt;&lt;strong&gt;Szczegółowy program do pbrania z http://www.effekt.biz.pl/kursy-i-szkolenia/abc-podatku-vat/&lt;/strong&gt;&lt;/p&gt;

&lt;p&gt;&lt;strong&gt;Podstawy konstrukcyjne podatku VAT&lt;/strong&gt;&lt;/p&gt;

&lt;ul&gt;&lt;li&gt;czy warto być czynnym podatnikiem podatku VAT?&lt;/li&gt;
	&lt;li&gt;podstawowe zasady rozliczania VAT – vat należny i naliczony&lt;/li&gt;
	&lt;li&gt;źródła prawa krajowego i unijnego&lt;/li&gt;
	&lt;li&gt;wykaz aktów prawnych regulujących podatek VAT&lt;/li&gt;
&lt;/ul&gt;&lt;p&gt;&lt;strong&gt;Co podlega opodatkowaniu podatkiem VAT?&lt;/strong&gt;&lt;/p&gt;

&lt;ul&gt;&lt;li&gt;wykaz czynności podlegających opodatkowaniu&lt;/li&gt;
	&lt;li&gt;czynności wyłączone z opodatkowania podatkiem VAT&lt;/li&gt;
	&lt;li&gt;odpłatna dostawa towarów i odpłatne świadczenie usług jako czynności podlegające VAT&lt;/li&gt;
	&lt;li&gt;kiedy nieodpłatna dostawa towarów i nieodpłatne świadczenie usług wywołują konieczność zapłaty podatku VAT?&lt;/li&gt;
&lt;/ul&gt;&lt;p&gt;&lt;strong&gt;Kto jest zobowiązany do rozliczania podatku VAT?&lt;/strong&gt;&lt;/p&gt;

&lt;ul&gt;&lt;li&gt;definicja podatnika&lt;/li&gt;
	&lt;li&gt;rodzaje podatników wg ustawy o VAT&lt;/li&gt;
&lt;/ul&gt;&lt;p&gt;&lt;strong&gt;Obowiązek podatkowy&lt;/strong&gt;&lt;/p&gt;

&lt;ul&gt;&lt;li&gt;co to jest moment powstania obowiązku podatkowego?&lt;/li&gt;
	&lt;li&gt;zasada ogólna powstawania obowiązku podatkowego&lt;/li&gt;
	&lt;li&gt;szczególne zasady powstania obowiązku podatkowego&lt;/li&gt;
&lt;/ul&gt;&lt;p&gt;&lt;strong&gt;Podstawa opodatkowania podatkiem VAT&lt;/strong&gt;&lt;/p&gt;

&lt;ul&gt;&lt;li&gt;kwoty stanowiące podstawę do naliczenia podatku VAT&lt;/li&gt;
	&lt;li&gt;jakich kwot nie wlicza się do podstawy opodatkowania?&lt;/li&gt;
	&lt;li&gt;zasady korygowania podstawy opodatkowania&lt;/li&gt;
	&lt;li&gt;zasady przeliczania podstawy opodatkowania wyrażonej w walucie&lt;/li&gt;
&lt;/ul&gt;&lt;p&gt;&lt;strong&gt;Stawki podatku VAT&lt;/strong&gt;&lt;/p&gt;

&lt;ul&gt;&lt;li&gt;wykaz aktualnych stawek podatku VAT&lt;/li&gt;
	&lt;li&gt;towary i usługi objęte stawkami obniżonymi&lt;/li&gt;
&lt;/ul&gt;&lt;p&gt;&lt;strong&gt;Zwolnienia z VAT&lt;/strong&gt;&lt;/p&gt;

&lt;ul&gt;&lt;li&gt;zwolnienia przedmiotowe a podmiotowe&lt;/li&gt;
	&lt;li&gt;katalog transakcji objętych zwolnieniem z VAT&lt;/li&gt;
	&lt;li&gt;warunki korzystania ze zwolnienia&lt;/li&gt;
&lt;/ul&gt;&lt;p&gt;&lt;strong&gt;Odliczanie i zwrot podatku VAT&lt;/strong&gt;&lt;/p&gt;

&lt;ul&gt;&lt;li&gt;kiedy powstaje prawo do odliczania podatku VAT?&lt;/li&gt;
	&lt;li&gt;odliczanie VAT od wydatków związanych z samochodami&lt;/li&gt;
	&lt;li&gt;ograniczenie prawa do odliczenia VAT od wydatków związanych z samochodami&lt;/li&gt;
	&lt;li&gt;warunki niezbędne do 100% odliczania podatku VAT od wydatków związanych z samochodami&lt;/li&gt;
	&lt;li&gt;kiedy podatnik może wystąpić o zwrot podatku?&lt;/li&gt;
	&lt;li&gt;w jakich terminach urząd skarbowy zwróci podatek VAT?&lt;/li&gt;
	&lt;li&gt;jakie warunki należy spełnić aby otrzymać zwrot podatku VAT?&lt;/li&gt;
&lt;/ul&gt;&lt;p&gt;&lt;strong&gt;Fakturowanie&lt;/strong&gt;&lt;/p&gt;

&lt;ul&gt;&lt;li&gt;podstawowe zasady wystawiania faktur&lt;/li&gt;
	&lt;li&gt;rodzaje faktur w obrocie gospodarczym, faktury elektroniczne&lt;/li&gt;
	&lt;li&gt;dane obowiązkowe i fakultatywne na fakturach&lt;/li&gt;
	&lt;li&gt;terminy wystawiania faktur jak korygować błędy w fakturach?&lt;/li&gt;
&lt;/ul&gt;&lt;p&gt; &lt;/p&gt;

&lt;p&gt; &lt;/p&gt;

&lt;p&gt;TO SZKOLENIE JEST ORGANIZOWANE W RÓŻNYCH MIEJSCOWOŚCIACH - SPRAWDŹ TERMIN W KALENDARZU » NA NASZEJ STRONIE http://www.effekt.biz.pl/kalendarz-szkolen/#miasto=.lipiec&lt;/p&gt;

&lt;p&gt;Szkolenie oferowane jest w wariancie szkoleń wyjazdowych. W kalendarzu szkoleń dostępnym na www.effekt.biz.pl/kalendarz-szkolen znajdą Państwo wszystkie terminy z zaznaczeniem miejscowości oraz hotelu w jakim odbywać się będzie szkolenie wraz z ofertą cenową. &lt;strong&gt;W celu dokonania rezerwacji miejsca prosimy o wypełnienie i odesłanie formularza zgłoszeniowego,&lt;br /&gt;
w którym prosimy o czytelne zaznaczenie terminu oraz miejsca realizacji szkolenia.&lt;/strong&gt; Wszelkich informacji o szkoleniu udzielamy również telefonicznie pod numerem telefonu 32/203-41-75 lub mailowo pod adresem biuro@effekt.biz.pl&lt;/p&gt;

&lt;p&gt;Zachęcamy do bieżącego sprawdzania również naszego fanpage dostępnego pod adresem www.facebook.com/Effekt.Katowice gdzie na bieżąco udostępniamy wszelkie promocje, informacje oraz wydarzenia.&lt;/p&gt;

&lt;p&gt;&lt;strong&gt;*Istnieje możliwość wykupienia dodatkowego noclegu oraz całkowitej rezygnacji z noclegu, o szczegóły prosimy pytać pod nr tel. 32/203-41-75&lt;/strong&gt;&lt;/p&gt;</text:p>
          </table:table-cell>
          <table:table-cell office:value-type="string" office:string-value="&lt;p&gt;Kurs przeznaczony jest dla wszystkich osób chcących zapoznać się z zasadami funkcjonowania podatku VAT oraz z wszelkimi zmianami w tym zakresie. Uczestnicy szkolenia poznają praktyczne aspekty zmian niekorzystnych dla podatnika czyli zmian związanych z ryzykiem podatkowym. Na szkoleniu będą poruszane również wszytki istotne zagadnienia, które pozwolą na poznanie podatku VAT od podstaw. Prezentowane będą również zagadnienia związane z zmianami jakie zaszły w przepisach podatkowych &lt;/p&gt;">
            <text:p>&lt;p&gt;Kurs przeznaczony jest dla wszystkich osób chcących zapoznać się z zasadami funkcjonowania podatku VAT oraz z wszelkimi zmianami w tym zakresie. Uczestnicy szkolenia poznają praktyczne aspekty zmian niekorzystnych dla podatnika czyli zmian związanych z ryzykiem podatkowym. Na szkoleniu będą poruszane również wszytki istotne zagadnienia, które pozwolą na poznanie podatku VAT od podstaw. Prezentowane będą również zagadnienia związane z zmianami jakie zaszły w przepisach podatkowych &lt;/p&gt;</text:p>
          </table:table-cell>
          <table:table-cell office:value-type="string" office:string-value="">
            <text:p/>
          </table:table-cell>
          <table:table-cell office:value-type="string" office:string-value="">
            <text:p/>
          </table:table-cell>
          <table:table-cell office:value-type="string" office:string-value="&lt;p&gt;Istnieje możliwość wykupienia dodatkowego noclegu. Prosimy o kontakt telefoniczny pod numer telefonu 32/203-41-75&lt;/p&gt;&#10;&lt;p&gt;- skrypt tematyczny&lt;/p&gt;&#10;&#10;&lt;p&gt;- notatnik&lt;/p&gt;&#10;&#10;&lt;p&gt;- długopis&lt;/p&gt;&#10;&#10;&lt;p&gt;- teczka&lt;/p&gt;&#10;&#10;&lt;p&gt;W cenie szkolenia doatkowo gwarantujemy nocleg oraz wyżywienie podczas 2 dni szkoleniowych&lt;/p&gt;">
            <text:p>&lt;p&gt;Istnieje możliwość wykupienia dodatkowego noclegu. Prosimy o kontakt telefoniczny pod numer telefonu 32/203-41-75&lt;/p&gt;
&lt;p&gt;- skrypt tematyczny&lt;/p&gt;

&lt;p&gt;- notatnik&lt;/p&gt;

&lt;p&gt;- długopis&lt;/p&gt;

&lt;p&gt;- teczka&lt;/p&gt;

&lt;p&gt;W cenie szkolenia doatkowo gwarantujemy nocleg oraz wyżywienie podczas 2 dni szkoleniowych&lt;/p&gt;</text:p>
          </table:table-cell>
          <table:table-cell office:value-type="string" office:string-value="">
            <text:p/>
          </table:table-cell>
          <table:table-cell office:value-type="string" office:string-value="">
            <text:p/>
          </table:table-cell>
          <table:table-cell office:value-type="float" office:value="125000.0">
            <text:p>125000.0</text:p>
          </table:table-cell>
          <table:table-cell office:value-type="float" office:value="125000.0">
            <text:p>125000.0</text:p>
          </table:table-cell>
          <table:table-cell office:value-type="float" office:value="7812">
            <text:p>7812</text:p>
          </table:table-cell>
          <table:table-cell office:value-type="float" office:value="7812">
            <text:p>7812</text:p>
          </table:table-cell>
          <table:table-cell office:value-type="boolean" office:boolean-value="false">
            <text:p>FALSE</text:p>
          </table:table-cell>
          <table:table-cell office:value-type="float" office:value="16">
            <text:p>16</text:p>
          </table:table-cell>
          <table:table-cell office:value-type="float" office:value="1">
            <text:p>1</text:p>
          </table:table-cell>
          <table:table-cell office:value-type="float" office:value="10.0">
            <text:p>10.0</text:p>
          </table:table-cell>
          <table:table-cell office:value-type="string" office:string-value="{&quot;idKraju&quot;: null, &quot;idUlicy&quot;: null, &quot;telefon&quot;: null, &quot;nazwaKraju&quot;: null, &quot;nazwaUlicy&quot;: &quot;Myczkowce&quot;, &quot;kodPocztowy&quot;: &quot;38-623&quot;, &quot;numerLokalu&quot;: null, &quot;numerBudynku&quot;: null, &quot;idWojewodztwa&quot;: 9, &quot;idMiejscowosci&quot;: null, &quot;nazwaWojewodztwa&quot;: &quot;podkarpackie&quot;, &quot;nazwaMiejscowosci&quot;: &quot;Myczkowce&quot;, &quot;dlugoscGeograficzna&quot;: null, &quot;szerokoscGeograficzna&quot;: null}">
            <text:p>{"idKraju": null, "idUlicy": null, "telefon": null, "nazwaKraju": null, "nazwaUlicy": "Myczkowce", "kodPocztowy": "38-623", "numerLokalu": null, "numerBudynku": null, "idWojewodztwa": 9, "idMiejscowosci": null, "nazwaWojewodztwa": "podkarpackie", "nazwaMiejscowosci": "Myczkowce", "dlugoscGeograficzna": null, "szerokoscGeograficzna": null}</text:p>
          </table:table-cell>
          <table:table-cell office:value-type="string" office:string-value="{&quot;id&quot;: 6571, &quot;logo&quot;: {&quot;url&quot;: &quot;https://uslugirozwojowe.parp.gov.pl/api/file/preview?token=%242a%2406%24%2FRKpuniGD%2FZoRNEiOtEDfu&quot;, &quot;nazwa&quot;: &quot;EFFEKT_Katowice_2017.png&quot;, &quot;rozszerzenie&quot;: null}, &quot;nazwa&quot;: &quot;EFFEKT SPÓŁKA Z OGRANICZONĄ ODPOWIEDZIALNOŚCIĄ&quot;}">
            <text:p>{"id": 6571, "logo": {"url": "https://uslugirozwojowe.parp.gov.pl/api/file/preview?token=%242a%2406%24%2FRKpuniGD%2FZoRNEiOtEDfu", "nazwa": "EFFEKT_Katowice_2017.png", "rozszerzenie": null}, "nazwa": "EFFEKT SPÓŁKA Z OGRANICZONĄ ODPOWIEDZIALNOŚCIĄ"}</text:p>
          </table:table-cell>
          <table:table-cell office:value-type="string" office:string-value="{&quot;email&quot;: &quot;biuro@effekt.biz.pl&quot;, &quot;telefon&quot;: &quot;322034175&quot;, &quot;zdjecie&quot;: null, &quot;imieNazwisko&quot;: &quot;Magdalena Marcelewicz&quot;}">
            <text:p>{"email": "biuro@effekt.biz.pl", "telefon": "322034175", "zdjecie": null, "imieNazwisko": "Magdalena Marcelewicz"}</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quot;Wi-fi&quot;: {&quot;idWarunkuLogistycznego&quot;: 1117, &quot;warunekLogistycznyUzytkownika&quot;: null, &quot;czyZdefiniowanyPrzezUzytkownika&quot;: false}, &quot;Klimatyzacja&quot;: {&quot;idWarunkuLogistycznego&quot;: 1116, &quot;warunekLogistycznyUzytkownika&quot;: null, &quot;czyZdefiniowanyPrzezUzytkownika&quot;: false}}">
            <text:p>{"Wi-fi": {"idWarunkuLogistycznego": 1117, "warunekLogistycznyUzytkownika": null, "czyZdefiniowanyPrzezUzytkownika": false}, "Klimatyzacja": {"idWarunkuLogistycznego": 1116, "warunekLogistycznyUzytkownika": null, "czyZdefiniowanyPrzezUzytkownika": false}}</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19, &quot;adres&quot;: {&quot;idKraju&quot;: null, &quot;idUlicy&quot;: null, &quot;telefon&quot;: null, &quot;nazwaKraju&quot;: null, &quot;nazwaUlicy&quot;: &quot;Myczkowce&quot;, &quot;kodPocztowy&quot;: &quot;38-623&quot;, &quot;numerLokalu&quot;: null, &quot;numerBudynku&quot;: null, &quot;idWojewodztwa&quot;: 9, &quot;idMiejscowosci&quot;: null, &quot;nazwaWojewodztwa&quot;: &quot;podkarpackie&quot;, &quot;nazwaMiejscowosci&quot;: &quot;Myczkowce&quot;, &quot;dlugoscGeograficzna&quot;: null, &quot;szerokoscGeograficzna&quot;: null}, &quot;numer&quot;: &quot;2016/11/02/6571/22619&quot;, &quot;ocena&quot;: {&quot;liczbaOcen&quot;: 0, &quot;sredniaZOcen&quot;: 0.0}, &quot;tytul&quot;: &quot;ABC PODATKU VAT&quot;, &quot;status&quot;: &quot;ZREALIZOWANA&quot;, &quot;efektUslugi&quot;: null, &quot;celBiznesowy&quot;: null, &quot;liczbaGodzin&quot;: 16, &quot;celEdukacyjny&quot;: &quot;Celem kursu jest przedstawienie zasad funkcjonowania podatku VAT w Polsce i UE oraz nabycie wiedzy i umiejętności w zakresie najnowszych zmian w podatku VAT.&quot;, &quot;dostawcaUslug&quot;: {&quot;id&quot;: 6571, &quot;logo&quot;: {&quot;url&quot;: &quot;https://uslugirozwojowe.parp.gov.pl/api/file/preview?token=%242a%2406%24%2FRKpuniGD%2FZoRNEiOtEDfu&quot;, &quot;nazwa&quot;: &quot;EFFEKT_Katowice_2017.png&quot;, &quot;rozszerzenie&quot;: null}, &quot;nazwa&quot;: &quot;EFFEKT SPÓŁKA Z OGRANICZONĄ ODPOWIEDZIALNOŚCIĄ&quot;}, &quot;grupaDocelowa&quot;: &quot;&lt;p&gt;Kurs przeznaczony jest dla wszystkich osób chcących zapoznać się z zasadami funkcjonowania podatku VAT oraz z wszelkimi zmianami w tym zakresie. Uczestnicy szkolenia poznają praktyczne aspekty zmian niekorzystnych dla podatnika czyli zmian związanych z ryzykiem podatkowym. Na szkoleniu będą poruszane również wszytki istotne zagadnienia, które pozwolą na poznanie podatku VAT od podstaw. Prezentowane będą również zagadnienia związane z zmianami jakie zaszły w przepisach podatkowych &lt;/p&gt;&quot;, &quot;kodyDostepowe&quot;: null, &quot;programUslugi&quot;: &quot;&lt;p&gt;&lt;strong&gt;Szczegółowy program do pbrania z http://www.effekt.biz.pl/kursy-i-szkolenia/abc-podatku-vat/&lt;/strong&gt;&lt;/p&gt;\n\n&lt;p&gt;&lt;strong&gt;Podstawy konstrukcyjne podatku VAT&lt;/strong&gt;&lt;/p&gt;\n\n&lt;ul&gt;&lt;li&gt;czy warto być czynnym podatnikiem podatku VAT?&lt;/li&gt;\n\t&lt;li&gt;podstawowe zasady rozliczania VAT – vat należny i naliczony&lt;/li&gt;\n\t&lt;li&gt;źródła prawa krajowego i unijnego&lt;/li&gt;\n\t&lt;li&gt;wykaz aktów prawnych regulujących podatek VAT&lt;/li&gt;\n&lt;/ul&gt;&lt;p&gt;&lt;strong&gt;Co podlega opodatkowaniu podatkiem VAT?&lt;/strong&gt;&lt;/p&gt;\n\n&lt;ul&gt;&lt;li&gt;wykaz czynności podlegających opodatkowaniu&lt;/li&gt;\n\t&lt;li&gt;czynności wyłączone z opodatkowania podatkiem VAT&lt;/li&gt;\n\t&lt;li&gt;odpłatna dostawa towarów i odpłatne świadczenie usług jako czynności podlegające VAT&lt;/li&gt;\n\t&lt;li&gt;kiedy nieodpłatna dostawa towarów i nieodpłatne świadczenie usług wywołują konieczność zapłaty podatku VAT?&lt;/li&gt;\n&lt;/ul&gt;&lt;p&gt;&lt;strong&gt;Kto jest zobowiązany do rozliczania podatku VAT?&lt;/strong&gt;&lt;/p&gt;\n\n&lt;ul&gt;&lt;li&gt;definicja podatnika&lt;/li&gt;\n\t&lt;li&gt;rodzaje podatników wg ustawy o VAT&lt;/li&gt;\n&lt;/ul&gt;&lt;p&gt;&lt;strong&gt;Obowiązek podatkowy&lt;/strong&gt;&lt;/p&gt;\n\n&lt;ul&gt;&lt;li&gt;co to jest moment powstania obowiązku podatkowego?&lt;/li&gt;\n\t&lt;li&gt;zasada ogólna powstawania obowiązku podatkowego&lt;/li&gt;\n\t&lt;li&gt;szczególne zasady powstania obowiązku podatkowego&lt;/li&gt;\n&lt;/ul&gt;&lt;p&gt;&lt;strong&gt;Podstawa opodatkowania podatkiem VAT&lt;/strong&gt;&lt;/p&gt;\n\n&lt;ul&gt;&lt;li&gt;kwoty stanowiące podstawę do naliczenia podatku VAT&lt;/li&gt;\n\t&lt;li&gt;jakich kwot nie wlicza się do podstawy opodatkowania?&lt;/li&gt;\n\t&lt;li&gt;zasady korygowania podstawy opodatkowania&lt;/li&gt;\n\t&lt;li&gt;zasady przeliczania podstawy opodatkowania wyrażonej w walucie&lt;/li&gt;\n&lt;/ul&gt;&lt;p&gt;&lt;strong&gt;Stawki podatku VAT&lt;/strong&gt;&lt;/p&gt;\n\n&lt;ul&gt;&lt;li&gt;wykaz aktualnych stawek podatku VAT&lt;/li&gt;\n\t&lt;li&gt;towary i usługi objęte stawkami obniżonymi&lt;/li&gt;\n&lt;/ul&gt;&lt;p&gt;&lt;strong&gt;Zwolnienia z VAT&lt;/strong&gt;&lt;/p&gt;\n\n&lt;ul&gt;&lt;li&gt;zwolnienia przedmiotowe a podmiotowe&lt;/li&gt;\n\t&lt;li&gt;katalog transakcji objętych zwolnieniem z VAT&lt;/li&gt;\n\t&lt;li&gt;warunki korzystania ze zwolnienia&lt;/li&gt;\n&lt;/ul&gt;&lt;p&gt;&lt;strong&gt;Odliczanie i zwrot podatku VAT&lt;/strong&gt;&lt;/p&gt;\n\n&lt;ul&gt;&lt;li&gt;kiedy powstaje prawo do odliczania podatku VAT?&lt;/li&gt;\n\t&lt;li&gt;odliczanie VAT od wydatków związanych z samochodami&lt;/li&gt;\n\t&lt;li&gt;ograniczenie prawa do odliczenia VAT od wydatków związanych z samochodami&lt;/li&gt;\n\t&lt;li&gt;warunki niezbędne do 100% odliczania podatku VAT od wydatków związanych z samochodami&lt;/li&gt;\n\t&lt;li&gt;kiedy podatnik może wystąpić o zwrot podatku?&lt;/li&gt;\n\t&lt;li&gt;w jakich terminach urząd skarbowy zwróci podatek VAT?&lt;/li&gt;\n\t&lt;li&gt;jakie warunki należy spełnić aby otrzymać zwrot podatku VAT?&lt;/li&gt;\n&lt;/ul&gt;&lt;p&gt;&lt;strong&gt;Fakturowanie&lt;/strong&gt;&lt;/p&gt;\n\n&lt;ul&gt;&lt;li&gt;podstawowe zasady wystawiania faktur&lt;/li&gt;\n\t&lt;li&gt;rodzaje faktur w obrocie gospodarczym, faktury elektroniczne&lt;/li&gt;\n\t&lt;li&gt;dane obowiązkowe i fakultatywne na fakturach&lt;/li&gt;\n\t&lt;li&gt;terminy wystawiania faktur jak korygować błędy w fakturach?&lt;/li&gt;\n&lt;/ul&gt;&lt;p&gt; &lt;/p&gt;\n\n&lt;p&gt; &lt;/p&gt;\n\n&lt;p&gt;TO SZKOLENIE JEST ORGANIZOWANE W RÓŻNYCH MIEJSCOWOŚCIACH - SPRAWDŹ TERMIN W KALENDARZU » NA NASZEJ STRONIE http://www.effekt.biz.pl/kalendarz-szkolen/#miasto=.lipiec&lt;/p&gt;\n\n&lt;p&gt;Szkolenie oferowane jest w wariancie szkoleń wyjazdowych. W kalendarzu szkoleń dostępnym na www.effekt.biz.pl/kalendarz-szkolen znajdą Państwo wszystkie terminy z zaznaczeniem miejscowości oraz hotelu w jakim odbywać się będzie szkolenie wraz z ofertą cenową. &lt;strong&gt;W celu dokonania rezerwacji miejsca prosimy o wypełnienie i odesłanie formularza zgłoszeniowego,&lt;br /&gt;\nw którym prosimy o czytelne zaznaczenie terminu oraz miejsca realizacji szkolenia.&lt;/strong&gt; Wszelkich informacji o szkoleniu udzielamy również telefonicznie pod numerem telefonu 32/203-41-75 lub mailowo pod adresem biuro@effekt.biz.pl&lt;/p&gt;\n\n&lt;p&gt;Zachęcamy do bieżącego sprawdzania również naszego fanpage dostępnego pod adresem www.facebook.com/Effekt.Katowice gdzie na bieżąco udostępniamy wszelkie promocje, informacje oraz wydarzenia.&lt;/p&gt;\n\n&lt;p&gt;&lt;strong&gt;*Istnieje możliwość wykupienia dodatkowego noclegu oraz całkowitej rezygnacji z noclegu, o szczegóły prosimy pytać pod nr tel. 32/203-41-75&lt;/strong&gt;&lt;/p&gt;&quot;, &quot;listaProjektow&quot;: [], &quot;idRodzajuUslugi&quot;: 144, &quot;kwalifikacjeKuz&quot;: [], &quot;osobaKontaktowa&quot;: {&quot;email&quot;: &quot;biuro@effekt.biz.pl&quot;, &quot;telefon&quot;: &quot;322034175&quot;, &quot;zdjecie&quot;: null, &quot;imieNazwisko&quot;: &quot;Magdalena Marcelewicz&quot;}, &quot;zakresUprawnien&quot;: null, &quot;efektyUczeniaSie&quot;: &quot;&lt;p&gt;Celem kursu jest przedstawienie zasad funkcjonowania podatku VAT w Polsce i UE oraz nabycie wiedzy i umiejętności w zakresie najnowszych zmian w podatku VAT.&lt;/p&gt;&quot;, &quot;inneKwalifikacje&quot;: [], &quot;cenaNettoZaUsluge&quot;: null, &quot;idKategoriiUslugi&quot;: 469, &quot;idKwalifikacjiKkz&quot;: null, &quot;idKwalifikacjiZrk&quot;: null, &quot;warunkiTechniczne&quot;: null, &quot;cenaBruttoZaUsluge&quot;: null, &quot;cenaNettoZaGodzine&quot;: 7812, &quot;idFormySwiadczenia&quot;: 1, &quot;idPodrodzajuUslugi&quot;: 145, &quot;warunkiLogistyczne&quot;: {&quot;Wi-fi&quot;: {&quot;idWarunkuLogistycznego&quot;: 1117, &quot;warunekLogistycznyUzytkownika&quot;: null, &quot;czyZdefiniowanyPrzezUzytkownika&quot;: false}, &quot;Klimatyzacja&quot;: {&quot;idWarunkuLogistycznego&quot;: 1116, &quot;warunekLogistycznyUzytkownika&quot;: null, &quot;czyZdefiniowanyPrzezUzytkownika&quot;: false}}, &quot;cenaBruttoZaGodzine&quot;: 7812, &quot;formyDofinansowania&quot;: [], &quot;informacjeDodatkowe&quot;: &quot;&lt;p&gt;Istnieje możliwość wykupienia dodatkowego noclegu. Prosimy o kontakt telefoniczny pod numer telefonu 32/203-41-75&lt;/p&gt;\n&lt;p&gt;- skrypt tematyczny&lt;/p&gt;\n\n&lt;p&gt;- notatnik&lt;/p&gt;\n\n&lt;p&gt;- długopis&lt;/p&gt;\n\n&lt;p&gt;- teczka&lt;/p&gt;\n\n&lt;p&gt;W cenie szkolenia doatkowo gwarantujemy nocleg oraz wyżywienie podczas 2 dni szkoleniowych&lt;/p&gt;&quot;, &quot;kosztWalidacjiNetto&quot;: null, &quot;warunkiUczestnictwa&quot;: null, &quot;idPodkategoriiUslugi&quot;: 476, &quot;kosztWalidacjiBrutto&quot;: null, &quot;cenaNettoZaUczestnika&quot;: 125000, &quot;dataRozpoczeciaUslugi&quot;: &quot;2017-10-02T00:00:00+02:00&quot;, &quot;dataZakonczeniaUslugi&quot;: &quot;2017-10-03T00:00:00+02:00&quot;, &quot;cenaBruttoZaUczestnika&quot;: 125000, &quot;czyUslugaDofinansowana&quot;: false, &quot;materialyDlaUczestnikow&quot;: null, &quot;kosztCertyfikowaniaNetto&quot;: null, &quot;czyCenaDotyczyCalejUslugi&quot;: false, &quot;dataZakonczeniaRekrutacji&quot;: &quot;2017-09-26T00:00:00+02:00&quot;, &quot;kosztCertyfikowaniaBrutto&quot;: null, &quot;minimalnaLiczbaUczestnikow&quot;: 1, &quot;szczegolyMiejscaRealizacji&quot;: &quot;HOTEL SOLINA ***Resort&amp;SPA&quot;, &quot;maksymalnaLiczbaUczestnikow&quot;: 10,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19, "adres": {"idKraju": null, "idUlicy": null, "telefon": null, "nazwaKraju": null, "nazwaUlicy": "Myczkowce", "kodPocztowy": "38-623", "numerLokalu": null, "numerBudynku": null, "idWojewodztwa": 9, "idMiejscowosci": null, "nazwaWojewodztwa": "podkarpackie", "nazwaMiejscowosci": "Myczkowce", "dlugoscGeograficzna": null, "szerokoscGeograficzna": null}, "numer": "2016/11/02/6571/22619", "ocena": {"liczbaOcen": 0, "sredniaZOcen": 0.0}, "tytul": "ABC PODATKU VAT", "status": "ZREALIZOWANA", "efektUslugi": null, "celBiznesowy": null, "liczbaGodzin": 16, "celEdukacyjny": "Celem kursu jest przedstawienie zasad funkcjonowania podatku VAT w Polsce i UE oraz nabycie wiedzy i umiejętności w zakresie najnowszych zmian w podatku VAT.", "dostawcaUslug": {"id": 6571, "logo": {"url": "https://uslugirozwojowe.parp.gov.pl/api/file/preview?token=%242a%2406%24%2FRKpuniGD%2FZoRNEiOtEDfu", "nazwa": "EFFEKT_Katowice_2017.png", "rozszerzenie": null}, "nazwa": "EFFEKT SPÓŁKA Z OGRANICZONĄ ODPOWIEDZIALNOŚCIĄ"}, "grupaDocelowa": "&lt;p&gt;Kurs przeznaczony jest dla wszystkich osób chcących zapoznać się z zasadami funkcjonowania podatku VAT oraz z wszelkimi zmianami w tym zakresie. Uczestnicy szkolenia poznają praktyczne aspekty zmian niekorzystnych dla podatnika czyli zmian związanych z ryzykiem podatkowym. Na szkoleniu będą poruszane również wszytki istotne zagadnienia, które pozwolą na poznanie podatku VAT od podstaw. Prezentowane będą również zagadnienia związane z zmianami jakie zaszły w przepisach podatkowych &lt;/p&gt;", "kodyDostepowe": null, "programUslugi": "&lt;p&gt;&lt;strong&gt;Szczegółowy program do pbrania z http://www.effekt.biz.pl/kursy-i-szkolenia/abc-podatku-vat/&lt;/strong&gt;&lt;/p&gt;\n\n&lt;p&gt;&lt;strong&gt;Podstawy konstrukcyjne podatku VAT&lt;/strong&gt;&lt;/p&gt;\n\n&lt;ul&gt;&lt;li&gt;czy warto być czynnym podatnikiem podatku VAT?&lt;/li&gt;\n\t&lt;li&gt;podstawowe zasady rozliczania VAT – vat należny i naliczony&lt;/li&gt;\n\t&lt;li&gt;źródła prawa krajowego i unijnego&lt;/li&gt;\n\t&lt;li&gt;wykaz aktów prawnych regulujących podatek VAT&lt;/li&gt;\n&lt;/ul&gt;&lt;p&gt;&lt;strong&gt;Co podlega opodatkowaniu podatkiem VAT?&lt;/strong&gt;&lt;/p&gt;\n\n&lt;ul&gt;&lt;li&gt;wykaz czynności podlegających opodatkowaniu&lt;/li&gt;\n\t&lt;li&gt;czynności wyłączone z opodatkowania podatkiem VAT&lt;/li&gt;\n\t&lt;li&gt;odpłatna dostawa towarów i odpłatne świadczenie usług jako czynności podlegające VAT&lt;/li&gt;\n\t&lt;li&gt;kiedy nieodpłatna dostawa towarów i nieodpłatne świadczenie usług wywołują konieczność zapłaty podatku VAT?&lt;/li&gt;\n&lt;/ul&gt;&lt;p&gt;&lt;strong&gt;Kto jest zobowiązany do rozliczania podatku VAT?&lt;/strong&gt;&lt;/p&gt;\n\n&lt;ul&gt;&lt;li&gt;definicja podatnika&lt;/li&gt;\n\t&lt;li&gt;rodzaje podatników wg ustawy o VAT&lt;/li&gt;\n&lt;/ul&gt;&lt;p&gt;&lt;strong&gt;Obowiązek podatkowy&lt;/strong&gt;&lt;/p&gt;\n\n&lt;ul&gt;&lt;li&gt;co to jest moment powstania obowiązku podatkowego?&lt;/li&gt;\n\t&lt;li&gt;zasada ogólna powstawania obowiązku podatkowego&lt;/li&gt;\n\t&lt;li&gt;szczególne zasady powstania obowiązku podatkowego&lt;/li&gt;\n&lt;/ul&gt;&lt;p&gt;&lt;strong&gt;Podstawa opodatkowania podatkiem VAT&lt;/strong&gt;&lt;/p&gt;\n\n&lt;ul&gt;&lt;li&gt;kwoty stanowiące podstawę do naliczenia podatku VAT&lt;/li&gt;\n\t&lt;li&gt;jakich kwot nie wlicza się do podstawy opodatkowania?&lt;/li&gt;\n\t&lt;li&gt;zasady korygowania podstawy opodatkowania&lt;/li&gt;\n\t&lt;li&gt;zasady przeliczania podstawy opodatkowania wyrażonej w walucie&lt;/li&gt;\n&lt;/ul&gt;&lt;p&gt;&lt;strong&gt;Stawki podatku VAT&lt;/strong&gt;&lt;/p&gt;\n\n&lt;ul&gt;&lt;li&gt;wykaz aktualnych stawek podatku VAT&lt;/li&gt;\n\t&lt;li&gt;towary i usługi objęte stawkami obniżonymi&lt;/li&gt;\n&lt;/ul&gt;&lt;p&gt;&lt;strong&gt;Zwolnienia z VAT&lt;/strong&gt;&lt;/p&gt;\n\n&lt;ul&gt;&lt;li&gt;zwolnienia przedmiotowe a podmiotowe&lt;/li&gt;\n\t&lt;li&gt;katalog transakcji objętych zwolnieniem z VAT&lt;/li&gt;\n\t&lt;li&gt;warunki korzystania ze zwolnienia&lt;/li&gt;\n&lt;/ul&gt;&lt;p&gt;&lt;strong&gt;Odliczanie i zwrot podatku VAT&lt;/strong&gt;&lt;/p&gt;\n\n&lt;ul&gt;&lt;li&gt;kiedy powstaje prawo do odliczania podatku VAT?&lt;/li&gt;\n\t&lt;li&gt;odliczanie VAT od wydatków związanych z samochodami&lt;/li&gt;\n\t&lt;li&gt;ograniczenie prawa do odliczenia VAT od wydatków związanych z samochodami&lt;/li&gt;\n\t&lt;li&gt;warunki niezbędne do 100% odliczania podatku VAT od wydatków związanych z samochodami&lt;/li&gt;\n\t&lt;li&gt;kiedy podatnik może wystąpić o zwrot podatku?&lt;/li&gt;\n\t&lt;li&gt;w jakich terminach urząd skarbowy zwróci podatek VAT?&lt;/li&gt;\n\t&lt;li&gt;jakie warunki należy spełnić aby otrzymać zwrot podatku VAT?&lt;/li&gt;\n&lt;/ul&gt;&lt;p&gt;&lt;strong&gt;Fakturowanie&lt;/strong&gt;&lt;/p&gt;\n\n&lt;ul&gt;&lt;li&gt;podstawowe zasady wystawiania faktur&lt;/li&gt;\n\t&lt;li&gt;rodzaje faktur w obrocie gospodarczym, faktury elektroniczne&lt;/li&gt;\n\t&lt;li&gt;dane obowiązkowe i fakultatywne na fakturach&lt;/li&gt;\n\t&lt;li&gt;terminy wystawiania faktur jak korygować błędy w fakturach?&lt;/li&gt;\n&lt;/ul&gt;&lt;p&gt; &lt;/p&gt;\n\n&lt;p&gt; &lt;/p&gt;\n\n&lt;p&gt;TO SZKOLENIE JEST ORGANIZOWANE W RÓŻNYCH MIEJSCOWOŚCIACH - SPRAWDŹ TERMIN W KALENDARZU » NA NASZEJ STRONIE http://www.effekt.biz.pl/kalendarz-szkolen/#miasto=.lipiec&lt;/p&gt;\n\n&lt;p&gt;Szkolenie oferowane jest w wariancie szkoleń wyjazdowych. W kalendarzu szkoleń dostępnym na www.effekt.biz.pl/kalendarz-szkolen znajdą Państwo wszystkie terminy z zaznaczeniem miejscowości oraz hotelu w jakim odbywać się będzie szkolenie wraz z ofertą cenową. &lt;strong&gt;W celu dokonania rezerwacji miejsca prosimy o wypełnienie i odesłanie formularza zgłoszeniowego,&lt;br /&gt;\nw którym prosimy o czytelne zaznaczenie terminu oraz miejsca realizacji szkolenia.&lt;/strong&gt; Wszelkich informacji o szkoleniu udzielamy również telefonicznie pod numerem telefonu 32/203-41-75 lub mailowo pod adresem biuro@effekt.biz.pl&lt;/p&gt;\n\n&lt;p&gt;Zachęcamy do bieżącego sprawdzania również naszego fanpage dostępnego pod adresem www.facebook.com/Effekt.Katowice gdzie na bieżąco udostępniamy wszelkie promocje, informacje oraz wydarzenia.&lt;/p&gt;\n\n&lt;p&gt;&lt;strong&gt;*Istnieje możliwość wykupienia dodatkowego noclegu oraz całkowitej rezygnacji z noclegu, o szczegóły prosimy pytać pod nr tel. 32/203-41-75&lt;/strong&gt;&lt;/p&gt;", "listaProjektow": [], "idRodzajuUslugi": 144, "kwalifikacjeKuz": [], "osobaKontaktowa": {"email": "biuro@effekt.biz.pl", "telefon": "322034175", "zdjecie": null, "imieNazwisko": "Magdalena Marcelewicz"}, "zakresUprawnien": null, "efektyUczeniaSie": "&lt;p&gt;Celem kursu jest przedstawienie zasad funkcjonowania podatku VAT w Polsce i UE oraz nabycie wiedzy i umiejętności w zakresie najnowszych zmian w podatku VAT.&lt;/p&gt;", "inneKwalifikacje": [], "cenaNettoZaUsluge": null, "idKategoriiUslugi": 469, "idKwalifikacjiKkz": null, "idKwalifikacjiZrk": null, "warunkiTechniczne": null, "cenaBruttoZaUsluge": null, "cenaNettoZaGodzine": 7812, "idFormySwiadczenia": 1, "idPodrodzajuUslugi": 145, "warunkiLogistyczne": {"Wi-fi": {"idWarunkuLogistycznego": 1117, "warunekLogistycznyUzytkownika": null, "czyZdefiniowanyPrzezUzytkownika": false}, "Klimatyzacja": {"idWarunkuLogistycznego": 1116, "warunekLogistycznyUzytkownika": null, "czyZdefiniowanyPrzezUzytkownika": false}}, "cenaBruttoZaGodzine": 7812, "formyDofinansowania": [], "informacjeDodatkowe": "&lt;p&gt;Istnieje możliwość wykupienia dodatkowego noclegu. Prosimy o kontakt telefoniczny pod numer telefonu 32/203-41-75&lt;/p&gt;\n&lt;p&gt;- skrypt tematyczny&lt;/p&gt;\n\n&lt;p&gt;- notatnik&lt;/p&gt;\n\n&lt;p&gt;- długopis&lt;/p&gt;\n\n&lt;p&gt;- teczka&lt;/p&gt;\n\n&lt;p&gt;W cenie szkolenia doatkowo gwarantujemy nocleg oraz wyżywienie podczas 2 dni szkoleniowych&lt;/p&gt;", "kosztWalidacjiNetto": null, "warunkiUczestnictwa": null, "idPodkategoriiUslugi": 476, "kosztWalidacjiBrutto": null, "cenaNettoZaUczestnika": 125000, "dataRozpoczeciaUslugi": "2017-10-02T00:00:00+02:00", "dataZakonczeniaUslugi": "2017-10-03T00:00:00+02:00", "cenaBruttoZaUczestnika": 125000, "czyUslugaDofinansowana": false, "materialyDlaUczestnikow": null, "kosztCertyfikowaniaNetto": null, "czyCenaDotyczyCalejUslugi": false, "dataZakonczeniaRekrutacji": "2017-09-26T00:00:00+02:00", "kosztCertyfikowaniaBrutto": null, "minimalnaLiczbaUczestnikow": 1, "szczegolyMiejscaRealizacji": "HOTEL SOLINA ***Resort&amp;SPA", "maksymalnaLiczbaUczestnikow": 10,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768472">
            <text:p>2025-12-16 15:54:06.768472</text:p>
          </table:table-cell>
          <table:table-cell office:value-type="string" office:string-value="2025-12-16 15:54:06.768472">
            <text:p>2025-12-16 15:54:06.768472</text:p>
          </table:table-cell>
        </table:table-row>
        <table:table-row>
          <table:table-cell office:value-type="float" office:value="22659">
            <text:p>22659</text:p>
          </table:table-cell>
          <table:table-cell office:value-type="string" office:string-value="2016/11/02/5743/22659">
            <text:p>2016/11/02/5743/22659</text:p>
          </table:table-cell>
          <table:table-cell office:value-type="string" office:string-value="Projektowanie 3D w programie Rhinoceros - stopień I">
            <text:p>Projektowanie 3D w programie Rhinoceros - stopień I</text:p>
          </table:table-cell>
          <table:table-cell office:value-type="string" office:string-value="ZREALIZOWANA">
            <text:p>ZREALIZOWANA</text:p>
          </table:table-cell>
          <table:table-cell office:value-type="string" office:string-value="2016-11-21 00:00:00">
            <text:p>2016-11-21 00:00:00</text:p>
          </table:table-cell>
          <table:table-cell office:value-type="string" office:string-value="2016-11-23 00:00:00">
            <text:p>2016-11-23 00:00:00</text:p>
          </table:table-cell>
          <table:table-cell office:value-type="string" office:string-value="2016-11-18 00:00:00">
            <text:p>2016-11-18 00:00:00</text:p>
          </table:table-cell>
          <table:table-cell office:value-type="float" office:value="479">
            <text:p>479</text:p>
          </table:table-cell>
          <table:table-cell office:value-type="float" office:value="543">
            <text:p>543</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Podczas 3 dni wykładów i ćwiczeń początkujący w świecie grafiki 3D użytkownik zdobędzie praktyczne umiejętności z zakresu projektowania przestrzennego w programie Rhinoceros.">
            <text:p>Podczas 3 dni wykładów i ćwiczeń początkujący w świecie grafiki 3D użytkownik zdobędzie praktyczne umiejętności z zakresu projektowania przestrzennego w programie Rhinoceros.</text:p>
          </table:table-cell>
          <table:table-cell office:value-type="string" office:string-value="">
            <text:p/>
          </table:table-cell>
          <table:table-cell office:value-type="string" office:string-value="">
            <text:p/>
          </table:table-cell>
          <table:table-cell office:value-type="string" office:string-value="&lt;p&gt;&lt;strong&gt;1. Wprowadzenie do modelowania przestrzennego i technologii NURBS&lt;/strong&gt;&lt;br /&gt;&#10;- Zapoznanie się z interfejsem użytkownika Rhino &lt;br /&gt;&#10;- Wiele sposobów na to samo &lt;br /&gt;&#10;- Jak działają polecenia i kiedy należy je potwierdzać &lt;br /&gt;&#10;- Nawigacja w programie - różne techniki i metody &lt;br /&gt;&#10;- Polecenia wieloetapowe &lt;br /&gt;&#10;- Polecenia kreatywne vs przekształcenia &lt;br /&gt;&#10;- Czy i jak da się przyspieszyć pracę w programie &lt;br /&gt;&#10;- Rodzaje reprezentacji geometrycznych modeli 3D &lt;br /&gt;&#10;- MESH vs NURBS &lt;br /&gt;&#10;- Dokładność pracy &lt;br /&gt;&#10;- Kształty 2D &lt;br /&gt;&#10;- Współrzędne, interwały, płaszczyzny robocze &lt;br /&gt;&#10;- System warstw &lt;br /&gt;&#10;- Obiekt i podobiekt &lt;br /&gt;&#10;- Pojęcie krawędzi (Edge) a krzywej tworzącej (Isoparms) &lt;br /&gt;&#10;- Rodzaje zapisu plików, import / eksport &lt;br /&gt;&#10;- Język pracy aplikacji, jego zmiana i dodanie nowego języka do programu &lt;br /&gt;&#10; &lt;br /&gt;&lt;strong&gt;2. Kreślenie i modelowanie precyzyjne&lt;/strong&gt; &lt;br /&gt;&#10;- Ciągłość geometryczna i jej rodzaje &lt;br /&gt;&#10;- Elipsy, okręgi, łuki, wielokąty oraz krzywe swobodne wszystkich typów &lt;br /&gt;&#10;- Kreślenie geometrii z użyciem różnego rodzaju układów współrzędnych: względnego, bezwzględnego oraz biegunowego &lt;br /&gt;&#10;- Kreślenie na wielu rzutniach &lt;br /&gt;&#10;- Podstawowe funkcje analityczne, mierzenie &lt;br /&gt;&#10;- Tryby wyświetlania i ich funkcje &lt;br /&gt;&#10;- Krzywe trójwymiarowe &lt;br /&gt;&#10;- Podstawowe chwytaki geometryczne (Osnaps) i ich funkcje &lt;br /&gt;&#10; &lt;br /&gt;&lt;strong&gt;3. Edycja obiektów i podstawowe przekształcenia &lt;/strong&gt;&lt;br /&gt;&#10;- Kontekstowość pracy w programie &lt;br /&gt;&#10;- Widzieć więcej znaczy zrobić szybciej &lt;br /&gt;&#10;- Zmiękczanie krawędzi a ciągłość geometryczna (Fillet, Chamfer, Blend) &lt;br /&gt;&#10;- Podstawowe rodziny funkcji wytłaczających (Extrude, Loft, Revolve) &lt;br /&gt;&#10;- Modelowanie z nagrywaniem historii &lt;br /&gt;&#10;- Podstawowe przekształcenia (przesuwanie, obracanie, skalowanie, odbicie lustrzane) &lt;br /&gt;&#10;- Kolorowy manipulator przekształceń (Gumball) i jego funkcje &lt;br /&gt;&#10;- Dystrybucja obiektów na innych obiektach (szyki, oplatanie orientacja) &lt;br /&gt;&#10;- Odsuwanie geometrii, nadawanie grubości &lt;br /&gt;&#10;- Operacje logiczne na krzywych i bryłach (scalanie, wiercenie i część wspólna) &lt;br /&gt;&#10;- Wydłużanie geometrii (Extend) &lt;br /&gt;&#10;- Przycinanie i rozdzielanie geometrii &lt;br /&gt;&#10;- Zakrywanie otworów płaskich i niepłaskich &lt;br /&gt;&#10; &lt;br /&gt;&lt;strong&gt;5. Średniozaawansowane techniki tworzenia geometrii &lt;/strong&gt; &lt;br /&gt;&#10;- Sposób myślenia w kategoriach geometrii NURBS &lt;br /&gt;&#10;- Krzywe swobodne (freeform curves) - rola, budowa, rodzaje, ważne cechy &lt;br /&gt;&#10;- Punkty kontrolne na krzywych i powierzchniach &lt;br /&gt;&#10;- UVN – nowy, potężny w możliwości układ współrzędnych &lt;br /&gt;&#10;- Kształty organiczne &lt;br /&gt;&#10;- Przebudowa krzywych i powierzchni &lt;br /&gt;&#10;- Rodzina funkcji tworzących krzywe z różnych obiektów &lt;br /&gt;&#10;- Szybka dokumentacja techniczna &lt;br /&gt;&#10;- Podstawy wymiarowania &lt;br /&gt;&#10;- Co zrobić, aby mieć pewność, że nasz model bez problemu wydrukuje się na drukarce 3D lub frezarce CNC &lt;br /&gt;&#10; &lt;br /&gt;&lt;strong&gt;6. Zaawansowane techniki tworzenia powierzchni &lt;/strong&gt; &lt;br /&gt;&#10;- Pojęcie i rola bryły w Rhino &lt;br /&gt;&#10;- Edycja brył  &lt;br /&gt;&#10;- Wytłaczanie po ścieżkach (Rail Revolve, Sweeps, Curve Network) &lt;br /&gt;&#10;- Zaawansowane, ale praktyczne zastosowanie ciągłości geometrycznych &lt;br /&gt;&#10; &lt;br /&gt;&lt;strong&gt;7. Projekty praktyczne &lt;/strong&gt;&lt;br /&gt;&#10;- Modelowanie słuchawki telefonicznej (przygotowane wcześniej i odpowiednio ustawione szkice profili) &lt;br /&gt;&#10;- Modelowanie młotka (przygotowana wcześniej płaska geometria robocza) &lt;br /&gt;&#10;- Modelowanie butelki z gwintem (modelowanie od zera) &lt;br /&gt;&#10; &lt;br /&gt;&lt;strong&gt;8. Podstawy wizualizacji &lt;/strong&gt;&lt;br /&gt;&#10;- Rodzaje silników renderujących dostępnych do Rhinoceros i ich generacje &lt;br /&gt;&#10;- Materiały a oświetlenie &lt;br /&gt;&#10;- Jaką geometrię &quot;lubi&quot; wizualizacja &lt;br /&gt;&#10;- Tekstury i inne mapy, mapowanie tekstur &lt;br /&gt;&#10;- Fotorealizm we wbudowanym silniku renderującym w Rhino.&lt;/p&gt;">
            <text:p>&lt;p&gt;&lt;strong&gt;1. Wprowadzenie do modelowania przestrzennego i technologii NURBS&lt;/strong&gt;&lt;br /&gt;
- Zapoznanie się z interfejsem użytkownika Rhino &lt;br /&gt;
- Wiele sposobów na to samo &lt;br /&gt;
- Jak działają polecenia i kiedy należy je potwierdzać &lt;br /&gt;
- Nawigacja w programie - różne techniki i metody &lt;br /&gt;
- Polecenia wieloetapowe &lt;br /&gt;
- Polecenia kreatywne vs przekształcenia &lt;br /&gt;
- Czy i jak da się przyspieszyć pracę w programie &lt;br /&gt;
- Rodzaje reprezentacji geometrycznych modeli 3D &lt;br /&gt;
- MESH vs NURBS &lt;br /&gt;
- Dokładność pracy &lt;br /&gt;
- Kształty 2D &lt;br /&gt;
- Współrzędne, interwały, płaszczyzny robocze &lt;br /&gt;
- System warstw &lt;br /&gt;
- Obiekt i podobiekt &lt;br /&gt;
- Pojęcie krawędzi (Edge) a krzywej tworzącej (Isoparms) &lt;br /&gt;
- Rodzaje zapisu plików, import / eksport &lt;br /&gt;
- Język pracy aplikacji, jego zmiana i dodanie nowego języka do programu &lt;br /&gt;
 &lt;br /&gt;&lt;strong&gt;2. Kreślenie i modelowanie precyzyjne&lt;/strong&gt; &lt;br /&gt;
- Ciągłość geometryczna i jej rodzaje &lt;br /&gt;
- Elipsy, okręgi, łuki, wielokąty oraz krzywe swobodne wszystkich typów &lt;br /&gt;
- Kreślenie geometrii z użyciem różnego rodzaju układów współrzędnych: względnego, bezwzględnego oraz biegunowego &lt;br /&gt;
- Kreślenie na wielu rzutniach &lt;br /&gt;
- Podstawowe funkcje analityczne, mierzenie &lt;br /&gt;
- Tryby wyświetlania i ich funkcje &lt;br /&gt;
- Krzywe trójwymiarowe &lt;br /&gt;
- Podstawowe chwytaki geometryczne (Osnaps) i ich funkcje &lt;br /&gt;
 &lt;br /&gt;&lt;strong&gt;3. Edycja obiektów i podstawowe przekształcenia &lt;/strong&gt;&lt;br /&gt;
- Kontekstowość pracy w programie &lt;br /&gt;
- Widzieć więcej znaczy zrobić szybciej &lt;br /&gt;
- Zmiękczanie krawędzi a ciągłość geometryczna (Fillet, Chamfer, Blend) &lt;br /&gt;
- Podstawowe rodziny funkcji wytłaczających (Extrude, Loft, Revolve) &lt;br /&gt;
- Modelowanie z nagrywaniem historii &lt;br /&gt;
- Podstawowe przekształcenia (przesuwanie, obracanie, skalowanie, odbicie lustrzane) &lt;br /&gt;
- Kolorowy manipulator przekształceń (Gumball) i jego funkcje &lt;br /&gt;
- Dystrybucja obiektów na innych obiektach (szyki, oplatanie orientacja) &lt;br /&gt;
- Odsuwanie geometrii, nadawanie grubości &lt;br /&gt;
- Operacje logiczne na krzywych i bryłach (scalanie, wiercenie i część wspólna) &lt;br /&gt;
- Wydłużanie geometrii (Extend) &lt;br /&gt;
- Przycinanie i rozdzielanie geometrii &lt;br /&gt;
- Zakrywanie otworów płaskich i niepłaskich &lt;br /&gt;
 &lt;br /&gt;&lt;strong&gt;5. Średniozaawansowane techniki tworzenia geometrii &lt;/strong&gt; &lt;br /&gt;
- Sposób myślenia w kategoriach geometrii NURBS &lt;br /&gt;
- Krzywe swobodne (freeform curves) - rola, budowa, rodzaje, ważne cechy &lt;br /&gt;
- Punkty kontrolne na krzywych i powierzchniach &lt;br /&gt;
- UVN – nowy, potężny w możliwości układ współrzędnych &lt;br /&gt;
- Kształty organiczne &lt;br /&gt;
- Przebudowa krzywych i powierzchni &lt;br /&gt;
- Rodzina funkcji tworzących krzywe z różnych obiektów &lt;br /&gt;
- Szybka dokumentacja techniczna &lt;br /&gt;
- Podstawy wymiarowania &lt;br /&gt;
- Co zrobić, aby mieć pewność, że nasz model bez problemu wydrukuje się na drukarce 3D lub frezarce CNC &lt;br /&gt;
 &lt;br /&gt;&lt;strong&gt;6. Zaawansowane techniki tworzenia powierzchni &lt;/strong&gt; &lt;br /&gt;
- Pojęcie i rola bryły w Rhino &lt;br /&gt;
- Edycja brył  &lt;br /&gt;
- Wytłaczanie po ścieżkach (Rail Revolve, Sweeps, Curve Network) &lt;br /&gt;
- Zaawansowane, ale praktyczne zastosowanie ciągłości geometrycznych &lt;br /&gt;
 &lt;br /&gt;&lt;strong&gt;7. Projekty praktyczne &lt;/strong&gt;&lt;br /&gt;
- Modelowanie słuchawki telefonicznej (przygotowane wcześniej i odpowiednio ustawione szkice profili) &lt;br /&gt;
- Modelowanie młotka (przygotowana wcześniej płaska geometria robocza) &lt;br /&gt;
- Modelowanie butelki z gwintem (modelowanie od zera) &lt;br /&gt;
 &lt;br /&gt;&lt;strong&gt;8. Podstawy wizualizacji &lt;/strong&gt;&lt;br /&gt;
- Rodzaje silników renderujących dostępnych do Rhinoceros i ich generacje &lt;br /&gt;
- Materiały a oświetlenie &lt;br /&gt;
- Jaką geometrię "lubi" wizualizacja &lt;br /&gt;
- Tekstury i inne mapy, mapowanie tekstur &lt;br /&gt;
- Fotorealizm we wbudowanym silniku renderującym w Rhino.&lt;/p&gt;</text:p>
          </table:table-cell>
          <table:table-cell office:value-type="string" office:string-value="&lt;p&gt;Szkolenie szczególnie polecamy projektantom architektury, biżuterii,  statków/jachtów, tapicerom, modelarzom, osobom zajmującym się wzornictwem przemysłowym, projektantom form przemysłowych oraz osobom przygotowującym projekty pod druk 3D i maszyny CAM/CNC.&lt;/p&gt;">
            <text:p>&lt;p&gt;Szkolenie szczególnie polecamy projektantom architektury, biżuterii,  statków/jachtów, tapicerom, modelarzom, osobom zajmującym się wzornictwem przemysłowym, projektantom form przemysłowych oraz osobom przygotowującym projekty pod druk 3D i maszyny CAM/CNC.&lt;/p&gt;</text:p>
          </table:table-cell>
          <table:table-cell office:value-type="string" office:string-value="&lt;p&gt;Aby odbyć kurs niezbędna jest jedynie umiejętność obsługi sytemu Windows, ze szczególnym uwzględnieniem sprawnego posługiwania się myszką. Doświadczenie z innych aplikacji 2D lub 3D w rysowaniu, kreśleniu lub modelowaniu jest pomocne, ale nie wymagane.&lt;/p&gt;&#10;&#10;&lt;p&gt; &lt;/p&gt;">
            <text:p>&lt;p&gt;Aby odbyć kurs niezbędna jest jedynie umiejętność obsługi sytemu Windows, ze szczególnym uwzględnieniem sprawnego posługiwania się myszką. Doświadczenie z innych aplikacji 2D lub 3D w rysowaniu, kreśleniu lub modelowaniu jest pomocne, ale nie wymagane.&lt;/p&gt;

&lt;p&gt; &lt;/p&gt;</text:p>
          </table:table-cell>
          <table:table-cell office:value-type="string" office:string-value="">
            <text:p/>
          </table:table-cell>
          <table:table-cell office:value-type="string" office:string-value="&lt;p&gt;Zajęcia odbywają się w godzinach 9-17 w naszym Autoryzowanym Centrum Szkoleniowym w Szczecinie oraz w Gdyni. Zajęcia prowadzi doświadczony, autoryzowany Instruktor Rhinoceros w Polsce.&lt;br /&gt;&#10;Kursantom zapewniamy serwis kawowy oraz komputer przenośny z manipulatorem na czas trwania szkolenia.&lt;/p&gt;&#10;1.  Zaświadczenie o ukończeniu szkolenia zgodne z Rozporządzeniem Ministra Edukacji Narodowej z dnia 11 stycznia 2012 r. w sprawie kształcenia ustawicznego w formach pozaszkolnych (Dz.U. 2012 poz. 186),&#10;2. Dwujęzyczny, wydawany w jęz. polskim i angielskim Certyfikat ukończenia szkolenia honorowany w Polsce i na świecie.&#10;&lt;p&gt;Kursanci otrzymują obszerne materiały szkoleniowe w języku polskim, tj. podręcznik do danego modułu szkolenia będący jednocześnie zeszytem ćwiczeń i notatnikiem.&lt;/p&gt;">
            <text:p>&lt;p&gt;Zajęcia odbywają się w godzinach 9-17 w naszym Autoryzowanym Centrum Szkoleniowym w Szczecinie oraz w Gdyni. Zajęcia prowadzi doświadczony, autoryzowany Instruktor Rhinoceros w Polsce.&lt;br /&gt;
Kursantom zapewniamy serwis kawowy oraz komputer przenośny z manipulatorem na czas trwania szkolenia.&lt;/p&gt;
1.  Zaświadczenie o ukończeniu szkolenia zgodne z Rozporządzeniem Ministra Edukacji Narodowej z dnia 11 stycznia 2012 r. w sprawie kształcenia ustawicznego w formach pozaszkolnych (Dz.U. 2012 poz. 186),
2. Dwujęzyczny, wydawany w jęz. polskim i angielskim Certyfikat ukończenia szkolenia honorowany w Polsce i na świecie.
&lt;p&gt;Kursanci otrzymują obszerne materiały szkoleniowe w języku polskim, tj. podręcznik do danego modułu szkolenia będący jednocześnie zeszytem ćwiczeń i notatnikiem.&lt;/p&gt;</text:p>
          </table:table-cell>
          <table:table-cell office:value-type="string" office:string-value="">
            <text:p/>
          </table:table-cell>
          <table:table-cell office:value-type="string" office:string-value="">
            <text:p/>
          </table:table-cell>
          <table:table-cell office:value-type="float" office:value="195569.0">
            <text:p>195569.0</text:p>
          </table:table-cell>
          <table:table-cell office:value-type="float" office:value="159000.0">
            <text:p>159000.0</text:p>
          </table:table-cell>
          <table:table-cell office:value-type="float" office:value="8148">
            <text:p>8148</text:p>
          </table:table-cell>
          <table:table-cell office:value-type="float" office:value="6625">
            <text:p>6625</text:p>
          </table:table-cell>
          <table:table-cell office:value-type="boolean" office:boolean-value="false">
            <text:p>FALSE</text:p>
          </table:table-cell>
          <table:table-cell office:value-type="float" office:value="24">
            <text:p>24</text:p>
          </table:table-cell>
          <table:table-cell office:value-type="float" office:value="1">
            <text:p>1</text:p>
          </table:table-cell>
          <table:table-cell office:value-type="float" office:value="6.0">
            <text:p>6.0</text:p>
          </table:table-cell>
          <table:table-cell office:value-type="string" office:string-value="{&quot;idKraju&quot;: 209, &quot;idUlicy&quot;: 54427, &quot;telefon&quot;: null, &quot;nazwaKraju&quot;: &quot;Polska&quot;, &quot;nazwaUlicy&quot;: &quot;al. Zwycięstwa&quot;, &quot;kodPocztowy&quot;: null, &quot;numerLokalu&quot;: null, &quot;numerBudynku&quot;: &quot;96/98&quot;, &quot;idWojewodztwa&quot;: 11, &quot;idMiejscowosci&quot;: 88425, &quot;nazwaWojewodztwa&quot;: &quot;pomorskie&quot;, &quot;nazwaMiejscowosci&quot;: &quot;Gdynia&quot;, &quot;dlugoscGeograficzna&quot;: null, &quot;szerokoscGeograficzna&quot;: null}">
            <text:p>{"idKraju": 209, "idUlicy": 54427, "telefon": null, "nazwaKraju": "Polska", "nazwaUlicy": "al. Zwycięstwa", "kodPocztowy": null, "numerLokalu": null, "numerBudynku": "96/98", "idWojewodztwa": 11, "idMiejscowosci": 88425, "nazwaWojewodztwa": "pomorskie", "nazwaMiejscowosci": "Gdynia", "dlugoscGeograficzna": null, "szerokoscGeograficzna": null}</text:p>
          </table:table-cell>
          <table:table-cell office:value-type="string" office:string-value="{&quot;id&quot;: 5743, &quot;logo&quot;: {&quot;url&quot;: &quot;https://uslugirozwojowe.parp.gov.pl/api/file/preview?token=%242a%2406%24g8W%2FAQ9m%2FzW2FS3jnDqMNO&quot;, &quot;nazwa&quot;: &quot;logo_bardins_pion_2.jpg&quot;, &quot;rozszerzenie&quot;: null}, &quot;nazwa&quot;: &quot;Bardins Sp. z o.o.&quot;}">
            <text:p>{"id": 5743, "logo": {"url": "https://uslugirozwojowe.parp.gov.pl/api/file/preview?token=%242a%2406%24g8W%2FAQ9m%2FzW2FS3jnDqMNO", "nazwa": "logo_bardins_pion_2.jpg", "rozszerzenie": null}, "nazwa": "Bardins Sp. z o.o."}</text:p>
          </table:table-cell>
          <table:table-cell office:value-type="string" office:string-value="{&quot;email&quot;: &quot;ela@bardins.pl&quot;, &quot;telefon&quot;: &quot;+48914201090&quot;, &quot;zdjecie&quot;: null, &quot;imieNazwisko&quot;: &quot;Ela Burzyńska&quot;}">
            <text:p>{"email": "ela@bardins.pl", "telefon": "+48914201090", "zdjecie": null, "imieNazwisko": "Ela Burzyń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59, &quot;adres&quot;: {&quot;idKraju&quot;: 209, &quot;idUlicy&quot;: 54427, &quot;telefon&quot;: null, &quot;nazwaKraju&quot;: &quot;Polska&quot;, &quot;nazwaUlicy&quot;: &quot;al. Zwycięstwa&quot;, &quot;kodPocztowy&quot;: null, &quot;numerLokalu&quot;: null, &quot;numerBudynku&quot;: &quot;96/98&quot;, &quot;idWojewodztwa&quot;: 11, &quot;idMiejscowosci&quot;: 88425, &quot;nazwaWojewodztwa&quot;: &quot;pomorskie&quot;, &quot;nazwaMiejscowosci&quot;: &quot;Gdynia&quot;, &quot;dlugoscGeograficzna&quot;: null, &quot;szerokoscGeograficzna&quot;: null}, &quot;numer&quot;: &quot;2016/11/02/5743/22659&quot;, &quot;ocena&quot;: {&quot;liczbaOcen&quot;: 0, &quot;sredniaZOcen&quot;: 0.0}, &quot;tytul&quot;: &quot;Projektowanie 3D w programie Rhinoceros - stopień I&quot;, &quot;status&quot;: &quot;ZREALIZOWANA&quot;, &quot;efektUslugi&quot;: null, &quot;celBiznesowy&quot;: null, &quot;liczbaGodzin&quot;: 24, &quot;celEdukacyjny&quot;: &quot;Podczas 3 dni wykładów i ćwiczeń początkujący w świecie grafiki 3D użytkownik zdobędzie praktyczne umiejętności z zakresu projektowania przestrzennego w programie Rhinoceros.&quot;, &quot;dostawcaUslug&quot;: {&quot;id&quot;: 5743, &quot;logo&quot;: {&quot;url&quot;: &quot;https://uslugirozwojowe.parp.gov.pl/api/file/preview?token=%242a%2406%24g8W%2FAQ9m%2FzW2FS3jnDqMNO&quot;, &quot;nazwa&quot;: &quot;logo_bardins_pion_2.jpg&quot;, &quot;rozszerzenie&quot;: null}, &quot;nazwa&quot;: &quot;Bardins Sp. z o.o.&quot;}, &quot;grupaDocelowa&quot;: &quot;&lt;p&gt;Szkolenie szczególnie polecamy projektantom architektury, biżuterii,  statków/jachtów, tapicerom, modelarzom, osobom zajmującym się wzornictwem przemysłowym, projektantom form przemysłowych oraz osobom przygotowującym projekty pod druk 3D i maszyny CAM/CNC.&lt;/p&gt;&quot;, &quot;kodyDostepowe&quot;: null, &quot;programUslugi&quot;: &quot;&lt;p&gt;&lt;strong&gt;1. Wprowadzenie do modelowania przestrzennego i technologii NURBS&lt;/strong&gt;&lt;br /&gt;\n- Zapoznanie się z interfejsem użytkownika Rhino &lt;br /&gt;\n- Wiele sposobów na to samo &lt;br /&gt;\n- Jak działają polecenia i kiedy należy je potwierdzać &lt;br /&gt;\n- Nawigacja w programie - różne techniki i metody &lt;br /&gt;\n- Polecenia wieloetapowe &lt;br /&gt;\n- Polecenia kreatywne vs przekształcenia &lt;br /&gt;\n- Czy i jak da się przyspieszyć pracę w programie &lt;br /&gt;\n- Rodzaje reprezentacji geometrycznych modeli 3D &lt;br /&gt;\n- MESH vs NURBS &lt;br /&gt;\n- Dokładność pracy &lt;br /&gt;\n- Kształty 2D &lt;br /&gt;\n- Współrzędne, interwały, płaszczyzny robocze &lt;br /&gt;\n- System warstw &lt;br /&gt;\n- Obiekt i podobiekt &lt;br /&gt;\n- Pojęcie krawędzi (Edge) a krzywej tworzącej (Isoparms) &lt;br /&gt;\n- Rodzaje zapisu plików, import / eksport &lt;br /&gt;\n- Język pracy aplikacji, jego zmiana i dodanie nowego języka do programu &lt;br /&gt;\n &lt;br /&gt;&lt;strong&gt;2. Kreślenie i modelowanie precyzyjne&lt;/strong&gt; &lt;br /&gt;\n- Ciągłość geometryczna i jej rodzaje &lt;br /&gt;\n- Elipsy, okręgi, łuki, wielokąty oraz krzywe swobodne wszystkich typów &lt;br /&gt;\n- Kreślenie geometrii z użyciem różnego rodzaju układów współrzędnych: względnego, bezwzględnego oraz biegunowego &lt;br /&gt;\n- Kreślenie na wielu rzutniach &lt;br /&gt;\n- Podstawowe funkcje analityczne, mierzenie &lt;br /&gt;\n- Tryby wyświetlania i ich funkcje &lt;br /&gt;\n- Krzywe trójwymiarowe &lt;br /&gt;\n- Podstawowe chwytaki geometryczne (Osnaps) i ich funkcje &lt;br /&gt;\n &lt;br /&gt;&lt;strong&gt;3. Edycja obiektów i podstawowe przekształcenia &lt;/strong&gt;&lt;br /&gt;\n- Kontekstowość pracy w programie &lt;br /&gt;\n- Widzieć więcej znaczy zrobić szybciej &lt;br /&gt;\n- Zmiękczanie krawędzi a ciągłość geometryczna (Fillet, Chamfer, Blend) &lt;br /&gt;\n- Podstawowe rodziny funkcji wytłaczających (Extrude, Loft, Revolve) &lt;br /&gt;\n- Modelowanie z nagrywaniem historii &lt;br /&gt;\n- Podstawowe przekształcenia (przesuwanie, obracanie, skalowanie, odbicie lustrzane) &lt;br /&gt;\n- Kolorowy manipulator przekształceń (Gumball) i jego funkcje &lt;br /&gt;\n- Dystrybucja obiektów na innych obiektach (szyki, oplatanie orientacja) &lt;br /&gt;\n- Odsuwanie geometrii, nadawanie grubości &lt;br /&gt;\n- Operacje logiczne na krzywych i bryłach (scalanie, wiercenie i część wspólna) &lt;br /&gt;\n- Wydłużanie geometrii (Extend) &lt;br /&gt;\n- Przycinanie i rozdzielanie geometrii &lt;br /&gt;\n- Zakrywanie otworów płaskich i niepłaskich &lt;br /&gt;\n &lt;br /&gt;&lt;strong&gt;5. Średniozaawansowane techniki tworzenia geometrii &lt;/strong&gt; &lt;br /&gt;\n- Sposób myślenia w kategoriach geometrii NURBS &lt;br /&gt;\n- Krzywe swobodne (freeform curves) - rola, budowa, rodzaje, ważne cechy &lt;br /&gt;\n- Punkty kontrolne na krzywych i powierzchniach &lt;br /&gt;\n- UVN – nowy, potężny w możliwości układ współrzędnych &lt;br /&gt;\n- Kształty organiczne &lt;br /&gt;\n- Przebudowa krzywych i powierzchni &lt;br /&gt;\n- Rodzina funkcji tworzących krzywe z różnych obiektów &lt;br /&gt;\n- Szybka dokumentacja techniczna &lt;br /&gt;\n- Podstawy wymiarowania &lt;br /&gt;\n- Co zrobić, aby mieć pewność, że nasz model bez problemu wydrukuje się na drukarce 3D lub frezarce CNC &lt;br /&gt;\n &lt;br /&gt;&lt;strong&gt;6. Zaawansowane techniki tworzenia powierzchni &lt;/strong&gt; &lt;br /&gt;\n- Pojęcie i rola bryły w Rhino &lt;br /&gt;\n- Edycja brył  &lt;br /&gt;\n- Wytłaczanie po ścieżkach (Rail Revolve, Sweeps, Curve Network) &lt;br /&gt;\n- Zaawansowane, ale praktyczne zastosowanie ciągłości geometrycznych &lt;br /&gt;\n &lt;br /&gt;&lt;strong&gt;7. Projekty praktyczne &lt;/strong&gt;&lt;br /&gt;\n- Modelowanie słuchawki telefonicznej (przygotowane wcześniej i odpowiednio ustawione szkice profili) &lt;br /&gt;\n- Modelowanie młotka (przygotowana wcześniej płaska geometria robocza) &lt;br /&gt;\n- Modelowanie butelki z gwintem (modelowanie od zera) &lt;br /&gt;\n &lt;br /&gt;&lt;strong&gt;8. Podstawy wizualizacji &lt;/strong&gt;&lt;br /&gt;\n- Rodzaje silników renderujących dostępnych do Rhinoceros i ich generacje &lt;br /&gt;\n- Materiały a oświetlenie &lt;br /&gt;\n- Jaką geometrię \&quot;lubi\&quot; wizualizacja &lt;br /&gt;\n- Tekstury i inne mapy, mapowanie tekstur &lt;br /&gt;\n- Fotorealizm we wbudowanym silniku renderującym w Rhino.&lt;/p&gt;&quot;, &quot;listaProjektow&quot;: [], &quot;idRodzajuUslugi&quot;: 144, &quot;kwalifikacjeKuz&quot;: [], &quot;osobaKontaktowa&quot;: {&quot;email&quot;: &quot;ela@bardins.pl&quot;, &quot;telefon&quot;: &quot;+48914201090&quot;, &quot;zdjecie&quot;: null, &quot;imieNazwisko&quot;: &quot;Ela Burzyńska&quot;}, &quot;zakresUprawnien&quot;: null, &quot;efektyUczeniaSie&quot;: null, &quot;inneKwalifikacje&quot;: [], &quot;cenaNettoZaUsluge&quot;: null, &quot;idKategoriiUslugi&quot;: 479, &quot;idKwalifikacjiKkz&quot;: null, &quot;idKwalifikacjiZrk&quot;: null, &quot;warunkiTechniczne&quot;: null, &quot;cenaBruttoZaUsluge&quot;: null, &quot;cenaNettoZaGodzine&quot;: 6625, &quot;idFormySwiadczenia&quot;: 1, &quot;idPodrodzajuUslugi&quot;: 145, &quot;warunkiLogistyczne&quot;: [], &quot;cenaBruttoZaGodzine&quot;: 8148, &quot;formyDofinansowania&quot;: [], &quot;informacjeDodatkowe&quot;: &quot;&lt;p&gt;Zajęcia odbywają się w godzinach 9-17 w naszym Autoryzowanym Centrum Szkoleniowym w Szczecinie oraz w Gdyni. Zajęcia prowadzi doświadczony, autoryzowany Instruktor Rhinoceros w Polsce.&lt;br /&gt;\nKursantom zapewniamy serwis kawowy oraz komputer przenośny z manipulatorem na czas trwania szkolenia.&lt;/p&gt;\n1.  Zaświadczenie o ukończeniu szkolenia zgodne z Rozporządzeniem Ministra Edukacji Narodowej z dnia 11 stycznia 2012 r. w sprawie kształcenia ustawicznego w formach pozaszkolnych (Dz.U. 2012 poz. 186),\n2. Dwujęzyczny, wydawany w jęz. polskim i angielskim Certyfikat ukończenia szkolenia honorowany w Polsce i na świecie.\n&lt;p&gt;Kursanci otrzymują obszerne materiały szkoleniowe w języku polskim, tj. podręcznik do danego modułu szkolenia będący jednocześnie zeszytem ćwiczeń i notatnikiem.&lt;/p&gt;&quot;, &quot;kosztWalidacjiNetto&quot;: null, &quot;warunkiUczestnictwa&quot;: &quot;&lt;p&gt;Aby odbyć kurs niezbędna jest jedynie umiejętność obsługi sytemu Windows, ze szczególnym uwzględnieniem sprawnego posługiwania się myszką. Doświadczenie z innych aplikacji 2D lub 3D w rysowaniu, kreśleniu lub modelowaniu jest pomocne, ale nie wymagane.&lt;/p&gt;\n\n&lt;p&gt; &lt;/p&gt;&quot;, &quot;idPodkategoriiUslugi&quot;: 543, &quot;kosztWalidacjiBrutto&quot;: null, &quot;cenaNettoZaUczestnika&quot;: 159000, &quot;dataRozpoczeciaUslugi&quot;: &quot;2016-11-21T00:00:00+01:00&quot;, &quot;dataZakonczeniaUslugi&quot;: &quot;2016-11-23T00:00:00+01:00&quot;, &quot;cenaBruttoZaUczestnika&quot;: 195569, &quot;czyUslugaDofinansowana&quot;: false, &quot;materialyDlaUczestnikow&quot;: null, &quot;kosztCertyfikowaniaNetto&quot;: null, &quot;czyCenaDotyczyCalejUslugi&quot;: false, &quot;dataZakonczeniaRekrutacji&quot;: &quot;2016-11-18T00:00:00+01:00&quot;, &quot;kosztCertyfikowaniaBrutto&quot;: null, &quot;minimalnaLiczbaUczestnikow&quot;: 1, &quot;szczegolyMiejscaRealizacji&quot;: &quot;Budynek IV, parter, sala F0.16&quot;, &quot;maksymalnaLiczbaUczestnikow&quot;: 6,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59, "adres": {"idKraju": 209, "idUlicy": 54427, "telefon": null, "nazwaKraju": "Polska", "nazwaUlicy": "al. Zwycięstwa", "kodPocztowy": null, "numerLokalu": null, "numerBudynku": "96/98", "idWojewodztwa": 11, "idMiejscowosci": 88425, "nazwaWojewodztwa": "pomorskie", "nazwaMiejscowosci": "Gdynia", "dlugoscGeograficzna": null, "szerokoscGeograficzna": null}, "numer": "2016/11/02/5743/22659", "ocena": {"liczbaOcen": 0, "sredniaZOcen": 0.0}, "tytul": "Projektowanie 3D w programie Rhinoceros - stopień I", "status": "ZREALIZOWANA", "efektUslugi": null, "celBiznesowy": null, "liczbaGodzin": 24, "celEdukacyjny": "Podczas 3 dni wykładów i ćwiczeń początkujący w świecie grafiki 3D użytkownik zdobędzie praktyczne umiejętności z zakresu projektowania przestrzennego w programie Rhinoceros.", "dostawcaUslug": {"id": 5743, "logo": {"url": "https://uslugirozwojowe.parp.gov.pl/api/file/preview?token=%242a%2406%24g8W%2FAQ9m%2FzW2FS3jnDqMNO", "nazwa": "logo_bardins_pion_2.jpg", "rozszerzenie": null}, "nazwa": "Bardins Sp. z o.o."}, "grupaDocelowa": "&lt;p&gt;Szkolenie szczególnie polecamy projektantom architektury, biżuterii,  statków/jachtów, tapicerom, modelarzom, osobom zajmującym się wzornictwem przemysłowym, projektantom form przemysłowych oraz osobom przygotowującym projekty pod druk 3D i maszyny CAM/CNC.&lt;/p&gt;", "kodyDostepowe": null, "programUslugi": "&lt;p&gt;&lt;strong&gt;1. Wprowadzenie do modelowania przestrzennego i technologii NURBS&lt;/strong&gt;&lt;br /&gt;\n- Zapoznanie się z interfejsem użytkownika Rhino &lt;br /&gt;\n- Wiele sposobów na to samo &lt;br /&gt;\n- Jak działają polecenia i kiedy należy je potwierdzać &lt;br /&gt;\n- Nawigacja w programie - różne techniki i metody &lt;br /&gt;\n- Polecenia wieloetapowe &lt;br /&gt;\n- Polecenia kreatywne vs przekształcenia &lt;br /&gt;\n- Czy i jak da się przyspieszyć pracę w programie &lt;br /&gt;\n- Rodzaje reprezentacji geometrycznych modeli 3D &lt;br /&gt;\n- MESH vs NURBS &lt;br /&gt;\n- Dokładność pracy &lt;br /&gt;\n- Kształty 2D &lt;br /&gt;\n- Współrzędne, interwały, płaszczyzny robocze &lt;br /&gt;\n- System warstw &lt;br /&gt;\n- Obiekt i podobiekt &lt;br /&gt;\n- Pojęcie krawędzi (Edge) a krzywej tworzącej (Isoparms) &lt;br /&gt;\n- Rodzaje zapisu plików, import / eksport &lt;br /&gt;\n- Język pracy aplikacji, jego zmiana i dodanie nowego języka do programu &lt;br /&gt;\n &lt;br /&gt;&lt;strong&gt;2. Kreślenie i modelowanie precyzyjne&lt;/strong&gt; &lt;br /&gt;\n- Ciągłość geometryczna i jej rodzaje &lt;br /&gt;\n- Elipsy, okręgi, łuki, wielokąty oraz krzywe swobodne wszystkich typów &lt;br /&gt;\n- Kreślenie geometrii z użyciem różnego rodzaju układów współrzędnych: względnego, bezwzględnego oraz biegunowego &lt;br /&gt;\n- Kreślenie na wielu rzutniach &lt;br /&gt;\n- Podstawowe funkcje analityczne, mierzenie &lt;br /&gt;\n- Tryby wyświetlania i ich funkcje &lt;br /&gt;\n- Krzywe trójwymiarowe &lt;br /&gt;\n- Podstawowe chwytaki geometryczne (Osnaps) i ich funkcje &lt;br /&gt;\n &lt;br /&gt;&lt;strong&gt;3. Edycja obiektów i podstawowe przekształcenia &lt;/strong&gt;&lt;br /&gt;\n- Kontekstowość pracy w programie &lt;br /&gt;\n- Widzieć więcej znaczy zrobić szybciej &lt;br /&gt;\n- Zmiękczanie krawędzi a ciągłość geometryczna (Fillet, Chamfer, Blend) &lt;br /&gt;\n- Podstawowe rodziny funkcji wytłaczających (Extrude, Loft, Revolve) &lt;br /&gt;\n- Modelowanie z nagrywaniem historii &lt;br /&gt;\n- Podstawowe przekształcenia (przesuwanie, obracanie, skalowanie, odbicie lustrzane) &lt;br /&gt;\n- Kolorowy manipulator przekształceń (Gumball) i jego funkcje &lt;br /&gt;\n- Dystrybucja obiektów na innych obiektach (szyki, oplatanie orientacja) &lt;br /&gt;\n- Odsuwanie geometrii, nadawanie grubości &lt;br /&gt;\n- Operacje logiczne na krzywych i bryłach (scalanie, wiercenie i część wspólna) &lt;br /&gt;\n- Wydłużanie geometrii (Extend) &lt;br /&gt;\n- Przycinanie i rozdzielanie geometrii &lt;br /&gt;\n- Zakrywanie otworów płaskich i niepłaskich &lt;br /&gt;\n &lt;br /&gt;&lt;strong&gt;5. Średniozaawansowane techniki tworzenia geometrii &lt;/strong&gt; &lt;br /&gt;\n- Sposób myślenia w kategoriach geometrii NURBS &lt;br /&gt;\n- Krzywe swobodne (freeform curves) - rola, budowa, rodzaje, ważne cechy &lt;br /&gt;\n- Punkty kontrolne na krzywych i powierzchniach &lt;br /&gt;\n- UVN – nowy, potężny w możliwości układ współrzędnych &lt;br /&gt;\n- Kształty organiczne &lt;br /&gt;\n- Przebudowa krzywych i powierzchni &lt;br /&gt;\n- Rodzina funkcji tworzących krzywe z różnych obiektów &lt;br /&gt;\n- Szybka dokumentacja techniczna &lt;br /&gt;\n- Podstawy wymiarowania &lt;br /&gt;\n- Co zrobić, aby mieć pewność, że nasz model bez problemu wydrukuje się na drukarce 3D lub frezarce CNC &lt;br /&gt;\n &lt;br /&gt;&lt;strong&gt;6. Zaawansowane techniki tworzenia powierzchni &lt;/strong&gt; &lt;br /&gt;\n- Pojęcie i rola bryły w Rhino &lt;br /&gt;\n- Edycja brył  &lt;br /&gt;\n- Wytłaczanie po ścieżkach (Rail Revolve, Sweeps, Curve Network) &lt;br /&gt;\n- Zaawansowane, ale praktyczne zastosowanie ciągłości geometrycznych &lt;br /&gt;\n &lt;br /&gt;&lt;strong&gt;7. Projekty praktyczne &lt;/strong&gt;&lt;br /&gt;\n- Modelowanie słuchawki telefonicznej (przygotowane wcześniej i odpowiednio ustawione szkice profili) &lt;br /&gt;\n- Modelowanie młotka (przygotowana wcześniej płaska geometria robocza) &lt;br /&gt;\n- Modelowanie butelki z gwintem (modelowanie od zera) &lt;br /&gt;\n &lt;br /&gt;&lt;strong&gt;8. Podstawy wizualizacji &lt;/strong&gt;&lt;br /&gt;\n- Rodzaje silników renderujących dostępnych do Rhinoceros i ich generacje &lt;br /&gt;\n- Materiały a oświetlenie &lt;br /&gt;\n- Jaką geometrię \"lubi\" wizualizacja &lt;br /&gt;\n- Tekstury i inne mapy, mapowanie tekstur &lt;br /&gt;\n- Fotorealizm we wbudowanym silniku renderującym w Rhino.&lt;/p&gt;", "listaProjektow": [], "idRodzajuUslugi": 144, "kwalifikacjeKuz": [], "osobaKontaktowa": {"email": "ela@bardins.pl", "telefon": "+48914201090", "zdjecie": null, "imieNazwisko": "Ela Burzyńska"}, "zakresUprawnien": null, "efektyUczeniaSie": null, "inneKwalifikacje": [], "cenaNettoZaUsluge": null, "idKategoriiUslugi": 479, "idKwalifikacjiKkz": null, "idKwalifikacjiZrk": null, "warunkiTechniczne": null, "cenaBruttoZaUsluge": null, "cenaNettoZaGodzine": 6625, "idFormySwiadczenia": 1, "idPodrodzajuUslugi": 145, "warunkiLogistyczne": [], "cenaBruttoZaGodzine": 8148, "formyDofinansowania": [], "informacjeDodatkowe": "&lt;p&gt;Zajęcia odbywają się w godzinach 9-17 w naszym Autoryzowanym Centrum Szkoleniowym w Szczecinie oraz w Gdyni. Zajęcia prowadzi doświadczony, autoryzowany Instruktor Rhinoceros w Polsce.&lt;br /&gt;\nKursantom zapewniamy serwis kawowy oraz komputer przenośny z manipulatorem na czas trwania szkolenia.&lt;/p&gt;\n1.  Zaświadczenie o ukończeniu szkolenia zgodne z Rozporządzeniem Ministra Edukacji Narodowej z dnia 11 stycznia 2012 r. w sprawie kształcenia ustawicznego w formach pozaszkolnych (Dz.U. 2012 poz. 186),\n2. Dwujęzyczny, wydawany w jęz. polskim i angielskim Certyfikat ukończenia szkolenia honorowany w Polsce i na świecie.\n&lt;p&gt;Kursanci otrzymują obszerne materiały szkoleniowe w języku polskim, tj. podręcznik do danego modułu szkolenia będący jednocześnie zeszytem ćwiczeń i notatnikiem.&lt;/p&gt;", "kosztWalidacjiNetto": null, "warunkiUczestnictwa": "&lt;p&gt;Aby odbyć kurs niezbędna jest jedynie umiejętność obsługi sytemu Windows, ze szczególnym uwzględnieniem sprawnego posługiwania się myszką. Doświadczenie z innych aplikacji 2D lub 3D w rysowaniu, kreśleniu lub modelowaniu jest pomocne, ale nie wymagane.&lt;/p&gt;\n\n&lt;p&gt; &lt;/p&gt;", "idPodkategoriiUslugi": 543, "kosztWalidacjiBrutto": null, "cenaNettoZaUczestnika": 159000, "dataRozpoczeciaUslugi": "2016-11-21T00:00:00+01:00", "dataZakonczeniaUslugi": "2016-11-23T00:00:00+01:00", "cenaBruttoZaUczestnika": 195569, "czyUslugaDofinansowana": false, "materialyDlaUczestnikow": null, "kosztCertyfikowaniaNetto": null, "czyCenaDotyczyCalejUslugi": false, "dataZakonczeniaRekrutacji": "2016-11-18T00:00:00+01:00", "kosztCertyfikowaniaBrutto": null, "minimalnaLiczbaUczestnikow": 1, "szczegolyMiejscaRealizacji": "Budynek IV, parter, sala F0.16", "maksymalnaLiczbaUczestnikow": 6,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90406">
            <text:p>2025-12-16 15:54:17.90406</text:p>
          </table:table-cell>
          <table:table-cell office:value-type="string" office:string-value="2025-12-16 15:54:17.90406">
            <text:p>2025-12-16 15:54:17.90406</text:p>
          </table:table-cell>
        </table:table-row>
        <table:table-row>
          <table:table-cell office:value-type="float" office:value="22624">
            <text:p>22624</text:p>
          </table:table-cell>
          <table:table-cell office:value-type="string" office:string-value="2016/11/02/5453/22624">
            <text:p>2016/11/02/5453/22624</text:p>
          </table:table-cell>
          <table:table-cell office:value-type="string" office:string-value="Inwentaryzacja 2016. Przygotowanie do sporządzenia bilansu. Procedury, metody i organizacja inwentaryzacji. DOBRA CENA SZKOLENIA: 350 ZŁ/OSOBĘ.">
            <text:p>Inwentaryzacja 2016. Przygotowanie do sporządzenia bilansu. Procedury, metody i organizacja inwentaryzacji. DOBRA CENA SZKOLENIA: 350 ZŁ/OSOBĘ.</text:p>
          </table:table-cell>
          <table:table-cell office:value-type="string" office:string-value="ODWOLANA">
            <text:p>ODWOLANA</text:p>
          </table:table-cell>
          <table:table-cell office:value-type="string" office:string-value="2016-11-18 00:00:00">
            <text:p>2016-11-18 00:00:00</text:p>
          </table:table-cell>
          <table:table-cell office:value-type="string" office:string-value="2016-11-18 00:00:00">
            <text:p>2016-11-18 00:00:00</text:p>
          </table:table-cell>
          <table:table-cell office:value-type="string" office:string-value="2016-11-17 00:00:00">
            <text:p>2016-11-17 00:00:00</text:p>
          </table:table-cell>
          <table:table-cell office:value-type="float" office:value="469">
            <text:p>469</text:p>
          </table:table-cell>
          <table:table-cell office:value-type="float" office:value="471">
            <text:p>471</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Uczestnicy szkolenia uzyskają przede wszystkim praktyczny zasób informacji o poszczególnych etapach prac w zakresie całokształtu procedur inwentaryzacyjnych. Szkolenie w oparciu o nowa regulacje prawną wynikająca ze „Stanowiska Komitetu Standardów Rachunkowości w sprawie inwentaryzacji drogą spisu z natury zapasów materiałów, towarów, wyrobów gotowych i półproduktów&quot;.  Uczestnik szkolenia uzyska przede wszystkim praktyczny zasób informacji o poszczególnych etapach prac w zakresie całokształtu procedur inwentaryzacyjnych.">
            <text:p>Uczestnicy szkolenia uzyskają przede wszystkim praktyczny zasób informacji o poszczególnych etapach prac w zakresie całokształtu procedur inwentaryzacyjnych. Szkolenie w oparciu o nowa regulacje prawną wynikająca ze „Stanowiska Komitetu Standardów Rachunkowości w sprawie inwentaryzacji drogą spisu z natury zapasów materiałów, towarów, wyrobów gotowych i półproduktów".  Uczestnik szkolenia uzyska przede wszystkim praktyczny zasób informacji o poszczególnych etapach prac w zakresie całokształtu procedur inwentaryzacyjnych.</text:p>
          </table:table-cell>
          <table:table-cell office:value-type="string" office:string-value="">
            <text:p/>
          </table:table-cell>
          <table:table-cell office:value-type="string" office:string-value="">
            <text:p/>
          </table:table-cell>
          <table:table-cell office:value-type="string" office:string-value="&lt;hr /&gt;&lt;p style=&quot;font-size:30px;&quot;&gt;AKCJA BILANS 2016. INWENTARYZACJA - PODSTAWOWA CZYNNOŚĆ PRZY SPORZĄDZANIU BILANSU ZAMKNIĘCIA. NOWE REGULACJE DOTYCZĄCE INWENTARYZACJI WPROWADZONE USTAWĄ O RACHUNKOWOŚCI W 2016 ROKU.&lt;/p&gt;&#10;&#10;&lt;p&gt;&lt;strong&gt;PROGRAM SZKOLENIA - INWENTARYZACJA 2016&lt;/strong&gt;&lt;/p&gt;&#10;&#10;&lt;p&gt;&lt;strong&gt;I. Funkcje i cele inwentaryzacji.&lt;/strong&gt;&lt;/p&gt;&#10;&#10;&lt;p&gt;&lt;strong&gt;II. Podstawy prawne inwentaryzacji.&lt;/strong&gt;&lt;/p&gt;&#10;&#10;&lt;p&gt;&lt;strong&gt;III. Harmonogram i dokumentacja  procedur inwentaryzacyjnych. &lt;/strong&gt;&lt;/p&gt;&#10;&#10;&lt;p&gt;&lt;strong&gt;IV. Podmioty odpowiedzialne za inwentaryzację w strukturze organizacyjnej. &lt;/strong&gt;&lt;/p&gt;&#10;&#10;&lt;p&gt;&lt;strong&gt;V. Metody i formy przeprowadzania inwentaryzacji.&lt;/strong&gt;&lt;/p&gt;&#10;&#10;&lt;p&gt;1. Pełna inwentaryzacja okresowa.&lt;/p&gt;&#10;&#10;&lt;p&gt;2. Pełna inwentaryzacja ciągła.&lt;/p&gt;&#10;&#10;&lt;p&gt;3. Wyrywkowe inwentaryzacje okresowe lub ciągłe.&lt;/p&gt;&#10;&#10;&lt;p&gt;4. Inwentaryzacje doraźne.&lt;/p&gt;&#10;&#10;&lt;p&gt;&lt;strong&gt;VI. Organizacja inwentaryzacji.&lt;/strong&gt;&lt;/p&gt;&#10;&#10;&lt;p&gt;1. Zadania komórki inwentaryzacyjnej lub komisji inwentaryzacyjnej.&lt;/p&gt;&#10;&#10;&lt;p&gt;2. Zadania zespołów spisowych.&lt;/p&gt;&#10;&#10;&lt;p&gt;3. Zadania kontrolerów spisowych.&lt;/p&gt;&#10;&#10;&lt;p&gt;&lt;strong&gt;VII. Spis z natury jako podstawowa technika inwentaryzacyjna.&lt;/strong&gt;&lt;/p&gt;&#10;&#10;&lt;p&gt;1. Czynności poprzedzające przeprowadzenie spisu z natury.&lt;/p&gt;&#10;&#10;&lt;p&gt;2. Identyfikacja składników własnych i obcych.&lt;/p&gt;&#10;&#10;&lt;p&gt;3. Przebieg i dokumentacja czynności spisowych.&lt;/p&gt;&#10;&#10;&lt;p&gt;4. Forma arkuszy spisowych.&lt;/p&gt;&#10;&#10;&lt;p&gt;5. Spis składników trudnych do pomiaru.&lt;/p&gt;&#10;&#10;&lt;p&gt;6. Postępowanie przy nieskuteczności metody.&lt;/p&gt;&#10;&#10;&lt;p&gt;7. Czynności po zakończeniu spisu.&lt;/p&gt;&#10;&#10;&lt;p&gt;&lt;strong&gt;VIII. Metoda pisemnego potwierdzania stanów.&lt;/strong&gt;&lt;/p&gt;&#10;&#10;&lt;p&gt;Postępowanie przy nieskuteczności metody.&lt;/p&gt;&#10;&#10;&lt;p&gt;&lt;strong&gt;IX. Metoda weryfikacji stanów księgowych z dokumentacją źródłową.&lt;/strong&gt;&lt;/p&gt;&#10;&#10;&lt;p&gt;Współpraca z reprezentantami komórek eksploatacyjnych.&lt;/p&gt;&#10;&#10;&lt;p&gt;&lt;strong&gt;X. Rozliczanie inwentaryzacji.&lt;/strong&gt;&lt;/p&gt;&#10;&#10;&lt;p&gt;1. Wycena, ustalenie i księgowanie  różnic inwentaryzacyjnych.&lt;/p&gt;&#10;&#10;&lt;p&gt;2. Warunki i sposób dokonywania kompensat.&lt;/p&gt;&#10;&#10;&lt;p&gt;3. Rozliczanie ubytków naturalnych.&lt;/p&gt;&#10;&#10;&lt;p&gt;4. Uwarunkowania  występowania z roszczeniami.&lt;/p&gt;&#10;&#10;&lt;p&gt;&lt;strong&gt;XI. Procedury poinwentaryzacyjne.&lt;/strong&gt;&lt;/p&gt;&#10;&#10;&lt;p&gt; &lt;/p&gt;&#10;&#10;&lt;hr /&gt;&#10;&#10;&lt;hr /&gt;&lt;p&gt;Strona internetowa ze szczegółami szkolenia &quot;Inwentaryzacja 2016. Przygotowanie do sporządzenia bilansu. Procedury, metody i organizacja inwentaryzacji.&quot;.&lt;/p&gt;&#10;&#10;&lt;p&gt;Link: http://www.polbi.pl/pl/kurs/1595/Inwentaryzacja-2016-Przygotowanie-do-sporzadzenia-bilansu-Procedury-metody-i-organizacja-inwentaryzacji&lt;/p&gt;&#10;&#10;&lt;hr /&gt;&lt;p&gt;&lt;strong&gt;KONTAKT Z DZIAŁEM SZKOLEŃ:&lt;/strong&gt;&lt;/p&gt;&#10;&#10;&lt;p&gt;e-mail: karol.nowicki@polbi.pl&lt;/p&gt;&#10;&#10;&lt;p&gt;e-mail: biuro@polbi.pl&lt;/p&gt;&#10;&#10;&lt;p&gt;00-697 Warszawa, Aleje Jerozolimskie 65/79,&lt;/p&gt;&#10;&#10;&lt;p&gt;Budynek Hotelu MARRIOTT - Centrum LIM,&lt;/p&gt;&#10;&#10;&lt;p&gt;Sekretariat - III piętro, pokój 03.190&lt;/p&gt;&#10;&#10;&lt;p&gt;www.polbi.pl&lt;/p&gt;&#10;&#10;&lt;hr /&gt;&#10;&lt;strong&gt;CZAS TRWANIA SZKOLENIA&lt;/strong&gt;&#10;&#10;&lt;p&gt;Zajęcia rozpoczynają się o godzinie 10:00.&lt;/p&gt;&#10;&#10;&lt;p&gt;Planowane zakończenie o godzinie 16:00.&lt;/p&gt;&#10;&#10;&#10;&lt;strong&gt;ILOŚĆ GODZIN&lt;/strong&gt;&#10;&#10;&lt;p&gt;Szkolenie obejmuje 6 godziny wykładowe.&lt;/p&gt;&#10;&#10;&#10;&lt;strong&gt;METODA PROWADZENIA ZAJĘĆ&lt;/strong&gt;&#10;&#10;&lt;p&gt;Wykłady i ćwiczenia, praktyczne przykłady.&lt;/p&gt;&#10;&#10;&#10;&lt;strong&gt;CATERING&lt;/strong&gt;&#10;&#10;&lt;p&gt;Zapraszamy na przerwę kawową i obiad.&lt;/p&gt;&#10;&#10;&#10;&lt;strong&gt;WPISY DO EWIDENCJI SZKÓŁ, PLACÓWEK I INSTYTUCJI SZKOLENIOWYCH&lt;/strong&gt;&#10;&#10;&lt;ul&gt;&lt;li&gt;Zaświadczenie nr 13/K/03 Biura Edukacji Urzędu Miasta Stołecznego Warszawy z dnia 30 kwietnia 2003 roku o wpisie do ewidencji szkół i placówek niepublicznych pod Nr 814 K&lt;/li&gt;&#10; &lt;li&gt;Zaświadczenie Wojewódzkiego Urzędu Pracy z dnia 29 grudnia 2004 roku o wpisie do Rejestru Instytucji Szkoleniowych (RIS) pod numerem ewidencyjnym 2.14/00060/2004&lt;/li&gt;&#10;&lt;/ul&gt;&#10;&lt;strong&gt;PLACÓWKA OŚWIATOWA &lt;/strong&gt;&#10;&#10;&lt;p&gt;Działalność szkoleniowa jest objęta systemem oświaty.  Wszystkie szkolenia mają zapewniony nadzór pedagogiczny i odbywają się pod kuratelą Kuratorium Oświaty.&lt;/p&gt;&#10;&#10;&lt;p&gt; &lt;/p&gt;&#10;&#10;&lt;hr /&gt;&lt;p&gt;&lt;strong&gt;POLECAMY KURSY i SZKOLENIA&lt;/strong&gt;:&lt;/p&gt;&#10;&#10;&lt;p&gt;Kursy dla administracji, oświaty, samorządów;&lt;/p&gt;&#10;&#10;&lt;p&gt;Kursy dla branży medycznej i farmacji;&lt;/p&gt;&#10;&#10;&lt;p&gt;Kurs - Kadry i Płace. Szkolenia - prawo pracy, wynagrodzenia i czas pracy, ubezpieczenia społeczne i składki ZUS, program Płatnik;&lt;/p&gt;&#10;&#10;&lt;p&gt;Kursy dla księgowych. Szkolenia podatkowe - VAT i faktura VAT, PIT, CIT, podróże służbowe, reprezentacja i reklama, samochód w firmie;&lt;/p&gt;&#10;&#10;&lt;p&gt;Projekty finansowane ze środków Unii Europejskiej;&lt;/p&gt;&#10;&#10;&lt;p&gt;Kalkulatory wynagrodzeń, zasiłków chorobowych, składek ZUS i podatków, ryczałtów samochodowych, kosztów podróży służbowych, umów zleceń i o dzieło.&lt;/p&gt;&#10;&#10;&lt;p&gt; &lt;/p&gt;">
            <text:p>&lt;hr /&gt;&lt;p style="font-size:30px;"&gt;AKCJA BILANS 2016. INWENTARYZACJA - PODSTAWOWA CZYNNOŚĆ PRZY SPORZĄDZANIU BILANSU ZAMKNIĘCIA. NOWE REGULACJE DOTYCZĄCE INWENTARYZACJI WPROWADZONE USTAWĄ O RACHUNKOWOŚCI W 2016 ROKU.&lt;/p&gt;

&lt;p&gt;&lt;strong&gt;PROGRAM SZKOLENIA - INWENTARYZACJA 2016&lt;/strong&gt;&lt;/p&gt;

&lt;p&gt;&lt;strong&gt;I. Funkcje i cele inwentaryzacji.&lt;/strong&gt;&lt;/p&gt;

&lt;p&gt;&lt;strong&gt;II. Podstawy prawne inwentaryzacji.&lt;/strong&gt;&lt;/p&gt;

&lt;p&gt;&lt;strong&gt;III. Harmonogram i dokumentacja  procedur inwentaryzacyjnych. &lt;/strong&gt;&lt;/p&gt;

&lt;p&gt;&lt;strong&gt;IV. Podmioty odpowiedzialne za inwentaryzację w strukturze organizacyjnej. &lt;/strong&gt;&lt;/p&gt;

&lt;p&gt;&lt;strong&gt;V. Metody i formy przeprowadzania inwentaryzacji.&lt;/strong&gt;&lt;/p&gt;

&lt;p&gt;1. Pełna inwentaryzacja okresowa.&lt;/p&gt;

&lt;p&gt;2. Pełna inwentaryzacja ciągła.&lt;/p&gt;

&lt;p&gt;3. Wyrywkowe inwentaryzacje okresowe lub ciągłe.&lt;/p&gt;

&lt;p&gt;4. Inwentaryzacje doraźne.&lt;/p&gt;

&lt;p&gt;&lt;strong&gt;VI. Organizacja inwentaryzacji.&lt;/strong&gt;&lt;/p&gt;

&lt;p&gt;1. Zadania komórki inwentaryzacyjnej lub komisji inwentaryzacyjnej.&lt;/p&gt;

&lt;p&gt;2. Zadania zespołów spisowych.&lt;/p&gt;

&lt;p&gt;3. Zadania kontrolerów spisowych.&lt;/p&gt;

&lt;p&gt;&lt;strong&gt;VII. Spis z natury jako podstawowa technika inwentaryzacyjna.&lt;/strong&gt;&lt;/p&gt;

&lt;p&gt;1. Czynności poprzedzające przeprowadzenie spisu z natury.&lt;/p&gt;

&lt;p&gt;2. Identyfikacja składników własnych i obcych.&lt;/p&gt;

&lt;p&gt;3. Przebieg i dokumentacja czynności spisowych.&lt;/p&gt;

&lt;p&gt;4. Forma arkuszy spisowych.&lt;/p&gt;

&lt;p&gt;5. Spis składników trudnych do pomiaru.&lt;/p&gt;

&lt;p&gt;6. Postępowanie przy nieskuteczności metody.&lt;/p&gt;

&lt;p&gt;7. Czynności po zakończeniu spisu.&lt;/p&gt;

&lt;p&gt;&lt;strong&gt;VIII. Metoda pisemnego potwierdzania stanów.&lt;/strong&gt;&lt;/p&gt;

&lt;p&gt;Postępowanie przy nieskuteczności metody.&lt;/p&gt;

&lt;p&gt;&lt;strong&gt;IX. Metoda weryfikacji stanów księgowych z dokumentacją źródłową.&lt;/strong&gt;&lt;/p&gt;

&lt;p&gt;Współpraca z reprezentantami komórek eksploatacyjnych.&lt;/p&gt;

&lt;p&gt;&lt;strong&gt;X. Rozliczanie inwentaryzacji.&lt;/strong&gt;&lt;/p&gt;

&lt;p&gt;1. Wycena, ustalenie i księgowanie  różnic inwentaryzacyjnych.&lt;/p&gt;

&lt;p&gt;2. Warunki i sposób dokonywania kompensat.&lt;/p&gt;

&lt;p&gt;3. Rozliczanie ubytków naturalnych.&lt;/p&gt;

&lt;p&gt;4. Uwarunkowania  występowania z roszczeniami.&lt;/p&gt;

&lt;p&gt;&lt;strong&gt;XI. Procedury poinwentaryzacyjne.&lt;/strong&gt;&lt;/p&gt;

&lt;p&gt; &lt;/p&gt;

&lt;hr /&gt;

&lt;hr /&gt;&lt;p&gt;Strona internetowa ze szczegółami szkolenia "Inwentaryzacja 2016. Przygotowanie do sporządzenia bilansu. Procedury, metody i organizacja inwentaryzacji.".&lt;/p&gt;

&lt;p&gt;Link: http://www.polbi.pl/pl/kurs/1595/Inwentaryzacja-2016-Przygotowanie-do-sporzadzenia-bilansu-Procedury-metody-i-organizacja-inwentaryzacji&lt;/p&gt;

&lt;hr /&gt;&lt;p&gt;&lt;strong&gt;KONTAKT Z DZIAŁEM SZKOLEŃ:&lt;/strong&gt;&lt;/p&gt;

&lt;p&gt;e-mail: karol.nowicki@polbi.pl&lt;/p&gt;

&lt;p&gt;e-mail: biuro@polbi.pl&lt;/p&gt;

&lt;p&gt;00-697 Warszawa, Aleje Jerozolimskie 65/79,&lt;/p&gt;

&lt;p&gt;Budynek Hotelu MARRIOTT - Centrum LIM,&lt;/p&gt;

&lt;p&gt;Sekretariat - III piętro, pokój 03.190&lt;/p&gt;

&lt;p&gt;www.polbi.pl&lt;/p&gt;

&lt;hr /&gt;
&lt;strong&gt;CZAS TRWANIA SZKOLENIA&lt;/strong&gt;

&lt;p&gt;Zajęcia rozpoczynają się o godzinie 10:00.&lt;/p&gt;

&lt;p&gt;Planowane zakończenie o godzinie 16:00.&lt;/p&gt;


&lt;strong&gt;ILOŚĆ GODZIN&lt;/strong&gt;

&lt;p&gt;Szkolenie obejmuje 6 godziny wykładowe.&lt;/p&gt;


&lt;strong&gt;METODA PROWADZENIA ZAJĘĆ&lt;/strong&gt;

&lt;p&gt;Wykłady i ćwiczenia, praktyczne przykłady.&lt;/p&gt;


&lt;strong&gt;CATERING&lt;/strong&gt;

&lt;p&gt;Zapraszamy na przerwę kawową i obiad.&lt;/p&gt;


&lt;strong&gt;WPISY DO EWIDENCJI SZKÓŁ, PLACÓWEK I INSTYTUCJI SZKOLENIOWYCH&lt;/strong&gt;

&lt;ul&gt;&lt;li&gt;Zaświadczenie nr 13/K/03 Biura Edukacji Urzędu Miasta Stołecznego Warszawy z dnia 30 kwietnia 2003 roku o wpisie do ewidencji szkół i placówek niepublicznych pod Nr 814 K&lt;/li&gt;
	&lt;li&gt;Zaświadczenie Wojewódzkiego Urzędu Pracy z dnia 29 grudnia 2004 roku o wpisie do Rejestru Instytucji Szkoleniowych (RIS) pod numerem ewidencyjnym 2.14/00060/2004&lt;/li&gt;
&lt;/ul&gt;
&lt;strong&gt;PLACÓWKA OŚWIATOWA &lt;/strong&gt;

&lt;p&gt;Działalność szkoleniowa jest objęta systemem oświaty.  Wszystkie szkolenia mają zapewniony nadzór pedagogiczny i odbywają się pod kuratelą Kuratorium Oświaty.&lt;/p&gt;

&lt;p&gt; &lt;/p&gt;

&lt;hr /&gt;&lt;p&gt;&lt;strong&gt;POLECAMY KURSY i SZKOLENIA&lt;/strong&gt;:&lt;/p&gt;

&lt;p&gt;Kursy dla administracji, oświaty, samorządów;&lt;/p&gt;

&lt;p&gt;Kursy dla branży medycznej i farmacji;&lt;/p&gt;

&lt;p&gt;Kurs - Kadry i Płace. Szkolenia - prawo pracy, wynagrodzenia i czas pracy, ubezpieczenia społeczne i składki ZUS, program Płatnik;&lt;/p&gt;

&lt;p&gt;Kursy dla księgowych. Szkolenia podatkowe - VAT i faktura VAT, PIT, CIT, podróże służbowe, reprezentacja i reklama, samochód w firmie;&lt;/p&gt;

&lt;p&gt;Projekty finansowane ze środków Unii Europejskiej;&lt;/p&gt;

&lt;p&gt;Kalkulatory wynagrodzeń, zasiłków chorobowych, składek ZUS i podatków, ryczałtów samochodowych, kosztów podróży służbowych, umów zleceń i o dzieło.&lt;/p&gt;

&lt;p&gt; &lt;/p&gt;</text:p>
          </table:table-cell>
          <table:table-cell office:value-type="string" office:string-value="&lt;hr /&gt;&lt;p&gt;Szkolenie skierowane jest dla wszystkich, którzy zobowiązani są do przeprowadzania inwentaryzacji. W kursie powinni wziąć udział pracownicy odpowiedzialni za realizację inwentaryzacji, osoby prowadzące gospodarkę materiałową oraz środkami trwałymi i wyposażeniem, pracownicy działów organizacyjno-administracyjnych, księgowi i główni księgowi, pracownicy odpowiedzialni za koordynację lub nadzór nad prawidłowym przebiegiem inwentaryzacji jak również przedsiębiorcy i właściciele firm.&lt;/p&gt;">
            <text:p>&lt;hr /&gt;&lt;p&gt;Szkolenie skierowane jest dla wszystkich, którzy zobowiązani są do przeprowadzania inwentaryzacji. W kursie powinni wziąć udział pracownicy odpowiedzialni za realizację inwentaryzacji, osoby prowadzące gospodarkę materiałową oraz środkami trwałymi i wyposażeniem, pracownicy działów organizacyjno-administracyjnych, księgowi i główni księgowi, pracownicy odpowiedzialni za koordynację lub nadzór nad prawidłowym przebiegiem inwentaryzacji jak również przedsiębiorcy i właściciele firm.&lt;/p&gt;</text:p>
          </table:table-cell>
          <table:table-cell office:value-type="string" office:string-value="">
            <text:p/>
          </table:table-cell>
          <table:table-cell office:value-type="string" office:string-value="">
            <text:p/>
          </table:table-cell>
          <table:table-cell office:value-type="string" office:string-value="&lt;hr /&gt;&lt;p&gt;&lt;strong&gt;CENA:&lt;/strong&gt;&lt;/p&gt;&#10;&#10;&lt;p&gt;Koszt uczestnictwa w szkoleniu wynosi dla:&lt;/p&gt;&#10;&#10;&lt;ul&gt;&lt;li&gt;jednej osoby 450 zł,&lt;/li&gt;&#10; &lt;li&gt;dla dwóch lub więcej osób z firmy 390 zł/osobę,&lt;/li&gt;&#10; &lt;li&gt;do 100% dofinansowania z KFS.&lt;/li&gt;&#10;&lt;/ul&gt;&lt;p&gt;Cena zawiera: udział w szkoleniu, obiad, serwis kawowy, materiały dydaktyczne, konsultacje w trakcie szkolenia, zaświadczenie o ukończenia kursu.&lt;/p&gt;&#10;&#10;&lt;p&gt; &lt;/p&gt;&#10;&#10;&lt;p&gt;&lt;strong&gt;CENA PROMOCYJNA 350 ZŁ/OSOBĘ, PRZY ZGŁOSZENIU DO 15 LISTOPADA 2016 ROKU.&lt;/strong&gt;&lt;/p&gt;&#10;DYPLOM - Każdy uczestnik otrzymuje „Zaświadczenie o ukończeniu kursu” wydawane zgodnie ze wzorem określonym w załączniku nr 5 do rozporządzenia Ministra Edukacji Narodowej z dnia 11 stycznia 2012 r. w sprawie kształcenia ustawicznego w formach pozaszkolnych (Dz. U. z 2014 r. poz. 622).&#10;&lt;hr /&gt;&#10;&lt;strong&gt;MATERIAŁY DYDAKTYCZNE&lt;/strong&gt;&#10;&#10;&lt;p&gt;Każdy uczestnik otrzymuje bezpłatnie komplet materiałów szkoleniowych.&lt;/p&gt;&#10;&#10;&#10;&lt;strong&gt;EWIDENCJA WYDANYCH ZAŚWIADCZEŃ&lt;/strong&gt;&#10;&#10;&lt;p&gt;Prowadzimy ewidencję wydanych zaświadczeń.&lt;br /&gt;&#10;Do prowadzenia dokumentacji wydanych zaświadczeń zobowiązują przepisy § 21 rozporządzenia Ministra Edukacji Narodowej z dnia 11 stycznia 2012 r. w sprawie kształcenia ustawicznego w formach pozaszkolnych (Dz. U. z 2014 r. poz. 622)&lt;/p&gt;&#10;&#10;&lt;p&gt; &lt;/p&gt;">
            <text:p>&lt;hr /&gt;&lt;p&gt;&lt;strong&gt;CENA:&lt;/strong&gt;&lt;/p&gt;

&lt;p&gt;Koszt uczestnictwa w szkoleniu wynosi dla:&lt;/p&gt;

&lt;ul&gt;&lt;li&gt;jednej osoby 450 zł,&lt;/li&gt;
	&lt;li&gt;dla dwóch lub więcej osób z firmy 390 zł/osobę,&lt;/li&gt;
	&lt;li&gt;do 100% dofinansowania z KFS.&lt;/li&gt;
&lt;/ul&gt;&lt;p&gt;Cena zawiera: udział w szkoleniu, obiad, serwis kawowy, materiały dydaktyczne, konsultacje w trakcie szkolenia, zaświadczenie o ukończenia kursu.&lt;/p&gt;

&lt;p&gt; &lt;/p&gt;

&lt;p&gt;&lt;strong&gt;CENA PROMOCYJNA 350 ZŁ/OSOBĘ, PRZY ZGŁOSZENIU DO 15 LISTOPADA 2016 ROKU.&lt;/strong&gt;&lt;/p&gt;
DYPLOM - Każdy uczestnik otrzymuje „Zaświadczenie o ukończeniu kursu” wydawane zgodnie ze wzorem określonym w załączniku nr 5 do rozporządzenia Ministra Edukacji Narodowej z dnia 11 stycznia 2012 r. w sprawie kształcenia ustawicznego w formach pozaszkolnych (Dz. U. z 2014 r. poz. 622).
&lt;hr /&gt;
&lt;strong&gt;MATERIAŁY DYDAKTYCZNE&lt;/strong&gt;

&lt;p&gt;Każdy uczestnik otrzymuje bezpłatnie komplet materiałów szkoleniowych.&lt;/p&gt;


&lt;strong&gt;EWIDENCJA WYDANYCH ZAŚWIADCZEŃ&lt;/strong&gt;

&lt;p&gt;Prowadzimy ewidencję wydanych zaświadczeń.&lt;br /&gt;
Do prowadzenia dokumentacji wydanych zaświadczeń zobowiązują przepisy § 21 rozporządzenia Ministra Edukacji Narodowej z dnia 11 stycznia 2012 r. w sprawie kształcenia ustawicznego w formach pozaszkolnych (Dz. U. z 2014 r. poz. 622)&lt;/p&gt;

&lt;p&gt; &lt;/p&gt;</text:p>
          </table:table-cell>
          <table:table-cell office:value-type="string" office:string-value="">
            <text:p/>
          </table:table-cell>
          <table:table-cell office:value-type="string" office:string-value="">
            <text:p/>
          </table:table-cell>
          <table:table-cell office:value-type="float" office:value="45000.0">
            <text:p>45000.0</text:p>
          </table:table-cell>
          <table:table-cell office:value-type="float" office:value="45000.0">
            <text:p>45000.0</text:p>
          </table:table-cell>
          <table:table-cell office:value-type="float" office:value="7500">
            <text:p>7500</text:p>
          </table:table-cell>
          <table:table-cell office:value-type="float" office:value="7500">
            <text:p>7500</text:p>
          </table:table-cell>
          <table:table-cell office:value-type="boolean" office:boolean-value="false">
            <text:p>FALSE</text:p>
          </table:table-cell>
          <table:table-cell office:value-type="float" office:value="6">
            <text:p>6</text:p>
          </table:table-cell>
          <table:table-cell office:value-type="float" office:value="1">
            <text:p>1</text:p>
          </table:table-cell>
          <table:table-cell office:value-type="float" office:value="22.0">
            <text:p>22.0</text:p>
          </table:table-cell>
          <table:table-cell office:value-type="string" office:string-value="{&quot;idKraju&quot;: null, &quot;idUlicy&quot;: null, &quot;telefon&quot;: null, &quot;nazwaKraju&quot;: null, &quot;nazwaUlicy&quot;: &quot;Aleje Jerozolimskie&quot;, &quot;kodPocztowy&quot;: null, &quot;numerLokalu&quot;: null, &quot;numerBudynku&quot;: &quot;65/79&quot;, &quot;idWojewodztwa&quot;: 7, &quot;idMiejscowosci&quot;: null, &quot;nazwaWojewodztwa&quot;: &quot;mazowieckie&quot;, &quot;nazwaMiejscowosci&quot;: &quot;Warszawa&quot;, &quot;dlugoscGeograficzna&quot;: null, &quot;szerokoscGeograficzna&quot;: null}">
            <text:p>{"idKraju": null, "idUlicy": null, "telefon": null, "nazwaKraju": null, "nazwaUlicy": "Aleje Jerozolimskie", "kodPocztowy": null, "numerLokalu": null, "numerBudynku": "65/79", "idWojewodztwa": 7, "idMiejscowosci": null, "nazwaWojewodztwa": "mazowieckie", "nazwaMiejscowosci": "Warszawa", "dlugoscGeograficzna": null, "szerokoscGeograficzna": null}</text:p>
          </table:table-cell>
          <table:table-cell office:value-type="string" office:string-value="{&quot;id&quot;: 5453, &quot;logo&quot;: {&quot;url&quot;: &quot;https://uslugirozwojowe.parp.gov.pl/api/plik/pobierz/P6mpEjaFOG1W0AGYp5InpC42qqNZJNzi&quot;, &quot;nazwa&quot;: &quot;MEo4T6HnkCzS3z5I.png&quot;, &quot;rozszerzenie&quot;: &quot;png&quot;}, &quot;nazwa&quot;: &quot;Polbi Spółka z ograniczoną odpowiedzialnością&quot;}">
            <text:p>{"id": 5453, "logo": {"url": "https://uslugirozwojowe.parp.gov.pl/api/plik/pobierz/P6mpEjaFOG1W0AGYp5InpC42qqNZJNzi", "nazwa": "MEo4T6HnkCzS3z5I.png", "rozszerzenie": "png"}, "nazwa": "Polbi Spółka z ograniczoną odpowiedzialnością"}</text:p>
          </table:table-cell>
          <table:table-cell office:value-type="string" office:string-value="{&quot;email&quot;: &quot;karol@polbi.pl&quot;, &quot;telefon&quot;: &quot;+48 22 629 13 88&quot;, &quot;zdjecie&quot;: null, &quot;imieNazwisko&quot;: &quot;Karol Nowicki&quot;}">
            <text:p>{"email": "karol@polbi.pl", "telefon": "+48 22 629 13 88", "zdjecie": null, "imieNazwisko": "Karol Nowicki"}</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24, &quot;adres&quot;: {&quot;idKraju&quot;: null, &quot;idUlicy&quot;: null, &quot;telefon&quot;: null, &quot;nazwaKraju&quot;: null, &quot;nazwaUlicy&quot;: &quot;Aleje Jerozolimskie&quot;, &quot;kodPocztowy&quot;: null, &quot;numerLokalu&quot;: null, &quot;numerBudynku&quot;: &quot;65/79&quot;, &quot;idWojewodztwa&quot;: 7, &quot;idMiejscowosci&quot;: null, &quot;nazwaWojewodztwa&quot;: &quot;mazowieckie&quot;, &quot;nazwaMiejscowosci&quot;: &quot;Warszawa&quot;, &quot;dlugoscGeograficzna&quot;: null, &quot;szerokoscGeograficzna&quot;: null}, &quot;numer&quot;: &quot;2016/11/02/5453/22624&quot;, &quot;ocena&quot;: {&quot;liczbaOcen&quot;: 0, &quot;sredniaZOcen&quot;: 0.0}, &quot;tytul&quot;: &quot;Inwentaryzacja 2016. Przygotowanie do sporządzenia bilansu. Procedury, metody i organizacja inwentaryzacji. DOBRA CENA SZKOLENIA: 350 ZŁ/OSOBĘ.&quot;, &quot;status&quot;: &quot;ODWOLANA&quot;, &quot;efektUslugi&quot;: null, &quot;celBiznesowy&quot;: null, &quot;liczbaGodzin&quot;: 6, &quot;celEdukacyjny&quot;: &quot;Uczestnicy szkolenia uzyskają przede wszystkim praktyczny zasób informacji o poszczególnych etapach prac w zakresie całokształtu procedur inwentaryzacyjnych. Szkolenie w oparciu o nowa regulacje prawną wynikająca ze „Stanowiska Komitetu Standardów Rachunkowości w sprawie inwentaryzacji drogą spisu z natury zapasów materiałów, towarów, wyrobów gotowych i półproduktów\&quot;.  Uczestnik szkolenia uzyska przede wszystkim praktyczny zasób informacji o poszczególnych etapach prac w zakresie całokształtu procedur inwentaryzacyjnych.&quot;, &quot;dostawcaUslug&quot;: {&quot;id&quot;: 5453, &quot;logo&quot;: {&quot;url&quot;: &quot;https://uslugirozwojowe.parp.gov.pl/api/plik/pobierz/P6mpEjaFOG1W0AGYp5InpC42qqNZJNzi&quot;, &quot;nazwa&quot;: &quot;MEo4T6HnkCzS3z5I.png&quot;, &quot;rozszerzenie&quot;: &quot;png&quot;}, &quot;nazwa&quot;: &quot;Polbi Spółka z ograniczoną odpowiedzialnością&quot;}, &quot;grupaDocelowa&quot;: &quot;&lt;hr /&gt;&lt;p&gt;Szkolenie skierowane jest dla wszystkich, którzy zobowiązani są do przeprowadzania inwentaryzacji. W kursie powinni wziąć udział pracownicy odpowiedzialni za realizację inwentaryzacji, osoby prowadzące gospodarkę materiałową oraz środkami trwałymi i wyposażeniem, pracownicy działów organizacyjno-administracyjnych, księgowi i główni księgowi, pracownicy odpowiedzialni za koordynację lub nadzór nad prawidłowym przebiegiem inwentaryzacji jak również przedsiębiorcy i właściciele firm.&lt;/p&gt;&quot;, &quot;kodyDostepowe&quot;: null, &quot;programUslugi&quot;: &quot;&lt;hr /&gt;&lt;p style=\&quot;font-size:30px;\&quot;&gt;AKCJA BILANS 2016. INWENTARYZACJA - PODSTAWOWA CZYNNOŚĆ PRZY SPORZĄDZANIU BILANSU ZAMKNIĘCIA. NOWE REGULACJE DOTYCZĄCE INWENTARYZACJI WPROWADZONE USTAWĄ O RACHUNKOWOŚCI W 2016 ROKU.&lt;/p&gt;\n\n&lt;p&gt;&lt;strong&gt;PROGRAM SZKOLENIA - INWENTARYZACJA 2016&lt;/strong&gt;&lt;/p&gt;\n\n&lt;p&gt;&lt;strong&gt;I. Funkcje i cele inwentaryzacji.&lt;/strong&gt;&lt;/p&gt;\n\n&lt;p&gt;&lt;strong&gt;II. Podstawy prawne inwentaryzacji.&lt;/strong&gt;&lt;/p&gt;\n\n&lt;p&gt;&lt;strong&gt;III. Harmonogram i dokumentacja  procedur inwentaryzacyjnych. &lt;/strong&gt;&lt;/p&gt;\n\n&lt;p&gt;&lt;strong&gt;IV. Podmioty odpowiedzialne za inwentaryzację w strukturze organizacyjnej. &lt;/strong&gt;&lt;/p&gt;\n\n&lt;p&gt;&lt;strong&gt;V. Metody i formy przeprowadzania inwentaryzacji.&lt;/strong&gt;&lt;/p&gt;\n\n&lt;p&gt;1. Pełna inwentaryzacja okresowa.&lt;/p&gt;\n\n&lt;p&gt;2. Pełna inwentaryzacja ciągła.&lt;/p&gt;\n\n&lt;p&gt;3. Wyrywkowe inwentaryzacje okresowe lub ciągłe.&lt;/p&gt;\n\n&lt;p&gt;4. Inwentaryzacje doraźne.&lt;/p&gt;\n\n&lt;p&gt;&lt;strong&gt;VI. Organizacja inwentaryzacji.&lt;/strong&gt;&lt;/p&gt;\n\n&lt;p&gt;1. Zadania komórki inwentaryzacyjnej lub komisji inwentaryzacyjnej.&lt;/p&gt;\n\n&lt;p&gt;2. Zadania zespołów spisowych.&lt;/p&gt;\n\n&lt;p&gt;3. Zadania kontrolerów spisowych.&lt;/p&gt;\n\n&lt;p&gt;&lt;strong&gt;VII. Spis z natury jako podstawowa technika inwentaryzacyjna.&lt;/strong&gt;&lt;/p&gt;\n\n&lt;p&gt;1. Czynności poprzedzające przeprowadzenie spisu z natury.&lt;/p&gt;\n\n&lt;p&gt;2. Identyfikacja składników własnych i obcych.&lt;/p&gt;\n\n&lt;p&gt;3. Przebieg i dokumentacja czynności spisowych.&lt;/p&gt;\n\n&lt;p&gt;4. Forma arkuszy spisowych.&lt;/p&gt;\n\n&lt;p&gt;5. Spis składników trudnych do pomiaru.&lt;/p&gt;\n\n&lt;p&gt;6. Postępowanie przy nieskuteczności metody.&lt;/p&gt;\n\n&lt;p&gt;7. Czynności po zakończeniu spisu.&lt;/p&gt;\n\n&lt;p&gt;&lt;strong&gt;VIII. Metoda pisemnego potwierdzania stanów.&lt;/strong&gt;&lt;/p&gt;\n\n&lt;p&gt;Postępowanie przy nieskuteczności metody.&lt;/p&gt;\n\n&lt;p&gt;&lt;strong&gt;IX. Metoda weryfikacji stanów księgowych z dokumentacją źródłową.&lt;/strong&gt;&lt;/p&gt;\n\n&lt;p&gt;Współpraca z reprezentantami komórek eksploatacyjnych.&lt;/p&gt;\n\n&lt;p&gt;&lt;strong&gt;X. Rozliczanie inwentaryzacji.&lt;/strong&gt;&lt;/p&gt;\n\n&lt;p&gt;1. Wycena, ustalenie i księgowanie  różnic inwentaryzacyjnych.&lt;/p&gt;\n\n&lt;p&gt;2. Warunki i sposób dokonywania kompensat.&lt;/p&gt;\n\n&lt;p&gt;3. Rozliczanie ubytków naturalnych.&lt;/p&gt;\n\n&lt;p&gt;4. Uwarunkowania  występowania z roszczeniami.&lt;/p&gt;\n\n&lt;p&gt;&lt;strong&gt;XI. Procedury poinwentaryzacyjne.&lt;/strong&gt;&lt;/p&gt;\n\n&lt;p&gt; &lt;/p&gt;\n\n&lt;hr /&gt;\n\n&lt;hr /&gt;&lt;p&gt;Strona internetowa ze szczegółami szkolenia \&quot;Inwentaryzacja 2016. Przygotowanie do sporządzenia bilansu. Procedury, metody i organizacja inwentaryzacji.\&quot;.&lt;/p&gt;\n\n&lt;p&gt;Link: http://www.polbi.pl/pl/kurs/1595/Inwentaryzacja-2016-Przygotowanie-do-sporzadzenia-bilansu-Procedury-metody-i-organizacja-inwentaryzacji&lt;/p&gt;\n\n&lt;hr /&gt;&lt;p&gt;&lt;strong&gt;KONTAKT Z DZIAŁEM SZKOLEŃ:&lt;/strong&gt;&lt;/p&gt;\n\n&lt;p&gt;e-mail: karol.nowicki@polbi.pl&lt;/p&gt;\n\n&lt;p&gt;e-mail: biuro@polbi.pl&lt;/p&gt;\n\n&lt;p&gt;00-697 Warszawa, Aleje Jerozolimskie 65/79,&lt;/p&gt;\n\n&lt;p&gt;Budynek Hotelu MARRIOTT - Centrum LIM,&lt;/p&gt;\n\n&lt;p&gt;Sekretariat - III piętro, pokój 03.190&lt;/p&gt;\n\n&lt;p&gt;www.polbi.pl&lt;/p&gt;\n\n&lt;hr /&gt;\n&lt;strong&gt;CZAS TRWANIA SZKOLENIA&lt;/strong&gt;\n\n&lt;p&gt;Zajęcia rozpoczynają się o godzinie 10:00.&lt;/p&gt;\n\n&lt;p&gt;Planowane zakończenie o godzinie 16:00.&lt;/p&gt;\n\n\n&lt;strong&gt;ILOŚĆ GODZIN&lt;/strong&gt;\n\n&lt;p&gt;Szkolenie obejmuje 6 godziny wykładowe.&lt;/p&gt;\n\n\n&lt;strong&gt;METODA PROWADZENIA ZAJĘĆ&lt;/strong&gt;\n\n&lt;p&gt;Wykłady i ćwiczenia, praktyczne przykłady.&lt;/p&gt;\n\n\n&lt;strong&gt;CATERING&lt;/strong&gt;\n\n&lt;p&gt;Zapraszamy na przerwę kawową i obiad.&lt;/p&gt;\n\n\n&lt;strong&gt;WPISY DO EWIDENCJI SZKÓŁ, PLACÓWEK I INSTYTUCJI SZKOLENIOWYCH&lt;/strong&gt;\n\n&lt;ul&gt;&lt;li&gt;Zaświadczenie nr 13/K/03 Biura Edukacji Urzędu Miasta Stołecznego Warszawy z dnia 30 kwietnia 2003 roku o wpisie do ewidencji szkół i placówek niepublicznych pod Nr 814 K&lt;/li&gt;\n\t&lt;li&gt;Zaświadczenie Wojewódzkiego Urzędu Pracy z dnia 29 grudnia 2004 roku o wpisie do Rejestru Instytucji Szkoleniowych (RIS) pod numerem ewidencyjnym 2.14/00060/2004&lt;/li&gt;\n&lt;/ul&gt;\n&lt;strong&gt;PLACÓWKA OŚWIATOWA &lt;/strong&gt;\n\n&lt;p&gt;Działalność szkoleniowa jest objęta systemem oświaty.  Wszystkie szkolenia mają zapewniony nadzór pedagogiczny i odbywają się pod kuratelą Kuratorium Oświaty.&lt;/p&gt;\n\n&lt;p&gt; &lt;/p&gt;\n\n&lt;hr /&gt;&lt;p&gt;&lt;strong&gt;POLECAMY KURSY i SZKOLENIA&lt;/strong&gt;:&lt;/p&gt;\n\n&lt;p&gt;Kursy dla administracji, oświaty, samorządów;&lt;/p&gt;\n\n&lt;p&gt;Kursy dla branży medycznej i farmacji;&lt;/p&gt;\n\n&lt;p&gt;Kurs - Kadry i Płace. Szkolenia - prawo pracy, wynagrodzenia i czas pracy, ubezpieczenia społeczne i składki ZUS, program Płatnik;&lt;/p&gt;\n\n&lt;p&gt;Kursy dla księgowych. Szkolenia podatkowe - VAT i faktura VAT, PIT, CIT, podróże służbowe, reprezentacja i reklama, samochód w firmie;&lt;/p&gt;\n\n&lt;p&gt;Projekty finansowane ze środków Unii Europejskiej;&lt;/p&gt;\n\n&lt;p&gt;Kalkulatory wynagrodzeń, zasiłków chorobowych, składek ZUS i podatków, ryczałtów samochodowych, kosztów podróży służbowych, umów zleceń i o dzieło.&lt;/p&gt;\n\n&lt;p&gt; &lt;/p&gt;&quot;, &quot;listaProjektow&quot;: [], &quot;idRodzajuUslugi&quot;: 144, &quot;kwalifikacjeKuz&quot;: [], &quot;osobaKontaktowa&quot;: {&quot;email&quot;: &quot;karol@polbi.pl&quot;, &quot;telefon&quot;: &quot;+48 22 629 13 88&quot;, &quot;zdjecie&quot;: null, &quot;imieNazwisko&quot;: &quot;Karol Nowicki&quot;}, &quot;zakresUprawnien&quot;: null, &quot;efektyUczeniaSie&quot;: null, &quot;inneKwalifikacje&quot;: [], &quot;cenaNettoZaUsluge&quot;: null, &quot;idKategoriiUslugi&quot;: 469, &quot;idKwalifikacjiKkz&quot;: null, &quot;idKwalifikacjiZrk&quot;: null, &quot;warunkiTechniczne&quot;: null, &quot;cenaBruttoZaUsluge&quot;: null, &quot;cenaNettoZaGodzine&quot;: 7500, &quot;idFormySwiadczenia&quot;: 1, &quot;idPodrodzajuUslugi&quot;: 145, &quot;warunkiLogistyczne&quot;: [], &quot;cenaBruttoZaGodzine&quot;: 7500, &quot;formyDofinansowania&quot;: [], &quot;informacjeDodatkowe&quot;: &quot;&lt;hr /&gt;&lt;p&gt;&lt;strong&gt;CENA:&lt;/strong&gt;&lt;/p&gt;\n\n&lt;p&gt;Koszt uczestnictwa w szkoleniu wynosi dla:&lt;/p&gt;\n\n&lt;ul&gt;&lt;li&gt;jednej osoby 450 zł,&lt;/li&gt;\n\t&lt;li&gt;dla dwóch lub więcej osób z firmy 390 zł/osobę,&lt;/li&gt;\n\t&lt;li&gt;do 100% dofinansowania z KFS.&lt;/li&gt;\n&lt;/ul&gt;&lt;p&gt;Cena zawiera: udział w szkoleniu, obiad, serwis kawowy, materiały dydaktyczne, konsultacje w trakcie szkolenia, zaświadczenie o ukończenia kursu.&lt;/p&gt;\n\n&lt;p&gt; &lt;/p&gt;\n\n&lt;p&gt;&lt;strong&gt;CENA PROMOCYJNA 350 ZŁ/OSOBĘ, PRZY ZGŁOSZENIU DO 15 LISTOPADA 2016 ROKU.&lt;/strong&gt;&lt;/p&gt;\nDYPLOM - Każdy uczestnik otrzymuje „Zaświadczenie o ukończeniu kursu” wydawane zgodnie ze wzorem określonym w załączniku nr 5 do rozporządzenia Ministra Edukacji Narodowej z dnia 11 stycznia 2012 r. w sprawie kształcenia ustawicznego w formach pozaszkolnych (Dz. U. z 2014 r. poz. 622).\n&lt;hr /&gt;\n&lt;strong&gt;MATERIAŁY DYDAKTYCZNE&lt;/strong&gt;\n\n&lt;p&gt;Każdy uczestnik otrzymuje bezpłatnie komplet materiałów szkoleniowych.&lt;/p&gt;\n\n\n&lt;strong&gt;EWIDENCJA WYDANYCH ZAŚWIADCZEŃ&lt;/strong&gt;\n\n&lt;p&gt;Prowadzimy ewidencję wydanych zaświadczeń.&lt;br /&gt;\nDo prowadzenia dokumentacji wydanych zaświadczeń zobowiązują przepisy § 21 rozporządzenia Ministra Edukacji Narodowej z dnia 11 stycznia 2012 r. w sprawie kształcenia ustawicznego w formach pozaszkolnych (Dz. U. z 2014 r. poz. 622)&lt;/p&gt;\n\n&lt;p&gt; &lt;/p&gt;&quot;, &quot;kosztWalidacjiNetto&quot;: null, &quot;warunkiUczestnictwa&quot;: null, &quot;idPodkategoriiUslugi&quot;: 471, &quot;kosztWalidacjiBrutto&quot;: null, &quot;cenaNettoZaUczestnika&quot;: 45000, &quot;dataRozpoczeciaUslugi&quot;: &quot;2016-11-18T00:00:00+01:00&quot;, &quot;dataZakonczeniaUslugi&quot;: &quot;2016-11-18T00:00:00+01:00&quot;, &quot;cenaBruttoZaUczestnika&quot;: 45000, &quot;czyUslugaDofinansowana&quot;: false, &quot;materialyDlaUczestnikow&quot;: null, &quot;kosztCertyfikowaniaNetto&quot;: null, &quot;czyCenaDotyczyCalejUslugi&quot;: false, &quot;dataZakonczeniaRekrutacji&quot;: &quot;2016-11-17T00:00:00+01:00&quot;, &quot;kosztCertyfikowaniaBrutto&quot;: null, &quot;minimalnaLiczbaUczestnikow&quot;: 1, &quot;szczegolyMiejscaRealizacji&quot;: &quot;Sala wykładowa w budynku Hotelu Marriott - Centrum LIM, III piętro. Wejście od Alei Jerozolimskich, naprzeciwko Dworca Centralnego, pomiędzy Bankiem Millennium i drogerią ROSSMANN - windy po lewej stronie.&quot;, &quot;maksymalnaLiczbaUczestnikow&quot;: 22,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24, "adres": {"idKraju": null, "idUlicy": null, "telefon": null, "nazwaKraju": null, "nazwaUlicy": "Aleje Jerozolimskie", "kodPocztowy": null, "numerLokalu": null, "numerBudynku": "65/79", "idWojewodztwa": 7, "idMiejscowosci": null, "nazwaWojewodztwa": "mazowieckie", "nazwaMiejscowosci": "Warszawa", "dlugoscGeograficzna": null, "szerokoscGeograficzna": null}, "numer": "2016/11/02/5453/22624", "ocena": {"liczbaOcen": 0, "sredniaZOcen": 0.0}, "tytul": "Inwentaryzacja 2016. Przygotowanie do sporządzenia bilansu. Procedury, metody i organizacja inwentaryzacji. DOBRA CENA SZKOLENIA: 350 ZŁ/OSOBĘ.", "status": "ODWOLANA", "efektUslugi": null, "celBiznesowy": null, "liczbaGodzin": 6, "celEdukacyjny": "Uczestnicy szkolenia uzyskają przede wszystkim praktyczny zasób informacji o poszczególnych etapach prac w zakresie całokształtu procedur inwentaryzacyjnych. Szkolenie w oparciu o nowa regulacje prawną wynikająca ze „Stanowiska Komitetu Standardów Rachunkowości w sprawie inwentaryzacji drogą spisu z natury zapasów materiałów, towarów, wyrobów gotowych i półproduktów\".  Uczestnik szkolenia uzyska przede wszystkim praktyczny zasób informacji o poszczególnych etapach prac w zakresie całokształtu procedur inwentaryzacyjnych.", "dostawcaUslug": {"id": 5453, "logo": {"url": "https://uslugirozwojowe.parp.gov.pl/api/plik/pobierz/P6mpEjaFOG1W0AGYp5InpC42qqNZJNzi", "nazwa": "MEo4T6HnkCzS3z5I.png", "rozszerzenie": "png"}, "nazwa": "Polbi Spółka z ograniczoną odpowiedzialnością"}, "grupaDocelowa": "&lt;hr /&gt;&lt;p&gt;Szkolenie skierowane jest dla wszystkich, którzy zobowiązani są do przeprowadzania inwentaryzacji. W kursie powinni wziąć udział pracownicy odpowiedzialni za realizację inwentaryzacji, osoby prowadzące gospodarkę materiałową oraz środkami trwałymi i wyposażeniem, pracownicy działów organizacyjno-administracyjnych, księgowi i główni księgowi, pracownicy odpowiedzialni za koordynację lub nadzór nad prawidłowym przebiegiem inwentaryzacji jak również przedsiębiorcy i właściciele firm.&lt;/p&gt;", "kodyDostepowe": null, "programUslugi": "&lt;hr /&gt;&lt;p style=\"font-size:30px;\"&gt;AKCJA BILANS 2016. INWENTARYZACJA - PODSTAWOWA CZYNNOŚĆ PRZY SPORZĄDZANIU BILANSU ZAMKNIĘCIA. NOWE REGULACJE DOTYCZĄCE INWENTARYZACJI WPROWADZONE USTAWĄ O RACHUNKOWOŚCI W 2016 ROKU.&lt;/p&gt;\n\n&lt;p&gt;&lt;strong&gt;PROGRAM SZKOLENIA - INWENTARYZACJA 2016&lt;/strong&gt;&lt;/p&gt;\n\n&lt;p&gt;&lt;strong&gt;I. Funkcje i cele inwentaryzacji.&lt;/strong&gt;&lt;/p&gt;\n\n&lt;p&gt;&lt;strong&gt;II. Podstawy prawne inwentaryzacji.&lt;/strong&gt;&lt;/p&gt;\n\n&lt;p&gt;&lt;strong&gt;III. Harmonogram i dokumentacja  procedur inwentaryzacyjnych. &lt;/strong&gt;&lt;/p&gt;\n\n&lt;p&gt;&lt;strong&gt;IV. Podmioty odpowiedzialne za inwentaryzację w strukturze organizacyjnej. &lt;/strong&gt;&lt;/p&gt;\n\n&lt;p&gt;&lt;strong&gt;V. Metody i formy przeprowadzania inwentaryzacji.&lt;/strong&gt;&lt;/p&gt;\n\n&lt;p&gt;1. Pełna inwentaryzacja okresowa.&lt;/p&gt;\n\n&lt;p&gt;2. Pełna inwentaryzacja ciągła.&lt;/p&gt;\n\n&lt;p&gt;3. Wyrywkowe inwentaryzacje okresowe lub ciągłe.&lt;/p&gt;\n\n&lt;p&gt;4. Inwentaryzacje doraźne.&lt;/p&gt;\n\n&lt;p&gt;&lt;strong&gt;VI. Organizacja inwentaryzacji.&lt;/strong&gt;&lt;/p&gt;\n\n&lt;p&gt;1. Zadania komórki inwentaryzacyjnej lub komisji inwentaryzacyjnej.&lt;/p&gt;\n\n&lt;p&gt;2. Zadania zespołów spisowych.&lt;/p&gt;\n\n&lt;p&gt;3. Zadania kontrolerów spisowych.&lt;/p&gt;\n\n&lt;p&gt;&lt;strong&gt;VII. Spis z natury jako podstawowa technika inwentaryzacyjna.&lt;/strong&gt;&lt;/p&gt;\n\n&lt;p&gt;1. Czynności poprzedzające przeprowadzenie spisu z natury.&lt;/p&gt;\n\n&lt;p&gt;2. Identyfikacja składników własnych i obcych.&lt;/p&gt;\n\n&lt;p&gt;3. Przebieg i dokumentacja czynności spisowych.&lt;/p&gt;\n\n&lt;p&gt;4. Forma arkuszy spisowych.&lt;/p&gt;\n\n&lt;p&gt;5. Spis składników trudnych do pomiaru.&lt;/p&gt;\n\n&lt;p&gt;6. Postępowanie przy nieskuteczności metody.&lt;/p&gt;\n\n&lt;p&gt;7. Czynności po zakończeniu spisu.&lt;/p&gt;\n\n&lt;p&gt;&lt;strong&gt;VIII. Metoda pisemnego potwierdzania stanów.&lt;/strong&gt;&lt;/p&gt;\n\n&lt;p&gt;Postępowanie przy nieskuteczności metody.&lt;/p&gt;\n\n&lt;p&gt;&lt;strong&gt;IX. Metoda weryfikacji stanów księgowych z dokumentacją źródłową.&lt;/strong&gt;&lt;/p&gt;\n\n&lt;p&gt;Współpraca z reprezentantami komórek eksploatacyjnych.&lt;/p&gt;\n\n&lt;p&gt;&lt;strong&gt;X. Rozliczanie inwentaryzacji.&lt;/strong&gt;&lt;/p&gt;\n\n&lt;p&gt;1. Wycena, ustalenie i księgowanie  różnic inwentaryzacyjnych.&lt;/p&gt;\n\n&lt;p&gt;2. Warunki i sposób dokonywania kompensat.&lt;/p&gt;\n\n&lt;p&gt;3. Rozliczanie ubytków naturalnych.&lt;/p&gt;\n\n&lt;p&gt;4. Uwarunkowania  występowania z roszczeniami.&lt;/p&gt;\n\n&lt;p&gt;&lt;strong&gt;XI. Procedury poinwentaryzacyjne.&lt;/strong&gt;&lt;/p&gt;\n\n&lt;p&gt; &lt;/p&gt;\n\n&lt;hr /&gt;\n\n&lt;hr /&gt;&lt;p&gt;Strona internetowa ze szczegółami szkolenia \"Inwentaryzacja 2016. Przygotowanie do sporządzenia bilansu. Procedury, metody i organizacja inwentaryzacji.\".&lt;/p&gt;\n\n&lt;p&gt;Link: http://www.polbi.pl/pl/kurs/1595/Inwentaryzacja-2016-Przygotowanie-do-sporzadzenia-bilansu-Procedury-metody-i-organizacja-inwentaryzacji&lt;/p&gt;\n\n&lt;hr /&gt;&lt;p&gt;&lt;strong&gt;KONTAKT Z DZIAŁEM SZKOLEŃ:&lt;/strong&gt;&lt;/p&gt;\n\n&lt;p&gt;e-mail: karol.nowicki@polbi.pl&lt;/p&gt;\n\n&lt;p&gt;e-mail: biuro@polbi.pl&lt;/p&gt;\n\n&lt;p&gt;00-697 Warszawa, Aleje Jerozolimskie 65/79,&lt;/p&gt;\n\n&lt;p&gt;Budynek Hotelu MARRIOTT - Centrum LIM,&lt;/p&gt;\n\n&lt;p&gt;Sekretariat - III piętro, pokój 03.190&lt;/p&gt;\n\n&lt;p&gt;www.polbi.pl&lt;/p&gt;\n\n&lt;hr /&gt;\n&lt;strong&gt;CZAS TRWANIA SZKOLENIA&lt;/strong&gt;\n\n&lt;p&gt;Zajęcia rozpoczynają się o godzinie 10:00.&lt;/p&gt;\n\n&lt;p&gt;Planowane zakończenie o godzinie 16:00.&lt;/p&gt;\n\n\n&lt;strong&gt;ILOŚĆ GODZIN&lt;/strong&gt;\n\n&lt;p&gt;Szkolenie obejmuje 6 godziny wykładowe.&lt;/p&gt;\n\n\n&lt;strong&gt;METODA PROWADZENIA ZAJĘĆ&lt;/strong&gt;\n\n&lt;p&gt;Wykłady i ćwiczenia, praktyczne przykłady.&lt;/p&gt;\n\n\n&lt;strong&gt;CATERING&lt;/strong&gt;\n\n&lt;p&gt;Zapraszamy na przerwę kawową i obiad.&lt;/p&gt;\n\n\n&lt;strong&gt;WPISY DO EWIDENCJI SZKÓŁ, PLACÓWEK I INSTYTUCJI SZKOLENIOWYCH&lt;/strong&gt;\n\n&lt;ul&gt;&lt;li&gt;Zaświadczenie nr 13/K/03 Biura Edukacji Urzędu Miasta Stołecznego Warszawy z dnia 30 kwietnia 2003 roku o wpisie do ewidencji szkół i placówek niepublicznych pod Nr 814 K&lt;/li&gt;\n\t&lt;li&gt;Zaświadczenie Wojewódzkiego Urzędu Pracy z dnia 29 grudnia 2004 roku o wpisie do Rejestru Instytucji Szkoleniowych (RIS) pod numerem ewidencyjnym 2.14/00060/2004&lt;/li&gt;\n&lt;/ul&gt;\n&lt;strong&gt;PLACÓWKA OŚWIATOWA &lt;/strong&gt;\n\n&lt;p&gt;Działalność szkoleniowa jest objęta systemem oświaty.  Wszystkie szkolenia mają zapewniony nadzór pedagogiczny i odbywają się pod kuratelą Kuratorium Oświaty.&lt;/p&gt;\n\n&lt;p&gt; &lt;/p&gt;\n\n&lt;hr /&gt;&lt;p&gt;&lt;strong&gt;POLECAMY KURSY i SZKOLENIA&lt;/strong&gt;:&lt;/p&gt;\n\n&lt;p&gt;Kursy dla administracji, oświaty, samorządów;&lt;/p&gt;\n\n&lt;p&gt;Kursy dla branży medycznej i farmacji;&lt;/p&gt;\n\n&lt;p&gt;Kurs - Kadry i Płace. Szkolenia - prawo pracy, wynagrodzenia i czas pracy, ubezpieczenia społeczne i składki ZUS, program Płatnik;&lt;/p&gt;\n\n&lt;p&gt;Kursy dla księgowych. Szkolenia podatkowe - VAT i faktura VAT, PIT, CIT, podróże służbowe, reprezentacja i reklama, samochód w firmie;&lt;/p&gt;\n\n&lt;p&gt;Projekty finansowane ze środków Unii Europejskiej;&lt;/p&gt;\n\n&lt;p&gt;Kalkulatory wynagrodzeń, zasiłków chorobowych, składek ZUS i podatków, ryczałtów samochodowych, kosztów podróży służbowych, umów zleceń i o dzieło.&lt;/p&gt;\n\n&lt;p&gt; &lt;/p&gt;", "listaProjektow": [], "idRodzajuUslugi": 144, "kwalifikacjeKuz": [], "osobaKontaktowa": {"email": "karol@polbi.pl", "telefon": "+48 22 629 13 88", "zdjecie": null, "imieNazwisko": "Karol Nowicki"}, "zakresUprawnien": null, "efektyUczeniaSie": null, "inneKwalifikacje": [], "cenaNettoZaUsluge": null, "idKategoriiUslugi": 469, "idKwalifikacjiKkz": null, "idKwalifikacjiZrk": null, "warunkiTechniczne": null, "cenaBruttoZaUsluge": null, "cenaNettoZaGodzine": 7500, "idFormySwiadczenia": 1, "idPodrodzajuUslugi": 145, "warunkiLogistyczne": [], "cenaBruttoZaGodzine": 7500, "formyDofinansowania": [], "informacjeDodatkowe": "&lt;hr /&gt;&lt;p&gt;&lt;strong&gt;CENA:&lt;/strong&gt;&lt;/p&gt;\n\n&lt;p&gt;Koszt uczestnictwa w szkoleniu wynosi dla:&lt;/p&gt;\n\n&lt;ul&gt;&lt;li&gt;jednej osoby 450 zł,&lt;/li&gt;\n\t&lt;li&gt;dla dwóch lub więcej osób z firmy 390 zł/osobę,&lt;/li&gt;\n\t&lt;li&gt;do 100% dofinansowania z KFS.&lt;/li&gt;\n&lt;/ul&gt;&lt;p&gt;Cena zawiera: udział w szkoleniu, obiad, serwis kawowy, materiały dydaktyczne, konsultacje w trakcie szkolenia, zaświadczenie o ukończenia kursu.&lt;/p&gt;\n\n&lt;p&gt; &lt;/p&gt;\n\n&lt;p&gt;&lt;strong&gt;CENA PROMOCYJNA 350 ZŁ/OSOBĘ, PRZY ZGŁOSZENIU DO 15 LISTOPADA 2016 ROKU.&lt;/strong&gt;&lt;/p&gt;\nDYPLOM - Każdy uczestnik otrzymuje „Zaświadczenie o ukończeniu kursu” wydawane zgodnie ze wzorem określonym w załączniku nr 5 do rozporządzenia Ministra Edukacji Narodowej z dnia 11 stycznia 2012 r. w sprawie kształcenia ustawicznego w formach pozaszkolnych (Dz. U. z 2014 r. poz. 622).\n&lt;hr /&gt;\n&lt;strong&gt;MATERIAŁY DYDAKTYCZNE&lt;/strong&gt;\n\n&lt;p&gt;Każdy uczestnik otrzymuje bezpłatnie komplet materiałów szkoleniowych.&lt;/p&gt;\n\n\n&lt;strong&gt;EWIDENCJA WYDANYCH ZAŚWIADCZEŃ&lt;/strong&gt;\n\n&lt;p&gt;Prowadzimy ewidencję wydanych zaświadczeń.&lt;br /&gt;\nDo prowadzenia dokumentacji wydanych zaświadczeń zobowiązują przepisy § 21 rozporządzenia Ministra Edukacji Narodowej z dnia 11 stycznia 2012 r. w sprawie kształcenia ustawicznego w formach pozaszkolnych (Dz. U. z 2014 r. poz. 622)&lt;/p&gt;\n\n&lt;p&gt; &lt;/p&gt;", "kosztWalidacjiNetto": null, "warunkiUczestnictwa": null, "idPodkategoriiUslugi": 471, "kosztWalidacjiBrutto": null, "cenaNettoZaUczestnika": 45000, "dataRozpoczeciaUslugi": "2016-11-18T00:00:00+01:00", "dataZakonczeniaUslugi": "2016-11-18T00:00:00+01:00", "cenaBruttoZaUczestnika": 45000, "czyUslugaDofinansowana": false, "materialyDlaUczestnikow": null, "kosztCertyfikowaniaNetto": null, "czyCenaDotyczyCalejUslugi": false, "dataZakonczeniaRekrutacji": "2016-11-17T00:00:00+01:00", "kosztCertyfikowaniaBrutto": null, "minimalnaLiczbaUczestnikow": 1, "szczegolyMiejscaRealizacji": "Sala wykładowa w budynku Hotelu Marriott - Centrum LIM, III piętro. Wejście od Alei Jerozolimskich, naprzeciwko Dworca Centralnego, pomiędzy Bankiem Millennium i drogerią ROSSMANN - windy po lewej stronie.", "maksymalnaLiczbaUczestnikow": 22,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782454">
            <text:p>2025-12-16 15:54:06.782454</text:p>
          </table:table-cell>
          <table:table-cell office:value-type="string" office:string-value="2025-12-16 15:54:06.782454">
            <text:p>2025-12-16 15:54:06.782454</text:p>
          </table:table-cell>
        </table:table-row>
        <table:table-row>
          <table:table-cell office:value-type="float" office:value="22666">
            <text:p>22666</text:p>
          </table:table-cell>
          <table:table-cell office:value-type="string" office:string-value="2016/11/02/10919/22666">
            <text:p>2016/11/02/10919/22666</text:p>
          </table:table-cell>
          <table:table-cell office:value-type="string" office:string-value="Kurs - Audyt śledczy w procesie kontroli - Certyfikat Audytora Śledczego &#10;&#10;Kurs modułowy - Kompleksowa metoda wykrywania i dokumentowania zagrożeń przestępstwami gospodarczymi, oszustwami, nadużyciami i korupcją.&#10;&#10;http://www.pikw.pl/audyt-sledczy-w-procesie-kontroli,art_68_549.html">
            <text:p>Kurs - Audyt śledczy w procesie kontroli - Certyfikat Audytora Śledczego 

Kurs modułowy - Kompleksowa metoda wykrywania i dokumentowania zagrożeń przestępstwami gospodarczymi, oszustwami, nadużyciami i korupcją.

http://www.pikw.pl/audyt-sledczy-w-procesie-kontroli,art_68_549.html</text:p>
          </table:table-cell>
          <table:table-cell office:value-type="string" office:string-value="ZREALIZOWANA">
            <text:p>ZREALIZOWANA</text:p>
          </table:table-cell>
          <table:table-cell office:value-type="string" office:string-value="2016-11-24 00:00:00">
            <text:p>2016-11-24 00:00:00</text:p>
          </table:table-cell>
          <table:table-cell office:value-type="string" office:string-value="2016-12-16 00:00:00">
            <text:p>2016-12-16 00:00:00</text:p>
          </table:table-cell>
          <table:table-cell office:value-type="string" office:string-value="2016-11-23 00:00:00">
            <text:p>2016-11-23 00:00:00</text:p>
          </table:table-cell>
          <table:table-cell office:value-type="float" office:value="469">
            <text:p>469</text:p>
          </table:table-cell>
          <table:table-cell office:value-type="float" office:value="470">
            <text:p>470</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Kurs przeznaczony jest dla pracowników komórek kontroli i audytu oraz osób planujących  w przyszłości zajmować się zawodowo przeprowadzaniem audytu śledczego / kontroli wewnętrznych lub zewnętrznych w gospodarce i administracji publicznej.">
            <text:p>Kurs przeznaczony jest dla pracowników komórek kontroli i audytu oraz osób planujących  w przyszłości zajmować się zawodowo przeprowadzaniem audytu śledczego / kontroli wewnętrznych lub zewnętrznych w gospodarce i administracji publicznej.</text:p>
          </table:table-cell>
          <table:table-cell office:value-type="string" office:string-value="Celem kursu jest przygotowanie słuchaczy do pracy i prowadzenia audytu śledczego zgodnie z przyjętymi w tym zakresie standardami oraz najlepszą praktyką zawodową. &#10;&#10;Udział w kursie zapewni zdobycie kwalifikacji   do samodzielnego prowadzenia audytu śledczego poprzez:&#10;&#10;uporządkowanie dotychczasowej wiedzy z zakresu kontroli i audytu w organizacji,&#10;kształtowanie umiejętności planowania i doboru właściwych metod i narzędzi prowadzenia audytu śledczego,&#10;pozyskanie wiedzy dotyczącej zasad i sposobów dokumentowania wyników audytu śledczego.&#10;W trakcie poszczególnych modułów prowadzonych w formie wykładów, warsztatów i ćwiczeń, przedstawione zostaną teoretyczne i praktyczne elementy procesu planowania i prowadzenia audytu śledczego ze szczególnym uwzględnieniem procesu przetwarzania informacji oraz aspektów organizacyjnych i psychologicznych.">
            <text:p>Celem kursu jest przygotowanie słuchaczy do pracy i prowadzenia audytu śledczego zgodnie z przyjętymi w tym zakresie standardami oraz najlepszą praktyką zawodową. 

Udział w kursie zapewni zdobycie kwalifikacji   do samodzielnego prowadzenia audytu śledczego poprzez:

uporządkowanie dotychczasowej wiedzy z zakresu kontroli i audytu w organizacji,
kształtowanie umiejętności planowania i doboru właściwych metod i narzędzi prowadzenia audytu śledczego,
pozyskanie wiedzy dotyczącej zasad i sposobów dokumentowania wyników audytu śledczego.
W trakcie poszczególnych modułów prowadzonych w formie wykładów, warsztatów i ćwiczeń, przedstawione zostaną teoretyczne i praktyczne elementy procesu planowania i prowadzenia audytu śledczego ze szczególnym uwzględnieniem procesu przetwarzania informacji oraz aspektów organizacyjnych i psychologicznych.</text:p>
          </table:table-cell>
          <table:table-cell office:value-type="string" office:string-value="">
            <text:p/>
          </table:table-cell>
          <table:table-cell office:value-type="string" office:string-value="">
            <text:p/>
          </table:table-cell>
          <table:table-cell office:value-type="string" office:string-value="&lt;p&gt;MODUŁ I 24 - 25 listopada 2016 r.&lt;/p&gt;&#10;&#10;&lt;ul&gt;&lt;li&gt;Wprowadzenie do audytu śledczego i procesu prowadzenia kontroli.&lt;/li&gt;&#10; &lt;li&gt;Sprawca przestępstwa gospodarczego&lt;/li&gt;&#10; &lt;li&gt;Zapobieganie nadużyciom w organizacji. Modele systemów „antyfraudowych”&lt;/li&gt;&#10;&lt;/ul&gt;&lt;p&gt; &lt;/p&gt;&#10;&#10;&lt;p&gt;MODUŁ II 01 - 02 grudnia 2016 r.&lt;/p&gt;&#10;&#10;&lt;ul&gt;&lt;li&gt;Charakterystyka zjawiska przestępczości gospodarczej.&lt;/li&gt;&#10; &lt;li&gt;Informacja w procesie audytu śledczego.&lt;/li&gt;&#10;&lt;/ul&gt;&lt;p&gt; &lt;/p&gt;&#10;&#10;&lt;p&gt;MODUŁ III 08 - 09 grudnia 2016 r.&lt;/p&gt;&#10;&#10;&lt;ul&gt;&lt;li&gt;Analiza śledcza, nowoczesne narzędzie przetwarzania informacji w procesie audytu śledczego.&lt;/li&gt;&#10;&lt;/ul&gt;&lt;p&gt; &lt;/p&gt;&#10;&#10;&lt;p&gt;MODUŁ IV 14-15 grudnia  2016 r.&lt;/p&gt;&#10;&#10;&lt;ul&gt;&lt;li&gt;Audyt śledczy – modelowe postępowanie w zakresie wykrywania i zapobiegania nieprawidłowościom w przedsiębiorstwie i instytucjach.&lt;/li&gt;&#10;&lt;/ul&gt;&lt;ul&gt;&lt;li&gt;Praktyczne możliwości wykorzystania analizy śledczej – warsztaty praktyczne, studium przypadku.&lt;/li&gt;&#10;&lt;/ul&gt;&lt;p&gt; &lt;/p&gt;&#10;&#10;&lt;p&gt;Repetytorium i egzamin 16 grudnia  2016 r.&lt;/p&gt;&#10;&#10;&lt;p&gt;Repetytorium 4 godz. &lt;/p&gt;&#10;&#10;&lt;p&gt;Egzamin - czas trwania max. 4 godz. dydaktyczne&lt;/p&gt;&#10;&#10;&lt;p&gt; &lt;/p&gt;&#10;&#10;&lt;p&gt;Szczegółowy program kursu jest dostępny na życzenie podmiotu / osoby zainteresowanej udziałem w kursie, bądź w wybranym module, kontakt biuro@pikw.pl&lt;/p&gt;">
            <text:p>&lt;p&gt;MODUŁ I 24 - 25 listopada 2016 r.&lt;/p&gt;

&lt;ul&gt;&lt;li&gt;Wprowadzenie do audytu śledczego i procesu prowadzenia kontroli.&lt;/li&gt;
	&lt;li&gt;Sprawca przestępstwa gospodarczego&lt;/li&gt;
	&lt;li&gt;Zapobieganie nadużyciom w organizacji. Modele systemów „antyfraudowych”&lt;/li&gt;
&lt;/ul&gt;&lt;p&gt; &lt;/p&gt;

&lt;p&gt;MODUŁ II 01 - 02 grudnia 2016 r.&lt;/p&gt;

&lt;ul&gt;&lt;li&gt;Charakterystyka zjawiska przestępczości gospodarczej.&lt;/li&gt;
	&lt;li&gt;Informacja w procesie audytu śledczego.&lt;/li&gt;
&lt;/ul&gt;&lt;p&gt; &lt;/p&gt;

&lt;p&gt;MODUŁ III 08 - 09 grudnia 2016 r.&lt;/p&gt;

&lt;ul&gt;&lt;li&gt;Analiza śledcza, nowoczesne narzędzie przetwarzania informacji w procesie audytu śledczego.&lt;/li&gt;
&lt;/ul&gt;&lt;p&gt; &lt;/p&gt;

&lt;p&gt;MODUŁ IV 14-15 grudnia  2016 r.&lt;/p&gt;

&lt;ul&gt;&lt;li&gt;Audyt śledczy – modelowe postępowanie w zakresie wykrywania i zapobiegania nieprawidłowościom w przedsiębiorstwie i instytucjach.&lt;/li&gt;
&lt;/ul&gt;&lt;ul&gt;&lt;li&gt;Praktyczne możliwości wykorzystania analizy śledczej – warsztaty praktyczne, studium przypadku.&lt;/li&gt;
&lt;/ul&gt;&lt;p&gt; &lt;/p&gt;

&lt;p&gt;Repetytorium i egzamin 16 grudnia  2016 r.&lt;/p&gt;

&lt;p&gt;Repetytorium 4 godz. &lt;/p&gt;

&lt;p&gt;Egzamin - czas trwania max. 4 godz. dydaktyczne&lt;/p&gt;

&lt;p&gt; &lt;/p&gt;

&lt;p&gt;Szczegółowy program kursu jest dostępny na życzenie podmiotu / osoby zainteresowanej udziałem w kursie, bądź w wybranym module, kontakt biuro@pikw.pl&lt;/p&gt;</text:p>
          </table:table-cell>
          <table:table-cell office:value-type="string" office:string-value="&lt;p&gt;Kurs przeznaczony jest dla pracowników komórek kontroli i audytu oraz osób planujących  w przyszłości zajmować się zawodowo przeprowadzaniem audytu śledczego / kontroli wewnętrznych lub zewnętrznych w gospodarce i administracji publicznej.&lt;/p&gt;&#10;&#10;&lt;p&gt; &lt;/p&gt;">
            <text:p>&lt;p&gt;Kurs przeznaczony jest dla pracowników komórek kontroli i audytu oraz osób planujących  w przyszłości zajmować się zawodowo przeprowadzaniem audytu śledczego / kontroli wewnętrznych lub zewnętrznych w gospodarce i administracji publicznej.&lt;/p&gt;

&lt;p&gt; &lt;/p&gt;</text:p>
          </table:table-cell>
          <table:table-cell office:value-type="string" office:string-value="">
            <text:p/>
          </table:table-cell>
          <table:table-cell office:value-type="string" office:string-value="">
            <text:p/>
          </table:table-cell>
          <table:table-cell office:value-type="string" office:string-value="Certyfikat Audytora Śledczego">
            <text:p>Certyfikat Audytora Śledczego</text:p>
          </table:table-cell>
          <table:table-cell office:value-type="string" office:string-value="">
            <text:p/>
          </table:table-cell>
          <table:table-cell office:value-type="string" office:string-value="">
            <text:p/>
          </table:table-cell>
          <table:table-cell office:value-type="float" office:value="590400.0">
            <text:p>590400.0</text:p>
          </table:table-cell>
          <table:table-cell office:value-type="float" office:value="480000.0">
            <text:p>480000.0</text:p>
          </table:table-cell>
          <table:table-cell office:value-type="float" office:value="0">
            <text:p/>
          </table:table-cell>
          <table:table-cell office:value-type="float" office:value="0">
            <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string" office:string-value="">
            <text:p/>
          </table:table-cell>
          <table:table-cell office:value-type="string" office:string-value="{&quot;idKraju&quot;: null, &quot;idUlicy&quot;: null, &quot;telefon&quot;: null, &quot;nazwaKraju&quot;: null, &quot;nazwaUlicy&quot;: &quot;Sienna&quot;, &quot;kodPocztowy&quot;: null, &quot;numerLokalu&quot;: &quot;35&quot;, &quot;numerBudynku&quot;: &quot;93&quot;, &quot;idWojewodztwa&quot;: 7, &quot;idMiejscowosci&quot;: null, &quot;nazwaWojewodztwa&quot;: &quot;mazowieckie&quot;, &quot;nazwaMiejscowosci&quot;: &quot;Warszawa&quot;, &quot;dlugoscGeograficzna&quot;: null, &quot;szerokoscGeograficzna&quot;: null}">
            <text:p>{"idKraju": null, "idUlicy": null, "telefon": null, "nazwaKraju": null, "nazwaUlicy": "Sienna", "kodPocztowy": null, "numerLokalu": "35", "numerBudynku": "93", "idWojewodztwa": 7, "idMiejscowosci": null, "nazwaWojewodztwa": "mazowieckie", "nazwaMiejscowosci": "Warszawa", "dlugoscGeograficzna": null, "szerokoscGeograficzna": null}</text:p>
          </table:table-cell>
          <table:table-cell office:value-type="string" office:string-value="{&quot;id&quot;: 10919, &quot;logo&quot;: {&quot;url&quot;: &quot;https://uslugirozwojowe.parp.gov.pl/api/file/preview?token=%242a%2406%24iA%2FJLuj2wV3DF1MfJ..zLO&quot;, &quot;nazwa&quot;: &quot;1. Logo png.png&quot;, &quot;rozszerzenie&quot;: null}, &quot;nazwa&quot;: &quot;Polski Instytut Kontroli Wewnętrznej Sp. z o.o.&quot;}">
            <text:p>{"id": 10919, "logo": {"url": "https://uslugirozwojowe.parp.gov.pl/api/file/preview?token=%242a%2406%24iA%2FJLuj2wV3DF1MfJ..zLO", "nazwa": "1. Logo png.png", "rozszerzenie": null}, "nazwa": "Polski Instytut Kontroli Wewnętrznej Sp. z o.o."}</text:p>
          </table:table-cell>
          <table:table-cell office:value-type="string" office:string-value="{&quot;email&quot;: &quot;a.pawlinska@pikw.pl&quot;, &quot;telefon&quot;: &quot;533220400&quot;, &quot;zdjecie&quot;: null, &quot;imieNazwisko&quot;: &quot;Aleksandra Pawlińska&quot;}">
            <text:p>{"email": "a.pawlinska@pikw.pl", "telefon": "533220400", "zdjecie": null, "imieNazwisko": "Aleksandra Pawliń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66, &quot;adres&quot;: {&quot;idKraju&quot;: null, &quot;idUlicy&quot;: null, &quot;telefon&quot;: null, &quot;nazwaKraju&quot;: null, &quot;nazwaUlicy&quot;: &quot;Sienna&quot;, &quot;kodPocztowy&quot;: null, &quot;numerLokalu&quot;: &quot;35&quot;, &quot;numerBudynku&quot;: &quot;93&quot;, &quot;idWojewodztwa&quot;: 7, &quot;idMiejscowosci&quot;: null, &quot;nazwaWojewodztwa&quot;: &quot;mazowieckie&quot;, &quot;nazwaMiejscowosci&quot;: &quot;Warszawa&quot;, &quot;dlugoscGeograficzna&quot;: null, &quot;szerokoscGeograficzna&quot;: null}, &quot;numer&quot;: &quot;2016/11/02/10919/22666&quot;, &quot;ocena&quot;: {&quot;liczbaOcen&quot;: 0, &quot;sredniaZOcen&quot;: 0.0}, &quot;tytul&quot;: &quot;Kurs - Audyt śledczy w procesie kontroli - Certyfikat Audytora Śledczego \n\nKurs modułowy - Kompleksowa metoda wykrywania i dokumentowania zagrożeń przestępstwami gospodarczymi, oszustwami, nadużyciami i korupcją.\n\nhttp://www.pikw.pl/audyt-sledczy-w-procesie-kontroli,art_68_549.html&quot;, &quot;status&quot;: &quot;ZREALIZOWANA&quot;, &quot;efektUslugi&quot;: null, &quot;celBiznesowy&quot;: &quot;Kurs przeznaczony jest dla pracowników komórek kontroli i audytu oraz osób planujących  w przyszłości zajmować się zawodowo przeprowadzaniem audytu śledczego / kontroli wewnętrznych lub zewnętrznych w gospodarce i administracji publicznej.&quot;, &quot;liczbaGodzin&quot;: 0, &quot;celEdukacyjny&quot;: &quot;Celem kursu jest przygotowanie słuchaczy do pracy i prowadzenia audytu śledczego zgodnie z przyjętymi w tym zakresie standardami oraz najlepszą praktyką zawodową. \n\nUdział w kursie zapewni zdobycie kwalifikacji   do samodzielnego prowadzenia audytu śledczego poprzez:\n\nuporządkowanie dotychczasowej wiedzy z zakresu kontroli i audytu w organizacji,\nkształtowanie umiejętności planowania i doboru właściwych metod i narzędzi prowadzenia audytu śledczego,\npozyskanie wiedzy dotyczącej zasad i sposobów dokumentowania wyników audytu śledczego.\nW trakcie poszczególnych modułów prowadzonych w formie wykładów, warsztatów i ćwiczeń, przedstawione zostaną teoretyczne i praktyczne elementy procesu planowania i prowadzenia audytu śledczego ze szczególnym uwzględnieniem procesu przetwarzania informacji oraz aspektów organizacyjnych i psychologicznych.&quot;, &quot;dostawcaUslug&quot;: {&quot;id&quot;: 10919, &quot;logo&quot;: {&quot;url&quot;: &quot;https://uslugirozwojowe.parp.gov.pl/api/file/preview?token=%242a%2406%24iA%2FJLuj2wV3DF1MfJ..zLO&quot;, &quot;nazwa&quot;: &quot;1. Logo png.png&quot;, &quot;rozszerzenie&quot;: null}, &quot;nazwa&quot;: &quot;Polski Instytut Kontroli Wewnętrznej Sp. z o.o.&quot;}, &quot;grupaDocelowa&quot;: &quot;&lt;p&gt;Kurs przeznaczony jest dla pracowników komórek kontroli i audytu oraz osób planujących  w przyszłości zajmować się zawodowo przeprowadzaniem audytu śledczego / kontroli wewnętrznych lub zewnętrznych w gospodarce i administracji publicznej.&lt;/p&gt;\n\n&lt;p&gt; &lt;/p&gt;&quot;, &quot;kodyDostepowe&quot;: null, &quot;programUslugi&quot;: &quot;&lt;p&gt;MODUŁ I 24 - 25 listopada 2016 r.&lt;/p&gt;\n\n&lt;ul&gt;&lt;li&gt;Wprowadzenie do audytu śledczego i procesu prowadzenia kontroli.&lt;/li&gt;\n\t&lt;li&gt;Sprawca przestępstwa gospodarczego&lt;/li&gt;\n\t&lt;li&gt;Zapobieganie nadużyciom w organizacji. Modele systemów „antyfraudowych”&lt;/li&gt;\n&lt;/ul&gt;&lt;p&gt; &lt;/p&gt;\n\n&lt;p&gt;MODUŁ II 01 - 02 grudnia 2016 r.&lt;/p&gt;\n\n&lt;ul&gt;&lt;li&gt;Charakterystyka zjawiska przestępczości gospodarczej.&lt;/li&gt;\n\t&lt;li&gt;Informacja w procesie audytu śledczego.&lt;/li&gt;\n&lt;/ul&gt;&lt;p&gt; &lt;/p&gt;\n\n&lt;p&gt;MODUŁ III 08 - 09 grudnia 2016 r.&lt;/p&gt;\n\n&lt;ul&gt;&lt;li&gt;Analiza śledcza, nowoczesne narzędzie przetwarzania informacji w procesie audytu śledczego.&lt;/li&gt;\n&lt;/ul&gt;&lt;p&gt; &lt;/p&gt;\n\n&lt;p&gt;MODUŁ IV 14-15 grudnia  2016 r.&lt;/p&gt;\n\n&lt;ul&gt;&lt;li&gt;Audyt śledczy – modelowe postępowanie w zakresie wykrywania i zapobiegania nieprawidłowościom w przedsiębiorstwie i instytucjach.&lt;/li&gt;\n&lt;/ul&gt;&lt;ul&gt;&lt;li&gt;Praktyczne możliwości wykorzystania analizy śledczej – warsztaty praktyczne, studium przypadku.&lt;/li&gt;\n&lt;/ul&gt;&lt;p&gt; &lt;/p&gt;\n\n&lt;p&gt;Repetytorium i egzamin 16 grudnia  2016 r.&lt;/p&gt;\n\n&lt;p&gt;Repetytorium 4 godz. &lt;/p&gt;\n\n&lt;p&gt;Egzamin - czas trwania max. 4 godz. dydaktyczne&lt;/p&gt;\n\n&lt;p&gt; &lt;/p&gt;\n\n&lt;p&gt;Szczegółowy program kursu jest dostępny na życzenie podmiotu / osoby zainteresowanej udziałem w kursie, bądź w wybranym module, kontakt biuro@pikw.pl&lt;/p&gt;&quot;, &quot;listaProjektow&quot;: [], &quot;idRodzajuUslugi&quot;: 144, &quot;kwalifikacjeKuz&quot;: [], &quot;osobaKontaktowa&quot;: {&quot;email&quot;: &quot;a.pawlinska@pikw.pl&quot;, &quot;telefon&quot;: &quot;533220400&quot;, &quot;zdjecie&quot;: null, &quot;imieNazwisko&quot;: &quot;Aleksandra Pawlińska&quot;}, &quot;zakresUprawnien&quot;: null, &quot;efektyUczeniaSie&quot;: null, &quot;inneKwalifikacje&quot;: [], &quot;cenaNettoZaUsluge&quot;: null, &quot;idKategoriiUslugi&quot;: 469, &quot;idKwalifikacjiKkz&quot;: null, &quot;idKwalifikacjiZrk&quot;: null, &quot;warunkiTechniczne&quot;: null, &quot;cenaBruttoZaUsluge&quot;: null, &quot;cenaNettoZaGodzine&quot;: 0, &quot;idFormySwiadczenia&quot;: 1, &quot;idPodrodzajuUslugi&quot;: 145, &quot;warunkiLogistyczne&quot;: [], &quot;cenaBruttoZaGodzine&quot;: 0, &quot;formyDofinansowania&quot;: [], &quot;informacjeDodatkowe&quot;: &quot;Certyfikat Audytora Śledczego&quot;, &quot;kosztWalidacjiNetto&quot;: null, &quot;warunkiUczestnictwa&quot;: null, &quot;idPodkategoriiUslugi&quot;: 470, &quot;kosztWalidacjiBrutto&quot;: null, &quot;cenaNettoZaUczestnika&quot;: 480000, &quot;dataRozpoczeciaUslugi&quot;: &quot;2016-11-24T00:00:00+01:00&quot;, &quot;dataZakonczeniaUslugi&quot;: &quot;2016-12-16T00:00:00+01:00&quot;, &quot;cenaBruttoZaUczestnika&quot;: 590400, &quot;czyUslugaDofinansowana&quot;: false, &quot;materialyDlaUczestnikow&quot;: null, &quot;kosztCertyfikowaniaNetto&quot;: null, &quot;czyCenaDotyczyCalejUslugi&quot;: false, &quot;dataZakonczeniaRekrutacji&quot;: &quot;2016-11-23T00:00:00+01:00&quot;, &quot;kosztCertyfikowaniaBrutto&quot;: null, &quot;minimalnaLiczbaUczestnikow&quot;: 1, &quot;szczegolyMiejscaRealizacji&quot;: null, &quot;maksymalnaLiczbaUczestnikow&quot;: null,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66, "adres": {"idKraju": null, "idUlicy": null, "telefon": null, "nazwaKraju": null, "nazwaUlicy": "Sienna", "kodPocztowy": null, "numerLokalu": "35", "numerBudynku": "93", "idWojewodztwa": 7, "idMiejscowosci": null, "nazwaWojewodztwa": "mazowieckie", "nazwaMiejscowosci": "Warszawa", "dlugoscGeograficzna": null, "szerokoscGeograficzna": null}, "numer": "2016/11/02/10919/22666", "ocena": {"liczbaOcen": 0, "sredniaZOcen": 0.0}, "tytul": "Kurs - Audyt śledczy w procesie kontroli - Certyfikat Audytora Śledczego \n\nKurs modułowy - Kompleksowa metoda wykrywania i dokumentowania zagrożeń przestępstwami gospodarczymi, oszustwami, nadużyciami i korupcją.\n\nhttp://www.pikw.pl/audyt-sledczy-w-procesie-kontroli,art_68_549.html", "status": "ZREALIZOWANA", "efektUslugi": null, "celBiznesowy": "Kurs przeznaczony jest dla pracowników komórek kontroli i audytu oraz osób planujących  w przyszłości zajmować się zawodowo przeprowadzaniem audytu śledczego / kontroli wewnętrznych lub zewnętrznych w gospodarce i administracji publicznej.", "liczbaGodzin": 0, "celEdukacyjny": "Celem kursu jest przygotowanie słuchaczy do pracy i prowadzenia audytu śledczego zgodnie z przyjętymi w tym zakresie standardami oraz najlepszą praktyką zawodową. \n\nUdział w kursie zapewni zdobycie kwalifikacji   do samodzielnego prowadzenia audytu śledczego poprzez:\n\nuporządkowanie dotychczasowej wiedzy z zakresu kontroli i audytu w organizacji,\nkształtowanie umiejętności planowania i doboru właściwych metod i narzędzi prowadzenia audytu śledczego,\npozyskanie wiedzy dotyczącej zasad i sposobów dokumentowania wyników audytu śledczego.\nW trakcie poszczególnych modułów prowadzonych w formie wykładów, warsztatów i ćwiczeń, przedstawione zostaną teoretyczne i praktyczne elementy procesu planowania i prowadzenia audytu śledczego ze szczególnym uwzględnieniem procesu przetwarzania informacji oraz aspektów organizacyjnych i psychologicznych.", "dostawcaUslug": {"id": 10919, "logo": {"url": "https://uslugirozwojowe.parp.gov.pl/api/file/preview?token=%242a%2406%24iA%2FJLuj2wV3DF1MfJ..zLO", "nazwa": "1. Logo png.png", "rozszerzenie": null}, "nazwa": "Polski Instytut Kontroli Wewnętrznej Sp. z o.o."}, "grupaDocelowa": "&lt;p&gt;Kurs przeznaczony jest dla pracowników komórek kontroli i audytu oraz osób planujących  w przyszłości zajmować się zawodowo przeprowadzaniem audytu śledczego / kontroli wewnętrznych lub zewnętrznych w gospodarce i administracji publicznej.&lt;/p&gt;\n\n&lt;p&gt; &lt;/p&gt;", "kodyDostepowe": null, "programUslugi": "&lt;p&gt;MODUŁ I 24 - 25 listopada 2016 r.&lt;/p&gt;\n\n&lt;ul&gt;&lt;li&gt;Wprowadzenie do audytu śledczego i procesu prowadzenia kontroli.&lt;/li&gt;\n\t&lt;li&gt;Sprawca przestępstwa gospodarczego&lt;/li&gt;\n\t&lt;li&gt;Zapobieganie nadużyciom w organizacji. Modele systemów „antyfraudowych”&lt;/li&gt;\n&lt;/ul&gt;&lt;p&gt; &lt;/p&gt;\n\n&lt;p&gt;MODUŁ II 01 - 02 grudnia 2016 r.&lt;/p&gt;\n\n&lt;ul&gt;&lt;li&gt;Charakterystyka zjawiska przestępczości gospodarczej.&lt;/li&gt;\n\t&lt;li&gt;Informacja w procesie audytu śledczego.&lt;/li&gt;\n&lt;/ul&gt;&lt;p&gt; &lt;/p&gt;\n\n&lt;p&gt;MODUŁ III 08 - 09 grudnia 2016 r.&lt;/p&gt;\n\n&lt;ul&gt;&lt;li&gt;Analiza śledcza, nowoczesne narzędzie przetwarzania informacji w procesie audytu śledczego.&lt;/li&gt;\n&lt;/ul&gt;&lt;p&gt; &lt;/p&gt;\n\n&lt;p&gt;MODUŁ IV 14-15 grudnia  2016 r.&lt;/p&gt;\n\n&lt;ul&gt;&lt;li&gt;Audyt śledczy – modelowe postępowanie w zakresie wykrywania i zapobiegania nieprawidłowościom w przedsiębiorstwie i instytucjach.&lt;/li&gt;\n&lt;/ul&gt;&lt;ul&gt;&lt;li&gt;Praktyczne możliwości wykorzystania analizy śledczej – warsztaty praktyczne, studium przypadku.&lt;/li&gt;\n&lt;/ul&gt;&lt;p&gt; &lt;/p&gt;\n\n&lt;p&gt;Repetytorium i egzamin 16 grudnia  2016 r.&lt;/p&gt;\n\n&lt;p&gt;Repetytorium 4 godz. &lt;/p&gt;\n\n&lt;p&gt;Egzamin - czas trwania max. 4 godz. dydaktyczne&lt;/p&gt;\n\n&lt;p&gt; &lt;/p&gt;\n\n&lt;p&gt;Szczegółowy program kursu jest dostępny na życzenie podmiotu / osoby zainteresowanej udziałem w kursie, bądź w wybranym module, kontakt biuro@pikw.pl&lt;/p&gt;", "listaProjektow": [], "idRodzajuUslugi": 144, "kwalifikacjeKuz": [], "osobaKontaktowa": {"email": "a.pawlinska@pikw.pl", "telefon": "533220400", "zdjecie": null, "imieNazwisko": "Aleksandra Pawlińska"}, "zakresUprawnien": null, "efektyUczeniaSie": null, "inneKwalifikacje": [], "cenaNettoZaUsluge": null, "idKategoriiUslugi": 469, "idKwalifikacjiKkz": null, "idKwalifikacjiZrk": null, "warunkiTechniczne": null, "cenaBruttoZaUsluge": null, "cenaNettoZaGodzine": 0, "idFormySwiadczenia": 1, "idPodrodzajuUslugi": 145, "warunkiLogistyczne": [], "cenaBruttoZaGodzine": 0, "formyDofinansowania": [], "informacjeDodatkowe": "Certyfikat Audytora Śledczego", "kosztWalidacjiNetto": null, "warunkiUczestnictwa": null, "idPodkategoriiUslugi": 470, "kosztWalidacjiBrutto": null, "cenaNettoZaUczestnika": 480000, "dataRozpoczeciaUslugi": "2016-11-24T00:00:00+01:00", "dataZakonczeniaUslugi": "2016-12-16T00:00:00+01:00", "cenaBruttoZaUczestnika": 590400, "czyUslugaDofinansowana": false, "materialyDlaUczestnikow": null, "kosztCertyfikowaniaNetto": null, "czyCenaDotyczyCalejUslugi": false, "dataZakonczeniaRekrutacji": "2016-11-23T00:00:00+01:00", "kosztCertyfikowaniaBrutto": null, "minimalnaLiczbaUczestnikow": 1, "szczegolyMiejscaRealizacji": null, "maksymalnaLiczbaUczestnikow": null,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920334">
            <text:p>2025-12-16 15:54:17.920334</text:p>
          </table:table-cell>
          <table:table-cell office:value-type="string" office:string-value="2025-12-16 15:54:17.920334">
            <text:p>2025-12-16 15:54:17.920334</text:p>
          </table:table-cell>
        </table:table-row>
        <table:table-row>
          <table:table-cell office:value-type="float" office:value="22618">
            <text:p>22618</text:p>
          </table:table-cell>
          <table:table-cell office:value-type="string" office:string-value="2016/11/02/10913/22618">
            <text:p>2016/11/02/10913/22618</text:p>
          </table:table-cell>
          <table:table-cell office:value-type="string" office:string-value="Warsztaty DOSTĘP DO INFORMACJI PUBLICZNEJ I ODMOWA UDOSTĘPNIENIA">
            <text:p>Warsztaty DOSTĘP DO INFORMACJI PUBLICZNEJ I ODMOWA UDOSTĘPNIENIA</text:p>
          </table:table-cell>
          <table:table-cell office:value-type="string" office:string-value="ZREALIZOWANA">
            <text:p>ZREALIZOWANA</text:p>
          </table:table-cell>
          <table:table-cell office:value-type="string" office:string-value="2016-12-01 00:00:00">
            <text:p>2016-12-01 00:00:00</text:p>
          </table:table-cell>
          <table:table-cell office:value-type="string" office:string-value="2016-12-01 00:00:00">
            <text:p>2016-12-01 00:00:00</text:p>
          </table:table-cell>
          <table:table-cell office:value-type="string" office:string-value="2016-11-30 00:00:00">
            <text:p>2016-11-30 00:00:00</text:p>
          </table:table-cell>
          <table:table-cell office:value-type="float" office:value="412">
            <text:p>412</text:p>
          </table:table-cell>
          <table:table-cell office:value-type="float" office:value="414">
            <text:p>414</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Cel szkolenia: &#10;Udział w szkoleniu ma pomóc swobodnie wyodrębniać informację publiczną, ułatwić zastosowanie właściwego trybu i formy dostępu oraz dokonanie oceny, co do możliwości żądania opłaty, pomóc usprawnić realizację dostępu do informacji publicznej i zapobiegać bezczynności, a także rozwiązać problemy proceduralne dotyczące udostępnienia informacji, odmowy jej udostępnienia, czy umorzenia postępowania. Uczestnik dowie się kiedy można odmówić udostępnienia informacji publicznej, kiedy wydaje się decyzję administracyjną, a w jakich sytuacjach wystarczy zwykłe pismo.">
            <text:p>Cel szkolenia: 
Udział w szkoleniu ma pomóc swobodnie wyodrębniać informację publiczną, ułatwić zastosowanie właściwego trybu i formy dostępu oraz dokonanie oceny, co do możliwości żądania opłaty, pomóc usprawnić realizację dostępu do informacji publicznej i zapobiegać bezczynności, a także rozwiązać problemy proceduralne dotyczące udostępnienia informacji, odmowy jej udostępnienia, czy umorzenia postępowania. Uczestnik dowie się kiedy można odmówić udostępnienia informacji publicznej, kiedy wydaje się decyzję administracyjną, a w jakich sytuacjach wystarczy zwykłe pismo.</text:p>
          </table:table-cell>
          <table:table-cell office:value-type="string" office:string-value="">
            <text:p/>
          </table:table-cell>
          <table:table-cell office:value-type="string" office:string-value="">
            <text:p/>
          </table:table-cell>
          <table:table-cell office:value-type="string" office:string-value="&lt;p&gt;&lt;strong&gt;PROGRAM&lt;/strong&gt;&lt;/p&gt;&#10;&#10;&lt;p&gt;&lt;strong&gt;Charakterystyka prawa dostępu do informacji publicznej&lt;/strong&gt;&lt;/p&gt;&#10;&#10;&lt;ol&gt;&lt;li&gt;prawne gwarancje prawa do informacji publicznej&lt;/li&gt;&#10; &lt;li&gt;zasady i zakres dostępu do informacji publicznej&lt;/li&gt;&#10; &lt;li&gt;zakres pojęcia „informacja publiczna”&lt;/li&gt;&#10; &lt;li&gt;podmioty zobowiązane do udostępniania informacji publicznej&lt;/li&gt;&#10; &lt;li&gt;podmioty uprawnione do dostępu do informacji publicznej&lt;/li&gt;&#10; &lt;li&gt;uprawnienia dziennikarzy dotyczące dostępu do informacji publicznej&lt;/li&gt;&#10;&lt;/ol&gt;&lt;p&gt;&lt;strong&gt;Uprawnienia kształtujące prawo dostępu do informacji publicznej&lt;/strong&gt;&lt;/p&gt;&#10;&#10;&lt;ol&gt;&lt;li&gt;informacja prosta i informacja przetworzona, tryb dostępu do informacji przetworzonej&lt;/li&gt;&#10; &lt;li&gt;dostęp do dokumentów urzędowych&lt;/li&gt;&#10; &lt;li&gt;dostęp do posiedzeń organów kolegialnych pochodzących z powszechnych wyborów&lt;/li&gt;&#10; &lt;li&gt;uprawnienie do niezwłocznego uzyskania informacji publicznej&lt;/li&gt;&#10; &lt;li&gt;formy dostępu do informacji publicznej&lt;/li&gt;&#10;&lt;/ol&gt;&lt;p&gt;&lt;strong&gt;Ogłaszanie informacji publicznej w Biuletynie Informacji Publicznej&lt;/strong&gt;&lt;/p&gt;&#10;&#10;&lt;ol&gt;&lt;li&gt;zakres informacji publikowanej w BIP&lt;/li&gt;&#10; &lt;li&gt;wymogi techniczne i redakcyjne publikacji w BIP&lt;/li&gt;&#10; &lt;li&gt;przyjazny BIP&lt;/li&gt;&#10;&lt;/ol&gt;&lt;p&gt;&lt;strong&gt;Udostępnianie informacji publicznej na wniosek&lt;/strong&gt;&lt;/p&gt;&#10;&#10;&lt;ol&gt;&lt;li&gt;warunki formalne wniosku&lt;/li&gt;&#10; &lt;li&gt;termin rozpatrzenia wniosku&lt;/li&gt;&#10; &lt;li&gt;sposób i forma udostępnienia informacji&lt;/li&gt;&#10; &lt;li&gt;wydanie decyzji o umorzeniu postępowania o udostępnienie informacji&lt;/li&gt;&#10; &lt;li&gt;warunki pobrania opłaty w związku z udostępnieniem informacji publicznej&lt;/li&gt;&#10; &lt;li&gt;bezczynność&lt;/li&gt;&#10; &lt;li&gt;oznaczenie informacji publicznej danymi identyfikującymi podmiot udostępniający i podmiot odpowiedzialny za treść informacji publicznej&lt;/li&gt;&#10;&lt;/ol&gt;&lt;p&gt;&lt;strong&gt;Przesłanki odmowy udostępnienia informacji publicznej&lt;/strong&gt;&lt;/p&gt;&#10;&#10;&lt;ol&gt;&lt;li&gt;tryb wnioskowy – warunek odmowy udostępnienia informacji publicznej&lt;/li&gt;&#10; &lt;li&gt;gdzie poszukiwać przesłanek odmowy udostępnienia informacji publicznej&lt;/li&gt;&#10; &lt;li&gt;jakie tajemnice mogą usprawiedliwić odmowę udostępnienia informacji&lt;/li&gt;&#10;&lt;/ol&gt;&lt;p&gt;&lt;strong&gt;Postępowanie w przedmiocie odmowy udostępnienia informacji publicznej&lt;/strong&gt;&lt;/p&gt;&#10;&#10;&lt;ol&gt;&lt;li&gt;elementy składowe decyzji administracyjnej&lt;/li&gt;&#10; &lt;li&gt;termin wydania decyzji&lt;/li&gt;&#10; &lt;li&gt;postępowanie odwoławcze&lt;/li&gt;&#10; &lt;li&gt;kiedy należy wnieść odwołanie, kiedy skargę&lt;/li&gt;&#10; &lt;li&gt;organy rozpatrujące sprawę w postępowaniu sądowym i odwoławczym&lt;/li&gt;&#10; &lt;li&gt;tryb odmowy dostępu do informacji publicznej oraz prawne możliwości&lt;/li&gt;&#10; &lt;li&gt;zaskarżenia decyzji odmownych,&lt;/li&gt;&#10; &lt;li&gt;sądowa kontrola dostępu do informacji publicznej,&lt;/li&gt;&#10; &lt;li&gt;odpowiedzialność za nieudostępnienie lub nienależyte udostępnienie informacji publicznej.&lt;/li&gt;&#10;&lt;/ol&gt;&lt;p&gt;&lt;strong&gt;Odmowa udostępnienia a inne formy zakończenia postępowania o udostępnienie informacji publicznej&lt;/strong&gt;&lt;/p&gt;&#10;&#10;&lt;ol&gt;&lt;li&gt;czy zawsze trzeba wydać decyzję administracyjną&lt;/li&gt;&#10; &lt;li&gt;kiedy wystarczy przekazanie wnioskodawcy zwykłej informacji&lt;/li&gt;&#10; &lt;li&gt;kiedy odmawia się udostępnienia, a kiedy umarza się postępowanie&lt;/li&gt;&#10;&lt;/ol&gt;&lt;p&gt;&lt;strong&gt;Dostęp do informacji publicznej a ponowne wykorzystywanie informacji sektora publicznego&lt;/strong&gt;&lt;/p&gt;&#10;&#10;&lt;ol&gt;&lt;li&gt;rozróżnienie trybów dostępu&lt;/li&gt;&#10; &lt;li&gt;informacja publiczna a informacja sektora publicznego&lt;/li&gt;&#10;&lt;/ol&gt;&lt;p&gt; &lt;/p&gt;&#10;&#10;&lt;p&gt;Więcej informacji o szkoleniu: http://cpi.com.pl/imprezy/2016/dipou/index.php &lt;/p&gt;">
            <text:p>&lt;p&gt;&lt;strong&gt;PROGRAM&lt;/strong&gt;&lt;/p&gt;

&lt;p&gt;&lt;strong&gt;Charakterystyka prawa dostępu do informacji publicznej&lt;/strong&gt;&lt;/p&gt;

&lt;ol&gt;&lt;li&gt;prawne gwarancje prawa do informacji publicznej&lt;/li&gt;
	&lt;li&gt;zasady i zakres dostępu do informacji publicznej&lt;/li&gt;
	&lt;li&gt;zakres pojęcia „informacja publiczna”&lt;/li&gt;
	&lt;li&gt;podmioty zobowiązane do udostępniania informacji publicznej&lt;/li&gt;
	&lt;li&gt;podmioty uprawnione do dostępu do informacji publicznej&lt;/li&gt;
	&lt;li&gt;uprawnienia dziennikarzy dotyczące dostępu do informacji publicznej&lt;/li&gt;
&lt;/ol&gt;&lt;p&gt;&lt;strong&gt;Uprawnienia kształtujące prawo dostępu do informacji publicznej&lt;/strong&gt;&lt;/p&gt;

&lt;ol&gt;&lt;li&gt;informacja prosta i informacja przetworzona, tryb dostępu do informacji przetworzonej&lt;/li&gt;
	&lt;li&gt;dostęp do dokumentów urzędowych&lt;/li&gt;
	&lt;li&gt;dostęp do posiedzeń organów kolegialnych pochodzących z powszechnych wyborów&lt;/li&gt;
	&lt;li&gt;uprawnienie do niezwłocznego uzyskania informacji publicznej&lt;/li&gt;
	&lt;li&gt;formy dostępu do informacji publicznej&lt;/li&gt;
&lt;/ol&gt;&lt;p&gt;&lt;strong&gt;Ogłaszanie informacji publicznej w Biuletynie Informacji Publicznej&lt;/strong&gt;&lt;/p&gt;

&lt;ol&gt;&lt;li&gt;zakres informacji publikowanej w BIP&lt;/li&gt;
	&lt;li&gt;wymogi techniczne i redakcyjne publikacji w BIP&lt;/li&gt;
	&lt;li&gt;przyjazny BIP&lt;/li&gt;
&lt;/ol&gt;&lt;p&gt;&lt;strong&gt;Udostępnianie informacji publicznej na wniosek&lt;/strong&gt;&lt;/p&gt;

&lt;ol&gt;&lt;li&gt;warunki formalne wniosku&lt;/li&gt;
	&lt;li&gt;termin rozpatrzenia wniosku&lt;/li&gt;
	&lt;li&gt;sposób i forma udostępnienia informacji&lt;/li&gt;
	&lt;li&gt;wydanie decyzji o umorzeniu postępowania o udostępnienie informacji&lt;/li&gt;
	&lt;li&gt;warunki pobrania opłaty w związku z udostępnieniem informacji publicznej&lt;/li&gt;
	&lt;li&gt;bezczynność&lt;/li&gt;
	&lt;li&gt;oznaczenie informacji publicznej danymi identyfikującymi podmiot udostępniający i podmiot odpowiedzialny za treść informacji publicznej&lt;/li&gt;
&lt;/ol&gt;&lt;p&gt;&lt;strong&gt;Przesłanki odmowy udostępnienia informacji publicznej&lt;/strong&gt;&lt;/p&gt;

&lt;ol&gt;&lt;li&gt;tryb wnioskowy – warunek odmowy udostępnienia informacji publicznej&lt;/li&gt;
	&lt;li&gt;gdzie poszukiwać przesłanek odmowy udostępnienia informacji publicznej&lt;/li&gt;
	&lt;li&gt;jakie tajemnice mogą usprawiedliwić odmowę udostępnienia informacji&lt;/li&gt;
&lt;/ol&gt;&lt;p&gt;&lt;strong&gt;Postępowanie w przedmiocie odmowy udostępnienia informacji publicznej&lt;/strong&gt;&lt;/p&gt;

&lt;ol&gt;&lt;li&gt;elementy składowe decyzji administracyjnej&lt;/li&gt;
	&lt;li&gt;termin wydania decyzji&lt;/li&gt;
	&lt;li&gt;postępowanie odwoławcze&lt;/li&gt;
	&lt;li&gt;kiedy należy wnieść odwołanie, kiedy skargę&lt;/li&gt;
	&lt;li&gt;organy rozpatrujące sprawę w postępowaniu sądowym i odwoławczym&lt;/li&gt;
	&lt;li&gt;tryb odmowy dostępu do informacji publicznej oraz prawne możliwości&lt;/li&gt;
	&lt;li&gt;zaskarżenia decyzji odmownych,&lt;/li&gt;
	&lt;li&gt;sądowa kontrola dostępu do informacji publicznej,&lt;/li&gt;
	&lt;li&gt;odpowiedzialność za nieudostępnienie lub nienależyte udostępnienie informacji publicznej.&lt;/li&gt;
&lt;/ol&gt;&lt;p&gt;&lt;strong&gt;Odmowa udostępnienia a inne formy zakończenia postępowania o udostępnienie informacji publicznej&lt;/strong&gt;&lt;/p&gt;

&lt;ol&gt;&lt;li&gt;czy zawsze trzeba wydać decyzję administracyjną&lt;/li&gt;
	&lt;li&gt;kiedy wystarczy przekazanie wnioskodawcy zwykłej informacji&lt;/li&gt;
	&lt;li&gt;kiedy odmawia się udostępnienia, a kiedy umarza się postępowanie&lt;/li&gt;
&lt;/ol&gt;&lt;p&gt;&lt;strong&gt;Dostęp do informacji publicznej a ponowne wykorzystywanie informacji sektora publicznego&lt;/strong&gt;&lt;/p&gt;

&lt;ol&gt;&lt;li&gt;rozróżnienie trybów dostępu&lt;/li&gt;
	&lt;li&gt;informacja publiczna a informacja sektora publicznego&lt;/li&gt;
&lt;/ol&gt;&lt;p&gt; &lt;/p&gt;

&lt;p&gt;Więcej informacji o szkoleniu: http://cpi.com.pl/imprezy/2016/dipou/index.php &lt;/p&gt;</text:p>
          </table:table-cell>
          <table:table-cell office:value-type="string" office:string-value="&lt;p&gt;Wszystkie osoby zaangażowane w udostępnianie informacji publicznej w samorządzie terytorialnym, organach państwowych, oraz w obrębie innych podmiotów zobowiązanych do udostępniania informacji publicznej.&lt;/p&gt;">
            <text:p>&lt;p&gt;Wszystkie osoby zaangażowane w udostępnianie informacji publicznej w samorządzie terytorialnym, organach państwowych, oraz w obrębie innych podmiotów zobowiązanych do udostępniania informacji publicznej.&lt;/p&gt;</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
            <text:p/>
          </table:table-cell>
          <table:table-cell office:value-type="float" office:value="86100.0">
            <text:p>86100.0</text:p>
          </table:table-cell>
          <table:table-cell office:value-type="float" office:value="70000.0">
            <text:p>70000.0</text:p>
          </table:table-cell>
          <table:table-cell office:value-type="float" office:value="14350">
            <text:p>14350</text:p>
          </table:table-cell>
          <table:table-cell office:value-type="float" office:value="11666">
            <text:p>11666</text:p>
          </table:table-cell>
          <table:table-cell office:value-type="boolean" office:boolean-value="false">
            <text:p>FALSE</text:p>
          </table:table-cell>
          <table:table-cell office:value-type="float" office:value="6">
            <text:p>6</text:p>
          </table:table-cell>
          <table:table-cell office:value-type="float" office:value="1">
            <text:p>1</text:p>
          </table:table-cell>
          <table:table-cell office:value-type="float" office:value="30.0">
            <text:p>30.0</text:p>
          </table:table-cell>
          <table:table-cell office:value-type="string" office:string-value="{&quot;idKraju&quot;: 209, &quot;idUlicy&quot;: null, &quot;telefon&quot;: null, &quot;nazwaKraju&quot;: &quot;Polska&quot;, &quot;nazwaUlicy&quot;: null, &quot;kodPocztowy&quot;: null, &quot;numerLokalu&quot;: null, &quot;numerBudynku&quot;: null, &quot;idWojewodztwa&quot;: 7, &quot;idMiejscowosci&quot;: 60894, &quot;nazwaWojewodztwa&quot;: &quot;mazowieckie&quot;, &quot;nazwaMiejscowosci&quot;: &quot;Warszawa&quot;, &quot;dlugoscGeograficzna&quot;: null, &quot;szerokoscGeograficzna&quot;: null}">
            <text:p>{"idKraju": 209, "idUlicy": null, "telefon": null, "nazwaKraju": "Polska", "nazwaUlicy": null, "kodPocztowy": null, "numerLokalu": null, "numerBudynku": null, "idWojewodztwa": 7, "idMiejscowosci": 60894, "nazwaWojewodztwa": "mazowieckie", "nazwaMiejscowosci": "Warszawa", "dlugoscGeograficzna": null, "szerokoscGeograficzna": null}</text:p>
          </table:table-cell>
          <table:table-cell office:value-type="string" office:string-value="{&quot;id&quot;: 10913, &quot;logo&quot;: {&quot;url&quot;: &quot;https://uslugirozwojowe.parp.gov.pl/api/file/preview?token=%242a%2406%24Pbmj7c3y5MeJrpP22wZ8qe&quot;, &quot;nazwa&quot;: &quot;LOGOCPI.png&quot;, &quot;rozszerzenie&quot;: null}, &quot;nazwa&quot;: &quot;Centrum Promocji Informatyki Sp. z o.o.&quot;}">
            <text:p>{"id": 10913, "logo": {"url": "https://uslugirozwojowe.parp.gov.pl/api/file/preview?token=%242a%2406%24Pbmj7c3y5MeJrpP22wZ8qe", "nazwa": "LOGOCPI.png", "rozszerzenie": null}, "nazwa": "Centrum Promocji Informatyki Sp. z o.o."}</text:p>
          </table:table-cell>
          <table:table-cell office:value-type="string" office:string-value="{&quot;email&quot;: &quot;pr@cpi.com.pl&quot;, &quot;telefon&quot;: &quot;22 87069 78&quot;, &quot;zdjecie&quot;: null, &quot;imieNazwisko&quot;: &quot;Elżbieta Janus-Kaleta&quot;}">
            <text:p>{"email": "pr@cpi.com.pl", "telefon": "22 87069 78", "zdjecie": null, "imieNazwisko": "Elżbieta Janus-Kalet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18, &quot;adres&quot;: {&quot;idKraju&quot;: 209, &quot;idUlicy&quot;: null, &quot;telefon&quot;: null, &quot;nazwaKraju&quot;: &quot;Polska&quot;, &quot;nazwaUlicy&quot;: null, &quot;kodPocztowy&quot;: null, &quot;numerLokalu&quot;: null, &quot;numerBudynku&quot;: null, &quot;idWojewodztwa&quot;: 7, &quot;idMiejscowosci&quot;: 60894, &quot;nazwaWojewodztwa&quot;: &quot;mazowieckie&quot;, &quot;nazwaMiejscowosci&quot;: &quot;Warszawa&quot;, &quot;dlugoscGeograficzna&quot;: null, &quot;szerokoscGeograficzna&quot;: null}, &quot;numer&quot;: &quot;2016/11/02/10913/22618&quot;, &quot;ocena&quot;: {&quot;liczbaOcen&quot;: 0, &quot;sredniaZOcen&quot;: 0.0}, &quot;tytul&quot;: &quot;Warsztaty DOSTĘP DO INFORMACJI PUBLICZNEJ I ODMOWA UDOSTĘPNIENIA&quot;, &quot;status&quot;: &quot;ZREALIZOWANA&quot;, &quot;efektUslugi&quot;: null, &quot;celBiznesowy&quot;: null, &quot;liczbaGodzin&quot;: 6, &quot;celEdukacyjny&quot;: &quot;Cel szkolenia: \nUdział w szkoleniu ma pomóc swobodnie wyodrębniać informację publiczną, ułatwić zastosowanie właściwego trybu i formy dostępu oraz dokonanie oceny, co do możliwości żądania opłaty, pomóc usprawnić realizację dostępu do informacji publicznej i zapobiegać bezczynności, a także rozwiązać problemy proceduralne dotyczące udostępnienia informacji, odmowy jej udostępnienia, czy umorzenia postępowania. Uczestnik dowie się kiedy można odmówić udostępnienia informacji publicznej, kiedy wydaje się decyzję administracyjną, a w jakich sytuacjach wystarczy zwykłe pismo.&quot;, &quot;dostawcaUslug&quot;: {&quot;id&quot;: 10913, &quot;logo&quot;: {&quot;url&quot;: &quot;https://uslugirozwojowe.parp.gov.pl/api/file/preview?token=%242a%2406%24Pbmj7c3y5MeJrpP22wZ8qe&quot;, &quot;nazwa&quot;: &quot;LOGOCPI.png&quot;, &quot;rozszerzenie&quot;: null}, &quot;nazwa&quot;: &quot;Centrum Promocji Informatyki Sp. z o.o.&quot;}, &quot;grupaDocelowa&quot;: &quot;&lt;p&gt;Wszystkie osoby zaangażowane w udostępnianie informacji publicznej w samorządzie terytorialnym, organach państwowych, oraz w obrębie innych podmiotów zobowiązanych do udostępniania informacji publicznej.&lt;/p&gt;&quot;, &quot;kodyDostepowe&quot;: null, &quot;programUslugi&quot;: &quot;&lt;p&gt;&lt;strong&gt;PROGRAM&lt;/strong&gt;&lt;/p&gt;\n\n&lt;p&gt;&lt;strong&gt;Charakterystyka prawa dostępu do informacji publicznej&lt;/strong&gt;&lt;/p&gt;\n\n&lt;ol&gt;&lt;li&gt;prawne gwarancje prawa do informacji publicznej&lt;/li&gt;\n\t&lt;li&gt;zasady i zakres dostępu do informacji publicznej&lt;/li&gt;\n\t&lt;li&gt;zakres pojęcia „informacja publiczna”&lt;/li&gt;\n\t&lt;li&gt;podmioty zobowiązane do udostępniania informacji publicznej&lt;/li&gt;\n\t&lt;li&gt;podmioty uprawnione do dostępu do informacji publicznej&lt;/li&gt;\n\t&lt;li&gt;uprawnienia dziennikarzy dotyczące dostępu do informacji publicznej&lt;/li&gt;\n&lt;/ol&gt;&lt;p&gt;&lt;strong&gt;Uprawnienia kształtujące prawo dostępu do informacji publicznej&lt;/strong&gt;&lt;/p&gt;\n\n&lt;ol&gt;&lt;li&gt;informacja prosta i informacja przetworzona, tryb dostępu do informacji przetworzonej&lt;/li&gt;\n\t&lt;li&gt;dostęp do dokumentów urzędowych&lt;/li&gt;\n\t&lt;li&gt;dostęp do posiedzeń organów kolegialnych pochodzących z powszechnych wyborów&lt;/li&gt;\n\t&lt;li&gt;uprawnienie do niezwłocznego uzyskania informacji publicznej&lt;/li&gt;\n\t&lt;li&gt;formy dostępu do informacji publicznej&lt;/li&gt;\n&lt;/ol&gt;&lt;p&gt;&lt;strong&gt;Ogłaszanie informacji publicznej w Biuletynie Informacji Publicznej&lt;/strong&gt;&lt;/p&gt;\n\n&lt;ol&gt;&lt;li&gt;zakres informacji publikowanej w BIP&lt;/li&gt;\n\t&lt;li&gt;wymogi techniczne i redakcyjne publikacji w BIP&lt;/li&gt;\n\t&lt;li&gt;przyjazny BIP&lt;/li&gt;\n&lt;/ol&gt;&lt;p&gt;&lt;strong&gt;Udostępnianie informacji publicznej na wniosek&lt;/strong&gt;&lt;/p&gt;\n\n&lt;ol&gt;&lt;li&gt;warunki formalne wniosku&lt;/li&gt;\n\t&lt;li&gt;termin rozpatrzenia wniosku&lt;/li&gt;\n\t&lt;li&gt;sposób i forma udostępnienia informacji&lt;/li&gt;\n\t&lt;li&gt;wydanie decyzji o umorzeniu postępowania o udostępnienie informacji&lt;/li&gt;\n\t&lt;li&gt;warunki pobrania opłaty w związku z udostępnieniem informacji publicznej&lt;/li&gt;\n\t&lt;li&gt;bezczynność&lt;/li&gt;\n\t&lt;li&gt;oznaczenie informacji publicznej danymi identyfikującymi podmiot udostępniający i podmiot odpowiedzialny za treść informacji publicznej&lt;/li&gt;\n&lt;/ol&gt;&lt;p&gt;&lt;strong&gt;Przesłanki odmowy udostępnienia informacji publicznej&lt;/strong&gt;&lt;/p&gt;\n\n&lt;ol&gt;&lt;li&gt;tryb wnioskowy – warunek odmowy udostępnienia informacji publicznej&lt;/li&gt;\n\t&lt;li&gt;gdzie poszukiwać przesłanek odmowy udostępnienia informacji publicznej&lt;/li&gt;\n\t&lt;li&gt;jakie tajemnice mogą usprawiedliwić odmowę udostępnienia informacji&lt;/li&gt;\n&lt;/ol&gt;&lt;p&gt;&lt;strong&gt;Postępowanie w przedmiocie odmowy udostępnienia informacji publicznej&lt;/strong&gt;&lt;/p&gt;\n\n&lt;ol&gt;&lt;li&gt;elementy składowe decyzji administracyjnej&lt;/li&gt;\n\t&lt;li&gt;termin wydania decyzji&lt;/li&gt;\n\t&lt;li&gt;postępowanie odwoławcze&lt;/li&gt;\n\t&lt;li&gt;kiedy należy wnieść odwołanie, kiedy skargę&lt;/li&gt;\n\t&lt;li&gt;organy rozpatrujące sprawę w postępowaniu sądowym i odwoławczym&lt;/li&gt;\n\t&lt;li&gt;tryb odmowy dostępu do informacji publicznej oraz prawne możliwości&lt;/li&gt;\n\t&lt;li&gt;zaskarżenia decyzji odmownych,&lt;/li&gt;\n\t&lt;li&gt;sądowa kontrola dostępu do informacji publicznej,&lt;/li&gt;\n\t&lt;li&gt;odpowiedzialność za nieudostępnienie lub nienależyte udostępnienie informacji publicznej.&lt;/li&gt;\n&lt;/ol&gt;&lt;p&gt;&lt;strong&gt;Odmowa udostępnienia a inne formy zakończenia postępowania o udostępnienie informacji publicznej&lt;/strong&gt;&lt;/p&gt;\n\n&lt;ol&gt;&lt;li&gt;czy zawsze trzeba wydać decyzję administracyjną&lt;/li&gt;\n\t&lt;li&gt;kiedy wystarczy przekazanie wnioskodawcy zwykłej informacji&lt;/li&gt;\n\t&lt;li&gt;kiedy odmawia się udostępnienia, a kiedy umarza się postępowanie&lt;/li&gt;\n&lt;/ol&gt;&lt;p&gt;&lt;strong&gt;Dostęp do informacji publicznej a ponowne wykorzystywanie informacji sektora publicznego&lt;/strong&gt;&lt;/p&gt;\n\n&lt;ol&gt;&lt;li&gt;rozróżnienie trybów dostępu&lt;/li&gt;\n\t&lt;li&gt;informacja publiczna a informacja sektora publicznego&lt;/li&gt;\n&lt;/ol&gt;&lt;p&gt; &lt;/p&gt;\n\n&lt;p&gt;Więcej informacji o szkoleniu: http://cpi.com.pl/imprezy/2016/dipou/index.php &lt;/p&gt;&quot;, &quot;listaProjektow&quot;: [], &quot;idRodzajuUslugi&quot;: 144, &quot;kwalifikacjeKuz&quot;: [], &quot;osobaKontaktowa&quot;: {&quot;email&quot;: &quot;pr@cpi.com.pl&quot;, &quot;telefon&quot;: &quot;22 87069 78&quot;, &quot;zdjecie&quot;: null, &quot;imieNazwisko&quot;: &quot;Elżbieta Janus-Kaleta&quot;}, &quot;zakresUprawnien&quot;: null, &quot;efektyUczeniaSie&quot;: null, &quot;inneKwalifikacje&quot;: [], &quot;cenaNettoZaUsluge&quot;: null, &quot;idKategoriiUslugi&quot;: 412, &quot;idKwalifikacjiKkz&quot;: null, &quot;idKwalifikacjiZrk&quot;: null, &quot;warunkiTechniczne&quot;: null, &quot;cenaBruttoZaUsluge&quot;: null, &quot;cenaNettoZaGodzine&quot;: 11666, &quot;idFormySwiadczenia&quot;: 1, &quot;idPodrodzajuUslugi&quot;: 145, &quot;warunkiLogistyczne&quot;: [], &quot;cenaBruttoZaGodzine&quot;: 14350, &quot;formyDofinansowania&quot;: [], &quot;informacjeDodatkowe&quot;: null, &quot;kosztWalidacjiNetto&quot;: null, &quot;warunkiUczestnictwa&quot;: null, &quot;idPodkategoriiUslugi&quot;: 414, &quot;kosztWalidacjiBrutto&quot;: null, &quot;cenaNettoZaUczestnika&quot;: 70000, &quot;dataRozpoczeciaUslugi&quot;: &quot;2016-12-01T00:00:00+01:00&quot;, &quot;dataZakonczeniaUslugi&quot;: &quot;2016-12-01T00:00:00+01:00&quot;, &quot;cenaBruttoZaUczestnika&quot;: 86100, &quot;czyUslugaDofinansowana&quot;: false, &quot;materialyDlaUczestnikow&quot;: null, &quot;kosztCertyfikowaniaNetto&quot;: null, &quot;czyCenaDotyczyCalejUslugi&quot;: false, &quot;dataZakonczeniaRekrutacji&quot;: &quot;2016-11-30T00:00:00+01:00&quot;, &quot;kosztCertyfikowaniaBrutto&quot;: null, &quot;minimalnaLiczbaUczestnikow&quot;: 1, &quot;szczegolyMiejscaRealizacji&quot;: null, &quot;maksymalnaLiczbaUczestnikow&quot;: 30,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18, "adres": {"idKraju": 209, "idUlicy": null, "telefon": null, "nazwaKraju": "Polska", "nazwaUlicy": null, "kodPocztowy": null, "numerLokalu": null, "numerBudynku": null, "idWojewodztwa": 7, "idMiejscowosci": 60894, "nazwaWojewodztwa": "mazowieckie", "nazwaMiejscowosci": "Warszawa", "dlugoscGeograficzna": null, "szerokoscGeograficzna": null}, "numer": "2016/11/02/10913/22618", "ocena": {"liczbaOcen": 0, "sredniaZOcen": 0.0}, "tytul": "Warsztaty DOSTĘP DO INFORMACJI PUBLICZNEJ I ODMOWA UDOSTĘPNIENIA", "status": "ZREALIZOWANA", "efektUslugi": null, "celBiznesowy": null, "liczbaGodzin": 6, "celEdukacyjny": "Cel szkolenia: \nUdział w szkoleniu ma pomóc swobodnie wyodrębniać informację publiczną, ułatwić zastosowanie właściwego trybu i formy dostępu oraz dokonanie oceny, co do możliwości żądania opłaty, pomóc usprawnić realizację dostępu do informacji publicznej i zapobiegać bezczynności, a także rozwiązać problemy proceduralne dotyczące udostępnienia informacji, odmowy jej udostępnienia, czy umorzenia postępowania. Uczestnik dowie się kiedy można odmówić udostępnienia informacji publicznej, kiedy wydaje się decyzję administracyjną, a w jakich sytuacjach wystarczy zwykłe pismo.", "dostawcaUslug": {"id": 10913, "logo": {"url": "https://uslugirozwojowe.parp.gov.pl/api/file/preview?token=%242a%2406%24Pbmj7c3y5MeJrpP22wZ8qe", "nazwa": "LOGOCPI.png", "rozszerzenie": null}, "nazwa": "Centrum Promocji Informatyki Sp. z o.o."}, "grupaDocelowa": "&lt;p&gt;Wszystkie osoby zaangażowane w udostępnianie informacji publicznej w samorządzie terytorialnym, organach państwowych, oraz w obrębie innych podmiotów zobowiązanych do udostępniania informacji publicznej.&lt;/p&gt;", "kodyDostepowe": null, "programUslugi": "&lt;p&gt;&lt;strong&gt;PROGRAM&lt;/strong&gt;&lt;/p&gt;\n\n&lt;p&gt;&lt;strong&gt;Charakterystyka prawa dostępu do informacji publicznej&lt;/strong&gt;&lt;/p&gt;\n\n&lt;ol&gt;&lt;li&gt;prawne gwarancje prawa do informacji publicznej&lt;/li&gt;\n\t&lt;li&gt;zasady i zakres dostępu do informacji publicznej&lt;/li&gt;\n\t&lt;li&gt;zakres pojęcia „informacja publiczna”&lt;/li&gt;\n\t&lt;li&gt;podmioty zobowiązane do udostępniania informacji publicznej&lt;/li&gt;\n\t&lt;li&gt;podmioty uprawnione do dostępu do informacji publicznej&lt;/li&gt;\n\t&lt;li&gt;uprawnienia dziennikarzy dotyczące dostępu do informacji publicznej&lt;/li&gt;\n&lt;/ol&gt;&lt;p&gt;&lt;strong&gt;Uprawnienia kształtujące prawo dostępu do informacji publicznej&lt;/strong&gt;&lt;/p&gt;\n\n&lt;ol&gt;&lt;li&gt;informacja prosta i informacja przetworzona, tryb dostępu do informacji przetworzonej&lt;/li&gt;\n\t&lt;li&gt;dostęp do dokumentów urzędowych&lt;/li&gt;\n\t&lt;li&gt;dostęp do posiedzeń organów kolegialnych pochodzących z powszechnych wyborów&lt;/li&gt;\n\t&lt;li&gt;uprawnienie do niezwłocznego uzyskania informacji publicznej&lt;/li&gt;\n\t&lt;li&gt;formy dostępu do informacji publicznej&lt;/li&gt;\n&lt;/ol&gt;&lt;p&gt;&lt;strong&gt;Ogłaszanie informacji publicznej w Biuletynie Informacji Publicznej&lt;/strong&gt;&lt;/p&gt;\n\n&lt;ol&gt;&lt;li&gt;zakres informacji publikowanej w BIP&lt;/li&gt;\n\t&lt;li&gt;wymogi techniczne i redakcyjne publikacji w BIP&lt;/li&gt;\n\t&lt;li&gt;przyjazny BIP&lt;/li&gt;\n&lt;/ol&gt;&lt;p&gt;&lt;strong&gt;Udostępnianie informacji publicznej na wniosek&lt;/strong&gt;&lt;/p&gt;\n\n&lt;ol&gt;&lt;li&gt;warunki formalne wniosku&lt;/li&gt;\n\t&lt;li&gt;termin rozpatrzenia wniosku&lt;/li&gt;\n\t&lt;li&gt;sposób i forma udostępnienia informacji&lt;/li&gt;\n\t&lt;li&gt;wydanie decyzji o umorzeniu postępowania o udostępnienie informacji&lt;/li&gt;\n\t&lt;li&gt;warunki pobrania opłaty w związku z udostępnieniem informacji publicznej&lt;/li&gt;\n\t&lt;li&gt;bezczynność&lt;/li&gt;\n\t&lt;li&gt;oznaczenie informacji publicznej danymi identyfikującymi podmiot udostępniający i podmiot odpowiedzialny za treść informacji publicznej&lt;/li&gt;\n&lt;/ol&gt;&lt;p&gt;&lt;strong&gt;Przesłanki odmowy udostępnienia informacji publicznej&lt;/strong&gt;&lt;/p&gt;\n\n&lt;ol&gt;&lt;li&gt;tryb wnioskowy – warunek odmowy udostępnienia informacji publicznej&lt;/li&gt;\n\t&lt;li&gt;gdzie poszukiwać przesłanek odmowy udostępnienia informacji publicznej&lt;/li&gt;\n\t&lt;li&gt;jakie tajemnice mogą usprawiedliwić odmowę udostępnienia informacji&lt;/li&gt;\n&lt;/ol&gt;&lt;p&gt;&lt;strong&gt;Postępowanie w przedmiocie odmowy udostępnienia informacji publicznej&lt;/strong&gt;&lt;/p&gt;\n\n&lt;ol&gt;&lt;li&gt;elementy składowe decyzji administracyjnej&lt;/li&gt;\n\t&lt;li&gt;termin wydania decyzji&lt;/li&gt;\n\t&lt;li&gt;postępowanie odwoławcze&lt;/li&gt;\n\t&lt;li&gt;kiedy należy wnieść odwołanie, kiedy skargę&lt;/li&gt;\n\t&lt;li&gt;organy rozpatrujące sprawę w postępowaniu sądowym i odwoławczym&lt;/li&gt;\n\t&lt;li&gt;tryb odmowy dostępu do informacji publicznej oraz prawne możliwości&lt;/li&gt;\n\t&lt;li&gt;zaskarżenia decyzji odmownych,&lt;/li&gt;\n\t&lt;li&gt;sądowa kontrola dostępu do informacji publicznej,&lt;/li&gt;\n\t&lt;li&gt;odpowiedzialność za nieudostępnienie lub nienależyte udostępnienie informacji publicznej.&lt;/li&gt;\n&lt;/ol&gt;&lt;p&gt;&lt;strong&gt;Odmowa udostępnienia a inne formy zakończenia postępowania o udostępnienie informacji publicznej&lt;/strong&gt;&lt;/p&gt;\n\n&lt;ol&gt;&lt;li&gt;czy zawsze trzeba wydać decyzję administracyjną&lt;/li&gt;\n\t&lt;li&gt;kiedy wystarczy przekazanie wnioskodawcy zwykłej informacji&lt;/li&gt;\n\t&lt;li&gt;kiedy odmawia się udostępnienia, a kiedy umarza się postępowanie&lt;/li&gt;\n&lt;/ol&gt;&lt;p&gt;&lt;strong&gt;Dostęp do informacji publicznej a ponowne wykorzystywanie informacji sektora publicznego&lt;/strong&gt;&lt;/p&gt;\n\n&lt;ol&gt;&lt;li&gt;rozróżnienie trybów dostępu&lt;/li&gt;\n\t&lt;li&gt;informacja publiczna a informacja sektora publicznego&lt;/li&gt;\n&lt;/ol&gt;&lt;p&gt; &lt;/p&gt;\n\n&lt;p&gt;Więcej informacji o szkoleniu: http://cpi.com.pl/imprezy/2016/dipou/index.php &lt;/p&gt;", "listaProjektow": [], "idRodzajuUslugi": 144, "kwalifikacjeKuz": [], "osobaKontaktowa": {"email": "pr@cpi.com.pl", "telefon": "22 87069 78", "zdjecie": null, "imieNazwisko": "Elżbieta Janus-Kaleta"}, "zakresUprawnien": null, "efektyUczeniaSie": null, "inneKwalifikacje": [], "cenaNettoZaUsluge": null, "idKategoriiUslugi": 412, "idKwalifikacjiKkz": null, "idKwalifikacjiZrk": null, "warunkiTechniczne": null, "cenaBruttoZaUsluge": null, "cenaNettoZaGodzine": 11666, "idFormySwiadczenia": 1, "idPodrodzajuUslugi": 145, "warunkiLogistyczne": [], "cenaBruttoZaGodzine": 14350, "formyDofinansowania": [], "informacjeDodatkowe": null, "kosztWalidacjiNetto": null, "warunkiUczestnictwa": null, "idPodkategoriiUslugi": 414, "kosztWalidacjiBrutto": null, "cenaNettoZaUczestnika": 70000, "dataRozpoczeciaUslugi": "2016-12-01T00:00:00+01:00", "dataZakonczeniaUslugi": "2016-12-01T00:00:00+01:00", "cenaBruttoZaUczestnika": 86100, "czyUslugaDofinansowana": false, "materialyDlaUczestnikow": null, "kosztCertyfikowaniaNetto": null, "czyCenaDotyczyCalejUslugi": false, "dataZakonczeniaRekrutacji": "2016-11-30T00:00:00+01:00", "kosztCertyfikowaniaBrutto": null, "minimalnaLiczbaUczestnikow": 1, "szczegolyMiejscaRealizacji": null, "maksymalnaLiczbaUczestnikow": 30,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766021">
            <text:p>2025-12-16 15:54:06.766021</text:p>
          </table:table-cell>
          <table:table-cell office:value-type="string" office:string-value="2025-12-16 15:54:06.766021">
            <text:p>2025-12-16 15:54:06.766021</text:p>
          </table:table-cell>
        </table:table-row>
        <table:table-row>
          <table:table-cell office:value-type="float" office:value="22649">
            <text:p>22649</text:p>
          </table:table-cell>
          <table:table-cell office:value-type="string" office:string-value="2016/11/02/10866/22649">
            <text:p>2016/11/02/10866/22649</text:p>
          </table:table-cell>
          <table:table-cell office:value-type="string" office:string-value="Kurs &quot;Pracownik administracyjno-biurowy z elementami technologii komputerowych i biurowych&quot;">
            <text:p>Kurs "Pracownik administracyjno-biurowy z elementami technologii komputerowych i biurowych"</text:p>
          </table:table-cell>
          <table:table-cell office:value-type="string" office:string-value="ZREALIZOWANA">
            <text:p>ZREALIZOWANA</text:p>
          </table:table-cell>
          <table:table-cell office:value-type="string" office:string-value="2016-12-17 00:00:00">
            <text:p>2016-12-17 00:00:00</text:p>
          </table:table-cell>
          <table:table-cell office:value-type="string" office:string-value="2017-01-08 00:00:00">
            <text:p>2017-01-08 00:00:00</text:p>
          </table:table-cell>
          <table:table-cell office:value-type="string" office:string-value="2016-12-17 00:00:00">
            <text:p>2016-12-17 00:00:00</text:p>
          </table:table-cell>
          <table:table-cell office:value-type="float" office:value="479">
            <text:p>479</text:p>
          </table:table-cell>
          <table:table-cell office:value-type="float" office:value="484">
            <text:p>484</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Kurs adresowany jest do osób pragnących podjąć pracę na stanowiskach biurowych w firmach krajowych i międzynarodowych, wymagających sporządzania korespondencji biurowej oraz obsługi komputera.">
            <text:p>Kurs adresowany jest do osób pragnących podjąć pracę na stanowiskach biurowych w firmach krajowych i międzynarodowych, wymagających sporządzania korespondencji biurowej oraz obsługi komputera.</text:p>
          </table:table-cell>
          <table:table-cell office:value-type="string" office:string-value="">
            <text:p/>
          </table:table-cell>
          <table:table-cell office:value-type="string" office:string-value="">
            <text:p/>
          </table:table-cell>
          <table:table-cell office:value-type="string" office:string-value="&lt;p&gt;1.Podobieństwa i różnice asystentka-sekretarka a recepcjonistka: 1 h&lt;br /&gt;&#10;2.Organizacja pracy sekretariatu: 2 h&lt;br /&gt;&#10;3.Etyka i kultura zawodu: 1 h&lt;br /&gt;&#10;4.Profesjonalna obsługa klienta i gościa firmy: 2 h&lt;br /&gt;&#10;5.Komunikacja w firmie: 1 h&lt;br /&gt;&#10;6.Sporządzanie dokumentacji: 4 h&lt;br /&gt;&#10;7.Organizacja zebrań i narad: 1 h&lt;br /&gt;&#10;8.Obsługa urządzeń biurowych: 4 h&lt;br /&gt;&#10;9.Zastosowanie Microsoft Office w pracach biurowych (word, excel, power point): 24 h&lt;/p&gt;">
            <text:p>&lt;p&gt;1.Podobieństwa i różnice asystentka-sekretarka a recepcjonistka: 1 h&lt;br /&gt;
2.Organizacja pracy sekretariatu: 2 h&lt;br /&gt;
3.Etyka i kultura zawodu: 1 h&lt;br /&gt;
4.Profesjonalna obsługa klienta i gościa firmy: 2 h&lt;br /&gt;
5.Komunikacja w firmie: 1 h&lt;br /&gt;
6.Sporządzanie dokumentacji: 4 h&lt;br /&gt;
7.Organizacja zebrań i narad: 1 h&lt;br /&gt;
8.Obsługa urządzeń biurowych: 4 h&lt;br /&gt;
9.Zastosowanie Microsoft Office w pracach biurowych (word, excel, power point): 24 h&lt;/p&gt;</text:p>
          </table:table-cell>
          <table:table-cell office:value-type="string" office:string-value="&lt;p&gt;Kurs adresowany jest do osób pragnących podjąć pracę na stanowiskach biurowych w firmach krajowych i międzynarodowych, wymagających sporządzania korespondencji biurowej oraz obsługi komputera.&lt;/p&gt;">
            <text:p>&lt;p&gt;Kurs adresowany jest do osób pragnących podjąć pracę na stanowiskach biurowych w firmach krajowych i międzynarodowych, wymagających sporządzania korespondencji biurowej oraz obsługi komputera.&lt;/p&gt;</text:p>
          </table:table-cell>
          <table:table-cell office:value-type="string" office:string-value="&lt;p&gt;Zainteresowane osoby wpłacają kwotę w wysokości 450 zł, po otrzymaniu maila, że kurs rusza w terminie. &lt;/p&gt;">
            <text:p>&lt;p&gt;Zainteresowane osoby wpłacają kwotę w wysokości 450 zł, po otrzymaniu maila, że kurs rusza w terminie. &lt;/p&gt;</text:p>
          </table:table-cell>
          <table:table-cell office:value-type="string" office:string-value="">
            <text:p/>
          </table:table-cell>
          <table:table-cell office:value-type="string" office:string-value="&lt;ul&gt;&lt;li&gt;podczas zajęć wykorzystujemy rzutnik multimedialny oraz laptopy&lt;/li&gt;&#10; &lt;li&gt;każdy uczestnik zajęć komputerowych ma do dyspozycji laptopa&lt;/li&gt;&#10; &lt;li&gt;zatrudniamy wykładowców-praktyków&lt;/li&gt;&#10; &lt;li&gt;pracujemy na autorskich programach nauczania&lt;/li&gt;&#10; &lt;li&gt;tworzymy małe grupy lekcyjne (ok. 14 osób)&lt;/li&gt;&#10; &lt;li&gt;każda grupa ma indywidualnie przygotowywane materiały dydaktyczne&lt;/li&gt;&#10;&lt;/ul&gt;&#10;CO SŁUCHACZ OTRZYMUJE PO UKOŃCZENIU KURSU ?&#10;zaświadczenie MEN o ukończeniu kursu w języku polskim oraz angielskim&#10;&lt;p&gt;-skrypty&lt;br /&gt;&#10;-ćwiczenia&lt;/p&gt;">
            <text:p>&lt;ul&gt;&lt;li&gt;podczas zajęć wykorzystujemy rzutnik multimedialny oraz laptopy&lt;/li&gt;
	&lt;li&gt;każdy uczestnik zajęć komputerowych ma do dyspozycji laptopa&lt;/li&gt;
	&lt;li&gt;zatrudniamy wykładowców-praktyków&lt;/li&gt;
	&lt;li&gt;pracujemy na autorskich programach nauczania&lt;/li&gt;
	&lt;li&gt;tworzymy małe grupy lekcyjne (ok. 14 osób)&lt;/li&gt;
	&lt;li&gt;każda grupa ma indywidualnie przygotowywane materiały dydaktyczne&lt;/li&gt;
&lt;/ul&gt;
CO SŁUCHACZ OTRZYMUJE PO UKOŃCZENIU KURSU ?
zaświadczenie MEN o ukończeniu kursu w języku polskim oraz angielskim
&lt;p&gt;-skrypty&lt;br /&gt;
-ćwiczenia&lt;/p&gt;</text:p>
          </table:table-cell>
          <table:table-cell office:value-type="string" office:string-value="">
            <text:p/>
          </table:table-cell>
          <table:table-cell office:value-type="string" office:string-value="">
            <text:p/>
          </table:table-cell>
          <table:table-cell office:value-type="float" office:value="45000.0">
            <text:p>45000.0</text:p>
          </table:table-cell>
          <table:table-cell office:value-type="float" office:value="45000.0">
            <text:p>45000.0</text:p>
          </table:table-cell>
          <table:table-cell office:value-type="float" office:value="0">
            <text:p/>
          </table:table-cell>
          <table:table-cell office:value-type="float" office:value="0">
            <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18.0">
            <text:p>18.0</text:p>
          </table:table-cell>
          <table:table-cell office:value-type="string" office:string-value="{&quot;idKraju&quot;: null, &quot;idUlicy&quot;: null, &quot;telefon&quot;: null, &quot;nazwaKraju&quot;: null, &quot;nazwaUlicy&quot;: &quot;al. Artura Grottgera&quot;, &quot;kodPocztowy&quot;: null, &quot;numerLokalu&quot;: &quot;8&quot;, &quot;numerBudynku&quot;: &quot;1&quot;, &quot;idWojewodztwa&quot;: 6, &quot;idMiejscowosci&quot;: null, &quot;nazwaWojewodztwa&quot;: &quot;małopolskie&quot;, &quot;nazwaMiejscowosci&quot;: &quot;Kraków&quot;, &quot;dlugoscGeograficzna&quot;: null, &quot;szerokoscGeograficzna&quot;: null}">
            <text:p>{"idKraju": null, "idUlicy": null, "telefon": null, "nazwaKraju": null, "nazwaUlicy": "al. Artura Grottgera", "kodPocztowy": null, "numerLokalu": "8", "numerBudynku": "1", "idWojewodztwa": 6, "idMiejscowosci": null, "nazwaWojewodztwa": "małopolskie", "nazwaMiejscowosci": "Kraków", "dlugoscGeograficzna": null, "szerokoscGeograficzna": null}</text:p>
          </table:table-cell>
          <table:table-cell office:value-type="string" office:string-value="{&quot;id&quot;: 10866, &quot;logo&quot;: {&quot;url&quot;: &quot;https://uslugirozwojowe.parp.gov.pl/api/file/preview?token=%242a%2406%248WtVHNXUXh%2Fnx3KRb9ffmO&quot;, &quot;nazwa&quot;: &quot;Plakat_KCB_mała rozdzielczość2.jpg&quot;, &quot;rozszerzenie&quot;: null}, &quot;nazwa&quot;: &quot;Krakowskie Centrum Biznesu Sp. z o.o.&quot;}">
            <text:p>{"id": 10866, "logo": {"url": "https://uslugirozwojowe.parp.gov.pl/api/file/preview?token=%242a%2406%248WtVHNXUXh%2Fnx3KRb9ffmO", "nazwa": "Plakat_KCB_mała rozdzielczość2.jpg", "rozszerzenie": null}, "nazwa": "Krakowskie Centrum Biznesu Sp. z o.o."}</text:p>
          </table:table-cell>
          <table:table-cell office:value-type="string" office:string-value="{&quot;email&quot;: &quot;biuro@kursywkrakowie.pl&quot;, &quot;telefon&quot;: &quot; 537-377-770&quot;, &quot;zdjecie&quot;: null, &quot;imieNazwisko&quot;: &quot;Kierownik koordynacyjny szkolenia&quot;}">
            <text:p>{"email": "biuro@kursywkrakowie.pl", "telefon": " 537-377-770", "zdjecie": null, "imieNazwisko": "Kierownik koordynacyjny szkoleni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49, &quot;adres&quot;: {&quot;idKraju&quot;: null, &quot;idUlicy&quot;: null, &quot;telefon&quot;: null, &quot;nazwaKraju&quot;: null, &quot;nazwaUlicy&quot;: &quot;al. Artura Grottgera&quot;, &quot;kodPocztowy&quot;: null, &quot;numerLokalu&quot;: &quot;8&quot;, &quot;numerBudynku&quot;: &quot;1&quot;, &quot;idWojewodztwa&quot;: 6, &quot;idMiejscowosci&quot;: null, &quot;nazwaWojewodztwa&quot;: &quot;małopolskie&quot;, &quot;nazwaMiejscowosci&quot;: &quot;Kraków&quot;, &quot;dlugoscGeograficzna&quot;: null, &quot;szerokoscGeograficzna&quot;: null}, &quot;numer&quot;: &quot;2016/11/02/10866/22649&quot;, &quot;ocena&quot;: {&quot;liczbaOcen&quot;: 0, &quot;sredniaZOcen&quot;: 0.0}, &quot;tytul&quot;: &quot;Kurs \&quot;Pracownik administracyjno-biurowy z elementami technologii komputerowych i biurowych\&quot;&quot;, &quot;status&quot;: &quot;ZREALIZOWANA&quot;, &quot;efektUslugi&quot;: null, &quot;celBiznesowy&quot;: null, &quot;liczbaGodzin&quot;: 0, &quot;celEdukacyjny&quot;: &quot;Kurs adresowany jest do osób pragnących podjąć pracę na stanowiskach biurowych w firmach krajowych i międzynarodowych, wymagających sporządzania korespondencji biurowej oraz obsługi komputera.&quot;, &quot;dostawcaUslug&quot;: {&quot;id&quot;: 10866, &quot;logo&quot;: {&quot;url&quot;: &quot;https://uslugirozwojowe.parp.gov.pl/api/file/preview?token=%242a%2406%248WtVHNXUXh%2Fnx3KRb9ffmO&quot;, &quot;nazwa&quot;: &quot;Plakat_KCB_mała rozdzielczość2.jpg&quot;, &quot;rozszerzenie&quot;: null}, &quot;nazwa&quot;: &quot;Krakowskie Centrum Biznesu Sp. z o.o.&quot;}, &quot;grupaDocelowa&quot;: &quot;&lt;p&gt;Kurs adresowany jest do osób pragnących podjąć pracę na stanowiskach biurowych w firmach krajowych i międzynarodowych, wymagających sporządzania korespondencji biurowej oraz obsługi komputera.&lt;/p&gt;&quot;, &quot;kodyDostepowe&quot;: null, &quot;programUslugi&quot;: &quot;&lt;p&gt;1.Podobieństwa i różnice asystentka-sekretarka a recepcjonistka: 1 h&lt;br /&gt;\n2.Organizacja pracy sekretariatu: 2 h&lt;br /&gt;\n3.Etyka i kultura zawodu: 1 h&lt;br /&gt;\n4.Profesjonalna obsługa klienta i gościa firmy: 2 h&lt;br /&gt;\n5.Komunikacja w firmie: 1 h&lt;br /&gt;\n6.Sporządzanie dokumentacji: 4 h&lt;br /&gt;\n7.Organizacja zebrań i narad: 1 h&lt;br /&gt;\n8.Obsługa urządzeń biurowych: 4 h&lt;br /&gt;\n9.Zastosowanie Microsoft Office w pracach biurowych (word, excel, power point): 24 h&lt;/p&gt;&quot;, &quot;listaProjektow&quot;: [], &quot;idRodzajuUslugi&quot;: 144, &quot;kwalifikacjeKuz&quot;: [], &quot;osobaKontaktowa&quot;: {&quot;email&quot;: &quot;biuro@kursywkrakowie.pl&quot;, &quot;telefon&quot;: &quot; 537-377-770&quot;, &quot;zdjecie&quot;: null, &quot;imieNazwisko&quot;: &quot;Kierownik koordynacyjny szkolenia&quot;}, &quot;zakresUprawnien&quot;: null, &quot;efektyUczeniaSie&quot;: null, &quot;inneKwalifikacje&quot;: [], &quot;cenaNettoZaUsluge&quot;: null, &quot;idKategoriiUslugi&quot;: 479, &quot;idKwalifikacjiKkz&quot;: null, &quot;idKwalifikacjiZrk&quot;: null, &quot;warunkiTechniczne&quot;: null, &quot;cenaBruttoZaUsluge&quot;: null, &quot;cenaNettoZaGodzine&quot;: 0, &quot;idFormySwiadczenia&quot;: 1, &quot;idPodrodzajuUslugi&quot;: 145, &quot;warunkiLogistyczne&quot;: [], &quot;cenaBruttoZaGodzine&quot;: 0, &quot;formyDofinansowania&quot;: [], &quot;informacjeDodatkowe&quot;: &quot;&lt;ul&gt;&lt;li&gt;podczas zajęć wykorzystujemy rzutnik multimedialny oraz laptopy&lt;/li&gt;\n\t&lt;li&gt;każdy uczestnik zajęć komputerowych ma do dyspozycji laptopa&lt;/li&gt;\n\t&lt;li&gt;zatrudniamy wykładowców-praktyków&lt;/li&gt;\n\t&lt;li&gt;pracujemy na autorskich programach nauczania&lt;/li&gt;\n\t&lt;li&gt;tworzymy małe grupy lekcyjne (ok. 14 osób)&lt;/li&gt;\n\t&lt;li&gt;każda grupa ma indywidualnie przygotowywane materiały dydaktyczne&lt;/li&gt;\n&lt;/ul&gt;\nCO SŁUCHACZ OTRZYMUJE PO UKOŃCZENIU KURSU ?\nzaświadczenie MEN o ukończeniu kursu w języku polskim oraz angielskim\n&lt;p&gt;-skrypty&lt;br /&gt;\n-ćwiczenia&lt;/p&gt;&quot;, &quot;kosztWalidacjiNetto&quot;: null, &quot;warunkiUczestnictwa&quot;: &quot;&lt;p&gt;Zainteresowane osoby wpłacają kwotę w wysokości 450 zł, po otrzymaniu maila, że kurs rusza w terminie. &lt;/p&gt;&quot;, &quot;idPodkategoriiUslugi&quot;: 484, &quot;kosztWalidacjiBrutto&quot;: null, &quot;cenaNettoZaUczestnika&quot;: 45000, &quot;dataRozpoczeciaUslugi&quot;: &quot;2016-12-17T00:00:00+01:00&quot;, &quot;dataZakonczeniaUslugi&quot;: &quot;2017-01-08T00:00:00+01:00&quot;, &quot;cenaBruttoZaUczestnika&quot;: 45000, &quot;czyUslugaDofinansowana&quot;: false, &quot;materialyDlaUczestnikow&quot;: null, &quot;kosztCertyfikowaniaNetto&quot;: null, &quot;czyCenaDotyczyCalejUslugi&quot;: false, &quot;dataZakonczeniaRekrutacji&quot;: &quot;2016-12-17T00:00:00+01:00&quot;, &quot;kosztCertyfikowaniaBrutto&quot;: null, &quot;minimalnaLiczbaUczestnikow&quot;: 1, &quot;szczegolyMiejscaRealizacji&quot;: null, &quot;maksymalnaLiczbaUczestnikow&quot;: 18,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49, "adres": {"idKraju": null, "idUlicy": null, "telefon": null, "nazwaKraju": null, "nazwaUlicy": "al. Artura Grottgera", "kodPocztowy": null, "numerLokalu": "8", "numerBudynku": "1", "idWojewodztwa": 6, "idMiejscowosci": null, "nazwaWojewodztwa": "małopolskie", "nazwaMiejscowosci": "Kraków", "dlugoscGeograficzna": null, "szerokoscGeograficzna": null}, "numer": "2016/11/02/10866/22649", "ocena": {"liczbaOcen": 0, "sredniaZOcen": 0.0}, "tytul": "Kurs \"Pracownik administracyjno-biurowy z elementami technologii komputerowych i biurowych\"", "status": "ZREALIZOWANA", "efektUslugi": null, "celBiznesowy": null, "liczbaGodzin": 0, "celEdukacyjny": "Kurs adresowany jest do osób pragnących podjąć pracę na stanowiskach biurowych w firmach krajowych i międzynarodowych, wymagających sporządzania korespondencji biurowej oraz obsługi komputera.", "dostawcaUslug": {"id": 10866, "logo": {"url": "https://uslugirozwojowe.parp.gov.pl/api/file/preview?token=%242a%2406%248WtVHNXUXh%2Fnx3KRb9ffmO", "nazwa": "Plakat_KCB_mała rozdzielczość2.jpg", "rozszerzenie": null}, "nazwa": "Krakowskie Centrum Biznesu Sp. z o.o."}, "grupaDocelowa": "&lt;p&gt;Kurs adresowany jest do osób pragnących podjąć pracę na stanowiskach biurowych w firmach krajowych i międzynarodowych, wymagających sporządzania korespondencji biurowej oraz obsługi komputera.&lt;/p&gt;", "kodyDostepowe": null, "programUslugi": "&lt;p&gt;1.Podobieństwa i różnice asystentka-sekretarka a recepcjonistka: 1 h&lt;br /&gt;\n2.Organizacja pracy sekretariatu: 2 h&lt;br /&gt;\n3.Etyka i kultura zawodu: 1 h&lt;br /&gt;\n4.Profesjonalna obsługa klienta i gościa firmy: 2 h&lt;br /&gt;\n5.Komunikacja w firmie: 1 h&lt;br /&gt;\n6.Sporządzanie dokumentacji: 4 h&lt;br /&gt;\n7.Organizacja zebrań i narad: 1 h&lt;br /&gt;\n8.Obsługa urządzeń biurowych: 4 h&lt;br /&gt;\n9.Zastosowanie Microsoft Office w pracach biurowych (word, excel, power point): 24 h&lt;/p&gt;", "listaProjektow": [], "idRodzajuUslugi": 144, "kwalifikacjeKuz": [], "osobaKontaktowa": {"email": "biuro@kursywkrakowie.pl", "telefon": " 537-377-770", "zdjecie": null, "imieNazwisko": "Kierownik koordynacyjny szkolenia"}, "zakresUprawnien": null, "efektyUczeniaSie": null, "inneKwalifikacje": [], "cenaNettoZaUsluge": null, "idKategoriiUslugi": 479, "idKwalifikacjiKkz": null, "idKwalifikacjiZrk": null, "warunkiTechniczne": null, "cenaBruttoZaUsluge": null, "cenaNettoZaGodzine": 0, "idFormySwiadczenia": 1, "idPodrodzajuUslugi": 145, "warunkiLogistyczne": [], "cenaBruttoZaGodzine": 0, "formyDofinansowania": [], "informacjeDodatkowe": "&lt;ul&gt;&lt;li&gt;podczas zajęć wykorzystujemy rzutnik multimedialny oraz laptopy&lt;/li&gt;\n\t&lt;li&gt;każdy uczestnik zajęć komputerowych ma do dyspozycji laptopa&lt;/li&gt;\n\t&lt;li&gt;zatrudniamy wykładowców-praktyków&lt;/li&gt;\n\t&lt;li&gt;pracujemy na autorskich programach nauczania&lt;/li&gt;\n\t&lt;li&gt;tworzymy małe grupy lekcyjne (ok. 14 osób)&lt;/li&gt;\n\t&lt;li&gt;każda grupa ma indywidualnie przygotowywane materiały dydaktyczne&lt;/li&gt;\n&lt;/ul&gt;\nCO SŁUCHACZ OTRZYMUJE PO UKOŃCZENIU KURSU ?\nzaświadczenie MEN o ukończeniu kursu w języku polskim oraz angielskim\n&lt;p&gt;-skrypty&lt;br /&gt;\n-ćwiczenia&lt;/p&gt;", "kosztWalidacjiNetto": null, "warunkiUczestnictwa": "&lt;p&gt;Zainteresowane osoby wpłacają kwotę w wysokości 450 zł, po otrzymaniu maila, że kurs rusza w terminie. &lt;/p&gt;", "idPodkategoriiUslugi": 484, "kosztWalidacjiBrutto": null, "cenaNettoZaUczestnika": 45000, "dataRozpoczeciaUslugi": "2016-12-17T00:00:00+01:00", "dataZakonczeniaUslugi": "2017-01-08T00:00:00+01:00", "cenaBruttoZaUczestnika": 45000, "czyUslugaDofinansowana": false, "materialyDlaUczestnikow": null, "kosztCertyfikowaniaNetto": null, "czyCenaDotyczyCalejUslugi": false, "dataZakonczeniaRekrutacji": "2016-12-17T00:00:00+01:00", "kosztCertyfikowaniaBrutto": null, "minimalnaLiczbaUczestnikow": 1, "szczegolyMiejscaRealizacji": null, "maksymalnaLiczbaUczestnikow": 18,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889151">
            <text:p>2025-12-16 15:54:17.889151</text:p>
          </table:table-cell>
          <table:table-cell office:value-type="string" office:string-value="2025-12-16 15:54:17.889151">
            <text:p>2025-12-16 15:54:17.889151</text:p>
          </table:table-cell>
        </table:table-row>
        <table:table-row>
          <table:table-cell office:value-type="float" office:value="22648">
            <text:p>22648</text:p>
          </table:table-cell>
          <table:table-cell office:value-type="string" office:string-value="2016/11/02/10866/22648">
            <text:p>2016/11/02/10866/22648</text:p>
          </table:table-cell>
          <table:table-cell office:value-type="string" office:string-value="Kurs &quot;Kadry-płace dla zaawansowanych z programem Płatnik i Symfonia&quot;">
            <text:p>Kurs "Kadry-płace dla zaawansowanych z programem Płatnik i Symfonia"</text:p>
          </table:table-cell>
          <table:table-cell office:value-type="string" office:string-value="ZREALIZOWANA">
            <text:p>ZREALIZOWANA</text:p>
          </table:table-cell>
          <table:table-cell office:value-type="string" office:string-value="2017-03-18 00:00:00">
            <text:p>2017-03-18 00:00:00</text:p>
          </table:table-cell>
          <table:table-cell office:value-type="string" office:string-value="2017-04-23 00:00:00">
            <text:p>2017-04-23 00:00:00</text:p>
          </table:table-cell>
          <table:table-cell office:value-type="string" office:string-value="2017-03-19 00:00:00">
            <text:p>2017-03-19 00:00:00</text:p>
          </table:table-cell>
          <table:table-cell office:value-type="float" office:value="546">
            <text:p>546</text:p>
          </table:table-cell>
          <table:table-cell office:value-type="float" office:value="549">
            <text:p>549</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Kurs skierowany jest dla osób mających wcześniej styczność z kadrami i płacami lub które ukończyły kurs kadry-płace dla początkujących, pragnących poszerzyć swoją wiedzę, co pozwoli na samodzielne prowadzenie kadr i płac małych i średnich firm.">
            <text:p>Kurs skierowany jest dla osób mających wcześniej styczność z kadrami i płacami lub które ukończyły kurs kadry-płace dla początkujących, pragnących poszerzyć swoją wiedzę, co pozwoli na samodzielne prowadzenie kadr i płac małych i średnich firm.</text:p>
          </table:table-cell>
          <table:table-cell office:value-type="string" office:string-value="">
            <text:p/>
          </table:table-cell>
          <table:table-cell office:value-type="string" office:string-value="">
            <text:p/>
          </table:table-cell>
          <table:table-cell office:value-type="string" office:string-value="&lt;p&gt;1.Prawo pracy: 6 h&lt;br /&gt;&#10;-Prawo pracy z uwzględnieniem zmian ogłoszonych w 2016r: 4 h&lt;br /&gt;&#10;- Ćwiczenia praktyczne w świetle orzecznictwa Sądu Najwyższego i stanowiska Głównego Inspektoratu Pracy: 2 h&lt;br /&gt;&#10;2.Umowy cywilnoprawne: 2 h&lt;br /&gt;&#10;3.Wynagrodzenie i inne należności ze stosunku pracy na wybranych przykładach: 10 h&lt;br /&gt;&#10;4.Rozliczanie czasu pracy: 3 h – ćwiczenia&lt;br /&gt;&#10;5.Składki i podatki od płac – ćwiczenia praktyczne: 6 h&lt;br /&gt;&#10;6.Wynagrodzenie za czas choroby oraz świadczenia z ubezpieczenia społecznego: 8 h&lt;br /&gt;&#10;7.Podróże służbowe: 1 h&lt;br /&gt;&#10;8.Zajęcia komputerowe: PŁATNIK: 8 h&lt;br /&gt;&#10;9.Zajęcia komputerowe: SYMFONIA: 16 h&lt;/p&gt;">
            <text:p>&lt;p&gt;1.Prawo pracy: 6 h&lt;br /&gt;
-Prawo pracy z uwzględnieniem zmian ogłoszonych w 2016r: 4 h&lt;br /&gt;
- Ćwiczenia praktyczne w świetle orzecznictwa Sądu Najwyższego i stanowiska Głównego Inspektoratu Pracy: 2 h&lt;br /&gt;
2.Umowy cywilnoprawne: 2 h&lt;br /&gt;
3.Wynagrodzenie i inne należności ze stosunku pracy na wybranych przykładach: 10 h&lt;br /&gt;
4.Rozliczanie czasu pracy: 3 h – ćwiczenia&lt;br /&gt;
5.Składki i podatki od płac – ćwiczenia praktyczne: 6 h&lt;br /&gt;
6.Wynagrodzenie za czas choroby oraz świadczenia z ubezpieczenia społecznego: 8 h&lt;br /&gt;
7.Podróże służbowe: 1 h&lt;br /&gt;
8.Zajęcia komputerowe: PŁATNIK: 8 h&lt;br /&gt;
9.Zajęcia komputerowe: SYMFONIA: 16 h&lt;/p&gt;</text:p>
          </table:table-cell>
          <table:table-cell office:value-type="string" office:string-value="&lt;p&gt;Kurs skierowany jest dla osób mających wcześniej styczność z kadrami i płacami lub które ukończyły kurs kadry-płace dla początkujących, pragnących poszerzyć swoją wiedzę, co pozwoli na samodzielne prowadzenie kadr i płac małych i średnich firm.&lt;/p&gt;">
            <text:p>&lt;p&gt;Kurs skierowany jest dla osób mających wcześniej styczność z kadrami i płacami lub które ukończyły kurs kadry-płace dla początkujących, pragnących poszerzyć swoją wiedzę, co pozwoli na samodzielne prowadzenie kadr i płac małych i średnich firm.&lt;/p&gt;</text:p>
          </table:table-cell>
          <table:table-cell office:value-type="string" office:string-value="">
            <text:p/>
          </table:table-cell>
          <table:table-cell office:value-type="string" office:string-value="">
            <text:p/>
          </table:table-cell>
          <table:table-cell office:value-type="string" office:string-value="&lt;ul&gt;&lt;li&gt;podczas zajęć wykorzystujemy rzutnik multimedialny oraz laptopy&lt;/li&gt;&#10; &lt;li&gt;każdy uczestnik zajęć komputerowych ma do dyspozycji laptopa&lt;/li&gt;&#10; &lt;li&gt;jako jedyna firma szkoleniowa w Polsce uczymy wszystkich modułów czterech najpopularniejszych programów księgowych: Optimy, Optimy XL, Symfonii i Ramzesa oraz Płatnika&lt;/li&gt;&#10; &lt;li&gt;na bieżąco uaktualniamy wersje oprogramowania księgowego&lt;/li&gt;&#10; &lt;li&gt;wszystkim, którzy chcąc skorzystać z naszej oferty z całej Polski proponujemy szkolenia korespondencyjne&lt;/li&gt;&#10; &lt;li&gt;zatrudniamy wykładowców-praktyków&lt;/li&gt;&#10; &lt;li&gt;pracujemy na autorskich programach nauczania&lt;/li&gt;&#10; &lt;li&gt;uczymy praktycznie, wypełniając deklaracje&lt;/li&gt;&#10; &lt;li&gt;organizujemy praktyki w naszym biurze rachunkowym, podczas których nasi kursanci mogą zweryfikować wiedzę zdobyta podczas szkoleń i nabyć umiejętności praktyczne&lt;/li&gt;&#10; &lt;li&gt;tworzymy małe grupy lekcyjne (ok. 14 osób)&lt;/li&gt;&#10; &lt;li&gt;każda grupa ma indywidualnie przygotowywane materiały dydaktyczne&lt;/li&gt;&#10; &lt;li&gt;pomożemy dobrać najlepszy kurs dla Ciebie&lt;/li&gt;&#10;&lt;/ul&gt;&#10;CO SŁUCHACZ OTRZYMUJE PO UKOŃCZENIU KURSU ?&#10;zaświadczenie MEN o ukończeniu kursu w języku polskim oraz angielskim; &#10;certyfikat Specjalisty ds. kadr kod zawodu: 242307 oraz Specjalisty ds. wynagrodzeń kod zawodu: 242310; &#10;certyfikat znajomości Symfonii;&#10;&lt;p&gt;&lt;br /&gt;&#10;-skrypty&lt;br /&gt;&#10;-ćwiczenia&lt;br /&gt;&#10;-deklaracje &lt;br /&gt;&#10;-druki&lt;/p&gt;">
            <text:p>&lt;ul&gt;&lt;li&gt;podczas zajęć wykorzystujemy rzutnik multimedialny oraz laptopy&lt;/li&gt;
	&lt;li&gt;każdy uczestnik zajęć komputerowych ma do dyspozycji laptopa&lt;/li&gt;
	&lt;li&gt;jako jedyna firma szkoleniowa w Polsce uczymy wszystkich modułów czterech najpopularniejszych programów księgowych: Optimy, Optimy XL, Symfonii i Ramzesa oraz Płatnika&lt;/li&gt;
	&lt;li&gt;na bieżąco uaktualniamy wersje oprogramowania księgowego&lt;/li&gt;
	&lt;li&gt;wszystkim, którzy chcąc skorzystać z naszej oferty z całej Polski proponujemy szkolenia korespondencyjne&lt;/li&gt;
	&lt;li&gt;zatrudniamy wykładowców-praktyków&lt;/li&gt;
	&lt;li&gt;pracujemy na autorskich programach nauczania&lt;/li&gt;
	&lt;li&gt;uczymy praktycznie, wypełniając deklaracje&lt;/li&gt;
	&lt;li&gt;organizujemy praktyki w naszym biurze rachunkowym, podczas których nasi kursanci mogą zweryfikować wiedzę zdobyta podczas szkoleń i nabyć umiejętności praktyczne&lt;/li&gt;
	&lt;li&gt;tworzymy małe grupy lekcyjne (ok. 14 osób)&lt;/li&gt;
	&lt;li&gt;każda grupa ma indywidualnie przygotowywane materiały dydaktyczne&lt;/li&gt;
	&lt;li&gt;pomożemy dobrać najlepszy kurs dla Ciebie&lt;/li&gt;
&lt;/ul&gt;
CO SŁUCHACZ OTRZYMUJE PO UKOŃCZENIU KURSU ?
zaświadczenie MEN o ukończeniu kursu w języku polskim oraz angielskim; 
certyfikat Specjalisty ds. kadr kod zawodu: 242307 oraz Specjalisty ds. wynagrodzeń kod zawodu: 242310; 
certyfikat znajomości Symfonii;
&lt;p&gt;&lt;br /&gt;
-skrypty&lt;br /&gt;
-ćwiczenia&lt;br /&gt;
-deklaracje &lt;br /&gt;
-druki&lt;/p&gt;</text:p>
          </table:table-cell>
          <table:table-cell office:value-type="string" office:string-value="">
            <text:p/>
          </table:table-cell>
          <table:table-cell office:value-type="string" office:string-value="">
            <text:p/>
          </table:table-cell>
          <table:table-cell office:value-type="float" office:value="90000.0">
            <text:p>90000.0</text:p>
          </table:table-cell>
          <table:table-cell office:value-type="float" office:value="90000.0">
            <text:p>90000.0</text:p>
          </table:table-cell>
          <table:table-cell office:value-type="float" office:value="0">
            <text:p/>
          </table:table-cell>
          <table:table-cell office:value-type="float" office:value="0">
            <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18.0">
            <text:p>18.0</text:p>
          </table:table-cell>
          <table:table-cell office:value-type="string" office:string-value="{&quot;idKraju&quot;: null, &quot;idUlicy&quot;: null, &quot;telefon&quot;: null, &quot;nazwaKraju&quot;: null, &quot;nazwaUlicy&quot;: &quot;al. Artura Grottgera&quot;, &quot;kodPocztowy&quot;: null, &quot;numerLokalu&quot;: &quot;8&quot;, &quot;numerBudynku&quot;: &quot;1&quot;, &quot;idWojewodztwa&quot;: 6, &quot;idMiejscowosci&quot;: null, &quot;nazwaWojewodztwa&quot;: &quot;małopolskie&quot;, &quot;nazwaMiejscowosci&quot;: &quot;Kraków&quot;, &quot;dlugoscGeograficzna&quot;: null, &quot;szerokoscGeograficzna&quot;: null}">
            <text:p>{"idKraju": null, "idUlicy": null, "telefon": null, "nazwaKraju": null, "nazwaUlicy": "al. Artura Grottgera", "kodPocztowy": null, "numerLokalu": "8", "numerBudynku": "1", "idWojewodztwa": 6, "idMiejscowosci": null, "nazwaWojewodztwa": "małopolskie", "nazwaMiejscowosci": "Kraków", "dlugoscGeograficzna": null, "szerokoscGeograficzna": null}</text:p>
          </table:table-cell>
          <table:table-cell office:value-type="string" office:string-value="{&quot;id&quot;: 10866, &quot;logo&quot;: {&quot;url&quot;: &quot;https://uslugirozwojowe.parp.gov.pl/api/file/preview?token=%242a%2406%248WtVHNXUXh%2Fnx3KRb9ffmO&quot;, &quot;nazwa&quot;: &quot;Plakat_KCB_mała rozdzielczość2.jpg&quot;, &quot;rozszerzenie&quot;: null}, &quot;nazwa&quot;: &quot;Krakowskie Centrum Biznesu Sp. z o.o.&quot;}">
            <text:p>{"id": 10866, "logo": {"url": "https://uslugirozwojowe.parp.gov.pl/api/file/preview?token=%242a%2406%248WtVHNXUXh%2Fnx3KRb9ffmO", "nazwa": "Plakat_KCB_mała rozdzielczość2.jpg", "rozszerzenie": null}, "nazwa": "Krakowskie Centrum Biznesu Sp. z o.o."}</text:p>
          </table:table-cell>
          <table:table-cell office:value-type="string" office:string-value="{&quot;email&quot;: &quot;biuro@kursywkrakowie.pl&quot;, &quot;telefon&quot;: &quot;537-377-770&quot;, &quot;zdjecie&quot;: null, &quot;imieNazwisko&quot;: &quot;Kierownik koordynacyjny szkolenia&quot;}">
            <text:p>{"email": "biuro@kursywkrakowie.pl", "telefon": "537-377-770", "zdjecie": null, "imieNazwisko": "Kierownik koordynacyjny szkoleni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48, &quot;adres&quot;: {&quot;idKraju&quot;: null, &quot;idUlicy&quot;: null, &quot;telefon&quot;: null, &quot;nazwaKraju&quot;: null, &quot;nazwaUlicy&quot;: &quot;al. Artura Grottgera&quot;, &quot;kodPocztowy&quot;: null, &quot;numerLokalu&quot;: &quot;8&quot;, &quot;numerBudynku&quot;: &quot;1&quot;, &quot;idWojewodztwa&quot;: 6, &quot;idMiejscowosci&quot;: null, &quot;nazwaWojewodztwa&quot;: &quot;małopolskie&quot;, &quot;nazwaMiejscowosci&quot;: &quot;Kraków&quot;, &quot;dlugoscGeograficzna&quot;: null, &quot;szerokoscGeograficzna&quot;: null}, &quot;numer&quot;: &quot;2016/11/02/10866/22648&quot;, &quot;ocena&quot;: {&quot;liczbaOcen&quot;: 0, &quot;sredniaZOcen&quot;: 0.0}, &quot;tytul&quot;: &quot;Kurs \&quot;Kadry-płace dla zaawansowanych z programem Płatnik i Symfonia\&quot;&quot;, &quot;status&quot;: &quot;ZREALIZOWANA&quot;, &quot;efektUslugi&quot;: null, &quot;celBiznesowy&quot;: null, &quot;liczbaGodzin&quot;: 0, &quot;celEdukacyjny&quot;: &quot;Kurs skierowany jest dla osób mających wcześniej styczność z kadrami i płacami lub które ukończyły kurs kadry-płace dla początkujących, pragnących poszerzyć swoją wiedzę, co pozwoli na samodzielne prowadzenie kadr i płac małych i średnich firm.&quot;, &quot;dostawcaUslug&quot;: {&quot;id&quot;: 10866, &quot;logo&quot;: {&quot;url&quot;: &quot;https://uslugirozwojowe.parp.gov.pl/api/file/preview?token=%242a%2406%248WtVHNXUXh%2Fnx3KRb9ffmO&quot;, &quot;nazwa&quot;: &quot;Plakat_KCB_mała rozdzielczość2.jpg&quot;, &quot;rozszerzenie&quot;: null}, &quot;nazwa&quot;: &quot;Krakowskie Centrum Biznesu Sp. z o.o.&quot;}, &quot;grupaDocelowa&quot;: &quot;&lt;p&gt;Kurs skierowany jest dla osób mających wcześniej styczność z kadrami i płacami lub które ukończyły kurs kadry-płace dla początkujących, pragnących poszerzyć swoją wiedzę, co pozwoli na samodzielne prowadzenie kadr i płac małych i średnich firm.&lt;/p&gt;&quot;, &quot;kodyDostepowe&quot;: null, &quot;programUslugi&quot;: &quot;&lt;p&gt;1.Prawo pracy: 6 h&lt;br /&gt;\n-Prawo pracy z uwzględnieniem zmian ogłoszonych w 2016r: 4 h&lt;br /&gt;\n- Ćwiczenia praktyczne w świetle orzecznictwa Sądu Najwyższego i stanowiska Głównego Inspektoratu Pracy: 2 h&lt;br /&gt;\n2.Umowy cywilnoprawne: 2 h&lt;br /&gt;\n3.Wynagrodzenie i inne należności ze stosunku pracy na wybranych przykładach: 10 h&lt;br /&gt;\n4.Rozliczanie czasu pracy: 3 h – ćwiczenia&lt;br /&gt;\n5.Składki i podatki od płac – ćwiczenia praktyczne: 6 h&lt;br /&gt;\n6.Wynagrodzenie za czas choroby oraz świadczenia z ubezpieczenia społecznego: 8 h&lt;br /&gt;\n7.Podróże służbowe: 1 h&lt;br /&gt;\n8.Zajęcia komputerowe: PŁATNIK: 8 h&lt;br /&gt;\n9.Zajęcia komputerowe: SYMFONIA: 16 h&lt;/p&gt;&quot;, &quot;listaProjektow&quot;: [], &quot;idRodzajuUslugi&quot;: 144, &quot;kwalifikacjeKuz&quot;: [], &quot;osobaKontaktowa&quot;: {&quot;email&quot;: &quot;biuro@kursywkrakowie.pl&quot;, &quot;telefon&quot;: &quot;537-377-770&quot;, &quot;zdjecie&quot;: null, &quot;imieNazwisko&quot;: &quot;Kierownik koordynacyjny szkolenia&quot;}, &quot;zakresUprawnien&quot;: null, &quot;efektyUczeniaSie&quot;: null, &quot;inneKwalifikacje&quot;: [], &quot;cenaNettoZaUsluge&quot;: null, &quot;idKategoriiUslugi&quot;: 546, &quot;idKwalifikacjiKkz&quot;: null, &quot;idKwalifikacjiZrk&quot;: null, &quot;warunkiTechniczne&quot;: null, &quot;cenaBruttoZaUsluge&quot;: null, &quot;cenaNettoZaGodzine&quot;: 0, &quot;idFormySwiadczenia&quot;: 1, &quot;idPodrodzajuUslugi&quot;: 145, &quot;warunkiLogistyczne&quot;: [], &quot;cenaBruttoZaGodzine&quot;: 0, &quot;formyDofinansowania&quot;: [], &quot;informacjeDodatkowe&quot;: &quot;&lt;ul&gt;&lt;li&gt;podczas zajęć wykorzystujemy rzutnik multimedialny oraz laptopy&lt;/li&gt;\n\t&lt;li&gt;każdy uczestnik zajęć komputerowych ma do dyspozycji laptopa&lt;/li&gt;\n\t&lt;li&gt;jako jedyna firma szkoleniowa w Polsce uczymy wszystkich modułów czterech najpopularniejszych programów księgowych: Optimy, Optimy XL, Symfonii i Ramzesa oraz Płatnika&lt;/li&gt;\n\t&lt;li&gt;na bieżąco uaktualniamy wersje oprogramowania księgowego&lt;/li&gt;\n\t&lt;li&gt;wszystkim, którzy chcąc skorzystać z naszej oferty z całej Polski proponujemy szkolenia korespondencyjne&lt;/li&gt;\n\t&lt;li&gt;zatrudniamy wykładowców-praktyków&lt;/li&gt;\n\t&lt;li&gt;pracujemy na autorskich programach nauczania&lt;/li&gt;\n\t&lt;li&gt;uczymy praktycznie, wypełniając deklaracje&lt;/li&gt;\n\t&lt;li&gt;organizujemy praktyki w naszym biurze rachunkowym, podczas których nasi kursanci mogą zweryfikować wiedzę zdobyta podczas szkoleń i nabyć umiejętności praktyczne&lt;/li&gt;\n\t&lt;li&gt;tworzymy małe grupy lekcyjne (ok. 14 osób)&lt;/li&gt;\n\t&lt;li&gt;każda grupa ma indywidualnie przygotowywane materiały dydaktyczne&lt;/li&gt;\n\t&lt;li&gt;pomożemy dobrać najlepszy kurs dla Ciebie&lt;/li&gt;\n&lt;/ul&gt;\nCO SŁUCHACZ OTRZYMUJE PO UKOŃCZENIU KURSU ?\nzaświadczenie MEN o ukończeniu kursu w języku polskim oraz angielskim; \ncertyfikat Specjalisty ds. kadr kod zawodu: 242307 oraz Specjalisty ds. wynagrodzeń kod zawodu: 242310; \ncertyfikat znajomości Symfonii;\n&lt;p&gt;&lt;br /&gt;\n-skrypty&lt;br /&gt;\n-ćwiczenia&lt;br /&gt;\n-deklaracje &lt;br /&gt;\n-druki&lt;/p&gt;&quot;, &quot;kosztWalidacjiNetto&quot;: null, &quot;warunkiUczestnictwa&quot;: null, &quot;idPodkategoriiUslugi&quot;: 549, &quot;kosztWalidacjiBrutto&quot;: null, &quot;cenaNettoZaUczestnika&quot;: 90000, &quot;dataRozpoczeciaUslugi&quot;: &quot;2017-03-18T00:00:00+01:00&quot;, &quot;dataZakonczeniaUslugi&quot;: &quot;2017-04-23T00:00:00+02:00&quot;, &quot;cenaBruttoZaUczestnika&quot;: 90000, &quot;czyUslugaDofinansowana&quot;: false, &quot;materialyDlaUczestnikow&quot;: null, &quot;kosztCertyfikowaniaNetto&quot;: null, &quot;czyCenaDotyczyCalejUslugi&quot;: false, &quot;dataZakonczeniaRekrutacji&quot;: &quot;2017-03-19T00:00:00+01:00&quot;, &quot;kosztCertyfikowaniaBrutto&quot;: null, &quot;minimalnaLiczbaUczestnikow&quot;: 1, &quot;szczegolyMiejscaRealizacji&quot;: null, &quot;maksymalnaLiczbaUczestnikow&quot;: 18,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48, "adres": {"idKraju": null, "idUlicy": null, "telefon": null, "nazwaKraju": null, "nazwaUlicy": "al. Artura Grottgera", "kodPocztowy": null, "numerLokalu": "8", "numerBudynku": "1", "idWojewodztwa": 6, "idMiejscowosci": null, "nazwaWojewodztwa": "małopolskie", "nazwaMiejscowosci": "Kraków", "dlugoscGeograficzna": null, "szerokoscGeograficzna": null}, "numer": "2016/11/02/10866/22648", "ocena": {"liczbaOcen": 0, "sredniaZOcen": 0.0}, "tytul": "Kurs \"Kadry-płace dla zaawansowanych z programem Płatnik i Symfonia\"", "status": "ZREALIZOWANA", "efektUslugi": null, "celBiznesowy": null, "liczbaGodzin": 0, "celEdukacyjny": "Kurs skierowany jest dla osób mających wcześniej styczność z kadrami i płacami lub które ukończyły kurs kadry-płace dla początkujących, pragnących poszerzyć swoją wiedzę, co pozwoli na samodzielne prowadzenie kadr i płac małych i średnich firm.", "dostawcaUslug": {"id": 10866, "logo": {"url": "https://uslugirozwojowe.parp.gov.pl/api/file/preview?token=%242a%2406%248WtVHNXUXh%2Fnx3KRb9ffmO", "nazwa": "Plakat_KCB_mała rozdzielczość2.jpg", "rozszerzenie": null}, "nazwa": "Krakowskie Centrum Biznesu Sp. z o.o."}, "grupaDocelowa": "&lt;p&gt;Kurs skierowany jest dla osób mających wcześniej styczność z kadrami i płacami lub które ukończyły kurs kadry-płace dla początkujących, pragnących poszerzyć swoją wiedzę, co pozwoli na samodzielne prowadzenie kadr i płac małych i średnich firm.&lt;/p&gt;", "kodyDostepowe": null, "programUslugi": "&lt;p&gt;1.Prawo pracy: 6 h&lt;br /&gt;\n-Prawo pracy z uwzględnieniem zmian ogłoszonych w 2016r: 4 h&lt;br /&gt;\n- Ćwiczenia praktyczne w świetle orzecznictwa Sądu Najwyższego i stanowiska Głównego Inspektoratu Pracy: 2 h&lt;br /&gt;\n2.Umowy cywilnoprawne: 2 h&lt;br /&gt;\n3.Wynagrodzenie i inne należności ze stosunku pracy na wybranych przykładach: 10 h&lt;br /&gt;\n4.Rozliczanie czasu pracy: 3 h – ćwiczenia&lt;br /&gt;\n5.Składki i podatki od płac – ćwiczenia praktyczne: 6 h&lt;br /&gt;\n6.Wynagrodzenie za czas choroby oraz świadczenia z ubezpieczenia społecznego: 8 h&lt;br /&gt;\n7.Podróże służbowe: 1 h&lt;br /&gt;\n8.Zajęcia komputerowe: PŁATNIK: 8 h&lt;br /&gt;\n9.Zajęcia komputerowe: SYMFONIA: 16 h&lt;/p&gt;", "listaProjektow": [], "idRodzajuUslugi": 144, "kwalifikacjeKuz": [], "osobaKontaktowa": {"email": "biuro@kursywkrakowie.pl", "telefon": "537-377-770", "zdjecie": null, "imieNazwisko": "Kierownik koordynacyjny szkolenia"}, "zakresUprawnien": null, "efektyUczeniaSie": null, "inneKwalifikacje": [], "cenaNettoZaUsluge": null, "idKategoriiUslugi": 546, "idKwalifikacjiKkz": null, "idKwalifikacjiZrk": null, "warunkiTechniczne": null, "cenaBruttoZaUsluge": null, "cenaNettoZaGodzine": 0, "idFormySwiadczenia": 1, "idPodrodzajuUslugi": 145, "warunkiLogistyczne": [], "cenaBruttoZaGodzine": 0, "formyDofinansowania": [], "informacjeDodatkowe": "&lt;ul&gt;&lt;li&gt;podczas zajęć wykorzystujemy rzutnik multimedialny oraz laptopy&lt;/li&gt;\n\t&lt;li&gt;każdy uczestnik zajęć komputerowych ma do dyspozycji laptopa&lt;/li&gt;\n\t&lt;li&gt;jako jedyna firma szkoleniowa w Polsce uczymy wszystkich modułów czterech najpopularniejszych programów księgowych: Optimy, Optimy XL, Symfonii i Ramzesa oraz Płatnika&lt;/li&gt;\n\t&lt;li&gt;na bieżąco uaktualniamy wersje oprogramowania księgowego&lt;/li&gt;\n\t&lt;li&gt;wszystkim, którzy chcąc skorzystać z naszej oferty z całej Polski proponujemy szkolenia korespondencyjne&lt;/li&gt;\n\t&lt;li&gt;zatrudniamy wykładowców-praktyków&lt;/li&gt;\n\t&lt;li&gt;pracujemy na autorskich programach nauczania&lt;/li&gt;\n\t&lt;li&gt;uczymy praktycznie, wypełniając deklaracje&lt;/li&gt;\n\t&lt;li&gt;organizujemy praktyki w naszym biurze rachunkowym, podczas których nasi kursanci mogą zweryfikować wiedzę zdobyta podczas szkoleń i nabyć umiejętności praktyczne&lt;/li&gt;\n\t&lt;li&gt;tworzymy małe grupy lekcyjne (ok. 14 osób)&lt;/li&gt;\n\t&lt;li&gt;każda grupa ma indywidualnie przygotowywane materiały dydaktyczne&lt;/li&gt;\n\t&lt;li&gt;pomożemy dobrać najlepszy kurs dla Ciebie&lt;/li&gt;\n&lt;/ul&gt;\nCO SŁUCHACZ OTRZYMUJE PO UKOŃCZENIU KURSU ?\nzaświadczenie MEN o ukończeniu kursu w języku polskim oraz angielskim; \ncertyfikat Specjalisty ds. kadr kod zawodu: 242307 oraz Specjalisty ds. wynagrodzeń kod zawodu: 242310; \ncertyfikat znajomości Symfonii;\n&lt;p&gt;&lt;br /&gt;\n-skrypty&lt;br /&gt;\n-ćwiczenia&lt;br /&gt;\n-deklaracje &lt;br /&gt;\n-druki&lt;/p&gt;", "kosztWalidacjiNetto": null, "warunkiUczestnictwa": null, "idPodkategoriiUslugi": 549, "kosztWalidacjiBrutto": null, "cenaNettoZaUczestnika": 90000, "dataRozpoczeciaUslugi": "2017-03-18T00:00:00+01:00", "dataZakonczeniaUslugi": "2017-04-23T00:00:00+02:00", "cenaBruttoZaUczestnika": 90000, "czyUslugaDofinansowana": false, "materialyDlaUczestnikow": null, "kosztCertyfikowaniaNetto": null, "czyCenaDotyczyCalejUslugi": false, "dataZakonczeniaRekrutacji": "2017-03-19T00:00:00+01:00", "kosztCertyfikowaniaBrutto": null, "minimalnaLiczbaUczestnikow": 1, "szczegolyMiejscaRealizacji": null, "maksymalnaLiczbaUczestnikow": 18,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887086">
            <text:p>2025-12-16 15:54:17.887086</text:p>
          </table:table-cell>
          <table:table-cell office:value-type="string" office:string-value="2025-12-16 15:54:17.887086">
            <text:p>2025-12-16 15:54:17.887086</text:p>
          </table:table-cell>
        </table:table-row>
        <table:table-row>
          <table:table-cell office:value-type="float" office:value="22647">
            <text:p>22647</text:p>
          </table:table-cell>
          <table:table-cell office:value-type="string" office:string-value="2016/11/02/10866/22647">
            <text:p>2016/11/02/10866/22647</text:p>
          </table:table-cell>
          <table:table-cell office:value-type="string" office:string-value="Kurs &quot;Kadry-płace z elementami księgowości, programem Płatnik i Optima&quot;">
            <text:p>Kurs "Kadry-płace z elementami księgowości, programem Płatnik i Optima"</text:p>
          </table:table-cell>
          <table:table-cell office:value-type="string" office:string-value="ZREALIZOWANA">
            <text:p>ZREALIZOWANA</text:p>
          </table:table-cell>
          <table:table-cell office:value-type="string" office:string-value="2016-11-05 00:00:00">
            <text:p>2016-11-05 00:00:00</text:p>
          </table:table-cell>
          <table:table-cell office:value-type="string" office:string-value="2016-12-18 00:00:00">
            <text:p>2016-12-18 00:00:00</text:p>
          </table:table-cell>
          <table:table-cell office:value-type="string" office:string-value="2016-11-06 00:00:00">
            <text:p>2016-11-06 00:00:00</text:p>
          </table:table-cell>
          <table:table-cell office:value-type="float" office:value="469">
            <text:p>469</text:p>
          </table:table-cell>
          <table:table-cell office:value-type="float" office:value="471">
            <text:p>471</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Kurs adresowany jest do osób pragnących zapoznać się z tematyką kadr i płac od podstaw. Skierowany jest do osób pragnących zdobyć podstawową wiedzę pozwalającą na prowadzenie kadr i płac małych i średnich firm.">
            <text:p>Kurs adresowany jest do osób pragnących zapoznać się z tematyką kadr i płac od podstaw. Skierowany jest do osób pragnących zdobyć podstawową wiedzę pozwalającą na prowadzenie kadr i płac małych i średnich firm.</text:p>
          </table:table-cell>
          <table:table-cell office:value-type="string" office:string-value="">
            <text:p/>
          </table:table-cell>
          <table:table-cell office:value-type="string" office:string-value="">
            <text:p/>
          </table:table-cell>
          <table:table-cell office:value-type="string" office:string-value="&lt;p&gt;1.Prawo pracy: 10 h&lt;br /&gt;&#10;2.Prowadzenie dokumentacji pracowniczej: 2 h&lt;br /&gt;&#10;3.Zasady podlegania składkom na ubezpieczenia zdrowotne: 2 h&lt;br /&gt;&#10;4.Problematyka podatku dochodowego od osób fizycznych z tytułu wypłaconych wynagrodzeń: 2 h&lt;br /&gt;&#10;5.Zasady naliczania wynagrodzeń i narzutów na wynagrodzenia: 6 h&lt;br /&gt;&#10;6.Obliczanie wynagrodzenia urlopowego oraz ekwiwalentu pieniężnego za urlop: 6 h&lt;br /&gt;&#10;7.Wynagrodzenie za czas choroby oraz świadczenia z ubezpieczenia społecznego: 8 h&lt;br /&gt;&#10;8.Zajęcia komputerowe: PŁATNIK: 8 h&lt;br /&gt;&#10;9.Zajęcia komputerowe: OPTIMA Płace i Kadry: 16 h&lt;/p&gt;">
            <text:p>&lt;p&gt;1.Prawo pracy: 10 h&lt;br /&gt;
2.Prowadzenie dokumentacji pracowniczej: 2 h&lt;br /&gt;
3.Zasady podlegania składkom na ubezpieczenia zdrowotne: 2 h&lt;br /&gt;
4.Problematyka podatku dochodowego od osób fizycznych z tytułu wypłaconych wynagrodzeń: 2 h&lt;br /&gt;
5.Zasady naliczania wynagrodzeń i narzutów na wynagrodzenia: 6 h&lt;br /&gt;
6.Obliczanie wynagrodzenia urlopowego oraz ekwiwalentu pieniężnego za urlop: 6 h&lt;br /&gt;
7.Wynagrodzenie za czas choroby oraz świadczenia z ubezpieczenia społecznego: 8 h&lt;br /&gt;
8.Zajęcia komputerowe: PŁATNIK: 8 h&lt;br /&gt;
9.Zajęcia komputerowe: OPTIMA Płace i Kadry: 16 h&lt;/p&gt;</text:p>
          </table:table-cell>
          <table:table-cell office:value-type="string" office:string-value="&lt;p&gt;Kurs adresowany jest do osób pragnących zapoznać się z tematyką kadr i płac od podstaw. Skierowany jest do osób pragnących zdobyć podstawową wiedzę pozwalającą na prowadzenie kadr i płac małych i średnich firm.&lt;/p&gt;">
            <text:p>&lt;p&gt;Kurs adresowany jest do osób pragnących zapoznać się z tematyką kadr i płac od podstaw. Skierowany jest do osób pragnących zdobyć podstawową wiedzę pozwalającą na prowadzenie kadr i płac małych i średnich firm.&lt;/p&gt;</text:p>
          </table:table-cell>
          <table:table-cell office:value-type="string" office:string-value="&lt;p&gt;Zainteresowane osoby wpłacają zaliczkę w wysokości 200 zł, po otrzymaniu maila, że kurs rusza w terminie. Pozostała należność jest spłacana w całości w ciągu 7 dni od rozpoczęcia szkolenia lub w ratach wg harmonogramu zamieszczonego na stronie internetowej.&lt;/p&gt;">
            <text:p>&lt;p&gt;Zainteresowane osoby wpłacają zaliczkę w wysokości 200 zł, po otrzymaniu maila, że kurs rusza w terminie. Pozostała należność jest spłacana w całości w ciągu 7 dni od rozpoczęcia szkolenia lub w ratach wg harmonogramu zamieszczonego na stronie internetowej.&lt;/p&gt;</text:p>
          </table:table-cell>
          <table:table-cell office:value-type="string" office:string-value="">
            <text:p/>
          </table:table-cell>
          <table:table-cell office:value-type="string" office:string-value="&lt;ul&gt;&lt;li&gt;podczas zajęć wykorzystujemy rzutnik multimedialny oraz laptopy&lt;/li&gt;&#10; &lt;li&gt;każdy uczestnik zajęć komputerowych ma do dyspozycji laptopa&lt;/li&gt;&#10; &lt;li&gt;jako jedyna firma szkoleniowa w Polsce uczymy wszystkich modułów czterech najpopularniejszych programów księgowych: Optimy, Optimy XL, Symfonii i Ramzesa oraz Płatnika&lt;/li&gt;&#10; &lt;li&gt;na bieżąco uaktualniamy wersje oprogramowania księgowego&lt;/li&gt;&#10; &lt;li&gt;wszystkim, którzy chcąc skorzystać z naszej oferty z całej Polski proponujemy szkolenia korespondencyjne&lt;/li&gt;&#10; &lt;li&gt;zatrudniamy wykładowców-praktyków&lt;/li&gt;&#10; &lt;li&gt;pracujemy na autorskich programach nauczania&lt;/li&gt;&#10; &lt;li&gt;uczymy praktycznie, wypełniając deklaracje&lt;/li&gt;&#10; &lt;li&gt;organizujemy praktyki w naszym biurze rachunkowym, podczas których nasi kursanci mogą zweryfikować wiedzę zdobyta podczas szkoleń i nabyć umiejętności praktyczne&lt;/li&gt;&#10; &lt;li&gt;tworzymy małe grupy lekcyjne (ok. 14 osób)&lt;/li&gt;&#10; &lt;li&gt;każda grupa ma indywidualnie przygotowywane materiały dydaktyczne&lt;/li&gt;&#10; &lt;li&gt;pomożemy dobrać najlepszy kurs dla Ciebie&lt;/li&gt;&#10;&lt;/ul&gt;&#10;CO SŁUCHACZ OTRZYMUJE PO UKOŃCZENIU KURSU ?&#10;-zaświadczenie MEN o ukończeniu kursu w języku polskim oraz angielskim&#10;-certyfikat Pracownika ds. osobowych kod zawodu: 441501 oraz Pracownika obsługi płacowej kod zawodu: 431301&#10;-certyfikat znajomości OPTIMY Płace i Kadry - wydawany przez producenta programu&#10;&lt;p&gt;-skrypty&lt;br /&gt;&#10;-ćwiczenia&lt;br /&gt;&#10;-deklaracje &lt;br /&gt;&#10;-druki&lt;/p&gt;">
            <text:p>&lt;ul&gt;&lt;li&gt;podczas zajęć wykorzystujemy rzutnik multimedialny oraz laptopy&lt;/li&gt;
	&lt;li&gt;każdy uczestnik zajęć komputerowych ma do dyspozycji laptopa&lt;/li&gt;
	&lt;li&gt;jako jedyna firma szkoleniowa w Polsce uczymy wszystkich modułów czterech najpopularniejszych programów księgowych: Optimy, Optimy XL, Symfonii i Ramzesa oraz Płatnika&lt;/li&gt;
	&lt;li&gt;na bieżąco uaktualniamy wersje oprogramowania księgowego&lt;/li&gt;
	&lt;li&gt;wszystkim, którzy chcąc skorzystać z naszej oferty z całej Polski proponujemy szkolenia korespondencyjne&lt;/li&gt;
	&lt;li&gt;zatrudniamy wykładowców-praktyków&lt;/li&gt;
	&lt;li&gt;pracujemy na autorskich programach nauczania&lt;/li&gt;
	&lt;li&gt;uczymy praktycznie, wypełniając deklaracje&lt;/li&gt;
	&lt;li&gt;organizujemy praktyki w naszym biurze rachunkowym, podczas których nasi kursanci mogą zweryfikować wiedzę zdobyta podczas szkoleń i nabyć umiejętności praktyczne&lt;/li&gt;
	&lt;li&gt;tworzymy małe grupy lekcyjne (ok. 14 osób)&lt;/li&gt;
	&lt;li&gt;każda grupa ma indywidualnie przygotowywane materiały dydaktyczne&lt;/li&gt;
	&lt;li&gt;pomożemy dobrać najlepszy kurs dla Ciebie&lt;/li&gt;
&lt;/ul&gt;
CO SŁUCHACZ OTRZYMUJE PO UKOŃCZENIU KURSU ?
-zaświadczenie MEN o ukończeniu kursu w języku polskim oraz angielskim
-certyfikat Pracownika ds. osobowych kod zawodu: 441501 oraz Pracownika obsługi płacowej kod zawodu: 431301
-certyfikat znajomości OPTIMY Płace i Kadry - wydawany przez producenta programu
&lt;p&gt;-skrypty&lt;br /&gt;
-ćwiczenia&lt;br /&gt;
-deklaracje &lt;br /&gt;
-druki&lt;/p&gt;</text:p>
          </table:table-cell>
          <table:table-cell office:value-type="string" office:string-value="">
            <text:p/>
          </table:table-cell>
          <table:table-cell office:value-type="string" office:string-value="">
            <text:p/>
          </table:table-cell>
          <table:table-cell office:value-type="float" office:value="77000.0">
            <text:p>77000.0</text:p>
          </table:table-cell>
          <table:table-cell office:value-type="float" office:value="77000.0">
            <text:p>77000.0</text:p>
          </table:table-cell>
          <table:table-cell office:value-type="float" office:value="0">
            <text:p/>
          </table:table-cell>
          <table:table-cell office:value-type="float" office:value="0">
            <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18.0">
            <text:p>18.0</text:p>
          </table:table-cell>
          <table:table-cell office:value-type="string" office:string-value="{&quot;idKraju&quot;: null, &quot;idUlicy&quot;: null, &quot;telefon&quot;: null, &quot;nazwaKraju&quot;: null, &quot;nazwaUlicy&quot;: &quot;al. Artura Grottgera&quot;, &quot;kodPocztowy&quot;: null, &quot;numerLokalu&quot;: &quot;8&quot;, &quot;numerBudynku&quot;: &quot;1&quot;, &quot;idWojewodztwa&quot;: 6, &quot;idMiejscowosci&quot;: null, &quot;nazwaWojewodztwa&quot;: &quot;małopolskie&quot;, &quot;nazwaMiejscowosci&quot;: &quot;Kraków&quot;, &quot;dlugoscGeograficzna&quot;: null, &quot;szerokoscGeograficzna&quot;: null}">
            <text:p>{"idKraju": null, "idUlicy": null, "telefon": null, "nazwaKraju": null, "nazwaUlicy": "al. Artura Grottgera", "kodPocztowy": null, "numerLokalu": "8", "numerBudynku": "1", "idWojewodztwa": 6, "idMiejscowosci": null, "nazwaWojewodztwa": "małopolskie", "nazwaMiejscowosci": "Kraków", "dlugoscGeograficzna": null, "szerokoscGeograficzna": null}</text:p>
          </table:table-cell>
          <table:table-cell office:value-type="string" office:string-value="{&quot;id&quot;: 10866, &quot;logo&quot;: {&quot;url&quot;: &quot;https://uslugirozwojowe.parp.gov.pl/api/file/preview?token=%242a%2406%248WtVHNXUXh%2Fnx3KRb9ffmO&quot;, &quot;nazwa&quot;: &quot;Plakat_KCB_mała rozdzielczość2.jpg&quot;, &quot;rozszerzenie&quot;: null}, &quot;nazwa&quot;: &quot;Krakowskie Centrum Biznesu Sp. z o.o.&quot;}">
            <text:p>{"id": 10866, "logo": {"url": "https://uslugirozwojowe.parp.gov.pl/api/file/preview?token=%242a%2406%248WtVHNXUXh%2Fnx3KRb9ffmO", "nazwa": "Plakat_KCB_mała rozdzielczość2.jpg", "rozszerzenie": null}, "nazwa": "Krakowskie Centrum Biznesu Sp. z o.o."}</text:p>
          </table:table-cell>
          <table:table-cell office:value-type="string" office:string-value="{&quot;email&quot;: &quot;biuro@kursywkrakowie.pl&quot;, &quot;telefon&quot;: &quot;537-377-770&quot;, &quot;zdjecie&quot;: null, &quot;imieNazwisko&quot;: &quot;Kierownik koordynacyjny szkolenia&quot;}">
            <text:p>{"email": "biuro@kursywkrakowie.pl", "telefon": "537-377-770", "zdjecie": null, "imieNazwisko": "Kierownik koordynacyjny szkoleni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47, &quot;adres&quot;: {&quot;idKraju&quot;: null, &quot;idUlicy&quot;: null, &quot;telefon&quot;: null, &quot;nazwaKraju&quot;: null, &quot;nazwaUlicy&quot;: &quot;al. Artura Grottgera&quot;, &quot;kodPocztowy&quot;: null, &quot;numerLokalu&quot;: &quot;8&quot;, &quot;numerBudynku&quot;: &quot;1&quot;, &quot;idWojewodztwa&quot;: 6, &quot;idMiejscowosci&quot;: null, &quot;nazwaWojewodztwa&quot;: &quot;małopolskie&quot;, &quot;nazwaMiejscowosci&quot;: &quot;Kraków&quot;, &quot;dlugoscGeograficzna&quot;: null, &quot;szerokoscGeograficzna&quot;: null}, &quot;numer&quot;: &quot;2016/11/02/10866/22647&quot;, &quot;ocena&quot;: {&quot;liczbaOcen&quot;: 0, &quot;sredniaZOcen&quot;: 0.0}, &quot;tytul&quot;: &quot;Kurs \&quot;Kadry-płace z elementami księgowości, programem Płatnik i Optima\&quot;&quot;, &quot;status&quot;: &quot;ZREALIZOWANA&quot;, &quot;efektUslugi&quot;: null, &quot;celBiznesowy&quot;: null, &quot;liczbaGodzin&quot;: 0, &quot;celEdukacyjny&quot;: &quot;Kurs adresowany jest do osób pragnących zapoznać się z tematyką kadr i płac od podstaw. Skierowany jest do osób pragnących zdobyć podstawową wiedzę pozwalającą na prowadzenie kadr i płac małych i średnich firm.&quot;, &quot;dostawcaUslug&quot;: {&quot;id&quot;: 10866, &quot;logo&quot;: {&quot;url&quot;: &quot;https://uslugirozwojowe.parp.gov.pl/api/file/preview?token=%242a%2406%248WtVHNXUXh%2Fnx3KRb9ffmO&quot;, &quot;nazwa&quot;: &quot;Plakat_KCB_mała rozdzielczość2.jpg&quot;, &quot;rozszerzenie&quot;: null}, &quot;nazwa&quot;: &quot;Krakowskie Centrum Biznesu Sp. z o.o.&quot;}, &quot;grupaDocelowa&quot;: &quot;&lt;p&gt;Kurs adresowany jest do osób pragnących zapoznać się z tematyką kadr i płac od podstaw. Skierowany jest do osób pragnących zdobyć podstawową wiedzę pozwalającą na prowadzenie kadr i płac małych i średnich firm.&lt;/p&gt;&quot;, &quot;kodyDostepowe&quot;: null, &quot;programUslugi&quot;: &quot;&lt;p&gt;1.Prawo pracy: 10 h&lt;br /&gt;\n2.Prowadzenie dokumentacji pracowniczej: 2 h&lt;br /&gt;\n3.Zasady podlegania składkom na ubezpieczenia zdrowotne: 2 h&lt;br /&gt;\n4.Problematyka podatku dochodowego od osób fizycznych z tytułu wypłaconych wynagrodzeń: 2 h&lt;br /&gt;\n5.Zasady naliczania wynagrodzeń i narzutów na wynagrodzenia: 6 h&lt;br /&gt;\n6.Obliczanie wynagrodzenia urlopowego oraz ekwiwalentu pieniężnego za urlop: 6 h&lt;br /&gt;\n7.Wynagrodzenie za czas choroby oraz świadczenia z ubezpieczenia społecznego: 8 h&lt;br /&gt;\n8.Zajęcia komputerowe: PŁATNIK: 8 h&lt;br /&gt;\n9.Zajęcia komputerowe: OPTIMA Płace i Kadry: 16 h&lt;/p&gt;&quot;, &quot;listaProjektow&quot;: [], &quot;idRodzajuUslugi&quot;: 144, &quot;kwalifikacjeKuz&quot;: [], &quot;osobaKontaktowa&quot;: {&quot;email&quot;: &quot;biuro@kursywkrakowie.pl&quot;, &quot;telefon&quot;: &quot;537-377-770&quot;, &quot;zdjecie&quot;: null, &quot;imieNazwisko&quot;: &quot;Kierownik koordynacyjny szkolenia&quot;}, &quot;zakresUprawnien&quot;: null, &quot;efektyUczeniaSie&quot;: null, &quot;inneKwalifikacje&quot;: [], &quot;cenaNettoZaUsluge&quot;: null, &quot;idKategoriiUslugi&quot;: 469, &quot;idKwalifikacjiKkz&quot;: null, &quot;idKwalifikacjiZrk&quot;: null, &quot;warunkiTechniczne&quot;: null, &quot;cenaBruttoZaUsluge&quot;: null, &quot;cenaNettoZaGodzine&quot;: 0, &quot;idFormySwiadczenia&quot;: 1, &quot;idPodrodzajuUslugi&quot;: 145, &quot;warunkiLogistyczne&quot;: [], &quot;cenaBruttoZaGodzine&quot;: 0, &quot;formyDofinansowania&quot;: [], &quot;informacjeDodatkowe&quot;: &quot;&lt;ul&gt;&lt;li&gt;podczas zajęć wykorzystujemy rzutnik multimedialny oraz laptopy&lt;/li&gt;\n\t&lt;li&gt;każdy uczestnik zajęć komputerowych ma do dyspozycji laptopa&lt;/li&gt;\n\t&lt;li&gt;jako jedyna firma szkoleniowa w Polsce uczymy wszystkich modułów czterech najpopularniejszych programów księgowych: Optimy, Optimy XL, Symfonii i Ramzesa oraz Płatnika&lt;/li&gt;\n\t&lt;li&gt;na bieżąco uaktualniamy wersje oprogramowania księgowego&lt;/li&gt;\n\t&lt;li&gt;wszystkim, którzy chcąc skorzystać z naszej oferty z całej Polski proponujemy szkolenia korespondencyjne&lt;/li&gt;\n\t&lt;li&gt;zatrudniamy wykładowców-praktyków&lt;/li&gt;\n\t&lt;li&gt;pracujemy na autorskich programach nauczania&lt;/li&gt;\n\t&lt;li&gt;uczymy praktycznie, wypełniając deklaracje&lt;/li&gt;\n\t&lt;li&gt;organizujemy praktyki w naszym biurze rachunkowym, podczas których nasi kursanci mogą zweryfikować wiedzę zdobyta podczas szkoleń i nabyć umiejętności praktyczne&lt;/li&gt;\n\t&lt;li&gt;tworzymy małe grupy lekcyjne (ok. 14 osób)&lt;/li&gt;\n\t&lt;li&gt;każda grupa ma indywidualnie przygotowywane materiały dydaktyczne&lt;/li&gt;\n\t&lt;li&gt;pomożemy dobrać najlepszy kurs dla Ciebie&lt;/li&gt;\n&lt;/ul&gt;\nCO SŁUCHACZ OTRZYMUJE PO UKOŃCZENIU KURSU ?\n-zaświadczenie MEN o ukończeniu kursu w języku polskim oraz angielskim\n-certyfikat Pracownika ds. osobowych kod zawodu: 441501 oraz Pracownika obsługi płacowej kod zawodu: 431301\n-certyfikat znajomości OPTIMY Płace i Kadry - wydawany przez producenta programu\n&lt;p&gt;-skrypty&lt;br /&gt;\n-ćwiczenia&lt;br /&gt;\n-deklaracje &lt;br /&gt;\n-druki&lt;/p&gt;&quot;, &quot;kosztWalidacjiNetto&quot;: null, &quot;warunkiUczestnictwa&quot;: &quot;&lt;p&gt;Zainteresowane osoby wpłacają zaliczkę w wysokości 200 zł, po otrzymaniu maila, że kurs rusza w terminie. Pozostała należność jest spłacana w całości w ciągu 7 dni od rozpoczęcia szkolenia lub w ratach wg harmonogramu zamieszczonego na stronie internetowej.&lt;/p&gt;&quot;, &quot;idPodkategoriiUslugi&quot;: 471, &quot;kosztWalidacjiBrutto&quot;: null, &quot;cenaNettoZaUczestnika&quot;: 77000, &quot;dataRozpoczeciaUslugi&quot;: &quot;2016-11-05T00:00:00+01:00&quot;, &quot;dataZakonczeniaUslugi&quot;: &quot;2016-12-18T00:00:00+01:00&quot;, &quot;cenaBruttoZaUczestnika&quot;: 77000, &quot;czyUslugaDofinansowana&quot;: false, &quot;materialyDlaUczestnikow&quot;: null, &quot;kosztCertyfikowaniaNetto&quot;: null, &quot;czyCenaDotyczyCalejUslugi&quot;: false, &quot;dataZakonczeniaRekrutacji&quot;: &quot;2016-11-06T00:00:00+01:00&quot;, &quot;kosztCertyfikowaniaBrutto&quot;: null, &quot;minimalnaLiczbaUczestnikow&quot;: 1, &quot;szczegolyMiejscaRealizacji&quot;: null, &quot;maksymalnaLiczbaUczestnikow&quot;: 18,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47, "adres": {"idKraju": null, "idUlicy": null, "telefon": null, "nazwaKraju": null, "nazwaUlicy": "al. Artura Grottgera", "kodPocztowy": null, "numerLokalu": "8", "numerBudynku": "1", "idWojewodztwa": 6, "idMiejscowosci": null, "nazwaWojewodztwa": "małopolskie", "nazwaMiejscowosci": "Kraków", "dlugoscGeograficzna": null, "szerokoscGeograficzna": null}, "numer": "2016/11/02/10866/22647", "ocena": {"liczbaOcen": 0, "sredniaZOcen": 0.0}, "tytul": "Kurs \"Kadry-płace z elementami księgowości, programem Płatnik i Optima\"", "status": "ZREALIZOWANA", "efektUslugi": null, "celBiznesowy": null, "liczbaGodzin": 0, "celEdukacyjny": "Kurs adresowany jest do osób pragnących zapoznać się z tematyką kadr i płac od podstaw. Skierowany jest do osób pragnących zdobyć podstawową wiedzę pozwalającą na prowadzenie kadr i płac małych i średnich firm.", "dostawcaUslug": {"id": 10866, "logo": {"url": "https://uslugirozwojowe.parp.gov.pl/api/file/preview?token=%242a%2406%248WtVHNXUXh%2Fnx3KRb9ffmO", "nazwa": "Plakat_KCB_mała rozdzielczość2.jpg", "rozszerzenie": null}, "nazwa": "Krakowskie Centrum Biznesu Sp. z o.o."}, "grupaDocelowa": "&lt;p&gt;Kurs adresowany jest do osób pragnących zapoznać się z tematyką kadr i płac od podstaw. Skierowany jest do osób pragnących zdobyć podstawową wiedzę pozwalającą na prowadzenie kadr i płac małych i średnich firm.&lt;/p&gt;", "kodyDostepowe": null, "programUslugi": "&lt;p&gt;1.Prawo pracy: 10 h&lt;br /&gt;\n2.Prowadzenie dokumentacji pracowniczej: 2 h&lt;br /&gt;\n3.Zasady podlegania składkom na ubezpieczenia zdrowotne: 2 h&lt;br /&gt;\n4.Problematyka podatku dochodowego od osób fizycznych z tytułu wypłaconych wynagrodzeń: 2 h&lt;br /&gt;\n5.Zasady naliczania wynagrodzeń i narzutów na wynagrodzenia: 6 h&lt;br /&gt;\n6.Obliczanie wynagrodzenia urlopowego oraz ekwiwalentu pieniężnego za urlop: 6 h&lt;br /&gt;\n7.Wynagrodzenie za czas choroby oraz świadczenia z ubezpieczenia społecznego: 8 h&lt;br /&gt;\n8.Zajęcia komputerowe: PŁATNIK: 8 h&lt;br /&gt;\n9.Zajęcia komputerowe: OPTIMA Płace i Kadry: 16 h&lt;/p&gt;", "listaProjektow": [], "idRodzajuUslugi": 144, "kwalifikacjeKuz": [], "osobaKontaktowa": {"email": "biuro@kursywkrakowie.pl", "telefon": "537-377-770", "zdjecie": null, "imieNazwisko": "Kierownik koordynacyjny szkolenia"}, "zakresUprawnien": null, "efektyUczeniaSie": null, "inneKwalifikacje": [], "cenaNettoZaUsluge": null, "idKategoriiUslugi": 469, "idKwalifikacjiKkz": null, "idKwalifikacjiZrk": null, "warunkiTechniczne": null, "cenaBruttoZaUsluge": null, "cenaNettoZaGodzine": 0, "idFormySwiadczenia": 1, "idPodrodzajuUslugi": 145, "warunkiLogistyczne": [], "cenaBruttoZaGodzine": 0, "formyDofinansowania": [], "informacjeDodatkowe": "&lt;ul&gt;&lt;li&gt;podczas zajęć wykorzystujemy rzutnik multimedialny oraz laptopy&lt;/li&gt;\n\t&lt;li&gt;każdy uczestnik zajęć komputerowych ma do dyspozycji laptopa&lt;/li&gt;\n\t&lt;li&gt;jako jedyna firma szkoleniowa w Polsce uczymy wszystkich modułów czterech najpopularniejszych programów księgowych: Optimy, Optimy XL, Symfonii i Ramzesa oraz Płatnika&lt;/li&gt;\n\t&lt;li&gt;na bieżąco uaktualniamy wersje oprogramowania księgowego&lt;/li&gt;\n\t&lt;li&gt;wszystkim, którzy chcąc skorzystać z naszej oferty z całej Polski proponujemy szkolenia korespondencyjne&lt;/li&gt;\n\t&lt;li&gt;zatrudniamy wykładowców-praktyków&lt;/li&gt;\n\t&lt;li&gt;pracujemy na autorskich programach nauczania&lt;/li&gt;\n\t&lt;li&gt;uczymy praktycznie, wypełniając deklaracje&lt;/li&gt;\n\t&lt;li&gt;organizujemy praktyki w naszym biurze rachunkowym, podczas których nasi kursanci mogą zweryfikować wiedzę zdobyta podczas szkoleń i nabyć umiejętności praktyczne&lt;/li&gt;\n\t&lt;li&gt;tworzymy małe grupy lekcyjne (ok. 14 osób)&lt;/li&gt;\n\t&lt;li&gt;każda grupa ma indywidualnie przygotowywane materiały dydaktyczne&lt;/li&gt;\n\t&lt;li&gt;pomożemy dobrać najlepszy kurs dla Ciebie&lt;/li&gt;\n&lt;/ul&gt;\nCO SŁUCHACZ OTRZYMUJE PO UKOŃCZENIU KURSU ?\n-zaświadczenie MEN o ukończeniu kursu w języku polskim oraz angielskim\n-certyfikat Pracownika ds. osobowych kod zawodu: 441501 oraz Pracownika obsługi płacowej kod zawodu: 431301\n-certyfikat znajomości OPTIMY Płace i Kadry - wydawany przez producenta programu\n&lt;p&gt;-skrypty&lt;br /&gt;\n-ćwiczenia&lt;br /&gt;\n-deklaracje &lt;br /&gt;\n-druki&lt;/p&gt;", "kosztWalidacjiNetto": null, "warunkiUczestnictwa": "&lt;p&gt;Zainteresowane osoby wpłacają zaliczkę w wysokości 200 zł, po otrzymaniu maila, że kurs rusza w terminie. Pozostała należność jest spłacana w całości w ciągu 7 dni od rozpoczęcia szkolenia lub w ratach wg harmonogramu zamieszczonego na stronie internetowej.&lt;/p&gt;", "idPodkategoriiUslugi": 471, "kosztWalidacjiBrutto": null, "cenaNettoZaUczestnika": 77000, "dataRozpoczeciaUslugi": "2016-11-05T00:00:00+01:00", "dataZakonczeniaUslugi": "2016-12-18T00:00:00+01:00", "cenaBruttoZaUczestnika": 77000, "czyUslugaDofinansowana": false, "materialyDlaUczestnikow": null, "kosztCertyfikowaniaNetto": null, "czyCenaDotyczyCalejUslugi": false, "dataZakonczeniaRekrutacji": "2016-11-06T00:00:00+01:00", "kosztCertyfikowaniaBrutto": null, "minimalnaLiczbaUczestnikow": 1, "szczegolyMiejscaRealizacji": null, "maksymalnaLiczbaUczestnikow": 18,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885124">
            <text:p>2025-12-16 15:54:17.885124</text:p>
          </table:table-cell>
          <table:table-cell office:value-type="string" office:string-value="2025-12-16 15:54:17.885124">
            <text:p>2025-12-16 15:54:17.885124</text:p>
          </table:table-cell>
        </table:table-row>
        <table:table-row>
          <table:table-cell office:value-type="float" office:value="22646">
            <text:p>22646</text:p>
          </table:table-cell>
          <table:table-cell office:value-type="string" office:string-value="2016/11/02/10866/22646">
            <text:p>2016/11/02/10866/22646</text:p>
          </table:table-cell>
          <table:table-cell office:value-type="string" office:string-value="Kurs księgowości &quot;Samodzielny księgowy z programem Optima, Symfonia i Płatnik&quot;">
            <text:p>Kurs księgowości "Samodzielny księgowy z programem Optima, Symfonia i Płatnik"</text:p>
          </table:table-cell>
          <table:table-cell office:value-type="string" office:string-value="ZREALIZOWANA">
            <text:p>ZREALIZOWANA</text:p>
          </table:table-cell>
          <table:table-cell office:value-type="string" office:string-value="2017-09-02 00:00:00">
            <text:p>2017-09-02 00:00:00</text:p>
          </table:table-cell>
          <table:table-cell office:value-type="string" office:string-value="2017-12-17 00:00:00">
            <text:p>2017-12-17 00:00:00</text:p>
          </table:table-cell>
          <table:table-cell office:value-type="string" office:string-value="2017-10-11 00:00:00">
            <text:p>2017-10-11 00:00:00</text:p>
          </table:table-cell>
          <table:table-cell office:value-type="float" office:value="469">
            <text:p>469</text:p>
          </table:table-cell>
          <table:table-cell office:value-type="float" office:value="471">
            <text:p>471</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Kurs skierowany jest do osób nie mających wcześniej styczności z księgowością. Kurs adresowany jest do osób pragnących zdobyć wiedzę pozwalającą prowadzić księgowość  dużych firm (pełna księgowość) na programie Optima i Symfonia.">
            <text:p>Kurs skierowany jest do osób nie mających wcześniej styczności z księgowością. Kurs adresowany jest do osób pragnących zdobyć wiedzę pozwalającą prowadzić księgowość  dużych firm (pełna księgowość) na programie Optima i Symfonia.</text:p>
          </table:table-cell>
          <table:table-cell office:value-type="string" office:string-value="">
            <text:p/>
          </table:table-cell>
          <table:table-cell office:value-type="string" office:string-value="">
            <text:p/>
          </table:table-cell>
          <table:table-cell office:value-type="string" office:string-value="&lt;p&gt;1.Klasyfikacja i charakterystyka składników majątku i źródeł ich finansowania: 2 h&lt;br /&gt;&#10;2.Bilans: 4 h &lt;br /&gt;&#10;3.Operacje gospodarcze: 2 h&lt;br /&gt;&#10;4.Konto księgowe: 2 h&lt;br /&gt;&#10;5.Zestawianie obrotów i sald, jako narzędzie sprawdzania poprawności księgowań (zasady funkcjonowania i sporządzania): 2 h&lt;br /&gt;&#10;6.Podatek VAT: 4 h&lt;br /&gt;&#10;7.Konta wynikowe: 2 h&lt;br /&gt;&#10;8.Kategorie przychodów i kosztów: 2 h&lt;br /&gt;&#10;9.Wynagrodzenia i inne formy zatrudniania pracowników: 4 h&lt;br /&gt;&#10;10.Ubezpieczenia społeczne oraz obowiązki pracodawcy i płatnika wobec ZUS i Urzędu Skarbowego (PŁATNIK): 4 h&lt;br /&gt;&#10;11.Koszty wg zespołu 4: 4 h&lt;br /&gt;&#10;12.Koszty wg zespołu 5: 4 h&lt;br /&gt;&#10;13.Ewidencja rozliczeń gotówkowych i bezgotówkowych: 2 h&lt;br /&gt;&#10;14.Krótkoterminowe aktywa finansowe: 2 h&lt;br /&gt;&#10;15.Długoterminowe aktywa finansowe: 4 h&lt;br /&gt;&#10;16.Rozrachunki: 4 h&lt;br /&gt;&#10;17.Rozrachunki z dostawcami i odbiorcami zagranicznymi – różnice kursowe : 4 h&lt;br /&gt;&#10;18.Obrót materiałowy: 4 h&lt;br /&gt;&#10;19.Obrót towarowy: 4 h&lt;br /&gt;&#10;20.Obrót wyrobami gotowymi: 4 h&lt;br /&gt;&#10;21.Środki trwałe: 4 h&lt;br /&gt;&#10;22.Środki trwałe w budowie: 4 h&lt;br /&gt;&#10;23.Kapitały: 2 h&lt;br /&gt;&#10;24.Międzyokresowe Rozliczenie Kosztów: 2 h&lt;br /&gt;&#10;25.Zamknięcie ksiąg rachunkowych, ustalenie wyniku finansowego i sporządzanie sprawozdań finansowych: 4 h&lt;br /&gt;&#10;26.Zajęcia komputerowe: OPTIMA Księga Handlowa i Środki trwałe: 16 h&lt;br /&gt;&#10;27.Zajęcia komputerowe: PŁATNIK: 8 h&lt;br /&gt;&#10;28.Zajęcia komputerowe: SYMFONIA Finanse i Księgowość oraz Symfonia Środki Trwałe: 16 h&lt;/p&gt;">
            <text:p>&lt;p&gt;1.Klasyfikacja i charakterystyka składników majątku i źródeł ich finansowania: 2 h&lt;br /&gt;
2.Bilans: 4 h &lt;br /&gt;
3.Operacje gospodarcze: 2 h&lt;br /&gt;
4.Konto księgowe: 2 h&lt;br /&gt;
5.Zestawianie obrotów i sald, jako narzędzie sprawdzania poprawności księgowań (zasady funkcjonowania i sporządzania): 2 h&lt;br /&gt;
6.Podatek VAT: 4 h&lt;br /&gt;
7.Konta wynikowe: 2 h&lt;br /&gt;
8.Kategorie przychodów i kosztów: 2 h&lt;br /&gt;
9.Wynagrodzenia i inne formy zatrudniania pracowników: 4 h&lt;br /&gt;
10.Ubezpieczenia społeczne oraz obowiązki pracodawcy i płatnika wobec ZUS i Urzędu Skarbowego (PŁATNIK): 4 h&lt;br /&gt;
11.Koszty wg zespołu 4: 4 h&lt;br /&gt;
12.Koszty wg zespołu 5: 4 h&lt;br /&gt;
13.Ewidencja rozliczeń gotówkowych i bezgotówkowych: 2 h&lt;br /&gt;
14.Krótkoterminowe aktywa finansowe: 2 h&lt;br /&gt;
15.Długoterminowe aktywa finansowe: 4 h&lt;br /&gt;
16.Rozrachunki: 4 h&lt;br /&gt;
17.Rozrachunki z dostawcami i odbiorcami zagranicznymi – różnice kursowe : 4 h&lt;br /&gt;
18.Obrót materiałowy: 4 h&lt;br /&gt;
19.Obrót towarowy: 4 h&lt;br /&gt;
20.Obrót wyrobami gotowymi: 4 h&lt;br /&gt;
21.Środki trwałe: 4 h&lt;br /&gt;
22.Środki trwałe w budowie: 4 h&lt;br /&gt;
23.Kapitały: 2 h&lt;br /&gt;
24.Międzyokresowe Rozliczenie Kosztów: 2 h&lt;br /&gt;
25.Zamknięcie ksiąg rachunkowych, ustalenie wyniku finansowego i sporządzanie sprawozdań finansowych: 4 h&lt;br /&gt;
26.Zajęcia komputerowe: OPTIMA Księga Handlowa i Środki trwałe: 16 h&lt;br /&gt;
27.Zajęcia komputerowe: PŁATNIK: 8 h&lt;br /&gt;
28.Zajęcia komputerowe: SYMFONIA Finanse i Księgowość oraz Symfonia Środki Trwałe: 16 h&lt;/p&gt;</text:p>
          </table:table-cell>
          <table:table-cell office:value-type="string" office:string-value="&lt;p&gt;Kurs skierowany jest do osób nie mających wcześniej styczności z księgowością. Kurs adresowany jest do osób pragnących zdobyć wiedzę pozwalającą prowadzić księgowość  dużych firm (pełna księgowość) na programie Optima i Symfonia.&lt;/p&gt;">
            <text:p>&lt;p&gt;Kurs skierowany jest do osób nie mających wcześniej styczności z księgowością. Kurs adresowany jest do osób pragnących zdobyć wiedzę pozwalającą prowadzić księgowość  dużych firm (pełna księgowość) na programie Optima i Symfonia.&lt;/p&gt;</text:p>
          </table:table-cell>
          <table:table-cell office:value-type="string" office:string-value="&lt;p&gt;Zainteresowane osoby wpłacają zaliczkę w wysokości 200 zł, po otrzymaniu maila, że kurs rusza w terminie. Pozostała należność jest spłacana w całości w ciągu 7 dni od rozpoczęcia szkolenia lub w ratach według harmonogramu zamieszczonego na stronie internetowej.&lt;/p&gt;">
            <text:p>&lt;p&gt;Zainteresowane osoby wpłacają zaliczkę w wysokości 200 zł, po otrzymaniu maila, że kurs rusza w terminie. Pozostała należność jest spłacana w całości w ciągu 7 dni od rozpoczęcia szkolenia lub w ratach według harmonogramu zamieszczonego na stronie internetowej.&lt;/p&gt;</text:p>
          </table:table-cell>
          <table:table-cell office:value-type="string" office:string-value="">
            <text:p/>
          </table:table-cell>
          <table:table-cell office:value-type="string" office:string-value="&lt;ul&gt;&lt;li&gt;podczas zajęć wykorzystujemy rzutnik multimedialny oraz laptopy&lt;/li&gt;&#10; &lt;li&gt;każdy uczestnik zajęć komputerowych ma do dyspozycji laptopa&lt;/li&gt;&#10; &lt;li&gt;jako jedyna firma szkoleniowa w Polsce uczymy wszystkich modułów czterech najpopularniejszych programów księgowych: Optimy, Optimy XL, Symfonii i Ramzesa oraz Płatnika&lt;/li&gt;&#10; &lt;li&gt;na bieżąco uaktualniamy wersje oprogramowania księgowego&lt;/li&gt;&#10; &lt;li&gt;wszystkim, którzy chcąc skorzystać z naszej oferty z całej Polski proponujemy szkolenia korespondencyjne&lt;/li&gt;&#10; &lt;li&gt;zatrudniamy wykładowców-praktyków&lt;/li&gt;&#10; &lt;li&gt;pracujemy na autorskich programach nauczania&lt;/li&gt;&#10; &lt;li&gt;uczymy praktycznie, wypełniając deklaracje&lt;/li&gt;&#10; &lt;li&gt;organizujemy praktyki w naszym biurze rachunkowym, podczas których nasi kursanci mogą zweryfikować wiedzę zdobyta podczas szkoleń i nabyć umiejętności praktyczne&lt;/li&gt;&#10; &lt;li&gt;tworzymy małe grupy lekcyjne (ok. 14 osób)&lt;/li&gt;&#10; &lt;li&gt;każda grupa ma indywidualnie przygotowywane materiały dydaktyczne&lt;/li&gt;&#10; &lt;li&gt;pomożemy dobrać najlepszy kurs dla Ciebie&lt;/li&gt;&#10;&lt;/ul&gt;&#10;CO SŁUCHACZ UZYSKUJE PO UKOŃCZENIU KURSU ?&#10;-zaświadczenie MEN o ukończeniu kursu w języku polskim oraz angielskim&#10;-certyfikat Specjalisty ds. rachunkowości kod zawodu: 241103&#10;-certyfikat znajomości SYMFONII Finanse i Księgowość i SYMFONII Środki Trwałe – wydawany przez producenta programu&#10;-certyfikat znajomości OPTIMY Księga Handlowa i Środki Trwałe - wydawany przez producenta programu&#10;&lt;p&gt;-skrypty&lt;br /&gt;&#10;-ćwiczenia&lt;br /&gt;&#10;-deklaracje &lt;br /&gt;&#10;-druki&lt;br /&gt;&#10;-dowody księgowe&lt;br /&gt;&#10; &lt;/p&gt;">
            <text:p>&lt;ul&gt;&lt;li&gt;podczas zajęć wykorzystujemy rzutnik multimedialny oraz laptopy&lt;/li&gt;
	&lt;li&gt;każdy uczestnik zajęć komputerowych ma do dyspozycji laptopa&lt;/li&gt;
	&lt;li&gt;jako jedyna firma szkoleniowa w Polsce uczymy wszystkich modułów czterech najpopularniejszych programów księgowych: Optimy, Optimy XL, Symfonii i Ramzesa oraz Płatnika&lt;/li&gt;
	&lt;li&gt;na bieżąco uaktualniamy wersje oprogramowania księgowego&lt;/li&gt;
	&lt;li&gt;wszystkim, którzy chcąc skorzystać z naszej oferty z całej Polski proponujemy szkolenia korespondencyjne&lt;/li&gt;
	&lt;li&gt;zatrudniamy wykładowców-praktyków&lt;/li&gt;
	&lt;li&gt;pracujemy na autorskich programach nauczania&lt;/li&gt;
	&lt;li&gt;uczymy praktycznie, wypełniając deklaracje&lt;/li&gt;
	&lt;li&gt;organizujemy praktyki w naszym biurze rachunkowym, podczas których nasi kursanci mogą zweryfikować wiedzę zdobyta podczas szkoleń i nabyć umiejętności praktyczne&lt;/li&gt;
	&lt;li&gt;tworzymy małe grupy lekcyjne (ok. 14 osób)&lt;/li&gt;
	&lt;li&gt;każda grupa ma indywidualnie przygotowywane materiały dydaktyczne&lt;/li&gt;
	&lt;li&gt;pomożemy dobrać najlepszy kurs dla Ciebie&lt;/li&gt;
&lt;/ul&gt;
CO SŁUCHACZ UZYSKUJE PO UKOŃCZENIU KURSU ?
-zaświadczenie MEN o ukończeniu kursu w języku polskim oraz angielskim
-certyfikat Specjalisty ds. rachunkowości kod zawodu: 241103
-certyfikat znajomości SYMFONII Finanse i Księgowość i SYMFONII Środki Trwałe – wydawany przez producenta programu
-certyfikat znajomości OPTIMY Księga Handlowa i Środki Trwałe - wydawany przez producenta programu
&lt;p&gt;-skrypty&lt;br /&gt;
-ćwiczenia&lt;br /&gt;
-deklaracje &lt;br /&gt;
-druki&lt;br /&gt;
-dowody księgowe&lt;br /&gt;
 &lt;/p&gt;</text:p>
          </table:table-cell>
          <table:table-cell office:value-type="string" office:string-value="">
            <text:p/>
          </table:table-cell>
          <table:table-cell office:value-type="string" office:string-value="">
            <text:p/>
          </table:table-cell>
          <table:table-cell office:value-type="float" office:value="160000.0">
            <text:p>160000.0</text:p>
          </table:table-cell>
          <table:table-cell office:value-type="float" office:value="160000.0">
            <text:p>160000.0</text:p>
          </table:table-cell>
          <table:table-cell office:value-type="float" office:value="0">
            <text:p/>
          </table:table-cell>
          <table:table-cell office:value-type="float" office:value="0">
            <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18.0">
            <text:p>18.0</text:p>
          </table:table-cell>
          <table:table-cell office:value-type="string" office:string-value="{&quot;idKraju&quot;: null, &quot;idUlicy&quot;: null, &quot;telefon&quot;: null, &quot;nazwaKraju&quot;: null, &quot;nazwaUlicy&quot;: &quot;al. Artura Grottgera&quot;, &quot;kodPocztowy&quot;: null, &quot;numerLokalu&quot;: &quot;8&quot;, &quot;numerBudynku&quot;: &quot;1&quot;, &quot;idWojewodztwa&quot;: 6, &quot;idMiejscowosci&quot;: null, &quot;nazwaWojewodztwa&quot;: &quot;małopolskie&quot;, &quot;nazwaMiejscowosci&quot;: &quot;Kraków&quot;, &quot;dlugoscGeograficzna&quot;: null, &quot;szerokoscGeograficzna&quot;: null}">
            <text:p>{"idKraju": null, "idUlicy": null, "telefon": null, "nazwaKraju": null, "nazwaUlicy": "al. Artura Grottgera", "kodPocztowy": null, "numerLokalu": "8", "numerBudynku": "1", "idWojewodztwa": 6, "idMiejscowosci": null, "nazwaWojewodztwa": "małopolskie", "nazwaMiejscowosci": "Kraków", "dlugoscGeograficzna": null, "szerokoscGeograficzna": null}</text:p>
          </table:table-cell>
          <table:table-cell office:value-type="string" office:string-value="{&quot;id&quot;: 10866, &quot;logo&quot;: {&quot;url&quot;: &quot;https://uslugirozwojowe.parp.gov.pl/api/file/preview?token=%242a%2406%248WtVHNXUXh%2Fnx3KRb9ffmO&quot;, &quot;nazwa&quot;: &quot;Plakat_KCB_mała rozdzielczość2.jpg&quot;, &quot;rozszerzenie&quot;: null}, &quot;nazwa&quot;: &quot;Krakowskie Centrum Biznesu Sp. z o.o.&quot;}">
            <text:p>{"id": 10866, "logo": {"url": "https://uslugirozwojowe.parp.gov.pl/api/file/preview?token=%242a%2406%248WtVHNXUXh%2Fnx3KRb9ffmO", "nazwa": "Plakat_KCB_mała rozdzielczość2.jpg", "rozszerzenie": null}, "nazwa": "Krakowskie Centrum Biznesu Sp. z o.o."}</text:p>
          </table:table-cell>
          <table:table-cell office:value-type="string" office:string-value="{&quot;email&quot;: &quot;biuro@kursywkrakowie.pl&quot;, &quot;telefon&quot;: &quot;537-377-770&quot;, &quot;zdjecie&quot;: null, &quot;imieNazwisko&quot;: &quot;Kierownik koordynacyjny szkolenia&quot;}">
            <text:p>{"email": "biuro@kursywkrakowie.pl", "telefon": "537-377-770", "zdjecie": null, "imieNazwisko": "Kierownik koordynacyjny szkoleni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46, &quot;adres&quot;: {&quot;idKraju&quot;: null, &quot;idUlicy&quot;: null, &quot;telefon&quot;: null, &quot;nazwaKraju&quot;: null, &quot;nazwaUlicy&quot;: &quot;al. Artura Grottgera&quot;, &quot;kodPocztowy&quot;: null, &quot;numerLokalu&quot;: &quot;8&quot;, &quot;numerBudynku&quot;: &quot;1&quot;, &quot;idWojewodztwa&quot;: 6, &quot;idMiejscowosci&quot;: null, &quot;nazwaWojewodztwa&quot;: &quot;małopolskie&quot;, &quot;nazwaMiejscowosci&quot;: &quot;Kraków&quot;, &quot;dlugoscGeograficzna&quot;: null, &quot;szerokoscGeograficzna&quot;: null}, &quot;numer&quot;: &quot;2016/11/02/10866/22646&quot;, &quot;ocena&quot;: {&quot;liczbaOcen&quot;: 0, &quot;sredniaZOcen&quot;: 0.0}, &quot;tytul&quot;: &quot;Kurs księgowości \&quot;Samodzielny księgowy z programem Optima, Symfonia i Płatnik\&quot;&quot;, &quot;status&quot;: &quot;ZREALIZOWANA&quot;, &quot;efektUslugi&quot;: null, &quot;celBiznesowy&quot;: null, &quot;liczbaGodzin&quot;: 0, &quot;celEdukacyjny&quot;: &quot;Kurs skierowany jest do osób nie mających wcześniej styczności z księgowością. Kurs adresowany jest do osób pragnących zdobyć wiedzę pozwalającą prowadzić księgowość  dużych firm (pełna księgowość) na programie Optima i Symfonia.&quot;, &quot;dostawcaUslug&quot;: {&quot;id&quot;: 10866, &quot;logo&quot;: {&quot;url&quot;: &quot;https://uslugirozwojowe.parp.gov.pl/api/file/preview?token=%242a%2406%248WtVHNXUXh%2Fnx3KRb9ffmO&quot;, &quot;nazwa&quot;: &quot;Plakat_KCB_mała rozdzielczość2.jpg&quot;, &quot;rozszerzenie&quot;: null}, &quot;nazwa&quot;: &quot;Krakowskie Centrum Biznesu Sp. z o.o.&quot;}, &quot;grupaDocelowa&quot;: &quot;&lt;p&gt;Kurs skierowany jest do osób nie mających wcześniej styczności z księgowością. Kurs adresowany jest do osób pragnących zdobyć wiedzę pozwalającą prowadzić księgowość  dużych firm (pełna księgowość) na programie Optima i Symfonia.&lt;/p&gt;&quot;, &quot;kodyDostepowe&quot;: null, &quot;programUslugi&quot;: &quot;&lt;p&gt;1.Klasyfikacja i charakterystyka składników majątku i źródeł ich finansowania: 2 h&lt;br /&gt;\n2.Bilans: 4 h &lt;br /&gt;\n3.Operacje gospodarcze: 2 h&lt;br /&gt;\n4.Konto księgowe: 2 h&lt;br /&gt;\n5.Zestawianie obrotów i sald, jako narzędzie sprawdzania poprawności księgowań (zasady funkcjonowania i sporządzania): 2 h&lt;br /&gt;\n6.Podatek VAT: 4 h&lt;br /&gt;\n7.Konta wynikowe: 2 h&lt;br /&gt;\n8.Kategorie przychodów i kosztów: 2 h&lt;br /&gt;\n9.Wynagrodzenia i inne formy zatrudniania pracowników: 4 h&lt;br /&gt;\n10.Ubezpieczenia społeczne oraz obowiązki pracodawcy i płatnika wobec ZUS i Urzędu Skarbowego (PŁATNIK): 4 h&lt;br /&gt;\n11.Koszty wg zespołu 4: 4 h&lt;br /&gt;\n12.Koszty wg zespołu 5: 4 h&lt;br /&gt;\n13.Ewidencja rozliczeń gotówkowych i bezgotówkowych: 2 h&lt;br /&gt;\n14.Krótkoterminowe aktywa finansowe: 2 h&lt;br /&gt;\n15.Długoterminowe aktywa finansowe: 4 h&lt;br /&gt;\n16.Rozrachunki: 4 h&lt;br /&gt;\n17.Rozrachunki z dostawcami i odbiorcami zagranicznymi – różnice kursowe : 4 h&lt;br /&gt;\n18.Obrót materiałowy: 4 h&lt;br /&gt;\n19.Obrót towarowy: 4 h&lt;br /&gt;\n20.Obrót wyrobami gotowymi: 4 h&lt;br /&gt;\n21.Środki trwałe: 4 h&lt;br /&gt;\n22.Środki trwałe w budowie: 4 h&lt;br /&gt;\n23.Kapitały: 2 h&lt;br /&gt;\n24.Międzyokresowe Rozliczenie Kosztów: 2 h&lt;br /&gt;\n25.Zamknięcie ksiąg rachunkowych, ustalenie wyniku finansowego i sporządzanie sprawozdań finansowych: 4 h&lt;br /&gt;\n26.Zajęcia komputerowe: OPTIMA Księga Handlowa i Środki trwałe: 16 h&lt;br /&gt;\n27.Zajęcia komputerowe: PŁATNIK: 8 h&lt;br /&gt;\n28.Zajęcia komputerowe: SYMFONIA Finanse i Księgowość oraz Symfonia Środki Trwałe: 16 h&lt;/p&gt;&quot;, &quot;listaProjektow&quot;: [], &quot;idRodzajuUslugi&quot;: 144, &quot;kwalifikacjeKuz&quot;: [], &quot;osobaKontaktowa&quot;: {&quot;email&quot;: &quot;biuro@kursywkrakowie.pl&quot;, &quot;telefon&quot;: &quot;537-377-770&quot;, &quot;zdjecie&quot;: null, &quot;imieNazwisko&quot;: &quot;Kierownik koordynacyjny szkolenia&quot;}, &quot;zakresUprawnien&quot;: null, &quot;efektyUczeniaSie&quot;: null, &quot;inneKwalifikacje&quot;: [], &quot;cenaNettoZaUsluge&quot;: null, &quot;idKategoriiUslugi&quot;: 469, &quot;idKwalifikacjiKkz&quot;: null, &quot;idKwalifikacjiZrk&quot;: null, &quot;warunkiTechniczne&quot;: null, &quot;cenaBruttoZaUsluge&quot;: null, &quot;cenaNettoZaGodzine&quot;: 0, &quot;idFormySwiadczenia&quot;: 1, &quot;idPodrodzajuUslugi&quot;: 145, &quot;warunkiLogistyczne&quot;: [], &quot;cenaBruttoZaGodzine&quot;: 0, &quot;formyDofinansowania&quot;: [], &quot;informacjeDodatkowe&quot;: &quot;&lt;ul&gt;&lt;li&gt;podczas zajęć wykorzystujemy rzutnik multimedialny oraz laptopy&lt;/li&gt;\n\t&lt;li&gt;każdy uczestnik zajęć komputerowych ma do dyspozycji laptopa&lt;/li&gt;\n\t&lt;li&gt;jako jedyna firma szkoleniowa w Polsce uczymy wszystkich modułów czterech najpopularniejszych programów księgowych: Optimy, Optimy XL, Symfonii i Ramzesa oraz Płatnika&lt;/li&gt;\n\t&lt;li&gt;na bieżąco uaktualniamy wersje oprogramowania księgowego&lt;/li&gt;\n\t&lt;li&gt;wszystkim, którzy chcąc skorzystać z naszej oferty z całej Polski proponujemy szkolenia korespondencyjne&lt;/li&gt;\n\t&lt;li&gt;zatrudniamy wykładowców-praktyków&lt;/li&gt;\n\t&lt;li&gt;pracujemy na autorskich programach nauczania&lt;/li&gt;\n\t&lt;li&gt;uczymy praktycznie, wypełniając deklaracje&lt;/li&gt;\n\t&lt;li&gt;organizujemy praktyki w naszym biurze rachunkowym, podczas których nasi kursanci mogą zweryfikować wiedzę zdobyta podczas szkoleń i nabyć umiejętności praktyczne&lt;/li&gt;\n\t&lt;li&gt;tworzymy małe grupy lekcyjne (ok. 14 osób)&lt;/li&gt;\n\t&lt;li&gt;każda grupa ma indywidualnie przygotowywane materiały dydaktyczne&lt;/li&gt;\n\t&lt;li&gt;pomożemy dobrać najlepszy kurs dla Ciebie&lt;/li&gt;\n&lt;/ul&gt;\nCO SŁUCHACZ UZYSKUJE PO UKOŃCZENIU KURSU ?\n-zaświadczenie MEN o ukończeniu kursu w języku polskim oraz angielskim\n-certyfikat Specjalisty ds. rachunkowości kod zawodu: 241103\n-certyfikat znajomości SYMFONII Finanse i Księgowość i SYMFONII Środki Trwałe – wydawany przez producenta programu\n-certyfikat znajomości OPTIMY Księga Handlowa i Środki Trwałe - wydawany przez producenta programu\n&lt;p&gt;-skrypty&lt;br /&gt;\n-ćwiczenia&lt;br /&gt;\n-deklaracje &lt;br /&gt;\n-druki&lt;br /&gt;\n-dowody księgowe&lt;br /&gt;\n &lt;/p&gt;&quot;, &quot;kosztWalidacjiNetto&quot;: null, &quot;warunkiUczestnictwa&quot;: &quot;&lt;p&gt;Zainteresowane osoby wpłacają zaliczkę w wysokości 200 zł, po otrzymaniu maila, że kurs rusza w terminie. Pozostała należność jest spłacana w całości w ciągu 7 dni od rozpoczęcia szkolenia lub w ratach według harmonogramu zamieszczonego na stronie internetowej.&lt;/p&gt;&quot;, &quot;idPodkategoriiUslugi&quot;: 471, &quot;kosztWalidacjiBrutto&quot;: null, &quot;cenaNettoZaUczestnika&quot;: 160000, &quot;dataRozpoczeciaUslugi&quot;: &quot;2017-09-02T00:00:00+02:00&quot;, &quot;dataZakonczeniaUslugi&quot;: &quot;2017-12-17T00:00:00+01:00&quot;, &quot;cenaBruttoZaUczestnika&quot;: 160000, &quot;czyUslugaDofinansowana&quot;: false, &quot;materialyDlaUczestnikow&quot;: null, &quot;kosztCertyfikowaniaNetto&quot;: null, &quot;czyCenaDotyczyCalejUslugi&quot;: false, &quot;dataZakonczeniaRekrutacji&quot;: &quot;2017-10-11T00:00:00+02:00&quot;, &quot;kosztCertyfikowaniaBrutto&quot;: null, &quot;minimalnaLiczbaUczestnikow&quot;: 1, &quot;szczegolyMiejscaRealizacji&quot;: null, &quot;maksymalnaLiczbaUczestnikow&quot;: 18,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46, "adres": {"idKraju": null, "idUlicy": null, "telefon": null, "nazwaKraju": null, "nazwaUlicy": "al. Artura Grottgera", "kodPocztowy": null, "numerLokalu": "8", "numerBudynku": "1", "idWojewodztwa": 6, "idMiejscowosci": null, "nazwaWojewodztwa": "małopolskie", "nazwaMiejscowosci": "Kraków", "dlugoscGeograficzna": null, "szerokoscGeograficzna": null}, "numer": "2016/11/02/10866/22646", "ocena": {"liczbaOcen": 0, "sredniaZOcen": 0.0}, "tytul": "Kurs księgowości \"Samodzielny księgowy z programem Optima, Symfonia i Płatnik\"", "status": "ZREALIZOWANA", "efektUslugi": null, "celBiznesowy": null, "liczbaGodzin": 0, "celEdukacyjny": "Kurs skierowany jest do osób nie mających wcześniej styczności z księgowością. Kurs adresowany jest do osób pragnących zdobyć wiedzę pozwalającą prowadzić księgowość  dużych firm (pełna księgowość) na programie Optima i Symfonia.", "dostawcaUslug": {"id": 10866, "logo": {"url": "https://uslugirozwojowe.parp.gov.pl/api/file/preview?token=%242a%2406%248WtVHNXUXh%2Fnx3KRb9ffmO", "nazwa": "Plakat_KCB_mała rozdzielczość2.jpg", "rozszerzenie": null}, "nazwa": "Krakowskie Centrum Biznesu Sp. z o.o."}, "grupaDocelowa": "&lt;p&gt;Kurs skierowany jest do osób nie mających wcześniej styczności z księgowością. Kurs adresowany jest do osób pragnących zdobyć wiedzę pozwalającą prowadzić księgowość  dużych firm (pełna księgowość) na programie Optima i Symfonia.&lt;/p&gt;", "kodyDostepowe": null, "programUslugi": "&lt;p&gt;1.Klasyfikacja i charakterystyka składników majątku i źródeł ich finansowania: 2 h&lt;br /&gt;\n2.Bilans: 4 h &lt;br /&gt;\n3.Operacje gospodarcze: 2 h&lt;br /&gt;\n4.Konto księgowe: 2 h&lt;br /&gt;\n5.Zestawianie obrotów i sald, jako narzędzie sprawdzania poprawności księgowań (zasady funkcjonowania i sporządzania): 2 h&lt;br /&gt;\n6.Podatek VAT: 4 h&lt;br /&gt;\n7.Konta wynikowe: 2 h&lt;br /&gt;\n8.Kategorie przychodów i kosztów: 2 h&lt;br /&gt;\n9.Wynagrodzenia i inne formy zatrudniania pracowników: 4 h&lt;br /&gt;\n10.Ubezpieczenia społeczne oraz obowiązki pracodawcy i płatnika wobec ZUS i Urzędu Skarbowego (PŁATNIK): 4 h&lt;br /&gt;\n11.Koszty wg zespołu 4: 4 h&lt;br /&gt;\n12.Koszty wg zespołu 5: 4 h&lt;br /&gt;\n13.Ewidencja rozliczeń gotówkowych i bezgotówkowych: 2 h&lt;br /&gt;\n14.Krótkoterminowe aktywa finansowe: 2 h&lt;br /&gt;\n15.Długoterminowe aktywa finansowe: 4 h&lt;br /&gt;\n16.Rozrachunki: 4 h&lt;br /&gt;\n17.Rozrachunki z dostawcami i odbiorcami zagranicznymi – różnice kursowe : 4 h&lt;br /&gt;\n18.Obrót materiałowy: 4 h&lt;br /&gt;\n19.Obrót towarowy: 4 h&lt;br /&gt;\n20.Obrót wyrobami gotowymi: 4 h&lt;br /&gt;\n21.Środki trwałe: 4 h&lt;br /&gt;\n22.Środki trwałe w budowie: 4 h&lt;br /&gt;\n23.Kapitały: 2 h&lt;br /&gt;\n24.Międzyokresowe Rozliczenie Kosztów: 2 h&lt;br /&gt;\n25.Zamknięcie ksiąg rachunkowych, ustalenie wyniku finansowego i sporządzanie sprawozdań finansowych: 4 h&lt;br /&gt;\n26.Zajęcia komputerowe: OPTIMA Księga Handlowa i Środki trwałe: 16 h&lt;br /&gt;\n27.Zajęcia komputerowe: PŁATNIK: 8 h&lt;br /&gt;\n28.Zajęcia komputerowe: SYMFONIA Finanse i Księgowość oraz Symfonia Środki Trwałe: 16 h&lt;/p&gt;", "listaProjektow": [], "idRodzajuUslugi": 144, "kwalifikacjeKuz": [], "osobaKontaktowa": {"email": "biuro@kursywkrakowie.pl", "telefon": "537-377-770", "zdjecie": null, "imieNazwisko": "Kierownik koordynacyjny szkolenia"}, "zakresUprawnien": null, "efektyUczeniaSie": null, "inneKwalifikacje": [], "cenaNettoZaUsluge": null, "idKategoriiUslugi": 469, "idKwalifikacjiKkz": null, "idKwalifikacjiZrk": null, "warunkiTechniczne": null, "cenaBruttoZaUsluge": null, "cenaNettoZaGodzine": 0, "idFormySwiadczenia": 1, "idPodrodzajuUslugi": 145, "warunkiLogistyczne": [], "cenaBruttoZaGodzine": 0, "formyDofinansowania": [], "informacjeDodatkowe": "&lt;ul&gt;&lt;li&gt;podczas zajęć wykorzystujemy rzutnik multimedialny oraz laptopy&lt;/li&gt;\n\t&lt;li&gt;każdy uczestnik zajęć komputerowych ma do dyspozycji laptopa&lt;/li&gt;\n\t&lt;li&gt;jako jedyna firma szkoleniowa w Polsce uczymy wszystkich modułów czterech najpopularniejszych programów księgowych: Optimy, Optimy XL, Symfonii i Ramzesa oraz Płatnika&lt;/li&gt;\n\t&lt;li&gt;na bieżąco uaktualniamy wersje oprogramowania księgowego&lt;/li&gt;\n\t&lt;li&gt;wszystkim, którzy chcąc skorzystać z naszej oferty z całej Polski proponujemy szkolenia korespondencyjne&lt;/li&gt;\n\t&lt;li&gt;zatrudniamy wykładowców-praktyków&lt;/li&gt;\n\t&lt;li&gt;pracujemy na autorskich programach nauczania&lt;/li&gt;\n\t&lt;li&gt;uczymy praktycznie, wypełniając deklaracje&lt;/li&gt;\n\t&lt;li&gt;organizujemy praktyki w naszym biurze rachunkowym, podczas których nasi kursanci mogą zweryfikować wiedzę zdobyta podczas szkoleń i nabyć umiejętności praktyczne&lt;/li&gt;\n\t&lt;li&gt;tworzymy małe grupy lekcyjne (ok. 14 osób)&lt;/li&gt;\n\t&lt;li&gt;każda grupa ma indywidualnie przygotowywane materiały dydaktyczne&lt;/li&gt;\n\t&lt;li&gt;pomożemy dobrać najlepszy kurs dla Ciebie&lt;/li&gt;\n&lt;/ul&gt;\nCO SŁUCHACZ UZYSKUJE PO UKOŃCZENIU KURSU ?\n-zaświadczenie MEN o ukończeniu kursu w języku polskim oraz angielskim\n-certyfikat Specjalisty ds. rachunkowości kod zawodu: 241103\n-certyfikat znajomości SYMFONII Finanse i Księgowość i SYMFONII Środki Trwałe – wydawany przez producenta programu\n-certyfikat znajomości OPTIMY Księga Handlowa i Środki Trwałe - wydawany przez producenta programu\n&lt;p&gt;-skrypty&lt;br /&gt;\n-ćwiczenia&lt;br /&gt;\n-deklaracje &lt;br /&gt;\n-druki&lt;br /&gt;\n-dowody księgowe&lt;br /&gt;\n &lt;/p&gt;", "kosztWalidacjiNetto": null, "warunkiUczestnictwa": "&lt;p&gt;Zainteresowane osoby wpłacają zaliczkę w wysokości 200 zł, po otrzymaniu maila, że kurs rusza w terminie. Pozostała należność jest spłacana w całości w ciągu 7 dni od rozpoczęcia szkolenia lub w ratach według harmonogramu zamieszczonego na stronie internetowej.&lt;/p&gt;", "idPodkategoriiUslugi": 471, "kosztWalidacjiBrutto": null, "cenaNettoZaUczestnika": 160000, "dataRozpoczeciaUslugi": "2017-09-02T00:00:00+02:00", "dataZakonczeniaUslugi": "2017-12-17T00:00:00+01:00", "cenaBruttoZaUczestnika": 160000, "czyUslugaDofinansowana": false, "materialyDlaUczestnikow": null, "kosztCertyfikowaniaNetto": null, "czyCenaDotyczyCalejUslugi": false, "dataZakonczeniaRekrutacji": "2017-10-11T00:00:00+02:00", "kosztCertyfikowaniaBrutto": null, "minimalnaLiczbaUczestnikow": 1, "szczegolyMiejscaRealizacji": null, "maksymalnaLiczbaUczestnikow": 18,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17.881476">
            <text:p>2025-12-16 15:54:17.881476</text:p>
          </table:table-cell>
          <table:table-cell office:value-type="string" office:string-value="2025-12-16 15:54:17.881476">
            <text:p>2025-12-16 15:54:17.881476</text:p>
          </table:table-cell>
        </table:table-row>
        <table:table-row>
          <table:table-cell office:value-type="float" office:value="22644">
            <text:p>22644</text:p>
          </table:table-cell>
          <table:table-cell office:value-type="string" office:string-value="2016/11/02/10866/22644">
            <text:p>2016/11/02/10866/22644</text:p>
          </table:table-cell>
          <table:table-cell office:value-type="string" office:string-value="Kurs księgowości &quot;Księgowy z praktyką w biurze rachunkowym&quot;">
            <text:p>Kurs księgowości "Księgowy z praktyką w biurze rachunkowym"</text:p>
          </table:table-cell>
          <table:table-cell office:value-type="string" office:string-value="ZREALIZOWANA">
            <text:p>ZREALIZOWANA</text:p>
          </table:table-cell>
          <table:table-cell office:value-type="string" office:string-value="2017-03-11 00:00:00">
            <text:p>2017-03-11 00:00:00</text:p>
          </table:table-cell>
          <table:table-cell office:value-type="string" office:string-value="2017-05-14 00:00:00">
            <text:p>2017-05-14 00:00:00</text:p>
          </table:table-cell>
          <table:table-cell office:value-type="string" office:string-value="2017-03-22 00:00:00">
            <text:p>2017-03-22 00:00:00</text:p>
          </table:table-cell>
          <table:table-cell office:value-type="float" office:value="469">
            <text:p>469</text:p>
          </table:table-cell>
          <table:table-cell office:value-type="float" office:value="471">
            <text:p>471</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Kurs skierowany jest do osób nie mających wcześniej styczności z księgowością. Kurs adresowany jest do osób pragnących zdobyć wiedzę pozwalającą prowadzić księgowość  dużych firm (pełna księgowość) oraz tajniki prowadzenia księgowości na podstawie Księgi Podatkowej oraz pełnej księgowości firm z różnych branż na podstawie konkretnych dokumentów księgowych na programie Optima.">
            <text:p>Kurs skierowany jest do osób nie mających wcześniej styczności z księgowością. Kurs adresowany jest do osób pragnących zdobyć wiedzę pozwalającą prowadzić księgowość  dużych firm (pełna księgowość) oraz tajniki prowadzenia księgowości na podstawie Księgi Podatkowej oraz pełnej księgowości firm z różnych branż na podstawie konkretnych dokumentów księgowych na programie Optima.</text:p>
          </table:table-cell>
          <table:table-cell office:value-type="string" office:string-value="">
            <text:p/>
          </table:table-cell>
          <table:table-cell office:value-type="string" office:string-value="">
            <text:p/>
          </table:table-cell>
          <table:table-cell office:value-type="string" office:string-value="&lt;p&gt;1.Wynagrodzenia i inne formy zatrudniania pracowników: 4 h&lt;br /&gt;&#10;2.Ubezpieczenia społeczne oraz obowiązki pracodawcy i płatnika wobec ZUS i Urzędu Skarbowego : 4 h&lt;br /&gt;&#10;3.Klasyfikacja i charakterystyka składników majątku i źródeł ich finansowania : 2h&lt;br /&gt;&#10;4.Bilans : 2 h&lt;br /&gt;&#10;5.Operacje gospodarcze : 2 h&lt;br /&gt;&#10;6.Konto księgowe : 2 h&lt;br /&gt;&#10;7.Zestawienie obrotów i sald, jako narzędzie sprawdzania poprawności księgowań (zasady funkcjonowania i sporządzania) :4 h&lt;br /&gt;&#10;8.Podatek VAT: 2 h&lt;br /&gt;&#10;9.Konta wynikowe : 1 h&lt;br /&gt;&#10;10.Kategorie przychodów i kosztów : 5 h&lt;br /&gt;&#10;11.Koszty wg zespołu 4: 8 h&lt;br /&gt;&#10;12.Koszty wg zespołu 5:4 h&lt;br /&gt;&#10;13.Podatkowa księga PKPiR: 16 h&lt;br /&gt;&#10;14.Zajęcia komputerowe: PŁATNIK: 8 h&lt;br /&gt;&#10;15.Zajęcia komputerowe: OPTIMA Księga Podatkowa, Płace i Kadry, Środki Trwałe: 16h&lt;br /&gt;&#10;16.Zajęcia komputerowe: OPTIMA Księga Handlowa, Płace i Kadry, Środki Trwałe: 16h&lt;br /&gt;&#10; &lt;/p&gt;">
            <text:p>&lt;p&gt;1.Wynagrodzenia i inne formy zatrudniania pracowników: 4 h&lt;br /&gt;
2.Ubezpieczenia społeczne oraz obowiązki pracodawcy i płatnika wobec ZUS i Urzędu Skarbowego : 4 h&lt;br /&gt;
3.Klasyfikacja i charakterystyka składników majątku i źródeł ich finansowania : 2h&lt;br /&gt;
4.Bilans : 2 h&lt;br /&gt;
5.Operacje gospodarcze : 2 h&lt;br /&gt;
6.Konto księgowe : 2 h&lt;br /&gt;
7.Zestawienie obrotów i sald, jako narzędzie sprawdzania poprawności księgowań (zasady funkcjonowania i sporządzania) :4 h&lt;br /&gt;
8.Podatek VAT: 2 h&lt;br /&gt;
9.Konta wynikowe : 1 h&lt;br /&gt;
10.Kategorie przychodów i kosztów : 5 h&lt;br /&gt;
11.Koszty wg zespołu 4: 8 h&lt;br /&gt;
12.Koszty wg zespołu 5:4 h&lt;br /&gt;
13.Podatkowa księga PKPiR: 16 h&lt;br /&gt;
14.Zajęcia komputerowe: PŁATNIK: 8 h&lt;br /&gt;
15.Zajęcia komputerowe: OPTIMA Księga Podatkowa, Płace i Kadry, Środki Trwałe: 16h&lt;br /&gt;
16.Zajęcia komputerowe: OPTIMA Księga Handlowa, Płace i Kadry, Środki Trwałe: 16h&lt;br /&gt;
 &lt;/p&gt;</text:p>
          </table:table-cell>
          <table:table-cell office:value-type="string" office:string-value="&lt;p&gt;Kurs skierowany jest do osób nie mających wcześniej styczności z księgowością. Kurs adresowany jest do osób pragnących zdobyć wiedzę pozwalającą prowadzić księgowość  dużych firm (pełna księgowość) oraz tajniki prowadzenia księgowości na podstawie Księgi Podatkowej oraz pełnej księgowości firm z różnych branż na podstawie konkretnych dokumentów księgowych na programie Optima.&lt;/p&gt;">
            <text:p>&lt;p&gt;Kurs skierowany jest do osób nie mających wcześniej styczności z księgowością. Kurs adresowany jest do osób pragnących zdobyć wiedzę pozwalającą prowadzić księgowość  dużych firm (pełna księgowość) oraz tajniki prowadzenia księgowości na podstawie Księgi Podatkowej oraz pełnej księgowości firm z różnych branż na podstawie konkretnych dokumentów księgowych na programie Optima.&lt;/p&gt;</text:p>
          </table:table-cell>
          <table:table-cell office:value-type="string" office:string-value="&lt;p&gt;Zainteresowane osoby wpłacają zaliczkę w wysokości 200 zł, po otrzymaniu maila, że kurs rusza w terminie. Pozostała należność jest spłacana w całości w ciągu 7 dni od rozpoczęcia szkolenia lub w ratach wg harmonogramu zamieszczonego na stronie internetowej.&lt;/p&gt;">
            <text:p>&lt;p&gt;Zainteresowane osoby wpłacają zaliczkę w wysokości 200 zł, po otrzymaniu maila, że kurs rusza w terminie. Pozostała należność jest spłacana w całości w ciągu 7 dni od rozpoczęcia szkolenia lub w ratach wg harmonogramu zamieszczonego na stronie internetowej.&lt;/p&gt;</text:p>
          </table:table-cell>
          <table:table-cell office:value-type="string" office:string-value="">
            <text:p/>
          </table:table-cell>
          <table:table-cell office:value-type="string" office:string-value="&lt;ul&gt;&lt;li&gt;podczas zajęć wykorzystujemy rzutnik multimedialny oraz laptopy&lt;/li&gt;&#10; &lt;li&gt;każdy uczestnik zajęć komputerowych ma do dyspozycji laptopa&lt;/li&gt;&#10; &lt;li&gt;jako jedyna firma szkoleniowa w Polsce uczymy wszystkich modułów czterech najpopularniejszych programów księgowych: Optimy, Optimy XL, Symfonii i Ramzesa oraz Płatnika&lt;/li&gt;&#10; &lt;li&gt;na bieżąco uaktualniamy wersje oprogramowania księgowego&lt;/li&gt;&#10; &lt;li&gt;wszystkim, którzy chcąc skorzystać z naszej oferty z całej Polski proponujemy szkolenia korespondencyjne&lt;/li&gt;&#10; &lt;li&gt;zatrudniamy wykładowców-praktyków&lt;/li&gt;&#10; &lt;li&gt;pracujemy na autorskich programach nauczania&lt;/li&gt;&#10; &lt;li&gt;uczymy praktycznie, wypełniając deklaracje&lt;/li&gt;&#10; &lt;li&gt;organizujemy praktyki w naszym biurze rachunkowym, podczas których nasi kursanci mogą zweryfikować wiedzę zdobyta podczas szkoleń i nabyć umiejętności praktyczne&lt;/li&gt;&#10;&lt;/ul&gt;&#10;Po ukończeniu kursu słuchacz otrzymuje:&#10;-zaświadczenie MEN o ukończeniu kursu w języku polskim oraz angielskim&#10;-certyfikat Księgowego kod zawodu: 331301&#10;-certyfikat znajomości OPTIMY Księga Handlowa, Płace i Kadry, Księga Podatkowa oraz Środki Trwałe - wydawany przez producenta programu&#10;-opinię z Biura rachunkowego o odbytej praktyce&#10;&lt;p&gt;-skrypty&lt;br /&gt;&#10;-ćwiczenia&lt;br /&gt;&#10;-deklaracje &lt;br /&gt;&#10;-druki&lt;br /&gt;&#10;-dowody księgowe&lt;/p&gt;">
            <text:p>&lt;ul&gt;&lt;li&gt;podczas zajęć wykorzystujemy rzutnik multimedialny oraz laptopy&lt;/li&gt;
	&lt;li&gt;każdy uczestnik zajęć komputerowych ma do dyspozycji laptopa&lt;/li&gt;
	&lt;li&gt;jako jedyna firma szkoleniowa w Polsce uczymy wszystkich modułów czterech najpopularniejszych programów księgowych: Optimy, Optimy XL, Symfonii i Ramzesa oraz Płatnika&lt;/li&gt;
	&lt;li&gt;na bieżąco uaktualniamy wersje oprogramowania księgowego&lt;/li&gt;
	&lt;li&gt;wszystkim, którzy chcąc skorzystać z naszej oferty z całej Polski proponujemy szkolenia korespondencyjne&lt;/li&gt;
	&lt;li&gt;zatrudniamy wykładowców-praktyków&lt;/li&gt;
	&lt;li&gt;pracujemy na autorskich programach nauczania&lt;/li&gt;
	&lt;li&gt;uczymy praktycznie, wypełniając deklaracje&lt;/li&gt;
	&lt;li&gt;organizujemy praktyki w naszym biurze rachunkowym, podczas których nasi kursanci mogą zweryfikować wiedzę zdobyta podczas szkoleń i nabyć umiejętności praktyczne&lt;/li&gt;
&lt;/ul&gt;
Po ukończeniu kursu słuchacz otrzymuje:
-zaświadczenie MEN o ukończeniu kursu w języku polskim oraz angielskim
-certyfikat Księgowego kod zawodu: 331301
-certyfikat znajomości OPTIMY Księga Handlowa, Płace i Kadry, Księga Podatkowa oraz Środki Trwałe - wydawany przez producenta programu
-opinię z Biura rachunkowego o odbytej praktyce
&lt;p&gt;-skrypty&lt;br /&gt;
-ćwiczenia&lt;br /&gt;
-deklaracje &lt;br /&gt;
-druki&lt;br /&gt;
-dowody księgowe&lt;/p&gt;</text:p>
          </table:table-cell>
          <table:table-cell office:value-type="string" office:string-value="">
            <text:p/>
          </table:table-cell>
          <table:table-cell office:value-type="string" office:string-value="">
            <text:p/>
          </table:table-cell>
          <table:table-cell office:value-type="float" office:value="120000.0">
            <text:p>120000.0</text:p>
          </table:table-cell>
          <table:table-cell office:value-type="float" office:value="120000.0">
            <text:p>120000.0</text:p>
          </table:table-cell>
          <table:table-cell office:value-type="float" office:value="0">
            <text:p/>
          </table:table-cell>
          <table:table-cell office:value-type="float" office:value="0">
            <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18.0">
            <text:p>18.0</text:p>
          </table:table-cell>
          <table:table-cell office:value-type="string" office:string-value="{&quot;idKraju&quot;: null, &quot;idUlicy&quot;: null, &quot;telefon&quot;: null, &quot;nazwaKraju&quot;: null, &quot;nazwaUlicy&quot;: &quot;al. Artura Grottgera&quot;, &quot;kodPocztowy&quot;: null, &quot;numerLokalu&quot;: &quot;8&quot;, &quot;numerBudynku&quot;: &quot;1&quot;, &quot;idWojewodztwa&quot;: 6, &quot;idMiejscowosci&quot;: null, &quot;nazwaWojewodztwa&quot;: &quot;małopolskie&quot;, &quot;nazwaMiejscowosci&quot;: &quot;Kraków&quot;, &quot;dlugoscGeograficzna&quot;: null, &quot;szerokoscGeograficzna&quot;: null}">
            <text:p>{"idKraju": null, "idUlicy": null, "telefon": null, "nazwaKraju": null, "nazwaUlicy": "al. Artura Grottgera", "kodPocztowy": null, "numerLokalu": "8", "numerBudynku": "1", "idWojewodztwa": 6, "idMiejscowosci": null, "nazwaWojewodztwa": "małopolskie", "nazwaMiejscowosci": "Kraków", "dlugoscGeograficzna": null, "szerokoscGeograficzna": null}</text:p>
          </table:table-cell>
          <table:table-cell office:value-type="string" office:string-value="{&quot;id&quot;: 10866, &quot;logo&quot;: {&quot;url&quot;: &quot;https://uslugirozwojowe.parp.gov.pl/api/file/preview?token=%242a%2406%248WtVHNXUXh%2Fnx3KRb9ffmO&quot;, &quot;nazwa&quot;: &quot;Plakat_KCB_mała rozdzielczość2.jpg&quot;, &quot;rozszerzenie&quot;: null}, &quot;nazwa&quot;: &quot;Krakowskie Centrum Biznesu Sp. z o.o.&quot;}">
            <text:p>{"id": 10866, "logo": {"url": "https://uslugirozwojowe.parp.gov.pl/api/file/preview?token=%242a%2406%248WtVHNXUXh%2Fnx3KRb9ffmO", "nazwa": "Plakat_KCB_mała rozdzielczość2.jpg", "rozszerzenie": null}, "nazwa": "Krakowskie Centrum Biznesu Sp. z o.o."}</text:p>
          </table:table-cell>
          <table:table-cell office:value-type="string" office:string-value="{&quot;email&quot;: &quot;biuro@kursywkrakowie.pl&quot;, &quot;telefon&quot;: &quot;537-377-770&quot;, &quot;zdjecie&quot;: null, &quot;imieNazwisko&quot;: &quot;Kierownik koordynacyjny szkolenia&quot;}">
            <text:p>{"email": "biuro@kursywkrakowie.pl", "telefon": "537-377-770", "zdjecie": null, "imieNazwisko": "Kierownik koordynacyjny szkoleni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44, &quot;adres&quot;: {&quot;idKraju&quot;: null, &quot;idUlicy&quot;: null, &quot;telefon&quot;: null, &quot;nazwaKraju&quot;: null, &quot;nazwaUlicy&quot;: &quot;al. Artura Grottgera&quot;, &quot;kodPocztowy&quot;: null, &quot;numerLokalu&quot;: &quot;8&quot;, &quot;numerBudynku&quot;: &quot;1&quot;, &quot;idWojewodztwa&quot;: 6, &quot;idMiejscowosci&quot;: null, &quot;nazwaWojewodztwa&quot;: &quot;małopolskie&quot;, &quot;nazwaMiejscowosci&quot;: &quot;Kraków&quot;, &quot;dlugoscGeograficzna&quot;: null, &quot;szerokoscGeograficzna&quot;: null}, &quot;numer&quot;: &quot;2016/11/02/10866/22644&quot;, &quot;ocena&quot;: {&quot;liczbaOcen&quot;: 0, &quot;sredniaZOcen&quot;: 0.0}, &quot;tytul&quot;: &quot;Kurs księgowości \&quot;Księgowy z praktyką w biurze rachunkowym\&quot;&quot;, &quot;status&quot;: &quot;ZREALIZOWANA&quot;, &quot;efektUslugi&quot;: null, &quot;celBiznesowy&quot;: null, &quot;liczbaGodzin&quot;: 0, &quot;celEdukacyjny&quot;: &quot;Kurs skierowany jest do osób nie mających wcześniej styczności z księgowością. Kurs adresowany jest do osób pragnących zdobyć wiedzę pozwalającą prowadzić księgowość  dużych firm (pełna księgowość) oraz tajniki prowadzenia księgowości na podstawie Księgi Podatkowej oraz pełnej księgowości firm z różnych branż na podstawie konkretnych dokumentów księgowych na programie Optima.&quot;, &quot;dostawcaUslug&quot;: {&quot;id&quot;: 10866, &quot;logo&quot;: {&quot;url&quot;: &quot;https://uslugirozwojowe.parp.gov.pl/api/file/preview?token=%242a%2406%248WtVHNXUXh%2Fnx3KRb9ffmO&quot;, &quot;nazwa&quot;: &quot;Plakat_KCB_mała rozdzielczość2.jpg&quot;, &quot;rozszerzenie&quot;: null}, &quot;nazwa&quot;: &quot;Krakowskie Centrum Biznesu Sp. z o.o.&quot;}, &quot;grupaDocelowa&quot;: &quot;&lt;p&gt;Kurs skierowany jest do osób nie mających wcześniej styczności z księgowością. Kurs adresowany jest do osób pragnących zdobyć wiedzę pozwalającą prowadzić księgowość  dużych firm (pełna księgowość) oraz tajniki prowadzenia księgowości na podstawie Księgi Podatkowej oraz pełnej księgowości firm z różnych branż na podstawie konkretnych dokumentów księgowych na programie Optima.&lt;/p&gt;&quot;, &quot;kodyDostepowe&quot;: null, &quot;programUslugi&quot;: &quot;&lt;p&gt;1.Wynagrodzenia i inne formy zatrudniania pracowników: 4 h&lt;br /&gt;\n2.Ubezpieczenia społeczne oraz obowiązki pracodawcy i płatnika wobec ZUS i Urzędu Skarbowego : 4 h&lt;br /&gt;\n3.Klasyfikacja i charakterystyka składników majątku i źródeł ich finansowania : 2h&lt;br /&gt;\n4.Bilans : 2 h&lt;br /&gt;\n5.Operacje gospodarcze : 2 h&lt;br /&gt;\n6.Konto księgowe : 2 h&lt;br /&gt;\n7.Zestawienie obrotów i sald, jako narzędzie sprawdzania poprawności księgowań (zasady funkcjonowania i sporządzania) :4 h&lt;br /&gt;\n8.Podatek VAT: 2 h&lt;br /&gt;\n9.Konta wynikowe : 1 h&lt;br /&gt;\n10.Kategorie przychodów i kosztów : 5 h&lt;br /&gt;\n11.Koszty wg zespołu 4: 8 h&lt;br /&gt;\n12.Koszty wg zespołu 5:4 h&lt;br /&gt;\n13.Podatkowa księga PKPiR: 16 h&lt;br /&gt;\n14.Zajęcia komputerowe: PŁATNIK: 8 h&lt;br /&gt;\n15.Zajęcia komputerowe: OPTIMA Księga Podatkowa, Płace i Kadry, Środki Trwałe: 16h&lt;br /&gt;\n16.Zajęcia komputerowe: OPTIMA Księga Handlowa, Płace i Kadry, Środki Trwałe: 16h&lt;br /&gt;\n &lt;/p&gt;&quot;, &quot;listaProjektow&quot;: [], &quot;idRodzajuUslugi&quot;: 144, &quot;kwalifikacjeKuz&quot;: [], &quot;osobaKontaktowa&quot;: {&quot;email&quot;: &quot;biuro@kursywkrakowie.pl&quot;, &quot;telefon&quot;: &quot;537-377-770&quot;, &quot;zdjecie&quot;: null, &quot;imieNazwisko&quot;: &quot;Kierownik koordynacyjny szkolenia&quot;}, &quot;zakresUprawnien&quot;: null, &quot;efektyUczeniaSie&quot;: null, &quot;inneKwalifikacje&quot;: [], &quot;cenaNettoZaUsluge&quot;: null, &quot;idKategoriiUslugi&quot;: 469, &quot;idKwalifikacjiKkz&quot;: null, &quot;idKwalifikacjiZrk&quot;: null, &quot;warunkiTechniczne&quot;: null, &quot;cenaBruttoZaUsluge&quot;: null, &quot;cenaNettoZaGodzine&quot;: 0, &quot;idFormySwiadczenia&quot;: 1, &quot;idPodrodzajuUslugi&quot;: 145, &quot;warunkiLogistyczne&quot;: [], &quot;cenaBruttoZaGodzine&quot;: 0, &quot;formyDofinansowania&quot;: [], &quot;informacjeDodatkowe&quot;: &quot;&lt;ul&gt;&lt;li&gt;podczas zajęć wykorzystujemy rzutnik multimedialny oraz laptopy&lt;/li&gt;\n\t&lt;li&gt;każdy uczestnik zajęć komputerowych ma do dyspozycji laptopa&lt;/li&gt;\n\t&lt;li&gt;jako jedyna firma szkoleniowa w Polsce uczymy wszystkich modułów czterech najpopularniejszych programów księgowych: Optimy, Optimy XL, Symfonii i Ramzesa oraz Płatnika&lt;/li&gt;\n\t&lt;li&gt;na bieżąco uaktualniamy wersje oprogramowania księgowego&lt;/li&gt;\n\t&lt;li&gt;wszystkim, którzy chcąc skorzystać z naszej oferty z całej Polski proponujemy szkolenia korespondencyjne&lt;/li&gt;\n\t&lt;li&gt;zatrudniamy wykładowców-praktyków&lt;/li&gt;\n\t&lt;li&gt;pracujemy na autorskich programach nauczania&lt;/li&gt;\n\t&lt;li&gt;uczymy praktycznie, wypełniając deklaracje&lt;/li&gt;\n\t&lt;li&gt;organizujemy praktyki w naszym biurze rachunkowym, podczas których nasi kursanci mogą zweryfikować wiedzę zdobyta podczas szkoleń i nabyć umiejętności praktyczne&lt;/li&gt;\n&lt;/ul&gt;\nPo ukończeniu kursu słuchacz otrzymuje:\n-zaświadczenie MEN o ukończeniu kursu w języku polskim oraz angielskim\n-certyfikat Księgowego kod zawodu: 331301\n-certyfikat znajomości OPTIMY Księga Handlowa, Płace i Kadry, Księga Podatkowa oraz Środki Trwałe - wydawany przez producenta programu\n-opinię z Biura rachunkowego o odbytej praktyce\n&lt;p&gt;-skrypty&lt;br /&gt;\n-ćwiczenia&lt;br /&gt;\n-deklaracje &lt;br /&gt;\n-druki&lt;br /&gt;\n-dowody księgowe&lt;/p&gt;&quot;, &quot;kosztWalidacjiNetto&quot;: null, &quot;warunkiUczestnictwa&quot;: &quot;&lt;p&gt;Zainteresowane osoby wpłacają zaliczkę w wysokości 200 zł, po otrzymaniu maila, że kurs rusza w terminie. Pozostała należność jest spłacana w całości w ciągu 7 dni od rozpoczęcia szkolenia lub w ratach wg harmonogramu zamieszczonego na stronie internetowej.&lt;/p&gt;&quot;, &quot;idPodkategoriiUslugi&quot;: 471, &quot;kosztWalidacjiBrutto&quot;: null, &quot;cenaNettoZaUczestnika&quot;: 120000, &quot;dataRozpoczeciaUslugi&quot;: &quot;2017-03-11T00:00:00+01:00&quot;, &quot;dataZakonczeniaUslugi&quot;: &quot;2017-05-14T00:00:00+02:00&quot;, &quot;cenaBruttoZaUczestnika&quot;: 120000, &quot;czyUslugaDofinansowana&quot;: false, &quot;materialyDlaUczestnikow&quot;: null, &quot;kosztCertyfikowaniaNetto&quot;: null, &quot;czyCenaDotyczyCalejUslugi&quot;: false, &quot;dataZakonczeniaRekrutacji&quot;: &quot;2017-03-22T00:00:00+01:00&quot;, &quot;kosztCertyfikowaniaBrutto&quot;: null, &quot;minimalnaLiczbaUczestnikow&quot;: 1, &quot;szczegolyMiejscaRealizacji&quot;: null, &quot;maksymalnaLiczbaUczestnikow&quot;: 18,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44, "adres": {"idKraju": null, "idUlicy": null, "telefon": null, "nazwaKraju": null, "nazwaUlicy": "al. Artura Grottgera", "kodPocztowy": null, "numerLokalu": "8", "numerBudynku": "1", "idWojewodztwa": 6, "idMiejscowosci": null, "nazwaWojewodztwa": "małopolskie", "nazwaMiejscowosci": "Kraków", "dlugoscGeograficzna": null, "szerokoscGeograficzna": null}, "numer": "2016/11/02/10866/22644", "ocena": {"liczbaOcen": 0, "sredniaZOcen": 0.0}, "tytul": "Kurs księgowości \"Księgowy z praktyką w biurze rachunkowym\"", "status": "ZREALIZOWANA", "efektUslugi": null, "celBiznesowy": null, "liczbaGodzin": 0, "celEdukacyjny": "Kurs skierowany jest do osób nie mających wcześniej styczności z księgowością. Kurs adresowany jest do osób pragnących zdobyć wiedzę pozwalającą prowadzić księgowość  dużych firm (pełna księgowość) oraz tajniki prowadzenia księgowości na podstawie Księgi Podatkowej oraz pełnej księgowości firm z różnych branż na podstawie konkretnych dokumentów księgowych na programie Optima.", "dostawcaUslug": {"id": 10866, "logo": {"url": "https://uslugirozwojowe.parp.gov.pl/api/file/preview?token=%242a%2406%248WtVHNXUXh%2Fnx3KRb9ffmO", "nazwa": "Plakat_KCB_mała rozdzielczość2.jpg", "rozszerzenie": null}, "nazwa": "Krakowskie Centrum Biznesu Sp. z o.o."}, "grupaDocelowa": "&lt;p&gt;Kurs skierowany jest do osób nie mających wcześniej styczności z księgowością. Kurs adresowany jest do osób pragnących zdobyć wiedzę pozwalającą prowadzić księgowość  dużych firm (pełna księgowość) oraz tajniki prowadzenia księgowości na podstawie Księgi Podatkowej oraz pełnej księgowości firm z różnych branż na podstawie konkretnych dokumentów księgowych na programie Optima.&lt;/p&gt;", "kodyDostepowe": null, "programUslugi": "&lt;p&gt;1.Wynagrodzenia i inne formy zatrudniania pracowników: 4 h&lt;br /&gt;\n2.Ubezpieczenia społeczne oraz obowiązki pracodawcy i płatnika wobec ZUS i Urzędu Skarbowego : 4 h&lt;br /&gt;\n3.Klasyfikacja i charakterystyka składników majątku i źródeł ich finansowania : 2h&lt;br /&gt;\n4.Bilans : 2 h&lt;br /&gt;\n5.Operacje gospodarcze : 2 h&lt;br /&gt;\n6.Konto księgowe : 2 h&lt;br /&gt;\n7.Zestawienie obrotów i sald, jako narzędzie sprawdzania poprawności księgowań (zasady funkcjonowania i sporządzania) :4 h&lt;br /&gt;\n8.Podatek VAT: 2 h&lt;br /&gt;\n9.Konta wynikowe : 1 h&lt;br /&gt;\n10.Kategorie przychodów i kosztów : 5 h&lt;br /&gt;\n11.Koszty wg zespołu 4: 8 h&lt;br /&gt;\n12.Koszty wg zespołu 5:4 h&lt;br /&gt;\n13.Podatkowa księga PKPiR: 16 h&lt;br /&gt;\n14.Zajęcia komputerowe: PŁATNIK: 8 h&lt;br /&gt;\n15.Zajęcia komputerowe: OPTIMA Księga Podatkowa, Płace i Kadry, Środki Trwałe: 16h&lt;br /&gt;\n16.Zajęcia komputerowe: OPTIMA Księga Handlowa, Płace i Kadry, Środki Trwałe: 16h&lt;br /&gt;\n &lt;/p&gt;", "listaProjektow": [], "idRodzajuUslugi": 144, "kwalifikacjeKuz": [], "osobaKontaktowa": {"email": "biuro@kursywkrakowie.pl", "telefon": "537-377-770", "zdjecie": null, "imieNazwisko": "Kierownik koordynacyjny szkolenia"}, "zakresUprawnien": null, "efektyUczeniaSie": null, "inneKwalifikacje": [], "cenaNettoZaUsluge": null, "idKategoriiUslugi": 469, "idKwalifikacjiKkz": null, "idKwalifikacjiZrk": null, "warunkiTechniczne": null, "cenaBruttoZaUsluge": null, "cenaNettoZaGodzine": 0, "idFormySwiadczenia": 1, "idPodrodzajuUslugi": 145, "warunkiLogistyczne": [], "cenaBruttoZaGodzine": 0, "formyDofinansowania": [], "informacjeDodatkowe": "&lt;ul&gt;&lt;li&gt;podczas zajęć wykorzystujemy rzutnik multimedialny oraz laptopy&lt;/li&gt;\n\t&lt;li&gt;każdy uczestnik zajęć komputerowych ma do dyspozycji laptopa&lt;/li&gt;\n\t&lt;li&gt;jako jedyna firma szkoleniowa w Polsce uczymy wszystkich modułów czterech najpopularniejszych programów księgowych: Optimy, Optimy XL, Symfonii i Ramzesa oraz Płatnika&lt;/li&gt;\n\t&lt;li&gt;na bieżąco uaktualniamy wersje oprogramowania księgowego&lt;/li&gt;\n\t&lt;li&gt;wszystkim, którzy chcąc skorzystać z naszej oferty z całej Polski proponujemy szkolenia korespondencyjne&lt;/li&gt;\n\t&lt;li&gt;zatrudniamy wykładowców-praktyków&lt;/li&gt;\n\t&lt;li&gt;pracujemy na autorskich programach nauczania&lt;/li&gt;\n\t&lt;li&gt;uczymy praktycznie, wypełniając deklaracje&lt;/li&gt;\n\t&lt;li&gt;organizujemy praktyki w naszym biurze rachunkowym, podczas których nasi kursanci mogą zweryfikować wiedzę zdobyta podczas szkoleń i nabyć umiejętności praktyczne&lt;/li&gt;\n&lt;/ul&gt;\nPo ukończeniu kursu słuchacz otrzymuje:\n-zaświadczenie MEN o ukończeniu kursu w języku polskim oraz angielskim\n-certyfikat Księgowego kod zawodu: 331301\n-certyfikat znajomości OPTIMY Księga Handlowa, Płace i Kadry, Księga Podatkowa oraz Środki Trwałe - wydawany przez producenta programu\n-opinię z Biura rachunkowego o odbytej praktyce\n&lt;p&gt;-skrypty&lt;br /&gt;\n-ćwiczenia&lt;br /&gt;\n-deklaracje &lt;br /&gt;\n-druki&lt;br /&gt;\n-dowody księgowe&lt;/p&gt;", "kosztWalidacjiNetto": null, "warunkiUczestnictwa": "&lt;p&gt;Zainteresowane osoby wpłacają zaliczkę w wysokości 200 zł, po otrzymaniu maila, że kurs rusza w terminie. Pozostała należność jest spłacana w całości w ciągu 7 dni od rozpoczęcia szkolenia lub w ratach wg harmonogramu zamieszczonego na stronie internetowej.&lt;/p&gt;", "idPodkategoriiUslugi": 471, "kosztWalidacjiBrutto": null, "cenaNettoZaUczestnika": 120000, "dataRozpoczeciaUslugi": "2017-03-11T00:00:00+01:00", "dataZakonczeniaUslugi": "2017-05-14T00:00:00+02:00", "cenaBruttoZaUczestnika": 120000, "czyUslugaDofinansowana": false, "materialyDlaUczestnikow": null, "kosztCertyfikowaniaNetto": null, "czyCenaDotyczyCalejUslugi": false, "dataZakonczeniaRekrutacji": "2017-03-22T00:00:00+01:00", "kosztCertyfikowaniaBrutto": null, "minimalnaLiczbaUczestnikow": 1, "szczegolyMiejscaRealizacji": null, "maksymalnaLiczbaUczestnikow": 18,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81571">
            <text:p>2025-12-16 15:54:06.81571</text:p>
          </table:table-cell>
          <table:table-cell office:value-type="string" office:string-value="2025-12-16 15:54:06.81571">
            <text:p>2025-12-16 15:54:06.81571</text:p>
          </table:table-cell>
        </table:table-row>
        <table:table-row>
          <table:table-cell office:value-type="float" office:value="22638">
            <text:p>22638</text:p>
          </table:table-cell>
          <table:table-cell office:value-type="string" office:string-value="2016/11/02/10312/22638">
            <text:p>2016/11/02/10312/22638</text:p>
          </table:table-cell>
          <table:table-cell office:value-type="string" office:string-value="Operator zespołów maszyn do produkcji mieszanek betonowych III Klasa uprawnień">
            <text:p>Operator zespołów maszyn do produkcji mieszanek betonowych III Klasa uprawnień</text:p>
          </table:table-cell>
          <table:table-cell office:value-type="string" office:string-value="ZREALIZOWANA">
            <text:p>ZREALIZOWANA</text:p>
          </table:table-cell>
          <table:table-cell office:value-type="string" office:string-value="2016-11-21 00:00:00">
            <text:p>2016-11-21 00:00:00</text:p>
          </table:table-cell>
          <table:table-cell office:value-type="string" office:string-value="2017-01-30 00:00:00">
            <text:p>2017-01-30 00:00:00</text:p>
          </table:table-cell>
          <table:table-cell office:value-type="string" office:string-value="2016-11-21 00:00:00">
            <text:p>2016-11-21 00:00:00</text:p>
          </table:table-cell>
          <table:table-cell office:value-type="float" office:value="454">
            <text:p>454</text:p>
          </table:table-cell>
          <table:table-cell office:value-type="float" office:value="573">
            <text:p>573</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Przygotowanie do uzyskania uprawnień i wykonywania zawodu operatora węzła betoniarskiego">
            <text:p>Przygotowanie do uzyskania uprawnień i wykonywania zawodu operatora węzła betoniarskiego</text:p>
          </table:table-cell>
          <table:table-cell office:value-type="string" office:string-value="">
            <text:p/>
          </table:table-cell>
          <table:table-cell office:value-type="string" office:string-value="">
            <text:p/>
          </table:table-cell>
          <table:table-cell office:value-type="string" office:string-value="&lt;p&gt;Szkolenie obejmuje 132 godziny dydaktyczne &lt;/p&gt;&#10;&#10;&lt;p&gt;1. Użytkowanie eksploatacyjne.&lt;br /&gt;&#10;2. Dokumentacja techniczna.&lt;br /&gt;&#10;3. Bezpieczeństwo i higiena pracy.&lt;br /&gt;&#10;4. Napędy elektryczne.&lt;br /&gt;&#10;5. Urządzenia hydrauliczne i pneumatyczne.&lt;br /&gt;&#10;6. Podstawy komputerowego sterowania procesem produkcji.&lt;br /&gt;&#10;7. Budowa zesp. maszyn do produkcji mieszanek betonowych.&lt;br /&gt;&#10;8. Technologia robót.&lt;br /&gt;&#10;9. Zajęcia praktyczne.&lt;/p&gt;&#10;&#10;&lt;p&gt;Kurs prowadzony jest w oparciu o Rozporządzenie Ministra Gospodarki z dnia 20.09.2001r. w sprawie bhp podczas eksploatacji maszyn i innych urządzeń technicznych do robót ziemnych, budowlanych i drogowych. (Dz. U. Nr 118 z dnia 15 października 2001 r.)&lt;br /&gt;&#10; &lt;/p&gt;">
            <text:p>&lt;p&gt;Szkolenie obejmuje 132 godziny dydaktyczne &lt;/p&gt;

&lt;p&gt;1. Użytkowanie eksploatacyjne.&lt;br /&gt;
2. Dokumentacja techniczna.&lt;br /&gt;
3. Bezpieczeństwo i higiena pracy.&lt;br /&gt;
4. Napędy elektryczne.&lt;br /&gt;
5. Urządzenia hydrauliczne i pneumatyczne.&lt;br /&gt;
6. Podstawy komputerowego sterowania procesem produkcji.&lt;br /&gt;
7. Budowa zesp. maszyn do produkcji mieszanek betonowych.&lt;br /&gt;
8. Technologia robót.&lt;br /&gt;
9. Zajęcia praktyczne.&lt;/p&gt;

&lt;p&gt;Kurs prowadzony jest w oparciu o Rozporządzenie Ministra Gospodarki z dnia 20.09.2001r. w sprawie bhp podczas eksploatacji maszyn i innych urządzeń technicznych do robót ziemnych, budowlanych i drogowych. (Dz. U. Nr 118 z dnia 15 października 2001 r.)&lt;br /&gt;
 &lt;/p&gt;</text:p>
          </table:table-cell>
          <table:table-cell office:value-type="string" office:string-value="&lt;p&gt;Pracownicy wykonujący obsługę węzła bez uprawnień zawodowych. Osoby bezrobotne zaintersowane podjęciem pracy opartora węzła betoniarskiego&lt;/p&gt;">
            <text:p>&lt;p&gt;Pracownicy wykonujący obsługę węzła bez uprawnień zawodowych. Osoby bezrobotne zaintersowane podjęciem pracy opartora węzła betoniarskiego&lt;/p&gt;</text:p>
          </table:table-cell>
          <table:table-cell office:value-type="string" office:string-value="&lt;p&gt; Warunki przystąpienia do kursu&lt;/p&gt;&#10;&#10;&lt;ul&gt;&lt;li&gt; ukończona co najmniej szkoła podstawowa lub gimnazjum&lt;/li&gt;&#10; &lt;li&gt; ukończone 18 lat&lt;/li&gt;&#10; &lt;li&gt; aktualne orzeczenie lekarskie stwierdzające brak przeciwwskazań do pracy jako operator węzła betoniarskiego&lt;/li&gt;&#10; &lt;li&gt; staż pracy: minimum 1 miesiąc przy obsłudze techniczno-eksploatacyjnej węzła betoniarskiego&lt;/li&gt;&#10; &lt;li&gt;dla osób bez stazu dodatkowe zajęcia praktyczne przygotowujące do uczestnictwa w szkoleniu (szkolenie płatne)&lt;/li&gt;&#10;&lt;/ul&gt;">
            <text:p>&lt;p&gt; Warunki przystąpienia do kursu&lt;/p&gt;

&lt;ul&gt;&lt;li&gt; ukończona co najmniej szkoła podstawowa lub gimnazjum&lt;/li&gt;
	&lt;li&gt; ukończone 18 lat&lt;/li&gt;
	&lt;li&gt; aktualne orzeczenie lekarskie stwierdzające brak przeciwwskazań do pracy jako operator węzła betoniarskiego&lt;/li&gt;
	&lt;li&gt; staż pracy: minimum 1 miesiąc przy obsłudze techniczno-eksploatacyjnej węzła betoniarskiego&lt;/li&gt;
	&lt;li&gt;dla osób bez stazu dodatkowe zajęcia praktyczne przygotowujące do uczestnictwa w szkoleniu (szkolenie płatne)&lt;/li&gt;
&lt;/ul&gt;</text:p>
          </table:table-cell>
          <table:table-cell office:value-type="string" office:string-value="">
            <text:p/>
          </table:table-cell>
          <table:table-cell office:value-type="string" office:string-value="&lt;p&gt;Kurs prowadzony jest przez fachową kadrę wykładowców z wykorzystaniem nowoczesnych metod dydaktycznych i parku maszynowego na własnym poligonie ćwiczebnym.&lt;/p&gt;&#10;&#10;&lt;p&gt;Uczestnik po odbytym kursie dopuszczony jest do egzaminu. Jako pierwszy chronologicznie jest egzamin praktyczny. Zdanie egzaminu praktycznego jest warunkiem przystąpienia do egzaminu teoretycznego. Szkolenie jest ważne przez rok i w ciągu roku można poprawić egzamin praktyczny. , do często użytkowanych maszyn na niemal wszystkich budowach,&lt;/p&gt;&#10;&#10;&lt;p&gt; &lt;/p&gt;&#10;Zaświadczenie ukończenia kursu zgodnie z § 18 ust. 2 rozporządzenia Ministra Edukacji Narodowej z dnia 11 stycznia 2012 r. w sprawie kształcenia ustawicznego w formach pozaszkolnych&#10;&#10; Książeczka operatora maszyn roboczych.&#10; Uprawnienia (świadectwo operatora w zakresie III klasy uprawnień  nadane przez Instytut Mechanizacji Budownictwa i Górnictwa Skalnego.&#10;&lt;p&gt;Skrypty szkoleniowe.&lt;/p&gt;&#10;&#10;&lt;p&gt;Instrukcie i podręczniki eksploatacyjne.&lt;/p&gt;&#10;&#10;&lt;p&gt; &lt;/p&gt;">
            <text:p>&lt;p&gt;Kurs prowadzony jest przez fachową kadrę wykładowców z wykorzystaniem nowoczesnych metod dydaktycznych i parku maszynowego na własnym poligonie ćwiczebnym.&lt;/p&gt;

&lt;p&gt;Uczestnik po odbytym kursie dopuszczony jest do egzaminu. Jako pierwszy chronologicznie jest egzamin praktyczny. Zdanie egzaminu praktycznego jest warunkiem przystąpienia do egzaminu teoretycznego. Szkolenie jest ważne przez rok i w ciągu roku można poprawić egzamin praktyczny. , do często użytkowanych maszyn na niemal wszystkich budowach,&lt;/p&gt;

&lt;p&gt; &lt;/p&gt;
Zaświadczenie ukończenia kursu zgodnie z § 18 ust. 2 rozporządzenia Ministra Edukacji Narodowej z dnia 11 stycznia 2012 r. w sprawie kształcenia ustawicznego w formach pozaszkolnych

 Książeczka operatora maszyn roboczych.
 Uprawnienia (świadectwo operatora w zakresie III klasy uprawnień  nadane przez Instytut Mechanizacji Budownictwa i Górnictwa Skalnego.
&lt;p&gt;Skrypty szkoleniowe.&lt;/p&gt;

&lt;p&gt;Instrukcie i podręczniki eksploatacyjne.&lt;/p&gt;

&lt;p&gt; &lt;/p&gt;</text:p>
          </table:table-cell>
          <table:table-cell office:value-type="string" office:string-value="">
            <text:p/>
          </table:table-cell>
          <table:table-cell office:value-type="string" office:string-value="">
            <text:p/>
          </table:table-cell>
          <table:table-cell office:value-type="float" office:value="190000.0">
            <text:p>190000.0</text:p>
          </table:table-cell>
          <table:table-cell office:value-type="float" office:value="190000.0">
            <text:p>190000.0</text:p>
          </table:table-cell>
          <table:table-cell office:value-type="float" office:value="0">
            <text:p/>
          </table:table-cell>
          <table:table-cell office:value-type="float" office:value="0">
            <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string" office:string-value="">
            <text:p/>
          </table:table-cell>
          <table:table-cell office:value-type="string" office:string-value="{&quot;idKraju&quot;: 209, &quot;idUlicy&quot;: 27907, &quot;telefon&quot;: null, &quot;nazwaKraju&quot;: &quot;Polska&quot;, &quot;nazwaUlicy&quot;: &quot;ul. Lubelska&quot;, &quot;kodPocztowy&quot;: null, &quot;numerLokalu&quot;: null, &quot;numerBudynku&quot;: &quot;33c&quot;, &quot;idWojewodztwa&quot;: 14, &quot;idMiejscowosci&quot;: 48468, &quot;nazwaWojewodztwa&quot;: &quot;warmińsko-mazurskie&quot;, &quot;nazwaMiejscowosci&quot;: &quot;Olsztyn&quot;, &quot;dlugoscGeograficzna&quot;: null, &quot;szerokoscGeograficzna&quot;: null}">
            <text:p>{"idKraju": 209, "idUlicy": 27907, "telefon": null, "nazwaKraju": "Polska", "nazwaUlicy": "ul. Lubelska", "kodPocztowy": null, "numerLokalu": null, "numerBudynku": "33c", "idWojewodztwa": 14, "idMiejscowosci": 48468, "nazwaWojewodztwa": "warmińsko-mazurskie", "nazwaMiejscowosci": "Olsztyn", "dlugoscGeograficzna": null, "szerokoscGeograficzna": null}</text:p>
          </table:table-cell>
          <table:table-cell office:value-type="string" office:string-value="{&quot;id&quot;: 10312, &quot;logo&quot;: {&quot;url&quot;: &quot;https://uslugirozwojowe.parp.gov.pl/api/plik/pobierz/Z5o4fqLwxMhTeK5kgjlEn5_KeE-FQqMe&quot;, &quot;nazwa&quot;: &quot;ZDZ_FB_avatar.png&quot;, &quot;rozszerzenie&quot;: &quot;png&quot;}, &quot;nazwa&quot;: &quot;WARMIŃSKO - MAZURSKI ZAKŁAD DOSKONALENIA ZAWODOWEGO W OLSZTYNIE&quot;}">
            <text:p>{"id": 10312, "logo": {"url": "https://uslugirozwojowe.parp.gov.pl/api/plik/pobierz/Z5o4fqLwxMhTeK5kgjlEn5_KeE-FQqMe", "nazwa": "ZDZ_FB_avatar.png", "rozszerzenie": "png"}, "nazwa": "WARMIŃSKO - MAZURSKI ZAKŁAD DOSKONALENIA ZAWODOWEGO W OLSZTYNIE"}</text:p>
          </table:table-cell>
          <table:table-cell office:value-type="string" office:string-value="{&quot;email&quot;: &quot;csb@wmzdz.pl&quot;, &quot;telefon&quot;: &quot; 507 124 198&quot;, &quot;zdjecie&quot;: null, &quot;imieNazwisko&quot;: &quot;Bogusław Tański&quot;}">
            <text:p>{"email": "csb@wmzdz.pl", "telefon": " 507 124 198", "zdjecie": null, "imieNazwisko": "Bogusław Tański"}</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638, &quot;adres&quot;: {&quot;idKraju&quot;: 209, &quot;idUlicy&quot;: 27907, &quot;telefon&quot;: null, &quot;nazwaKraju&quot;: &quot;Polska&quot;, &quot;nazwaUlicy&quot;: &quot;ul. Lubelska&quot;, &quot;kodPocztowy&quot;: null, &quot;numerLokalu&quot;: null, &quot;numerBudynku&quot;: &quot;33c&quot;, &quot;idWojewodztwa&quot;: 14, &quot;idMiejscowosci&quot;: 48468, &quot;nazwaWojewodztwa&quot;: &quot;warmińsko-mazurskie&quot;, &quot;nazwaMiejscowosci&quot;: &quot;Olsztyn&quot;, &quot;dlugoscGeograficzna&quot;: null, &quot;szerokoscGeograficzna&quot;: null}, &quot;numer&quot;: &quot;2016/11/02/10312/22638&quot;, &quot;ocena&quot;: {&quot;liczbaOcen&quot;: 0, &quot;sredniaZOcen&quot;: 0.0}, &quot;tytul&quot;: &quot;Operator zespołów maszyn do produkcji mieszanek betonowych III Klasa uprawnień&quot;, &quot;status&quot;: &quot;ZREALIZOWANA&quot;, &quot;efektUslugi&quot;: null, &quot;celBiznesowy&quot;: null, &quot;liczbaGodzin&quot;: 0, &quot;celEdukacyjny&quot;: &quot;Przygotowanie do uzyskania uprawnień i wykonywania zawodu operatora węzła betoniarskiego&quot;, &quot;dostawcaUslug&quot;: {&quot;id&quot;: 10312, &quot;logo&quot;: {&quot;url&quot;: &quot;https://uslugirozwojowe.parp.gov.pl/api/plik/pobierz/Z5o4fqLwxMhTeK5kgjlEn5_KeE-FQqMe&quot;, &quot;nazwa&quot;: &quot;ZDZ_FB_avatar.png&quot;, &quot;rozszerzenie&quot;: &quot;png&quot;}, &quot;nazwa&quot;: &quot;WARMIŃSKO - MAZURSKI ZAKŁAD DOSKONALENIA ZAWODOWEGO W OLSZTYNIE&quot;}, &quot;grupaDocelowa&quot;: &quot;&lt;p&gt;Pracownicy wykonujący obsługę węzła bez uprawnień zawodowych. Osoby bezrobotne zaintersowane podjęciem pracy opartora węzła betoniarskiego&lt;/p&gt;&quot;, &quot;kodyDostepowe&quot;: null, &quot;programUslugi&quot;: &quot;&lt;p&gt;Szkolenie obejmuje 132 godziny dydaktyczne &lt;/p&gt;\n\n&lt;p&gt;1. Użytkowanie eksploatacyjne.&lt;br /&gt;\n2. Dokumentacja techniczna.&lt;br /&gt;\n3. Bezpieczeństwo i higiena pracy.&lt;br /&gt;\n4. Napędy elektryczne.&lt;br /&gt;\n5. Urządzenia hydrauliczne i pneumatyczne.&lt;br /&gt;\n6. Podstawy komputerowego sterowania procesem produkcji.&lt;br /&gt;\n7. Budowa zesp. maszyn do produkcji mieszanek betonowych.&lt;br /&gt;\n8. Technologia robót.&lt;br /&gt;\n9. Zajęcia praktyczne.&lt;/p&gt;\n\n&lt;p&gt;Kurs prowadzony jest w oparciu o Rozporządzenie Ministra Gospodarki z dnia 20.09.2001r. w sprawie bhp podczas eksploatacji maszyn i innych urządzeń technicznych do robót ziemnych, budowlanych i drogowych. (Dz. U. Nr 118 z dnia 15 października 2001 r.)&lt;br /&gt;\n &lt;/p&gt;&quot;, &quot;listaProjektow&quot;: [], &quot;idRodzajuUslugi&quot;: 144, &quot;kwalifikacjeKuz&quot;: [], &quot;osobaKontaktowa&quot;: {&quot;email&quot;: &quot;csb@wmzdz.pl&quot;, &quot;telefon&quot;: &quot; 507 124 198&quot;, &quot;zdjecie&quot;: null, &quot;imieNazwisko&quot;: &quot;Bogusław Tański&quot;}, &quot;zakresUprawnien&quot;: null, &quot;efektyUczeniaSie&quot;: null, &quot;inneKwalifikacje&quot;: [], &quot;cenaNettoZaUsluge&quot;: null, &quot;idKategoriiUslugi&quot;: 454, &quot;idKwalifikacjiKkz&quot;: null, &quot;idKwalifikacjiZrk&quot;: null, &quot;warunkiTechniczne&quot;: null, &quot;cenaBruttoZaUsluge&quot;: null, &quot;cenaNettoZaGodzine&quot;: 0, &quot;idFormySwiadczenia&quot;: 1, &quot;idPodrodzajuUslugi&quot;: 145, &quot;warunkiLogistyczne&quot;: [], &quot;cenaBruttoZaGodzine&quot;: 0, &quot;formyDofinansowania&quot;: [], &quot;informacjeDodatkowe&quot;: &quot;&lt;p&gt;Kurs prowadzony jest przez fachową kadrę wykładowców z wykorzystaniem nowoczesnych metod dydaktycznych i parku maszynowego na własnym poligonie ćwiczebnym.&lt;/p&gt;\n\n&lt;p&gt;Uczestnik po odbytym kursie dopuszczony jest do egzaminu. Jako pierwszy chronologicznie jest egzamin praktyczny. Zdanie egzaminu praktycznego jest warunkiem przystąpienia do egzaminu teoretycznego. Szkolenie jest ważne przez rok i w ciągu roku można poprawić egzamin praktyczny. , do często użytkowanych maszyn na niemal wszystkich budowach,&lt;/p&gt;\n\n&lt;p&gt; &lt;/p&gt;\nZaświadczenie ukończenia kursu zgodnie z § 18 ust. 2 rozporządzenia Ministra Edukacji Narodowej z dnia 11 stycznia 2012 r. w sprawie kształcenia ustawicznego w formach pozaszkolnych\n\n Książeczka operatora maszyn roboczych.\n Uprawnienia (świadectwo operatora w zakresie III klasy uprawnień  nadane przez Instytut Mechanizacji Budownictwa i Górnictwa Skalnego.\n&lt;p&gt;Skrypty szkoleniowe.&lt;/p&gt;\n\n&lt;p&gt;Instrukcie i podręczniki eksploatacyjne.&lt;/p&gt;\n\n&lt;p&gt; &lt;/p&gt;&quot;, &quot;kosztWalidacjiNetto&quot;: null, &quot;warunkiUczestnictwa&quot;: &quot;&lt;p&gt; Warunki przystąpienia do kursu&lt;/p&gt;\n\n&lt;ul&gt;&lt;li&gt; ukończona co najmniej szkoła podstawowa lub gimnazjum&lt;/li&gt;\n\t&lt;li&gt; ukończone 18 lat&lt;/li&gt;\n\t&lt;li&gt; aktualne orzeczenie lekarskie stwierdzające brak przeciwwskazań do pracy jako operator węzła betoniarskiego&lt;/li&gt;\n\t&lt;li&gt; staż pracy: minimum 1 miesiąc przy obsłudze techniczno-eksploatacyjnej węzła betoniarskiego&lt;/li&gt;\n\t&lt;li&gt;dla osób bez stazu dodatkowe zajęcia praktyczne przygotowujące do uczestnictwa w szkoleniu (szkolenie płatne)&lt;/li&gt;\n&lt;/ul&gt;&quot;, &quot;idPodkategoriiUslugi&quot;: 573, &quot;kosztWalidacjiBrutto&quot;: null, &quot;cenaNettoZaUczestnika&quot;: 190000, &quot;dataRozpoczeciaUslugi&quot;: &quot;2016-11-21T00:00:00+01:00&quot;, &quot;dataZakonczeniaUslugi&quot;: &quot;2017-01-30T00:00:00+01:00&quot;, &quot;cenaBruttoZaUczestnika&quot;: 190000, &quot;czyUslugaDofinansowana&quot;: true, &quot;materialyDlaUczestnikow&quot;: null, &quot;kosztCertyfikowaniaNetto&quot;: null, &quot;czyCenaDotyczyCalejUslugi&quot;: false, &quot;dataZakonczeniaRekrutacji&quot;: &quot;2016-11-21T00:00:00+01:00&quot;, &quot;kosztCertyfikowaniaBrutto&quot;: null, &quot;minimalnaLiczbaUczestnikow&quot;: 1, &quot;szczegolyMiejscaRealizacji&quot;: &quot;Zajęcia teoretyczne i praktyczne odbywają się w Centrum Szkoleń Budowlanych . Zajęcia praktyczne w firmie produkcyjnej. \nCentrum Szkoleń Budowlanych jest ośrodkiem szkoleniowym akredytowanym przez Instytutu Mechanizacji Budownictwa i Górnictwa Skalnego w Warszawie. Placówka jest uprawniona (nr NC-601-14444/1/11 z dnia 03.10.2011) do organizacji szkoleń operatorów maszyn i urządzeń do robót ziemnych, drogowych i budowlanych.&quot;, &quot;maksymalnaLiczbaUczestnikow&quot;: null,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638, "adres": {"idKraju": 209, "idUlicy": 27907, "telefon": null, "nazwaKraju": "Polska", "nazwaUlicy": "ul. Lubelska", "kodPocztowy": null, "numerLokalu": null, "numerBudynku": "33c", "idWojewodztwa": 14, "idMiejscowosci": 48468, "nazwaWojewodztwa": "warmińsko-mazurskie", "nazwaMiejscowosci": "Olsztyn", "dlugoscGeograficzna": null, "szerokoscGeograficzna": null}, "numer": "2016/11/02/10312/22638", "ocena": {"liczbaOcen": 0, "sredniaZOcen": 0.0}, "tytul": "Operator zespołów maszyn do produkcji mieszanek betonowych III Klasa uprawnień", "status": "ZREALIZOWANA", "efektUslugi": null, "celBiznesowy": null, "liczbaGodzin": 0, "celEdukacyjny": "Przygotowanie do uzyskania uprawnień i wykonywania zawodu operatora węzła betoniarskiego", "dostawcaUslug": {"id": 10312, "logo": {"url": "https://uslugirozwojowe.parp.gov.pl/api/plik/pobierz/Z5o4fqLwxMhTeK5kgjlEn5_KeE-FQqMe", "nazwa": "ZDZ_FB_avatar.png", "rozszerzenie": "png"}, "nazwa": "WARMIŃSKO - MAZURSKI ZAKŁAD DOSKONALENIA ZAWODOWEGO W OLSZTYNIE"}, "grupaDocelowa": "&lt;p&gt;Pracownicy wykonujący obsługę węzła bez uprawnień zawodowych. Osoby bezrobotne zaintersowane podjęciem pracy opartora węzła betoniarskiego&lt;/p&gt;", "kodyDostepowe": null, "programUslugi": "&lt;p&gt;Szkolenie obejmuje 132 godziny dydaktyczne &lt;/p&gt;\n\n&lt;p&gt;1. Użytkowanie eksploatacyjne.&lt;br /&gt;\n2. Dokumentacja techniczna.&lt;br /&gt;\n3. Bezpieczeństwo i higiena pracy.&lt;br /&gt;\n4. Napędy elektryczne.&lt;br /&gt;\n5. Urządzenia hydrauliczne i pneumatyczne.&lt;br /&gt;\n6. Podstawy komputerowego sterowania procesem produkcji.&lt;br /&gt;\n7. Budowa zesp. maszyn do produkcji mieszanek betonowych.&lt;br /&gt;\n8. Technologia robót.&lt;br /&gt;\n9. Zajęcia praktyczne.&lt;/p&gt;\n\n&lt;p&gt;Kurs prowadzony jest w oparciu o Rozporządzenie Ministra Gospodarki z dnia 20.09.2001r. w sprawie bhp podczas eksploatacji maszyn i innych urządzeń technicznych do robót ziemnych, budowlanych i drogowych. (Dz. U. Nr 118 z dnia 15 października 2001 r.)&lt;br /&gt;\n &lt;/p&gt;", "listaProjektow": [], "idRodzajuUslugi": 144, "kwalifikacjeKuz": [], "osobaKontaktowa": {"email": "csb@wmzdz.pl", "telefon": " 507 124 198", "zdjecie": null, "imieNazwisko": "Bogusław Tański"}, "zakresUprawnien": null, "efektyUczeniaSie": null, "inneKwalifikacje": [], "cenaNettoZaUsluge": null, "idKategoriiUslugi": 454, "idKwalifikacjiKkz": null, "idKwalifikacjiZrk": null, "warunkiTechniczne": null, "cenaBruttoZaUsluge": null, "cenaNettoZaGodzine": 0, "idFormySwiadczenia": 1, "idPodrodzajuUslugi": 145, "warunkiLogistyczne": [], "cenaBruttoZaGodzine": 0, "formyDofinansowania": [], "informacjeDodatkowe": "&lt;p&gt;Kurs prowadzony jest przez fachową kadrę wykładowców z wykorzystaniem nowoczesnych metod dydaktycznych i parku maszynowego na własnym poligonie ćwiczebnym.&lt;/p&gt;\n\n&lt;p&gt;Uczestnik po odbytym kursie dopuszczony jest do egzaminu. Jako pierwszy chronologicznie jest egzamin praktyczny. Zdanie egzaminu praktycznego jest warunkiem przystąpienia do egzaminu teoretycznego. Szkolenie jest ważne przez rok i w ciągu roku można poprawić egzamin praktyczny. , do często użytkowanych maszyn na niemal wszystkich budowach,&lt;/p&gt;\n\n&lt;p&gt; &lt;/p&gt;\nZaświadczenie ukończenia kursu zgodnie z § 18 ust. 2 rozporządzenia Ministra Edukacji Narodowej z dnia 11 stycznia 2012 r. w sprawie kształcenia ustawicznego w formach pozaszkolnych\n\n Książeczka operatora maszyn roboczych.\n Uprawnienia (świadectwo operatora w zakresie III klasy uprawnień  nadane przez Instytut Mechanizacji Budownictwa i Górnictwa Skalnego.\n&lt;p&gt;Skrypty szkoleniowe.&lt;/p&gt;\n\n&lt;p&gt;Instrukcie i podręczniki eksploatacyjne.&lt;/p&gt;\n\n&lt;p&gt; &lt;/p&gt;", "kosztWalidacjiNetto": null, "warunkiUczestnictwa": "&lt;p&gt; Warunki przystąpienia do kursu&lt;/p&gt;\n\n&lt;ul&gt;&lt;li&gt; ukończona co najmniej szkoła podstawowa lub gimnazjum&lt;/li&gt;\n\t&lt;li&gt; ukończone 18 lat&lt;/li&gt;\n\t&lt;li&gt; aktualne orzeczenie lekarskie stwierdzające brak przeciwwskazań do pracy jako operator węzła betoniarskiego&lt;/li&gt;\n\t&lt;li&gt; staż pracy: minimum 1 miesiąc przy obsłudze techniczno-eksploatacyjnej węzła betoniarskiego&lt;/li&gt;\n\t&lt;li&gt;dla osób bez stazu dodatkowe zajęcia praktyczne przygotowujące do uczestnictwa w szkoleniu (szkolenie płatne)&lt;/li&gt;\n&lt;/ul&gt;", "idPodkategoriiUslugi": 573, "kosztWalidacjiBrutto": null, "cenaNettoZaUczestnika": 190000, "dataRozpoczeciaUslugi": "2016-11-21T00:00:00+01:00", "dataZakonczeniaUslugi": "2017-01-30T00:00:00+01:00", "cenaBruttoZaUczestnika": 190000, "czyUslugaDofinansowana": true, "materialyDlaUczestnikow": null, "kosztCertyfikowaniaNetto": null, "czyCenaDotyczyCalejUslugi": false, "dataZakonczeniaRekrutacji": "2016-11-21T00:00:00+01:00", "kosztCertyfikowaniaBrutto": null, "minimalnaLiczbaUczestnikow": 1, "szczegolyMiejscaRealizacji": "Zajęcia teoretyczne i praktyczne odbywają się w Centrum Szkoleń Budowlanych . Zajęcia praktyczne w firmie produkcyjnej. \nCentrum Szkoleń Budowlanych jest ośrodkiem szkoleniowym akredytowanym przez Instytutu Mechanizacji Budownictwa i Górnictwa Skalnego w Warszawie. Placówka jest uprawniona (nr NC-601-14444/1/11 z dnia 03.10.2011) do organizacji szkoleń operatorów maszyn i urządzeń do robót ziemnych, drogowych i budowlanych.", "maksymalnaLiczbaUczestnikow": null,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4:06.806493">
            <text:p>2025-12-16 15:54:06.806493</text:p>
          </table:table-cell>
          <table:table-cell office:value-type="string" office:string-value="2025-12-16 15:54:06.806493">
            <text:p>2025-12-16 15:54:06.806493</text:p>
          </table:table-cell>
        </table:table-row>
        <table:table-row>
          <table:table-cell office:value-type="float" office:value="22568">
            <text:p>22568</text:p>
          </table:table-cell>
          <table:table-cell office:value-type="string" office:string-value="2016/11/01/9921/22568">
            <text:p>2016/11/01/9921/22568</text:p>
          </table:table-cell>
          <table:table-cell office:value-type="string" office:string-value="Zmiany w normie ISO 9001:2015 - szkolenie otwarte">
            <text:p>Zmiany w normie ISO 9001:2015 - szkolenie otwarte</text:p>
          </table:table-cell>
          <table:table-cell office:value-type="string" office:string-value="ZREALIZOWANA">
            <text:p>ZREALIZOWANA</text:p>
          </table:table-cell>
          <table:table-cell office:value-type="string" office:string-value="2016-11-28 00:00:00">
            <text:p>2016-11-28 00:00:00</text:p>
          </table:table-cell>
          <table:table-cell office:value-type="string" office:string-value="2016-11-28 00:00:00">
            <text:p>2016-11-28 00:00:00</text:p>
          </table:table-cell>
          <table:table-cell office:value-type="string" office:string-value="2016-11-25 00:00:00">
            <text:p>2016-11-25 00:00:00</text:p>
          </table:table-cell>
          <table:table-cell office:value-type="float" office:value="559">
            <text:p>559</text:p>
          </table:table-cell>
          <table:table-cell office:value-type="float" office:value="567">
            <text:p>567</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brak tekstu">
            <text:p>brak tekstu</text:p>
          </table:table-cell>
          <table:table-cell office:value-type="string" office:string-value="">
            <text:p/>
          </table:table-cell>
          <table:table-cell office:value-type="string" office:string-value="">
            <text:p/>
          </table:table-cell>
          <table:table-cell office:value-type="string" office:string-value="&lt;p&gt;&lt;strong&gt;Program szkolenia&lt;/strong&gt;&lt;/p&gt;&#10;&#10;&lt;ul&gt;&lt;li&gt;Geneza i ogólny kierunek zmian normy;&lt;/li&gt;&#10; &lt;li&gt;Zmiany w zakresie podstawowych terminów i definicji;&lt;/li&gt;&#10; &lt;li&gt;Zmiany w zakresie zasad zarządzania jakością&lt;/li&gt;&#10; &lt;li&gt;Wymagania normy PN-EN ISO 9001:2015 ze szczególnym uwzględnieniem wprowadzonych zmian i praktycznego zastosowania nowych wymagań.&lt;/li&gt;&#10;&lt;/ul&gt;&lt;p&gt;Opis szkolenia dostępny jest na naszej stronie WWW - szkolenie ISO 9001&lt;/p&gt;">
            <text:p>&lt;p&gt;&lt;strong&gt;Program szkolenia&lt;/strong&gt;&lt;/p&gt;

&lt;ul&gt;&lt;li&gt;Geneza i ogólny kierunek zmian normy;&lt;/li&gt;
	&lt;li&gt;Zmiany w zakresie podstawowych terminów i definicji;&lt;/li&gt;
	&lt;li&gt;Zmiany w zakresie zasad zarządzania jakością&lt;/li&gt;
	&lt;li&gt;Wymagania normy PN-EN ISO 9001:2015 ze szczególnym uwzględnieniem wprowadzonych zmian i praktycznego zastosowania nowych wymagań.&lt;/li&gt;
&lt;/ul&gt;&lt;p&gt;Opis szkolenia dostępny jest na naszej stronie WWW - szkolenie ISO 9001&lt;/p&gt;</text:p>
          </table:table-cell>
          <table:table-cell office:value-type="string" office:string-value="&lt;p&gt;Szkolenie dedykowane jest osobom zaangażowanym w bieżące działania w ramach &lt;strong&gt;Systemu Zarzadzania Jakością&lt;/strong&gt;, takim jak np.:&lt;/p&gt;&#10;&#10;&lt;ul&gt;&lt;li&gt;Pełnomocnik ds. SZJ;&lt;/li&gt;&#10; &lt;li&gt;Auditorzy SZJ;&lt;/li&gt;&#10; &lt;li&gt;Kadra kierownicza organizacji;&lt;/li&gt;&#10; &lt;li&gt;Wszyscy zainteresowani tematyką Systemów Zarządzania Jakością.&lt;/li&gt;&#10;&lt;/ul&gt;">
            <text:p>&lt;p&gt;Szkolenie dedykowane jest osobom zaangażowanym w bieżące działania w ramach &lt;strong&gt;Systemu Zarzadzania Jakością&lt;/strong&gt;, takim jak np.:&lt;/p&gt;

&lt;ul&gt;&lt;li&gt;Pełnomocnik ds. SZJ;&lt;/li&gt;
	&lt;li&gt;Auditorzy SZJ;&lt;/li&gt;
	&lt;li&gt;Kadra kierownicza organizacji;&lt;/li&gt;
	&lt;li&gt;Wszyscy zainteresowani tematyką Systemów Zarządzania Jakością.&lt;/li&gt;
&lt;/ul&gt;</text:p>
          </table:table-cell>
          <table:table-cell office:value-type="string" office:string-value="">
            <text:p/>
          </table:table-cell>
          <table:table-cell office:value-type="string" office:string-value="">
            <text:p/>
          </table:table-cell>
          <table:table-cell office:value-type="string" office:string-value="&lt;p&gt;Szkolenie prowadzone jest w trybie wykładowo-dyskusyjnym.&lt;/p&gt;&#10;&#10;&lt;p&gt;W cenę szkolenia wliczonę są przerwy kawowe oraz lunch.&lt;/p&gt;&#10;&#10;&lt;p&gt;Opis szkolenia dostępny jest również na stronie WWW - szkolenie ISO 9001:2015&lt;/p&gt;&#10;Każdy uczestnik szkolenia otrzymuje certyfikat potwierdzający jego ukończenie.&#10;&lt;p&gt;Każdy z uczestników otrzymuje materiały szkoleniowe z miejscem na notatki.&lt;/p&gt;">
            <text:p>&lt;p&gt;Szkolenie prowadzone jest w trybie wykładowo-dyskusyjnym.&lt;/p&gt;

&lt;p&gt;W cenę szkolenia wliczonę są przerwy kawowe oraz lunch.&lt;/p&gt;

&lt;p&gt;Opis szkolenia dostępny jest również na stronie WWW - szkolenie ISO 9001:2015&lt;/p&gt;
Każdy uczestnik szkolenia otrzymuje certyfikat potwierdzający jego ukończenie.
&lt;p&gt;Każdy z uczestników otrzymuje materiały szkoleniowe z miejscem na notatki.&lt;/p&gt;</text:p>
          </table:table-cell>
          <table:table-cell office:value-type="string" office:string-value="">
            <text:p/>
          </table:table-cell>
          <table:table-cell office:value-type="string" office:string-value="">
            <text:p/>
          </table:table-cell>
          <table:table-cell office:value-type="float" office:value="36776.0">
            <text:p>36776.0</text:p>
          </table:table-cell>
          <table:table-cell office:value-type="float" office:value="29900.0">
            <text:p>29900.0</text:p>
          </table:table-cell>
          <table:table-cell office:value-type="float" office:value="6129">
            <text:p>6129</text:p>
          </table:table-cell>
          <table:table-cell office:value-type="float" office:value="4983">
            <text:p>4983</text:p>
          </table:table-cell>
          <table:table-cell office:value-type="boolean" office:boolean-value="false">
            <text:p>FALSE</text:p>
          </table:table-cell>
          <table:table-cell office:value-type="float" office:value="6">
            <text:p>6</text:p>
          </table:table-cell>
          <table:table-cell office:value-type="float" office:value="1">
            <text:p>1</text:p>
          </table:table-cell>
          <table:table-cell office:value-type="float" office:value="20.0">
            <text:p>20.0</text:p>
          </table:table-cell>
          <table:table-cell office:value-type="string" office:string-value="{&quot;idKraju&quot;: 209, &quot;idUlicy&quot;: 204881, &quot;telefon&quot;: null, &quot;nazwaKraju&quot;: &quot;Polska&quot;, &quot;nazwaUlicy&quot;: &quot;ul. Żurawia&quot;, &quot;kodPocztowy&quot;: null, &quot;numerLokalu&quot;: null, &quot;numerBudynku&quot;: &quot;71&quot;, &quot;idWojewodztwa&quot;: 10, &quot;idMiejscowosci&quot;: 90999, &quot;nazwaWojewodztwa&quot;: &quot;podlaskie&quot;, &quot;nazwaMiejscowosci&quot;: &quot;Białystok&quot;, &quot;dlugoscGeograficzna&quot;: null, &quot;szerokoscGeograficzna&quot;: null}">
            <text:p>{"idKraju": 209, "idUlicy": 204881, "telefon": null, "nazwaKraju": "Polska", "nazwaUlicy": "ul. Żurawia", "kodPocztowy": null, "numerLokalu": null, "numerBudynku": "71", "idWojewodztwa": 10, "idMiejscowosci": 90999, "nazwaWojewodztwa": "podlaskie", "nazwaMiejscowosci": "Białystok", "dlugoscGeograficzna": null, "szerokoscGeograficzna": null}</text:p>
          </table:table-cell>
          <table:table-cell office:value-type="string" office:string-value="{&quot;id&quot;: 9921, &quot;logo&quot;: {&quot;url&quot;: &quot;https://uslugirozwojowe.parp.gov.pl/api/file/preview?token=%242a%2406%24BvX1e5LASHQYZJB32tOU6O&quot;, &quot;nazwa&quot;: &quot;logo.png&quot;, &quot;rozszerzenie&quot;: null}, &quot;nazwa&quot;: &quot;NCES Centrum Usług Eksperckich Marcin Filipkowski&quot;}">
            <text:p>{"id": 9921, "logo": {"url": "https://uslugirozwojowe.parp.gov.pl/api/file/preview?token=%242a%2406%24BvX1e5LASHQYZJB32tOU6O", "nazwa": "logo.png", "rozszerzenie": null}, "nazwa": "NCES Centrum Usług Eksperckich Marcin Filipkowski"}</text:p>
          </table:table-cell>
          <table:table-cell office:value-type="string" office:string-value="{&quot;email&quot;: &quot;info@nces.pl&quot;, &quot;telefon&quot;: &quot;+48 519 530 370&quot;, &quot;zdjecie&quot;: null, &quot;imieNazwisko&quot;: &quot;Marcin Filipkowski&quot;}">
            <text:p>{"email": "info@nces.pl", "telefon": "+48 519 530 370", "zdjecie": null, "imieNazwisko": "Marcin Filipkowski"}</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68, &quot;adres&quot;: {&quot;idKraju&quot;: 209, &quot;idUlicy&quot;: 204881, &quot;telefon&quot;: null, &quot;nazwaKraju&quot;: &quot;Polska&quot;, &quot;nazwaUlicy&quot;: &quot;ul. Żurawia&quot;, &quot;kodPocztowy&quot;: null, &quot;numerLokalu&quot;: null, &quot;numerBudynku&quot;: &quot;71&quot;, &quot;idWojewodztwa&quot;: 10, &quot;idMiejscowosci&quot;: 90999, &quot;nazwaWojewodztwa&quot;: &quot;podlaskie&quot;, &quot;nazwaMiejscowosci&quot;: &quot;Białystok&quot;, &quot;dlugoscGeograficzna&quot;: null, &quot;szerokoscGeograficzna&quot;: null}, &quot;numer&quot;: &quot;2016/11/01/9921/22568&quot;, &quot;ocena&quot;: {&quot;liczbaOcen&quot;: 0, &quot;sredniaZOcen&quot;: 0.0}, &quot;tytul&quot;: &quot;Zmiany w normie ISO 9001:2015 - szkolenie otwarte&quot;, &quot;status&quot;: &quot;ZREALIZOWANA&quot;, &quot;efektUslugi&quot;: null, &quot;celBiznesowy&quot;: null, &quot;liczbaGodzin&quot;: 6, &quot;celEdukacyjny&quot;: &quot;brak tekstu&quot;, &quot;dostawcaUslug&quot;: {&quot;id&quot;: 9921, &quot;logo&quot;: {&quot;url&quot;: &quot;https://uslugirozwojowe.parp.gov.pl/api/file/preview?token=%242a%2406%24BvX1e5LASHQYZJB32tOU6O&quot;, &quot;nazwa&quot;: &quot;logo.png&quot;, &quot;rozszerzenie&quot;: null}, &quot;nazwa&quot;: &quot;NCES Centrum Usług Eksperckich Marcin Filipkowski&quot;}, &quot;grupaDocelowa&quot;: &quot;&lt;p&gt;Szkolenie dedykowane jest osobom zaangażowanym w bieżące działania w ramach &lt;strong&gt;Systemu Zarzadzania Jakością&lt;/strong&gt;, takim jak np.:&lt;/p&gt;\n\n&lt;ul&gt;&lt;li&gt;Pełnomocnik ds. SZJ;&lt;/li&gt;\n\t&lt;li&gt;Auditorzy SZJ;&lt;/li&gt;\n\t&lt;li&gt;Kadra kierownicza organizacji;&lt;/li&gt;\n\t&lt;li&gt;Wszyscy zainteresowani tematyką Systemów Zarządzania Jakością.&lt;/li&gt;\n&lt;/ul&gt;&quot;, &quot;kodyDostepowe&quot;: null, &quot;programUslugi&quot;: &quot;&lt;p&gt;&lt;strong&gt;Program szkolenia&lt;/strong&gt;&lt;/p&gt;\n\n&lt;ul&gt;&lt;li&gt;Geneza i ogólny kierunek zmian normy;&lt;/li&gt;\n\t&lt;li&gt;Zmiany w zakresie podstawowych terminów i definicji;&lt;/li&gt;\n\t&lt;li&gt;Zmiany w zakresie zasad zarządzania jakością&lt;/li&gt;\n\t&lt;li&gt;Wymagania normy PN-EN ISO 9001:2015 ze szczególnym uwzględnieniem wprowadzonych zmian i praktycznego zastosowania nowych wymagań.&lt;/li&gt;\n&lt;/ul&gt;&lt;p&gt;Opis szkolenia dostępny jest na naszej stronie WWW - szkolenie ISO 9001&lt;/p&gt;&quot;, &quot;listaProjektow&quot;: [], &quot;idRodzajuUslugi&quot;: 144, &quot;kwalifikacjeKuz&quot;: [], &quot;osobaKontaktowa&quot;: {&quot;email&quot;: &quot;info@nces.pl&quot;, &quot;telefon&quot;: &quot;+48 519 530 370&quot;, &quot;zdjecie&quot;: null, &quot;imieNazwisko&quot;: &quot;Marcin Filipkowski&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4983, &quot;idFormySwiadczenia&quot;: 1, &quot;idPodrodzajuUslugi&quot;: 145, &quot;warunkiLogistyczne&quot;: [], &quot;cenaBruttoZaGodzine&quot;: 6129, &quot;formyDofinansowania&quot;: [], &quot;informacjeDodatkowe&quot;: &quot;&lt;p&gt;Szkolenie prowadzone jest w trybie wykładowo-dyskusyjnym.&lt;/p&gt;\n\n&lt;p&gt;W cenę szkolenia wliczonę są przerwy kawowe oraz lunch.&lt;/p&gt;\n\n&lt;p&gt;Opis szkolenia dostępny jest również na stronie WWW - szkolenie ISO 9001:2015&lt;/p&gt;\nKażdy uczestnik szkolenia otrzymuje certyfikat potwierdzający jego ukończenie.\n&lt;p&gt;Każdy z uczestników otrzymuje materiały szkoleniowe z miejscem na notatki.&lt;/p&gt;&quot;, &quot;kosztWalidacjiNetto&quot;: null, &quot;warunkiUczestnictwa&quot;: null, &quot;idPodkategoriiUslugi&quot;: 567, &quot;kosztWalidacjiBrutto&quot;: null, &quot;cenaNettoZaUczestnika&quot;: 29900, &quot;dataRozpoczeciaUslugi&quot;: &quot;2016-11-28T00:00:00+01:00&quot;, &quot;dataZakonczeniaUslugi&quot;: &quot;2016-11-28T00:00:00+01:00&quot;, &quot;cenaBruttoZaUczestnika&quot;: 36776, &quot;czyUslugaDofinansowana&quot;: false, &quot;materialyDlaUczestnikow&quot;: null, &quot;kosztCertyfikowaniaNetto&quot;: null, &quot;czyCenaDotyczyCalejUslugi&quot;: false, &quot;dataZakonczeniaRekrutacji&quot;: &quot;2016-11-25T00:00:00+01:00&quot;, &quot;kosztCertyfikowaniaBrutto&quot;: null, &quot;minimalnaLiczbaUczestnikow&quot;: 1, &quot;szczegolyMiejscaRealizacji&quot;: null, &quot;maksymalnaLiczbaUczestnikow&quot;: 20,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68, "adres": {"idKraju": 209, "idUlicy": 204881, "telefon": null, "nazwaKraju": "Polska", "nazwaUlicy": "ul. Żurawia", "kodPocztowy": null, "numerLokalu": null, "numerBudynku": "71", "idWojewodztwa": 10, "idMiejscowosci": 90999, "nazwaWojewodztwa": "podlaskie", "nazwaMiejscowosci": "Białystok", "dlugoscGeograficzna": null, "szerokoscGeograficzna": null}, "numer": "2016/11/01/9921/22568", "ocena": {"liczbaOcen": 0, "sredniaZOcen": 0.0}, "tytul": "Zmiany w normie ISO 9001:2015 - szkolenie otwarte", "status": "ZREALIZOWANA", "efektUslugi": null, "celBiznesowy": null, "liczbaGodzin": 6, "celEdukacyjny": "brak tekstu", "dostawcaUslug": {"id": 9921, "logo": {"url": "https://uslugirozwojowe.parp.gov.pl/api/file/preview?token=%242a%2406%24BvX1e5LASHQYZJB32tOU6O", "nazwa": "logo.png", "rozszerzenie": null}, "nazwa": "NCES Centrum Usług Eksperckich Marcin Filipkowski"}, "grupaDocelowa": "&lt;p&gt;Szkolenie dedykowane jest osobom zaangażowanym w bieżące działania w ramach &lt;strong&gt;Systemu Zarzadzania Jakością&lt;/strong&gt;, takim jak np.:&lt;/p&gt;\n\n&lt;ul&gt;&lt;li&gt;Pełnomocnik ds. SZJ;&lt;/li&gt;\n\t&lt;li&gt;Auditorzy SZJ;&lt;/li&gt;\n\t&lt;li&gt;Kadra kierownicza organizacji;&lt;/li&gt;\n\t&lt;li&gt;Wszyscy zainteresowani tematyką Systemów Zarządzania Jakością.&lt;/li&gt;\n&lt;/ul&gt;", "kodyDostepowe": null, "programUslugi": "&lt;p&gt;&lt;strong&gt;Program szkolenia&lt;/strong&gt;&lt;/p&gt;\n\n&lt;ul&gt;&lt;li&gt;Geneza i ogólny kierunek zmian normy;&lt;/li&gt;\n\t&lt;li&gt;Zmiany w zakresie podstawowych terminów i definicji;&lt;/li&gt;\n\t&lt;li&gt;Zmiany w zakresie zasad zarządzania jakością&lt;/li&gt;\n\t&lt;li&gt;Wymagania normy PN-EN ISO 9001:2015 ze szczególnym uwzględnieniem wprowadzonych zmian i praktycznego zastosowania nowych wymagań.&lt;/li&gt;\n&lt;/ul&gt;&lt;p&gt;Opis szkolenia dostępny jest na naszej stronie WWW - szkolenie ISO 9001&lt;/p&gt;", "listaProjektow": [], "idRodzajuUslugi": 144, "kwalifikacjeKuz": [], "osobaKontaktowa": {"email": "info@nces.pl", "telefon": "+48 519 530 370", "zdjecie": null, "imieNazwisko": "Marcin Filipkowski"}, "zakresUprawnien": null, "efektyUczeniaSie": null, "inneKwalifikacje": [], "cenaNettoZaUsluge": null, "idKategoriiUslugi": 559, "idKwalifikacjiKkz": null, "idKwalifikacjiZrk": null, "warunkiTechniczne": null, "cenaBruttoZaUsluge": null, "cenaNettoZaGodzine": 4983, "idFormySwiadczenia": 1, "idPodrodzajuUslugi": 145, "warunkiLogistyczne": [], "cenaBruttoZaGodzine": 6129, "formyDofinansowania": [], "informacjeDodatkowe": "&lt;p&gt;Szkolenie prowadzone jest w trybie wykładowo-dyskusyjnym.&lt;/p&gt;\n\n&lt;p&gt;W cenę szkolenia wliczonę są przerwy kawowe oraz lunch.&lt;/p&gt;\n\n&lt;p&gt;Opis szkolenia dostępny jest również na stronie WWW - szkolenie ISO 9001:2015&lt;/p&gt;\nKażdy uczestnik szkolenia otrzymuje certyfikat potwierdzający jego ukończenie.\n&lt;p&gt;Każdy z uczestników otrzymuje materiały szkoleniowe z miejscem na notatki.&lt;/p&gt;", "kosztWalidacjiNetto": null, "warunkiUczestnictwa": null, "idPodkategoriiUslugi": 567, "kosztWalidacjiBrutto": null, "cenaNettoZaUczestnika": 29900, "dataRozpoczeciaUslugi": "2016-11-28T00:00:00+01:00", "dataZakonczeniaUslugi": "2016-11-28T00:00:00+01:00", "cenaBruttoZaUczestnika": 36776, "czyUslugaDofinansowana": false, "materialyDlaUczestnikow": null, "kosztCertyfikowaniaNetto": null, "czyCenaDotyczyCalejUslugi": false, "dataZakonczeniaRekrutacji": "2016-11-25T00:00:00+01:00", "kosztCertyfikowaniaBrutto": null, "minimalnaLiczbaUczestnikow": 1, "szczegolyMiejscaRealizacji": null, "maksymalnaLiczbaUczestnikow": 20,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790437">
            <text:p>2025-12-16 15:53:44.790437</text:p>
          </table:table-cell>
          <table:table-cell office:value-type="string" office:string-value="2025-12-16 15:53:44.790437">
            <text:p>2025-12-16 15:53:44.790437</text:p>
          </table:table-cell>
        </table:table-row>
        <table:table-row>
          <table:table-cell office:value-type="float" office:value="22573">
            <text:p>22573</text:p>
          </table:table-cell>
          <table:table-cell office:value-type="string" office:string-value="2016/11/01/10312/22573">
            <text:p>2016/11/01/10312/22573</text:p>
          </table:table-cell>
          <table:table-cell office:value-type="string" office:string-value="Spawanie rur elektrodami otulonymi – spoiny czołowe (111)">
            <text:p>Spawanie rur elektrodami otulonymi – spoiny czołowe (111)</text:p>
          </table:table-cell>
          <table:table-cell office:value-type="string" office:string-value="ZREALIZOWANA">
            <text:p>ZREALIZOWANA</text:p>
          </table:table-cell>
          <table:table-cell office:value-type="string" office:string-value="2016-11-21 00:00:00">
            <text:p>2016-11-21 00:00:00</text:p>
          </table:table-cell>
          <table:table-cell office:value-type="string" office:string-value="2017-02-21 00:00:00">
            <text:p>2017-02-21 00:00:00</text:p>
          </table:table-cell>
          <table:table-cell office:value-type="string" office:string-value="2016-11-21 00:00:00">
            <text:p>2016-11-21 00:00:00</text:p>
          </table:table-cell>
          <table:table-cell office:value-type="float" office:value="454">
            <text:p>454</text:p>
          </table:table-cell>
          <table:table-cell office:value-type="float" office:value="467">
            <text:p>467</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Szkolenie teoretyczne i praktyczne mające na celu zdobycie umiejętności spawania stali łukowo elektrodą otuloną (111) w zakresie wykonywania spoin czołowych w złączach rur oraz uzyskanie kwalifikacji/ uprawnień w odpowiednim zakresie wg wymagań normy PN-EN ISO 9606-1: 2014-02.">
            <text:p>Szkolenie teoretyczne i praktyczne mające na celu zdobycie umiejętności spawania stali łukowo elektrodą otuloną (111) w zakresie wykonywania spoin czołowych w złączach rur oraz uzyskanie kwalifikacji/ uprawnień w odpowiednim zakresie wg wymagań normy PN-EN ISO 9606-1: 2014-02.</text:p>
          </table:table-cell>
          <table:table-cell office:value-type="string" office:string-value="">
            <text:p/>
          </table:table-cell>
          <table:table-cell office:value-type="string" office:string-value="">
            <text:p/>
          </table:table-cell>
          <table:table-cell office:value-type="string" office:string-value="&lt;p&gt;Szkolenie obejmuje 164 godzin dydaktycznych &lt;/p&gt;&#10;&#10;&lt;p&gt;Program szkolenia i czas szkolenia zatwierdzony przez Instytut Spawalnictwa w Gliwicach.&lt;/p&gt;&#10;&#10;&lt;p&gt;Zagadnienia teoretyczne i ćwiczenia praktyczne zgodne z wytycznymi Instytut Spawalnictwa w Gliwicach.&lt;/p&gt;&#10;&#10;&lt;ol&gt;&lt;li&gt;&lt;strong&gt;Czas trwania kursu&lt;/strong&gt;&lt;/li&gt;&#10;&lt;/ol&gt;&lt;table&gt;&lt;tbody&gt;&lt;tr&gt;&lt;td style=&quot;width:293px;&quot;&gt;&#10;   &lt;p&gt;&lt;strong&gt;Szkolenie teoretyczne – Moduł 111-3    &lt;/strong&gt;&lt;/p&gt;&#10;   &lt;/td&gt;&#10;   &lt;td style=&quot;width:85px;&quot;&gt;&#10;   &lt;p&gt;&lt;strong&gt;7 godz.&lt;/strong&gt;&lt;/p&gt;&#10;   &lt;/td&gt;&#10;  &lt;/tr&gt;&lt;tr&gt;&lt;td style=&quot;width:293px;&quot;&gt;&#10;   &lt;p&gt;&lt;strong&gt;Szkolenie praktyczne:     &lt;/strong&gt;&lt;/p&gt;&#10;   &lt;/td&gt;&#10;   &lt;td style=&quot;width:85px;&quot;&gt;&#10;   &lt;p&gt;&lt;strong&gt;150 godz.&lt;/strong&gt;&lt;/p&gt;&#10;   &lt;/td&gt;&#10;  &lt;/tr&gt;&lt;tr&gt;&lt;td style=&quot;width:293px;&quot;&gt;&#10;   &lt;p&gt;-  Moduł E 5&lt;/p&gt;&#10;   &lt;/td&gt;&#10;   &lt;td style=&quot;width:85px;&quot;&gt;&#10;   &lt;p&gt;75 godz.&lt;/p&gt;&#10;   &lt;/td&gt;&#10;  &lt;/tr&gt;&lt;tr&gt;&lt;td style=&quot;width:293px;&quot;&gt;&#10;   &lt;p&gt;-  Moduł E 6&lt;/p&gt;&#10;   &lt;/td&gt;&#10;   &lt;td style=&quot;width:85px;&quot;&gt;&#10;   &lt;p&gt;75 godz.&lt;/p&gt;&#10;   &lt;/td&gt;&#10;  &lt;/tr&gt;&lt;tr&gt;&lt;td style=&quot;width:293px;&quot;&gt;&#10;   &lt;p&gt;&lt;strong&gt;Szkolenie - teoretyczne + praktyczne&lt;/strong&gt;&lt;/p&gt;&#10;   &lt;/td&gt;&#10;   &lt;td style=&quot;width:85px;&quot;&gt;&#10;   &lt;p&gt;&lt;strong&gt;157 godz.&lt;/strong&gt;&lt;/p&gt;&#10;   &lt;/td&gt;&#10;  &lt;/tr&gt;&lt;tr&gt;&lt;td style=&quot;width:293px;&quot;&gt;&#10;   &lt;p&gt;&lt;strong&gt;Egzamin&lt;/strong&gt;&lt;/p&gt;&#10;   &lt;/td&gt;&#10;   &lt;td style=&quot;width:85px;&quot;&gt;&#10;   &lt;p&gt;&lt;strong&gt;7 godz.&lt;/strong&gt;&lt;/p&gt;&#10;   &lt;/td&gt;&#10;  &lt;/tr&gt;&lt;tr&gt;&lt;td style=&quot;width:293px;&quot;&gt;&#10;   &lt;p&gt;&lt;strong&gt;Łącznie&lt;/strong&gt;&lt;/p&gt;&#10;   &lt;/td&gt;&#10;   &lt;td style=&quot;width:85px;&quot;&gt;&#10;   &lt;p&gt;&lt;strong&gt;164 godz.&lt;/strong&gt;&lt;/p&gt;&#10;   &lt;/td&gt;&#10;  &lt;/tr&gt;&lt;/tbody&gt;&lt;/table&gt;">
            <text:p>&lt;p&gt;Szkolenie obejmuje 164 godzin dydaktycznych &lt;/p&gt;

&lt;p&gt;Program szkolenia i czas szkolenia zatwierdzony przez Instytut Spawalnictwa w Gliwicach.&lt;/p&gt;

&lt;p&gt;Zagadnienia teoretyczne i ćwiczenia praktyczne zgodne z wytycznymi Instytut Spawalnictwa w Gliwicach.&lt;/p&gt;

&lt;ol&gt;&lt;li&gt;&lt;strong&gt;Czas trwania kursu&lt;/strong&gt;&lt;/li&gt;
&lt;/ol&gt;&lt;table&gt;&lt;tbody&gt;&lt;tr&gt;&lt;td style="width:293px;"&gt;
			&lt;p&gt;&lt;strong&gt;Szkolenie teoretyczne – Moduł 111-3    &lt;/strong&gt;&lt;/p&gt;
			&lt;/td&gt;
			&lt;td style="width:85px;"&gt;
			&lt;p&gt;&lt;strong&gt;7 godz.&lt;/strong&gt;&lt;/p&gt;
			&lt;/td&gt;
		&lt;/tr&gt;&lt;tr&gt;&lt;td style="width:293px;"&gt;
			&lt;p&gt;&lt;strong&gt;Szkolenie praktyczne:     &lt;/strong&gt;&lt;/p&gt;
			&lt;/td&gt;
			&lt;td style="width:85px;"&gt;
			&lt;p&gt;&lt;strong&gt;150 godz.&lt;/strong&gt;&lt;/p&gt;
			&lt;/td&gt;
		&lt;/tr&gt;&lt;tr&gt;&lt;td style="width:293px;"&gt;
			&lt;p&gt;-  Moduł E 5&lt;/p&gt;
			&lt;/td&gt;
			&lt;td style="width:85px;"&gt;
			&lt;p&gt;75 godz.&lt;/p&gt;
			&lt;/td&gt;
		&lt;/tr&gt;&lt;tr&gt;&lt;td style="width:293px;"&gt;
			&lt;p&gt;-  Moduł E 6&lt;/p&gt;
			&lt;/td&gt;
			&lt;td style="width:85px;"&gt;
			&lt;p&gt;75 godz.&lt;/p&gt;
			&lt;/td&gt;
		&lt;/tr&gt;&lt;tr&gt;&lt;td style="width:293px;"&gt;
			&lt;p&gt;&lt;strong&gt;Szkolenie - teoretyczne + praktyczne&lt;/strong&gt;&lt;/p&gt;
			&lt;/td&gt;
			&lt;td style="width:85px;"&gt;
			&lt;p&gt;&lt;strong&gt;157 godz.&lt;/strong&gt;&lt;/p&gt;
			&lt;/td&gt;
		&lt;/tr&gt;&lt;tr&gt;&lt;td style="width:293px;"&gt;
			&lt;p&gt;&lt;strong&gt;Egzamin&lt;/strong&gt;&lt;/p&gt;
			&lt;/td&gt;
			&lt;td style="width:85px;"&gt;
			&lt;p&gt;&lt;strong&gt;7 godz.&lt;/strong&gt;&lt;/p&gt;
			&lt;/td&gt;
		&lt;/tr&gt;&lt;tr&gt;&lt;td style="width:293px;"&gt;
			&lt;p&gt;&lt;strong&gt;Łącznie&lt;/strong&gt;&lt;/p&gt;
			&lt;/td&gt;
			&lt;td style="width:85px;"&gt;
			&lt;p&gt;&lt;strong&gt;164 godz.&lt;/strong&gt;&lt;/p&gt;
			&lt;/td&gt;
		&lt;/tr&gt;&lt;/tbody&gt;&lt;/table&gt;</text:p>
          </table:table-cell>
          <table:table-cell office:value-type="string" office:string-value="">
            <text:p/>
          </table:table-cell>
          <table:table-cell office:value-type="string" office:string-value="&lt;ul&gt;&lt;li&gt; ukończona co najmniej szkoła podstawowa lub szkoła zawodowa&lt;/li&gt;&#10; &lt;li&gt; ukończone 18 lat&lt;/li&gt;&#10; &lt;li&gt; zdolność do wykonywania zawodu spawacza, potwierdzona świadectwem lekarskim&lt;/li&gt;&#10; &lt;li&gt; ukończony kurs spawania blach elektrodami otulonymi – spoiny czołowe&lt;/li&gt;&#10; &lt;li&gt; ukończony ponadpodstawowy kurs spawania blach elektrodami otulonymi, wg systemu szkolenia spawaczy stosowanego w Polsce do roku 2007&lt;/li&gt;&#10;&lt;/ul&gt;&lt;p&gt; &lt;/p&gt;">
            <text:p>&lt;ul&gt;&lt;li&gt; ukończona co najmniej szkoła podstawowa lub szkoła zawodowa&lt;/li&gt;
	&lt;li&gt; ukończone 18 lat&lt;/li&gt;
	&lt;li&gt; zdolność do wykonywania zawodu spawacza, potwierdzona świadectwem lekarskim&lt;/li&gt;
	&lt;li&gt; ukończony kurs spawania blach elektrodami otulonymi – spoiny czołowe&lt;/li&gt;
	&lt;li&gt; ukończony ponadpodstawowy kurs spawania blach elektrodami otulonymi, wg systemu szkolenia spawaczy stosowanego w Polsce do roku 2007&lt;/li&gt;
&lt;/ul&gt;&lt;p&gt; &lt;/p&gt;</text:p>
          </table:table-cell>
          <table:table-cell office:value-type="string" office:string-value="">
            <text:p/>
          </table:table-cell>
          <table:table-cell office:value-type="string" office:string-value="&lt;p&gt;Po zakończonych zajęciach teoretycznych oraz praktycznych, uczestnik kursu zostaje dopuszczony do egzaminu państwowego pod nadzorem Instytutu Spawalnictwa. Egzamin teoretyczny w formie testu. Egzamin praktyczny na indywidualnym stanowisku spawlniczym&lt;/p&gt;&#10;&#10;&lt;p&gt;Po zdaniu egzaminu końcowego, uczestnik kursu uzyskuje uprawnienia do wykonywania spoin czołowych rur elektrodami otulonymi, zgodnie z obowiązującymi przepisami i aktualnymi normami dotyczącymi przeprowadzania egzaminów kwalifikacyjnych spawaczy. &lt;/p&gt;&#10;&#10;&lt;p&gt;W przypadku kiedy spawacz w ciągu 2 lat od zakończenia szkolenia spawalniczego w jednej metodzie spawania podejmie szkolenia na kursach w innej metodzie spawania, może być zwolniony z określonej części zajęć teoretycznych.&lt;/p&gt;&#10;Zaświadczenie ukończenia kursu zgodnie z § 18 ust. 2 rozporządzenia Ministra Edukacji Narodowej z dnia 11 stycznia 2012 r. w sprawie kształcenia ustawicznego w formach pozaszkolnych&#10;Książeczka spawacza .&#10;Świadectwo Egzaminu Kwalifikacyjnego Spawacza w zakresie ręcznego spawania łukowego, MMA spawanie łukowe elektrodą otuloną..&#10;&lt;p&gt;Skrypt szkoleniowy.&lt;/p&gt;&#10;&#10;&lt;p&gt; &lt;/p&gt;">
            <text:p>&lt;p&gt;Po zakończonych zajęciach teoretycznych oraz praktycznych, uczestnik kursu zostaje dopuszczony do egzaminu państwowego pod nadzorem Instytutu Spawalnictwa. Egzamin teoretyczny w formie testu. Egzamin praktyczny na indywidualnym stanowisku spawlniczym&lt;/p&gt;

&lt;p&gt;Po zdaniu egzaminu końcowego, uczestnik kursu uzyskuje uprawnienia do wykonywania spoin czołowych rur elektrodami otulonymi, zgodnie z obowiązującymi przepisami i aktualnymi normami dotyczącymi przeprowadzania egzaminów kwalifikacyjnych spawaczy. &lt;/p&gt;

&lt;p&gt;W przypadku kiedy spawacz w ciągu 2 lat od zakończenia szkolenia spawalniczego w jednej metodzie spawania podejmie szkolenia na kursach w innej metodzie spawania, może być zwolniony z określonej części zajęć teoretycznych.&lt;/p&gt;
Zaświadczenie ukończenia kursu zgodnie z § 18 ust. 2 rozporządzenia Ministra Edukacji Narodowej z dnia 11 stycznia 2012 r. w sprawie kształcenia ustawicznego w formach pozaszkolnych
Książeczka spawacza .
Świadectwo Egzaminu Kwalifikacyjnego Spawacza w zakresie ręcznego spawania łukowego, MMA spawanie łukowe elektrodą otuloną..
&lt;p&gt;Skrypt szkoleniowy.&lt;/p&gt;

&lt;p&gt; &lt;/p&gt;</text:p>
          </table:table-cell>
          <table:table-cell office:value-type="string" office:string-value="">
            <text:p/>
          </table:table-cell>
          <table:table-cell office:value-type="string" office:string-value="">
            <text:p/>
          </table:table-cell>
          <table:table-cell office:value-type="float" office:value="190000.0">
            <text:p>190000.0</text:p>
          </table:table-cell>
          <table:table-cell office:value-type="float" office:value="190000.0">
            <text:p>190000.0</text:p>
          </table:table-cell>
          <table:table-cell office:value-type="float" office:value="0">
            <text:p/>
          </table:table-cell>
          <table:table-cell office:value-type="float" office:value="0">
            <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string" office:string-value="">
            <text:p/>
          </table:table-cell>
          <table:table-cell office:value-type="string" office:string-value="{&quot;idKraju&quot;: 209, &quot;idUlicy&quot;: 27907, &quot;telefon&quot;: null, &quot;nazwaKraju&quot;: &quot;Polska&quot;, &quot;nazwaUlicy&quot;: &quot;ul. Lubelska&quot;, &quot;kodPocztowy&quot;: null, &quot;numerLokalu&quot;: null, &quot;numerBudynku&quot;: &quot;33c&quot;, &quot;idWojewodztwa&quot;: 14, &quot;idMiejscowosci&quot;: 48468, &quot;nazwaWojewodztwa&quot;: &quot;warmińsko-mazurskie&quot;, &quot;nazwaMiejscowosci&quot;: &quot;Olsztyn&quot;, &quot;dlugoscGeograficzna&quot;: null, &quot;szerokoscGeograficzna&quot;: null}">
            <text:p>{"idKraju": 209, "idUlicy": 27907, "telefon": null, "nazwaKraju": "Polska", "nazwaUlicy": "ul. Lubelska", "kodPocztowy": null, "numerLokalu": null, "numerBudynku": "33c", "idWojewodztwa": 14, "idMiejscowosci": 48468, "nazwaWojewodztwa": "warmińsko-mazurskie", "nazwaMiejscowosci": "Olsztyn", "dlugoscGeograficzna": null, "szerokoscGeograficzna": null}</text:p>
          </table:table-cell>
          <table:table-cell office:value-type="string" office:string-value="{&quot;id&quot;: 10312, &quot;logo&quot;: {&quot;url&quot;: &quot;https://uslugirozwojowe.parp.gov.pl/api/plik/pobierz/Z5o4fqLwxMhTeK5kgjlEn5_KeE-FQqMe&quot;, &quot;nazwa&quot;: &quot;ZDZ_FB_avatar.png&quot;, &quot;rozszerzenie&quot;: &quot;png&quot;}, &quot;nazwa&quot;: &quot;WARMIŃSKO - MAZURSKI ZAKŁAD DOSKONALENIA ZAWODOWEGO W OLSZTYNIE&quot;}">
            <text:p>{"id": 10312, "logo": {"url": "https://uslugirozwojowe.parp.gov.pl/api/plik/pobierz/Z5o4fqLwxMhTeK5kgjlEn5_KeE-FQqMe", "nazwa": "ZDZ_FB_avatar.png", "rozszerzenie": "png"}, "nazwa": "WARMIŃSKO - MAZURSKI ZAKŁAD DOSKONALENIA ZAWODOWEGO W OLSZTYNIE"}</text:p>
          </table:table-cell>
          <table:table-cell office:value-type="string" office:string-value="{&quot;email&quot;: &quot;csb@wmzdz.pl&quot;, &quot;telefon&quot;: &quot; 507 124 198&quot;, &quot;zdjecie&quot;: null, &quot;imieNazwisko&quot;: &quot;Bogusław Tański&quot;}">
            <text:p>{"email": "csb@wmzdz.pl", "telefon": " 507 124 198", "zdjecie": null, "imieNazwisko": "Bogusław Tański"}</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73, &quot;adres&quot;: {&quot;idKraju&quot;: 209, &quot;idUlicy&quot;: 27907, &quot;telefon&quot;: null, &quot;nazwaKraju&quot;: &quot;Polska&quot;, &quot;nazwaUlicy&quot;: &quot;ul. Lubelska&quot;, &quot;kodPocztowy&quot;: null, &quot;numerLokalu&quot;: null, &quot;numerBudynku&quot;: &quot;33c&quot;, &quot;idWojewodztwa&quot;: 14, &quot;idMiejscowosci&quot;: 48468, &quot;nazwaWojewodztwa&quot;: &quot;warmińsko-mazurskie&quot;, &quot;nazwaMiejscowosci&quot;: &quot;Olsztyn&quot;, &quot;dlugoscGeograficzna&quot;: null, &quot;szerokoscGeograficzna&quot;: null}, &quot;numer&quot;: &quot;2016/11/01/10312/22573&quot;, &quot;ocena&quot;: {&quot;liczbaOcen&quot;: 0, &quot;sredniaZOcen&quot;: 0.0}, &quot;tytul&quot;: &quot;Spawanie rur elektrodami otulonymi – spoiny czołowe (111)&quot;, &quot;status&quot;: &quot;ZREALIZOWANA&quot;, &quot;efektUslugi&quot;: null, &quot;celBiznesowy&quot;: null, &quot;liczbaGodzin&quot;: 0, &quot;celEdukacyjny&quot;: &quot;Szkolenie teoretyczne i praktyczne mające na celu zdobycie umiejętności spawania stali łukowo elektrodą otuloną (111) w zakresie wykonywania spoin czołowych w złączach rur oraz uzyskanie kwalifikacji/ uprawnień w odpowiednim zakresie wg wymagań normy PN-EN ISO 9606-1: 2014-02.&quot;, &quot;dostawcaUslug&quot;: {&quot;id&quot;: 10312, &quot;logo&quot;: {&quot;url&quot;: &quot;https://uslugirozwojowe.parp.gov.pl/api/plik/pobierz/Z5o4fqLwxMhTeK5kgjlEn5_KeE-FQqMe&quot;, &quot;nazwa&quot;: &quot;ZDZ_FB_avatar.png&quot;, &quot;rozszerzenie&quot;: &quot;png&quot;}, &quot;nazwa&quot;: &quot;WARMIŃSKO - MAZURSKI ZAKŁAD DOSKONALENIA ZAWODOWEGO W OLSZTYNIE&quot;}, &quot;grupaDocelowa&quot;: null, &quot;kodyDostepowe&quot;: null, &quot;programUslugi&quot;: &quot;&lt;p&gt;Szkolenie obejmuje 164 godzin dydaktycznych &lt;/p&gt;\n\n&lt;p&gt;Program szkolenia i czas szkolenia zatwierdzony przez Instytut Spawalnictwa w Gliwicach.&lt;/p&gt;\n\n&lt;p&gt;Zagadnienia teoretyczne i ćwiczenia praktyczne zgodne z wytycznymi Instytut Spawalnictwa w Gliwicach.&lt;/p&gt;\n\n&lt;ol&gt;&lt;li&gt;&lt;strong&gt;Czas trwania kursu&lt;/strong&gt;&lt;/li&gt;\n&lt;/ol&gt;&lt;table&gt;&lt;tbody&gt;&lt;tr&gt;&lt;td style=\&quot;width:293px;\&quot;&gt;\n\t\t\t&lt;p&gt;&lt;strong&gt;Szkolenie teoretyczne – Moduł 111-3    &lt;/strong&gt;&lt;/p&gt;\n\t\t\t&lt;/td&gt;\n\t\t\t&lt;td style=\&quot;width:85px;\&quot;&gt;\n\t\t\t&lt;p&gt;&lt;strong&gt;7 godz.&lt;/strong&gt;&lt;/p&gt;\n\t\t\t&lt;/td&gt;\n\t\t&lt;/tr&gt;&lt;tr&gt;&lt;td style=\&quot;width:293px;\&quot;&gt;\n\t\t\t&lt;p&gt;&lt;strong&gt;Szkolenie praktyczne:     &lt;/strong&gt;&lt;/p&gt;\n\t\t\t&lt;/td&gt;\n\t\t\t&lt;td style=\&quot;width:85px;\&quot;&gt;\n\t\t\t&lt;p&gt;&lt;strong&gt;150 godz.&lt;/strong&gt;&lt;/p&gt;\n\t\t\t&lt;/td&gt;\n\t\t&lt;/tr&gt;&lt;tr&gt;&lt;td style=\&quot;width:293px;\&quot;&gt;\n\t\t\t&lt;p&gt;-  Moduł E 5&lt;/p&gt;\n\t\t\t&lt;/td&gt;\n\t\t\t&lt;td style=\&quot;width:85px;\&quot;&gt;\n\t\t\t&lt;p&gt;75 godz.&lt;/p&gt;\n\t\t\t&lt;/td&gt;\n\t\t&lt;/tr&gt;&lt;tr&gt;&lt;td style=\&quot;width:293px;\&quot;&gt;\n\t\t\t&lt;p&gt;-  Moduł E 6&lt;/p&gt;\n\t\t\t&lt;/td&gt;\n\t\t\t&lt;td style=\&quot;width:85px;\&quot;&gt;\n\t\t\t&lt;p&gt;75 godz.&lt;/p&gt;\n\t\t\t&lt;/td&gt;\n\t\t&lt;/tr&gt;&lt;tr&gt;&lt;td style=\&quot;width:293px;\&quot;&gt;\n\t\t\t&lt;p&gt;&lt;strong&gt;Szkolenie - teoretyczne + praktyczne&lt;/strong&gt;&lt;/p&gt;\n\t\t\t&lt;/td&gt;\n\t\t\t&lt;td style=\&quot;width:85px;\&quot;&gt;\n\t\t\t&lt;p&gt;&lt;strong&gt;157 godz.&lt;/strong&gt;&lt;/p&gt;\n\t\t\t&lt;/td&gt;\n\t\t&lt;/tr&gt;&lt;tr&gt;&lt;td style=\&quot;width:293px;\&quot;&gt;\n\t\t\t&lt;p&gt;&lt;strong&gt;Egzamin&lt;/strong&gt;&lt;/p&gt;\n\t\t\t&lt;/td&gt;\n\t\t\t&lt;td style=\&quot;width:85px;\&quot;&gt;\n\t\t\t&lt;p&gt;&lt;strong&gt;7 godz.&lt;/strong&gt;&lt;/p&gt;\n\t\t\t&lt;/td&gt;\n\t\t&lt;/tr&gt;&lt;tr&gt;&lt;td style=\&quot;width:293px;\&quot;&gt;\n\t\t\t&lt;p&gt;&lt;strong&gt;Łącznie&lt;/strong&gt;&lt;/p&gt;\n\t\t\t&lt;/td&gt;\n\t\t\t&lt;td style=\&quot;width:85px;\&quot;&gt;\n\t\t\t&lt;p&gt;&lt;strong&gt;164 godz.&lt;/strong&gt;&lt;/p&gt;\n\t\t\t&lt;/td&gt;\n\t\t&lt;/tr&gt;&lt;/tbody&gt;&lt;/table&gt;&quot;, &quot;listaProjektow&quot;: [], &quot;idRodzajuUslugi&quot;: 144, &quot;kwalifikacjeKuz&quot;: [], &quot;osobaKontaktowa&quot;: {&quot;email&quot;: &quot;csb@wmzdz.pl&quot;, &quot;telefon&quot;: &quot; 507 124 198&quot;, &quot;zdjecie&quot;: null, &quot;imieNazwisko&quot;: &quot;Bogusław Tański&quot;}, &quot;zakresUprawnien&quot;: null, &quot;efektyUczeniaSie&quot;: null, &quot;inneKwalifikacje&quot;: [], &quot;cenaNettoZaUsluge&quot;: null, &quot;idKategoriiUslugi&quot;: 454, &quot;idKwalifikacjiKkz&quot;: null, &quot;idKwalifikacjiZrk&quot;: null, &quot;warunkiTechniczne&quot;: null, &quot;cenaBruttoZaUsluge&quot;: null, &quot;cenaNettoZaGodzine&quot;: 0, &quot;idFormySwiadczenia&quot;: 1, &quot;idPodrodzajuUslugi&quot;: 145, &quot;warunkiLogistyczne&quot;: [], &quot;cenaBruttoZaGodzine&quot;: 0, &quot;formyDofinansowania&quot;: [], &quot;informacjeDodatkowe&quot;: &quot;&lt;p&gt;Po zakończonych zajęciach teoretycznych oraz praktycznych, uczestnik kursu zostaje dopuszczony do egzaminu państwowego pod nadzorem Instytutu Spawalnictwa. Egzamin teoretyczny w formie testu. Egzamin praktyczny na indywidualnym stanowisku spawlniczym&lt;/p&gt;\n\n&lt;p&gt;Po zdaniu egzaminu końcowego, uczestnik kursu uzyskuje uprawnienia do wykonywania spoin czołowych rur elektrodami otulonymi, zgodnie z obowiązującymi przepisami i aktualnymi normami dotyczącymi przeprowadzania egzaminów kwalifikacyjnych spawaczy. &lt;/p&gt;\n\n&lt;p&gt;W przypadku kiedy spawacz w ciągu 2 lat od zakończenia szkolenia spawalniczego w jednej metodzie spawania podejmie szkolenia na kursach w innej metodzie spawania, może być zwolniony z określonej części zajęć teoretycznych.&lt;/p&gt;\nZaświadczenie ukończenia kursu zgodnie z § 18 ust. 2 rozporządzenia Ministra Edukacji Narodowej z dnia 11 stycznia 2012 r. w sprawie kształcenia ustawicznego w formach pozaszkolnych\nKsiążeczka spawacza .\nŚwiadectwo Egzaminu Kwalifikacyjnego Spawacza w zakresie ręcznego spawania łukowego, MMA spawanie łukowe elektrodą otuloną..\n&lt;p&gt;Skrypt szkoleniowy.&lt;/p&gt;\n\n&lt;p&gt; &lt;/p&gt;&quot;, &quot;kosztWalidacjiNetto&quot;: null, &quot;warunkiUczestnictwa&quot;: &quot;&lt;ul&gt;&lt;li&gt; ukończona co najmniej szkoła podstawowa lub szkoła zawodowa&lt;/li&gt;\n\t&lt;li&gt; ukończone 18 lat&lt;/li&gt;\n\t&lt;li&gt; zdolność do wykonywania zawodu spawacza, potwierdzona świadectwem lekarskim&lt;/li&gt;\n\t&lt;li&gt; ukończony kurs spawania blach elektrodami otulonymi – spoiny czołowe&lt;/li&gt;\n\t&lt;li&gt; ukończony ponadpodstawowy kurs spawania blach elektrodami otulonymi, wg systemu szkolenia spawaczy stosowanego w Polsce do roku 2007&lt;/li&gt;\n&lt;/ul&gt;&lt;p&gt; &lt;/p&gt;&quot;, &quot;idPodkategoriiUslugi&quot;: 467, &quot;kosztWalidacjiBrutto&quot;: null, &quot;cenaNettoZaUczestnika&quot;: 190000, &quot;dataRozpoczeciaUslugi&quot;: &quot;2016-11-21T00:00:00+01:00&quot;, &quot;dataZakonczeniaUslugi&quot;: &quot;2017-02-21T00:00:00+01:00&quot;, &quot;cenaBruttoZaUczestnika&quot;: 190000, &quot;czyUslugaDofinansowana&quot;: true, &quot;materialyDlaUczestnikow&quot;: null, &quot;kosztCertyfikowaniaNetto&quot;: null, &quot;czyCenaDotyczyCalejUslugi&quot;: false, &quot;dataZakonczeniaRekrutacji&quot;: &quot;2016-11-21T00:00:00+01:00&quot;, &quot;kosztCertyfikowaniaBrutto&quot;: null, &quot;minimalnaLiczbaUczestnikow&quot;: 1, &quot;szczegolyMiejscaRealizacji&quot;: &quot;Zajęcia teoretyczne odbywają się w nowocześnie wyposażonych salach dydaktycznych, natomiast zajęcia praktyczne w pracowni spawalniczej, wyposażonej w najwyższej jakości sprzęt spawalniczy, z wydzielonymi dla każdego uczestnika kursu, stanowiskami spawalniczymi.\nIstnieje możliwość indywidualnego ustawienia terminu zajęć praktycznych.&quot;, &quot;maksymalnaLiczbaUczestnikow&quot;: null,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73, "adres": {"idKraju": 209, "idUlicy": 27907, "telefon": null, "nazwaKraju": "Polska", "nazwaUlicy": "ul. Lubelska", "kodPocztowy": null, "numerLokalu": null, "numerBudynku": "33c", "idWojewodztwa": 14, "idMiejscowosci": 48468, "nazwaWojewodztwa": "warmińsko-mazurskie", "nazwaMiejscowosci": "Olsztyn", "dlugoscGeograficzna": null, "szerokoscGeograficzna": null}, "numer": "2016/11/01/10312/22573", "ocena": {"liczbaOcen": 0, "sredniaZOcen": 0.0}, "tytul": "Spawanie rur elektrodami otulonymi – spoiny czołowe (111)", "status": "ZREALIZOWANA", "efektUslugi": null, "celBiznesowy": null, "liczbaGodzin": 0, "celEdukacyjny": "Szkolenie teoretyczne i praktyczne mające na celu zdobycie umiejętności spawania stali łukowo elektrodą otuloną (111) w zakresie wykonywania spoin czołowych w złączach rur oraz uzyskanie kwalifikacji/ uprawnień w odpowiednim zakresie wg wymagań normy PN-EN ISO 9606-1: 2014-02.", "dostawcaUslug": {"id": 10312, "logo": {"url": "https://uslugirozwojowe.parp.gov.pl/api/plik/pobierz/Z5o4fqLwxMhTeK5kgjlEn5_KeE-FQqMe", "nazwa": "ZDZ_FB_avatar.png", "rozszerzenie": "png"}, "nazwa": "WARMIŃSKO - MAZURSKI ZAKŁAD DOSKONALENIA ZAWODOWEGO W OLSZTYNIE"}, "grupaDocelowa": null, "kodyDostepowe": null, "programUslugi": "&lt;p&gt;Szkolenie obejmuje 164 godzin dydaktycznych &lt;/p&gt;\n\n&lt;p&gt;Program szkolenia i czas szkolenia zatwierdzony przez Instytut Spawalnictwa w Gliwicach.&lt;/p&gt;\n\n&lt;p&gt;Zagadnienia teoretyczne i ćwiczenia praktyczne zgodne z wytycznymi Instytut Spawalnictwa w Gliwicach.&lt;/p&gt;\n\n&lt;ol&gt;&lt;li&gt;&lt;strong&gt;Czas trwania kursu&lt;/strong&gt;&lt;/li&gt;\n&lt;/ol&gt;&lt;table&gt;&lt;tbody&gt;&lt;tr&gt;&lt;td style=\"width:293px;\"&gt;\n\t\t\t&lt;p&gt;&lt;strong&gt;Szkolenie teoretyczne – Moduł 111-3    &lt;/strong&gt;&lt;/p&gt;\n\t\t\t&lt;/td&gt;\n\t\t\t&lt;td style=\"width:85px;\"&gt;\n\t\t\t&lt;p&gt;&lt;strong&gt;7 godz.&lt;/strong&gt;&lt;/p&gt;\n\t\t\t&lt;/td&gt;\n\t\t&lt;/tr&gt;&lt;tr&gt;&lt;td style=\"width:293px;\"&gt;\n\t\t\t&lt;p&gt;&lt;strong&gt;Szkolenie praktyczne:     &lt;/strong&gt;&lt;/p&gt;\n\t\t\t&lt;/td&gt;\n\t\t\t&lt;td style=\"width:85px;\"&gt;\n\t\t\t&lt;p&gt;&lt;strong&gt;150 godz.&lt;/strong&gt;&lt;/p&gt;\n\t\t\t&lt;/td&gt;\n\t\t&lt;/tr&gt;&lt;tr&gt;&lt;td style=\"width:293px;\"&gt;\n\t\t\t&lt;p&gt;-  Moduł E 5&lt;/p&gt;\n\t\t\t&lt;/td&gt;\n\t\t\t&lt;td style=\"width:85px;\"&gt;\n\t\t\t&lt;p&gt;75 godz.&lt;/p&gt;\n\t\t\t&lt;/td&gt;\n\t\t&lt;/tr&gt;&lt;tr&gt;&lt;td style=\"width:293px;\"&gt;\n\t\t\t&lt;p&gt;-  Moduł E 6&lt;/p&gt;\n\t\t\t&lt;/td&gt;\n\t\t\t&lt;td style=\"width:85px;\"&gt;\n\t\t\t&lt;p&gt;75 godz.&lt;/p&gt;\n\t\t\t&lt;/td&gt;\n\t\t&lt;/tr&gt;&lt;tr&gt;&lt;td style=\"width:293px;\"&gt;\n\t\t\t&lt;p&gt;&lt;strong&gt;Szkolenie - teoretyczne + praktyczne&lt;/strong&gt;&lt;/p&gt;\n\t\t\t&lt;/td&gt;\n\t\t\t&lt;td style=\"width:85px;\"&gt;\n\t\t\t&lt;p&gt;&lt;strong&gt;157 godz.&lt;/strong&gt;&lt;/p&gt;\n\t\t\t&lt;/td&gt;\n\t\t&lt;/tr&gt;&lt;tr&gt;&lt;td style=\"width:293px;\"&gt;\n\t\t\t&lt;p&gt;&lt;strong&gt;Egzamin&lt;/strong&gt;&lt;/p&gt;\n\t\t\t&lt;/td&gt;\n\t\t\t&lt;td style=\"width:85px;\"&gt;\n\t\t\t&lt;p&gt;&lt;strong&gt;7 godz.&lt;/strong&gt;&lt;/p&gt;\n\t\t\t&lt;/td&gt;\n\t\t&lt;/tr&gt;&lt;tr&gt;&lt;td style=\"width:293px;\"&gt;\n\t\t\t&lt;p&gt;&lt;strong&gt;Łącznie&lt;/strong&gt;&lt;/p&gt;\n\t\t\t&lt;/td&gt;\n\t\t\t&lt;td style=\"width:85px;\"&gt;\n\t\t\t&lt;p&gt;&lt;strong&gt;164 godz.&lt;/strong&gt;&lt;/p&gt;\n\t\t\t&lt;/td&gt;\n\t\t&lt;/tr&gt;&lt;/tbody&gt;&lt;/table&gt;", "listaProjektow": [], "idRodzajuUslugi": 144, "kwalifikacjeKuz": [], "osobaKontaktowa": {"email": "csb@wmzdz.pl", "telefon": " 507 124 198", "zdjecie": null, "imieNazwisko": "Bogusław Tański"}, "zakresUprawnien": null, "efektyUczeniaSie": null, "inneKwalifikacje": [], "cenaNettoZaUsluge": null, "idKategoriiUslugi": 454, "idKwalifikacjiKkz": null, "idKwalifikacjiZrk": null, "warunkiTechniczne": null, "cenaBruttoZaUsluge": null, "cenaNettoZaGodzine": 0, "idFormySwiadczenia": 1, "idPodrodzajuUslugi": 145, "warunkiLogistyczne": [], "cenaBruttoZaGodzine": 0, "formyDofinansowania": [], "informacjeDodatkowe": "&lt;p&gt;Po zakończonych zajęciach teoretycznych oraz praktycznych, uczestnik kursu zostaje dopuszczony do egzaminu państwowego pod nadzorem Instytutu Spawalnictwa. Egzamin teoretyczny w formie testu. Egzamin praktyczny na indywidualnym stanowisku spawlniczym&lt;/p&gt;\n\n&lt;p&gt;Po zdaniu egzaminu końcowego, uczestnik kursu uzyskuje uprawnienia do wykonywania spoin czołowych rur elektrodami otulonymi, zgodnie z obowiązującymi przepisami i aktualnymi normami dotyczącymi przeprowadzania egzaminów kwalifikacyjnych spawaczy. &lt;/p&gt;\n\n&lt;p&gt;W przypadku kiedy spawacz w ciągu 2 lat od zakończenia szkolenia spawalniczego w jednej metodzie spawania podejmie szkolenia na kursach w innej metodzie spawania, może być zwolniony z określonej części zajęć teoretycznych.&lt;/p&gt;\nZaświadczenie ukończenia kursu zgodnie z § 18 ust. 2 rozporządzenia Ministra Edukacji Narodowej z dnia 11 stycznia 2012 r. w sprawie kształcenia ustawicznego w formach pozaszkolnych\nKsiążeczka spawacza .\nŚwiadectwo Egzaminu Kwalifikacyjnego Spawacza w zakresie ręcznego spawania łukowego, MMA spawanie łukowe elektrodą otuloną..\n&lt;p&gt;Skrypt szkoleniowy.&lt;/p&gt;\n\n&lt;p&gt; &lt;/p&gt;", "kosztWalidacjiNetto": null, "warunkiUczestnictwa": "&lt;ul&gt;&lt;li&gt; ukończona co najmniej szkoła podstawowa lub szkoła zawodowa&lt;/li&gt;\n\t&lt;li&gt; ukończone 18 lat&lt;/li&gt;\n\t&lt;li&gt; zdolność do wykonywania zawodu spawacza, potwierdzona świadectwem lekarskim&lt;/li&gt;\n\t&lt;li&gt; ukończony kurs spawania blach elektrodami otulonymi – spoiny czołowe&lt;/li&gt;\n\t&lt;li&gt; ukończony ponadpodstawowy kurs spawania blach elektrodami otulonymi, wg systemu szkolenia spawaczy stosowanego w Polsce do roku 2007&lt;/li&gt;\n&lt;/ul&gt;&lt;p&gt; &lt;/p&gt;", "idPodkategoriiUslugi": 467, "kosztWalidacjiBrutto": null, "cenaNettoZaUczestnika": 190000, "dataRozpoczeciaUslugi": "2016-11-21T00:00:00+01:00", "dataZakonczeniaUslugi": "2017-02-21T00:00:00+01:00", "cenaBruttoZaUczestnika": 190000, "czyUslugaDofinansowana": true, "materialyDlaUczestnikow": null, "kosztCertyfikowaniaNetto": null, "czyCenaDotyczyCalejUslugi": false, "dataZakonczeniaRekrutacji": "2016-11-21T00:00:00+01:00", "kosztCertyfikowaniaBrutto": null, "minimalnaLiczbaUczestnikow": 1, "szczegolyMiejscaRealizacji": "Zajęcia teoretyczne odbywają się w nowocześnie wyposażonych salach dydaktycznych, natomiast zajęcia praktyczne w pracowni spawalniczej, wyposażonej w najwyższej jakości sprzęt spawalniczy, z wydzielonymi dla każdego uczestnika kursu, stanowiskami spawalniczymi.\nIstnieje możliwość indywidualnego ustawienia terminu zajęć praktycznych.", "maksymalnaLiczbaUczestnikow": null,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798862">
            <text:p>2025-12-16 15:53:44.798862</text:p>
          </table:table-cell>
          <table:table-cell office:value-type="string" office:string-value="2025-12-16 15:53:44.798862">
            <text:p>2025-12-16 15:53:44.798862</text:p>
          </table:table-cell>
        </table:table-row>
        <table:table-row>
          <table:table-cell office:value-type="float" office:value="22572">
            <text:p>22572</text:p>
          </table:table-cell>
          <table:table-cell office:value-type="string" office:string-value="2016/11/01/10312/22572">
            <text:p>2016/11/01/10312/22572</text:p>
          </table:table-cell>
          <table:table-cell office:value-type="string" office:string-value="Spawanie blach elektrodami otulonymi – spoiny czołowe (111)">
            <text:p>Spawanie blach elektrodami otulonymi – spoiny czołowe (111)</text:p>
          </table:table-cell>
          <table:table-cell office:value-type="string" office:string-value="ZREALIZOWANA">
            <text:p>ZREALIZOWANA</text:p>
          </table:table-cell>
          <table:table-cell office:value-type="string" office:string-value="2016-11-21 00:00:00">
            <text:p>2016-11-21 00:00:00</text:p>
          </table:table-cell>
          <table:table-cell office:value-type="string" office:string-value="2017-02-17 00:00:00">
            <text:p>2017-02-17 00:00:00</text:p>
          </table:table-cell>
          <table:table-cell office:value-type="string" office:string-value="2016-11-21 00:00:00">
            <text:p>2016-11-21 00:00:00</text:p>
          </table:table-cell>
          <table:table-cell office:value-type="float" office:value="454">
            <text:p>454</text:p>
          </table:table-cell>
          <table:table-cell office:value-type="float" office:value="467">
            <text:p>467</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Celem kursu jest teoretyczne i praktyczne przygotowanie uczestników kursu do egzaminu końcowego IS-P-BW-xx-111 wg Wytycznych Instytutu Spawalnictwa Nr W-14/IS-17.">
            <text:p>Celem kursu jest teoretyczne i praktyczne przygotowanie uczestników kursu do egzaminu końcowego IS-P-BW-xx-111 wg Wytycznych Instytutu Spawalnictwa Nr W-14/IS-17.</text:p>
          </table:table-cell>
          <table:table-cell office:value-type="string" office:string-value="">
            <text:p/>
          </table:table-cell>
          <table:table-cell office:value-type="string" office:string-value="">
            <text:p/>
          </table:table-cell>
          <table:table-cell office:value-type="string" office:string-value="&lt;p&gt;Szkolenie obejmuje 169 godzin dydaktycznych &lt;/p&gt;&#10;&#10;&lt;p&gt;Program szkolenia i czas szkolenia zatwierdzony przez Instytut Spawalnictwa w Gliwicach.&lt;/p&gt;&#10;&#10;&lt;p&gt;Zagadnienia teoretyczne i ćwiczenia praktyczne zgodne z wytycznymi Instytut Spawalnictwa w Gliwicach.&lt;/p&gt;&#10;&#10;&lt;table&gt;&lt;tbody&gt;&lt;tr&gt;&lt;td style=&quot;width:284px;&quot;&gt;&#10;   &lt;p&gt;&lt;strong&gt;Szkolenie teoretyczne – Moduł 111-2&lt;/strong&gt;&lt;/p&gt;&#10;   &lt;/td&gt;&#10;   &lt;td style=&quot;width:85px;&quot;&gt;&#10;   &lt;p&gt;&lt;strong&gt;12 godz.&lt;/strong&gt;&lt;/p&gt;&#10;   &lt;/td&gt;&#10;  &lt;/tr&gt;&lt;tr&gt;&lt;td style=&quot;width:284px;&quot;&gt;&#10;   &lt;p&gt;&lt;strong&gt;Szkolenie praktyczne:     &lt;/strong&gt;&lt;/p&gt;&#10;   &lt;/td&gt;&#10;   &lt;td style=&quot;width:85px;&quot;&gt;&#10;   &lt;p&gt;&lt;strong&gt;150 godz.&lt;/strong&gt;&lt;/p&gt;&#10;   &lt;/td&gt;&#10;  &lt;/tr&gt;&lt;tr&gt;&lt;td style=&quot;width:284px;&quot;&gt;&#10;   &lt;p&gt;-  Moduł E 3&lt;/p&gt;&#10;   &lt;/td&gt;&#10;   &lt;td style=&quot;width:85px;&quot;&gt;&#10;   &lt;p&gt;75 godz.&lt;/p&gt;&#10;   &lt;/td&gt;&#10;  &lt;/tr&gt;&lt;tr&gt;&lt;td style=&quot;width:284px;&quot;&gt;&#10;   &lt;p&gt;-  Moduł E 4&lt;/p&gt;&#10;   &lt;/td&gt;&#10;   &lt;td style=&quot;width:85px;&quot;&gt;&#10;   &lt;p&gt;75 godz.&lt;/p&gt;&#10;   &lt;/td&gt;&#10;  &lt;/tr&gt;&lt;tr&gt;&lt;td style=&quot;width:284px;&quot;&gt;&#10;   &lt;p&gt;&lt;strong&gt;Szkolenie - teoretyczne + praktyczne&lt;/strong&gt;&lt;/p&gt;&#10;   &lt;/td&gt;&#10;   &lt;td style=&quot;width:85px;&quot;&gt;&#10;   &lt;p&gt;&lt;strong&gt;162 godz.&lt;/strong&gt;&lt;/p&gt;&#10;   &lt;/td&gt;&#10;  &lt;/tr&gt;&lt;tr&gt;&lt;td style=&quot;width:284px;&quot;&gt;&#10;   &lt;p&gt;&lt;strong&gt;Egzamin&lt;/strong&gt;&lt;/p&gt;&#10;   &lt;/td&gt;&#10;   &lt;td style=&quot;width:85px;&quot;&gt;&#10;   &lt;p&gt;&lt;strong&gt;7 godz.&lt;/strong&gt;&lt;/p&gt;&#10;   &lt;/td&gt;&#10;  &lt;/tr&gt;&lt;tr&gt;&lt;td style=&quot;width:284px;&quot;&gt;&#10;   &lt;p&gt;&lt;strong&gt;Łącznie&lt;/strong&gt;&lt;/p&gt;&#10;   &lt;/td&gt;&#10;   &lt;td style=&quot;width:85px;&quot;&gt;&#10;   &lt;p&gt;&lt;strong&gt;169 godz.&lt;/strong&gt;&lt;/p&gt;&#10;   &lt;/td&gt;&#10;  &lt;/tr&gt;&lt;/tbody&gt;&lt;/table&gt;">
            <text:p>&lt;p&gt;Szkolenie obejmuje 169 godzin dydaktycznych &lt;/p&gt;

&lt;p&gt;Program szkolenia i czas szkolenia zatwierdzony przez Instytut Spawalnictwa w Gliwicach.&lt;/p&gt;

&lt;p&gt;Zagadnienia teoretyczne i ćwiczenia praktyczne zgodne z wytycznymi Instytut Spawalnictwa w Gliwicach.&lt;/p&gt;

&lt;table&gt;&lt;tbody&gt;&lt;tr&gt;&lt;td style="width:284px;"&gt;
			&lt;p&gt;&lt;strong&gt;Szkolenie teoretyczne – Moduł 111-2&lt;/strong&gt;&lt;/p&gt;
			&lt;/td&gt;
			&lt;td style="width:85px;"&gt;
			&lt;p&gt;&lt;strong&gt;12 godz.&lt;/strong&gt;&lt;/p&gt;
			&lt;/td&gt;
		&lt;/tr&gt;&lt;tr&gt;&lt;td style="width:284px;"&gt;
			&lt;p&gt;&lt;strong&gt;Szkolenie praktyczne:     &lt;/strong&gt;&lt;/p&gt;
			&lt;/td&gt;
			&lt;td style="width:85px;"&gt;
			&lt;p&gt;&lt;strong&gt;150 godz.&lt;/strong&gt;&lt;/p&gt;
			&lt;/td&gt;
		&lt;/tr&gt;&lt;tr&gt;&lt;td style="width:284px;"&gt;
			&lt;p&gt;-  Moduł E 3&lt;/p&gt;
			&lt;/td&gt;
			&lt;td style="width:85px;"&gt;
			&lt;p&gt;75 godz.&lt;/p&gt;
			&lt;/td&gt;
		&lt;/tr&gt;&lt;tr&gt;&lt;td style="width:284px;"&gt;
			&lt;p&gt;-  Moduł E 4&lt;/p&gt;
			&lt;/td&gt;
			&lt;td style="width:85px;"&gt;
			&lt;p&gt;75 godz.&lt;/p&gt;
			&lt;/td&gt;
		&lt;/tr&gt;&lt;tr&gt;&lt;td style="width:284px;"&gt;
			&lt;p&gt;&lt;strong&gt;Szkolenie - teoretyczne + praktyczne&lt;/strong&gt;&lt;/p&gt;
			&lt;/td&gt;
			&lt;td style="width:85px;"&gt;
			&lt;p&gt;&lt;strong&gt;162 godz.&lt;/strong&gt;&lt;/p&gt;
			&lt;/td&gt;
		&lt;/tr&gt;&lt;tr&gt;&lt;td style="width:284px;"&gt;
			&lt;p&gt;&lt;strong&gt;Egzamin&lt;/strong&gt;&lt;/p&gt;
			&lt;/td&gt;
			&lt;td style="width:85px;"&gt;
			&lt;p&gt;&lt;strong&gt;7 godz.&lt;/strong&gt;&lt;/p&gt;
			&lt;/td&gt;
		&lt;/tr&gt;&lt;tr&gt;&lt;td style="width:284px;"&gt;
			&lt;p&gt;&lt;strong&gt;Łącznie&lt;/strong&gt;&lt;/p&gt;
			&lt;/td&gt;
			&lt;td style="width:85px;"&gt;
			&lt;p&gt;&lt;strong&gt;169 godz.&lt;/strong&gt;&lt;/p&gt;
			&lt;/td&gt;
		&lt;/tr&gt;&lt;/tbody&gt;&lt;/table&gt;</text:p>
          </table:table-cell>
          <table:table-cell office:value-type="string" office:string-value="">
            <text:p/>
          </table:table-cell>
          <table:table-cell office:value-type="string" office:string-value="&lt;ul&gt;&lt;li&gt; ukończona co najmniej szkoła podstawowa lub szkoła zawodowa&lt;/li&gt;&#10; &lt;li&gt; ukończone 18 lat&lt;/li&gt;&#10; &lt;li&gt; zdolność do wykonywania zawodu spawacza, potwierdzona świadectwem lekarskim&lt;/li&gt;&#10; &lt;li&gt; ukończony kurs spawania blach i rur elektrodami otulonymi – spoiny pachwinowe&lt;/li&gt;&#10; &lt;li&gt; ukończony podstawowy kurs spawania elektrodami otulonymi, wg systemu szkolenia spawaczy stosowanego w Polsce do roku 2007&lt;/li&gt;&#10;&lt;/ul&gt;&lt;p&gt; &lt;/p&gt;">
            <text:p>&lt;ul&gt;&lt;li&gt; ukończona co najmniej szkoła podstawowa lub szkoła zawodowa&lt;/li&gt;
	&lt;li&gt; ukończone 18 lat&lt;/li&gt;
	&lt;li&gt; zdolność do wykonywania zawodu spawacza, potwierdzona świadectwem lekarskim&lt;/li&gt;
	&lt;li&gt; ukończony kurs spawania blach i rur elektrodami otulonymi – spoiny pachwinowe&lt;/li&gt;
	&lt;li&gt; ukończony podstawowy kurs spawania elektrodami otulonymi, wg systemu szkolenia spawaczy stosowanego w Polsce do roku 2007&lt;/li&gt;
&lt;/ul&gt;&lt;p&gt; &lt;/p&gt;</text:p>
          </table:table-cell>
          <table:table-cell office:value-type="string" office:string-value="">
            <text:p/>
          </table:table-cell>
          <table:table-cell office:value-type="string" office:string-value="&lt;p&gt;Po zakończonych zajęciach teoretycznych oraz praktycznych, uczestnik kursu zostaje dopuszczony do egzaminu państwowego pod nadzorem Instytutu Spawalnictwa. Egzamin teoretyczny w formie testu. Egzamin praktyczny na indywidualnym stanowisku spawlniczym. Po zdaniu egzaminu końcowego, uczestnik kursu uzyskuje uprawnienia do wykonywania spoin czołowych blach elektrodami otulonymi, zgodnie z obowiązującymi przepisami i aktualnymi normami dotyczącymi przeprowadzania egzaminów kwalifikacyjnych spawaczy.&lt;/p&gt;&#10;&#10;&lt;p&gt;W przypadku kiedy spawacz w ciągu 2 lat od zakończenia szkolenia spawalniczego w jednej metodzie spawania podejmie szkolenia na kursach w innej metodzie spawania, może być zwolniony z określonej części zajęć teoretycznych.&lt;/p&gt;&#10;Zaświadczenie ukończenia kursu zgodnie z § 18 ust. 2 rozporządzenia Ministra Edukacji Narodowej z dnia 11 stycznia 2012 r. w sprawie kształcenia ustawicznego w formach pozaszkolnych&#10;Książeczka spawacza .&#10;Świadectwo Egzaminu Kwalifikacyjnego Spawacza w zakresie ręcznego spawania łukowego, MMA spawanie łukowe elektrodą otuloną..&#10;&lt;p&gt;Skrypt szkoleniowy.&lt;/p&gt;&#10;&#10;&lt;p&gt; &lt;/p&gt;">
            <text:p>&lt;p&gt;Po zakończonych zajęciach teoretycznych oraz praktycznych, uczestnik kursu zostaje dopuszczony do egzaminu państwowego pod nadzorem Instytutu Spawalnictwa. Egzamin teoretyczny w formie testu. Egzamin praktyczny na indywidualnym stanowisku spawlniczym. Po zdaniu egzaminu końcowego, uczestnik kursu uzyskuje uprawnienia do wykonywania spoin czołowych blach elektrodami otulonymi, zgodnie z obowiązującymi przepisami i aktualnymi normami dotyczącymi przeprowadzania egzaminów kwalifikacyjnych spawaczy.&lt;/p&gt;

&lt;p&gt;W przypadku kiedy spawacz w ciągu 2 lat od zakończenia szkolenia spawalniczego w jednej metodzie spawania podejmie szkolenia na kursach w innej metodzie spawania, może być zwolniony z określonej części zajęć teoretycznych.&lt;/p&gt;
Zaświadczenie ukończenia kursu zgodnie z § 18 ust. 2 rozporządzenia Ministra Edukacji Narodowej z dnia 11 stycznia 2012 r. w sprawie kształcenia ustawicznego w formach pozaszkolnych
Książeczka spawacza .
Świadectwo Egzaminu Kwalifikacyjnego Spawacza w zakresie ręcznego spawania łukowego, MMA spawanie łukowe elektrodą otuloną..
&lt;p&gt;Skrypt szkoleniowy.&lt;/p&gt;

&lt;p&gt; &lt;/p&gt;</text:p>
          </table:table-cell>
          <table:table-cell office:value-type="string" office:string-value="">
            <text:p/>
          </table:table-cell>
          <table:table-cell office:value-type="string" office:string-value="">
            <text:p/>
          </table:table-cell>
          <table:table-cell office:value-type="float" office:value="190000.0">
            <text:p>190000.0</text:p>
          </table:table-cell>
          <table:table-cell office:value-type="float" office:value="190000.0">
            <text:p>190000.0</text:p>
          </table:table-cell>
          <table:table-cell office:value-type="float" office:value="0">
            <text:p/>
          </table:table-cell>
          <table:table-cell office:value-type="float" office:value="0">
            <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string" office:string-value="">
            <text:p/>
          </table:table-cell>
          <table:table-cell office:value-type="string" office:string-value="{&quot;idKraju&quot;: 209, &quot;idUlicy&quot;: 27907, &quot;telefon&quot;: null, &quot;nazwaKraju&quot;: &quot;Polska&quot;, &quot;nazwaUlicy&quot;: &quot;ul. Lubelska&quot;, &quot;kodPocztowy&quot;: null, &quot;numerLokalu&quot;: null, &quot;numerBudynku&quot;: &quot;33c&quot;, &quot;idWojewodztwa&quot;: 14, &quot;idMiejscowosci&quot;: 48468, &quot;nazwaWojewodztwa&quot;: &quot;warmińsko-mazurskie&quot;, &quot;nazwaMiejscowosci&quot;: &quot;Olsztyn&quot;, &quot;dlugoscGeograficzna&quot;: null, &quot;szerokoscGeograficzna&quot;: null}">
            <text:p>{"idKraju": 209, "idUlicy": 27907, "telefon": null, "nazwaKraju": "Polska", "nazwaUlicy": "ul. Lubelska", "kodPocztowy": null, "numerLokalu": null, "numerBudynku": "33c", "idWojewodztwa": 14, "idMiejscowosci": 48468, "nazwaWojewodztwa": "warmińsko-mazurskie", "nazwaMiejscowosci": "Olsztyn", "dlugoscGeograficzna": null, "szerokoscGeograficzna": null}</text:p>
          </table:table-cell>
          <table:table-cell office:value-type="string" office:string-value="{&quot;id&quot;: 10312, &quot;logo&quot;: {&quot;url&quot;: &quot;https://uslugirozwojowe.parp.gov.pl/api/plik/pobierz/Z5o4fqLwxMhTeK5kgjlEn5_KeE-FQqMe&quot;, &quot;nazwa&quot;: &quot;ZDZ_FB_avatar.png&quot;, &quot;rozszerzenie&quot;: &quot;png&quot;}, &quot;nazwa&quot;: &quot;WARMIŃSKO - MAZURSKI ZAKŁAD DOSKONALENIA ZAWODOWEGO W OLSZTYNIE&quot;}">
            <text:p>{"id": 10312, "logo": {"url": "https://uslugirozwojowe.parp.gov.pl/api/plik/pobierz/Z5o4fqLwxMhTeK5kgjlEn5_KeE-FQqMe", "nazwa": "ZDZ_FB_avatar.png", "rozszerzenie": "png"}, "nazwa": "WARMIŃSKO - MAZURSKI ZAKŁAD DOSKONALENIA ZAWODOWEGO W OLSZTYNIE"}</text:p>
          </table:table-cell>
          <table:table-cell office:value-type="string" office:string-value="{&quot;email&quot;: &quot;csb@wmzdz.pl&quot;, &quot;telefon&quot;: &quot; 507 124 198&quot;, &quot;zdjecie&quot;: null, &quot;imieNazwisko&quot;: &quot;Bogusław Tański&quot;}">
            <text:p>{"email": "csb@wmzdz.pl", "telefon": " 507 124 198", "zdjecie": null, "imieNazwisko": "Bogusław Tański"}</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72, &quot;adres&quot;: {&quot;idKraju&quot;: 209, &quot;idUlicy&quot;: 27907, &quot;telefon&quot;: null, &quot;nazwaKraju&quot;: &quot;Polska&quot;, &quot;nazwaUlicy&quot;: &quot;ul. Lubelska&quot;, &quot;kodPocztowy&quot;: null, &quot;numerLokalu&quot;: null, &quot;numerBudynku&quot;: &quot;33c&quot;, &quot;idWojewodztwa&quot;: 14, &quot;idMiejscowosci&quot;: 48468, &quot;nazwaWojewodztwa&quot;: &quot;warmińsko-mazurskie&quot;, &quot;nazwaMiejscowosci&quot;: &quot;Olsztyn&quot;, &quot;dlugoscGeograficzna&quot;: null, &quot;szerokoscGeograficzna&quot;: null}, &quot;numer&quot;: &quot;2016/11/01/10312/22572&quot;, &quot;ocena&quot;: {&quot;liczbaOcen&quot;: 0, &quot;sredniaZOcen&quot;: 0.0}, &quot;tytul&quot;: &quot;Spawanie blach elektrodami otulonymi – spoiny czołowe (111)&quot;, &quot;status&quot;: &quot;ZREALIZOWANA&quot;, &quot;efektUslugi&quot;: null, &quot;celBiznesowy&quot;: null, &quot;liczbaGodzin&quot;: 0, &quot;celEdukacyjny&quot;: &quot;Celem kursu jest teoretyczne i praktyczne przygotowanie uczestników kursu do egzaminu końcowego IS-P-BW-xx-111 wg Wytycznych Instytutu Spawalnictwa Nr W-14/IS-17.&quot;, &quot;dostawcaUslug&quot;: {&quot;id&quot;: 10312, &quot;logo&quot;: {&quot;url&quot;: &quot;https://uslugirozwojowe.parp.gov.pl/api/plik/pobierz/Z5o4fqLwxMhTeK5kgjlEn5_KeE-FQqMe&quot;, &quot;nazwa&quot;: &quot;ZDZ_FB_avatar.png&quot;, &quot;rozszerzenie&quot;: &quot;png&quot;}, &quot;nazwa&quot;: &quot;WARMIŃSKO - MAZURSKI ZAKŁAD DOSKONALENIA ZAWODOWEGO W OLSZTYNIE&quot;}, &quot;grupaDocelowa&quot;: null, &quot;kodyDostepowe&quot;: null, &quot;programUslugi&quot;: &quot;&lt;p&gt;Szkolenie obejmuje 169 godzin dydaktycznych &lt;/p&gt;\n\n&lt;p&gt;Program szkolenia i czas szkolenia zatwierdzony przez Instytut Spawalnictwa w Gliwicach.&lt;/p&gt;\n\n&lt;p&gt;Zagadnienia teoretyczne i ćwiczenia praktyczne zgodne z wytycznymi Instytut Spawalnictwa w Gliwicach.&lt;/p&gt;\n\n&lt;table&gt;&lt;tbody&gt;&lt;tr&gt;&lt;td style=\&quot;width:284px;\&quot;&gt;\n\t\t\t&lt;p&gt;&lt;strong&gt;Szkolenie teoretyczne – Moduł 111-2&lt;/strong&gt;&lt;/p&gt;\n\t\t\t&lt;/td&gt;\n\t\t\t&lt;td style=\&quot;width:85px;\&quot;&gt;\n\t\t\t&lt;p&gt;&lt;strong&gt;12 godz.&lt;/strong&gt;&lt;/p&gt;\n\t\t\t&lt;/td&gt;\n\t\t&lt;/tr&gt;&lt;tr&gt;&lt;td style=\&quot;width:284px;\&quot;&gt;\n\t\t\t&lt;p&gt;&lt;strong&gt;Szkolenie praktyczne:     &lt;/strong&gt;&lt;/p&gt;\n\t\t\t&lt;/td&gt;\n\t\t\t&lt;td style=\&quot;width:85px;\&quot;&gt;\n\t\t\t&lt;p&gt;&lt;strong&gt;150 godz.&lt;/strong&gt;&lt;/p&gt;\n\t\t\t&lt;/td&gt;\n\t\t&lt;/tr&gt;&lt;tr&gt;&lt;td style=\&quot;width:284px;\&quot;&gt;\n\t\t\t&lt;p&gt;-  Moduł E 3&lt;/p&gt;\n\t\t\t&lt;/td&gt;\n\t\t\t&lt;td style=\&quot;width:85px;\&quot;&gt;\n\t\t\t&lt;p&gt;75 godz.&lt;/p&gt;\n\t\t\t&lt;/td&gt;\n\t\t&lt;/tr&gt;&lt;tr&gt;&lt;td style=\&quot;width:284px;\&quot;&gt;\n\t\t\t&lt;p&gt;-  Moduł E 4&lt;/p&gt;\n\t\t\t&lt;/td&gt;\n\t\t\t&lt;td style=\&quot;width:85px;\&quot;&gt;\n\t\t\t&lt;p&gt;75 godz.&lt;/p&gt;\n\t\t\t&lt;/td&gt;\n\t\t&lt;/tr&gt;&lt;tr&gt;&lt;td style=\&quot;width:284px;\&quot;&gt;\n\t\t\t&lt;p&gt;&lt;strong&gt;Szkolenie - teoretyczne + praktyczne&lt;/strong&gt;&lt;/p&gt;\n\t\t\t&lt;/td&gt;\n\t\t\t&lt;td style=\&quot;width:85px;\&quot;&gt;\n\t\t\t&lt;p&gt;&lt;strong&gt;162 godz.&lt;/strong&gt;&lt;/p&gt;\n\t\t\t&lt;/td&gt;\n\t\t&lt;/tr&gt;&lt;tr&gt;&lt;td style=\&quot;width:284px;\&quot;&gt;\n\t\t\t&lt;p&gt;&lt;strong&gt;Egzamin&lt;/strong&gt;&lt;/p&gt;\n\t\t\t&lt;/td&gt;\n\t\t\t&lt;td style=\&quot;width:85px;\&quot;&gt;\n\t\t\t&lt;p&gt;&lt;strong&gt;7 godz.&lt;/strong&gt;&lt;/p&gt;\n\t\t\t&lt;/td&gt;\n\t\t&lt;/tr&gt;&lt;tr&gt;&lt;td style=\&quot;width:284px;\&quot;&gt;\n\t\t\t&lt;p&gt;&lt;strong&gt;Łącznie&lt;/strong&gt;&lt;/p&gt;\n\t\t\t&lt;/td&gt;\n\t\t\t&lt;td style=\&quot;width:85px;\&quot;&gt;\n\t\t\t&lt;p&gt;&lt;strong&gt;169 godz.&lt;/strong&gt;&lt;/p&gt;\n\t\t\t&lt;/td&gt;\n\t\t&lt;/tr&gt;&lt;/tbody&gt;&lt;/table&gt;&quot;, &quot;listaProjektow&quot;: [], &quot;idRodzajuUslugi&quot;: 144, &quot;kwalifikacjeKuz&quot;: [], &quot;osobaKontaktowa&quot;: {&quot;email&quot;: &quot;csb@wmzdz.pl&quot;, &quot;telefon&quot;: &quot; 507 124 198&quot;, &quot;zdjecie&quot;: null, &quot;imieNazwisko&quot;: &quot;Bogusław Tański&quot;}, &quot;zakresUprawnien&quot;: null, &quot;efektyUczeniaSie&quot;: null, &quot;inneKwalifikacje&quot;: [], &quot;cenaNettoZaUsluge&quot;: null, &quot;idKategoriiUslugi&quot;: 454, &quot;idKwalifikacjiKkz&quot;: null, &quot;idKwalifikacjiZrk&quot;: null, &quot;warunkiTechniczne&quot;: null, &quot;cenaBruttoZaUsluge&quot;: null, &quot;cenaNettoZaGodzine&quot;: 0, &quot;idFormySwiadczenia&quot;: 1, &quot;idPodrodzajuUslugi&quot;: 145, &quot;warunkiLogistyczne&quot;: [], &quot;cenaBruttoZaGodzine&quot;: 0, &quot;formyDofinansowania&quot;: [], &quot;informacjeDodatkowe&quot;: &quot;&lt;p&gt;Po zakończonych zajęciach teoretycznych oraz praktycznych, uczestnik kursu zostaje dopuszczony do egzaminu państwowego pod nadzorem Instytutu Spawalnictwa. Egzamin teoretyczny w formie testu. Egzamin praktyczny na indywidualnym stanowisku spawlniczym. Po zdaniu egzaminu końcowego, uczestnik kursu uzyskuje uprawnienia do wykonywania spoin czołowych blach elektrodami otulonymi, zgodnie z obowiązującymi przepisami i aktualnymi normami dotyczącymi przeprowadzania egzaminów kwalifikacyjnych spawaczy.&lt;/p&gt;\n\n&lt;p&gt;W przypadku kiedy spawacz w ciągu 2 lat od zakończenia szkolenia spawalniczego w jednej metodzie spawania podejmie szkolenia na kursach w innej metodzie spawania, może być zwolniony z określonej części zajęć teoretycznych.&lt;/p&gt;\nZaświadczenie ukończenia kursu zgodnie z § 18 ust. 2 rozporządzenia Ministra Edukacji Narodowej z dnia 11 stycznia 2012 r. w sprawie kształcenia ustawicznego w formach pozaszkolnych\nKsiążeczka spawacza .\nŚwiadectwo Egzaminu Kwalifikacyjnego Spawacza w zakresie ręcznego spawania łukowego, MMA spawanie łukowe elektrodą otuloną..\n&lt;p&gt;Skrypt szkoleniowy.&lt;/p&gt;\n\n&lt;p&gt; &lt;/p&gt;&quot;, &quot;kosztWalidacjiNetto&quot;: null, &quot;warunkiUczestnictwa&quot;: &quot;&lt;ul&gt;&lt;li&gt; ukończona co najmniej szkoła podstawowa lub szkoła zawodowa&lt;/li&gt;\n\t&lt;li&gt; ukończone 18 lat&lt;/li&gt;\n\t&lt;li&gt; zdolność do wykonywania zawodu spawacza, potwierdzona świadectwem lekarskim&lt;/li&gt;\n\t&lt;li&gt; ukończony kurs spawania blach i rur elektrodami otulonymi – spoiny pachwinowe&lt;/li&gt;\n\t&lt;li&gt; ukończony podstawowy kurs spawania elektrodami otulonymi, wg systemu szkolenia spawaczy stosowanego w Polsce do roku 2007&lt;/li&gt;\n&lt;/ul&gt;&lt;p&gt; &lt;/p&gt;&quot;, &quot;idPodkategoriiUslugi&quot;: 467, &quot;kosztWalidacjiBrutto&quot;: null, &quot;cenaNettoZaUczestnika&quot;: 190000, &quot;dataRozpoczeciaUslugi&quot;: &quot;2016-11-21T00:00:00+01:00&quot;, &quot;dataZakonczeniaUslugi&quot;: &quot;2017-02-17T00:00:00+01:00&quot;, &quot;cenaBruttoZaUczestnika&quot;: 190000, &quot;czyUslugaDofinansowana&quot;: true, &quot;materialyDlaUczestnikow&quot;: null, &quot;kosztCertyfikowaniaNetto&quot;: null, &quot;czyCenaDotyczyCalejUslugi&quot;: false, &quot;dataZakonczeniaRekrutacji&quot;: &quot;2016-11-21T00:00:00+01:00&quot;, &quot;kosztCertyfikowaniaBrutto&quot;: null, &quot;minimalnaLiczbaUczestnikow&quot;: 1, &quot;szczegolyMiejscaRealizacji&quot;: &quot;Zajęcia teoretyczne odbywają się w nowocześnie wyposażonych salach dydaktycznych, natomiast zajęcia praktyczne w pracowni spawalniczej, wyposażonej w najwyższej jakości sprzęt spawalniczy, z wydzielonymi dla każdego uczestnika kursu, stanowiskami spawalniczymi.\nIstnieje możliwość indywidualnego ustawienia terminu zajęć praktycznych.&quot;, &quot;maksymalnaLiczbaUczestnikow&quot;: null,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72, "adres": {"idKraju": 209, "idUlicy": 27907, "telefon": null, "nazwaKraju": "Polska", "nazwaUlicy": "ul. Lubelska", "kodPocztowy": null, "numerLokalu": null, "numerBudynku": "33c", "idWojewodztwa": 14, "idMiejscowosci": 48468, "nazwaWojewodztwa": "warmińsko-mazurskie", "nazwaMiejscowosci": "Olsztyn", "dlugoscGeograficzna": null, "szerokoscGeograficzna": null}, "numer": "2016/11/01/10312/22572", "ocena": {"liczbaOcen": 0, "sredniaZOcen": 0.0}, "tytul": "Spawanie blach elektrodami otulonymi – spoiny czołowe (111)", "status": "ZREALIZOWANA", "efektUslugi": null, "celBiznesowy": null, "liczbaGodzin": 0, "celEdukacyjny": "Celem kursu jest teoretyczne i praktyczne przygotowanie uczestników kursu do egzaminu końcowego IS-P-BW-xx-111 wg Wytycznych Instytutu Spawalnictwa Nr W-14/IS-17.", "dostawcaUslug": {"id": 10312, "logo": {"url": "https://uslugirozwojowe.parp.gov.pl/api/plik/pobierz/Z5o4fqLwxMhTeK5kgjlEn5_KeE-FQqMe", "nazwa": "ZDZ_FB_avatar.png", "rozszerzenie": "png"}, "nazwa": "WARMIŃSKO - MAZURSKI ZAKŁAD DOSKONALENIA ZAWODOWEGO W OLSZTYNIE"}, "grupaDocelowa": null, "kodyDostepowe": null, "programUslugi": "&lt;p&gt;Szkolenie obejmuje 169 godzin dydaktycznych &lt;/p&gt;\n\n&lt;p&gt;Program szkolenia i czas szkolenia zatwierdzony przez Instytut Spawalnictwa w Gliwicach.&lt;/p&gt;\n\n&lt;p&gt;Zagadnienia teoretyczne i ćwiczenia praktyczne zgodne z wytycznymi Instytut Spawalnictwa w Gliwicach.&lt;/p&gt;\n\n&lt;table&gt;&lt;tbody&gt;&lt;tr&gt;&lt;td style=\"width:284px;\"&gt;\n\t\t\t&lt;p&gt;&lt;strong&gt;Szkolenie teoretyczne – Moduł 111-2&lt;/strong&gt;&lt;/p&gt;\n\t\t\t&lt;/td&gt;\n\t\t\t&lt;td style=\"width:85px;\"&gt;\n\t\t\t&lt;p&gt;&lt;strong&gt;12 godz.&lt;/strong&gt;&lt;/p&gt;\n\t\t\t&lt;/td&gt;\n\t\t&lt;/tr&gt;&lt;tr&gt;&lt;td style=\"width:284px;\"&gt;\n\t\t\t&lt;p&gt;&lt;strong&gt;Szkolenie praktyczne:     &lt;/strong&gt;&lt;/p&gt;\n\t\t\t&lt;/td&gt;\n\t\t\t&lt;td style=\"width:85px;\"&gt;\n\t\t\t&lt;p&gt;&lt;strong&gt;150 godz.&lt;/strong&gt;&lt;/p&gt;\n\t\t\t&lt;/td&gt;\n\t\t&lt;/tr&gt;&lt;tr&gt;&lt;td style=\"width:284px;\"&gt;\n\t\t\t&lt;p&gt;-  Moduł E 3&lt;/p&gt;\n\t\t\t&lt;/td&gt;\n\t\t\t&lt;td style=\"width:85px;\"&gt;\n\t\t\t&lt;p&gt;75 godz.&lt;/p&gt;\n\t\t\t&lt;/td&gt;\n\t\t&lt;/tr&gt;&lt;tr&gt;&lt;td style=\"width:284px;\"&gt;\n\t\t\t&lt;p&gt;-  Moduł E 4&lt;/p&gt;\n\t\t\t&lt;/td&gt;\n\t\t\t&lt;td style=\"width:85px;\"&gt;\n\t\t\t&lt;p&gt;75 godz.&lt;/p&gt;\n\t\t\t&lt;/td&gt;\n\t\t&lt;/tr&gt;&lt;tr&gt;&lt;td style=\"width:284px;\"&gt;\n\t\t\t&lt;p&gt;&lt;strong&gt;Szkolenie - teoretyczne + praktyczne&lt;/strong&gt;&lt;/p&gt;\n\t\t\t&lt;/td&gt;\n\t\t\t&lt;td style=\"width:85px;\"&gt;\n\t\t\t&lt;p&gt;&lt;strong&gt;162 godz.&lt;/strong&gt;&lt;/p&gt;\n\t\t\t&lt;/td&gt;\n\t\t&lt;/tr&gt;&lt;tr&gt;&lt;td style=\"width:284px;\"&gt;\n\t\t\t&lt;p&gt;&lt;strong&gt;Egzamin&lt;/strong&gt;&lt;/p&gt;\n\t\t\t&lt;/td&gt;\n\t\t\t&lt;td style=\"width:85px;\"&gt;\n\t\t\t&lt;p&gt;&lt;strong&gt;7 godz.&lt;/strong&gt;&lt;/p&gt;\n\t\t\t&lt;/td&gt;\n\t\t&lt;/tr&gt;&lt;tr&gt;&lt;td style=\"width:284px;\"&gt;\n\t\t\t&lt;p&gt;&lt;strong&gt;Łącznie&lt;/strong&gt;&lt;/p&gt;\n\t\t\t&lt;/td&gt;\n\t\t\t&lt;td style=\"width:85px;\"&gt;\n\t\t\t&lt;p&gt;&lt;strong&gt;169 godz.&lt;/strong&gt;&lt;/p&gt;\n\t\t\t&lt;/td&gt;\n\t\t&lt;/tr&gt;&lt;/tbody&gt;&lt;/table&gt;", "listaProjektow": [], "idRodzajuUslugi": 144, "kwalifikacjeKuz": [], "osobaKontaktowa": {"email": "csb@wmzdz.pl", "telefon": " 507 124 198", "zdjecie": null, "imieNazwisko": "Bogusław Tański"}, "zakresUprawnien": null, "efektyUczeniaSie": null, "inneKwalifikacje": [], "cenaNettoZaUsluge": null, "idKategoriiUslugi": 454, "idKwalifikacjiKkz": null, "idKwalifikacjiZrk": null, "warunkiTechniczne": null, "cenaBruttoZaUsluge": null, "cenaNettoZaGodzine": 0, "idFormySwiadczenia": 1, "idPodrodzajuUslugi": 145, "warunkiLogistyczne": [], "cenaBruttoZaGodzine": 0, "formyDofinansowania": [], "informacjeDodatkowe": "&lt;p&gt;Po zakończonych zajęciach teoretycznych oraz praktycznych, uczestnik kursu zostaje dopuszczony do egzaminu państwowego pod nadzorem Instytutu Spawalnictwa. Egzamin teoretyczny w formie testu. Egzamin praktyczny na indywidualnym stanowisku spawlniczym. Po zdaniu egzaminu końcowego, uczestnik kursu uzyskuje uprawnienia do wykonywania spoin czołowych blach elektrodami otulonymi, zgodnie z obowiązującymi przepisami i aktualnymi normami dotyczącymi przeprowadzania egzaminów kwalifikacyjnych spawaczy.&lt;/p&gt;\n\n&lt;p&gt;W przypadku kiedy spawacz w ciągu 2 lat od zakończenia szkolenia spawalniczego w jednej metodzie spawania podejmie szkolenia na kursach w innej metodzie spawania, może być zwolniony z określonej części zajęć teoretycznych.&lt;/p&gt;\nZaświadczenie ukończenia kursu zgodnie z § 18 ust. 2 rozporządzenia Ministra Edukacji Narodowej z dnia 11 stycznia 2012 r. w sprawie kształcenia ustawicznego w formach pozaszkolnych\nKsiążeczka spawacza .\nŚwiadectwo Egzaminu Kwalifikacyjnego Spawacza w zakresie ręcznego spawania łukowego, MMA spawanie łukowe elektrodą otuloną..\n&lt;p&gt;Skrypt szkoleniowy.&lt;/p&gt;\n\n&lt;p&gt; &lt;/p&gt;", "kosztWalidacjiNetto": null, "warunkiUczestnictwa": "&lt;ul&gt;&lt;li&gt; ukończona co najmniej szkoła podstawowa lub szkoła zawodowa&lt;/li&gt;\n\t&lt;li&gt; ukończone 18 lat&lt;/li&gt;\n\t&lt;li&gt; zdolność do wykonywania zawodu spawacza, potwierdzona świadectwem lekarskim&lt;/li&gt;\n\t&lt;li&gt; ukończony kurs spawania blach i rur elektrodami otulonymi – spoiny pachwinowe&lt;/li&gt;\n\t&lt;li&gt; ukończony podstawowy kurs spawania elektrodami otulonymi, wg systemu szkolenia spawaczy stosowanego w Polsce do roku 2007&lt;/li&gt;\n&lt;/ul&gt;&lt;p&gt; &lt;/p&gt;", "idPodkategoriiUslugi": 467, "kosztWalidacjiBrutto": null, "cenaNettoZaUczestnika": 190000, "dataRozpoczeciaUslugi": "2016-11-21T00:00:00+01:00", "dataZakonczeniaUslugi": "2017-02-17T00:00:00+01:00", "cenaBruttoZaUczestnika": 190000, "czyUslugaDofinansowana": true, "materialyDlaUczestnikow": null, "kosztCertyfikowaniaNetto": null, "czyCenaDotyczyCalejUslugi": false, "dataZakonczeniaRekrutacji": "2016-11-21T00:00:00+01:00", "kosztCertyfikowaniaBrutto": null, "minimalnaLiczbaUczestnikow": 1, "szczegolyMiejscaRealizacji": "Zajęcia teoretyczne odbywają się w nowocześnie wyposażonych salach dydaktycznych, natomiast zajęcia praktyczne w pracowni spawalniczej, wyposażonej w najwyższej jakości sprzęt spawalniczy, z wydzielonymi dla każdego uczestnika kursu, stanowiskami spawalniczymi.\nIstnieje możliwość indywidualnego ustawienia terminu zajęć praktycznych.", "maksymalnaLiczbaUczestnikow": null,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796843">
            <text:p>2025-12-16 15:53:44.796843</text:p>
          </table:table-cell>
          <table:table-cell office:value-type="string" office:string-value="2025-12-16 15:53:44.796843">
            <text:p>2025-12-16 15:53:44.796843</text:p>
          </table:table-cell>
        </table:table-row>
        <table:table-row>
          <table:table-cell office:value-type="float" office:value="22570">
            <text:p>22570</text:p>
          </table:table-cell>
          <table:table-cell office:value-type="string" office:string-value="2016/11/01/10312/22570">
            <text:p>2016/11/01/10312/22570</text:p>
          </table:table-cell>
          <table:table-cell office:value-type="string" office:string-value="Spawanie blach i rur elektrodami otulonymi – spoiny pachwinowe (111)">
            <text:p>Spawanie blach i rur elektrodami otulonymi – spoiny pachwinowe (111)</text:p>
          </table:table-cell>
          <table:table-cell office:value-type="string" office:string-value="ZREALIZOWANA">
            <text:p>ZREALIZOWANA</text:p>
          </table:table-cell>
          <table:table-cell office:value-type="string" office:string-value="2016-11-21 00:00:00">
            <text:p>2016-11-21 00:00:00</text:p>
          </table:table-cell>
          <table:table-cell office:value-type="string" office:string-value="2017-02-10 00:00:00">
            <text:p>2017-02-10 00:00:00</text:p>
          </table:table-cell>
          <table:table-cell office:value-type="string" office:string-value="2016-11-21 00:00:00">
            <text:p>2016-11-21 00:00:00</text:p>
          </table:table-cell>
          <table:table-cell office:value-type="float" office:value="454">
            <text:p>454</text:p>
          </table:table-cell>
          <table:table-cell office:value-type="float" office:value="467">
            <text:p>467</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Celem kursu jest teoretyczne i praktyczne przygotowanie uczestników kursu do egzaminu końcowego IS-P/T-FW-xx-111 wg Wytycznych Instytutu Spawalnictwa Nr W-14/IS-17.">
            <text:p>Celem kursu jest teoretyczne i praktyczne przygotowanie uczestników kursu do egzaminu końcowego IS-P/T-FW-xx-111 wg Wytycznych Instytutu Spawalnictwa Nr W-14/IS-17.</text:p>
          </table:table-cell>
          <table:table-cell office:value-type="string" office:string-value="">
            <text:p/>
          </table:table-cell>
          <table:table-cell office:value-type="string" office:string-value="">
            <text:p/>
          </table:table-cell>
          <table:table-cell office:value-type="string" office:string-value="&lt;p&gt;Szkolenie obejmuje 171 godzin dydaktycznych &lt;/p&gt;&#10;&#10;&lt;p&gt;&lt;strong&gt;Czas trwania kursu&lt;/strong&gt;&lt;/p&gt;&#10;&#10;&lt;table&gt;&lt;tbody&gt;&lt;tr&gt;&lt;td style=&quot;width:293px;&quot;&gt;&#10;   &lt;p&gt;&lt;strong&gt;Szkolenie teoretyczne – Moduł 111-1    &lt;/strong&gt;&lt;/p&gt;&#10;   &lt;/td&gt;&#10;   &lt;td style=&quot;width:85px;&quot;&gt;&#10;   &lt;p&gt;&lt;strong&gt;24 godz.&lt;/strong&gt;&lt;/p&gt;&#10;   &lt;/td&gt;&#10;  &lt;/tr&gt;&lt;tr&gt;&lt;td style=&quot;width:293px;&quot;&gt;&#10;   &lt;p&gt;&lt;strong&gt;Szkolenie praktyczne:     &lt;/strong&gt;&lt;/p&gt;&#10;   &lt;/td&gt;&#10;   &lt;td style=&quot;width:85px;&quot;&gt;&#10;   &lt;p&gt;&lt;strong&gt;140 godz.&lt;/strong&gt;&lt;/p&gt;&#10;   &lt;/td&gt;&#10;  &lt;/tr&gt;&lt;tr&gt;&lt;td style=&quot;width:293px;&quot;&gt;&#10;   &lt;p&gt;-  Moduł E 1&lt;/p&gt;&#10;   &lt;/td&gt;&#10;   &lt;td style=&quot;width:85px;&quot;&gt;&#10;   &lt;p&gt;90 godz.&lt;/p&gt;&#10;   &lt;/td&gt;&#10;  &lt;/tr&gt;&lt;tr&gt;&lt;td style=&quot;width:293px;&quot;&gt;&#10;   &lt;p&gt;-  Moduł E 2&lt;/p&gt;&#10;   &lt;/td&gt;&#10;   &lt;td style=&quot;width:85px;&quot;&gt;&#10;   &lt;p&gt;50 godz.&lt;/p&gt;&#10;   &lt;/td&gt;&#10;  &lt;/tr&gt;&lt;tr&gt;&lt;td style=&quot;width:293px;&quot;&gt;&#10;   &lt;p&gt;&lt;strong&gt;Szkolenie - teoretyczne + praktyczne&lt;/strong&gt;&lt;/p&gt;&#10;   &lt;/td&gt;&#10;   &lt;td style=&quot;width:85px;&quot;&gt;&#10;   &lt;p&gt;&lt;strong&gt;164 godz.&lt;/strong&gt;&lt;/p&gt;&#10;   &lt;/td&gt;&#10;  &lt;/tr&gt;&lt;tr&gt;&lt;td style=&quot;width:293px;&quot;&gt;&#10;   &lt;p&gt;&lt;strong&gt;Egzamin&lt;/strong&gt;&lt;/p&gt;&#10;   &lt;/td&gt;&#10;   &lt;td style=&quot;width:85px;&quot;&gt;&#10;   &lt;p&gt;&lt;strong&gt;7 godz.&lt;/strong&gt;&lt;/p&gt;&#10;   &lt;/td&gt;&#10;  &lt;/tr&gt;&lt;tr&gt;&lt;td style=&quot;width:293px;&quot;&gt;&#10;   &lt;p&gt;&lt;strong&gt;Łącznie&lt;/strong&gt;&lt;/p&gt;&#10;   &lt;/td&gt;&#10;   &lt;td style=&quot;width:85px;&quot;&gt;&#10;   &lt;p&gt;&lt;strong&gt;171 godz.&lt;/strong&gt;&lt;/p&gt;&#10;   &lt;/td&gt;&#10;  &lt;/tr&gt;&lt;/tbody&gt;&lt;/table&gt;&lt;p&gt;Program szkolenia i czas szkolenia zatwierdzony przez Instytut Spawalnictwa w Gliwicach. Zagadnienia teoretyczne i ćwiczenia praktyczne zgodne z wytycznymi Instytutu Spawalnictwa W-14/IS-01.&lt;/p&gt;">
            <text:p>&lt;p&gt;Szkolenie obejmuje 171 godzin dydaktycznych &lt;/p&gt;

&lt;p&gt;&lt;strong&gt;Czas trwania kursu&lt;/strong&gt;&lt;/p&gt;

&lt;table&gt;&lt;tbody&gt;&lt;tr&gt;&lt;td style="width:293px;"&gt;
			&lt;p&gt;&lt;strong&gt;Szkolenie teoretyczne – Moduł 111-1    &lt;/strong&gt;&lt;/p&gt;
			&lt;/td&gt;
			&lt;td style="width:85px;"&gt;
			&lt;p&gt;&lt;strong&gt;24 godz.&lt;/strong&gt;&lt;/p&gt;
			&lt;/td&gt;
		&lt;/tr&gt;&lt;tr&gt;&lt;td style="width:293px;"&gt;
			&lt;p&gt;&lt;strong&gt;Szkolenie praktyczne:     &lt;/strong&gt;&lt;/p&gt;
			&lt;/td&gt;
			&lt;td style="width:85px;"&gt;
			&lt;p&gt;&lt;strong&gt;140 godz.&lt;/strong&gt;&lt;/p&gt;
			&lt;/td&gt;
		&lt;/tr&gt;&lt;tr&gt;&lt;td style="width:293px;"&gt;
			&lt;p&gt;-  Moduł E 1&lt;/p&gt;
			&lt;/td&gt;
			&lt;td style="width:85px;"&gt;
			&lt;p&gt;90 godz.&lt;/p&gt;
			&lt;/td&gt;
		&lt;/tr&gt;&lt;tr&gt;&lt;td style="width:293px;"&gt;
			&lt;p&gt;-  Moduł E 2&lt;/p&gt;
			&lt;/td&gt;
			&lt;td style="width:85px;"&gt;
			&lt;p&gt;50 godz.&lt;/p&gt;
			&lt;/td&gt;
		&lt;/tr&gt;&lt;tr&gt;&lt;td style="width:293px;"&gt;
			&lt;p&gt;&lt;strong&gt;Szkolenie - teoretyczne + praktyczne&lt;/strong&gt;&lt;/p&gt;
			&lt;/td&gt;
			&lt;td style="width:85px;"&gt;
			&lt;p&gt;&lt;strong&gt;164 godz.&lt;/strong&gt;&lt;/p&gt;
			&lt;/td&gt;
		&lt;/tr&gt;&lt;tr&gt;&lt;td style="width:293px;"&gt;
			&lt;p&gt;&lt;strong&gt;Egzamin&lt;/strong&gt;&lt;/p&gt;
			&lt;/td&gt;
			&lt;td style="width:85px;"&gt;
			&lt;p&gt;&lt;strong&gt;7 godz.&lt;/strong&gt;&lt;/p&gt;
			&lt;/td&gt;
		&lt;/tr&gt;&lt;tr&gt;&lt;td style="width:293px;"&gt;
			&lt;p&gt;&lt;strong&gt;Łącznie&lt;/strong&gt;&lt;/p&gt;
			&lt;/td&gt;
			&lt;td style="width:85px;"&gt;
			&lt;p&gt;&lt;strong&gt;171 godz.&lt;/strong&gt;&lt;/p&gt;
			&lt;/td&gt;
		&lt;/tr&gt;&lt;/tbody&gt;&lt;/table&gt;&lt;p&gt;Program szkolenia i czas szkolenia zatwierdzony przez Instytut Spawalnictwa w Gliwicach. Zagadnienia teoretyczne i ćwiczenia praktyczne zgodne z wytycznymi Instytutu Spawalnictwa W-14/IS-01.&lt;/p&gt;</text:p>
          </table:table-cell>
          <table:table-cell office:value-type="string" office:string-value="">
            <text:p/>
          </table:table-cell>
          <table:table-cell office:value-type="string" office:string-value="&lt;p&gt;Warunki przystąpienia do kursu&lt;/p&gt;&#10;&#10;&lt;p&gt; - ukończona co najmniej szkoła podstawowa lub szkoła zawodowa&lt;/p&gt;&#10;&#10;&lt;p&gt; - ukończone 18 lat&lt;/p&gt;&#10;&#10;&lt;p&gt;- zdolność do pracy w różnych warunkach atmosferycznych&lt;/p&gt;">
            <text:p>&lt;p&gt;Warunki przystąpienia do kursu&lt;/p&gt;

&lt;p&gt; - ukończona co najmniej szkoła podstawowa lub szkoła zawodowa&lt;/p&gt;

&lt;p&gt; - ukończone 18 lat&lt;/p&gt;

&lt;p&gt;- zdolność do pracy w różnych warunkach atmosferycznych&lt;/p&gt;</text:p>
          </table:table-cell>
          <table:table-cell office:value-type="string" office:string-value="">
            <text:p/>
          </table:table-cell>
          <table:table-cell office:value-type="string" office:string-value="&lt;p&gt;Po zakończonych zajęciach teoretycznych oraz praktycznych, uczestnik kursu zostaje dopuszczony do egzaminu państwowego pod nadzorem Instytutu Spawalnictwa. Egzamin teroretyczny w formie testu. Praktyczny na stanowisku spawalniczym.&lt;/p&gt;&#10;&#10;&lt;p&gt;Po zdaniu egzaminu końcowego, uczestnik kursu uzyskuje uprawnienia do wykonywania spoin pachwinowych blach i rur elektrodami otulonymi, zgodnie z obowiązującymi przepisami i aktualnymi normami dotyczącymi przeprowadzania egzaminów kwalifikacyjnych spawaczy.&lt;/p&gt;&#10;&#10;&lt;p&gt;W przypadku kiedy spawacz w ciągu 2 lat od zakończenia szkolenia spawalniczego w jednej metodzie spawania podejmie szkolenia na kursach w innej metodzie spawania, może być zwolniony z określonej części zajęć teoretycznych.&lt;/p&gt;&#10;&#10;&lt;p&gt;Kursy spawania umożliwiają zdobycie kwalifikacji spawacza na 3 poziomach kwalifikacji:&lt;/p&gt;&#10;&#10;&lt;p&gt; 1) Poziom 1 - kursy spawania blach i rur spoinami pachwinowymi;&lt;/p&gt;&#10;&#10;&lt;p&gt; 2) Poziom 2 - kursy spawania blach spoinami czołowymi;&lt;/p&gt;&#10;&#10;&lt;p&gt; 3) Poziom 3 - kursy spawania rur spoinami czołowymi&lt;/p&gt;&#10;&#10;&lt;p&gt; &lt;/p&gt;&#10;Zaświadczenie ukończenia kursu zgodnie z § 18 ust. 2 rozporządzenia Ministra Edukacji Narodowej z dnia 11 stycznia 2012 r. w sprawie kształcenia ustawicznego w formach pozaszkolnych&#10;Książeczka spawacza .&#10;Świadectwo Egzaminu Kwalifikacyjnego Spawacza w zakresie ręcznego spawania łukowego, MMA spawanie łukowe elektrodą otuloną..&#10;&lt;p&gt;Skrypt szkoleniowy.&lt;/p&gt;&#10;&#10;&lt;p&gt; &lt;/p&gt;">
            <text:p>&lt;p&gt;Po zakończonych zajęciach teoretycznych oraz praktycznych, uczestnik kursu zostaje dopuszczony do egzaminu państwowego pod nadzorem Instytutu Spawalnictwa. Egzamin teroretyczny w formie testu. Praktyczny na stanowisku spawalniczym.&lt;/p&gt;

&lt;p&gt;Po zdaniu egzaminu końcowego, uczestnik kursu uzyskuje uprawnienia do wykonywania spoin pachwinowych blach i rur elektrodami otulonymi, zgodnie z obowiązującymi przepisami i aktualnymi normami dotyczącymi przeprowadzania egzaminów kwalifikacyjnych spawaczy.&lt;/p&gt;

&lt;p&gt;W przypadku kiedy spawacz w ciągu 2 lat od zakończenia szkolenia spawalniczego w jednej metodzie spawania podejmie szkolenia na kursach w innej metodzie spawania, może być zwolniony z określonej części zajęć teoretycznych.&lt;/p&gt;

&lt;p&gt;Kursy spawania umożliwiają zdobycie kwalifikacji spawacza na 3 poziomach kwalifikacji:&lt;/p&gt;

&lt;p&gt; 1) Poziom 1 - kursy spawania blach i rur spoinami pachwinowymi;&lt;/p&gt;

&lt;p&gt; 2) Poziom 2 - kursy spawania blach spoinami czołowymi;&lt;/p&gt;

&lt;p&gt; 3) Poziom 3 - kursy spawania rur spoinami czołowymi&lt;/p&gt;

&lt;p&gt; &lt;/p&gt;
Zaświadczenie ukończenia kursu zgodnie z § 18 ust. 2 rozporządzenia Ministra Edukacji Narodowej z dnia 11 stycznia 2012 r. w sprawie kształcenia ustawicznego w formach pozaszkolnych
Książeczka spawacza .
Świadectwo Egzaminu Kwalifikacyjnego Spawacza w zakresie ręcznego spawania łukowego, MMA spawanie łukowe elektrodą otuloną..
&lt;p&gt;Skrypt szkoleniowy.&lt;/p&gt;

&lt;p&gt; &lt;/p&gt;</text:p>
          </table:table-cell>
          <table:table-cell office:value-type="string" office:string-value="">
            <text:p/>
          </table:table-cell>
          <table:table-cell office:value-type="string" office:string-value="">
            <text:p/>
          </table:table-cell>
          <table:table-cell office:value-type="float" office:value="190000.0">
            <text:p>190000.0</text:p>
          </table:table-cell>
          <table:table-cell office:value-type="float" office:value="190000.0">
            <text:p>190000.0</text:p>
          </table:table-cell>
          <table:table-cell office:value-type="float" office:value="0">
            <text:p/>
          </table:table-cell>
          <table:table-cell office:value-type="float" office:value="0">
            <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string" office:string-value="">
            <text:p/>
          </table:table-cell>
          <table:table-cell office:value-type="string" office:string-value="{&quot;idKraju&quot;: 209, &quot;idUlicy&quot;: 27907, &quot;telefon&quot;: null, &quot;nazwaKraju&quot;: &quot;Polska&quot;, &quot;nazwaUlicy&quot;: &quot;ul. Lubelska&quot;, &quot;kodPocztowy&quot;: null, &quot;numerLokalu&quot;: null, &quot;numerBudynku&quot;: &quot;33c&quot;, &quot;idWojewodztwa&quot;: 14, &quot;idMiejscowosci&quot;: 48468, &quot;nazwaWojewodztwa&quot;: &quot;warmińsko-mazurskie&quot;, &quot;nazwaMiejscowosci&quot;: &quot;Olsztyn&quot;, &quot;dlugoscGeograficzna&quot;: null, &quot;szerokoscGeograficzna&quot;: null}">
            <text:p>{"idKraju": 209, "idUlicy": 27907, "telefon": null, "nazwaKraju": "Polska", "nazwaUlicy": "ul. Lubelska", "kodPocztowy": null, "numerLokalu": null, "numerBudynku": "33c", "idWojewodztwa": 14, "idMiejscowosci": 48468, "nazwaWojewodztwa": "warmińsko-mazurskie", "nazwaMiejscowosci": "Olsztyn", "dlugoscGeograficzna": null, "szerokoscGeograficzna": null}</text:p>
          </table:table-cell>
          <table:table-cell office:value-type="string" office:string-value="{&quot;id&quot;: 10312, &quot;logo&quot;: {&quot;url&quot;: &quot;https://uslugirozwojowe.parp.gov.pl/api/plik/pobierz/Z5o4fqLwxMhTeK5kgjlEn5_KeE-FQqMe&quot;, &quot;nazwa&quot;: &quot;ZDZ_FB_avatar.png&quot;, &quot;rozszerzenie&quot;: &quot;png&quot;}, &quot;nazwa&quot;: &quot;WARMIŃSKO - MAZURSKI ZAKŁAD DOSKONALENIA ZAWODOWEGO W OLSZTYNIE&quot;}">
            <text:p>{"id": 10312, "logo": {"url": "https://uslugirozwojowe.parp.gov.pl/api/plik/pobierz/Z5o4fqLwxMhTeK5kgjlEn5_KeE-FQqMe", "nazwa": "ZDZ_FB_avatar.png", "rozszerzenie": "png"}, "nazwa": "WARMIŃSKO - MAZURSKI ZAKŁAD DOSKONALENIA ZAWODOWEGO W OLSZTYNIE"}</text:p>
          </table:table-cell>
          <table:table-cell office:value-type="string" office:string-value="{&quot;email&quot;: &quot;csb@wmzdz.pl&quot;, &quot;telefon&quot;: &quot; 507 124 198&quot;, &quot;zdjecie&quot;: null, &quot;imieNazwisko&quot;: &quot;Bogusław Tański&quot;}">
            <text:p>{"email": "csb@wmzdz.pl", "telefon": " 507 124 198", "zdjecie": null, "imieNazwisko": "Bogusław Tański"}</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70, &quot;adres&quot;: {&quot;idKraju&quot;: 209, &quot;idUlicy&quot;: 27907, &quot;telefon&quot;: null, &quot;nazwaKraju&quot;: &quot;Polska&quot;, &quot;nazwaUlicy&quot;: &quot;ul. Lubelska&quot;, &quot;kodPocztowy&quot;: null, &quot;numerLokalu&quot;: null, &quot;numerBudynku&quot;: &quot;33c&quot;, &quot;idWojewodztwa&quot;: 14, &quot;idMiejscowosci&quot;: 48468, &quot;nazwaWojewodztwa&quot;: &quot;warmińsko-mazurskie&quot;, &quot;nazwaMiejscowosci&quot;: &quot;Olsztyn&quot;, &quot;dlugoscGeograficzna&quot;: null, &quot;szerokoscGeograficzna&quot;: null}, &quot;numer&quot;: &quot;2016/11/01/10312/22570&quot;, &quot;ocena&quot;: {&quot;liczbaOcen&quot;: 0, &quot;sredniaZOcen&quot;: 0.0}, &quot;tytul&quot;: &quot;Spawanie blach i rur elektrodami otulonymi – spoiny pachwinowe (111)&quot;, &quot;status&quot;: &quot;ZREALIZOWANA&quot;, &quot;efektUslugi&quot;: null, &quot;celBiznesowy&quot;: null, &quot;liczbaGodzin&quot;: 0, &quot;celEdukacyjny&quot;: &quot;Celem kursu jest teoretyczne i praktyczne przygotowanie uczestników kursu do egzaminu końcowego IS-P/T-FW-xx-111 wg Wytycznych Instytutu Spawalnictwa Nr W-14/IS-17.&quot;, &quot;dostawcaUslug&quot;: {&quot;id&quot;: 10312, &quot;logo&quot;: {&quot;url&quot;: &quot;https://uslugirozwojowe.parp.gov.pl/api/plik/pobierz/Z5o4fqLwxMhTeK5kgjlEn5_KeE-FQqMe&quot;, &quot;nazwa&quot;: &quot;ZDZ_FB_avatar.png&quot;, &quot;rozszerzenie&quot;: &quot;png&quot;}, &quot;nazwa&quot;: &quot;WARMIŃSKO - MAZURSKI ZAKŁAD DOSKONALENIA ZAWODOWEGO W OLSZTYNIE&quot;}, &quot;grupaDocelowa&quot;: null, &quot;kodyDostepowe&quot;: null, &quot;programUslugi&quot;: &quot;&lt;p&gt;Szkolenie obejmuje 171 godzin dydaktycznych &lt;/p&gt;\n\n&lt;p&gt;&lt;strong&gt;Czas trwania kursu&lt;/strong&gt;&lt;/p&gt;\n\n&lt;table&gt;&lt;tbody&gt;&lt;tr&gt;&lt;td style=\&quot;width:293px;\&quot;&gt;\n\t\t\t&lt;p&gt;&lt;strong&gt;Szkolenie teoretyczne – Moduł 111-1    &lt;/strong&gt;&lt;/p&gt;\n\t\t\t&lt;/td&gt;\n\t\t\t&lt;td style=\&quot;width:85px;\&quot;&gt;\n\t\t\t&lt;p&gt;&lt;strong&gt;24 godz.&lt;/strong&gt;&lt;/p&gt;\n\t\t\t&lt;/td&gt;\n\t\t&lt;/tr&gt;&lt;tr&gt;&lt;td style=\&quot;width:293px;\&quot;&gt;\n\t\t\t&lt;p&gt;&lt;strong&gt;Szkolenie praktyczne:     &lt;/strong&gt;&lt;/p&gt;\n\t\t\t&lt;/td&gt;\n\t\t\t&lt;td style=\&quot;width:85px;\&quot;&gt;\n\t\t\t&lt;p&gt;&lt;strong&gt;140 godz.&lt;/strong&gt;&lt;/p&gt;\n\t\t\t&lt;/td&gt;\n\t\t&lt;/tr&gt;&lt;tr&gt;&lt;td style=\&quot;width:293px;\&quot;&gt;\n\t\t\t&lt;p&gt;-  Moduł E 1&lt;/p&gt;\n\t\t\t&lt;/td&gt;\n\t\t\t&lt;td style=\&quot;width:85px;\&quot;&gt;\n\t\t\t&lt;p&gt;90 godz.&lt;/p&gt;\n\t\t\t&lt;/td&gt;\n\t\t&lt;/tr&gt;&lt;tr&gt;&lt;td style=\&quot;width:293px;\&quot;&gt;\n\t\t\t&lt;p&gt;-  Moduł E 2&lt;/p&gt;\n\t\t\t&lt;/td&gt;\n\t\t\t&lt;td style=\&quot;width:85px;\&quot;&gt;\n\t\t\t&lt;p&gt;50 godz.&lt;/p&gt;\n\t\t\t&lt;/td&gt;\n\t\t&lt;/tr&gt;&lt;tr&gt;&lt;td style=\&quot;width:293px;\&quot;&gt;\n\t\t\t&lt;p&gt;&lt;strong&gt;Szkolenie - teoretyczne + praktyczne&lt;/strong&gt;&lt;/p&gt;\n\t\t\t&lt;/td&gt;\n\t\t\t&lt;td style=\&quot;width:85px;\&quot;&gt;\n\t\t\t&lt;p&gt;&lt;strong&gt;164 godz.&lt;/strong&gt;&lt;/p&gt;\n\t\t\t&lt;/td&gt;\n\t\t&lt;/tr&gt;&lt;tr&gt;&lt;td style=\&quot;width:293px;\&quot;&gt;\n\t\t\t&lt;p&gt;&lt;strong&gt;Egzamin&lt;/strong&gt;&lt;/p&gt;\n\t\t\t&lt;/td&gt;\n\t\t\t&lt;td style=\&quot;width:85px;\&quot;&gt;\n\t\t\t&lt;p&gt;&lt;strong&gt;7 godz.&lt;/strong&gt;&lt;/p&gt;\n\t\t\t&lt;/td&gt;\n\t\t&lt;/tr&gt;&lt;tr&gt;&lt;td style=\&quot;width:293px;\&quot;&gt;\n\t\t\t&lt;p&gt;&lt;strong&gt;Łącznie&lt;/strong&gt;&lt;/p&gt;\n\t\t\t&lt;/td&gt;\n\t\t\t&lt;td style=\&quot;width:85px;\&quot;&gt;\n\t\t\t&lt;p&gt;&lt;strong&gt;171 godz.&lt;/strong&gt;&lt;/p&gt;\n\t\t\t&lt;/td&gt;\n\t\t&lt;/tr&gt;&lt;/tbody&gt;&lt;/table&gt;&lt;p&gt;Program szkolenia i czas szkolenia zatwierdzony przez Instytut Spawalnictwa w Gliwicach. Zagadnienia teoretyczne i ćwiczenia praktyczne zgodne z wytycznymi Instytutu Spawalnictwa W-14/IS-01.&lt;/p&gt;&quot;, &quot;listaProjektow&quot;: [], &quot;idRodzajuUslugi&quot;: 144, &quot;kwalifikacjeKuz&quot;: [], &quot;osobaKontaktowa&quot;: {&quot;email&quot;: &quot;csb@wmzdz.pl&quot;, &quot;telefon&quot;: &quot; 507 124 198&quot;, &quot;zdjecie&quot;: null, &quot;imieNazwisko&quot;: &quot;Bogusław Tański&quot;}, &quot;zakresUprawnien&quot;: null, &quot;efektyUczeniaSie&quot;: null, &quot;inneKwalifikacje&quot;: [], &quot;cenaNettoZaUsluge&quot;: null, &quot;idKategoriiUslugi&quot;: 454, &quot;idKwalifikacjiKkz&quot;: null, &quot;idKwalifikacjiZrk&quot;: null, &quot;warunkiTechniczne&quot;: null, &quot;cenaBruttoZaUsluge&quot;: null, &quot;cenaNettoZaGodzine&quot;: 0, &quot;idFormySwiadczenia&quot;: 1, &quot;idPodrodzajuUslugi&quot;: 145, &quot;warunkiLogistyczne&quot;: [], &quot;cenaBruttoZaGodzine&quot;: 0, &quot;formyDofinansowania&quot;: [], &quot;informacjeDodatkowe&quot;: &quot;&lt;p&gt;Po zakończonych zajęciach teoretycznych oraz praktycznych, uczestnik kursu zostaje dopuszczony do egzaminu państwowego pod nadzorem Instytutu Spawalnictwa. Egzamin teroretyczny w formie testu. Praktyczny na stanowisku spawalniczym.&lt;/p&gt;\n\n&lt;p&gt;Po zdaniu egzaminu końcowego, uczestnik kursu uzyskuje uprawnienia do wykonywania spoin pachwinowych blach i rur elektrodami otulonymi, zgodnie z obowiązującymi przepisami i aktualnymi normami dotyczącymi przeprowadzania egzaminów kwalifikacyjnych spawaczy.&lt;/p&gt;\n\n&lt;p&gt;W przypadku kiedy spawacz w ciągu 2 lat od zakończenia szkolenia spawalniczego w jednej metodzie spawania podejmie szkolenia na kursach w innej metodzie spawania, może być zwolniony z określonej części zajęć teoretycznych.&lt;/p&gt;\n\n&lt;p&gt;Kursy spawania umożliwiają zdobycie kwalifikacji spawacza na 3 poziomach kwalifikacji:&lt;/p&gt;\n\n&lt;p&gt; 1) Poziom 1 - kursy spawania blach i rur spoinami pachwinowymi;&lt;/p&gt;\n\n&lt;p&gt; 2) Poziom 2 - kursy spawania blach spoinami czołowymi;&lt;/p&gt;\n\n&lt;p&gt; 3) Poziom 3 - kursy spawania rur spoinami czołowymi&lt;/p&gt;\n\n&lt;p&gt; &lt;/p&gt;\nZaświadczenie ukończenia kursu zgodnie z § 18 ust. 2 rozporządzenia Ministra Edukacji Narodowej z dnia 11 stycznia 2012 r. w sprawie kształcenia ustawicznego w formach pozaszkolnych\nKsiążeczka spawacza .\nŚwiadectwo Egzaminu Kwalifikacyjnego Spawacza w zakresie ręcznego spawania łukowego, MMA spawanie łukowe elektrodą otuloną..\n&lt;p&gt;Skrypt szkoleniowy.&lt;/p&gt;\n\n&lt;p&gt; &lt;/p&gt;&quot;, &quot;kosztWalidacjiNetto&quot;: null, &quot;warunkiUczestnictwa&quot;: &quot;&lt;p&gt;Warunki przystąpienia do kursu&lt;/p&gt;\n\n&lt;p&gt; - ukończona co najmniej szkoła podstawowa lub szkoła zawodowa&lt;/p&gt;\n\n&lt;p&gt; - ukończone 18 lat&lt;/p&gt;\n\n&lt;p&gt;- zdolność do pracy w różnych warunkach atmosferycznych&lt;/p&gt;&quot;, &quot;idPodkategoriiUslugi&quot;: 467, &quot;kosztWalidacjiBrutto&quot;: null, &quot;cenaNettoZaUczestnika&quot;: 190000, &quot;dataRozpoczeciaUslugi&quot;: &quot;2016-11-21T00:00:00+01:00&quot;, &quot;dataZakonczeniaUslugi&quot;: &quot;2017-02-10T00:00:00+01:00&quot;, &quot;cenaBruttoZaUczestnika&quot;: 190000, &quot;czyUslugaDofinansowana&quot;: true, &quot;materialyDlaUczestnikow&quot;: null, &quot;kosztCertyfikowaniaNetto&quot;: null, &quot;czyCenaDotyczyCalejUslugi&quot;: false, &quot;dataZakonczeniaRekrutacji&quot;: &quot;2016-11-21T00:00:00+01:00&quot;, &quot;kosztCertyfikowaniaBrutto&quot;: null, &quot;minimalnaLiczbaUczestnikow&quot;: 1, &quot;szczegolyMiejscaRealizacji&quot;: &quot;Zajęcia teoretyczne odbywają się w nowocześnie wyposażonych salach dydaktycznych, natomiast zajęcia praktyczne w pracowni spawalniczej, wyposażonej w najwyższej jakości sprzęt spawalniczy, z wydzielonymi dla każdego uczestnika kursu, stanowiskami spawalniczymi.\nIstnieje możliwość indywidualnego ustawienia terminu zajęć praktycznych.&quot;, &quot;maksymalnaLiczbaUczestnikow&quot;: null,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70, "adres": {"idKraju": 209, "idUlicy": 27907, "telefon": null, "nazwaKraju": "Polska", "nazwaUlicy": "ul. Lubelska", "kodPocztowy": null, "numerLokalu": null, "numerBudynku": "33c", "idWojewodztwa": 14, "idMiejscowosci": 48468, "nazwaWojewodztwa": "warmińsko-mazurskie", "nazwaMiejscowosci": "Olsztyn", "dlugoscGeograficzna": null, "szerokoscGeograficzna": null}, "numer": "2016/11/01/10312/22570", "ocena": {"liczbaOcen": 0, "sredniaZOcen": 0.0}, "tytul": "Spawanie blach i rur elektrodami otulonymi – spoiny pachwinowe (111)", "status": "ZREALIZOWANA", "efektUslugi": null, "celBiznesowy": null, "liczbaGodzin": 0, "celEdukacyjny": "Celem kursu jest teoretyczne i praktyczne przygotowanie uczestników kursu do egzaminu końcowego IS-P/T-FW-xx-111 wg Wytycznych Instytutu Spawalnictwa Nr W-14/IS-17.", "dostawcaUslug": {"id": 10312, "logo": {"url": "https://uslugirozwojowe.parp.gov.pl/api/plik/pobierz/Z5o4fqLwxMhTeK5kgjlEn5_KeE-FQqMe", "nazwa": "ZDZ_FB_avatar.png", "rozszerzenie": "png"}, "nazwa": "WARMIŃSKO - MAZURSKI ZAKŁAD DOSKONALENIA ZAWODOWEGO W OLSZTYNIE"}, "grupaDocelowa": null, "kodyDostepowe": null, "programUslugi": "&lt;p&gt;Szkolenie obejmuje 171 godzin dydaktycznych &lt;/p&gt;\n\n&lt;p&gt;&lt;strong&gt;Czas trwania kursu&lt;/strong&gt;&lt;/p&gt;\n\n&lt;table&gt;&lt;tbody&gt;&lt;tr&gt;&lt;td style=\"width:293px;\"&gt;\n\t\t\t&lt;p&gt;&lt;strong&gt;Szkolenie teoretyczne – Moduł 111-1    &lt;/strong&gt;&lt;/p&gt;\n\t\t\t&lt;/td&gt;\n\t\t\t&lt;td style=\"width:85px;\"&gt;\n\t\t\t&lt;p&gt;&lt;strong&gt;24 godz.&lt;/strong&gt;&lt;/p&gt;\n\t\t\t&lt;/td&gt;\n\t\t&lt;/tr&gt;&lt;tr&gt;&lt;td style=\"width:293px;\"&gt;\n\t\t\t&lt;p&gt;&lt;strong&gt;Szkolenie praktyczne:     &lt;/strong&gt;&lt;/p&gt;\n\t\t\t&lt;/td&gt;\n\t\t\t&lt;td style=\"width:85px;\"&gt;\n\t\t\t&lt;p&gt;&lt;strong&gt;140 godz.&lt;/strong&gt;&lt;/p&gt;\n\t\t\t&lt;/td&gt;\n\t\t&lt;/tr&gt;&lt;tr&gt;&lt;td style=\"width:293px;\"&gt;\n\t\t\t&lt;p&gt;-  Moduł E 1&lt;/p&gt;\n\t\t\t&lt;/td&gt;\n\t\t\t&lt;td style=\"width:85px;\"&gt;\n\t\t\t&lt;p&gt;90 godz.&lt;/p&gt;\n\t\t\t&lt;/td&gt;\n\t\t&lt;/tr&gt;&lt;tr&gt;&lt;td style=\"width:293px;\"&gt;\n\t\t\t&lt;p&gt;-  Moduł E 2&lt;/p&gt;\n\t\t\t&lt;/td&gt;\n\t\t\t&lt;td style=\"width:85px;\"&gt;\n\t\t\t&lt;p&gt;50 godz.&lt;/p&gt;\n\t\t\t&lt;/td&gt;\n\t\t&lt;/tr&gt;&lt;tr&gt;&lt;td style=\"width:293px;\"&gt;\n\t\t\t&lt;p&gt;&lt;strong&gt;Szkolenie - teoretyczne + praktyczne&lt;/strong&gt;&lt;/p&gt;\n\t\t\t&lt;/td&gt;\n\t\t\t&lt;td style=\"width:85px;\"&gt;\n\t\t\t&lt;p&gt;&lt;strong&gt;164 godz.&lt;/strong&gt;&lt;/p&gt;\n\t\t\t&lt;/td&gt;\n\t\t&lt;/tr&gt;&lt;tr&gt;&lt;td style=\"width:293px;\"&gt;\n\t\t\t&lt;p&gt;&lt;strong&gt;Egzamin&lt;/strong&gt;&lt;/p&gt;\n\t\t\t&lt;/td&gt;\n\t\t\t&lt;td style=\"width:85px;\"&gt;\n\t\t\t&lt;p&gt;&lt;strong&gt;7 godz.&lt;/strong&gt;&lt;/p&gt;\n\t\t\t&lt;/td&gt;\n\t\t&lt;/tr&gt;&lt;tr&gt;&lt;td style=\"width:293px;\"&gt;\n\t\t\t&lt;p&gt;&lt;strong&gt;Łącznie&lt;/strong&gt;&lt;/p&gt;\n\t\t\t&lt;/td&gt;\n\t\t\t&lt;td style=\"width:85px;\"&gt;\n\t\t\t&lt;p&gt;&lt;strong&gt;171 godz.&lt;/strong&gt;&lt;/p&gt;\n\t\t\t&lt;/td&gt;\n\t\t&lt;/tr&gt;&lt;/tbody&gt;&lt;/table&gt;&lt;p&gt;Program szkolenia i czas szkolenia zatwierdzony przez Instytut Spawalnictwa w Gliwicach. Zagadnienia teoretyczne i ćwiczenia praktyczne zgodne z wytycznymi Instytutu Spawalnictwa W-14/IS-01.&lt;/p&gt;", "listaProjektow": [], "idRodzajuUslugi": 144, "kwalifikacjeKuz": [], "osobaKontaktowa": {"email": "csb@wmzdz.pl", "telefon": " 507 124 198", "zdjecie": null, "imieNazwisko": "Bogusław Tański"}, "zakresUprawnien": null, "efektyUczeniaSie": null, "inneKwalifikacje": [], "cenaNettoZaUsluge": null, "idKategoriiUslugi": 454, "idKwalifikacjiKkz": null, "idKwalifikacjiZrk": null, "warunkiTechniczne": null, "cenaBruttoZaUsluge": null, "cenaNettoZaGodzine": 0, "idFormySwiadczenia": 1, "idPodrodzajuUslugi": 145, "warunkiLogistyczne": [], "cenaBruttoZaGodzine": 0, "formyDofinansowania": [], "informacjeDodatkowe": "&lt;p&gt;Po zakończonych zajęciach teoretycznych oraz praktycznych, uczestnik kursu zostaje dopuszczony do egzaminu państwowego pod nadzorem Instytutu Spawalnictwa. Egzamin teroretyczny w formie testu. Praktyczny na stanowisku spawalniczym.&lt;/p&gt;\n\n&lt;p&gt;Po zdaniu egzaminu końcowego, uczestnik kursu uzyskuje uprawnienia do wykonywania spoin pachwinowych blach i rur elektrodami otulonymi, zgodnie z obowiązującymi przepisami i aktualnymi normami dotyczącymi przeprowadzania egzaminów kwalifikacyjnych spawaczy.&lt;/p&gt;\n\n&lt;p&gt;W przypadku kiedy spawacz w ciągu 2 lat od zakończenia szkolenia spawalniczego w jednej metodzie spawania podejmie szkolenia na kursach w innej metodzie spawania, może być zwolniony z określonej części zajęć teoretycznych.&lt;/p&gt;\n\n&lt;p&gt;Kursy spawania umożliwiają zdobycie kwalifikacji spawacza na 3 poziomach kwalifikacji:&lt;/p&gt;\n\n&lt;p&gt; 1) Poziom 1 - kursy spawania blach i rur spoinami pachwinowymi;&lt;/p&gt;\n\n&lt;p&gt; 2) Poziom 2 - kursy spawania blach spoinami czołowymi;&lt;/p&gt;\n\n&lt;p&gt; 3) Poziom 3 - kursy spawania rur spoinami czołowymi&lt;/p&gt;\n\n&lt;p&gt; &lt;/p&gt;\nZaświadczenie ukończenia kursu zgodnie z § 18 ust. 2 rozporządzenia Ministra Edukacji Narodowej z dnia 11 stycznia 2012 r. w sprawie kształcenia ustawicznego w formach pozaszkolnych\nKsiążeczka spawacza .\nŚwiadectwo Egzaminu Kwalifikacyjnego Spawacza w zakresie ręcznego spawania łukowego, MMA spawanie łukowe elektrodą otuloną..\n&lt;p&gt;Skrypt szkoleniowy.&lt;/p&gt;\n\n&lt;p&gt; &lt;/p&gt;", "kosztWalidacjiNetto": null, "warunkiUczestnictwa": "&lt;p&gt;Warunki przystąpienia do kursu&lt;/p&gt;\n\n&lt;p&gt; - ukończona co najmniej szkoła podstawowa lub szkoła zawodowa&lt;/p&gt;\n\n&lt;p&gt; - ukończone 18 lat&lt;/p&gt;\n\n&lt;p&gt;- zdolność do pracy w różnych warunkach atmosferycznych&lt;/p&gt;", "idPodkategoriiUslugi": 467, "kosztWalidacjiBrutto": null, "cenaNettoZaUczestnika": 190000, "dataRozpoczeciaUslugi": "2016-11-21T00:00:00+01:00", "dataZakonczeniaUslugi": "2017-02-10T00:00:00+01:00", "cenaBruttoZaUczestnika": 190000, "czyUslugaDofinansowana": true, "materialyDlaUczestnikow": null, "kosztCertyfikowaniaNetto": null, "czyCenaDotyczyCalejUslugi": false, "dataZakonczeniaRekrutacji": "2016-11-21T00:00:00+01:00", "kosztCertyfikowaniaBrutto": null, "minimalnaLiczbaUczestnikow": 1, "szczegolyMiejscaRealizacji": "Zajęcia teoretyczne odbywają się w nowocześnie wyposażonych salach dydaktycznych, natomiast zajęcia praktyczne w pracowni spawalniczej, wyposażonej w najwyższej jakości sprzęt spawalniczy, z wydzielonymi dla każdego uczestnika kursu, stanowiskami spawalniczymi.\nIstnieje możliwość indywidualnego ustawienia terminu zajęć praktycznych.", "maksymalnaLiczbaUczestnikow": null,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795287">
            <text:p>2025-12-16 15:53:44.795287</text:p>
          </table:table-cell>
          <table:table-cell office:value-type="string" office:string-value="2025-12-16 15:53:44.795287">
            <text:p>2025-12-16 15:53:44.795287</text:p>
          </table:table-cell>
        </table:table-row>
        <table:table-row>
          <table:table-cell office:value-type="float" office:value="22569">
            <text:p>22569</text:p>
          </table:table-cell>
          <table:table-cell office:value-type="string" office:string-value="2016/11/01/10312/22569">
            <text:p>2016/11/01/10312/22569</text:p>
          </table:table-cell>
          <table:table-cell office:value-type="string" office:string-value="Operator ładowarek kat III uprawnień">
            <text:p>Operator ładowarek kat III uprawnień</text:p>
          </table:table-cell>
          <table:table-cell office:value-type="string" office:string-value="ZREALIZOWANA">
            <text:p>ZREALIZOWANA</text:p>
          </table:table-cell>
          <table:table-cell office:value-type="string" office:string-value="2016-11-17 00:00:00">
            <text:p>2016-11-17 00:00:00</text:p>
          </table:table-cell>
          <table:table-cell office:value-type="string" office:string-value="2017-02-17 00:00:00">
            <text:p>2017-02-17 00:00:00</text:p>
          </table:table-cell>
          <table:table-cell office:value-type="string" office:string-value="2016-11-17 00:00:00">
            <text:p>2016-11-17 00:00:00</text:p>
          </table:table-cell>
          <table:table-cell office:value-type="float" office:value="454">
            <text:p>454</text:p>
          </table:table-cell>
          <table:table-cell office:value-type="float" office:value="573">
            <text:p>573</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
            <text:p/>
          </table:table-cell>
          <table:table-cell office:value-type="string" office:string-value="Przygotowanie do uzyskania uprawnień i wykonywania zawodu operatora ładowarek jednonaczyniowych w zakresie III klasy uprawnień (pojemność naczynia do 2,5 m3).">
            <text:p>Przygotowanie do uzyskania uprawnień i wykonywania zawodu operatora ładowarek jednonaczyniowych w zakresie III klasy uprawnień (pojemność naczynia do 2,5 m3).</text:p>
          </table:table-cell>
          <table:table-cell office:value-type="string" office:string-value="">
            <text:p/>
          </table:table-cell>
          <table:table-cell office:value-type="string" office:string-value="">
            <text:p/>
          </table:table-cell>
          <table:table-cell office:value-type="string" office:string-value="&lt;p&gt;Szkolenie obejmuje 176 godzin dydaktycznych &lt;/p&gt;&#10;&#10;&lt;p&gt;1. Użytkowanie eksploatacyjne.&lt;br /&gt;&#10;2. Dokumentacja techniczna.&lt;br /&gt;&#10;3. Bezpieczeństwo i higiena pracy.&lt;br /&gt;&#10;4. Podstawy elektrotechniki.&lt;br /&gt;&#10;5. Silniki spalinowe.&lt;br /&gt;&#10;6. Elementy hydrauliki.&lt;br /&gt;&#10;7. Budowa ładowarek jednonaczyniowych.&lt;br /&gt;&#10;8. Technologia robót.&lt;br /&gt;&#10;9. Zajęcia praktyczne.&lt;/p&gt;&#10;&#10;&lt;p&gt;Kurs prowadzony jest w oparciu o Rozporządzenie Ministra Gospodarki z dnia 20.09.2001r. w sprawie bhp podczas eksploatacji maszyn i innych urządzeń technicznych do robót ziemnych, budowlanych i drogowych. (Dz. U. Nr 118 z dnia 15 października 2001 r.)&lt;br /&gt;&#10; &lt;/p&gt;">
            <text:p>&lt;p&gt;Szkolenie obejmuje 176 godzin dydaktycznych &lt;/p&gt;

&lt;p&gt;1. Użytkowanie eksploatacyjne.&lt;br /&gt;
2. Dokumentacja techniczna.&lt;br /&gt;
3. Bezpieczeństwo i higiena pracy.&lt;br /&gt;
4. Podstawy elektrotechniki.&lt;br /&gt;
5. Silniki spalinowe.&lt;br /&gt;
6. Elementy hydrauliki.&lt;br /&gt;
7. Budowa ładowarek jednonaczyniowych.&lt;br /&gt;
8. Technologia robót.&lt;br /&gt;
9. Zajęcia praktyczne.&lt;/p&gt;

&lt;p&gt;Kurs prowadzony jest w oparciu o Rozporządzenie Ministra Gospodarki z dnia 20.09.2001r. w sprawie bhp podczas eksploatacji maszyn i innych urządzeń technicznych do robót ziemnych, budowlanych i drogowych. (Dz. U. Nr 118 z dnia 15 października 2001 r.)&lt;br /&gt;
 &lt;/p&gt;</text:p>
          </table:table-cell>
          <table:table-cell office:value-type="string" office:string-value="&lt;p&gt;Pracownicy, studenci /uczniowie kierunków/szkół budowlanych i mechnicznych zaintersowani uzyskaniem specjalistycznych uprawnień zawodowych. Operatorzy ładowarek jednonaczyniowych to poszukiwana grupa pracowników branży budowlanej i drogowej. Uczestnikami szkoleń mogą być osoby bezrobotne zaintersowane podjęciem pracy opartora ładowarek&lt;/p&gt;">
            <text:p>&lt;p&gt;Pracownicy, studenci /uczniowie kierunków/szkół budowlanych i mechnicznych zaintersowani uzyskaniem specjalistycznych uprawnień zawodowych. Operatorzy ładowarek jednonaczyniowych to poszukiwana grupa pracowników branży budowlanej i drogowej. Uczestnikami szkoleń mogą być osoby bezrobotne zaintersowane podjęciem pracy opartora ładowarek&lt;/p&gt;</text:p>
          </table:table-cell>
          <table:table-cell office:value-type="string" office:string-value="&lt;p&gt; Warunki przystąpienia do kursu&lt;/p&gt;&#10;&#10;&lt;ul&gt;&lt;li&gt; ukończona co najmniej szkoła podstawowa lub gimnazjum&lt;/li&gt;&#10; &lt;li&gt; ukończone 18 lat&lt;/li&gt;&#10; &lt;li&gt; aktualne orzeczenie lekarskie stwierdzające brak przeciwwskazań do pracy jako operator koparko-ładowarki&lt;/li&gt;&#10; &lt;li&gt; staż pracy: minimum 1 miesiąc przy obsłudze techniczno-eksploatacyjnej -ładowarki&lt;/li&gt;&#10; &lt;li&gt;dla osób bez stazu dodatkowe zajęcia praktyczne przygotowujące do uczestnictwa w szkoleniu (szkolenie płatne)&lt;/li&gt;&#10;&lt;/ul&gt;">
            <text:p>&lt;p&gt; Warunki przystąpienia do kursu&lt;/p&gt;

&lt;ul&gt;&lt;li&gt; ukończona co najmniej szkoła podstawowa lub gimnazjum&lt;/li&gt;
	&lt;li&gt; ukończone 18 lat&lt;/li&gt;
	&lt;li&gt; aktualne orzeczenie lekarskie stwierdzające brak przeciwwskazań do pracy jako operator koparko-ładowarki&lt;/li&gt;
	&lt;li&gt; staż pracy: minimum 1 miesiąc przy obsłudze techniczno-eksploatacyjnej -ładowarki&lt;/li&gt;
	&lt;li&gt;dla osób bez stazu dodatkowe zajęcia praktyczne przygotowujące do uczestnictwa w szkoleniu (szkolenie płatne)&lt;/li&gt;
&lt;/ul&gt;</text:p>
          </table:table-cell>
          <table:table-cell office:value-type="string" office:string-value="">
            <text:p/>
          </table:table-cell>
          <table:table-cell office:value-type="string" office:string-value="&lt;p&gt;Kurs prowadzony jest przez fachową kadrę wykładowców z wykorzystaniem nowoczesnych metod dydaktycznych i parku maszynowego na własnym poligonie ćwiczebnym.&lt;/p&gt;&#10;&#10;&lt;p&gt;Uczestnik po odbytym kursie dopuszczony jest do egzaminu. Jako pierwszy chronologicznie jest egzamin praktyczny. Zdanie egzaminu praktycznego jest warunkiem przystąpienia do egzaminu teoretycznego. Szkolenie jest ważne przez rok i w ciągu roku można poprawić egzamin praktyczny. , do często użytkowanych maszyn na niemal wszystkich budowach,&lt;/p&gt;&#10;&#10;&lt;p&gt; &lt;/p&gt;&#10;Zaświadczenie ukończenia kursu zgodnie z § 18 ust. 2 rozporządzenia Ministra Edukacji Narodowej z dnia 11 stycznia 2012 r. w sprawie kształcenia ustawicznego w formach pozaszkolnych&#10;&#10; Książeczka operatora maszyn roboczych.&#10; Uprawnienia (świadectwo operatora) ładowarek jednonaczyniowych w zakresie III klasy uprawnień (pojemność naczynia do 2,5 m3).&#10; nadane przez Instytut Mechanizacji Budownictwa i Górnictwa Skalnego.&#10;&lt;p&gt;Skrypty szkoleniowe.&lt;/p&gt;&#10;&#10;&lt;p&gt;Instrukcie i podręczniki eksploatacyjne.&lt;/p&gt;&#10;&#10;&lt;p&gt; &lt;/p&gt;">
            <text:p>&lt;p&gt;Kurs prowadzony jest przez fachową kadrę wykładowców z wykorzystaniem nowoczesnych metod dydaktycznych i parku maszynowego na własnym poligonie ćwiczebnym.&lt;/p&gt;

&lt;p&gt;Uczestnik po odbytym kursie dopuszczony jest do egzaminu. Jako pierwszy chronologicznie jest egzamin praktyczny. Zdanie egzaminu praktycznego jest warunkiem przystąpienia do egzaminu teoretycznego. Szkolenie jest ważne przez rok i w ciągu roku można poprawić egzamin praktyczny. , do często użytkowanych maszyn na niemal wszystkich budowach,&lt;/p&gt;

&lt;p&gt; &lt;/p&gt;
Zaświadczenie ukończenia kursu zgodnie z § 18 ust. 2 rozporządzenia Ministra Edukacji Narodowej z dnia 11 stycznia 2012 r. w sprawie kształcenia ustawicznego w formach pozaszkolnych

 Książeczka operatora maszyn roboczych.
 Uprawnienia (świadectwo operatora) ładowarek jednonaczyniowych w zakresie III klasy uprawnień (pojemność naczynia do 2,5 m3).
 nadane przez Instytut Mechanizacji Budownictwa i Górnictwa Skalnego.
&lt;p&gt;Skrypty szkoleniowe.&lt;/p&gt;

&lt;p&gt;Instrukcie i podręczniki eksploatacyjne.&lt;/p&gt;

&lt;p&gt; &lt;/p&gt;</text:p>
          </table:table-cell>
          <table:table-cell office:value-type="string" office:string-value="">
            <text:p/>
          </table:table-cell>
          <table:table-cell office:value-type="string" office:string-value="">
            <text:p/>
          </table:table-cell>
          <table:table-cell office:value-type="float" office:value="174000.0">
            <text:p>174000.0</text:p>
          </table:table-cell>
          <table:table-cell office:value-type="float" office:value="174000.0">
            <text:p>174000.0</text:p>
          </table:table-cell>
          <table:table-cell office:value-type="float" office:value="0">
            <text:p/>
          </table:table-cell>
          <table:table-cell office:value-type="float" office:value="0">
            <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string" office:string-value="">
            <text:p/>
          </table:table-cell>
          <table:table-cell office:value-type="string" office:string-value="{&quot;idKraju&quot;: 209, &quot;idUlicy&quot;: 27907, &quot;telefon&quot;: null, &quot;nazwaKraju&quot;: &quot;Polska&quot;, &quot;nazwaUlicy&quot;: &quot;ul. Lubelska&quot;, &quot;kodPocztowy&quot;: null, &quot;numerLokalu&quot;: null, &quot;numerBudynku&quot;: &quot;33c&quot;, &quot;idWojewodztwa&quot;: 14, &quot;idMiejscowosci&quot;: 48468, &quot;nazwaWojewodztwa&quot;: &quot;warmińsko-mazurskie&quot;, &quot;nazwaMiejscowosci&quot;: &quot;Olsztyn&quot;, &quot;dlugoscGeograficzna&quot;: null, &quot;szerokoscGeograficzna&quot;: null}">
            <text:p>{"idKraju": 209, "idUlicy": 27907, "telefon": null, "nazwaKraju": "Polska", "nazwaUlicy": "ul. Lubelska", "kodPocztowy": null, "numerLokalu": null, "numerBudynku": "33c", "idWojewodztwa": 14, "idMiejscowosci": 48468, "nazwaWojewodztwa": "warmińsko-mazurskie", "nazwaMiejscowosci": "Olsztyn", "dlugoscGeograficzna": null, "szerokoscGeograficzna": null}</text:p>
          </table:table-cell>
          <table:table-cell office:value-type="string" office:string-value="{&quot;id&quot;: 10312, &quot;logo&quot;: {&quot;url&quot;: &quot;https://uslugirozwojowe.parp.gov.pl/api/plik/pobierz/Z5o4fqLwxMhTeK5kgjlEn5_KeE-FQqMe&quot;, &quot;nazwa&quot;: &quot;ZDZ_FB_avatar.png&quot;, &quot;rozszerzenie&quot;: &quot;png&quot;}, &quot;nazwa&quot;: &quot;WARMIŃSKO - MAZURSKI ZAKŁAD DOSKONALENIA ZAWODOWEGO W OLSZTYNIE&quot;}">
            <text:p>{"id": 10312, "logo": {"url": "https://uslugirozwojowe.parp.gov.pl/api/plik/pobierz/Z5o4fqLwxMhTeK5kgjlEn5_KeE-FQqMe", "nazwa": "ZDZ_FB_avatar.png", "rozszerzenie": "png"}, "nazwa": "WARMIŃSKO - MAZURSKI ZAKŁAD DOSKONALENIA ZAWODOWEGO W OLSZTYNIE"}</text:p>
          </table:table-cell>
          <table:table-cell office:value-type="string" office:string-value="{&quot;email&quot;: &quot;csb@wmzdz.pl&quot;, &quot;telefon&quot;: &quot; 507 124 198&quot;, &quot;zdjecie&quot;: null, &quot;imieNazwisko&quot;: &quot;Bogusław Tański&quot;}">
            <text:p>{"email": "csb@wmzdz.pl", "telefon": " 507 124 198", "zdjecie": null, "imieNazwisko": "Bogusław Tański"}</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69, &quot;adres&quot;: {&quot;idKraju&quot;: 209, &quot;idUlicy&quot;: 27907, &quot;telefon&quot;: null, &quot;nazwaKraju&quot;: &quot;Polska&quot;, &quot;nazwaUlicy&quot;: &quot;ul. Lubelska&quot;, &quot;kodPocztowy&quot;: null, &quot;numerLokalu&quot;: null, &quot;numerBudynku&quot;: &quot;33c&quot;, &quot;idWojewodztwa&quot;: 14, &quot;idMiejscowosci&quot;: 48468, &quot;nazwaWojewodztwa&quot;: &quot;warmińsko-mazurskie&quot;, &quot;nazwaMiejscowosci&quot;: &quot;Olsztyn&quot;, &quot;dlugoscGeograficzna&quot;: null, &quot;szerokoscGeograficzna&quot;: null}, &quot;numer&quot;: &quot;2016/11/01/10312/22569&quot;, &quot;ocena&quot;: {&quot;liczbaOcen&quot;: 0, &quot;sredniaZOcen&quot;: 0.0}, &quot;tytul&quot;: &quot;Operator ładowarek kat III uprawnień&quot;, &quot;status&quot;: &quot;ZREALIZOWANA&quot;, &quot;efektUslugi&quot;: null, &quot;celBiznesowy&quot;: null, &quot;liczbaGodzin&quot;: 0, &quot;celEdukacyjny&quot;: &quot;Przygotowanie do uzyskania uprawnień i wykonywania zawodu operatora ładowarek jednonaczyniowych w zakresie III klasy uprawnień (pojemność naczynia do 2,5 m3).&quot;, &quot;dostawcaUslug&quot;: {&quot;id&quot;: 10312, &quot;logo&quot;: {&quot;url&quot;: &quot;https://uslugirozwojowe.parp.gov.pl/api/plik/pobierz/Z5o4fqLwxMhTeK5kgjlEn5_KeE-FQqMe&quot;, &quot;nazwa&quot;: &quot;ZDZ_FB_avatar.png&quot;, &quot;rozszerzenie&quot;: &quot;png&quot;}, &quot;nazwa&quot;: &quot;WARMIŃSKO - MAZURSKI ZAKŁAD DOSKONALENIA ZAWODOWEGO W OLSZTYNIE&quot;}, &quot;grupaDocelowa&quot;: &quot;&lt;p&gt;Pracownicy, studenci /uczniowie kierunków/szkół budowlanych i mechnicznych zaintersowani uzyskaniem specjalistycznych uprawnień zawodowych. Operatorzy ładowarek jednonaczyniowych to poszukiwana grupa pracowników branży budowlanej i drogowej. Uczestnikami szkoleń mogą być osoby bezrobotne zaintersowane podjęciem pracy opartora ładowarek&lt;/p&gt;&quot;, &quot;kodyDostepowe&quot;: null, &quot;programUslugi&quot;: &quot;&lt;p&gt;Szkolenie obejmuje 176 godzin dydaktycznych &lt;/p&gt;\n\n&lt;p&gt;1. Użytkowanie eksploatacyjne.&lt;br /&gt;\n2. Dokumentacja techniczna.&lt;br /&gt;\n3. Bezpieczeństwo i higiena pracy.&lt;br /&gt;\n4. Podstawy elektrotechniki.&lt;br /&gt;\n5. Silniki spalinowe.&lt;br /&gt;\n6. Elementy hydrauliki.&lt;br /&gt;\n7. Budowa ładowarek jednonaczyniowych.&lt;br /&gt;\n8. Technologia robót.&lt;br /&gt;\n9. Zajęcia praktyczne.&lt;/p&gt;\n\n&lt;p&gt;Kurs prowadzony jest w oparciu o Rozporządzenie Ministra Gospodarki z dnia 20.09.2001r. w sprawie bhp podczas eksploatacji maszyn i innych urządzeń technicznych do robót ziemnych, budowlanych i drogowych. (Dz. U. Nr 118 z dnia 15 października 2001 r.)&lt;br /&gt;\n &lt;/p&gt;&quot;, &quot;listaProjektow&quot;: [], &quot;idRodzajuUslugi&quot;: 144, &quot;kwalifikacjeKuz&quot;: [], &quot;osobaKontaktowa&quot;: {&quot;email&quot;: &quot;csb@wmzdz.pl&quot;, &quot;telefon&quot;: &quot; 507 124 198&quot;, &quot;zdjecie&quot;: null, &quot;imieNazwisko&quot;: &quot;Bogusław Tański&quot;}, &quot;zakresUprawnien&quot;: null, &quot;efektyUczeniaSie&quot;: null, &quot;inneKwalifikacje&quot;: [], &quot;cenaNettoZaUsluge&quot;: null, &quot;idKategoriiUslugi&quot;: 454, &quot;idKwalifikacjiKkz&quot;: null, &quot;idKwalifikacjiZrk&quot;: null, &quot;warunkiTechniczne&quot;: null, &quot;cenaBruttoZaUsluge&quot;: null, &quot;cenaNettoZaGodzine&quot;: 0, &quot;idFormySwiadczenia&quot;: 1, &quot;idPodrodzajuUslugi&quot;: 145, &quot;warunkiLogistyczne&quot;: [], &quot;cenaBruttoZaGodzine&quot;: 0, &quot;formyDofinansowania&quot;: [], &quot;informacjeDodatkowe&quot;: &quot;&lt;p&gt;Kurs prowadzony jest przez fachową kadrę wykładowców z wykorzystaniem nowoczesnych metod dydaktycznych i parku maszynowego na własnym poligonie ćwiczebnym.&lt;/p&gt;\n\n&lt;p&gt;Uczestnik po odbytym kursie dopuszczony jest do egzaminu. Jako pierwszy chronologicznie jest egzamin praktyczny. Zdanie egzaminu praktycznego jest warunkiem przystąpienia do egzaminu teoretycznego. Szkolenie jest ważne przez rok i w ciągu roku można poprawić egzamin praktyczny. , do często użytkowanych maszyn na niemal wszystkich budowach,&lt;/p&gt;\n\n&lt;p&gt; &lt;/p&gt;\nZaświadczenie ukończenia kursu zgodnie z § 18 ust. 2 rozporządzenia Ministra Edukacji Narodowej z dnia 11 stycznia 2012 r. w sprawie kształcenia ustawicznego w formach pozaszkolnych\n\n Książeczka operatora maszyn roboczych.\n Uprawnienia (świadectwo operatora) ładowarek jednonaczyniowych w zakresie III klasy uprawnień (pojemność naczynia do 2,5 m3).\n nadane przez Instytut Mechanizacji Budownictwa i Górnictwa Skalnego.\n&lt;p&gt;Skrypty szkoleniowe.&lt;/p&gt;\n\n&lt;p&gt;Instrukcie i podręczniki eksploatacyjne.&lt;/p&gt;\n\n&lt;p&gt; &lt;/p&gt;&quot;, &quot;kosztWalidacjiNetto&quot;: null, &quot;warunkiUczestnictwa&quot;: &quot;&lt;p&gt; Warunki przystąpienia do kursu&lt;/p&gt;\n\n&lt;ul&gt;&lt;li&gt; ukończona co najmniej szkoła podstawowa lub gimnazjum&lt;/li&gt;\n\t&lt;li&gt; ukończone 18 lat&lt;/li&gt;\n\t&lt;li&gt; aktualne orzeczenie lekarskie stwierdzające brak przeciwwskazań do pracy jako operator koparko-ładowarki&lt;/li&gt;\n\t&lt;li&gt; staż pracy: minimum 1 miesiąc przy obsłudze techniczno-eksploatacyjnej -ładowarki&lt;/li&gt;\n\t&lt;li&gt;dla osób bez stazu dodatkowe zajęcia praktyczne przygotowujące do uczestnictwa w szkoleniu (szkolenie płatne)&lt;/li&gt;\n&lt;/ul&gt;&quot;, &quot;idPodkategoriiUslugi&quot;: 573, &quot;kosztWalidacjiBrutto&quot;: null, &quot;cenaNettoZaUczestnika&quot;: 174000, &quot;dataRozpoczeciaUslugi&quot;: &quot;2016-11-17T00:00:00+01:00&quot;, &quot;dataZakonczeniaUslugi&quot;: &quot;2017-02-17T00:00:00+01:00&quot;, &quot;cenaBruttoZaUczestnika&quot;: 174000, &quot;czyUslugaDofinansowana&quot;: true, &quot;materialyDlaUczestnikow&quot;: null, &quot;kosztCertyfikowaniaNetto&quot;: null, &quot;czyCenaDotyczyCalejUslugi&quot;: false, &quot;dataZakonczeniaRekrutacji&quot;: &quot;2016-11-17T00:00:00+01:00&quot;, &quot;kosztCertyfikowaniaBrutto&quot;: null, &quot;minimalnaLiczbaUczestnikow&quot;: 1, &quot;szczegolyMiejscaRealizacji&quot;: &quot;Specjalistyczny poligon budowlany przygotowany do prowadzenia zajęć praktycznych zlokalizowany na terenie Centrum Szkoleń Budowlanych. Zajęcia teoretyczne i praktyczne odbywają się w tej samej lokalizacji. Istnieje możliwość indywidualnego ustawienia terminu zajęć praktycznych. \nCentrum Szkoleń Budowlanych jest ośrodkiem szkoleniowym akredytowanym przez Instytutu Mechanizacji Budownictwa i Górnictwa Skalnego w Warszawie. Placówka jest uprawniona (nr NC-601-14444/1/11 z dnia 03.10.2011) do organizacji szkoleń operatorów maszyn i urządzeń do robót ziemnych, drogowych i budowlanych.&quot;, &quot;maksymalnaLiczbaUczestnikow&quot;: null,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69, "adres": {"idKraju": 209, "idUlicy": 27907, "telefon": null, "nazwaKraju": "Polska", "nazwaUlicy": "ul. Lubelska", "kodPocztowy": null, "numerLokalu": null, "numerBudynku": "33c", "idWojewodztwa": 14, "idMiejscowosci": 48468, "nazwaWojewodztwa": "warmińsko-mazurskie", "nazwaMiejscowosci": "Olsztyn", "dlugoscGeograficzna": null, "szerokoscGeograficzna": null}, "numer": "2016/11/01/10312/22569", "ocena": {"liczbaOcen": 0, "sredniaZOcen": 0.0}, "tytul": "Operator ładowarek kat III uprawnień", "status": "ZREALIZOWANA", "efektUslugi": null, "celBiznesowy": null, "liczbaGodzin": 0, "celEdukacyjny": "Przygotowanie do uzyskania uprawnień i wykonywania zawodu operatora ładowarek jednonaczyniowych w zakresie III klasy uprawnień (pojemność naczynia do 2,5 m3).", "dostawcaUslug": {"id": 10312, "logo": {"url": "https://uslugirozwojowe.parp.gov.pl/api/plik/pobierz/Z5o4fqLwxMhTeK5kgjlEn5_KeE-FQqMe", "nazwa": "ZDZ_FB_avatar.png", "rozszerzenie": "png"}, "nazwa": "WARMIŃSKO - MAZURSKI ZAKŁAD DOSKONALENIA ZAWODOWEGO W OLSZTYNIE"}, "grupaDocelowa": "&lt;p&gt;Pracownicy, studenci /uczniowie kierunków/szkół budowlanych i mechnicznych zaintersowani uzyskaniem specjalistycznych uprawnień zawodowych. Operatorzy ładowarek jednonaczyniowych to poszukiwana grupa pracowników branży budowlanej i drogowej. Uczestnikami szkoleń mogą być osoby bezrobotne zaintersowane podjęciem pracy opartora ładowarek&lt;/p&gt;", "kodyDostepowe": null, "programUslugi": "&lt;p&gt;Szkolenie obejmuje 176 godzin dydaktycznych &lt;/p&gt;\n\n&lt;p&gt;1. Użytkowanie eksploatacyjne.&lt;br /&gt;\n2. Dokumentacja techniczna.&lt;br /&gt;\n3. Bezpieczeństwo i higiena pracy.&lt;br /&gt;\n4. Podstawy elektrotechniki.&lt;br /&gt;\n5. Silniki spalinowe.&lt;br /&gt;\n6. Elementy hydrauliki.&lt;br /&gt;\n7. Budowa ładowarek jednonaczyniowych.&lt;br /&gt;\n8. Technologia robót.&lt;br /&gt;\n9. Zajęcia praktyczne.&lt;/p&gt;\n\n&lt;p&gt;Kurs prowadzony jest w oparciu o Rozporządzenie Ministra Gospodarki z dnia 20.09.2001r. w sprawie bhp podczas eksploatacji maszyn i innych urządzeń technicznych do robót ziemnych, budowlanych i drogowych. (Dz. U. Nr 118 z dnia 15 października 2001 r.)&lt;br /&gt;\n &lt;/p&gt;", "listaProjektow": [], "idRodzajuUslugi": 144, "kwalifikacjeKuz": [], "osobaKontaktowa": {"email": "csb@wmzdz.pl", "telefon": " 507 124 198", "zdjecie": null, "imieNazwisko": "Bogusław Tański"}, "zakresUprawnien": null, "efektyUczeniaSie": null, "inneKwalifikacje": [], "cenaNettoZaUsluge": null, "idKategoriiUslugi": 454, "idKwalifikacjiKkz": null, "idKwalifikacjiZrk": null, "warunkiTechniczne": null, "cenaBruttoZaUsluge": null, "cenaNettoZaGodzine": 0, "idFormySwiadczenia": 1, "idPodrodzajuUslugi": 145, "warunkiLogistyczne": [], "cenaBruttoZaGodzine": 0, "formyDofinansowania": [], "informacjeDodatkowe": "&lt;p&gt;Kurs prowadzony jest przez fachową kadrę wykładowców z wykorzystaniem nowoczesnych metod dydaktycznych i parku maszynowego na własnym poligonie ćwiczebnym.&lt;/p&gt;\n\n&lt;p&gt;Uczestnik po odbytym kursie dopuszczony jest do egzaminu. Jako pierwszy chronologicznie jest egzamin praktyczny. Zdanie egzaminu praktycznego jest warunkiem przystąpienia do egzaminu teoretycznego. Szkolenie jest ważne przez rok i w ciągu roku można poprawić egzamin praktyczny. , do często użytkowanych maszyn na niemal wszystkich budowach,&lt;/p&gt;\n\n&lt;p&gt; &lt;/p&gt;\nZaświadczenie ukończenia kursu zgodnie z § 18 ust. 2 rozporządzenia Ministra Edukacji Narodowej z dnia 11 stycznia 2012 r. w sprawie kształcenia ustawicznego w formach pozaszkolnych\n\n Książeczka operatora maszyn roboczych.\n Uprawnienia (świadectwo operatora) ładowarek jednonaczyniowych w zakresie III klasy uprawnień (pojemność naczynia do 2,5 m3).\n nadane przez Instytut Mechanizacji Budownictwa i Górnictwa Skalnego.\n&lt;p&gt;Skrypty szkoleniowe.&lt;/p&gt;\n\n&lt;p&gt;Instrukcie i podręczniki eksploatacyjne.&lt;/p&gt;\n\n&lt;p&gt; &lt;/p&gt;", "kosztWalidacjiNetto": null, "warunkiUczestnictwa": "&lt;p&gt; Warunki przystąpienia do kursu&lt;/p&gt;\n\n&lt;ul&gt;&lt;li&gt; ukończona co najmniej szkoła podstawowa lub gimnazjum&lt;/li&gt;\n\t&lt;li&gt; ukończone 18 lat&lt;/li&gt;\n\t&lt;li&gt; aktualne orzeczenie lekarskie stwierdzające brak przeciwwskazań do pracy jako operator koparko-ładowarki&lt;/li&gt;\n\t&lt;li&gt; staż pracy: minimum 1 miesiąc przy obsłudze techniczno-eksploatacyjnej -ładowarki&lt;/li&gt;\n\t&lt;li&gt;dla osób bez stazu dodatkowe zajęcia praktyczne przygotowujące do uczestnictwa w szkoleniu (szkolenie płatne)&lt;/li&gt;\n&lt;/ul&gt;", "idPodkategoriiUslugi": 573, "kosztWalidacjiBrutto": null, "cenaNettoZaUczestnika": 174000, "dataRozpoczeciaUslugi": "2016-11-17T00:00:00+01:00", "dataZakonczeniaUslugi": "2017-02-17T00:00:00+01:00", "cenaBruttoZaUczestnika": 174000, "czyUslugaDofinansowana": true, "materialyDlaUczestnikow": null, "kosztCertyfikowaniaNetto": null, "czyCenaDotyczyCalejUslugi": false, "dataZakonczeniaRekrutacji": "2016-11-17T00:00:00+01:00", "kosztCertyfikowaniaBrutto": null, "minimalnaLiczbaUczestnikow": 1, "szczegolyMiejscaRealizacji": "Specjalistyczny poligon budowlany przygotowany do prowadzenia zajęć praktycznych zlokalizowany na terenie Centrum Szkoleń Budowlanych. Zajęcia teoretyczne i praktyczne odbywają się w tej samej lokalizacji. Istnieje możliwość indywidualnego ustawienia terminu zajęć praktycznych. \nCentrum Szkoleń Budowlanych jest ośrodkiem szkoleniowym akredytowanym przez Instytutu Mechanizacji Budownictwa i Górnictwa Skalnego w Warszawie. Placówka jest uprawniona (nr NC-601-14444/1/11 z dnia 03.10.2011) do organizacji szkoleń operatorów maszyn i urządzeń do robót ziemnych, drogowych i budowlanych.", "maksymalnaLiczbaUczestnikow": null,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44.791983">
            <text:p>2025-12-16 15:53:44.791983</text:p>
          </table:table-cell>
          <table:table-cell office:value-type="string" office:string-value="2025-12-16 15:53:44.791983">
            <text:p>2025-12-16 15:53:44.791983</text:p>
          </table:table-cell>
        </table:table-row>
        <table:table-row>
          <table:table-cell office:value-type="float" office:value="22492">
            <text:p>22492</text:p>
          </table:table-cell>
          <table:table-cell office:value-type="string" office:string-value="2016/10/31/8319/22492">
            <text:p>2016/10/31/8319/22492</text:p>
          </table:table-cell>
          <table:table-cell office:value-type="string" office:string-value="Zaawansowany Excel w zastosowaniach finansowych">
            <text:p>Zaawansowany Excel w zastosowaniach finansowych</text:p>
          </table:table-cell>
          <table:table-cell office:value-type="string" office:string-value="ZREALIZOWANA">
            <text:p>ZREALIZOWANA</text:p>
          </table:table-cell>
          <table:table-cell office:value-type="string" office:string-value="2016-12-12 00:00:00">
            <text:p>2016-12-12 00:00:00</text:p>
          </table:table-cell>
          <table:table-cell office:value-type="string" office:string-value="2016-12-13 00:00:00">
            <text:p>2016-12-13 00:00:00</text:p>
          </table:table-cell>
          <table:table-cell office:value-type="string" office:string-value="2016-12-11 00:00:00">
            <text:p>2016-12-11 00:00:00</text:p>
          </table:table-cell>
          <table:table-cell office:value-type="float" office:value="479">
            <text:p>479</text:p>
          </table:table-cell>
          <table:table-cell office:value-type="float" office:value="484">
            <text:p>484</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brak tekstu">
            <text:p>brak tekstu</text:p>
          </table:table-cell>
          <table:table-cell office:value-type="string" office:string-value="brak tekstu">
            <text:p>brak tekstu</text:p>
          </table:table-cell>
          <table:table-cell office:value-type="string" office:string-value="">
            <text:p/>
          </table:table-cell>
          <table:table-cell office:value-type="string" office:string-value="">
            <text:p/>
          </table:table-cell>
          <table:table-cell office:value-type="string" office:string-value="&lt;ul&gt;&lt;li&gt;technologie pobierania danych ze źródeł zewnętrzynych ( źródła danych Excela, kwarendy baz danych, wykorzystanie modułu  MS Query, pobieranie danych XML,&lt;/li&gt;&#10; &lt;li&gt;import danych z plików tekstowych do Excela,&lt;/li&gt;&#10; &lt;li&gt;tworzenie i modyfikowanie tabel przestawnych w oparciu różne źródła danych, własne pola obliczeniowe, grupowanie danych, niestandardowe formatowanie danych w tabelach,&lt;/li&gt;&#10; &lt;li&gt;stosowanie tabel przestawnych jako narzędzia analizy dancyh biznesowych,&lt;/li&gt;&#10; &lt;li&gt;wykorzystanie zaawansowanych funcji  wbudowanych do rozwiązywania  problemów z dziedziny finansów, sprzedaży, prognozowania,&lt;/li&gt;&#10; &lt;li&gt;budowanie megaformuł, formuły tablicowe, zagnieżdżanie funckcji,&lt;/li&gt;&#10; &lt;li&gt;automatyzacja obliczeń za pomocą funkcji wbudowanych przez użytkownika, korzystanie z nich w innych arkuszach, tworzenie dodatków,&lt;/li&gt;&#10; &lt;li&gt;optymalizacja rozwiązań złożonych problemów za pomocą dodatku Solver,&lt;/li&gt;&#10; &lt;li&gt;przyspieszenie pracy dzięki szablonom,&lt;/li&gt;&#10; &lt;li&gt;analiza sprzedaży oraz prognozowanie z zastosowaniem fynkcji statystycznych,&lt;/li&gt;&#10; &lt;li&gt;budowanie bazy danych na arkuszu, wpisywanie danych, wybór danych za pomocą kryteriów,&lt;/li&gt;&#10; &lt;li&gt;tworzenie formularzy elektronicznych w Excelu, wykorzystywanie w formularzach elementów sterujących ( listy, listy rozwijalne, przyciski, pokrętła ),&lt;/li&gt;&#10; &lt;li&gt;rejestrowanie, uruchamianie i edycja makr na procedury, planowanie, nagrywanie makr dla optymalnego ich odtwarzania,&lt;/li&gt;&#10; &lt;li&gt;konsolidacja danych pochodzących z różnych arkuszy,&lt;/li&gt;&#10; &lt;li&gt;budowanie modeli wielowariantowych z użyciem scenariuszy,&lt;/li&gt;&#10; &lt;li&gt;wykorzystywanie nazw lokalnych i globalnych ważnych na jednym arkuszu, deklarowanie nazw dynamicznych,&lt;/li&gt;&#10; &lt;li&gt;wykorzystanie modułu Microsoft Visual Basic do projektowania zaawansowanych obiektów, budowy własnych aplikacji w Excelu, budowy własnych funkcji,&lt;/li&gt;&#10; &lt;li&gt;organizacja pracy z  programem Excel w sieci komputerowej: jednoczesna praca wielu użytkowników na jednym arkuszu, łączenie arkuszy i skoroszytów za pomocą sieci komputerowej, scalanie danych z wielu arkuszy&lt;/li&gt;&#10; &lt;li&gt;graficzna prezentacja danych finansowych za pomocą wykresów ( wykresy złożone, wykresy prezentujące wiele serii danych, analiza trendu na wykresie, wykresy niestandardowe, wykresy oparte o dane z tabel przestawnych ), &quot;dynamika wykresu w Excelu&quot;&lt;/li&gt;&#10;&lt;/ul&gt;">
            <text:p>&lt;ul&gt;&lt;li&gt;technologie pobierania danych ze źródeł zewnętrzynych ( źródła danych Excela, kwarendy baz danych, wykorzystanie modułu  MS Query, pobieranie danych XML,&lt;/li&gt;
	&lt;li&gt;import danych z plików tekstowych do Excela,&lt;/li&gt;
	&lt;li&gt;tworzenie i modyfikowanie tabel przestawnych w oparciu różne źródła danych, własne pola obliczeniowe, grupowanie danych, niestandardowe formatowanie danych w tabelach,&lt;/li&gt;
	&lt;li&gt;stosowanie tabel przestawnych jako narzędzia analizy dancyh biznesowych,&lt;/li&gt;
	&lt;li&gt;wykorzystanie zaawansowanych funcji  wbudowanych do rozwiązywania  problemów z dziedziny finansów, sprzedaży, prognozowania,&lt;/li&gt;
	&lt;li&gt;budowanie megaformuł, formuły tablicowe, zagnieżdżanie funckcji,&lt;/li&gt;
	&lt;li&gt;automatyzacja obliczeń za pomocą funkcji wbudowanych przez użytkownika, korzystanie z nich w innych arkuszach, tworzenie dodatków,&lt;/li&gt;
	&lt;li&gt;optymalizacja rozwiązań złożonych problemów za pomocą dodatku Solver,&lt;/li&gt;
	&lt;li&gt;przyspieszenie pracy dzięki szablonom,&lt;/li&gt;
	&lt;li&gt;analiza sprzedaży oraz prognozowanie z zastosowaniem fynkcji statystycznych,&lt;/li&gt;
	&lt;li&gt;budowanie bazy danych na arkuszu, wpisywanie danych, wybór danych za pomocą kryteriów,&lt;/li&gt;
	&lt;li&gt;tworzenie formularzy elektronicznych w Excelu, wykorzystywanie w formularzach elementów sterujących ( listy, listy rozwijalne, przyciski, pokrętła ),&lt;/li&gt;
	&lt;li&gt;rejestrowanie, uruchamianie i edycja makr na procedury, planowanie, nagrywanie makr dla optymalnego ich odtwarzania,&lt;/li&gt;
	&lt;li&gt;konsolidacja danych pochodzących z różnych arkuszy,&lt;/li&gt;
	&lt;li&gt;budowanie modeli wielowariantowych z użyciem scenariuszy,&lt;/li&gt;
	&lt;li&gt;wykorzystywanie nazw lokalnych i globalnych ważnych na jednym arkuszu, deklarowanie nazw dynamicznych,&lt;/li&gt;
	&lt;li&gt;wykorzystanie modułu Microsoft Visual Basic do projektowania zaawansowanych obiektów, budowy własnych aplikacji w Excelu, budowy własnych funkcji,&lt;/li&gt;
	&lt;li&gt;organizacja pracy z  programem Excel w sieci komputerowej: jednoczesna praca wielu użytkowników na jednym arkuszu, łączenie arkuszy i skoroszytów za pomocą sieci komputerowej, scalanie danych z wielu arkuszy&lt;/li&gt;
	&lt;li&gt;graficzna prezentacja danych finansowych za pomocą wykresów ( wykresy złożone, wykresy prezentujące wiele serii danych, analiza trendu na wykresie, wykresy niestandardowe, wykresy oparte o dane z tabel przestawnych ), "dynamika wykresu w Excelu"&lt;/li&gt;
&lt;/ul&gt;</text:p>
          </table:table-cell>
          <table:table-cell office:value-type="string" office:string-value="&lt;p&gt;Kurs przeznaczony jest dla finansistów, księgowych, analityków, osób pracujących w działach controllingu i innych osób z działów finansowych wykorzystujących arkusz kalkulacyjny, znających podstawy pracy z programem MS Excel.&lt;/p&gt;">
            <text:p>&lt;p&gt;Kurs przeznaczony jest dla finansistów, księgowych, analityków, osób pracujących w działach controllingu i innych osób z działów finansowych wykorzystujących arkusz kalkulacyjny, znających podstawy pracy z programem MS Excel.&lt;/p&gt;</text:p>
          </table:table-cell>
          <table:table-cell office:value-type="string" office:string-value="&lt;p&gt;Znajomość podstaw pracy z programem Excel.&lt;/p&gt;">
            <text:p>&lt;p&gt;Znajomość podstaw pracy z programem Excel.&lt;/p&gt;</text:p>
          </table:table-cell>
          <table:table-cell office:value-type="string" office:string-value="">
            <text:p/>
          </table:table-cell>
          <table:table-cell office:value-type="string" office:string-value="Proponowany warsztat to dwa dni bardzo intensywnych zajęć, dających zaawansowaną wiedzę w dziedzinie korzystania z arkusza kalkulacyjnego Microsoft Excel dla celów finansowych oraz szeroko pojętego zarządzania firmą. Po ukończeniu kursu uczestnik otrzymuje zaświadczenie o ukończeniu szkolenia zgodne z rozporządzeniem Ministra Edukacji Narodowej.&#10;&lt;p&gt;Każdy uczestnik otrzymuje komplet materiałów oraz kopie elektroniczne ze wszystkimi ćwiczeniami prowadzonymi w ramach kursu oraz przykładowymi arkuszami programu Microsoft Excel.&lt;/p&gt;">
            <text:p>Proponowany warsztat to dwa dni bardzo intensywnych zajęć, dających zaawansowaną wiedzę w dziedzinie korzystania z arkusza kalkulacyjnego Microsoft Excel dla celów finansowych oraz szeroko pojętego zarządzania firmą. Po ukończeniu kursu uczestnik otrzymuje zaświadczenie o ukończeniu szkolenia zgodne z rozporządzeniem Ministra Edukacji Narodowej.
&lt;p&gt;Każdy uczestnik otrzymuje komplet materiałów oraz kopie elektroniczne ze wszystkimi ćwiczeniami prowadzonymi w ramach kursu oraz przykładowymi arkuszami programu Microsoft Excel.&lt;/p&gt;</text:p>
          </table:table-cell>
          <table:table-cell office:value-type="string" office:string-value="">
            <text:p/>
          </table:table-cell>
          <table:table-cell office:value-type="string" office:string-value="">
            <text:p/>
          </table:table-cell>
          <table:table-cell office:value-type="float" office:value="59900.0">
            <text:p>59900.0</text:p>
          </table:table-cell>
          <table:table-cell office:value-type="float" office:value="59900.0">
            <text:p>59900.0</text:p>
          </table:table-cell>
          <table:table-cell office:value-type="float" office:value="0">
            <text:p/>
          </table:table-cell>
          <table:table-cell office:value-type="float" office:value="0">
            <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15.0">
            <text:p>15.0</text:p>
          </table:table-cell>
          <table:table-cell office:value-type="string" office:string-value="{&quot;idKraju&quot;: 209, &quot;idUlicy&quot;: 217205, &quot;telefon&quot;: null, &quot;nazwaKraju&quot;: &quot;Polska&quot;, &quot;nazwaUlicy&quot;: &quot;ul. Piastów Śląskich&quot;, &quot;kodPocztowy&quot;: null, &quot;numerLokalu&quot;: null, &quot;numerBudynku&quot;: null, &quot;idWojewodztwa&quot;: 12, &quot;idMiejscowosci&quot;: 63098, &quot;nazwaWojewodztwa&quot;: &quot;śląskie&quot;, &quot;nazwaMiejscowosci&quot;: &quot;Mysłowice&quot;, &quot;dlugoscGeograficzna&quot;: null, &quot;szerokoscGeograficzna&quot;: null}">
            <text:p>{"idKraju": 209, "idUlicy": 217205, "telefon": null, "nazwaKraju": "Polska", "nazwaUlicy": "ul. Piastów Śląskich", "kodPocztowy": null, "numerLokalu": null, "numerBudynku": null, "idWojewodztwa": 12, "idMiejscowosci": 63098, "nazwaWojewodztwa": "śląskie", "nazwaMiejscowosci": "Mysłowice", "dlugoscGeograficzna": null, "szerokoscGeograficzna": null}</text:p>
          </table:table-cell>
          <table:table-cell office:value-type="string" office:string-value="{&quot;id&quot;: 8319, &quot;logo&quot;: {&quot;url&quot;: &quot;https://uslugirozwojowe.parp.gov.pl/api/plik/pobierz/vJ2XAuTytV3e9f-yQzDS9DX3mAN7OeKE&quot;, &quot;nazwa&quot;: &quot;Synercom-logo-wer-chromatyczna.jpg&quot;, &quot;rozszerzenie&quot;: &quot;jpg&quot;}, &quot;nazwa&quot;: &quot;SYNERCOM USŁUGI WSPÓLNE SPÓŁKA Z OGRANICZONĄ ODPOWIEDZIALNOŚCIĄ&quot;}">
            <text:p>{"id": 8319, "logo": {"url": "https://uslugirozwojowe.parp.gov.pl/api/plik/pobierz/vJ2XAuTytV3e9f-yQzDS9DX3mAN7OeKE", "nazwa": "Synercom-logo-wer-chromatyczna.jpg", "rozszerzenie": "jpg"}, "nazwa": "SYNERCOM USŁUGI WSPÓLNE SPÓŁKA Z OGRANICZONĄ ODPOWIEDZIALNOŚCIĄ"}</text:p>
          </table:table-cell>
          <table:table-cell office:value-type="string" office:string-value="{&quot;email&quot;: &quot;osrodek1@scuw.pl&quot;, &quot;telefon&quot;: &quot;32 420 42 50&quot;, &quot;zdjecie&quot;: null, &quot;imieNazwisko&quot;: &quot;Tatiana Kopicara-Dudek&quot;}">
            <text:p>{"email": "osrodek1@scuw.pl", "telefon": "32 420 42 50", "zdjecie": null, "imieNazwisko": "Tatiana Kopicara-Dudek"}</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492, &quot;adres&quot;: {&quot;idKraju&quot;: 209, &quot;idUlicy&quot;: 217205, &quot;telefon&quot;: null, &quot;nazwaKraju&quot;: &quot;Polska&quot;, &quot;nazwaUlicy&quot;: &quot;ul. Piastów Śląskich&quot;, &quot;kodPocztowy&quot;: null, &quot;numerLokalu&quot;: null, &quot;numerBudynku&quot;: null, &quot;idWojewodztwa&quot;: 12, &quot;idMiejscowosci&quot;: 63098, &quot;nazwaWojewodztwa&quot;: &quot;śląskie&quot;, &quot;nazwaMiejscowosci&quot;: &quot;Mysłowice&quot;, &quot;dlugoscGeograficzna&quot;: null, &quot;szerokoscGeograficzna&quot;: null}, &quot;numer&quot;: &quot;2016/10/31/8319/22492&quot;, &quot;ocena&quot;: {&quot;liczbaOcen&quot;: 0, &quot;sredniaZOcen&quot;: 0.0}, &quot;tytul&quot;: &quot;Zaawansowany Excel w zastosowaniach finansowych&quot;, &quot;status&quot;: &quot;ZREALIZOWANA&quot;, &quot;efektUslugi&quot;: null, &quot;celBiznesowy&quot;: &quot;brak tekstu&quot;, &quot;liczbaGodzin&quot;: 0, &quot;celEdukacyjny&quot;: &quot;brak tekstu&quot;, &quot;dostawcaUslug&quot;: {&quot;id&quot;: 8319, &quot;logo&quot;: {&quot;url&quot;: &quot;https://uslugirozwojowe.parp.gov.pl/api/plik/pobierz/vJ2XAuTytV3e9f-yQzDS9DX3mAN7OeKE&quot;, &quot;nazwa&quot;: &quot;Synercom-logo-wer-chromatyczna.jpg&quot;, &quot;rozszerzenie&quot;: &quot;jpg&quot;}, &quot;nazwa&quot;: &quot;SYNERCOM USŁUGI WSPÓLNE SPÓŁKA Z OGRANICZONĄ ODPOWIEDZIALNOŚCIĄ&quot;}, &quot;grupaDocelowa&quot;: &quot;&lt;p&gt;Kurs przeznaczony jest dla finansistów, księgowych, analityków, osób pracujących w działach controllingu i innych osób z działów finansowych wykorzystujących arkusz kalkulacyjny, znających podstawy pracy z programem MS Excel.&lt;/p&gt;&quot;, &quot;kodyDostepowe&quot;: null, &quot;programUslugi&quot;: &quot;&lt;ul&gt;&lt;li&gt;technologie pobierania danych ze źródeł zewnętrzynych ( źródła danych Excela, kwarendy baz danych, wykorzystanie modułu  MS Query, pobieranie danych XML,&lt;/li&gt;\n\t&lt;li&gt;import danych z plików tekstowych do Excela,&lt;/li&gt;\n\t&lt;li&gt;tworzenie i modyfikowanie tabel przestawnych w oparciu różne źródła danych, własne pola obliczeniowe, grupowanie danych, niestandardowe formatowanie danych w tabelach,&lt;/li&gt;\n\t&lt;li&gt;stosowanie tabel przestawnych jako narzędzia analizy dancyh biznesowych,&lt;/li&gt;\n\t&lt;li&gt;wykorzystanie zaawansowanych funcji  wbudowanych do rozwiązywania  problemów z dziedziny finansów, sprzedaży, prognozowania,&lt;/li&gt;\n\t&lt;li&gt;budowanie megaformuł, formuły tablicowe, zagnieżdżanie funckcji,&lt;/li&gt;\n\t&lt;li&gt;automatyzacja obliczeń za pomocą funkcji wbudowanych przez użytkownika, korzystanie z nich w innych arkuszach, tworzenie dodatków,&lt;/li&gt;\n\t&lt;li&gt;optymalizacja rozwiązań złożonych problemów za pomocą dodatku Solver,&lt;/li&gt;\n\t&lt;li&gt;przyspieszenie pracy dzięki szablonom,&lt;/li&gt;\n\t&lt;li&gt;analiza sprzedaży oraz prognozowanie z zastosowaniem fynkcji statystycznych,&lt;/li&gt;\n\t&lt;li&gt;budowanie bazy danych na arkuszu, wpisywanie danych, wybór danych za pomocą kryteriów,&lt;/li&gt;\n\t&lt;li&gt;tworzenie formularzy elektronicznych w Excelu, wykorzystywanie w formularzach elementów sterujących ( listy, listy rozwijalne, przyciski, pokrętła ),&lt;/li&gt;\n\t&lt;li&gt;rejestrowanie, uruchamianie i edycja makr na procedury, planowanie, nagrywanie makr dla optymalnego ich odtwarzania,&lt;/li&gt;\n\t&lt;li&gt;konsolidacja danych pochodzących z różnych arkuszy,&lt;/li&gt;\n\t&lt;li&gt;budowanie modeli wielowariantowych z użyciem scenariuszy,&lt;/li&gt;\n\t&lt;li&gt;wykorzystywanie nazw lokalnych i globalnych ważnych na jednym arkuszu, deklarowanie nazw dynamicznych,&lt;/li&gt;\n\t&lt;li&gt;wykorzystanie modułu Microsoft Visual Basic do projektowania zaawansowanych obiektów, budowy własnych aplikacji w Excelu, budowy własnych funkcji,&lt;/li&gt;\n\t&lt;li&gt;organizacja pracy z  programem Excel w sieci komputerowej: jednoczesna praca wielu użytkowników na jednym arkuszu, łączenie arkuszy i skoroszytów za pomocą sieci komputerowej, scalanie danych z wielu arkuszy&lt;/li&gt;\n\t&lt;li&gt;graficzna prezentacja danych finansowych za pomocą wykresów ( wykresy złożone, wykresy prezentujące wiele serii danych, analiza trendu na wykresie, wykresy niestandardowe, wykresy oparte o dane z tabel przestawnych ), \&quot;dynamika wykresu w Excelu\&quot;&lt;/li&gt;\n&lt;/ul&gt;&quot;, &quot;listaProjektow&quot;: [], &quot;idRodzajuUslugi&quot;: 144, &quot;kwalifikacjeKuz&quot;: [], &quot;osobaKontaktowa&quot;: {&quot;email&quot;: &quot;osrodek1@scuw.pl&quot;, &quot;telefon&quot;: &quot;32 420 42 50&quot;, &quot;zdjecie&quot;: null, &quot;imieNazwisko&quot;: &quot;Tatiana Kopicara-Dudek&quot;}, &quot;zakresUprawnien&quot;: null, &quot;efektyUczeniaSie&quot;: null, &quot;inneKwalifikacje&quot;: [], &quot;cenaNettoZaUsluge&quot;: null, &quot;idKategoriiUslugi&quot;: 479, &quot;idKwalifikacjiKkz&quot;: null, &quot;idKwalifikacjiZrk&quot;: null, &quot;warunkiTechniczne&quot;: null, &quot;cenaBruttoZaUsluge&quot;: null, &quot;cenaNettoZaGodzine&quot;: 0, &quot;idFormySwiadczenia&quot;: 1, &quot;idPodrodzajuUslugi&quot;: 145, &quot;warunkiLogistyczne&quot;: [], &quot;cenaBruttoZaGodzine&quot;: 0, &quot;formyDofinansowania&quot;: [], &quot;informacjeDodatkowe&quot;: &quot;Proponowany warsztat to dwa dni bardzo intensywnych zajęć, dających zaawansowaną wiedzę w dziedzinie korzystania z arkusza kalkulacyjnego Microsoft Excel dla celów finansowych oraz szeroko pojętego zarządzania firmą. Po ukończeniu kursu uczestnik otrzymuje zaświadczenie o ukończeniu szkolenia zgodne z rozporządzeniem Ministra Edukacji Narodowej.\n&lt;p&gt;Każdy uczestnik otrzymuje komplet materiałów oraz kopie elektroniczne ze wszystkimi ćwiczeniami prowadzonymi w ramach kursu oraz przykładowymi arkuszami programu Microsoft Excel.&lt;/p&gt;&quot;, &quot;kosztWalidacjiNetto&quot;: null, &quot;warunkiUczestnictwa&quot;: &quot;&lt;p&gt;Znajomość podstaw pracy z programem Excel.&lt;/p&gt;&quot;, &quot;idPodkategoriiUslugi&quot;: 484, &quot;kosztWalidacjiBrutto&quot;: null, &quot;cenaNettoZaUczestnika&quot;: 59900, &quot;dataRozpoczeciaUslugi&quot;: &quot;2016-12-12T00:00:00+01:00&quot;, &quot;dataZakonczeniaUslugi&quot;: &quot;2016-12-13T00:00:00+01:00&quot;, &quot;cenaBruttoZaUczestnika&quot;: 59900, &quot;czyUslugaDofinansowana&quot;: true, &quot;materialyDlaUczestnikow&quot;: null, &quot;kosztCertyfikowaniaNetto&quot;: null, &quot;czyCenaDotyczyCalejUslugi&quot;: false, &quot;dataZakonczeniaRekrutacji&quot;: &quot;2016-12-11T00:00:00+01:00&quot;, &quot;kosztCertyfikowaniaBrutto&quot;: null, &quot;minimalnaLiczbaUczestnikow&quot;: 1, &quot;szczegolyMiejscaRealizacji&quot;: null, &quot;maksymalnaLiczbaUczestnikow&quot;: 15,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492, "adres": {"idKraju": 209, "idUlicy": 217205, "telefon": null, "nazwaKraju": "Polska", "nazwaUlicy": "ul. Piastów Śląskich", "kodPocztowy": null, "numerLokalu": null, "numerBudynku": null, "idWojewodztwa": 12, "idMiejscowosci": 63098, "nazwaWojewodztwa": "śląskie", "nazwaMiejscowosci": "Mysłowice", "dlugoscGeograficzna": null, "szerokoscGeograficzna": null}, "numer": "2016/10/31/8319/22492", "ocena": {"liczbaOcen": 0, "sredniaZOcen": 0.0}, "tytul": "Zaawansowany Excel w zastosowaniach finansowych", "status": "ZREALIZOWANA", "efektUslugi": null, "celBiznesowy": "brak tekstu", "liczbaGodzin": 0, "celEdukacyjny": "brak tekstu", "dostawcaUslug": {"id": 8319, "logo": {"url": "https://uslugirozwojowe.parp.gov.pl/api/plik/pobierz/vJ2XAuTytV3e9f-yQzDS9DX3mAN7OeKE", "nazwa": "Synercom-logo-wer-chromatyczna.jpg", "rozszerzenie": "jpg"}, "nazwa": "SYNERCOM USŁUGI WSPÓLNE SPÓŁKA Z OGRANICZONĄ ODPOWIEDZIALNOŚCIĄ"}, "grupaDocelowa": "&lt;p&gt;Kurs przeznaczony jest dla finansistów, księgowych, analityków, osób pracujących w działach controllingu i innych osób z działów finansowych wykorzystujących arkusz kalkulacyjny, znających podstawy pracy z programem MS Excel.&lt;/p&gt;", "kodyDostepowe": null, "programUslugi": "&lt;ul&gt;&lt;li&gt;technologie pobierania danych ze źródeł zewnętrzynych ( źródła danych Excela, kwarendy baz danych, wykorzystanie modułu  MS Query, pobieranie danych XML,&lt;/li&gt;\n\t&lt;li&gt;import danych z plików tekstowych do Excela,&lt;/li&gt;\n\t&lt;li&gt;tworzenie i modyfikowanie tabel przestawnych w oparciu różne źródła danych, własne pola obliczeniowe, grupowanie danych, niestandardowe formatowanie danych w tabelach,&lt;/li&gt;\n\t&lt;li&gt;stosowanie tabel przestawnych jako narzędzia analizy dancyh biznesowych,&lt;/li&gt;\n\t&lt;li&gt;wykorzystanie zaawansowanych funcji  wbudowanych do rozwiązywania  problemów z dziedziny finansów, sprzedaży, prognozowania,&lt;/li&gt;\n\t&lt;li&gt;budowanie megaformuł, formuły tablicowe, zagnieżdżanie funckcji,&lt;/li&gt;\n\t&lt;li&gt;automatyzacja obliczeń za pomocą funkcji wbudowanych przez użytkownika, korzystanie z nich w innych arkuszach, tworzenie dodatków,&lt;/li&gt;\n\t&lt;li&gt;optymalizacja rozwiązań złożonych problemów za pomocą dodatku Solver,&lt;/li&gt;\n\t&lt;li&gt;przyspieszenie pracy dzięki szablonom,&lt;/li&gt;\n\t&lt;li&gt;analiza sprzedaży oraz prognozowanie z zastosowaniem fynkcji statystycznych,&lt;/li&gt;\n\t&lt;li&gt;budowanie bazy danych na arkuszu, wpisywanie danych, wybór danych za pomocą kryteriów,&lt;/li&gt;\n\t&lt;li&gt;tworzenie formularzy elektronicznych w Excelu, wykorzystywanie w formularzach elementów sterujących ( listy, listy rozwijalne, przyciski, pokrętła ),&lt;/li&gt;\n\t&lt;li&gt;rejestrowanie, uruchamianie i edycja makr na procedury, planowanie, nagrywanie makr dla optymalnego ich odtwarzania,&lt;/li&gt;\n\t&lt;li&gt;konsolidacja danych pochodzących z różnych arkuszy,&lt;/li&gt;\n\t&lt;li&gt;budowanie modeli wielowariantowych z użyciem scenariuszy,&lt;/li&gt;\n\t&lt;li&gt;wykorzystywanie nazw lokalnych i globalnych ważnych na jednym arkuszu, deklarowanie nazw dynamicznych,&lt;/li&gt;\n\t&lt;li&gt;wykorzystanie modułu Microsoft Visual Basic do projektowania zaawansowanych obiektów, budowy własnych aplikacji w Excelu, budowy własnych funkcji,&lt;/li&gt;\n\t&lt;li&gt;organizacja pracy z  programem Excel w sieci komputerowej: jednoczesna praca wielu użytkowników na jednym arkuszu, łączenie arkuszy i skoroszytów za pomocą sieci komputerowej, scalanie danych z wielu arkuszy&lt;/li&gt;\n\t&lt;li&gt;graficzna prezentacja danych finansowych za pomocą wykresów ( wykresy złożone, wykresy prezentujące wiele serii danych, analiza trendu na wykresie, wykresy niestandardowe, wykresy oparte o dane z tabel przestawnych ), \"dynamika wykresu w Excelu\"&lt;/li&gt;\n&lt;/ul&gt;", "listaProjektow": [], "idRodzajuUslugi": 144, "kwalifikacjeKuz": [], "osobaKontaktowa": {"email": "osrodek1@scuw.pl", "telefon": "32 420 42 50", "zdjecie": null, "imieNazwisko": "Tatiana Kopicara-Dudek"}, "zakresUprawnien": null, "efektyUczeniaSie": null, "inneKwalifikacje": [], "cenaNettoZaUsluge": null, "idKategoriiUslugi": 479, "idKwalifikacjiKkz": null, "idKwalifikacjiZrk": null, "warunkiTechniczne": null, "cenaBruttoZaUsluge": null, "cenaNettoZaGodzine": 0, "idFormySwiadczenia": 1, "idPodrodzajuUslugi": 145, "warunkiLogistyczne": [], "cenaBruttoZaGodzine": 0, "formyDofinansowania": [], "informacjeDodatkowe": "Proponowany warsztat to dwa dni bardzo intensywnych zajęć, dających zaawansowaną wiedzę w dziedzinie korzystania z arkusza kalkulacyjnego Microsoft Excel dla celów finansowych oraz szeroko pojętego zarządzania firmą. Po ukończeniu kursu uczestnik otrzymuje zaświadczenie o ukończeniu szkolenia zgodne z rozporządzeniem Ministra Edukacji Narodowej.\n&lt;p&gt;Każdy uczestnik otrzymuje komplet materiałów oraz kopie elektroniczne ze wszystkimi ćwiczeniami prowadzonymi w ramach kursu oraz przykładowymi arkuszami programu Microsoft Excel.&lt;/p&gt;", "kosztWalidacjiNetto": null, "warunkiUczestnictwa": "&lt;p&gt;Znajomość podstaw pracy z programem Excel.&lt;/p&gt;", "idPodkategoriiUslugi": 484, "kosztWalidacjiBrutto": null, "cenaNettoZaUczestnika": 59900, "dataRozpoczeciaUslugi": "2016-12-12T00:00:00+01:00", "dataZakonczeniaUslugi": "2016-12-13T00:00:00+01:00", "cenaBruttoZaUczestnika": 59900, "czyUslugaDofinansowana": true, "materialyDlaUczestnikow": null, "kosztCertyfikowaniaNetto": null, "czyCenaDotyczyCalejUslugi": false, "dataZakonczeniaRekrutacji": "2016-12-11T00:00:00+01:00", "kosztCertyfikowaniaBrutto": null, "minimalnaLiczbaUczestnikow": 1, "szczegolyMiejscaRealizacji": null, "maksymalnaLiczbaUczestnikow": 15,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11.676553">
            <text:p>2025-12-16 15:53:11.676553</text:p>
          </table:table-cell>
          <table:table-cell office:value-type="string" office:string-value="2025-12-16 15:53:11.676553">
            <text:p>2025-12-16 15:53:11.676553</text:p>
          </table:table-cell>
        </table:table-row>
        <table:table-row>
          <table:table-cell office:value-type="float" office:value="22549">
            <text:p>22549</text:p>
          </table:table-cell>
          <table:table-cell office:value-type="string" office:string-value="2016/10/31/7409/22549">
            <text:p>2016/10/31/7409/22549</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03 00:00:00">
            <text:p>2017-02-03 00:00:00</text:p>
          </table:table-cell>
          <table:table-cell office:value-type="string" office:string-value="2017-02-03 00:00:00">
            <text:p>2017-02-03 00:00:00</text:p>
          </table:table-cell>
          <table:table-cell office:value-type="string" office:string-value="2017-02-01 00:00:00">
            <text:p>2017-02-01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Irysowa&quot;, &quot;kodPocztowy&quot;: null, &quot;numerLokalu&quot;: &quot;-&quot;, &quot;numerBudynku&quot;: null, &quot;idWojewodztwa&quot;: 1, &quot;idMiejscowosci&quot;: null, &quot;nazwaWojewodztwa&quot;: &quot;dolnośląskie&quot;, &quot;nazwaMiejscowosci&quot;: &quot;Wrocław&quot;, &quot;dlugoscGeograficzna&quot;: null, &quot;szerokoscGeograficzna&quot;: null}">
            <text:p>{"idKraju": null, "idUlicy": null, "telefon": null, "nazwaKraju": null, "nazwaUlicy": "Irysowa", "kodPocztowy": null, "numerLokalu": "-", "numerBudynku": null, "idWojewodztwa": 1, "idMiejscowosci": null, "nazwaWojewodztwa": "dolnośląskie", "nazwaMiejscowosci": "Wrocław",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49, &quot;adres&quot;: {&quot;idKraju&quot;: null, &quot;idUlicy&quot;: null, &quot;telefon&quot;: null, &quot;nazwaKraju&quot;: null, &quot;nazwaUlicy&quot;: &quot;Irysowa&quot;, &quot;kodPocztowy&quot;: null, &quot;numerLokalu&quot;: &quot;-&quot;, &quot;numerBudynku&quot;: null, &quot;idWojewodztwa&quot;: 1, &quot;idMiejscowosci&quot;: null, &quot;nazwaWojewodztwa&quot;: &quot;dolnośląskie&quot;, &quot;nazwaMiejscowosci&quot;: &quot;Wrocław&quot;, &quot;dlugoscGeograficzna&quot;: null, &quot;szerokoscGeograficzna&quot;: null}, &quot;numer&quot;: &quot;2016/10/31/7409/22549&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03T00:00:00+01:00&quot;, &quot;dataZakonczeniaUslugi&quot;: &quot;2017-02-03T00:00:00+01:00&quot;, &quot;cenaBruttoZaUczestnika&quot;: 49500, &quot;czyUslugaDofinansowana&quot;: false, &quot;materialyDlaUczestnikow&quot;: null, &quot;kosztCertyfikowaniaNetto&quot;: null, &quot;czyCenaDotyczyCalejUslugi&quot;: false, &quot;dataZakonczeniaRekrutacji&quot;: &quot;2017-02-01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49, "adres": {"idKraju": null, "idUlicy": null, "telefon": null, "nazwaKraju": null, "nazwaUlicy": "Irysowa", "kodPocztowy": null, "numerLokalu": "-", "numerBudynku": null, "idWojewodztwa": 1, "idMiejscowosci": null, "nazwaWojewodztwa": "dolnośląskie", "nazwaMiejscowosci": "Wrocław", "dlugoscGeograficzna": null, "szerokoscGeograficzna": null}, "numer": "2016/10/31/7409/22549",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03T00:00:00+01:00", "dataZakonczeniaUslugi": "2017-02-03T00:00:00+01:00", "cenaBruttoZaUczestnika": 49500, "czyUslugaDofinansowana": false, "materialyDlaUczestnikow": null, "kosztCertyfikowaniaNetto": null, "czyCenaDotyczyCalejUslugi": false, "dataZakonczeniaRekrutacji": "2017-02-01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33.948315">
            <text:p>2025-12-16 15:53:33.948315</text:p>
          </table:table-cell>
          <table:table-cell office:value-type="string" office:string-value="2025-12-16 15:53:33.948315">
            <text:p>2025-12-16 15:53:33.948315</text:p>
          </table:table-cell>
        </table:table-row>
        <table:table-row>
          <table:table-cell office:value-type="float" office:value="22548">
            <text:p>22548</text:p>
          </table:table-cell>
          <table:table-cell office:value-type="string" office:string-value="2016/10/31/7409/22548">
            <text:p>2016/10/31/7409/22548</text:p>
          </table:table-cell>
          <table:table-cell office:value-type="string" office:string-value="Profesjonalny sprzedawca - przedstawiciel handlowy (zgłoś 2 osoby - trzecia gratis)">
            <text:p>Profesjonalny sprzedawca - przedstawiciel handlowy (zgłoś 2 osoby - trzecia gratis)</text:p>
          </table:table-cell>
          <table:table-cell office:value-type="string" office:string-value="ZREALIZOWANA">
            <text:p>ZREALIZOWANA</text:p>
          </table:table-cell>
          <table:table-cell office:value-type="string" office:string-value="2017-02-03 00:00:00">
            <text:p>2017-02-03 00:00:00</text:p>
          </table:table-cell>
          <table:table-cell office:value-type="string" office:string-value="2017-02-03 00:00:00">
            <text:p>2017-02-03 00:00:00</text:p>
          </table:table-cell>
          <table:table-cell office:value-type="string" office:string-value="2017-02-01 00:00:00">
            <text:p>2017-02-01 00:00:00</text:p>
          </table:table-cell>
          <table:table-cell office:value-type="float" office:value="559">
            <text:p>559</text:p>
          </table:table-cell>
          <table:table-cell office:value-type="float" office:value="562">
            <text:p>562</text:p>
          </table:table-cell>
          <table:table-cell office:value-type="float" office:value="144">
            <text:p>144</text:p>
          </table:table-cell>
          <table:table-cell office:value-type="float" office:value="145.0">
            <text:p>145.0</text:p>
          </table:table-cell>
          <table:table-cell office:value-type="float" office:value="1">
            <text:p>1</text:p>
          </table:table-cell>
          <table:table-cell office:value-type="string" office:string-value="">
            <text:p/>
          </table:table-cell>
          <table:table-cell office:value-type="string" office:string-value="">
            <text:p/>
          </table:table-cell>
          <table:table-cell office:value-type="string" office:string-value="doskonalenie procesu sprzedaży, wzrost sprzedaży">
            <text:p>doskonalenie procesu sprzedaży, wzrost sprzedaży</text:p>
          </table:table-cell>
          <table:table-cell office:value-type="string" office:string-value="przygotowanie handlowca do zdobywania Klientów">
            <text:p>przygotowanie handlowca do zdobywania Klientów</text:p>
          </table:table-cell>
          <table:table-cell office:value-type="string" office:string-value="">
            <text:p/>
          </table:table-cell>
          <table:table-cell office:value-type="string" office:string-value="">
            <text:p/>
          </table:table-cell>
          <table:table-cell office:value-type="string" office:string-value="&lt;p&gt;1. Charakterystyka zawodu sprzedawcy&lt;br /&gt;&#10;2. Cechy i predyspozycje do sprzedaży: moja wiedza o produkcie - cechy - pochwały - korzyści&lt;br /&gt;&#10;3. Sposoby pozyskiwania klientów - lejek sprzedaży&lt;br /&gt;&#10;4. Sprawna komunikacja i budowanie dobrych relacji z klientem przez telefon i maila&lt;br /&gt;&#10;5. Sposoby prezentacji - prezentacja pozycjonująca&lt;br /&gt;&#10;6. Planowanie pracy sprzedawcy - zarządzanie czasem – plan sprzedaży&lt;br /&gt;&#10;7. Budowanie pozytywnego wizerunku firmy&lt;br /&gt;&#10;8. Psychologia sprzedaży – znaczenie motywacji i własnych przekonań &lt;br /&gt;&#10;w procesie sprzedaży&lt;br /&gt;&#10; &lt;/p&gt;">
            <text:p>&lt;p&gt;1. Charakterystyka zawodu sprzedawcy&lt;br /&gt;
2. Cechy i predyspozycje do sprzedaży: moja wiedza o produkcie - cechy - pochwały - korzyści&lt;br /&gt;
3. Sposoby pozyskiwania klientów - lejek sprzedaży&lt;br /&gt;
4. Sprawna komunikacja i budowanie dobrych relacji z klientem przez telefon i maila&lt;br /&gt;
5. Sposoby prezentacji - prezentacja pozycjonująca&lt;br /&gt;
6. Planowanie pracy sprzedawcy - zarządzanie czasem – plan sprzedaży&lt;br /&gt;
7. Budowanie pozytywnego wizerunku firmy&lt;br /&gt;
8. Psychologia sprzedaży – znaczenie motywacji i własnych przekonań &lt;br /&gt;
w procesie sprzedaży&lt;br /&gt;
 &lt;/p&gt;</text:p>
          </table:table-cell>
          <table:table-cell office:value-type="string" office:string-value="&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text:p>&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text:p>
          </table:table-cell>
          <table:table-cell office:value-type="string" office:string-value="&lt;p&gt;Każdy może być Uczestnikiem szkolenia. Zapraszamy.&lt;/p&gt;">
            <text:p>&lt;p&gt;Każdy może być Uczestnikiem szkolenia. Zapraszamy.&lt;/p&gt;</text:p>
          </table:table-cell>
          <table:table-cell office:value-type="string" office:string-value="">
            <text:p/>
          </table:table-cell>
          <table:table-cell office:value-type="string" office:string-value="&lt;p&gt;&lt;strong&gt;Dlaczego warto z nami współpracować?&lt;/strong&gt;&lt;/p&gt;&#10;&#10;&lt;p&gt;- prowadzimy szkolenia otwarte, zamknięte na terenie całego kraju&lt;/p&gt;&#10;&#10;&lt;p&gt;- szkolenia prowadzą tylko najlepsi trenerzy – praktycy z wieloletnim doświadczeniem&lt;/p&gt;&#10;&#10;&lt;p&gt;- jesteśmy elastyczni wobec Państwa oczekiwań programowych&lt;/p&gt;&#10;&#10;&lt;p&gt;- dostosowujemy się do Państwa oczekiwań: miejsca, czasu przeprowadzenia szkolenia (szkolenia zamknięte szyte według potrzeb Klienta)&lt;/p&gt;&#10;&#10;&lt;p&gt;- badamy potrzeby Uczestników&lt;/p&gt;&#10;&#10;&lt;p&gt;- otrzymujecie Państwo podczas szkolenia materiały szkoleniowe w wersji papierowej&lt;/p&gt;&#10;&#10;&lt;p&gt;- podczas szkolenia zapraszamy na lunch, przerwy z pyszną kawą lub herbatą oraz słodką przekąską&lt;/p&gt;&#10;&#10;&lt;p&gt;- posiadamy bogate referencje&lt;/p&gt;&#10;&#10;&lt;p&gt;- działamy na rynku szkoleń od 2008 roku&lt;/p&gt;&#10;&#10;&lt;p&gt;- przeprowadzamy również szkolenia indywidualne&lt;/p&gt;&#10;&#10;&lt;p&gt;- najważniejsza jest dla nas Państwa zadowolenie w pozyskiwaniu wiedzy, dlatego też szkolenia prowadzone są w małych grupach co wływa na wysoką jakość doskonalenia Uczestników&lt;/p&gt;&#10;&#10;&lt;p&gt;- posiadamy wpis WUP Poznań (RIS)&lt;/p&gt;&#10;każdy Uczestnik otrzymuje zaświadczenie imienne ukończenia szkolenia&#10;&lt;p&gt;Materiały merytoryczne i ćwiczeniowe&lt;/p&gt;">
            <text:p>&lt;p&gt;&lt;strong&gt;Dlaczego warto z nami współpracować?&lt;/strong&gt;&lt;/p&gt;

&lt;p&gt;- prowadzimy szkolenia otwarte, zamknięte na terenie całego kraju&lt;/p&gt;

&lt;p&gt;- szkolenia prowadzą tylko najlepsi trenerzy – praktycy z wieloletnim doświadczeniem&lt;/p&gt;

&lt;p&gt;- jesteśmy elastyczni wobec Państwa oczekiwań programowych&lt;/p&gt;

&lt;p&gt;- dostosowujemy się do Państwa oczekiwań: miejsca, czasu przeprowadzenia szkolenia (szkolenia zamknięte szyte według potrzeb Klienta)&lt;/p&gt;

&lt;p&gt;- badamy potrzeby Uczestników&lt;/p&gt;

&lt;p&gt;- otrzymujecie Państwo podczas szkolenia materiały szkoleniowe w wersji papierowej&lt;/p&gt;

&lt;p&gt;- podczas szkolenia zapraszamy na lunch, przerwy z pyszną kawą lub herbatą oraz słodką przekąską&lt;/p&gt;

&lt;p&gt;- posiadamy bogate referencje&lt;/p&gt;

&lt;p&gt;- działamy na rynku szkoleń od 2008 roku&lt;/p&gt;

&lt;p&gt;- przeprowadzamy również szkolenia indywidualne&lt;/p&gt;

&lt;p&gt;- najważniejsza jest dla nas Państwa zadowolenie w pozyskiwaniu wiedzy, dlatego też szkolenia prowadzone są w małych grupach co wływa na wysoką jakość doskonalenia Uczestników&lt;/p&gt;

&lt;p&gt;- posiadamy wpis WUP Poznań (RIS)&lt;/p&gt;
każdy Uczestnik otrzymuje zaświadczenie imienne ukończenia szkolenia
&lt;p&gt;Materiały merytoryczne i ćwiczeniowe&lt;/p&gt;</text:p>
          </table:table-cell>
          <table:table-cell office:value-type="string" office:string-value="">
            <text:p/>
          </table:table-cell>
          <table:table-cell office:value-type="string" office:string-value="">
            <text:p/>
          </table:table-cell>
          <table:table-cell office:value-type="float" office:value="49500.0">
            <text:p>49500.0</text:p>
          </table:table-cell>
          <table:table-cell office:value-type="float" office:value="49500.0">
            <text:p>49500.0</text:p>
          </table:table-cell>
          <table:table-cell office:value-type="float" office:value="9166">
            <text:p>9166</text:p>
          </table:table-cell>
          <table:table-cell office:value-type="float" office:value="9166">
            <text:p>9166</text:p>
          </table:table-cell>
          <table:table-cell office:value-type="boolean" office:boolean-value="false">
            <text:p>FALSE</text:p>
          </table:table-cell>
          <table:table-cell office:value-type="float" office:value="0">
            <text:p/>
          </table:table-cell>
          <table:table-cell office:value-type="float" office:value="1">
            <text:p>1</text:p>
          </table:table-cell>
          <table:table-cell office:value-type="float" office:value="9.0">
            <text:p>9.0</text:p>
          </table:table-cell>
          <table:table-cell office:value-type="string" office:string-value="{&quot;idKraju&quot;: null, &quot;idUlicy&quot;: null, &quot;telefon&quot;: null, &quot;nazwaKraju&quot;: null, &quot;nazwaUlicy&quot;: &quot;Irysowa&quot;, &quot;kodPocztowy&quot;: null, &quot;numerLokalu&quot;: &quot;-&quot;, &quot;numerBudynku&quot;: null, &quot;idWojewodztwa&quot;: 1, &quot;idMiejscowosci&quot;: null, &quot;nazwaWojewodztwa&quot;: &quot;dolnośląskie&quot;, &quot;nazwaMiejscowosci&quot;: &quot;Wrocław&quot;, &quot;dlugoscGeograficzna&quot;: null, &quot;szerokoscGeograficzna&quot;: null}">
            <text:p>{"idKraju": null, "idUlicy": null, "telefon": null, "nazwaKraju": null, "nazwaUlicy": "Irysowa", "kodPocztowy": null, "numerLokalu": "-", "numerBudynku": null, "idWojewodztwa": 1, "idMiejscowosci": null, "nazwaWojewodztwa": "dolnośląskie", "nazwaMiejscowosci": "Wrocław", "dlugoscGeograficzna": null, "szerokoscGeograficzna": null}</text:p>
          </table:table-cell>
          <table:table-cell office:value-type="string" office:string-value="{&quot;id&quot;: 7409, &quot;logo&quot;: {&quot;url&quot;: &quot;https://uslugirozwojowe.parp.gov.pl/api/file/preview?token=%242a%2406%24Cjn3fmRUCvdd2TfmsJASDO&quot;, &quot;nazwa&quot;: &quot;logo.png&quot;, &quot;rozszerzenie&quot;: null}, &quot;nazwa&quot;: &quot;Iwona Świdurska Mati Consulting - Szkolenia&quot;}">
            <text:p>{"id": 7409, "logo": {"url": "https://uslugirozwojowe.parp.gov.pl/api/file/preview?token=%242a%2406%24Cjn3fmRUCvdd2TfmsJASDO", "nazwa": "logo.png", "rozszerzenie": null}, "nazwa": "Iwona Świdurska Mati Consulting - Szkolenia"}</text:p>
          </table:table-cell>
          <table:table-cell office:value-type="string" office:string-value="{&quot;email&quot;: &quot;maticonsulting@szkolenia-mc.pl&quot;, &quot;telefon&quot;: &quot;+48 600 43 33 71&quot;, &quot;zdjecie&quot;: null, &quot;imieNazwisko&quot;: &quot;Iwona Świdurska&quot;}">
            <text:p>{"email": "maticonsulting@szkolenia-mc.pl", "telefon": "+48 600 43 33 71", "zdjecie": null, "imieNazwisko": "Iwona Świdurska"}</text:p>
          </table:table-cell>
          <table:table-cell office:value-type="string" office:string-value="{&quot;liczbaOcen&quot;: 0, &quot;sredniaZOcen&quot;: 0.0}">
            <text:p>{"liczbaOcen": 0, "sredniaZOcen": 0.0}</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
            <text:p>[]</text:p>
          </table:table-cell>
          <table:table-cell office:value-type="string" office:string-value="{&quot;id&quot;: 22548, &quot;adres&quot;: {&quot;idKraju&quot;: null, &quot;idUlicy&quot;: null, &quot;telefon&quot;: null, &quot;nazwaKraju&quot;: null, &quot;nazwaUlicy&quot;: &quot;Irysowa&quot;, &quot;kodPocztowy&quot;: null, &quot;numerLokalu&quot;: &quot;-&quot;, &quot;numerBudynku&quot;: null, &quot;idWojewodztwa&quot;: 1, &quot;idMiejscowosci&quot;: null, &quot;nazwaWojewodztwa&quot;: &quot;dolnośląskie&quot;, &quot;nazwaMiejscowosci&quot;: &quot;Wrocław&quot;, &quot;dlugoscGeograficzna&quot;: null, &quot;szerokoscGeograficzna&quot;: null}, &quot;numer&quot;: &quot;2016/10/31/7409/22548&quot;, &quot;ocena&quot;: {&quot;liczbaOcen&quot;: 0, &quot;sredniaZOcen&quot;: 0.0}, &quot;tytul&quot;: &quot;Profesjonalny sprzedawca - przedstawiciel handlowy (zgłoś 2 osoby - trzecia gratis)&quot;, &quot;status&quot;: &quot;ZREALIZOWANA&quot;, &quot;efektUslugi&quot;: null, &quot;celBiznesowy&quot;: &quot;doskonalenie procesu sprzedaży, wzrost sprzedaży&quot;, &quot;liczbaGodzin&quot;: 0, &quot;celEdukacyjny&quot;: &quot;przygotowanie handlowca do zdobywania Klientów&quot;, &quot;dostawcaUslug&quot;: {&quot;id&quot;: 7409, &quot;logo&quot;: {&quot;url&quot;: &quot;https://uslugirozwojowe.parp.gov.pl/api/file/preview?token=%242a%2406%24Cjn3fmRUCvdd2TfmsJASDO&quot;, &quot;nazwa&quot;: &quot;logo.png&quot;, &quot;rozszerzenie&quot;: null}, &quot;nazwa&quot;: &quot;Iwona Świdurska Mati Consulting - Szkolenia&quot;}, &quot;grupaDocelowa&quot;: &quot;&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quot;, &quot;kodyDostepowe&quot;: null, &quot;programUslugi&quot;: &quot;&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quot;, &quot;listaProjektow&quot;: [], &quot;idRodzajuUslugi&quot;: 144, &quot;kwalifikacjeKuz&quot;: [], &quot;osobaKontaktowa&quot;: {&quot;email&quot;: &quot;maticonsulting@szkolenia-mc.pl&quot;, &quot;telefon&quot;: &quot;+48 600 43 33 71&quot;, &quot;zdjecie&quot;: null, &quot;imieNazwisko&quot;: &quot;Iwona Świdurska&quot;}, &quot;zakresUprawnien&quot;: null, &quot;efektyUczeniaSie&quot;: null, &quot;inneKwalifikacje&quot;: [], &quot;cenaNettoZaUsluge&quot;: null, &quot;idKategoriiUslugi&quot;: 559, &quot;idKwalifikacjiKkz&quot;: null, &quot;idKwalifikacjiZrk&quot;: null, &quot;warunkiTechniczne&quot;: null, &quot;cenaBruttoZaUsluge&quot;: null, &quot;cenaNettoZaGodzine&quot;: 9166, &quot;idFormySwiadczenia&quot;: 1, &quot;idPodrodzajuUslugi&quot;: 145, &quot;warunkiLogistyczne&quot;: [], &quot;cenaBruttoZaGodzine&quot;: 9166, &quot;formyDofinansowania&quot;: [], &quot;informacjeDodatkowe&quot;: &quot;&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quot;, &quot;kosztWalidacjiNetto&quot;: null, &quot;warunkiUczestnictwa&quot;: &quot;&lt;p&gt;Każdy może być Uczestnikiem szkolenia. Zapraszamy.&lt;/p&gt;&quot;, &quot;idPodkategoriiUslugi&quot;: 562, &quot;kosztWalidacjiBrutto&quot;: null, &quot;cenaNettoZaUczestnika&quot;: 49500, &quot;dataRozpoczeciaUslugi&quot;: &quot;2017-02-03T00:00:00+01:00&quot;, &quot;dataZakonczeniaUslugi&quot;: &quot;2017-02-03T00:00:00+01:00&quot;, &quot;cenaBruttoZaUczestnika&quot;: 49500, &quot;czyUslugaDofinansowana&quot;: false, &quot;materialyDlaUczestnikow&quot;: null, &quot;kosztCertyfikowaniaNetto&quot;: null, &quot;czyCenaDotyczyCalejUslugi&quot;: false, &quot;dataZakonczeniaRekrutacji&quot;: &quot;2017-02-01T00:00:00+01:00&quot;, &quot;kosztCertyfikowaniaBrutto&quot;: null, &quot;minimalnaLiczbaUczestnikow&quot;: 1, &quot;szczegolyMiejscaRealizacji&quot;: &quot;Uczestnicy zostaną poinformowani o dokładnej lokalizacji szkolenia&quot;, &quot;maksymalnaLiczbaUczestnikow&quot;: 9, &quot;idPodstawyPrawnejDlaPodmiotu&quot;: null, &quot;metodaOsiagnieciaEfektUslugi&quot;: null, &quot;nazwaPodmiotuCertyfikujacego&quot;: null, &quot;czyProwadziDoNabyciaKompetencji&quot;: false, &quot;zrkNazwaPodmiotuCertyfikujacego&quot;: null, &quot;podstawaUzyskaniaWpisuCertyfikat&quot;: null, &quot;podstawaUzyskaniaWpisuUprawnienie&quot;: null, &quot;nazwaPodmiotuProwadzacegoWalidacje&quot;: null, &quot;sposobOsiagnieciaEfektowUczeniaSie&quot;: null, &quot;czyZarejestrowanyPodmiotCertyfikujacy&quot;: false, &quot;zrkNazwaPodmiotuProwadzacegoWalidacje&quot;: null, &quot;zrkCzyZarejestrowanyPodmiotCertyfikujacy&quot;: false, &quot;czyZarejestrowanyPodmiotProwadzacyWalidacje&quot;: false, &quot;zrkCzyZarejestrowanyPodmiotProwadzacyWalidacje&quot;: false}">
            <text:p>{"id": 22548, "adres": {"idKraju": null, "idUlicy": null, "telefon": null, "nazwaKraju": null, "nazwaUlicy": "Irysowa", "kodPocztowy": null, "numerLokalu": "-", "numerBudynku": null, "idWojewodztwa": 1, "idMiejscowosci": null, "nazwaWojewodztwa": "dolnośląskie", "nazwaMiejscowosci": "Wrocław", "dlugoscGeograficzna": null, "szerokoscGeograficzna": null}, "numer": "2016/10/31/7409/22548", "ocena": {"liczbaOcen": 0, "sredniaZOcen": 0.0}, "tytul": "Profesjonalny sprzedawca - przedstawiciel handlowy (zgłoś 2 osoby - trzecia gratis)", "status": "ZREALIZOWANA", "efektUslugi": null, "celBiznesowy": "doskonalenie procesu sprzedaży, wzrost sprzedaży", "liczbaGodzin": 0, "celEdukacyjny": "przygotowanie handlowca do zdobywania Klientów", "dostawcaUslug": {"id": 7409, "logo": {"url": "https://uslugirozwojowe.parp.gov.pl/api/file/preview?token=%242a%2406%24Cjn3fmRUCvdd2TfmsJASDO", "nazwa": "logo.png", "rozszerzenie": null}, "nazwa": "Iwona Świdurska Mati Consulting - Szkolenia"}, "grupaDocelowa": "&lt;p&gt;Szkolenie przeznaczone dla osób, które pragną pracować na stanowisku przedstawiciela handlowego, sprzedawcy. Szkolenie prowadzone w celu usprawnienia pracy sprzedawcy, przedstawicieli handlowych, osób pracujących w handlu - sprzedaży, działach obsługi klienta, osób prowadzących działalność gospodarczą w zakresie obsługi klienta, sprzedaży.&lt;/p&gt;", "kodyDostepowe": null, "programUslugi": "&lt;p&gt;1. Charakterystyka zawodu sprzedawcy&lt;br /&gt;\n2. Cechy i predyspozycje do sprzedaży: moja wiedza o produkcie - cechy - pochwały - korzyści&lt;br /&gt;\n3. Sposoby pozyskiwania klientów - lejek sprzedaży&lt;br /&gt;\n4. Sprawna komunikacja i budowanie dobrych relacji z klientem przez telefon i maila&lt;br /&gt;\n5. Sposoby prezentacji - prezentacja pozycjonująca&lt;br /&gt;\n6. Planowanie pracy sprzedawcy - zarządzanie czasem – plan sprzedaży&lt;br /&gt;\n7. Budowanie pozytywnego wizerunku firmy&lt;br /&gt;\n8. Psychologia sprzedaży – znaczenie motywacji i własnych przekonań &lt;br /&gt;\nw procesie sprzedaży&lt;br /&gt;\n &lt;/p&gt;", "listaProjektow": [], "idRodzajuUslugi": 144, "kwalifikacjeKuz": [], "osobaKontaktowa": {"email": "maticonsulting@szkolenia-mc.pl", "telefon": "+48 600 43 33 71", "zdjecie": null, "imieNazwisko": "Iwona Świdurska"}, "zakresUprawnien": null, "efektyUczeniaSie": null, "inneKwalifikacje": [], "cenaNettoZaUsluge": null, "idKategoriiUslugi": 559, "idKwalifikacjiKkz": null, "idKwalifikacjiZrk": null, "warunkiTechniczne": null, "cenaBruttoZaUsluge": null, "cenaNettoZaGodzine": 9166, "idFormySwiadczenia": 1, "idPodrodzajuUslugi": 145, "warunkiLogistyczne": [], "cenaBruttoZaGodzine": 9166, "formyDofinansowania": [], "informacjeDodatkowe": "&lt;p&gt;&lt;strong&gt;Dlaczego warto z nami współpracować?&lt;/strong&gt;&lt;/p&gt;\n\n&lt;p&gt;- prowadzimy szkolenia otwarte, zamknięte na terenie całego kraju&lt;/p&gt;\n\n&lt;p&gt;- szkolenia prowadzą tylko najlepsi trenerzy – praktycy z wieloletnim doświadczeniem&lt;/p&gt;\n\n&lt;p&gt;- jesteśmy elastyczni wobec Państwa oczekiwań programowych&lt;/p&gt;\n\n&lt;p&gt;- dostosowujemy się do Państwa oczekiwań: miejsca, czasu przeprowadzenia szkolenia (szkolenia zamknięte szyte według potrzeb Klienta)&lt;/p&gt;\n\n&lt;p&gt;- badamy potrzeby Uczestników&lt;/p&gt;\n\n&lt;p&gt;- otrzymujecie Państwo podczas szkolenia materiały szkoleniowe w wersji papierowej&lt;/p&gt;\n\n&lt;p&gt;- podczas szkolenia zapraszamy na lunch, przerwy z pyszną kawą lub herbatą oraz słodką przekąską&lt;/p&gt;\n\n&lt;p&gt;- posiadamy bogate referencje&lt;/p&gt;\n\n&lt;p&gt;- działamy na rynku szkoleń od 2008 roku&lt;/p&gt;\n\n&lt;p&gt;- przeprowadzamy również szkolenia indywidualne&lt;/p&gt;\n\n&lt;p&gt;- najważniejsza jest dla nas Państwa zadowolenie w pozyskiwaniu wiedzy, dlatego też szkolenia prowadzone są w małych grupach co wływa na wysoką jakość doskonalenia Uczestników&lt;/p&gt;\n\n&lt;p&gt;- posiadamy wpis WUP Poznań (RIS)&lt;/p&gt;\nkażdy Uczestnik otrzymuje zaświadczenie imienne ukończenia szkolenia\n&lt;p&gt;Materiały merytoryczne i ćwiczeniowe&lt;/p&gt;", "kosztWalidacjiNetto": null, "warunkiUczestnictwa": "&lt;p&gt;Każdy może być Uczestnikiem szkolenia. Zapraszamy.&lt;/p&gt;", "idPodkategoriiUslugi": 562, "kosztWalidacjiBrutto": null, "cenaNettoZaUczestnika": 49500, "dataRozpoczeciaUslugi": "2017-02-03T00:00:00+01:00", "dataZakonczeniaUslugi": "2017-02-03T00:00:00+01:00", "cenaBruttoZaUczestnika": 49500, "czyUslugaDofinansowana": false, "materialyDlaUczestnikow": null, "kosztCertyfikowaniaNetto": null, "czyCenaDotyczyCalejUslugi": false, "dataZakonczeniaRekrutacji": "2017-02-01T00:00:00+01:00", "kosztCertyfikowaniaBrutto": null, "minimalnaLiczbaUczestnikow": 1, "szczegolyMiejscaRealizacji": "Uczestnicy zostaną poinformowani o dokładnej lokalizacji szkolenia", "maksymalnaLiczbaUczestnikow": 9, "idPodstawyPrawnejDlaPodmiotu": null, "metodaOsiagnieciaEfektUslugi": null, "nazwaPodmiotuCertyfikujacego": null, "czyProwadziDoNabyciaKompetencji": false, "zrkNazwaPodmiotuCertyfikujacego": null, "podstawaUzyskaniaWpisuCertyfikat": null, "podstawaUzyskaniaWpisuUprawnienie": null, "nazwaPodmiotuProwadzacegoWalidacje": null, "sposobOsiagnieciaEfektowUczeniaSie": null, "czyZarejestrowanyPodmiotCertyfikujacy": false, "zrkNazwaPodmiotuProwadzacegoWalidacje": null, "zrkCzyZarejestrowanyPodmiotCertyfikujacy": false, "czyZarejestrowanyPodmiotProwadzacyWalidacje": false, "zrkCzyZarejestrowanyPodmiotProwadzacyWalidacje": false}</text:p>
          </table:table-cell>
          <table:table-cell office:value-type="string" office:string-value="2025-12-16 15:53:33.946697">
            <text:p>2025-12-16 15:53:33.946697</text:p>
          </table:table-cell>
          <table:table-cell office:value-type="string" office:string-value="2025-12-16 15:53:33.946697">
            <text:p>2025-12-16 15:53:33.946697</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